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Derivative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fo:border-bottom="none" fo:border-left="0.99pt groove #000000" fo:border-right="none" fo:border-top="0.99pt groove #000000"/>
    </style:style>
    <style:style style:name="ce2" style:family="table-cell" style:parent-style-name="Default">
      <style:table-cell-properties fo:border-bottom="0.99pt groove #000000" fo:border-left="0.99pt groove #000000" fo:border-right="none" fo:border-top="none"/>
    </style:style>
    <style:style style:name="ce3" style:family="table-cell" style:parent-style-name="Default">
      <style:table-cell-properties fo:background-color="#dddddd" fo:border="0.99pt solid #000000"/>
    </style:style>
    <style:style style:name="ce4" style:family="table-cell" style:parent-style-name="Default">
      <style:table-cell-properties fo:background-color="#dddddd" fo:border="0.99pt dotted #000000"/>
    </style:style>
    <style:style style:name="ce5" style:family="table-cell" style:parent-style-name="Default">
      <style:table-cell-properties fo:border-bottom="none" fo:border-left="none" fo:border-right="0.99pt groove #000000" fo:border-top="0.99pt groove #000000"/>
    </style:style>
    <style:style style:name="ce6" style:family="table-cell" style:parent-style-name="Default">
      <style:table-cell-properties fo:border-bottom="0.99pt groove #000000" fo:border-left="none" fo:border-right="0.99pt groove #000000" fo:border-top="none"/>
    </style:style>
    <style:style style:name="ce7" style:family="table-cell" style:parent-style-name="Default">
      <style:table-cell-properties fo:border-bottom="none" fo:border-left="0.99pt groove #000000" fo:border-right="0.99pt groove #000000" fo:border-top="0.99pt groove #000000"/>
    </style:style>
    <style:style style:name="ce8" style:family="table-cell" style:parent-style-name="Default">
      <style:table-cell-properties fo:border-bottom="0.99pt groove #000000" fo:border-left="0.99pt groove #000000" fo:border-right="0.99pt groove #000000" fo:border-top="none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order-left="0.99pt ridge #000000" fo:border-right="none" fo:border-top="0.99pt ridge #000000"/>
    </style:style>
    <style:style style:name="ce11" style:family="table-cell" style:parent-style-name="Default">
      <style:table-cell-properties fo:border-bottom="0.99pt ridge #000000" fo:border-left="0.99pt ridge #000000" fo:border-right="none" fo:border-top="none"/>
    </style:style>
    <style:style style:name="ce12" style:family="table-cell" style:parent-style-name="Default">
      <style:table-cell-properties fo:border-bottom="none" fo:border-left="none" fo:border-right="0.99pt ridge #000000" fo:border-top="0.99pt ridge #000000"/>
    </style:style>
    <style:style style:name="ce13" style:family="table-cell" style:parent-style-name="Default">
      <style:table-cell-properties fo:border-bottom="0.99pt ridge #000000" fo:border-left="none" fo:border-right="0.99pt ridge #000000" fo:border-top="none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70"/>
    <style:style style:name="gr1" style:family="graphic">
      <style:graphic-properties draw:stroke="none" draw:fill="hatch" draw:fill-hatch-name="Red_20_Crossed_20_0_20_Degrees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hatch" draw:fill-hatch-name="Red_20_Crossed_20_0_20_Degrees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.3-4" table:style-name="ta1">
        <table:shapes>
          <draw:frame draw:z-index="0" draw:name="State Transition Method" draw:style-name="gr1" draw:text-style-name="P1" svg:width="437.9pt" svg:height="239.61pt" svg:x="1270.66pt" svg:y="56.3pt">
            <loext:p draw:notify-on-update-of-ranges="'2.3-4'.B15:'2.3-4'.B165 '2.3-4'.D14:'2.3-4'.D14 '2.3-4'.D15:'2.3-4'.D165 '2.3-4'.B15:'2.3-4'.B165 '2.3-4'.E14:'2.3-4'.E14 '2.3-4'.E15:'2.3-4'.E16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4" table:default-cell-style-name="Default"/>
        <table:table-row table:style-name="ro1">
          <table:table-cell table:style-name="Default" office:value-type="string" calcext:value-type="string">
            <text:p>F</text:p>
          </table:table-cell>
          <table:table-cell table:style-name="Default"/>
          <table:table-cell office:value-type="string" calcext:value-type="string">
            <text:p>G</text:p>
          </table:table-cell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F_inverse</text:p>
          </table:table-cell>
          <table:table-cell/>
          <table:table-cell office:value-type="string" calcext:value-type="string">
            <text:p>Gamma</text:p>
          </table:table-cell>
          <table:table-cell table:number-columns-repeated="11"/>
        </table:table-row>
        <table:table-row table:style-name="ro1">
          <table:table-cell table:style-name="ce1" office:value-type="float" office:value="-0.5" calcext:value-type="float">
            <text:p>-0.5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.95123" calcext:value-type="float">
            <text:p>0.95123</text:p>
          </table:table-cell>
          <table:table-cell table:style-name="ce12" office:value-type="float" office:value="0.0942" calcext:value-type="float">
            <text:p>0.0942</text:p>
          </table:table-cell>
          <table:table-cell table:style-name="ce1" office:value-type="float" office:value="-2" calcext:value-type="float">
            <text:p>-2</text:p>
          </table:table-cell>
          <table:table-cell table:style-name="ce5" office:value-type="float" office:value="-2.8571" calcext:value-type="float">
            <text:p>-2.8571</text:p>
          </table:table-cell>
          <table:table-cell table:style-name="ce7" office:value-type="float" office:value="0.0047714" calcext:value-type="float">
            <text:p>0.0047714</text:p>
          </table:table-cell>
          <table:table-cell table:number-columns-repeated="1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office:value-type="float" office:value="-0.7" calcext:value-type="float">
            <text:p>-0.7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0.93239" calcext:value-type="float">
            <text:p>0.93239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-1.4286" calcext:value-type="float">
            <text:p>-1.4286</text:p>
          </table:table-cell>
          <table:table-cell table:style-name="ce8" office:value-type="float" office:value="0.096586" calcext:value-type="float">
            <text:p>0.096586</text:p>
          </table:table-cell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Default" office:value-type="string" calcext:value-type="string">
            <text:p>X1_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X1 dot_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X2_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X2 dot_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u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t=(0,10s)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step size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End time</text:p>
          </table:table-cell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steps required</text:p>
          </table:table-cell>
          <table:table-cell table:style-name="Default" table:formula="of:=[.B11]/[.B10]" office:value-type="float" office:value="150" calcext:value-type="float">
            <text:p>150</text:p>
          </table:table-cell>
          <table:table-cell table:number-columns-repeated="17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 table:number-columns-spanned="2" table:number-rows-spanned="1">
            <text:p>STATE TRANSITION METHOD</text:p>
          </table:table-cell>
          <table:covered-table-cell/>
          <table:table-cell office:value-type="string" calcext:value-type="string">
            <text:p>RK 4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time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X1</text:p>
          </table:table-cell>
          <table:table-cell table:style-name="ce9" office:value-type="string" calcext:value-type="string">
            <text:p>X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dot 1</text:p>
          </table:table-cell>
          <table:table-cell office:value-type="string" calcext:value-type="string">
            <text:p>xdot 2</text:p>
          </table:table-cell>
          <table:table-cell office:value-type="string" calcext:value-type="string">
            <text:p>x1’ guess 1</text:p>
          </table:table-cell>
          <table:table-cell office:value-type="string" calcext:value-type="string">
            <text:p>x1’ guess 2</text:p>
          </table:table-cell>
          <table:table-cell office:value-type="string" calcext:value-type="string">
            <text:p>x1’ guess 3</text:p>
          </table:table-cell>
          <table:table-cell office:value-type="string" calcext:value-type="string">
            <text:p>x2’ guess 1</text:p>
          </table:table-cell>
          <table:table-cell office:value-type="string" calcext:value-type="string">
            <text:p>x2’ guess 2</text:p>
          </table:table-cell>
          <table:table-cell office:value-type="string" calcext:value-type="string">
            <text:p>x2’ guess 3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15]&lt;=10;1;0)" office:value-type="float" office:value="1" calcext:value-type="float">
            <text:p>1</text:p>
          </table:table-cell>
          <table:table-cell table:formula="of:=[.$B$5]" office:value-type="float" office:value="0" calcext:value-type="float">
            <text:p>0</text:p>
          </table:table-cell>
          <table:table-cell table:formula="of:=[.$B$7]" office:value-type="float" office:value="0" calcext:value-type="float">
            <text:p>0</text:p>
          </table:table-cell>
          <table:table-cell table:formula="of:=[.$B$5]" office:value-type="float" office:value="0" calcext:value-type="float">
            <text:p>0</text:p>
          </table:table-cell>
          <table:table-cell table:formula="of:=[.$B$7]" office:value-type="float" office:value="0" calcext:value-type="float">
            <text:p>0</text:p>
          </table:table-cell>
          <table:table-cell table:formula="of:=[.$B$6]" office:value-type="float" office:value="0" calcext:value-type="float">
            <text:p>0</text:p>
          </table:table-cell>
          <table:table-cell table:formula="of:=[.$B$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formula="of:=[.A15]+1" office:value-type="float" office:value="1" calcext:value-type="float">
            <text:p>1</text:p>
          </table:table-cell>
          <table:table-cell table:formula="of:=[.B15]+[.$B$10]" office:value-type="float" office:value="0.1" calcext:value-type="float">
            <text:p>0.1</text:p>
          </table:table-cell>
          <table:table-cell table:formula="of:=IF([.B16]&lt;=10;1;0)" office:value-type="float" office:value="1" calcext:value-type="float">
            <text:p>1</text:p>
          </table:table-cell>
          <table:table-cell table:formula="of:=[.$D$2]*[.D15] + [.$E$2]*[.E15] + [.$H$2]*[.C15]" office:value-type="float" office:value="0.0047714" calcext:value-type="float">
            <text:p>0.0047714</text:p>
          </table:table-cell>
          <table:table-cell table:formula="of:=[.$D$3]*[.D15] + [.$E$3]*[.E15] + [.$H$3]*[.C15]" office:value-type="float" office:value="0.096586" calcext:value-type="float">
            <text:p>0.096586</text:p>
          </table:table-cell>
          <table:table-cell table:number-columns-repeated="14"/>
        </table:table-row>
        <table:table-row table:style-name="ro1">
          <table:table-cell table:formula="of:=[.A16]+1" office:value-type="float" office:value="2" calcext:value-type="float">
            <text:p>2</text:p>
          </table:table-cell>
          <table:table-cell table:formula="of:=[.B16]+[.$B$10]" office:value-type="float" office:value="0.2" calcext:value-type="float">
            <text:p>0.2</text:p>
          </table:table-cell>
          <table:table-cell table:formula="of:=IF([.B17]&lt;=10;1;0)" office:value-type="float" office:value="1" calcext:value-type="float">
            <text:p>1</text:p>
          </table:table-cell>
          <table:table-cell table:formula="of:=[.$D$2]*[.D16] + [.$E$2]*[.E16] + [.$H$2]*[.C16]" office:value-type="float" office:value="0.018408500022" calcext:value-type="float">
            <text:p>0.0184085</text:p>
          </table:table-cell>
          <table:table-cell table:formula="of:=[.$D$3]*[.D16] + [.$E$3]*[.E16] + [.$H$3]*[.C16]" office:value-type="float" office:value="0.18664182054" calcext:value-type="float">
            <text:p>0.1866418205</text:p>
          </table:table-cell>
          <table:table-cell table:number-columns-repeated="14"/>
        </table:table-row>
        <table:table-row table:style-name="ro1">
          <table:table-cell table:formula="of:=[.A17]+1" office:value-type="float" office:value="3" calcext:value-type="float">
            <text:p>3</text:p>
          </table:table-cell>
          <table:table-cell table:formula="of:=[.B17]+[.$B$10]" office:value-type="float" office:value="0.3" calcext:value-type="float">
            <text:p>0.3</text:p>
          </table:table-cell>
          <table:table-cell table:formula="of:=IF([.B18]&lt;=10;1;0)" office:value-type="float" office:value="1" calcext:value-type="float">
            <text:p>1</text:p>
          </table:table-cell>
          <table:table-cell table:formula="of:=[.$D$2]*[.D17] + [.$E$2]*[.E17] + [.$H$2]*[.C17]" office:value-type="float" office:value="0.0398637769707951" calcext:value-type="float">
            <text:p>0.039863777</text:p>
          </table:table-cell>
          <table:table-cell table:formula="of:=[.$D$3]*[.D17] + [.$E$3]*[.E17] + [.$H$3]*[.C17]" office:value-type="float" office:value="0.270608967053291" calcext:value-type="float">
            <text:p>0.2706089671</text:p>
          </table:table-cell>
          <table:table-cell table:number-columns-repeated="14"/>
        </table:table-row>
        <table:table-row table:style-name="ro1">
          <table:table-cell table:formula="of:=[.A18]+1" office:value-type="float" office:value="4" calcext:value-type="float">
            <text:p>4</text:p>
          </table:table-cell>
          <table:table-cell table:formula="of:=[.B18]+[.$B$10]" office:value-type="float" office:value="0.4" calcext:value-type="float">
            <text:p>0.4</text:p>
          </table:table-cell>
          <table:table-cell table:formula="of:=IF([.B19]&lt;=10;1;0)" office:value-type="float" office:value="1" calcext:value-type="float">
            <text:p>1</text:p>
          </table:table-cell>
          <table:table-cell table:formula="of:=[.$D$2]*[.D18] + [.$E$2]*[.E18] + [.$H$2]*[.C18]" office:value-type="float" office:value="0.0681823852643494" calcext:value-type="float">
            <text:p>0.0681823853</text:p>
          </table:table-cell>
          <table:table-cell table:formula="of:=[.$D$3]*[.D18] + [.$E$3]*[.E18] + [.$H$3]*[.C18]" office:value-type="float" office:value="0.348899094790818" calcext:value-type="float">
            <text:p>0.3488990948</text:p>
          </table:table-cell>
          <table:table-cell table:number-columns-repeated="14"/>
        </table:table-row>
        <table:table-row table:style-name="ro1">
          <table:table-cell table:formula="of:=[.A19]+1" office:value-type="float" office:value="5" calcext:value-type="float">
            <text:p>5</text:p>
          </table:table-cell>
          <table:table-cell table:formula="of:=[.B19]+[.$B$10]" office:value-type="float" office:value="0.5" calcext:value-type="float">
            <text:p>0.5</text:p>
          </table:table-cell>
          <table:table-cell table:formula="of:=IF([.B20]&lt;=10;1;0)" office:value-type="float" office:value="1" calcext:value-type="float">
            <text:p>1</text:p>
          </table:table-cell>
          <table:table-cell table:formula="of:=[.$D$2]*[.D19] + [.$E$2]*[.E19] + [.$H$2]*[.C19]" office:value-type="float" office:value="0.102494825064302" calcext:value-type="float">
            <text:p>0.1024948251</text:p>
          </table:table-cell>
          <table:table-cell table:formula="of:=[.$D$3]*[.D19] + [.$E$3]*[.E19] + [.$H$3]*[.C19]" office:value-type="float" office:value="0.421896026992011" calcext:value-type="float">
            <text:p>0.421896027</text:p>
          </table:table-cell>
          <table:table-cell table:number-columns-repeated="14"/>
        </table:table-row>
        <table:table-row table:style-name="ro1">
          <table:table-cell table:formula="of:=[.A20]+1" office:value-type="float" office:value="6" calcext:value-type="float">
            <text:p>6</text:p>
          </table:table-cell>
          <table:table-cell table:formula="of:=[.B20]+[.$B$10]" office:value-type="float" office:value="0.6" calcext:value-type="float">
            <text:p>0.6</text:p>
          </table:table-cell>
          <table:table-cell table:formula="of:=IF([.B21]&lt;=10;1;0)" office:value-type="float" office:value="1" calcext:value-type="float">
            <text:p>1</text:p>
          </table:table-cell>
          <table:table-cell table:formula="of:=[.$D$2]*[.D20] + [.$E$2]*[.E20] + [.$H$2]*[.C20]" office:value-type="float" office:value="0.142010158188563" calcext:value-type="float">
            <text:p>0.1420101582</text:p>
          </table:table-cell>
          <table:table-cell table:formula="of:=[.$D$3]*[.D20] + [.$E$3]*[.E20] + [.$H$3]*[.C20]" office:value-type="float" office:value="0.489957636607081" calcext:value-type="float">
            <text:p>0.4899576366</text:p>
          </table:table-cell>
          <table:table-cell table:number-columns-repeated="14"/>
        </table:table-row>
        <table:table-row table:style-name="ro1">
          <table:table-cell table:formula="of:=[.A21]+1" office:value-type="float" office:value="7" calcext:value-type="float">
            <text:p>7</text:p>
          </table:table-cell>
          <table:table-cell table:formula="of:=[.B21]+[.$B$10]" office:value-type="float" office:value="0.7" calcext:value-type="float">
            <text:p>0.7</text:p>
          </table:table-cell>
          <table:table-cell table:formula="of:=IF([.B22]&lt;=10;1;0)" office:value-type="float" office:value="1" calcext:value-type="float">
            <text:p>1</text:p>
          </table:table-cell>
          <table:table-cell table:formula="of:=[.$D$2]*[.D21] + [.$E$2]*[.E21] + [.$H$2]*[.C21]" office:value-type="float" office:value="0.186009732142094" calcext:value-type="float">
            <text:p>0.1860097321</text:p>
          </table:table-cell>
          <table:table-cell table:formula="of:=[.$D$3]*[.D21] + [.$E$3]*[.E21] + [.$H$3]*[.C21]" office:value-type="float" office:value="0.553417600796076" calcext:value-type="float">
            <text:p>0.5534176008</text:p>
          </table:table-cell>
          <table:table-cell table:number-columns-repeated="14"/>
        </table:table-row>
        <table:table-row table:style-name="ro1">
          <table:table-cell table:formula="of:=[.A22]+1" office:value-type="float" office:value="8" calcext:value-type="float">
            <text:p>8</text:p>
          </table:table-cell>
          <table:table-cell table:formula="of:=[.B22]+[.$B$10]" office:value-type="float" office:value="0.8" calcext:value-type="float">
            <text:p>0.8</text:p>
          </table:table-cell>
          <table:table-cell table:formula="of:=IF([.B23]&lt;=10;1;0)" office:value-type="float" office:value="1" calcext:value-type="float">
            <text:p>1</text:p>
          </table:table-cell>
          <table:table-cell table:formula="of:=[.$D$2]*[.D22] + [.$E$2]*[.E22] + [.$H$2]*[.C22]" office:value-type="float" office:value="0.233841375500515" calcext:value-type="float">
            <text:p>0.2338413755</text:p>
          </table:table-cell>
          <table:table-cell table:formula="of:=[.$D$3]*[.D22] + [.$E$3]*[.E22] + [.$H$3]*[.C22]" office:value-type="float" office:value="0.612587036806253" calcext:value-type="float">
            <text:p>0.6125870368</text:p>
          </table:table-cell>
          <table:table-cell table:number-columns-repeated="14"/>
        </table:table-row>
        <table:table-row table:style-name="ro1">
          <table:table-cell table:formula="of:=[.A23]+1" office:value-type="float" office:value="9" calcext:value-type="float">
            <text:p>9</text:p>
          </table:table-cell>
          <table:table-cell table:formula="of:=[.B23]+[.$B$10]" office:value-type="float" office:value="0.9" calcext:value-type="float">
            <text:p>0.9</text:p>
          </table:table-cell>
          <table:table-cell table:formula="of:=IF([.B24]&lt;=10;1;0)" office:value-type="float" office:value="1" calcext:value-type="float">
            <text:p>1</text:p>
          </table:table-cell>
          <table:table-cell table:formula="of:=[.$D$2]*[.D23] + [.$E$2]*[.E23] + [.$H$2]*[.C23]" office:value-type="float" office:value="0.284914030484504" calcext:value-type="float">
            <text:p>0.2849140305</text:p>
          </table:table-cell>
          <table:table-cell table:formula="of:=[.$D$3]*[.D23] + [.$E$3]*[.E23] + [.$H$3]*[.C23]" office:value-type="float" office:value="0.667756027247783" calcext:value-type="float">
            <text:p>0.6677560272</text:p>
          </table:table-cell>
          <table:table-cell table:number-columns-repeated="14"/>
        </table:table-row>
        <table:table-row table:style-name="ro1">
          <table:table-cell table:formula="of:=[.A24]+1" office:value-type="float" office:value="10" calcext:value-type="float">
            <text:p>10</text:p>
          </table:table-cell>
          <table:table-cell table:formula="of:=[.B24]+[.$B$10]" office:value-type="float" office:value="1" calcext:value-type="float">
            <text:p>1</text:p>
          </table:table-cell>
          <table:table-cell table:formula="of:=IF([.B25]&lt;=10;1;0)" office:value-type="float" office:value="1" calcext:value-type="float">
            <text:p>1</text:p>
          </table:table-cell>
          <table:table-cell table:formula="of:=[.$D$2]*[.D24] + [.$E$2]*[.E24] + [.$H$2]*[.C24]" office:value-type="float" office:value="0.338692790984516" calcext:value-type="float">
            <text:p>0.338692791</text:p>
          </table:table-cell>
          <table:table-cell table:formula="of:=[.$D$3]*[.D24] + [.$E$3]*[.E24] + [.$H$3]*[.C24]" office:value-type="float" office:value="0.71919504224556" calcext:value-type="float">
            <text:p>0.7191950422</text:p>
          </table:table-cell>
          <table:table-cell table:number-columns-repeated="14"/>
        </table:table-row>
        <table:table-row table:style-name="ro1">
          <table:table-cell table:formula="of:=[.A25]+1" office:value-type="float" office:value="11" calcext:value-type="float">
            <text:p>11</text:p>
          </table:table-cell>
          <table:table-cell table:formula="of:=[.B25]+[.$B$10]" office:value-type="float" office:value="1.1" calcext:value-type="float">
            <text:p>1.1</text:p>
          </table:table-cell>
          <table:table-cell table:formula="of:=IF([.B26]&lt;=10;1;0)" office:value-type="float" office:value="1" calcext:value-type="float">
            <text:p>1</text:p>
          </table:table-cell>
          <table:table-cell table:formula="of:=[.$D$2]*[.D25] + [.$E$2]*[.E25] + [.$H$2]*[.C25]" office:value-type="float" office:value="0.394694316547732" calcext:value-type="float">
            <text:p>0.3946943165</text:p>
          </table:table-cell>
          <table:table-cell table:formula="of:=[.$D$3]*[.D25] + [.$E$3]*[.E25] + [.$H$3]*[.C25]" office:value-type="float" office:value="0.767156265439338" calcext:value-type="float">
            <text:p>0.7671562654</text:p>
          </table:table-cell>
          <table:table-cell table:number-columns-repeated="14"/>
        </table:table-row>
        <table:table-row table:style-name="ro1">
          <table:table-cell table:formula="of:=[.A26]+1" office:value-type="float" office:value="12" calcext:value-type="float">
            <text:p>12</text:p>
          </table:table-cell>
          <table:table-cell table:formula="of:=[.B26]+[.$B$10]" office:value-type="float" office:value="1.2" calcext:value-type="float">
            <text:p>1.2</text:p>
          </table:table-cell>
          <table:table-cell table:formula="of:=IF([.B27]&lt;=10;1;0)" office:value-type="float" office:value="1" calcext:value-type="float">
            <text:p>1</text:p>
          </table:table-cell>
          <table:table-cell table:formula="of:=[.$D$2]*[.D26] + [.$E$2]*[.E26] + [.$H$2]*[.C26]" office:value-type="float" office:value="0.452482594934085" calcext:value-type="float">
            <text:p>0.4524825949</text:p>
          </table:table-cell>
          <table:table-cell table:formula="of:=[.$D$3]*[.D26] + [.$E$3]*[.E26] + [.$H$3]*[.C26]" office:value-type="float" office:value="0.811874830332984" calcext:value-type="float">
            <text:p>0.8118748303</text:p>
          </table:table-cell>
          <table:table-cell table:number-columns-repeated="14"/>
        </table:table-row>
        <table:table-row table:style-name="ro1">
          <table:table-cell table:formula="of:=[.A27]+1" office:value-type="float" office:value="13" calcext:value-type="float">
            <text:p>13</text:p>
          </table:table-cell>
          <table:table-cell table:formula="of:=[.B27]+[.$B$10]" office:value-type="float" office:value="1.3" calcext:value-type="float">
            <text:p>1.3</text:p>
          </table:table-cell>
          <table:table-cell table:formula="of:=IF([.B28]&lt;=10;1;0)" office:value-type="float" office:value="1" calcext:value-type="float">
            <text:p>1</text:p>
          </table:table-cell>
          <table:table-cell table:formula="of:=[.$D$2]*[.D27] + [.$E$2]*[.E27] + [.$H$2]*[.C27]" office:value-type="float" office:value="0.511665027796517" calcext:value-type="float">
            <text:p>0.5116650278</text:p>
          </table:table-cell>
          <table:table-cell table:formula="of:=[.$D$3]*[.D27] + [.$E$3]*[.E27] + [.$H$3]*[.C27]" office:value-type="float" office:value="0.853569973054171" calcext:value-type="float">
            <text:p>0.8535699731</text:p>
          </table:table-cell>
          <table:table-cell table:number-columns-repeated="14"/>
        </table:table-row>
        <table:table-row table:style-name="ro1">
          <table:table-cell table:formula="of:=[.A28]+1" office:value-type="float" office:value="14" calcext:value-type="float">
            <text:p>14</text:p>
          </table:table-cell>
          <table:table-cell table:formula="of:=[.B28]+[.$B$10]" office:value-type="float" office:value="1.4" calcext:value-type="float">
            <text:p>1.4</text:p>
          </table:table-cell>
          <table:table-cell table:formula="of:=IF([.B29]&lt;=10;1;0)" office:value-type="float" office:value="1" calcext:value-type="float">
            <text:p>1</text:p>
          </table:table-cell>
          <table:table-cell table:formula="of:=[.$D$2]*[.D28] + [.$E$2]*[.E28] + [.$H$2]*[.C28]" office:value-type="float" office:value="0.571888815852584" calcext:value-type="float">
            <text:p>0.5718888159</text:p>
          </table:table-cell>
          <table:table-cell table:formula="of:=[.$D$3]*[.D28] + [.$E$3]*[.E28] + [.$H$3]*[.C28]" office:value-type="float" office:value="0.892446107175978" calcext:value-type="float">
            <text:p>0.8924461072</text:p>
          </table:table-cell>
          <table:table-cell table:number-columns-repeated="14"/>
        </table:table-row>
        <table:table-row table:style-name="ro1">
          <table:table-cell table:formula="of:=[.A29]+1" office:value-type="float" office:value="15" calcext:value-type="float">
            <text:p>15</text:p>
          </table:table-cell>
          <table:table-cell table:formula="of:=[.B29]+[.$B$10]" office:value-type="float" office:value="1.5" calcext:value-type="float">
            <text:p>1.5</text:p>
          </table:table-cell>
          <table:table-cell table:formula="of:=IF([.B30]&lt;=10;1;0)" office:value-type="float" office:value="1" calcext:value-type="float">
            <text:p>1</text:p>
          </table:table-cell>
          <table:table-cell table:formula="of:=[.$D$2]*[.D29] + [.$E$2]*[.E29] + [.$H$2]*[.C29]" office:value-type="float" office:value="0.63283762159943" calcext:value-type="float">
            <text:p>0.6328376216</text:p>
          </table:table-cell>
          <table:table-cell table:formula="of:=[.$D$3]*[.D29] + [.$E$3]*[.E29] + [.$H$3]*[.C29]" office:value-type="float" office:value="0.92869382586981" calcext:value-type="float">
            <text:p>0.9286938259</text:p>
          </table:table-cell>
          <table:table-cell table:number-columns-repeated="14"/>
        </table:table-row>
        <table:table-row table:style-name="ro1">
          <table:table-cell table:formula="of:=[.A30]+1" office:value-type="float" office:value="16" calcext:value-type="float">
            <text:p>16</text:p>
          </table:table-cell>
          <table:table-cell table:formula="of:=[.B30]+[.$B$10]" office:value-type="float" office:value="1.6" calcext:value-type="float">
            <text:p>1.6</text:p>
          </table:table-cell>
          <table:table-cell table:formula="of:=IF([.B31]&lt;=10;1;0)" office:value-type="float" office:value="1" calcext:value-type="float">
            <text:p>1</text:p>
          </table:table-cell>
          <table:table-cell table:formula="of:=[.$D$2]*[.D30] + [.$E$2]*[.E30] + [.$H$2]*[.C30]" office:value-type="float" office:value="0.694228489190962" calcext:value-type="float">
            <text:p>0.6942284892</text:p>
          </table:table-cell>
          <table:table-cell table:formula="of:=[.$D$3]*[.D30] + [.$E$3]*[.E30] + [.$H$3]*[.C30]" office:value-type="float" office:value="0.962490836302753" calcext:value-type="float">
            <text:p>0.9624908363</text:p>
          </table:table-cell>
          <table:table-cell table:number-columns-repeated="14"/>
        </table:table-row>
        <table:table-row table:style-name="ro1">
          <table:table-cell table:formula="of:=[.A31]+1" office:value-type="float" office:value="17" calcext:value-type="float">
            <text:p>17</text:p>
          </table:table-cell>
          <table:table-cell table:formula="of:=[.B31]+[.$B$10]" office:value-type="float" office:value="1.7" calcext:value-type="float">
            <text:p>1.7</text:p>
          </table:table-cell>
          <table:table-cell table:formula="of:=IF([.B32]&lt;=10;1;0)" office:value-type="float" office:value="1" calcext:value-type="float">
            <text:p>1</text:p>
          </table:table-cell>
          <table:table-cell table:formula="of:=[.$D$2]*[.D31] + [.$E$2]*[.E31] + [.$H$2]*[.C31]" office:value-type="float" office:value="0.755809002552839" calcext:value-type="float">
            <text:p>0.7558090026</text:p>
          </table:table-cell>
          <table:table-cell table:formula="of:=[.$D$3]*[.D31] + [.$E$3]*[.E31] + [.$H$3]*[.C31]" office:value-type="float" office:value="0.994002830860323" calcext:value-type="float">
            <text:p>0.9940028309</text:p>
          </table:table-cell>
          <table:table-cell table:number-columns-repeated="14"/>
        </table:table-row>
        <table:table-row table:style-name="ro1">
          <table:table-cell table:formula="of:=[.A32]+1" office:value-type="float" office:value="18" calcext:value-type="float">
            <text:p>18</text:p>
          </table:table-cell>
          <table:table-cell table:formula="of:=[.B32]+[.$B$10]" office:value-type="float" office:value="1.8" calcext:value-type="float">
            <text:p>1.8</text:p>
          </table:table-cell>
          <table:table-cell table:formula="of:=IF([.B33]&lt;=10;1;0)" office:value-type="float" office:value="1" calcext:value-type="float">
            <text:p>1</text:p>
          </table:table-cell>
          <table:table-cell table:formula="of:=[.$D$2]*[.D32] + [.$E$2]*[.E32] + [.$H$2]*[.C32]" office:value-type="float" office:value="0.817354664165379" calcext:value-type="float">
            <text:p>0.8173546642</text:p>
          </table:table-cell>
          <table:table-cell table:formula="of:=[.$D$3]*[.D32] + [.$E$3]*[.E32] + [.$H$3]*[.C32]" office:value-type="float" office:value="1.02338429946586" calcext:value-type="float">
            <text:p>1.0233842995</text:p>
          </table:table-cell>
          <table:table-cell table:number-columns-repeated="14"/>
        </table:table-row>
        <table:table-row table:style-name="ro1">
          <table:table-cell table:formula="of:=[.A33]+1" office:value-type="float" office:value="19" calcext:value-type="float">
            <text:p>19</text:p>
          </table:table-cell>
          <table:table-cell table:formula="of:=[.B33]+[.$B$10]" office:value-type="float" office:value="1.9" calcext:value-type="float">
            <text:p>1.9</text:p>
          </table:table-cell>
          <table:table-cell table:formula="of:=IF([.B34]&lt;=10;1;0)" office:value-type="float" office:value="1" calcext:value-type="float">
            <text:p>1</text:p>
          </table:table-cell>
          <table:table-cell table:formula="of:=[.$D$2]*[.D33] + [.$E$2]*[.E33] + [.$H$2]*[.C33]" office:value-type="float" office:value="0.878666478203717" calcext:value-type="float">
            <text:p>0.8786664782</text:p>
          </table:table-cell>
          <table:table-cell table:formula="of:=[.$D$3]*[.D33] + [.$E$3]*[.E33] + [.$H$3]*[.C33]" office:value-type="float" office:value="1.05077928697897" calcext:value-type="float">
            <text:p>1.050779287</text:p>
          </table:table-cell>
          <table:table-cell table:number-columns-repeated="14"/>
        </table:table-row>
        <table:table-row table:style-name="ro1">
          <table:table-cell table:formula="of:=[.A34]+1" office:value-type="float" office:value="20" calcext:value-type="float">
            <text:p>20</text:p>
          </table:table-cell>
          <table:table-cell table:formula="of:=[.B34]+[.$B$10]" office:value-type="float" office:value="2" calcext:value-type="float">
            <text:p>2</text:p>
          </table:table-cell>
          <table:table-cell table:formula="of:=IF([.B35]&lt;=10;1;0)" office:value-type="float" office:value="1" calcext:value-type="float">
            <text:p>1</text:p>
          </table:table-cell>
          <table:table-cell table:formula="of:=[.$D$2]*[.D34] + [.$E$2]*[.E34] + [.$H$2]*[.C34]" office:value-type="float" office:value="0.939568722895141" calcext:value-type="float">
            <text:p>0.9395687229</text:p>
          </table:table-cell>
          <table:table-cell table:formula="of:=[.$D$3]*[.D34] + [.$E$3]*[.E34] + [.$H$3]*[.C34]" office:value-type="float" office:value="1.07632209938632" calcext:value-type="float">
            <text:p>1.0763220994</text:p>
          </table:table-cell>
          <table:table-cell table:number-columns-repeated="14"/>
        </table:table-row>
        <table:table-row table:style-name="ro1">
          <table:table-cell table:formula="of:=[.A35]+1" office:value-type="float" office:value="21" calcext:value-type="float">
            <text:p>21</text:p>
          </table:table-cell>
          <table:table-cell table:formula="of:=[.B35]+[.$B$10]" office:value-type="float" office:value="2.1" calcext:value-type="float">
            <text:p>2.1</text:p>
          </table:table-cell>
          <table:table-cell table:formula="of:=IF([.B36]&lt;=10;1;0)" office:value-type="float" office:value="1" calcext:value-type="float">
            <text:p>1</text:p>
          </table:table-cell>
          <table:table-cell table:formula="of:=[.$D$2]*[.D35] + [.$E$2]*[.E35] + [.$H$2]*[.C35]" office:value-type="float" office:value="0.999906898041737" calcext:value-type="float">
            <text:p>0.999906898</text:p>
          </table:table-cell>
          <table:table-cell table:formula="of:=[.$D$3]*[.D35] + [.$E$3]*[.E35] + [.$H$3]*[.C35]" office:value-type="float" office:value="1.10013796224681" calcext:value-type="float">
            <text:p>1.1001379622</text:p>
          </table:table-cell>
          <table:table-cell table:number-columns-repeated="14"/>
        </table:table-row>
        <table:table-row table:style-name="ro1">
          <table:table-cell table:formula="of:=[.A36]+1" office:value-type="float" office:value="22" calcext:value-type="float">
            <text:p>22</text:p>
          </table:table-cell>
          <table:table-cell table:formula="of:=[.B36]+[.$B$10]" office:value-type="float" office:value="2.2" calcext:value-type="float">
            <text:p>2.2</text:p>
          </table:table-cell>
          <table:table-cell table:formula="of:=IF([.B37]&lt;=10;1;0)" office:value-type="float" office:value="1" calcext:value-type="float">
            <text:p>1</text:p>
          </table:table-cell>
          <table:table-cell table:formula="of:=[.$D$2]*[.D36] + [.$E$2]*[.E36] + [.$H$2]*[.C36]" office:value-type="float" office:value="1.05954583466789" calcext:value-type="float">
            <text:p>1.0595458347</text:p>
          </table:table-cell>
          <table:table-cell table:formula="of:=[.$D$3]*[.D36] + [.$E$3]*[.E36] + [.$H$3]*[.C36]" office:value-type="float" office:value="1.12234363461931" calcext:value-type="float">
            <text:p>1.1223436346</text:p>
          </table:table-cell>
          <table:table-cell table:number-columns-repeated="14"/>
        </table:table-row>
        <table:table-row table:style-name="ro1">
          <table:table-cell table:formula="of:=[.A37]+1" office:value-type="float" office:value="23" calcext:value-type="float">
            <text:p>23</text:p>
          </table:table-cell>
          <table:table-cell table:formula="of:=[.B37]+[.$B$10]" office:value-type="float" office:value="2.3" calcext:value-type="float">
            <text:p>2.3</text:p>
          </table:table-cell>
          <table:table-cell table:formula="of:=IF([.B38]&lt;=10;1;0)" office:value-type="float" office:value="1" calcext:value-type="float">
            <text:p>1</text:p>
          </table:table-cell>
          <table:table-cell table:formula="of:=[.$D$2]*[.D37] + [.$E$2]*[.E37] + [.$H$2]*[.C37]" office:value-type="float" office:value="1.11836795469228" calcext:value-type="float">
            <text:p>1.1183679547</text:p>
          </table:table-cell>
          <table:table-cell table:formula="of:=[.$D$3]*[.D37] + [.$E$3]*[.E37] + [.$H$3]*[.C37]" office:value-type="float" office:value="1.1430479814827" calcext:value-type="float">
            <text:p>1.1430479815</text:p>
          </table:table-cell>
          <table:table-cell table:number-columns-repeated="14"/>
        </table:table-row>
        <table:table-row table:style-name="ro1">
          <table:table-cell table:formula="of:=[.A38]+1" office:value-type="float" office:value="24" calcext:value-type="float">
            <text:p>24</text:p>
          </table:table-cell>
          <table:table-cell table:formula="of:=[.B38]+[.$B$10]" office:value-type="float" office:value="2.4" calcext:value-type="float">
            <text:p>2.4</text:p>
          </table:table-cell>
          <table:table-cell table:formula="of:=IF([.B39]&lt;=10;1;0)" office:value-type="float" office:value="1" calcext:value-type="float">
            <text:p>1</text:p>
          </table:table-cell>
          <table:table-cell table:formula="of:=[.$D$2]*[.D38] + [.$E$2]*[.E38] + [.$H$2]*[.C38]" office:value-type="float" office:value="1.1762716693976" calcext:value-type="float">
            <text:p>1.1762716694</text:p>
          </table:table-cell>
          <table:table-cell table:formula="of:=[.$D$3]*[.D38] + [.$E$3]*[.E38] + [.$H$3]*[.C38]" office:value-type="float" office:value="1.16235250745465" calcext:value-type="float">
            <text:p>1.1623525075</text:p>
          </table:table-cell>
          <table:table-cell table:number-columns-repeated="14"/>
        </table:table-row>
        <table:table-row table:style-name="ro1">
          <table:table-cell table:formula="of:=[.A39]+1" office:value-type="float" office:value="25" calcext:value-type="float">
            <text:p>25</text:p>
          </table:table-cell>
          <table:table-cell table:formula="of:=[.B39]+[.$B$10]" office:value-type="float" office:value="2.5" calcext:value-type="float">
            <text:p>2.5</text:p>
          </table:table-cell>
          <table:table-cell table:formula="of:=IF([.B40]&lt;=10;1;0)" office:value-type="float" office:value="1" calcext:value-type="float">
            <text:p>1</text:p>
          </table:table-cell>
          <table:table-cell table:formula="of:=[.$D$2]*[.D39] + [.$E$2]*[.E39] + [.$H$2]*[.C39]" office:value-type="float" office:value="1.23316990628331" calcext:value-type="float">
            <text:p>1.2331699063</text:p>
          </table:table-cell>
          <table:table-cell table:formula="of:=[.$D$3]*[.D39] + [.$E$3]*[.E39] + [.$H$3]*[.C39]" office:value-type="float" office:value="1.18035185442564" calcext:value-type="float">
            <text:p>1.1803518544</text:p>
          </table:table-cell>
          <table:table-cell table:number-columns-repeated="14"/>
        </table:table-row>
        <table:table-row table:style-name="ro1">
          <table:table-cell table:formula="of:=[.A40]+1" office:value-type="float" office:value="26" calcext:value-type="float">
            <text:p>26</text:p>
          </table:table-cell>
          <table:table-cell table:formula="of:=[.B40]+[.$B$10]" office:value-type="float" office:value="2.6" calcext:value-type="float">
            <text:p>2.6</text:p>
          </table:table-cell>
          <table:table-cell table:formula="of:=IF([.B41]&lt;=10;1;0)" office:value-type="float" office:value="1" calcext:value-type="float">
            <text:p>1</text:p>
          </table:table-cell>
          <table:table-cell table:formula="of:=[.$D$2]*[.D40] + [.$E$2]*[.E40] + [.$H$2]*[.C40]" office:value-type="float" office:value="1.28898875464077" calcext:value-type="float">
            <text:p>1.2889887546</text:p>
          </table:table-cell>
          <table:table-cell table:formula="of:=[.$D$3]*[.D40] + [.$E$3]*[.E40] + [.$H$3]*[.C40]" office:value-type="float" office:value="1.19713426554792" calcext:value-type="float">
            <text:p>1.1971342655</text:p>
          </table:table-cell>
          <table:table-cell table:number-columns-repeated="14"/>
        </table:table-row>
        <table:table-row table:style-name="ro1">
          <table:table-cell table:formula="of:=[.A41]+1" office:value-type="float" office:value="27" calcext:value-type="float">
            <text:p>27</text:p>
          </table:table-cell>
          <table:table-cell table:formula="of:=[.B41]+[.$B$10]" office:value-type="float" office:value="2.7" calcext:value-type="float">
            <text:p>2.7</text:p>
          </table:table-cell>
          <table:table-cell table:formula="of:=IF([.B42]&lt;=10;1;0)" office:value-type="float" office:value="1" calcext:value-type="float">
            <text:p>1</text:p>
          </table:table-cell>
          <table:table-cell table:formula="of:=[.$D$2]*[.D41] + [.$E$2]*[.E41] + [.$H$2]*[.C41]" office:value-type="float" office:value="1.34366622089155" calcext:value-type="float">
            <text:p>1.3436662209</text:p>
          </table:table-cell>
          <table:table-cell table:formula="of:=[.$D$3]*[.D41] + [.$E$3]*[.E41] + [.$H$3]*[.C41]" office:value-type="float" office:value="1.21278201785423" calcext:value-type="float">
            <text:p>1.2127820179</text:p>
          </table:table-cell>
          <table:table-cell table:number-columns-repeated="14"/>
        </table:table-row>
        <table:table-row table:style-name="ro1">
          <table:table-cell table:formula="of:=[.A42]+1" office:value-type="float" office:value="28" calcext:value-type="float">
            <text:p>28</text:p>
          </table:table-cell>
          <table:table-cell table:formula="of:=[.B42]+[.$B$10]" office:value-type="float" office:value="2.8" calcext:value-type="float">
            <text:p>2.8</text:p>
          </table:table-cell>
          <table:table-cell table:formula="of:=IF([.B43]&lt;=10;1;0)" office:value-type="float" office:value="1" calcext:value-type="float">
            <text:p>1</text:p>
          </table:table-cell>
          <table:table-cell table:formula="of:=[.$D$2]*[.D42] + [.$E$2]*[.E42] + [.$H$2]*[.C42]" office:value-type="float" office:value="1.39715108538054" calcext:value-type="float">
            <text:p>1.3971510854</text:p>
          </table:table-cell>
          <table:table-cell table:formula="of:=[.$D$3]*[.D42] + [.$E$3]*[.E42] + [.$H$3]*[.C42]" office:value-type="float" office:value="1.2273718256271" calcext:value-type="float">
            <text:p>1.2273718256</text:p>
          </table:table-cell>
          <table:table-cell table:number-columns-repeated="14"/>
        </table:table-row>
        <table:table-row table:style-name="ro1">
          <table:table-cell table:formula="of:=[.A43]+1" office:value-type="float" office:value="29" calcext:value-type="float">
            <text:p>29</text:p>
          </table:table-cell>
          <table:table-cell table:formula="of:=[.B43]+[.$B$10]" office:value-type="float" office:value="2.9" calcext:value-type="float">
            <text:p>2.9</text:p>
          </table:table-cell>
          <table:table-cell table:formula="of:=IF([.B44]&lt;=10;1;0)" office:value-type="float" office:value="1" calcext:value-type="float">
            <text:p>1</text:p>
          </table:table-cell>
          <table:table-cell table:formula="of:=[.$D$2]*[.D43] + [.$E$2]*[.E43] + [.$H$2]*[.C43]" office:value-type="float" office:value="1.44940185292061" calcext:value-type="float">
            <text:p>1.4494018529</text:p>
          </table:table-cell>
          <table:table-cell table:formula="of:=[.$D$3]*[.D43] + [.$E$3]*[.E43] + [.$H$3]*[.C43]" office:value-type="float" office:value="1.24097521649646" calcext:value-type="float">
            <text:p>1.2409752165</text:p>
          </table:table-cell>
          <table:table-cell table:number-columns-repeated="14"/>
        </table:table-row>
        <table:table-row table:style-name="ro1">
          <table:table-cell table:formula="of:=[.A44]+1" office:value-type="float" office:value="30" calcext:value-type="float">
            <text:p>30</text:p>
          </table:table-cell>
          <table:table-cell table:formula="of:=[.B44]+[.$B$10]" office:value-type="float" office:value="3" calcext:value-type="float">
            <text:p>3</text:p>
          </table:table-cell>
          <table:table-cell table:formula="of:=IF([.B45]&lt;=10;1;0)" office:value-type="float" office:value="1" calcext:value-type="float">
            <text:p>1</text:p>
          </table:table-cell>
          <table:table-cell table:formula="of:=[.$D$2]*[.D44] + [.$E$2]*[.E44] + [.$H$2]*[.C44]" office:value-type="float" office:value="1.50038578994764" calcext:value-type="float">
            <text:p>1.5003857899</text:p>
          </table:table-cell>
          <table:table-cell table:formula="of:=[.$D$3]*[.D44] + [.$E$3]*[.E44] + [.$H$3]*[.C44]" office:value-type="float" office:value="1.25365888210913" calcext:value-type="float">
            <text:p>1.2536588821</text:p>
          </table:table-cell>
          <table:table-cell table:number-columns-repeated="14"/>
        </table:table-row>
        <table:table-row table:style-name="ro1">
          <table:table-cell table:formula="of:=[.A45]+1" office:value-type="float" office:value="31" calcext:value-type="float">
            <text:p>31</text:p>
          </table:table-cell>
          <table:table-cell table:formula="of:=[.B45]+[.$B$10]" office:value-type="float" office:value="3.1" calcext:value-type="float">
            <text:p>3.1</text:p>
          </table:table-cell>
          <table:table-cell table:formula="of:=IF([.B46]&lt;=10;1;0)" office:value-type="float" office:value="1" calcext:value-type="float">
            <text:p>1</text:p>
          </table:table-cell>
          <table:table-cell table:formula="of:=[.$D$2]*[.D45] + [.$E$2]*[.E45] + [.$H$2]*[.C45]" office:value-type="float" office:value="1.55007804166657" calcext:value-type="float">
            <text:p>1.5500780417</text:p>
          </table:table-cell>
          <table:table-cell table:formula="of:=[.$D$3]*[.D45] + [.$E$3]*[.E45] + [.$H$3]*[.C45]" office:value-type="float" office:value="1.26548500508973" calcext:value-type="float">
            <text:p>1.2654850051</text:p>
          </table:table-cell>
          <table:table-cell table:number-columns-repeated="14"/>
        </table:table-row>
        <table:table-row table:style-name="ro1">
          <table:table-cell table:formula="of:=[.A46]+1" office:value-type="float" office:value="32" calcext:value-type="float">
            <text:p>32</text:p>
          </table:table-cell>
          <table:table-cell table:formula="of:=[.B46]+[.$B$10]" office:value-type="float" office:value="3.2" calcext:value-type="float">
            <text:p>3.2</text:p>
          </table:table-cell>
          <table:table-cell table:formula="of:=IF([.B47]&lt;=10;1;0)" office:value-type="float" office:value="1" calcext:value-type="float">
            <text:p>1</text:p>
          </table:table-cell>
          <table:table-cell table:formula="of:=[.$D$2]*[.D46] + [.$E$2]*[.E46] + [.$H$2]*[.C46]" office:value-type="float" office:value="1.59846082305394" calcext:value-type="float">
            <text:p>1.5984608231</text:p>
          </table:table-cell>
          <table:table-cell table:formula="of:=[.$D$3]*[.D46] + [.$E$3]*[.E46] + [.$H$3]*[.C46]" office:value-type="float" office:value="1.27651156389562" calcext:value-type="float">
            <text:p>1.2765115639</text:p>
          </table:table-cell>
          <table:table-cell table:number-columns-repeated="14"/>
        </table:table-row>
        <table:table-row table:style-name="ro1">
          <table:table-cell table:formula="of:=[.A47]+1" office:value-type="float" office:value="33" calcext:value-type="float">
            <text:p>33</text:p>
          </table:table-cell>
          <table:table-cell table:formula="of:=[.B47]+[.$B$10]" office:value-type="float" office:value="3.3" calcext:value-type="float">
            <text:p>3.3</text:p>
          </table:table-cell>
          <table:table-cell table:formula="of:=IF([.B48]&lt;=10;1;0)" office:value-type="float" office:value="1" calcext:value-type="float">
            <text:p>1</text:p>
          </table:table-cell>
          <table:table-cell table:formula="of:=[.$D$2]*[.D47] + [.$E$2]*[.E47] + [.$H$2]*[.C47]" office:value-type="float" office:value="1.64552267803257" calcext:value-type="float">
            <text:p>1.645522678</text:p>
          </table:table-cell>
          <table:table-cell table:formula="of:=[.$D$3]*[.D47] + [.$E$3]*[.E47] + [.$H$3]*[.C47]" office:value-type="float" office:value="1.28679261706063" calcext:value-type="float">
            <text:p>1.2867926171</text:p>
          </table:table-cell>
          <table:table-cell table:number-columns-repeated="14"/>
        </table:table-row>
        <table:table-row table:style-name="ro1">
          <table:table-cell table:formula="of:=[.A48]+1" office:value-type="float" office:value="34" calcext:value-type="float">
            <text:p>34</text:p>
          </table:table-cell>
          <table:table-cell table:formula="of:=[.B48]+[.$B$10]" office:value-type="float" office:value="3.4" calcext:value-type="float">
            <text:p>3.4</text:p>
          </table:table-cell>
          <table:table-cell table:formula="of:=IF([.B49]&lt;=10;1;0)" office:value-type="float" office:value="1" calcext:value-type="float">
            <text:p>1</text:p>
          </table:table-cell>
          <table:table-cell table:formula="of:=[.$D$2]*[.D48] + [.$E$2]*[.E48] + [.$H$2]*[.C48]" office:value-type="float" office:value="1.69125780155203" calcext:value-type="float">
            <text:p>1.6912578016</text:p>
          </table:table-cell>
          <table:table-cell table:formula="of:=[.$D$3]*[.D48] + [.$E$3]*[.E48] + [.$H$3]*[.C48]" office:value-type="float" office:value="1.29637856822116" calcext:value-type="float">
            <text:p>1.2963785682</text:p>
          </table:table-cell>
          <table:table-cell table:number-columns-repeated="14"/>
        </table:table-row>
        <table:table-row table:style-name="ro1">
          <table:table-cell table:formula="of:=[.A49]+1" office:value-type="float" office:value="35" calcext:value-type="float">
            <text:p>35</text:p>
          </table:table-cell>
          <table:table-cell table:formula="of:=[.B49]+[.$B$10]" office:value-type="float" office:value="3.5" calcext:value-type="float">
            <text:p>3.5</text:p>
          </table:table-cell>
          <table:table-cell table:formula="of:=IF([.B50]&lt;=10;1;0)" office:value-type="float" office:value="1" calcext:value-type="float">
            <text:p>1</text:p>
          </table:table-cell>
          <table:table-cell table:formula="of:=[.$D$2]*[.D49] + [.$E$2]*[.E49] + [.$H$2]*[.C49]" office:value-type="float" office:value="1.73566541969678" calcext:value-type="float">
            <text:p>1.7356654197</text:p>
          </table:table-cell>
          <table:table-cell table:formula="of:=[.$D$3]*[.D49] + [.$E$3]*[.E49] + [.$H$3]*[.C49]" office:value-type="float" office:value="1.30531641322373" calcext:value-type="float">
            <text:p>1.3053164132</text:p>
          </table:table-cell>
          <table:table-cell table:number-columns-repeated="14"/>
        </table:table-row>
        <table:table-row table:style-name="ro1">
          <table:table-cell table:formula="of:=[.A50]+1" office:value-type="float" office:value="36" calcext:value-type="float">
            <text:p>36</text:p>
          </table:table-cell>
          <table:table-cell table:formula="of:=[.B50]+[.$B$10]" office:value-type="float" office:value="3.6" calcext:value-type="float">
            <text:p>3.6</text:p>
          </table:table-cell>
          <table:table-cell table:formula="of:=IF([.B51]&lt;=10;1;0)" office:value-type="float" office:value="1" calcext:value-type="float">
            <text:p>1</text:p>
          </table:table-cell>
          <table:table-cell table:formula="of:=[.$D$2]*[.D50] + [.$E$2]*[.E50] + [.$H$2]*[.C50]" office:value-type="float" office:value="1.77874922330384" calcext:value-type="float">
            <text:p>1.7787492233</text:p>
          </table:table-cell>
          <table:table-cell table:formula="of:=[.$D$3]*[.D50] + [.$E$3]*[.E50] + [.$H$3]*[.C50]" office:value-type="float" office:value="1.31364997052568" calcext:value-type="float">
            <text:p>1.3136499705</text:p>
          </table:table-cell>
          <table:table-cell table:number-columns-repeated="14"/>
        </table:table-row>
        <table:table-row table:style-name="ro1">
          <table:table-cell table:formula="of:=[.A51]+1" office:value-type="float" office:value="37" calcext:value-type="float">
            <text:p>37</text:p>
          </table:table-cell>
          <table:table-cell table:formula="of:=[.B51]+[.$B$10]" office:value-type="float" office:value="3.7" calcext:value-type="float">
            <text:p>3.7</text:p>
          </table:table-cell>
          <table:table-cell table:formula="of:=IF([.B52]&lt;=10;1;0)" office:value-type="float" office:value="1" calcext:value-type="float">
            <text:p>1</text:p>
          </table:table-cell>
          <table:table-cell table:formula="of:=[.$D$2]*[.D51] + [.$E$2]*[.E51] + [.$H$2]*[.C51]" office:value-type="float" office:value="1.82051685090683" calcext:value-type="float">
            <text:p>1.8205168509</text:p>
          </table:table-cell>
          <table:table-cell table:formula="of:=[.$D$3]*[.D51] + [.$E$3]*[.E51] + [.$H$3]*[.C51]" office:value-type="float" office:value="1.32142009601843" calcext:value-type="float">
            <text:p>1.321420096</text:p>
          </table:table-cell>
          <table:table-cell table:number-columns-repeated="14"/>
        </table:table-row>
        <table:table-row table:style-name="ro1">
          <table:table-cell table:formula="of:=[.A52]+1" office:value-type="float" office:value="38" calcext:value-type="float">
            <text:p>38</text:p>
          </table:table-cell>
          <table:table-cell table:formula="of:=[.B52]+[.$B$10]" office:value-type="float" office:value="3.8" calcext:value-type="float">
            <text:p>3.8</text:p>
          </table:table-cell>
          <table:table-cell table:formula="of:=IF([.B53]&lt;=10;1;0)" office:value-type="float" office:value="1" calcext:value-type="float">
            <text:p>1</text:p>
          </table:table-cell>
          <table:table-cell table:formula="of:=[.$D$2]*[.D52] + [.$E$2]*[.E52] + [.$H$2]*[.C52]" office:value-type="float" office:value="1.86097941713304" calcext:value-type="float">
            <text:p>1.8609794171</text:p>
          </table:table-cell>
          <table:table-cell table:formula="of:=[.$D$3]*[.D52] + [.$E$3]*[.E52] + [.$H$3]*[.C52]" office:value-type="float" office:value="1.32866488332663" calcext:value-type="float">
            <text:p>1.3286648833</text:p>
          </table:table-cell>
          <table:table-cell table:number-columns-repeated="14"/>
        </table:table-row>
        <table:table-row table:style-name="ro1">
          <table:table-cell table:formula="of:=[.A53]+1" office:value-type="float" office:value="39" calcext:value-type="float">
            <text:p>39</text:p>
          </table:table-cell>
          <table:table-cell table:formula="of:=[.B53]+[.$B$10]" office:value-type="float" office:value="3.9" calcext:value-type="float">
            <text:p>3.9</text:p>
          </table:table-cell>
          <table:table-cell table:formula="of:=IF([.B54]&lt;=10;1;0)" office:value-type="float" office:value="1" calcext:value-type="float">
            <text:p>1</text:p>
          </table:table-cell>
          <table:table-cell table:formula="of:=[.$D$2]*[.D53] + [.$E$2]*[.E53] + [.$H$2]*[.C53]" office:value-type="float" office:value="1.90015108296883" calcext:value-type="float">
            <text:p>1.900151083</text:p>
          </table:table-cell>
          <table:table-cell table:formula="of:=[.$D$3]*[.D53] + [.$E$3]*[.E53] + [.$H$3]*[.C53]" office:value-type="float" office:value="1.33541985056491" calcext:value-type="float">
            <text:p>1.3354198506</text:p>
          </table:table-cell>
          <table:table-cell table:number-columns-repeated="14"/>
        </table:table-row>
        <table:table-row table:style-name="ro1">
          <table:table-cell table:formula="of:=[.A54]+1" office:value-type="float" office:value="40" calcext:value-type="float">
            <text:p>40</text:p>
          </table:table-cell>
          <table:table-cell table:formula="of:=[.B54]+[.$B$10]" office:value-type="float" office:value="4" calcext:value-type="float">
            <text:p>4</text:p>
          </table:table-cell>
          <table:table-cell table:formula="of:=IF([.B55]&lt;=10;1;0)" office:value-type="float" office:value="1" calcext:value-type="float">
            <text:p>1</text:p>
          </table:table-cell>
          <table:table-cell table:formula="of:=[.$D$2]*[.D54] + [.$E$2]*[.E54] + [.$H$2]*[.C54]" office:value-type="float" office:value="1.93804866457566" calcext:value-type="float">
            <text:p>1.9380486646</text:p>
          </table:table-cell>
          <table:table-cell table:formula="of:=[.$D$3]*[.D54] + [.$E$3]*[.E54] + [.$H$3]*[.C54]" office:value-type="float" office:value="1.34171811446822" calcext:value-type="float">
            <text:p>1.3417181145</text:p>
          </table:table-cell>
          <table:table-cell table:number-columns-repeated="14"/>
        </table:table-row>
        <table:table-row table:style-name="ro1">
          <table:table-cell table:formula="of:=[.A55]+1" office:value-type="float" office:value="41" calcext:value-type="float">
            <text:p>41</text:p>
          </table:table-cell>
          <table:table-cell table:formula="of:=[.B55]+[.$B$10]" office:value-type="float" office:value="4.1" calcext:value-type="float">
            <text:p>4.1</text:p>
          </table:table-cell>
          <table:table-cell table:formula="of:=IF([.B56]&lt;=10;1;0)" office:value-type="float" office:value="1" calcext:value-type="float">
            <text:p>1</text:p>
          </table:table-cell>
          <table:table-cell table:formula="of:=[.$D$2]*[.D55] + [.$E$2]*[.E55] + [.$H$2]*[.C55]" office:value-type="float" office:value="1.97469127758721" calcext:value-type="float">
            <text:p>1.9746912776</text:p>
          </table:table-cell>
          <table:table-cell table:formula="of:=[.$D$3]*[.D55] + [.$E$3]*[.E55] + [.$H$3]*[.C55]" office:value-type="float" office:value="1.34759055274902" calcext:value-type="float">
            <text:p>1.3475905527</text:p>
          </table:table-cell>
          <table:table-cell table:number-columns-repeated="14"/>
        </table:table-row>
        <table:table-row table:style-name="ro1">
          <table:table-cell table:formula="of:=[.A56]+1" office:value-type="float" office:value="42" calcext:value-type="float">
            <text:p>42</text:p>
          </table:table-cell>
          <table:table-cell table:formula="of:=[.B56]+[.$B$10]" office:value-type="float" office:value="4.2" calcext:value-type="float">
            <text:p>4.2</text:p>
          </table:table-cell>
          <table:table-cell table:formula="of:=IF([.B57]&lt;=10;1;0)" office:value-type="float" office:value="1" calcext:value-type="float">
            <text:p>1</text:p>
          </table:table-cell>
          <table:table-cell table:formula="of:=[.$D$2]*[.D56] + [.$E$2]*[.E56] + [.$H$2]*[.C56]" office:value-type="float" office:value="2.01010001404824" calcext:value-type="float">
            <text:p>2.010100014</text:p>
          </table:table-cell>
          <table:table-cell table:formula="of:=[.$D$3]*[.D56] + [.$E$3]*[.E56] + [.$H$3]*[.C56]" office:value-type="float" office:value="1.35306595547766" calcext:value-type="float">
            <text:p>1.3530659555</text:p>
          </table:table-cell>
          <table:table-cell table:number-columns-repeated="14"/>
        </table:table-row>
        <table:table-row table:style-name="ro1">
          <table:table-cell table:formula="of:=[.A57]+1" office:value-type="float" office:value="43" calcext:value-type="float">
            <text:p>43</text:p>
          </table:table-cell>
          <table:table-cell table:formula="of:=[.B57]+[.$B$10]" office:value-type="float" office:value="4.3" calcext:value-type="float">
            <text:p>4.3</text:p>
          </table:table-cell>
          <table:table-cell table:formula="of:=IF([.B58]&lt;=10;1;0)" office:value-type="float" office:value="1" calcext:value-type="float">
            <text:p>1</text:p>
          </table:table-cell>
          <table:table-cell table:formula="of:=[.$D$2]*[.D57] + [.$E$2]*[.E57] + [.$H$2]*[.C57]" office:value-type="float" office:value="2.0442976493691" calcext:value-type="float">
            <text:p>2.0442976494</text:p>
          </table:table-cell>
          <table:table-cell table:formula="of:=[.$D$3]*[.D57] + [.$E$3]*[.E57] + [.$H$3]*[.C57]" office:value-type="float" office:value="1.35817116622782" calcext:value-type="float">
            <text:p>1.3581711662</text:p>
          </table:table-cell>
          <table:table-cell table:number-columns-repeated="14"/>
        </table:table-row>
        <table:table-row table:style-name="ro1">
          <table:table-cell table:formula="of:=[.A58]+1" office:value-type="float" office:value="44" calcext:value-type="float">
            <text:p>44</text:p>
          </table:table-cell>
          <table:table-cell table:formula="of:=[.B58]+[.$B$10]" office:value-type="float" office:value="4.4" calcext:value-type="float">
            <text:p>4.4</text:p>
          </table:table-cell>
          <table:table-cell table:formula="of:=IF([.B59]&lt;=10;1;0)" office:value-type="float" office:value="1" calcext:value-type="float">
            <text:p>1</text:p>
          </table:table-cell>
          <table:table-cell table:formula="of:=[.$D$2]*[.D58] + [.$E$2]*[.E58] + [.$H$2]*[.C58]" office:value-type="float" office:value="2.07730837686803" calcext:value-type="float">
            <text:p>2.0773083769</text:p>
          </table:table-cell>
          <table:table-cell table:formula="of:=[.$D$3]*[.D58] + [.$E$3]*[.E58] + [.$H$3]*[.C58]" office:value-type="float" office:value="1.36293121367916" calcext:value-type="float">
            <text:p>1.3629312137</text:p>
          </table:table-cell>
          <table:table-cell table:number-columns-repeated="14"/>
        </table:table-row>
        <table:table-row table:style-name="ro1">
          <table:table-cell table:formula="of:=[.A59]+1" office:value-type="float" office:value="45" calcext:value-type="float">
            <text:p>45</text:p>
          </table:table-cell>
          <table:table-cell table:formula="of:=[.B59]+[.$B$10]" office:value-type="float" office:value="4.5" calcext:value-type="float">
            <text:p>4.5</text:p>
          </table:table-cell>
          <table:table-cell table:formula="of:=IF([.B60]&lt;=10;1;0)" office:value-type="float" office:value="1" calcext:value-type="float">
            <text:p>1</text:p>
          </table:table-cell>
          <table:table-cell table:formula="of:=[.$D$2]*[.D59] + [.$E$2]*[.E59] + [.$H$2]*[.C59]" office:value-type="float" office:value="2.10915756765675" calcext:value-type="float">
            <text:p>2.1091575677</text:p>
          </table:table-cell>
          <table:table-cell table:formula="of:=[.$D$3]*[.D59] + [.$E$3]*[.E59] + [.$H$3]*[.C59]" office:value-type="float" office:value="1.36736943432231" calcext:value-type="float">
            <text:p>1.3673694343</text:p>
          </table:table-cell>
          <table:table-cell table:number-columns-repeated="14"/>
        </table:table-row>
        <table:table-row table:style-name="ro1">
          <table:table-cell table:formula="of:=[.A60]+1" office:value-type="float" office:value="46" calcext:value-type="float">
            <text:p>46</text:p>
          </table:table-cell>
          <table:table-cell table:formula="of:=[.B60]+[.$B$10]" office:value-type="float" office:value="4.6" calcext:value-type="float">
            <text:p>4.6</text:p>
          </table:table-cell>
          <table:table-cell table:formula="of:=IF([.B61]&lt;=10;1;0)" office:value-type="float" office:value="1" calcext:value-type="float">
            <text:p>1</text:p>
          </table:table-cell>
          <table:table-cell table:formula="of:=[.$D$2]*[.D60] + [.$E$2]*[.E60] + [.$H$2]*[.C60]" office:value-type="float" office:value="2.1398715537953" calcext:value-type="float">
            <text:p>2.1398715538</text:p>
          </table:table-cell>
          <table:table-cell table:formula="of:=[.$D$3]*[.D60] + [.$E$3]*[.E60] + [.$H$3]*[.C60]" office:value-type="float" office:value="1.37150758686778" calcext:value-type="float">
            <text:p>1.3715075869</text:p>
          </table:table-cell>
          <table:table-cell table:number-columns-repeated="14"/>
        </table:table-row>
        <table:table-row table:style-name="ro1">
          <table:table-cell table:formula="of:=[.A61]+1" office:value-type="float" office:value="47" calcext:value-type="float">
            <text:p>47</text:p>
          </table:table-cell>
          <table:table-cell table:formula="of:=[.B61]+[.$B$10]" office:value-type="float" office:value="4.7" calcext:value-type="float">
            <text:p>4.7</text:p>
          </table:table-cell>
          <table:table-cell table:formula="of:=IF([.B62]&lt;=10;1;0)" office:value-type="float" office:value="1" calcext:value-type="float">
            <text:p>1</text:p>
          </table:table-cell>
          <table:table-cell table:formula="of:=[.$D$2]*[.D61] + [.$E$2]*[.E61] + [.$H$2]*[.C61]" office:value-type="float" office:value="2.16947743279964" calcext:value-type="float">
            <text:p>2.1694774328</text:p>
          </table:table-cell>
          <table:table-cell table:formula="of:=[.$D$3]*[.D61] + [.$E$3]*[.E61] + [.$H$3]*[.C61]" office:value-type="float" office:value="1.37536595891965" calcext:value-type="float">
            <text:p>1.3753659589</text:p>
          </table:table-cell>
          <table:table-cell table:number-columns-repeated="14"/>
        </table:table-row>
        <table:table-row table:style-name="ro1">
          <table:table-cell table:formula="of:=[.A62]+1" office:value-type="float" office:value="48" calcext:value-type="float">
            <text:p>48</text:p>
          </table:table-cell>
          <table:table-cell table:formula="of:=[.B62]+[.$B$10]" office:value-type="float" office:value="4.8" calcext:value-type="float">
            <text:p>4.8</text:p>
          </table:table-cell>
          <table:table-cell table:formula="of:=IF([.B63]&lt;=10;1;0)" office:value-type="float" office:value="1" calcext:value-type="float">
            <text:p>1</text:p>
          </table:table-cell>
          <table:table-cell table:formula="of:=[.$D$2]*[.D62] + [.$E$2]*[.E62] + [.$H$2]*[.C62]" office:value-type="float" office:value="2.19800289173224" calcext:value-type="float">
            <text:p>2.1980028917</text:p>
          </table:table-cell>
          <table:table-cell table:formula="of:=[.$D$3]*[.D62] + [.$E$3]*[.E62] + [.$H$3]*[.C62]" office:value-type="float" office:value="1.37896346643709" calcext:value-type="float">
            <text:p>1.3789634664</text:p>
          </table:table-cell>
          <table:table-cell table:number-columns-repeated="14"/>
        </table:table-row>
        <table:table-row table:style-name="ro1">
          <table:table-cell table:formula="of:=[.A63]+1" office:value-type="float" office:value="49" calcext:value-type="float">
            <text:p>49</text:p>
          </table:table-cell>
          <table:table-cell table:formula="of:=[.B63]+[.$B$10]" office:value-type="float" office:value="4.9" calcext:value-type="float">
            <text:p>4.9</text:p>
          </table:table-cell>
          <table:table-cell table:formula="of:=IF([.B64]&lt;=10;1;0)" office:value-type="float" office:value="1" calcext:value-type="float">
            <text:p>1</text:p>
          </table:table-cell>
          <table:table-cell table:formula="of:=[.$D$2]*[.D63] + [.$E$2]*[.E63] + [.$H$2]*[.C63]" office:value-type="float" office:value="2.22547604924083" calcext:value-type="float">
            <text:p>2.2254760492</text:p>
          </table:table-cell>
          <table:table-cell table:formula="of:=[.$D$3]*[.D63] + [.$E$3]*[.E63] + [.$H$3]*[.C63]" office:value-type="float" office:value="1.38231774647128" calcext:value-type="float">
            <text:p>1.3823177465</text:p>
          </table:table-cell>
          <table:table-cell table:number-columns-repeated="14"/>
        </table:table-row>
        <table:table-row table:style-name="ro1">
          <table:table-cell table:formula="of:=[.A64]+1" office:value-type="float" office:value="50" calcext:value-type="float">
            <text:p>50</text:p>
          </table:table-cell>
          <table:table-cell table:formula="of:=[.B64]+[.$B$10]" office:value-type="float" office:value="5" calcext:value-type="float">
            <text:p>5</text:p>
          </table:table-cell>
          <table:table-cell table:formula="of:=IF([.B65]&lt;=10;1;0)" office:value-type="float" office:value="1" calcext:value-type="float">
            <text:p>1</text:p>
          </table:table-cell>
          <table:table-cell table:formula="of:=[.$D$2]*[.D64] + [.$E$2]*[.E64] + [.$H$2]*[.C64]" office:value-type="float" office:value="2.25192531403695" calcext:value-type="float">
            <text:p>2.251925314</text:p>
          </table:table-cell>
          <table:table-cell table:formula="of:=[.$D$3]*[.D64] + [.$E$3]*[.E64] + [.$H$3]*[.C64]" office:value-type="float" office:value="1.38544524363236" calcext:value-type="float">
            <text:p>1.3854452436</text:p>
          </table:table-cell>
          <table:table-cell table:number-columns-repeated="14"/>
        </table:table-row>
        <table:table-row table:style-name="ro1">
          <table:table-cell table:formula="of:=[.A65]+1" office:value-type="float" office:value="51" calcext:value-type="float">
            <text:p>51</text:p>
          </table:table-cell>
          <table:table-cell table:formula="of:=[.B65]+[.$B$10]" office:value-type="float" office:value="5.1" calcext:value-type="float">
            <text:p>5.1</text:p>
          </table:table-cell>
          <table:table-cell table:formula="of:=IF([.B66]&lt;=10;1;0)" office:value-type="float" office:value="1" calcext:value-type="float">
            <text:p>1</text:p>
          </table:table-cell>
          <table:table-cell table:formula="of:=[.$D$2]*[.D65] + [.$E$2]*[.E65] + [.$H$2]*[.C65]" office:value-type="float" office:value="2.27737925842154" calcext:value-type="float">
            <text:p>2.2773792584</text:p>
          </table:table-cell>
          <table:table-cell table:formula="of:=[.$D$3]*[.D65] + [.$E$3]*[.E65] + [.$H$3]*[.C65]" office:value-type="float" office:value="1.38836129071037" calcext:value-type="float">
            <text:p>1.3883612907</text:p>
          </table:table-cell>
          <table:table-cell table:number-columns-repeated="14"/>
        </table:table-row>
        <table:table-row table:style-name="ro1">
          <table:table-cell table:formula="of:=[.A66]+1" office:value-type="float" office:value="52" calcext:value-type="float">
            <text:p>52</text:p>
          </table:table-cell>
          <table:table-cell table:formula="of:=[.B66]+[.$B$10]" office:value-type="float" office:value="5.2" calcext:value-type="float">
            <text:p>5.2</text:p>
          </table:table-cell>
          <table:table-cell table:formula="of:=IF([.B67]&lt;=10;1;0)" office:value-type="float" office:value="1" calcext:value-type="float">
            <text:p>1</text:p>
          </table:table-cell>
          <table:table-cell table:formula="of:=[.$D$2]*[.D66] + [.$E$2]*[.E66] + [.$H$2]*[.C66]" office:value-type="float" office:value="2.30186650557324" calcext:value-type="float">
            <text:p>2.3018665056</text:p>
          </table:table-cell>
          <table:table-cell table:formula="of:=[.$D$3]*[.D66] + [.$E$3]*[.E66] + [.$H$3]*[.C66]" office:value-type="float" office:value="1.39108018384544" calcext:value-type="float">
            <text:p>1.3910801838</text:p>
          </table:table-cell>
          <table:table-cell table:number-columns-repeated="14"/>
        </table:table-row>
        <table:table-row table:style-name="ro1">
          <table:table-cell table:formula="of:=[.A67]+1" office:value-type="float" office:value="53" calcext:value-type="float">
            <text:p>53</text:p>
          </table:table-cell>
          <table:table-cell table:formula="of:=[.B67]+[.$B$10]" office:value-type="float" office:value="5.3" calcext:value-type="float">
            <text:p>5.3</text:p>
          </table:table-cell>
          <table:table-cell table:formula="of:=IF([.B68]&lt;=10;1;0)" office:value-type="float" office:value="1" calcext:value-type="float">
            <text:p>1</text:p>
          </table:table-cell>
          <table:table-cell table:formula="of:=[.$D$2]*[.D67] + [.$E$2]*[.E67] + [.$H$2]*[.C67]" office:value-type="float" office:value="2.32541562941467" calcext:value-type="float">
            <text:p>2.3254156294</text:p>
          </table:table-cell>
          <table:table-cell table:formula="of:=[.$D$3]*[.D67] + [.$E$3]*[.E67] + [.$H$3]*[.C67]" office:value-type="float" office:value="1.39361525261565" calcext:value-type="float">
            <text:p>1.3936152526</text:p>
          </table:table-cell>
          <table:table-cell table:number-columns-repeated="14"/>
        </table:table-row>
        <table:table-row table:style-name="ro1">
          <table:table-cell table:formula="of:=[.A68]+1" office:value-type="float" office:value="54" calcext:value-type="float">
            <text:p>54</text:p>
          </table:table-cell>
          <table:table-cell table:formula="of:=[.B68]+[.$B$10]" office:value-type="float" office:value="5.4" calcext:value-type="float">
            <text:p>5.4</text:p>
          </table:table-cell>
          <table:table-cell table:formula="of:=IF([.B69]&lt;=10;1;0)" office:value-type="float" office:value="1" calcext:value-type="float">
            <text:p>1</text:p>
          </table:table-cell>
          <table:table-cell table:formula="of:=[.$D$2]*[.D68] + [.$E$2]*[.E68] + [.$H$2]*[.C68]" office:value-type="float" office:value="2.34805506596451" calcext:value-type="float">
            <text:p>2.348055066</text:p>
          </table:table-cell>
          <table:table-cell table:formula="of:=[.$D$3]*[.D68] + [.$E$3]*[.E68] + [.$H$3]*[.C68]" office:value-type="float" office:value="1.39597892538631" calcext:value-type="float">
            <text:p>1.3959789254</text:p>
          </table:table-cell>
          <table:table-cell table:number-columns-repeated="14"/>
        </table:table-row>
        <table:table-row table:style-name="ro1">
          <table:table-cell table:formula="of:=[.A69]+1" office:value-type="float" office:value="55" calcext:value-type="float">
            <text:p>55</text:p>
          </table:table-cell>
          <table:table-cell table:formula="of:=[.B69]+[.$B$10]" office:value-type="float" office:value="5.5" calcext:value-type="float">
            <text:p>5.5</text:p>
          </table:table-cell>
          <table:table-cell table:formula="of:=IF([.B70]&lt;=10;1;0)" office:value-type="float" office:value="1" calcext:value-type="float">
            <text:p>1</text:p>
          </table:table-cell>
          <table:table-cell table:formula="of:=[.$D$2]*[.D69] + [.$E$2]*[.E69] + [.$H$2]*[.C69]" office:value-type="float" office:value="2.36981303516881" calcext:value-type="float">
            <text:p>2.3698130352</text:p>
          </table:table-cell>
          <table:table-cell table:formula="of:=[.$D$3]*[.D69] + [.$E$3]*[.E69] + [.$H$3]*[.C69]" office:value-type="float" office:value="1.39818279024094" calcext:value-type="float">
            <text:p>1.3981827902</text:p>
          </table:table-cell>
          <table:table-cell table:number-columns-repeated="14"/>
        </table:table-row>
        <table:table-row table:style-name="ro1">
          <table:table-cell table:formula="of:=[.A70]+1" office:value-type="float" office:value="56" calcext:value-type="float">
            <text:p>56</text:p>
          </table:table-cell>
          <table:table-cell table:formula="of:=[.B70]+[.$B$10]" office:value-type="float" office:value="5.6" calcext:value-type="float">
            <text:p>5.6</text:p>
          </table:table-cell>
          <table:table-cell table:formula="of:=IF([.B71]&lt;=10;1;0)" office:value-type="float" office:value="1" calcext:value-type="float">
            <text:p>1</text:p>
          </table:table-cell>
          <table:table-cell table:formula="of:=[.$D$2]*[.D70] + [.$E$2]*[.E70] + [.$H$2]*[.C70]" office:value-type="float" office:value="2.39071747228433" calcext:value-type="float">
            <text:p>2.3907174723</text:p>
          </table:table-cell>
          <table:table-cell table:formula="of:=[.$D$3]*[.D70] + [.$E$3]*[.E70] + [.$H$3]*[.C70]" office:value-type="float" office:value="1.40023765179275" calcext:value-type="float">
            <text:p>1.4002376518</text:p>
          </table:table-cell>
          <table:table-cell table:number-columns-repeated="14"/>
        </table:table-row>
        <table:table-row table:style-name="ro1">
          <table:table-cell table:formula="of:=[.A71]+1" office:value-type="float" office:value="57" calcext:value-type="float">
            <text:p>57</text:p>
          </table:table-cell>
          <table:table-cell table:formula="of:=[.B71]+[.$B$10]" office:value-type="float" office:value="5.7" calcext:value-type="float">
            <text:p>5.7</text:p>
          </table:table-cell>
          <table:table-cell table:formula="of:=IF([.B72]&lt;=10;1;0)" office:value-type="float" office:value="1" calcext:value-type="float">
            <text:p>1</text:p>
          </table:table-cell>
          <table:table-cell table:formula="of:=[.$D$2]*[.D71] + [.$E$2]*[.E71] + [.$H$2]*[.C71]" office:value-type="float" office:value="2.4107959679599" calcext:value-type="float">
            <text:p>2.410795968</text:p>
          </table:table-cell>
          <table:table-cell table:formula="of:=[.$D$3]*[.D71] + [.$E$3]*[.E71] + [.$H$3]*[.C71]" office:value-type="float" office:value="1.40215358415504" calcext:value-type="float">
            <text:p>1.4021535842</text:p>
          </table:table-cell>
          <table:table-cell table:number-columns-repeated="14"/>
        </table:table-row>
        <table:table-row table:style-name="ro1">
          <table:table-cell table:formula="of:=[.A72]+1" office:value-type="float" office:value="58" calcext:value-type="float">
            <text:p>58</text:p>
          </table:table-cell>
          <table:table-cell table:formula="of:=[.B72]+[.$B$10]" office:value-type="float" office:value="5.8" calcext:value-type="float">
            <text:p>5.8</text:p>
          </table:table-cell>
          <table:table-cell table:formula="of:=IF([.B73]&lt;=10;1;0)" office:value-type="float" office:value="1" calcext:value-type="float">
            <text:p>1</text:p>
          </table:table-cell>
          <table:table-cell table:formula="of:=[.$D$2]*[.D72] + [.$E$2]*[.E72] + [.$H$2]*[.C72]" office:value-type="float" office:value="2.4300757162299" calcext:value-type="float">
            <text:p>2.4300757162</text:p>
          </table:table-cell>
          <table:table-cell table:formula="of:=[.$D$3]*[.D72] + [.$E$3]*[.E72] + [.$H$3]*[.C72]" office:value-type="float" office:value="1.40393998033032" calcext:value-type="float">
            <text:p>1.4039399803</text:p>
          </table:table-cell>
          <table:table-cell table:number-columns-repeated="14"/>
        </table:table-row>
        <table:table-row table:style-name="ro1">
          <table:table-cell table:formula="of:=[.A73]+1" office:value-type="float" office:value="59" calcext:value-type="float">
            <text:p>59</text:p>
          </table:table-cell>
          <table:table-cell table:formula="of:=[.B73]+[.$B$10]" office:value-type="float" office:value="5.9" calcext:value-type="float">
            <text:p>5.9</text:p>
          </table:table-cell>
          <table:table-cell table:formula="of:=IF([.B74]&lt;=10;1;0)" office:value-type="float" office:value="1" calcext:value-type="float">
            <text:p>1</text:p>
          </table:table-cell>
          <table:table-cell table:formula="of:=[.$D$2]*[.D73] + [.$E$2]*[.E73] + [.$H$2]*[.C73]" office:value-type="float" office:value="2.44858346969648" calcext:value-type="float">
            <text:p>2.4485834697</text:p>
          </table:table-cell>
          <table:table-cell table:formula="of:=[.$D$3]*[.D73] + [.$E$3]*[.E73] + [.$H$3]*[.C73]" office:value-type="float" office:value="1.40560559826019" calcext:value-type="float">
            <text:p>1.4056055983</text:p>
          </table:table-cell>
          <table:table-cell table:number-columns-repeated="14"/>
        </table:table-row>
        <table:table-row table:style-name="ro1">
          <table:table-cell table:formula="of:=[.A74]+1" office:value-type="float" office:value="60" calcext:value-type="float">
            <text:p>60</text:p>
          </table:table-cell>
          <table:table-cell table:formula="of:=[.B74]+[.$B$10]" office:value-type="float" office:value="6" calcext:value-type="float">
            <text:p>6</text:p>
          </table:table-cell>
          <table:table-cell table:formula="of:=IF([.B75]&lt;=10;1;0)" office:value-type="float" office:value="1" calcext:value-type="float">
            <text:p>1</text:p>
          </table:table-cell>
          <table:table-cell table:formula="of:=[.$D$2]*[.D74] + [.$E$2]*[.E74] + [.$H$2]*[.C74]" office:value-type="float" office:value="2.4663455012355" calcext:value-type="float">
            <text:p>2.4663455012</text:p>
          </table:table-cell>
          <table:table-cell table:formula="of:=[.$D$3]*[.D74] + [.$E$3]*[.E74] + [.$H$3]*[.C74]" office:value-type="float" office:value="1.40715860376182" calcext:value-type="float">
            <text:p>1.4071586038</text:p>
          </table:table-cell>
          <table:table-cell table:number-columns-repeated="14"/>
        </table:table-row>
        <table:table-row table:style-name="ro1">
          <table:table-cell table:formula="of:=[.A75]+1" office:value-type="float" office:value="61" calcext:value-type="float">
            <text:p>61</text:p>
          </table:table-cell>
          <table:table-cell table:formula="of:=[.B75]+[.$B$10]" office:value-type="float" office:value="6.09999999999999" calcext:value-type="float">
            <text:p>6.1</text:p>
          </table:table-cell>
          <table:table-cell table:formula="of:=IF([.B76]&lt;=10;1;0)" office:value-type="float" office:value="1" calcext:value-type="float">
            <text:p>1</text:p>
          </table:table-cell>
          <table:table-cell table:formula="of:=[.$D$2]*[.D75] + [.$E$2]*[.E75] + [.$H$2]*[.C75]" office:value-type="float" office:value="2.4833875716146" calcext:value-type="float">
            <text:p>2.4833875716</text:p>
          </table:table-cell>
          <table:table-cell table:formula="of:=[.$D$3]*[.D75] + [.$E$3]*[.E75] + [.$H$3]*[.C75]" office:value-type="float" office:value="1.40860661056148" calcext:value-type="float">
            <text:p>1.4086066106</text:p>
          </table:table-cell>
          <table:table-cell table:number-columns-repeated="14"/>
        </table:table-row>
        <table:table-row table:style-name="ro1">
          <table:table-cell table:formula="of:=[.A76]+1" office:value-type="float" office:value="62" calcext:value-type="float">
            <text:p>62</text:p>
          </table:table-cell>
          <table:table-cell table:formula="of:=[.B76]+[.$B$10]" office:value-type="float" office:value="6.19999999999999" calcext:value-type="float">
            <text:p>6.2</text:p>
          </table:table-cell>
          <table:table-cell table:formula="of:=IF([.B77]&lt;=10;1;0)" office:value-type="float" office:value="1" calcext:value-type="float">
            <text:p>1</text:p>
          </table:table-cell>
          <table:table-cell table:formula="of:=[.$D$2]*[.D76] + [.$E$2]*[.E76] + [.$H$2]*[.C76]" office:value-type="float" office:value="2.49973490246185" calcext:value-type="float">
            <text:p>2.4997349025</text:p>
          </table:table-cell>
          <table:table-cell table:formula="of:=[.$D$3]*[.D76] + [.$E$3]*[.E76] + [.$H$3]*[.C76]" office:value-type="float" office:value="1.40995671762142" calcext:value-type="float">
            <text:p>1.4099567176</text:p>
          </table:table-cell>
          <table:table-cell table:number-columns-repeated="14"/>
        </table:table-row>
        <table:table-row table:style-name="ro1">
          <table:table-cell table:formula="of:=[.A77]+1" office:value-type="float" office:value="63" calcext:value-type="float">
            <text:p>63</text:p>
          </table:table-cell>
          <table:table-cell table:formula="of:=[.B77]+[.$B$10]" office:value-type="float" office:value="6.29999999999999" calcext:value-type="float">
            <text:p>6.3</text:p>
          </table:table-cell>
          <table:table-cell table:formula="of:=IF([.B78]&lt;=10;1;0)" office:value-type="float" office:value="1" calcext:value-type="float">
            <text:p>1</text:p>
          </table:table-cell>
          <table:table-cell table:formula="of:=[.$D$2]*[.D77] + [.$E$2]*[.E77] + [.$H$2]*[.C77]" office:value-type="float" office:value="2.51541215406873" calcext:value-type="float">
            <text:p>2.5154121541</text:p>
          </table:table-cell>
          <table:table-cell table:formula="of:=[.$D$3]*[.D77] + [.$E$3]*[.E77] + [.$H$3]*[.C77]" office:value-type="float" office:value="1.41121554394304" calcext:value-type="float">
            <text:p>1.4112155439</text:p>
          </table:table-cell>
          <table:table-cell table:number-columns-repeated="14"/>
        </table:table-row>
        <table:table-row table:style-name="ro1">
          <table:table-cell table:formula="of:=[.A78]+1" office:value-type="float" office:value="64" calcext:value-type="float">
            <text:p>64</text:p>
          </table:table-cell>
          <table:table-cell table:formula="of:=[.B78]+[.$B$10]" office:value-type="float" office:value="6.39999999999999" calcext:value-type="float">
            <text:p>6.4</text:p>
          </table:table-cell>
          <table:table-cell table:formula="of:=IF([.B79]&lt;=10;1;0)" office:value-type="float" office:value="1" calcext:value-type="float">
            <text:p>1</text:p>
          </table:table-cell>
          <table:table-cell table:formula="of:=[.$D$2]*[.D78] + [.$E$2]*[.E78] + [.$H$2]*[.C78]" office:value-type="float" office:value="2.53044340755423" calcext:value-type="float">
            <text:p>2.5304434076</text:p>
          </table:table-cell>
          <table:table-cell table:formula="of:=[.$D$3]*[.D78] + [.$E$3]*[.E78] + [.$H$3]*[.C78]" office:value-type="float" office:value="1.41238926101705" calcext:value-type="float">
            <text:p>1.412389261</text:p>
          </table:table-cell>
          <table:table-cell table:number-columns-repeated="14"/>
        </table:table-row>
        <table:table-row table:style-name="ro1">
          <table:table-cell table:formula="of:=[.A79]+1" office:value-type="float" office:value="65" calcext:value-type="float">
            <text:p>65</text:p>
          </table:table-cell>
          <table:table-cell table:formula="of:=[.B79]+[.$B$10]" office:value-type="float" office:value="6.49999999999999" calcext:value-type="float">
            <text:p>6.5</text:p>
          </table:table-cell>
          <table:table-cell table:formula="of:=IF([.B80]&lt;=10;1;0)" office:value-type="float" office:value="1" calcext:value-type="float">
            <text:p>1</text:p>
          </table:table-cell>
          <table:table-cell table:formula="of:=[.$D$2]*[.D79] + [.$E$2]*[.E79] + [.$H$2]*[.C79]" office:value-type="float" office:value="2.54485215095561" calcext:value-type="float">
            <text:p>2.544852151</text:p>
          </table:table-cell>
          <table:table-cell table:formula="of:=[.$D$3]*[.D79] + [.$E$3]*[.E79] + [.$H$3]*[.C79]" office:value-type="float" office:value="1.41348362307968" calcext:value-type="float">
            <text:p>1.4134836231</text:p>
          </table:table-cell>
          <table:table-cell table:number-columns-repeated="14"/>
        </table:table-row>
        <table:table-row table:style-name="ro1">
          <table:table-cell table:formula="of:=[.A80]+1" office:value-type="float" office:value="66" calcext:value-type="float">
            <text:p>66</text:p>
          </table:table-cell>
          <table:table-cell table:formula="of:=[.B80]+[.$B$10]" office:value-type="float" office:value="6.59999999999999" calcext:value-type="float">
            <text:p>6.6</text:p>
          </table:table-cell>
          <table:table-cell table:formula="of:=IF([.B81]&lt;=10;1;0)" office:value-type="float" office:value="1" calcext:value-type="float">
            <text:p>1</text:p>
          </table:table-cell>
          <table:table-cell table:formula="of:=[.$D$2]*[.D80] + [.$E$2]*[.E80] + [.$H$2]*[.C80]" office:value-type="float" office:value="2.55866126884762" calcext:value-type="float">
            <text:p>2.5586612688</text:p>
          </table:table-cell>
          <table:table-cell table:formula="of:=[.$D$3]*[.D80] + [.$E$3]*[.E80] + [.$H$3]*[.C80]" office:value-type="float" office:value="1.41450399532327" calcext:value-type="float">
            <text:p>1.4145039953</text:p>
          </table:table-cell>
          <table:table-cell table:number-columns-repeated="14"/>
        </table:table-row>
        <table:table-row table:style-name="ro1">
          <table:table-cell table:formula="of:=[.A81]+1" office:value-type="float" office:value="67" calcext:value-type="float">
            <text:p>67</text:p>
          </table:table-cell>
          <table:table-cell table:formula="of:=[.B81]+[.$B$10]" office:value-type="float" office:value="6.69999999999999" calcext:value-type="float">
            <text:p>6.7</text:p>
          </table:table-cell>
          <table:table-cell table:formula="of:=IF([.B82]&lt;=10;1;0)" office:value-type="float" office:value="1" calcext:value-type="float">
            <text:p>1</text:p>
          </table:table-cell>
          <table:table-cell table:formula="of:=[.$D$2]*[.D81] + [.$E$2]*[.E81] + [.$H$2]*[.C81]" office:value-type="float" office:value="2.57189303512537" calcext:value-type="float">
            <text:p>2.5718930351</text:p>
          </table:table-cell>
          <table:table-cell table:formula="of:=[.$D$3]*[.D81] + [.$E$3]*[.E81] + [.$H$3]*[.C81]" office:value-type="float" office:value="1.41545538019946" calcext:value-type="float">
            <text:p>1.4154553802</text:p>
          </table:table-cell>
          <table:table-cell table:number-columns-repeated="14"/>
        </table:table-row>
        <table:table-row table:style-name="ro1">
          <table:table-cell table:formula="of:=[.A82]+1" office:value-type="float" office:value="68" calcext:value-type="float">
            <text:p>68</text:p>
          </table:table-cell>
          <table:table-cell table:formula="of:=[.B82]+[.$B$10]" office:value-type="float" office:value="6.79999999999999" calcext:value-type="float">
            <text:p>6.8</text:p>
          </table:table-cell>
          <table:table-cell table:formula="of:=IF([.B83]&lt;=10;1;0)" office:value-type="float" office:value="1" calcext:value-type="float">
            <text:p>1</text:p>
          </table:table-cell>
          <table:table-cell table:formula="of:=[.$D$2]*[.D82] + [.$E$2]*[.E82] + [.$H$2]*[.C82]" office:value-type="float" office:value="2.5845691086171" calcext:value-type="float">
            <text:p>2.5845691086</text:p>
          </table:table-cell>
          <table:table-cell table:formula="of:=[.$D$3]*[.D82] + [.$E$3]*[.E82] + [.$H$3]*[.C82]" office:value-type="float" office:value="1.41634244194418" calcext:value-type="float">
            <text:p>1.4163424419</text:p>
          </table:table-cell>
          <table:table-cell table:number-columns-repeated="14"/>
        </table:table-row>
        <table:table-row table:style-name="ro1">
          <table:table-cell table:formula="of:=[.A83]+1" office:value-type="float" office:value="69" calcext:value-type="float">
            <text:p>69</text:p>
          </table:table-cell>
          <table:table-cell table:formula="of:=[.B83]+[.$B$10]" office:value-type="float" office:value="6.89999999999999" calcext:value-type="float">
            <text:p>6.9</text:p>
          </table:table-cell>
          <table:table-cell table:formula="of:=IF([.B84]&lt;=10;1;0)" office:value-type="float" office:value="1" calcext:value-type="float">
            <text:p>1</text:p>
          </table:table-cell>
          <table:table-cell table:formula="of:=[.$D$2]*[.D83] + [.$E$2]*[.E83] + [.$H$2]*[.C83]" office:value-type="float" office:value="2.59671053122098" calcext:value-type="float">
            <text:p>2.5967105312</text:p>
          </table:table-cell>
          <table:table-cell table:formula="of:=[.$D$3]*[.D83] + [.$E$3]*[.E83] + [.$H$3]*[.C83]" office:value-type="float" office:value="1.41716952944433" calcext:value-type="float">
            <text:p>1.4171695294</text:p>
          </table:table-cell>
          <table:table-cell table:number-columns-repeated="14"/>
        </table:table-row>
        <table:table-row table:style-name="ro1">
          <table:table-cell table:formula="of:=[.A84]+1" office:value-type="float" office:value="70" calcext:value-type="float">
            <text:p>70</text:p>
          </table:table-cell>
          <table:table-cell table:formula="of:=[.B84]+[.$B$10]" office:value-type="float" office:value="6.99999999999999" calcext:value-type="float">
            <text:p>7</text:p>
          </table:table-cell>
          <table:table-cell table:formula="of:=IF([.B85]&lt;=10;1;0)" office:value-type="float" office:value="1" calcext:value-type="float">
            <text:p>1</text:p>
          </table:table-cell>
          <table:table-cell table:formula="of:=[.$D$2]*[.D84] + [.$E$2]*[.E84] + [.$H$2]*[.C84]" office:value-type="float" office:value="2.60833772828699" calcext:value-type="float">
            <text:p>2.6083377283</text:p>
          </table:table-cell>
          <table:table-cell table:formula="of:=[.$D$3]*[.D84] + [.$E$3]*[.E84] + [.$H$3]*[.C84]" office:value-type="float" office:value="1.4179406975586" calcext:value-type="float">
            <text:p>1.4179406976</text:p>
          </table:table-cell>
          <table:table-cell table:number-columns-repeated="14"/>
        </table:table-row>
        <table:table-row table:style-name="ro1">
          <table:table-cell table:formula="of:=[.A85]+1" office:value-type="float" office:value="71" calcext:value-type="float">
            <text:p>71</text:p>
          </table:table-cell>
          <table:table-cell table:formula="of:=[.B85]+[.$B$10]" office:value-type="float" office:value="7.09999999999999" calcext:value-type="float">
            <text:p>7.1</text:p>
          </table:table-cell>
          <table:table-cell table:formula="of:=IF([.B86]&lt;=10;1;0)" office:value-type="float" office:value="1" calcext:value-type="float">
            <text:p>1</text:p>
          </table:table-cell>
          <table:table-cell table:formula="of:=[.$D$2]*[.D85] + [.$E$2]*[.E85] + [.$H$2]*[.C85]" office:value-type="float" office:value="2.61947051098846" calcext:value-type="float">
            <text:p>2.619470511</text:p>
          </table:table-cell>
          <table:table-cell table:formula="of:=[.$D$3]*[.D85] + [.$E$3]*[.E85] + [.$H$3]*[.C85]" office:value-type="float" office:value="1.41865972699666" calcext:value-type="float">
            <text:p>1.418659727</text:p>
          </table:table-cell>
          <table:table-cell table:number-columns-repeated="14"/>
        </table:table-row>
        <table:table-row table:style-name="ro1">
          <table:table-cell table:formula="of:=[.A86]+1" office:value-type="float" office:value="72" calcext:value-type="float">
            <text:p>72</text:p>
          </table:table-cell>
          <table:table-cell table:formula="of:=[.B86]+[.$B$10]" office:value-type="float" office:value="7.19999999999999" calcext:value-type="float">
            <text:p>7.2</text:p>
          </table:table-cell>
          <table:table-cell table:formula="of:=IF([.B87]&lt;=10;1;0)" office:value-type="float" office:value="1" calcext:value-type="float">
            <text:p>1</text:p>
          </table:table-cell>
          <table:table-cell table:formula="of:=[.$D$2]*[.D86] + [.$E$2]*[.E86] + [.$H$2]*[.C86]" office:value-type="float" office:value="2.63012808045063" calcext:value-type="float">
            <text:p>2.6301280805</text:p>
          </table:table-cell>
          <table:table-cell table:formula="of:=[.$D$3]*[.D86] + [.$E$3]*[.E86] + [.$H$3]*[.C86]" office:value-type="float" office:value="1.41933014285442" calcext:value-type="float">
            <text:p>1.4193301429</text:p>
          </table:table-cell>
          <table:table-cell table:number-columns-repeated="14"/>
        </table:table-row>
        <table:table-row table:style-name="ro1">
          <table:table-cell table:formula="of:=[.A87]+1" office:value-type="float" office:value="73" calcext:value-type="float">
            <text:p>73</text:p>
          </table:table-cell>
          <table:table-cell table:formula="of:=[.B87]+[.$B$10]" office:value-type="float" office:value="7.29999999999999" calcext:value-type="float">
            <text:p>7.3</text:p>
          </table:table-cell>
          <table:table-cell table:formula="of:=IF([.B88]&lt;=10;1;0)" office:value-type="float" office:value="1" calcext:value-type="float">
            <text:p>1</text:p>
          </table:table-cell>
          <table:table-cell table:formula="of:=[.$D$2]*[.D87] + [.$E$2]*[.E87] + [.$H$2]*[.C87]" office:value-type="float" office:value="2.64032903342394" calcext:value-type="float">
            <text:p>2.6403290334</text:p>
          </table:table-cell>
          <table:table-cell table:formula="of:=[.$D$3]*[.D87] + [.$E$3]*[.E87] + [.$H$3]*[.C87]" office:value-type="float" office:value="1.41995523189603" calcext:value-type="float">
            <text:p>1.4199552319</text:p>
          </table:table-cell>
          <table:table-cell table:number-columns-repeated="14"/>
        </table:table-row>
        <table:table-row table:style-name="ro1">
          <table:table-cell table:formula="of:=[.A88]+1" office:value-type="float" office:value="74" calcext:value-type="float">
            <text:p>74</text:p>
          </table:table-cell>
          <table:table-cell table:formula="of:=[.B88]+[.$B$10]" office:value-type="float" office:value="7.39999999999999" calcext:value-type="float">
            <text:p>7.4</text:p>
          </table:table-cell>
          <table:table-cell table:formula="of:=IF([.B89]&lt;=10;1;0)" office:value-type="float" office:value="1" calcext:value-type="float">
            <text:p>1</text:p>
          </table:table-cell>
          <table:table-cell table:formula="of:=[.$D$2]*[.D88] + [.$E$2]*[.E88] + [.$H$2]*[.C88]" office:value-type="float" office:value="2.65009136930846" calcext:value-type="float">
            <text:p>2.6500913693</text:p>
          </table:table-cell>
          <table:table-cell table:formula="of:=[.$D$3]*[.D88] + [.$E$3]*[.E88] + [.$H$3]*[.C88]" office:value-type="float" office:value="1.42053805866754" calcext:value-type="float">
            <text:p>1.4205380587</text:p>
          </table:table-cell>
          <table:table-cell table:number-columns-repeated="14"/>
        </table:table-row>
        <table:table-row table:style-name="ro1">
          <table:table-cell table:formula="of:=[.A89]+1" office:value-type="float" office:value="75" calcext:value-type="float">
            <text:p>75</text:p>
          </table:table-cell>
          <table:table-cell table:formula="of:=[.B89]+[.$B$10]" office:value-type="float" office:value="7.49999999999999" calcext:value-type="float">
            <text:p>7.5</text:p>
          </table:table-cell>
          <table:table-cell table:formula="of:=IF([.B90]&lt;=10;1;0)" office:value-type="float" office:value="1" calcext:value-type="float">
            <text:p>1</text:p>
          </table:table-cell>
          <table:table-cell table:formula="of:=[.$D$2]*[.D89] + [.$E$2]*[.E89] + [.$H$2]*[.C89]" office:value-type="float" office:value="2.65943249835377" calcext:value-type="float">
            <text:p>2.6594324984</text:p>
          </table:table-cell>
          <table:table-cell table:formula="of:=[.$D$3]*[.D89] + [.$E$3]*[.E89] + [.$H$3]*[.C89]" office:value-type="float" office:value="1.42108148052103" calcext:value-type="float">
            <text:p>1.4210814805</text:p>
          </table:table-cell>
          <table:table-cell table:number-columns-repeated="14"/>
        </table:table-row>
        <table:table-row table:style-name="ro1">
          <table:table-cell table:formula="of:=[.A90]+1" office:value-type="float" office:value="76" calcext:value-type="float">
            <text:p>76</text:p>
          </table:table-cell>
          <table:table-cell table:formula="of:=[.B90]+[.$B$10]" office:value-type="float" office:value="7.59999999999999" calcext:value-type="float">
            <text:p>7.6</text:p>
          </table:table-cell>
          <table:table-cell table:formula="of:=IF([.B91]&lt;=10;1;0)" office:value-type="float" office:value="1" calcext:value-type="float">
            <text:p>1</text:p>
          </table:table-cell>
          <table:table-cell table:formula="of:=[.$D$2]*[.D90] + [.$E$2]*[.E90] + [.$H$2]*[.C90]" office:value-type="float" office:value="2.66836925087414" calcext:value-type="float">
            <text:p>2.6683692509</text:p>
          </table:table-cell>
          <table:table-cell table:formula="of:=[.$D$3]*[.D90] + [.$E$3]*[.E90] + [.$H$3]*[.C90]" office:value-type="float" office:value="1.421588161623" calcext:value-type="float">
            <text:p>1.4215881616</text:p>
          </table:table-cell>
          <table:table-cell table:number-columns-repeated="14"/>
        </table:table-row>
        <table:table-row table:style-name="ro1">
          <table:table-cell table:formula="of:=[.A91]+1" office:value-type="float" office:value="77" calcext:value-type="float">
            <text:p>77</text:p>
          </table:table-cell>
          <table:table-cell table:formula="of:=[.B91]+[.$B$10]" office:value-type="float" office:value="7.69999999999999" calcext:value-type="float">
            <text:p>7.7</text:p>
          </table:table-cell>
          <table:table-cell table:formula="of:=IF([.B92]&lt;=10;1;0)" office:value-type="float" office:value="1" calcext:value-type="float">
            <text:p>1</text:p>
          </table:table-cell>
          <table:table-cell table:formula="of:=[.$D$2]*[.D91] + [.$E$2]*[.E91] + [.$H$2]*[.C91]" office:value-type="float" office:value="2.6769178873339" calcext:value-type="float">
            <text:p>2.6769178873</text:p>
          </table:table-cell>
          <table:table-cell table:formula="of:=[.$D$3]*[.D91] + [.$E$3]*[.E91] + [.$H$3]*[.C91]" office:value-type="float" office:value="1.42206058601567" calcext:value-type="float">
            <text:p>1.422060586</text:p>
          </table:table-cell>
          <table:table-cell table:number-columns-repeated="14"/>
        </table:table-row>
        <table:table-row table:style-name="ro1">
          <table:table-cell table:formula="of:=[.A92]+1" office:value-type="float" office:value="78" calcext:value-type="float">
            <text:p>78</text:p>
          </table:table-cell>
          <table:table-cell table:formula="of:=[.B92]+[.$B$10]" office:value-type="float" office:value="7.79999999999999" calcext:value-type="float">
            <text:p>7.8</text:p>
          </table:table-cell>
          <table:table-cell table:formula="of:=IF([.B93]&lt;=10;1;0)" office:value-type="float" office:value="1" calcext:value-type="float">
            <text:p>1</text:p>
          </table:table-cell>
          <table:table-cell table:formula="of:=[.$D$2]*[.D92] + [.$E$2]*[.E92] + [.$H$2]*[.C92]" office:value-type="float" office:value="2.6850941091713" calcext:value-type="float">
            <text:p>2.6850941092</text:p>
          </table:table-cell>
          <table:table-cell table:formula="of:=[.$D$3]*[.D92] + [.$E$3]*[.E92] + [.$H$3]*[.C92]" office:value-type="float" office:value="1.42250106979515" calcext:value-type="float">
            <text:p>1.4225010698</text:p>
          </table:table-cell>
          <table:table-cell table:number-columns-repeated="14"/>
        </table:table-row>
        <table:table-row table:style-name="ro1">
          <table:table-cell table:formula="of:=[.A93]+1" office:value-type="float" office:value="79" calcext:value-type="float">
            <text:p>79</text:p>
          </table:table-cell>
          <table:table-cell table:formula="of:=[.B93]+[.$B$10]" office:value-type="float" office:value="7.89999999999999" calcext:value-type="float">
            <text:p>7.9</text:p>
          </table:table-cell>
          <table:table-cell table:formula="of:=IF([.B94]&lt;=10;1;0)" office:value-type="float" office:value="1" calcext:value-type="float">
            <text:p>1</text:p>
          </table:table-cell>
          <table:table-cell table:formula="of:=[.$D$2]*[.D93] + [.$E$2]*[.E93] + [.$H$2]*[.C93]" office:value-type="float" office:value="2.69291307024172" calcext:value-type="float">
            <text:p>2.6929130702</text:p>
          </table:table-cell>
          <table:table-cell table:formula="of:=[.$D$3]*[.D93] + [.$E$3]*[.E93] + [.$H$3]*[.C93]" office:value-type="float" office:value="1.4229117724663" calcext:value-type="float">
            <text:p>1.4229117725</text:p>
          </table:table-cell>
          <table:table-cell table:number-columns-repeated="14"/>
        </table:table-row>
        <table:table-row table:style-name="ro1">
          <table:table-cell table:formula="of:=[.A94]+1" office:value-type="float" office:value="80" calcext:value-type="float">
            <text:p>80</text:p>
          </table:table-cell>
          <table:table-cell table:formula="of:=[.B94]+[.$B$10]" office:value-type="float" office:value="7.99999999999999" calcext:value-type="float">
            <text:p>8</text:p>
          </table:table-cell>
          <table:table-cell table:formula="of:=IF([.B95]&lt;=10;1;0)" office:value-type="float" office:value="1" calcext:value-type="float">
            <text:p>1</text:p>
          </table:table-cell>
          <table:table-cell table:formula="of:=[.$D$2]*[.D94] + [.$E$2]*[.E94] + [.$H$2]*[.C94]" office:value-type="float" office:value="2.70038938877236" calcext:value-type="float">
            <text:p>2.7003893888</text:p>
          </table:table-cell>
          <table:table-cell table:formula="of:=[.$D$3]*[.D94] + [.$E$3]*[.E94] + [.$H$3]*[.C94]" office:value-type="float" office:value="1.42329470752985" calcext:value-type="float">
            <text:p>1.4232947075</text:p>
          </table:table-cell>
          <table:table-cell table:number-columns-repeated="14"/>
        </table:table-row>
        <table:table-row table:style-name="ro1">
          <table:table-cell table:formula="of:=[.A95]+1" office:value-type="float" office:value="81" calcext:value-type="float">
            <text:p>81</text:p>
          </table:table-cell>
          <table:table-cell table:formula="of:=[.B95]+[.$B$10]" office:value-type="float" office:value="8.09999999999999" calcext:value-type="float">
            <text:p>8.1</text:p>
          </table:table-cell>
          <table:table-cell table:formula="of:=IF([.B96]&lt;=10;1;0)" office:value-type="float" office:value="1" calcext:value-type="float">
            <text:p>1</text:p>
          </table:table-cell>
          <table:table-cell table:formula="of:=[.$D$2]*[.D95] + [.$E$2]*[.E95] + [.$H$2]*[.C95]" office:value-type="float" office:value="2.70753715973124" calcext:value-type="float">
            <text:p>2.7075371597</text:p>
          </table:table-cell>
          <table:table-cell table:formula="of:=[.$D$3]*[.D95] + [.$E$3]*[.E95] + [.$H$3]*[.C95]" office:value-type="float" office:value="1.42365175235376" calcext:value-type="float">
            <text:p>1.4236517524</text:p>
          </table:table-cell>
          <table:table-cell table:number-columns-repeated="14"/>
        </table:table-row>
        <table:table-row table:style-name="ro1">
          <table:table-cell table:formula="of:=[.A96]+1" office:value-type="float" office:value="82" calcext:value-type="float">
            <text:p>82</text:p>
          </table:table-cell>
          <table:table-cell table:formula="of:=[.B96]+[.$B$10]" office:value-type="float" office:value="8.19999999999999" calcext:value-type="float">
            <text:p>8.2</text:p>
          </table:table-cell>
          <table:table-cell table:formula="of:=IF([.B97]&lt;=10;1;0)" office:value-type="float" office:value="1" calcext:value-type="float">
            <text:p>1</text:p>
          </table:table-cell>
          <table:table-cell table:formula="of:=[.$D$2]*[.D96] + [.$E$2]*[.E96] + [.$H$2]*[.C96]" office:value-type="float" office:value="2.71436996752287" calcext:value-type="float">
            <text:p>2.7143699675</text:p>
          </table:table-cell>
          <table:table-cell table:formula="of:=[.$D$3]*[.D96] + [.$E$3]*[.E96] + [.$H$3]*[.C96]" office:value-type="float" office:value="1.42398465737712" calcext:value-type="float">
            <text:p>1.4239846574</text:p>
          </table:table-cell>
          <table:table-cell table:number-columns-repeated="14"/>
        </table:table-row>
        <table:table-row table:style-name="ro1">
          <table:table-cell table:formula="of:=[.A97]+1" office:value-type="float" office:value="83" calcext:value-type="float">
            <text:p>83</text:p>
          </table:table-cell>
          <table:table-cell table:formula="of:=[.B97]+[.$B$10]" office:value-type="float" office:value="8.29999999999999" calcext:value-type="float">
            <text:p>8.3</text:p>
          </table:table-cell>
          <table:table-cell table:formula="of:=IF([.B98]&lt;=10;1;0)" office:value-type="float" office:value="1" calcext:value-type="float">
            <text:p>1</text:p>
          </table:table-cell>
          <table:table-cell table:formula="of:=[.$D$2]*[.D97] + [.$E$2]*[.E97] + [.$H$2]*[.C97]" office:value-type="float" office:value="2.72090089893171" calcext:value-type="float">
            <text:p>2.7209008989</text:p>
          </table:table-cell>
          <table:table-cell table:formula="of:=[.$D$3]*[.D97] + [.$E$3]*[.E97] + [.$H$3]*[.C97]" office:value-type="float" office:value="1.42429505469186" calcext:value-type="float">
            <text:p>1.4242950547</text:p>
          </table:table-cell>
          <table:table-cell table:number-columns-repeated="14"/>
        </table:table-row>
        <table:table-row table:style-name="ro1">
          <table:table-cell table:formula="of:=[.A98]+1" office:value-type="float" office:value="84" calcext:value-type="float">
            <text:p>84</text:p>
          </table:table-cell>
          <table:table-cell table:formula="of:=[.B98]+[.$B$10]" office:value-type="float" office:value="8.39999999999999" calcext:value-type="float">
            <text:p>8.4</text:p>
          </table:table-cell>
          <table:table-cell table:formula="of:=IF([.B99]&lt;=10;1;0)" office:value-type="float" office:value="1" calcext:value-type="float">
            <text:p>1</text:p>
          </table:table-cell>
          <table:table-cell table:formula="of:=[.$D$2]*[.D98] + [.$E$2]*[.E98] + [.$H$2]*[.C98]" office:value-type="float" office:value="2.72714255624278" calcext:value-type="float">
            <text:p>2.7271425562</text:p>
          </table:table-cell>
          <table:table-cell table:formula="of:=[.$D$3]*[.D98] + [.$E$3]*[.E98] + [.$H$3]*[.C98]" office:value-type="float" office:value="1.42458446604414" calcext:value-type="float">
            <text:p>1.424584466</text:p>
          </table:table-cell>
          <table:table-cell table:number-columns-repeated="14"/>
        </table:table-row>
        <table:table-row table:style-name="ro1">
          <table:table-cell table:formula="of:=[.A99]+1" office:value-type="float" office:value="85" calcext:value-type="float">
            <text:p>85</text:p>
          </table:table-cell>
          <table:table-cell table:formula="of:=[.B99]+[.$B$10]" office:value-type="float" office:value="8.49999999999999" calcext:value-type="float">
            <text:p>8.5</text:p>
          </table:table-cell>
          <table:table-cell table:formula="of:=IF([.B100]&lt;=10;1;0)" office:value-type="float" office:value="1" calcext:value-type="float">
            <text:p>1</text:p>
          </table:table-cell>
          <table:table-cell table:formula="of:=[.$D$2]*[.D99] + [.$E$2]*[.E99] + [.$H$2]*[.C99]" office:value-type="float" office:value="2.73310707047618" calcext:value-type="float">
            <text:p>2.7331070705</text:p>
          </table:table-cell>
          <table:table-cell table:formula="of:=[.$D$3]*[.D99] + [.$E$3]*[.E99] + [.$H$3]*[.C99]" office:value-type="float" office:value="1.4248543102949" calcext:value-type="float">
            <text:p>1.4248543103</text:p>
          </table:table-cell>
          <table:table-cell table:number-columns-repeated="14"/>
        </table:table-row>
        <table:table-row table:style-name="ro1">
          <table:table-cell table:formula="of:=[.A100]+1" office:value-type="float" office:value="86" calcext:value-type="float">
            <text:p>86</text:p>
          </table:table-cell>
          <table:table-cell table:formula="of:=[.B100]+[.$B$10]" office:value-type="float" office:value="8.59999999999999" calcext:value-type="float">
            <text:p>8.6</text:p>
          </table:table-cell>
          <table:table-cell table:formula="of:=IF([.B101]&lt;=10;1;0)" office:value-type="float" office:value="1" calcext:value-type="float">
            <text:p>1</text:p>
          </table:table-cell>
          <table:table-cell table:formula="of:=[.$D$2]*[.D100] + [.$E$2]*[.E100] + [.$H$2]*[.C100]" office:value-type="float" office:value="2.73880611467884" calcext:value-type="float">
            <text:p>2.7388061147</text:p>
          </table:table-cell>
          <table:table-cell table:formula="of:=[.$D$3]*[.D100] + [.$E$3]*[.E100] + [.$H$3]*[.C100]" office:value-type="float" office:value="1.42510591037586" calcext:value-type="float">
            <text:p>1.4251059104</text:p>
          </table:table-cell>
          <table:table-cell table:number-columns-repeated="14"/>
        </table:table-row>
        <table:table-row table:style-name="ro1">
          <table:table-cell table:formula="of:=[.A101]+1" office:value-type="float" office:value="87" calcext:value-type="float">
            <text:p>87</text:p>
          </table:table-cell>
          <table:table-cell table:formula="of:=[.B101]+[.$B$10]" office:value-type="float" office:value="8.69999999999999" calcext:value-type="float">
            <text:p>8.7</text:p>
          </table:table-cell>
          <table:table-cell table:formula="of:=IF([.B102]&lt;=10;1;0)" office:value-type="float" office:value="1" calcext:value-type="float">
            <text:p>1</text:p>
          </table:table-cell>
          <table:table-cell table:formula="of:=[.$D$2]*[.D101] + [.$E$2]*[.E101] + [.$H$2]*[.C101]" office:value-type="float" office:value="2.74425091722336" calcext:value-type="float">
            <text:p>2.7442509172</text:p>
          </table:table-cell>
          <table:table-cell table:formula="of:=[.$D$3]*[.D101] + [.$E$3]*[.E101] + [.$H$3]*[.C101]" office:value-type="float" office:value="1.42534049977535" calcext:value-type="float">
            <text:p>1.4253404998</text:p>
          </table:table-cell>
          <table:table-cell table:number-columns-repeated="14"/>
        </table:table-row>
        <table:table-row table:style-name="ro1">
          <table:table-cell table:formula="of:=[.A102]+1" office:value-type="float" office:value="88" calcext:value-type="float">
            <text:p>88</text:p>
          </table:table-cell>
          <table:table-cell table:formula="of:=[.B102]+[.$B$10]" office:value-type="float" office:value="8.79999999999999" calcext:value-type="float">
            <text:p>8.8</text:p>
          </table:table-cell>
          <table:table-cell table:formula="of:=IF([.B103]&lt;=10;1;0)" office:value-type="float" office:value="1" calcext:value-type="float">
            <text:p>1</text:p>
          </table:table-cell>
          <table:table-cell table:formula="of:=[.$D$2]*[.D102] + [.$E$2]*[.E102] + [.$H$2]*[.C102]" office:value-type="float" office:value="2.74945227506921" calcext:value-type="float">
            <text:p>2.7494522751</text:p>
          </table:table-cell>
          <table:table-cell table:formula="of:=[.$D$3]*[.D102] + [.$E$3]*[.E102] + [.$H$3]*[.C102]" office:value-type="float" office:value="1.42555922858554" calcext:value-type="float">
            <text:p>1.4255592286</text:p>
          </table:table-cell>
          <table:table-cell table:number-columns-repeated="14"/>
        </table:table-row>
        <table:table-row table:style-name="ro1">
          <table:table-cell table:formula="of:=[.A103]+1" office:value-type="float" office:value="89" calcext:value-type="float">
            <text:p>89</text:p>
          </table:table-cell>
          <table:table-cell table:formula="of:=[.B103]+[.$B$10]" office:value-type="float" office:value="8.89999999999998" calcext:value-type="float">
            <text:p>8.9</text:p>
          </table:table-cell>
          <table:table-cell table:formula="of:=IF([.B104]&lt;=10;1;0)" office:value-type="float" office:value="1" calcext:value-type="float">
            <text:p>1</text:p>
          </table:table-cell>
          <table:table-cell table:formula="of:=[.$D$2]*[.D103] + [.$E$2]*[.E103] + [.$H$2]*[.C103]" office:value-type="float" office:value="2.75442056694684" calcext:value-type="float">
            <text:p>2.7544205669</text:p>
          </table:table-cell>
          <table:table-cell table:formula="of:=[.$D$3]*[.D103] + [.$E$3]*[.E103] + [.$H$3]*[.C103]" office:value-type="float" office:value="1.42576316914087" calcext:value-type="float">
            <text:p>1.4257631691</text:p>
          </table:table-cell>
          <table:table-cell table:number-columns-repeated="14"/>
        </table:table-row>
        <table:table-row table:style-name="ro1">
          <table:table-cell table:formula="of:=[.A104]+1" office:value-type="float" office:value="90" calcext:value-type="float">
            <text:p>90</text:p>
          </table:table-cell>
          <table:table-cell table:formula="of:=[.B104]+[.$B$10]" office:value-type="float" office:value="8.99999999999998" calcext:value-type="float">
            <text:p>9</text:p>
          </table:table-cell>
          <table:table-cell table:formula="of:=IF([.B105]&lt;=10;1;0)" office:value-type="float" office:value="1" calcext:value-type="float">
            <text:p>1</text:p>
          </table:table-cell>
          <table:table-cell table:formula="of:=[.$D$2]*[.D104] + [.$E$2]*[.E104] + [.$H$2]*[.C104]" office:value-type="float" office:value="2.75916576642992" calcext:value-type="float">
            <text:p>2.7591657664</text:p>
          </table:table-cell>
          <table:table-cell table:formula="of:=[.$D$3]*[.D104] + [.$E$3]*[.E104] + [.$H$3]*[.C104]" office:value-type="float" office:value="1.42595332127525" calcext:value-type="float">
            <text:p>1.4259533213</text:p>
          </table:table-cell>
          <table:table-cell table:number-columns-repeated="14"/>
        </table:table-row>
        <table:table-row table:style-name="ro1">
          <table:table-cell table:formula="of:=[.A105]+1" office:value-type="float" office:value="91" calcext:value-type="float">
            <text:p>91</text:p>
          </table:table-cell>
          <table:table-cell table:formula="of:=[.B105]+[.$B$10]" office:value-type="float" office:value="9.09999999999998" calcext:value-type="float">
            <text:p>9.1</text:p>
          </table:table-cell>
          <table:table-cell table:formula="of:=IF([.B106]&lt;=10;1;0)" office:value-type="float" office:value="1" calcext:value-type="float">
            <text:p>1</text:p>
          </table:table-cell>
          <table:table-cell table:formula="of:=[.$D$2]*[.D105] + [.$E$2]*[.E105] + [.$H$2]*[.C105]" office:value-type="float" office:value="2.76369745486526" calcext:value-type="float">
            <text:p>2.7636974549</text:p>
          </table:table-cell>
          <table:table-cell table:formula="of:=[.$D$3]*[.D105] + [.$E$3]*[.E105] + [.$H$3]*[.C105]" office:value-type="float" office:value="1.42613061722383" calcext:value-type="float">
            <text:p>1.4261306172</text:p>
          </table:table-cell>
          <table:table-cell table:number-columns-repeated="14"/>
        </table:table-row>
        <table:table-row table:style-name="ro1">
          <table:table-cell table:formula="of:=[.A106]+1" office:value-type="float" office:value="92" calcext:value-type="float">
            <text:p>92</text:p>
          </table:table-cell>
          <table:table-cell table:formula="of:=[.B106]+[.$B$10]" office:value-type="float" office:value="9.19999999999998" calcext:value-type="float">
            <text:p>9.2</text:p>
          </table:table-cell>
          <table:table-cell table:formula="of:=IF([.B107]&lt;=10;1;0)" office:value-type="float" office:value="1" calcext:value-type="float">
            <text:p>1</text:p>
          </table:table-cell>
          <table:table-cell table:formula="of:=[.$D$2]*[.D106] + [.$E$2]*[.E106] + [.$H$2]*[.C106]" office:value-type="float" office:value="2.76802483413396" calcext:value-type="float">
            <text:p>2.7680248341</text:p>
          </table:table-cell>
          <table:table-cell table:formula="of:=[.$D$3]*[.D106] + [.$E$3]*[.E106] + [.$H$3]*[.C106]" office:value-type="float" office:value="1.42629592619333" calcext:value-type="float">
            <text:p>1.4262959262</text:p>
          </table:table-cell>
          <table:table-cell table:number-columns-repeated="14"/>
        </table:table-row>
        <table:table-row table:style-name="ro1">
          <table:table-cell table:formula="of:=[.A107]+1" office:value-type="float" office:value="93" calcext:value-type="float">
            <text:p>93</text:p>
          </table:table-cell>
          <table:table-cell table:formula="of:=[.B107]+[.$B$10]" office:value-type="float" office:value="9.29999999999998" calcext:value-type="float">
            <text:p>9.3</text:p>
          </table:table-cell>
          <table:table-cell table:formula="of:=IF([.B108]&lt;=10;1;0)" office:value-type="float" office:value="1" calcext:value-type="float">
            <text:p>1</text:p>
          </table:table-cell>
          <table:table-cell table:formula="of:=[.$D$2]*[.D107] + [.$E$2]*[.E107] + [.$H$2]*[.C107]" office:value-type="float" office:value="2.77215673922066" calcext:value-type="float">
            <text:p>2.7721567392</text:p>
          </table:table-cell>
          <table:table-cell table:formula="of:=[.$D$3]*[.D107] + [.$E$3]*[.E107] + [.$H$3]*[.C107]" office:value-type="float" office:value="1.4264500586234" calcext:value-type="float">
            <text:p>1.4264500586</text:p>
          </table:table-cell>
          <table:table-cell table:number-columns-repeated="14"/>
        </table:table-row>
        <table:table-row table:style-name="ro1">
          <table:table-cell table:formula="of:=[.A108]+1" office:value-type="float" office:value="94" calcext:value-type="float">
            <text:p>94</text:p>
          </table:table-cell>
          <table:table-cell table:formula="of:=[.B108]+[.$B$10]" office:value-type="float" office:value="9.39999999999998" calcext:value-type="float">
            <text:p>9.4</text:p>
          </table:table-cell>
          <table:table-cell table:formula="of:=IF([.B109]&lt;=10;1;0)" office:value-type="float" office:value="1" calcext:value-type="float">
            <text:p>1</text:p>
          </table:table-cell>
          <table:table-cell table:formula="of:=[.$D$2]*[.D108] + [.$E$2]*[.E108] + [.$H$2]*[.C108]" office:value-type="float" office:value="2.7761016505712" calcext:value-type="float">
            <text:p>2.7761016506</text:p>
          </table:table-cell>
          <table:table-cell table:formula="of:=[.$D$3]*[.D108] + [.$E$3]*[.E108] + [.$H$3]*[.C108]" office:value-type="float" office:value="1.42659377015987" calcext:value-type="float">
            <text:p>1.4265937702</text:p>
          </table:table-cell>
          <table:table-cell table:number-columns-repeated="14"/>
        </table:table-row>
        <table:table-row table:style-name="ro1">
          <table:table-cell table:formula="of:=[.A109]+1" office:value-type="float" office:value="95" calcext:value-type="float">
            <text:p>95</text:p>
          </table:table-cell>
          <table:table-cell table:formula="of:=[.B109]+[.$B$10]" office:value-type="float" office:value="9.49999999999998" calcext:value-type="float">
            <text:p>9.5</text:p>
          </table:table-cell>
          <table:table-cell table:formula="of:=IF([.B110]&lt;=10;1;0)" office:value-type="float" office:value="1" calcext:value-type="float">
            <text:p>1</text:p>
          </table:table-cell>
          <table:table-cell table:formula="of:=[.$D$2]*[.D109] + [.$E$2]*[.E109] + [.$H$2]*[.C109]" office:value-type="float" office:value="2.7798677062219" calcext:value-type="float">
            <text:p>2.7798677062</text:p>
          </table:table-cell>
          <table:table-cell table:formula="of:=[.$D$3]*[.D109] + [.$E$3]*[.E109] + [.$H$3]*[.C109]" office:value-type="float" office:value="1.42672776535936" calcext:value-type="float">
            <text:p>1.4267277654</text:p>
          </table:table-cell>
          <table:table-cell table:number-columns-repeated="14"/>
        </table:table-row>
        <table:table-row table:style-name="ro1">
          <table:table-cell table:formula="of:=[.A110]+1" office:value-type="float" office:value="96" calcext:value-type="float">
            <text:p>96</text:p>
          </table:table-cell>
          <table:table-cell table:formula="of:=[.B110]+[.$B$10]" office:value-type="float" office:value="9.59999999999998" calcext:value-type="float">
            <text:p>9.6</text:p>
          </table:table-cell>
          <table:table-cell table:formula="of:=IF([.B111]&lt;=10;1;0)" office:value-type="float" office:value="1" calcext:value-type="float">
            <text:p>1</text:p>
          </table:table-cell>
          <table:table-cell table:formula="of:=[.$D$2]*[.D110] + [.$E$2]*[.E110] + [.$H$2]*[.C110]" office:value-type="float" office:value="2.78346271368631" calcext:value-type="float">
            <text:p>2.7834627137</text:p>
          </table:table-cell>
          <table:table-cell table:formula="of:=[.$D$3]*[.D110] + [.$E$3]*[.E110] + [.$H$3]*[.C110]" office:value-type="float" office:value="1.42685270114342" calcext:value-type="float">
            <text:p>1.4268527011</text:p>
          </table:table-cell>
          <table:table-cell table:number-columns-repeated="14"/>
        </table:table-row>
        <table:table-row table:style-name="ro1">
          <table:table-cell table:formula="of:=[.A111]+1" office:value-type="float" office:value="97" calcext:value-type="float">
            <text:p>97</text:p>
          </table:table-cell>
          <table:table-cell table:formula="of:=[.B111]+[.$B$10]" office:value-type="float" office:value="9.69999999999998" calcext:value-type="float">
            <text:p>9.7</text:p>
          </table:table-cell>
          <table:table-cell table:formula="of:=IF([.B112]&lt;=10;1;0)" office:value-type="float" office:value="1" calcext:value-type="float">
            <text:p>1</text:p>
          </table:table-cell>
          <table:table-cell table:formula="of:=[.$D$2]*[.D111] + [.$E$2]*[.E111] + [.$H$2]*[.C111]" office:value-type="float" office:value="2.78689416158754" calcext:value-type="float">
            <text:p>2.7868941616</text:p>
          </table:table-cell>
          <table:table-cell table:formula="of:=[.$D$3]*[.D111] + [.$E$3]*[.E111] + [.$H$3]*[.C111]" office:value-type="float" office:value="1.42696919001911" calcext:value-type="float">
            <text:p>1.42696919</text:p>
          </table:table-cell>
          <table:table-cell table:number-columns-repeated="14"/>
        </table:table-row>
        <table:table-row table:style-name="ro1">
          <table:table-cell table:formula="of:=[.A112]+1" office:value-type="float" office:value="98" calcext:value-type="float">
            <text:p>98</text:p>
          </table:table-cell>
          <table:table-cell table:formula="of:=[.B112]+[.$B$10]" office:value-type="float" office:value="9.79999999999998" calcext:value-type="float">
            <text:p>9.8</text:p>
          </table:table-cell>
          <table:table-cell table:formula="of:=IF([.B113]&lt;=10;1;0)" office:value-type="float" office:value="1" calcext:value-type="float">
            <text:p>1</text:p>
          </table:table-cell>
          <table:table-cell table:formula="of:=[.$D$2]*[.D112] + [.$E$2]*[.E112] + [.$H$2]*[.C112]" office:value-type="float" office:value="2.79016923102672" calcext:value-type="float">
            <text:p>2.790169231</text:p>
          </table:table-cell>
          <table:table-cell table:formula="of:=[.$D$3]*[.D112] + [.$E$3]*[.E112] + [.$H$3]*[.C112]" office:value-type="float" office:value="1.42707780308192" calcext:value-type="float">
            <text:p>1.4270778031</text:p>
          </table:table-cell>
          <table:table-cell table:number-columns-repeated="14"/>
        </table:table-row>
        <table:table-row table:style-name="ro1">
          <table:table-cell table:formula="of:=[.A113]+1" office:value-type="float" office:value="99" calcext:value-type="float">
            <text:p>99</text:p>
          </table:table-cell>
          <table:table-cell table:formula="of:=[.B113]+[.$B$10]" office:value-type="float" office:value="9.89999999999998" calcext:value-type="float">
            <text:p>9.9</text:p>
          </table:table-cell>
          <table:table-cell table:formula="of:=IF([.B114]&lt;=10;1;0)" office:value-type="float" office:value="1" calcext:value-type="float">
            <text:p>1</text:p>
          </table:table-cell>
          <table:table-cell table:formula="of:=[.$D$2]*[.D113] + [.$E$2]*[.E113] + [.$H$2]*[.C113]" office:value-type="float" office:value="2.79329480667986" calcext:value-type="float">
            <text:p>2.7932948067</text:p>
          </table:table-cell>
          <table:table-cell table:formula="of:=[.$D$3]*[.D113] + [.$E$3]*[.E113] + [.$H$3]*[.C113]" office:value-type="float" office:value="1.42717907281555" calcext:value-type="float">
            <text:p>1.4271790728</text:p>
          </table:table-cell>
          <table:table-cell table:number-columns-repeated="14"/>
        </table:table-row>
        <table:table-row table:style-name="ro1">
          <table:table-cell table:formula="of:=[.A114]+1" office:value-type="float" office:value="100" calcext:value-type="float">
            <text:p>100</text:p>
          </table:table-cell>
          <table:table-cell table:formula="of:=[.B114]+[.$B$10]" office:value-type="float" office:value="9.99999999999998" calcext:value-type="float">
            <text:p>10</text:p>
          </table:table-cell>
          <table:table-cell table:formula="of:=IF([.B115]&lt;=10;1;0)" office:value-type="float" office:value="1" calcext:value-type="float">
            <text:p>1</text:p>
          </table:table-cell>
          <table:table-cell table:formula="of:=[.$D$2]*[.D114] + [.$E$2]*[.E114] + [.$H$2]*[.C114]" office:value-type="float" office:value="2.79627748761731" calcext:value-type="float">
            <text:p>2.7962774876</text:p>
          </table:table-cell>
          <table:table-cell table:formula="of:=[.$D$3]*[.D114] + [.$E$3]*[.E114] + [.$H$3]*[.C114]" office:value-type="float" office:value="1.42727349570249" calcext:value-type="float">
            <text:p>1.4272734957</text:p>
          </table:table-cell>
          <table:table-cell table:number-columns-repeated="14"/>
        </table:table-row>
        <table:table-row table:style-name="ro1">
          <table:table-cell table:formula="of:=[.A115]+1" office:value-type="float" office:value="101" calcext:value-type="float">
            <text:p>101</text:p>
          </table:table-cell>
          <table:table-cell table:formula="of:=[.B115]+[.$B$10]" office:value-type="float" office:value="10.1" calcext:value-type="float">
            <text:p>10.1</text:p>
          </table:table-cell>
          <table:table-cell table:formula="of:=IF([.B116]&lt;=10;1;0)" office:value-type="float" office:value="0" calcext:value-type="float">
            <text:p>0</text:p>
          </table:table-cell>
          <table:table-cell table:formula="of:=[.$D$2]*[.D115] + [.$E$2]*[.E115] + [.$H$2]*[.C115]" office:value-type="float" office:value="2.79912359784139" calcext:value-type="float">
            <text:p>2.7991235978</text:p>
          </table:table-cell>
          <table:table-cell table:formula="of:=[.$D$3]*[.D115] + [.$E$3]*[.E115] + [.$H$3]*[.C115]" office:value-type="float" office:value="1.42736153465805" calcext:value-type="float">
            <text:p>1.4273615347</text:p>
          </table:table-cell>
          <table:table-cell table:number-columns-repeated="14"/>
        </table:table-row>
        <table:table-row table:style-name="ro1">
          <table:table-cell table:formula="of:=[.A116]+1" office:value-type="float" office:value="102" calcext:value-type="float">
            <text:p>102</text:p>
          </table:table-cell>
          <table:table-cell table:formula="of:=[.B116]+[.$B$10]" office:value-type="float" office:value="10.2" calcext:value-type="float">
            <text:p>10.2</text:p>
          </table:table-cell>
          <table:table-cell table:formula="of:=IF([.B117]&lt;=10;1;0)" office:value-type="float" office:value="0" calcext:value-type="float">
            <text:p>0</text:p>
          </table:table-cell>
          <table:table-cell table:formula="of:=[.$D$2]*[.D116] + [.$E$2]*[.E116] + [.$H$2]*[.C116]" office:value-type="float" office:value="2.79706779653945" calcext:value-type="float">
            <text:p>2.7970677965</text:p>
          </table:table-cell>
          <table:table-cell table:formula="of:=[.$D$3]*[.D116] + [.$E$3]*[.E116] + [.$H$3]*[.C116]" office:value-type="float" office:value="1.33085762129982" calcext:value-type="float">
            <text:p>1.3308576213</text:p>
          </table:table-cell>
          <table:table-cell table:number-columns-repeated="14"/>
        </table:table-row>
        <table:table-row table:style-name="ro1">
          <table:table-cell table:formula="of:=[.A117]+1" office:value-type="float" office:value="103" calcext:value-type="float">
            <text:p>103</text:p>
          </table:table-cell>
          <table:table-cell table:formula="of:=[.B117]+[.$B$10]" office:value-type="float" office:value="10.3" calcext:value-type="float">
            <text:p>10.3</text:p>
          </table:table-cell>
          <table:table-cell table:formula="of:=IF([.B118]&lt;=10;1;0)" office:value-type="float" office:value="0" calcext:value-type="float">
            <text:p>0</text:p>
          </table:table-cell>
          <table:table-cell table:formula="of:=[.$D$2]*[.D117] + [.$E$2]*[.E117] + [.$H$2]*[.C117]" office:value-type="float" office:value="2.78602158802866" calcext:value-type="float">
            <text:p>2.786021588</text:p>
          </table:table-cell>
          <table:table-cell table:formula="of:=[.$D$3]*[.D117] + [.$E$3]*[.E117] + [.$H$3]*[.C117]" office:value-type="float" office:value="1.24087833752373" calcext:value-type="float">
            <text:p>1.2408783375</text:p>
          </table:table-cell>
          <table:table-cell table:number-columns-repeated="14"/>
        </table:table-row>
        <table:table-row table:style-name="ro1">
          <table:table-cell table:formula="of:=[.A118]+1" office:value-type="float" office:value="104" calcext:value-type="float">
            <text:p>104</text:p>
          </table:table-cell>
          <table:table-cell table:formula="of:=[.B118]+[.$B$10]" office:value-type="float" office:value="10.4" calcext:value-type="float">
            <text:p>10.4</text:p>
          </table:table-cell>
          <table:table-cell table:formula="of:=IF([.B119]&lt;=10;1;0)" office:value-type="float" office:value="0" calcext:value-type="float">
            <text:p>0</text:p>
          </table:table-cell>
          <table:table-cell table:formula="of:=[.$D$2]*[.D118] + [.$E$2]*[.E118] + [.$H$2]*[.C118]" office:value-type="float" office:value="2.76703805457524" calcext:value-type="float">
            <text:p>2.7670380546</text:p>
          </table:table-cell>
          <table:table-cell table:formula="of:=[.$D$3]*[.D118] + [.$E$3]*[.E118] + [.$H$3]*[.C118]" office:value-type="float" office:value="1.15698255312376" calcext:value-type="float">
            <text:p>1.1569825531</text:p>
          </table:table-cell>
          <table:table-cell table:number-columns-repeated="14"/>
        </table:table-row>
        <table:table-row table:style-name="ro1">
          <table:table-cell table:formula="of:=[.A119]+1" office:value-type="float" office:value="105" calcext:value-type="float">
            <text:p>105</text:p>
          </table:table-cell>
          <table:table-cell table:formula="of:=[.B119]+[.$B$10]" office:value-type="float" office:value="10.5" calcext:value-type="float">
            <text:p>10.5</text:p>
          </table:table-cell>
          <table:table-cell table:formula="of:=IF([.B120]&lt;=10;1;0)" office:value-type="float" office:value="0" calcext:value-type="float">
            <text:p>0</text:p>
          </table:table-cell>
          <table:table-cell table:formula="of:=[.$D$2]*[.D119] + [.$E$2]*[.E119] + [.$H$2]*[.C119]" office:value-type="float" office:value="2.74107736515787" calcext:value-type="float">
            <text:p>2.7410773652</text:p>
          </table:table-cell>
          <table:table-cell table:formula="of:=[.$D$3]*[.D119] + [.$E$3]*[.E119] + [.$H$3]*[.C119]" office:value-type="float" office:value="1.07875896270706" calcext:value-type="float">
            <text:p>1.0787589627</text:p>
          </table:table-cell>
          <table:table-cell table:number-columns-repeated="14"/>
        </table:table-row>
        <table:table-row table:style-name="ro1">
          <table:table-cell table:formula="of:=[.A120]+1" office:value-type="float" office:value="106" calcext:value-type="float">
            <text:p>106</text:p>
          </table:table-cell>
          <table:table-cell table:formula="of:=[.B120]+[.$B$10]" office:value-type="float" office:value="10.6" calcext:value-type="float">
            <text:p>10.6</text:p>
          </table:table-cell>
          <table:table-cell table:formula="of:=IF([.B121]&lt;=10;1;0)" office:value-type="float" office:value="0" calcext:value-type="float">
            <text:p>0</text:p>
          </table:table-cell>
          <table:table-cell table:formula="of:=[.$D$2]*[.D120] + [.$E$2]*[.E120] + [.$H$2]*[.C120]" office:value-type="float" office:value="2.70901411634612" calcext:value-type="float">
            <text:p>2.7090141163</text:p>
          </table:table-cell>
          <table:table-cell table:formula="of:=[.$D$3]*[.D120] + [.$E$3]*[.E120] + [.$H$3]*[.C120]" office:value-type="float" office:value="1.00582406923843" calcext:value-type="float">
            <text:p>1.0058240692</text:p>
          </table:table-cell>
          <table:table-cell table:number-columns-repeated="14"/>
        </table:table-row>
        <table:table-row table:style-name="ro1">
          <table:table-cell table:formula="of:=[.A121]+1" office:value-type="float" office:value="107" calcext:value-type="float">
            <text:p>107</text:p>
          </table:table-cell>
          <table:table-cell table:formula="of:=[.B121]+[.$B$10]" office:value-type="float" office:value="10.7" calcext:value-type="float">
            <text:p>10.7</text:p>
          </table:table-cell>
          <table:table-cell table:formula="of:=IF([.B122]&lt;=10;1;0)" office:value-type="float" office:value="0" calcext:value-type="float">
            <text:p>0</text:p>
          </table:table-cell>
          <table:table-cell table:formula="of:=[.$D$2]*[.D121] + [.$E$2]*[.E121] + [.$H$2]*[.C121]" office:value-type="float" office:value="2.67164412521418" calcext:value-type="float">
            <text:p>2.6716441252</text:p>
          </table:table-cell>
          <table:table-cell table:formula="of:=[.$D$3]*[.D121] + [.$E$3]*[.E121] + [.$H$3]*[.C121]" office:value-type="float" office:value="0.937820303917223" calcext:value-type="float">
            <text:p>0.9378203039</text:p>
          </table:table-cell>
          <table:table-cell table:number-columns-repeated="14"/>
        </table:table-row>
        <table:table-row table:style-name="ro1">
          <table:table-cell table:formula="of:=[.A122]+1" office:value-type="float" office:value="108" calcext:value-type="float">
            <text:p>108</text:p>
          </table:table-cell>
          <table:table-cell table:formula="of:=[.B122]+[.$B$10]" office:value-type="float" office:value="10.8" calcext:value-type="float">
            <text:p>10.8</text:p>
          </table:table-cell>
          <table:table-cell table:formula="of:=IF([.B123]&lt;=10;1;0)" office:value-type="float" office:value="0" calcext:value-type="float">
            <text:p>0</text:p>
          </table:table-cell>
          <table:table-cell table:formula="of:=[.$D$2]*[.D122] + [.$E$2]*[.E122] + [.$H$2]*[.C122]" office:value-type="float" office:value="2.62969071385649" calcext:value-type="float">
            <text:p>2.6296907139</text:p>
          </table:table-cell>
          <table:table-cell table:formula="of:=[.$D$3]*[.D122] + [.$E$3]*[.E122] + [.$H$3]*[.C122]" office:value-type="float" office:value="0.87441427316938" calcext:value-type="float">
            <text:p>0.8744142732</text:p>
          </table:table-cell>
          <table:table-cell table:number-columns-repeated="14"/>
        </table:table-row>
        <table:table-row table:style-name="ro1">
          <table:table-cell table:formula="of:=[.A123]+1" office:value-type="float" office:value="109" calcext:value-type="float">
            <text:p>109</text:p>
          </table:table-cell>
          <table:table-cell table:formula="of:=[.B123]+[.$B$10]" office:value-type="float" office:value="10.9" calcext:value-type="float">
            <text:p>10.9</text:p>
          </table:table-cell>
          <table:table-cell table:formula="of:=IF([.B124]&lt;=10;1;0)" office:value-type="float" office:value="0" calcext:value-type="float">
            <text:p>0</text:p>
          </table:table-cell>
          <table:table-cell table:formula="of:=[.$D$2]*[.D123] + [.$E$2]*[.E123] + [.$H$2]*[.C123]" office:value-type="float" office:value="2.58381052227426" calcext:value-type="float">
            <text:p>2.5838105223</text:p>
          </table:table-cell>
          <table:table-cell table:formula="of:=[.$D$3]*[.D123] + [.$E$3]*[.E123] + [.$H$3]*[.C123]" office:value-type="float" office:value="0.815295124160398" calcext:value-type="float">
            <text:p>0.8152951242</text:p>
          </table:table-cell>
          <table:table-cell table:number-columns-repeated="14"/>
        </table:table-row>
        <table:table-row table:style-name="ro1">
          <table:table-cell table:formula="of:=[.A124]+1" office:value-type="float" office:value="110" calcext:value-type="float">
            <text:p>110</text:p>
          </table:table-cell>
          <table:table-cell table:formula="of:=[.B124]+[.$B$10]" office:value-type="float" office:value="11" calcext:value-type="float">
            <text:p>11</text:p>
          </table:table-cell>
          <table:table-cell table:formula="of:=IF([.B125]&lt;=10;1;0)" office:value-type="float" office:value="0" calcext:value-type="float">
            <text:p>0</text:p>
          </table:table-cell>
          <table:table-cell table:formula="of:=[.$D$2]*[.D124] + [.$E$2]*[.E124] + [.$H$2]*[.C124]" office:value-type="float" office:value="2.53459888379886" calcext:value-type="float">
            <text:p>2.5345988838</text:p>
          </table:table-cell>
          <table:table-cell table:formula="of:=[.$D$3]*[.D124] + [.$E$3]*[.E124] + [.$H$3]*[.C124]" office:value-type="float" office:value="0.760173020815914" calcext:value-type="float">
            <text:p>0.7601730208</text:p>
          </table:table-cell>
          <table:table-cell table:number-columns-repeated="14"/>
        </table:table-row>
        <table:table-row table:style-name="ro1">
          <table:table-cell table:formula="of:=[.A125]+1" office:value-type="float" office:value="111" calcext:value-type="float">
            <text:p>111</text:p>
          </table:table-cell>
          <table:table-cell table:formula="of:=[.B125]+[.$B$10]" office:value-type="float" office:value="11.1" calcext:value-type="float">
            <text:p>11.1</text:p>
          </table:table-cell>
          <table:table-cell table:formula="of:=IF([.B126]&lt;=10;1;0)" office:value-type="float" office:value="0" calcext:value-type="float">
            <text:p>0</text:p>
          </table:table-cell>
          <table:table-cell table:formula="of:=[.$D$2]*[.D125] + [.$E$2]*[.E125] + [.$H$2]*[.C125]" office:value-type="float" office:value="2.48259479479685" calcext:value-type="float">
            <text:p>2.4825947948</text:p>
          </table:table-cell>
          <table:table-cell table:formula="of:=[.$D$3]*[.D125] + [.$E$3]*[.E125] + [.$H$3]*[.C125]" office:value-type="float" office:value="0.70877772287855" calcext:value-type="float">
            <text:p>0.7087777229</text:p>
          </table:table-cell>
          <table:table-cell table:number-columns-repeated="14"/>
        </table:table-row>
        <table:table-row table:style-name="ro1">
          <table:table-cell table:formula="of:=[.A126]+1" office:value-type="float" office:value="112" calcext:value-type="float">
            <text:p>112</text:p>
          </table:table-cell>
          <table:table-cell table:formula="of:=[.B126]+[.$B$10]" office:value-type="float" office:value="11.2" calcext:value-type="float">
            <text:p>11.2</text:p>
          </table:table-cell>
          <table:table-cell table:formula="of:=IF([.B127]&lt;=10;1;0)" office:value-type="float" office:value="0" calcext:value-type="float">
            <text:p>0</text:p>
          </table:table-cell>
          <table:table-cell table:formula="of:=[.$D$2]*[.D126] + [.$E$2]*[.E126] + [.$H$2]*[.C126]" office:value-type="float" office:value="2.42828550814977" calcext:value-type="float">
            <text:p>2.4282855081</text:p>
          </table:table-cell>
          <table:table-cell table:formula="of:=[.$D$3]*[.D126] + [.$E$3]*[.E126] + [.$H$3]*[.C126]" office:value-type="float" office:value="0.660857261034731" calcext:value-type="float">
            <text:p>0.660857261</text:p>
          </table:table-cell>
          <table:table-cell table:number-columns-repeated="14"/>
        </table:table-row>
        <table:table-row table:style-name="ro1">
          <table:table-cell table:formula="of:=[.A127]+1" office:value-type="float" office:value="113" calcext:value-type="float">
            <text:p>113</text:p>
          </table:table-cell>
          <table:table-cell table:formula="of:=[.B127]+[.$B$10]" office:value-type="float" office:value="11.3" calcext:value-type="float">
            <text:p>11.3</text:p>
          </table:table-cell>
          <table:table-cell table:formula="of:=IF([.B128]&lt;=10;1;0)" office:value-type="float" office:value="0" calcext:value-type="float">
            <text:p>0</text:p>
          </table:table-cell>
          <table:table-cell table:formula="of:=[.$D$2]*[.D127] + [.$E$2]*[.E127] + [.$H$2]*[.C127]" office:value-type="float" office:value="2.37211077790677" calcext:value-type="float">
            <text:p>2.3721107779</text:p>
          </table:table-cell>
          <table:table-cell table:formula="of:=[.$D$3]*[.D127] + [.$E$3]*[.E127] + [.$H$3]*[.C127]" office:value-type="float" office:value="0.616176701616173" calcext:value-type="float">
            <text:p>0.6161767016</text:p>
          </table:table-cell>
          <table:table-cell table:number-columns-repeated="14"/>
        </table:table-row>
        <table:table-row table:style-name="ro1">
          <table:table-cell table:formula="of:=[.A128]+1" office:value-type="float" office:value="114" calcext:value-type="float">
            <text:p>114</text:p>
          </table:table-cell>
          <table:table-cell table:formula="of:=[.B128]+[.$B$10]" office:value-type="float" office:value="11.4" calcext:value-type="float">
            <text:p>11.4</text:p>
          </table:table-cell>
          <table:table-cell table:formula="of:=IF([.B129]&lt;=10;1;0)" office:value-type="float" office:value="0" calcext:value-type="float">
            <text:p>0</text:p>
          </table:table-cell>
          <table:table-cell table:formula="of:=[.$D$2]*[.D128] + [.$E$2]*[.E128] + [.$H$2]*[.C128]" office:value-type="float" office:value="2.3144667805605" calcext:value-type="float">
            <text:p>2.3144667806</text:p>
          </table:table-cell>
          <table:table-cell table:formula="of:=[.$D$3]*[.D128] + [.$E$3]*[.E128] + [.$H$3]*[.C128]" office:value-type="float" office:value="0.574516994819904" calcext:value-type="float">
            <text:p>0.5745169948</text:p>
          </table:table-cell>
          <table:table-cell table:number-columns-repeated="14"/>
        </table:table-row>
        <table:table-row table:style-name="ro1">
          <table:table-cell table:formula="of:=[.A129]+1" office:value-type="float" office:value="115" calcext:value-type="float">
            <text:p>115</text:p>
          </table:table-cell>
          <table:table-cell table:formula="of:=[.B129]+[.$B$10]" office:value-type="float" office:value="11.5" calcext:value-type="float">
            <text:p>11.5</text:p>
          </table:table-cell>
          <table:table-cell table:formula="of:=IF([.B130]&lt;=10;1;0)" office:value-type="float" office:value="0" calcext:value-type="float">
            <text:p>0</text:p>
          </table:table-cell>
          <table:table-cell table:formula="of:=[.$D$2]*[.D129] + [.$E$2]*[.E129] + [.$H$2]*[.C129]" office:value-type="float" office:value="2.2557097365846" calcext:value-type="float">
            <text:p>2.2557097366</text:p>
          </table:table-cell>
          <table:table-cell table:formula="of:=[.$D$3]*[.D129] + [.$E$3]*[.E129] + [.$H$3]*[.C129]" office:value-type="float" office:value="0.53567390080013" calcext:value-type="float">
            <text:p>0.5356739008</text:p>
          </table:table-cell>
          <table:table-cell table:number-columns-repeated="14"/>
        </table:table-row>
        <table:table-row table:style-name="ro1">
          <table:table-cell table:formula="of:=[.A130]+1" office:value-type="float" office:value="116" calcext:value-type="float">
            <text:p>116</text:p>
          </table:table-cell>
          <table:table-cell table:formula="of:=[.B130]+[.$B$10]" office:value-type="float" office:value="11.6" calcext:value-type="float">
            <text:p>11.6</text:p>
          </table:table-cell>
          <table:table-cell table:formula="of:=IF([.B131]&lt;=10;1;0)" office:value-type="float" office:value="0" calcext:value-type="float">
            <text:p>0</text:p>
          </table:table-cell>
          <table:table-cell table:formula="of:=[.$D$2]*[.D130] + [.$E$2]*[.E130] + [.$H$2]*[.C130]" office:value-type="float" office:value="2.19615925418674" calcext:value-type="float">
            <text:p>2.1961592542</text:p>
          </table:table-cell>
          <table:table-cell table:formula="of:=[.$D$3]*[.D130] + [.$E$3]*[.E130] + [.$H$3]*[.C130]" office:value-type="float" office:value="0.499456988367033" calcext:value-type="float">
            <text:p>0.4994569884</text:p>
          </table:table-cell>
          <table:table-cell table:number-columns-repeated="14"/>
        </table:table-row>
        <table:table-row table:style-name="ro1">
          <table:table-cell table:formula="of:=[.A131]+1" office:value-type="float" office:value="117" calcext:value-type="float">
            <text:p>117</text:p>
          </table:table-cell>
          <table:table-cell table:formula="of:=[.B131]+[.$B$10]" office:value-type="float" office:value="11.7" calcext:value-type="float">
            <text:p>11.7</text:p>
          </table:table-cell>
          <table:table-cell table:formula="of:=IF([.B132]&lt;=10;1;0)" office:value-type="float" office:value="0" calcext:value-type="float">
            <text:p>0</text:p>
          </table:table-cell>
          <table:table-cell table:formula="of:=[.$D$2]*[.D131] + [.$E$2]*[.E131] + [.$H$2]*[.C131]" office:value-type="float" office:value="2.13610141566423" calcext:value-type="float">
            <text:p>2.1361014157</text:p>
          </table:table-cell>
          <table:table-cell table:formula="of:=[.$D$3]*[.D131] + [.$E$3]*[.E131] + [.$H$3]*[.C131]" office:value-type="float" office:value="0.465688701383538" calcext:value-type="float">
            <text:p>0.4656887014</text:p>
          </table:table-cell>
          <table:table-cell table:number-columns-repeated="14"/>
        </table:table-row>
        <table:table-row table:style-name="ro1">
          <table:table-cell table:formula="of:=[.A132]+1" office:value-type="float" office:value="118" calcext:value-type="float">
            <text:p>118</text:p>
          </table:table-cell>
          <table:table-cell table:formula="of:=[.B132]+[.$B$10]" office:value-type="float" office:value="11.8" calcext:value-type="float">
            <text:p>11.8</text:p>
          </table:table-cell>
          <table:table-cell table:formula="of:=IF([.B133]&lt;=10;1;0)" office:value-type="float" office:value="0" calcext:value-type="float">
            <text:p>0</text:p>
          </table:table-cell>
          <table:table-cell table:formula="of:=[.$D$2]*[.D132] + [.$E$2]*[.E132] + [.$H$2]*[.C132]" office:value-type="float" office:value="2.07579162529262" calcext:value-type="float">
            <text:p>2.0757916253</text:p>
          </table:table-cell>
          <table:table-cell table:formula="of:=[.$D$3]*[.D132] + [.$E$3]*[.E132] + [.$H$3]*[.C132]" office:value-type="float" office:value="0.434203488282997" calcext:value-type="float">
            <text:p>0.4342034883</text:p>
          </table:table-cell>
          <table:table-cell table:number-columns-repeated="14"/>
        </table:table-row>
        <table:table-row table:style-name="ro1">
          <table:table-cell table:formula="of:=[.A133]+1" office:value-type="float" office:value="119" calcext:value-type="float">
            <text:p>119</text:p>
          </table:table-cell>
          <table:table-cell table:formula="of:=[.B133]+[.$B$10]" office:value-type="float" office:value="11.9" calcext:value-type="float">
            <text:p>11.9</text:p>
          </table:table-cell>
          <table:table-cell table:formula="of:=IF([.B134]&lt;=10;1;0)" office:value-type="float" office:value="0" calcext:value-type="float">
            <text:p>0</text:p>
          </table:table-cell>
          <table:table-cell table:formula="of:=[.$D$2]*[.D133] + [.$E$2]*[.E133] + [.$H$2]*[.C133]" office:value-type="float" office:value="2.01545723632335" calcext:value-type="float">
            <text:p>2.0154572363</text:p>
          </table:table-cell>
          <table:table-cell table:formula="of:=[.$D$3]*[.D133] + [.$E$3]*[.E133] + [.$H$3]*[.C133]" office:value-type="float" office:value="0.404846990440184" calcext:value-type="float">
            <text:p>0.4048469904</text:p>
          </table:table-cell>
          <table:table-cell table:number-columns-repeated="14"/>
        </table:table-row>
        <table:table-row table:style-name="ro1">
          <table:table-cell table:formula="of:=[.A134]+1" office:value-type="float" office:value="120" calcext:value-type="float">
            <text:p>120</text:p>
          </table:table-cell>
          <table:table-cell table:formula="of:=[.B134]+[.$B$10]" office:value-type="float" office:value="12" calcext:value-type="float">
            <text:p>12</text:p>
          </table:table-cell>
          <table:table-cell table:formula="of:=IF([.B135]&lt;=10;1;0)" office:value-type="float" office:value="0" calcext:value-type="float">
            <text:p>0</text:p>
          </table:table-cell>
          <table:table-cell table:formula="of:=[.$D$2]*[.D134] + [.$E$2]*[.E134] + [.$H$2]*[.C134]" office:value-type="float" office:value="1.95529997340733" calcext:value-type="float">
            <text:p>1.9552999734</text:p>
          </table:table-cell>
          <table:table-cell table:formula="of:=[.$D$3]*[.D134] + [.$E$3]*[.E134] + [.$H$3]*[.C134]" office:value-type="float" office:value="0.377475285416523" calcext:value-type="float">
            <text:p>0.3774752854</text:p>
          </table:table-cell>
          <table:table-cell table:number-columns-repeated="14"/>
        </table:table-row>
        <table:table-row table:style-name="ro1">
          <table:table-cell table:formula="of:=[.A135]+1" office:value-type="float" office:value="121" calcext:value-type="float">
            <text:p>121</text:p>
          </table:table-cell>
          <table:table-cell table:formula="of:=[.B135]+[.$B$10]" office:value-type="float" office:value="12.1" calcext:value-type="float">
            <text:p>12.1</text:p>
          </table:table-cell>
          <table:table-cell table:formula="of:=IF([.B136]&lt;=10;1;0)" office:value-type="float" office:value="0" calcext:value-type="float">
            <text:p>0</text:p>
          </table:table-cell>
          <table:table-cell table:formula="of:=[.$D$2]*[.D135] + [.$E$2]*[.E135] + [.$H$2]*[.C135]" office:value-type="float" office:value="1.89549816559049" calcext:value-type="float">
            <text:p>1.8954981656</text:p>
          </table:table-cell>
          <table:table-cell table:formula="of:=[.$D$3]*[.D135] + [.$E$3]*[.E135] + [.$H$3]*[.C135]" office:value-type="float" office:value="0.351954181369512" calcext:value-type="float">
            <text:p>0.3519541814</text:p>
          </table:table-cell>
          <table:table-cell table:number-columns-repeated="14"/>
        </table:table-row>
        <table:table-row table:style-name="ro1">
          <table:table-cell table:formula="of:=[.A136]+1" office:value-type="float" office:value="122" calcext:value-type="float">
            <text:p>122</text:p>
          </table:table-cell>
          <table:table-cell table:formula="of:=[.B136]+[.$B$10]" office:value-type="float" office:value="12.2" calcext:value-type="float">
            <text:p>12.2</text:p>
          </table:table-cell>
          <table:table-cell table:formula="of:=IF([.B137]&lt;=10;1;0)" office:value-type="float" office:value="0" calcext:value-type="float">
            <text:p>0</text:p>
          </table:table-cell>
          <table:table-cell table:formula="of:=[.$D$2]*[.D136] + [.$E$2]*[.E136] + [.$H$2]*[.C136]" office:value-type="float" office:value="1.83620880393965" calcext:value-type="float">
            <text:p>1.8362088039</text:p>
          </table:table-cell>
          <table:table-cell table:formula="of:=[.$D$3]*[.D136] + [.$E$3]*[.E136] + [.$H$3]*[.C136]" office:value-type="float" office:value="0.328158559167119" calcext:value-type="float">
            <text:p>0.3281585592</text:p>
          </table:table-cell>
          <table:table-cell table:number-columns-repeated="14"/>
        </table:table-row>
        <table:table-row table:style-name="ro1">
          <table:table-cell table:formula="of:=[.A137]+1" office:value-type="float" office:value="123" calcext:value-type="float">
            <text:p>123</text:p>
          </table:table-cell>
          <table:table-cell table:formula="of:=[.B137]+[.$B$10]" office:value-type="float" office:value="12.3" calcext:value-type="float">
            <text:p>12.3</text:p>
          </table:table-cell>
          <table:table-cell table:formula="of:=IF([.B138]&lt;=10;1;0)" office:value-type="float" office:value="0" calcext:value-type="float">
            <text:p>0</text:p>
          </table:table-cell>
          <table:table-cell table:formula="of:=[.$D$2]*[.D137] + [.$E$2]*[.E137] + [.$H$2]*[.C137]" office:value-type="float" office:value="1.77756943684506" calcext:value-type="float">
            <text:p>1.7775694368</text:p>
          </table:table-cell>
          <table:table-cell table:formula="of:=[.$D$3]*[.D137] + [.$E$3]*[.E137] + [.$H$3]*[.C137]" office:value-type="float" office:value="0.30597175898183" calcext:value-type="float">
            <text:p>0.305971759</text:p>
          </table:table-cell>
          <table:table-cell table:number-columns-repeated="14"/>
        </table:table-row>
        <table:table-row table:style-name="ro1">
          <table:table-cell table:formula="of:=[.A138]+1" office:value-type="float" office:value="124" calcext:value-type="float">
            <text:p>124</text:p>
          </table:table-cell>
          <table:table-cell table:formula="of:=[.B138]+[.$B$10]" office:value-type="float" office:value="12.4" calcext:value-type="float">
            <text:p>12.4</text:p>
          </table:table-cell>
          <table:table-cell table:formula="of:=IF([.B139]&lt;=10;1;0)" office:value-type="float" office:value="0" calcext:value-type="float">
            <text:p>0</text:p>
          </table:table-cell>
          <table:table-cell table:formula="of:=[.$D$2]*[.D138] + [.$E$2]*[.E138] + [.$H$2]*[.C138]" office:value-type="float" office:value="1.71969991510621" calcext:value-type="float">
            <text:p>1.7196999151</text:p>
          </table:table-cell>
          <table:table-cell table:formula="of:=[.$D$3]*[.D138] + [.$E$3]*[.E138] + [.$H$3]*[.C138]" office:value-type="float" office:value="0.285285008357069" calcext:value-type="float">
            <text:p>0.2852850084</text:p>
          </table:table-cell>
          <table:table-cell table:number-columns-repeated="14"/>
        </table:table-row>
        <table:table-row table:style-name="ro1">
          <table:table-cell table:formula="of:=[.A139]+1" office:value-type="float" office:value="125" calcext:value-type="float">
            <text:p>125</text:p>
          </table:table-cell>
          <table:table-cell table:formula="of:=[.B139]+[.$B$10]" office:value-type="float" office:value="12.5" calcext:value-type="float">
            <text:p>12.5</text:p>
          </table:table-cell>
          <table:table-cell table:formula="of:=IF([.B140]&lt;=10;1;0)" office:value-type="float" office:value="0" calcext:value-type="float">
            <text:p>0</text:p>
          </table:table-cell>
          <table:table-cell table:formula="of:=[.$D$2]*[.D139] + [.$E$2]*[.E139] + [.$H$2]*[.C139]" office:value-type="float" office:value="1.66270399803372" calcext:value-type="float">
            <text:p>1.662703998</text:p>
          </table:table-cell>
          <table:table-cell table:formula="of:=[.$D$3]*[.D139] + [.$E$3]*[.E139] + [.$H$3]*[.C139]" office:value-type="float" office:value="0.265996888942047" calcext:value-type="float">
            <text:p>0.2659968889</text:p>
          </table:table-cell>
          <table:table-cell table:number-columns-repeated="14"/>
        </table:table-row>
        <table:table-row table:style-name="ro1">
          <table:table-cell table:formula="of:=[.A140]+1" office:value-type="float" office:value="126" calcext:value-type="float">
            <text:p>126</text:p>
          </table:table-cell>
          <table:table-cell table:formula="of:=[.B140]+[.$B$10]" office:value-type="float" office:value="12.6" calcext:value-type="float">
            <text:p>12.6</text:p>
          </table:table-cell>
          <table:table-cell table:formula="of:=IF([.B141]&lt;=10;1;0)" office:value-type="float" office:value="0" calcext:value-type="float">
            <text:p>0</text:p>
          </table:table-cell>
          <table:table-cell table:formula="of:=[.$D$2]*[.D140] + [.$E$2]*[.E140] + [.$H$2]*[.C140]" office:value-type="float" office:value="1.60667083098796" calcext:value-type="float">
            <text:p>1.606670831</text:p>
          </table:table-cell>
          <table:table-cell table:formula="of:=[.$D$3]*[.D140] + [.$E$3]*[.E140] + [.$H$3]*[.C140]" office:value-type="float" office:value="0.248012839280675" calcext:value-type="float">
            <text:p>0.2480128393</text:p>
          </table:table-cell>
          <table:table-cell table:number-columns-repeated="14"/>
        </table:table-row>
        <table:table-row table:style-name="ro1">
          <table:table-cell table:formula="of:=[.A141]+1" office:value-type="float" office:value="127" calcext:value-type="float">
            <text:p>127</text:p>
          </table:table-cell>
          <table:table-cell table:formula="of:=[.B141]+[.$B$10]" office:value-type="float" office:value="12.7" calcext:value-type="float">
            <text:p>12.7</text:p>
          </table:table-cell>
          <table:table-cell table:formula="of:=IF([.B142]&lt;=10;1;0)" office:value-type="float" office:value="0" calcext:value-type="float">
            <text:p>0</text:p>
          </table:table-cell>
          <table:table-cell table:formula="of:=[.$D$2]*[.D141] + [.$E$2]*[.E141] + [.$H$2]*[.C141]" office:value-type="float" office:value="1.55167630402091" calcext:value-type="float">
            <text:p>1.551676304</text:p>
          </table:table-cell>
          <table:table-cell table:formula="of:=[.$D$3]*[.D141] + [.$E$3]*[.E141] + [.$H$3]*[.C141]" office:value-type="float" office:value="0.231244691216909" calcext:value-type="float">
            <text:p>0.2312446912</text:p>
          </table:table-cell>
          <table:table-cell table:number-columns-repeated="14"/>
        </table:table-row>
        <table:table-row table:style-name="ro1">
          <table:table-cell table:formula="of:=[.A142]+1" office:value-type="float" office:value="128" calcext:value-type="float">
            <text:p>128</text:p>
          </table:table-cell>
          <table:table-cell table:formula="of:=[.B142]+[.$B$10]" office:value-type="float" office:value="12.8" calcext:value-type="float">
            <text:p>12.8</text:p>
          </table:table-cell>
          <table:table-cell table:formula="of:=IF([.B143]&lt;=10;1;0)" office:value-type="float" office:value="0" calcext:value-type="float">
            <text:p>0</text:p>
          </table:table-cell>
          <table:table-cell table:formula="of:=[.$D$2]*[.D142] + [.$E$2]*[.E142] + [.$H$2]*[.C142]" office:value-type="float" office:value="1.49778430058645" calcext:value-type="float">
            <text:p>1.4977843006</text:p>
          </table:table-cell>
          <table:table-cell table:formula="of:=[.$D$3]*[.D142] + [.$E$3]*[.E142] + [.$H$3]*[.C142]" office:value-type="float" office:value="0.215610237643734" calcext:value-type="float">
            <text:p>0.2156102376</text:p>
          </table:table-cell>
          <table:table-cell table:number-columns-repeated="14"/>
        </table:table-row>
        <table:table-row table:style-name="ro1">
          <table:table-cell table:formula="of:=[.A143]+1" office:value-type="float" office:value="129" calcext:value-type="float">
            <text:p>129</text:p>
          </table:table-cell>
          <table:table-cell table:formula="of:=[.B143]+[.$B$10]" office:value-type="float" office:value="12.9" calcext:value-type="float">
            <text:p>12.9</text:p>
          </table:table-cell>
          <table:table-cell table:formula="of:=IF([.B144]&lt;=10;1;0)" office:value-type="float" office:value="0" calcext:value-type="float">
            <text:p>0</text:p>
          </table:table-cell>
          <table:table-cell table:formula="of:=[.$D$2]*[.D143] + [.$E$2]*[.E143] + [.$H$2]*[.C143]" office:value-type="float" office:value="1.44504784463288" calcext:value-type="float">
            <text:p>1.4450478446</text:p>
          </table:table-cell>
          <table:table-cell table:formula="of:=[.$D$3]*[.D143] + [.$E$3]*[.E143] + [.$H$3]*[.C143]" office:value-type="float" office:value="0.201032829476641" calcext:value-type="float">
            <text:p>0.2010328295</text:p>
          </table:table-cell>
          <table:table-cell table:number-columns-repeated="14"/>
        </table:table-row>
        <table:table-row table:style-name="ro1">
          <table:table-cell table:formula="of:=[.A144]+1" office:value-type="float" office:value="130" calcext:value-type="float">
            <text:p>130</text:p>
          </table:table-cell>
          <table:table-cell table:formula="of:=[.B144]+[.$B$10]" office:value-type="float" office:value="13" calcext:value-type="float">
            <text:p>13</text:p>
          </table:table-cell>
          <table:table-cell table:formula="of:=IF([.B145]&lt;=10;1;0)" office:value-type="float" office:value="0" calcext:value-type="float">
            <text:p>0</text:p>
          </table:table-cell>
          <table:table-cell table:formula="of:=[.$D$2]*[.D144] + [.$E$2]*[.E144] + [.$H$2]*[.C144]" office:value-type="float" office:value="1.39351015378684" calcext:value-type="float">
            <text:p>1.3935101538</text:p>
          </table:table-cell>
          <table:table-cell table:formula="of:=[.$D$3]*[.D144] + [.$E$3]*[.E144] + [.$H$3]*[.C144]" office:value-type="float" office:value="0.187440999875725" calcext:value-type="float">
            <text:p>0.1874409999</text:p>
          </table:table-cell>
          <table:table-cell table:number-columns-repeated="14"/>
        </table:table-row>
        <table:table-row table:style-name="ro1">
          <table:table-cell table:formula="of:=[.A145]+1" office:value-type="float" office:value="131" calcext:value-type="float">
            <text:p>131</text:p>
          </table:table-cell>
          <table:table-cell table:formula="of:=[.B145]+[.$B$10]" office:value-type="float" office:value="13.1" calcext:value-type="float">
            <text:p>13.1</text:p>
          </table:table-cell>
          <table:table-cell table:formula="of:=IF([.B146]&lt;=10;1;0)" office:value-type="float" office:value="0" calcext:value-type="float">
            <text:p>0</text:p>
          </table:table-cell>
          <table:table-cell table:formula="of:=[.$D$2]*[.D145] + [.$E$2]*[.E145] + [.$H$2]*[.C145]" office:value-type="float" office:value="1.34320560577495" calcext:value-type="float">
            <text:p>1.3432056058</text:p>
          </table:table-cell>
          <table:table-cell table:formula="of:=[.$D$3]*[.D145] + [.$E$3]*[.E145] + [.$H$3]*[.C145]" office:value-type="float" office:value="0.174768113874128" calcext:value-type="float">
            <text:p>0.1747681139</text:p>
          </table:table-cell>
          <table:table-cell table:number-columns-repeated="14"/>
        </table:table-row>
        <table:table-row table:style-name="ro1">
          <table:table-cell table:formula="of:=[.A146]+1" office:value-type="float" office:value="132" calcext:value-type="float">
            <text:p>132</text:p>
          </table:table-cell>
          <table:table-cell table:formula="of:=[.B146]+[.$B$10]" office:value-type="float" office:value="13.2" calcext:value-type="float">
            <text:p>13.2</text:p>
          </table:table-cell>
          <table:table-cell table:formula="of:=IF([.B147]&lt;=10;1;0)" office:value-type="float" office:value="0" calcext:value-type="float">
            <text:p>0</text:p>
          </table:table-cell>
          <table:table-cell table:formula="of:=[.$D$2]*[.D146] + [.$E$2]*[.E146] + [.$H$2]*[.C146]" office:value-type="float" office:value="1.29416062470825" calcext:value-type="float">
            <text:p>1.2941606247</text:p>
          </table:table-cell>
          <table:table-cell table:formula="of:=[.$D$3]*[.D146] + [.$E$3]*[.E146] + [.$H$3]*[.C146]" office:value-type="float" office:value="0.162952041695098" calcext:value-type="float">
            <text:p>0.1629520417</text:p>
          </table:table-cell>
          <table:table-cell table:number-columns-repeated="14"/>
        </table:table-row>
        <table:table-row table:style-name="ro1">
          <table:table-cell table:formula="of:=[.A147]+1" office:value-type="float" office:value="133" calcext:value-type="float">
            <text:p>133</text:p>
          </table:table-cell>
          <table:table-cell table:formula="of:=[.B147]+[.$B$10]" office:value-type="float" office:value="13.3" calcext:value-type="float">
            <text:p>13.3</text:p>
          </table:table-cell>
          <table:table-cell table:formula="of:=IF([.B148]&lt;=10;1;0)" office:value-type="float" office:value="0" calcext:value-type="float">
            <text:p>0</text:p>
          </table:table-cell>
          <table:table-cell table:formula="of:=[.$D$2]*[.D147] + [.$E$2]*[.E147] + [.$H$2]*[.C147]" office:value-type="float" office:value="1.2463944933689" calcext:value-type="float">
            <text:p>1.2463944934</text:p>
          </table:table-cell>
          <table:table-cell table:formula="of:=[.$D$3]*[.D147] + [.$E$3]*[.E147] + [.$H$3]*[.C147]" office:value-type="float" office:value="0.151934854156092" calcext:value-type="float">
            <text:p>0.1519348542</text:p>
          </table:table-cell>
          <table:table-cell table:number-columns-repeated="14"/>
        </table:table-row>
        <table:table-row table:style-name="ro1">
          <table:table-cell table:formula="of:=[.A148]+1" office:value-type="float" office:value="134" calcext:value-type="float">
            <text:p>134</text:p>
          </table:table-cell>
          <table:table-cell table:formula="of:=[.B148]+[.$B$10]" office:value-type="float" office:value="13.4" calcext:value-type="float">
            <text:p>13.4</text:p>
          </table:table-cell>
          <table:table-cell table:formula="of:=IF([.B149]&lt;=10;1;0)" office:value-type="float" office:value="0" calcext:value-type="float">
            <text:p>0</text:p>
          </table:table-cell>
          <table:table-cell table:formula="of:=[.$D$2]*[.D148] + [.$E$2]*[.E148] + [.$H$2]*[.C148]" office:value-type="float" office:value="1.19992009718881" calcext:value-type="float">
            <text:p>1.1999200972</text:p>
          </table:table-cell>
          <table:table-cell table:formula="of:=[.$D$3]*[.D148] + [.$E$3]*[.E148] + [.$H$3]*[.C148]" office:value-type="float" office:value="0.141662538666599" calcext:value-type="float">
            <text:p>0.1416625387</text:p>
          </table:table-cell>
          <table:table-cell table:number-columns-repeated="14"/>
        </table:table-row>
        <table:table-row table:style-name="ro1">
          <table:table-cell table:formula="of:=[.A149]+1" office:value-type="float" office:value="135" calcext:value-type="float">
            <text:p>135</text:p>
          </table:table-cell>
          <table:table-cell table:formula="of:=[.B149]+[.$B$10]" office:value-type="float" office:value="13.5" calcext:value-type="float">
            <text:p>13.5</text:p>
          </table:table-cell>
          <table:table-cell table:formula="of:=IF([.B150]&lt;=10;1;0)" office:value-type="float" office:value="0" calcext:value-type="float">
            <text:p>0</text:p>
          </table:table-cell>
          <table:table-cell table:formula="of:=[.$D$2]*[.D149] + [.$E$2]*[.E149] + [.$H$2]*[.C149]" office:value-type="float" office:value="1.1547446051913" calcext:value-type="float">
            <text:p>1.1547446052</text:p>
          </table:table-cell>
          <table:table-cell table:formula="of:=[.$D$3]*[.D149] + [.$E$3]*[.E149] + [.$H$3]*[.C149]" office:value-type="float" office:value="0.13208473442735" calcext:value-type="float">
            <text:p>0.1320847344</text:p>
          </table:table-cell>
          <table:table-cell table:number-columns-repeated="14"/>
        </table:table-row>
        <table:table-row table:style-name="ro1">
          <table:table-cell table:formula="of:=[.A150]+1" office:value-type="float" office:value="136" calcext:value-type="float">
            <text:p>136</text:p>
          </table:table-cell>
          <table:table-cell table:formula="of:=[.B150]+[.$B$10]" office:value-type="float" office:value="13.6" calcext:value-type="float">
            <text:p>13.6</text:p>
          </table:table-cell>
          <table:table-cell table:formula="of:=IF([.B151]&lt;=10;1;0)" office:value-type="float" office:value="0" calcext:value-type="float">
            <text:p>0</text:p>
          </table:table-cell>
          <table:table-cell table:formula="of:=[.$D$2]*[.D150] + [.$E$2]*[.E150] + [.$H$2]*[.C150]" office:value-type="float" office:value="1.11087009277918" calcext:value-type="float">
            <text:p>1.1108700928</text:p>
          </table:table-cell>
          <table:table-cell table:formula="of:=[.$D$3]*[.D150] + [.$E$3]*[.E150] + [.$H$3]*[.C150]" office:value-type="float" office:value="0.123154485532717" calcext:value-type="float">
            <text:p>0.1231544855</text:p>
          </table:table-cell>
          <table:table-cell table:number-columns-repeated="14"/>
        </table:table-row>
        <table:table-row table:style-name="ro1">
          <table:table-cell table:formula="of:=[.A151]+1" office:value-type="float" office:value="137" calcext:value-type="float">
            <text:p>137</text:p>
          </table:table-cell>
          <table:table-cell table:formula="of:=[.B151]+[.$B$10]" office:value-type="float" office:value="13.7" calcext:value-type="float">
            <text:p>13.7</text:p>
          </table:table-cell>
          <table:table-cell table:formula="of:=IF([.B152]&lt;=10;1;0)" office:value-type="float" office:value="0" calcext:value-type="float">
            <text:p>0</text:p>
          </table:table-cell>
          <table:table-cell table:formula="of:=[.$D$2]*[.D151] + [.$E$2]*[.E151] + [.$H$2]*[.C151]" office:value-type="float" office:value="1.06829411089152" calcext:value-type="float">
            <text:p>1.0682941109</text:p>
          </table:table-cell>
          <table:table-cell table:formula="of:=[.$D$3]*[.D151] + [.$E$3]*[.E151] + [.$H$3]*[.C151]" office:value-type="float" office:value="0.11482801076585" calcext:value-type="float">
            <text:p>0.1148280108</text:p>
          </table:table-cell>
          <table:table-cell table:number-columns-repeated="14"/>
        </table:table-row>
        <table:table-row table:style-name="ro1">
          <table:table-cell table:formula="of:=[.A152]+1" office:value-type="float" office:value="138" calcext:value-type="float">
            <text:p>138</text:p>
          </table:table-cell>
          <table:table-cell table:formula="of:=[.B152]+[.$B$10]" office:value-type="float" office:value="13.8" calcext:value-type="float">
            <text:p>13.8</text:p>
          </table:table-cell>
          <table:table-cell table:formula="of:=IF([.B153]&lt;=10;1;0)" office:value-type="float" office:value="0" calcext:value-type="float">
            <text:p>0</text:p>
          </table:table-cell>
          <table:table-cell table:formula="of:=[.$D$2]*[.D152] + [.$E$2]*[.E152] + [.$H$2]*[.C152]" office:value-type="float" office:value="1.02701020571748" calcext:value-type="float">
            <text:p>1.0270102057</text:p>
          </table:table-cell>
          <table:table-cell table:formula="of:=[.$D$3]*[.D152] + [.$E$3]*[.E152] + [.$H$3]*[.C152]" office:value-type="float" office:value="0.107064488957971" calcext:value-type="float">
            <text:p>0.107064489</text:p>
          </table:table-cell>
          <table:table-cell table:number-columns-repeated="14"/>
        </table:table-row>
        <table:table-row table:style-name="ro1">
          <table:table-cell table:formula="of:=[.A153]+1" office:value-type="float" office:value="139" calcext:value-type="float">
            <text:p>139</text:p>
          </table:table-cell>
          <table:table-cell table:formula="of:=[.B153]+[.$B$10]" office:value-type="float" office:value="13.9" calcext:value-type="float">
            <text:p>13.9</text:p>
          </table:table-cell>
          <table:table-cell table:formula="of:=IF([.B154]&lt;=10;1;0)" office:value-type="float" office:value="0" calcext:value-type="float">
            <text:p>0</text:p>
          </table:table-cell>
          <table:table-cell table:formula="of:=[.$D$2]*[.D153] + [.$E$2]*[.E153] + [.$H$2]*[.C153]" office:value-type="float" office:value="0.987008392844483" calcext:value-type="float">
            <text:p>0.9870083928</text:p>
          </table:table-cell>
          <table:table-cell table:formula="of:=[.$D$3]*[.D153] + [.$E$3]*[.E153] + [.$H$3]*[.C153]" office:value-type="float" office:value="0.0998258588595225" calcext:value-type="float">
            <text:p>0.0998258589</text:p>
          </table:table-cell>
          <table:table-cell table:number-columns-repeated="14"/>
        </table:table-row>
        <table:table-row table:style-name="ro1">
          <table:table-cell table:formula="of:=[.A154]+1" office:value-type="float" office:value="140" calcext:value-type="float">
            <text:p>140</text:p>
          </table:table-cell>
          <table:table-cell table:formula="of:=[.B154]+[.$B$10]" office:value-type="float" office:value="14" calcext:value-type="float">
            <text:p>14</text:p>
          </table:table-cell>
          <table:table-cell table:formula="of:=IF([.B155]&lt;=10;1;0)" office:value-type="float" office:value="0" calcext:value-type="float">
            <text:p>0</text:p>
          </table:table-cell>
          <table:table-cell table:formula="of:=[.$D$2]*[.D154] + [.$E$2]*[.E154] + [.$H$2]*[.C154]" office:value-type="float" office:value="0.948275589430025" calcext:value-type="float">
            <text:p>0.9482755894</text:p>
          </table:table-cell>
          <table:table-cell table:formula="of:=[.$D$3]*[.D154] + [.$E$3]*[.E154] + [.$H$3]*[.C154]" office:value-type="float" office:value="0.0930766325420302" calcext:value-type="float">
            <text:p>0.0930766325</text:p>
          </table:table-cell>
          <table:table-cell table:number-columns-repeated="14"/>
        </table:table-row>
        <table:table-row table:style-name="ro1">
          <table:table-cell table:formula="of:=[.A155]+1" office:value-type="float" office:value="141" calcext:value-type="float">
            <text:p>141</text:p>
          </table:table-cell>
          <table:table-cell table:formula="of:=[.B155]+[.$B$10]" office:value-type="float" office:value="14.1" calcext:value-type="float">
            <text:p>14.1</text:p>
          </table:table-cell>
          <table:table-cell table:formula="of:=IF([.B156]&lt;=10;1;0)" office:value-type="float" office:value="0" calcext:value-type="float">
            <text:p>0</text:p>
          </table:table-cell>
          <table:table-cell table:formula="of:=[.$D$2]*[.D155] + [.$E$2]*[.E155] + [.$H$2]*[.C155]" office:value-type="float" office:value="0.910796007718982" calcext:value-type="float">
            <text:p>0.9107960077</text:p>
          </table:table-cell>
          <table:table-cell table:formula="of:=[.$D$3]*[.D155] + [.$E$3]*[.E155] + [.$H$3]*[.C155]" office:value-type="float" office:value="0.0867837214158635" calcext:value-type="float">
            <text:p>0.0867837214</text:p>
          </table:table-cell>
          <table:table-cell table:number-columns-repeated="14"/>
        </table:table-row>
        <table:table-row table:style-name="ro1">
          <table:table-cell table:formula="of:=[.A156]+1" office:value-type="float" office:value="142" calcext:value-type="float">
            <text:p>142</text:p>
          </table:table-cell>
          <table:table-cell table:formula="of:=[.B156]+[.$B$10]" office:value-type="float" office:value="14.2" calcext:value-type="float">
            <text:p>14.2</text:p>
          </table:table-cell>
          <table:table-cell table:formula="of:=IF([.B157]&lt;=10;1;0)" office:value-type="float" office:value="0" calcext:value-type="float">
            <text:p>0</text:p>
          </table:table-cell>
          <table:table-cell table:formula="of:=[.$D$2]*[.D156] + [.$E$2]*[.E156] + [.$H$2]*[.C156]" office:value-type="float" office:value="0.874551512979902" calcext:value-type="float">
            <text:p>0.874551513</text:p>
          </table:table-cell>
          <table:table-cell table:formula="of:=[.$D$3]*[.D156] + [.$E$3]*[.E156] + [.$H$3]*[.C156]" office:value-type="float" office:value="0.080916274010937" calcext:value-type="float">
            <text:p>0.080916274</text:p>
          </table:table-cell>
          <table:table-cell table:number-columns-repeated="14"/>
        </table:table-row>
        <table:table-row table:style-name="ro1">
          <table:table-cell table:formula="of:=[.A157]+1" office:value-type="float" office:value="143" calcext:value-type="float">
            <text:p>143</text:p>
          </table:table-cell>
          <table:table-cell table:formula="of:=[.B157]+[.$B$10]" office:value-type="float" office:value="14.3" calcext:value-type="float">
            <text:p>14.3</text:p>
          </table:table-cell>
          <table:table-cell table:formula="of:=IF([.B158]&lt;=10;1;0)" office:value-type="float" office:value="0" calcext:value-type="float">
            <text:p>0</text:p>
          </table:table-cell>
          <table:table-cell table:formula="of:=[.$D$2]*[.D157] + [.$E$2]*[.E157] + [.$H$2]*[.C157]" office:value-type="float" office:value="0.839521948703702" calcext:value-type="float">
            <text:p>0.8395219487</text:p>
          </table:table-cell>
          <table:table-cell table:formula="of:=[.$D$3]*[.D157] + [.$E$3]*[.E157] + [.$H$3]*[.C157]" office:value-type="float" office:value="0.0754455247250575" calcext:value-type="float">
            <text:p>0.0754455247</text:p>
          </table:table-cell>
          <table:table-cell table:number-columns-repeated="14"/>
        </table:table-row>
        <table:table-row table:style-name="ro1">
          <table:table-cell table:formula="of:=[.A158]+1" office:value-type="float" office:value="144" calcext:value-type="float">
            <text:p>144</text:p>
          </table:table-cell>
          <table:table-cell table:formula="of:=[.B158]+[.$B$10]" office:value-type="float" office:value="14.4" calcext:value-type="float">
            <text:p>14.4</text:p>
          </table:table-cell>
          <table:table-cell table:formula="of:=IF([.B159]&lt;=10;1;0)" office:value-type="float" office:value="0" calcext:value-type="float">
            <text:p>0</text:p>
          </table:table-cell>
          <table:table-cell table:formula="of:=[.$D$2]*[.D158] + [.$E$2]*[.E158] + [.$H$2]*[.C158]" office:value-type="float" office:value="0.805685431694523" calcext:value-type="float">
            <text:p>0.8056854317</text:p>
          </table:table-cell>
          <table:table-cell table:formula="of:=[.$D$3]*[.D158] + [.$E$3]*[.E158] + [.$H$3]*[.C158]" office:value-type="float" office:value="0.0703446527983964" calcext:value-type="float">
            <text:p>0.0703446528</text:p>
          </table:table-cell>
          <table:table-cell table:number-columns-repeated="14"/>
        </table:table-row>
        <table:table-row table:style-name="ro1">
          <table:table-cell table:formula="of:=[.A159]+1" office:value-type="float" office:value="145" calcext:value-type="float">
            <text:p>145</text:p>
          </table:table-cell>
          <table:table-cell table:formula="of:=[.B159]+[.$B$10]" office:value-type="float" office:value="14.5" calcext:value-type="float">
            <text:p>14.5</text:p>
          </table:table-cell>
          <table:table-cell table:formula="of:=IF([.B160]&lt;=10;1;0)" office:value-type="float" office:value="0" calcext:value-type="float">
            <text:p>0</text:p>
          </table:table-cell>
          <table:table-cell table:formula="of:=[.$D$2]*[.D159] + [.$E$2]*[.E159] + [.$H$2]*[.C159]" office:value-type="float" office:value="0.77301861948439" calcext:value-type="float">
            <text:p>0.7730186195</text:p>
          </table:table-cell>
          <table:table-cell table:formula="of:=[.$D$3]*[.D159] + [.$E$3]*[.E159] + [.$H$3]*[.C159]" office:value-type="float" office:value="0.0655886508226968" calcext:value-type="float">
            <text:p>0.0655886508</text:p>
          </table:table-cell>
          <table:table-cell table:number-columns-repeated="14"/>
        </table:table-row>
        <table:table-row table:style-name="ro1">
          <table:table-cell table:formula="of:=[.A160]+1" office:value-type="float" office:value="146" calcext:value-type="float">
            <text:p>146</text:p>
          </table:table-cell>
          <table:table-cell table:formula="of:=[.B160]+[.$B$10]" office:value-type="float" office:value="14.6" calcext:value-type="float">
            <text:p>14.6</text:p>
          </table:table-cell>
          <table:table-cell table:formula="of:=IF([.B161]&lt;=10;1;0)" office:value-type="float" office:value="0" calcext:value-type="float">
            <text:p>0</text:p>
          </table:table-cell>
          <table:table-cell table:formula="of:=[.$D$2]*[.D160] + [.$E$2]*[.E160] + [.$H$2]*[.C160]" office:value-type="float" office:value="0.741496952319635" calcext:value-type="float">
            <text:p>0.7414969523</text:p>
          </table:table-cell>
          <table:table-cell table:formula="of:=[.$D$3]*[.D160] + [.$E$3]*[.E160] + [.$H$3]*[.C160]" office:value-type="float" office:value="0.0611542021405743" calcext:value-type="float">
            <text:p>0.0611542021</text:p>
          </table:table-cell>
          <table:table-cell table:number-columns-repeated="14"/>
        </table:table-row>
        <table:table-row table:style-name="ro1">
          <table:table-cell table:formula="of:=[.A161]+1" office:value-type="float" office:value="147" calcext:value-type="float">
            <text:p>147</text:p>
          </table:table-cell>
          <table:table-cell table:formula="of:=[.B161]+[.$B$10]" office:value-type="float" office:value="14.7" calcext:value-type="float">
            <text:p>14.7</text:p>
          </table:table-cell>
          <table:table-cell table:formula="of:=IF([.B162]&lt;=10;1;0)" office:value-type="float" office:value="0" calcext:value-type="float">
            <text:p>0</text:p>
          </table:table-cell>
          <table:table-cell table:formula="of:=[.$D$2]*[.D161] + [.$E$2]*[.E161] + [.$H$2]*[.C161]" office:value-type="float" office:value="0.711094871796648" calcext:value-type="float">
            <text:p>0.7110948718</text:p>
          </table:table-cell>
          <table:table-cell table:formula="of:=[.$D$3]*[.D161] + [.$E$3]*[.E161] + [.$H$3]*[.C161]" office:value-type="float" office:value="0.0570195665338501" calcext:value-type="float">
            <text:p>0.0570195665</text:p>
          </table:table-cell>
          <table:table-cell table:number-columns-repeated="14"/>
        </table:table-row>
        <table:table-row table:style-name="ro1">
          <table:table-cell table:formula="of:=[.A162]+1" office:value-type="float" office:value="148" calcext:value-type="float">
            <text:p>148</text:p>
          </table:table-cell>
          <table:table-cell table:formula="of:=[.B162]+[.$B$10]" office:value-type="float" office:value="14.8" calcext:value-type="float">
            <text:p>14.8</text:p>
          </table:table-cell>
          <table:table-cell table:formula="of:=IF([.B163]&lt;=10;1;0)" office:value-type="float" office:value="0" calcext:value-type="float">
            <text:p>0</text:p>
          </table:table-cell>
          <table:table-cell table:formula="of:=[.$D$2]*[.D162] + [.$E$2]*[.E162] + [.$H$2]*[.C162]" office:value-type="float" office:value="0.681786018066615" calcext:value-type="float">
            <text:p>0.6817860181</text:p>
          </table:table-cell>
          <table:table-cell table:formula="of:=[.$D$3]*[.D162] + [.$E$3]*[.E162] + [.$H$3]*[.C162]" office:value-type="float" office:value="0.0531644736404965" calcext:value-type="float">
            <text:p>0.0531644736</text:p>
          </table:table-cell>
          <table:table-cell table:number-columns-repeated="14"/>
        </table:table-row>
        <table:table-row table:style-name="ro1">
          <table:table-cell table:formula="of:=[.A163]+1" office:value-type="float" office:value="149" calcext:value-type="float">
            <text:p>149</text:p>
          </table:table-cell>
          <table:table-cell table:formula="of:=[.B163]+[.$B$10]" office:value-type="float" office:value="14.9" calcext:value-type="float">
            <text:p>14.9</text:p>
          </table:table-cell>
          <table:table-cell table:formula="of:=IF([.B164]&lt;=10;1;0)" office:value-type="float" office:value="0" calcext:value-type="float">
            <text:p>0</text:p>
          </table:table-cell>
          <table:table-cell table:formula="of:=[.$D$2]*[.D163] + [.$E$2]*[.E163] + [.$H$2]*[.C163]" office:value-type="float" office:value="0.653543407382441" calcext:value-type="float">
            <text:p>0.6535434074</text:p>
          </table:table-cell>
          <table:table-cell table:formula="of:=[.$D$3]*[.D163] + [.$E$3]*[.E163] + [.$H$3]*[.C163]" office:value-type="float" office:value="0.0495700235776625" calcext:value-type="float">
            <text:p>0.0495700236</text:p>
          </table:table-cell>
          <table:table-cell table:number-columns-repeated="14"/>
        </table:table-row>
        <table:table-row table:style-name="ro1">
          <table:table-cell table:formula="of:=[.A164]+1" office:value-type="float" office:value="150" calcext:value-type="float">
            <text:p>150</text:p>
          </table:table-cell>
          <table:table-cell table:formula="of:=[.B164]+[.$B$10]" office:value-type="float" office:value="15" calcext:value-type="float">
            <text:p>15</text:p>
          </table:table-cell>
          <table:table-cell table:formula="of:=IF([.B165]&lt;=10;1;0)" office:value-type="float" office:value="0" calcext:value-type="float">
            <text:p>0</text:p>
          </table:table-cell>
          <table:table-cell table:formula="of:=[.$D$2]*[.D164] + [.$E$2]*[.E164] + [.$H$2]*[.C164]" office:value-type="float" office:value="0.626339591625415" calcext:value-type="float">
            <text:p>0.6263395916</text:p>
          </table:table-cell>
          <table:table-cell table:formula="of:=[.$D$3]*[.D164] + [.$E$3]*[.E164] + [.$H$3]*[.C164]" office:value-type="float" office:value="0.0462185942835768" calcext:value-type="float">
            <text:p>0.0462185943</text:p>
          </table:table-cell>
          <table:table-cell table:number-columns-repeated="14"/>
        </table:table-row>
      </table:table>
      <table:table table:name="2.3-3" table:style-name="ta1">
        <table:shapes>
          <draw:frame draw:z-index="0" draw:style-name="gr2" draw:text-style-name="P2" svg:width="453.46pt" svg:height="255.23pt" svg:x="1092.67pt" svg:y="135.52pt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draw:text-style-name="P2" svg:width="453.46pt" svg:height="255.23pt" svg:x="1096.58pt" svg:y="405.84pt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name="Weirdness..." draw:style-name="gr2" draw:text-style-name="P2" svg:width="453.51pt" svg:height="255.09pt" svg:x="1099.53pt" svg:y="673.71pt">
            <loext:p draw:notify-on-update-of-ranges="'2.3-3'.B12:'2.3-3'.B300 '2.3-3'.C10:'2.3-3'.C10 '2.3-3'.C12:'2.3-3'.C300 '2.3-3'.B12:'2.3-3'.B200 '2.3-3'.F9:'2.3-3'.F9 '2.3-3'.J12:'2.3-3'.J20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17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Weirdness…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_0</text:p>
          </table:table-cell>
          <table:table-cell office:value-type="float" office:value="0.1" calcext:value-type="float">
            <text:p>0.1</text:p>
          </table:table-cell>
          <table:table-cell table:number-columns-repeated="10"/>
          <table:table-cell office:value-type="string" calcext:value-type="string">
            <text:p>X_0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dot_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Xdot_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_t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15" office:value-type="string" calcext:value-type="string" table:number-columns-spanned="6" table:number-rows-spanned="1">
            <text:p>Trapezoid + euler-predictor</text:p>
          </table:table-cell>
          <table:covered-table-cell table:number-columns-repeated="5"/>
          <table:table-cell/>
          <table:table-cell office:value-type="string" calcext:value-type="string">
            <text:p>delta_t</text:p>
          </table:table-cell>
          <table:table-cell table:formula="of:=0.1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uler</text:p>
          </table:table-cell>
          <table:table-cell table:number-columns-repeated="2"/>
          <table:table-cell office:value-type="string" calcext:value-type="string" table:number-columns-spanned="2" table:number-rows-spanned="1">
            <text:p>One-step euler estimate</text:p>
          </table:table-cell>
          <table:covered-table-cell/>
          <table:table-cell table:number-columns-repeated="7"/>
          <table:table-cell office:value-type="string" calcext:value-type="string">
            <text:p>Eu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</text:p>
          </table:table-cell>
          <table:table-cell table:style-name="ce14" office:value-type="string" calcext:value-type="string">
            <text:p>tim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\dot{x}</text:p>
          </table:table-cell>
          <table:table-cell office:value-type="string" calcext:value-type="string">
            <text:p>\ddot{x}</text:p>
          </table:table-cell>
          <table:table-cell office:value-type="string" calcext:value-type="string">
            <text:p>x_est</text:p>
          </table:table-cell>
          <table:table-cell office:value-type="string" calcext:value-type="string">
            <text:p>\dot{x}_est</text:p>
          </table:table-cell>
          <table:table-cell office:value-type="string" calcext:value-type="string">
            <text:p>\ddot{x}_est</text:p>
          </table:table-cell>
          <table:table-cell office:value-type="string" calcext:value-type="string">
            <text:p>\ddot{x}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\dot{x}</text:p>
          </table:table-cell>
          <table:table-cell/>
          <table:table-cell office:value-type="string" calcext:value-type="string">
            <text:p>ste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dot{x}</text:p>
          </table:table-cell>
          <table:table-cell office:value-type="string" calcext:value-type="string">
            <text:p>\ddot{x}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[.A12]*[.$B$9]" office:value-type="float" office:value="0" calcext:value-type="float">
            <text:p>0</text:p>
          </table:table-cell>
          <table:table-cell table:formula="of:=[.$B$7]" office:value-type="float" office:value="0.1" calcext:value-type="float">
            <text:p>0.1</text:p>
          </table:table-cell>
          <table:table-cell table:formula="of:=[.$B$8]" office:value-type="float" office:value="0" calcext:value-type="float">
            <text:p>0</text:p>
          </table:table-cell>
          <table:table-cell table:formula="of:=-[.$B$5]*[.C12]-[.$B$4]*(1-[.C12]^2)*[.D12]+[.$B$6]" office:value-type="float" office:value="-0.1" calcext:value-type="float">
            <text:p>-0.1</text:p>
          </table:table-cell>
          <table:table-cell table:formula="of:=[.$C$12]" office:value-type="float" office:value="0.1" calcext:value-type="float">
            <text:p>0.1</text:p>
          </table:table-cell>
          <table:table-cell table:formula="of:=[.$D$12]" office:value-type="float" office:value="0" calcext:value-type="float">
            <text:p>0</text:p>
          </table:table-cell>
          <table:table-cell table:formula="of:=[.$B$6]-[.$B$4]*(1-[.F12]^2)*[.G12] - [.$B$5]*[.F12]" office:value-type="float" office:value="-0.1" calcext:value-type="float">
            <text:p>-0.1</text:p>
          </table:table-cell>
          <table:table-cell table:formula="of:=[.$B$6]-[.$B$4]*(1-[.J12]^2)*[.K12] - [.$B$5]*[.J12]" office:value-type="float" office:value="-0.1" calcext:value-type="float">
            <text:p>-0.1</text:p>
          </table:table-cell>
          <table:table-cell table:formula="of:=[.$C$12]" office:value-type="float" office:value="0.1" calcext:value-type="float">
            <text:p>0.1</text:p>
          </table:table-cell>
          <table:table-cell table:formula="of:=[.$D$12]" office:value-type="float" office:value="0" calcext:value-type="float">
            <text:p>0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formula="of:=[.M12]*[.$B$9]" office:value-type="float" office:value="0" calcext:value-type="float">
            <text:p>0</text:p>
          </table:table-cell>
          <table:table-cell table:formula="of:=[.$N$7]" office:value-type="float" office:value="0.2" calcext:value-type="float">
            <text:p>0.2</text:p>
          </table:table-cell>
          <table:table-cell table:formula="of:=[.$N$8]" office:value-type="float" office:value="0" calcext:value-type="float">
            <text:p>0</text:p>
          </table:table-cell>
          <table:table-cell table:formula="of:=-[.$N$5]*[.O12]-[.$N$4]*(1-[.O12]^2)*[.P12]+[.$N$6]" office:value-type="float" office:value="-0.2" calcext:value-type="float">
            <text:p>-0.2</text:p>
          </table:table-cell>
        </table:table-row>
        <table:table-row table:style-name="ro1">
          <table:table-cell table:formula="of:=[.A12]+1" office:value-type="float" office:value="1" calcext:value-type="float">
            <text:p>1</text:p>
          </table:table-cell>
          <table:table-cell table:formula="of:=[.A13]*[.$B$9]" office:value-type="float" office:value="0.1" calcext:value-type="float">
            <text:p>0.1</text:p>
          </table:table-cell>
          <table:table-cell table:formula="of:=[.D13]*[.$B$9]+[.C12]" office:value-type="float" office:value="0.099" calcext:value-type="float">
            <text:p>0.099</text:p>
          </table:table-cell>
          <table:table-cell table:formula="of:=[.E12]*[.$B$9]+[.D12]" office:value-type="float" office:value="-0.01" calcext:value-type="float">
            <text:p>-0.01</text:p>
          </table:table-cell>
          <table:table-cell table:formula="of:=-[.$B$5]*[.C13]-[.$B$4]*(1-[.C13]^2)*[.D13]+[.$B$6]" office:value-type="float" office:value="-0.08909801" calcext:value-type="float">
            <text:p>-0.08909801</text:p>
          </table:table-cell>
          <table:table-cell table:formula="of:=[.F12]+[.$B$9]*[.K12]" office:value-type="float" office:value="0.1" calcext:value-type="float">
            <text:p>0.1</text:p>
          </table:table-cell>
          <table:table-cell table:formula="of:=[.G12]+[.$B$9]*[.H12]" office:value-type="float" office:value="-0.01" calcext:value-type="float">
            <text:p>-0.01</text:p>
          </table:table-cell>
          <table:table-cell table:formula="of:=[.$B$6]-[.$B$4]*(1-[.F13]^2)*[.G13] - [.$B$5]*[.F13]" office:value-type="float" office:value="-0.0901" calcext:value-type="float">
            <text:p>-0.0901</text:p>
          </table:table-cell>
          <table:table-cell table:formula="of:=[.$B$6]-[.$B$4]*(1-[.J13]^2)*[.K13] - [.$B$5]*[.J13]" office:value-type="float" office:value="-0.0896129550900749" calcext:value-type="float">
            <text:p>-0.0896129551</text:p>
          </table:table-cell>
          <table:table-cell table:formula="of:=[.J12]+([.$B$9]/2) * ([.G13]+[.K13])" office:value-type="float" office:value="0.09902475" calcext:value-type="float">
            <text:p>0.09902475</text:p>
          </table:table-cell>
          <table:table-cell table:formula="of:=[.K12]+[.$B$9]/2 * ([.H13] + [.I12])" office:value-type="float" office:value="-0.009505" calcext:value-type="float">
            <text:p>-0.009505</text:p>
          </table:table-cell>
          <table:table-cell/>
          <table:table-cell table:formula="of:=[.M12]+1" office:value-type="float" office:value="1" calcext:value-type="float">
            <text:p>1</text:p>
          </table:table-cell>
          <table:table-cell table:formula="of:=[.M13]*[.$B$9]" office:value-type="float" office:value="0.1" calcext:value-type="float">
            <text:p>0.1</text:p>
          </table:table-cell>
          <table:table-cell table:formula="of:=[.P13]*[.$N$9]+[.O12]" office:value-type="float" office:value="0.198" calcext:value-type="float">
            <text:p>0.198</text:p>
          </table:table-cell>
          <table:table-cell table:formula="of:=[.Q12]*[.$N$9]+[.P12]" office:value-type="float" office:value="-0.02" calcext:value-type="float">
            <text:p>-0.02</text:p>
          </table:table-cell>
          <table:table-cell table:formula="of:=-[.$N$5]*[.O13]-[.$N$4]*(1-[.O13]^2)*[.P13]+[.$N$6]" office:value-type="float" office:value="-0.17878408" calcext:value-type="float">
            <text:p>-0.17878408</text:p>
          </table:table-cell>
        </table:table-row>
        <table:table-row table:style-name="ro1">
          <table:table-cell table:formula="of:=[.A13]+1" office:value-type="float" office:value="2" calcext:value-type="float">
            <text:p>2</text:p>
          </table:table-cell>
          <table:table-cell table:formula="of:=[.A14]*[.$B$9]" office:value-type="float" office:value="0.2" calcext:value-type="float">
            <text:p>0.2</text:p>
          </table:table-cell>
          <table:table-cell table:formula="of:=[.D14]*[.$B$9]+[.C13]" office:value-type="float" office:value="0.0971090199" calcext:value-type="float">
            <text:p>0.0971090199</text:p>
          </table:table-cell>
          <table:table-cell table:formula="of:=[.E13]*[.$B$9]+[.D13]" office:value-type="float" office:value="-0.018909801" calcext:value-type="float">
            <text:p>-0.018909801</text:p>
          </table:table-cell>
          <table:table-cell table:formula="of:=-[.$B$5]*[.C14]-[.$B$4]*(1-[.C14]^2)*[.D14]+[.$B$6]" office:value-type="float" office:value="-0.0783775413820135" calcext:value-type="float">
            <text:p>-0.0783775414</text:p>
          </table:table-cell>
          <table:table-cell table:formula="of:=[.F13]+[.$B$9]*[.K13]" office:value-type="float" office:value="0.0990495" calcext:value-type="float">
            <text:p>0.0990495</text:p>
          </table:table-cell>
          <table:table-cell table:formula="of:=[.G13]+[.$B$9]*[.H13]" office:value-type="float" office:value="-0.01901" calcext:value-type="float">
            <text:p>-0.01901</text:p>
          </table:table-cell>
          <table:table-cell table:formula="of:=[.$B$6]-[.$B$4]*(1-[.F14]^2)*[.G14] - [.$B$5]*[.F14]" office:value-type="float" office:value="-0.0802260033735893" calcext:value-type="float">
            <text:p>-0.0802260034</text:p>
          </table:table-cell>
          <table:table-cell table:formula="of:=[.$B$6]-[.$B$4]*(1-[.J14]^2)*[.K14] - [.$B$5]*[.J14]" office:value-type="float" office:value="-0.0793473974216952" calcext:value-type="float">
            <text:p>-0.0793473974</text:p>
          </table:table-cell>
          <table:table-cell table:formula="of:=[.J13]+([.$B$9]/2) * ([.G14]+[.K14])" office:value-type="float" office:value="0.0971744026038408" calcext:value-type="float">
            <text:p>0.0971744026</text:p>
          </table:table-cell>
          <table:table-cell table:formula="of:=[.K13]+[.$B$9]/2 * ([.H14] + [.I13])" office:value-type="float" office:value="-0.0179969479231832" calcext:value-type="float">
            <text:p>-0.0179969479</text:p>
          </table:table-cell>
          <table:table-cell/>
          <table:table-cell table:formula="of:=[.M13]+1" office:value-type="float" office:value="2" calcext:value-type="float">
            <text:p>2</text:p>
          </table:table-cell>
          <table:table-cell table:formula="of:=[.M14]*[.$B$9]" office:value-type="float" office:value="0.2" calcext:value-type="float">
            <text:p>0.2</text:p>
          </table:table-cell>
          <table:table-cell table:formula="of:=[.P14]*[.$N$9]+[.O13]" office:value-type="float" office:value="0.1942121592" calcext:value-type="float">
            <text:p>0.1942121592</text:p>
          </table:table-cell>
          <table:table-cell table:formula="of:=[.$Q$13]*[.N$9]+[.$P$13]" office:value-type="float" office:value="-0.037878408" calcext:value-type="float">
            <text:p>-0.037878408</text:p>
          </table:table-cell>
          <table:table-cell table:formula="of:=-[.$N$5]*[.O14]-[.$N$4]*(1-[.O14]^2)*[.P14]+[.$N$6]" office:value-type="float" office:value="-0.157762462734516" calcext:value-type="float">
            <text:p>-0.1577624627</text:p>
          </table:table-cell>
        </table:table-row>
        <table:table-row table:style-name="ro1">
          <table:table-cell table:formula="of:=[.A14]+1" office:value-type="float" office:value="3" calcext:value-type="float">
            <text:p>3</text:p>
          </table:table-cell>
          <table:table-cell table:formula="of:=[.A15]*[.$B$9]" office:value-type="float" office:value="0.3" calcext:value-type="float">
            <text:p>0.3</text:p>
          </table:table-cell>
          <table:table-cell table:formula="of:=[.D15]*[.$B$9]+[.C14]" office:value-type="float" office:value="0.0944342643861799" calcext:value-type="float">
            <text:p>0.0944342644</text:p>
          </table:table-cell>
          <table:table-cell table:formula="of:=[.E14]*[.$B$9]+[.D14]" office:value-type="float" office:value="-0.0267475551382014" calcext:value-type="float">
            <text:p>-0.0267475551</text:p>
          </table:table-cell>
          <table:table-cell table:formula="of:=-[.$B$5]*[.C15]-[.$B$4]*(1-[.C15]^2)*[.D15]+[.$B$6]" office:value-type="float" office:value="-0.0679252394053777" calcext:value-type="float">
            <text:p>-0.0679252394</text:p>
          </table:table-cell>
          <table:table-cell table:formula="of:=[.F14]+[.$B$9]*[.K14]" office:value-type="float" office:value="0.0972498052076817" calcext:value-type="float">
            <text:p>0.0972498052</text:p>
          </table:table-cell>
          <table:table-cell table:formula="of:=[.G14]+[.$B$9]*[.H14]" office:value-type="float" office:value="-0.0270326003373589" calcext:value-type="float">
            <text:p>-0.0270326003</text:p>
          </table:table-cell>
          <table:table-cell table:formula="of:=[.$B$6]-[.$B$4]*(1-[.F15]^2)*[.G15] - [.$B$5]*[.F15]" office:value-type="float" office:value="-0.0704728663533649" calcext:value-type="float">
            <text:p>-0.0704728664</text:p>
          </table:table-cell>
          <table:table-cell table:formula="of:=[.$B$6]-[.$B$4]*(1-[.J15]^2)*[.K15] - [.$B$5]*[.J15]" office:value-type="float" office:value="-0.069288260374789" calcext:value-type="float">
            <text:p>-0.0692882604</text:p>
          </table:table-cell>
          <table:table-cell table:formula="of:=[.J14]+([.$B$9]/2) * ([.G15]+[.K15])" office:value-type="float" office:value="0.0945483745313761" calcext:value-type="float">
            <text:p>0.0945483745</text:p>
          </table:table-cell>
          <table:table-cell table:formula="of:=[.K14]+[.$B$9]/2 * ([.H15] + [.I14])" office:value-type="float" office:value="-0.0254879611119362" calcext:value-type="float">
            <text:p>-0.0254879611</text:p>
          </table:table-cell>
          <table:table-cell/>
          <table:table-cell table:formula="of:=[.M14]+1" office:value-type="float" office:value="3" calcext:value-type="float">
            <text:p>3</text:p>
          </table:table-cell>
          <table:table-cell table:formula="of:=[.M15]*[.$B$9]" office:value-type="float" office:value="0.3" calcext:value-type="float">
            <text:p>0.3</text:p>
          </table:table-cell>
          <table:table-cell table:formula="of:=[.P15]*[.$N$9]+[.O14]" office:value-type="float" office:value="0.188846693772655" calcext:value-type="float">
            <text:p>0.1888466938</text:p>
          </table:table-cell>
          <table:table-cell table:formula="of:=[.Q14]*[.$N$9]+[.P14]" office:value-type="float" office:value="-0.0536546542734516" calcext:value-type="float">
            <text:p>-0.0536546543</text:p>
          </table:table-cell>
          <table:table-cell table:formula="of:=-[.$N$5]*[.O15]-[.$N$4]*(1-[.O15]^2)*[.P15]+[.$N$6]" office:value-type="float" office:value="-0.137105529391527" calcext:value-type="float">
            <text:p>-0.1371055294</text:p>
          </table:table-cell>
        </table:table-row>
        <table:table-row table:style-name="ro1">
          <table:table-cell table:formula="of:=[.A15]+1" office:value-type="float" office:value="4" calcext:value-type="float">
            <text:p>4</text:p>
          </table:table-cell>
          <table:table-cell table:formula="of:=[.A16]*[.$B$9]" office:value-type="float" office:value="0.4" calcext:value-type="float">
            <text:p>0.4</text:p>
          </table:table-cell>
          <table:table-cell table:formula="of:=[.D16]*[.$B$9]+[.C15]" office:value-type="float" office:value="0.091080256478306" calcext:value-type="float">
            <text:p>0.0910802565</text:p>
          </table:table-cell>
          <table:table-cell table:formula="of:=[.E15]*[.$B$9]+[.D15]" office:value-type="float" office:value="-0.0335400790787391" calcext:value-type="float">
            <text:p>-0.0335400791</text:p>
          </table:table-cell>
          <table:table-cell table:formula="of:=-[.$B$5]*[.C16]-[.$B$4]*(1-[.C16]^2)*[.D16]+[.$B$6]" office:value-type="float" office:value="-0.0578184129196234" calcext:value-type="float">
            <text:p>-0.0578184129</text:p>
          </table:table-cell>
          <table:table-cell table:formula="of:=[.F15]+[.$B$9]*[.K15]" office:value-type="float" office:value="0.0947010090964881" calcext:value-type="float">
            <text:p>0.0947010091</text:p>
          </table:table-cell>
          <table:table-cell table:formula="of:=[.G15]+[.$B$9]*[.H15]" office:value-type="float" office:value="-0.0340798869726954" calcext:value-type="float">
            <text:p>-0.034079887</text:p>
          </table:table-cell>
          <table:table-cell table:formula="of:=[.$B$6]-[.$B$4]*(1-[.F16]^2)*[.G16] - [.$B$5]*[.F16]" office:value-type="float" office:value="-0.0609267601308343" calcext:value-type="float">
            <text:p>-0.0609267601</text:p>
          </table:table-cell>
          <table:table-cell table:formula="of:=[.$B$6]-[.$B$4]*(1-[.J16]^2)*[.K16] - [.$B$5]*[.J16]" office:value-type="float" office:value="-0.0595121392738096" calcext:value-type="float">
            <text:p>-0.0595121393</text:p>
          </table:table-cell>
          <table:table-cell table:formula="of:=[.J15]+([.$B$9]/2) * ([.G16]+[.K16])" office:value-type="float" office:value="0.0912444445758804" calcext:value-type="float">
            <text:p>0.0912444446</text:p>
          </table:table-cell>
          <table:table-cell table:formula="of:=[.K15]+[.$B$9]/2 * ([.H16] + [.I15])" office:value-type="float" office:value="-0.0319987121372174" calcext:value-type="float">
            <text:p>-0.0319987121</text:p>
          </table:table-cell>
          <table:table-cell/>
          <table:table-cell table:formula="of:=[.M15]+1" office:value-type="float" office:value="4" calcext:value-type="float">
            <text:p>4</text:p>
          </table:table-cell>
          <table:table-cell table:formula="of:=[.M16]*[.$B$9]" office:value-type="float" office:value="0.4" calcext:value-type="float">
            <text:p>0.4</text:p>
          </table:table-cell>
          <table:table-cell table:formula="of:=[.P16]*[.$N$9]+[.O15]" office:value-type="float" office:value="0.182110173051394" calcext:value-type="float">
            <text:p>0.1821101731</text:p>
          </table:table-cell>
          <table:table-cell table:formula="of:=[.Q15]*[.$N$9]+[.P15]" office:value-type="float" office:value="-0.0673652072126043" calcext:value-type="float">
            <text:p>-0.0673652072</text:p>
          </table:table-cell>
          <table:table-cell table:formula="of:=-[.$N$5]*[.O16]-[.$N$4]*(1-[.O16]^2)*[.P16]+[.$N$6]" office:value-type="float" office:value="-0.116979073326465" calcext:value-type="float">
            <text:p>-0.1169790733</text:p>
          </table:table-cell>
        </table:table-row>
        <table:table-row table:style-name="ro1">
          <table:table-cell table:formula="of:=[.A16]+1" office:value-type="float" office:value="5" calcext:value-type="float">
            <text:p>5</text:p>
          </table:table-cell>
          <table:table-cell table:formula="of:=[.A17]*[.$B$9]" office:value-type="float" office:value="0.5" calcext:value-type="float">
            <text:p>0.5</text:p>
          </table:table-cell>
          <table:table-cell table:formula="of:=[.D17]*[.$B$9]+[.C16]" office:value-type="float" office:value="0.0871480644412358" calcext:value-type="float">
            <text:p>0.0871480644</text:p>
          </table:table-cell>
          <table:table-cell table:formula="of:=[.E16]*[.$B$9]+[.D16]" office:value-type="float" office:value="-0.0393219203707015" calcext:value-type="float">
            <text:p>-0.0393219204</text:p>
          </table:table-cell>
          <table:table-cell table:formula="of:=-[.$B$5]*[.C17]-[.$B$4]*(1-[.C17]^2)*[.D17]+[.$B$6]" office:value-type="float" office:value="-0.048124785606879" calcext:value-type="float">
            <text:p>-0.0481247856</text:p>
          </table:table-cell>
          <table:table-cell table:formula="of:=[.F16]+[.$B$9]*[.K16]" office:value-type="float" office:value="0.0915011378827663" calcext:value-type="float">
            <text:p>0.0915011379</text:p>
          </table:table-cell>
          <table:table-cell table:formula="of:=[.G16]+[.$B$9]*[.H16]" office:value-type="float" office:value="-0.0401725629857789" calcext:value-type="float">
            <text:p>-0.040172563</text:p>
          </table:table-cell>
          <table:table-cell table:formula="of:=[.$B$6]-[.$B$4]*(1-[.F17]^2)*[.G17] - [.$B$5]*[.F17]" office:value-type="float" office:value="-0.0516649180027323" calcext:value-type="float">
            <text:p>-0.051664918</text:p>
          </table:table-cell>
          <table:table-cell table:formula="of:=[.$B$6]-[.$B$4]*(1-[.J17]^2)*[.K17] - [.$B$5]*[.J17]" office:value-type="float" office:value="-0.0500869903286748" calcext:value-type="float">
            <text:p>-0.0500869903</text:p>
          </table:table-cell>
          <table:table-cell table:formula="of:=[.J16]+([.$B$9]/2) * ([.G17]+[.K17])" office:value-type="float" office:value="0.0873579381765393" calcext:value-type="float">
            <text:p>0.0873579382</text:p>
          </table:table-cell>
          <table:table-cell table:formula="of:=[.K16]+[.$B$9]/2 * ([.H17] + [.I16])" office:value-type="float" office:value="-0.0375575650010445" calcext:value-type="float">
            <text:p>-0.037557565</text:p>
          </table:table-cell>
          <table:table-cell/>
          <table:table-cell table:formula="of:=[.M16]+1" office:value-type="float" office:value="5" calcext:value-type="float">
            <text:p>5</text:p>
          </table:table-cell>
          <table:table-cell table:formula="of:=[.M17]*[.$B$9]" office:value-type="float" office:value="0.5" calcext:value-type="float">
            <text:p>0.5</text:p>
          </table:table-cell>
          <table:table-cell table:formula="of:=[.P17]*[.$N$9]+[.O16]" office:value-type="float" office:value="0.174203861596869" calcext:value-type="float">
            <text:p>0.1742038616</text:p>
          </table:table-cell>
          <table:table-cell table:formula="of:=[.Q16]*[.$N$9]+[.P16]" office:value-type="float" office:value="-0.0790631145452508" calcext:value-type="float">
            <text:p>-0.0790631145</text:p>
          </table:table-cell>
          <table:table-cell table:formula="of:=-[.$N$5]*[.O17]-[.$N$4]*(1-[.O17]^2)*[.P17]+[.$N$6]" office:value-type="float" office:value="-0.0975400742340272" calcext:value-type="float">
            <text:p>-0.0975400742</text:p>
          </table:table-cell>
        </table:table-row>
        <table:table-row table:style-name="ro1">
          <table:table-cell table:formula="of:=[.A17]+1" office:value-type="float" office:value="6" calcext:value-type="float">
            <text:p>6</text:p>
          </table:table-cell>
          <table:table-cell table:formula="of:=[.A18]*[.$B$9]" office:value-type="float" office:value="0.6" calcext:value-type="float">
            <text:p>0.6</text:p>
          </table:table-cell>
          <table:table-cell table:formula="of:=[.D18]*[.$B$9]+[.C17]" office:value-type="float" office:value="0.0827346245480969" calcext:value-type="float">
            <text:p>0.0827346245</text:p>
          </table:table-cell>
          <table:table-cell table:formula="of:=[.E17]*[.$B$9]+[.D17]" office:value-type="float" office:value="-0.0441343989313894" calcext:value-type="float">
            <text:p>-0.0441343989</text:p>
          </table:table-cell>
          <table:table-cell table:formula="of:=-[.$B$5]*[.C18]-[.$B$4]*(1-[.C18]^2)*[.D18]+[.$B$6]" office:value-type="float" office:value="-0.0389023263761864" calcext:value-type="float">
            <text:p>-0.0389023264</text:p>
          </table:table-cell>
          <table:table-cell table:formula="of:=[.F17]+[.$B$9]*[.K17]" office:value-type="float" office:value="0.0877453813826619" calcext:value-type="float">
            <text:p>0.0877453814</text:p>
          </table:table-cell>
          <table:table-cell table:formula="of:=[.G17]+[.$B$9]*[.H17]" office:value-type="float" office:value="-0.0453390547860521" calcext:value-type="float">
            <text:p>-0.0453390548</text:p>
          </table:table-cell>
          <table:table-cell table:formula="of:=[.$B$6]-[.$B$4]*(1-[.F18]^2)*[.G18] - [.$B$5]*[.F18]" office:value-type="float" office:value="-0.0427554034027633" calcext:value-type="float">
            <text:p>-0.0427554034</text:p>
          </table:table-cell>
          <table:table-cell table:formula="of:=[.$B$6]-[.$B$4]*(1-[.J18]^2)*[.K18] - [.$B$5]*[.J18]" office:value-type="float" office:value="-0.0410718970689053" calcext:value-type="float">
            <text:p>-0.0410718971</text:p>
          </table:table-cell>
          <table:table-cell table:formula="of:=[.J17]+([.$B$9]/2) * ([.G18]+[.K18])" office:value-type="float" office:value="0.0829810012028559" calcext:value-type="float">
            <text:p>0.0829810012</text:p>
          </table:table-cell>
          <table:table-cell table:formula="of:=[.K17]+[.$B$9]/2 * ([.H18] + [.I17])" office:value-type="float" office:value="-0.0421996846876164" calcext:value-type="float">
            <text:p>-0.0421996847</text:p>
          </table:table-cell>
          <table:table-cell/>
          <table:table-cell table:formula="of:=[.M17]+1" office:value-type="float" office:value="6" calcext:value-type="float">
            <text:p>6</text:p>
          </table:table-cell>
          <table:table-cell table:formula="of:=[.M18]*[.$B$9]" office:value-type="float" office:value="0.6" calcext:value-type="float">
            <text:p>0.6</text:p>
          </table:table-cell>
          <table:table-cell table:formula="of:=[.P18]*[.$N$9]+[.O17]" office:value-type="float" office:value="0.165322149400004" calcext:value-type="float">
            <text:p>0.1653221494</text:p>
          </table:table-cell>
          <table:table-cell table:formula="of:=[.Q17]*[.$N$9]+[.P17]" office:value-type="float" office:value="-0.0888171219686535" calcext:value-type="float">
            <text:p>-0.088817122</text:p>
          </table:table-cell>
          <table:table-cell table:formula="of:=-[.$N$5]*[.O18]-[.$N$4]*(1-[.O18]^2)*[.P18]+[.$N$6]" office:value-type="float" office:value="-0.0789325248806512" calcext:value-type="float">
            <text:p>-0.0789325249</text:p>
          </table:table-cell>
        </table:table-row>
        <table:table-row table:style-name="ro1">
          <table:table-cell table:formula="of:=[.A18]+1" office:value-type="float" office:value="7" calcext:value-type="float">
            <text:p>7</text:p>
          </table:table-cell>
          <table:table-cell table:formula="of:=[.A19]*[.$B$9]" office:value-type="float" office:value="0.7" calcext:value-type="float">
            <text:p>0.7</text:p>
          </table:table-cell>
          <table:table-cell table:formula="of:=[.D19]*[.$B$9]+[.C18]" office:value-type="float" office:value="0.0779321613911961" calcext:value-type="float">
            <text:p>0.0779321614</text:p>
          </table:table-cell>
          <table:table-cell table:formula="of:=[.E18]*[.$B$9]+[.D18]" office:value-type="float" office:value="-0.048024631569008" calcext:value-type="float">
            <text:p>-0.0480246316</text:p>
          </table:table-cell>
          <table:table-cell table:formula="of:=-[.$B$5]*[.C19]-[.$B$4]*(1-[.C19]^2)*[.D19]+[.$B$6]" office:value-type="float" office:value="-0.0301992036654927" calcext:value-type="float">
            <text:p>-0.0301992037</text:p>
          </table:table-cell>
          <table:table-cell table:formula="of:=[.F18]+[.$B$9]*[.K18]" office:value-type="float" office:value="0.0835254129139003" calcext:value-type="float">
            <text:p>0.0835254129</text:p>
          </table:table-cell>
          <table:table-cell table:formula="of:=[.G18]+[.$B$9]*[.H18]" office:value-type="float" office:value="-0.0496145951263284" calcext:value-type="float">
            <text:p>-0.0496145951</text:p>
          </table:table-cell>
          <table:table-cell table:formula="of:=[.$B$6]-[.$B$4]*(1-[.F19]^2)*[.G19] - [.$B$5]*[.F19]" office:value-type="float" office:value="-0.0342569537426728" calcext:value-type="float">
            <text:p>-0.0342569537</text:p>
          </table:table-cell>
          <table:table-cell table:formula="of:=[.$B$6]-[.$B$4]*(1-[.J19]^2)*[.K19] - [.$B$5]*[.J19]" office:value-type="float" office:value="-0.0325169458841809" calcext:value-type="float">
            <text:p>-0.0325169459</text:p>
          </table:table-cell>
          <table:table-cell table:formula="of:=[.J18]+([.$B$9]/2) * ([.G19]+[.K19])" office:value-type="float" office:value="0.0782019650851297" calcext:value-type="float">
            <text:p>0.0782019651</text:p>
          </table:table-cell>
          <table:table-cell table:formula="of:=[.K18]+[.$B$9]/2 * ([.H19] + [.I18])" office:value-type="float" office:value="-0.0459661272281953" calcext:value-type="float">
            <text:p>-0.0459661272</text:p>
          </table:table-cell>
          <table:table-cell/>
          <table:table-cell table:formula="of:=[.M18]+1" office:value-type="float" office:value="7" calcext:value-type="float">
            <text:p>7</text:p>
          </table:table-cell>
          <table:table-cell table:formula="of:=[.M19]*[.$B$9]" office:value-type="float" office:value="0.7" calcext:value-type="float">
            <text:p>0.7</text:p>
          </table:table-cell>
          <table:table-cell table:formula="of:=[.P19]*[.$N$9]+[.O18]" office:value-type="float" office:value="0.155651111954332" calcext:value-type="float">
            <text:p>0.155651112</text:p>
          </table:table-cell>
          <table:table-cell table:formula="of:=[.Q18]*[.$N$9]+[.P18]" office:value-type="float" office:value="-0.0967103744567186" calcext:value-type="float">
            <text:p>-0.0967103745</text:p>
          </table:table-cell>
          <table:table-cell table:formula="of:=-[.$N$5]*[.O19]-[.$N$4]*(1-[.O19]^2)*[.P19]+[.$N$6]" office:value-type="float" office:value="-0.0612837657210719" calcext:value-type="float">
            <text:p>-0.0612837657</text:p>
          </table:table-cell>
        </table:table-row>
        <table:table-row table:style-name="ro1">
          <table:table-cell table:formula="of:=[.A19]+1" office:value-type="float" office:value="8" calcext:value-type="float">
            <text:p>8</text:p>
          </table:table-cell>
          <table:table-cell table:formula="of:=[.A20]*[.$B$9]" office:value-type="float" office:value="0.8" calcext:value-type="float">
            <text:p>0.8</text:p>
          </table:table-cell>
          <table:table-cell table:formula="of:=[.D20]*[.$B$9]+[.C19]" office:value-type="float" office:value="0.0728277061976403" calcext:value-type="float">
            <text:p>0.0728277062</text:p>
          </table:table-cell>
          <table:table-cell table:formula="of:=[.E19]*[.$B$9]+[.D19]" office:value-type="float" office:value="-0.0510445519355573" calcext:value-type="float">
            <text:p>-0.0510445519</text:p>
          </table:table-cell>
          <table:table-cell table:formula="of:=-[.$B$5]*[.C20]-[.$B$4]*(1-[.C20]^2)*[.D20]+[.$B$6]" office:value-type="float" office:value="-0.0220538881742614" calcext:value-type="float">
            <text:p>-0.0220538882</text:p>
          </table:table-cell>
          <table:table-cell table:formula="of:=[.F19]+[.$B$9]*[.K19]" office:value-type="float" office:value="0.0789288001910807" calcext:value-type="float">
            <text:p>0.0789288002</text:p>
          </table:table-cell>
          <table:table-cell table:formula="of:=[.G19]+[.$B$9]*[.H19]" office:value-type="float" office:value="-0.0530402905005957" calcext:value-type="float">
            <text:p>-0.0530402905</text:p>
          </table:table-cell>
          <table:table-cell table:formula="of:=[.$B$6]-[.$B$4]*(1-[.F20]^2)*[.G20] - [.$B$5]*[.F20]" office:value-type="float" office:value="-0.0262189377319317" calcext:value-type="float">
            <text:p>-0.0262189377</text:p>
          </table:table-cell>
          <table:table-cell table:formula="of:=[.$B$6]-[.$B$4]*(1-[.J20]^2)*[.K20] - [.$B$5]*[.J20]" office:value-type="float" office:value="-0.0244632355718615" calcext:value-type="float">
            <text:p>-0.0244632356</text:p>
          </table:table-cell>
          <table:table-cell table:formula="of:=[.J19]+([.$B$9]/2) * ([.G20]+[.K20])" office:value-type="float" office:value="0.0731048044896498" calcext:value-type="float">
            <text:p>0.0731048045</text:p>
          </table:table-cell>
          <table:table-cell table:formula="of:=[.K19]+[.$B$9]/2 * ([.H20] + [.I19])" office:value-type="float" office:value="-0.0489029214090009" calcext:value-type="float">
            <text:p>-0.0489029214</text:p>
          </table:table-cell>
          <table:table-cell/>
          <table:table-cell table:formula="of:=[.M19]+1" office:value-type="float" office:value="8" calcext:value-type="float">
            <text:p>8</text:p>
          </table:table-cell>
          <table:table-cell table:formula="of:=[.M20]*[.$B$9]" office:value-type="float" office:value="0.8" calcext:value-type="float">
            <text:p>0.8</text:p>
          </table:table-cell>
          <table:table-cell table:formula="of:=[.P20]*[.$N$9]+[.O19]" office:value-type="float" office:value="0.14536723685145" calcext:value-type="float">
            <text:p>0.1453672369</text:p>
          </table:table-cell>
          <table:table-cell table:formula="of:=[.Q19]*[.$N$9]+[.P19]" office:value-type="float" office:value="-0.102838751028826" calcext:value-type="float">
            <text:p>-0.102838751</text:p>
          </table:table-cell>
          <table:table-cell table:formula="of:=-[.$N$5]*[.O20]-[.$N$4]*(1-[.O20]^2)*[.P20]+[.$N$6]" office:value-type="float" office:value="-0.0447016366240866" calcext:value-type="float">
            <text:p>-0.0447016366</text:p>
          </table:table-cell>
        </table:table-row>
        <table:table-row table:style-name="ro1">
          <table:table-cell table:formula="of:=[.A20]+1" office:value-type="float" office:value="9" calcext:value-type="float">
            <text:p>9</text:p>
          </table:table-cell>
          <table:table-cell table:formula="of:=[.A21]*[.$B$9]" office:value-type="float" office:value="0.9" calcext:value-type="float">
            <text:p>0.9</text:p>
          </table:table-cell>
          <table:table-cell table:formula="of:=[.D21]*[.$B$9]+[.C20]" office:value-type="float" office:value="0.067502712122342" calcext:value-type="float">
            <text:p>0.0675027121</text:p>
          </table:table-cell>
          <table:table-cell table:formula="of:=[.E20]*[.$B$9]+[.D20]" office:value-type="float" office:value="-0.0532499407529834" calcext:value-type="float">
            <text:p>-0.0532499408</text:p>
          </table:table-cell>
          <table:table-cell table:formula="of:=-[.$B$5]*[.C21]-[.$B$4]*(1-[.C21]^2)*[.D21]+[.$B$6]" office:value-type="float" office:value="-0.0144954109090538" calcext:value-type="float">
            <text:p>-0.0144954109</text:p>
          </table:table-cell>
          <table:table-cell table:formula="of:=[.F20]+[.$B$9]*[.K20]" office:value-type="float" office:value="0.0740385080501806" calcext:value-type="float">
            <text:p>0.0740385081</text:p>
          </table:table-cell>
          <table:table-cell table:formula="of:=[.G20]+[.$B$9]*[.H20]" office:value-type="float" office:value="-0.0556621842737889" calcext:value-type="float">
            <text:p>-0.0556621843</text:p>
          </table:table-cell>
          <table:table-cell table:formula="of:=[.$B$6]-[.$B$4]*(1-[.F21]^2)*[.G21] - [.$B$5]*[.F21]" office:value-type="float" office:value="-0.0186814472094582" calcext:value-type="float">
            <text:p>-0.0186814472</text:p>
          </table:table-cell>
          <table:table-cell table:formula="of:=[.$B$6]-[.$B$4]*(1-[.J21]^2)*[.K21] - [.$B$5]*[.J21]" office:value-type="float" office:value="-0.0169430305658289" calcext:value-type="float">
            <text:p>-0.0169430306</text:p>
          </table:table-cell>
          <table:table-cell table:formula="of:=[.J20]+([.$B$9]/2) * ([.G21]+[.K21])" office:value-type="float" office:value="0.067768687498557" calcext:value-type="float">
            <text:p>0.0677686875</text:p>
          </table:table-cell>
          <table:table-cell table:formula="of:=[.K20]+[.$B$9]/2 * ([.H21] + [.I20])" office:value-type="float" office:value="-0.0510601555480669" calcext:value-type="float">
            <text:p>-0.0510601555</text:p>
          </table:table-cell>
          <table:table-cell/>
          <table:table-cell table:formula="of:=[.M20]+1" office:value-type="float" office:value="9" calcext:value-type="float">
            <text:p>9</text:p>
          </table:table-cell>
          <table:table-cell table:formula="of:=[.M21]*[.$B$9]" office:value-type="float" office:value="0.9" calcext:value-type="float">
            <text:p>0.9</text:p>
          </table:table-cell>
          <table:table-cell table:formula="of:=[.P21]*[.$N$9]+[.O20]" office:value-type="float" office:value="0.134636345382326" calcext:value-type="float">
            <text:p>0.1346363454</text:p>
          </table:table-cell>
          <table:table-cell table:formula="of:=[.Q20]*[.$N$9]+[.P20]" office:value-type="float" office:value="-0.107308914691234" calcext:value-type="float">
            <text:p>-0.1073089147</text:p>
          </table:table-cell>
          <table:table-cell table:formula="of:=-[.$N$5]*[.O21]-[.$N$4]*(1-[.O21]^2)*[.P21]+[.$N$6]" office:value-type="float" office:value="-0.0292726135391394" calcext:value-type="float">
            <text:p>-0.0292726135</text:p>
          </table:table-cell>
        </table:table-row>
        <table:table-row table:style-name="ro1">
          <table:table-cell table:formula="of:=[.A21]+1" office:value-type="float" office:value="10" calcext:value-type="float">
            <text:p>10</text:p>
          </table:table-cell>
          <table:table-cell table:formula="of:=[.A22]*[.$B$9]" office:value-type="float" office:value="1" calcext:value-type="float">
            <text:p>1</text:p>
          </table:table-cell>
          <table:table-cell table:formula="of:=[.D22]*[.$B$9]+[.C21]" office:value-type="float" office:value="0.0620327639379531" calcext:value-type="float">
            <text:p>0.0620327639</text:p>
          </table:table-cell>
          <table:table-cell table:formula="of:=[.E21]*[.$B$9]+[.D21]" office:value-type="float" office:value="-0.0546994818438888" calcext:value-type="float">
            <text:p>-0.0546994818</text:p>
          </table:table-cell>
          <table:table-cell table:formula="of:=-[.$B$5]*[.C22]-[.$B$4]*(1-[.C22]^2)*[.D22]+[.$B$6]" office:value-type="float" office:value="-0.00754376919012401" calcext:value-type="float">
            <text:p>-0.0075437692</text:p>
          </table:table-cell>
          <table:table-cell table:formula="of:=[.F21]+[.$B$9]*[.K21]" office:value-type="float" office:value="0.0689324924953739" calcext:value-type="float">
            <text:p>0.0689324925</text:p>
          </table:table-cell>
          <table:table-cell table:formula="of:=[.G21]+[.$B$9]*[.H21]" office:value-type="float" office:value="-0.0575303289947347" calcext:value-type="float">
            <text:p>-0.057530329</text:p>
          </table:table-cell>
          <table:table-cell table:formula="of:=[.$B$6]-[.$B$4]*(1-[.F22]^2)*[.G22] - [.$B$5]*[.F22]" office:value-type="float" office:value="-0.0116755297045688" calcext:value-type="float">
            <text:p>-0.0116755297</text:p>
          </table:table-cell>
          <table:table-cell table:formula="of:=[.$B$6]-[.$B$4]*(1-[.J22]^2)*[.K22] - [.$B$5]*[.J22]" office:value-type="float" office:value="-0.00998005468365384" calcext:value-type="float">
            <text:p>-0.0099800547</text:p>
          </table:table-cell>
          <table:table-cell table:formula="of:=[.J21]+([.$B$9]/2) * ([.G22]+[.K22])" office:value-type="float" office:value="0.062267616870741" calcext:value-type="float">
            <text:p>0.0622676169</text:p>
          </table:table-cell>
          <table:table-cell table:formula="of:=[.K21]+[.$B$9]/2 * ([.H22] + [.I21])" office:value-type="float" office:value="-0.0524910835615868" calcext:value-type="float">
            <text:p>-0.0524910836</text:p>
          </table:table-cell>
          <table:table-cell/>
          <table:table-cell table:formula="of:=[.M21]+1" office:value-type="float" office:value="10" calcext:value-type="float">
            <text:p>10</text:p>
          </table:table-cell>
          <table:table-cell table:formula="of:=[.M22]*[.$B$9]" office:value-type="float" office:value="1" calcext:value-type="float">
            <text:p>1</text:p>
          </table:table-cell>
          <table:table-cell table:formula="of:=[.P22]*[.$N$9]+[.O21]" office:value-type="float" office:value="0.123612727777811" calcext:value-type="float">
            <text:p>0.1236127278</text:p>
          </table:table-cell>
          <table:table-cell table:formula="of:=[.Q21]*[.$N$9]+[.P21]" office:value-type="float" office:value="-0.110236176045148" calcext:value-type="float">
            <text:p>-0.110236176</text:p>
          </table:table-cell>
          <table:table-cell table:formula="of:=-[.$N$5]*[.O22]-[.$N$4]*(1-[.O22]^2)*[.P22]+[.$N$6]" office:value-type="float" office:value="-0.0150609722393319" calcext:value-type="float">
            <text:p>-0.0150609722</text:p>
          </table:table-cell>
        </table:table-row>
        <table:table-row table:style-name="ro1">
          <table:table-cell table:formula="of:=[.A22]+1" office:value-type="float" office:value="11" calcext:value-type="float">
            <text:p>11</text:p>
          </table:table-cell>
          <table:table-cell table:formula="of:=[.A23]*[.$B$9]" office:value-type="float" office:value="1.1" calcext:value-type="float">
            <text:p>1.1</text:p>
          </table:table-cell>
          <table:table-cell table:formula="of:=[.D23]*[.$B$9]+[.C22]" office:value-type="float" office:value="0.056487378061663" calcext:value-type="float">
            <text:p>0.0564873781</text:p>
          </table:table-cell>
          <table:table-cell table:formula="of:=[.E22]*[.$B$9]+[.D22]" office:value-type="float" office:value="-0.0554538587629012" calcext:value-type="float">
            <text:p>-0.0554538588</text:p>
          </table:table-cell>
          <table:table-cell table:formula="of:=-[.$B$5]*[.C23]-[.$B$4]*(1-[.C23]^2)*[.D23]+[.$B$6]" office:value-type="float" office:value="-0.0012104627955562" calcext:value-type="float">
            <text:p>-0.0012104628</text:p>
          </table:table-cell>
          <table:table-cell table:formula="of:=[.F22]+[.$B$9]*[.K22]" office:value-type="float" office:value="0.0636833841392153" calcext:value-type="float">
            <text:p>0.0636833841</text:p>
          </table:table-cell>
          <table:table-cell table:formula="of:=[.G22]+[.$B$9]*[.H22]" office:value-type="float" office:value="-0.0586978819651916" calcext:value-type="float">
            <text:p>-0.058697882</text:p>
          </table:table-cell>
          <table:table-cell table:formula="of:=[.$B$6]-[.$B$4]*(1-[.F23]^2)*[.G23] - [.$B$5]*[.F23]" office:value-type="float" office:value="-0.00522355574366337" calcext:value-type="float">
            <text:p>-0.0052235557</text:p>
          </table:table-cell>
          <table:table-cell table:formula="of:=[.$B$6]-[.$B$4]*(1-[.J23]^2)*[.K23] - [.$B$5]*[.J23]" office:value-type="float" office:value="-0.00358991229197025" calcext:value-type="float">
            <text:p>-0.0035899123</text:p>
          </table:table-cell>
          <table:table-cell table:formula="of:=[.J22]+([.$B$9]/2) * ([.G23]+[.K23])" office:value-type="float" office:value="0.0566701595683338" calcext:value-type="float">
            <text:p>0.0566701596</text:p>
          </table:table-cell>
          <table:table-cell table:formula="of:=[.K22]+[.$B$9]/2 * ([.H23] + [.I22])" office:value-type="float" office:value="-0.0532512640829526" calcext:value-type="float">
            <text:p>-0.0532512641</text:p>
          </table:table-cell>
          <table:table-cell/>
          <table:table-cell table:formula="of:=[.M22]+1" office:value-type="float" office:value="11" calcext:value-type="float">
            <text:p>11</text:p>
          </table:table-cell>
          <table:table-cell table:formula="of:=[.M23]*[.$B$9]" office:value-type="float" office:value="1.1" calcext:value-type="float">
            <text:p>1.1</text:p>
          </table:table-cell>
          <table:table-cell table:formula="of:=[.P23]*[.$N$9]+[.O22]" office:value-type="float" office:value="0.112438500450903" calcext:value-type="float">
            <text:p>0.1124385005</text:p>
          </table:table-cell>
          <table:table-cell table:formula="of:=[.Q22]*[.$N$9]+[.P22]" office:value-type="float" office:value="-0.111742273269082" calcext:value-type="float">
            <text:p>-0.1117422733</text:p>
          </table:table-cell>
          <table:table-cell table:formula="of:=-[.$N$5]*[.O23]-[.$N$4]*(1-[.O23]^2)*[.P23]+[.$N$6]" office:value-type="float" office:value="-0.00210891952814457" calcext:value-type="float">
            <text:p>-0.0021089195</text:p>
          </table:table-cell>
        </table:table-row>
        <table:table-row table:style-name="ro1">
          <table:table-cell table:formula="of:=[.A23]+1" office:value-type="float" office:value="12" calcext:value-type="float">
            <text:p>12</text:p>
          </table:table-cell>
          <table:table-cell table:formula="of:=[.A24]*[.$B$9]" office:value-type="float" office:value="1.2" calcext:value-type="float">
            <text:p>1.2</text:p>
          </table:table-cell>
          <table:table-cell table:formula="of:=[.D24]*[.$B$9]+[.C23]" office:value-type="float" office:value="0.0509298875574173" calcext:value-type="float">
            <text:p>0.0509298876</text:p>
          </table:table-cell>
          <table:table-cell table:formula="of:=[.E23]*[.$B$9]+[.D23]" office:value-type="float" office:value="-0.0555749050424568" calcext:value-type="float">
            <text:p>-0.055574905</text:p>
          </table:table-cell>
          <table:table-cell table:formula="of:=-[.$B$5]*[.C24]-[.$B$4]*(1-[.C24]^2)*[.D24]+[.$B$6]" office:value-type="float" office:value="0.00450086432605006" calcext:value-type="float">
            <text:p>0.0045008643</text:p>
          </table:table-cell>
          <table:table-cell table:formula="of:=[.F23]+[.$B$9]*[.K23]" office:value-type="float" office:value="0.05835825773092" calcext:value-type="float">
            <text:p>0.0583582577</text:p>
          </table:table-cell>
          <table:table-cell table:formula="of:=[.G23]+[.$B$9]*[.H23]" office:value-type="float" office:value="-0.0592202375395579" calcext:value-type="float">
            <text:p>-0.0592202375</text:p>
          </table:table-cell>
          <table:table-cell table:formula="of:=[.$B$6]-[.$B$4]*(1-[.F24]^2)*[.G24] - [.$B$5]*[.F24]" office:value-type="float" office:value="0.000660294260200776" calcext:value-type="float">
            <text:p>0.0006602943</text:p>
          </table:table-cell>
          <table:table-cell table:formula="of:=[.$B$6]-[.$B$4]*(1-[.J24]^2)*[.K24] - [.$B$5]*[.J24]" office:value-type="float" office:value="0.00221938309065535" calcext:value-type="float">
            <text:p>0.0022193831</text:p>
          </table:table-cell>
          <table:table-cell table:formula="of:=[.J23]+([.$B$9]/2) * ([.G24]+[.K24])" office:value-type="float" office:value="0.0510392604421288" calcext:value-type="float">
            <text:p>0.0510392604</text:p>
          </table:table-cell>
          <table:table-cell table:formula="of:=[.K23]+[.$B$9]/2 * ([.H24] + [.I23])" office:value-type="float" office:value="-0.0533977449845411" calcext:value-type="float">
            <text:p>-0.053397745</text:p>
          </table:table-cell>
          <table:table-cell/>
          <table:table-cell table:formula="of:=[.M23]+1" office:value-type="float" office:value="12" calcext:value-type="float">
            <text:p>12</text:p>
          </table:table-cell>
          <table:table-cell table:formula="of:=[.M24]*[.$B$9]" office:value-type="float" office:value="1.2" calcext:value-type="float">
            <text:p>1.2</text:p>
          </table:table-cell>
          <table:table-cell table:formula="of:=[.P24]*[.$N$9]+[.O23]" office:value-type="float" office:value="0.101243183928714" calcext:value-type="float">
            <text:p>0.1012431839</text:p>
          </table:table-cell>
          <table:table-cell table:formula="of:=[.Q23]*[.$N$9]+[.P23]" office:value-type="float" office:value="-0.111953165221896" calcext:value-type="float">
            <text:p>-0.1119531652</text:p>
          </table:table-cell>
          <table:table-cell table:formula="of:=-[.$N$5]*[.O24]-[.$N$4]*(1-[.O24]^2)*[.P24]+[.$N$6]" office:value-type="float" office:value="0.00956244094148913" calcext:value-type="float">
            <text:p>0.0095624409</text:p>
          </table:table-cell>
        </table:table-row>
        <table:table-row table:style-name="ro1">
          <table:table-cell table:formula="of:=[.A24]+1" office:value-type="float" office:value="13" calcext:value-type="float">
            <text:p>13</text:p>
          </table:table-cell>
          <table:table-cell table:formula="of:=[.A25]*[.$B$9]" office:value-type="float" office:value="1.3" calcext:value-type="float">
            <text:p>1.3</text:p>
          </table:table-cell>
          <table:table-cell table:formula="of:=[.D25]*[.$B$9]+[.C24]" office:value-type="float" office:value="0.0454174056964321" calcext:value-type="float">
            <text:p>0.0454174057</text:p>
          </table:table-cell>
          <table:table-cell table:formula="of:=[.E24]*[.$B$9]+[.D24]" office:value-type="float" office:value="-0.0551248186098518" calcext:value-type="float">
            <text:p>-0.0551248186</text:p>
          </table:table-cell>
          <table:table-cell table:formula="of:=-[.$B$5]*[.C25]-[.$B$4]*(1-[.C25]^2)*[.D25]+[.$B$6]" office:value-type="float" office:value="0.00959370470427734" calcext:value-type="float">
            <text:p>0.0095937047</text:p>
          </table:table-cell>
          <table:table-cell table:formula="of:=[.F24]+[.$B$9]*[.K24]" office:value-type="float" office:value="0.0530184832324659" calcext:value-type="float">
            <text:p>0.0530184832</text:p>
          </table:table-cell>
          <table:table-cell table:formula="of:=[.G24]+[.$B$9]*[.H24]" office:value-type="float" office:value="-0.0591542081135378" calcext:value-type="float">
            <text:p>-0.0591542081</text:p>
          </table:table-cell>
          <table:table-cell table:formula="of:=[.$B$6]-[.$B$4]*(1-[.F25]^2)*[.G25] - [.$B$5]*[.F25]" office:value-type="float" office:value="0.00596944479400829" calcext:value-type="float">
            <text:p>0.0059694448</text:p>
          </table:table-cell>
          <table:table-cell table:formula="of:=[.$B$6]-[.$B$4]*(1-[.J25]^2)*[.K25] - [.$B$5]*[.J25]" office:value-type="float" office:value="0.00744679669516768" calcext:value-type="float">
            <text:p>0.0074467967</text:p>
          </table:table-cell>
          <table:table-cell table:formula="of:=[.J24]+([.$B$9]/2) * ([.G25]+[.K25])" office:value-type="float" office:value="0.0454321348569365" calcext:value-type="float">
            <text:p>0.0454321349</text:p>
          </table:table-cell>
          <table:table-cell table:formula="of:=[.K24]+[.$B$9]/2 * ([.H25] + [.I24])" office:value-type="float" office:value="-0.0529883035903079" calcext:value-type="float">
            <text:p>-0.0529883036</text:p>
          </table:table-cell>
          <table:table-cell/>
          <table:table-cell table:formula="of:=[.M24]+1" office:value-type="float" office:value="13" calcext:value-type="float">
            <text:p>13</text:p>
          </table:table-cell>
          <table:table-cell table:formula="of:=[.M25]*[.$B$9]" office:value-type="float" office:value="1.3" calcext:value-type="float">
            <text:p>1.3</text:p>
          </table:table-cell>
          <table:table-cell table:formula="of:=[.P25]*[.$N$9]+[.O24]" office:value-type="float" office:value="0.0901434918159388" calcext:value-type="float">
            <text:p>0.0901434918</text:p>
          </table:table-cell>
          <table:table-cell table:formula="of:=[.Q24]*[.$N$9]+[.P24]" office:value-type="float" office:value="-0.110996921127747" calcext:value-type="float">
            <text:p>-0.1109969211</text:p>
          </table:table-cell>
          <table:table-cell table:formula="of:=-[.$N$5]*[.O25]-[.$N$4]*(1-[.O25]^2)*[.P25]+[.$N$6]" office:value-type="float" office:value="0.0199514850782982" calcext:value-type="float">
            <text:p>0.0199514851</text:p>
          </table:table-cell>
        </table:table-row>
        <table:table-row table:style-name="ro1">
          <table:table-cell table:formula="of:=[.A25]+1" office:value-type="float" office:value="14" calcext:value-type="float">
            <text:p>14</text:p>
          </table:table-cell>
          <table:table-cell table:formula="of:=[.A26]*[.$B$9]" office:value-type="float" office:value="1.4" calcext:value-type="float">
            <text:p>1.4</text:p>
          </table:table-cell>
          <table:table-cell table:formula="of:=[.D26]*[.$B$9]+[.C25]" office:value-type="float" office:value="0.0400008608824897" calcext:value-type="float">
            <text:p>0.0400008609</text:p>
          </table:table-cell>
          <table:table-cell table:formula="of:=[.E25]*[.$B$9]+[.D25]" office:value-type="float" office:value="-0.0541654481394241" calcext:value-type="float">
            <text:p>-0.0541654481</text:p>
          </table:table-cell>
          <table:table-cell table:formula="of:=-[.$B$5]*[.C26]-[.$B$4]*(1-[.C26]^2)*[.D26]+[.$B$6]" office:value-type="float" office:value="0.0140779188094643" calcext:value-type="float">
            <text:p>0.0140779188</text:p>
          </table:table-cell>
          <table:table-cell table:formula="of:=[.F25]+[.$B$9]*[.K25]" office:value-type="float" office:value="0.0477196528734351" calcext:value-type="float">
            <text:p>0.0477196529</text:p>
          </table:table-cell>
          <table:table-cell table:formula="of:=[.G25]+[.$B$9]*[.H25]" office:value-type="float" office:value="-0.058557263634137" calcext:value-type="float">
            <text:p>-0.0585572636</text:p>
          </table:table-cell>
          <table:table-cell table:formula="of:=[.$B$6]-[.$B$4]*(1-[.F26]^2)*[.G26] - [.$B$5]*[.F26]" office:value-type="float" office:value="0.0107042661936269" calcext:value-type="float">
            <text:p>0.0107042662</text:p>
          </table:table-cell>
          <table:table-cell table:formula="of:=[.$B$6]-[.$B$4]*(1-[.J26]^2)*[.K26] - [.$B$5]*[.J26]" office:value-type="float" office:value="0.0120976022442619" calcext:value-type="float">
            <text:p>0.0120976022</text:p>
          </table:table-cell>
          <table:table-cell table:formula="of:=[.J25]+([.$B$9]/2) * ([.G26]+[.K26])" office:value-type="float" office:value="0.0399002341529362" calcext:value-type="float">
            <text:p>0.0399002342</text:p>
          </table:table-cell>
          <table:table-cell table:formula="of:=[.K25]+[.$B$9]/2 * ([.H26] + [.I25])" office:value-type="float" office:value="-0.0520807504458682" calcext:value-type="float">
            <text:p>-0.0520807504</text:p>
          </table:table-cell>
          <table:table-cell/>
          <table:table-cell table:formula="of:=[.M25]+1" office:value-type="float" office:value="14" calcext:value-type="float">
            <text:p>14</text:p>
          </table:table-cell>
          <table:table-cell table:formula="of:=[.M26]*[.$B$9]" office:value-type="float" office:value="1.4" calcext:value-type="float">
            <text:p>1.4</text:p>
          </table:table-cell>
          <table:table-cell table:formula="of:=[.P26]*[.$N$9]+[.O25]" office:value-type="float" office:value="0.079243314553947" calcext:value-type="float">
            <text:p>0.0792433146</text:p>
          </table:table-cell>
          <table:table-cell table:formula="of:=[.Q25]*[.$N$9]+[.P25]" office:value-type="float" office:value="-0.109001772619917" calcext:value-type="float">
            <text:p>-0.1090017726</text:p>
          </table:table-cell>
          <table:table-cell table:formula="of:=-[.$N$5]*[.O26]-[.$N$4]*(1-[.O26]^2)*[.P26]+[.$N$6]" office:value-type="float" office:value="0.0290739811185353" calcext:value-type="float">
            <text:p>0.0290739811</text:p>
          </table:table-cell>
        </table:table-row>
        <table:table-row table:style-name="ro1">
          <table:table-cell table:formula="of:=[.A26]+1" office:value-type="float" office:value="15" calcext:value-type="float">
            <text:p>15</text:p>
          </table:table-cell>
          <table:table-cell table:formula="of:=[.A27]*[.$B$9]" office:value-type="float" office:value="1.5" calcext:value-type="float">
            <text:p>1.5</text:p>
          </table:table-cell>
          <table:table-cell table:formula="of:=[.D27]*[.$B$9]+[.C26]" office:value-type="float" office:value="0.034725095256642" calcext:value-type="float">
            <text:p>0.0347250953</text:p>
          </table:table-cell>
          <table:table-cell table:formula="of:=[.E26]*[.$B$9]+[.D26]" office:value-type="float" office:value="-0.0527576562584777" calcext:value-type="float">
            <text:p>-0.0527576563</text:p>
          </table:table-cell>
          <table:table-cell table:formula="of:=-[.$B$5]*[.C27]-[.$B$4]*(1-[.C27]^2)*[.D27]+[.$B$6]" office:value-type="float" office:value="0.0179689441189817" calcext:value-type="float">
            <text:p>0.0179689441</text:p>
          </table:table-cell>
          <table:table-cell table:formula="of:=[.F26]+[.$B$9]*[.K26]" office:value-type="float" office:value="0.0425115778288483" calcext:value-type="float">
            <text:p>0.0425115778</text:p>
          </table:table-cell>
          <table:table-cell table:formula="of:=[.G26]+[.$B$9]*[.H26]" office:value-type="float" office:value="-0.0574868370147743" calcext:value-type="float">
            <text:p>-0.057486837</text:p>
          </table:table-cell>
          <table:table-cell table:formula="of:=[.$B$6]-[.$B$4]*(1-[.F27]^2)*[.G27] - [.$B$5]*[.F27]" office:value-type="float" office:value="0.0148713670051776" calcext:value-type="float">
            <text:p>0.014871367</text:p>
          </table:table-cell>
          <table:table-cell table:formula="of:=[.$B$6]-[.$B$4]*(1-[.J27]^2)*[.K27] - [.$B$5]*[.J27]" office:value-type="float" office:value="0.0161826781875597" calcext:value-type="float">
            <text:p>0.0161826782</text:p>
          </table:table-cell>
          <table:table-cell table:formula="of:=[.J26]+([.$B$9]/2) * ([.G27]+[.K27])" office:value-type="float" office:value="0.0344892772030277" calcext:value-type="float">
            <text:p>0.0344892772</text:p>
          </table:table-cell>
          <table:table-cell table:formula="of:=[.K26]+[.$B$9]/2 * ([.H27] + [.I26])" office:value-type="float" office:value="-0.0507323019833962" calcext:value-type="float">
            <text:p>-0.050732302</text:p>
          </table:table-cell>
          <table:table-cell/>
          <table:table-cell table:formula="of:=[.M26]+1" office:value-type="float" office:value="15" calcext:value-type="float">
            <text:p>15</text:p>
          </table:table-cell>
          <table:table-cell table:formula="of:=[.M27]*[.$B$9]" office:value-type="float" office:value="1.5" calcext:value-type="float">
            <text:p>1.5</text:p>
          </table:table-cell>
          <table:table-cell table:formula="of:=[.P27]*[.$N$9]+[.O26]" office:value-type="float" office:value="0.0686338771031407" calcext:value-type="float">
            <text:p>0.0686338771</text:p>
          </table:table-cell>
          <table:table-cell table:formula="of:=[.Q26]*[.$N$9]+[.P26]" office:value-type="float" office:value="-0.106094374508064" calcext:value-type="float">
            <text:p>-0.1060943745</text:p>
          </table:table-cell>
          <table:table-cell table:formula="of:=-[.$N$5]*[.O27]-[.$N$4]*(1-[.O27]^2)*[.P27]+[.$N$6]" office:value-type="float" office:value="0.0369607282803698" calcext:value-type="float">
            <text:p>0.0369607283</text:p>
          </table:table-cell>
        </table:table-row>
        <table:table-row table:style-name="ro1">
          <table:table-cell table:formula="of:=[.A27]+1" office:value-type="float" office:value="16" calcext:value-type="float">
            <text:p>16</text:p>
          </table:table-cell>
          <table:table-cell table:formula="of:=[.A28]*[.$B$9]" office:value-type="float" office:value="1.6" calcext:value-type="float">
            <text:p>1.6</text:p>
          </table:table-cell>
          <table:table-cell table:formula="of:=[.D28]*[.$B$9]+[.C27]" office:value-type="float" office:value="0.029629019071984" calcext:value-type="float">
            <text:p>0.0296290191</text:p>
          </table:table-cell>
          <table:table-cell table:formula="of:=[.E27]*[.$B$9]+[.D27]" office:value-type="float" office:value="-0.0509607618465795" calcext:value-type="float">
            <text:p>-0.0509607618</text:p>
          </table:table-cell>
          <table:table-cell table:formula="of:=-[.$B$5]*[.C28]-[.$B$4]*(1-[.C28]^2)*[.D28]+[.$B$6]" office:value-type="float" office:value="0.0212870054036078" calcext:value-type="float">
            <text:p>0.0212870054</text:p>
          </table:table-cell>
          <table:table-cell table:formula="of:=[.F27]+[.$B$9]*[.K27]" office:value-type="float" office:value="0.0374383476305087" calcext:value-type="float">
            <text:p>0.0374383476</text:p>
          </table:table-cell>
          <table:table-cell table:formula="of:=[.G27]+[.$B$9]*[.H27]" office:value-type="float" office:value="-0.0559997003142566" calcext:value-type="float">
            <text:p>-0.0559997003</text:p>
          </table:table-cell>
          <table:table-cell table:formula="of:=[.$B$6]-[.$B$4]*(1-[.F28]^2)*[.G28] - [.$B$5]*[.F28]" office:value-type="float" office:value="0.0184828618308914" calcext:value-type="float">
            <text:p>0.0184828618</text:p>
          </table:table-cell>
          <table:table-cell table:formula="of:=[.$B$6]-[.$B$4]*(1-[.J28]^2)*[.K28] - [.$B$5]*[.J28]" office:value-type="float" office:value="0.0197177928639965" calcext:value-type="float">
            <text:p>0.0197177929</text:p>
          </table:table-cell>
          <table:table-cell table:formula="of:=[.J27]+([.$B$9]/2) * ([.G28]+[.K28])" office:value-type="float" office:value="0.0292393409381912" calcext:value-type="float">
            <text:p>0.0292393409</text:p>
          </table:table-cell>
          <table:table-cell table:formula="of:=[.K27]+[.$B$9]/2 * ([.H28] + [.I27])" office:value-type="float" office:value="-0.0489990249824737" calcext:value-type="float">
            <text:p>-0.048999025</text:p>
          </table:table-cell>
          <table:table-cell/>
          <table:table-cell table:formula="of:=[.M27]+1" office:value-type="float" office:value="16" calcext:value-type="float">
            <text:p>16</text:p>
          </table:table-cell>
          <table:table-cell table:formula="of:=[.M28]*[.$B$9]" office:value-type="float" office:value="1.6" calcext:value-type="float">
            <text:p>1.6</text:p>
          </table:table-cell>
          <table:table-cell table:formula="of:=[.P28]*[.$N$9]+[.O27]" office:value-type="float" office:value="0.058394046935138" calcext:value-type="float">
            <text:p>0.0583940469</text:p>
          </table:table-cell>
          <table:table-cell table:formula="of:=[.Q27]*[.$N$9]+[.P27]" office:value-type="float" office:value="-0.102398301680027" calcext:value-type="float">
            <text:p>-0.1023983017</text:p>
          </table:table-cell>
          <table:table-cell table:formula="of:=-[.$N$5]*[.O28]-[.$N$4]*(1-[.O28]^2)*[.P28]+[.$N$6]" office:value-type="float" office:value="0.043655090388862" calcext:value-type="float">
            <text:p>0.0436550904</text:p>
          </table:table-cell>
        </table:table-row>
        <table:table-row table:style-name="ro1">
          <table:table-cell table:formula="of:=[.A28]+1" office:value-type="float" office:value="17" calcext:value-type="float">
            <text:p>17</text:p>
          </table:table-cell>
          <table:table-cell table:formula="of:=[.A29]*[.$B$9]" office:value-type="float" office:value="1.7" calcext:value-type="float">
            <text:p>1.7</text:p>
          </table:table-cell>
          <table:table-cell table:formula="of:=[.D29]*[.$B$9]+[.C28]" office:value-type="float" office:value="0.0247458129413621" calcext:value-type="float">
            <text:p>0.0247458129</text:p>
          </table:table-cell>
          <table:table-cell table:formula="of:=[.E28]*[.$B$9]+[.D28]" office:value-type="float" office:value="-0.0488320613062187" calcext:value-type="float">
            <text:p>-0.0488320613</text:p>
          </table:table-cell>
          <table:table-cell table:formula="of:=-[.$B$5]*[.C29]-[.$B$4]*(1-[.C29]^2)*[.D29]+[.$B$6]" office:value-type="float" office:value="0.0240563457953505" calcext:value-type="float">
            <text:p>0.0240563458</text:p>
          </table:table-cell>
          <table:table-cell table:formula="of:=[.F28]+[.$B$9]*[.K28]" office:value-type="float" office:value="0.0325384451322613" calcext:value-type="float">
            <text:p>0.0325384451</text:p>
          </table:table-cell>
          <table:table-cell table:formula="of:=[.G28]+[.$B$9]*[.H28]" office:value-type="float" office:value="-0.0541514141311674" calcext:value-type="float">
            <text:p>-0.0541514141</text:p>
          </table:table-cell>
          <table:table-cell table:formula="of:=[.$B$6]-[.$B$4]*(1-[.F29]^2)*[.G29] - [.$B$5]*[.F29]" office:value-type="float" office:value="0.0215556361669046" calcext:value-type="float">
            <text:p>0.0215556362</text:p>
          </table:table-cell>
          <table:table-cell table:formula="of:=[.$B$6]-[.$B$4]*(1-[.J29]^2)*[.K29] - [.$B$5]*[.J29]" office:value-type="float" office:value="0.0227228978141058" calcext:value-type="float">
            <text:p>0.0227228978</text:p>
          </table:table-cell>
          <table:table-cell table:formula="of:=[.J28]+([.$B$9]/2) * ([.G29]+[.K29])" office:value-type="float" office:value="0.0241850025550864" calcext:value-type="float">
            <text:p>0.0241850026</text:p>
          </table:table-cell>
          <table:table-cell table:formula="of:=[.K28]+[.$B$9]/2 * ([.H29] + [.I28])" office:value-type="float" office:value="-0.0469353535309286" calcext:value-type="float">
            <text:p>-0.0469353535</text:p>
          </table:table-cell>
          <table:table-cell/>
          <table:table-cell table:formula="of:=[.M28]+1" office:value-type="float" office:value="17" calcext:value-type="float">
            <text:p>17</text:p>
          </table:table-cell>
          <table:table-cell table:formula="of:=[.M29]*[.$B$9]" office:value-type="float" office:value="1.7" calcext:value-type="float">
            <text:p>1.7</text:p>
          </table:table-cell>
          <table:table-cell table:formula="of:=[.P29]*[.$N$9]+[.O28]" office:value-type="float" office:value="0.0485907676710239" calcext:value-type="float">
            <text:p>0.0485907677</text:p>
          </table:table-cell>
          <table:table-cell table:formula="of:=[.Q28]*[.$N$9]+[.P28]" office:value-type="float" office:value="-0.0980327926411406" calcext:value-type="float">
            <text:p>-0.0980327926</text:p>
          </table:table-cell>
          <table:table-cell table:formula="of:=-[.$N$5]*[.O29]-[.$N$4]*(1-[.O29]^2)*[.P29]+[.$N$6]" office:value-type="float" office:value="0.0492105633997545" calcext:value-type="float">
            <text:p>0.0492105634</text:p>
          </table:table-cell>
        </table:table-row>
        <table:table-row table:style-name="ro1">
          <table:table-cell table:formula="of:=[.A29]+1" office:value-type="float" office:value="18" calcext:value-type="float">
            <text:p>18</text:p>
          </table:table-cell>
          <table:table-cell table:formula="of:=[.A30]*[.$B$9]" office:value-type="float" office:value="1.8" calcext:value-type="float">
            <text:p>1.8</text:p>
          </table:table-cell>
          <table:table-cell table:formula="of:=[.D30]*[.$B$9]+[.C29]" office:value-type="float" office:value="0.0201031702686938" calcext:value-type="float">
            <text:p>0.0201031703</text:p>
          </table:table-cell>
          <table:table-cell table:formula="of:=[.E29]*[.$B$9]+[.D29]" office:value-type="float" office:value="-0.0464264267266837" calcext:value-type="float">
            <text:p>-0.0464264267</text:p>
          </table:table-cell>
          <table:table-cell table:formula="of:=-[.$B$5]*[.C30]-[.$B$4]*(1-[.C30]^2)*[.D30]+[.$B$6]" office:value-type="float" office:value="0.0263044938000547" calcext:value-type="float">
            <text:p>0.0263044938</text:p>
          </table:table-cell>
          <table:table-cell table:formula="of:=[.F29]+[.$B$9]*[.K29]" office:value-type="float" office:value="0.0278449097791684" calcext:value-type="float">
            <text:p>0.0278449098</text:p>
          </table:table-cell>
          <table:table-cell table:formula="of:=[.G29]+[.$B$9]*[.H29]" office:value-type="float" office:value="-0.0519958505144769" calcext:value-type="float">
            <text:p>-0.0519958505</text:p>
          </table:table-cell>
          <table:table-cell table:formula="of:=[.$B$6]-[.$B$4]*(1-[.F30]^2)*[.G30] - [.$B$5]*[.F30]" office:value-type="float" office:value="0.0241106263245347" calcext:value-type="float">
            <text:p>0.0241106263</text:p>
          </table:table-cell>
          <table:table-cell table:formula="of:=[.$B$6]-[.$B$4]*(1-[.J30]^2)*[.K30] - [.$B$5]*[.J30]" office:value-type="float" office:value="0.0252214447464082" calcext:value-type="float">
            <text:p>0.0252214447</text:p>
          </table:table-cell>
          <table:table-cell table:formula="of:=[.J29]+([.$B$9]/2) * ([.G30]+[.K30])" office:value-type="float" office:value="0.0193555261631627" calcext:value-type="float">
            <text:p>0.0193555262</text:p>
          </table:table-cell>
          <table:table-cell table:formula="of:=[.K29]+[.$B$9]/2 * ([.H30] + [.I29])" office:value-type="float" office:value="-0.0445936773239966" calcext:value-type="float">
            <text:p>-0.0445936773</text:p>
          </table:table-cell>
          <table:table-cell/>
          <table:table-cell table:formula="of:=[.M29]+1" office:value-type="float" office:value="18" calcext:value-type="float">
            <text:p>18</text:p>
          </table:table-cell>
          <table:table-cell table:formula="of:=[.M30]*[.$B$9]" office:value-type="float" office:value="1.8" calcext:value-type="float">
            <text:p>1.8</text:p>
          </table:table-cell>
          <table:table-cell table:formula="of:=[.P30]*[.$N$9]+[.O29]" office:value-type="float" office:value="0.0392795940409074" calcext:value-type="float">
            <text:p>0.039279594</text:p>
          </table:table-cell>
          <table:table-cell table:formula="of:=[.Q29]*[.$N$9]+[.P29]" office:value-type="float" office:value="-0.0931117363011652" calcext:value-type="float">
            <text:p>-0.0931117363</text:p>
          </table:table-cell>
          <table:table-cell table:formula="of:=-[.$N$5]*[.O30]-[.$N$4]*(1-[.O30]^2)*[.P30]+[.$N$6]" office:value-type="float" office:value="0.0536884814185805" calcext:value-type="float">
            <text:p>0.0536884814</text:p>
          </table:table-cell>
        </table:table-row>
        <table:table-row table:style-name="ro1">
          <table:table-cell table:formula="of:=[.A30]+1" office:value-type="float" office:value="19" calcext:value-type="float">
            <text:p>19</text:p>
          </table:table-cell>
          <table:table-cell table:formula="of:=[.A31]*[.$B$9]" office:value-type="float" office:value="1.9" calcext:value-type="float">
            <text:p>1.9</text:p>
          </table:table-cell>
          <table:table-cell table:formula="of:=[.D31]*[.$B$9]+[.C30]" office:value-type="float" office:value="0.0157235725340259" calcext:value-type="float">
            <text:p>0.0157235725</text:p>
          </table:table-cell>
          <table:table-cell table:formula="of:=[.E30]*[.$B$9]+[.D30]" office:value-type="float" office:value="-0.0437959773466782" calcext:value-type="float">
            <text:p>-0.0437959773</text:p>
          </table:table-cell>
          <table:table-cell table:formula="of:=-[.$B$5]*[.C31]-[.$B$4]*(1-[.C31]^2)*[.D31]+[.$B$6]" office:value-type="float" office:value="0.0280615771010602" calcext:value-type="float">
            <text:p>0.0280615771</text:p>
          </table:table-cell>
          <table:table-cell table:formula="of:=[.F30]+[.$B$9]*[.K30]" office:value-type="float" office:value="0.0233855420467688" calcext:value-type="float">
            <text:p>0.023385542</text:p>
          </table:table-cell>
          <table:table-cell table:formula="of:=[.G30]+[.$B$9]*[.H30]" office:value-type="float" office:value="-0.0495847878820235" calcext:value-type="float">
            <text:p>-0.0495847879</text:p>
          </table:table-cell>
          <table:table-cell table:formula="of:=[.$B$6]-[.$B$4]*(1-[.F31]^2)*[.G31] - [.$B$5]*[.F31]" office:value-type="float" office:value="0.0261721287291018" calcext:value-type="float">
            <text:p>0.0261721287</text:p>
          </table:table-cell>
          <table:table-cell table:formula="of:=[.$B$6]-[.$B$4]*(1-[.J31]^2)*[.K31] - [.$B$5]*[.J31]" office:value-type="float" office:value="0.0272397378406655" calcext:value-type="float">
            <text:p>0.0272397378</text:p>
          </table:table-cell>
          <table:table-cell table:formula="of:=[.J30]+([.$B$9]/2) * ([.G31]+[.K31])" office:value-type="float" office:value="0.0147750868365505" calcext:value-type="float">
            <text:p>0.0147750868</text:p>
          </table:table-cell>
          <table:table-cell table:formula="of:=[.K30]+[.$B$9]/2 * ([.H31] + [.I30])" office:value-type="float" office:value="-0.0420239986502211" calcext:value-type="float">
            <text:p>-0.0420239987</text:p>
          </table:table-cell>
          <table:table-cell/>
          <table:table-cell table:formula="of:=[.M30]+1" office:value-type="float" office:value="19" calcext:value-type="float">
            <text:p>19</text:p>
          </table:table-cell>
          <table:table-cell table:formula="of:=[.M31]*[.$B$9]" office:value-type="float" office:value="1.9" calcext:value-type="float">
            <text:p>1.9</text:p>
          </table:table-cell>
          <table:table-cell table:formula="of:=[.P31]*[.$N$9]+[.O30]" office:value-type="float" office:value="0.0305053052249767" calcext:value-type="float">
            <text:p>0.0305053052</text:p>
          </table:table-cell>
          <table:table-cell table:formula="of:=[.Q30]*[.$N$9]+[.P30]" office:value-type="float" office:value="-0.0877428881593071" calcext:value-type="float">
            <text:p>-0.0877428882</text:p>
          </table:table-cell>
          <table:table-cell table:formula="of:=-[.$N$5]*[.O31]-[.$N$4]*(1-[.O31]^2)*[.P31]+[.$N$6]" office:value-type="float" office:value="0.0571559317149092" calcext:value-type="float">
            <text:p>0.0571559317</text:p>
          </table:table-cell>
        </table:table-row>
        <table:table-row table:style-name="ro1">
          <table:table-cell table:formula="of:=[.A31]+1" office:value-type="float" office:value="20" calcext:value-type="float">
            <text:p>20</text:p>
          </table:table-cell>
          <table:table-cell table:formula="of:=[.A32]*[.$B$9]" office:value-type="float" office:value="2" calcext:value-type="float">
            <text:p>2</text:p>
          </table:table-cell>
          <table:table-cell table:formula="of:=[.D32]*[.$B$9]+[.C31]" office:value-type="float" office:value="0.0116245905703687" calcext:value-type="float">
            <text:p>0.0116245906</text:p>
          </table:table-cell>
          <table:table-cell table:formula="of:=[.E31]*[.$B$9]+[.D31]" office:value-type="float" office:value="-0.0409898196365722" calcext:value-type="float">
            <text:p>-0.0409898196</text:p>
          </table:table-cell>
          <table:table-cell table:formula="of:=-[.$B$5]*[.C32]-[.$B$4]*(1-[.C32]^2)*[.D32]+[.$B$6]" office:value-type="float" office:value="0.0293596900665442" calcext:value-type="float">
            <text:p>0.0293596901</text:p>
          </table:table-cell>
          <table:table-cell table:formula="of:=[.F31]+[.$B$9]*[.K31]" office:value-type="float" office:value="0.0191831421817467" calcext:value-type="float">
            <text:p>0.0191831422</text:p>
          </table:table-cell>
          <table:table-cell table:formula="of:=[.G31]+[.$B$9]*[.H31]" office:value-type="float" office:value="-0.0469675750091133" calcext:value-type="float">
            <text:p>-0.046967575</text:p>
          </table:table-cell>
          <table:table-cell table:formula="of:=[.$B$6]-[.$B$4]*(1-[.F32]^2)*[.G32] - [.$B$5]*[.F32]" office:value-type="float" office:value="0.0277671490911681" calcext:value-type="float">
            <text:p>0.0277671491</text:p>
          </table:table-cell>
          <table:table-cell table:formula="of:=[.$B$6]-[.$B$4]*(1-[.J32]^2)*[.K32] - [.$B$5]*[.J32]" office:value-type="float" office:value="0.0288063294533419" calcext:value-type="float">
            <text:p>0.0288063295</text:p>
          </table:table-cell>
          <table:table-cell table:formula="of:=[.J31]+([.$B$9]/2) * ([.G32]+[.K32])" office:value-type="float" office:value="0.0104630253709134" calcext:value-type="float">
            <text:p>0.0104630254</text:p>
          </table:table-cell>
          <table:table-cell table:formula="of:=[.K31]+[.$B$9]/2 * ([.H32] + [.I31])" office:value-type="float" office:value="-0.0392736543036294" calcext:value-type="float">
            <text:p>-0.0392736543</text:p>
          </table:table-cell>
          <table:table-cell/>
          <table:table-cell table:formula="of:=[.M31]+1" office:value-type="float" office:value="20" calcext:value-type="float">
            <text:p>20</text:p>
          </table:table-cell>
          <table:table-cell table:formula="of:=[.M32]*[.$B$9]" office:value-type="float" office:value="2" calcext:value-type="float">
            <text:p>2</text:p>
          </table:table-cell>
          <table:table-cell table:formula="of:=[.P32]*[.$N$9]+[.O31]" office:value-type="float" office:value="0.0223025757261951" calcext:value-type="float">
            <text:p>0.0223025757</text:p>
          </table:table-cell>
          <table:table-cell table:formula="of:=[.Q31]*[.$N$9]+[.P31]" office:value-type="float" office:value="-0.0820272949878162" calcext:value-type="float">
            <text:p>-0.082027295</text:p>
          </table:table-cell>
          <table:table-cell table:formula="of:=-[.$N$5]*[.O32]-[.$N$4]*(1-[.O32]^2)*[.P32]+[.$N$6]" office:value-type="float" office:value="0.059683918484471" calcext:value-type="float">
            <text:p>0.0596839185</text:p>
          </table:table-cell>
        </table:table-row>
        <table:table-row table:style-name="ro1">
          <table:table-cell table:formula="of:=[.A32]+1" office:value-type="float" office:value="21" calcext:value-type="float">
            <text:p>21</text:p>
          </table:table-cell>
          <table:table-cell table:formula="of:=[.A33]*[.$B$9]" office:value-type="float" office:value="2.1" calcext:value-type="float">
            <text:p>2.1</text:p>
          </table:table-cell>
          <table:table-cell table:formula="of:=[.D33]*[.$B$9]+[.C32]" office:value-type="float" office:value="0.00781920550737695" calcext:value-type="float">
            <text:p>0.0078192055</text:p>
          </table:table-cell>
          <table:table-cell table:formula="of:=[.E32]*[.$B$9]+[.D32]" office:value-type="float" office:value="-0.0380538506299178" calcext:value-type="float">
            <text:p>-0.0380538506</text:p>
          </table:table-cell>
          <table:table-cell table:formula="of:=-[.$B$5]*[.C33]-[.$B$4]*(1-[.C33]^2)*[.D33]+[.$B$6]" office:value-type="float" office:value="0.0302323185110735" calcext:value-type="float">
            <text:p>0.0302323185</text:p>
          </table:table-cell>
          <table:table-cell table:formula="of:=[.F32]+[.$B$9]*[.K32]" office:value-type="float" office:value="0.0152557767513837" calcext:value-type="float">
            <text:p>0.0152557768</text:p>
          </table:table-cell>
          <table:table-cell table:formula="of:=[.G32]+[.$B$9]*[.H32]" office:value-type="float" office:value="-0.0441908600999965" calcext:value-type="float">
            <text:p>-0.0441908601</text:p>
          </table:table-cell>
          <table:table-cell table:formula="of:=[.$B$6]-[.$B$4]*(1-[.F33]^2)*[.G33] - [.$B$5]*[.F33]" office:value-type="float" office:value="0.0289247984242079" calcext:value-type="float">
            <text:p>0.0289247984</text:p>
          </table:table-cell>
          <table:table-cell table:formula="of:=[.$B$6]-[.$B$4]*(1-[.J33]^2)*[.K33] - [.$B$5]*[.J33]" office:value-type="float" office:value="0.0299514640863811" calcext:value-type="float">
            <text:p>0.0299514641</text:p>
          </table:table-cell>
          <table:table-cell table:formula="of:=[.J32]+([.$B$9]/2) * ([.G33]+[.K33])" office:value-type="float" office:value="0.00643412747042595" calcext:value-type="float">
            <text:p>0.0064341275</text:p>
          </table:table-cell>
          <table:table-cell table:formula="of:=[.K32]+[.$B$9]/2 * ([.H33] + [.I32])" office:value-type="float" office:value="-0.0363870979097519" calcext:value-type="float">
            <text:p>-0.0363870979</text:p>
          </table:table-cell>
          <table:table-cell/>
          <table:table-cell table:formula="of:=[.M32]+1" office:value-type="float" office:value="21" calcext:value-type="float">
            <text:p>21</text:p>
          </table:table-cell>
          <table:table-cell table:formula="of:=[.M33]*[.$B$9]" office:value-type="float" office:value="2.1" calcext:value-type="float">
            <text:p>2.1</text:p>
          </table:table-cell>
          <table:table-cell table:formula="of:=[.P33]*[.$N$9]+[.O32]" office:value-type="float" office:value="0.0146966854122582" calcext:value-type="float">
            <text:p>0.0146966854</text:p>
          </table:table-cell>
          <table:table-cell table:formula="of:=[.Q32]*[.$N$9]+[.P32]" office:value-type="float" office:value="-0.0760589031393691" calcext:value-type="float">
            <text:p>-0.0760589031</text:p>
          </table:table-cell>
          <table:table-cell table:formula="of:=-[.$N$5]*[.O33]-[.$N$4]*(1-[.O33]^2)*[.P33]+[.$N$6]" office:value-type="float" office:value="0.0613457895697508" calcext:value-type="float">
            <text:p>0.0613457896</text:p>
          </table:table-cell>
        </table:table-row>
        <table:table-row table:style-name="ro1">
          <table:table-cell table:formula="of:=[.A33]+1" office:value-type="float" office:value="22" calcext:value-type="float">
            <text:p>22</text:p>
          </table:table-cell>
          <table:table-cell table:formula="of:=[.A34]*[.$B$9]" office:value-type="float" office:value="2.2" calcext:value-type="float">
            <text:p>2.2</text:p>
          </table:table-cell>
          <table:table-cell table:formula="of:=[.D34]*[.$B$9]+[.C33]" office:value-type="float" office:value="0.00431614362949591" calcext:value-type="float">
            <text:p>0.0043161436</text:p>
          </table:table-cell>
          <table:table-cell table:formula="of:=[.E33]*[.$B$9]+[.D33]" office:value-type="float" office:value="-0.0350306187788104" calcext:value-type="float">
            <text:p>-0.0350306188</text:p>
          </table:table-cell>
          <table:table-cell table:formula="of:=-[.$B$5]*[.C34]-[.$B$4]*(1-[.C34]^2)*[.D34]+[.$B$6]" office:value-type="float" office:value="0.0307138225605603" calcext:value-type="float">
            <text:p>0.0307138226</text:p>
          </table:table-cell>
          <table:table-cell table:formula="of:=[.F33]+[.$B$9]*[.K33]" office:value-type="float" office:value="0.0116170669604085" calcext:value-type="float">
            <text:p>0.011617067</text:p>
          </table:table-cell>
          <table:table-cell table:formula="of:=[.G33]+[.$B$9]*[.H33]" office:value-type="float" office:value="-0.0412983802575757" calcext:value-type="float">
            <text:p>-0.0412983803</text:p>
          </table:table-cell>
          <table:table-cell table:formula="of:=[.$B$6]-[.$B$4]*(1-[.F34]^2)*[.G34] - [.$B$5]*[.F34]" office:value-type="float" office:value="0.0296757398228528" calcext:value-type="float">
            <text:p>0.0296757398</text:p>
          </table:table-cell>
          <table:table-cell table:formula="of:=[.$B$6]-[.$B$4]*(1-[.J34]^2)*[.K34] - [.$B$5]*[.J34]" office:value-type="float" office:value="0.0307065728091295" calcext:value-type="float">
            <text:p>0.0307065728</text:p>
          </table:table-cell>
          <table:table-cell table:formula="of:=[.J33]+([.$B$9]/2) * ([.G34]+[.K34])" office:value-type="float" office:value="0.00269892157183266" calcext:value-type="float">
            <text:p>0.0026989216</text:p>
          </table:table-cell>
          <table:table-cell table:formula="of:=[.K33]+[.$B$9]/2 * ([.H34] + [.I33])" office:value-type="float" office:value="-0.0334057377142902" calcext:value-type="float">
            <text:p>-0.0334057377</text:p>
          </table:table-cell>
          <table:table-cell/>
          <table:table-cell table:formula="of:=[.M33]+1" office:value-type="float" office:value="22" calcext:value-type="float">
            <text:p>22</text:p>
          </table:table-cell>
          <table:table-cell table:formula="of:=[.M34]*[.$B$9]" office:value-type="float" office:value="2.2" calcext:value-type="float">
            <text:p>2.2</text:p>
          </table:table-cell>
          <table:table-cell table:formula="of:=[.P34]*[.$N$9]+[.O33]" office:value-type="float" office:value="0.00770425299401878" calcext:value-type="float">
            <text:p>0.007704253</text:p>
          </table:table-cell>
          <table:table-cell table:formula="of:=[.Q33]*[.$N$9]+[.P33]" office:value-type="float" office:value="-0.069924324182394" calcext:value-type="float">
            <text:p>-0.0699243242</text:p>
          </table:table-cell>
          <table:table-cell table:formula="of:=-[.$N$5]*[.O34]-[.$N$4]*(1-[.O34]^2)*[.P34]+[.$N$6]" office:value-type="float" office:value="0.0622159207941586" calcext:value-type="float">
            <text:p>0.0622159208</text:p>
          </table:table-cell>
        </table:table-row>
        <table:table-row table:style-name="ro1">
          <table:table-cell table:formula="of:=[.A34]+1" office:value-type="float" office:value="23" calcext:value-type="float">
            <text:p>23</text:p>
          </table:table-cell>
          <table:table-cell table:formula="of:=[.A35]*[.$B$9]" office:value-type="float" office:value="2.3" calcext:value-type="float">
            <text:p>2.3</text:p>
          </table:table-cell>
          <table:table-cell table:formula="of:=[.D35]*[.$B$9]+[.C34]" office:value-type="float" office:value="0.00112021997722047" calcext:value-type="float">
            <text:p>0.00112022</text:p>
          </table:table-cell>
          <table:table-cell table:formula="of:=[.E34]*[.$B$9]+[.D34]" office:value-type="float" office:value="-0.0319592365227544" calcext:value-type="float">
            <text:p>-0.0319592365</text:p>
          </table:table-cell>
          <table:table-cell table:formula="of:=-[.$B$5]*[.C35]-[.$B$4]*(1-[.C35]^2)*[.D35]+[.$B$6]" office:value-type="float" office:value="0.0308389764401182" calcext:value-type="float">
            <text:p>0.0308389764</text:p>
          </table:table-cell>
          <table:table-cell table:formula="of:=[.F34]+[.$B$9]*[.K34]" office:value-type="float" office:value="0.00827649318897952" calcext:value-type="float">
            <text:p>0.0082764932</text:p>
          </table:table-cell>
          <table:table-cell table:formula="of:=[.G34]+[.$B$9]*[.H34]" office:value-type="float" office:value="-0.0383308062752904" calcext:value-type="float">
            <text:p>-0.0383308063</text:p>
          </table:table-cell>
          <table:table-cell table:formula="of:=[.$B$6]-[.$B$4]*(1-[.F35]^2)*[.G35] - [.$B$5]*[.F35]" office:value-type="float" office:value="0.0300516874130674" calcext:value-type="float">
            <text:p>0.0300516874</text:p>
          </table:table-cell>
          <table:table-cell table:formula="of:=[.$B$6]-[.$B$4]*(1-[.J35]^2)*[.K35] - [.$B$5]*[.J35]" office:value-type="float" office:value="0.0311038182296961" calcext:value-type="float">
            <text:p>0.0311038182</text:p>
          </table:table-cell>
          <table:table-cell table:formula="of:=[.J34]+([.$B$9]/2) * ([.G35]+[.K35])" office:value-type="float" office:value="-0.000736009977090878" calcext:value-type="float">
            <text:p>-0.00073601</text:p>
          </table:table-cell>
          <table:table-cell table:formula="of:=[.K34]+[.$B$9]/2 * ([.H35] + [.I34])" office:value-type="float" office:value="-0.0303678247031804" calcext:value-type="float">
            <text:p>-0.0303678247</text:p>
          </table:table-cell>
          <table:table-cell/>
          <table:table-cell table:formula="of:=[.M34]+1" office:value-type="float" office:value="23" calcext:value-type="float">
            <text:p>23</text:p>
          </table:table-cell>
          <table:table-cell table:formula="of:=[.M35]*[.$B$9]" office:value-type="float" office:value="2.3" calcext:value-type="float">
            <text:p>2.3</text:p>
          </table:table-cell>
          <table:table-cell table:formula="of:=[.P35]*[.$N$9]+[.O34]" office:value-type="float" office:value="0.00133397978372097" calcext:value-type="float">
            <text:p>0.0013339798</text:p>
          </table:table-cell>
          <table:table-cell table:formula="of:=[.Q34]*[.$N$9]+[.P34]" office:value-type="float" office:value="-0.0637027321029781" calcext:value-type="float">
            <text:p>-0.0637027321</text:p>
          </table:table-cell>
          <table:table-cell table:formula="of:=-[.$N$5]*[.O35]-[.$N$4]*(1-[.O35]^2)*[.P35]+[.$N$6]" office:value-type="float" office:value="0.062368638960114" calcext:value-type="float">
            <text:p>0.062368639</text:p>
          </table:table-cell>
        </table:table-row>
        <table:table-row table:style-name="ro1">
          <table:table-cell table:formula="of:=[.A35]+1" office:value-type="float" office:value="24" calcext:value-type="float">
            <text:p>24</text:p>
          </table:table-cell>
          <table:table-cell table:formula="of:=[.A36]*[.$B$9]" office:value-type="float" office:value="2.4" calcext:value-type="float">
            <text:p>2.4</text:p>
          </table:table-cell>
          <table:table-cell table:formula="of:=[.D36]*[.$B$9]+[.C35]" office:value-type="float" office:value="-0.00176731391065379" calcext:value-type="float">
            <text:p>-0.0017673139</text:p>
          </table:table-cell>
          <table:table-cell table:formula="of:=[.E35]*[.$B$9]+[.D35]" office:value-type="float" office:value="-0.0288753388787426" calcext:value-type="float">
            <text:p>-0.0288753389</text:p>
          </table:table-cell>
          <table:table-cell table:formula="of:=-[.$B$5]*[.C36]-[.$B$4]*(1-[.C36]^2)*[.D36]+[.$B$6]" office:value-type="float" office:value="0.0306425626002074" calcext:value-type="float">
            <text:p>0.0306425626</text:p>
          </table:table-cell>
          <table:table-cell table:formula="of:=[.F35]+[.$B$9]*[.K35]" office:value-type="float" office:value="0.00523971071866148" calcext:value-type="float">
            <text:p>0.0052397107</text:p>
          </table:table-cell>
          <table:table-cell table:formula="of:=[.G35]+[.$B$9]*[.H35]" office:value-type="float" office:value="-0.0353256375339837" calcext:value-type="float">
            <text:p>-0.0353256375</text:p>
          </table:table-cell>
          <table:table-cell table:formula="of:=[.$B$6]-[.$B$4]*(1-[.F36]^2)*[.G36] - [.$B$5]*[.F36]" office:value-type="float" office:value="0.0300849569651897" calcext:value-type="float">
            <text:p>0.030084957</text:p>
          </table:table-cell>
          <table:table-cell table:formula="of:=[.$B$6]-[.$B$4]*(1-[.J36]^2)*[.K36] - [.$B$5]*[.J36]" office:value-type="float" office:value="0.0311756885830764" calcext:value-type="float">
            <text:p>0.0311756886</text:p>
          </table:table-cell>
          <table:table-cell table:formula="of:=[.J35]+([.$B$9]/2) * ([.G36]+[.K36])" office:value-type="float" office:value="-0.00386771115096186" calcext:value-type="float">
            <text:p>-0.0038677112</text:p>
          </table:table-cell>
          <table:table-cell table:formula="of:=[.K35]+[.$B$9]/2 * ([.H36] + [.I35])" office:value-type="float" office:value="-0.0273083859434361" calcext:value-type="float">
            <text:p>-0.0273083859</text:p>
          </table:table-cell>
          <table:table-cell/>
          <table:table-cell table:formula="of:=[.M35]+1" office:value-type="float" office:value="24" calcext:value-type="float">
            <text:p>24</text:p>
          </table:table-cell>
          <table:table-cell table:formula="of:=[.M36]*[.$B$9]" office:value-type="float" office:value="2.4" calcext:value-type="float">
            <text:p>2.4</text:p>
          </table:table-cell>
          <table:table-cell table:formula="of:=[.P36]*[.$N$9]+[.O35]" office:value-type="float" office:value="-0.00441260703697571" calcext:value-type="float">
            <text:p>-0.004412607</text:p>
          </table:table-cell>
          <table:table-cell table:formula="of:=[.Q35]*[.$N$9]+[.P35]" office:value-type="float" office:value="-0.0574658682069667" calcext:value-type="float">
            <text:p>-0.0574658682</text:p>
          </table:table-cell>
          <table:table-cell table:formula="of:=-[.$N$5]*[.O36]-[.$N$4]*(1-[.O36]^2)*[.P36]+[.$N$6]" office:value-type="float" office:value="0.0618773563202264" calcext:value-type="float">
            <text:p>0.0618773563</text:p>
          </table:table-cell>
        </table:table-row>
        <table:table-row table:style-name="ro1">
          <table:table-cell table:formula="of:=[.A36]+1" office:value-type="float" office:value="25" calcext:value-type="float">
            <text:p>25</text:p>
          </table:table-cell>
          <table:table-cell table:formula="of:=[.A37]*[.$B$9]" office:value-type="float" office:value="2.5" calcext:value-type="float">
            <text:p>2.5</text:p>
          </table:table-cell>
          <table:table-cell table:formula="of:=[.D37]*[.$B$9]+[.C36]" office:value-type="float" office:value="-0.00434842217252597" calcext:value-type="float">
            <text:p>-0.0043484222</text:p>
          </table:table-cell>
          <table:table-cell table:formula="of:=[.E36]*[.$B$9]+[.D36]" office:value-type="float" office:value="-0.0258110826187218" calcext:value-type="float">
            <text:p>-0.0258110826</text:p>
          </table:table-cell>
          <table:table-cell table:formula="of:=-[.$B$5]*[.C37]-[.$B$4]*(1-[.C37]^2)*[.D37]+[.$B$6]" office:value-type="float" office:value="0.030159016735284" calcext:value-type="float">
            <text:p>0.0301590167</text:p>
          </table:table-cell>
          <table:table-cell table:formula="of:=[.F36]+[.$B$9]*[.K36]" office:value-type="float" office:value="0.00250887212431787" calcext:value-type="float">
            <text:p>0.0025088721</text:p>
          </table:table-cell>
          <table:table-cell table:formula="of:=[.G36]+[.$B$9]*[.H36]" office:value-type="float" office:value="-0.0323171418374647" calcext:value-type="float">
            <text:p>-0.0323171418</text:p>
          </table:table-cell>
          <table:table-cell table:formula="of:=[.$B$6]-[.$B$4]*(1-[.F37]^2)*[.G37] - [.$B$5]*[.F37]" office:value-type="float" office:value="0.029808066294858" calcext:value-type="float">
            <text:p>0.0298080663</text:p>
          </table:table-cell>
          <table:table-cell table:formula="of:=[.$B$6]-[.$B$4]*(1-[.J37]^2)*[.K37] - [.$B$5]*[.J37]" office:value-type="float" office:value="0.0309546384852565" calcext:value-type="float">
            <text:p>0.0309546385</text:p>
          </table:table-cell>
          <table:table-cell table:formula="of:=[.J36]+([.$B$9]/2) * ([.G37]+[.K37])" office:value-type="float" office:value="-0.00669652815281207" calcext:value-type="float">
            <text:p>-0.0066965282</text:p>
          </table:table-cell>
          <table:table-cell table:formula="of:=[.K36]+[.$B$9]/2 * ([.H37] + [.I36])" office:value-type="float" office:value="-0.0242591981995394" calcext:value-type="float">
            <text:p>-0.0242591982</text:p>
          </table:table-cell>
          <table:table-cell/>
          <table:table-cell table:formula="of:=[.M36]+1" office:value-type="float" office:value="25" calcext:value-type="float">
            <text:p>25</text:p>
          </table:table-cell>
          <table:table-cell table:formula="of:=[.M37]*[.$B$9]" office:value-type="float" office:value="2.5" calcext:value-type="float">
            <text:p>2.5</text:p>
          </table:table-cell>
          <table:table-cell table:formula="of:=[.P37]*[.$N$9]+[.O36]" office:value-type="float" office:value="-0.00954042029447012" calcext:value-type="float">
            <text:p>-0.0095404203</text:p>
          </table:table-cell>
          <table:table-cell table:formula="of:=[.Q36]*[.$N$9]+[.P36]" office:value-type="float" office:value="-0.0512781325749441" calcext:value-type="float">
            <text:p>-0.0512781326</text:p>
          </table:table-cell>
          <table:table-cell table:formula="of:=-[.$N$5]*[.O37]-[.$N$4]*(1-[.O37]^2)*[.P37]+[.$N$6]" office:value-type="float" office:value="0.0608138855533039" calcext:value-type="float">
            <text:p>0.0608138856</text:p>
          </table:table-cell>
        </table:table-row>
        <table:table-row table:style-name="ro1">
          <table:table-cell table:formula="of:=[.A37]+1" office:value-type="float" office:value="26" calcext:value-type="float">
            <text:p>26</text:p>
          </table:table-cell>
          <table:table-cell table:formula="of:=[.A38]*[.$B$9]" office:value-type="float" office:value="2.6" calcext:value-type="float">
            <text:p>2.6</text:p>
          </table:table-cell>
          <table:table-cell table:formula="of:=[.D38]*[.$B$9]+[.C37]" office:value-type="float" office:value="-0.00662794026704532" calcext:value-type="float">
            <text:p>-0.0066279403</text:p>
          </table:table-cell>
          <table:table-cell table:formula="of:=[.E37]*[.$B$9]+[.D37]" office:value-type="float" office:value="-0.0227951809451934" calcext:value-type="float">
            <text:p>-0.0227951809</text:p>
          </table:table-cell>
          <table:table-cell table:formula="of:=-[.$B$5]*[.C38]-[.$B$4]*(1-[.C38]^2)*[.D38]+[.$B$6]" office:value-type="float" office:value="0.0294221198292361" calcext:value-type="float">
            <text:p>0.0294221198</text:p>
          </table:table-cell>
          <table:table-cell table:formula="of:=[.F37]+[.$B$9]*[.K37]" office:value-type="float" office:value="0.0000829523043639397" calcext:value-type="float">
            <text:p>8.29523043639397E-05</text:p>
          </table:table-cell>
          <table:table-cell table:formula="of:=[.G37]+[.$B$9]*[.H37]" office:value-type="float" office:value="-0.0293363352079789" calcext:value-type="float">
            <text:p>-0.0293363352</text:p>
          </table:table-cell>
          <table:table-cell table:formula="of:=[.$B$6]-[.$B$4]*(1-[.F38]^2)*[.G38] - [.$B$5]*[.F38]" office:value-type="float" office:value="0.0292533827017491" calcext:value-type="float">
            <text:p>0.0292533827</text:p>
          </table:table-cell>
          <table:table-cell table:formula="of:=[.$B$6]-[.$B$4]*(1-[.J38]^2)*[.K38] - [.$B$5]*[.J38]" office:value-type="float" office:value="0.0304727733168178" calcext:value-type="float">
            <text:p>0.0304727733</text:p>
          </table:table-cell>
          <table:table-cell table:formula="of:=[.J37]+([.$B$9]/2) * ([.G38]+[.K38])" office:value-type="float" office:value="-0.00922578477022046" calcext:value-type="float">
            <text:p>-0.0092257848</text:p>
          </table:table-cell>
          <table:table-cell table:formula="of:=[.K37]+[.$B$9]/2 * ([.H38] + [.I37])" office:value-type="float" office:value="-0.0212487971401891" calcext:value-type="float">
            <text:p>-0.0212487971</text:p>
          </table:table-cell>
          <table:table-cell/>
          <table:table-cell table:formula="of:=[.M37]+1" office:value-type="float" office:value="26" calcext:value-type="float">
            <text:p>26</text:p>
          </table:table-cell>
          <table:table-cell table:formula="of:=[.M38]*[.$B$9]" office:value-type="float" office:value="2.6" calcext:value-type="float">
            <text:p>2.6</text:p>
          </table:table-cell>
          <table:table-cell table:formula="of:=[.P38]*[.$N$9]+[.O37]" office:value-type="float" office:value="-0.0140600946964315" calcext:value-type="float">
            <text:p>-0.0140600947</text:p>
          </table:table-cell>
          <table:table-cell table:formula="of:=[.Q37]*[.$N$9]+[.P37]" office:value-type="float" office:value="-0.0451967440196137" calcext:value-type="float">
            <text:p>-0.045196744</text:p>
          </table:table-cell>
          <table:table-cell table:formula="of:=-[.$N$5]*[.O38]-[.$N$4]*(1-[.O38]^2)*[.P38]+[.$N$6]" office:value-type="float" office:value="0.0592479039406259" calcext:value-type="float">
            <text:p>0.0592479039</text:p>
          </table:table-cell>
        </table:table-row>
        <table:table-row table:style-name="ro1">
          <table:table-cell table:formula="of:=[.A38]+1" office:value-type="float" office:value="27" calcext:value-type="float">
            <text:p>27</text:p>
          </table:table-cell>
          <table:table-cell table:formula="of:=[.A39]*[.$B$9]" office:value-type="float" office:value="2.7" calcext:value-type="float">
            <text:p>2.7</text:p>
          </table:table-cell>
          <table:table-cell table:formula="of:=[.D39]*[.$B$9]+[.C38]" office:value-type="float" office:value="-0.0086132371632723" calcext:value-type="float">
            <text:p>-0.0086132372</text:p>
          </table:table-cell>
          <table:table-cell table:formula="of:=[.E38]*[.$B$9]+[.D38]" office:value-type="float" office:value="-0.0198529689622698" calcext:value-type="float">
            <text:p>-0.019852969</text:p>
          </table:table-cell>
          <table:table-cell table:formula="of:=-[.$B$5]*[.C39]-[.$B$4]*(1-[.C39]^2)*[.D39]+[.$B$6]" office:value-type="float" office:value="0.0284647332763707" calcext:value-type="float">
            <text:p>0.0284647333</text:p>
          </table:table-cell>
          <table:table-cell table:formula="of:=[.F38]+[.$B$9]*[.K38]" office:value-type="float" office:value="-0.00204192740965497" calcext:value-type="float">
            <text:p>-0.0020419274</text:p>
          </table:table-cell>
          <table:table-cell table:formula="of:=[.G38]+[.$B$9]*[.H38]" office:value-type="float" office:value="-0.026410996937804" calcext:value-type="float">
            <text:p>-0.0264109969</text:p>
          </table:table-cell>
          <table:table-cell table:formula="of:=[.$B$6]-[.$B$4]*(1-[.F39]^2)*[.G39] - [.$B$5]*[.F39]" office:value-type="float" office:value="0.0284528142276643" calcext:value-type="float">
            <text:p>0.0284528142</text:p>
          </table:table-cell>
          <table:table-cell table:formula="of:=[.$B$6]-[.$B$4]*(1-[.J39]^2)*[.K39] - [.$B$5]*[.J39]" office:value-type="float" office:value="0.0297615739565702" calcext:value-type="float">
            <text:p>0.029761574</text:p>
          </table:table-cell>
          <table:table-cell table:formula="of:=[.J38]+([.$B$9]/2) * ([.G39]+[.K39])" office:value-type="float" office:value="-0.0114614605052589" calcext:value-type="float">
            <text:p>-0.0114614605</text:p>
          </table:table-cell>
          <table:table-cell table:formula="of:=[.K38]+[.$B$9]/2 * ([.H39] + [.I38])" office:value-type="float" office:value="-0.018302517762965" calcext:value-type="float">
            <text:p>-0.0183025178</text:p>
          </table:table-cell>
          <table:table-cell/>
          <table:table-cell table:formula="of:=[.M38]+1" office:value-type="float" office:value="27" calcext:value-type="float">
            <text:p>27</text:p>
          </table:table-cell>
          <table:table-cell table:formula="of:=[.M39]*[.$B$9]" office:value-type="float" office:value="2.7" calcext:value-type="float">
            <text:p>2.7</text:p>
          </table:table-cell>
          <table:table-cell table:formula="of:=[.P39]*[.$N$9]+[.O38]" office:value-type="float" office:value="-0.0179872900589866" calcext:value-type="float">
            <text:p>-0.0179872901</text:p>
          </table:table-cell>
          <table:table-cell table:formula="of:=[.Q38]*[.$N$9]+[.P38]" office:value-type="float" office:value="-0.0392719536255511" calcext:value-type="float">
            <text:p>-0.0392719536</text:p>
          </table:table-cell>
          <table:table-cell table:formula="of:=-[.$N$5]*[.O39]-[.$N$4]*(1-[.O39]^2)*[.P39]+[.$N$6]" office:value-type="float" office:value="0.0572465375344107" calcext:value-type="float">
            <text:p>0.0572465375</text:p>
          </table:table-cell>
        </table:table-row>
        <table:table-row table:style-name="ro1">
          <table:table-cell table:formula="of:=[.A39]+1" office:value-type="float" office:value="28" calcext:value-type="float">
            <text:p>28</text:p>
          </table:table-cell>
          <table:table-cell table:formula="of:=[.A40]*[.$B$9]" office:value-type="float" office:value="2.8" calcext:value-type="float">
            <text:p>2.8</text:p>
          </table:table-cell>
          <table:table-cell table:formula="of:=[.D40]*[.$B$9]+[.C39]" office:value-type="float" office:value="-0.0103138867267356" calcext:value-type="float">
            <text:p>-0.0103138867</text:p>
          </table:table-cell>
          <table:table-cell table:formula="of:=[.E39]*[.$B$9]+[.D39]" office:value-type="float" office:value="-0.0170064956346327" calcext:value-type="float">
            <text:p>-0.0170064956</text:p>
          </table:table-cell>
          <table:table-cell table:formula="of:=-[.$B$5]*[.C40]-[.$B$4]*(1-[.C40]^2)*[.D40]+[.$B$6]" office:value-type="float" office:value="0.027318573273977" calcext:value-type="float">
            <text:p>0.0273185733</text:p>
          </table:table-cell>
          <table:table-cell table:formula="of:=[.F39]+[.$B$9]*[.K39]" office:value-type="float" office:value="-0.00387217918595146" calcext:value-type="float">
            <text:p>-0.0038721792</text:p>
          </table:table-cell>
          <table:table-cell table:formula="of:=[.G39]+[.$B$9]*[.H39]" office:value-type="float" office:value="-0.0235657155150375" calcext:value-type="float">
            <text:p>-0.0235657155</text:p>
          </table:table-cell>
          <table:table-cell table:formula="of:=[.$B$6]-[.$B$4]*(1-[.F40]^2)*[.G40] - [.$B$5]*[.F40]" office:value-type="float" office:value="0.0274375413620318" calcext:value-type="float">
            <text:p>0.0274375414</text:p>
          </table:table-cell>
          <table:table-cell table:formula="of:=[.$B$6]-[.$B$4]*(1-[.J40]^2)*[.K40] - [.$B$5]*[.J40]" office:value-type="float" office:value="0.0288516585949487" calcext:value-type="float">
            <text:p>0.0288516586</text:p>
          </table:table-cell>
          <table:table-cell table:formula="of:=[.J39]+([.$B$9]/2) * ([.G40]+[.K40])" office:value-type="float" office:value="-0.0134118743808625" calcext:value-type="float">
            <text:p>-0.0134118744</text:p>
          </table:table-cell>
          <table:table-cell table:formula="of:=[.K39]+[.$B$9]/2 * ([.H40] + [.I39])" office:value-type="float" office:value="-0.0154425619970349" calcext:value-type="float">
            <text:p>-0.015442562</text:p>
          </table:table-cell>
          <table:table-cell/>
          <table:table-cell table:formula="of:=[.M39]+1" office:value-type="float" office:value="28" calcext:value-type="float">
            <text:p>28</text:p>
          </table:table-cell>
          <table:table-cell table:formula="of:=[.M40]*[.$B$9]" office:value-type="float" office:value="2.8" calcext:value-type="float">
            <text:p>2.8</text:p>
          </table:table-cell>
          <table:table-cell table:formula="of:=[.P40]*[.$N$9]+[.O39]" office:value-type="float" office:value="-0.0213420200461976" calcext:value-type="float">
            <text:p>-0.02134202</text:p>
          </table:table-cell>
          <table:table-cell table:formula="of:=[.Q39]*[.$N$9]+[.P39]" office:value-type="float" office:value="-0.03354729987211" calcext:value-type="float">
            <text:p>-0.0335472999</text:p>
          </table:table-cell>
          <table:table-cell table:formula="of:=-[.$N$5]*[.O40]-[.$N$4]*(1-[.O40]^2)*[.P40]+[.$N$6]" office:value-type="float" office:value="0.0548740397331175" calcext:value-type="float">
            <text:p>0.0548740397</text:p>
          </table:table-cell>
        </table:table-row>
        <table:table-row table:style-name="ro1">
          <table:table-cell table:formula="of:=[.A40]+1" office:value-type="float" office:value="29" calcext:value-type="float">
            <text:p>29</text:p>
          </table:table-cell>
          <table:table-cell table:formula="of:=[.A41]*[.$B$9]" office:value-type="float" office:value="2.9" calcext:value-type="float">
            <text:p>2.9</text:p>
          </table:table-cell>
          <table:table-cell table:formula="of:=[.D41]*[.$B$9]+[.C40]" office:value-type="float" office:value="-0.0117413505574591" calcext:value-type="float">
            <text:p>-0.0117413506</text:p>
          </table:table-cell>
          <table:table-cell table:formula="of:=[.E40]*[.$B$9]+[.D40]" office:value-type="float" office:value="-0.014274638307235" calcext:value-type="float">
            <text:p>-0.0142746383</text:p>
          </table:table-cell>
          <table:table-cell table:formula="of:=-[.$B$5]*[.C41]-[.$B$4]*(1-[.C41]^2)*[.D41]+[.$B$6]" office:value-type="float" office:value="0.026014020972865" calcext:value-type="float">
            <text:p>0.026014021</text:p>
          </table:table-cell>
          <table:table-cell table:formula="of:=[.F40]+[.$B$9]*[.K40]" office:value-type="float" office:value="-0.00541643538565495" calcext:value-type="float">
            <text:p>-0.0054164354</text:p>
          </table:table-cell>
          <table:table-cell table:formula="of:=[.G40]+[.$B$9]*[.H40]" office:value-type="float" office:value="-0.0208219613788344" calcext:value-type="float">
            <text:p>-0.0208219614</text:p>
          </table:table-cell>
          <table:table-cell table:formula="of:=[.$B$6]-[.$B$4]*(1-[.F41]^2)*[.G41] - [.$B$5]*[.F41]" office:value-type="float" office:value="0.0262377858945278" calcext:value-type="float">
            <text:p>0.0262377859</text:p>
          </table:table-cell>
          <table:table-cell table:formula="of:=[.$B$6]-[.$B$4]*(1-[.J41]^2)*[.K41] - [.$B$5]*[.J41]" office:value-type="float" office:value="0.0277725785345312" calcext:value-type="float">
            <text:p>0.0277725785</text:p>
          </table:table-cell>
          <table:table-cell table:formula="of:=[.J40]+([.$B$9]/2) * ([.G41]+[.K41])" office:value-type="float" office:value="-0.0150873769384323" calcext:value-type="float">
            <text:p>-0.0150873769</text:p>
          </table:table-cell>
          <table:table-cell table:formula="of:=[.K40]+[.$B$9]/2 * ([.H41] + [.I40])" office:value-type="float" office:value="-0.012688089772561" calcext:value-type="float">
            <text:p>-0.0126880898</text:p>
          </table:table-cell>
          <table:table-cell/>
          <table:table-cell table:formula="of:=[.M40]+1" office:value-type="float" office:value="29" calcext:value-type="float">
            <text:p>29</text:p>
          </table:table-cell>
          <table:table-cell table:formula="of:=[.M41]*[.$B$9]" office:value-type="float" office:value="2.9" calcext:value-type="float">
            <text:p>2.9</text:p>
          </table:table-cell>
          <table:table-cell table:formula="of:=[.P41]*[.$N$9]+[.O40]" office:value-type="float" office:value="-0.0241480096360774" calcext:value-type="float">
            <text:p>-0.0241480096</text:p>
          </table:table-cell>
          <table:table-cell table:formula="of:=[.Q40]*[.$N$9]+[.P40]" office:value-type="float" office:value="-0.0280598958987983" calcext:value-type="float">
            <text:p>-0.0280598959</text:p>
          </table:table-cell>
          <table:table-cell table:formula="of:=-[.$N$5]*[.O41]-[.$N$4]*(1-[.O41]^2)*[.P41]+[.$N$6]" office:value-type="float" office:value="0.052191543069655" calcext:value-type="float">
            <text:p>0.0521915431</text:p>
          </table:table-cell>
        </table:table-row>
        <table:table-row table:style-name="ro1">
          <table:table-cell table:formula="of:=[.A41]+1" office:value-type="float" office:value="30" calcext:value-type="float">
            <text:p>30</text:p>
          </table:table-cell>
          <table:table-cell table:formula="of:=[.A42]*[.$B$9]" office:value-type="float" office:value="3" calcext:value-type="float">
            <text:p>3</text:p>
          </table:table-cell>
          <table:table-cell table:formula="of:=[.D42]*[.$B$9]+[.C41]" office:value-type="float" office:value="-0.0129086741784539" calcext:value-type="float">
            <text:p>-0.0129086742</text:p>
          </table:table-cell>
          <table:table-cell table:formula="of:=[.E41]*[.$B$9]+[.D41]" office:value-type="float" office:value="-0.0116732362099485" calcext:value-type="float">
            <text:p>-0.0116732362</text:p>
          </table:table-cell>
          <table:table-cell table:formula="of:=-[.$B$5]*[.C42]-[.$B$4]*(1-[.C42]^2)*[.D42]+[.$B$6]" office:value-type="float" office:value="0.0245799652318885" calcext:value-type="float">
            <text:p>0.0245799652</text:p>
          </table:table-cell>
          <table:table-cell table:formula="of:=[.F41]+[.$B$9]*[.K41]" office:value-type="float" office:value="-0.00668524436291105" calcext:value-type="float">
            <text:p>-0.0066852444</text:p>
          </table:table-cell>
          <table:table-cell table:formula="of:=[.G41]+[.$B$9]*[.H41]" office:value-type="float" office:value="-0.0181981827893816" calcext:value-type="float">
            <text:p>-0.0181981828</text:p>
          </table:table-cell>
          <table:table-cell table:formula="of:=[.$B$6]-[.$B$4]*(1-[.F42]^2)*[.G42] - [.$B$5]*[.F42]" office:value-type="float" office:value="0.0248826138301504" calcext:value-type="float">
            <text:p>0.0248826138</text:p>
          </table:table-cell>
          <table:table-cell table:formula="of:=[.$B$6]-[.$B$4]*(1-[.J42]^2)*[.K42] - [.$B$5]*[.J42]" office:value-type="float" office:value="0.0265526451588609" calcext:value-type="float">
            <text:p>0.0265526452</text:p>
          </table:table-cell>
          <table:table-cell table:formula="of:=[.J41]+([.$B$9]/2) * ([.G42]+[.K42])" office:value-type="float" office:value="-0.0165000525856177" calcext:value-type="float">
            <text:p>-0.0165000526</text:p>
          </table:table-cell>
          <table:table-cell table:formula="of:=[.K41]+[.$B$9]/2 * ([.H42] + [.I41])" office:value-type="float" office:value="-0.010055330154327" calcext:value-type="float">
            <text:p>-0.0100553302</text:p>
          </table:table-cell>
          <table:table-cell/>
          <table:table-cell table:formula="of:=[.M41]+1" office:value-type="float" office:value="30" calcext:value-type="float">
            <text:p>30</text:p>
          </table:table-cell>
          <table:table-cell table:formula="of:=[.M42]*[.$B$9]" office:value-type="float" office:value="3" calcext:value-type="float">
            <text:p>3</text:p>
          </table:table-cell>
          <table:table-cell table:formula="of:=[.P42]*[.$N$9]+[.O41]" office:value-type="float" office:value="-0.0264320837952607" calcext:value-type="float">
            <text:p>-0.0264320838</text:p>
          </table:table-cell>
          <table:table-cell table:formula="of:=[.Q41]*[.$N$9]+[.P41]" office:value-type="float" office:value="-0.0228407415918328" calcext:value-type="float">
            <text:p>-0.0228407416</text:p>
          </table:table-cell>
          <table:table-cell table:formula="of:=-[.$N$5]*[.O42]-[.$N$4]*(1-[.O42]^2)*[.P42]+[.$N$6]" office:value-type="float" office:value="0.0492568675875488" calcext:value-type="float">
            <text:p>0.0492568676</text:p>
          </table:table-cell>
        </table:table-row>
        <table:table-row table:style-name="ro1">
          <table:table-cell table:formula="of:=[.A42]+1" office:value-type="float" office:value="31" calcext:value-type="float">
            <text:p>31</text:p>
          </table:table-cell>
          <table:table-cell table:formula="of:=[.A43]*[.$B$9]" office:value-type="float" office:value="3.1" calcext:value-type="float">
            <text:p>3.1</text:p>
          </table:table-cell>
          <table:table-cell table:formula="of:=[.D43]*[.$B$9]+[.C42]" office:value-type="float" office:value="-0.0138301981471299" calcext:value-type="float">
            <text:p>-0.0138301981</text:p>
          </table:table-cell>
          <table:table-cell table:formula="of:=[.E42]*[.$B$9]+[.D42]" office:value-type="float" office:value="-0.0092152396867597" calcext:value-type="float">
            <text:p>-0.0092152397</text:p>
          </table:table-cell>
          <table:table-cell table:formula="of:=-[.$B$5]*[.C43]-[.$B$4]*(1-[.C43]^2)*[.D43]+[.$B$6]" office:value-type="float" office:value="0.0230436751946247" calcext:value-type="float">
            <text:p>0.0230436752</text:p>
          </table:table-cell>
          <table:table-cell table:formula="of:=[.F42]+[.$B$9]*[.K42]" office:value-type="float" office:value="-0.00769077737834375" calcext:value-type="float">
            <text:p>-0.0076907774</text:p>
          </table:table-cell>
          <table:table-cell table:formula="of:=[.G42]+[.$B$9]*[.H42]" office:value-type="float" office:value="-0.0157099214063665" calcext:value-type="float">
            <text:p>-0.0157099214</text:p>
          </table:table-cell>
          <table:table-cell table:formula="of:=[.$B$6]-[.$B$4]*(1-[.F43]^2)*[.G43] - [.$B$5]*[.F43]" office:value-type="float" office:value="0.0233997695733884" calcext:value-type="float">
            <text:p>0.0233997696</text:p>
          </table:table-cell>
          <table:table-cell table:formula="of:=[.$B$6]-[.$B$4]*(1-[.J43]^2)*[.K43] - [.$B$5]*[.J43]" office:value-type="float" office:value="0.0252187855625879" calcext:value-type="float">
            <text:p>0.0252187856</text:p>
          </table:table-cell>
          <table:table-cell table:formula="of:=[.J42]+([.$B$9]/2) * ([.G43]+[.K43])" office:value-type="float" office:value="-0.0176634341268218" calcext:value-type="float">
            <text:p>-0.0176634341</text:p>
          </table:table-cell>
          <table:table-cell table:formula="of:=[.K42]+[.$B$9]/2 * ([.H43] + [.I42])" office:value-type="float" office:value="-0.00755770941771449" calcext:value-type="float">
            <text:p>-0.0075577094</text:p>
          </table:table-cell>
          <table:table-cell/>
          <table:table-cell table:formula="of:=[.M42]+1" office:value-type="float" office:value="31" calcext:value-type="float">
            <text:p>31</text:p>
          </table:table-cell>
          <table:table-cell table:formula="of:=[.M43]*[.$B$9]" office:value-type="float" office:value="3.1" calcext:value-type="float">
            <text:p>3.1</text:p>
          </table:table-cell>
          <table:table-cell table:formula="of:=[.P43]*[.$N$9]+[.O42]" office:value-type="float" office:value="-0.0282235892785685" calcext:value-type="float">
            <text:p>-0.0282235893</text:p>
          </table:table-cell>
          <table:table-cell table:formula="of:=[.Q42]*[.$N$9]+[.P42]" office:value-type="float" office:value="-0.0179150548330779" calcext:value-type="float">
            <text:p>-0.0179150548</text:p>
          </table:table-cell>
          <table:table-cell table:formula="of:=-[.$N$5]*[.O43]-[.$N$4]*(1-[.O43]^2)*[.P43]+[.$N$6]" office:value-type="float" office:value="0.0461243734986505" calcext:value-type="float">
            <text:p>0.0461243735</text:p>
          </table:table-cell>
        </table:table-row>
        <table:table-row table:style-name="ro1">
          <table:table-cell table:formula="of:=[.A43]+1" office:value-type="float" office:value="32" calcext:value-type="float">
            <text:p>32</text:p>
          </table:table-cell>
          <table:table-cell table:formula="of:=[.A44]*[.$B$9]" office:value-type="float" office:value="3.2" calcext:value-type="float">
            <text:p>3.2</text:p>
          </table:table-cell>
          <table:table-cell table:formula="of:=[.D44]*[.$B$9]+[.C43]" office:value-type="float" office:value="-0.0145212853638596" calcext:value-type="float">
            <text:p>-0.0145212854</text:p>
          </table:table-cell>
          <table:table-cell table:formula="of:=[.E43]*[.$B$9]+[.D43]" office:value-type="float" office:value="-0.00691087216729722" calcext:value-type="float">
            <text:p>-0.0069108722</text:p>
          </table:table-cell>
          <table:table-cell table:formula="of:=-[.$B$5]*[.C44]-[.$B$4]*(1-[.C44]^2)*[.D44]+[.$B$6]" office:value-type="float" office:value="0.0214307002512402" calcext:value-type="float">
            <text:p>0.0214307003</text:p>
          </table:table-cell>
          <table:table-cell table:formula="of:=[.F43]+[.$B$9]*[.K43]" office:value-type="float" office:value="-0.0084465483201152" calcext:value-type="float">
            <text:p>-0.0084465483</text:p>
          </table:table-cell>
          <table:table-cell table:formula="of:=[.G43]+[.$B$9]*[.H43]" office:value-type="float" office:value="-0.0133699444490277" calcext:value-type="float">
            <text:p>-0.0133699444</text:p>
          </table:table-cell>
          <table:table-cell table:formula="of:=[.$B$6]-[.$B$4]*(1-[.F44]^2)*[.G44] - [.$B$5]*[.F44]" office:value-type="float" office:value="0.0218155389014393" calcext:value-type="float">
            <text:p>0.0218155389</text:p>
          </table:table-cell>
          <table:table-cell table:formula="of:=[.$B$6]-[.$B$4]*(1-[.J44]^2)*[.K44] - [.$B$5]*[.J44]" office:value-type="float" office:value="0.0237964246423578" calcext:value-type="float">
            <text:p>0.0237964246</text:p>
          </table:table-cell>
          <table:table-cell table:formula="of:=[.J43]+([.$B$9]/2) * ([.G44]+[.K44])" office:value-type="float" office:value="-0.0185922310089988" calcext:value-type="float">
            <text:p>-0.018592231</text:p>
          </table:table-cell>
          <table:table-cell table:formula="of:=[.K43]+[.$B$9]/2 * ([.H44] + [.I43])" office:value-type="float" office:value="-0.00520599319451313" calcext:value-type="float">
            <text:p>-0.0052059932</text:p>
          </table:table-cell>
          <table:table-cell/>
          <table:table-cell table:formula="of:=[.M43]+1" office:value-type="float" office:value="32" calcext:value-type="float">
            <text:p>32</text:p>
          </table:table-cell>
          <table:table-cell table:formula="of:=[.M44]*[.$B$9]" office:value-type="float" office:value="3.2" calcext:value-type="float">
            <text:p>3.2</text:p>
          </table:table-cell>
          <table:table-cell table:formula="of:=[.P44]*[.$N$9]+[.O43]" office:value-type="float" office:value="-0.0295538510268898" calcext:value-type="float">
            <text:p>-0.029553851</text:p>
          </table:table-cell>
          <table:table-cell table:formula="of:=[.Q43]*[.$N$9]+[.P43]" office:value-type="float" office:value="-0.0133026174832129" calcext:value-type="float">
            <text:p>-0.0133026175</text:p>
          </table:table-cell>
          <table:table-cell table:formula="of:=-[.$N$5]*[.O44]-[.$N$4]*(1-[.O44]^2)*[.P44]+[.$N$6]" office:value-type="float" office:value="0.0428448496034441" calcext:value-type="float">
            <text:p>0.0428448496</text:p>
          </table:table-cell>
        </table:table-row>
        <table:table-row table:style-name="ro1">
          <table:table-cell table:formula="of:=[.A44]+1" office:value-type="float" office:value="33" calcext:value-type="float">
            <text:p>33</text:p>
          </table:table-cell>
          <table:table-cell table:formula="of:=[.A45]*[.$B$9]" office:value-type="float" office:value="3.3" calcext:value-type="float">
            <text:p>3.3</text:p>
          </table:table-cell>
          <table:table-cell table:formula="of:=[.D45]*[.$B$9]+[.C44]" office:value-type="float" office:value="-0.0149980655780769" calcext:value-type="float">
            <text:p>-0.0149980656</text:p>
          </table:table-cell>
          <table:table-cell table:formula="of:=[.E44]*[.$B$9]+[.D44]" office:value-type="float" office:value="-0.00476780214217321" calcext:value-type="float">
            <text:p>-0.0047678021</text:p>
          </table:table-cell>
          <table:table-cell table:formula="of:=-[.$B$5]*[.C45]-[.$B$4]*(1-[.C45]^2)*[.D45]+[.$B$6]" office:value-type="float" office:value="0.0197647952414386" calcext:value-type="float">
            <text:p>0.0197647952</text:p>
          </table:table-cell>
          <table:table-cell table:formula="of:=[.F44]+[.$B$9]*[.K44]" office:value-type="float" office:value="-0.00896714763956651" calcext:value-type="float">
            <text:p>-0.0089671476</text:p>
          </table:table-cell>
          <table:table-cell table:formula="of:=[.G44]+[.$B$9]*[.H44]" office:value-type="float" office:value="-0.0111883905588838" calcext:value-type="float">
            <text:p>-0.0111883906</text:p>
          </table:table-cell>
          <table:table-cell table:formula="of:=[.$B$6]-[.$B$4]*(1-[.F45]^2)*[.G45] - [.$B$5]*[.F45]" office:value-type="float" office:value="0.0201546385429103" calcext:value-type="float">
            <text:p>0.0201546385</text:p>
          </table:table-cell>
          <table:table-cell table:formula="of:=[.$B$6]-[.$B$4]*(1-[.J45]^2)*[.K45] - [.$B$5]*[.J45]" office:value-type="float" office:value="0.0223093917194384" calcext:value-type="float">
            <text:p>0.0223093917</text:p>
          </table:table-cell>
          <table:table-cell table:formula="of:=[.J44]+([.$B$9]/2) * ([.G45]+[.K45])" office:value-type="float" office:value="-0.0193020725387055" calcext:value-type="float">
            <text:p>-0.0193020725</text:p>
          </table:table-cell>
          <table:table-cell table:formula="of:=[.K44]+[.$B$9]/2 * ([.H45] + [.I44])" office:value-type="float" office:value="-0.00300844003524972" calcext:value-type="float">
            <text:p>-0.00300844</text:p>
          </table:table-cell>
          <table:table-cell/>
          <table:table-cell table:formula="of:=[.M44]+1" office:value-type="float" office:value="33" calcext:value-type="float">
            <text:p>33</text:p>
          </table:table-cell>
          <table:table-cell table:formula="of:=[.M45]*[.$B$9]" office:value-type="float" office:value="3.3" calcext:value-type="float">
            <text:p>3.3</text:p>
          </table:table-cell>
          <table:table-cell table:formula="of:=[.P45]*[.$N$9]+[.O44]" office:value-type="float" office:value="-0.0304556642791766" calcext:value-type="float">
            <text:p>-0.0304556643</text:p>
          </table:table-cell>
          <table:table-cell table:formula="of:=[.Q44]*[.$N$9]+[.P44]" office:value-type="float" office:value="-0.00901813252286846" calcext:value-type="float">
            <text:p>-0.0090181325</text:p>
          </table:table-cell>
          <table:table-cell table:formula="of:=-[.$N$5]*[.O45]-[.$N$4]*(1-[.O45]^2)*[.P45]+[.$N$6]" office:value-type="float" office:value="0.0394654320558889" calcext:value-type="float">
            <text:p>0.0394654321</text:p>
          </table:table-cell>
        </table:table-row>
        <table:table-row table:style-name="ro1">
          <table:table-cell table:formula="of:=[.A45]+1" office:value-type="float" office:value="34" calcext:value-type="float">
            <text:p>34</text:p>
          </table:table-cell>
          <table:table-cell table:formula="of:=[.A46]*[.$B$9]" office:value-type="float" office:value="3.4" calcext:value-type="float">
            <text:p>3.4</text:p>
          </table:table-cell>
          <table:table-cell table:formula="of:=[.D46]*[.$B$9]+[.C45]" office:value-type="float" office:value="-0.0152771978398799" calcext:value-type="float">
            <text:p>-0.0152771978</text:p>
          </table:table-cell>
          <table:table-cell table:formula="of:=[.E45]*[.$B$9]+[.D45]" office:value-type="float" office:value="-0.00279132261802935" calcext:value-type="float">
            <text:p>-0.0027913226</text:p>
          </table:table-cell>
          <table:table-cell table:formula="of:=-[.$B$5]*[.C46]-[.$B$4]*(1-[.C46]^2)*[.D46]+[.$B$6]" office:value-type="float" office:value="0.0180678689833807" calcext:value-type="float">
            <text:p>0.018067869</text:p>
          </table:table-cell>
          <table:table-cell table:formula="of:=[.F45]+[.$B$9]*[.K45]" office:value-type="float" office:value="-0.00926799164309148" calcext:value-type="float">
            <text:p>-0.0092679916</text:p>
          </table:table-cell>
          <table:table-cell table:formula="of:=[.G45]+[.$B$9]*[.H45]" office:value-type="float" office:value="-0.00917292670459273" calcext:value-type="float">
            <text:p>-0.0091729267</text:p>
          </table:table-cell>
          <table:table-cell table:formula="of:=[.$B$6]-[.$B$4]*(1-[.F46]^2)*[.G46] - [.$B$5]*[.F46]" office:value-type="float" office:value="0.0184401304330073" calcext:value-type="float">
            <text:p>0.0184401304</text:p>
          </table:table-cell>
          <table:table-cell table:formula="of:=[.$B$6]-[.$B$4]*(1-[.J46]^2)*[.K46] - [.$B$5]*[.J46]" office:value-type="float" office:value="0.0207798499848419" calcext:value-type="float">
            <text:p>0.02077985</text:p>
          </table:table-cell>
          <table:table-cell table:formula="of:=[.J45]+([.$B$9]/2) * ([.G46]+[.K46])" office:value-type="float" office:value="-0.0198092670703165" calcext:value-type="float">
            <text:p>-0.0198092671</text:p>
          </table:table-cell>
          <table:table-cell table:formula="of:=[.K45]+[.$B$9]/2 * ([.H46] + [.I45])" office:value-type="float" office:value="-0.000970963927627435" calcext:value-type="float">
            <text:p>-0.0009709639</text:p>
          </table:table-cell>
          <table:table-cell/>
          <table:table-cell table:formula="of:=[.M45]+1" office:value-type="float" office:value="34" calcext:value-type="float">
            <text:p>34</text:p>
          </table:table-cell>
          <table:table-cell table:formula="of:=[.M46]*[.$B$9]" office:value-type="float" office:value="3.4" calcext:value-type="float">
            <text:p>3.4</text:p>
          </table:table-cell>
          <table:table-cell table:formula="of:=[.P46]*[.$N$9]+[.O45]" office:value-type="float" office:value="-0.0309628232109046" calcext:value-type="float">
            <text:p>-0.0309628232</text:p>
          </table:table-cell>
          <table:table-cell table:formula="of:=[.Q45]*[.$N$9]+[.P45]" office:value-type="float" office:value="-0.00507158931727957" calcext:value-type="float">
            <text:p>-0.0050715893</text:p>
          </table:table-cell>
          <table:table-cell table:formula="of:=-[.$N$5]*[.O46]-[.$N$4]*(1-[.O46]^2)*[.P46]+[.$N$6]" office:value-type="float" office:value="0.0360295504136559" calcext:value-type="float">
            <text:p>0.0360295504</text:p>
          </table:table-cell>
        </table:table-row>
        <table:table-row table:style-name="ro1">
          <table:table-cell table:formula="of:=[.A46]+1" office:value-type="float" office:value="35" calcext:value-type="float">
            <text:p>35</text:p>
          </table:table-cell>
          <table:table-cell table:formula="of:=[.A47]*[.$B$9]" office:value-type="float" office:value="3.5" calcext:value-type="float">
            <text:p>3.5</text:p>
          </table:table-cell>
          <table:table-cell table:formula="of:=[.D47]*[.$B$9]+[.C46]" office:value-type="float" office:value="-0.015375651411849" calcext:value-type="float">
            <text:p>-0.0153756514</text:p>
          </table:table-cell>
          <table:table-cell table:formula="of:=[.E46]*[.$B$9]+[.D46]" office:value-type="float" office:value="-0.00098453571969128" calcext:value-type="float">
            <text:p>-0.0009845357</text:p>
          </table:table-cell>
          <table:table-cell table:formula="of:=-[.$B$5]*[.C47]-[.$B$4]*(1-[.C47]^2)*[.D47]+[.$B$6]" office:value-type="float" office:value="0.0163599543768046" calcext:value-type="float">
            <text:p>0.0163599544</text:p>
          </table:table-cell>
          <table:table-cell table:formula="of:=[.F46]+[.$B$9]*[.K46]" office:value-type="float" office:value="-0.00936508803585423" calcext:value-type="float">
            <text:p>-0.009365088</text:p>
          </table:table-cell>
          <table:table-cell table:formula="of:=[.G46]+[.$B$9]*[.H46]" office:value-type="float" office:value="-0.00732891366129199" calcext:value-type="float">
            <text:p>-0.0073289137</text:p>
          </table:table-cell>
          <table:table-cell table:formula="of:=[.$B$6]-[.$B$4]*(1-[.F47]^2)*[.G47] - [.$B$5]*[.F47]" office:value-type="float" office:value="0.0166933589156976" calcext:value-type="float">
            <text:p>0.0166933589</text:p>
          </table:table-cell>
          <table:table-cell table:formula="of:=[.$B$6]-[.$B$4]*(1-[.J47]^2)*[.K47] - [.$B$5]*[.J47]" office:value-type="float" office:value="0.0192282472189997" calcext:value-type="float">
            <text:p>0.0192282472</text:p>
          </table:table-cell>
          <table:table-cell table:formula="of:=[.J46]+([.$B$9]/2) * ([.G47]+[.K47])" office:value-type="float" office:value="-0.0201305779275111" calcext:value-type="float">
            <text:p>-0.0201305779</text:p>
          </table:table-cell>
          <table:table-cell table:formula="of:=[.K46]+[.$B$9]/2 * ([.H47] + [.I46])" office:value-type="float" office:value="0.000902696517399541" calcext:value-type="float">
            <text:p>0.0009026965</text:p>
          </table:table-cell>
          <table:table-cell/>
          <table:table-cell table:formula="of:=[.M46]+1" office:value-type="float" office:value="35" calcext:value-type="float">
            <text:p>35</text:p>
          </table:table-cell>
          <table:table-cell table:formula="of:=[.M47]*[.$B$9]" office:value-type="float" office:value="3.5" calcext:value-type="float">
            <text:p>3.5</text:p>
          </table:table-cell>
          <table:table-cell table:formula="of:=[.P47]*[.$N$9]+[.O46]" office:value-type="float" office:value="-0.031109686638496" calcext:value-type="float">
            <text:p>-0.0311096866</text:p>
          </table:table-cell>
          <table:table-cell table:formula="of:=[.Q46]*[.$N$9]+[.P46]" office:value-type="float" office:value="-0.00146863427591397" calcext:value-type="float">
            <text:p>-0.0014686343</text:p>
          </table:table-cell>
          <table:table-cell table:formula="of:=-[.$N$5]*[.O47]-[.$N$4]*(1-[.O47]^2)*[.P47]+[.$N$6]" office:value-type="float" office:value="0.0325768995516489" calcext:value-type="float">
            <text:p>0.0325768996</text:p>
          </table:table-cell>
        </table:table-row>
        <table:table-row table:style-name="ro1">
          <table:table-cell table:formula="of:=[.A47]+1" office:value-type="float" office:value="36" calcext:value-type="float">
            <text:p>36</text:p>
          </table:table-cell>
          <table:table-cell table:formula="of:=[.A48]*[.$B$9]" office:value-type="float" office:value="3.6" calcext:value-type="float">
            <text:p>3.6</text:p>
          </table:table-cell>
          <table:table-cell table:formula="of:=[.D48]*[.$B$9]+[.C47]" office:value-type="float" office:value="-0.0153105054400501" calcext:value-type="float">
            <text:p>-0.0153105054</text:p>
          </table:table-cell>
          <table:table-cell table:formula="of:=[.E47]*[.$B$9]+[.D47]" office:value-type="float" office:value="0.00065145971798918" calcext:value-type="float">
            <text:p>0.0006514597</text:p>
          </table:table-cell>
          <table:table-cell table:formula="of:=-[.$B$5]*[.C48]-[.$B$4]*(1-[.C48]^2)*[.D48]+[.$B$6]" office:value-type="float" office:value="0.0146591984317606" calcext:value-type="float">
            <text:p>0.0146591984</text:p>
          </table:table-cell>
          <table:table-cell table:formula="of:=[.F47]+[.$B$9]*[.K47]" office:value-type="float" office:value="-0.00927481838411427" calcext:value-type="float">
            <text:p>-0.0092748184</text:p>
          </table:table-cell>
          <table:table-cell table:formula="of:=[.G47]+[.$B$9]*[.H47]" office:value-type="float" office:value="-0.00565957776972224" calcext:value-type="float">
            <text:p>-0.0056595778</text:p>
          </table:table-cell>
          <table:table-cell table:formula="of:=[.$B$6]-[.$B$4]*(1-[.F48]^2)*[.G48] - [.$B$5]*[.F48]" office:value-type="float" office:value="0.0149339093041884" calcext:value-type="float">
            <text:p>0.0149339093</text:p>
          </table:table-cell>
          <table:table-cell table:formula="of:=[.$B$6]-[.$B$4]*(1-[.J48]^2)*[.K48] - [.$B$5]*[.J48]" office:value-type="float" office:value="0.0176732863421576" calcext:value-type="float">
            <text:p>0.0176732863</text:p>
          </table:table-cell>
          <table:table-cell table:formula="of:=[.J47]+([.$B$9]/2) * ([.G48]+[.K48])" office:value-type="float" office:value="-0.0202830165988193" calcext:value-type="float">
            <text:p>-0.0202830166</text:p>
          </table:table-cell>
          <table:table-cell table:formula="of:=[.K47]+[.$B$9]/2 * ([.H48] + [.I47])" office:value-type="float" office:value="0.00261080434355895" calcext:value-type="float">
            <text:p>0.0026108043</text:p>
          </table:table-cell>
          <table:table-cell/>
          <table:table-cell table:formula="of:=[.M47]+1" office:value-type="float" office:value="36" calcext:value-type="float">
            <text:p>36</text:p>
          </table:table-cell>
          <table:table-cell table:formula="of:=[.M48]*[.$B$9]" office:value-type="float" office:value="3.6" calcext:value-type="float">
            <text:p>3.6</text:p>
          </table:table-cell>
          <table:table-cell table:formula="of:=[.P48]*[.$N$9]+[.O47]" office:value-type="float" office:value="-0.0309307810705709" calcext:value-type="float">
            <text:p>-0.0309307811</text:p>
          </table:table-cell>
          <table:table-cell table:formula="of:=[.Q47]*[.$N$9]+[.P47]" office:value-type="float" office:value="0.00178905567925092" calcext:value-type="float">
            <text:p>0.0017890557</text:p>
          </table:table-cell>
          <table:table-cell table:formula="of:=-[.$N$5]*[.O48]-[.$N$4]*(1-[.O48]^2)*[.P48]+[.$N$6]" office:value-type="float" office:value="0.0291434370045354" calcext:value-type="float">
            <text:p>0.029143437</text:p>
          </table:table-cell>
        </table:table-row>
        <table:table-row table:style-name="ro1">
          <table:table-cell table:formula="of:=[.A48]+1" office:value-type="float" office:value="37" calcext:value-type="float">
            <text:p>37</text:p>
          </table:table-cell>
          <table:table-cell table:formula="of:=[.A49]*[.$B$9]" office:value-type="float" office:value="3.7" calcext:value-type="float">
            <text:p>3.7</text:p>
          </table:table-cell>
          <table:table-cell table:formula="of:=[.D49]*[.$B$9]+[.C48]" office:value-type="float" office:value="-0.0150987674839336" calcext:value-type="float">
            <text:p>-0.0150987675</text:p>
          </table:table-cell>
          <table:table-cell table:formula="of:=[.E48]*[.$B$9]+[.D48]" office:value-type="float" office:value="0.00211737956116524" calcext:value-type="float">
            <text:p>0.0021173796</text:p>
          </table:table-cell>
          <table:table-cell table:formula="of:=-[.$B$5]*[.C49]-[.$B$4]*(1-[.C49]^2)*[.D49]+[.$B$6]" office:value-type="float" office:value="0.0129818706276722" calcext:value-type="float">
            <text:p>0.0129818706</text:p>
          </table:table-cell>
          <table:table-cell table:formula="of:=[.F48]+[.$B$9]*[.K48]" office:value-type="float" office:value="-0.00901373794975838" calcext:value-type="float">
            <text:p>-0.0090137379</text:p>
          </table:table-cell>
          <table:table-cell table:formula="of:=[.G48]+[.$B$9]*[.H48]" office:value-type="float" office:value="-0.00416618683930339" calcext:value-type="float">
            <text:p>-0.0041661868</text:p>
          </table:table-cell>
          <table:table-cell table:formula="of:=[.$B$6]-[.$B$4]*(1-[.F49]^2)*[.G49] - [.$B$5]*[.F49]" office:value-type="float" office:value="0.0131795862969139" calcext:value-type="float">
            <text:p>0.0131795863</text:p>
          </table:table-cell>
          <table:table-cell table:formula="of:=[.$B$6]-[.$B$4]*(1-[.J49]^2)*[.K49] - [.$B$5]*[.J49]" office:value-type="float" office:value="0.0161319144054794" calcext:value-type="float">
            <text:p>0.0161319144</text:p>
          </table:table-cell>
          <table:table-cell table:formula="of:=[.J48]+([.$B$9]/2) * ([.G49]+[.K49])" office:value-type="float" office:value="-0.0202836535420088" calcext:value-type="float">
            <text:p>-0.0202836535</text:p>
          </table:table-cell>
          <table:table-cell table:formula="of:=[.K48]+[.$B$9]/2 * ([.H49] + [.I48])" office:value-type="float" office:value="0.00415344797551252" calcext:value-type="float">
            <text:p>0.004153448</text:p>
          </table:table-cell>
          <table:table-cell/>
          <table:table-cell table:formula="of:=[.M48]+1" office:value-type="float" office:value="37" calcext:value-type="float">
            <text:p>37</text:p>
          </table:table-cell>
          <table:table-cell table:formula="of:=[.M49]*[.$B$9]" office:value-type="float" office:value="3.7" calcext:value-type="float">
            <text:p>3.7</text:p>
          </table:table-cell>
          <table:table-cell table:formula="of:=[.P49]*[.$N$9]+[.O48]" office:value-type="float" office:value="-0.0304604411326005" calcext:value-type="float">
            <text:p>-0.0304604411</text:p>
          </table:table-cell>
          <table:table-cell table:formula="of:=[.Q48]*[.$N$9]+[.P48]" office:value-type="float" office:value="0.00470339937970446" calcext:value-type="float">
            <text:p>0.0047033994</text:p>
          </table:table-cell>
          <table:table-cell table:formula="of:=-[.$N$5]*[.O49]-[.$N$4]*(1-[.O49]^2)*[.P49]+[.$N$6]" office:value-type="float" office:value="0.025761405747799" calcext:value-type="float">
            <text:p>0.0257614057</text:p>
          </table:table-cell>
        </table:table-row>
        <table:table-row table:style-name="ro1">
          <table:table-cell table:formula="of:=[.A49]+1" office:value-type="float" office:value="38" calcext:value-type="float">
            <text:p>38</text:p>
          </table:table-cell>
          <table:table-cell table:formula="of:=[.A50]*[.$B$9]" office:value-type="float" office:value="3.8" calcext:value-type="float">
            <text:p>3.8</text:p>
          </table:table-cell>
          <table:table-cell table:formula="of:=[.D50]*[.$B$9]+[.C49]" office:value-type="float" office:value="-0.0147572108215403" calcext:value-type="float">
            <text:p>-0.0147572108</text:p>
          </table:table-cell>
          <table:table-cell table:formula="of:=[.E49]*[.$B$9]+[.D49]" office:value-type="float" office:value="0.00341556662393247" calcext:value-type="float">
            <text:p>0.0034155666</text:p>
          </table:table-cell>
          <table:table-cell table:formula="of:=-[.$B$5]*[.C50]-[.$B$4]*(1-[.C50]^2)*[.D50]+[.$B$6]" office:value-type="float" office:value="0.0113423880235558" calcext:value-type="float">
            <text:p>0.011342388</text:p>
          </table:table-cell>
          <table:table-cell table:formula="of:=[.F49]+[.$B$9]*[.K49]" office:value-type="float" office:value="-0.00859839315220713" calcext:value-type="float">
            <text:p>-0.0085983932</text:p>
          </table:table-cell>
          <table:table-cell table:formula="of:=[.G49]+[.$B$9]*[.H49]" office:value-type="float" office:value="-0.002848228209612" calcext:value-type="float">
            <text:p>-0.0028482282</text:p>
          </table:table-cell>
          <table:table-cell table:formula="of:=[.$B$6]-[.$B$4]*(1-[.F50]^2)*[.G50] - [.$B$5]*[.F50]" office:value-type="float" office:value="0.0114464107855721" calcext:value-type="float">
            <text:p>0.0114464108</text:p>
          </table:table-cell>
          <table:table-cell table:formula="of:=[.$B$6]-[.$B$4]*(1-[.J50]^2)*[.K50] - [.$B$5]*[.J50]" office:value-type="float" office:value="0.0146193286466789" calcext:value-type="float">
            <text:p>0.0146193286</text:p>
          </table:table-cell>
          <table:table-cell table:formula="of:=[.J49]+([.$B$9]/2) * ([.G50]+[.K50])" office:value-type="float" office:value="-0.0201494467407362" calcext:value-type="float">
            <text:p>-0.0201494467</text:p>
          </table:table-cell>
          <table:table-cell table:formula="of:=[.K49]+[.$B$9]/2 * ([.H50] + [.I49])" office:value-type="float" office:value="0.0055323642350651" calcext:value-type="float">
            <text:p>0.0055323642</text:p>
          </table:table-cell>
          <table:table-cell/>
          <table:table-cell table:formula="of:=[.M49]+1" office:value-type="float" office:value="38" calcext:value-type="float">
            <text:p>38</text:p>
          </table:table-cell>
          <table:table-cell table:formula="of:=[.M50]*[.$B$9]" office:value-type="float" office:value="3.8" calcext:value-type="float">
            <text:p>3.8</text:p>
          </table:table-cell>
          <table:table-cell table:formula="of:=[.P50]*[.$N$9]+[.O49]" office:value-type="float" office:value="-0.029732487137152" calcext:value-type="float">
            <text:p>-0.0297324871</text:p>
          </table:table-cell>
          <table:table-cell table:formula="of:=[.Q49]*[.$N$9]+[.P49]" office:value-type="float" office:value="0.00727953995448437" calcext:value-type="float">
            <text:p>0.00727954</text:p>
          </table:table-cell>
          <table:table-cell table:formula="of:=-[.$N$5]*[.O50]-[.$N$4]*(1-[.O50]^2)*[.P50]+[.$N$6]" office:value-type="float" office:value="0.022459382447339" calcext:value-type="float">
            <text:p>0.0224593824</text:p>
          </table:table-cell>
        </table:table-row>
        <table:table-row table:style-name="ro1">
          <table:table-cell table:formula="of:=[.A50]+1" office:value-type="float" office:value="39" calcext:value-type="float">
            <text:p>39</text:p>
          </table:table-cell>
          <table:table-cell table:formula="of:=[.A51]*[.$B$9]" office:value-type="float" office:value="3.9" calcext:value-type="float">
            <text:p>3.9</text:p>
          </table:table-cell>
          <table:table-cell table:formula="of:=[.D51]*[.$B$9]+[.C50]" office:value-type="float" office:value="-0.0143022302789115" calcext:value-type="float">
            <text:p>-0.0143022303</text:p>
          </table:table-cell>
          <table:table-cell table:formula="of:=[.E50]*[.$B$9]+[.D50]" office:value-type="float" office:value="0.00454980542628804" calcext:value-type="float">
            <text:p>0.0045498054</text:p>
          </table:table-cell>
          <table:table-cell table:formula="of:=-[.$B$5]*[.C51]-[.$B$4]*(1-[.C51]^2)*[.D51]+[.$B$6]" office:value-type="float" office:value="0.00975335553257151" calcext:value-type="float">
            <text:p>0.0097533555</text:p>
          </table:table-cell>
          <table:table-cell table:formula="of:=[.F50]+[.$B$9]*[.K50]" office:value-type="float" office:value="-0.00804515672870062" calcext:value-type="float">
            <text:p>-0.0080451567</text:p>
          </table:table-cell>
          <table:table-cell table:formula="of:=[.G50]+[.$B$9]*[.H50]" office:value-type="float" office:value="-0.00170358713105479" calcext:value-type="float">
            <text:p>-0.0017035871</text:p>
          </table:table-cell>
          <table:table-cell table:formula="of:=[.$B$6]-[.$B$4]*(1-[.F51]^2)*[.G51] - [.$B$5]*[.F51]" office:value-type="float" office:value="0.00974863359585043" calcext:value-type="float">
            <text:p>0.0097486336</text:p>
          </table:table-cell>
          <table:table-cell table:formula="of:=[.$B$6]-[.$B$4]*(1-[.J51]^2)*[.K51] - [.$B$5]*[.J51]" office:value-type="float" office:value="0.0131489982197896" calcext:value-type="float">
            <text:p>0.0131489982</text:p>
          </table:table-cell>
          <table:table-cell table:formula="of:=[.J50]+([.$B$9]/2) * ([.G51]+[.K51])" office:value-type="float" office:value="-0.0198970879799293" calcext:value-type="float">
            <text:p>-0.019897088</text:p>
          </table:table-cell>
          <table:table-cell table:formula="of:=[.K50]+[.$B$9]/2 * ([.H51] + [.I50])" office:value-type="float" office:value="0.00675076234719156" calcext:value-type="float">
            <text:p>0.0067507623</text:p>
          </table:table-cell>
          <table:table-cell/>
          <table:table-cell table:formula="of:=[.M50]+1" office:value-type="float" office:value="39" calcext:value-type="float">
            <text:p>39</text:p>
          </table:table-cell>
          <table:table-cell table:formula="of:=[.M51]*[.$B$9]" office:value-type="float" office:value="3.9" calcext:value-type="float">
            <text:p>3.9</text:p>
          </table:table-cell>
          <table:table-cell table:formula="of:=[.P51]*[.$N$9]+[.O50]" office:value-type="float" office:value="-0.0287799393172302" calcext:value-type="float">
            <text:p>-0.0287799393</text:p>
          </table:table-cell>
          <table:table-cell table:formula="of:=[.Q50]*[.$N$9]+[.P50]" office:value-type="float" office:value="0.00952547819921826" calcext:value-type="float">
            <text:p>0.0095254782</text:p>
          </table:table-cell>
          <table:table-cell table:formula="of:=-[.$N$5]*[.O51]-[.$N$4]*(1-[.O51]^2)*[.P51]+[.$N$6]" office:value-type="float" office:value="0.0192623509278373" calcext:value-type="float">
            <text:p>0.0192623509</text:p>
          </table:table-cell>
        </table:table-row>
        <table:table-row table:style-name="ro1">
          <table:table-cell table:formula="of:=[.A51]+1" office:value-type="float" office:value="40" calcext:value-type="float">
            <text:p>40</text:p>
          </table:table-cell>
          <table:table-cell table:formula="of:=[.A52]*[.$B$9]" office:value-type="float" office:value="4" calcext:value-type="float">
            <text:p>4</text:p>
          </table:table-cell>
          <table:table-cell table:formula="of:=[.D52]*[.$B$9]+[.C51]" office:value-type="float" office:value="-0.013749716180957" calcext:value-type="float">
            <text:p>-0.0137497162</text:p>
          </table:table-cell>
          <table:table-cell table:formula="of:=[.E51]*[.$B$9]+[.D51]" office:value-type="float" office:value="0.0055251409795452" calcext:value-type="float">
            <text:p>0.005525141</text:p>
          </table:table-cell>
          <table:table-cell table:formula="of:=-[.$B$5]*[.C52]-[.$B$4]*(1-[.C52]^2)*[.D52]+[.$B$6]" office:value-type="float" office:value="0.00822561975525484" calcext:value-type="float">
            <text:p>0.0082256198</text:p>
          </table:table-cell>
          <table:table-cell table:formula="of:=[.F51]+[.$B$9]*[.K51]" office:value-type="float" office:value="-0.00737008049398146" calcext:value-type="float">
            <text:p>-0.0073700805</text:p>
          </table:table-cell>
          <table:table-cell table:formula="of:=[.G51]+[.$B$9]*[.H51]" office:value-type="float" office:value="-0.000728723771469748" calcext:value-type="float">
            <text:p>-0.0007287238</text:p>
          </table:table-cell>
          <table:table-cell table:formula="of:=[.$B$6]-[.$B$4]*(1-[.F52]^2)*[.G52] - [.$B$5]*[.F52]" office:value-type="float" office:value="0.00809876468257036" calcext:value-type="float">
            <text:p>0.0080987647</text:p>
          </table:table-cell>
          <table:table-cell table:formula="of:=[.$B$6]-[.$B$4]*(1-[.J52]^2)*[.K52] - [.$B$5]*[.J52]" office:value-type="float" office:value="0.0117327001784276" calcext:value-type="float">
            <text:p>0.0117327002</text:p>
          </table:table-cell>
          <table:table-cell table:formula="of:=[.J51]+([.$B$9]/2) * ([.G52]+[.K52])" office:value-type="float" office:value="-0.0195428666438874" calcext:value-type="float">
            <text:p>-0.0195428666</text:p>
          </table:table-cell>
          <table:table-cell table:formula="of:=[.K51]+[.$B$9]/2 * ([.H52] + [.I51])" office:value-type="float" office:value="0.00781315049230956" calcext:value-type="float">
            <text:p>0.0078131505</text:p>
          </table:table-cell>
          <table:table-cell/>
          <table:table-cell table:formula="of:=[.M51]+1" office:value-type="float" office:value="40" calcext:value-type="float">
            <text:p>40</text:p>
          </table:table-cell>
          <table:table-cell table:formula="of:=[.M52]*[.$B$9]" office:value-type="float" office:value="4" calcext:value-type="float">
            <text:p>4</text:p>
          </table:table-cell>
          <table:table-cell table:formula="of:=[.P52]*[.$N$9]+[.O51]" office:value-type="float" office:value="-0.02763476798803" calcext:value-type="float">
            <text:p>-0.027634768</text:p>
          </table:table-cell>
          <table:table-cell table:formula="of:=[.Q51]*[.$N$9]+[.P51]" office:value-type="float" office:value="0.011451713292002" calcext:value-type="float">
            <text:p>0.0114517133</text:p>
          </table:table-cell>
          <table:table-cell table:formula="of:=-[.$N$5]*[.O52]-[.$N$4]*(1-[.O52]^2)*[.P52]+[.$N$6]" office:value-type="float" office:value="0.0161918001450356" calcext:value-type="float">
            <text:p>0.0161918001</text:p>
          </table:table-cell>
        </table:table-row>
        <table:table-row table:style-name="ro1">
          <table:table-cell table:formula="of:=[.A52]+1" office:value-type="float" office:value="41" calcext:value-type="float">
            <text:p>41</text:p>
          </table:table-cell>
          <table:table-cell table:formula="of:=[.A53]*[.$B$9]" office:value-type="float" office:value="4.1" calcext:value-type="float">
            <text:p>4.1</text:p>
          </table:table-cell>
          <table:table-cell table:formula="of:=[.D53]*[.$B$9]+[.C52]" office:value-type="float" office:value="-0.0131149458854499" calcext:value-type="float">
            <text:p>-0.0131149459</text:p>
          </table:table-cell>
          <table:table-cell table:formula="of:=[.E52]*[.$B$9]+[.D52]" office:value-type="float" office:value="0.00634770295507068" calcext:value-type="float">
            <text:p>0.006347703</text:p>
          </table:table-cell>
          <table:table-cell table:formula="of:=-[.$B$5]*[.C53]-[.$B$4]*(1-[.C53]^2)*[.D53]+[.$B$6]" office:value-type="float" office:value="0.00676833474674879" calcext:value-type="float">
            <text:p>0.0067683347</text:p>
          </table:table-cell>
          <table:table-cell table:formula="of:=[.F52]+[.$B$9]*[.K52]" office:value-type="float" office:value="-0.0065887654447505" calcext:value-type="float">
            <text:p>-0.0065887654</text:p>
          </table:table-cell>
          <table:table-cell table:formula="of:=[.G52]+[.$B$9]*[.H52]" office:value-type="float" office:value="0.0000811526967872885" calcext:value-type="float">
            <text:p>8.11526967872885E-05</text:p>
          </table:table-cell>
          <table:table-cell table:formula="of:=[.$B$6]-[.$B$4]*(1-[.F53]^2)*[.G53] - [.$B$5]*[.F53]" office:value-type="float" office:value="0.0065076162709503" calcext:value-type="float">
            <text:p>0.0065076163</text:p>
          </table:table-cell>
          <table:table-cell table:formula="of:=[.$B$6]-[.$B$4]*(1-[.J53]^2)*[.K53] - [.$B$5]*[.J53]" office:value-type="float" office:value="0.0103805682566602" calcext:value-type="float">
            <text:p>0.0103805683</text:p>
          </table:table-cell>
          <table:table-cell table:formula="of:=[.J52]+([.$B$9]/2) * ([.G53]+[.K53])" office:value-type="float" office:value="-0.0191025506933091" calcext:value-type="float">
            <text:p>-0.0191025507</text:p>
          </table:table-cell>
          <table:table-cell table:formula="of:=[.K52]+[.$B$9]/2 * ([.H53] + [.I52])" office:value-type="float" office:value="0.00872516631477845" calcext:value-type="float">
            <text:p>0.0087251663</text:p>
          </table:table-cell>
          <table:table-cell/>
          <table:table-cell table:formula="of:=[.M52]+1" office:value-type="float" office:value="41" calcext:value-type="float">
            <text:p>41</text:p>
          </table:table-cell>
          <table:table-cell table:formula="of:=[.M53]*[.$B$9]" office:value-type="float" office:value="4.1" calcext:value-type="float">
            <text:p>4.1</text:p>
          </table:table-cell>
          <table:table-cell table:formula="of:=[.P53]*[.$N$9]+[.O52]" office:value-type="float" office:value="-0.0263276786573794" calcext:value-type="float">
            <text:p>-0.0263276787</text:p>
          </table:table-cell>
          <table:table-cell table:formula="of:=[.Q52]*[.$N$9]+[.P52]" office:value-type="float" office:value="0.0130708933065056" calcext:value-type="float">
            <text:p>0.0130708933</text:p>
          </table:table-cell>
          <table:table-cell table:formula="of:=-[.$N$5]*[.O53]-[.$N$4]*(1-[.O53]^2)*[.P53]+[.$N$6]" office:value-type="float" office:value="0.0132658453969581" calcext:value-type="float">
            <text:p>0.0132658454</text:p>
          </table:table-cell>
        </table:table-row>
        <table:table-row table:style-name="ro1">
          <table:table-cell table:formula="of:=[.A53]+1" office:value-type="float" office:value="42" calcext:value-type="float">
            <text:p>42</text:p>
          </table:table-cell>
          <table:table-cell table:formula="of:=[.A54]*[.$B$9]" office:value-type="float" office:value="4.2" calcext:value-type="float">
            <text:p>4.2</text:p>
          </table:table-cell>
          <table:table-cell table:formula="of:=[.D54]*[.$B$9]+[.C53]" office:value-type="float" office:value="-0.0124124922424754" calcext:value-type="float">
            <text:p>-0.0124124922</text:p>
          </table:table-cell>
          <table:table-cell table:formula="of:=[.E53]*[.$B$9]+[.D53]" office:value-type="float" office:value="0.00702453642974556" calcext:value-type="float">
            <text:p>0.0070245364</text:p>
          </table:table-cell>
          <table:table-cell table:formula="of:=-[.$B$5]*[.C54]-[.$B$4]*(1-[.C54]^2)*[.D54]+[.$B$6]" office:value-type="float" office:value="0.00538903808280234" calcext:value-type="float">
            <text:p>0.0053890381</text:p>
          </table:table-cell>
          <table:table-cell table:formula="of:=[.F53]+[.$B$9]*[.K53]" office:value-type="float" office:value="-0.00571624881327266" calcext:value-type="float">
            <text:p>-0.0057162488</text:p>
          </table:table-cell>
          <table:table-cell table:formula="of:=[.G53]+[.$B$9]*[.H53]" office:value-type="float" office:value="0.000731914323882318" calcext:value-type="float">
            <text:p>0.0007319143</text:p>
          </table:table-cell>
          <table:table-cell table:formula="of:=[.$B$6]-[.$B$4]*(1-[.F54]^2)*[.G54] - [.$B$5]*[.F54]" office:value-type="float" office:value="0.00498435840505719" calcext:value-type="float">
            <text:p>0.0049843584</text:p>
          </table:table-cell>
          <table:table-cell table:formula="of:=[.$B$6]-[.$B$4]*(1-[.J54]^2)*[.K54] - [.$B$5]*[.J54]" office:value-type="float" office:value="0.0091011529606414" calcext:value-type="float">
            <text:p>0.009101153</text:p>
          </table:table-cell>
          <table:table-cell table:formula="of:=[.J53]+([.$B$9]/2) * ([.G54]+[.K54])" office:value-type="float" office:value="-0.0185912843447217" calcext:value-type="float">
            <text:p>-0.0185912843</text:p>
          </table:table-cell>
          <table:table-cell table:formula="of:=[.K53]+[.$B$9]/2 * ([.H54] + [.I53])" office:value-type="float" office:value="0.00949341264786432" calcext:value-type="float">
            <text:p>0.0094934126</text:p>
          </table:table-cell>
          <table:table-cell/>
          <table:table-cell table:formula="of:=[.M53]+1" office:value-type="float" office:value="42" calcext:value-type="float">
            <text:p>42</text:p>
          </table:table-cell>
          <table:table-cell table:formula="of:=[.M54]*[.$B$9]" office:value-type="float" office:value="4.2" calcext:value-type="float">
            <text:p>4.2</text:p>
          </table:table-cell>
          <table:table-cell table:formula="of:=[.P54]*[.$N$9]+[.O53]" office:value-type="float" office:value="-0.0248879308727593" calcext:value-type="float">
            <text:p>-0.0248879309</text:p>
          </table:table-cell>
          <table:table-cell table:formula="of:=[.Q53]*[.$N$9]+[.P53]" office:value-type="float" office:value="0.0143974778462014" calcext:value-type="float">
            <text:p>0.0143974778</text:p>
          </table:table-cell>
          <table:table-cell table:formula="of:=-[.$N$5]*[.O54]-[.$N$4]*(1-[.O54]^2)*[.P54]+[.$N$6]" office:value-type="float" office:value="0.010499370955398" calcext:value-type="float">
            <text:p>0.010499371</text:p>
          </table:table-cell>
        </table:table-row>
        <table:table-row table:style-name="ro1">
          <table:table-cell table:formula="of:=[.A54]+1" office:value-type="float" office:value="43" calcext:value-type="float">
            <text:p>43</text:p>
          </table:table-cell>
          <table:table-cell table:formula="of:=[.A55]*[.$B$9]" office:value-type="float" office:value="4.3" calcext:value-type="float">
            <text:p>4.3</text:p>
          </table:table-cell>
          <table:table-cell table:formula="of:=[.D55]*[.$B$9]+[.C54]" office:value-type="float" office:value="-0.0116561482186728" calcext:value-type="float">
            <text:p>-0.0116561482</text:p>
          </table:table-cell>
          <table:table-cell table:formula="of:=[.E54]*[.$B$9]+[.D54]" office:value-type="float" office:value="0.00756344023802579" calcext:value-type="float">
            <text:p>0.0075634402</text:p>
          </table:table-cell>
          <table:table-cell table:formula="of:=-[.$B$5]*[.C55]-[.$B$4]*(1-[.C55]^2)*[.D55]+[.$B$6]" office:value-type="float" office:value="0.00409373559343986" calcext:value-type="float">
            <text:p>0.0040937356</text:p>
          </table:table-cell>
          <table:table-cell table:formula="of:=[.F54]+[.$B$9]*[.K54]" office:value-type="float" office:value="-0.00476690754848622" calcext:value-type="float">
            <text:p>-0.0047669075</text:p>
          </table:table-cell>
          <table:table-cell table:formula="of:=[.G54]+[.$B$9]*[.H54]" office:value-type="float" office:value="0.00123035016438804" calcext:value-type="float">
            <text:p>0.0012303502</text:p>
          </table:table-cell>
          <table:table-cell table:formula="of:=[.$B$6]-[.$B$4]*(1-[.F55]^2)*[.G55] - [.$B$5]*[.F55]" office:value-type="float" office:value="0.00353658534184643" calcext:value-type="float">
            <text:p>0.0035365853</text:p>
          </table:table-cell>
          <table:table-cell table:formula="of:=[.$B$6]-[.$B$4]*(1-[.J55]^2)*[.K55] - [.$B$5]*[.J55]" office:value-type="float" office:value="0.00790149146469599" calcext:value-type="float">
            <text:p>0.0079014915</text:p>
          </table:table-cell>
          <table:table-cell table:formula="of:=[.J54]+([.$B$9]/2) * ([.G55]+[.K55])" office:value-type="float" office:value="-0.0180235018583529" calcext:value-type="float">
            <text:p>-0.0180235019</text:p>
          </table:table-cell>
          <table:table-cell table:formula="of:=[.K54]+[.$B$9]/2 * ([.H55] + [.I54])" office:value-type="float" office:value="0.0101252995629887" calcext:value-type="float">
            <text:p>0.0101252996</text:p>
          </table:table-cell>
          <table:table-cell/>
          <table:table-cell table:formula="of:=[.M54]+1" office:value-type="float" office:value="43" calcext:value-type="float">
            <text:p>43</text:p>
          </table:table-cell>
          <table:table-cell table:formula="of:=[.M55]*[.$B$9]" office:value-type="float" office:value="4.3" calcext:value-type="float">
            <text:p>4.3</text:p>
          </table:table-cell>
          <table:table-cell table:formula="of:=[.P55]*[.$N$9]+[.O54]" office:value-type="float" office:value="-0.0233431893785852" calcext:value-type="float">
            <text:p>-0.0233431894</text:p>
          </table:table-cell>
          <table:table-cell table:formula="of:=[.Q54]*[.$N$9]+[.P54]" office:value-type="float" office:value="0.0154474149417412" calcext:value-type="float">
            <text:p>0.0154474149</text:p>
          </table:table-cell>
          <table:table-cell table:formula="of:=-[.$N$5]*[.O55]-[.$N$4]*(1-[.O55]^2)*[.P55]+[.$N$6]" office:value-type="float" office:value="0.00790419180261032" calcext:value-type="float">
            <text:p>0.0079041918</text:p>
          </table:table-cell>
        </table:table-row>
        <table:table-row table:style-name="ro1">
          <table:table-cell table:formula="of:=[.A55]+1" office:value-type="float" office:value="44" calcext:value-type="float">
            <text:p>44</text:p>
          </table:table-cell>
          <table:table-cell table:formula="of:=[.A56]*[.$B$9]" office:value-type="float" office:value="4.4" calcext:value-type="float">
            <text:p>4.4</text:p>
          </table:table-cell>
          <table:table-cell table:formula="of:=[.D56]*[.$B$9]+[.C55]" office:value-type="float" office:value="-0.0108588668389358" calcext:value-type="float">
            <text:p>-0.0108588668</text:p>
          </table:table-cell>
          <table:table-cell table:formula="of:=[.E55]*[.$B$9]+[.D55]" office:value-type="float" office:value="0.00797281379736978" calcext:value-type="float">
            <text:p>0.0079728138</text:p>
          </table:table-cell>
          <table:table-cell table:formula="of:=-[.$B$5]*[.C56]-[.$B$4]*(1-[.C56]^2)*[.D56]+[.$B$6]" office:value-type="float" office:value="0.00288699315581746" calcext:value-type="float">
            <text:p>0.0028869932</text:p>
          </table:table-cell>
          <table:table-cell table:formula="of:=[.F55]+[.$B$9]*[.K55]" office:value-type="float" office:value="-0.00375437759218735" calcext:value-type="float">
            <text:p>-0.0037543776</text:p>
          </table:table-cell>
          <table:table-cell table:formula="of:=[.G55]+[.$B$9]*[.H55]" office:value-type="float" office:value="0.00158400869857268" calcext:value-type="float">
            <text:p>0.0015840087</text:p>
          </table:table-cell>
          <table:table-cell table:formula="of:=[.$B$6]-[.$B$4]*(1-[.F56]^2)*[.G56] - [.$B$5]*[.F56]" office:value-type="float" office:value="0.00217039122077343" calcext:value-type="float">
            <text:p>0.0021703912</text:p>
          </table:table-cell>
          <table:table-cell table:formula="of:=[.$B$6]-[.$B$4]*(1-[.J56]^2)*[.K56] - [.$B$5]*[.J56]" office:value-type="float" office:value="0.00678718580243284" calcext:value-type="float">
            <text:p>0.0067871858</text:p>
          </table:table-cell>
          <table:table-cell table:formula="of:=[.J55]+([.$B$9]/2) * ([.G56]+[.K56])" office:value-type="float" office:value="-0.0174128567385612" calcext:value-type="float">
            <text:p>-0.0174128567</text:p>
          </table:table-cell>
          <table:table-cell table:formula="of:=[.K55]+[.$B$9]/2 * ([.H56] + [.I55])" office:value-type="float" office:value="0.0106288936972622" calcext:value-type="float">
            <text:p>0.0106288937</text:p>
          </table:table-cell>
          <table:table-cell/>
          <table:table-cell table:formula="of:=[.M55]+1" office:value-type="float" office:value="44" calcext:value-type="float">
            <text:p>44</text:p>
          </table:table-cell>
          <table:table-cell table:formula="of:=[.M56]*[.$B$9]" office:value-type="float" office:value="4.4" calcext:value-type="float">
            <text:p>4.4</text:p>
          </table:table-cell>
          <table:table-cell table:formula="of:=[.P56]*[.$N$9]+[.O55]" office:value-type="float" office:value="-0.021719405966385" calcext:value-type="float">
            <text:p>-0.021719406</text:p>
          </table:table-cell>
          <table:table-cell table:formula="of:=[.Q55]*[.$N$9]+[.P55]" office:value-type="float" office:value="0.0162378341220022" calcext:value-type="float">
            <text:p>0.0162378341</text:p>
          </table:table-cell>
          <table:table-cell table:formula="of:=-[.$N$5]*[.O56]-[.$N$4]*(1-[.O56]^2)*[.P56]+[.$N$6]" office:value-type="float" office:value="0.00548923176001899" calcext:value-type="float">
            <text:p>0.0054892318</text:p>
          </table:table-cell>
        </table:table-row>
        <table:table-row table:style-name="ro1">
          <table:table-cell table:formula="of:=[.A56]+1" office:value-type="float" office:value="45" calcext:value-type="float">
            <text:p>45</text:p>
          </table:table-cell>
          <table:table-cell table:formula="of:=[.A57]*[.$B$9]" office:value-type="float" office:value="4.5" calcext:value-type="float">
            <text:p>4.5</text:p>
          </table:table-cell>
          <table:table-cell table:formula="of:=[.D57]*[.$B$9]+[.C56]" office:value-type="float" office:value="-0.0100327155276407" calcext:value-type="float">
            <text:p>-0.0100327155</text:p>
          </table:table-cell>
          <table:table-cell table:formula="of:=[.E56]*[.$B$9]+[.D56]" office:value-type="float" office:value="0.00826151311295152" calcext:value-type="float">
            <text:p>0.0082615131</text:p>
          </table:table-cell>
          <table:table-cell table:formula="of:=-[.$B$5]*[.C57]-[.$B$4]*(1-[.C57]^2)*[.D57]+[.$B$6]" office:value-type="float" office:value="0.00177203398043799" calcext:value-type="float">
            <text:p>0.001772034</text:p>
          </table:table-cell>
          <table:table-cell table:formula="of:=[.F56]+[.$B$9]*[.K56]" office:value-type="float" office:value="-0.00269148822246113" calcext:value-type="float">
            <text:p>-0.0026914882</text:p>
          </table:table-cell>
          <table:table-cell table:formula="of:=[.G56]+[.$B$9]*[.H56]" office:value-type="float" office:value="0.00180104782065002" calcext:value-type="float">
            <text:p>0.0018010478</text:p>
          </table:table-cell>
          <table:table-cell table:formula="of:=[.$B$6]-[.$B$4]*(1-[.F57]^2)*[.G57] - [.$B$5]*[.F57]" office:value-type="float" office:value="0.00089045344879757" calcext:value-type="float">
            <text:p>0.0008904534</text:p>
          </table:table-cell>
          <table:table-cell table:formula="of:=[.$B$6]-[.$B$4]*(1-[.J57]^2)*[.K57] - [.$B$5]*[.J57]" office:value-type="float" office:value="0.00576248785949258" calcext:value-type="float">
            <text:p>0.0057624879</text:p>
          </table:table-cell>
          <table:table-cell table:formula="of:=[.J56]+([.$B$9]/2) * ([.G57]+[.K57])" office:value-type="float" office:value="-0.0167721655645375" calcext:value-type="float">
            <text:p>-0.0167721656</text:p>
          </table:table-cell>
          <table:table-cell table:formula="of:=[.K56]+[.$B$9]/2 * ([.H57] + [.I56])" office:value-type="float" office:value="0.0110127756598237" calcext:value-type="float">
            <text:p>0.0110127757</text:p>
          </table:table-cell>
          <table:table-cell/>
          <table:table-cell table:formula="of:=[.M56]+1" office:value-type="float" office:value="45" calcext:value-type="float">
            <text:p>45</text:p>
          </table:table-cell>
          <table:table-cell table:formula="of:=[.M57]*[.$B$9]" office:value-type="float" office:value="4.5" calcext:value-type="float">
            <text:p>4.5</text:p>
          </table:table-cell>
          <table:table-cell table:formula="of:=[.P57]*[.$N$9]+[.O56]" office:value-type="float" office:value="-0.0200407302365846" calcext:value-type="float">
            <text:p>-0.0200407302</text:p>
          </table:table-cell>
          <table:table-cell table:formula="of:=[.Q56]*[.$N$9]+[.P56]" office:value-type="float" office:value="0.0167867572980041" calcext:value-type="float">
            <text:p>0.0167867573</text:p>
          </table:table-cell>
          <table:table-cell table:formula="of:=-[.$N$5]*[.O57]-[.$N$4]*(1-[.O57]^2)*[.P57]+[.$N$6]" office:value-type="float" office:value="0.00326071501849196" calcext:value-type="float">
            <text:p>0.003260715</text:p>
          </table:table-cell>
        </table:table-row>
        <table:table-row table:style-name="ro1">
          <table:table-cell table:formula="of:=[.A57]+1" office:value-type="float" office:value="46" calcext:value-type="float">
            <text:p>46</text:p>
          </table:table-cell>
          <table:table-cell table:formula="of:=[.A58]*[.$B$9]" office:value-type="float" office:value="4.6" calcext:value-type="float">
            <text:p>4.6</text:p>
          </table:table-cell>
          <table:table-cell table:formula="of:=[.D58]*[.$B$9]+[.C57]" office:value-type="float" office:value="-0.00918884387654113" calcext:value-type="float">
            <text:p>-0.0091888439</text:p>
          </table:table-cell>
          <table:table-cell table:formula="of:=[.E57]*[.$B$9]+[.D57]" office:value-type="float" office:value="0.00843871651099532" calcext:value-type="float">
            <text:p>0.0084387165</text:p>
          </table:table-cell>
          <table:table-cell table:formula="of:=-[.$B$5]*[.C58]-[.$B$4]*(1-[.C58]^2)*[.D58]+[.$B$6]" office:value-type="float" office:value="0.00075083988732369" calcext:value-type="float">
            <text:p>0.0007508399</text:p>
          </table:table-cell>
          <table:table-cell table:formula="of:=[.F57]+[.$B$9]*[.K57]" office:value-type="float" office:value="-0.00159021065647876" calcext:value-type="float">
            <text:p>-0.0015902107</text:p>
          </table:table-cell>
          <table:table-cell table:formula="of:=[.G57]+[.$B$9]*[.H57]" office:value-type="float" office:value="0.00189009316552978" calcext:value-type="float">
            <text:p>0.0018900932</text:p>
          </table:table-cell>
          <table:table-cell table:formula="of:=[.$B$6]-[.$B$4]*(1-[.F58]^2)*[.G58] - [.$B$5]*[.F58]" office:value-type="float" office:value="-0.000299877729440251" calcext:value-type="float">
            <text:p>-0.0002998777</text:p>
          </table:table-cell>
          <table:table-cell table:formula="of:=[.$B$6]-[.$B$4]*(1-[.J58]^2)*[.K58] - [.$B$5]*[.J58]" office:value-type="float" office:value="0.00483038971051269" calcext:value-type="float">
            <text:p>0.0048303897</text:p>
          </table:table-cell>
          <table:table-cell table:formula="of:=[.J57]+([.$B$9]/2) * ([.G58]+[.K58])" office:value-type="float" office:value="-0.0161133655979447" calcext:value-type="float">
            <text:p>-0.0161133656</text:p>
          </table:table-cell>
          <table:table-cell table:formula="of:=[.K57]+[.$B$9]/2 * ([.H58] + [.I57])" office:value-type="float" office:value="0.0112859061663263" calcext:value-type="float">
            <text:p>0.0112859062</text:p>
          </table:table-cell>
          <table:table-cell/>
          <table:table-cell table:formula="of:=[.M57]+1" office:value-type="float" office:value="46" calcext:value-type="float">
            <text:p>46</text:p>
          </table:table-cell>
          <table:table-cell table:formula="of:=[.M58]*[.$B$9]" office:value-type="float" office:value="4.6" calcext:value-type="float">
            <text:p>4.6</text:p>
          </table:table-cell>
          <table:table-cell table:formula="of:=[.P58]*[.$N$9]+[.O57]" office:value-type="float" office:value="-0.0183294473565992" calcext:value-type="float">
            <text:p>-0.0183294474</text:p>
          </table:table-cell>
          <table:table-cell table:formula="of:=[.Q57]*[.$N$9]+[.P57]" office:value-type="float" office:value="0.0171128287998533" calcext:value-type="float">
            <text:p>0.0171128288</text:p>
          </table:table-cell>
          <table:table-cell table:formula="of:=-[.$N$5]*[.O58]-[.$N$4]*(1-[.O58]^2)*[.P58]+[.$N$6]" office:value-type="float" office:value="0.00122236793057121" calcext:value-type="float">
            <text:p>0.0012223679</text:p>
          </table:table-cell>
        </table:table-row>
        <table:table-row table:style-name="ro1">
          <table:table-cell table:formula="of:=[.A58]+1" office:value-type="float" office:value="47" calcext:value-type="float">
            <text:p>47</text:p>
          </table:table-cell>
          <table:table-cell table:formula="of:=[.A59]*[.$B$9]" office:value-type="float" office:value="4.7" calcext:value-type="float">
            <text:p>4.7</text:p>
          </table:table-cell>
          <table:table-cell table:formula="of:=[.D59]*[.$B$9]+[.C58]" office:value-type="float" office:value="-0.00833746382656836" calcext:value-type="float">
            <text:p>-0.0083374638</text:p>
          </table:table-cell>
          <table:table-cell table:formula="of:=[.E58]*[.$B$9]+[.D58]" office:value-type="float" office:value="0.00851380049972769" calcext:value-type="float">
            <text:p>0.0085138005</text:p>
          </table:table-cell>
          <table:table-cell table:formula="of:=-[.$B$5]*[.C59]-[.$B$4]*(1-[.C59]^2)*[.D59]+[.$B$6]" office:value-type="float" office:value="-0.000175744850765006" calcext:value-type="float">
            <text:p>-0.0001757449</text:p>
          </table:table-cell>
          <table:table-cell table:formula="of:=[.F58]+[.$B$9]*[.K58]" office:value-type="float" office:value="-0.000461620039846132" calcext:value-type="float">
            <text:p>-0.00046162</text:p>
          </table:table-cell>
          <table:table-cell table:formula="of:=[.G58]+[.$B$9]*[.H58]" office:value-type="float" office:value="0.00186010539258576" calcext:value-type="float">
            <text:p>0.0018601054</text:p>
          </table:table-cell>
          <table:table-cell table:formula="of:=[.$B$6]-[.$B$4]*(1-[.F59]^2)*[.G59] - [.$B$5]*[.F59]" office:value-type="float" office:value="-0.00139848495636407" calcext:value-type="float">
            <text:p>-0.001398485</text:p>
          </table:table-cell>
          <table:table-cell table:formula="of:=[.$B$6]-[.$B$4]*(1-[.J59]^2)*[.K59] - [.$B$5]*[.J59]" office:value-type="float" office:value="0.00399271789807013" calcext:value-type="float">
            <text:p>0.0039927179</text:p>
          </table:table-cell>
          <table:table-cell table:formula="of:=[.J58]+([.$B$9]/2) * ([.G59]+[.K59])" office:value-type="float" office:value="-0.0154474852581137" calcext:value-type="float">
            <text:p>-0.0154474853</text:p>
          </table:table-cell>
          <table:table-cell table:formula="of:=[.K58]+[.$B$9]/2 * ([.H59] + [.I58])" office:value-type="float" office:value="0.0114575014040338" calcext:value-type="float">
            <text:p>0.0114575014</text:p>
          </table:table-cell>
          <table:table-cell/>
          <table:table-cell table:formula="of:=[.M58]+1" office:value-type="float" office:value="47" calcext:value-type="float">
            <text:p>47</text:p>
          </table:table-cell>
          <table:table-cell table:formula="of:=[.M59]*[.$B$9]" office:value-type="float" office:value="4.7" calcext:value-type="float">
            <text:p>4.7</text:p>
          </table:table-cell>
          <table:table-cell table:formula="of:=[.P59]*[.$N$9]+[.O58]" office:value-type="float" office:value="-0.0166059407973082" calcext:value-type="float">
            <text:p>-0.0166059408</text:p>
          </table:table-cell>
          <table:table-cell table:formula="of:=[.Q58]*[.$N$9]+[.P58]" office:value-type="float" office:value="0.0172350655929104" calcext:value-type="float">
            <text:p>0.0172350656</text:p>
          </table:table-cell>
          <table:table-cell table:formula="of:=-[.$N$5]*[.O59]-[.$N$4]*(1-[.O59]^2)*[.P59]+[.$N$6]" office:value-type="float" office:value="-0.000624372100970109" calcext:value-type="float">
            <text:p>-0.0006243721</text:p>
          </table:table-cell>
        </table:table-row>
        <table:table-row table:style-name="ro1">
          <table:table-cell table:formula="of:=[.A59]+1" office:value-type="float" office:value="48" calcext:value-type="float">
            <text:p>48</text:p>
          </table:table-cell>
          <table:table-cell table:formula="of:=[.A60]*[.$B$9]" office:value-type="float" office:value="4.8" calcext:value-type="float">
            <text:p>4.8</text:p>
          </table:table-cell>
          <table:table-cell table:formula="of:=[.D60]*[.$B$9]+[.C59]" office:value-type="float" office:value="-0.00748784122510324" calcext:value-type="float">
            <text:p>-0.0074878412</text:p>
          </table:table-cell>
          <table:table-cell table:formula="of:=[.E59]*[.$B$9]+[.D59]" office:value-type="float" office:value="0.00849622601465119" calcext:value-type="float">
            <text:p>0.008496226</text:p>
          </table:table-cell>
          <table:table-cell table:formula="of:=-[.$B$5]*[.C60]-[.$B$4]*(1-[.C60]^2)*[.D60]+[.$B$6]" office:value-type="float" office:value="-0.00100790842513407" calcext:value-type="float">
            <text:p>-0.0010079084</text:p>
          </table:table-cell>
          <table:table-cell table:formula="of:=[.F59]+[.$B$9]*[.K59]" office:value-type="float" office:value="0.000684130100557244" calcext:value-type="float">
            <text:p>0.0006841301</text:p>
          </table:table-cell>
          <table:table-cell table:formula="of:=[.G59]+[.$B$9]*[.H59]" office:value-type="float" office:value="0.00172025689694935" calcext:value-type="float">
            <text:p>0.0017202569</text:p>
          </table:table-cell>
          <table:table-cell table:formula="of:=[.$B$6]-[.$B$4]*(1-[.F60]^2)*[.G60] - [.$B$5]*[.F60]" office:value-type="float" office:value="-0.00240438619236789" calcext:value-type="float">
            <text:p>-0.0024043862</text:p>
          </table:table-cell>
          <table:table-cell table:formula="of:=[.$B$6]-[.$B$4]*(1-[.J60]^2)*[.K60] - [.$B$5]*[.J60]" office:value-type="float" office:value="0.00325023032379005" calcext:value-type="float">
            <text:p>0.0032502303</text:p>
          </table:table-cell>
          <table:table-cell table:formula="of:=[.J59]+([.$B$9]/2) * ([.G60]+[.K60])" office:value-type="float" office:value="-0.0147846265138003" calcext:value-type="float">
            <text:p>-0.0147846265</text:p>
          </table:table-cell>
          <table:table-cell table:formula="of:=[.K59]+[.$B$9]/2 * ([.H60] + [.I59])" office:value-type="float" office:value="0.0115369179893189" calcext:value-type="float">
            <text:p>0.011536918</text:p>
          </table:table-cell>
          <table:table-cell/>
          <table:table-cell table:formula="of:=[.M59]+1" office:value-type="float" office:value="48" calcext:value-type="float">
            <text:p>48</text:p>
          </table:table-cell>
          <table:table-cell table:formula="of:=[.M60]*[.$B$9]" office:value-type="float" office:value="4.8" calcext:value-type="float">
            <text:p>4.8</text:p>
          </table:table-cell>
          <table:table-cell table:formula="of:=[.P60]*[.$N$9]+[.O59]" office:value-type="float" office:value="-0.0148886779590269" calcext:value-type="float">
            <text:p>-0.014888678</text:p>
          </table:table-cell>
          <table:table-cell table:formula="of:=[.Q59]*[.$N$9]+[.P59]" office:value-type="float" office:value="0.0171726283828134" calcext:value-type="float">
            <text:p>0.0171726284</text:p>
          </table:table-cell>
          <table:table-cell table:formula="of:=-[.$N$5]*[.O60]-[.$N$4]*(1-[.O60]^2)*[.P60]+[.$N$6]" office:value-type="float" office:value="-0.00228014372034816" calcext:value-type="float">
            <text:p>-0.0022801437</text:p>
          </table:table-cell>
        </table:table-row>
        <table:table-row table:style-name="ro1">
          <table:table-cell table:formula="of:=[.A60]+1" office:value-type="float" office:value="49" calcext:value-type="float">
            <text:p>49</text:p>
          </table:table-cell>
          <table:table-cell table:formula="of:=[.A61]*[.$B$9]" office:value-type="float" office:value="4.9" calcext:value-type="float">
            <text:p>4.9</text:p>
          </table:table-cell>
          <table:table-cell table:formula="of:=[.D61]*[.$B$9]+[.C60]" office:value-type="float" office:value="-0.00664829770788946" calcext:value-type="float">
            <text:p>-0.0066482977</text:p>
          </table:table-cell>
          <table:table-cell table:formula="of:=[.E60]*[.$B$9]+[.D60]" office:value-type="float" office:value="0.00839543517213778" calcext:value-type="float">
            <text:p>0.0083954352</text:p>
          </table:table-cell>
          <table:table-cell table:formula="of:=-[.$B$5]*[.C61]-[.$B$4]*(1-[.C61]^2)*[.D61]+[.$B$6]" office:value-type="float" office:value="-0.00174676638716882" calcext:value-type="float">
            <text:p>-0.0017467664</text:p>
          </table:table-cell>
          <table:table-cell table:formula="of:=[.F60]+[.$B$9]*[.K60]" office:value-type="float" office:value="0.00183782189948913" calcext:value-type="float">
            <text:p>0.0018378219</text:p>
          </table:table-cell>
          <table:table-cell table:formula="of:=[.G60]+[.$B$9]*[.H60]" office:value-type="float" office:value="0.00147981827771256" calcext:value-type="float">
            <text:p>0.0014798183</text:p>
          </table:table-cell>
          <table:table-cell table:formula="of:=[.$B$6]-[.$B$4]*(1-[.F61]^2)*[.G61] - [.$B$5]*[.F61]" office:value-type="float" office:value="-0.00331763517898326" calcext:value-type="float">
            <text:p>-0.0033176352</text:p>
          </table:table-cell>
          <table:table-cell table:formula="of:=[.$B$6]-[.$B$4]*(1-[.J61]^2)*[.K61] - [.$B$5]*[.J61]" office:value-type="float" office:value="0.00260271450872939" calcext:value-type="float">
            <text:p>0.0026027145</text:p>
          </table:table-cell>
          <table:table-cell table:formula="of:=[.J60]+([.$B$9]/2) * ([.G61]+[.K61])" office:value-type="float" office:value="-0.0141339582125867" calcext:value-type="float">
            <text:p>-0.0141339582</text:p>
          </table:table-cell>
          <table:table-cell table:formula="of:=[.K60]+[.$B$9]/2 * ([.H61] + [.I60])" office:value-type="float" office:value="0.0115335477465592" calcext:value-type="float">
            <text:p>0.0115335477</text:p>
          </table:table-cell>
          <table:table-cell/>
          <table:table-cell table:formula="of:=[.M60]+1" office:value-type="float" office:value="49" calcext:value-type="float">
            <text:p>49</text:p>
          </table:table-cell>
          <table:table-cell table:formula="of:=[.M61]*[.$B$9]" office:value-type="float" office:value="4.9" calcext:value-type="float">
            <text:p>4.9</text:p>
          </table:table-cell>
          <table:table-cell table:formula="of:=[.P61]*[.$N$9]+[.O60]" office:value-type="float" office:value="-0.013194216557949" calcext:value-type="float">
            <text:p>-0.0131942166</text:p>
          </table:table-cell>
          <table:table-cell table:formula="of:=[.Q60]*[.$N$9]+[.P60]" office:value-type="float" office:value="0.0169446140107786" calcext:value-type="float">
            <text:p>0.016944614</text:p>
          </table:table-cell>
          <table:table-cell table:formula="of:=-[.$N$5]*[.O61]-[.$N$4]*(1-[.O61]^2)*[.P61]+[.$N$6]" office:value-type="float" office:value="-0.00374744760986987" calcext:value-type="float">
            <text:p>-0.0037474476</text:p>
          </table:table-cell>
        </table:table-row>
        <table:table-row table:style-name="ro1">
          <table:table-cell table:formula="of:=[.A61]+1" office:value-type="float" office:value="50" calcext:value-type="float">
            <text:p>50</text:p>
          </table:table-cell>
          <table:table-cell table:formula="of:=[.A62]*[.$B$9]" office:value-type="float" office:value="5" calcext:value-type="float">
            <text:p>5</text:p>
          </table:table-cell>
          <table:table-cell table:formula="of:=[.D62]*[.$B$9]+[.C61]" office:value-type="float" office:value="-0.00582622185454737" calcext:value-type="float">
            <text:p>-0.0058262219</text:p>
          </table:table-cell>
          <table:table-cell table:formula="of:=[.E61]*[.$B$9]+[.D61]" office:value-type="float" office:value="0.0082207585334209" calcext:value-type="float">
            <text:p>0.0082207585</text:p>
          </table:table-cell>
          <table:table-cell table:formula="of:=-[.$B$5]*[.C62]-[.$B$4]*(1-[.C62]^2)*[.D62]+[.$B$6]" office:value-type="float" office:value="-0.00239425762636699" calcext:value-type="float">
            <text:p>-0.0023942576</text:p>
          </table:table-cell>
          <table:table-cell table:formula="of:=[.F61]+[.$B$9]*[.K61]" office:value-type="float" office:value="0.00299117667414505" calcext:value-type="float">
            <text:p>0.0029911767</text:p>
          </table:table-cell>
          <table:table-cell table:formula="of:=[.G61]+[.$B$9]*[.H61]" office:value-type="float" office:value="0.00114805475981423" calcext:value-type="float">
            <text:p>0.0011480548</text:p>
          </table:table-cell>
          <table:table-cell table:formula="of:=[.$B$6]-[.$B$4]*(1-[.F62]^2)*[.G62] - [.$B$5]*[.F62]" office:value-type="float" office:value="-0.00413922116215504" calcext:value-type="float">
            <text:p>-0.0041392212</text:p>
          </table:table-cell>
          <table:table-cell table:formula="of:=[.$B$6]-[.$B$4]*(1-[.J62]^2)*[.K62] - [.$B$5]*[.J62]" office:value-type="float" office:value="0.00204908607834542" calcext:value-type="float">
            <text:p>0.0020490861</text:p>
          </table:table-cell>
          <table:table-cell table:formula="of:=[.J61]+([.$B$9]/2) * ([.G62]+[.K62])" office:value-type="float" office:value="-0.0135037193539016" calcext:value-type="float">
            <text:p>-0.0135037194</text:p>
          </table:table-cell>
          <table:table-cell table:formula="of:=[.K61]+[.$B$9]/2 * ([.H62] + [.I61])" office:value-type="float" office:value="0.0114567224138879" calcext:value-type="float">
            <text:p>0.0114567224</text:p>
          </table:table-cell>
          <table:table-cell/>
          <table:table-cell table:formula="of:=[.M61]+1" office:value-type="float" office:value="50" calcext:value-type="float">
            <text:p>50</text:p>
          </table:table-cell>
          <table:table-cell table:formula="of:=[.M62]*[.$B$9]" office:value-type="float" office:value="5" calcext:value-type="float">
            <text:p>5</text:p>
          </table:table-cell>
          <table:table-cell table:formula="of:=[.P62]*[.$N$9]+[.O61]" office:value-type="float" office:value="-0.0115372296329698" calcext:value-type="float">
            <text:p>-0.0115372296</text:p>
          </table:table-cell>
          <table:table-cell table:formula="of:=[.Q61]*[.$N$9]+[.P61]" office:value-type="float" office:value="0.0165698692497916" calcext:value-type="float">
            <text:p>0.0165698692</text:p>
          </table:table-cell>
          <table:table-cell table:formula="of:=-[.$N$5]*[.O62]-[.$N$4]*(1-[.O62]^2)*[.P62]+[.$N$6]" office:value-type="float" office:value="-0.00503043404017341" calcext:value-type="float">
            <text:p>-0.005030434</text:p>
          </table:table-cell>
        </table:table-row>
        <table:table-row table:style-name="ro1">
          <table:table-cell table:formula="of:=[.A62]+1" office:value-type="float" office:value="51" calcext:value-type="float">
            <text:p>51</text:p>
          </table:table-cell>
          <table:table-cell table:formula="of:=[.A63]*[.$B$9]" office:value-type="float" office:value="5.1" calcext:value-type="float">
            <text:p>5.1</text:p>
          </table:table-cell>
          <table:table-cell table:formula="of:=[.D63]*[.$B$9]+[.C62]" office:value-type="float" office:value="-0.00502808857746895" calcext:value-type="float">
            <text:p>-0.0050280886</text:p>
          </table:table-cell>
          <table:table-cell table:formula="of:=[.E62]*[.$B$9]+[.D62]" office:value-type="float" office:value="0.0079813327707842" calcext:value-type="float">
            <text:p>0.0079813328</text:p>
          </table:table-cell>
          <table:table-cell table:formula="of:=-[.$B$5]*[.C63]-[.$B$4]*(1-[.C63]^2)*[.D63]+[.$B$6]" office:value-type="float" office:value="-0.00295304241185612" calcext:value-type="float">
            <text:p>-0.0029530424</text:p>
          </table:table-cell>
          <table:table-cell table:formula="of:=[.F62]+[.$B$9]*[.K62]" office:value-type="float" office:value="0.00413684891553384" calcext:value-type="float">
            <text:p>0.0041368489</text:p>
          </table:table-cell>
          <table:table-cell table:formula="of:=[.G62]+[.$B$9]*[.H62]" office:value-type="float" office:value="0.00073413264359873" calcext:value-type="float">
            <text:p>0.0007341326</text:p>
          </table:table-cell>
          <table:table-cell table:formula="of:=[.$B$6]-[.$B$4]*(1-[.F63]^2)*[.G63] - [.$B$5]*[.F63]" office:value-type="float" office:value="-0.00487096899553967" calcext:value-type="float">
            <text:p>-0.004870969</text:p>
          </table:table-cell>
          <table:table-cell table:formula="of:=[.$B$6]-[.$B$4]*(1-[.J63]^2)*[.K63] - [.$B$5]*[.J63]" office:value-type="float" office:value="0.00158748643348136" calcext:value-type="float">
            <text:p>0.0015874864</text:p>
          </table:table-cell>
          <table:table-cell table:formula="of:=[.J62]+([.$B$9]/2) * ([.G63]+[.K63])" office:value-type="float" office:value="-0.0129012313083202" calcext:value-type="float">
            <text:p>-0.0129012313</text:p>
          </table:table-cell>
          <table:table-cell table:formula="of:=[.K62]+[.$B$9]/2 * ([.H63] + [.I62])" office:value-type="float" office:value="0.0113156282680282" calcext:value-type="float">
            <text:p>0.0113156283</text:p>
          </table:table-cell>
          <table:table-cell/>
          <table:table-cell table:formula="of:=[.M62]+1" office:value-type="float" office:value="51" calcext:value-type="float">
            <text:p>51</text:p>
          </table:table-cell>
          <table:table-cell table:formula="of:=[.M63]*[.$B$9]" office:value-type="float" office:value="5.1" calcext:value-type="float">
            <text:p>5.1</text:p>
          </table:table-cell>
          <table:table-cell table:formula="of:=[.P63]*[.$N$9]+[.O62]" office:value-type="float" office:value="-0.00993054704839241" calcext:value-type="float">
            <text:p>-0.009930547</text:p>
          </table:table-cell>
          <table:table-cell table:formula="of:=[.Q62]*[.$N$9]+[.P62]" office:value-type="float" office:value="0.0160668258457742" calcext:value-type="float">
            <text:p>0.0160668258</text:p>
          </table:table-cell>
          <table:table-cell table:formula="of:=-[.$N$5]*[.O63]-[.$N$4]*(1-[.O63]^2)*[.P63]+[.$N$6]" office:value-type="float" office:value="-0.00613469435506507" calcext:value-type="float">
            <text:p>-0.0061346944</text:p>
          </table:table-cell>
        </table:table-row>
        <table:table-row table:style-name="ro1">
          <table:table-cell table:formula="of:=[.A63]+1" office:value-type="float" office:value="52" calcext:value-type="float">
            <text:p>52</text:p>
          </table:table-cell>
          <table:table-cell table:formula="of:=[.A64]*[.$B$9]" office:value-type="float" office:value="5.2" calcext:value-type="float">
            <text:p>5.2</text:p>
          </table:table-cell>
          <table:table-cell table:formula="of:=[.D64]*[.$B$9]+[.C63]" office:value-type="float" office:value="-0.00425948572450909" calcext:value-type="float">
            <text:p>-0.0042594857</text:p>
          </table:table-cell>
          <table:table-cell table:formula="of:=[.E63]*[.$B$9]+[.D63]" office:value-type="float" office:value="0.00768602852959859" calcext:value-type="float">
            <text:p>0.0076860285</text:p>
          </table:table-cell>
          <table:table-cell table:formula="of:=-[.$B$5]*[.C64]-[.$B$4]*(1-[.C64]^2)*[.D64]+[.$B$6]" office:value-type="float" office:value="-0.00342640335579343" calcext:value-type="float">
            <text:p>-0.0034264034</text:p>
          </table:table-cell>
          <table:table-cell table:formula="of:=[.F63]+[.$B$9]*[.K63]" office:value-type="float" office:value="0.00526841174233666" calcext:value-type="float">
            <text:p>0.0052684117</text:p>
          </table:table-cell>
          <table:table-cell table:formula="of:=[.G63]+[.$B$9]*[.H63]" office:value-type="float" office:value="0.000247035744044764" calcext:value-type="float">
            <text:p>0.0002470357</text:p>
          </table:table-cell>
          <table:table-cell table:formula="of:=[.$B$6]-[.$B$4]*(1-[.F64]^2)*[.G64] - [.$B$5]*[.F64]" office:value-type="float" office:value="-0.00551544062961723" calcext:value-type="float">
            <text:p>-0.0055154406</text:p>
          </table:table-cell>
          <table:table-cell table:formula="of:=[.$B$6]-[.$B$4]*(1-[.J64]^2)*[.K64] - [.$B$5]*[.J64]" office:value-type="float" office:value="0.00121537867958519" calcext:value-type="float">
            <text:p>0.0012153787</text:p>
          </table:table-cell>
          <table:table-cell table:formula="of:=[.J63]+([.$B$9]/2) * ([.G64]+[.K64])" office:value-type="float" office:value="-0.0123329179932069" calcext:value-type="float">
            <text:p>-0.012332918</text:p>
          </table:table-cell>
          <table:table-cell table:formula="of:=[.K63]+[.$B$9]/2 * ([.H64] + [.I63])" office:value-type="float" office:value="0.0111192305582214" calcext:value-type="float">
            <text:p>0.0111192306</text:p>
          </table:table-cell>
          <table:table-cell/>
          <table:table-cell table:formula="of:=[.M63]+1" office:value-type="float" office:value="52" calcext:value-type="float">
            <text:p>52</text:p>
          </table:table-cell>
          <table:table-cell table:formula="of:=[.M64]*[.$B$9]" office:value-type="float" office:value="5.2" calcext:value-type="float">
            <text:p>5.2</text:p>
          </table:table-cell>
          <table:table-cell table:formula="of:=[.P64]*[.$N$9]+[.O63]" office:value-type="float" office:value="-0.00838521140736564" calcext:value-type="float">
            <text:p>-0.0083852114</text:p>
          </table:table-cell>
          <table:table-cell table:formula="of:=[.Q63]*[.$N$9]+[.P63]" office:value-type="float" office:value="0.0154533564102677" calcext:value-type="float">
            <text:p>0.0154533564</text:p>
          </table:table-cell>
          <table:table-cell table:formula="of:=-[.$N$5]*[.O64]-[.$N$4]*(1-[.O64]^2)*[.P64]+[.$N$6]" office:value-type="float" office:value="-0.0070670584500551" calcext:value-type="float">
            <text:p>-0.0070670585</text:p>
          </table:table-cell>
        </table:table-row>
        <table:table-row table:style-name="ro1">
          <table:table-cell table:formula="of:=[.A64]+1" office:value-type="float" office:value="53" calcext:value-type="float">
            <text:p>53</text:p>
          </table:table-cell>
          <table:table-cell table:formula="of:=[.A65]*[.$B$9]" office:value-type="float" office:value="5.3" calcext:value-type="float">
            <text:p>5.3</text:p>
          </table:table-cell>
          <table:table-cell table:formula="of:=[.D65]*[.$B$9]+[.C64]" office:value-type="float" office:value="-0.00352514690510717" calcext:value-type="float">
            <text:p>-0.0035251469</text:p>
          </table:table-cell>
          <table:table-cell table:formula="of:=[.E64]*[.$B$9]+[.D64]" office:value-type="float" office:value="0.00734338819401925" calcext:value-type="float">
            <text:p>0.0073433882</text:p>
          </table:table-cell>
          <table:table-cell table:formula="of:=-[.$B$5]*[.C65]-[.$B$4]*(1-[.C65]^2)*[.D65]+[.$B$6]" office:value-type="float" office:value="-0.00381815003511858" calcext:value-type="float">
            <text:p>-0.00381815</text:p>
          </table:table-cell>
          <table:table-cell table:formula="of:=[.F64]+[.$B$9]*[.K64]" office:value-type="float" office:value="0.00638033479815881" calcext:value-type="float">
            <text:p>0.0063803348</text:p>
          </table:table-cell>
          <table:table-cell table:formula="of:=[.G64]+[.$B$9]*[.H64]" office:value-type="float" office:value="-0.000304508318916959" calcext:value-type="float">
            <text:p>-0.0003045083</text:p>
          </table:table-cell>
          <table:table-cell table:formula="of:=[.$B$6]-[.$B$4]*(1-[.F65]^2)*[.G65] - [.$B$5]*[.F65]" office:value-type="float" office:value="-0.00607583887537116" calcext:value-type="float">
            <text:p>-0.0060758389</text:p>
          </table:table-cell>
          <table:table-cell table:formula="of:=[.$B$6]-[.$B$4]*(1-[.J65]^2)*[.K65] - [.$B$5]*[.J65]" office:value-type="float" office:value="0.000929640998838369" calcext:value-type="float">
            <text:p>0.000929641</text:p>
          </table:table-cell>
          <table:table-cell table:formula="of:=[.J64]+([.$B$9]/2) * ([.G65]+[.K65])" office:value-type="float" office:value="-0.0118043330317312" calcext:value-type="float">
            <text:p>-0.011804333</text:p>
          </table:table-cell>
          <table:table-cell table:formula="of:=[.K64]+[.$B$9]/2 * ([.H65] + [.I64])" office:value-type="float" office:value="0.0108762075484321" calcext:value-type="float">
            <text:p>0.0108762075</text:p>
          </table:table-cell>
          <table:table-cell/>
          <table:table-cell table:formula="of:=[.M64]+1" office:value-type="float" office:value="53" calcext:value-type="float">
            <text:p>53</text:p>
          </table:table-cell>
          <table:table-cell table:formula="of:=[.M65]*[.$B$9]" office:value-type="float" office:value="5.3" calcext:value-type="float">
            <text:p>5.3</text:p>
          </table:table-cell>
          <table:table-cell table:formula="of:=[.P65]*[.$N$9]+[.O64]" office:value-type="float" office:value="-0.00691054635083942" calcext:value-type="float">
            <text:p>-0.0069105464</text:p>
          </table:table-cell>
          <table:table-cell table:formula="of:=[.Q64]*[.$N$9]+[.P64]" office:value-type="float" office:value="0.0147466505652622" calcext:value-type="float">
            <text:p>0.0147466506</text:p>
          </table:table-cell>
          <table:table-cell table:formula="of:=-[.$N$5]*[.O65]-[.$N$4]*(1-[.O65]^2)*[.P65]+[.$N$6]" office:value-type="float" office:value="-0.00783539997852696" calcext:value-type="float">
            <text:p>-0.0078354</text:p>
          </table:table-cell>
        </table:table-row>
        <table:table-row table:style-name="ro1">
          <table:table-cell table:formula="of:=[.A65]+1" office:value-type="float" office:value="54" calcext:value-type="float">
            <text:p>54</text:p>
          </table:table-cell>
          <table:table-cell table:formula="of:=[.A66]*[.$B$9]" office:value-type="float" office:value="5.4" calcext:value-type="float">
            <text:p>5.4</text:p>
          </table:table-cell>
          <table:table-cell table:formula="of:=[.D66]*[.$B$9]+[.C65]" office:value-type="float" office:value="-0.00282898958605643" calcext:value-type="float">
            <text:p>-0.0028289896</text:p>
          </table:table-cell>
          <table:table-cell table:formula="of:=[.E65]*[.$B$9]+[.D65]" office:value-type="float" office:value="0.00696157319050739" calcext:value-type="float">
            <text:p>0.0069615732</text:p>
          </table:table-cell>
          <table:table-cell table:formula="of:=-[.$B$5]*[.C66]-[.$B$4]*(1-[.C66]^2)*[.D66]+[.$B$6]" office:value-type="float" office:value="-0.00413252788971317" calcext:value-type="float">
            <text:p>-0.0041325279</text:p>
          </table:table-cell>
          <table:table-cell table:formula="of:=[.F65]+[.$B$9]*[.K65]" office:value-type="float" office:value="0.00746795555300202" calcext:value-type="float">
            <text:p>0.0074679556</text:p>
          </table:table-cell>
          <table:table-cell table:formula="of:=[.G65]+[.$B$9]*[.H65]" office:value-type="float" office:value="-0.000912092206454075" calcext:value-type="float">
            <text:p>-0.0009120922</text:p>
          </table:table-cell>
          <table:table-cell table:formula="of:=[.$B$6]-[.$B$4]*(1-[.F66]^2)*[.G66] - [.$B$5]*[.F66]" office:value-type="float" office:value="-0.00655591421425878" calcext:value-type="float">
            <text:p>-0.0065559142</text:p>
          </table:table-cell>
          <table:table-cell table:formula="of:=[.$B$6]-[.$B$4]*(1-[.J66]^2)*[.K66] - [.$B$5]*[.J66]" office:value-type="float" office:value="0.000726656761422667" calcext:value-type="float">
            <text:p>0.0007266568</text:p>
          </table:table-cell>
          <table:table-cell table:formula="of:=[.J65]+([.$B$9]/2) * ([.G66]+[.K66])" office:value-type="float" office:value="-0.0113201929476708" calcext:value-type="float">
            <text:p>-0.0113201929</text:p>
          </table:table-cell>
          <table:table-cell table:formula="of:=[.K65]+[.$B$9]/2 * ([.H66] + [.I65])" office:value-type="float" office:value="0.0105948938876611" calcext:value-type="float">
            <text:p>0.0105948939</text:p>
          </table:table-cell>
          <table:table-cell/>
          <table:table-cell table:formula="of:=[.M65]+1" office:value-type="float" office:value="54" calcext:value-type="float">
            <text:p>54</text:p>
          </table:table-cell>
          <table:table-cell table:formula="of:=[.M66]*[.$B$9]" office:value-type="float" office:value="5.4" calcext:value-type="float">
            <text:p>5.4</text:p>
          </table:table-cell>
          <table:table-cell table:formula="of:=[.P66]*[.$N$9]+[.O65]" office:value-type="float" office:value="-0.00551423529409847" calcext:value-type="float">
            <text:p>-0.0055142353</text:p>
          </table:table-cell>
          <table:table-cell table:formula="of:=[.Q65]*[.$N$9]+[.P65]" office:value-type="float" office:value="0.0139631105674095" calcext:value-type="float">
            <text:p>0.0139631106</text:p>
          </table:table-cell>
          <table:table-cell table:formula="of:=-[.$N$5]*[.O66]-[.$N$4]*(1-[.O66]^2)*[.P66]+[.$N$6]" office:value-type="float" office:value="-0.00844845069992803" calcext:value-type="float">
            <text:p>-0.0084484507</text:p>
          </table:table-cell>
        </table:table-row>
        <table:table-row table:style-name="ro1">
          <table:table-cell table:formula="of:=[.A66]+1" office:value-type="float" office:value="55" calcext:value-type="float">
            <text:p>55</text:p>
          </table:table-cell>
          <table:table-cell table:formula="of:=[.A67]*[.$B$9]" office:value-type="float" office:value="5.5" calcext:value-type="float">
            <text:p>5.5</text:p>
          </table:table-cell>
          <table:table-cell table:formula="of:=[.D67]*[.$B$9]+[.C66]" office:value-type="float" office:value="-0.00217415754590282" calcext:value-type="float">
            <text:p>-0.0021741575</text:p>
          </table:table-cell>
          <table:table-cell table:formula="of:=[.E66]*[.$B$9]+[.D66]" office:value-type="float" office:value="0.00654832040153607" calcext:value-type="float">
            <text:p>0.0065483204</text:p>
          </table:table-cell>
          <table:table-cell table:formula="of:=-[.$B$5]*[.C67]-[.$B$4]*(1-[.C67]^2)*[.D67]+[.$B$6]" office:value-type="float" office:value="-0.00437413190197787" calcext:value-type="float">
            <text:p>-0.0043741319</text:p>
          </table:table-cell>
          <table:table-cell table:formula="of:=[.F66]+[.$B$9]*[.K66]" office:value-type="float" office:value="0.00852744494176813" calcext:value-type="float">
            <text:p>0.0085274449</text:p>
          </table:table-cell>
          <table:table-cell table:formula="of:=[.G66]+[.$B$9]*[.H66]" office:value-type="float" office:value="-0.00156768362787995" calcext:value-type="float">
            <text:p>-0.0015676836</text:p>
          </table:table-cell>
          <table:table-cell table:formula="of:=[.$B$6]-[.$B$4]*(1-[.F67]^2)*[.G67] - [.$B$5]*[.F67]" office:value-type="float" office:value="-0.00695987531163587" calcext:value-type="float">
            <text:p>-0.0069598753</text:p>
          </table:table-cell>
          <table:table-cell table:formula="of:=[.$B$6]-[.$B$4]*(1-[.J67]^2)*[.K67] - [.$B$5]*[.J67]" office:value-type="float" office:value="0.000602400780661002" calcext:value-type="float">
            <text:p>0.0006024008</text:p>
          </table:table-cell>
          <table:table-cell table:formula="of:=[.J66]+([.$B$9]/2) * ([.G67]+[.K67])" office:value-type="float" office:value="-0.0108844154810573" calcext:value-type="float">
            <text:p>-0.0108844155</text:p>
          </table:table-cell>
          <table:table-cell table:formula="of:=[.K66]+[.$B$9]/2 * ([.H67] + [.I66])" office:value-type="float" office:value="0.0102832329601504" calcext:value-type="float">
            <text:p>0.010283233</text:p>
          </table:table-cell>
          <table:table-cell/>
          <table:table-cell table:formula="of:=[.M66]+1" office:value-type="float" office:value="55" calcext:value-type="float">
            <text:p>55</text:p>
          </table:table-cell>
          <table:table-cell table:formula="of:=[.M67]*[.$B$9]" office:value-type="float" office:value="5.5" calcext:value-type="float">
            <text:p>5.5</text:p>
          </table:table-cell>
          <table:table-cell table:formula="of:=[.P67]*[.$N$9]+[.O66]" office:value-type="float" office:value="-0.00420240874435679" calcext:value-type="float">
            <text:p>-0.0042024087</text:p>
          </table:table-cell>
          <table:table-cell table:formula="of:=[.Q66]*[.$N$9]+[.P66]" office:value-type="float" office:value="0.0131182654974167" calcext:value-type="float">
            <text:p>0.0131182655</text:p>
          </table:table-cell>
          <table:table-cell table:formula="of:=-[.$N$5]*[.O67]-[.$N$4]*(1-[.O67]^2)*[.P67]+[.$N$6]" office:value-type="float" office:value="-0.00891562508135265" calcext:value-type="float">
            <text:p>-0.0089156251</text:p>
          </table:table-cell>
        </table:table-row>
        <table:table-row table:style-name="ro1">
          <table:table-cell table:formula="of:=[.A67]+1" office:value-type="float" office:value="56" calcext:value-type="float">
            <text:p>56</text:p>
          </table:table-cell>
          <table:table-cell table:formula="of:=[.A68]*[.$B$9]" office:value-type="float" office:value="5.6" calcext:value-type="float">
            <text:p>5.6</text:p>
          </table:table-cell>
          <table:table-cell table:formula="of:=[.D68]*[.$B$9]+[.C67]" office:value-type="float" office:value="-0.00156306682476899" calcext:value-type="float">
            <text:p>-0.0015630668</text:p>
          </table:table-cell>
          <table:table-cell table:formula="of:=[.E67]*[.$B$9]+[.D67]" office:value-type="float" office:value="0.00611090721133829" calcext:value-type="float">
            <text:p>0.0061109072</text:p>
          </table:table-cell>
          <table:table-cell table:formula="of:=-[.$B$5]*[.C68]-[.$B$4]*(1-[.C68]^2)*[.D68]+[.$B$6]" office:value-type="float" office:value="-0.00454782545653585" calcext:value-type="float">
            <text:p>-0.0045478255</text:p>
          </table:table-cell>
          <table:table-cell table:formula="of:=[.F67]+[.$B$9]*[.K67]" office:value-type="float" office:value="0.00955576823778317" calcext:value-type="float">
            <text:p>0.0095557682</text:p>
          </table:table-cell>
          <table:table-cell table:formula="of:=[.G67]+[.$B$9]*[.H67]" office:value-type="float" office:value="-0.00226367115904354" calcext:value-type="float">
            <text:p>-0.0022636712</text:p>
          </table:table-cell>
          <table:table-cell table:formula="of:=[.$B$6]-[.$B$4]*(1-[.F68]^2)*[.G68] - [.$B$5]*[.F68]" office:value-type="float" office:value="-0.00729230378068005" calcext:value-type="float">
            <text:p>-0.0072923038</text:p>
          </table:table-cell>
          <table:table-cell table:formula="of:=[.$B$6]-[.$B$4]*(1-[.J68]^2)*[.K68] - [.$B$5]*[.J68]" office:value-type="float" office:value="0.000552521220572968" calcext:value-type="float">
            <text:p>0.0005525212</text:p>
          </table:table-cell>
          <table:table-cell table:formula="of:=[.J67]+([.$B$9]/2) * ([.G68]+[.K68])" office:value-type="float" office:value="-0.010500162148502" calcext:value-type="float">
            <text:p>-0.0105001621</text:p>
          </table:table-cell>
          <table:table-cell table:formula="of:=[.K67]+[.$B$9]/2 * ([.H68] + [.I67])" office:value-type="float" office:value="0.00994873781014949" calcext:value-type="float">
            <text:p>0.0099487378</text:p>
          </table:table-cell>
          <table:table-cell/>
          <table:table-cell table:formula="of:=[.M67]+1" office:value-type="float" office:value="56" calcext:value-type="float">
            <text:p>56</text:p>
          </table:table-cell>
          <table:table-cell table:formula="of:=[.M68]*[.$B$9]" office:value-type="float" office:value="5.6" calcext:value-type="float">
            <text:p>5.6</text:p>
          </table:table-cell>
          <table:table-cell table:formula="of:=[.P68]*[.$N$9]+[.O67]" office:value-type="float" office:value="-0.00297973844542865" calcext:value-type="float">
            <text:p>-0.0029797384</text:p>
          </table:table-cell>
          <table:table-cell table:formula="of:=[.Q67]*[.$N$9]+[.P67]" office:value-type="float" office:value="0.0122267029892815" calcext:value-type="float">
            <text:p>0.012226703</text:p>
          </table:table-cell>
          <table:table-cell table:formula="of:=-[.$N$5]*[.O68]-[.$N$4]*(1-[.O68]^2)*[.P68]+[.$N$6]" office:value-type="float" office:value="-0.00924685598489854" calcext:value-type="float">
            <text:p>-0.009246856</text:p>
          </table:table-cell>
        </table:table-row>
        <table:table-row table:style-name="ro1">
          <table:table-cell table:formula="of:=[.A68]+1" office:value-type="float" office:value="57" calcext:value-type="float">
            <text:p>57</text:p>
          </table:table-cell>
          <table:table-cell table:formula="of:=[.A69]*[.$B$9]" office:value-type="float" office:value="5.7" calcext:value-type="float">
            <text:p>5.7</text:p>
          </table:table-cell>
          <table:table-cell table:formula="of:=[.D69]*[.$B$9]+[.C68]" office:value-type="float" office:value="-0.000997454358200524" calcext:value-type="float">
            <text:p>-0.0009974544</text:p>
          </table:table-cell>
          <table:table-cell table:formula="of:=[.E68]*[.$B$9]+[.D68]" office:value-type="float" office:value="0.0056561246656847" calcext:value-type="float">
            <text:p>0.0056561247</text:p>
          </table:table-cell>
          <table:table-cell table:formula="of:=-[.$B$5]*[.C69]-[.$B$4]*(1-[.C69]^2)*[.D69]+[.$B$6]" office:value-type="float" office:value="-0.00465866468011979" calcext:value-type="float">
            <text:p>-0.0046586647</text:p>
          </table:table-cell>
          <table:table-cell table:formula="of:=[.F68]+[.$B$9]*[.K68]" office:value-type="float" office:value="0.0105506420187981" calcext:value-type="float">
            <text:p>0.010550642</text:p>
          </table:table-cell>
          <table:table-cell table:formula="of:=[.G68]+[.$B$9]*[.H68]" office:value-type="float" office:value="-0.00299290153711154" calcext:value-type="float">
            <text:p>-0.0029929015</text:p>
          </table:table-cell>
          <table:table-cell table:formula="of:=[.$B$6]-[.$B$4]*(1-[.F69]^2)*[.G69] - [.$B$5]*[.F69]" office:value-type="float" office:value="-0.00755807363965477" calcext:value-type="float">
            <text:p>-0.0075580736</text:p>
          </table:table-cell>
          <table:table-cell table:formula="of:=[.$B$6]-[.$B$4]*(1-[.J69]^2)*[.K69] - [.$B$5]*[.J69]" office:value-type="float" office:value="0.000572416762276753" calcext:value-type="float">
            <text:p>0.0005724168</text:p>
          </table:table-cell>
          <table:table-cell table:formula="of:=[.J68]+([.$B$9]/2) * ([.G69]+[.K69])" office:value-type="float" office:value="-0.0101698842158978" calcext:value-type="float">
            <text:p>-0.0101698842</text:p>
          </table:table-cell>
          <table:table-cell table:formula="of:=[.K68]+[.$B$9]/2 * ([.H69] + [.I68])" office:value-type="float" office:value="0.0095984601891954" calcext:value-type="float">
            <text:p>0.0095984602</text:p>
          </table:table-cell>
          <table:table-cell/>
          <table:table-cell table:formula="of:=[.M68]+1" office:value-type="float" office:value="57" calcext:value-type="float">
            <text:p>57</text:p>
          </table:table-cell>
          <table:table-cell table:formula="of:=[.M69]*[.$B$9]" office:value-type="float" office:value="5.7" calcext:value-type="float">
            <text:p>5.7</text:p>
          </table:table-cell>
          <table:table-cell table:formula="of:=[.P69]*[.$N$9]+[.O68]" office:value-type="float" office:value="-0.00184953670634949" calcext:value-type="float">
            <text:p>-0.0018495367</text:p>
          </table:table-cell>
          <table:table-cell table:formula="of:=[.Q68]*[.$N$9]+[.P68]" office:value-type="float" office:value="0.0113020173907916" calcext:value-type="float">
            <text:p>0.0113020174</text:p>
          </table:table-cell>
          <table:table-cell table:formula="of:=-[.$N$5]*[.O69]-[.$N$4]*(1-[.O69]^2)*[.P69]+[.$N$6]" office:value-type="float" office:value="-0.00945244202265895" calcext:value-type="float">
            <text:p>-0.009452442</text:p>
          </table:table-cell>
        </table:table-row>
        <table:table-row table:style-name="ro1">
          <table:table-cell table:formula="of:=[.A69]+1" office:value-type="float" office:value="58" calcext:value-type="float">
            <text:p>58</text:p>
          </table:table-cell>
          <table:table-cell table:formula="of:=[.A70]*[.$B$9]" office:value-type="float" office:value="5.8" calcext:value-type="float">
            <text:p>5.8</text:p>
          </table:table-cell>
          <table:table-cell table:formula="of:=[.D70]*[.$B$9]+[.C69]" office:value-type="float" office:value="-0.000478428538433252" calcext:value-type="float">
            <text:p>-0.0004784285</text:p>
          </table:table-cell>
          <table:table-cell table:formula="of:=[.E69]*[.$B$9]+[.D69]" office:value-type="float" office:value="0.00519025819767272" calcext:value-type="float">
            <text:p>0.0051902582</text:p>
          </table:table-cell>
          <table:table-cell table:formula="of:=-[.$B$5]*[.C70]-[.$B$4]*(1-[.C70]^2)*[.D70]+[.$B$6]" office:value-type="float" office:value="-0.0047118284712212" calcext:value-type="float">
            <text:p>-0.0047118285</text:p>
          </table:table-cell>
          <table:table-cell table:formula="of:=[.F69]+[.$B$9]*[.K69]" office:value-type="float" office:value="0.0115104880377177" calcext:value-type="float">
            <text:p>0.011510488</text:p>
          </table:table-cell>
          <table:table-cell table:formula="of:=[.G69]+[.$B$9]*[.H69]" office:value-type="float" office:value="-0.00374870890107702" calcext:value-type="float">
            <text:p>-0.0037487089</text:p>
          </table:table-cell>
          <table:table-cell table:formula="of:=[.$B$6]-[.$B$4]*(1-[.F70]^2)*[.G70] - [.$B$5]*[.F70]" office:value-type="float" office:value="-0.00776227580808697" calcext:value-type="float">
            <text:p>-0.0077622758</text:p>
          </table:table-cell>
          <table:table-cell table:formula="of:=[.$B$6]-[.$B$4]*(1-[.J70]^2)*[.K70] - [.$B$5]*[.J70]" office:value-type="float" office:value="0.00065730872684292" calcext:value-type="float">
            <text:p>0.0006573087</text:p>
          </table:table-cell>
          <table:table-cell table:formula="of:=[.J69]+([.$B$9]/2) * ([.G70]+[.K70])" office:value-type="float" office:value="-0.0098953712991064" calcext:value-type="float">
            <text:p>-0.0098953713</text:p>
          </table:table-cell>
          <table:table-cell table:formula="of:=[.K69]+[.$B$9]/2 * ([.H70] + [.I69])" office:value-type="float" office:value="0.00923896723690488" calcext:value-type="float">
            <text:p>0.0092389672</text:p>
          </table:table-cell>
          <table:table-cell/>
          <table:table-cell table:formula="of:=[.M69]+1" office:value-type="float" office:value="58" calcext:value-type="float">
            <text:p>58</text:p>
          </table:table-cell>
          <table:table-cell table:formula="of:=[.M70]*[.$B$9]" office:value-type="float" office:value="5.8" calcext:value-type="float">
            <text:p>5.8</text:p>
          </table:table-cell>
          <table:table-cell table:formula="of:=[.P70]*[.$N$9]+[.O69]" office:value-type="float" office:value="-0.000813859387496914" calcext:value-type="float">
            <text:p>-0.0008138594</text:p>
          </table:table-cell>
          <table:table-cell table:formula="of:=[.Q69]*[.$N$9]+[.P69]" office:value-type="float" office:value="0.0103567731885257" calcext:value-type="float">
            <text:p>0.0103567732</text:p>
          </table:table-cell>
          <table:table-cell table:formula="of:=-[.$N$5]*[.O70]-[.$N$4]*(1-[.O70]^2)*[.P70]+[.$N$6]" office:value-type="float" office:value="-0.00954290694104295" calcext:value-type="float">
            <text:p>-0.0095429069</text:p>
          </table:table-cell>
        </table:table-row>
        <table:table-row table:style-name="ro1">
          <table:table-cell table:formula="of:=[.A70]+1" office:value-type="float" office:value="59" calcext:value-type="float">
            <text:p>59</text:p>
          </table:table-cell>
          <table:table-cell table:formula="of:=[.A71]*[.$B$9]" office:value-type="float" office:value="5.9" calcext:value-type="float">
            <text:p>5.9</text:p>
          </table:table-cell>
          <table:table-cell table:formula="of:=[.D71]*[.$B$9]+[.C70]" office:value-type="float" office:value="-0.00000652100337819139" calcext:value-type="float">
            <text:p>-0.000006521</text:p>
          </table:table-cell>
          <table:table-cell table:formula="of:=[.E70]*[.$B$9]+[.D70]" office:value-type="float" office:value="0.0047190753505506" calcext:value-type="float">
            <text:p>0.0047190754</text:p>
          </table:table-cell>
          <table:table-cell table:formula="of:=-[.$B$5]*[.C71]-[.$B$4]*(1-[.C71]^2)*[.D71]+[.$B$6]" office:value-type="float" office:value="-0.00471255434697174" calcext:value-type="float">
            <text:p>-0.0047125543</text:p>
          </table:table-cell>
          <table:table-cell table:formula="of:=[.F70]+[.$B$9]*[.K70]" office:value-type="float" office:value="0.0124343847614081" calcext:value-type="float">
            <text:p>0.0124343848</text:p>
          </table:table-cell>
          <table:table-cell table:formula="of:=[.G70]+[.$B$9]*[.H70]" office:value-type="float" office:value="-0.00452493648188572" calcext:value-type="float">
            <text:p>-0.0045249365</text:p>
          </table:table-cell>
          <table:table-cell table:formula="of:=[.$B$6]-[.$B$4]*(1-[.F71]^2)*[.G71] - [.$B$5]*[.F71]" office:value-type="float" office:value="-0.00791014789770953" calcext:value-type="float">
            <text:p>-0.0079101479</text:p>
          </table:table-cell>
          <table:table-cell table:formula="of:=[.$B$6]-[.$B$4]*(1-[.J71]^2)*[.K71] - [.$B$5]*[.J71]" office:value-type="float" office:value="0.000802307936204775" calcext:value-type="float">
            <text:p>0.0008023079</text:p>
          </table:table-cell>
          <table:table-cell table:formula="of:=[.J70]+([.$B$9]/2) * ([.G71]+[.K71])" office:value-type="float" office:value="-0.00967780185928261" calcext:value-type="float">
            <text:p>-0.0096778019</text:p>
          </table:table-cell>
          <table:table-cell table:formula="of:=[.K70]+[.$B$9]/2 * ([.H71] + [.I70])" office:value-type="float" office:value="0.00887632527836155" calcext:value-type="float">
            <text:p>0.0088763253</text:p>
          </table:table-cell>
          <table:table-cell/>
          <table:table-cell table:formula="of:=[.M70]+1" office:value-type="float" office:value="59" calcext:value-type="float">
            <text:p>59</text:p>
          </table:table-cell>
          <table:table-cell table:formula="of:=[.M71]*[.$B$9]" office:value-type="float" office:value="5.9" calcext:value-type="float">
            <text:p>5.9</text:p>
          </table:table-cell>
          <table:table-cell table:formula="of:=[.P71]*[.$N$9]+[.O70]" office:value-type="float" office:value="0.000126388861945229" calcext:value-type="float">
            <text:p>0.0001263889</text:p>
          </table:table-cell>
          <table:table-cell table:formula="of:=[.Q70]*[.$N$9]+[.P70]" office:value-type="float" office:value="0.00940248249442142" calcext:value-type="float">
            <text:p>0.0094024825</text:p>
          </table:table-cell>
          <table:table-cell table:formula="of:=-[.$N$5]*[.O71]-[.$N$4]*(1-[.O71]^2)*[.P71]+[.$N$6]" office:value-type="float" office:value="-0.00952887120617003" calcext:value-type="float">
            <text:p>-0.0095288712</text:p>
          </table:table-cell>
        </table:table-row>
        <table:table-row table:style-name="ro1">
          <table:table-cell table:formula="of:=[.A71]+1" office:value-type="float" office:value="60" calcext:value-type="float">
            <text:p>60</text:p>
          </table:table-cell>
          <table:table-cell table:formula="of:=[.A72]*[.$B$9]" office:value-type="float" office:value="6" calcext:value-type="float">
            <text:p>6</text:p>
          </table:table-cell>
          <table:table-cell table:formula="of:=[.D72]*[.$B$9]+[.C71]" office:value-type="float" office:value="0.000418260988207151" calcext:value-type="float">
            <text:p>0.000418261</text:p>
          </table:table-cell>
          <table:table-cell table:formula="of:=[.E71]*[.$B$9]+[.D71]" office:value-type="float" office:value="0.00424781991585343" calcext:value-type="float">
            <text:p>0.0042478199</text:p>
          </table:table-cell>
          <table:table-cell table:formula="of:=-[.$B$5]*[.C72]-[.$B$4]*(1-[.C72]^2)*[.D72]+[.$B$6]" office:value-type="float" office:value="-0.00466608016093739" calcext:value-type="float">
            <text:p>-0.0046660802</text:p>
          </table:table-cell>
          <table:table-cell table:formula="of:=[.F71]+[.$B$9]*[.K71]" office:value-type="float" office:value="0.0133220172892443" calcext:value-type="float">
            <text:p>0.0133220173</text:p>
          </table:table-cell>
          <table:table-cell table:formula="of:=[.G71]+[.$B$9]*[.H71]" office:value-type="float" office:value="-0.00531595127165667" calcext:value-type="float">
            <text:p>-0.0053159513</text:p>
          </table:table-cell>
          <table:table-cell table:formula="of:=[.$B$6]-[.$B$4]*(1-[.F72]^2)*[.G72] - [.$B$5]*[.F72]" office:value-type="float" office:value="-0.0080070094721245" calcext:value-type="float">
            <text:p>-0.0080070095</text:p>
          </table:table-cell>
          <table:table-cell table:formula="of:=[.$B$6]-[.$B$4]*(1-[.J72]^2)*[.K72] - [.$B$5]*[.J72]" office:value-type="float" office:value="0.00100247617037755" calcext:value-type="float">
            <text:p>0.0010024762</text:p>
          </table:table-cell>
          <table:table-cell table:formula="of:=[.J71]+([.$B$9]/2) * ([.G72]+[.K72])" office:value-type="float" office:value="-0.00951779491278717" calcext:value-type="float">
            <text:p>-0.0095177949</text:p>
          </table:table-cell>
          <table:table-cell table:formula="of:=[.K71]+[.$B$9]/2 * ([.H72] + [.I71])" office:value-type="float" office:value="0.00851609020156557" calcext:value-type="float">
            <text:p>0.0085160902</text:p>
          </table:table-cell>
          <table:table-cell/>
          <table:table-cell table:formula="of:=[.M71]+1" office:value-type="float" office:value="60" calcext:value-type="float">
            <text:p>60</text:p>
          </table:table-cell>
          <table:table-cell table:formula="of:=[.M72]*[.$B$9]" office:value-type="float" office:value="6" calcext:value-type="float">
            <text:p>6</text:p>
          </table:table-cell>
          <table:table-cell table:formula="of:=[.P72]*[.$N$9]+[.O71]" office:value-type="float" office:value="0.00097134839932567" calcext:value-type="float">
            <text:p>0.0009713484</text:p>
          </table:table-cell>
          <table:table-cell table:formula="of:=[.Q71]*[.$N$9]+[.P71]" office:value-type="float" office:value="0.00844959537380442" calcext:value-type="float">
            <text:p>0.0084495954</text:p>
          </table:table-cell>
          <table:table-cell table:formula="of:=-[.$N$5]*[.O72]-[.$N$4]*(1-[.O72]^2)*[.P72]+[.$N$6]" office:value-type="float" office:value="-0.00942093580078718" calcext:value-type="float">
            <text:p>-0.0094209358</text:p>
          </table:table-cell>
        </table:table-row>
        <table:table-row table:style-name="ro1">
          <table:table-cell table:formula="of:=[.A72]+1" office:value-type="float" office:value="61" calcext:value-type="float">
            <text:p>61</text:p>
          </table:table-cell>
          <table:table-cell table:formula="of:=[.A73]*[.$B$9]" office:value-type="float" office:value="6.1" calcext:value-type="float">
            <text:p>6.1</text:p>
          </table:table-cell>
          <table:table-cell table:formula="of:=[.D73]*[.$B$9]+[.C72]" office:value-type="float" office:value="0.00079638217818312" calcext:value-type="float">
            <text:p>0.0007963822</text:p>
          </table:table-cell>
          <table:table-cell table:formula="of:=[.E72]*[.$B$9]+[.D72]" office:value-type="float" office:value="0.00378121189975969" calcext:value-type="float">
            <text:p>0.0037812119</text:p>
          </table:table-cell>
          <table:table-cell table:formula="of:=-[.$B$5]*[.C73]-[.$B$4]*(1-[.C73]^2)*[.D73]+[.$B$6]" office:value-type="float" office:value="-0.0045775916798053" calcext:value-type="float">
            <text:p>-0.0045775917</text:p>
          </table:table-cell>
          <table:table-cell table:formula="of:=[.F72]+[.$B$9]*[.K72]" office:value-type="float" office:value="0.0141736263094009" calcext:value-type="float">
            <text:p>0.0141736263</text:p>
          </table:table-cell>
          <table:table-cell table:formula="of:=[.G72]+[.$B$9]*[.H72]" office:value-type="float" office:value="-0.00611665221886912" calcext:value-type="float">
            <text:p>-0.0061166522</text:p>
          </table:table-cell>
          <table:table-cell table:formula="of:=[.$B$6]-[.$B$4]*(1-[.F73]^2)*[.G73] - [.$B$5]*[.F73]" office:value-type="float" office:value="-0.00805820287508884" calcext:value-type="float">
            <text:p>-0.0080582029</text:p>
          </table:table-cell>
          <table:table-cell table:formula="of:=[.$B$6]-[.$B$4]*(1-[.J73]^2)*[.K73] - [.$B$5]*[.J73]" office:value-type="float" office:value="0.00125288214857106" calcext:value-type="float">
            <text:p>0.0012528821</text:p>
          </table:table-cell>
          <table:table-cell table:formula="of:=[.J72]+([.$B$9]/2) * ([.G73]+[.K73])" office:value-type="float" office:value="-0.00941546233041412" calcext:value-type="float">
            <text:p>-0.0094154623</text:p>
          </table:table-cell>
          <table:table-cell table:formula="of:=[.K72]+[.$B$9]/2 * ([.H73] + [.I72])" office:value-type="float" office:value="0.00816330386633" calcext:value-type="float">
            <text:p>0.0081633039</text:p>
          </table:table-cell>
          <table:table-cell/>
          <table:table-cell table:formula="of:=[.M72]+1" office:value-type="float" office:value="61" calcext:value-type="float">
            <text:p>61</text:p>
          </table:table-cell>
          <table:table-cell table:formula="of:=[.M73]*[.$B$9]" office:value-type="float" office:value="6.1" calcext:value-type="float">
            <text:p>6.1</text:p>
          </table:table-cell>
          <table:table-cell table:formula="of:=[.P73]*[.$N$9]+[.O72]" office:value-type="float" office:value="0.00172209857869824" calcext:value-type="float">
            <text:p>0.0017220986</text:p>
          </table:table-cell>
          <table:table-cell table:formula="of:=[.Q72]*[.$N$9]+[.P72]" office:value-type="float" office:value="0.0075075017937257" calcext:value-type="float">
            <text:p>0.0075075018</text:p>
          </table:table-cell>
          <table:table-cell table:formula="of:=-[.$N$5]*[.O73]-[.$N$4]*(1-[.O73]^2)*[.P73]+[.$N$6]" office:value-type="float" office:value="-0.00922957810800008" calcext:value-type="float">
            <text:p>-0.0092295781</text:p>
          </table:table-cell>
        </table:table-row>
        <table:table-row table:style-name="ro1">
          <table:table-cell table:formula="of:=[.A73]+1" office:value-type="float" office:value="62" calcext:value-type="float">
            <text:p>62</text:p>
          </table:table-cell>
          <table:table-cell table:formula="of:=[.A74]*[.$B$9]" office:value-type="float" office:value="6.2" calcext:value-type="float">
            <text:p>6.2</text:p>
          </table:table-cell>
          <table:table-cell table:formula="of:=[.D74]*[.$B$9]+[.C73]" office:value-type="float" office:value="0.00112872745136104" calcext:value-type="float">
            <text:p>0.0011287275</text:p>
          </table:table-cell>
          <table:table-cell table:formula="of:=[.E73]*[.$B$9]+[.D73]" office:value-type="float" office:value="0.00332345273177916" calcext:value-type="float">
            <text:p>0.0033234527</text:p>
          </table:table-cell>
          <table:table-cell table:formula="of:=-[.$B$5]*[.C74]-[.$B$4]*(1-[.C74]^2)*[.D74]+[.$B$6]" office:value-type="float" office:value="-0.00445217594897614" calcext:value-type="float">
            <text:p>-0.0044521759</text:p>
          </table:table-cell>
          <table:table-cell table:formula="of:=[.F73]+[.$B$9]*[.K73]" office:value-type="float" office:value="0.0149899566960339" calcext:value-type="float">
            <text:p>0.0149899567</text:p>
          </table:table-cell>
          <table:table-cell table:formula="of:=[.G73]+[.$B$9]*[.H73]" office:value-type="float" office:value="-0.00692247250637801" calcext:value-type="float">
            <text:p>-0.0069224725</text:p>
          </table:table-cell>
          <table:table-cell table:formula="of:=[.$B$6]-[.$B$4]*(1-[.F74]^2)*[.G74] - [.$B$5]*[.F74]" office:value-type="float" office:value="-0.00806903966093318" calcext:value-type="float">
            <text:p>-0.0080690397</text:p>
          </table:table-cell>
          <table:table-cell table:formula="of:=[.$B$6]-[.$B$4]*(1-[.J74]^2)*[.K74] - [.$B$5]*[.J74]" office:value-type="float" office:value="0.00154865202398798" calcext:value-type="float">
            <text:p>0.001548652</text:p>
          </table:table-cell>
          <table:table-cell table:formula="of:=[.J73]+([.$B$9]/2) * ([.G74]+[.K74])" office:value-type="float" office:value="-0.00937046115619743" calcext:value-type="float">
            <text:p>-0.0093704612</text:p>
          </table:table-cell>
          <table:table-cell table:formula="of:=[.K73]+[.$B$9]/2 * ([.H74] + [.I73])" office:value-type="float" office:value="0.0078224959907119" calcext:value-type="float">
            <text:p>0.007822496</text:p>
          </table:table-cell>
          <table:table-cell/>
          <table:table-cell table:formula="of:=[.M73]+1" office:value-type="float" office:value="62" calcext:value-type="float">
            <text:p>62</text:p>
          </table:table-cell>
          <table:table-cell table:formula="of:=[.M74]*[.$B$9]" office:value-type="float" office:value="6.2" calcext:value-type="float">
            <text:p>6.2</text:p>
          </table:table-cell>
          <table:table-cell table:formula="of:=[.P74]*[.$N$9]+[.O73]" office:value-type="float" office:value="0.00238055297699081" calcext:value-type="float">
            <text:p>0.002380553</text:p>
          </table:table-cell>
          <table:table-cell table:formula="of:=[.Q73]*[.$N$9]+[.P73]" office:value-type="float" office:value="0.00658454398292569" calcext:value-type="float">
            <text:p>0.006584544</text:p>
          </table:table-cell>
          <table:table-cell table:formula="of:=-[.$N$5]*[.O74]-[.$N$4]*(1-[.O74]^2)*[.P74]+[.$N$6]" office:value-type="float" office:value="-0.00896505964509191" calcext:value-type="float">
            <text:p>-0.0089650596</text:p>
          </table:table-cell>
        </table:table-row>
        <table:table-row table:style-name="ro1">
          <table:table-cell table:formula="of:=[.A74]+1" office:value-type="float" office:value="63" calcext:value-type="float">
            <text:p>63</text:p>
          </table:table-cell>
          <table:table-cell table:formula="of:=[.A75]*[.$B$9]" office:value-type="float" office:value="6.3" calcext:value-type="float">
            <text:p>6.3</text:p>
          </table:table-cell>
          <table:table-cell table:formula="of:=[.D75]*[.$B$9]+[.C74]" office:value-type="float" office:value="0.00141655096504919" calcext:value-type="float">
            <text:p>0.001416551</text:p>
          </table:table-cell>
          <table:table-cell table:formula="of:=[.E74]*[.$B$9]+[.D74]" office:value-type="float" office:value="0.00287823513688154" calcext:value-type="float">
            <text:p>0.0028782351</text:p>
          </table:table-cell>
          <table:table-cell table:formula="of:=-[.$B$5]*[.C75]-[.$B$4]*(1-[.C75]^2)*[.D75]+[.$B$6]" office:value-type="float" office:value="-0.00429478032641622" calcext:value-type="float">
            <text:p>-0.0042947803</text:p>
          </table:table-cell>
          <table:table-cell table:formula="of:=[.F74]+[.$B$9]*[.K74]" office:value-type="float" office:value="0.0157722062951051" calcext:value-type="float">
            <text:p>0.0157722063</text:p>
          </table:table-cell>
          <table:table-cell table:formula="of:=[.G74]+[.$B$9]*[.H74]" office:value-type="float" office:value="-0.00772937647247132" calcext:value-type="float">
            <text:p>-0.0077293765</text:p>
          </table:table-cell>
          <table:table-cell table:formula="of:=[.$B$6]-[.$B$4]*(1-[.F75]^2)*[.G75] - [.$B$5]*[.F75]" office:value-type="float" office:value="-0.00804475260158211" calcext:value-type="float">
            <text:p>-0.0080447526</text:p>
          </table:table-cell>
          <table:table-cell table:formula="of:=[.$B$6]-[.$B$4]*(1-[.J75]^2)*[.K75] - [.$B$5]*[.J75]" office:value-type="float" office:value="0.00188501443747287" calcext:value-type="float">
            <text:p>0.0018850144</text:p>
          </table:table-cell>
          <table:table-cell table:formula="of:=[.J74]+([.$B$9]/2) * ([.G75]+[.K75])" office:value-type="float" office:value="-0.00938204543172939" calcext:value-type="float">
            <text:p>-0.0093820454</text:p>
          </table:table-cell>
          <table:table-cell table:formula="of:=[.K74]+[.$B$9]/2 * ([.H75] + [.I74])" office:value-type="float" office:value="0.00749769096183219" calcext:value-type="float">
            <text:p>0.007497691</text:p>
          </table:table-cell>
          <table:table-cell/>
          <table:table-cell table:formula="of:=[.M74]+1" office:value-type="float" office:value="63" calcext:value-type="float">
            <text:p>63</text:p>
          </table:table-cell>
          <table:table-cell table:formula="of:=[.M75]*[.$B$9]" office:value-type="float" office:value="6.3" calcext:value-type="float">
            <text:p>6.3</text:p>
          </table:table-cell>
          <table:table-cell table:formula="of:=[.P75]*[.$N$9]+[.O74]" office:value-type="float" office:value="0.00294935677883246" calcext:value-type="float">
            <text:p>0.0029493568</text:p>
          </table:table-cell>
          <table:table-cell table:formula="of:=[.Q74]*[.$N$9]+[.P74]" office:value-type="float" office:value="0.0056880380184165" calcext:value-type="float">
            <text:p>0.005688038</text:p>
          </table:table-cell>
          <table:table-cell table:formula="of:=-[.$N$5]*[.O75]-[.$N$4]*(1-[.O75]^2)*[.P75]+[.$N$6]" office:value-type="float" office:value="-0.00863734531868188" calcext:value-type="float">
            <text:p>-0.0086373453</text:p>
          </table:table-cell>
        </table:table-row>
        <table:table-row table:style-name="ro1">
          <table:table-cell table:formula="of:=[.A75]+1" office:value-type="float" office:value="64" calcext:value-type="float">
            <text:p>64</text:p>
          </table:table-cell>
          <table:table-cell table:formula="of:=[.A76]*[.$B$9]" office:value-type="float" office:value="6.4" calcext:value-type="float">
            <text:p>6.4</text:p>
          </table:table-cell>
          <table:table-cell table:formula="of:=[.D76]*[.$B$9]+[.C75]" office:value-type="float" office:value="0.00166142667547318" calcext:value-type="float">
            <text:p>0.0016614267</text:p>
          </table:table-cell>
          <table:table-cell table:formula="of:=[.E75]*[.$B$9]+[.D75]" office:value-type="float" office:value="0.00244875710423992" calcext:value-type="float">
            <text:p>0.0024487571</text:p>
          </table:table-cell>
          <table:table-cell table:formula="of:=-[.$B$5]*[.C76]-[.$B$4]*(1-[.C76]^2)*[.D76]+[.$B$6]" office:value-type="float" office:value="-0.00411017702031435" calcext:value-type="float">
            <text:p>-0.004110177</text:p>
          </table:table-cell>
          <table:table-cell table:formula="of:=[.F75]+[.$B$9]*[.K75]" office:value-type="float" office:value="0.0165219753912883" calcext:value-type="float">
            <text:p>0.0165219754</text:p>
          </table:table-cell>
          <table:table-cell table:formula="of:=[.G75]+[.$B$9]*[.H75]" office:value-type="float" office:value="-0.00853385173262954" calcext:value-type="float">
            <text:p>-0.0085338517</text:p>
          </table:table-cell>
          <table:table-cell table:formula="of:=[.$B$6]-[.$B$4]*(1-[.F76]^2)*[.G76] - [.$B$5]*[.F76]" office:value-type="float" office:value="-0.00799045319256022" calcext:value-type="float">
            <text:p>-0.0079904532</text:p>
          </table:table-cell>
          <table:table-cell table:formula="of:=[.$B$6]-[.$B$4]*(1-[.J76]^2)*[.K76] - [.$B$5]*[.J76]" office:value-type="float" office:value="0.00225734022406166" calcext:value-type="float">
            <text:p>0.0022573402</text:p>
          </table:table-cell>
          <table:table-cell table:formula="of:=[.J75]+([.$B$9]/2) * ([.G76]+[.K76])" office:value-type="float" office:value="-0.00944911706715697" calcext:value-type="float">
            <text:p>-0.0094491171</text:p>
          </table:table-cell>
          <table:table-cell table:formula="of:=[.K75]+[.$B$9]/2 * ([.H76] + [.I75])" office:value-type="float" office:value="0.00719241902407782" calcext:value-type="float">
            <text:p>0.007192419</text:p>
          </table:table-cell>
          <table:table-cell/>
          <table:table-cell table:formula="of:=[.M75]+1" office:value-type="float" office:value="64" calcext:value-type="float">
            <text:p>64</text:p>
          </table:table-cell>
          <table:table-cell table:formula="of:=[.M76]*[.$B$9]" office:value-type="float" office:value="6.4" calcext:value-type="float">
            <text:p>6.4</text:p>
          </table:table-cell>
          <table:table-cell table:formula="of:=[.P76]*[.$N$9]+[.O75]" office:value-type="float" office:value="0.00343178712748729" calcext:value-type="float">
            <text:p>0.0034317871</text:p>
          </table:table-cell>
          <table:table-cell table:formula="of:=[.Q75]*[.$N$9]+[.P75]" office:value-type="float" office:value="0.00482430348654831" calcext:value-type="float">
            <text:p>0.0048243035</text:p>
          </table:table-cell>
          <table:table-cell table:formula="of:=-[.$N$5]*[.O76]-[.$N$4]*(1-[.O76]^2)*[.P76]+[.$N$6]" office:value-type="float" office:value="-0.00825603379742762" calcext:value-type="float">
            <text:p>-0.0082560338</text:p>
          </table:table-cell>
        </table:table-row>
        <table:table-row table:style-name="ro1">
          <table:table-cell table:formula="of:=[.A76]+1" office:value-type="float" office:value="65" calcext:value-type="float">
            <text:p>65</text:p>
          </table:table-cell>
          <table:table-cell table:formula="of:=[.A77]*[.$B$9]" office:value-type="float" office:value="6.5" calcext:value-type="float">
            <text:p>6.5</text:p>
          </table:table-cell>
          <table:table-cell table:formula="of:=[.D77]*[.$B$9]+[.C76]" office:value-type="float" office:value="0.00186520061569403" calcext:value-type="float">
            <text:p>0.0018652006</text:p>
          </table:table-cell>
          <table:table-cell table:formula="of:=[.E76]*[.$B$9]+[.D76]" office:value-type="float" office:value="0.00203773940220849" calcext:value-type="float">
            <text:p>0.0020377394</text:p>
          </table:table-cell>
          <table:table-cell table:formula="of:=-[.$B$5]*[.C77]-[.$B$4]*(1-[.C77]^2)*[.D77]+[.$B$6]" office:value-type="float" office:value="-0.00390293292866147" calcext:value-type="float">
            <text:p>-0.0039029329</text:p>
          </table:table-cell>
          <table:table-cell table:formula="of:=[.F76]+[.$B$9]*[.K76]" office:value-type="float" office:value="0.0172412172936961" calcext:value-type="float">
            <text:p>0.0172412173</text:p>
          </table:table-cell>
          <table:table-cell table:formula="of:=[.G76]+[.$B$9]*[.H76]" office:value-type="float" office:value="-0.00933289705188556" calcext:value-type="float">
            <text:p>-0.0093328971</text:p>
          </table:table-cell>
          <table:table-cell table:formula="of:=[.$B$6]-[.$B$4]*(1-[.F77]^2)*[.G77] - [.$B$5]*[.F77]" office:value-type="float" office:value="-0.00791109453481017" calcext:value-type="float">
            <text:p>-0.0079110945</text:p>
          </table:table-cell>
          <table:table-cell table:formula="of:=[.$B$6]-[.$B$4]*(1-[.J77]^2)*[.K77] - [.$B$5]*[.J77]" office:value-type="float" office:value="0.00266117690925151" calcext:value-type="float">
            <text:p>0.0026611769</text:p>
          </table:table-cell>
          <table:table-cell table:formula="of:=[.J76]+([.$B$9]/2) * ([.G77]+[.K77])" office:value-type="float" office:value="-0.00957027535432423" calcext:value-type="float">
            <text:p>-0.0095702754</text:p>
          </table:table-cell>
          <table:table-cell table:formula="of:=[.K76]+[.$B$9]/2 * ([.H77] + [.I76])" office:value-type="float" office:value="0.0069097313085404" calcext:value-type="float">
            <text:p>0.0069097313</text:p>
          </table:table-cell>
          <table:table-cell/>
          <table:table-cell table:formula="of:=[.M76]+1" office:value-type="float" office:value="65" calcext:value-type="float">
            <text:p>65</text:p>
          </table:table-cell>
          <table:table-cell table:formula="of:=[.M77]*[.$B$9]" office:value-type="float" office:value="6.5" calcext:value-type="float">
            <text:p>6.5</text:p>
          </table:table-cell>
          <table:table-cell table:formula="of:=[.P77]*[.$N$9]+[.O76]" office:value-type="float" office:value="0.00383165713816785" calcext:value-type="float">
            <text:p>0.0038316571</text:p>
          </table:table-cell>
          <table:table-cell table:formula="of:=[.Q76]*[.$N$9]+[.P76]" office:value-type="float" office:value="0.00399870010680555" calcext:value-type="float">
            <text:p>0.0039987001</text:p>
          </table:table-cell>
          <table:table-cell table:formula="of:=-[.$N$5]*[.O77]-[.$N$4]*(1-[.O77]^2)*[.P77]+[.$N$6]" office:value-type="float" office:value="-0.0078302985376722" calcext:value-type="float">
            <text:p>-0.0078302985</text:p>
          </table:table-cell>
        </table:table-row>
        <table:table-row table:style-name="ro1">
          <table:table-cell table:formula="of:=[.A77]+1" office:value-type="float" office:value="66" calcext:value-type="float">
            <text:p>66</text:p>
          </table:table-cell>
          <table:table-cell table:formula="of:=[.A78]*[.$B$9]" office:value-type="float" office:value="6.6" calcext:value-type="float">
            <text:p>6.6</text:p>
          </table:table-cell>
          <table:table-cell table:formula="of:=[.D78]*[.$B$9]+[.C77]" office:value-type="float" office:value="0.00202994522662827" calcext:value-type="float">
            <text:p>0.0020299452</text:p>
          </table:table-cell>
          <table:table-cell table:formula="of:=[.E77]*[.$B$9]+[.D77]" office:value-type="float" office:value="0.00164744610934234" calcext:value-type="float">
            <text:p>0.0016474461</text:p>
          </table:table-cell>
          <table:table-cell table:formula="of:=-[.$B$5]*[.C78]-[.$B$4]*(1-[.C78]^2)*[.D78]+[.$B$6]" office:value-type="float" office:value="-0.00367738454737629" calcext:value-type="float">
            <text:p>-0.0036773845</text:p>
          </table:table-cell>
          <table:table-cell table:formula="of:=[.F77]+[.$B$9]*[.K77]" office:value-type="float" office:value="0.0179321904245501" calcext:value-type="float">
            <text:p>0.0179321904</text:p>
          </table:table-cell>
          <table:table-cell table:formula="of:=[.G77]+[.$B$9]*[.H77]" office:value-type="float" office:value="-0.0101240065053666" calcext:value-type="float">
            <text:p>-0.0101240065</text:p>
          </table:table-cell>
          <table:table-cell table:formula="of:=[.$B$6]-[.$B$4]*(1-[.F78]^2)*[.G78] - [.$B$5]*[.F78]" office:value-type="float" office:value="-0.00781143942967786" calcext:value-type="float">
            <text:p>-0.0078114394</text:p>
          </table:table-cell>
          <table:table-cell table:formula="of:=[.$B$6]-[.$B$4]*(1-[.J78]^2)*[.K78] - [.$B$5]*[.J78]" office:value-type="float" office:value="0.00309227816883763" calcext:value-type="float">
            <text:p>0.0030922782</text:p>
          </table:table-cell>
          <table:table-cell table:formula="of:=[.J77]+([.$B$9]/2) * ([.G78]+[.K78])" office:value-type="float" office:value="-0.0097438647704666" calcext:value-type="float">
            <text:p>-0.0097438648</text:p>
          </table:table-cell>
          <table:table-cell table:formula="of:=[.K77]+[.$B$9]/2 * ([.H78] + [.I77])" office:value-type="float" office:value="0.00665221818251908" calcext:value-type="float">
            <text:p>0.0066522182</text:p>
          </table:table-cell>
          <table:table-cell/>
          <table:table-cell table:formula="of:=[.M77]+1" office:value-type="float" office:value="66" calcext:value-type="float">
            <text:p>66</text:p>
          </table:table-cell>
          <table:table-cell table:formula="of:=[.M78]*[.$B$9]" office:value-type="float" office:value="6.6" calcext:value-type="float">
            <text:p>6.6</text:p>
          </table:table-cell>
          <table:table-cell table:formula="of:=[.P78]*[.$N$9]+[.O77]" office:value-type="float" office:value="0.00415322416347168" calcext:value-type="float">
            <text:p>0.0041532242</text:p>
          </table:table-cell>
          <table:table-cell table:formula="of:=[.Q77]*[.$N$9]+[.P77]" office:value-type="float" office:value="0.00321567025303833" calcext:value-type="float">
            <text:p>0.0032156703</text:p>
          </table:table-cell>
          <table:table-cell table:formula="of:=-[.$N$5]*[.O78]-[.$N$4]*(1-[.O78]^2)*[.P78]+[.$N$6]" office:value-type="float" office:value="-0.00736883894854252" calcext:value-type="float">
            <text:p>-0.0073688389</text:p>
          </table:table-cell>
        </table:table-row>
        <table:table-row table:style-name="ro1">
          <table:table-cell table:formula="of:=[.A78]+1" office:value-type="float" office:value="67" calcext:value-type="float">
            <text:p>67</text:p>
          </table:table-cell>
          <table:table-cell table:formula="of:=[.A79]*[.$B$9]" office:value-type="float" office:value="6.7" calcext:value-type="float">
            <text:p>6.7</text:p>
          </table:table-cell>
          <table:table-cell table:formula="of:=[.D79]*[.$B$9]+[.C78]" office:value-type="float" office:value="0.00215791599208874" calcext:value-type="float">
            <text:p>0.002157916</text:p>
          </table:table-cell>
          <table:table-cell table:formula="of:=[.E78]*[.$B$9]+[.D78]" office:value-type="float" office:value="0.00127970765460471" calcext:value-type="float">
            <text:p>0.0012797077</text:p>
          </table:table-cell>
          <table:table-cell table:formula="of:=-[.$B$5]*[.C79]-[.$B$4]*(1-[.C79]^2)*[.D79]+[.$B$6]" office:value-type="float" office:value="-0.00343761768760495" calcext:value-type="float">
            <text:p>-0.0034376177</text:p>
          </table:table-cell>
          <table:table-cell table:formula="of:=[.F78]+[.$B$9]*[.K78]" office:value-type="float" office:value="0.018597412242802" calcext:value-type="float">
            <text:p>0.0185974122</text:p>
          </table:table-cell>
          <table:table-cell table:formula="of:=[.G78]+[.$B$9]*[.H78]" office:value-type="float" office:value="-0.0109051504483344" calcext:value-type="float">
            <text:p>-0.0109051504</text:p>
          </table:table-cell>
          <table:table-cell table:formula="of:=[.$B$6]-[.$B$4]*(1-[.F79]^2)*[.G79] - [.$B$5]*[.F79]" office:value-type="float" office:value="-0.00769603349061018" calcext:value-type="float">
            <text:p>-0.0076960335</text:p>
          </table:table-cell>
          <table:table-cell table:formula="of:=[.$B$6]-[.$B$4]*(1-[.J79]^2)*[.K79] - [.$B$5]*[.J79]" office:value-type="float" office:value="0.00354662845780913" calcext:value-type="float">
            <text:p>0.0035466285</text:p>
          </table:table-cell>
          <table:table-cell table:formula="of:=[.J78]+([.$B$9]/2) * ([.G79]+[.K79])" office:value-type="float" office:value="-0.0099680207720618" calcext:value-type="float">
            <text:p>-0.0099680208</text:p>
          </table:table-cell>
          <table:table-cell table:formula="of:=[.K78]+[.$B$9]/2 * ([.H79] + [.I78])" office:value-type="float" office:value="0.00642203041643045" calcext:value-type="float">
            <text:p>0.0064220304</text:p>
          </table:table-cell>
          <table:table-cell/>
          <table:table-cell table:formula="of:=[.M78]+1" office:value-type="float" office:value="67" calcext:value-type="float">
            <text:p>67</text:p>
          </table:table-cell>
          <table:table-cell table:formula="of:=[.M79]*[.$B$9]" office:value-type="float" office:value="6.7" calcext:value-type="float">
            <text:p>6.7</text:p>
          </table:table-cell>
          <table:table-cell table:formula="of:=[.P79]*[.$N$9]+[.O78]" office:value-type="float" office:value="0.00440110279929009" calcext:value-type="float">
            <text:p>0.0044011028</text:p>
          </table:table-cell>
          <table:table-cell table:formula="of:=[.Q78]*[.$N$9]+[.P78]" office:value-type="float" office:value="0.00247878635818408" calcext:value-type="float">
            <text:p>0.0024787864</text:p>
          </table:table-cell>
          <table:table-cell table:formula="of:=-[.$N$5]*[.O79]-[.$N$4]*(1-[.O79]^2)*[.P79]+[.$N$6]" office:value-type="float" office:value="-0.00687984114411154" calcext:value-type="float">
            <text:p>-0.0068798411</text:p>
          </table:table-cell>
        </table:table-row>
        <table:table-row table:style-name="ro1">
          <table:table-cell table:formula="of:=[.A79]+1" office:value-type="float" office:value="68" calcext:value-type="float">
            <text:p>68</text:p>
          </table:table-cell>
          <table:table-cell table:formula="of:=[.A80]*[.$B$9]" office:value-type="float" office:value="6.8" calcext:value-type="float">
            <text:p>6.8</text:p>
          </table:table-cell>
          <table:table-cell table:formula="of:=[.D80]*[.$B$9]+[.C79]" office:value-type="float" office:value="0.00225151058067316" calcext:value-type="float">
            <text:p>0.0022515106</text:p>
          </table:table-cell>
          <table:table-cell table:formula="of:=[.E79]*[.$B$9]+[.D79]" office:value-type="float" office:value="0.000935945885844215" calcext:value-type="float">
            <text:p>0.0009359459</text:p>
          </table:table-cell>
          <table:table-cell table:formula="of:=-[.$B$5]*[.C80]-[.$B$4]*(1-[.C80]^2)*[.D80]+[.$B$6]" office:value-type="float" office:value="-0.00318745172192699" calcext:value-type="float">
            <text:p>-0.0031874517</text:p>
          </table:table-cell>
          <table:table-cell table:formula="of:=[.F79]+[.$B$9]*[.K79]" office:value-type="float" office:value="0.019239615284445" calcext:value-type="float">
            <text:p>0.0192396153</text:p>
          </table:table-cell>
          <table:table-cell table:formula="of:=[.G79]+[.$B$9]*[.H79]" office:value-type="float" office:value="-0.0116747537973954" calcext:value-type="float">
            <text:p>-0.0116747538</text:p>
          </table:table-cell>
          <table:table-cell table:formula="of:=[.$B$6]-[.$B$4]*(1-[.F80]^2)*[.G80] - [.$B$5]*[.F80]" office:value-type="float" office:value="-0.00756918304656135" calcext:value-type="float">
            <text:p>-0.007569183</text:p>
          </table:table-cell>
          <table:table-cell table:formula="of:=[.$B$6]-[.$B$4]*(1-[.J80]^2)*[.K80] - [.$B$5]*[.J80]" office:value-type="float" office:value="0.00402046304039869" calcext:value-type="float">
            <text:p>0.004020463</text:p>
          </table:table-cell>
          <table:table-cell table:formula="of:=[.J79]+([.$B$9]/2) * ([.G80]+[.K80])" office:value-type="float" office:value="-0.0102407133275819" calcext:value-type="float">
            <text:p>-0.0102407133</text:p>
          </table:table-cell>
          <table:table-cell table:formula="of:=[.K79]+[.$B$9]/2 * ([.H80] + [.I79])" office:value-type="float" office:value="0.00622090268699284" calcext:value-type="float">
            <text:p>0.0062209027</text:p>
          </table:table-cell>
          <table:table-cell/>
          <table:table-cell table:formula="of:=[.M79]+1" office:value-type="float" office:value="68" calcext:value-type="float">
            <text:p>68</text:p>
          </table:table-cell>
          <table:table-cell table:formula="of:=[.M80]*[.$B$9]" office:value-type="float" office:value="6.8" calcext:value-type="float">
            <text:p>6.8</text:p>
          </table:table-cell>
          <table:table-cell table:formula="of:=[.P80]*[.$N$9]+[.O79]" office:value-type="float" office:value="0.00458018302366738" calcext:value-type="float">
            <text:p>0.004580183</text:p>
          </table:table-cell>
          <table:table-cell table:formula="of:=[.Q79]*[.$N$9]+[.P79]" office:value-type="float" office:value="0.00179080224377292" calcext:value-type="float">
            <text:p>0.0017908022</text:p>
          </table:table-cell>
          <table:table-cell table:formula="of:=-[.$N$5]*[.O80]-[.$N$4]*(1-[.O80]^2)*[.P80]+[.$N$6]" office:value-type="float" office:value="-0.00637094769985378" calcext:value-type="float">
            <text:p>-0.0063709477</text:p>
          </table:table-cell>
        </table:table-row>
        <table:table-row table:style-name="ro1">
          <table:table-cell table:formula="of:=[.A80]+1" office:value-type="float" office:value="69" calcext:value-type="float">
            <text:p>69</text:p>
          </table:table-cell>
          <table:table-cell table:formula="of:=[.A81]*[.$B$9]" office:value-type="float" office:value="6.9" calcext:value-type="float">
            <text:p>6.9</text:p>
          </table:table-cell>
          <table:table-cell table:formula="of:=[.D81]*[.$B$9]+[.C80]" office:value-type="float" office:value="0.00231323065203831" calcext:value-type="float">
            <text:p>0.0023132307</text:p>
          </table:table-cell>
          <table:table-cell table:formula="of:=[.E80]*[.$B$9]+[.D80]" office:value-type="float" office:value="0.000617200713651516" calcext:value-type="float">
            <text:p>0.0006172007</text:p>
          </table:table-cell>
          <table:table-cell table:formula="of:=-[.$B$5]*[.C81]-[.$B$4]*(1-[.C81]^2)*[.D81]+[.$B$6]" office:value-type="float" office:value="-0.00293042806302656" calcext:value-type="float">
            <text:p>-0.0029304281</text:p>
          </table:table-cell>
          <table:table-cell table:formula="of:=[.F80]+[.$B$9]*[.K80]" office:value-type="float" office:value="0.0198617055531443" calcext:value-type="float">
            <text:p>0.0198617056</text:p>
          </table:table-cell>
          <table:table-cell table:formula="of:=[.G80]+[.$B$9]*[.H80]" office:value-type="float" office:value="-0.0124316721020515" calcext:value-type="float">
            <text:p>-0.0124316721</text:p>
          </table:table-cell>
          <table:table-cell table:formula="of:=[.$B$6]-[.$B$4]*(1-[.F81]^2)*[.G81] - [.$B$5]*[.F81]" office:value-type="float" office:value="-0.0074349375884451" calcext:value-type="float">
            <text:p>-0.0074349376</text:p>
          </table:table-cell>
          <table:table-cell table:formula="of:=[.$B$6]-[.$B$4]*(1-[.J81]^2)*[.K81] - [.$B$5]*[.J81]" office:value-type="float" office:value="0.00451028367525989" calcext:value-type="float">
            <text:p>0.0045102837</text:p>
          </table:table-cell>
          <table:table-cell table:formula="of:=[.J80]+([.$B$9]/2) * ([.G81]+[.K81])" office:value-type="float" office:value="-0.010559787984705" calcext:value-type="float">
            <text:p>-0.010559788</text:p>
          </table:table-cell>
          <table:table-cell table:formula="of:=[.K80]+[.$B$9]/2 * ([.H81] + [.I80])" office:value-type="float" office:value="0.00605017895959052" calcext:value-type="float">
            <text:p>0.006050179</text:p>
          </table:table-cell>
          <table:table-cell/>
          <table:table-cell table:formula="of:=[.M80]+1" office:value-type="float" office:value="69" calcext:value-type="float">
            <text:p>69</text:p>
          </table:table-cell>
          <table:table-cell table:formula="of:=[.M81]*[.$B$9]" office:value-type="float" office:value="6.9" calcext:value-type="float">
            <text:p>6.9</text:p>
          </table:table-cell>
          <table:table-cell table:formula="of:=[.P81]*[.$N$9]+[.O80]" office:value-type="float" office:value="0.00469555377104613" calcext:value-type="float">
            <text:p>0.0046955538</text:p>
          </table:table-cell>
          <table:table-cell table:formula="of:=[.Q80]*[.$N$9]+[.P80]" office:value-type="float" office:value="0.00115370747378754" calcext:value-type="float">
            <text:p>0.0011537075</text:p>
          </table:table-cell>
          <table:table-cell table:formula="of:=-[.$N$5]*[.O81]-[.$N$4]*(1-[.O81]^2)*[.P81]+[.$N$6]" office:value-type="float" office:value="-0.00584923580763146" calcext:value-type="float">
            <text:p>-0.0058492358</text:p>
          </table:table-cell>
        </table:table-row>
        <table:table-row table:style-name="ro1">
          <table:table-cell table:formula="of:=[.A81]+1" office:value-type="float" office:value="70" calcext:value-type="float">
            <text:p>70</text:p>
          </table:table-cell>
          <table:table-cell table:formula="of:=[.A82]*[.$B$9]" office:value-type="float" office:value="7" calcext:value-type="float">
            <text:p>7</text:p>
          </table:table-cell>
          <table:table-cell table:formula="of:=[.D82]*[.$B$9]+[.C81]" office:value-type="float" office:value="0.00234564644277319" calcext:value-type="float">
            <text:p>0.0023456464</text:p>
          </table:table-cell>
          <table:table-cell table:formula="of:=[.E81]*[.$B$9]+[.D81]" office:value-type="float" office:value="0.00032415790734886" calcext:value-type="float">
            <text:p>0.0003241579</text:p>
          </table:table-cell>
          <table:table-cell table:formula="of:=-[.$B$5]*[.C82]-[.$B$4]*(1-[.C82]^2)*[.D82]+[.$B$6]" office:value-type="float" office:value="-0.0026698025665867" calcext:value-type="float">
            <text:p>-0.0026698026</text:p>
          </table:table-cell>
          <table:table-cell table:formula="of:=[.F81]+[.$B$9]*[.K81]" office:value-type="float" office:value="0.0204667234491034" calcext:value-type="float">
            <text:p>0.0204667234</text:p>
          </table:table-cell>
          <table:table-cell table:formula="of:=[.G81]+[.$B$9]*[.H81]" office:value-type="float" office:value="-0.013175165860896" calcext:value-type="float">
            <text:p>-0.0131751659</text:p>
          </table:table-cell>
          <table:table-cell table:formula="of:=[.$B$6]-[.$B$4]*(1-[.F82]^2)*[.G82] - [.$B$5]*[.F82]" office:value-type="float" office:value="-0.00729707649086247" calcext:value-type="float">
            <text:p>-0.0072970765</text:p>
          </table:table-cell>
          <table:table-cell table:formula="of:=[.$B$6]-[.$B$4]*(1-[.J82]^2)*[.K82] - [.$B$5]*[.J82]" office:value-type="float" office:value="0.00501287022719678" calcext:value-type="float">
            <text:p>0.0050128702</text:p>
          </table:table-cell>
          <table:table-cell table:formula="of:=[.J81]+([.$B$9]/2) * ([.G82]+[.K82])" office:value-type="float" office:value="-0.0109230043118093" calcext:value-type="float">
            <text:p>-0.0109230043</text:p>
          </table:table-cell>
          <table:table-cell table:formula="of:=[.K81]+[.$B$9]/2 * ([.H82] + [.I81])" office:value-type="float" office:value="0.00591083931881039" calcext:value-type="float">
            <text:p>0.0059108393</text:p>
          </table:table-cell>
          <table:table-cell/>
          <table:table-cell table:formula="of:=[.M81]+1" office:value-type="float" office:value="70" calcext:value-type="float">
            <text:p>70</text:p>
          </table:table-cell>
          <table:table-cell table:formula="of:=[.M82]*[.$B$9]" office:value-type="float" office:value="7" calcext:value-type="float">
            <text:p>7</text:p>
          </table:table-cell>
          <table:table-cell table:formula="of:=[.P82]*[.$N$9]+[.O81]" office:value-type="float" office:value="0.00475243216034857" calcext:value-type="float">
            <text:p>0.0047524322</text:p>
          </table:table-cell>
          <table:table-cell table:formula="of:=[.Q81]*[.$N$9]+[.P81]" office:value-type="float" office:value="0.000568783893024399" calcext:value-type="float">
            <text:p>0.0005687839</text:p>
          </table:table-cell>
          <table:table-cell table:formula="of:=-[.$N$5]*[.O82]-[.$N$4]*(1-[.O82]^2)*[.P82]+[.$N$6]" office:value-type="float" office:value="-0.00532120320704097" calcext:value-type="float">
            <text:p>-0.0053212032</text:p>
          </table:table-cell>
        </table:table-row>
        <table:table-row table:style-name="ro1">
          <table:table-cell table:formula="of:=[.A82]+1" office:value-type="float" office:value="71" calcext:value-type="float">
            <text:p>71</text:p>
          </table:table-cell>
          <table:table-cell table:formula="of:=[.A83]*[.$B$9]" office:value-type="float" office:value="7.1" calcext:value-type="float">
            <text:p>7.1</text:p>
          </table:table-cell>
          <table:table-cell table:formula="of:=[.D83]*[.$B$9]+[.C82]" office:value-type="float" office:value="0.00235136420784221" calcext:value-type="float">
            <text:p>0.0023513642</text:p>
          </table:table-cell>
          <table:table-cell table:formula="of:=[.E82]*[.$B$9]+[.D82]" office:value-type="float" office:value="0.0000571776506901908" calcext:value-type="float">
            <text:p>5.71776506901908E-05</text:p>
          </table:table-cell>
          <table:table-cell table:formula="of:=-[.$B$5]*[.C83]-[.$B$4]*(1-[.C83]^2)*[.D83]+[.$B$6]" office:value-type="float" office:value="-0.00240854154240211" calcext:value-type="float">
            <text:p>-0.0024085415</text:p>
          </table:table-cell>
          <table:table-cell table:formula="of:=[.F82]+[.$B$9]*[.K82]" office:value-type="float" office:value="0.0210578073809844" calcext:value-type="float">
            <text:p>0.0210578074</text:p>
          </table:table-cell>
          <table:table-cell table:formula="of:=[.G82]+[.$B$9]*[.H82]" office:value-type="float" office:value="-0.0139048735099823" calcext:value-type="float">
            <text:p>-0.0139048735</text:p>
          </table:table-cell>
          <table:table-cell table:formula="of:=[.$B$6]-[.$B$4]*(1-[.F83]^2)*[.G83] - [.$B$5]*[.F83]" office:value-type="float" office:value="-0.00715909972646734" calcext:value-type="float">
            <text:p>-0.0071590997</text:p>
          </table:table-cell>
          <table:table-cell table:formula="of:=[.$B$6]-[.$B$4]*(1-[.J83]^2)*[.K83] - [.$B$5]*[.J83]" office:value-type="float" office:value="0.00552528849017563" calcext:value-type="float">
            <text:p>0.0055252885</text:p>
          </table:table-cell>
          <table:table-cell table:formula="of:=[.J82]+([.$B$9]/2) * ([.G83]+[.K83])" office:value-type="float" office:value="-0.011328071595116" calcext:value-type="float">
            <text:p>-0.0113280716</text:p>
          </table:table-cell>
          <table:table-cell table:formula="of:=[.K82]+[.$B$9]/2 * ([.H83] + [.I82])" office:value-type="float" office:value="0.00580352784384686" calcext:value-type="float">
            <text:p>0.0058035278</text:p>
          </table:table-cell>
          <table:table-cell/>
          <table:table-cell table:formula="of:=[.M82]+1" office:value-type="float" office:value="71" calcext:value-type="float">
            <text:p>71</text:p>
          </table:table-cell>
          <table:table-cell table:formula="of:=[.M83]*[.$B$9]" office:value-type="float" office:value="7.1" calcext:value-type="float">
            <text:p>7.1</text:p>
          </table:table-cell>
          <table:table-cell table:formula="of:=[.P83]*[.$N$9]+[.O82]" office:value-type="float" office:value="0.0047560985175806" calcext:value-type="float">
            <text:p>0.0047560985</text:p>
          </table:table-cell>
          <table:table-cell table:formula="of:=[.Q82]*[.$N$9]+[.P82]" office:value-type="float" office:value="0.0000366635723203016" calcext:value-type="float">
            <text:p>3.66635723203016E-05</text:p>
          </table:table-cell>
          <table:table-cell table:formula="of:=-[.$N$5]*[.O83]-[.$N$4]*(1-[.O83]^2)*[.P83]+[.$N$6]" office:value-type="float" office:value="-0.00479276126055355" calcext:value-type="float">
            <text:p>-0.0047927613</text:p>
          </table:table-cell>
        </table:table-row>
        <table:table-row table:style-name="ro1">
          <table:table-cell table:formula="of:=[.A83]+1" office:value-type="float" office:value="72" calcext:value-type="float">
            <text:p>72</text:p>
          </table:table-cell>
          <table:table-cell table:formula="of:=[.A84]*[.$B$9]" office:value-type="float" office:value="7.2" calcext:value-type="float">
            <text:p>7.2</text:p>
          </table:table-cell>
          <table:table-cell table:formula="of:=[.D84]*[.$B$9]+[.C83]" office:value-type="float" office:value="0.00233299655748721" calcext:value-type="float">
            <text:p>0.0023329966</text:p>
          </table:table-cell>
          <table:table-cell table:formula="of:=[.E83]*[.$B$9]+[.D83]" office:value-type="float" office:value="-0.00018367650355002" calcext:value-type="float">
            <text:p>-0.0001836765</text:p>
          </table:table-cell>
          <table:table-cell table:formula="of:=-[.$B$5]*[.C84]-[.$B$4]*(1-[.C84]^2)*[.D84]+[.$B$6]" office:value-type="float" office:value="-0.00214932105366506" calcext:value-type="float">
            <text:p>-0.0021493211</text:p>
          </table:table-cell>
          <table:table-cell table:formula="of:=[.F83]+[.$B$9]*[.K83]" office:value-type="float" office:value="0.0216381601653691" calcext:value-type="float">
            <text:p>0.0216381602</text:p>
          </table:table-cell>
          <table:table-cell table:formula="of:=[.G83]+[.$B$9]*[.H83]" office:value-type="float" office:value="-0.014620783482629" calcext:value-type="float">
            <text:p>-0.0146207835</text:p>
          </table:table-cell>
          <table:table-cell table:formula="of:=[.$B$6]-[.$B$4]*(1-[.F84]^2)*[.G84] - [.$B$5]*[.F84]" office:value-type="float" office:value="-0.00702422227941399" calcext:value-type="float">
            <text:p>-0.0070242223</text:p>
          </table:table-cell>
          <table:table-cell table:formula="of:=[.$B$6]-[.$B$4]*(1-[.J84]^2)*[.K84] - [.$B$5]*[.J84]" office:value-type="float" office:value="0.00604489451577563" calcext:value-type="float">
            <text:p>0.0060448945</text:p>
          </table:table-cell>
          <table:table-cell table:formula="of:=[.J83]+([.$B$9]/2) * ([.G84]+[.K84])" office:value-type="float" office:value="-0.0117726817115282" calcext:value-type="float">
            <text:p>-0.0117726817</text:p>
          </table:table-cell>
          <table:table-cell table:formula="of:=[.K83]+[.$B$9]/2 * ([.H84] + [.I83])" office:value-type="float" office:value="0.00572858115438495" calcext:value-type="float">
            <text:p>0.0057285812</text:p>
          </table:table-cell>
          <table:table-cell/>
          <table:table-cell table:formula="of:=[.M83]+1" office:value-type="float" office:value="72" calcext:value-type="float">
            <text:p>72</text:p>
          </table:table-cell>
          <table:table-cell table:formula="of:=[.M84]*[.$B$9]" office:value-type="float" office:value="7.2" calcext:value-type="float">
            <text:p>7.2</text:p>
          </table:table-cell>
          <table:table-cell table:formula="of:=[.P84]*[.$N$9]+[.O83]" office:value-type="float" office:value="0.0047118372622071" calcext:value-type="float">
            <text:p>0.0047118373</text:p>
          </table:table-cell>
          <table:table-cell table:formula="of:=[.Q83]*[.$N$9]+[.P83]" office:value-type="float" office:value="-0.000442612553735054" calcext:value-type="float">
            <text:p>-0.0004426126</text:p>
          </table:table-cell>
          <table:table-cell table:formula="of:=-[.$N$5]*[.O84]-[.$N$4]*(1-[.O84]^2)*[.P84]+[.$N$6]" office:value-type="float" office:value="-0.00426923453509499" calcext:value-type="float">
            <text:p>-0.0042692345</text:p>
          </table:table-cell>
        </table:table-row>
        <table:table-row table:style-name="ro1">
          <table:table-cell table:formula="of:=[.A84]+1" office:value-type="float" office:value="73" calcext:value-type="float">
            <text:p>73</text:p>
          </table:table-cell>
          <table:table-cell table:formula="of:=[.A85]*[.$B$9]" office:value-type="float" office:value="7.3" calcext:value-type="float">
            <text:p>7.3</text:p>
          </table:table-cell>
          <table:table-cell table:formula="of:=[.D85]*[.$B$9]+[.C84]" office:value-type="float" office:value="0.00229313569659556" calcext:value-type="float">
            <text:p>0.0022931357</text:p>
          </table:table-cell>
          <table:table-cell table:formula="of:=[.E84]*[.$B$9]+[.D84]" office:value-type="float" office:value="-0.000398608608916527" calcext:value-type="float">
            <text:p>-0.0003986086</text:p>
          </table:table-cell>
          <table:table-cell table:formula="of:=-[.$B$5]*[.C85]-[.$B$4]*(1-[.C85]^2)*[.D85]+[.$B$6]" office:value-type="float" office:value="-0.00189452918375097" calcext:value-type="float">
            <text:p>-0.0018945292</text:p>
          </table:table-cell>
          <table:table-cell table:formula="of:=[.F84]+[.$B$9]*[.K84]" office:value-type="float" office:value="0.0222110182808076" calcext:value-type="float">
            <text:p>0.0222110183</text:p>
          </table:table-cell>
          <table:table-cell table:formula="of:=[.G84]+[.$B$9]*[.H84]" office:value-type="float" office:value="-0.0153232057105704" calcext:value-type="float">
            <text:p>-0.0153232057</text:p>
          </table:table-cell>
          <table:table-cell table:formula="of:=[.$B$6]-[.$B$4]*(1-[.F85]^2)*[.G85] - [.$B$5]*[.F85]" office:value-type="float" office:value="-0.0068953719570909" calcext:value-type="float">
            <text:p>-0.006895372</text:p>
          </table:table-cell>
          <table:table-cell table:formula="of:=[.$B$6]-[.$B$4]*(1-[.J85]^2)*[.K85] - [.$B$5]*[.J85]" office:value-type="float" office:value="0.00656933574704906" calcext:value-type="float">
            <text:p>0.0065693357</text:p>
          </table:table-cell>
          <table:table-cell table:formula="of:=[.J84]+([.$B$9]/2) * ([.G85]+[.K85])" office:value-type="float" office:value="-0.0122545391329408" calcext:value-type="float">
            <text:p>-0.0122545391</text:p>
          </table:table-cell>
          <table:table-cell table:formula="of:=[.K84]+[.$B$9]/2 * ([.H85] + [.I84])" office:value-type="float" office:value="0.00568605728231918" calcext:value-type="float">
            <text:p>0.0056860573</text:p>
          </table:table-cell>
          <table:table-cell/>
          <table:table-cell table:formula="of:=[.M84]+1" office:value-type="float" office:value="73" calcext:value-type="float">
            <text:p>73</text:p>
          </table:table-cell>
          <table:table-cell table:formula="of:=[.M85]*[.$B$9]" office:value-type="float" office:value="7.3" calcext:value-type="float">
            <text:p>7.3</text:p>
          </table:table-cell>
          <table:table-cell table:formula="of:=[.P85]*[.$N$9]+[.O84]" office:value-type="float" office:value="0.00462488366148264" calcext:value-type="float">
            <text:p>0.0046248837</text:p>
          </table:table-cell>
          <table:table-cell table:formula="of:=[.Q84]*[.$N$9]+[.P84]" office:value-type="float" office:value="-0.000869536007244553" calcext:value-type="float">
            <text:p>-0.000869536</text:p>
          </table:table-cell>
          <table:table-cell table:formula="of:=-[.$N$5]*[.O85]-[.$N$4]*(1-[.O85]^2)*[.P85]+[.$N$6]" office:value-type="float" office:value="-0.00375536625322102" calcext:value-type="float">
            <text:p>-0.0037553663</text:p>
          </table:table-cell>
        </table:table-row>
        <table:table-row table:style-name="ro1">
          <table:table-cell table:formula="of:=[.A85]+1" office:value-type="float" office:value="74" calcext:value-type="float">
            <text:p>74</text:p>
          </table:table-cell>
          <table:table-cell table:formula="of:=[.A86]*[.$B$9]" office:value-type="float" office:value="7.4" calcext:value-type="float">
            <text:p>7.4</text:p>
          </table:table-cell>
          <table:table-cell table:formula="of:=[.D86]*[.$B$9]+[.C85]" office:value-type="float" office:value="0.0022343295438664" calcext:value-type="float">
            <text:p>0.0022343295</text:p>
          </table:table-cell>
          <table:table-cell table:formula="of:=[.E85]*[.$B$9]+[.D85]" office:value-type="float" office:value="-0.000588061527291624" calcext:value-type="float">
            <text:p>-0.0005880615</text:p>
          </table:table-cell>
          <table:table-cell table:formula="of:=-[.$B$5]*[.C86]-[.$B$4]*(1-[.C86]^2)*[.D86]+[.$B$6]" office:value-type="float" office:value="-0.0016462709523123" calcext:value-type="float">
            <text:p>-0.001646271</text:p>
          </table:table-cell>
          <table:table-cell table:formula="of:=[.F85]+[.$B$9]*[.K85]" office:value-type="float" office:value="0.0227796240090395" calcext:value-type="float">
            <text:p>0.022779624</text:p>
          </table:table-cell>
          <table:table-cell table:formula="of:=[.G85]+[.$B$9]*[.H85]" office:value-type="float" office:value="-0.0160127429062795" calcext:value-type="float">
            <text:p>-0.0160127429</text:p>
          </table:table-cell>
          <table:table-cell table:formula="of:=[.$B$6]-[.$B$4]*(1-[.F86]^2)*[.G86] - [.$B$5]*[.F86]" office:value-type="float" office:value="-0.0067751902955176" calcext:value-type="float">
            <text:p>-0.0067751903</text:p>
          </table:table-cell>
          <table:table-cell table:formula="of:=[.$B$6]-[.$B$4]*(1-[.J86]^2)*[.K86] - [.$B$5]*[.J86]" office:value-type="float" office:value="0.0070965492602213" calcext:value-type="float">
            <text:p>0.0070965493</text:p>
          </table:table-cell>
          <table:table-cell table:formula="of:=[.J85]+([.$B$9]/2) * ([.G86]+[.K86])" office:value-type="float" office:value="-0.01277138805051" calcext:value-type="float">
            <text:p>-0.0127713881</text:p>
          </table:table-cell>
          <table:table-cell table:formula="of:=[.K85]+[.$B$9]/2 * ([.H86] + [.I85])" office:value-type="float" office:value="0.00567576455489575" calcext:value-type="float">
            <text:p>0.0056757646</text:p>
          </table:table-cell>
          <table:table-cell/>
          <table:table-cell table:formula="of:=[.M85]+1" office:value-type="float" office:value="74" calcext:value-type="float">
            <text:p>74</text:p>
          </table:table-cell>
          <table:table-cell table:formula="of:=[.M86]*[.$B$9]" office:value-type="float" office:value="7.4" calcext:value-type="float">
            <text:p>7.4</text:p>
          </table:table-cell>
          <table:table-cell table:formula="of:=[.P86]*[.$N$9]+[.O85]" office:value-type="float" office:value="0.00450037639822598" calcext:value-type="float">
            <text:p>0.0045003764</text:p>
          </table:table-cell>
          <table:table-cell table:formula="of:=[.Q85]*[.$N$9]+[.P85]" office:value-type="float" office:value="-0.00124507263256665" calcext:value-type="float">
            <text:p>-0.0012450726</text:p>
          </table:table-cell>
          <table:table-cell table:formula="of:=-[.$N$5]*[.O86]-[.$N$4]*(1-[.O86]^2)*[.P86]+[.$N$6]" office:value-type="float" office:value="-0.0032553289825981" calcext:value-type="float">
            <text:p>-0.003255329</text:p>
          </table:table-cell>
        </table:table-row>
        <table:table-row table:style-name="ro1">
          <table:table-cell table:formula="of:=[.A86]+1" office:value-type="float" office:value="75" calcext:value-type="float">
            <text:p>75</text:p>
          </table:table-cell>
          <table:table-cell table:formula="of:=[.A87]*[.$B$9]" office:value-type="float" office:value="7.5" calcext:value-type="float">
            <text:p>7.5</text:p>
          </table:table-cell>
          <table:table-cell table:formula="of:=[.D87]*[.$B$9]+[.C86]" office:value-type="float" office:value="0.00215906068161411" calcext:value-type="float">
            <text:p>0.0021590607</text:p>
          </table:table-cell>
          <table:table-cell table:formula="of:=[.E86]*[.$B$9]+[.D86]" office:value-type="float" office:value="-0.000752688622522853" calcext:value-type="float">
            <text:p>-0.0007526886</text:p>
          </table:table-cell>
          <table:table-cell table:formula="of:=-[.$B$5]*[.C87]-[.$B$4]*(1-[.C87]^2)*[.D87]+[.$B$6]" office:value-type="float" office:value="-0.00140637556778166" calcext:value-type="float">
            <text:p>-0.0014063756</text:p>
          </table:table-cell>
          <table:table-cell table:formula="of:=[.F86]+[.$B$9]*[.K86]" office:value-type="float" office:value="0.0233472004645291" calcext:value-type="float">
            <text:p>0.0233472005</text:p>
          </table:table-cell>
          <table:table-cell table:formula="of:=[.G86]+[.$B$9]*[.H86]" office:value-type="float" office:value="-0.0166902619358313" calcext:value-type="float">
            <text:p>-0.0166902619</text:p>
          </table:table-cell>
          <table:table-cell table:formula="of:=[.$B$6]-[.$B$4]*(1-[.F87]^2)*[.G87] - [.$B$5]*[.F87]" office:value-type="float" office:value="-0.00666603625311038" calcext:value-type="float">
            <text:p>-0.0066660363</text:p>
          </table:table-cell>
          <table:table-cell table:formula="of:=[.$B$6]-[.$B$4]*(1-[.J87]^2)*[.K87] - [.$B$5]*[.J87]" office:value-type="float" office:value="0.00762475741603194" calcext:value-type="float">
            <text:p>0.0076247574</text:p>
          </table:table-cell>
          <table:table-cell table:formula="of:=[.J86]+([.$B$9]/2) * ([.G87]+[.K87])" office:value-type="float" office:value="-0.013321036637039" calcext:value-type="float">
            <text:p>-0.0133210366</text:p>
          </table:table-cell>
          <table:table-cell table:formula="of:=[.K86]+[.$B$9]/2 * ([.H87] + [.I86])" office:value-type="float" office:value="0.0056972902052513" calcext:value-type="float">
            <text:p>0.0056972902</text:p>
          </table:table-cell>
          <table:table-cell/>
          <table:table-cell table:formula="of:=[.M86]+1" office:value-type="float" office:value="75" calcext:value-type="float">
            <text:p>75</text:p>
          </table:table-cell>
          <table:table-cell table:formula="of:=[.M87]*[.$B$9]" office:value-type="float" office:value="7.5" calcext:value-type="float">
            <text:p>7.5</text:p>
          </table:table-cell>
          <table:table-cell table:formula="of:=[.P87]*[.$N$9]+[.O86]" office:value-type="float" office:value="0.00434331584514333" calcext:value-type="float">
            <text:p>0.0043433158</text:p>
          </table:table-cell>
          <table:table-cell table:formula="of:=[.Q86]*[.$N$9]+[.P86]" office:value-type="float" office:value="-0.00157060553082646" calcext:value-type="float">
            <text:p>-0.0015706055</text:p>
          </table:table-cell>
          <table:table-cell table:formula="of:=-[.$N$5]*[.O87]-[.$N$4]*(1-[.O87]^2)*[.P87]+[.$N$6]" office:value-type="float" office:value="-0.00277273994283611" calcext:value-type="float">
            <text:p>-0.0027727399</text:p>
          </table:table-cell>
        </table:table-row>
        <table:table-row table:style-name="ro1">
          <table:table-cell table:formula="of:=[.A87]+1" office:value-type="float" office:value="76" calcext:value-type="float">
            <text:p>76</text:p>
          </table:table-cell>
          <table:table-cell table:formula="of:=[.A88]*[.$B$9]" office:value-type="float" office:value="7.6" calcext:value-type="float">
            <text:p>7.6</text:p>
          </table:table-cell>
          <table:table-cell table:formula="of:=[.D88]*[.$B$9]+[.C87]" office:value-type="float" office:value="0.00206972806368401" calcext:value-type="float">
            <text:p>0.0020697281</text:p>
          </table:table-cell>
          <table:table-cell table:formula="of:=[.E87]*[.$B$9]+[.D87]" office:value-type="float" office:value="-0.000893326179301019" calcext:value-type="float">
            <text:p>-0.0008933262</text:p>
          </table:table-cell>
          <table:table-cell table:formula="of:=-[.$B$5]*[.C88]-[.$B$4]*(1-[.C88]^2)*[.D88]+[.$B$6]" office:value-type="float" office:value="-0.00117640571119068" calcext:value-type="float">
            <text:p>-0.0011764057</text:p>
          </table:table-cell>
          <table:table-cell table:formula="of:=[.F87]+[.$B$9]*[.K87]" office:value-type="float" office:value="0.0239169294850542" calcext:value-type="float">
            <text:p>0.0239169295</text:p>
          </table:table-cell>
          <table:table-cell table:formula="of:=[.G87]+[.$B$9]*[.H87]" office:value-type="float" office:value="-0.0173568655611423" calcext:value-type="float">
            <text:p>-0.0173568656</text:p>
          </table:table-cell>
          <table:table-cell table:formula="of:=[.$B$6]-[.$B$4]*(1-[.F88]^2)*[.G88] - [.$B$5]*[.F88]" office:value-type="float" office:value="-0.00656999238974938" calcext:value-type="float">
            <text:p>-0.0065699924</text:p>
          </table:table-cell>
          <table:table-cell table:formula="of:=[.$B$6]-[.$B$4]*(1-[.J88]^2)*[.K88] - [.$B$5]*[.J88]" office:value-type="float" office:value="0.00815246121906449" calcext:value-type="float">
            <text:p>0.0081524612</text:p>
          </table:table-cell>
          <table:table-cell table:formula="of:=[.J87]+([.$B$9]/2) * ([.G88]+[.K88])" office:value-type="float" office:value="-0.0139013784922678" calcext:value-type="float">
            <text:p>-0.0139013785</text:p>
          </table:table-cell>
          <table:table-cell table:formula="of:=[.K87]+[.$B$9]/2 * ([.H88] + [.I87])" office:value-type="float" office:value="0.00575002845656543" calcext:value-type="float">
            <text:p>0.0057500285</text:p>
          </table:table-cell>
          <table:table-cell/>
          <table:table-cell table:formula="of:=[.M87]+1" office:value-type="float" office:value="76" calcext:value-type="float">
            <text:p>76</text:p>
          </table:table-cell>
          <table:table-cell table:formula="of:=[.M88]*[.$B$9]" office:value-type="float" office:value="7.6" calcext:value-type="float">
            <text:p>7.6</text:p>
          </table:table-cell>
          <table:table-cell table:formula="of:=[.P88]*[.$N$9]+[.O87]" office:value-type="float" office:value="0.00415852789263232" calcext:value-type="float">
            <text:p>0.0041585279</text:p>
          </table:table-cell>
          <table:table-cell table:formula="of:=[.Q87]*[.$N$9]+[.P87]" office:value-type="float" office:value="-0.00184787952511008" calcext:value-type="float">
            <text:p>-0.0018478795</text:p>
          </table:table-cell>
          <table:table-cell table:formula="of:=-[.$N$5]*[.O88]-[.$N$4]*(1-[.O88]^2)*[.P88]+[.$N$6]" office:value-type="float" office:value="-0.00231068032355746" calcext:value-type="float">
            <text:p>-0.0023106803</text:p>
          </table:table-cell>
        </table:table-row>
        <table:table-row table:style-name="ro1">
          <table:table-cell table:formula="of:=[.A88]+1" office:value-type="float" office:value="77" calcext:value-type="float">
            <text:p>77</text:p>
          </table:table-cell>
          <table:table-cell table:formula="of:=[.A89]*[.$B$9]" office:value-type="float" office:value="7.7" calcext:value-type="float">
            <text:p>7.7</text:p>
          </table:table-cell>
          <table:table-cell table:formula="of:=[.D89]*[.$B$9]+[.C88]" office:value-type="float" office:value="0.001968631388642" calcext:value-type="float">
            <text:p>0.0019686314</text:p>
          </table:table-cell>
          <table:table-cell table:formula="of:=[.E88]*[.$B$9]+[.D88]" office:value-type="float" office:value="-0.00101096675042009" calcext:value-type="float">
            <text:p>-0.0010109668</text:p>
          </table:table-cell>
          <table:table-cell table:formula="of:=-[.$B$5]*[.C89]-[.$B$4]*(1-[.C89]^2)*[.D89]+[.$B$6]" office:value-type="float" office:value="-0.000957668556233204" calcext:value-type="float">
            <text:p>-0.0009576686</text:p>
          </table:table-cell>
          <table:table-cell table:formula="of:=[.F88]+[.$B$9]*[.K88]" office:value-type="float" office:value="0.0244919323307108" calcext:value-type="float">
            <text:p>0.0244919323</text:p>
          </table:table-cell>
          <table:table-cell table:formula="of:=[.G88]+[.$B$9]*[.H88]" office:value-type="float" office:value="-0.0180138648001172" calcext:value-type="float">
            <text:p>-0.0180138648</text:p>
          </table:table-cell>
          <table:table-cell table:formula="of:=[.$B$6]-[.$B$4]*(1-[.F89]^2)*[.G89] - [.$B$5]*[.F89]" office:value-type="float" office:value="-0.006488873232947" calcext:value-type="float">
            <text:p>-0.0064888732</text:p>
          </table:table-cell>
          <table:table-cell table:formula="of:=[.$B$6]-[.$B$4]*(1-[.J89]^2)*[.K89] - [.$B$5]*[.J89]" office:value-type="float" office:value="0.00867843167740652" calcext:value-type="float">
            <text:p>0.0086784317</text:p>
          </table:table-cell>
          <table:table-cell table:formula="of:=[.J88]+([.$B$9]/2) * ([.G89]+[.K89])" office:value-type="float" office:value="-0.0145104113394801" calcext:value-type="float">
            <text:p>-0.0145104113</text:p>
          </table:table-cell>
          <table:table-cell table:formula="of:=[.K88]+[.$B$9]/2 * ([.H89] + [.I88])" office:value-type="float" office:value="0.0058332078558713" calcext:value-type="float">
            <text:p>0.0058332079</text:p>
          </table:table-cell>
          <table:table-cell/>
          <table:table-cell table:formula="of:=[.M88]+1" office:value-type="float" office:value="77" calcext:value-type="float">
            <text:p>77</text:p>
          </table:table-cell>
          <table:table-cell table:formula="of:=[.M89]*[.$B$9]" office:value-type="float" office:value="7.7" calcext:value-type="float">
            <text:p>7.7</text:p>
          </table:table-cell>
          <table:table-cell table:formula="of:=[.P89]*[.$N$9]+[.O88]" office:value-type="float" office:value="0.00395063313688574" calcext:value-type="float">
            <text:p>0.0039506331</text:p>
          </table:table-cell>
          <table:table-cell table:formula="of:=[.Q88]*[.$N$9]+[.P88]" office:value-type="float" office:value="-0.00207894755746582" calcext:value-type="float">
            <text:p>-0.0020789476</text:p>
          </table:table-cell>
          <table:table-cell table:formula="of:=-[.$N$5]*[.O89]-[.$N$4]*(1-[.O89]^2)*[.P89]+[.$N$6]" office:value-type="float" office:value="-0.00187171802659846" calcext:value-type="float">
            <text:p>-0.001871718</text:p>
          </table:table-cell>
        </table:table-row>
        <table:table-row table:style-name="ro1">
          <table:table-cell table:formula="of:=[.A89]+1" office:value-type="float" office:value="78" calcext:value-type="float">
            <text:p>78</text:p>
          </table:table-cell>
          <table:table-cell table:formula="of:=[.A90]*[.$B$9]" office:value-type="float" office:value="7.8" calcext:value-type="float">
            <text:p>7.8</text:p>
          </table:table-cell>
          <table:table-cell table:formula="of:=[.D90]*[.$B$9]+[.C89]" office:value-type="float" office:value="0.00185795802803766" calcext:value-type="float">
            <text:p>0.001857958</text:p>
          </table:table-cell>
          <table:table-cell table:formula="of:=[.E89]*[.$B$9]+[.D89]" office:value-type="float" office:value="-0.00110673360604341" calcext:value-type="float">
            <text:p>-0.0011067336</text:p>
          </table:table-cell>
          <table:table-cell table:formula="of:=-[.$B$5]*[.C90]-[.$B$4]*(1-[.C90]^2)*[.D90]+[.$B$6]" office:value-type="float" office:value="-0.000751228242447552" calcext:value-type="float">
            <text:p>-0.0007512282</text:p>
          </table:table-cell>
          <table:table-cell table:formula="of:=[.F89]+[.$B$9]*[.K89]" office:value-type="float" office:value="0.0250752531162979" calcext:value-type="float">
            <text:p>0.0250752531</text:p>
          </table:table-cell>
          <table:table-cell table:formula="of:=[.G89]+[.$B$9]*[.H89]" office:value-type="float" office:value="-0.0186627521234119" calcext:value-type="float">
            <text:p>-0.0186627521</text:p>
          </table:table-cell>
          <table:table-cell table:formula="of:=[.$B$6]-[.$B$4]*(1-[.F90]^2)*[.G90] - [.$B$5]*[.F90]" office:value-type="float" office:value="-0.00642423554016366" calcext:value-type="float">
            <text:p>-0.0064242355</text:p>
          </table:table-cell>
          <table:table-cell table:formula="of:=[.$B$6]-[.$B$4]*(1-[.J90]^2)*[.K90] - [.$B$5]*[.J90]" office:value-type="float" office:value="0.00920169944669767" calcext:value-type="float">
            <text:p>0.0092016994</text:p>
          </table:table-cell>
          <table:table-cell table:formula="of:=[.J89]+([.$B$9]/2) * ([.G90]+[.K90])" office:value-type="float" office:value="-0.015146253062514" calcext:value-type="float">
            <text:p>-0.0151462531</text:p>
          </table:table-cell>
          <table:table-cell table:formula="of:=[.K89]+[.$B$9]/2 * ([.H90] + [.I89])" office:value-type="float" office:value="0.00594591766273345" calcext:value-type="float">
            <text:p>0.0059459177</text:p>
          </table:table-cell>
          <table:table-cell/>
          <table:table-cell table:formula="of:=[.M89]+1" office:value-type="float" office:value="78" calcext:value-type="float">
            <text:p>78</text:p>
          </table:table-cell>
          <table:table-cell table:formula="of:=[.M90]*[.$B$9]" office:value-type="float" office:value="7.8" calcext:value-type="float">
            <text:p>7.8</text:p>
          </table:table-cell>
          <table:table-cell table:formula="of:=[.P90]*[.$N$9]+[.O89]" office:value-type="float" office:value="0.00372402120087317" calcext:value-type="float">
            <text:p>0.0037240212</text:p>
          </table:table-cell>
          <table:table-cell table:formula="of:=[.Q89]*[.$N$9]+[.P89]" office:value-type="float" office:value="-0.00226611936012567" calcext:value-type="float">
            <text:p>-0.0022661194</text:p>
          </table:table-cell>
          <table:table-cell table:formula="of:=-[.$N$5]*[.O90]-[.$N$4]*(1-[.O90]^2)*[.P90]+[.$N$6]" office:value-type="float" office:value="-0.00145793326804746" calcext:value-type="float">
            <text:p>-0.0014579333</text:p>
          </table:table-cell>
        </table:table-row>
        <table:table-row table:style-name="ro1">
          <table:table-cell table:formula="of:=[.A90]+1" office:value-type="float" office:value="79" calcext:value-type="float">
            <text:p>79</text:p>
          </table:table-cell>
          <table:table-cell table:formula="of:=[.A91]*[.$B$9]" office:value-type="float" office:value="7.9" calcext:value-type="float">
            <text:p>7.9</text:p>
          </table:table-cell>
          <table:table-cell table:formula="of:=[.D91]*[.$B$9]+[.C90]" office:value-type="float" office:value="0.00173977238500884" calcext:value-type="float">
            <text:p>0.0017397724</text:p>
          </table:table-cell>
          <table:table-cell table:formula="of:=[.E90]*[.$B$9]+[.D90]" office:value-type="float" office:value="-0.00118185643028816" calcext:value-type="float">
            <text:p>-0.0011818564</text:p>
          </table:table-cell>
          <table:table-cell table:formula="of:=-[.$B$5]*[.C91]-[.$B$4]*(1-[.C91]^2)*[.D91]+[.$B$6]" office:value-type="float" office:value="-0.000557919531973122" calcext:value-type="float">
            <text:p>-0.0005579195</text:p>
          </table:table-cell>
          <table:table-cell table:formula="of:=[.F90]+[.$B$9]*[.K90]" office:value-type="float" office:value="0.0256698448825712" calcext:value-type="float">
            <text:p>0.0256698449</text:p>
          </table:table-cell>
          <table:table-cell table:formula="of:=[.G90]+[.$B$9]*[.H90]" office:value-type="float" office:value="-0.0193051756774283" calcext:value-type="float">
            <text:p>-0.0193051757</text:p>
          </table:table-cell>
          <table:table-cell table:formula="of:=[.$B$6]-[.$B$4]*(1-[.F91]^2)*[.G91] - [.$B$5]*[.F91]" office:value-type="float" office:value="-0.00637739017567918" calcext:value-type="float">
            <text:p>-0.0063773902</text:p>
          </table:table-cell>
          <table:table-cell table:formula="of:=[.$B$6]-[.$B$4]*(1-[.J91]^2)*[.K91] - [.$B$5]*[.J91]" office:value-type="float" office:value="0.00972154303233734" calcext:value-type="float">
            <text:p>0.009721543</text:p>
          </table:table-cell>
          <table:table-cell table:formula="of:=[.J90]+([.$B$9]/2) * ([.G91]+[.K91])" office:value-type="float" office:value="-0.0158071551900712" calcext:value-type="float">
            <text:p>-0.0158071552</text:p>
          </table:table-cell>
          <table:table-cell table:formula="of:=[.K90]+[.$B$9]/2 * ([.H91] + [.I90])" office:value-type="float" office:value="0.00608713312628437" calcext:value-type="float">
            <text:p>0.0060871331</text:p>
          </table:table-cell>
          <table:table-cell/>
          <table:table-cell table:formula="of:=[.M90]+1" office:value-type="float" office:value="79" calcext:value-type="float">
            <text:p>79</text:p>
          </table:table-cell>
          <table:table-cell table:formula="of:=[.M91]*[.$B$9]" office:value-type="float" office:value="7.9" calcext:value-type="float">
            <text:p>7.9</text:p>
          </table:table-cell>
          <table:table-cell table:formula="of:=[.P91]*[.$N$9]+[.O90]" office:value-type="float" office:value="0.00348282993218013" calcext:value-type="float">
            <text:p>0.0034828299</text:p>
          </table:table-cell>
          <table:table-cell table:formula="of:=[.Q90]*[.$N$9]+[.P90]" office:value-type="float" office:value="-0.00241191268693041" calcext:value-type="float">
            <text:p>-0.0024119127</text:p>
          </table:table-cell>
          <table:table-cell table:formula="of:=-[.$N$5]*[.O91]-[.$N$4]*(1-[.O91]^2)*[.P91]+[.$N$6]" office:value-type="float" office:value="-0.00107094650200226" calcext:value-type="float">
            <text:p>-0.0010709465</text:p>
          </table:table-cell>
        </table:table-row>
        <table:table-row table:style-name="ro1">
          <table:table-cell table:formula="of:=[.A91]+1" office:value-type="float" office:value="80" calcext:value-type="float">
            <text:p>80</text:p>
          </table:table-cell>
          <table:table-cell table:formula="of:=[.A92]*[.$B$9]" office:value-type="float" office:value="8" calcext:value-type="float">
            <text:p>8</text:p>
          </table:table-cell>
          <table:table-cell table:formula="of:=[.D92]*[.$B$9]+[.C91]" office:value-type="float" office:value="0.0016160075466603" calcext:value-type="float">
            <text:p>0.0016160075</text:p>
          </table:table-cell>
          <table:table-cell table:formula="of:=[.E91]*[.$B$9]+[.D91]" office:value-type="float" office:value="-0.00123764838348548" calcext:value-type="float">
            <text:p>-0.0012376484</text:p>
          </table:table-cell>
          <table:table-cell table:formula="of:=-[.$B$5]*[.C92]-[.$B$4]*(1-[.C92]^2)*[.D92]+[.$B$6]" office:value-type="float" office:value="-0.000378362395269306" calcext:value-type="float">
            <text:p>-0.0003783624</text:p>
          </table:table-cell>
          <table:table-cell table:formula="of:=[.F91]+[.$B$9]*[.K91]" office:value-type="float" office:value="0.0262785581951997" calcext:value-type="float">
            <text:p>0.0262785582</text:p>
          </table:table-cell>
          <table:table-cell table:formula="of:=[.G91]+[.$B$9]*[.H91]" office:value-type="float" office:value="-0.0199429146949962" calcext:value-type="float">
            <text:p>-0.0199429147</text:p>
          </table:table-cell>
          <table:table-cell table:formula="of:=[.$B$6]-[.$B$4]*(1-[.F92]^2)*[.G92] - [.$B$5]*[.F92]" office:value-type="float" office:value="-0.00634941533164201" calcext:value-type="float">
            <text:p>-0.0063494153</text:p>
          </table:table-cell>
          <table:table-cell table:formula="of:=[.$B$6]-[.$B$4]*(1-[.J92]^2)*[.K92] - [.$B$5]*[.J92]" office:value-type="float" office:value="0.0102374758116131" calcext:value-type="float">
            <text:p>0.0102374758</text:p>
          </table:table-cell>
          <table:table-cell table:formula="of:=[.J91]+([.$B$9]/2) * ([.G92]+[.K92])" office:value-type="float" office:value="-0.0164915139492551" calcext:value-type="float">
            <text:p>-0.0164915139</text:p>
          </table:table-cell>
          <table:table-cell table:formula="of:=[.K91]+[.$B$9]/2 * ([.H92] + [.I91])" office:value-type="float" office:value="0.00625573951131914" calcext:value-type="float">
            <text:p>0.0062557395</text:p>
          </table:table-cell>
          <table:table-cell/>
          <table:table-cell table:formula="of:=[.M91]+1" office:value-type="float" office:value="80" calcext:value-type="float">
            <text:p>80</text:p>
          </table:table-cell>
          <table:table-cell table:formula="of:=[.M92]*[.$B$9]" office:value-type="float" office:value="8" calcext:value-type="float">
            <text:p>8</text:p>
          </table:table-cell>
          <table:table-cell table:formula="of:=[.P92]*[.$N$9]+[.O91]" office:value-type="float" office:value="0.00323092919846707" calcext:value-type="float">
            <text:p>0.0032309292</text:p>
          </table:table-cell>
          <table:table-cell table:formula="of:=[.Q91]*[.$N$9]+[.P91]" office:value-type="float" office:value="-0.00251900733713064" calcext:value-type="float">
            <text:p>-0.0025190073</text:p>
          </table:table-cell>
          <table:table-cell table:formula="of:=-[.$N$5]*[.O92]-[.$N$4]*(1-[.O92]^2)*[.P92]+[.$N$6]" office:value-type="float" office:value="-0.000711948157010901" calcext:value-type="float">
            <text:p>-0.0007119482</text:p>
          </table:table-cell>
        </table:table-row>
        <table:table-row table:style-name="ro1">
          <table:table-cell table:formula="of:=[.A92]+1" office:value-type="float" office:value="81" calcext:value-type="float">
            <text:p>81</text:p>
          </table:table-cell>
          <table:table-cell table:formula="of:=[.A93]*[.$B$9]" office:value-type="float" office:value="8.1" calcext:value-type="float">
            <text:p>8.1</text:p>
          </table:table-cell>
          <table:table-cell table:formula="of:=[.D93]*[.$B$9]+[.C92]" office:value-type="float" office:value="0.00148845908435906" calcext:value-type="float">
            <text:p>0.0014884591</text:p>
          </table:table-cell>
          <table:table-cell table:formula="of:=[.E92]*[.$B$9]+[.D92]" office:value-type="float" office:value="-0.00127548462301241" calcext:value-type="float">
            <text:p>-0.0012754846</text:p>
          </table:table-cell>
          <table:table-cell table:formula="of:=-[.$B$5]*[.C93]-[.$B$4]*(1-[.C93]^2)*[.D93]+[.$B$6]" office:value-type="float" office:value="-0.000212977287196156" calcext:value-type="float">
            <text:p>-0.0002129773</text:p>
          </table:table-cell>
          <table:table-cell table:formula="of:=[.F92]+[.$B$9]*[.K92]" office:value-type="float" office:value="0.0269041321463316" calcext:value-type="float">
            <text:p>0.0269041321</text:p>
          </table:table-cell>
          <table:table-cell table:formula="of:=[.G92]+[.$B$9]*[.H92]" office:value-type="float" office:value="-0.0205778562281604" calcext:value-type="float">
            <text:p>-0.0205778562</text:p>
          </table:table-cell>
          <table:table-cell table:formula="of:=[.$B$6]-[.$B$4]*(1-[.F93]^2)*[.G93] - [.$B$5]*[.F93]" office:value-type="float" office:value="-0.00634117083572017" calcext:value-type="float">
            <text:p>-0.0063411708</text:p>
          </table:table-cell>
          <table:table-cell table:formula="of:=[.$B$6]-[.$B$4]*(1-[.J93]^2)*[.K93] - [.$B$5]*[.J93]" office:value-type="float" office:value="0.01074923212405" calcext:value-type="float">
            <text:p>0.0107492321</text:p>
          </table:table-cell>
          <table:table-cell table:formula="of:=[.J92]+([.$B$9]/2) * ([.G93]+[.K93])" office:value-type="float" office:value="-0.0171978790226574" calcext:value-type="float">
            <text:p>-0.017197879</text:p>
          </table:table-cell>
          <table:table-cell table:formula="of:=[.K92]+[.$B$9]/2 * ([.H93] + [.I92])" office:value-type="float" office:value="0.00645055476011379" calcext:value-type="float">
            <text:p>0.0064505548</text:p>
          </table:table-cell>
          <table:table-cell/>
          <table:table-cell table:formula="of:=[.M92]+1" office:value-type="float" office:value="81" calcext:value-type="float">
            <text:p>81</text:p>
          </table:table-cell>
          <table:table-cell table:formula="of:=[.M93]*[.$B$9]" office:value-type="float" office:value="8.1" calcext:value-type="float">
            <text:p>8.1</text:p>
          </table:table-cell>
          <table:table-cell table:formula="of:=[.P93]*[.$N$9]+[.O92]" office:value-type="float" office:value="0.0029719089831839" calcext:value-type="float">
            <text:p>0.002971909</text:p>
          </table:table-cell>
          <table:table-cell table:formula="of:=[.Q92]*[.$N$9]+[.P92]" office:value-type="float" office:value="-0.00259020215283173" calcext:value-type="float">
            <text:p>-0.0025902022</text:p>
          </table:table-cell>
          <table:table-cell table:formula="of:=-[.$N$5]*[.O93]-[.$N$4]*(1-[.O93]^2)*[.P93]+[.$N$6]" office:value-type="float" office:value="-0.00038172970764701" calcext:value-type="float">
            <text:p>-0.0003817297</text:p>
          </table:table-cell>
        </table:table-row>
        <table:table-row table:style-name="ro1">
          <table:table-cell table:formula="of:=[.A93]+1" office:value-type="float" office:value="82" calcext:value-type="float">
            <text:p>82</text:p>
          </table:table-cell>
          <table:table-cell table:formula="of:=[.A94]*[.$B$9]" office:value-type="float" office:value="8.2" calcext:value-type="float">
            <text:p>8.2</text:p>
          </table:table-cell>
          <table:table-cell table:formula="of:=[.D94]*[.$B$9]+[.C93]" office:value-type="float" office:value="0.00135878084918585" calcext:value-type="float">
            <text:p>0.0013587808</text:p>
          </table:table-cell>
          <table:table-cell table:formula="of:=[.E93]*[.$B$9]+[.D93]" office:value-type="float" office:value="-0.00129678235173202" calcext:value-type="float">
            <text:p>-0.0012967824</text:p>
          </table:table-cell>
          <table:table-cell table:formula="of:=-[.$B$5]*[.C94]-[.$B$4]*(1-[.C94]^2)*[.D94]+[.$B$6]" office:value-type="float" office:value="-0.0000620008916841505" calcext:value-type="float">
            <text:p>-6.20008916841505E-05</text:p>
          </table:table-cell>
          <table:table-cell table:formula="of:=[.F93]+[.$B$9]*[.K93]" office:value-type="float" office:value="0.027549187622343" calcext:value-type="float">
            <text:p>0.0275491876</text:p>
          </table:table-cell>
          <table:table-cell table:formula="of:=[.G93]+[.$B$9]*[.H93]" office:value-type="float" office:value="-0.0212119733117324" calcext:value-type="float">
            <text:p>-0.0212119733</text:p>
          </table:table-cell>
          <table:table-cell table:formula="of:=[.$B$6]-[.$B$4]*(1-[.F94]^2)*[.G94] - [.$B$5]*[.F94]" office:value-type="float" office:value="-0.00635331330190755" calcext:value-type="float">
            <text:p>-0.0063533133</text:p>
          </table:table-cell>
          <table:table-cell table:formula="of:=[.$B$6]-[.$B$4]*(1-[.J94]^2)*[.K94] - [.$B$5]*[.J94]" office:value-type="float" office:value="0.0112567526636345" calcext:value-type="float">
            <text:p>0.0112567527</text:p>
          </table:table-cell>
          <table:table-cell table:formula="of:=[.J93]+([.$B$9]/2) * ([.G94]+[.K94])" office:value-type="float" office:value="-0.017924960153183" calcext:value-type="float">
            <text:p>-0.0179249602</text:p>
          </table:table-cell>
          <table:table-cell table:formula="of:=[.K93]+[.$B$9]/2 * ([.H94] + [.I93])" office:value-type="float" office:value="0.00667035070122091" calcext:value-type="float">
            <text:p>0.0066703507</text:p>
          </table:table-cell>
          <table:table-cell/>
          <table:table-cell table:formula="of:=[.M93]+1" office:value-type="float" office:value="82" calcext:value-type="float">
            <text:p>82</text:p>
          </table:table-cell>
          <table:table-cell table:formula="of:=[.M94]*[.$B$9]" office:value-type="float" office:value="8.2" calcext:value-type="float">
            <text:p>8.2</text:p>
          </table:table-cell>
          <table:table-cell table:formula="of:=[.P94]*[.$N$9]+[.O93]" office:value-type="float" office:value="0.00270907147082425" calcext:value-type="float">
            <text:p>0.0027090715</text:p>
          </table:table-cell>
          <table:table-cell table:formula="of:=[.Q93]*[.$N$9]+[.P93]" office:value-type="float" office:value="-0.00262837512359643" calcext:value-type="float">
            <text:p>-0.0026283751</text:p>
          </table:table-cell>
          <table:table-cell table:formula="of:=-[.$N$5]*[.O94]-[.$N$4]*(1-[.O94]^2)*[.P94]+[.$N$6]" office:value-type="float" office:value="-0.0000807156370521986" calcext:value-type="float">
            <text:p>-8.07156370521986E-05</text:p>
          </table:table-cell>
        </table:table-row>
        <table:table-row table:style-name="ro1">
          <table:table-cell table:formula="of:=[.A94]+1" office:value-type="float" office:value="83" calcext:value-type="float">
            <text:p>83</text:p>
          </table:table-cell>
          <table:table-cell table:formula="of:=[.A95]*[.$B$9]" office:value-type="float" office:value="8.3" calcext:value-type="float">
            <text:p>8.3</text:p>
          </table:table-cell>
          <table:table-cell table:formula="of:=[.D95]*[.$B$9]+[.C94]" office:value-type="float" office:value="0.00122848260509581" calcext:value-type="float">
            <text:p>0.0012284826</text:p>
          </table:table-cell>
          <table:table-cell table:formula="of:=[.E94]*[.$B$9]+[.D94]" office:value-type="float" office:value="-0.00130298244090044" calcext:value-type="float">
            <text:p>-0.0013029824</text:p>
          </table:table-cell>
          <table:table-cell table:formula="of:=-[.$B$5]*[.C95]-[.$B$4]*(1-[.C95]^2)*[.D95]+[.$B$6]" office:value-type="float" office:value="0.0000744978693832529" calcext:value-type="float">
            <text:p>7.44978693832529E-05</text:p>
          </table:table-cell>
          <table:table-cell table:formula="of:=[.F94]+[.$B$9]*[.K94]" office:value-type="float" office:value="0.0282162226924651" calcext:value-type="float">
            <text:p>0.0282162227</text:p>
          </table:table-cell>
          <table:table-cell table:formula="of:=[.G94]+[.$B$9]*[.H94]" office:value-type="float" office:value="-0.0218473046419232" calcext:value-type="float">
            <text:p>-0.0218473046</text:p>
          </table:table-cell>
          <table:table-cell table:formula="of:=[.$B$6]-[.$B$4]*(1-[.F95]^2)*[.G95] - [.$B$5]*[.F95]" office:value-type="float" office:value="-0.0063863118962417" calcext:value-type="float">
            <text:p>-0.0063863119</text:p>
          </table:table-cell>
          <table:table-cell table:formula="of:=[.$B$6]-[.$B$4]*(1-[.J95]^2)*[.K95] - [.$B$5]*[.J95]" office:value-type="float" office:value="0.0117601693910018" calcext:value-type="float">
            <text:p>0.0117601694</text:p>
          </table:table-cell>
          <table:table-cell table:formula="of:=[.J94]+([.$B$9]/2) * ([.G95]+[.K95])" office:value-type="float" office:value="-0.0186716317482996" calcext:value-type="float">
            <text:p>-0.0186716317</text:p>
          </table:table-cell>
          <table:table-cell table:formula="of:=[.K94]+[.$B$9]/2 * ([.H95] + [.I94])" office:value-type="float" office:value="0.00691387273959054" calcext:value-type="float">
            <text:p>0.0069138727</text:p>
          </table:table-cell>
          <table:table-cell/>
          <table:table-cell table:formula="of:=[.M94]+1" office:value-type="float" office:value="83" calcext:value-type="float">
            <text:p>83</text:p>
          </table:table-cell>
          <table:table-cell table:formula="of:=[.M95]*[.$B$9]" office:value-type="float" office:value="8.3" calcext:value-type="float">
            <text:p>8.3</text:p>
          </table:table-cell>
          <table:table-cell table:formula="of:=[.P95]*[.$N$9]+[.O94]" office:value-type="float" office:value="0.00244542680209409" calcext:value-type="float">
            <text:p>0.0024454268</text:p>
          </table:table-cell>
          <table:table-cell table:formula="of:=[.Q94]*[.$N$9]+[.P94]" office:value-type="float" office:value="-0.00263644668730165" calcext:value-type="float">
            <text:p>-0.0026364467</text:p>
          </table:table-cell>
          <table:table-cell table:formula="of:=-[.$N$5]*[.O95]-[.$N$4]*(1-[.O95]^2)*[.P95]+[.$N$6]" office:value-type="float" office:value="0.000191004118960446" calcext:value-type="float">
            <text:p>0.0001910041</text:p>
          </table:table-cell>
        </table:table-row>
        <table:table-row table:style-name="ro1">
          <table:table-cell table:formula="of:=[.A95]+1" office:value-type="float" office:value="84" calcext:value-type="float">
            <text:p>84</text:p>
          </table:table-cell>
          <table:table-cell table:formula="of:=[.A96]*[.$B$9]" office:value-type="float" office:value="8.4" calcext:value-type="float">
            <text:p>8.4</text:p>
          </table:table-cell>
          <table:table-cell table:formula="of:=[.D96]*[.$B$9]+[.C95]" office:value-type="float" office:value="0.0010989293396996" calcext:value-type="float">
            <text:p>0.0010989293</text:p>
          </table:table-cell>
          <table:table-cell table:formula="of:=[.E95]*[.$B$9]+[.D95]" office:value-type="float" office:value="-0.00129553265396211" calcext:value-type="float">
            <text:p>-0.0012955327</text:p>
          </table:table-cell>
          <table:table-cell table:formula="of:=-[.$B$5]*[.C96]-[.$B$4]*(1-[.C96]^2)*[.D96]+[.$B$6]" office:value-type="float" office:value="0.000196601749718081" calcext:value-type="float">
            <text:p>0.0001966017</text:p>
          </table:table-cell>
          <table:table-cell table:formula="of:=[.F95]+[.$B$9]*[.K95]" office:value-type="float" office:value="0.0289076099664241" calcext:value-type="float">
            <text:p>0.02890761</text:p>
          </table:table-cell>
          <table:table-cell table:formula="of:=[.G95]+[.$B$9]*[.H95]" office:value-type="float" office:value="-0.0224859358315474" calcext:value-type="float">
            <text:p>-0.0224859358</text:p>
          </table:table-cell>
          <table:table-cell table:formula="of:=[.$B$6]-[.$B$4]*(1-[.F96]^2)*[.G96] - [.$B$5]*[.F96]" office:value-type="float" office:value="-0.00644046450521996" calcext:value-type="float">
            <text:p>-0.0064404645</text:p>
          </table:table-cell>
          <table:table-cell table:formula="of:=[.$B$6]-[.$B$4]*(1-[.J96]^2)*[.K96] - [.$B$5]*[.J96]" office:value-type="float" office:value="0.0122597901674243" calcext:value-type="float">
            <text:p>0.0122597902</text:p>
          </table:table-cell>
          <table:table-cell table:formula="of:=[.J95]+([.$B$9]/2) * ([.G96]+[.K96])" office:value-type="float" office:value="-0.019436935640683" calcext:value-type="float">
            <text:p>-0.0194369356</text:p>
          </table:table-cell>
          <table:table-cell table:formula="of:=[.K95]+[.$B$9]/2 * ([.H96] + [.I95])" office:value-type="float" office:value="0.00717985798387963" calcext:value-type="float">
            <text:p>0.007179858</text:p>
          </table:table-cell>
          <table:table-cell/>
          <table:table-cell table:formula="of:=[.M95]+1" office:value-type="float" office:value="84" calcext:value-type="float">
            <text:p>84</text:p>
          </table:table-cell>
          <table:table-cell table:formula="of:=[.M96]*[.$B$9]" office:value-type="float" office:value="8.4" calcext:value-type="float">
            <text:p>8.4</text:p>
          </table:table-cell>
          <table:table-cell table:formula="of:=[.P96]*[.$N$9]+[.O95]" office:value-type="float" office:value="0.00218369217455353" calcext:value-type="float">
            <text:p>0.0021836922</text:p>
          </table:table-cell>
          <table:table-cell table:formula="of:=[.Q95]*[.$N$9]+[.P95]" office:value-type="float" office:value="-0.00261734627540561" calcext:value-type="float">
            <text:p>-0.0026173463</text:p>
          </table:table-cell>
          <table:table-cell table:formula="of:=-[.$N$5]*[.O96]-[.$N$4]*(1-[.O96]^2)*[.P96]+[.$N$6]" office:value-type="float" office:value="0.000433641620006231" calcext:value-type="float">
            <text:p>0.0004336416</text:p>
          </table:table-cell>
        </table:table-row>
        <table:table-row table:style-name="ro1">
          <table:table-cell table:formula="of:=[.A96]+1" office:value-type="float" office:value="85" calcext:value-type="float">
            <text:p>85</text:p>
          </table:table-cell>
          <table:table-cell table:formula="of:=[.A97]*[.$B$9]" office:value-type="float" office:value="8.5" calcext:value-type="float">
            <text:p>8.5</text:p>
          </table:table-cell>
          <table:table-cell table:formula="of:=[.D97]*[.$B$9]+[.C96]" office:value-type="float" office:value="0.000971342091800569" calcext:value-type="float">
            <text:p>0.0009713421</text:p>
          </table:table-cell>
          <table:table-cell table:formula="of:=[.E96]*[.$B$9]+[.D96]" office:value-type="float" office:value="-0.0012758724789903" calcext:value-type="float">
            <text:p>-0.0012758725</text:p>
          </table:table-cell>
          <table:table-cell table:formula="of:=-[.$B$5]*[.C97]-[.$B$4]*(1-[.C97]^2)*[.D97]+[.$B$6]" office:value-type="float" office:value="0.000304529183397085" calcext:value-type="float">
            <text:p>0.0003045292</text:p>
          </table:table-cell>
          <table:table-cell table:formula="of:=[.F96]+[.$B$9]*[.K96]" office:value-type="float" office:value="0.0296255957648121" calcext:value-type="float">
            <text:p>0.0296255958</text:p>
          </table:table-cell>
          <table:table-cell table:formula="of:=[.G96]+[.$B$9]*[.H96]" office:value-type="float" office:value="-0.0231299822820694" calcext:value-type="float">
            <text:p>-0.0231299823</text:p>
          </table:table-cell>
          <table:table-cell table:formula="of:=[.$B$6]-[.$B$4]*(1-[.F97]^2)*[.G97] - [.$B$5]*[.F97]" office:value-type="float" office:value="-0.00651591411132397" calcext:value-type="float">
            <text:p>-0.0065159141</text:p>
          </table:table-cell>
          <table:table-cell table:formula="of:=[.$B$6]-[.$B$4]*(1-[.J97]^2)*[.K97] - [.$B$5]*[.J97]" office:value-type="float" office:value="0.0127560832957547" calcext:value-type="float">
            <text:p>0.0127560833</text:p>
          </table:table-cell>
          <table:table-cell table:formula="of:=[.J96]+([.$B$9]/2) * ([.G97]+[.K97])" office:value-type="float" office:value="-0.0202200821654523" calcext:value-type="float">
            <text:p>-0.0202200822</text:p>
          </table:table-cell>
          <table:table-cell table:formula="of:=[.K96]+[.$B$9]/2 * ([.H97] + [.I96])" office:value-type="float" office:value="0.00746705178668465" calcext:value-type="float">
            <text:p>0.0074670518</text:p>
          </table:table-cell>
          <table:table-cell/>
          <table:table-cell table:formula="of:=[.M96]+1" office:value-type="float" office:value="85" calcext:value-type="float">
            <text:p>85</text:p>
          </table:table-cell>
          <table:table-cell table:formula="of:=[.M97]*[.$B$9]" office:value-type="float" office:value="8.5" calcext:value-type="float">
            <text:p>8.5</text:p>
          </table:table-cell>
          <table:table-cell table:formula="of:=[.P97]*[.$N$9]+[.O96]" office:value-type="float" office:value="0.00192629396321303" calcext:value-type="float">
            <text:p>0.001926294</text:p>
          </table:table-cell>
          <table:table-cell table:formula="of:=[.Q96]*[.$N$9]+[.P96]" office:value-type="float" office:value="-0.00257398211340498" calcext:value-type="float">
            <text:p>-0.0025739821</text:p>
          </table:table-cell>
          <table:table-cell table:formula="of:=-[.$N$5]*[.O97]-[.$N$4]*(1-[.O97]^2)*[.P97]+[.$N$6]" office:value-type="float" office:value="0.000647678599152218" calcext:value-type="float">
            <text:p>0.0006476786</text:p>
          </table:table-cell>
        </table:table-row>
        <table:table-row table:style-name="ro1">
          <table:table-cell table:formula="of:=[.A97]+1" office:value-type="float" office:value="86" calcext:value-type="float">
            <text:p>86</text:p>
          </table:table-cell>
          <table:table-cell table:formula="of:=[.A98]*[.$B$9]" office:value-type="float" office:value="8.6" calcext:value-type="float">
            <text:p>8.6</text:p>
          </table:table-cell>
          <table:table-cell table:formula="of:=[.D98]*[.$B$9]+[.C97]" office:value-type="float" office:value="0.00084680013573551" calcext:value-type="float">
            <text:p>0.0008468001</text:p>
          </table:table-cell>
          <table:table-cell table:formula="of:=[.E97]*[.$B$9]+[.D97]" office:value-type="float" office:value="-0.00124541956065059" calcext:value-type="float">
            <text:p>-0.0012454196</text:p>
          </table:table-cell>
          <table:table-cell table:formula="of:=-[.$B$5]*[.C98]-[.$B$4]*(1-[.C98]^2)*[.D98]+[.$B$6]" office:value-type="float" office:value="0.000398618531861495" calcext:value-type="float">
            <text:p>0.0003986185</text:p>
          </table:table-cell>
          <table:table-cell table:formula="of:=[.F97]+[.$B$9]*[.K97]" office:value-type="float" office:value="0.0303723009434806" calcext:value-type="float">
            <text:p>0.0303723009</text:p>
          </table:table-cell>
          <table:table-cell table:formula="of:=[.G97]+[.$B$9]*[.H97]" office:value-type="float" office:value="-0.0237815736932017" calcext:value-type="float">
            <text:p>-0.0237815737</text:p>
          </table:table-cell>
          <table:table-cell table:formula="of:=[.$B$6]-[.$B$4]*(1-[.F98]^2)*[.G98] - [.$B$5]*[.F98]" office:value-type="float" office:value="-0.00661266519705828" calcext:value-type="float">
            <text:p>-0.0066126652</text:p>
          </table:table-cell>
          <table:table-cell table:formula="of:=[.$B$6]-[.$B$4]*(1-[.J98]^2)*[.K98] - [.$B$5]*[.J98]" office:value-type="float" office:value="0.013249662136557" calcext:value-type="float">
            <text:p>0.0132496621</text:p>
          </table:table-cell>
          <table:table-cell table:formula="of:=[.J97]+([.$B$9]/2) * ([.G98]+[.K98])" office:value-type="float" office:value="-0.0210204497155314" calcext:value-type="float">
            <text:p>-0.0210204497</text:p>
          </table:table-cell>
          <table:table-cell table:formula="of:=[.K97]+[.$B$9]/2 * ([.H98] + [.I97])" office:value-type="float" office:value="0.00777422269161947" calcext:value-type="float">
            <text:p>0.0077742227</text:p>
          </table:table-cell>
          <table:table-cell/>
          <table:table-cell table:formula="of:=[.M97]+1" office:value-type="float" office:value="86" calcext:value-type="float">
            <text:p>86</text:p>
          </table:table-cell>
          <table:table-cell table:formula="of:=[.M98]*[.$B$9]" office:value-type="float" office:value="8.6" calcext:value-type="float">
            <text:p>8.6</text:p>
          </table:table-cell>
          <table:table-cell table:formula="of:=[.P98]*[.$N$9]+[.O97]" office:value-type="float" office:value="0.00167537253786405" calcext:value-type="float">
            <text:p>0.0016753725</text:p>
          </table:table-cell>
          <table:table-cell table:formula="of:=[.Q97]*[.$N$9]+[.P97]" office:value-type="float" office:value="-0.00250921425348976" calcext:value-type="float">
            <text:p>-0.0025092143</text:p>
          </table:table-cell>
          <table:table-cell table:formula="of:=-[.$N$5]*[.O98]-[.$N$4]*(1-[.O98]^2)*[.P98]+[.$N$6]" office:value-type="float" office:value="0.000833834672579616" calcext:value-type="float">
            <text:p>0.0008338347</text:p>
          </table:table-cell>
        </table:table-row>
        <table:table-row table:style-name="ro1">
          <table:table-cell table:formula="of:=[.A98]+1" office:value-type="float" office:value="87" calcext:value-type="float">
            <text:p>87</text:p>
          </table:table-cell>
          <table:table-cell table:formula="of:=[.A99]*[.$B$9]" office:value-type="float" office:value="8.7" calcext:value-type="float">
            <text:p>8.7</text:p>
          </table:table-cell>
          <table:table-cell table:formula="of:=[.D99]*[.$B$9]+[.C98]" office:value-type="float" office:value="0.000726244364989065" calcext:value-type="float">
            <text:p>0.0007262444</text:p>
          </table:table-cell>
          <table:table-cell table:formula="of:=[.E98]*[.$B$9]+[.D98]" office:value-type="float" office:value="-0.00120555770746445" calcext:value-type="float">
            <text:p>-0.0012055577</text:p>
          </table:table-cell>
          <table:table-cell table:formula="of:=-[.$B$5]*[.C99]-[.$B$4]*(1-[.C99]^2)*[.D99]+[.$B$6]" office:value-type="float" office:value="0.000479312706627021" calcext:value-type="float">
            <text:p>0.0004793127</text:p>
          </table:table-cell>
          <table:table-cell table:formula="of:=[.F98]+[.$B$9]*[.K98]" office:value-type="float" office:value="0.0311497232126425" calcext:value-type="float">
            <text:p>0.0311497232</text:p>
          </table:table-cell>
          <table:table-cell table:formula="of:=[.G98]+[.$B$9]*[.H98]" office:value-type="float" office:value="-0.0244428402129076" calcext:value-type="float">
            <text:p>-0.0244428402</text:p>
          </table:table-cell>
          <table:table-cell table:formula="of:=[.$B$6]-[.$B$4]*(1-[.F99]^2)*[.G99] - [.$B$5]*[.F99]" office:value-type="float" office:value="-0.00673060001607056" calcext:value-type="float">
            <text:p>-0.0067306</text:p>
          </table:table-cell>
          <table:table-cell table:formula="of:=[.$B$6]-[.$B$4]*(1-[.J99]^2)*[.K99] - [.$B$5]*[.J99]" office:value-type="float" office:value="0.013741269950716" calcext:value-type="float">
            <text:p>0.01374127</text:p>
          </table:table-cell>
          <table:table-cell table:formula="of:=[.J98]+([.$B$9]/2) * ([.G99]+[.K99])" office:value-type="float" office:value="-0.0218375829362946" calcext:value-type="float">
            <text:p>-0.0218375829</text:p>
          </table:table-cell>
          <table:table-cell table:formula="of:=[.K98]+[.$B$9]/2 * ([.H99] + [.I98])" office:value-type="float" office:value="0.00810017579764379" calcext:value-type="float">
            <text:p>0.0081001758</text:p>
          </table:table-cell>
          <table:table-cell/>
          <table:table-cell table:formula="of:=[.M98]+1" office:value-type="float" office:value="87" calcext:value-type="float">
            <text:p>87</text:p>
          </table:table-cell>
          <table:table-cell table:formula="of:=[.M99]*[.$B$9]" office:value-type="float" office:value="8.7" calcext:value-type="float">
            <text:p>8.7</text:p>
          </table:table-cell>
          <table:table-cell table:formula="of:=[.P99]*[.$N$9]+[.O98]" office:value-type="float" office:value="0.00143278945924087" calcext:value-type="float">
            <text:p>0.0014327895</text:p>
          </table:table-cell>
          <table:table-cell table:formula="of:=[.Q98]*[.$N$9]+[.P98]" office:value-type="float" office:value="-0.0024258307862318" calcext:value-type="float">
            <text:p>-0.0024258308</text:p>
          </table:table-cell>
          <table:table-cell table:formula="of:=-[.$N$5]*[.O99]-[.$N$4]*(1-[.O99]^2)*[.P99]+[.$N$6]" office:value-type="float" office:value="0.000993036347037754" calcext:value-type="float">
            <text:p>0.0009930363</text:p>
          </table:table-cell>
        </table:table-row>
        <table:table-row table:style-name="ro1">
          <table:table-cell table:formula="of:=[.A99]+1" office:value-type="float" office:value="88" calcext:value-type="float">
            <text:p>88</text:p>
          </table:table-cell>
          <table:table-cell table:formula="of:=[.A100]*[.$B$9]" office:value-type="float" office:value="8.8" calcext:value-type="float">
            <text:p>8.8</text:p>
          </table:table-cell>
          <table:table-cell table:formula="of:=[.D100]*[.$B$9]+[.C99]" office:value-type="float" office:value="0.000610481721308891" calcext:value-type="float">
            <text:p>0.0006104817</text:p>
          </table:table-cell>
          <table:table-cell table:formula="of:=[.E99]*[.$B$9]+[.D99]" office:value-type="float" office:value="-0.00115762643680174" calcext:value-type="float">
            <text:p>-0.0011576264</text:p>
          </table:table-cell>
          <table:table-cell table:formula="of:=-[.$B$5]*[.C100]-[.$B$4]*(1-[.C100]^2)*[.D100]+[.$B$6]" office:value-type="float" office:value="0.00054714428405945" calcext:value-type="float">
            <text:p>0.0005471443</text:p>
          </table:table-cell>
          <table:table-cell table:formula="of:=[.F99]+[.$B$9]*[.K99]" office:value-type="float" office:value="0.0319597407924069" calcext:value-type="float">
            <text:p>0.0319597408</text:p>
          </table:table-cell>
          <table:table-cell table:formula="of:=[.G99]+[.$B$9]*[.H99]" office:value-type="float" office:value="-0.0251159002145146" calcext:value-type="float">
            <text:p>-0.0251159002</text:p>
          </table:table-cell>
          <table:table-cell table:formula="of:=[.$B$6]-[.$B$4]*(1-[.F100]^2)*[.G100] - [.$B$5]*[.F100]" office:value-type="float" office:value="-0.00686949458706046" calcext:value-type="float">
            <text:p>-0.0068694946</text:p>
          </table:table-cell>
          <table:table-cell table:formula="of:=[.$B$6]-[.$B$4]*(1-[.J100]^2)*[.K100] - [.$B$5]*[.J100]" office:value-type="float" office:value="0.0142317651030218" calcext:value-type="float">
            <text:p>0.0142317651</text:p>
          </table:table-cell>
          <table:table-cell table:formula="of:=[.J99]+([.$B$9]/2) * ([.G100]+[.K100])" office:value-type="float" office:value="-0.022671189718729" calcext:value-type="float">
            <text:p>-0.0226711897</text:p>
          </table:table-cell>
          <table:table-cell table:formula="of:=[.K99]+[.$B$9]/2 * ([.H100] + [.I99])" office:value-type="float" office:value="0.00844376456582657" calcext:value-type="float">
            <text:p>0.0084437646</text:p>
          </table:table-cell>
          <table:table-cell/>
          <table:table-cell table:formula="of:=[.M99]+1" office:value-type="float" office:value="88" calcext:value-type="float">
            <text:p>88</text:p>
          </table:table-cell>
          <table:table-cell table:formula="of:=[.M100]*[.$B$9]" office:value-type="float" office:value="8.8" calcext:value-type="float">
            <text:p>8.8</text:p>
          </table:table-cell>
          <table:table-cell table:formula="of:=[.P100]*[.$N$9]+[.O99]" office:value-type="float" office:value="0.00120013674408807" calcext:value-type="float">
            <text:p>0.0012001367</text:p>
          </table:table-cell>
          <table:table-cell table:formula="of:=[.Q99]*[.$N$9]+[.P99]" office:value-type="float" office:value="-0.00232652715152802" calcext:value-type="float">
            <text:p>-0.0023265272</text:p>
          </table:table-cell>
          <table:table-cell table:formula="of:=-[.$N$5]*[.O100]-[.$N$4]*(1-[.O100]^2)*[.P100]+[.$N$6]" office:value-type="float" office:value="0.00112638705647728" calcext:value-type="float">
            <text:p>0.0011263871</text:p>
          </table:table-cell>
        </table:table-row>
        <table:table-row table:style-name="ro1">
          <table:table-cell table:formula="of:=[.A100]+1" office:value-type="float" office:value="89" calcext:value-type="float">
            <text:p>89</text:p>
          </table:table-cell>
          <table:table-cell table:formula="of:=[.A101]*[.$B$9]" office:value-type="float" office:value="8.9" calcext:value-type="float">
            <text:p>8.9</text:p>
          </table:table-cell>
          <table:table-cell table:formula="of:=[.D101]*[.$B$9]+[.C100]" office:value-type="float" office:value="0.000500190520469311" calcext:value-type="float">
            <text:p>0.0005001905</text:p>
          </table:table-cell>
          <table:table-cell table:formula="of:=[.E100]*[.$B$9]+[.D100]" office:value-type="float" office:value="-0.0011029120083958" calcext:value-type="float">
            <text:p>-0.001102912</text:p>
          </table:table-cell>
          <table:table-cell table:formula="of:=-[.$B$5]*[.C101]-[.$B$4]*(1-[.C101]^2)*[.D101]+[.$B$6]" office:value-type="float" office:value="0.000602721211988318" calcext:value-type="float">
            <text:p>0.0006027212</text:p>
          </table:table-cell>
          <table:table-cell table:formula="of:=[.F100]+[.$B$9]*[.K100]" office:value-type="float" office:value="0.0328041172489895" calcext:value-type="float">
            <text:p>0.0328041172</text:p>
          </table:table-cell>
          <table:table-cell table:formula="of:=[.G100]+[.$B$9]*[.H100]" office:value-type="float" office:value="-0.0258028496732207" calcext:value-type="float">
            <text:p>-0.0258028497</text:p>
          </table:table-cell>
          <table:table-cell table:formula="of:=[.$B$6]-[.$B$4]*(1-[.F101]^2)*[.G101] - [.$B$5]*[.F101]" office:value-type="float" office:value="-0.00702903428312994" calcext:value-type="float">
            <text:p>-0.0070290343</text:p>
          </table:table-cell>
          <table:table-cell table:formula="of:=[.$B$6]-[.$B$4]*(1-[.J101]^2)*[.K101] - [.$B$5]*[.J101]" office:value-type="float" office:value="0.014722106744747" calcext:value-type="float">
            <text:p>0.0147221067</text:p>
          </table:table-cell>
          <table:table-cell table:formula="of:=[.J100]+([.$B$9]/2) * ([.G101]+[.K101])" office:value-type="float" office:value="-0.0235211371470489" calcext:value-type="float">
            <text:p>-0.0235211371</text:p>
          </table:table-cell>
          <table:table-cell table:formula="of:=[.K100]+[.$B$9]/2 * ([.H101] + [.I100])" office:value-type="float" office:value="0.00880390110682116" calcext:value-type="float">
            <text:p>0.0088039011</text:p>
          </table:table-cell>
          <table:table-cell/>
          <table:table-cell table:formula="of:=[.M100]+1" office:value-type="float" office:value="89" calcext:value-type="float">
            <text:p>89</text:p>
          </table:table-cell>
          <table:table-cell table:formula="of:=[.M101]*[.$B$9]" office:value-type="float" office:value="8.9" calcext:value-type="float">
            <text:p>8.9</text:p>
          </table:table-cell>
          <table:table-cell table:formula="of:=[.P101]*[.$N$9]+[.O100]" office:value-type="float" office:value="0.000978747899500041" calcext:value-type="float">
            <text:p>0.0009787479</text:p>
          </table:table-cell>
          <table:table-cell table:formula="of:=[.Q100]*[.$N$9]+[.P100]" office:value-type="float" office:value="-0.0022138884458803" calcext:value-type="float">
            <text:p>-0.0022138884</text:p>
          </table:table-cell>
          <table:table-cell table:formula="of:=-[.$N$5]*[.O101]-[.$N$4]*(1-[.O101]^2)*[.P101]+[.$N$6]" office:value-type="float" office:value="0.00123513842559146" calcext:value-type="float">
            <text:p>0.0012351384</text:p>
          </table:table-cell>
        </table:table-row>
        <table:table-row table:style-name="ro1">
          <table:table-cell table:formula="of:=[.A101]+1" office:value-type="float" office:value="90" calcext:value-type="float">
            <text:p>90</text:p>
          </table:table-cell>
          <table:table-cell table:formula="of:=[.A102]*[.$B$9]" office:value-type="float" office:value="9" calcext:value-type="float">
            <text:p>9</text:p>
          </table:table-cell>
          <table:table-cell table:formula="of:=[.D102]*[.$B$9]+[.C101]" office:value-type="float" office:value="0.000395926531749614" calcext:value-type="float">
            <text:p>0.0003959265</text:p>
          </table:table-cell>
          <table:table-cell table:formula="of:=[.E101]*[.$B$9]+[.D101]" office:value-type="float" office:value="-0.00104263988719697" calcext:value-type="float">
            <text:p>-0.0010426399</text:p>
          </table:table-cell>
          <table:table-cell table:formula="of:=-[.$B$5]*[.C102]-[.$B$4]*(1-[.C102]^2)*[.D102]+[.$B$6]" office:value-type="float" office:value="0.000646713192005398" calcext:value-type="float">
            <text:p>0.0006467132</text:p>
          </table:table-cell>
          <table:table-cell table:formula="of:=[.F101]+[.$B$9]*[.K101]" office:value-type="float" office:value="0.0336845073596717" calcext:value-type="float">
            <text:p>0.0336845074</text:p>
          </table:table-cell>
          <table:table-cell table:formula="of:=[.G101]+[.$B$9]*[.H101]" office:value-type="float" office:value="-0.0265057531015337" calcext:value-type="float">
            <text:p>-0.0265057531</text:p>
          </table:table-cell>
          <table:table-cell table:formula="of:=[.$B$6]-[.$B$4]*(1-[.F102]^2)*[.G102] - [.$B$5]*[.F102]" office:value-type="float" office:value="-0.00720882890582752" calcext:value-type="float">
            <text:p>-0.0072088289</text:p>
          </table:table-cell>
          <table:table-cell table:formula="of:=[.$B$6]-[.$B$4]*(1-[.J102]^2)*[.K102] - [.$B$5]*[.J102]" office:value-type="float" office:value="0.0152133410772071" calcext:value-type="float">
            <text:p>0.0152133411</text:p>
          </table:table-cell>
          <table:table-cell table:formula="of:=[.J101]+([.$B$9]/2) * ([.G102]+[.K102])" office:value-type="float" office:value="-0.0243874465521873" calcext:value-type="float">
            <text:p>-0.0243874466</text:p>
          </table:table-cell>
          <table:table-cell table:formula="of:=[.K101]+[.$B$9]/2 * ([.H102] + [.I101])" office:value-type="float" office:value="0.00917956499876713" calcext:value-type="float">
            <text:p>0.009179565</text:p>
          </table:table-cell>
          <table:table-cell/>
          <table:table-cell table:formula="of:=[.M101]+1" office:value-type="float" office:value="90" calcext:value-type="float">
            <text:p>90</text:p>
          </table:table-cell>
          <table:table-cell table:formula="of:=[.M102]*[.$B$9]" office:value-type="float" office:value="9" calcext:value-type="float">
            <text:p>9</text:p>
          </table:table-cell>
          <table:table-cell table:formula="of:=[.P102]*[.$N$9]+[.O101]" office:value-type="float" office:value="0.000769710439167926" calcext:value-type="float">
            <text:p>0.0007697104</text:p>
          </table:table-cell>
          <table:table-cell table:formula="of:=[.Q101]*[.$N$9]+[.P101]" office:value-type="float" office:value="-0.00209037460332115" calcext:value-type="float">
            <text:p>-0.0020903746</text:p>
          </table:table-cell>
          <table:table-cell table:formula="of:=-[.$N$5]*[.O102]-[.$N$4]*(1-[.O102]^2)*[.P102]+[.$N$6]" office:value-type="float" office:value="0.00132066292570209" calcext:value-type="float">
            <text:p>0.0013206629</text:p>
          </table:table-cell>
        </table:table-row>
        <table:table-row table:style-name="ro1">
          <table:table-cell table:formula="of:=[.A102]+1" office:value-type="float" office:value="91" calcext:value-type="float">
            <text:p>91</text:p>
          </table:table-cell>
          <table:table-cell table:formula="of:=[.A103]*[.$B$9]" office:value-type="float" office:value="9.1" calcext:value-type="float">
            <text:p>9.1</text:p>
          </table:table-cell>
          <table:table-cell table:formula="of:=[.D103]*[.$B$9]+[.C102]" office:value-type="float" office:value="0.000298129674949972" calcext:value-type="float">
            <text:p>0.0002981297</text:p>
          </table:table-cell>
          <table:table-cell table:formula="of:=[.E102]*[.$B$9]+[.D102]" office:value-type="float" office:value="-0.000977968567996426" calcext:value-type="float">
            <text:p>-0.0009779686</text:p>
          </table:table-cell>
          <table:table-cell table:formula="of:=-[.$B$5]*[.C103]-[.$B$4]*(1-[.C103]^2)*[.D103]+[.$B$6]" office:value-type="float" office:value="0.000679838806123334" calcext:value-type="float">
            <text:p>0.0006798388</text:p>
          </table:table-cell>
          <table:table-cell table:formula="of:=[.F102]+[.$B$9]*[.K102]" office:value-type="float" office:value="0.0346024638595484" calcext:value-type="float">
            <text:p>0.0346024639</text:p>
          </table:table-cell>
          <table:table-cell table:formula="of:=[.G102]+[.$B$9]*[.H102]" office:value-type="float" office:value="-0.0272266359921164" calcext:value-type="float">
            <text:p>-0.027226636</text:p>
          </table:table-cell>
          <table:table-cell table:formula="of:=[.$B$6]-[.$B$4]*(1-[.F103]^2)*[.G103] - [.$B$5]*[.F103]" office:value-type="float" office:value="-0.00740842714925796" calcext:value-type="float">
            <text:p>-0.0074084271</text:p>
          </table:table-cell>
          <table:table-cell table:formula="of:=[.$B$6]-[.$B$4]*(1-[.J103]^2)*[.K103] - [.$B$5]*[.J103]" office:value-type="float" office:value="0.0157065882828442" calcext:value-type="float">
            <text:p>0.0157065883</text:p>
          </table:table-cell>
          <table:table-cell table:formula="of:=[.J102]+([.$B$9]/2) * ([.G103]+[.K103])" office:value-type="float" office:value="-0.0252702878170349" calcext:value-type="float">
            <text:p>-0.0252702878</text:p>
          </table:table-cell>
          <table:table-cell table:formula="of:=[.K102]+[.$B$9]/2 * ([.H103] + [.I102])" office:value-type="float" office:value="0.00956981069516459" calcext:value-type="float">
            <text:p>0.0095698107</text:p>
          </table:table-cell>
          <table:table-cell/>
          <table:table-cell table:formula="of:=[.M102]+1" office:value-type="float" office:value="91" calcext:value-type="float">
            <text:p>91</text:p>
          </table:table-cell>
          <table:table-cell table:formula="of:=[.M103]*[.$B$9]" office:value-type="float" office:value="9.1" calcext:value-type="float">
            <text:p>9.1</text:p>
          </table:table-cell>
          <table:table-cell table:formula="of:=[.P103]*[.$N$9]+[.O102]" office:value-type="float" office:value="0.000573879608092832" calcext:value-type="float">
            <text:p>0.0005738796</text:p>
          </table:table-cell>
          <table:table-cell table:formula="of:=[.Q102]*[.$N$9]+[.P102]" office:value-type="float" office:value="-0.00195830831075094" calcext:value-type="float">
            <text:p>-0.0019583083</text:p>
          </table:table-cell>
          <table:table-cell table:formula="of:=-[.$N$5]*[.O103]-[.$N$4]*(1-[.O103]^2)*[.P103]+[.$N$6]" office:value-type="float" office:value="0.00138442805771315" calcext:value-type="float">
            <text:p>0.0013844281</text:p>
          </table:table-cell>
        </table:table-row>
        <table:table-row table:style-name="ro1">
          <table:table-cell table:formula="of:=[.A103]+1" office:value-type="float" office:value="92" calcext:value-type="float">
            <text:p>92</text:p>
          </table:table-cell>
          <table:table-cell table:formula="of:=[.A104]*[.$B$9]" office:value-type="float" office:value="9.2" calcext:value-type="float">
            <text:p>9.2</text:p>
          </table:table-cell>
          <table:table-cell table:formula="of:=[.D104]*[.$B$9]+[.C103]" office:value-type="float" office:value="0.000207131206211562" calcext:value-type="float">
            <text:p>0.0002071312</text:p>
          </table:table-cell>
          <table:table-cell table:formula="of:=[.E103]*[.$B$9]+[.D103]" office:value-type="float" office:value="-0.000909984687384093" calcext:value-type="float">
            <text:p>-0.0009099847</text:p>
          </table:table-cell>
          <table:table-cell table:formula="of:=-[.$B$5]*[.C104]-[.$B$4]*(1-[.C104]^2)*[.D104]+[.$B$6]" office:value-type="float" office:value="0.000702853442131151" calcext:value-type="float">
            <text:p>0.0007028534</text:p>
          </table:table-cell>
          <table:table-cell table:formula="of:=[.F103]+[.$B$9]*[.K103]" office:value-type="float" office:value="0.0355594449290648" calcext:value-type="float">
            <text:p>0.0355594449</text:p>
          </table:table-cell>
          <table:table-cell table:formula="of:=[.G103]+[.$B$9]*[.H103]" office:value-type="float" office:value="-0.0279674787070422" calcext:value-type="float">
            <text:p>-0.0279674787</text:p>
          </table:table-cell>
          <table:table-cell table:formula="of:=[.$B$6]-[.$B$4]*(1-[.F104]^2)*[.G104] - [.$B$5]*[.F104]" office:value-type="float" office:value="-0.00762733037515176" calcext:value-type="float">
            <text:p>-0.0076273304</text:p>
          </table:table-cell>
          <table:table-cell table:formula="of:=[.$B$6]-[.$B$4]*(1-[.J104]^2)*[.K104] - [.$B$5]*[.J104]" office:value-type="float" office:value="0.0162030301956014" calcext:value-type="float">
            <text:p>0.0162030302</text:p>
          </table:table-cell>
          <table:table-cell table:formula="of:=[.J103]+([.$B$9]/2) * ([.G104]+[.K104])" office:value-type="float" office:value="-0.0261699730728595" calcext:value-type="float">
            <text:p>-0.0261699731</text:p>
          </table:table-cell>
          <table:table-cell table:formula="of:=[.K103]+[.$B$9]/2 * ([.H104] + [.I103])" office:value-type="float" office:value="0.00997377359054921" calcext:value-type="float">
            <text:p>0.0099737736</text:p>
          </table:table-cell>
          <table:table-cell/>
          <table:table-cell table:formula="of:=[.M103]+1" office:value-type="float" office:value="92" calcext:value-type="float">
            <text:p>92</text:p>
          </table:table-cell>
          <table:table-cell table:formula="of:=[.M104]*[.$B$9]" office:value-type="float" office:value="9.2" calcext:value-type="float">
            <text:p>9.2</text:p>
          </table:table-cell>
          <table:table-cell table:formula="of:=[.P104]*[.$N$9]+[.O103]" office:value-type="float" office:value="0.000391893057594869" calcext:value-type="float">
            <text:p>0.0003918931</text:p>
          </table:table-cell>
          <table:table-cell table:formula="of:=[.Q103]*[.$N$9]+[.P103]" office:value-type="float" office:value="-0.00181986550497963" calcext:value-type="float">
            <text:p>-0.0018198655</text:p>
          </table:table-cell>
          <table:table-cell table:formula="of:=-[.$N$5]*[.O104]-[.$N$4]*(1-[.O104]^2)*[.P104]+[.$N$6]" office:value-type="float" office:value="0.00142797216788951" calcext:value-type="float">
            <text:p>0.0014279722</text:p>
          </table:table-cell>
        </table:table-row>
        <table:table-row table:style-name="ro1">
          <table:table-cell table:formula="of:=[.A104]+1" office:value-type="float" office:value="93" calcext:value-type="float">
            <text:p>93</text:p>
          </table:table-cell>
          <table:table-cell table:formula="of:=[.A105]*[.$B$9]" office:value-type="float" office:value="9.3" calcext:value-type="float">
            <text:p>9.3</text:p>
          </table:table-cell>
          <table:table-cell table:formula="of:=[.D105]*[.$B$9]+[.C104]" office:value-type="float" office:value="0.000123161271894464" calcext:value-type="float">
            <text:p>0.0001231613</text:p>
          </table:table-cell>
          <table:table-cell table:formula="of:=[.E104]*[.$B$9]+[.D104]" office:value-type="float" office:value="-0.000839699343170978" calcext:value-type="float">
            <text:p>-0.0008396993</text:p>
          </table:table-cell>
          <table:table-cell table:formula="of:=-[.$B$5]*[.C105]-[.$B$4]*(1-[.C105]^2)*[.D105]+[.$B$6]" office:value-type="float" office:value="0.000716538058539367" calcext:value-type="float">
            <text:p>0.0007165381</text:p>
          </table:table-cell>
          <table:table-cell table:formula="of:=[.F104]+[.$B$9]*[.K104]" office:value-type="float" office:value="0.0365568222881197" calcext:value-type="float">
            <text:p>0.0365568223</text:p>
          </table:table-cell>
          <table:table-cell table:formula="of:=[.G104]+[.$B$9]*[.H104]" office:value-type="float" office:value="-0.0287302117445574" calcext:value-type="float">
            <text:p>-0.0287302117</text:p>
          </table:table-cell>
          <table:table-cell table:formula="of:=[.$B$6]-[.$B$4]*(1-[.F105]^2)*[.G105] - [.$B$5]*[.F105]" office:value-type="float" office:value="-0.00786500563461732" calcext:value-type="float">
            <text:p>-0.0078650056</text:p>
          </table:table-cell>
          <table:table-cell table:formula="of:=[.$B$6]-[.$B$4]*(1-[.J105]^2)*[.K105] - [.$B$5]*[.J105]" office:value-type="float" office:value="0.0167038987683484" calcext:value-type="float">
            <text:p>0.0167038988</text:p>
          </table:table-cell>
          <table:table-cell table:formula="of:=[.J104]+([.$B$9]/2) * ([.G105]+[.K105])" office:value-type="float" office:value="-0.0270869499191575" calcext:value-type="float">
            <text:p>-0.0270869499</text:p>
          </table:table-cell>
          <table:table-cell table:formula="of:=[.K104]+[.$B$9]/2 * ([.H105] + [.I104])" office:value-type="float" office:value="0.0103906748185984" calcext:value-type="float">
            <text:p>0.0103906748</text:p>
          </table:table-cell>
          <table:table-cell/>
          <table:table-cell table:formula="of:=[.M104]+1" office:value-type="float" office:value="93" calcext:value-type="float">
            <text:p>93</text:p>
          </table:table-cell>
          <table:table-cell table:formula="of:=[.M105]*[.$B$9]" office:value-type="float" office:value="9.3" calcext:value-type="float">
            <text:p>9.3</text:p>
          </table:table-cell>
          <table:table-cell table:formula="of:=[.P105]*[.$N$9]+[.O104]" office:value-type="float" office:value="0.000224186228775802" calcext:value-type="float">
            <text:p>0.0002241862</text:p>
          </table:table-cell>
          <table:table-cell table:formula="of:=[.Q104]*[.$N$9]+[.P104]" office:value-type="float" office:value="-0.00167706828819067" calcext:value-type="float">
            <text:p>-0.0016770683</text:p>
          </table:table-cell>
          <table:table-cell table:formula="of:=-[.$N$5]*[.O105]-[.$N$4]*(1-[.O105]^2)*[.P105]+[.$N$6]" office:value-type="float" office:value="0.00145288197512632" calcext:value-type="float">
            <text:p>0.001452882</text:p>
          </table:table-cell>
        </table:table-row>
        <table:table-row table:style-name="ro1">
          <table:table-cell table:formula="of:=[.A105]+1" office:value-type="float" office:value="94" calcext:value-type="float">
            <text:p>94</text:p>
          </table:table-cell>
          <table:table-cell table:formula="of:=[.A106]*[.$B$9]" office:value-type="float" office:value="9.4" calcext:value-type="float">
            <text:p>9.4</text:p>
          </table:table-cell>
          <table:table-cell table:formula="of:=[.D106]*[.$B$9]+[.C105]" office:value-type="float" office:value="0.0000463567181627603" calcext:value-type="float">
            <text:p>4.63567181627603E-05</text:p>
          </table:table-cell>
          <table:table-cell table:formula="of:=[.E105]*[.$B$9]+[.D105]" office:value-type="float" office:value="-0.000768045537317041" calcext:value-type="float">
            <text:p>-0.0007680455</text:p>
          </table:table-cell>
          <table:table-cell table:formula="of:=-[.$B$5]*[.C106]-[.$B$4]*(1-[.C106]^2)*[.D106]+[.$B$6]" office:value-type="float" office:value="0.000721688817503793" calcext:value-type="float">
            <text:p>0.0007216888</text:p>
          </table:table-cell>
          <table:table-cell table:formula="of:=[.F105]+[.$B$9]*[.K105]" office:value-type="float" office:value="0.0375958897699796" calcext:value-type="float">
            <text:p>0.0375958898</text:p>
          </table:table-cell>
          <table:table-cell table:formula="of:=[.G105]+[.$B$9]*[.H105]" office:value-type="float" office:value="-0.0295167123080191" calcext:value-type="float">
            <text:p>-0.0295167123</text:p>
          </table:table-cell>
          <table:table-cell table:formula="of:=[.$B$6]-[.$B$4]*(1-[.F106]^2)*[.G106] - [.$B$5]*[.F106]" office:value-type="float" office:value="-0.00812089788635183" calcext:value-type="float">
            <text:p>-0.0081208979</text:p>
          </table:table-cell>
          <table:table-cell table:formula="of:=[.$B$6]-[.$B$4]*(1-[.J106]^2)*[.K106] - [.$B$5]*[.J106]" office:value-type="float" office:value="0.0172104653819402" calcext:value-type="float">
            <text:p>0.0172104654</text:p>
          </table:table-cell>
          <table:table-cell table:formula="of:=[.J105]+([.$B$9]/2) * ([.G106]+[.K106])" office:value-type="float" office:value="-0.0280217942914235" calcext:value-type="float">
            <text:p>-0.0280217943</text:p>
          </table:table-cell>
          <table:table-cell table:formula="of:=[.K105]+[.$B$9]/2 * ([.H106] + [.I105])" office:value-type="float" office:value="0.0108198248626982" calcext:value-type="float">
            <text:p>0.0108198249</text:p>
          </table:table-cell>
          <table:table-cell/>
          <table:table-cell table:formula="of:=[.M105]+1" office:value-type="float" office:value="94" calcext:value-type="float">
            <text:p>94</text:p>
          </table:table-cell>
          <table:table-cell table:formula="of:=[.M106]*[.$B$9]" office:value-type="float" office:value="9.4" calcext:value-type="float">
            <text:p>9.4</text:p>
          </table:table-cell>
          <table:table-cell table:formula="of:=[.P106]*[.$N$9]+[.O105]" office:value-type="float" office:value="0.0000710082197079972" calcext:value-type="float">
            <text:p>7.10082197079972E-05</text:p>
          </table:table-cell>
          <table:table-cell table:formula="of:=[.Q105]*[.$N$9]+[.P105]" office:value-type="float" office:value="-0.00153178009067804" calcext:value-type="float">
            <text:p>-0.0015317801</text:p>
          </table:table-cell>
          <table:table-cell table:formula="of:=-[.$N$5]*[.O106]-[.$N$4]*(1-[.O106]^2)*[.P106]+[.$N$6]" office:value-type="float" office:value="0.00146077186324655" calcext:value-type="float">
            <text:p>0.0014607719</text:p>
          </table:table-cell>
        </table:table-row>
        <table:table-row table:style-name="ro1">
          <table:table-cell table:formula="of:=[.A106]+1" office:value-type="float" office:value="95" calcext:value-type="float">
            <text:p>95</text:p>
          </table:table-cell>
          <table:table-cell table:formula="of:=[.A107]*[.$B$9]" office:value-type="float" office:value="9.5" calcext:value-type="float">
            <text:p>9.5</text:p>
          </table:table-cell>
          <table:table-cell table:formula="of:=[.D107]*[.$B$9]+[.C106]" office:value-type="float" office:value="-0.0000232309473939058" calcext:value-type="float">
            <text:p>-2.32309473939058E-05</text:p>
          </table:table-cell>
          <table:table-cell table:formula="of:=[.E106]*[.$B$9]+[.D106]" office:value-type="float" office:value="-0.000695876655566662" calcext:value-type="float">
            <text:p>-0.0006958767</text:p>
          </table:table-cell>
          <table:table-cell table:formula="of:=-[.$B$5]*[.C107]-[.$B$4]*(1-[.C107]^2)*[.D107]+[.$B$6]" office:value-type="float" office:value="0.000719107602585019" calcext:value-type="float">
            <text:p>0.0007191076</text:p>
          </table:table-cell>
          <table:table-cell table:formula="of:=[.F106]+[.$B$9]*[.K106]" office:value-type="float" office:value="0.0386778722562494" calcext:value-type="float">
            <text:p>0.0386778723</text:p>
          </table:table-cell>
          <table:table-cell table:formula="of:=[.G106]+[.$B$9]*[.H106]" office:value-type="float" office:value="-0.0303288020966543" calcext:value-type="float">
            <text:p>-0.0303288021</text:p>
          </table:table-cell>
          <table:table-cell table:formula="of:=[.$B$6]-[.$B$4]*(1-[.F107]^2)*[.G107] - [.$B$5]*[.F107]" office:value-type="float" office:value="-0.00839444137430116" calcext:value-type="float">
            <text:p>-0.0083944414</text:p>
          </table:table-cell>
          <table:table-cell table:formula="of:=[.$B$6]-[.$B$4]*(1-[.J107]^2)*[.K107] - [.$B$5]*[.J107]" office:value-type="float" office:value="0.0177240310282007" calcext:value-type="float">
            <text:p>0.017724031</text:p>
          </table:table-cell>
          <table:table-cell table:formula="of:=[.J106]+([.$B$9]/2) * ([.G107]+[.K107])" office:value-type="float" office:value="-0.0289752030931022" calcext:value-type="float">
            <text:p>-0.0289752031</text:p>
          </table:table-cell>
          <table:table-cell table:formula="of:=[.K106]+[.$B$9]/2 * ([.H107] + [.I106])" office:value-type="float" office:value="0.0112606260630802" calcext:value-type="float">
            <text:p>0.0112606261</text:p>
          </table:table-cell>
          <table:table-cell/>
          <table:table-cell table:formula="of:=[.M106]+1" office:value-type="float" office:value="95" calcext:value-type="float">
            <text:p>95</text:p>
          </table:table-cell>
          <table:table-cell table:formula="of:=[.M107]*[.$B$9]" office:value-type="float" office:value="9.5" calcext:value-type="float">
            <text:p>9.5</text:p>
          </table:table-cell>
          <table:table-cell table:formula="of:=[.P107]*[.$N$9]+[.O106]" office:value-type="float" office:value="-0.0000675620707273416" calcext:value-type="float">
            <text:p>-6.75620707273416E-05</text:p>
          </table:table-cell>
          <table:table-cell table:formula="of:=[.Q106]*[.$N$9]+[.P106]" office:value-type="float" office:value="-0.00138570290435339" calcext:value-type="float">
            <text:p>-0.0013857029</text:p>
          </table:table-cell>
          <table:table-cell table:formula="of:=-[.$N$5]*[.O107]-[.$N$4]*(1-[.O107]^2)*[.P107]+[.$N$6]" office:value-type="float" office:value="0.0014532649687555" calcext:value-type="float">
            <text:p>0.001453265</text:p>
          </table:table-cell>
        </table:table-row>
        <table:table-row table:style-name="ro1">
          <table:table-cell table:formula="of:=[.A107]+1" office:value-type="float" office:value="96" calcext:value-type="float">
            <text:p>96</text:p>
          </table:table-cell>
          <table:table-cell table:formula="of:=[.A108]*[.$B$9]" office:value-type="float" office:value="9.6" calcext:value-type="float">
            <text:p>9.6</text:p>
          </table:table-cell>
          <table:table-cell table:formula="of:=[.D108]*[.$B$9]+[.C107]" office:value-type="float" office:value="-0.0000856275369247218" calcext:value-type="float">
            <text:p>-8.56275369247218E-05</text:p>
          </table:table-cell>
          <table:table-cell table:formula="of:=[.E107]*[.$B$9]+[.D107]" office:value-type="float" office:value="-0.00062396589530816" calcext:value-type="float">
            <text:p>-0.0006239659</text:p>
          </table:table-cell>
          <table:table-cell table:formula="of:=-[.$B$5]*[.C108]-[.$B$4]*(1-[.C108]^2)*[.D108]+[.$B$6]" office:value-type="float" office:value="0.000709593427657917" calcext:value-type="float">
            <text:p>0.0007095934</text:p>
          </table:table-cell>
          <table:table-cell table:formula="of:=[.F107]+[.$B$9]*[.K107]" office:value-type="float" office:value="0.0398039348625574" calcext:value-type="float">
            <text:p>0.0398039349</text:p>
          </table:table-cell>
          <table:table-cell table:formula="of:=[.G107]+[.$B$9]*[.H107]" office:value-type="float" office:value="-0.0311682462340844" calcext:value-type="float">
            <text:p>-0.0311682462</text:p>
          </table:table-cell>
          <table:table-cell table:formula="of:=[.$B$6]-[.$B$4]*(1-[.F108]^2)*[.G108] - [.$B$5]*[.F108]" office:value-type="float" office:value="-0.00868507014008433" calcext:value-type="float">
            <text:p>-0.0086850701</text:p>
          </table:table-cell>
          <table:table-cell table:formula="of:=[.$B$6]-[.$B$4]*(1-[.J108]^2)*[.K108] - [.$B$5]*[.J108]" office:value-type="float" office:value="0.0182459173877516" calcext:value-type="float">
            <text:p>0.0182459174</text:p>
          </table:table-cell>
          <table:table-cell table:formula="of:=[.J107]+([.$B$9]/2) * ([.G108]+[.K108])" office:value-type="float" office:value="-0.0299479866994321" calcext:value-type="float">
            <text:p>-0.0299479867</text:p>
          </table:table-cell>
          <table:table-cell table:formula="of:=[.K107]+[.$B$9]/2 * ([.H108] + [.I107])" office:value-type="float" office:value="0.011712574107486" calcext:value-type="float">
            <text:p>0.0117125741</text:p>
          </table:table-cell>
          <table:table-cell/>
          <table:table-cell table:formula="of:=[.M107]+1" office:value-type="float" office:value="96" calcext:value-type="float">
            <text:p>96</text:p>
          </table:table-cell>
          <table:table-cell table:formula="of:=[.M108]*[.$B$9]" office:value-type="float" office:value="9.6" calcext:value-type="float">
            <text:p>9.6</text:p>
          </table:table-cell>
          <table:table-cell table:formula="of:=[.P108]*[.$N$9]+[.O107]" office:value-type="float" office:value="-0.000191599711475125" calcext:value-type="float">
            <text:p>-0.0001915997</text:p>
          </table:table-cell>
          <table:table-cell table:formula="of:=[.Q107]*[.$N$9]+[.P107]" office:value-type="float" office:value="-0.00124037640747784" calcext:value-type="float">
            <text:p>-0.0012403764</text:p>
          </table:table-cell>
          <table:table-cell table:formula="of:=-[.$N$5]*[.O108]-[.$N$4]*(1-[.O108]^2)*[.P108]+[.$N$6]" office:value-type="float" office:value="0.00143197607341819" calcext:value-type="float">
            <text:p>0.0014319761</text:p>
          </table:table-cell>
        </table:table-row>
        <table:table-row table:style-name="ro1">
          <table:table-cell table:formula="of:=[.A108]+1" office:value-type="float" office:value="97" calcext:value-type="float">
            <text:p>97</text:p>
          </table:table-cell>
          <table:table-cell table:formula="of:=[.A109]*[.$B$9]" office:value-type="float" office:value="9.7" calcext:value-type="float">
            <text:p>9.7</text:p>
          </table:table-cell>
          <table:table-cell table:formula="of:=[.D109]*[.$B$9]+[.C108]" office:value-type="float" office:value="-0.000140928192178959" calcext:value-type="float">
            <text:p>-0.0001409282</text:p>
          </table:table-cell>
          <table:table-cell table:formula="of:=[.E108]*[.$B$9]+[.D108]" office:value-type="float" office:value="-0.000553006552542368" calcext:value-type="float">
            <text:p>-0.0005530066</text:p>
          </table:table-cell>
          <table:table-cell table:formula="of:=-[.$B$5]*[.C109]-[.$B$4]*(1-[.C109]^2)*[.D109]+[.$B$6]" office:value-type="float" office:value="0.000693934733738199" calcext:value-type="float">
            <text:p>0.0006939347</text:p>
          </table:table-cell>
          <table:table-cell table:formula="of:=[.F108]+[.$B$9]*[.K108]" office:value-type="float" office:value="0.040975192273306" calcext:value-type="float">
            <text:p>0.0409751923</text:p>
          </table:table-cell>
          <table:table-cell table:formula="of:=[.G108]+[.$B$9]*[.H108]" office:value-type="float" office:value="-0.0320367532480929" calcext:value-type="float">
            <text:p>-0.0320367532</text:p>
          </table:table-cell>
          <table:table-cell table:formula="of:=[.$B$6]-[.$B$4]*(1-[.F109]^2)*[.G109] - [.$B$5]*[.F109]" office:value-type="float" office:value="-0.00899222765689985" calcext:value-type="float">
            <text:p>-0.0089922277</text:p>
          </table:table-cell>
          <table:table-cell table:formula="of:=[.$B$6]-[.$B$4]*(1-[.J109]^2)*[.K109] - [.$B$5]*[.J109]" office:value-type="float" office:value="0.0187774588131866" calcext:value-type="float">
            <text:p>0.0187774588</text:p>
          </table:table-cell>
          <table:table-cell table:formula="of:=[.J108]+([.$B$9]/2) * ([.G109]+[.K109])" office:value-type="float" office:value="-0.0309410614321353" calcext:value-type="float">
            <text:p>-0.0309410614</text:p>
          </table:table-cell>
          <table:table-cell table:formula="of:=[.K108]+[.$B$9]/2 * ([.H109] + [.I108])" office:value-type="float" office:value="0.0121752585940286" calcext:value-type="float">
            <text:p>0.0121752586</text:p>
          </table:table-cell>
          <table:table-cell/>
          <table:table-cell table:formula="of:=[.M108]+1" office:value-type="float" office:value="97" calcext:value-type="float">
            <text:p>97</text:p>
          </table:table-cell>
          <table:table-cell table:formula="of:=[.M109]*[.$B$9]" office:value-type="float" office:value="9.7" calcext:value-type="float">
            <text:p>9.7</text:p>
          </table:table-cell>
          <table:table-cell table:formula="of:=[.P109]*[.$N$9]+[.O108]" office:value-type="float" office:value="-0.000301317591488727" calcext:value-type="float">
            <text:p>-0.0003013176</text:p>
          </table:table-cell>
          <table:table-cell table:formula="of:=[.Q108]*[.$N$9]+[.P108]" office:value-type="float" office:value="-0.00109717880013602" calcext:value-type="float">
            <text:p>-0.0010971788</text:p>
          </table:table-cell>
          <table:table-cell table:formula="of:=-[.$N$5]*[.O109]-[.$N$4]*(1-[.O109]^2)*[.P109]+[.$N$6]" office:value-type="float" office:value="0.00139849629200937" calcext:value-type="float">
            <text:p>0.0013984963</text:p>
          </table:table-cell>
        </table:table-row>
        <table:table-row table:style-name="ro1">
          <table:table-cell table:formula="of:=[.A109]+1" office:value-type="float" office:value="98" calcext:value-type="float">
            <text:p>98</text:p>
          </table:table-cell>
          <table:table-cell table:formula="of:=[.A110]*[.$B$9]" office:value-type="float" office:value="9.8" calcext:value-type="float">
            <text:p>9.8</text:p>
          </table:table-cell>
          <table:table-cell table:formula="of:=[.D110]*[.$B$9]+[.C109]" office:value-type="float" office:value="-0.000189289500095814" calcext:value-type="float">
            <text:p>-0.0001892895</text:p>
          </table:table-cell>
          <table:table-cell table:formula="of:=[.E109]*[.$B$9]+[.D109]" office:value-type="float" office:value="-0.000483613079168548" calcext:value-type="float">
            <text:p>-0.0004836131</text:p>
          </table:table-cell>
          <table:table-cell table:formula="of:=-[.$B$5]*[.C110]-[.$B$4]*(1-[.C110]^2)*[.D110]+[.$B$6]" office:value-type="float" office:value="0.000672902561936256" calcext:value-type="float">
            <text:p>0.0006729026</text:p>
          </table:table-cell>
          <table:table-cell table:formula="of:=[.F109]+[.$B$9]*[.K109]" office:value-type="float" office:value="0.0421927181327089" calcext:value-type="float">
            <text:p>0.0421927181</text:p>
          </table:table-cell>
          <table:table-cell table:formula="of:=[.G109]+[.$B$9]*[.H109]" office:value-type="float" office:value="-0.0329359760137828" calcext:value-type="float">
            <text:p>-0.032935976</text:p>
          </table:table-cell>
          <table:table-cell table:formula="of:=[.$B$6]-[.$B$4]*(1-[.F110]^2)*[.G110] - [.$B$5]*[.F110]" office:value-type="float" office:value="-0.00931537558208859" calcext:value-type="float">
            <text:p>-0.0093153756</text:p>
          </table:table-cell>
          <table:table-cell table:formula="of:=[.$B$6]-[.$B$4]*(1-[.J110]^2)*[.K110] - [.$B$5]*[.J110]" office:value-type="float" office:value="0.0193199952186248" calcext:value-type="float">
            <text:p>0.0193199952</text:p>
          </table:table-cell>
          <table:table-cell table:formula="of:=[.J109]+([.$B$9]/2) * ([.G110]+[.K110])" office:value-type="float" office:value="-0.0319554420950453" calcext:value-type="float">
            <text:p>-0.0319554421</text:p>
          </table:table-cell>
          <table:table-cell table:formula="of:=[.K109]+[.$B$9]/2 * ([.H110] + [.I109])" office:value-type="float" office:value="0.0126483627555835" calcext:value-type="float">
            <text:p>0.0126483628</text:p>
          </table:table-cell>
          <table:table-cell/>
          <table:table-cell table:formula="of:=[.M109]+1" office:value-type="float" office:value="98" calcext:value-type="float">
            <text:p>98</text:p>
          </table:table-cell>
          <table:table-cell table:formula="of:=[.M110]*[.$B$9]" office:value-type="float" office:value="9.8" calcext:value-type="float">
            <text:p>9.8</text:p>
          </table:table-cell>
          <table:table-cell table:formula="of:=[.P110]*[.$N$9]+[.O109]" office:value-type="float" office:value="-0.000397050508582235" calcext:value-type="float">
            <text:p>-0.0003970505</text:p>
          </table:table-cell>
          <table:table-cell table:formula="of:=[.Q109]*[.$N$9]+[.P109]" office:value-type="float" office:value="-0.000957329170935082" calcext:value-type="float">
            <text:p>-0.0009573292</text:p>
          </table:table-cell>
          <table:table-cell table:formula="of:=-[.$N$5]*[.O110]-[.$N$4]*(1-[.O110]^2)*[.P110]+[.$N$6]" office:value-type="float" office:value="0.00135437952859523" calcext:value-type="float">
            <text:p>0.0013543795</text:p>
          </table:table-cell>
        </table:table-row>
        <table:table-row table:style-name="ro1">
          <table:table-cell table:formula="of:=[.A110]+1" office:value-type="float" office:value="99" calcext:value-type="float">
            <text:p>99</text:p>
          </table:table-cell>
          <table:table-cell table:formula="of:=[.A111]*[.$B$9]" office:value-type="float" office:value="9.9" calcext:value-type="float">
            <text:p>9.9</text:p>
          </table:table-cell>
          <table:table-cell table:formula="of:=[.D111]*[.$B$9]+[.C110]" office:value-type="float" office:value="-0.000230921782393306" calcext:value-type="float">
            <text:p>-0.0002309218</text:p>
          </table:table-cell>
          <table:table-cell table:formula="of:=[.E110]*[.$B$9]+[.D110]" office:value-type="float" office:value="-0.000416322822974923" calcext:value-type="float">
            <text:p>-0.0004163228</text:p>
          </table:table-cell>
          <table:table-cell table:formula="of:=-[.$B$5]*[.C111]-[.$B$4]*(1-[.C111]^2)*[.D111]+[.$B$6]" office:value-type="float" office:value="0.000647244583167868" calcext:value-type="float">
            <text:p>0.0006472446</text:p>
          </table:table-cell>
          <table:table-cell table:formula="of:=[.F110]+[.$B$9]*[.K110]" office:value-type="float" office:value="0.0434575544082673" calcext:value-type="float">
            <text:p>0.0434575544</text:p>
          </table:table-cell>
          <table:table-cell table:formula="of:=[.G110]+[.$B$9]*[.H110]" office:value-type="float" office:value="-0.0338675135719917" calcext:value-type="float">
            <text:p>-0.0338675136</text:p>
          </table:table-cell>
          <table:table-cell table:formula="of:=[.$B$6]-[.$B$4]*(1-[.F111]^2)*[.G111] - [.$B$5]*[.F111]" office:value-type="float" office:value="-0.00965400163502991" calcext:value-type="float">
            <text:p>-0.0096540016</text:p>
          </table:table-cell>
          <table:table-cell table:formula="of:=[.$B$6]-[.$B$4]*(1-[.J111]^2)*[.K111] - [.$B$5]*[.J111]" office:value-type="float" office:value="0.0198748658681794" calcext:value-type="float">
            <text:p>0.0198748659</text:p>
          </table:table-cell>
          <table:table-cell table:formula="of:=[.J110]+([.$B$9]/2) * ([.G111]+[.K111])" office:value-type="float" office:value="-0.0329922346519067" calcext:value-type="float">
            <text:p>-0.0329922347</text:p>
          </table:table-cell>
          <table:table-cell table:formula="of:=[.K110]+[.$B$9]/2 * ([.H111] + [.I110])" office:value-type="float" office:value="0.0131316624347632" calcext:value-type="float">
            <text:p>0.0131316624</text:p>
          </table:table-cell>
          <table:table-cell/>
          <table:table-cell table:formula="of:=[.M110]+1" office:value-type="float" office:value="99" calcext:value-type="float">
            <text:p>99</text:p>
          </table:table-cell>
          <table:table-cell table:formula="of:=[.M111]*[.$B$9]" office:value-type="float" office:value="9.9" calcext:value-type="float">
            <text:p>9.9</text:p>
          </table:table-cell>
          <table:table-cell table:formula="of:=[.P111]*[.$N$9]+[.O110]" office:value-type="float" office:value="-0.000479239630389791" calcext:value-type="float">
            <text:p>-0.0004792396</text:p>
          </table:table-cell>
          <table:table-cell table:formula="of:=[.Q110]*[.$N$9]+[.P110]" office:value-type="float" office:value="-0.000821891218075559" calcext:value-type="float">
            <text:p>-0.0008218912</text:p>
          </table:table-cell>
          <table:table-cell table:formula="of:=-[.$N$5]*[.O111]-[.$N$4]*(1-[.O111]^2)*[.P111]+[.$N$6]" office:value-type="float" office:value="0.00130113065970108" calcext:value-type="float">
            <text:p>0.0013011307</text:p>
          </table:table-cell>
        </table:table-row>
        <table:table-row table:style-name="ro1">
          <table:table-cell table:formula="of:=[.A111]+1" office:value-type="float" office:value="100" calcext:value-type="float">
            <text:p>100</text:p>
          </table:table-cell>
          <table:table-cell table:formula="of:=[.A112]*[.$B$9]" office:value-type="float" office:value="10" calcext:value-type="float">
            <text:p>10</text:p>
          </table:table-cell>
          <table:table-cell table:formula="of:=[.D112]*[.$B$9]+[.C111]" office:value-type="float" office:value="-0.000266081618859119" calcext:value-type="float">
            <text:p>-0.0002660816</text:p>
          </table:table-cell>
          <table:table-cell table:formula="of:=[.E111]*[.$B$9]+[.D111]" office:value-type="float" office:value="-0.000351598364658136" calcext:value-type="float">
            <text:p>-0.0003515984</text:p>
          </table:table-cell>
          <table:table-cell table:formula="of:=-[.$B$5]*[.C112]-[.$B$4]*(1-[.C112]^2)*[.D112]+[.$B$6]" office:value-type="float" office:value="0.000617679958624292" calcext:value-type="float">
            <text:p>0.00061768</text:p>
          </table:table-cell>
          <table:table-cell table:formula="of:=[.F111]+[.$B$9]*[.K111]" office:value-type="float" office:value="0.0447707206517436" calcext:value-type="float">
            <text:p>0.0447707207</text:p>
          </table:table-cell>
          <table:table-cell table:formula="of:=[.G111]+[.$B$9]*[.H111]" office:value-type="float" office:value="-0.0348329137354947" calcext:value-type="float">
            <text:p>-0.0348329137</text:p>
          </table:table-cell>
          <table:table-cell table:formula="of:=[.$B$6]-[.$B$4]*(1-[.F112]^2)*[.G112] - [.$B$5]*[.F112]" office:value-type="float" office:value="-0.0100076266155971" calcext:value-type="float">
            <text:p>-0.0100076266</text:p>
          </table:table-cell>
          <table:table-cell table:formula="of:=[.$B$6]-[.$B$4]*(1-[.J112]^2)*[.K112] - [.$B$5]*[.J112]" office:value-type="float" office:value="0.0204434040483277" calcext:value-type="float">
            <text:p>0.020443404</text:p>
          </table:table-cell>
          <table:table-cell table:formula="of:=[.J111]+([.$B$9]/2) * ([.G112]+[.K112])" office:value-type="float" office:value="-0.0340526291188118" calcext:value-type="float">
            <text:p>-0.0340526291</text:p>
          </table:table-cell>
          <table:table-cell table:formula="of:=[.K111]+[.$B$9]/2 * ([.H112] + [.I111])" office:value-type="float" office:value="0.0136250243973924" calcext:value-type="float">
            <text:p>0.0136250244</text:p>
          </table:table-cell>
          <table:table-cell/>
          <table:table-cell table:formula="of:=[.M111]+1" office:value-type="float" office:value="100" calcext:value-type="float">
            <text:p>100</text:p>
          </table:table-cell>
          <table:table-cell table:formula="of:=[.M112]*[.$B$9]" office:value-type="float" office:value="10" calcext:value-type="float">
            <text:p>10</text:p>
          </table:table-cell>
          <table:table-cell table:formula="of:=[.P112]*[.$N$9]+[.O111]" office:value-type="float" office:value="-0.000548417445600336" calcext:value-type="float">
            <text:p>-0.0005484174</text:p>
          </table:table-cell>
          <table:table-cell table:formula="of:=[.Q111]*[.$N$9]+[.P111]" office:value-type="float" office:value="-0.000691778152105451" calcext:value-type="float">
            <text:p>-0.0006917782</text:p>
          </table:table-cell>
          <table:table-cell table:formula="of:=-[.$N$5]*[.O112]-[.$N$4]*(1-[.O112]^2)*[.P112]+[.$N$6]" office:value-type="float" office:value="0.00124019538964542" calcext:value-type="float">
            <text:p>0.0012401954</text:p>
          </table:table-cell>
        </table:table-row>
        <table:table-row table:style-name="ro1">
          <table:table-cell table:formula="of:=[.A112]+1" office:value-type="float" office:value="101" calcext:value-type="float">
            <text:p>101</text:p>
          </table:table-cell>
          <table:table-cell table:formula="of:=[.A113]*[.$B$9]" office:value-type="float" office:value="10.1" calcext:value-type="float">
            <text:p>10.1</text:p>
          </table:table-cell>
          <table:table-cell table:formula="of:=[.D113]*[.$B$9]+[.C112]" office:value-type="float" office:value="-0.00029506465573869" calcext:value-type="float">
            <text:p>-0.0002950647</text:p>
          </table:table-cell>
          <table:table-cell table:formula="of:=[.E112]*[.$B$9]+[.D112]" office:value-type="float" office:value="-0.000289830368795707" calcext:value-type="float">
            <text:p>-0.0002898304</text:p>
          </table:table-cell>
          <table:table-cell table:formula="of:=-[.$B$5]*[.C113]-[.$B$4]*(1-[.C113]^2)*[.D113]+[.$B$6]" office:value-type="float" office:value="0.000584894999300852" calcext:value-type="float">
            <text:p>0.000584895</text:p>
          </table:table-cell>
          <table:table-cell table:formula="of:=[.F112]+[.$B$9]*[.K112]" office:value-type="float" office:value="0.0461332230914828" calcext:value-type="float">
            <text:p>0.0461332231</text:p>
          </table:table-cell>
          <table:table-cell table:formula="of:=[.G112]+[.$B$9]*[.H112]" office:value-type="float" office:value="-0.0358336763970544" calcext:value-type="float">
            <text:p>-0.0358336764</text:p>
          </table:table-cell>
          <table:table-cell table:formula="of:=[.$B$6]-[.$B$4]*(1-[.F113]^2)*[.G113] - [.$B$5]*[.F113]" office:value-type="float" office:value="-0.0103758105860044" calcext:value-type="float">
            <text:p>-0.0103758106</text:p>
          </table:table-cell>
          <table:table-cell table:formula="of:=[.$B$6]-[.$B$4]*(1-[.J113]^2)*[.K113] - [.$B$5]*[.J113]" office:value-type="float" office:value="0.0210269326025598" calcext:value-type="float">
            <text:p>0.0210269326</text:p>
          </table:table-cell>
          <table:table-cell table:formula="of:=[.J112]+([.$B$9]/2) * ([.G113]+[.K113])" office:value-type="float" office:value="-0.0351378927351391" calcext:value-type="float">
            <text:p>-0.0351378927</text:p>
          </table:table-cell>
          <table:table-cell table:formula="of:=[.K112]+[.$B$9]/2 * ([.H113] + [.I112])" office:value-type="float" office:value="0.0141284040705085" calcext:value-type="float">
            <text:p>0.0141284041</text:p>
          </table:table-cell>
          <table:table-cell/>
          <table:table-cell table:formula="of:=[.M112]+1" office:value-type="float" office:value="101" calcext:value-type="float">
            <text:p>101</text:p>
          </table:table-cell>
          <table:table-cell table:formula="of:=[.M113]*[.$B$9]" office:value-type="float" office:value="10.1" calcext:value-type="float">
            <text:p>10.1</text:p>
          </table:table-cell>
          <table:table-cell table:formula="of:=[.P113]*[.$N$9]+[.O112]" office:value-type="float" office:value="-0.000605193306914427" calcext:value-type="float">
            <text:p>-0.0006051933</text:p>
          </table:table-cell>
          <table:table-cell table:formula="of:=[.Q112]*[.$N$9]+[.P112]" office:value-type="float" office:value="-0.000567758613140909" calcext:value-type="float">
            <text:p>-0.0005677586</text:p>
          </table:table-cell>
          <table:table-cell table:formula="of:=-[.$N$5]*[.O113]-[.$N$4]*(1-[.O113]^2)*[.P113]+[.$N$6]" office:value-type="float" office:value="0.00117295171210867" calcext:value-type="float">
            <text:p>0.0011729517</text:p>
          </table:table-cell>
        </table:table-row>
        <table:table-row table:style-name="ro1">
          <table:table-cell table:formula="of:=[.A113]+1" office:value-type="float" office:value="102" calcext:value-type="float">
            <text:p>102</text:p>
          </table:table-cell>
          <table:table-cell table:formula="of:=[.A114]*[.$B$9]" office:value-type="float" office:value="10.2" calcext:value-type="float">
            <text:p>10.2</text:p>
          </table:table-cell>
          <table:table-cell table:formula="of:=[.D114]*[.$B$9]+[.C113]" office:value-type="float" office:value="-0.000318198742625252" calcext:value-type="float">
            <text:p>-0.0003181987</text:p>
          </table:table-cell>
          <table:table-cell table:formula="of:=[.E113]*[.$B$9]+[.D113]" office:value-type="float" office:value="-0.000231340868865621" calcext:value-type="float">
            <text:p>-0.0002313409</text:p>
          </table:table-cell>
          <table:table-cell table:formula="of:=-[.$B$5]*[.C114]-[.$B$4]*(1-[.C114]^2)*[.D114]+[.$B$6]" office:value-type="float" office:value="0.000549539588067509" calcext:value-type="float">
            <text:p>0.0005495396</text:p>
          </table:table-cell>
          <table:table-cell table:formula="of:=[.F113]+[.$B$9]*[.K113]" office:value-type="float" office:value="0.0475460634985337" calcext:value-type="float">
            <text:p>0.0475460635</text:p>
          </table:table-cell>
          <table:table-cell table:formula="of:=[.G113]+[.$B$9]*[.H113]" office:value-type="float" office:value="-0.0368712574556548" calcext:value-type="float">
            <text:p>-0.0368712575</text:p>
          </table:table-cell>
          <table:table-cell table:formula="of:=[.$B$6]-[.$B$4]*(1-[.F114]^2)*[.G114] - [.$B$5]*[.F114]" office:value-type="float" office:value="-0.0107581582455641" calcext:value-type="float">
            <text:p>-0.0107581582</text:p>
          </table:table-cell>
          <table:table-cell table:formula="of:=[.$B$6]-[.$B$4]*(1-[.J114]^2)*[.K114] - [.$B$5]*[.J114]" office:value-type="float" office:value="0.0216267603009911" calcext:value-type="float">
            <text:p>0.0216267603</text:p>
          </table:table-cell>
          <table:table-cell table:formula="of:=[.J113]+([.$B$9]/2) * ([.G114]+[.K114])" office:value-type="float" office:value="-0.036249363468504" calcext:value-type="float">
            <text:p>-0.0362493635</text:p>
          </table:table-cell>
          <table:table-cell table:formula="of:=[.K113]+[.$B$9]/2 * ([.H114] + [.I113])" office:value-type="float" office:value="0.0146418427883583" calcext:value-type="float">
            <text:p>0.0146418428</text:p>
          </table:table-cell>
          <table:table-cell/>
          <table:table-cell table:formula="of:=[.M113]+1" office:value-type="float" office:value="102" calcext:value-type="float">
            <text:p>102</text:p>
          </table:table-cell>
          <table:table-cell table:formula="of:=[.M114]*[.$B$9]" office:value-type="float" office:value="10.2" calcext:value-type="float">
            <text:p>10.2</text:p>
          </table:table-cell>
          <table:table-cell table:formula="of:=[.P114]*[.$N$9]+[.O113]" office:value-type="float" office:value="-0.000650239651107431" calcext:value-type="float">
            <text:p>-0.0006502397</text:p>
          </table:table-cell>
          <table:table-cell table:formula="of:=[.Q113]*[.$N$9]+[.P113]" office:value-type="float" office:value="-0.000450463441930042" calcext:value-type="float">
            <text:p>-0.0004504634</text:p>
          </table:table-cell>
          <table:table-cell table:formula="of:=-[.$N$5]*[.O114]-[.$N$4]*(1-[.O114]^2)*[.P114]+[.$N$6]" office:value-type="float" office:value="0.0011007029025763" calcext:value-type="float">
            <text:p>0.0011007029</text:p>
          </table:table-cell>
        </table:table-row>
        <table:table-row table:style-name="ro1">
          <table:table-cell table:formula="of:=[.A114]+1" office:value-type="float" office:value="103" calcext:value-type="float">
            <text:p>103</text:p>
          </table:table-cell>
          <table:table-cell table:formula="of:=[.A115]*[.$B$9]" office:value-type="float" office:value="10.3" calcext:value-type="float">
            <text:p>10.3</text:p>
          </table:table-cell>
          <table:table-cell table:formula="of:=[.D115]*[.$B$9]+[.C114]" office:value-type="float" office:value="-0.000335837433631139" calcext:value-type="float">
            <text:p>-0.0003358374</text:p>
          </table:table-cell>
          <table:table-cell table:formula="of:=[.E114]*[.$B$9]+[.D114]" office:value-type="float" office:value="-0.000176386910058871" calcext:value-type="float">
            <text:p>-0.0001763869</text:p>
          </table:table-cell>
          <table:table-cell table:formula="of:=-[.$B$5]*[.C115]-[.$B$4]*(1-[.C115]^2)*[.D115]+[.$B$6]" office:value-type="float" office:value="0.000512224323795898" calcext:value-type="float">
            <text:p>0.0005122243</text:p>
          </table:table-cell>
          <table:table-cell table:formula="of:=[.F114]+[.$B$9]*[.K114]" office:value-type="float" office:value="0.0490102477773695" calcext:value-type="float">
            <text:p>0.0490102478</text:p>
          </table:table-cell>
          <table:table-cell table:formula="of:=[.G114]+[.$B$9]*[.H114]" office:value-type="float" office:value="-0.0379470732802112" calcext:value-type="float">
            <text:p>-0.0379470733</text:p>
          </table:table-cell>
          <table:table-cell table:formula="of:=[.$B$6]-[.$B$4]*(1-[.F115]^2)*[.G115] - [.$B$5]*[.F115]" office:value-type="float" office:value="-0.0111543235336587" calcext:value-type="float">
            <text:p>-0.0111543235</text:p>
          </table:table-cell>
          <table:table-cell table:formula="of:=[.$B$6]-[.$B$4]*(1-[.J115]^2)*[.K115] - [.$B$5]*[.J115]" office:value-type="float" office:value="0.02224417901281" calcext:value-type="float">
            <text:p>0.022244179</text:p>
          </table:table-cell>
          <table:table-cell table:formula="of:=[.J114]+([.$B$9]/2) * ([.G115]+[.K115])" office:value-type="float" office:value="-0.0373884439011783" calcext:value-type="float">
            <text:p>-0.0373884439</text:p>
          </table:table-cell>
          <table:table-cell table:formula="of:=[.K114]+[.$B$9]/2 * ([.H115] + [.I114])" office:value-type="float" office:value="0.0151654646267249" calcext:value-type="float">
            <text:p>0.0151654646</text:p>
          </table:table-cell>
          <table:table-cell/>
          <table:table-cell table:formula="of:=[.M114]+1" office:value-type="float" office:value="103" calcext:value-type="float">
            <text:p>103</text:p>
          </table:table-cell>
          <table:table-cell table:formula="of:=[.M115]*[.$B$9]" office:value-type="float" office:value="10.3" calcext:value-type="float">
            <text:p>10.3</text:p>
          </table:table-cell>
          <table:table-cell table:formula="of:=[.P115]*[.$N$9]+[.O114]" office:value-type="float" office:value="-0.000684278966274673" calcext:value-type="float">
            <text:p>-0.000684279</text:p>
          </table:table-cell>
          <table:table-cell table:formula="of:=[.Q114]*[.$N$9]+[.P114]" office:value-type="float" office:value="-0.000340393151672411" calcext:value-type="float">
            <text:p>-0.0003403932</text:p>
          </table:table-cell>
          <table:table-cell table:formula="of:=-[.$N$5]*[.O115]-[.$N$4]*(1-[.O115]^2)*[.P115]+[.$N$6]" office:value-type="float" office:value="0.00102467195856218" calcext:value-type="float">
            <text:p>0.001024672</text:p>
          </table:table-cell>
        </table:table-row>
        <table:table-row table:style-name="ro1">
          <table:table-cell table:formula="of:=[.A115]+1" office:value-type="float" office:value="104" calcext:value-type="float">
            <text:p>104</text:p>
          </table:table-cell>
          <table:table-cell table:formula="of:=[.A116]*[.$B$9]" office:value-type="float" office:value="10.4" calcext:value-type="float">
            <text:p>10.4</text:p>
          </table:table-cell>
          <table:table-cell table:formula="of:=[.D116]*[.$B$9]+[.C115]" office:value-type="float" office:value="-0.000348353881399067" calcext:value-type="float">
            <text:p>-0.0003483539</text:p>
          </table:table-cell>
          <table:table-cell table:formula="of:=[.E115]*[.$B$9]+[.D115]" office:value-type="float" office:value="-0.000125164477679281" calcext:value-type="float">
            <text:p>-0.0001251645</text:p>
          </table:table-cell>
          <table:table-cell table:formula="of:=-[.$B$5]*[.C116]-[.$B$4]*(1-[.C116]^2)*[.D116]+[.$B$6]" office:value-type="float" office:value="0.000473518343889585" calcext:value-type="float">
            <text:p>0.0004735183</text:p>
          </table:table-cell>
          <table:table-cell table:formula="of:=[.F115]+[.$B$9]*[.K115]" office:value-type="float" office:value="0.050526794240042" calcext:value-type="float">
            <text:p>0.0505267942</text:p>
          </table:table-cell>
          <table:table-cell table:formula="of:=[.G115]+[.$B$9]*[.H115]" office:value-type="float" office:value="-0.0390625056335771" calcext:value-type="float">
            <text:p>-0.0390625056</text:p>
          </table:table-cell>
          <table:table-cell table:formula="of:=[.$B$6]-[.$B$4]*(1-[.F116]^2)*[.G116] - [.$B$5]*[.F116]" office:value-type="float" office:value="-0.0115640135011665" calcext:value-type="float">
            <text:p>-0.0115640135</text:p>
          </table:table-cell>
          <table:table-cell table:formula="of:=[.$B$6]-[.$B$4]*(1-[.J116]^2)*[.K116] - [.$B$5]*[.J116]" office:value-type="float" office:value="0.0228804616454789" calcext:value-type="float">
            <text:p>0.0228804616</text:p>
          </table:table-cell>
          <table:table-cell table:formula="of:=[.J115]+([.$B$9]/2) * ([.G116]+[.K116])" office:value-type="float" office:value="-0.0385565955377418" calcext:value-type="float">
            <text:p>-0.0385565955</text:p>
          </table:table-cell>
          <table:table-cell table:formula="of:=[.K115]+[.$B$9]/2 * ([.H116] + [.I115])" office:value-type="float" office:value="0.0156994729023071" calcext:value-type="float">
            <text:p>0.0156994729</text:p>
          </table:table-cell>
          <table:table-cell/>
          <table:table-cell table:formula="of:=[.M115]+1" office:value-type="float" office:value="104" calcext:value-type="float">
            <text:p>104</text:p>
          </table:table-cell>
          <table:table-cell table:formula="of:=[.M116]*[.$B$9]" office:value-type="float" office:value="10.4" calcext:value-type="float">
            <text:p>10.4</text:p>
          </table:table-cell>
          <table:table-cell table:formula="of:=[.P116]*[.$N$9]+[.O115]" office:value-type="float" office:value="-0.000708071561856292" calcext:value-type="float">
            <text:p>-0.0007080716</text:p>
          </table:table-cell>
          <table:table-cell table:formula="of:=[.Q115]*[.$N$9]+[.P115]" office:value-type="float" office:value="-0.000237925955816194" calcext:value-type="float">
            <text:p>-0.000237926</text:p>
          </table:table-cell>
          <table:table-cell table:formula="of:=-[.$N$5]*[.O116]-[.$N$4]*(1-[.O116]^2)*[.P116]+[.$N$6]" office:value-type="float" office:value="0.000945997398384659" calcext:value-type="float">
            <text:p>0.0009459974</text:p>
          </table:table-cell>
        </table:table-row>
        <table:table-row table:style-name="ro1">
          <table:table-cell table:formula="of:=[.A116]+1" office:value-type="float" office:value="105" calcext:value-type="float">
            <text:p>105</text:p>
          </table:table-cell>
          <table:table-cell table:formula="of:=[.A117]*[.$B$9]" office:value-type="float" office:value="10.5" calcext:value-type="float">
            <text:p>10.5</text:p>
          </table:table-cell>
          <table:table-cell table:formula="of:=[.D117]*[.$B$9]+[.C116]" office:value-type="float" office:value="-0.0003561351457281" calcext:value-type="float">
            <text:p>-0.0003561351</text:p>
          </table:table-cell>
          <table:table-cell table:formula="of:=[.E116]*[.$B$9]+[.D116]" office:value-type="float" office:value="-0.0000778126432903223" calcext:value-type="float">
            <text:p>-7.78126432903223E-05</text:p>
          </table:table-cell>
          <table:table-cell table:formula="of:=-[.$B$5]*[.C117]-[.$B$4]*(1-[.C117]^2)*[.D117]+[.$B$6]" office:value-type="float" office:value="0.00043394777914927" calcext:value-type="float">
            <text:p>0.0004339478</text:p>
          </table:table-cell>
          <table:table-cell table:formula="of:=[.F116]+[.$B$9]*[.K116]" office:value-type="float" office:value="0.0520967415302727" calcext:value-type="float">
            <text:p>0.0520967415</text:p>
          </table:table-cell>
          <table:table-cell table:formula="of:=[.G116]+[.$B$9]*[.H116]" office:value-type="float" office:value="-0.0402189069836938" calcext:value-type="float">
            <text:p>-0.040218907</text:p>
          </table:table-cell>
          <table:table-cell table:formula="of:=[.$B$6]-[.$B$4]*(1-[.F117]^2)*[.G117] - [.$B$5]*[.F117]" office:value-type="float" office:value="-0.0119869914946837" calcext:value-type="float">
            <text:p>-0.0119869915</text:p>
          </table:table-cell>
          <table:table-cell table:formula="of:=[.$B$6]-[.$B$4]*(1-[.J117]^2)*[.K117] - [.$B$5]*[.J117]" office:value-type="float" office:value="0.0235368608114552" calcext:value-type="float">
            <text:p>0.0235368608</text:p>
          </table:table-cell>
          <table:table-cell table:formula="of:=[.J116]+([.$B$9]/2) * ([.G117]+[.K117])" office:value-type="float" office:value="-0.0397553335664341" calcext:value-type="float">
            <text:p>-0.0397553336</text:p>
          </table:table-cell>
          <table:table-cell table:formula="of:=[.K116]+[.$B$9]/2 * ([.H117] + [.I116])" office:value-type="float" office:value="0.0162441464098469" calcext:value-type="float">
            <text:p>0.0162441464</text:p>
          </table:table-cell>
          <table:table-cell/>
          <table:table-cell table:formula="of:=[.M116]+1" office:value-type="float" office:value="105" calcext:value-type="float">
            <text:p>105</text:p>
          </table:table-cell>
          <table:table-cell table:formula="of:=[.M117]*[.$B$9]" office:value-type="float" office:value="10.5" calcext:value-type="float">
            <text:p>10.5</text:p>
          </table:table-cell>
          <table:table-cell table:formula="of:=[.P117]*[.$N$9]+[.O116]" office:value-type="float" office:value="-0.000722404183454065" calcext:value-type="float">
            <text:p>-0.0007224042</text:p>
          </table:table-cell>
          <table:table-cell table:formula="of:=[.Q116]*[.$N$9]+[.P116]" office:value-type="float" office:value="-0.000143326215977728" calcext:value-type="float">
            <text:p>-0.0001433262</text:p>
          </table:table-cell>
          <table:table-cell table:formula="of:=-[.$N$5]*[.O117]-[.$N$4]*(1-[.O117]^2)*[.P117]+[.$N$6]" office:value-type="float" office:value="0.000865730324634455" calcext:value-type="float">
            <text:p>0.0008657303</text:p>
          </table:table-cell>
        </table:table-row>
        <table:table-row table:style-name="ro1">
          <table:table-cell table:formula="of:=[.A117]+1" office:value-type="float" office:value="106" calcext:value-type="float">
            <text:p>106</text:p>
          </table:table-cell>
          <table:table-cell table:formula="of:=[.A118]*[.$B$9]" office:value-type="float" office:value="10.6" calcext:value-type="float">
            <text:p>10.6</text:p>
          </table:table-cell>
          <table:table-cell table:formula="of:=[.D118]*[.$B$9]+[.C117]" office:value-type="float" office:value="-0.000359576932265639" calcext:value-type="float">
            <text:p>-0.0003595769</text:p>
          </table:table-cell>
          <table:table-cell table:formula="of:=[.E117]*[.$B$9]+[.D117]" office:value-type="float" office:value="-0.0000344178653753953" calcext:value-type="float">
            <text:p>-3.44178653753953E-05</text:p>
          </table:table-cell>
          <table:table-cell table:formula="of:=-[.$B$5]*[.C118]-[.$B$4]*(1-[.C118]^2)*[.D118]+[.$B$6]" office:value-type="float" office:value="0.000393994793190957" calcext:value-type="float">
            <text:p>0.0003939948</text:p>
          </table:table-cell>
          <table:table-cell table:formula="of:=[.F117]+[.$B$9]*[.K117]" office:value-type="float" office:value="0.0537211561712574" calcext:value-type="float">
            <text:p>0.0537211562</text:p>
          </table:table-cell>
          <table:table-cell table:formula="of:=[.G117]+[.$B$9]*[.H117]" office:value-type="float" office:value="-0.0414176061331621" calcext:value-type="float">
            <text:p>-0.0414176061</text:p>
          </table:table-cell>
          <table:table-cell table:formula="of:=[.$B$6]-[.$B$4]*(1-[.F118]^2)*[.G118] - [.$B$5]*[.F118]" office:value-type="float" office:value="-0.012423079701221" calcext:value-type="float">
            <text:p>-0.0124230797</text:p>
          </table:table-cell>
          <table:table-cell table:formula="of:=[.$B$6]-[.$B$4]*(1-[.J118]^2)*[.K118] - [.$B$5]*[.J118]" office:value-type="float" office:value="0.0242146081808227" calcext:value-type="float">
            <text:p>0.0242146082</text:p>
          </table:table-cell>
          <table:table-cell table:formula="of:=[.J117]+([.$B$9]/2) * ([.G118]+[.K118])" office:value-type="float" office:value="-0.0409862220998243" calcext:value-type="float">
            <text:p>-0.0409862221</text:p>
          </table:table-cell>
          <table:table-cell table:formula="of:=[.K117]+[.$B$9]/2 * ([.H118] + [.I117])" office:value-type="float" office:value="0.0167998354653586" calcext:value-type="float">
            <text:p>0.0167998355</text:p>
          </table:table-cell>
          <table:table-cell/>
          <table:table-cell table:formula="of:=[.M117]+1" office:value-type="float" office:value="106" calcext:value-type="float">
            <text:p>106</text:p>
          </table:table-cell>
          <table:table-cell table:formula="of:=[.M118]*[.$B$9]" office:value-type="float" office:value="10.6" calcext:value-type="float">
            <text:p>10.6</text:p>
          </table:table-cell>
          <table:table-cell table:formula="of:=[.P118]*[.$N$9]+[.O117]" office:value-type="float" office:value="-0.000728079501805493" calcext:value-type="float">
            <text:p>-0.0007280795</text:p>
          </table:table-cell>
          <table:table-cell table:formula="of:=[.Q117]*[.$N$9]+[.P117]" office:value-type="float" office:value="-0.0000567531835142825" calcext:value-type="float">
            <text:p>-5.67531835142825E-05</text:p>
          </table:table-cell>
          <table:table-cell table:formula="of:=-[.$N$5]*[.O118]-[.$N$4]*(1-[.O118]^2)*[.P118]+[.$N$6]" office:value-type="float" office:value="0.000784832655234926" calcext:value-type="float">
            <text:p>0.0007848327</text:p>
          </table:table-cell>
        </table:table-row>
        <table:table-row table:style-name="ro1">
          <table:table-cell table:formula="of:=[.A118]+1" office:value-type="float" office:value="107" calcext:value-type="float">
            <text:p>107</text:p>
          </table:table-cell>
          <table:table-cell table:formula="of:=[.A119]*[.$B$9]" office:value-type="float" office:value="10.7" calcext:value-type="float">
            <text:p>10.7</text:p>
          </table:table-cell>
          <table:table-cell table:formula="of:=[.D119]*[.$B$9]+[.C118]" office:value-type="float" office:value="-0.000359078770871269" calcext:value-type="float">
            <text:p>-0.0003590788</text:p>
          </table:table-cell>
          <table:table-cell table:formula="of:=[.E118]*[.$B$9]+[.D118]" office:value-type="float" office:value="0.00000498161394370042" calcext:value-type="float">
            <text:p>4.98161394370042E-06</text:p>
          </table:table-cell>
          <table:table-cell table:formula="of:=-[.$B$5]*[.C119]-[.$B$4]*(1-[.C119]^2)*[.D119]+[.$B$6]" office:value-type="float" office:value="0.000354097157569886" calcext:value-type="float">
            <text:p>0.0003540972</text:p>
          </table:table-cell>
          <table:table-cell table:formula="of:=[.F118]+[.$B$9]*[.K118]" office:value-type="float" office:value="0.0554011397177932" calcext:value-type="float">
            <text:p>0.0554011397</text:p>
          </table:table-cell>
          <table:table-cell table:formula="of:=[.G118]+[.$B$9]*[.H118]" office:value-type="float" office:value="-0.0426599141032842" calcext:value-type="float">
            <text:p>-0.0426599141</text:p>
          </table:table-cell>
          <table:table-cell table:formula="of:=[.$B$6]-[.$B$4]*(1-[.F119]^2)*[.G119] - [.$B$5]*[.F119]" office:value-type="float" office:value="-0.0128721611036588" calcext:value-type="float">
            <text:p>-0.0128721611</text:p>
          </table:table-cell>
          <table:table-cell table:formula="of:=[.$B$6]-[.$B$4]*(1-[.J119]^2)*[.K119] - [.$B$5]*[.J119]" office:value-type="float" office:value="0.0249149144765719" calcext:value-type="float">
            <text:p>0.0249149145</text:p>
          </table:table-cell>
          <table:table-cell table:formula="of:=[.J118]+([.$B$9]/2) * ([.G119]+[.K119])" office:value-type="float" office:value="-0.0422508699140277" calcext:value-type="float">
            <text:p>-0.0422508699</text:p>
          </table:table-cell>
          <table:table-cell table:formula="of:=[.K118]+[.$B$9]/2 * ([.H119] + [.I118])" office:value-type="float" office:value="0.0173669578192168" calcext:value-type="float">
            <text:p>0.0173669578</text:p>
          </table:table-cell>
          <table:table-cell/>
          <table:table-cell table:formula="of:=[.M118]+1" office:value-type="float" office:value="107" calcext:value-type="float">
            <text:p>107</text:p>
          </table:table-cell>
          <table:table-cell table:formula="of:=[.M119]*[.$B$9]" office:value-type="float" office:value="10.7" calcext:value-type="float">
            <text:p>10.7</text:p>
          </table:table-cell>
          <table:table-cell table:formula="of:=[.P119]*[.$N$9]+[.O118]" office:value-type="float" office:value="-0.000725906493604572" calcext:value-type="float">
            <text:p>-0.0007259065</text:p>
          </table:table-cell>
          <table:table-cell table:formula="of:=[.Q118]*[.$N$9]+[.P118]" office:value-type="float" office:value="0.0000217300820092101" calcext:value-type="float">
            <text:p>2.17300820092101E-05</text:p>
          </table:table-cell>
          <table:table-cell table:formula="of:=-[.$N$5]*[.O119]-[.$N$4]*(1-[.O119]^2)*[.P119]+[.$N$6]" office:value-type="float" office:value="0.000704176423045816" calcext:value-type="float">
            <text:p>0.0007041764</text:p>
          </table:table-cell>
        </table:table-row>
        <table:table-row table:style-name="ro1">
          <table:table-cell table:formula="of:=[.A119]+1" office:value-type="float" office:value="108" calcext:value-type="float">
            <text:p>108</text:p>
          </table:table-cell>
          <table:table-cell table:formula="of:=[.A120]*[.$B$9]" office:value-type="float" office:value="10.8" calcext:value-type="float">
            <text:p>10.8</text:p>
          </table:table-cell>
          <table:table-cell table:formula="of:=[.D120]*[.$B$9]+[.C119]" office:value-type="float" office:value="-0.0003550396379012" calcext:value-type="float">
            <text:p>-0.0003550396</text:p>
          </table:table-cell>
          <table:table-cell table:formula="of:=[.E119]*[.$B$9]+[.D119]" office:value-type="float" office:value="0.000040391329700689" calcext:value-type="float">
            <text:p>4.0391329700689E-05</text:p>
          </table:table-cell>
          <table:table-cell table:formula="of:=-[.$B$5]*[.C120]-[.$B$4]*(1-[.C120]^2)*[.D120]+[.$B$6]" office:value-type="float" office:value="0.000314648313291965" calcext:value-type="float">
            <text:p>0.0003146483</text:p>
          </table:table-cell>
          <table:table-cell table:formula="of:=[.F119]+[.$B$9]*[.K119]" office:value-type="float" office:value="0.0571378354997149" calcext:value-type="float">
            <text:p>0.0571378355</text:p>
          </table:table-cell>
          <table:table-cell table:formula="of:=[.G119]+[.$B$9]*[.H119]" office:value-type="float" office:value="-0.0439471302136501" calcext:value-type="float">
            <text:p>-0.0439471302</text:p>
          </table:table-cell>
          <table:table-cell table:formula="of:=[.$B$6]-[.$B$4]*(1-[.F120]^2)*[.G120] - [.$B$5]*[.F120]" office:value-type="float" office:value="-0.0133341808991745" calcext:value-type="float">
            <text:p>-0.0133341809</text:p>
          </table:table-cell>
          <table:table-cell table:formula="of:=[.$B$6]-[.$B$4]*(1-[.J120]^2)*[.K120] - [.$B$5]*[.J120]" office:value-type="float" office:value="0.0256389700682855" calcext:value-type="float">
            <text:p>0.0256389701</text:p>
          </table:table-cell>
          <table:table-cell table:formula="of:=[.J119]+([.$B$9]/2) * ([.G120]+[.K120])" office:value-type="float" office:value="-0.0435509266998059" calcext:value-type="float">
            <text:p>-0.0435509267</text:p>
          </table:table-cell>
          <table:table-cell table:formula="of:=[.K119]+[.$B$9]/2 * ([.H120] + [.I119])" office:value-type="float" office:value="0.0179459944980866" calcext:value-type="float">
            <text:p>0.0179459945</text:p>
          </table:table-cell>
          <table:table-cell/>
          <table:table-cell table:formula="of:=[.M119]+1" office:value-type="float" office:value="108" calcext:value-type="float">
            <text:p>108</text:p>
          </table:table-cell>
          <table:table-cell table:formula="of:=[.M120]*[.$B$9]" office:value-type="float" office:value="10.8" calcext:value-type="float">
            <text:p>10.8</text:p>
          </table:table-cell>
          <table:table-cell table:formula="of:=[.P120]*[.$N$9]+[.O119]" office:value-type="float" office:value="-0.000716691721173193" calcext:value-type="float">
            <text:p>-0.0007166917</text:p>
          </table:table-cell>
          <table:table-cell table:formula="of:=[.Q119]*[.$N$9]+[.P119]" office:value-type="float" office:value="0.0000921477243137918" calcext:value-type="float">
            <text:p>9.21477243137918E-05</text:p>
          </table:table-cell>
          <table:table-cell table:formula="of:=-[.$N$5]*[.O120]-[.$N$4]*(1-[.O120]^2)*[.P120]+[.$N$6]" office:value-type="float" office:value="0.000624544044190805" calcext:value-type="float">
            <text:p>0.000624544</text:p>
          </table:table-cell>
        </table:table-row>
        <table:table-row table:style-name="ro1">
          <table:table-cell table:formula="of:=[.A120]+1" office:value-type="float" office:value="109" calcext:value-type="float">
            <text:p>109</text:p>
          </table:table-cell>
          <table:table-cell table:formula="of:=[.A121]*[.$B$9]" office:value-type="float" office:value="10.9" calcext:value-type="float">
            <text:p>10.9</text:p>
          </table:table-cell>
          <table:table-cell table:formula="of:=[.D121]*[.$B$9]+[.C120]" office:value-type="float" office:value="-0.000347854021798212" calcext:value-type="float">
            <text:p>-0.000347854</text:p>
          </table:table-cell>
          <table:table-cell table:formula="of:=[.E120]*[.$B$9]+[.D120]" office:value-type="float" office:value="0.0000718561610298855" calcext:value-type="float">
            <text:p>7.18561610298855E-05</text:p>
          </table:table-cell>
          <table:table-cell table:formula="of:=-[.$B$5]*[.C121]-[.$B$4]*(1-[.C121]^2)*[.D121]+[.$B$6]" office:value-type="float" office:value="0.000275997869463096" calcext:value-type="float">
            <text:p>0.0002759979</text:p>
          </table:table-cell>
          <table:table-cell table:formula="of:=[.F120]+[.$B$9]*[.K120]" office:value-type="float" office:value="0.0589324349495236" calcext:value-type="float">
            <text:p>0.0589324349</text:p>
          </table:table-cell>
          <table:table-cell table:formula="of:=[.G120]+[.$B$9]*[.H120]" office:value-type="float" office:value="-0.0452805483035676" calcext:value-type="float">
            <text:p>-0.0452805483</text:p>
          </table:table-cell>
          <table:table-cell table:formula="of:=[.$B$6]-[.$B$4]*(1-[.F121]^2)*[.G121] - [.$B$5]*[.F121]" office:value-type="float" office:value="-0.0138091474341693" calcext:value-type="float">
            <text:p>-0.0138091474</text:p>
          </table:table-cell>
          <table:table-cell table:formula="of:=[.$B$6]-[.$B$4]*(1-[.J121]^2)*[.K121] - [.$B$5]*[.J121]" office:value-type="float" office:value="0.0263879461196423" calcext:value-type="float">
            <text:p>0.0263879461</text:p>
          </table:table-cell>
          <table:table-cell table:formula="of:=[.J120]+([.$B$9]/2) * ([.G121]+[.K121])" office:value-type="float" office:value="-0.0448880798334946" calcext:value-type="float">
            <text:p>-0.0448880798</text:p>
          </table:table-cell>
          <table:table-cell table:formula="of:=[.K120]+[.$B$9]/2 * ([.H121] + [.I120])" office:value-type="float" office:value="0.0185374856297925" calcext:value-type="float">
            <text:p>0.0185374856</text:p>
          </table:table-cell>
          <table:table-cell/>
          <table:table-cell table:formula="of:=[.M120]+1" office:value-type="float" office:value="109" calcext:value-type="float">
            <text:p>109</text:p>
          </table:table-cell>
          <table:table-cell table:formula="of:=[.M121]*[.$B$9]" office:value-type="float" office:value="10.9" calcext:value-type="float">
            <text:p>10.9</text:p>
          </table:table-cell>
          <table:table-cell table:formula="of:=[.P121]*[.$N$9]+[.O120]" office:value-type="float" office:value="-0.000701231508299906" calcext:value-type="float">
            <text:p>-0.0007012315</text:p>
          </table:table-cell>
          <table:table-cell table:formula="of:=[.Q120]*[.$N$9]+[.P120]" office:value-type="float" office:value="0.000154602128732872" calcext:value-type="float">
            <text:p>0.0001546021</text:p>
          </table:table-cell>
          <table:table-cell table:formula="of:=-[.$N$5]*[.O121]-[.$N$4]*(1-[.O121]^2)*[.P121]+[.$N$6]" office:value-type="float" office:value="0.000546629455588862" calcext:value-type="float">
            <text:p>0.0005466295</text:p>
          </table:table-cell>
        </table:table-row>
        <table:table-row table:style-name="ro1">
          <table:table-cell table:formula="of:=[.A121]+1" office:value-type="float" office:value="110" calcext:value-type="float">
            <text:p>110</text:p>
          </table:table-cell>
          <table:table-cell table:formula="of:=[.A122]*[.$B$9]" office:value-type="float" office:value="11" calcext:value-type="float">
            <text:p>11</text:p>
          </table:table-cell>
          <table:table-cell table:formula="of:=[.D122]*[.$B$9]+[.C121]" office:value-type="float" office:value="-0.000337908427000592" calcext:value-type="float">
            <text:p>-0.0003379084</text:p>
          </table:table-cell>
          <table:table-cell table:formula="of:=[.E121]*[.$B$9]+[.D121]" office:value-type="float" office:value="0.0000994559479761951" calcext:value-type="float">
            <text:p>9.94559479761951E-05</text:p>
          </table:table-cell>
          <table:table-cell table:formula="of:=-[.$B$5]*[.C122]-[.$B$4]*(1-[.C122]^2)*[.D122]+[.$B$6]" office:value-type="float" office:value="0.000238452490380487" calcext:value-type="float">
            <text:p>0.0002384525</text:p>
          </table:table-cell>
          <table:table-cell table:formula="of:=[.F121]+[.$B$9]*[.K121]" office:value-type="float" office:value="0.0607861835125028" calcext:value-type="float">
            <text:p>0.0607861835</text:p>
          </table:table-cell>
          <table:table-cell table:formula="of:=[.G121]+[.$B$9]*[.H121]" office:value-type="float" office:value="-0.0466614630469845" calcext:value-type="float">
            <text:p>-0.046661463</text:p>
          </table:table-cell>
          <table:table-cell table:formula="of:=[.$B$6]-[.$B$4]*(1-[.F122]^2)*[.G122] - [.$B$5]*[.F122]" office:value-type="float" office:value="-0.0142971327099653" calcext:value-type="float">
            <text:p>-0.0142971327</text:p>
          </table:table-cell>
          <table:table-cell table:formula="of:=[.$B$6]-[.$B$4]*(1-[.J122]^2)*[.K122] - [.$B$5]*[.J122]" office:value-type="float" office:value="0.0271629962453806" calcext:value-type="float">
            <text:p>0.0271629962</text:p>
          </table:table-cell>
          <table:table-cell table:formula="of:=[.J121]+([.$B$9]/2) * ([.G122]+[.K122])" office:value-type="float" office:value="-0.04626405167083" calcext:value-type="float">
            <text:p>-0.0462640517</text:p>
          </table:table-cell>
          <table:table-cell table:formula="of:=[.K121]+[.$B$9]/2 * ([.H122] + [.I121])" office:value-type="float" office:value="0.0191420263002763" calcext:value-type="float">
            <text:p>0.0191420263</text:p>
          </table:table-cell>
          <table:table-cell/>
          <table:table-cell table:formula="of:=[.M121]+1" office:value-type="float" office:value="110" calcext:value-type="float">
            <text:p>110</text:p>
          </table:table-cell>
          <table:table-cell table:formula="of:=[.M122]*[.$B$9]" office:value-type="float" office:value="11" calcext:value-type="float">
            <text:p>11</text:p>
          </table:table-cell>
          <table:table-cell table:formula="of:=[.P122]*[.$N$9]+[.O121]" office:value-type="float" office:value="-0.00068030500087073" calcext:value-type="float">
            <text:p>-0.000680305</text:p>
          </table:table-cell>
          <table:table-cell table:formula="of:=[.Q121]*[.$N$9]+[.P121]" office:value-type="float" office:value="0.000209265074291759" calcext:value-type="float">
            <text:p>0.0002092651</text:p>
          </table:table-cell>
          <table:table-cell table:formula="of:=-[.$N$5]*[.O122]-[.$N$4]*(1-[.O122]^2)*[.P122]+[.$N$6]" office:value-type="float" office:value="0.000471040023429964" calcext:value-type="float">
            <text:p>0.00047104</text:p>
          </table:table-cell>
        </table:table-row>
        <table:table-row table:style-name="ro1">
          <table:table-cell table:formula="of:=[.A122]+1" office:value-type="float" office:value="111" calcext:value-type="float">
            <text:p>111</text:p>
          </table:table-cell>
          <table:table-cell table:formula="of:=[.A123]*[.$B$9]" office:value-type="float" office:value="11.1" calcext:value-type="float">
            <text:p>11.1</text:p>
          </table:table-cell>
          <table:table-cell table:formula="of:=[.D123]*[.$B$9]+[.C122]" office:value-type="float" office:value="-0.000325578307299168" calcext:value-type="float">
            <text:p>-0.0003255783</text:p>
          </table:table-cell>
          <table:table-cell table:formula="of:=[.E122]*[.$B$9]+[.D122]" office:value-type="float" office:value="0.000123301197014244" calcext:value-type="float">
            <text:p>0.0001233012</text:p>
          </table:table-cell>
          <table:table-cell table:formula="of:=-[.$B$5]*[.C123]-[.$B$4]*(1-[.C123]^2)*[.D123]+[.$B$6]" office:value-type="float" office:value="0.000202277123355003" calcext:value-type="float">
            <text:p>0.0002022771</text:p>
          </table:table-cell>
          <table:table-cell table:formula="of:=[.F122]+[.$B$9]*[.K122]" office:value-type="float" office:value="0.0627003861425305" calcext:value-type="float">
            <text:p>0.0627003861</text:p>
          </table:table-cell>
          <table:table-cell table:formula="of:=[.G122]+[.$B$9]*[.H122]" office:value-type="float" office:value="-0.048091176317981" calcext:value-type="float">
            <text:p>-0.0480911763</text:p>
          </table:table-cell>
          <table:table-cell table:formula="of:=[.$B$6]-[.$B$4]*(1-[.F123]^2)*[.G123] - [.$B$5]*[.F123]" office:value-type="float" office:value="-0.0147982725137878" calcext:value-type="float">
            <text:p>-0.0147982725</text:p>
          </table:table-cell>
          <table:table-cell table:formula="of:=[.$B$6]-[.$B$4]*(1-[.J123]^2)*[.K123] - [.$B$5]*[.J123]" office:value-type="float" office:value="0.0279652586341274" calcext:value-type="float">
            <text:p>0.0279652586</text:p>
          </table:table-cell>
          <table:table-cell table:formula="of:=[.J122]+([.$B$9]/2) * ([.G123]+[.K123])" office:value-type="float" office:value="-0.0476805973623863" calcext:value-type="float">
            <text:p>-0.0476805974</text:p>
          </table:table-cell>
          <table:table-cell table:formula="of:=[.K122]+[.$B$9]/2 * ([.H123] + [.I122])" office:value-type="float" office:value="0.0197602624868559" calcext:value-type="float">
            <text:p>0.0197602625</text:p>
          </table:table-cell>
          <table:table-cell/>
          <table:table-cell table:formula="of:=[.M122]+1" office:value-type="float" office:value="111" calcext:value-type="float">
            <text:p>111</text:p>
          </table:table-cell>
          <table:table-cell table:formula="of:=[.M123]*[.$B$9]" office:value-type="float" office:value="11.1" calcext:value-type="float">
            <text:p>11.1</text:p>
          </table:table-cell>
          <table:table-cell table:formula="of:=[.P123]*[.$N$9]+[.O122]" office:value-type="float" office:value="-0.000654668093207254" calcext:value-type="float">
            <text:p>-0.0006546681</text:p>
          </table:table-cell>
          <table:table-cell table:formula="of:=[.Q122]*[.$N$9]+[.P122]" office:value-type="float" office:value="0.000256369076634755" calcext:value-type="float">
            <text:p>0.0002563691</text:p>
          </table:table-cell>
          <table:table-cell table:formula="of:=-[.$N$5]*[.O123]-[.$N$4]*(1-[.O123]^2)*[.P123]+[.$N$6]" office:value-type="float" office:value="0.000398299126449802" calcext:value-type="float">
            <text:p>0.0003982991</text:p>
          </table:table-cell>
        </table:table-row>
        <table:table-row table:style-name="ro1">
          <table:table-cell table:formula="of:=[.A123]+1" office:value-type="float" office:value="112" calcext:value-type="float">
            <text:p>112</text:p>
          </table:table-cell>
          <table:table-cell table:formula="of:=[.A124]*[.$B$9]" office:value-type="float" office:value="11.2" calcext:value-type="float">
            <text:p>11.2</text:p>
          </table:table-cell>
          <table:table-cell table:formula="of:=[.D124]*[.$B$9]+[.C123]" office:value-type="float" office:value="-0.000311225416364193" calcext:value-type="float">
            <text:p>-0.0003112254</text:p>
          </table:table-cell>
          <table:table-cell table:formula="of:=[.E123]*[.$B$9]+[.D123]" office:value-type="float" office:value="0.000143528909349744" calcext:value-type="float">
            <text:p>0.0001435289</text:p>
          </table:table-cell>
          <table:table-cell table:formula="of:=-[.$B$5]*[.C124]-[.$B$4]*(1-[.C124]^2)*[.D124]+[.$B$6]" office:value-type="float" office:value="0.00016769652091684" calcext:value-type="float">
            <text:p>0.0001676965</text:p>
          </table:table-cell>
          <table:table-cell table:formula="of:=[.F123]+[.$B$9]*[.K123]" office:value-type="float" office:value="0.0646764123912161" calcext:value-type="float">
            <text:p>0.0646764124</text:p>
          </table:table-cell>
          <table:table-cell table:formula="of:=[.G123]+[.$B$9]*[.H123]" office:value-type="float" office:value="-0.0495710035693598" calcext:value-type="float">
            <text:p>-0.0495710036</text:p>
          </table:table-cell>
          <table:table-cell table:formula="of:=[.$B$6]-[.$B$4]*(1-[.F124]^2)*[.G124] - [.$B$5]*[.F124]" office:value-type="float" office:value="-0.0153127662293377" calcext:value-type="float">
            <text:p>-0.0153127662</text:p>
          </table:table-cell>
          <table:table-cell table:formula="of:=[.$B$6]-[.$B$4]*(1-[.J124]^2)*[.K124] - [.$B$5]*[.J124]" office:value-type="float" office:value="0.0287958585947429" calcext:value-type="float">
            <text:p>0.0287958586</text:p>
          </table:table-cell>
          <table:table-cell table:formula="of:=[.J123]+([.$B$9]/2) * ([.G124]+[.K124])" office:value-type="float" office:value="-0.0491395031854995" calcext:value-type="float">
            <text:p>-0.0491395032</text:p>
          </table:table-cell>
          <table:table-cell table:formula="of:=[.K123]+[.$B$9]/2 * ([.H124] + [.I123])" office:value-type="float" office:value="0.0203928871070954" calcext:value-type="float">
            <text:p>0.0203928871</text:p>
          </table:table-cell>
          <table:table-cell/>
          <table:table-cell table:formula="of:=[.M123]+1" office:value-type="float" office:value="112" calcext:value-type="float">
            <text:p>112</text:p>
          </table:table-cell>
          <table:table-cell table:formula="of:=[.M124]*[.$B$9]" office:value-type="float" office:value="11.2" calcext:value-type="float">
            <text:p>11.2</text:p>
          </table:table-cell>
          <table:table-cell table:formula="of:=[.P124]*[.$N$9]+[.O123]" office:value-type="float" office:value="-0.000625048194279281" calcext:value-type="float">
            <text:p>-0.0006250482</text:p>
          </table:table-cell>
          <table:table-cell table:formula="of:=[.Q123]*[.$N$9]+[.P123]" office:value-type="float" office:value="0.000296198989279735" calcext:value-type="float">
            <text:p>0.000296199</text:p>
          </table:table-cell>
          <table:table-cell table:formula="of:=-[.$N$5]*[.O124]-[.$N$4]*(1-[.O124]^2)*[.P124]+[.$N$6]" office:value-type="float" office:value="0.00032884932072012" calcext:value-type="float">
            <text:p>0.0003288493</text:p>
          </table:table-cell>
        </table:table-row>
        <table:table-row table:style-name="ro1">
          <table:table-cell table:formula="of:=[.A124]+1" office:value-type="float" office:value="113" calcext:value-type="float">
            <text:p>113</text:p>
          </table:table-cell>
          <table:table-cell table:formula="of:=[.A125]*[.$B$9]" office:value-type="float" office:value="11.3" calcext:value-type="float">
            <text:p>11.3</text:p>
          </table:table-cell>
          <table:table-cell table:formula="of:=[.D125]*[.$B$9]+[.C124]" office:value-type="float" office:value="-0.000295195560220051" calcext:value-type="float">
            <text:p>-0.0002951956</text:p>
          </table:table-cell>
          <table:table-cell table:formula="of:=[.E124]*[.$B$9]+[.D124]" office:value-type="float" office:value="0.000160298561441428" calcext:value-type="float">
            <text:p>0.0001602986</text:p>
          </table:table-cell>
          <table:table-cell table:formula="of:=-[.$B$5]*[.C125]-[.$B$4]*(1-[.C125]^2)*[.D125]+[.$B$6]" office:value-type="float" office:value="0.000134897012747106" calcext:value-type="float">
            <text:p>0.000134897</text:p>
          </table:table-cell>
          <table:table-cell table:formula="of:=[.F124]+[.$B$9]*[.K124]" office:value-type="float" office:value="0.0667157011019256" calcext:value-type="float">
            <text:p>0.0667157011</text:p>
          </table:table-cell>
          <table:table-cell table:formula="of:=[.G124]+[.$B$9]*[.H124]" office:value-type="float" office:value="-0.0511022801922936" calcext:value-type="float">
            <text:p>-0.0511022802</text:p>
          </table:table-cell>
          <table:table-cell table:formula="of:=[.$B$6]-[.$B$4]*(1-[.F125]^2)*[.G125] - [.$B$5]*[.F125]" office:value-type="float" office:value="-0.0158408763806601" calcext:value-type="float">
            <text:p>-0.0158408764</text:p>
          </table:table-cell>
          <table:table-cell table:formula="of:=[.$B$6]-[.$B$4]*(1-[.J125]^2)*[.K125] - [.$B$5]*[.J125]" office:value-type="float" office:value="0.0296559114855148" calcext:value-type="float">
            <text:p>0.0296559115</text:p>
          </table:table-cell>
          <table:table-cell table:formula="of:=[.J124]+([.$B$9]/2) * ([.G125]+[.K125])" office:value-type="float" office:value="-0.0506425853842242" calcext:value-type="float">
            <text:p>-0.0506425854</text:p>
          </table:table-cell>
          <table:table-cell table:formula="of:=[.K124]+[.$B$9]/2 * ([.H125] + [.I124])" office:value-type="float" office:value="0.0210406362177996" calcext:value-type="float">
            <text:p>0.0210406362</text:p>
          </table:table-cell>
          <table:table-cell/>
          <table:table-cell table:formula="of:=[.M124]+1" office:value-type="float" office:value="113" calcext:value-type="float">
            <text:p>113</text:p>
          </table:table-cell>
          <table:table-cell table:formula="of:=[.M125]*[.$B$9]" office:value-type="float" office:value="11.3" calcext:value-type="float">
            <text:p>11.3</text:p>
          </table:table-cell>
          <table:table-cell table:formula="of:=[.P125]*[.$N$9]+[.O124]" office:value-type="float" office:value="-0.000592139802144106" calcext:value-type="float">
            <text:p>-0.0005921398</text:p>
          </table:table-cell>
          <table:table-cell table:formula="of:=[.Q124]*[.$N$9]+[.P124]" office:value-type="float" office:value="0.000329083921351747" calcext:value-type="float">
            <text:p>0.0003290839</text:p>
          </table:table-cell>
          <table:table-cell table:formula="of:=-[.$N$5]*[.O125]-[.$N$4]*(1-[.O125]^2)*[.P125]+[.$N$6]" office:value-type="float" office:value="0.000263055996178904" calcext:value-type="float">
            <text:p>0.000263056</text:p>
          </table:table-cell>
        </table:table-row>
        <table:table-row table:style-name="ro1">
          <table:table-cell table:formula="of:=[.A125]+1" office:value-type="float" office:value="114" calcext:value-type="float">
            <text:p>114</text:p>
          </table:table-cell>
          <table:table-cell table:formula="of:=[.A126]*[.$B$9]" office:value-type="float" office:value="11.4" calcext:value-type="float">
            <text:p>11.4</text:p>
          </table:table-cell>
          <table:table-cell table:formula="of:=[.D126]*[.$B$9]+[.C125]" office:value-type="float" office:value="-0.000277816733948437" calcext:value-type="float">
            <text:p>-0.0002778167</text:p>
          </table:table-cell>
          <table:table-cell table:formula="of:=[.E125]*[.$B$9]+[.D125]" office:value-type="float" office:value="0.000173788262716139" calcext:value-type="float">
            <text:p>0.0001737883</text:p>
          </table:table-cell>
          <table:table-cell table:formula="of:=-[.$B$5]*[.C126]-[.$B$4]*(1-[.C126]^2)*[.D126]+[.$B$6]" office:value-type="float" office:value="0.000104028484645648" calcext:value-type="float">
            <text:p>0.0001040285</text:p>
          </table:table-cell>
          <table:table-cell table:formula="of:=[.F125]+[.$B$9]*[.K125]" office:value-type="float" office:value="0.0688197647237055" calcext:value-type="float">
            <text:p>0.0688197647</text:p>
          </table:table-cell>
          <table:table-cell table:formula="of:=[.G125]+[.$B$9]*[.H125]" office:value-type="float" office:value="-0.0526863678303596" calcext:value-type="float">
            <text:p>-0.0526863678</text:p>
          </table:table-cell>
          <table:table-cell table:formula="of:=[.$B$6]-[.$B$4]*(1-[.F126]^2)*[.G126] - [.$B$5]*[.F126]" office:value-type="float" office:value="-0.0163829279620854" calcext:value-type="float">
            <text:p>-0.016382928</text:p>
          </table:table-cell>
          <table:table-cell table:formula="of:=[.$B$6]-[.$B$4]*(1-[.J126]^2)*[.K126] - [.$B$5]*[.J126]" office:value-type="float" office:value="0.0305465259876086" calcext:value-type="float">
            <text:p>0.030546526</text:p>
          </table:table-cell>
          <table:table-cell table:formula="of:=[.J125]+([.$B$9]/2) * ([.G126]+[.K126])" office:value-type="float" office:value="-0.0521916895060436" calcext:value-type="float">
            <text:p>-0.0521916895</text:p>
          </table:table-cell>
          <table:table-cell table:formula="of:=[.K125]+[.$B$9]/2 * ([.H126] + [.I125])" office:value-type="float" office:value="0.021704285393971" calcext:value-type="float">
            <text:p>0.0217042854</text:p>
          </table:table-cell>
          <table:table-cell/>
          <table:table-cell table:formula="of:=[.M125]+1" office:value-type="float" office:value="114" calcext:value-type="float">
            <text:p>114</text:p>
          </table:table-cell>
          <table:table-cell table:formula="of:=[.M126]*[.$B$9]" office:value-type="float" office:value="11.4" calcext:value-type="float">
            <text:p>11.4</text:p>
          </table:table-cell>
          <table:table-cell table:formula="of:=[.P126]*[.$N$9]+[.O125]" office:value-type="float" office:value="-0.000556600850047142" calcext:value-type="float">
            <text:p>-0.0005566009</text:p>
          </table:table-cell>
          <table:table-cell table:formula="of:=[.Q125]*[.$N$9]+[.P125]" office:value-type="float" office:value="0.000355389520969638" calcext:value-type="float">
            <text:p>0.0003553895</text:p>
          </table:table-cell>
          <table:table-cell table:formula="of:=-[.$N$5]*[.O126]-[.$N$4]*(1-[.O126]^2)*[.P126]+[.$N$6]" office:value-type="float" office:value="0.00020121143917878" calcext:value-type="float">
            <text:p>0.0002012114</text:p>
          </table:table-cell>
        </table:table-row>
        <table:table-row table:style-name="ro1">
          <table:table-cell table:formula="of:=[.A126]+1" office:value-type="float" office:value="115" calcext:value-type="float">
            <text:p>115</text:p>
          </table:table-cell>
          <table:table-cell table:formula="of:=[.A127]*[.$B$9]" office:value-type="float" office:value="11.5" calcext:value-type="float">
            <text:p>11.5</text:p>
          </table:table-cell>
          <table:table-cell table:formula="of:=[.D127]*[.$B$9]+[.C126]" office:value-type="float" office:value="-0.000259397622830366" calcext:value-type="float">
            <text:p>-0.0002593976</text:p>
          </table:table-cell>
          <table:table-cell table:formula="of:=[.E126]*[.$B$9]+[.D126]" office:value-type="float" office:value="0.000184191111180704" calcext:value-type="float">
            <text:p>0.0001841911</text:p>
          </table:table-cell>
          <table:table-cell table:formula="of:=-[.$B$5]*[.C127]-[.$B$4]*(1-[.C127]^2)*[.D127]+[.$B$6]" office:value-type="float" office:value="0.0000752065240433535" calcext:value-type="float">
            <text:p>7.52065240433535E-05</text:p>
          </table:table-cell>
          <table:table-cell table:formula="of:=[.F126]+[.$B$9]*[.K126]" office:value-type="float" office:value="0.0709901932631026" calcext:value-type="float">
            <text:p>0.0709901933</text:p>
          </table:table-cell>
          <table:table-cell table:formula="of:=[.G126]+[.$B$9]*[.H126]" office:value-type="float" office:value="-0.0543246606265681" calcext:value-type="float">
            <text:p>-0.0543246606</text:p>
          </table:table-cell>
          <table:table-cell table:formula="of:=[.$B$6]-[.$B$4]*(1-[.F127]^2)*[.G127] - [.$B$5]*[.F127]" office:value-type="float" office:value="-0.0169393076058107" calcext:value-type="float">
            <text:p>-0.0169393076</text:p>
          </table:table-cell>
          <table:table-cell table:formula="of:=[.$B$6]-[.$B$4]*(1-[.J127]^2)*[.K127] - [.$B$5]*[.J127]" office:value-type="float" office:value="0.0314688076866001" calcext:value-type="float">
            <text:p>0.0314688077</text:p>
          </table:table-cell>
          <table:table-cell table:formula="of:=[.J126]+([.$B$9]/2) * ([.G127]+[.K127])" office:value-type="float" office:value="-0.053788690221719" calcext:value-type="float">
            <text:p>-0.0537886902</text:p>
          </table:table-cell>
          <table:table-cell table:formula="of:=[.K126]+[.$B$9]/2 * ([.H127] + [.I126])" office:value-type="float" office:value="0.0223846463130609" calcext:value-type="float">
            <text:p>0.0223846463</text:p>
          </table:table-cell>
          <table:table-cell/>
          <table:table-cell table:formula="of:=[.M126]+1" office:value-type="float" office:value="115" calcext:value-type="float">
            <text:p>115</text:p>
          </table:table-cell>
          <table:table-cell table:formula="of:=[.M127]*[.$B$9]" office:value-type="float" office:value="11.5" calcext:value-type="float">
            <text:p>11.5</text:p>
          </table:table-cell>
          <table:table-cell table:formula="of:=[.P127]*[.$N$9]+[.O126]" office:value-type="float" office:value="-0.000519049783558391" calcext:value-type="float">
            <text:p>-0.0005190498</text:p>
          </table:table-cell>
          <table:table-cell table:formula="of:=[.Q126]*[.$N$9]+[.P126]" office:value-type="float" office:value="0.000375510664887516" calcext:value-type="float">
            <text:p>0.0003755107</text:p>
          </table:table-cell>
          <table:table-cell table:formula="of:=-[.$N$5]*[.O127]-[.$N$4]*(1-[.O127]^2)*[.P127]+[.$N$6]" office:value-type="float" office:value="0.000143539219838209" calcext:value-type="float">
            <text:p>0.0001435392</text:p>
          </table:table-cell>
        </table:table-row>
        <table:table-row table:style-name="ro1">
          <table:table-cell table:formula="of:=[.A127]+1" office:value-type="float" office:value="116" calcext:value-type="float">
            <text:p>116</text:p>
          </table:table-cell>
          <table:table-cell table:formula="of:=[.A128]*[.$B$9]" office:value-type="float" office:value="11.6" calcext:value-type="float">
            <text:p>11.6</text:p>
          </table:table-cell>
          <table:table-cell table:formula="of:=[.D128]*[.$B$9]+[.C127]" office:value-type="float" office:value="-0.000240226446471862" calcext:value-type="float">
            <text:p>-0.0002402264</text:p>
          </table:table-cell>
          <table:table-cell table:formula="of:=[.E127]*[.$B$9]+[.D127]" office:value-type="float" office:value="0.000191711763585039" calcext:value-type="float">
            <text:p>0.0001917118</text:p>
          </table:table-cell>
          <table:table-cell table:formula="of:=-[.$B$5]*[.C128]-[.$B$4]*(1-[.C128]^2)*[.D128]+[.$B$6]" office:value-type="float" office:value="0.0000485146939502691" calcext:value-type="float">
            <text:p>4.85146939502691E-05</text:p>
          </table:table-cell>
          <table:table-cell table:formula="of:=[.F127]+[.$B$9]*[.K127]" office:value-type="float" office:value="0.0732286578944087" calcext:value-type="float">
            <text:p>0.0732286579</text:p>
          </table:table-cell>
          <table:table-cell table:formula="of:=[.G127]+[.$B$9]*[.H127]" office:value-type="float" office:value="-0.0560185913871492" calcext:value-type="float">
            <text:p>-0.0560185914</text:p>
          </table:table-cell>
          <table:table-cell table:formula="of:=[.$B$6]-[.$B$4]*(1-[.F128]^2)*[.G128] - [.$B$5]*[.F128]" office:value-type="float" office:value="-0.0175104626372625" calcext:value-type="float">
            <text:p>-0.0175104626</text:p>
          </table:table-cell>
          <table:table-cell table:formula="of:=[.$B$6]-[.$B$4]*(1-[.J128]^2)*[.K128] - [.$B$5]*[.J128]" office:value-type="float" office:value="0.0324238629286459" calcext:value-type="float">
            <text:p>0.0324238629</text:p>
          </table:table-cell>
          <table:table-cell table:formula="of:=[.J127]+([.$B$9]/2) * ([.G128]+[.K128])" office:value-type="float" office:value="-0.0554354916128" calcext:value-type="float">
            <text:p>-0.0554354916</text:p>
          </table:table-cell>
          <table:table-cell table:formula="of:=[.K127]+[.$B$9]/2 * ([.H128] + [.I127])" office:value-type="float" office:value="0.0230825635655278" calcext:value-type="float">
            <text:p>0.0230825636</text:p>
          </table:table-cell>
          <table:table-cell/>
          <table:table-cell table:formula="of:=[.M127]+1" office:value-type="float" office:value="116" calcext:value-type="float">
            <text:p>116</text:p>
          </table:table-cell>
          <table:table-cell table:formula="of:=[.M128]*[.$B$9]" office:value-type="float" office:value="11.6" calcext:value-type="float">
            <text:p>11.6</text:p>
          </table:table-cell>
          <table:table-cell table:formula="of:=[.P128]*[.$N$9]+[.O127]" office:value-type="float" office:value="-0.000480063324871257" calcext:value-type="float">
            <text:p>-0.0004800633</text:p>
          </table:table-cell>
          <table:table-cell table:formula="of:=[.Q127]*[.$N$9]+[.P127]" office:value-type="float" office:value="0.000389864586871336" calcext:value-type="float">
            <text:p>0.0003898646</text:p>
          </table:table-cell>
          <table:table-cell table:formula="of:=-[.$N$5]*[.O128]-[.$N$4]*(1-[.O128]^2)*[.P128]+[.$N$6]" office:value-type="float" office:value="0.0000901988278484234" calcext:value-type="float">
            <text:p>9.01988278484234E-05</text:p>
          </table:table-cell>
        </table:table-row>
        <table:table-row table:style-name="ro1">
          <table:table-cell table:formula="of:=[.A128]+1" office:value-type="float" office:value="117" calcext:value-type="float">
            <text:p>117</text:p>
          </table:table-cell>
          <table:table-cell table:formula="of:=[.A129]*[.$B$9]" office:value-type="float" office:value="11.7" calcext:value-type="float">
            <text:p>11.7</text:p>
          </table:table-cell>
          <table:table-cell table:formula="of:=[.D129]*[.$B$9]+[.C128]" office:value-type="float" office:value="-0.000220570123173856" calcext:value-type="float">
            <text:p>-0.0002205701</text:p>
          </table:table-cell>
          <table:table-cell table:formula="of:=[.E128]*[.$B$9]+[.D128]" office:value-type="float" office:value="0.000196563232980066" calcext:value-type="float">
            <text:p>0.0001965632</text:p>
          </table:table-cell>
          <table:table-cell table:formula="of:=-[.$B$5]*[.C129]-[.$B$4]*(1-[.C129]^2)*[.D129]+[.$B$6]" office:value-type="float" office:value="0.0000240068997568232" calcext:value-type="float">
            <text:p>2.40068997568232E-05</text:p>
          </table:table-cell>
          <table:table-cell table:formula="of:=[.F128]+[.$B$9]*[.K128]" office:value-type="float" office:value="0.0755369142509615" calcext:value-type="float">
            <text:p>0.0755369143</text:p>
          </table:table-cell>
          <table:table-cell table:formula="of:=[.G128]+[.$B$9]*[.H128]" office:value-type="float" office:value="-0.0577696376508755" calcext:value-type="float">
            <text:p>-0.0577696377</text:p>
          </table:table-cell>
          <table:table-cell table:formula="of:=[.$B$6]-[.$B$4]*(1-[.F129]^2)*[.G129] - [.$B$5]*[.F129]" office:value-type="float" office:value="-0.0180969000667842" calcext:value-type="float">
            <text:p>-0.0180969001</text:p>
          </table:table-cell>
          <table:table-cell table:formula="of:=[.$B$6]-[.$B$4]*(1-[.J129]^2)*[.K129] - [.$B$5]*[.J129]" office:value-type="float" office:value="0.0334128029208415" calcext:value-type="float">
            <text:p>0.0334128029</text:p>
          </table:table-cell>
          <table:table-cell table:formula="of:=[.J128]+([.$B$9]/2) * ([.G129]+[.K129])" office:value-type="float" office:value="-0.0571340279099128" calcext:value-type="float">
            <text:p>-0.0571340279</text:p>
          </table:table-cell>
          <table:table-cell table:formula="of:=[.K128]+[.$B$9]/2 * ([.H129] + [.I128])" office:value-type="float" office:value="0.0237989117086209" calcext:value-type="float">
            <text:p>0.0237989117</text:p>
          </table:table-cell>
          <table:table-cell/>
          <table:table-cell table:formula="of:=[.M128]+1" office:value-type="float" office:value="117" calcext:value-type="float">
            <text:p>117</text:p>
          </table:table-cell>
          <table:table-cell table:formula="of:=[.M129]*[.$B$9]" office:value-type="float" office:value="11.7" calcext:value-type="float">
            <text:p>11.7</text:p>
          </table:table-cell>
          <table:table-cell table:formula="of:=[.P129]*[.$N$9]+[.O128]" office:value-type="float" office:value="-0.000440174877905639" calcext:value-type="float">
            <text:p>-0.0004401749</text:p>
          </table:table-cell>
          <table:table-cell table:formula="of:=[.Q128]*[.$N$9]+[.P128]" office:value-type="float" office:value="0.000398884469656179" calcext:value-type="float">
            <text:p>0.0003988845</text:p>
          </table:table-cell>
          <table:table-cell table:formula="of:=-[.$N$5]*[.O129]-[.$N$4]*(1-[.O129]^2)*[.P129]+[.$N$6]" office:value-type="float" office:value="0.0000412904855348911" calcext:value-type="float">
            <text:p>4.12904855348911E-05</text:p>
          </table:table-cell>
        </table:table-row>
        <table:table-row table:style-name="ro1">
          <table:table-cell table:formula="of:=[.A129]+1" office:value-type="float" office:value="118" calcext:value-type="float">
            <text:p>118</text:p>
          </table:table-cell>
          <table:table-cell table:formula="of:=[.A130]*[.$B$9]" office:value-type="float" office:value="11.8" calcext:value-type="float">
            <text:p>11.8</text:p>
          </table:table-cell>
          <table:table-cell table:formula="of:=[.D130]*[.$B$9]+[.C129]" office:value-type="float" office:value="-0.000200673730878281" calcext:value-type="float">
            <text:p>-0.0002006737</text:p>
          </table:table-cell>
          <table:table-cell table:formula="of:=[.E129]*[.$B$9]+[.D129]" office:value-type="float" office:value="0.000198963922955748" calcext:value-type="float">
            <text:p>0.0001989639</text:p>
          </table:table-cell>
          <table:table-cell table:formula="of:=-[.$B$5]*[.C130]-[.$B$4]*(1-[.C130]^2)*[.D130]+[.$B$6]" office:value-type="float" office:value="0.00000170981593479954" calcext:value-type="float">
            <text:p>1.70981593479954E-06</text:p>
          </table:table-cell>
          <table:table-cell table:formula="of:=[.F129]+[.$B$9]*[.K129]" office:value-type="float" office:value="0.0779168054218236" calcext:value-type="float">
            <text:p>0.0779168054</text:p>
          </table:table-cell>
          <table:table-cell table:formula="of:=[.G129]+[.$B$9]*[.H129]" office:value-type="float" office:value="-0.0595793276575539" calcext:value-type="float">
            <text:p>-0.0595793277</text:p>
          </table:table-cell>
          <table:table-cell table:formula="of:=[.$B$6]-[.$B$4]*(1-[.F130]^2)*[.G130] - [.$B$5]*[.F130]" office:value-type="float" office:value="-0.0186991855644899" calcext:value-type="float">
            <text:p>-0.0186991856</text:p>
          </table:table-cell>
          <table:table-cell table:formula="of:=[.$B$6]-[.$B$4]*(1-[.J130]^2)*[.K130] - [.$B$5]*[.J130]" office:value-type="float" office:value="0.034436748048546" calcext:value-type="float">
            <text:p>0.034436748</text:p>
          </table:table-cell>
          <table:table-cell table:formula="of:=[.J129]+([.$B$9]/2) * ([.G130]+[.K130])" office:value-type="float" office:value="-0.0588862646639685" calcext:value-type="float">
            <text:p>-0.0588862647</text:p>
          </table:table-cell>
          <table:table-cell table:formula="of:=[.K129]+[.$B$9]/2 * ([.H130] + [.I129])" office:value-type="float" office:value="0.0245345925764385" calcext:value-type="float">
            <text:p>0.0245345926</text:p>
          </table:table-cell>
          <table:table-cell/>
          <table:table-cell table:formula="of:=[.M129]+1" office:value-type="float" office:value="118" calcext:value-type="float">
            <text:p>118</text:p>
          </table:table-cell>
          <table:table-cell table:formula="of:=[.M130]*[.$B$9]" office:value-type="float" office:value="11.8" calcext:value-type="float">
            <text:p>11.8</text:p>
          </table:table-cell>
          <table:table-cell table:formula="of:=[.P130]*[.$N$9]+[.O129]" office:value-type="float" office:value="-0.000399873526084672" calcext:value-type="float">
            <text:p>-0.0003998735</text:p>
          </table:table-cell>
          <table:table-cell table:formula="of:=[.Q129]*[.$N$9]+[.P129]" office:value-type="float" office:value="0.000403013518209668" calcext:value-type="float">
            <text:p>0.0004030135</text:p>
          </table:table-cell>
          <table:table-cell table:formula="of:=-[.$N$5]*[.O130]-[.$N$4]*(1-[.O130]^2)*[.P130]+[.$N$6]" office:value-type="float" office:value="-0.00000313992768360283" calcext:value-type="float">
            <text:p>-3.13992768360283E-06</text:p>
          </table:table-cell>
        </table:table-row>
        <table:table-row table:style-name="ro1">
          <table:table-cell table:formula="of:=[.A130]+1" office:value-type="float" office:value="119" calcext:value-type="float">
            <text:p>119</text:p>
          </table:table-cell>
          <table:table-cell table:formula="of:=[.A131]*[.$B$9]" office:value-type="float" office:value="11.9" calcext:value-type="float">
            <text:p>11.9</text:p>
          </table:table-cell>
          <table:table-cell table:formula="of:=[.D131]*[.$B$9]+[.C130]" office:value-type="float" office:value="-0.000180760240423358" calcext:value-type="float">
            <text:p>-0.0001807602</text:p>
          </table:table-cell>
          <table:table-cell table:formula="of:=[.E130]*[.$B$9]+[.D130]" office:value-type="float" office:value="0.000199134904549228" calcext:value-type="float">
            <text:p>0.0001991349</text:p>
          </table:table-cell>
          <table:table-cell table:formula="of:=-[.$B$5]*[.C131]-[.$B$4]*(1-[.C131]^2)*[.D131]+[.$B$6]" office:value-type="float" office:value="-0.0000183746576192832" calcext:value-type="float">
            <text:p>-1.83746576192832E-05</text:p>
          </table:table-cell>
          <table:table-cell table:formula="of:=[.F130]+[.$B$9]*[.K130]" office:value-type="float" office:value="0.0803702646794675" calcext:value-type="float">
            <text:p>0.0803702647</text:p>
          </table:table-cell>
          <table:table-cell table:formula="of:=[.G130]+[.$B$9]*[.H130]" office:value-type="float" office:value="-0.0614492462140029" calcext:value-type="float">
            <text:p>-0.0614492462</text:p>
          </table:table-cell>
          <table:table-cell table:formula="of:=[.$B$6]-[.$B$4]*(1-[.F131]^2)*[.G131] - [.$B$5]*[.F131]" office:value-type="float" office:value="-0.0193179424633484" calcext:value-type="float">
            <text:p>-0.0193179425</text:p>
          </table:table-cell>
          <table:table-cell table:formula="of:=[.$B$6]-[.$B$4]*(1-[.J131]^2)*[.K131] - [.$B$5]*[.J131]" office:value-type="float" office:value="0.0354968323858866" calcext:value-type="float">
            <text:p>0.0354968324</text:p>
          </table:table-cell>
          <table:table-cell table:formula="of:=[.J130]+([.$B$9]/2) * ([.G131]+[.K131])" office:value-type="float" office:value="-0.0606942003318838" calcext:value-type="float">
            <text:p>-0.0606942003</text:p>
          </table:table-cell>
          <table:table-cell table:formula="of:=[.K130]+[.$B$9]/2 * ([.H131] + [.I130])" office:value-type="float" office:value="0.0252905328556984" calcext:value-type="float">
            <text:p>0.0252905329</text:p>
          </table:table-cell>
          <table:table-cell/>
          <table:table-cell table:formula="of:=[.M130]+1" office:value-type="float" office:value="119" calcext:value-type="float">
            <text:p>119</text:p>
          </table:table-cell>
          <table:table-cell table:formula="of:=[.M131]*[.$B$9]" office:value-type="float" office:value="11.9" calcext:value-type="float">
            <text:p>11.9</text:p>
          </table:table-cell>
          <table:table-cell table:formula="of:=[.P131]*[.$N$9]+[.O130]" office:value-type="float" office:value="-0.000359603573540541" calcext:value-type="float">
            <text:p>-0.0003596036</text:p>
          </table:table-cell>
          <table:table-cell table:formula="of:=[.Q130]*[.$N$9]+[.P130]" office:value-type="float" office:value="0.000402699525441308" calcext:value-type="float">
            <text:p>0.0004026995</text:p>
          </table:table-cell>
          <table:table-cell table:formula="of:=-[.$N$5]*[.O131]-[.$N$4]*(1-[.O131]^2)*[.P131]+[.$N$6]" office:value-type="float" office:value="-0.0000430958998257857" calcext:value-type="float">
            <text:p>-4.30958998257857E-05</text:p>
          </table:table-cell>
        </table:table-row>
        <table:table-row table:style-name="ro1">
          <table:table-cell table:formula="of:=[.A131]+1" office:value-type="float" office:value="120" calcext:value-type="float">
            <text:p>120</text:p>
          </table:table-cell>
          <table:table-cell table:formula="of:=[.A132]*[.$B$9]" office:value-type="float" office:value="12" calcext:value-type="float">
            <text:p>12</text:p>
          </table:table-cell>
          <table:table-cell table:formula="of:=[.D132]*[.$B$9]+[.C131]" office:value-type="float" office:value="-0.000161030496544628" calcext:value-type="float">
            <text:p>-0.0001610305</text:p>
          </table:table-cell>
          <table:table-cell table:formula="of:=[.E131]*[.$B$9]+[.D131]" office:value-type="float" office:value="0.0001972974387873" calcext:value-type="float">
            <text:p>0.0001972974</text:p>
          </table:table-cell>
          <table:table-cell table:formula="of:=-[.$B$5]*[.C132]-[.$B$4]*(1-[.C132]^2)*[.D132]+[.$B$6]" office:value-type="float" office:value="-0.0000362669371265869" calcext:value-type="float">
            <text:p>-3.62669371265869E-05</text:p>
          </table:table-cell>
          <table:table-cell table:formula="of:=[.F131]+[.$B$9]*[.K131]" office:value-type="float" office:value="0.0828993179650373" calcext:value-type="float">
            <text:p>0.082899318</text:p>
          </table:table-cell>
          <table:table-cell table:formula="of:=[.G131]+[.$B$9]*[.H131]" office:value-type="float" office:value="-0.0633810404603377" calcext:value-type="float">
            <text:p>-0.0633810405</text:p>
          </table:table-cell>
          <table:table-cell table:formula="of:=[.$B$6]-[.$B$4]*(1-[.F132]^2)*[.G132] - [.$B$5]*[.F132]" office:value-type="float" office:value="-0.0199538508337825" calcext:value-type="float">
            <text:p>-0.0199538508</text:p>
          </table:table-cell>
          <table:table-cell table:formula="of:=[.$B$6]-[.$B$4]*(1-[.J132]^2)*[.K132] - [.$B$5]*[.J132]" office:value-type="float" office:value="0.0365942083792551" calcext:value-type="float">
            <text:p>0.0365942084</text:p>
          </table:table-cell>
          <table:table-cell table:formula="of:=[.J131]+([.$B$9]/2) * ([.G132]+[.K132])" office:value-type="float" office:value="-0.0625598682582355" calcext:value-type="float">
            <text:p>-0.0625598683</text:p>
          </table:table-cell>
          <table:table-cell table:formula="of:=[.K131]+[.$B$9]/2 * ([.H132] + [.I131])" office:value-type="float" office:value="0.0260676819333036" calcext:value-type="float">
            <text:p>0.0260676819</text:p>
          </table:table-cell>
          <table:table-cell/>
          <table:table-cell table:formula="of:=[.M131]+1" office:value-type="float" office:value="120" calcext:value-type="float">
            <text:p>120</text:p>
          </table:table-cell>
          <table:table-cell table:formula="of:=[.M132]*[.$B$9]" office:value-type="float" office:value="12" calcext:value-type="float">
            <text:p>12</text:p>
          </table:table-cell>
          <table:table-cell table:formula="of:=[.P132]*[.$N$9]+[.O131]" office:value-type="float" office:value="-0.000319764579994669" calcext:value-type="float">
            <text:p>-0.0003197646</text:p>
          </table:table-cell>
          <table:table-cell table:formula="of:=[.Q131]*[.$N$9]+[.P131]" office:value-type="float" office:value="0.000398389935458729" calcext:value-type="float">
            <text:p>0.0003983899</text:p>
          </table:table-cell>
          <table:table-cell table:formula="of:=-[.$N$5]*[.O132]-[.$N$4]*(1-[.O132]^2)*[.P132]+[.$N$6]" office:value-type="float" office:value="-0.0000786253147289339" calcext:value-type="float">
            <text:p>-7.86253147289339E-05</text:p>
          </table:table-cell>
        </table:table-row>
        <table:table-row table:style-name="ro1">
          <table:table-cell table:formula="of:=[.A132]+1" office:value-type="float" office:value="121" calcext:value-type="float">
            <text:p>121</text:p>
          </table:table-cell>
          <table:table-cell table:formula="of:=[.A133]*[.$B$9]" office:value-type="float" office:value="12.1" calcext:value-type="float">
            <text:p>12.1</text:p>
          </table:table-cell>
          <table:table-cell table:formula="of:=[.D133]*[.$B$9]+[.C132]" office:value-type="float" office:value="-0.000141663422037164" calcext:value-type="float">
            <text:p>-0.0001416634</text:p>
          </table:table-cell>
          <table:table-cell table:formula="of:=[.E132]*[.$B$9]+[.D132]" office:value-type="float" office:value="0.000193670745074641" calcext:value-type="float">
            <text:p>0.0001936707</text:p>
          </table:table-cell>
          <table:table-cell table:formula="of:=-[.$B$5]*[.C133]-[.$B$4]*(1-[.C133]^2)*[.D133]+[.$B$6]" office:value-type="float" office:value="-0.0000520073191507906" calcext:value-type="float">
            <text:p>-5.20073191507906E-05</text:p>
          </table:table-cell>
          <table:table-cell table:formula="of:=[.F132]+[.$B$9]*[.K132]" office:value-type="float" office:value="0.0855060861583677" calcext:value-type="float">
            <text:p>0.0855060862</text:p>
          </table:table-cell>
          <table:table-cell table:formula="of:=[.G132]+[.$B$9]*[.H132]" office:value-type="float" office:value="-0.065376425543716" calcext:value-type="float">
            <text:p>-0.0653764255</text:p>
          </table:table-cell>
          <table:table-cell table:formula="of:=[.$B$6]-[.$B$4]*(1-[.F133]^2)*[.G133] - [.$B$5]*[.F133]" office:value-type="float" office:value="-0.0206076466713131" calcext:value-type="float">
            <text:p>-0.0206076467</text:p>
          </table:table-cell>
          <table:table-cell table:formula="of:=[.$B$6]-[.$B$4]*(1-[.J133]^2)*[.K133] - [.$B$5]*[.J133]" office:value-type="float" office:value="0.0377300516873671" calcext:value-type="float">
            <text:p>0.0377300517</text:p>
          </table:table-cell>
          <table:table-cell table:formula="of:=[.J132]+([.$B$9]/2) * ([.G133]+[.K133])" office:value-type="float" office:value="-0.0644853390344862" calcext:value-type="float">
            <text:p>-0.064485339</text:p>
          </table:table-cell>
          <table:table-cell table:formula="of:=[.K132]+[.$B$9]/2 * ([.H133] + [.I132])" office:value-type="float" office:value="0.0268670100187007" calcext:value-type="float">
            <text:p>0.02686701</text:p>
          </table:table-cell>
          <table:table-cell/>
          <table:table-cell table:formula="of:=[.M132]+1" office:value-type="float" office:value="121" calcext:value-type="float">
            <text:p>121</text:p>
          </table:table-cell>
          <table:table-cell table:formula="of:=[.M133]*[.$B$9]" office:value-type="float" office:value="12.1" calcext:value-type="float">
            <text:p>12.1</text:p>
          </table:table-cell>
          <table:table-cell table:formula="of:=[.P133]*[.$N$9]+[.O132]" office:value-type="float" office:value="-0.000280711839596085" calcext:value-type="float">
            <text:p>-0.0002807118</text:p>
          </table:table-cell>
          <table:table-cell table:formula="of:=[.Q132]*[.$N$9]+[.P132]" office:value-type="float" office:value="0.000390527403985836" calcext:value-type="float">
            <text:p>0.0003905274</text:p>
          </table:table-cell>
          <table:table-cell table:formula="of:=-[.$N$5]*[.O133]-[.$N$4]*(1-[.O133]^2)*[.P133]+[.$N$6]" office:value-type="float" office:value="-0.000109815533616528" calcext:value-type="float">
            <text:p>-0.0001098155</text:p>
          </table:table-cell>
        </table:table-row>
        <table:table-row table:style-name="ro1">
          <table:table-cell table:formula="of:=[.A133]+1" office:value-type="float" office:value="122" calcext:value-type="float">
            <text:p>122</text:p>
          </table:table-cell>
          <table:table-cell table:formula="of:=[.A134]*[.$B$9]" office:value-type="float" office:value="12.2" calcext:value-type="float">
            <text:p>12.2</text:p>
          </table:table-cell>
          <table:table-cell table:formula="of:=[.D134]*[.$B$9]+[.C133]" office:value-type="float" office:value="-0.000122816420721208" calcext:value-type="float">
            <text:p>-0.0001228164</text:p>
          </table:table-cell>
          <table:table-cell table:formula="of:=[.E133]*[.$B$9]+[.D133]" office:value-type="float" office:value="0.000188470013159562" calcext:value-type="float">
            <text:p>0.00018847</text:p>
          </table:table-cell>
          <table:table-cell table:formula="of:=-[.$B$5]*[.C134]-[.$B$4]*(1-[.C134]^2)*[.D134]+[.$B$6]" office:value-type="float" office:value="-0.0000656535895954962" calcext:value-type="float">
            <text:p>-6.56535895954962E-05</text:p>
          </table:table-cell>
          <table:table-cell table:formula="of:=[.F133]+[.$B$9]*[.K133]" office:value-type="float" office:value="0.0881927871602377" calcext:value-type="float">
            <text:p>0.0881927872</text:p>
          </table:table-cell>
          <table:table-cell table:formula="of:=[.G133]+[.$B$9]*[.H133]" office:value-type="float" office:value="-0.0674371902108472" calcext:value-type="float">
            <text:p>-0.0674371902</text:p>
          </table:table-cell>
          <table:table-cell table:formula="of:=[.$B$6]-[.$B$4]*(1-[.F134]^2)*[.G134] - [.$B$5]*[.F134]" office:value-type="float" office:value="-0.0212801212371074" calcext:value-type="float">
            <text:p>-0.0212801212</text:p>
          </table:table-cell>
          <table:table-cell table:formula="of:=[.$B$6]-[.$B$4]*(1-[.J134]^2)*[.K134] - [.$B$5]*[.J134]" office:value-type="float" office:value="0.0389055661653334" calcext:value-type="float">
            <text:p>0.0389055662</text:p>
          </table:table-cell>
          <table:table-cell table:formula="of:=[.J133]+([.$B$9]/2) * ([.G134]+[.K134])" office:value-type="float" office:value="-0.0664727232179679" calcext:value-type="float">
            <text:p>-0.0664727232</text:p>
          </table:table-cell>
          <table:table-cell table:formula="of:=[.K133]+[.$B$9]/2 * ([.H134] + [.I133])" office:value-type="float" office:value="0.0276895065412136" calcext:value-type="float">
            <text:p>0.0276895065</text:p>
          </table:table-cell>
          <table:table-cell/>
          <table:table-cell table:formula="of:=[.M133]+1" office:value-type="float" office:value="122" calcext:value-type="float">
            <text:p>122</text:p>
          </table:table-cell>
          <table:table-cell table:formula="of:=[.M134]*[.$B$9]" office:value-type="float" office:value="12.2" calcext:value-type="float">
            <text:p>12.2</text:p>
          </table:table-cell>
          <table:table-cell table:formula="of:=[.P134]*[.$N$9]+[.O133]" office:value-type="float" office:value="-0.000242757254533667" calcext:value-type="float">
            <text:p>-0.0002427573</text:p>
          </table:table-cell>
          <table:table-cell table:formula="of:=[.Q133]*[.$N$9]+[.P133]" office:value-type="float" office:value="0.000379545850624183" calcext:value-type="float">
            <text:p>0.0003795459</text:p>
          </table:table-cell>
          <table:table-cell table:formula="of:=-[.$N$5]*[.O134]-[.$N$4]*(1-[.O134]^2)*[.P134]+[.$N$6]" office:value-type="float" office:value="-0.000136788573723467" calcext:value-type="float">
            <text:p>-0.0001367886</text:p>
          </table:table-cell>
        </table:table-row>
        <table:table-row table:style-name="ro1">
          <table:table-cell table:formula="of:=[.A134]+1" office:value-type="float" office:value="123" calcext:value-type="float">
            <text:p>123</text:p>
          </table:table-cell>
          <table:table-cell table:formula="of:=[.A135]*[.$B$9]" office:value-type="float" office:value="12.3" calcext:value-type="float">
            <text:p>12.3</text:p>
          </table:table-cell>
          <table:table-cell table:formula="of:=[.D135]*[.$B$9]+[.C134]" office:value-type="float" office:value="-0.000104625955301207" calcext:value-type="float">
            <text:p>-0.000104626</text:p>
          </table:table-cell>
          <table:table-cell table:formula="of:=[.E134]*[.$B$9]+[.D134]" office:value-type="float" office:value="0.000181904654200012" calcext:value-type="float">
            <text:p>0.0001819047</text:p>
          </table:table-cell>
          <table:table-cell table:formula="of:=-[.$B$5]*[.C135]-[.$B$4]*(1-[.C135]^2)*[.D135]+[.$B$6]" office:value-type="float" office:value="-0.0000772786969075698" calcext:value-type="float">
            <text:p>-7.72786969075698E-05</text:p>
          </table:table-cell>
          <table:table-cell table:formula="of:=[.F134]+[.$B$9]*[.K134]" office:value-type="float" office:value="0.0909617378143591" calcext:value-type="float">
            <text:p>0.0909617378</text:p>
          </table:table-cell>
          <table:table-cell table:formula="of:=[.G134]+[.$B$9]*[.H134]" office:value-type="float" office:value="-0.069565202334558" calcext:value-type="float">
            <text:p>-0.0695652023</text:p>
          </table:table-cell>
          <table:table-cell table:formula="of:=[.$B$6]-[.$B$4]*(1-[.F135]^2)*[.G135] - [.$B$5]*[.F135]" office:value-type="float" office:value="-0.0219721205897398" calcext:value-type="float">
            <text:p>-0.0219721206</text:p>
          </table:table-cell>
          <table:table-cell table:formula="of:=[.$B$6]-[.$B$4]*(1-[.J135]^2)*[.K135] - [.$B$5]*[.J135]" office:value-type="float" office:value="0.0401219889841881" calcext:value-type="float">
            <text:p>0.040121989</text:p>
          </table:table-cell>
          <table:table-cell table:formula="of:=[.J134]+([.$B$9]/2) * ([.G135]+[.K135])" office:value-type="float" office:value="-0.0685241743936962" calcext:value-type="float">
            <text:p>-0.0685241744</text:p>
          </table:table-cell>
          <table:table-cell table:formula="of:=[.K134]+[.$B$9]/2 * ([.H135] + [.I134])" office:value-type="float" office:value="0.0285361788199933" calcext:value-type="float">
            <text:p>0.0285361788</text:p>
          </table:table-cell>
          <table:table-cell/>
          <table:table-cell table:formula="of:=[.M134]+1" office:value-type="float" office:value="123" calcext:value-type="float">
            <text:p>123</text:p>
          </table:table-cell>
          <table:table-cell table:formula="of:=[.M135]*[.$B$9]" office:value-type="float" office:value="12.3" calcext:value-type="float">
            <text:p>12.3</text:p>
          </table:table-cell>
          <table:table-cell table:formula="of:=[.P135]*[.$N$9]+[.O134]" office:value-type="float" office:value="-0.000206170555208483" calcext:value-type="float">
            <text:p>-0.0002061706</text:p>
          </table:table-cell>
          <table:table-cell table:formula="of:=[.Q134]*[.$N$9]+[.P134]" office:value-type="float" office:value="0.000365866993251836" calcext:value-type="float">
            <text:p>0.000365867</text:p>
          </table:table-cell>
          <table:table-cell table:formula="of:=-[.$N$5]*[.O135]-[.$N$4]*(1-[.O135]^2)*[.P135]+[.$N$6]" office:value-type="float" office:value="-0.000159696422491702" calcext:value-type="float">
            <text:p>-0.0001596964</text:p>
          </table:table-cell>
        </table:table-row>
        <table:table-row table:style-name="ro1">
          <table:table-cell table:formula="of:=[.A135]+1" office:value-type="float" office:value="124" calcext:value-type="float">
            <text:p>124</text:p>
          </table:table-cell>
          <table:table-cell table:formula="of:=[.A136]*[.$B$9]" office:value-type="float" office:value="12.4" calcext:value-type="float">
            <text:p>12.4</text:p>
          </table:table-cell>
          <table:table-cell table:formula="of:=[.D136]*[.$B$9]+[.C135]" office:value-type="float" office:value="-0.0000872082768502813" calcext:value-type="float">
            <text:p>-8.72082768502813E-05</text:p>
          </table:table-cell>
          <table:table-cell table:formula="of:=[.E135]*[.$B$9]+[.D135]" office:value-type="float" office:value="0.000174176784509255" calcext:value-type="float">
            <text:p>0.0001741768</text:p>
          </table:table-cell>
          <table:table-cell table:formula="of:=-[.$B$5]*[.C136]-[.$B$4]*(1-[.C136]^2)*[.D136]+[.$B$6]" office:value-type="float" office:value="-0.0000869685063343103" calcext:value-type="float">
            <text:p>-8.69685063343103E-05</text:p>
          </table:table-cell>
          <table:table-cell table:formula="of:=[.F135]+[.$B$9]*[.K135]" office:value-type="float" office:value="0.0938153556963584" calcext:value-type="float">
            <text:p>0.0938153557</text:p>
          </table:table-cell>
          <table:table-cell table:formula="of:=[.G135]+[.$B$9]*[.H135]" office:value-type="float" office:value="-0.071762414393532" calcext:value-type="float">
            <text:p>-0.0717624144</text:p>
          </table:table-cell>
          <table:table-cell table:formula="of:=[.$B$6]-[.$B$4]*(1-[.F136]^2)*[.G136] - [.$B$5]*[.F136]" office:value-type="float" office:value="-0.0226845453450866" calcext:value-type="float">
            <text:p>-0.0226845453</text:p>
          </table:table-cell>
          <table:table-cell table:formula="of:=[.$B$6]-[.$B$4]*(1-[.J136]^2)*[.K136] - [.$B$5]*[.J136]" office:value-type="float" office:value="0.0413805958814134" calcext:value-type="float">
            <text:p>0.0413805959</text:p>
          </table:table-cell>
          <table:table-cell table:formula="of:=[.J135]+([.$B$9]/2) * ([.G136]+[.K136])" office:value-type="float" office:value="-0.0706418925632753" calcext:value-type="float">
            <text:p>-0.0706418926</text:p>
          </table:table-cell>
          <table:table-cell table:formula="of:=[.K135]+[.$B$9]/2 * ([.H136] + [.I135])" office:value-type="float" office:value="0.0294080510019484" calcext:value-type="float">
            <text:p>0.029408051</text:p>
          </table:table-cell>
          <table:table-cell/>
          <table:table-cell table:formula="of:=[.M135]+1" office:value-type="float" office:value="124" calcext:value-type="float">
            <text:p>124</text:p>
          </table:table-cell>
          <table:table-cell table:formula="of:=[.M136]*[.$B$9]" office:value-type="float" office:value="12.4" calcext:value-type="float">
            <text:p>12.4</text:p>
          </table:table-cell>
          <table:table-cell table:formula="of:=[.P136]*[.$N$9]+[.O135]" office:value-type="float" office:value="-0.000171180820108217" calcext:value-type="float">
            <text:p>-0.0001711808</text:p>
          </table:table-cell>
          <table:table-cell table:formula="of:=[.Q135]*[.$N$9]+[.P135]" office:value-type="float" office:value="0.000349897351002666" calcext:value-type="float">
            <text:p>0.0003498974</text:p>
          </table:table-cell>
          <table:table-cell table:formula="of:=-[.$N$5]*[.O136]-[.$N$4]*(1-[.O136]^2)*[.P136]+[.$N$6]" office:value-type="float" office:value="-0.000178716520641452" calcext:value-type="float">
            <text:p>-0.0001787165</text:p>
          </table:table-cell>
        </table:table-row>
        <table:table-row table:style-name="ro1">
          <table:table-cell table:formula="of:=[.A136]+1" office:value-type="float" office:value="125" calcext:value-type="float">
            <text:p>125</text:p>
          </table:table-cell>
          <table:table-cell table:formula="of:=[.A137]*[.$B$9]" office:value-type="float" office:value="12.5" calcext:value-type="float">
            <text:p>12.5</text:p>
          </table:table-cell>
          <table:table-cell table:formula="of:=[.D137]*[.$B$9]+[.C136]" office:value-type="float" office:value="-0.0000706602834626988" calcext:value-type="float">
            <text:p>-7.06602834626988E-05</text:p>
          </table:table-cell>
          <table:table-cell table:formula="of:=[.E136]*[.$B$9]+[.D136]" office:value-type="float" office:value="0.000165479933875824" calcext:value-type="float">
            <text:p>0.0001654799</text:p>
          </table:table-cell>
          <table:table-cell table:formula="of:=-[.$B$5]*[.C137]-[.$B$4]*(1-[.C137]^2)*[.D137]+[.$B$6]" office:value-type="float" office:value="-0.0000948196495869047" calcext:value-type="float">
            <text:p>-9.48196495869047E-05</text:p>
          </table:table-cell>
          <table:table-cell table:formula="of:=[.F136]+[.$B$9]*[.K136]" office:value-type="float" office:value="0.0967561607965532" calcext:value-type="float">
            <text:p>0.0967561608</text:p>
          </table:table-cell>
          <table:table-cell table:formula="of:=[.G136]+[.$B$9]*[.H136]" office:value-type="float" office:value="-0.0740308689280406" calcext:value-type="float">
            <text:p>-0.0740308689</text:p>
          </table:table-cell>
          <table:table-cell table:formula="of:=[.$B$6]-[.$B$4]*(1-[.F137]^2)*[.G137] - [.$B$5]*[.F137]" office:value-type="float" office:value="-0.0234183507000978" calcext:value-type="float">
            <text:p>-0.0234183507</text:p>
          </table:table-cell>
          <table:table-cell table:formula="of:=[.$B$6]-[.$B$4]*(1-[.J137]^2)*[.K137] - [.$B$5]*[.J137]" office:value-type="float" office:value="0.0426827065421868" calcext:value-type="float">
            <text:p>0.0426827065</text:p>
          </table:table-cell>
          <table:table-cell table:formula="of:=[.J136]+([.$B$9]/2) * ([.G137]+[.K137])" office:value-type="float" office:value="-0.0728281278466267" calcext:value-type="float">
            <text:p>-0.0728281278</text:p>
          </table:table-cell>
          <table:table-cell table:formula="of:=[.K136]+[.$B$9]/2 * ([.H137] + [.I136])" office:value-type="float" office:value="0.0303061632610142" calcext:value-type="float">
            <text:p>0.0303061633</text:p>
          </table:table-cell>
          <table:table-cell/>
          <table:table-cell table:formula="of:=[.M136]+1" office:value-type="float" office:value="125" calcext:value-type="float">
            <text:p>125</text:p>
          </table:table-cell>
          <table:table-cell table:formula="of:=[.M137]*[.$B$9]" office:value-type="float" office:value="12.5" calcext:value-type="float">
            <text:p>12.5</text:p>
          </table:table-cell>
          <table:table-cell table:formula="of:=[.P137]*[.$N$9]+[.O136]" office:value-type="float" office:value="-0.000137978250214364" calcext:value-type="float">
            <text:p>-0.0001379783</text:p>
          </table:table-cell>
          <table:table-cell table:formula="of:=[.Q136]*[.$N$9]+[.P136]" office:value-type="float" office:value="0.000332025698938521" calcext:value-type="float">
            <text:p>0.0003320257</text:p>
          </table:table-cell>
          <table:table-cell table:formula="of:=-[.$N$5]*[.O137]-[.$N$4]*(1-[.O137]^2)*[.P137]+[.$N$6]" office:value-type="float" office:value="-0.000194047442403052" calcext:value-type="float">
            <text:p>-0.0001940474</text:p>
          </table:table-cell>
        </table:table-row>
        <table:table-row table:style-name="ro1">
          <table:table-cell table:formula="of:=[.A137]+1" office:value-type="float" office:value="126" calcext:value-type="float">
            <text:p>126</text:p>
          </table:table-cell>
          <table:table-cell table:formula="of:=[.A138]*[.$B$9]" office:value-type="float" office:value="12.6" calcext:value-type="float">
            <text:p>12.6</text:p>
          </table:table-cell>
          <table:table-cell table:formula="of:=[.D138]*[.$B$9]+[.C137]" office:value-type="float" office:value="-0.0000550604865709855" calcext:value-type="float">
            <text:p>-5.50604865709855E-05</text:p>
          </table:table-cell>
          <table:table-cell table:formula="of:=[.E137]*[.$B$9]+[.D137]" office:value-type="float" office:value="0.000155997968917134" calcext:value-type="float">
            <text:p>0.000155998</text:p>
          </table:table-cell>
          <table:table-cell table:formula="of:=-[.$B$5]*[.C138]-[.$B$4]*(1-[.C138]^2)*[.D138]+[.$B$6]" office:value-type="float" office:value="-0.000100937481873216" calcext:value-type="float">
            <text:p>-0.0001009375</text:p>
          </table:table-cell>
          <table:table-cell table:formula="of:=[.F137]+[.$B$9]*[.K137]" office:value-type="float" office:value="0.0997867771226547" calcext:value-type="float">
            <text:p>0.0997867771</text:p>
          </table:table-cell>
          <table:table-cell table:formula="of:=[.G137]+[.$B$9]*[.H137]" office:value-type="float" office:value="-0.0763727039980504" calcext:value-type="float">
            <text:p>-0.076372704</text:p>
          </table:table-cell>
          <table:table-cell table:formula="of:=[.$B$6]-[.$B$4]*(1-[.F138]^2)*[.G138] - [.$B$5]*[.F138]" office:value-type="float" office:value="-0.0241745467552536" calcext:value-type="float">
            <text:p>-0.0241745468</text:p>
          </table:table-cell>
          <table:table-cell table:formula="of:=[.$B$6]-[.$B$4]*(1-[.J138]^2)*[.K138] - [.$B$5]*[.J138]" office:value-type="float" office:value="0.0440296901153545" calcext:value-type="float">
            <text:p>0.0440296901</text:p>
          </table:table-cell>
          <table:table-cell table:formula="of:=[.J137]+([.$B$9]/2) * ([.G138]+[.K138])" office:value-type="float" office:value="-0.0750851844840112" calcext:value-type="float">
            <text:p>-0.0750851845</text:p>
          </table:table-cell>
          <table:table-cell table:formula="of:=[.K137]+[.$B$9]/2 * ([.H138] + [.I137])" office:value-type="float" office:value="0.0312315712503608" calcext:value-type="float">
            <text:p>0.0312315713</text:p>
          </table:table-cell>
          <table:table-cell/>
          <table:table-cell table:formula="of:=[.M137]+1" office:value-type="float" office:value="126" calcext:value-type="float">
            <text:p>126</text:p>
          </table:table-cell>
          <table:table-cell table:formula="of:=[.M138]*[.$B$9]" office:value-type="float" office:value="12.6" calcext:value-type="float">
            <text:p>12.6</text:p>
          </table:table-cell>
          <table:table-cell table:formula="of:=[.P138]*[.$N$9]+[.O137]" office:value-type="float" office:value="-0.000106716154744543" calcext:value-type="float">
            <text:p>-0.0001067162</text:p>
          </table:table-cell>
          <table:table-cell table:formula="of:=[.Q137]*[.$N$9]+[.P137]" office:value-type="float" office:value="0.000312620954698216" calcext:value-type="float">
            <text:p>0.000312621</text:p>
          </table:table-cell>
          <table:table-cell table:formula="of:=-[.$N$5]*[.O138]-[.$N$4]*(1-[.O138]^2)*[.P138]+[.$N$6]" office:value-type="float" office:value="-0.00020590479639344" calcext:value-type="float">
            <text:p>-0.0002059048</text:p>
          </table:table-cell>
        </table:table-row>
        <table:table-row table:style-name="ro1">
          <table:table-cell table:formula="of:=[.A138]+1" office:value-type="float" office:value="127" calcext:value-type="float">
            <text:p>127</text:p>
          </table:table-cell>
          <table:table-cell table:formula="of:=[.A139]*[.$B$9]" office:value-type="float" office:value="12.7" calcext:value-type="float">
            <text:p>12.7</text:p>
          </table:table-cell>
          <table:table-cell table:formula="of:=[.D139]*[.$B$9]+[.C138]" office:value-type="float" office:value="-0.0000404700644980042" calcext:value-type="float">
            <text:p>-4.04700644980042E-05</text:p>
          </table:table-cell>
          <table:table-cell table:formula="of:=[.E138]*[.$B$9]+[.D138]" office:value-type="float" office:value="0.000145904220729812" calcext:value-type="float">
            <text:p>0.0001459042</text:p>
          </table:table-cell>
          <table:table-cell table:formula="of:=-[.$B$5]*[.C139]-[.$B$4]*(1-[.C139]^2)*[.D139]+[.$B$6]" office:value-type="float" office:value="-0.000105434155992842" calcext:value-type="float">
            <text:p>-0.0001054342</text:p>
          </table:table-cell>
          <table:table-cell table:formula="of:=[.F138]+[.$B$9]*[.K138]" office:value-type="float" office:value="0.102909934247691" calcext:value-type="float">
            <text:p>0.1029099342</text:p>
          </table:table-cell>
          <table:table-cell table:formula="of:=[.G138]+[.$B$9]*[.H138]" office:value-type="float" office:value="-0.0787901586735758" calcext:value-type="float">
            <text:p>-0.0787901587</text:p>
          </table:table-cell>
          <table:table-cell table:formula="of:=[.$B$6]-[.$B$4]*(1-[.F139]^2)*[.G139] - [.$B$5]*[.F139]" office:value-type="float" office:value="-0.0249541991698635" calcext:value-type="float">
            <text:p>-0.0249541992</text:p>
          </table:table-cell>
          <table:table-cell table:formula="of:=[.$B$6]-[.$B$4]*(1-[.J139]^2)*[.K139] - [.$B$5]*[.J139]" office:value-type="float" office:value="0.0454229708725051" calcext:value-type="float">
            <text:p>0.0454229709</text:p>
          </table:table-cell>
          <table:table-cell table:formula="of:=[.J138]+([.$B$9]/2) * ([.G139]+[.K139])" office:value-type="float" office:value="-0.0774154251278082" calcext:value-type="float">
            <text:p>-0.0774154251</text:p>
          </table:table-cell>
          <table:table-cell table:formula="of:=[.K138]+[.$B$9]/2 * ([.H139] + [.I138])" office:value-type="float" office:value="0.0321853457976354" calcext:value-type="float">
            <text:p>0.0321853458</text:p>
          </table:table-cell>
          <table:table-cell/>
          <table:table-cell table:formula="of:=[.M138]+1" office:value-type="float" office:value="127" calcext:value-type="float">
            <text:p>127</text:p>
          </table:table-cell>
          <table:table-cell table:formula="of:=[.M139]*[.$B$9]" office:value-type="float" office:value="12.7" calcext:value-type="float">
            <text:p>12.7</text:p>
          </table:table-cell>
          <table:table-cell table:formula="of:=[.P139]*[.$N$9]+[.O138]" office:value-type="float" office:value="-0.0000775131072386557" calcext:value-type="float">
            <text:p>-7.75131072386557E-05</text:p>
          </table:table-cell>
          <table:table-cell table:formula="of:=[.Q138]*[.$N$9]+[.P138]" office:value-type="float" office:value="0.000292030475058872" calcext:value-type="float">
            <text:p>0.0002920305</text:p>
          </table:table-cell>
          <table:table-cell table:formula="of:=-[.$N$5]*[.O139]-[.$N$4]*(1-[.O139]^2)*[.P139]+[.$N$6]" office:value-type="float" office:value="-0.000214517366065614" calcext:value-type="float">
            <text:p>-0.0002145174</text:p>
          </table:table-cell>
        </table:table-row>
        <table:table-row table:style-name="ro1">
          <table:table-cell table:formula="of:=[.A139]+1" office:value-type="float" office:value="128" calcext:value-type="float">
            <text:p>128</text:p>
          </table:table-cell>
          <table:table-cell table:formula="of:=[.A140]*[.$B$9]" office:value-type="float" office:value="12.8" calcext:value-type="float">
            <text:p>12.8</text:p>
          </table:table-cell>
          <table:table-cell table:formula="of:=[.D140]*[.$B$9]+[.C139]" office:value-type="float" office:value="-0.0000269339839849514" calcext:value-type="float">
            <text:p>-0.000026934</text:p>
          </table:table-cell>
          <table:table-cell table:formula="of:=[.E139]*[.$B$9]+[.D139]" office:value-type="float" office:value="0.000135360805130528" calcext:value-type="float">
            <text:p>0.0001353608</text:p>
          </table:table-cell>
          <table:table-cell table:formula="of:=-[.$B$5]*[.C140]-[.$B$4]*(1-[.C140]^2)*[.D140]+[.$B$6]" office:value-type="float" office:value="-0.000108426821047381" calcext:value-type="float">
            <text:p>-0.0001084268</text:p>
          </table:table-cell>
          <table:table-cell table:formula="of:=[.F139]+[.$B$9]*[.K139]" office:value-type="float" office:value="0.106128468827454" calcext:value-type="float">
            <text:p>0.1061284688</text:p>
          </table:table-cell>
          <table:table-cell table:formula="of:=[.G139]+[.$B$9]*[.H139]" office:value-type="float" office:value="-0.0812855785905621" calcext:value-type="float">
            <text:p>-0.0812855786</text:p>
          </table:table-cell>
          <table:table-cell table:formula="of:=[.$B$6]-[.$B$4]*(1-[.F140]^2)*[.G140] - [.$B$5]*[.F140]" office:value-type="float" office:value="-0.0257584301840421" calcext:value-type="float">
            <text:p>-0.0257584302</text:p>
          </table:table-cell>
          <table:table-cell table:formula="of:=[.$B$6]-[.$B$4]*(1-[.J140]^2)*[.K140] - [.$B$5]*[.J140]" office:value-type="float" office:value="0.046864034022984" calcext:value-type="float">
            <text:p>0.046864034</text:p>
          </table:table-cell>
          <table:table-cell table:formula="of:=[.J139]+([.$B$9]/2) * ([.G140]+[.K140])" office:value-type="float" office:value="-0.0798212754157334" calcext:value-type="float">
            <text:p>-0.0798212754</text:p>
          </table:table-cell>
          <table:table-cell table:formula="of:=[.K139]+[.$B$9]/2 * ([.H140] + [.I139])" office:value-type="float" office:value="0.0331685728320585" calcext:value-type="float">
            <text:p>0.0331685728</text:p>
          </table:table-cell>
          <table:table-cell/>
          <table:table-cell table:formula="of:=[.M139]+1" office:value-type="float" office:value="128" calcext:value-type="float">
            <text:p>128</text:p>
          </table:table-cell>
          <table:table-cell table:formula="of:=[.M140]*[.$B$9]" office:value-type="float" office:value="12.8" calcext:value-type="float">
            <text:p>12.8</text:p>
          </table:table-cell>
          <table:table-cell table:formula="of:=[.P140]*[.$N$9]+[.O139]" office:value-type="float" office:value="-0.0000504552333934247" calcext:value-type="float">
            <text:p>-5.04552333934247E-05</text:p>
          </table:table-cell>
          <table:table-cell table:formula="of:=[.Q139]*[.$N$9]+[.P139]" office:value-type="float" office:value="0.00027057873845231" calcext:value-type="float">
            <text:p>0.0002705787</text:p>
          </table:table-cell>
          <table:table-cell table:formula="of:=-[.$N$5]*[.O140]-[.$N$4]*(1-[.O140]^2)*[.P140]+[.$N$6]" office:value-type="float" office:value="-0.000220123504370065" calcext:value-type="float">
            <text:p>-0.0002201235</text:p>
          </table:table-cell>
        </table:table-row>
        <table:table-row table:style-name="ro1">
          <table:table-cell table:formula="of:=[.A140]+1" office:value-type="float" office:value="129" calcext:value-type="float">
            <text:p>129</text:p>
          </table:table-cell>
          <table:table-cell table:formula="of:=[.A141]*[.$B$9]" office:value-type="float" office:value="12.9" calcext:value-type="float">
            <text:p>12.9</text:p>
          </table:table-cell>
          <table:table-cell table:formula="of:=[.D141]*[.$B$9]+[.C140]" office:value-type="float" office:value="-0.0000144821716823724" calcext:value-type="float">
            <text:p>-1.44821716823724E-05</text:p>
          </table:table-cell>
          <table:table-cell table:formula="of:=[.E140]*[.$B$9]+[.D140]" office:value-type="float" office:value="0.00012451812302579" calcext:value-type="float">
            <text:p>0.0001245181</text:p>
          </table:table-cell>
          <table:table-cell table:formula="of:=-[.$B$5]*[.C141]-[.$B$4]*(1-[.C141]^2)*[.D141]+[.$B$6]" office:value-type="float" office:value="-0.000110035951317302" calcext:value-type="float">
            <text:p>-0.000110036</text:p>
          </table:table-cell>
          <table:table-cell table:formula="of:=[.F140]+[.$B$9]*[.K140]" office:value-type="float" office:value="0.10944532611066" calcext:value-type="float">
            <text:p>0.1094453261</text:p>
          </table:table-cell>
          <table:table-cell table:formula="of:=[.G140]+[.$B$9]*[.H140]" office:value-type="float" office:value="-0.0838614216089663" calcext:value-type="float">
            <text:p>-0.0838614216</text:p>
          </table:table-cell>
          <table:table-cell table:formula="of:=[.$B$6]-[.$B$4]*(1-[.F141]^2)*[.G141] - [.$B$5]*[.F141]" office:value-type="float" office:value="-0.0265884200412335" calcext:value-type="float">
            <text:p>-0.02658842</text:p>
          </table:table-cell>
          <table:table-cell table:formula="of:=[.$B$6]-[.$B$4]*(1-[.J141]^2)*[.K141] - [.$B$5]*[.J141]" office:value-type="float" office:value="0.0483544317022731" calcext:value-type="float">
            <text:p>0.0483544317</text:p>
          </table:table-cell>
          <table:table-cell table:formula="of:=[.J140]+([.$B$9]/2) * ([.G141]+[.K141])" office:value-type="float" office:value="-0.0823052288196244" calcext:value-type="float">
            <text:p>-0.0823052288</text:p>
          </table:table-cell>
          <table:table-cell table:formula="of:=[.K140]+[.$B$9]/2 * ([.H141] + [.I140])" office:value-type="float" office:value="0.034182353531146" calcext:value-type="float">
            <text:p>0.0341823535</text:p>
          </table:table-cell>
          <table:table-cell/>
          <table:table-cell table:formula="of:=[.M140]+1" office:value-type="float" office:value="129" calcext:value-type="float">
            <text:p>129</text:p>
          </table:table-cell>
          <table:table-cell table:formula="of:=[.M141]*[.$B$9]" office:value-type="float" office:value="12.9" calcext:value-type="float">
            <text:p>12.9</text:p>
          </table:table-cell>
          <table:table-cell table:formula="of:=[.P141]*[.$N$9]+[.O140]" office:value-type="float" office:value="-0.0000255985945918943" calcext:value-type="float">
            <text:p>-2.55985945918943E-05</text:p>
          </table:table-cell>
          <table:table-cell table:formula="of:=[.Q140]*[.$N$9]+[.P140]" office:value-type="float" office:value="0.000248566388015304" calcext:value-type="float">
            <text:p>0.0002485664</text:p>
          </table:table-cell>
          <table:table-cell table:formula="of:=-[.$N$5]*[.O141]-[.$N$4]*(1-[.O141]^2)*[.P141]+[.$N$6]" office:value-type="float" office:value="-0.000222967793260527" calcext:value-type="float">
            <text:p>-0.0002229678</text:p>
          </table:table-cell>
        </table:table-row>
        <table:table-row table:style-name="ro1">
          <table:table-cell table:formula="of:=[.A141]+1" office:value-type="float" office:value="130" calcext:value-type="float">
            <text:p>130</text:p>
          </table:table-cell>
          <table:table-cell table:formula="of:=[.A142]*[.$B$9]" office:value-type="float" office:value="13" calcext:value-type="float">
            <text:p>13</text:p>
          </table:table-cell>
          <table:table-cell table:formula="of:=[.D142]*[.$B$9]+[.C141]" office:value-type="float" office:value="-0.00000313071889296645" calcext:value-type="float">
            <text:p>-3.13071889296645E-06</text:p>
          </table:table-cell>
          <table:table-cell table:formula="of:=[.E141]*[.$B$9]+[.D141]" office:value-type="float" office:value="0.00011351452789406" calcext:value-type="float">
            <text:p>0.0001135145</text:p>
          </table:table-cell>
          <table:table-cell table:formula="of:=-[.$B$5]*[.C142]-[.$B$4]*(1-[.C142]^2)*[.D142]+[.$B$6]" office:value-type="float" office:value="-0.000110383808999981" calcext:value-type="float">
            <text:p>-0.0001103838</text:p>
          </table:table-cell>
          <table:table-cell table:formula="of:=[.F141]+[.$B$9]*[.K141]" office:value-type="float" office:value="0.112863561463775" calcext:value-type="float">
            <text:p>0.1128635615</text:p>
          </table:table-cell>
          <table:table-cell table:formula="of:=[.G141]+[.$B$9]*[.H141]" office:value-type="float" office:value="-0.0865202636130897" calcext:value-type="float">
            <text:p>-0.0865202636</text:p>
          </table:table-cell>
          <table:table-cell table:formula="of:=[.$B$6]-[.$B$4]*(1-[.F142]^2)*[.G142] - [.$B$5]*[.F142]" office:value-type="float" office:value="-0.0274454088456009" calcext:value-type="float">
            <text:p>-0.0274454088</text:p>
          </table:table-cell>
          <table:table-cell table:formula="of:=[.$B$6]-[.$B$4]*(1-[.J142]^2)*[.K142] - [.$B$5]*[.J142]" office:value-type="float" office:value="0.0498957891558653" calcext:value-type="float">
            <text:p>0.0498957892</text:p>
          </table:table-cell>
          <table:table-cell table:formula="of:=[.J141]+([.$B$9]/2) * ([.G142]+[.K142])" office:value-type="float" office:value="-0.0848698517665799" calcext:value-type="float">
            <text:p>-0.0848698518</text:p>
          </table:table-cell>
          <table:table-cell table:formula="of:=[.K141]+[.$B$9]/2 * ([.H142] + [.I141])" office:value-type="float" office:value="0.0352278046739797" calcext:value-type="float">
            <text:p>0.0352278047</text:p>
          </table:table-cell>
          <table:table-cell/>
          <table:table-cell table:formula="of:=[.M141]+1" office:value-type="float" office:value="130" calcext:value-type="float">
            <text:p>130</text:p>
          </table:table-cell>
          <table:table-cell table:formula="of:=[.M142]*[.$B$9]" office:value-type="float" office:value="13" calcext:value-type="float">
            <text:p>13</text:p>
          </table:table-cell>
          <table:table-cell table:formula="of:=[.P142]*[.$N$9]+[.O141]" office:value-type="float" office:value="-0.00000297163372296924" calcext:value-type="float">
            <text:p>-2.97163372296924E-06</text:p>
          </table:table-cell>
          <table:table-cell table:formula="of:=[.Q141]*[.$N$9]+[.P141]" office:value-type="float" office:value="0.000226269608689251" calcext:value-type="float">
            <text:p>0.0002262696</text:p>
          </table:table-cell>
          <table:table-cell table:formula="of:=-[.$N$5]*[.O142]-[.$N$4]*(1-[.O142]^2)*[.P142]+[.$N$6]" office:value-type="float" office:value="-0.000223297974964284" calcext:value-type="float">
            <text:p>-0.000223298</text:p>
          </table:table-cell>
        </table:table-row>
        <table:table-row table:style-name="ro1">
          <table:table-cell table:formula="of:=[.A142]+1" office:value-type="float" office:value="131" calcext:value-type="float">
            <text:p>131</text:p>
          </table:table-cell>
          <table:table-cell table:formula="of:=[.A143]*[.$B$9]" office:value-type="float" office:value="13.1" calcext:value-type="float">
            <text:p>13.1</text:p>
          </table:table-cell>
          <table:table-cell table:formula="of:=[.D143]*[.$B$9]+[.C142]" office:value-type="float" office:value="0.00000711689580643972" calcext:value-type="float">
            <text:p>7.11689580643972E-06</text:p>
          </table:table-cell>
          <table:table-cell table:formula="of:=[.E142]*[.$B$9]+[.D142]" office:value-type="float" office:value="0.000102476146994062" calcext:value-type="float">
            <text:p>0.0001024761</text:p>
          </table:table-cell>
          <table:table-cell table:formula="of:=-[.$B$5]*[.C143]-[.$B$4]*(1-[.C143]^2)*[.D143]+[.$B$6]" office:value-type="float" office:value="-0.000109593042795311" calcext:value-type="float">
            <text:p>-0.000109593</text:p>
          </table:table-cell>
          <table:table-cell table:formula="of:=[.F142]+[.$B$9]*[.K142]" office:value-type="float" office:value="0.116386341931173" calcext:value-type="float">
            <text:p>0.1163863419</text:p>
          </table:table-cell>
          <table:table-cell table:formula="of:=[.G142]+[.$B$9]*[.H142]" office:value-type="float" office:value="-0.0892648044976498" calcext:value-type="float">
            <text:p>-0.0892648045</text:p>
          </table:table-cell>
          <table:table-cell table:formula="of:=[.$B$6]-[.$B$4]*(1-[.F143]^2)*[.G143] - [.$B$5]*[.F143]" office:value-type="float" office:value="-0.0283306988894895" calcext:value-type="float">
            <text:p>-0.0283306989</text:p>
          </table:table-cell>
          <table:table-cell table:formula="of:=[.$B$6]-[.$B$4]*(1-[.J143]^2)*[.K143] - [.$B$5]*[.J143]" office:value-type="float" office:value="0.0514898111456299" calcext:value-type="float">
            <text:p>0.0514898111</text:p>
          </table:table-cell>
          <table:table-cell table:formula="of:=[.J142]+([.$B$9]/2) * ([.G143]+[.K143])" office:value-type="float" office:value="-0.0875177890320974" calcext:value-type="float">
            <text:p>-0.087517789</text:p>
          </table:table-cell>
          <table:table-cell table:formula="of:=[.K142]+[.$B$9]/2 * ([.H143] + [.I142])" office:value-type="float" office:value="0.0363060591872984" calcext:value-type="float">
            <text:p>0.0363060592</text:p>
          </table:table-cell>
          <table:table-cell/>
          <table:table-cell table:formula="of:=[.M142]+1" office:value-type="float" office:value="131" calcext:value-type="float">
            <text:p>131</text:p>
          </table:table-cell>
          <table:table-cell table:formula="of:=[.M143]*[.$B$9]" office:value-type="float" office:value="13.1" calcext:value-type="float">
            <text:p>13.1</text:p>
          </table:table-cell>
          <table:table-cell table:formula="of:=[.P143]*[.$N$9]+[.O142]" office:value-type="float" office:value="0.000017422347396313" calcext:value-type="float">
            <text:p>1.7422347396313E-05</text:p>
          </table:table-cell>
          <table:table-cell table:formula="of:=[.Q142]*[.$N$9]+[.P142]" office:value-type="float" office:value="0.000203939811192823" calcext:value-type="float">
            <text:p>0.0002039398</text:p>
          </table:table-cell>
          <table:table-cell table:formula="of:=-[.$N$5]*[.O143]-[.$N$4]*(1-[.O143]^2)*[.P143]+[.$N$6]" office:value-type="float" office:value="-0.000221362158527232" calcext:value-type="float">
            <text:p>-0.0002213622</text:p>
          </table:table-cell>
        </table:table-row>
        <table:table-row table:style-name="ro1">
          <table:table-cell table:formula="of:=[.A143]+1" office:value-type="float" office:value="132" calcext:value-type="float">
            <text:p>132</text:p>
          </table:table-cell>
          <table:table-cell table:formula="of:=[.A144]*[.$B$9]" office:value-type="float" office:value="13.2" calcext:value-type="float">
            <text:p>13.2</text:p>
          </table:table-cell>
          <table:table-cell table:formula="of:=[.D144]*[.$B$9]+[.C143]" office:value-type="float" office:value="0.0000162685800778928" calcext:value-type="float">
            <text:p>1.62685800778928E-05</text:p>
          </table:table-cell>
          <table:table-cell table:formula="of:=[.E143]*[.$B$9]+[.D143]" office:value-type="float" office:value="0.0000915168427145306" calcext:value-type="float">
            <text:p>9.15168427145306E-05</text:p>
          </table:table-cell>
          <table:table-cell table:formula="of:=-[.$B$5]*[.C144]-[.$B$4]*(1-[.C144]^2)*[.D144]+[.$B$6]" office:value-type="float" office:value="-0.000107785422768202" calcext:value-type="float">
            <text:p>-0.0001077854</text:p>
          </table:table-cell>
          <table:table-cell table:formula="of:=[.F143]+[.$B$9]*[.K143]" office:value-type="float" office:value="0.120016947849903" calcext:value-type="float">
            <text:p>0.1200169478</text:p>
          </table:table-cell>
          <table:table-cell table:formula="of:=[.G143]+[.$B$9]*[.H143]" office:value-type="float" office:value="-0.0920978743865987" calcext:value-type="float">
            <text:p>-0.0920978744</text:p>
          </table:table-cell>
          <table:table-cell table:formula="of:=[.$B$6]-[.$B$4]*(1-[.F144]^2)*[.G144] - [.$B$5]*[.F144]" office:value-type="float" office:value="-0.0292456574875524" calcext:value-type="float">
            <text:p>-0.0292456575</text:p>
          </table:table-cell>
          <table:table-cell table:formula="of:=[.$B$6]-[.$B$4]*(1-[.J144]^2)*[.K144] - [.$B$5]*[.J144]" office:value-type="float" office:value="0.0531382886107076" calcext:value-type="float">
            <text:p>0.0531382886</text:p>
          </table:table-cell>
          <table:table-cell table:formula="of:=[.J143]+([.$B$9]/2) * ([.G144]+[.K144])" office:value-type="float" office:value="-0.0902517694079173" calcext:value-type="float">
            <text:p>-0.0902517694</text:p>
          </table:table-cell>
          <table:table-cell table:formula="of:=[.K143]+[.$B$9]/2 * ([.H144] + [.I143])" office:value-type="float" office:value="0.0374182668702023" calcext:value-type="float">
            <text:p>0.0374182669</text:p>
          </table:table-cell>
          <table:table-cell/>
          <table:table-cell table:formula="of:=[.M143]+1" office:value-type="float" office:value="132" calcext:value-type="float">
            <text:p>132</text:p>
          </table:table-cell>
          <table:table-cell table:formula="of:=[.M144]*[.$B$9]" office:value-type="float" office:value="13.2" calcext:value-type="float">
            <text:p>13.2</text:p>
          </table:table-cell>
          <table:table-cell table:formula="of:=[.P144]*[.$N$9]+[.O143]" office:value-type="float" office:value="0.000035602706930323" calcext:value-type="float">
            <text:p>3.5602706930323E-05</text:p>
          </table:table-cell>
          <table:table-cell table:formula="of:=[.Q143]*[.$N$9]+[.P143]" office:value-type="float" office:value="0.000181803595340099" calcext:value-type="float">
            <text:p>0.0001818036</text:p>
          </table:table-cell>
          <table:table-cell table:formula="of:=-[.$N$5]*[.O144]-[.$N$4]*(1-[.O144]^2)*[.P144]+[.$N$6]" office:value-type="float" office:value="-0.000217406302039977" calcext:value-type="float">
            <text:p>-0.0002174063</text:p>
          </table:table-cell>
        </table:table-row>
        <table:table-row table:style-name="ro1">
          <table:table-cell table:formula="of:=[.A144]+1" office:value-type="float" office:value="133" calcext:value-type="float">
            <text:p>133</text:p>
          </table:table-cell>
          <table:table-cell table:formula="of:=[.A145]*[.$B$9]" office:value-type="float" office:value="13.3" calcext:value-type="float">
            <text:p>13.3</text:p>
          </table:table-cell>
          <table:table-cell table:formula="of:=[.D145]*[.$B$9]+[.C144]" office:value-type="float" office:value="0.0000243424101216638" calcext:value-type="float">
            <text:p>2.43424101216638E-05</text:p>
          </table:table-cell>
          <table:table-cell table:formula="of:=[.E144]*[.$B$9]+[.D144]" office:value-type="float" office:value="0.0000807383004377104" calcext:value-type="float">
            <text:p>8.07383004377104E-05</text:p>
          </table:table-cell>
          <table:table-cell table:formula="of:=-[.$B$5]*[.C145]-[.$B$4]*(1-[.C145]^2)*[.D145]+[.$B$6]" office:value-type="float" office:value="-0.000105080710511533" calcext:value-type="float">
            <text:p>-0.0001050807</text:p>
          </table:table-cell>
          <table:table-cell table:formula="of:=[.F144]+[.$B$9]*[.K144]" office:value-type="float" office:value="0.123758774536923" calcext:value-type="float">
            <text:p>0.1237587745</text:p>
          </table:table-cell>
          <table:table-cell table:formula="of:=[.G144]+[.$B$9]*[.H144]" office:value-type="float" office:value="-0.095022440135354" calcext:value-type="float">
            <text:p>-0.0950224401</text:p>
          </table:table-cell>
          <table:table-cell table:formula="of:=[.$B$6]-[.$B$4]*(1-[.F145]^2)*[.G145] - [.$B$5]*[.F145]" office:value-type="float" office:value="-0.0301917203560527" calcext:value-type="float">
            <text:p>-0.0301917204</text:p>
          </table:table-cell>
          <table:table-cell table:formula="of:=[.$B$6]-[.$B$4]*(1-[.J145]^2)*[.K145] - [.$B$5]*[.J145]" office:value-type="float" office:value="0.0548431056202415" calcext:value-type="float">
            <text:p>0.0548431056</text:p>
          </table:table-cell>
          <table:table-cell table:formula="of:=[.J144]+([.$B$9]/2) * ([.G145]+[.K145])" office:value-type="float" office:value="-0.0930746116505382" calcext:value-type="float">
            <text:p>-0.0930746117</text:p>
          </table:table-cell>
          <table:table-cell table:formula="of:=[.K144]+[.$B$9]/2 * ([.H145] + [.I144])" office:value-type="float" office:value="0.0385655952829351" calcext:value-type="float">
            <text:p>0.0385655953</text:p>
          </table:table-cell>
          <table:table-cell/>
          <table:table-cell table:formula="of:=[.M144]+1" office:value-type="float" office:value="133" calcext:value-type="float">
            <text:p>133</text:p>
          </table:table-cell>
          <table:table-cell table:formula="of:=[.M145]*[.$B$9]" office:value-type="float" office:value="13.3" calcext:value-type="float">
            <text:p>13.3</text:p>
          </table:table-cell>
          <table:table-cell table:formula="of:=[.P145]*[.$N$9]+[.O144]" office:value-type="float" office:value="0.0000516090034439331" calcext:value-type="float">
            <text:p>0.000051609</text:p>
          </table:table-cell>
          <table:table-cell table:formula="of:=[.Q144]*[.$N$9]+[.P144]" office:value-type="float" office:value="0.000160062965136102" calcext:value-type="float">
            <text:p>0.000160063</text:p>
          </table:table-cell>
          <table:table-cell table:formula="of:=-[.$N$5]*[.O145]-[.$N$4]*(1-[.O145]^2)*[.P145]+[.$N$6]" office:value-type="float" office:value="-0.000211671968153709" calcext:value-type="float">
            <text:p>-0.000211672</text:p>
          </table:table-cell>
        </table:table-row>
        <table:table-row table:style-name="ro1">
          <table:table-cell table:formula="of:=[.A145]+1" office:value-type="float" office:value="134" calcext:value-type="float">
            <text:p>134</text:p>
          </table:table-cell>
          <table:table-cell table:formula="of:=[.A146]*[.$B$9]" office:value-type="float" office:value="13.4" calcext:value-type="float">
            <text:p>13.4</text:p>
          </table:table-cell>
          <table:table-cell table:formula="of:=[.D146]*[.$B$9]+[.C145]" office:value-type="float" office:value="0.0000313654330603195" calcext:value-type="float">
            <text:p>3.13654330603195E-05</text:p>
          </table:table-cell>
          <table:table-cell table:formula="of:=[.E145]*[.$B$9]+[.D145]" office:value-type="float" office:value="0.0000702302293865571" calcext:value-type="float">
            <text:p>7.02302293865571E-05</text:p>
          </table:table-cell>
          <table:table-cell table:formula="of:=-[.$B$5]*[.C146]-[.$B$4]*(1-[.C146]^2)*[.D146]+[.$B$6]" office:value-type="float" office:value="-0.000101595662377785" calcext:value-type="float">
            <text:p>-0.0001015957</text:p>
          </table:table-cell>
          <table:table-cell table:formula="of:=[.F145]+[.$B$9]*[.K145]" office:value-type="float" office:value="0.127615334065216" calcext:value-type="float">
            <text:p>0.1276153341</text:p>
          </table:table-cell>
          <table:table-cell table:formula="of:=[.G145]+[.$B$9]*[.H145]" office:value-type="float" office:value="-0.0980416121709592" calcext:value-type="float">
            <text:p>-0.0980416122</text:p>
          </table:table-cell>
          <table:table-cell table:formula="of:=[.$B$6]-[.$B$4]*(1-[.F146]^2)*[.G146] - [.$B$5]*[.F146]" office:value-type="float" office:value="-0.031170395578367" calcext:value-type="float">
            <text:p>-0.0311703956</text:p>
          </table:table-cell>
          <table:table-cell table:formula="of:=[.$B$6]-[.$B$4]*(1-[.J146]^2)*[.K146] - [.$B$5]*[.J146]" office:value-type="float" office:value="0.056606246660775" calcext:value-type="float">
            <text:p>0.0566062467</text:p>
          </table:table-cell>
          <table:table-cell table:formula="of:=[.J145]+([.$B$9]/2) * ([.G146]+[.K146])" office:value-type="float" office:value="-0.0959892307198347" calcext:value-type="float">
            <text:p>-0.0959892307</text:p>
          </table:table-cell>
          <table:table-cell table:formula="of:=[.K145]+[.$B$9]/2 * ([.H146] + [.I145])" office:value-type="float" office:value="0.0397492307850288" calcext:value-type="float">
            <text:p>0.0397492308</text:p>
          </table:table-cell>
          <table:table-cell/>
          <table:table-cell table:formula="of:=[.M145]+1" office:value-type="float" office:value="134" calcext:value-type="float">
            <text:p>134</text:p>
          </table:table-cell>
          <table:table-cell table:formula="of:=[.M146]*[.$B$9]" office:value-type="float" office:value="13.4" calcext:value-type="float">
            <text:p>13.4</text:p>
          </table:table-cell>
          <table:table-cell table:formula="of:=[.P146]*[.$N$9]+[.O145]" office:value-type="float" office:value="0.0000654985802760062" calcext:value-type="float">
            <text:p>6.54985802760062E-05</text:p>
          </table:table-cell>
          <table:table-cell table:formula="of:=[.Q145]*[.$N$9]+[.P145]" office:value-type="float" office:value="0.000138895768320731" calcext:value-type="float">
            <text:p>0.0001388958</text:p>
          </table:table-cell>
          <table:table-cell table:formula="of:=-[.$N$5]*[.O146]-[.$N$4]*(1-[.O146]^2)*[.P146]+[.$N$6]" office:value-type="float" office:value="-0.000204394348000865" calcext:value-type="float">
            <text:p>-0.0002043943</text:p>
          </table:table-cell>
        </table:table-row>
        <table:table-row table:style-name="ro1">
          <table:table-cell table:formula="of:=[.A146]+1" office:value-type="float" office:value="135" calcext:value-type="float">
            <text:p>135</text:p>
          </table:table-cell>
          <table:table-cell table:formula="of:=[.A147]*[.$B$9]" office:value-type="float" office:value="13.5" calcext:value-type="float">
            <text:p>13.5</text:p>
          </table:table-cell>
          <table:table-cell table:formula="of:=[.D147]*[.$B$9]+[.C146]" office:value-type="float" office:value="0.0000373724993751974" calcext:value-type="float">
            <text:p>3.73724993751974E-05</text:p>
          </table:table-cell>
          <table:table-cell table:formula="of:=[.E146]*[.$B$9]+[.D146]" office:value-type="float" office:value="0.0000600706631487787" calcext:value-type="float">
            <text:p>6.00706631487787E-05</text:p>
          </table:table-cell>
          <table:table-cell table:formula="of:=-[.$B$5]*[.C147]-[.$B$4]*(1-[.C147]^2)*[.D147]+[.$B$6]" office:value-type="float" office:value="-0.0000974431624400751" calcext:value-type="float">
            <text:p>-9.74431624400751E-05</text:p>
          </table:table-cell>
          <table:table-cell table:formula="of:=[.F146]+[.$B$9]*[.K146]" office:value-type="float" office:value="0.131590257143719" calcext:value-type="float">
            <text:p>0.1315902571</text:p>
          </table:table-cell>
          <table:table-cell table:formula="of:=[.G146]+[.$B$9]*[.H146]" office:value-type="float" office:value="-0.101158651728796" calcext:value-type="float">
            <text:p>-0.1011586517</text:p>
          </table:table-cell>
          <table:table-cell table:formula="of:=[.$B$6]-[.$B$4]*(1-[.F147]^2)*[.G147] - [.$B$5]*[.F147]" office:value-type="float" office:value="-0.032183268200879" calcext:value-type="float">
            <text:p>-0.0321832682</text:p>
          </table:table-cell>
          <table:table-cell table:formula="of:=[.$B$6]-[.$B$4]*(1-[.J147]^2)*[.K147] - [.$B$5]*[.J147]" office:value-type="float" office:value="0.058429804306991" calcext:value-type="float">
            <text:p>0.0584298043</text:p>
          </table:table-cell>
          <table:table-cell table:formula="of:=[.J146]+([.$B$9]/2) * ([.G147]+[.K147])" office:value-type="float" office:value="-0.0989986443208733" calcext:value-type="float">
            <text:p>-0.0989986443</text:p>
          </table:table-cell>
          <table:table-cell table:formula="of:=[.K146]+[.$B$9]/2 * ([.H147] + [.I146])" office:value-type="float" office:value="0.0409703797080236" calcext:value-type="float">
            <text:p>0.0409703797</text:p>
          </table:table-cell>
          <table:table-cell/>
          <table:table-cell table:formula="of:=[.M146]+1" office:value-type="float" office:value="135" calcext:value-type="float">
            <text:p>135</text:p>
          </table:table-cell>
          <table:table-cell table:formula="of:=[.M147]*[.$B$9]" office:value-type="float" office:value="13.5" calcext:value-type="float">
            <text:p>13.5</text:p>
          </table:table-cell>
          <table:table-cell table:formula="of:=[.P147]*[.$N$9]+[.O146]" office:value-type="float" office:value="0.0000773442136280706" calcext:value-type="float">
            <text:p>7.73442136280706E-05</text:p>
          </table:table-cell>
          <table:table-cell table:formula="of:=[.Q146]*[.$N$9]+[.P146]" office:value-type="float" office:value="0.000118456333520644" calcext:value-type="float">
            <text:p>0.0001184563</text:p>
          </table:table-cell>
          <table:table-cell table:formula="of:=-[.$N$5]*[.O147]-[.$N$4]*(1-[.O147]^2)*[.P147]+[.$N$6]" office:value-type="float" office:value="-0.000195800546440094" calcext:value-type="float">
            <text:p>-0.0001958005</text:p>
          </table:table-cell>
        </table:table-row>
        <table:table-row table:style-name="ro1">
          <table:table-cell table:formula="of:=[.A147]+1" office:value-type="float" office:value="136" calcext:value-type="float">
            <text:p>136</text:p>
          </table:table-cell>
          <table:table-cell table:formula="of:=[.A148]*[.$B$9]" office:value-type="float" office:value="13.6" calcext:value-type="float">
            <text:p>13.6</text:p>
          </table:table-cell>
          <table:table-cell table:formula="of:=[.D148]*[.$B$9]+[.C147]" office:value-type="float" office:value="0.0000424051340656745" calcext:value-type="float">
            <text:p>4.24051340656745E-05</text:p>
          </table:table-cell>
          <table:table-cell table:formula="of:=[.E147]*[.$B$9]+[.D147]" office:value-type="float" office:value="0.0000503263469047711" calcext:value-type="float">
            <text:p>5.03263469047711E-05</text:p>
          </table:table-cell>
          <table:table-cell table:formula="of:=-[.$B$5]*[.C148]-[.$B$4]*(1-[.C148]^2)*[.D148]+[.$B$6]" office:value-type="float" office:value="-0.000092731480879949" calcext:value-type="float">
            <text:p>-9.2731480879949E-05</text:p>
          </table:table-cell>
          <table:table-cell table:formula="of:=[.F147]+[.$B$9]*[.K147]" office:value-type="float" office:value="0.135687295114522" calcext:value-type="float">
            <text:p>0.1356872951</text:p>
          </table:table-cell>
          <table:table-cell table:formula="of:=[.G147]+[.$B$9]*[.H147]" office:value-type="float" office:value="-0.104376978548884" calcext:value-type="float">
            <text:p>-0.1043769785</text:p>
          </table:table-cell>
          <table:table-cell table:formula="of:=[.$B$6]-[.$B$4]*(1-[.F148]^2)*[.G148] - [.$B$5]*[.F148]" office:value-type="float" office:value="-0.0332320055073267" calcext:value-type="float">
            <text:p>-0.0332320055</text:p>
          </table:table-cell>
          <table:table-cell table:formula="of:=[.$B$6]-[.$B$4]*(1-[.J148]^2)*[.K148] - [.$B$5]*[.J148]" office:value-type="float" office:value="0.0603159873306811" calcext:value-type="float">
            <text:p>0.0603159873</text:p>
          </table:table-cell>
          <table:table-cell table:formula="of:=[.J147]+([.$B$9]/2) * ([.G148]+[.K148])" office:value-type="float" office:value="-0.102105979765917" calcext:value-type="float">
            <text:p>-0.1021059798</text:p>
          </table:table-cell>
          <table:table-cell table:formula="of:=[.K147]+[.$B$9]/2 * ([.H148] + [.I147])" office:value-type="float" office:value="0.0422302696480068" calcext:value-type="float">
            <text:p>0.0422302696</text:p>
          </table:table-cell>
          <table:table-cell/>
          <table:table-cell table:formula="of:=[.M147]+1" office:value-type="float" office:value="136" calcext:value-type="float">
            <text:p>136</text:p>
          </table:table-cell>
          <table:table-cell table:formula="of:=[.M148]*[.$B$9]" office:value-type="float" office:value="13.6" calcext:value-type="float">
            <text:p>13.6</text:p>
          </table:table-cell>
          <table:table-cell table:formula="of:=[.P148]*[.$N$9]+[.O147]" office:value-type="float" office:value="0.0000872318415157341" calcext:value-type="float">
            <text:p>8.72318415157341E-05</text:p>
          </table:table-cell>
          <table:table-cell table:formula="of:=[.Q147]*[.$N$9]+[.P147]" office:value-type="float" office:value="0.0000988762788766349" calcext:value-type="float">
            <text:p>9.88762788766349E-05</text:p>
          </table:table-cell>
          <table:table-cell table:formula="of:=-[.$N$5]*[.O148]-[.$N$4]*(1-[.O148]^2)*[.P148]+[.$N$6]" office:value-type="float" office:value="-0.00018610811963998" calcext:value-type="float">
            <text:p>-0.0001861081</text:p>
          </table:table-cell>
        </table:table-row>
        <table:table-row table:style-name="ro1">
          <table:table-cell table:formula="of:=[.A148]+1" office:value-type="float" office:value="137" calcext:value-type="float">
            <text:p>137</text:p>
          </table:table-cell>
          <table:table-cell table:formula="of:=[.A149]*[.$B$9]" office:value-type="float" office:value="13.7" calcext:value-type="float">
            <text:p>13.7</text:p>
          </table:table-cell>
          <table:table-cell table:formula="of:=[.D149]*[.$B$9]+[.C148]" office:value-type="float" office:value="0.0000465104539473521" calcext:value-type="float">
            <text:p>4.65104539473521E-05</text:p>
          </table:table-cell>
          <table:table-cell table:formula="of:=[.E148]*[.$B$9]+[.D148]" office:value-type="float" office:value="0.0000410531988167762" calcext:value-type="float">
            <text:p>4.10531988167762E-05</text:p>
          </table:table-cell>
          <table:table-cell table:formula="of:=-[.$B$5]*[.C149]-[.$B$4]*(1-[.C149]^2)*[.D149]+[.$B$6]" office:value-type="float" office:value="-0.0000875636526753212" calcext:value-type="float">
            <text:p>-8.75636526753212E-05</text:p>
          </table:table-cell>
          <table:table-cell table:formula="of:=[.F148]+[.$B$9]*[.K148]" office:value-type="float" office:value="0.139910322079322" calcext:value-type="float">
            <text:p>0.1399103221</text:p>
          </table:table-cell>
          <table:table-cell table:formula="of:=[.G148]+[.$B$9]*[.H148]" office:value-type="float" office:value="-0.107700179099617" calcext:value-type="float">
            <text:p>-0.1077001791</text:p>
          </table:table-cell>
          <table:table-cell table:formula="of:=[.$B$6]-[.$B$4]*(1-[.F149]^2)*[.G149] - [.$B$5]*[.F149]" office:value-type="float" office:value="-0.0343183630243238" calcext:value-type="float">
            <text:p>-0.034318363</text:p>
          </table:table-cell>
          <table:table-cell table:formula="of:=[.$B$6]-[.$B$4]*(1-[.J149]^2)*[.K149] - [.$B$5]*[.J149]" office:value-type="float" office:value="0.0622671293094912" calcext:value-type="float">
            <text:p>0.0622671293</text:p>
          </table:table-cell>
          <table:table-cell table:formula="of:=[.J148]+([.$B$9]/2) * ([.G149]+[.K149])" office:value-type="float" office:value="-0.105314481177732" calcext:value-type="float">
            <text:p>-0.1053144812</text:p>
          </table:table-cell>
          <table:table-cell table:formula="of:=[.K148]+[.$B$9]/2 * ([.H149] + [.I148])" office:value-type="float" office:value="0.0435301508633247" calcext:value-type="float">
            <text:p>0.0435301509</text:p>
          </table:table-cell>
          <table:table-cell/>
          <table:table-cell table:formula="of:=[.M148]+1" office:value-type="float" office:value="137" calcext:value-type="float">
            <text:p>137</text:p>
          </table:table-cell>
          <table:table-cell table:formula="of:=[.M149]*[.$B$9]" office:value-type="float" office:value="13.7" calcext:value-type="float">
            <text:p>13.7</text:p>
          </table:table-cell>
          <table:table-cell table:formula="of:=[.P149]*[.$N$9]+[.O148]" office:value-type="float" office:value="0.0000952583882069978" calcext:value-type="float">
            <text:p>9.52583882069978E-05</text:p>
          </table:table-cell>
          <table:table-cell table:formula="of:=[.Q148]*[.$N$9]+[.P148]" office:value-type="float" office:value="0.0000802654669126368" calcext:value-type="float">
            <text:p>8.02654669126368E-05</text:p>
          </table:table-cell>
          <table:table-cell table:formula="of:=-[.$N$5]*[.O149]-[.$N$4]*(1-[.O149]^2)*[.P149]+[.$N$6]" office:value-type="float" office:value="-0.000175523854391293" calcext:value-type="float">
            <text:p>-0.0001755239</text:p>
          </table:table-cell>
        </table:table-row>
        <table:table-row table:style-name="ro1">
          <table:table-cell table:formula="of:=[.A149]+1" office:value-type="float" office:value="138" calcext:value-type="float">
            <text:p>138</text:p>
          </table:table-cell>
          <table:table-cell table:formula="of:=[.A150]*[.$B$9]" office:value-type="float" office:value="13.8" calcext:value-type="float">
            <text:p>13.8</text:p>
          </table:table-cell>
          <table:table-cell table:formula="of:=[.D150]*[.$B$9]+[.C149]" office:value-type="float" office:value="0.0000497401373022765" calcext:value-type="float">
            <text:p>4.97401373022765E-05</text:p>
          </table:table-cell>
          <table:table-cell table:formula="of:=[.E149]*[.$B$9]+[.D149]" office:value-type="float" office:value="0.0000322968335492441" calcext:value-type="float">
            <text:p>3.22968335492441E-05</text:p>
          </table:table-cell>
          <table:table-cell table:formula="of:=-[.$B$5]*[.C150]-[.$B$4]*(1-[.C150]^2)*[.D150]+[.$B$6]" office:value-type="float" office:value="-0.0000820369707716157" calcext:value-type="float">
            <text:p>-0.000082037</text:p>
          </table:table-cell>
          <table:table-cell table:formula="of:=[.F149]+[.$B$9]*[.K149]" office:value-type="float" office:value="0.144263337165655" calcext:value-type="float">
            <text:p>0.1442633372</text:p>
          </table:table-cell>
          <table:table-cell table:formula="of:=[.G149]+[.$B$9]*[.H149]" office:value-type="float" office:value="-0.111132015402049" calcext:value-type="float">
            <text:p>-0.1111320154</text:p>
          </table:table-cell>
          <table:table-cell table:formula="of:=[.$B$6]-[.$B$4]*(1-[.F150]^2)*[.G150] - [.$B$5]*[.F150]" office:value-type="float" office:value="-0.0354441913163003" calcext:value-type="float">
            <text:p>-0.0354441913</text:p>
          </table:table-cell>
          <table:table-cell table:formula="of:=[.$B$6]-[.$B$4]*(1-[.J150]^2)*[.K150] - [.$B$5]*[.J150]" office:value-type="float" office:value="0.0642856978041675" calcext:value-type="float">
            <text:p>0.0642856978</text:p>
          </table:table-cell>
          <table:table-cell table:formula="of:=[.J149]+([.$B$9]/2) * ([.G150]+[.K150])" office:value-type="float" office:value="-0.108627517059685" calcext:value-type="float">
            <text:p>-0.1086275171</text:p>
          </table:table-cell>
          <table:table-cell table:formula="of:=[.K149]+[.$B$9]/2 * ([.H150] + [.I149])" office:value-type="float" office:value="0.0448712977629842" calcext:value-type="float">
            <text:p>0.0448712978</text:p>
          </table:table-cell>
          <table:table-cell/>
          <table:table-cell table:formula="of:=[.M149]+1" office:value-type="float" office:value="138" calcext:value-type="float">
            <text:p>138</text:p>
          </table:table-cell>
          <table:table-cell table:formula="of:=[.M150]*[.$B$9]" office:value-type="float" office:value="13.8" calcext:value-type="float">
            <text:p>13.8</text:p>
          </table:table-cell>
          <table:table-cell table:formula="of:=[.P150]*[.$N$9]+[.O149]" office:value-type="float" office:value="0.000101529696354349" calcext:value-type="float">
            <text:p>0.0001015297</text:p>
          </table:table-cell>
          <table:table-cell table:formula="of:=[.Q149]*[.$N$9]+[.P149]" office:value-type="float" office:value="0.0000627130814735075" calcext:value-type="float">
            <text:p>6.27130814735075E-05</text:p>
          </table:table-cell>
          <table:table-cell table:formula="of:=-[.$N$5]*[.O150]-[.$N$4]*(1-[.O150]^2)*[.P150]+[.$N$6]" office:value-type="float" office:value="-0.000164242777181392" calcext:value-type="float">
            <text:p>-0.0001642428</text:p>
          </table:table-cell>
        </table:table-row>
        <table:table-row table:style-name="ro1">
          <table:table-cell table:formula="of:=[.A150]+1" office:value-type="float" office:value="139" calcext:value-type="float">
            <text:p>139</text:p>
          </table:table-cell>
          <table:table-cell table:formula="of:=[.A151]*[.$B$9]" office:value-type="float" office:value="13.9" calcext:value-type="float">
            <text:p>13.9</text:p>
          </table:table-cell>
          <table:table-cell table:formula="of:=[.D151]*[.$B$9]+[.C150]" office:value-type="float" office:value="0.0000521494509494848" calcext:value-type="float">
            <text:p>5.21494509494848E-05</text:p>
          </table:table-cell>
          <table:table-cell table:formula="of:=[.E150]*[.$B$9]+[.D150]" office:value-type="float" office:value="0.0000240931364720825" calcext:value-type="float">
            <text:p>2.40931364720825E-05</text:p>
          </table:table-cell>
          <table:table-cell table:formula="of:=-[.$B$5]*[.C151]-[.$B$4]*(1-[.C151]^2)*[.D151]+[.$B$6]" office:value-type="float" office:value="-0.0000762425873560445" calcext:value-type="float">
            <text:p>-7.62425873560445E-05</text:p>
          </table:table-cell>
          <table:table-cell table:formula="of:=[.F150]+[.$B$9]*[.K150]" office:value-type="float" office:value="0.148750466941953" calcext:value-type="float">
            <text:p>0.1487504669</text:p>
          </table:table-cell>
          <table:table-cell table:formula="of:=[.G150]+[.$B$9]*[.H150]" office:value-type="float" office:value="-0.114676434533679" calcext:value-type="float">
            <text:p>-0.1146764345</text:p>
          </table:table-cell>
          <table:table-cell table:formula="of:=[.$B$6]-[.$B$4]*(1-[.F151]^2)*[.G151] - [.$B$5]*[.F151]" office:value-type="float" office:value="-0.0366114436345892" calcext:value-type="float">
            <text:p>-0.0366114436</text:p>
          </table:table-cell>
          <table:table-cell table:formula="of:=[.$B$6]-[.$B$4]*(1-[.J151]^2)*[.K151] - [.$B$5]*[.J151]" office:value-type="float" office:value="0.0663743041808218" calcext:value-type="float">
            <text:p>0.0663743042</text:p>
          </table:table-cell>
          <table:table-cell table:formula="of:=[.J150]+([.$B$9]/2) * ([.G151]+[.K151])" office:value-type="float" office:value="-0.112048588262796" calcext:value-type="float">
            <text:p>-0.1120485883</text:p>
          </table:table-cell>
          <table:table-cell table:formula="of:=[.K150]+[.$B$9]/2 * ([.H151] + [.I150])" office:value-type="float" office:value="0.0462550104714631" calcext:value-type="float">
            <text:p>0.0462550105</text:p>
          </table:table-cell>
          <table:table-cell/>
          <table:table-cell table:formula="of:=[.M150]+1" office:value-type="float" office:value="139" calcext:value-type="float">
            <text:p>139</text:p>
          </table:table-cell>
          <table:table-cell table:formula="of:=[.M151]*[.$B$9]" office:value-type="float" office:value="13.9" calcext:value-type="float">
            <text:p>13.9</text:p>
          </table:table-cell>
          <table:table-cell table:formula="of:=[.P151]*[.$N$9]+[.O150]" office:value-type="float" office:value="0.000106158576729885" calcext:value-type="float">
            <text:p>0.0001061586</text:p>
          </table:table-cell>
          <table:table-cell table:formula="of:=[.Q150]*[.$N$9]+[.P150]" office:value-type="float" office:value="0.0000462888037553683" calcext:value-type="float">
            <text:p>4.62888037553683E-05</text:p>
          </table:table-cell>
          <table:table-cell table:formula="of:=-[.$N$5]*[.O151]-[.$N$4]*(1-[.O151]^2)*[.P151]+[.$N$6]" office:value-type="float" office:value="-0.000152447379963595" calcext:value-type="float">
            <text:p>-0.0001524474</text:p>
          </table:table-cell>
        </table:table-row>
        <table:table-row table:style-name="ro1">
          <table:table-cell table:formula="of:=[.A151]+1" office:value-type="float" office:value="140" calcext:value-type="float">
            <text:p>140</text:p>
          </table:table-cell>
          <table:table-cell table:formula="of:=[.A152]*[.$B$9]" office:value-type="float" office:value="14" calcext:value-type="float">
            <text:p>14</text:p>
          </table:table-cell>
          <table:table-cell table:formula="of:=[.D152]*[.$B$9]+[.C151]" office:value-type="float" office:value="0.0000537963387231326" calcext:value-type="float">
            <text:p>5.37963387231326E-05</text:p>
          </table:table-cell>
          <table:table-cell table:formula="of:=[.E151]*[.$B$9]+[.D151]" office:value-type="float" office:value="0.0000164688777364781" calcext:value-type="float">
            <text:p>1.64688777364781E-05</text:p>
          </table:table-cell>
          <table:table-cell table:formula="of:=-[.$B$5]*[.C152]-[.$B$4]*(1-[.C152]^2)*[.D152]+[.$B$6]" office:value-type="float" office:value="-0.000070265216411949" calcext:value-type="float">
            <text:p>-7.0265216411949E-05</text:p>
          </table:table-cell>
          <table:table-cell table:formula="of:=[.F151]+[.$B$9]*[.K151]" office:value-type="float" office:value="0.153375967989099" calcext:value-type="float">
            <text:p>0.153375968</text:p>
          </table:table-cell>
          <table:table-cell table:formula="of:=[.G151]+[.$B$9]*[.H151]" office:value-type="float" office:value="-0.118337578897138" calcext:value-type="float">
            <text:p>-0.1183375789</text:p>
          </table:table-cell>
          <table:table-cell table:formula="of:=[.$B$6]-[.$B$4]*(1-[.F152]^2)*[.G152] - [.$B$5]*[.F152]" office:value-type="float" office:value="-0.037822184492931" calcext:value-type="float">
            <text:p>-0.0378221845</text:p>
          </table:table-cell>
          <table:table-cell table:formula="of:=[.$B$6]-[.$B$4]*(1-[.J152]^2)*[.K152] - [.$B$5]*[.J152]" office:value-type="float" office:value="0.0685357141632364" calcext:value-type="float">
            <text:p>0.0685357142</text:p>
          </table:table-cell>
          <table:table-cell table:formula="of:=[.J151]+([.$B$9]/2) * ([.G152]+[.K152])" office:value-type="float" office:value="-0.11558133638486" calcext:value-type="float">
            <text:p>-0.1155813364</text:p>
          </table:table-cell>
          <table:table-cell table:formula="of:=[.K151]+[.$B$9]/2 * ([.H152] + [.I151])" office:value-type="float" office:value="0.0476826164558577" calcext:value-type="float">
            <text:p>0.0476826165</text:p>
          </table:table-cell>
          <table:table-cell/>
          <table:table-cell table:formula="of:=[.M151]+1" office:value-type="float" office:value="140" calcext:value-type="float">
            <text:p>140</text:p>
          </table:table-cell>
          <table:table-cell table:formula="of:=[.M152]*[.$B$9]" office:value-type="float" office:value="14" calcext:value-type="float">
            <text:p>14</text:p>
          </table:table-cell>
          <table:table-cell table:formula="of:=[.P152]*[.$N$9]+[.O151]" office:value-type="float" office:value="0.000109262983305786" calcext:value-type="float">
            <text:p>0.000109263</text:p>
          </table:table-cell>
          <table:table-cell table:formula="of:=[.Q151]*[.$N$9]+[.P151]" office:value-type="float" office:value="0.0000310440657590088" calcext:value-type="float">
            <text:p>3.10440657590088E-05</text:p>
          </table:table-cell>
          <table:table-cell table:formula="of:=-[.$N$5]*[.O152]-[.$N$4]*(1-[.O152]^2)*[.P152]+[.$N$6]" office:value-type="float" office:value="-0.000140307048694179" calcext:value-type="float">
            <text:p>-0.000140307</text:p>
          </table:table-cell>
        </table:table-row>
        <table:table-row table:style-name="ro1">
          <table:table-cell table:formula="of:=[.A152]+1" office:value-type="float" office:value="141" calcext:value-type="float">
            <text:p>141</text:p>
          </table:table-cell>
          <table:table-cell table:formula="of:=[.A153]*[.$B$9]" office:value-type="float" office:value="14.1" calcext:value-type="float">
            <text:p>14.1</text:p>
          </table:table-cell>
          <table:table-cell table:formula="of:=[.D153]*[.$B$9]+[.C152]" office:value-type="float" office:value="0.0000547405743326609" calcext:value-type="float">
            <text:p>5.47405743326609E-05</text:p>
          </table:table-cell>
          <table:table-cell table:formula="of:=[.E152]*[.$B$9]+[.D152]" office:value-type="float" office:value="0.0000094423560952832" calcext:value-type="float">
            <text:p>9.4423560952832E-06</text:p>
          </table:table-cell>
          <table:table-cell table:formula="of:=-[.$B$5]*[.C153]-[.$B$4]*(1-[.C153]^2)*[.D153]+[.$B$6]" office:value-type="float" office:value="-0.0000641829303996498" calcext:value-type="float">
            <text:p>-6.41829303996498E-05</text:p>
          </table:table-cell>
          <table:table-cell table:formula="of:=[.F152]+[.$B$9]*[.K152]" office:value-type="float" office:value="0.158144229634685" calcext:value-type="float">
            <text:p>0.1581442296</text:p>
          </table:table-cell>
          <table:table-cell table:formula="of:=[.G152]+[.$B$9]*[.H152]" office:value-type="float" office:value="-0.122119797346431" calcext:value-type="float">
            <text:p>-0.1221197973</text:p>
          </table:table-cell>
          <table:table-cell table:formula="of:=[.$B$6]-[.$B$4]*(1-[.F153]^2)*[.G153] - [.$B$5]*[.F153]" office:value-type="float" office:value="-0.0390785992503973" calcext:value-type="float">
            <text:p>-0.0390785993</text:p>
          </table:table-cell>
          <table:table-cell table:formula="of:=[.$B$6]-[.$B$4]*(1-[.J153]^2)*[.K153] - [.$B$5]*[.J153]" office:value-type="float" office:value="0.0707728592095783" calcext:value-type="float">
            <text:p>0.0707728592</text:p>
          </table:table-cell>
          <table:table-cell table:formula="of:=[.J152]+([.$B$9]/2) * ([.G153]+[.K153])" office:value-type="float" office:value="-0.119229552642106" calcext:value-type="float">
            <text:p>-0.1192295526</text:p>
          </table:table-cell>
          <table:table-cell table:formula="of:=[.K152]+[.$B$9]/2 * ([.H153] + [.I152])" office:value-type="float" office:value="0.0491554722014996" calcext:value-type="float">
            <text:p>0.0491554722</text:p>
          </table:table-cell>
          <table:table-cell/>
          <table:table-cell table:formula="of:=[.M152]+1" office:value-type="float" office:value="141" calcext:value-type="float">
            <text:p>141</text:p>
          </table:table-cell>
          <table:table-cell table:formula="of:=[.M153]*[.$B$9]" office:value-type="float" office:value="14.1" calcext:value-type="float">
            <text:p>14.1</text:p>
          </table:table-cell>
          <table:table-cell table:formula="of:=[.P153]*[.$N$9]+[.O152]" office:value-type="float" office:value="0.000110964319394745" calcext:value-type="float">
            <text:p>0.0001109643</text:p>
          </table:table-cell>
          <table:table-cell table:formula="of:=[.Q152]*[.$N$9]+[.P152]" office:value-type="float" office:value="0.0000170133608895909" calcext:value-type="float">
            <text:p>1.70133608895909E-05</text:p>
          </table:table-cell>
          <table:table-cell table:formula="of:=-[.$N$5]*[.O153]-[.$N$4]*(1-[.O153]^2)*[.P153]+[.$N$6]" office:value-type="float" office:value="-0.000127977680074849" calcext:value-type="float">
            <text:p>-0.0001279777</text:p>
          </table:table-cell>
        </table:table-row>
        <table:table-row table:style-name="ro1">
          <table:table-cell table:formula="of:=[.A153]+1" office:value-type="float" office:value="142" calcext:value-type="float">
            <text:p>142</text:p>
          </table:table-cell>
          <table:table-cell table:formula="of:=[.A154]*[.$B$9]" office:value-type="float" office:value="14.2" calcext:value-type="float">
            <text:p>14.2</text:p>
          </table:table-cell>
          <table:table-cell table:formula="of:=[.D154]*[.$B$9]+[.C153]" office:value-type="float" office:value="0.0000550429806381927" calcext:value-type="float">
            <text:p>0.000055043</text:p>
          </table:table-cell>
          <table:table-cell table:formula="of:=[.E153]*[.$B$9]+[.D153]" office:value-type="float" office:value="0.00000302406305531822" calcext:value-type="float">
            <text:p>3.02406305531822E-06</text:p>
          </table:table-cell>
          <table:table-cell table:formula="of:=-[.$B$5]*[.C154]-[.$B$4]*(1-[.C154]^2)*[.D154]+[.$B$6]" office:value-type="float" office:value="-0.0000580670436843489" calcext:value-type="float">
            <text:p>-0.000058067</text:p>
          </table:table-cell>
          <table:table-cell table:formula="of:=[.F153]+[.$B$9]*[.K153]" office:value-type="float" office:value="0.163059776854835" calcext:value-type="float">
            <text:p>0.1630597769</text:p>
          </table:table-cell>
          <table:table-cell table:formula="of:=[.G153]+[.$B$9]*[.H153]" office:value-type="float" office:value="-0.126027657271471" calcext:value-type="float">
            <text:p>-0.1260276573</text:p>
          </table:table-cell>
          <table:table-cell table:formula="of:=[.$B$6]-[.$B$4]*(1-[.F154]^2)*[.G154] - [.$B$5]*[.F154]" office:value-type="float" office:value="-0.0403830047927949" calcext:value-type="float">
            <text:p>-0.0403830048</text:p>
          </table:table-cell>
          <table:table-cell table:formula="of:=[.$B$6]-[.$B$4]*(1-[.J154]^2)*[.K154] - [.$B$5]*[.J154]" office:value-type="float" office:value="0.0730888488181965" calcext:value-type="float">
            <text:p>0.0730888488</text:p>
          </table:table-cell>
          <table:table-cell table:formula="of:=[.J153]+([.$B$9]/2) * ([.G154]+[.K154])" office:value-type="float" office:value="-0.122997187259563" calcext:value-type="float">
            <text:p>-0.1229971873</text:p>
          </table:table-cell>
          <table:table-cell table:formula="of:=[.K153]+[.$B$9]/2 * ([.H154] + [.I153])" office:value-type="float" office:value="0.0506749649223388" calcext:value-type="float">
            <text:p>0.0506749649</text:p>
          </table:table-cell>
          <table:table-cell/>
          <table:table-cell table:formula="of:=[.M153]+1" office:value-type="float" office:value="142" calcext:value-type="float">
            <text:p>142</text:p>
          </table:table-cell>
          <table:table-cell table:formula="of:=[.M154]*[.$B$9]" office:value-type="float" office:value="14.2" calcext:value-type="float">
            <text:p>14.2</text:p>
          </table:table-cell>
          <table:table-cell table:formula="of:=[.P154]*[.$N$9]+[.O153]" office:value-type="float" office:value="0.000111385878682956" calcext:value-type="float">
            <text:p>0.0001113859</text:p>
          </table:table-cell>
          <table:table-cell table:formula="of:=[.Q153]*[.$N$9]+[.P153]" office:value-type="float" office:value="0.00000421559288210598" calcext:value-type="float">
            <text:p>4.21559288210598E-06</text:p>
          </table:table-cell>
          <table:table-cell table:formula="of:=-[.$N$5]*[.O154]-[.$N$4]*(1-[.O154]^2)*[.P154]+[.$N$6]" office:value-type="float" office:value="-0.00011560147151276" calcext:value-type="float">
            <text:p>-0.0001156015</text:p>
          </table:table-cell>
        </table:table-row>
        <table:table-row table:style-name="ro1">
          <table:table-cell table:formula="of:=[.A154]+1" office:value-type="float" office:value="143" calcext:value-type="float">
            <text:p>143</text:p>
          </table:table-cell>
          <table:table-cell table:formula="of:=[.A155]*[.$B$9]" office:value-type="float" office:value="14.3" calcext:value-type="float">
            <text:p>14.3</text:p>
          </table:table-cell>
          <table:table-cell table:formula="of:=[.D155]*[.$B$9]+[.C154]" office:value-type="float" office:value="0.0000547647165068811" calcext:value-type="float">
            <text:p>5.47647165068811E-05</text:p>
          </table:table-cell>
          <table:table-cell table:formula="of:=[.E154]*[.$B$9]+[.D154]" office:value-type="float" office:value="-0.00000278264131311667" calcext:value-type="float">
            <text:p>-2.78264131311667E-06</text:p>
          </table:table-cell>
          <table:table-cell table:formula="of:=-[.$B$5]*[.C155]-[.$B$4]*(1-[.C155]^2)*[.D155]+[.$B$6]" office:value-type="float" office:value="-0.00005198207520211" calcext:value-type="float">
            <text:p>-5.198207520211E-05</text:p>
          </table:table-cell>
          <table:table-cell table:formula="of:=[.F154]+[.$B$9]*[.K154]" office:value-type="float" office:value="0.168127273347069" calcext:value-type="float">
            <text:p>0.1681272733</text:p>
          </table:table-cell>
          <table:table-cell table:formula="of:=[.G154]+[.$B$9]*[.H154]" office:value-type="float" office:value="-0.13006595775075" calcext:value-type="float">
            <text:p>-0.1300659578</text:p>
          </table:table-cell>
          <table:table-cell table:formula="of:=[.$B$6]-[.$B$4]*(1-[.F155]^2)*[.G155] - [.$B$5]*[.F155]" office:value-type="float" office:value="-0.0417378614151571" calcext:value-type="float">
            <text:p>-0.0417378614</text:p>
          </table:table-cell>
          <table:table-cell table:formula="of:=[.$B$6]-[.$B$4]*(1-[.J155]^2)*[.K155] - [.$B$5]*[.J155]" office:value-type="float" office:value="0.0754869838786175" calcext:value-type="float">
            <text:p>0.0754869839</text:p>
          </table:table-cell>
          <table:table-cell table:formula="of:=[.J154]+([.$B$9]/2) * ([.G155]+[.K155])" office:value-type="float" office:value="-0.126888359432476" calcext:value-type="float">
            <text:p>-0.1268883594</text:p>
          </table:table-cell>
          <table:table-cell table:formula="of:=[.K154]+[.$B$9]/2 * ([.H155] + [.I154])" office:value-type="float" office:value="0.0522425142924908" calcext:value-type="float">
            <text:p>0.0522425143</text:p>
          </table:table-cell>
          <table:table-cell/>
          <table:table-cell table:formula="of:=[.M154]+1" office:value-type="float" office:value="143" calcext:value-type="float">
            <text:p>143</text:p>
          </table:table-cell>
          <table:table-cell table:formula="of:=[.M155]*[.$B$9]" office:value-type="float" office:value="14.3" calcext:value-type="float">
            <text:p>14.3</text:p>
          </table:table-cell>
          <table:table-cell table:formula="of:=[.P155]*[.$N$9]+[.O154]" office:value-type="float" office:value="0.000110651423256039" calcext:value-type="float">
            <text:p>0.0001106514</text:p>
          </table:table-cell>
          <table:table-cell table:formula="of:=[.Q154]*[.$N$9]+[.P154]" office:value-type="float" office:value="-0.00000734455426917001" calcext:value-type="float">
            <text:p>-7.34455426917001E-06</text:p>
          </table:table-cell>
          <table:table-cell table:formula="of:=-[.$N$5]*[.O155]-[.$N$4]*(1-[.O155]^2)*[.P155]+[.$N$6]" office:value-type="float" office:value="-0.000103306869076794" calcext:value-type="float">
            <text:p>-0.0001033069</text:p>
          </table:table-cell>
        </table:table-row>
        <table:table-row table:style-name="ro1">
          <table:table-cell table:formula="of:=[.A155]+1" office:value-type="float" office:value="144" calcext:value-type="float">
            <text:p>144</text:p>
          </table:table-cell>
          <table:table-cell table:formula="of:=[.A156]*[.$B$9]" office:value-type="float" office:value="14.4" calcext:value-type="float">
            <text:p>14.4</text:p>
          </table:table-cell>
          <table:table-cell table:formula="of:=[.D156]*[.$B$9]+[.C155]" office:value-type="float" office:value="0.0000539666316235483" calcext:value-type="float">
            <text:p>5.39666316235483E-05</text:p>
          </table:table-cell>
          <table:table-cell table:formula="of:=[.E155]*[.$B$9]+[.D155]" office:value-type="float" office:value="-0.00000798084883332768" calcext:value-type="float">
            <text:p>-7.98084883332768E-06</text:p>
          </table:table-cell>
          <table:table-cell table:formula="of:=-[.$B$5]*[.C156]-[.$B$4]*(1-[.C156]^2)*[.D156]+[.$B$6]" office:value-type="float" office:value="-0.0000459857828134641" calcext:value-type="float">
            <text:p>-4.59857828134641E-05</text:p>
          </table:table-cell>
          <table:table-cell table:formula="of:=[.F155]+[.$B$9]*[.K155]" office:value-type="float" office:value="0.173351524776318" calcext:value-type="float">
            <text:p>0.1733515248</text:p>
          </table:table-cell>
          <table:table-cell table:formula="of:=[.G155]+[.$B$9]*[.H155]" office:value-type="float" office:value="-0.134239743892266" calcext:value-type="float">
            <text:p>-0.1342397439</text:p>
          </table:table-cell>
          <table:table-cell table:formula="of:=[.$B$6]-[.$B$4]*(1-[.F156]^2)*[.G156] - [.$B$5]*[.F156]" office:value-type="float" office:value="-0.0431457860211614" calcext:value-type="float">
            <text:p>-0.043145786</text:p>
          </table:table-cell>
          <table:table-cell table:formula="of:=[.$B$6]-[.$B$4]*(1-[.J156]^2)*[.K156] - [.$B$5]*[.J156]" office:value-type="float" office:value="0.0779707711965859" calcext:value-type="float">
            <text:p>0.0779707712</text:p>
          </table:table-cell>
          <table:table-cell table:formula="of:=[.J155]+([.$B$9]/2) * ([.G156]+[.K156])" office:value-type="float" office:value="-0.130907367917821" calcext:value-type="float">
            <text:p>-0.1309073679</text:p>
          </table:table-cell>
          <table:table-cell table:formula="of:=[.K155]+[.$B$9]/2 * ([.H156] + [.I155])" office:value-type="float" office:value="0.0538595741853636" calcext:value-type="float">
            <text:p>0.0538595742</text:p>
          </table:table-cell>
          <table:table-cell/>
          <table:table-cell table:formula="of:=[.M155]+1" office:value-type="float" office:value="144" calcext:value-type="float">
            <text:p>144</text:p>
          </table:table-cell>
          <table:table-cell table:formula="of:=[.M156]*[.$B$9]" office:value-type="float" office:value="14.4" calcext:value-type="float">
            <text:p>14.4</text:p>
          </table:table-cell>
          <table:table-cell table:formula="of:=[.P156]*[.$N$9]+[.O155]" office:value-type="float" office:value="0.000108883899138354" calcext:value-type="float">
            <text:p>0.0001088839</text:p>
          </table:table-cell>
          <table:table-cell table:formula="of:=[.Q155]*[.$N$9]+[.P155]" office:value-type="float" office:value="-0.0000176752411768494" calcext:value-type="float">
            <text:p>-1.76752411768494E-05</text:p>
          </table:table-cell>
          <table:table-cell table:formula="of:=-[.$N$5]*[.O156]-[.$N$4]*(1-[.O156]^2)*[.P156]+[.$N$6]" office:value-type="float" office:value="-0.000091208658171057" calcext:value-type="float">
            <text:p>-9.1208658171057E-05</text:p>
          </table:table-cell>
        </table:table-row>
        <table:table-row table:style-name="ro1">
          <table:table-cell table:formula="of:=[.A156]+1" office:value-type="float" office:value="145" calcext:value-type="float">
            <text:p>145</text:p>
          </table:table-cell>
          <table:table-cell table:formula="of:=[.A157]*[.$B$9]" office:value-type="float" office:value="14.5" calcext:value-type="float">
            <text:p>14.5</text:p>
          </table:table-cell>
          <table:table-cell table:formula="of:=[.D157]*[.$B$9]+[.C156]" office:value-type="float" office:value="0.0000527086889120809" calcext:value-type="float">
            <text:p>5.27086889120809E-05</text:p>
          </table:table-cell>
          <table:table-cell table:formula="of:=[.E156]*[.$B$9]+[.D156]" office:value-type="float" office:value="-0.0000125794271146741" calcext:value-type="float">
            <text:p>-1.25794271146741E-05</text:p>
          </table:table-cell>
          <table:table-cell table:formula="of:=-[.$B$5]*[.C157]-[.$B$4]*(1-[.C157]^2)*[.D157]+[.$B$6]" office:value-type="float" office:value="-0.0000401292618323551" calcext:value-type="float">
            <text:p>-4.01292618323551E-05</text:p>
          </table:table-cell>
          <table:table-cell table:formula="of:=[.F156]+[.$B$9]*[.K156]" office:value-type="float" office:value="0.178737482194854" calcext:value-type="float">
            <text:p>0.1787374822</text:p>
          </table:table-cell>
          <table:table-cell table:formula="of:=[.G156]+[.$B$9]*[.H156]" office:value-type="float" office:value="-0.138554322494382" calcext:value-type="float">
            <text:p>-0.1385543225</text:p>
          </table:table-cell>
          <table:table-cell table:formula="of:=[.$B$6]-[.$B$4]*(1-[.F157]^2)*[.G157] - [.$B$5]*[.F157]" office:value-type="float" office:value="-0.0446095667704338" calcext:value-type="float">
            <text:p>-0.0446095668</text:p>
          </table:table-cell>
          <table:table-cell table:formula="of:=[.$B$6]-[.$B$4]*(1-[.J157]^2)*[.K157] - [.$B$5]*[.J157]" office:value-type="float" office:value="0.0805439393362364" calcext:value-type="float">
            <text:p>0.0805439393</text:p>
          </table:table-cell>
          <table:table-cell table:formula="of:=[.J156]+([.$B$9]/2) * ([.G157]+[.K157])" office:value-type="float" office:value="-0.135058702322207" calcext:value-type="float">
            <text:p>-0.1350587023</text:p>
          </table:table-cell>
          <table:table-cell table:formula="of:=[.K156]+[.$B$9]/2 * ([.H157] + [.I156])" office:value-type="float" office:value="0.0555276344066712" calcext:value-type="float">
            <text:p>0.0555276344</text:p>
          </table:table-cell>
          <table:table-cell/>
          <table:table-cell table:formula="of:=[.M156]+1" office:value-type="float" office:value="145" calcext:value-type="float">
            <text:p>145</text:p>
          </table:table-cell>
          <table:table-cell table:formula="of:=[.M157]*[.$B$9]" office:value-type="float" office:value="14.5" calcext:value-type="float">
            <text:p>14.5</text:p>
          </table:table-cell>
          <table:table-cell table:formula="of:=[.P157]*[.$N$9]+[.O156]" office:value-type="float" office:value="0.000106204288438959" calcext:value-type="float">
            <text:p>0.0001062043</text:p>
          </table:table-cell>
          <table:table-cell table:formula="of:=[.Q156]*[.$N$9]+[.P156]" office:value-type="float" office:value="-0.0000267961069939551" calcext:value-type="float">
            <text:p>-2.67961069939551E-05</text:p>
          </table:table-cell>
          <table:table-cell table:formula="of:=-[.$N$5]*[.O157]-[.$N$4]*(1-[.O157]^2)*[.P157]+[.$N$6]" office:value-type="float" office:value="-0.0000794081817472461" calcext:value-type="float">
            <text:p>-7.94081817472461E-05</text:p>
          </table:table-cell>
        </table:table-row>
        <table:table-row table:style-name="ro1">
          <table:table-cell table:formula="of:=[.A157]+1" office:value-type="float" office:value="146" calcext:value-type="float">
            <text:p>146</text:p>
          </table:table-cell>
          <table:table-cell table:formula="of:=[.A158]*[.$B$9]" office:value-type="float" office:value="14.6" calcext:value-type="float">
            <text:p>14.6</text:p>
          </table:table-cell>
          <table:table-cell table:formula="of:=[.D158]*[.$B$9]+[.C157]" office:value-type="float" office:value="0.00005104945358229" calcext:value-type="float">
            <text:p>5.104945358229E-05</text:p>
          </table:table-cell>
          <table:table-cell table:formula="of:=[.E157]*[.$B$9]+[.D157]" office:value-type="float" office:value="-0.0000165923532979096" calcext:value-type="float">
            <text:p>-1.65923532979096E-05</text:p>
          </table:table-cell>
          <table:table-cell table:formula="of:=-[.$B$5]*[.C158]-[.$B$4]*(1-[.C158]^2)*[.D158]+[.$B$6]" office:value-type="float" office:value="-0.0000344571003276208" calcext:value-type="float">
            <text:p>-3.44571003276208E-05</text:p>
          </table:table-cell>
          <table:table-cell table:formula="of:=[.F157]+[.$B$9]*[.K157]" office:value-type="float" office:value="0.184290245635522" calcext:value-type="float">
            <text:p>0.1842902456</text:p>
          </table:table-cell>
          <table:table-cell table:formula="of:=[.G157]+[.$B$9]*[.H157]" office:value-type="float" office:value="-0.143015279171425" calcext:value-type="float">
            <text:p>-0.1430152792</text:p>
          </table:table-cell>
          <table:table-cell table:formula="of:=[.$B$6]-[.$B$4]*(1-[.F158]^2)*[.G158] - [.$B$5]*[.F158]" office:value-type="float" office:value="-0.0461321793219908" calcext:value-type="float">
            <text:p>-0.0461321793</text:p>
          </table:table-cell>
          <table:table-cell table:formula="of:=[.$B$6]-[.$B$4]*(1-[.J158]^2)*[.K158] - [.$B$5]*[.J158]" office:value-type="float" office:value="0.0832104559384521" calcext:value-type="float">
            <text:p>0.0832104559</text:p>
          </table:table-cell>
          <table:table-cell table:formula="of:=[.J157]+([.$B$9]/2) * ([.G158]+[.K158])" office:value-type="float" office:value="-0.139347055160409" calcext:value-type="float">
            <text:p>-0.1393470552</text:p>
          </table:table-cell>
          <table:table-cell table:formula="of:=[.K157]+[.$B$9]/2 * ([.H158] + [.I157])" office:value-type="float" office:value="0.0572482224073835" calcext:value-type="float">
            <text:p>0.0572482224</text:p>
          </table:table-cell>
          <table:table-cell/>
          <table:table-cell table:formula="of:=[.M157]+1" office:value-type="float" office:value="146" calcext:value-type="float">
            <text:p>146</text:p>
          </table:table-cell>
          <table:table-cell table:formula="of:=[.M158]*[.$B$9]" office:value-type="float" office:value="14.6" calcext:value-type="float">
            <text:p>14.6</text:p>
          </table:table-cell>
          <table:table-cell table:formula="of:=[.P158]*[.$N$9]+[.O157]" office:value-type="float" office:value="0.000102730595922091" calcext:value-type="float">
            <text:p>0.0001027306</text:p>
          </table:table-cell>
          <table:table-cell table:formula="of:=[.Q157]*[.$N$9]+[.P157]" office:value-type="float" office:value="-0.0000347369251686797" calcext:value-type="float">
            <text:p>-3.47369251686797E-05</text:p>
          </table:table-cell>
          <table:table-cell table:formula="of:=-[.$N$5]*[.O158]-[.$N$4]*(1-[.O158]^2)*[.P158]+[.$N$6]" office:value-type="float" office:value="-0.0000679936711200096" calcext:value-type="float">
            <text:p>-6.79936711200096E-05</text:p>
          </table:table-cell>
        </table:table-row>
        <table:table-row table:style-name="ro1">
          <table:table-cell table:formula="of:=[.A158]+1" office:value-type="float" office:value="147" calcext:value-type="float">
            <text:p>147</text:p>
          </table:table-cell>
          <table:table-cell table:formula="of:=[.A159]*[.$B$9]" office:value-type="float" office:value="14.7" calcext:value-type="float">
            <text:p>14.7</text:p>
          </table:table-cell>
          <table:table-cell table:formula="of:=[.D159]*[.$B$9]+[.C158]" office:value-type="float" office:value="0.0000490456472492228" calcext:value-type="float">
            <text:p>4.90456472492228E-05</text:p>
          </table:table-cell>
          <table:table-cell table:formula="of:=[.E158]*[.$B$9]+[.D158]" office:value-type="float" office:value="-0.0000200380633306717" calcext:value-type="float">
            <text:p>-2.00380633306717E-05</text:p>
          </table:table-cell>
          <table:table-cell table:formula="of:=-[.$B$5]*[.C159]-[.$B$4]*(1-[.C159]^2)*[.D159]+[.$B$6]" office:value-type="float" office:value="-0.0000290075839667522" calcext:value-type="float">
            <text:p>-2.90075839667522E-05</text:p>
          </table:table-cell>
          <table:table-cell table:formula="of:=[.F158]+[.$B$9]*[.K158]" office:value-type="float" office:value="0.19001506787626" calcext:value-type="float">
            <text:p>0.1900150679</text:p>
          </table:table-cell>
          <table:table-cell table:formula="of:=[.G158]+[.$B$9]*[.H158]" office:value-type="float" office:value="-0.147628497103624" calcext:value-type="float">
            <text:p>-0.1476284971</text:p>
          </table:table-cell>
          <table:table-cell table:formula="of:=[.$B$6]-[.$B$4]*(1-[.F159]^2)*[.G159] - [.$B$5]*[.F159]" office:value-type="float" office:value="-0.0477168048418062" calcext:value-type="float">
            <text:p>-0.0477168048</text:p>
          </table:table-cell>
          <table:table-cell table:formula="of:=[.$B$6]-[.$B$4]*(1-[.J159]^2)*[.K159] - [.$B$5]*[.J159]" office:value-type="float" office:value="0.085974546692433" calcext:value-type="float">
            <text:p>0.0859745467</text:p>
          </table:table-cell>
          <table:table-cell table:formula="of:=[.J158]+([.$B$9]/2) * ([.G159]+[.K159])" office:value-type="float" office:value="-0.143777334767479" calcext:value-type="float">
            <text:p>-0.1437773348</text:p>
          </table:table-cell>
          <table:table-cell table:formula="of:=[.K158]+[.$B$9]/2 * ([.H159] + [.I158])" office:value-type="float" office:value="0.0590229049622158" calcext:value-type="float">
            <text:p>0.059022905</text:p>
          </table:table-cell>
          <table:table-cell/>
          <table:table-cell table:formula="of:=[.M158]+1" office:value-type="float" office:value="147" calcext:value-type="float">
            <text:p>147</text:p>
          </table:table-cell>
          <table:table-cell table:formula="of:=[.M159]*[.$B$9]" office:value-type="float" office:value="14.7" calcext:value-type="float">
            <text:p>14.7</text:p>
          </table:table-cell>
          <table:table-cell table:formula="of:=[.P159]*[.$N$9]+[.O158]" office:value-type="float" office:value="0.0000985769666940225" calcext:value-type="float">
            <text:p>0.000098577</text:p>
          </table:table-cell>
          <table:table-cell table:formula="of:=[.Q158]*[.$N$9]+[.P158]" office:value-type="float" office:value="-0.0000415362922806807" calcext:value-type="float">
            <text:p>-4.15362922806807E-05</text:p>
          </table:table-cell>
          <table:table-cell table:formula="of:=-[.$N$5]*[.O159]-[.$N$4]*(1-[.O159]^2)*[.P159]+[.$N$6]" office:value-type="float" office:value="-0.0000570406748169673" calcext:value-type="float">
            <text:p>-5.70406748169673E-05</text:p>
          </table:table-cell>
        </table:table-row>
        <table:table-row table:style-name="ro1">
          <table:table-cell table:formula="of:=[.A159]+1" office:value-type="float" office:value="148" calcext:value-type="float">
            <text:p>148</text:p>
          </table:table-cell>
          <table:table-cell table:formula="of:=[.A160]*[.$B$9]" office:value-type="float" office:value="14.8" calcext:value-type="float">
            <text:p>14.8</text:p>
          </table:table-cell>
          <table:table-cell table:formula="of:=[.D160]*[.$B$9]+[.C159]" office:value-type="float" office:value="0.0000467517650764881" calcext:value-type="float">
            <text:p>4.67517650764881E-05</text:p>
          </table:table-cell>
          <table:table-cell table:formula="of:=[.E159]*[.$B$9]+[.D159]" office:value-type="float" office:value="-0.0000229388217273469" calcext:value-type="float">
            <text:p>-2.29388217273469E-05</text:p>
          </table:table-cell>
          <table:table-cell table:formula="of:=-[.$B$5]*[.C160]-[.$B$4]*(1-[.C160]^2)*[.D160]+[.$B$6]" office:value-type="float" office:value="-0.0000238129433992792" calcext:value-type="float">
            <text:p>-2.38129433992792E-05</text:p>
          </table:table-cell>
          <table:table-cell table:formula="of:=[.F159]+[.$B$9]*[.K159]" office:value-type="float" office:value="0.195917358372482" calcext:value-type="float">
            <text:p>0.1959173584</text:p>
          </table:table-cell>
          <table:table-cell table:formula="of:=[.G159]+[.$B$9]*[.H159]" office:value-type="float" office:value="-0.152400177587805" calcext:value-type="float">
            <text:p>-0.1524001776</text:p>
          </table:table-cell>
          <table:table-cell table:formula="of:=[.$B$6]-[.$B$4]*(1-[.F160]^2)*[.G160] - [.$B$5]*[.F160]" office:value-type="float" office:value="-0.0493668499650334" calcext:value-type="float">
            <text:p>-0.04936685</text:p>
          </table:table-cell>
          <table:table-cell table:formula="of:=[.$B$6]-[.$B$4]*(1-[.J160]^2)*[.K160] - [.$B$5]*[.J160]" office:value-type="float" office:value="0.0888407161577651" calcext:value-type="float">
            <text:p>0.0888407162</text:p>
          </table:table-cell>
          <table:table-cell table:formula="of:=[.J159]+([.$B$9]/2) * ([.G160]+[.K160])" office:value-type="float" office:value="-0.14835467915694" calcext:value-type="float">
            <text:p>-0.1483546792</text:p>
          </table:table-cell>
          <table:table-cell table:formula="of:=[.K159]+[.$B$9]/2 * ([.H160] + [.I159])" office:value-type="float" office:value="0.0608532897985858" calcext:value-type="float">
            <text:p>0.0608532898</text:p>
          </table:table-cell>
          <table:table-cell/>
          <table:table-cell table:formula="of:=[.M159]+1" office:value-type="float" office:value="148" calcext:value-type="float">
            <text:p>148</text:p>
          </table:table-cell>
          <table:table-cell table:formula="of:=[.M160]*[.$B$9]" office:value-type="float" office:value="14.8" calcext:value-type="float">
            <text:p>14.8</text:p>
          </table:table-cell>
          <table:table-cell table:formula="of:=[.P160]*[.$N$9]+[.O159]" office:value-type="float" office:value="0.0000938529307177847" calcext:value-type="float">
            <text:p>9.38529307177847E-05</text:p>
          </table:table-cell>
          <table:table-cell table:formula="of:=[.Q159]*[.$N$9]+[.P159]" office:value-type="float" office:value="-0.0000472403597623774" calcext:value-type="float">
            <text:p>-4.72403597623774E-05</text:p>
          </table:table-cell>
          <table:table-cell table:formula="of:=-[.$N$5]*[.O160]-[.$N$4]*(1-[.O160]^2)*[.P160]+[.$N$6]" office:value-type="float" office:value="-0.000046612571371518" calcext:value-type="float">
            <text:p>-4.6612571371518E-05</text:p>
          </table:table-cell>
        </table:table-row>
        <table:table-row table:style-name="ro1">
          <table:table-cell table:formula="of:=[.A160]+1" office:value-type="float" office:value="149" calcext:value-type="float">
            <text:p>149</text:p>
          </table:table-cell>
          <table:table-cell table:formula="of:=[.A161]*[.$B$9]" office:value-type="float" office:value="14.9" calcext:value-type="float">
            <text:p>14.9</text:p>
          </table:table-cell>
          <table:table-cell table:formula="of:=[.D161]*[.$B$9]+[.C160]" office:value-type="float" office:value="0.0000442197534697606" calcext:value-type="float">
            <text:p>4.42197534697606E-05</text:p>
          </table:table-cell>
          <table:table-cell table:formula="of:=[.E160]*[.$B$9]+[.D160]" office:value-type="float" office:value="-0.0000253201160672748" calcext:value-type="float">
            <text:p>-2.53201160672748E-05</text:p>
          </table:table-cell>
          <table:table-cell table:formula="of:=-[.$B$5]*[.C161]-[.$B$4]*(1-[.C161]^2)*[.D161]+[.$B$6]" office:value-type="float" office:value="-0.0000188996374519964" calcext:value-type="float">
            <text:p>-1.88996374519964E-05</text:p>
          </table:table-cell>
          <table:table-cell table:formula="of:=[.F160]+[.$B$9]*[.K160]" office:value-type="float" office:value="0.20200268735234" calcext:value-type="float">
            <text:p>0.2020026874</text:p>
          </table:table-cell>
          <table:table-cell table:formula="of:=[.G160]+[.$B$9]*[.H160]" office:value-type="float" office:value="-0.157336862584308" calcext:value-type="float">
            <text:p>-0.1573368626</text:p>
          </table:table-cell>
          <table:table-cell table:formula="of:=[.$B$6]-[.$B$4]*(1-[.F161]^2)*[.G161] - [.$B$5]*[.F161]" office:value-type="float" office:value="-0.0510859689291708" calcext:value-type="float">
            <text:p>-0.0510859689</text:p>
          </table:table-cell>
          <table:table-cell table:formula="of:=[.$B$6]-[.$B$4]*(1-[.J161]^2)*[.K161] - [.$B$5]*[.J161]" office:value-type="float" office:value="0.0918137706572025" calcext:value-type="float">
            <text:p>0.0918137707</text:p>
          </table:table-cell>
          <table:table-cell table:formula="of:=[.J160]+([.$B$9]/2) * ([.G161]+[.K161])" office:value-type="float" office:value="-0.153084470928155" calcext:value-type="float">
            <text:p>-0.1530844709</text:p>
          </table:table-cell>
          <table:table-cell table:formula="of:=[.K160]+[.$B$9]/2 * ([.H161] + [.I160])" office:value-type="float" office:value="0.0627410271600155" calcext:value-type="float">
            <text:p>0.0627410272</text:p>
          </table:table-cell>
          <table:table-cell/>
          <table:table-cell table:formula="of:=[.M160]+1" office:value-type="float" office:value="149" calcext:value-type="float">
            <text:p>149</text:p>
          </table:table-cell>
          <table:table-cell table:formula="of:=[.M161]*[.$B$9]" office:value-type="float" office:value="14.9" calcext:value-type="float">
            <text:p>14.9</text:p>
          </table:table-cell>
          <table:table-cell table:formula="of:=[.P161]*[.$N$9]+[.O160]" office:value-type="float" office:value="0.0000886627690278318" calcext:value-type="float">
            <text:p>8.86627690278318E-05</text:p>
          </table:table-cell>
          <table:table-cell table:formula="of:=[.Q160]*[.$N$9]+[.P160]" office:value-type="float" office:value="-0.0000519016168995292" calcext:value-type="float">
            <text:p>-5.19016168995292E-05</text:p>
          </table:table-cell>
          <table:table-cell table:formula="of:=-[.$N$5]*[.O161]-[.$N$4]*(1-[.O161]^2)*[.P161]+[.$N$6]" office:value-type="float" office:value="-0.0000367611525363057" calcext:value-type="float">
            <text:p>-3.67611525363057E-05</text:p>
          </table:table-cell>
        </table:table-row>
        <table:table-row table:style-name="ro1">
          <table:table-cell table:formula="of:=[.A161]+1" office:value-type="float" office:value="150" calcext:value-type="float">
            <text:p>150</text:p>
          </table:table-cell>
          <table:table-cell table:formula="of:=[.A162]*[.$B$9]" office:value-type="float" office:value="15" calcext:value-type="float">
            <text:p>15</text:p>
          </table:table-cell>
          <table:table-cell table:formula="of:=[.D162]*[.$B$9]+[.C161]" office:value-type="float" office:value="0.0000414987454885132" calcext:value-type="float">
            <text:p>4.14987454885132E-05</text:p>
          </table:table-cell>
          <table:table-cell table:formula="of:=[.E161]*[.$B$9]+[.D161]" office:value-type="float" office:value="-0.0000272100798124745" calcext:value-type="float">
            <text:p>-2.72100798124745E-05</text:p>
          </table:table-cell>
          <table:table-cell table:formula="of:=-[.$B$5]*[.C162]-[.$B$4]*(1-[.C162]^2)*[.D162]+[.$B$6]" office:value-type="float" office:value="-0.0000142886657228984" calcext:value-type="float">
            <text:p>-1.42886657228984E-05</text:p>
          </table:table-cell>
          <table:table-cell table:formula="of:=[.F161]+[.$B$9]*[.K161]" office:value-type="float" office:value="0.208276790068342" calcext:value-type="float">
            <text:p>0.2082767901</text:p>
          </table:table-cell>
          <table:table-cell table:formula="of:=[.G161]+[.$B$9]*[.H161]" office:value-type="float" office:value="-0.162445459477225" calcext:value-type="float">
            <text:p>-0.1624454595</text:p>
          </table:table-cell>
          <table:table-cell table:formula="of:=[.$B$6]-[.$B$4]*(1-[.F162]^2)*[.G162] - [.$B$5]*[.F162]" office:value-type="float" office:value="-0.0528780881239004" calcext:value-type="float">
            <text:p>-0.0528780881</text:p>
          </table:table-cell>
          <table:table-cell table:formula="of:=[.$B$6]-[.$B$4]*(1-[.J162]^2)*[.K162] - [.$B$5]*[.J162]" office:value-type="float" office:value="0.0948988434863498" calcext:value-type="float">
            <text:p>0.0948988435</text:p>
          </table:table-cell>
          <table:table-cell table:formula="of:=[.J161]+([.$B$9]/2) * ([.G162]+[.K162])" office:value-type="float" office:value="-0.157972353337682" calcext:value-type="float">
            <text:p>-0.1579723533</text:p>
          </table:table-cell>
          <table:table-cell table:formula="of:=[.K161]+[.$B$9]/2 * ([.H162] + [.I161])" office:value-type="float" office:value="0.0646878112866806" calcext:value-type="float">
            <text:p>0.0646878113</text:p>
          </table:table-cell>
          <table:table-cell/>
          <table:table-cell table:formula="of:=[.M161]+1" office:value-type="float" office:value="150" calcext:value-type="float">
            <text:p>150</text:p>
          </table:table-cell>
          <table:table-cell table:formula="of:=[.M162]*[.$B$9]" office:value-type="float" office:value="15" calcext:value-type="float">
            <text:p>15</text:p>
          </table:table-cell>
          <table:table-cell table:formula="of:=[.P162]*[.$N$9]+[.O161]" office:value-type="float" office:value="0.0000831049958125158" calcext:value-type="float">
            <text:p>0.000083105</text:p>
          </table:table-cell>
          <table:table-cell table:formula="of:=[.Q161]*[.$N$9]+[.P161]" office:value-type="float" office:value="-0.0000555777321531598" calcext:value-type="float">
            <text:p>-5.55777321531598E-05</text:p>
          </table:table-cell>
          <table:table-cell table:formula="of:=-[.$N$5]*[.O162]-[.$N$4]*(1-[.O162]^2)*[.P162]+[.$N$6]" office:value-type="float" office:value="-0.0000275272640432003" calcext:value-type="float">
            <text:p>-2.75272640432003E-05</text:p>
          </table:table-cell>
        </table:table-row>
        <table:table-row table:style-name="ro1">
          <table:table-cell table:formula="of:=[.A162]+1" office:value-type="float" office:value="151" calcext:value-type="float">
            <text:p>151</text:p>
          </table:table-cell>
          <table:table-cell table:formula="of:=[.A163]*[.$B$9]" office:value-type="float" office:value="15.1" calcext:value-type="float">
            <text:p>15.1</text:p>
          </table:table-cell>
          <table:table-cell table:formula="of:=[.D163]*[.$B$9]+[.C162]" office:value-type="float" office:value="0.0000386348508500367" calcext:value-type="float">
            <text:p>3.86348508500367E-05</text:p>
          </table:table-cell>
          <table:table-cell table:formula="of:=[.E162]*[.$B$9]+[.D162]" office:value-type="float" office:value="-0.0000286389463847643" calcext:value-type="float">
            <text:p>-2.86389463847643E-05</text:p>
          </table:table-cell>
          <table:table-cell table:formula="of:=-[.$B$5]*[.C163]-[.$B$4]*(1-[.C163]^2)*[.D163]+[.$B$6]" office:value-type="float" office:value="-0.00000999590450802042" calcext:value-type="float">
            <text:p>-9.99590450802042E-06</text:p>
          </table:table-cell>
          <table:table-cell table:formula="of:=[.F162]+[.$B$9]*[.K162]" office:value-type="float" office:value="0.21474557119701" calcext:value-type="float">
            <text:p>0.2147455712</text:p>
          </table:table-cell>
          <table:table-cell table:formula="of:=[.G162]+[.$B$9]*[.H162]" office:value-type="float" office:value="-0.167733268289616" calcext:value-type="float">
            <text:p>-0.1677332683</text:p>
          </table:table-cell>
          <table:table-cell table:formula="of:=[.$B$6]-[.$B$4]*(1-[.F163]^2)*[.G163] - [.$B$5]*[.F163]" office:value-type="float" office:value="-0.0547474333370205" calcext:value-type="float">
            <text:p>-0.0547474333</text:p>
          </table:table-cell>
          <table:table-cell table:formula="of:=[.$B$6]-[.$B$4]*(1-[.J163]^2)*[.K163] - [.$B$5]*[.J163]" office:value-type="float" office:value="0.0981014227159268" calcext:value-type="float">
            <text:p>0.0981014227</text:p>
          </table:table-cell>
          <table:table-cell table:formula="of:=[.J162]+([.$B$9]/2) * ([.G163]+[.K163])" office:value-type="float" office:value="-0.163024247662455" calcext:value-type="float">
            <text:p>-0.1630242477</text:p>
          </table:table-cell>
          <table:table-cell table:formula="of:=[.K162]+[.$B$9]/2 * ([.H163] + [.I162])" office:value-type="float" office:value="0.066695381794147" calcext:value-type="float">
            <text:p>0.0666953818</text:p>
          </table:table-cell>
          <table:table-cell/>
          <table:table-cell table:formula="of:=[.M162]+1" office:value-type="float" office:value="151" calcext:value-type="float">
            <text:p>151</text:p>
          </table:table-cell>
          <table:table-cell table:formula="of:=[.M163]*[.$B$9]" office:value-type="float" office:value="15.1" calcext:value-type="float">
            <text:p>15.1</text:p>
          </table:table-cell>
          <table:table-cell table:formula="of:=[.P163]*[.$N$9]+[.O162]" office:value-type="float" office:value="0.0000772719499567678" calcext:value-type="float">
            <text:p>7.72719499567678E-05</text:p>
          </table:table-cell>
          <table:table-cell table:formula="of:=[.Q162]*[.$N$9]+[.P162]" office:value-type="float" office:value="-0.0000583304585574798" calcext:value-type="float">
            <text:p>-5.83304585574798E-05</text:p>
          </table:table-cell>
          <table:table-cell table:formula="of:=-[.$N$5]*[.O163]-[.$N$4]*(1-[.O163]^2)*[.P163]+[.$N$6]" office:value-type="float" office:value="-0.0000189414917475765" calcext:value-type="float">
            <text:p>-1.89414917475765E-05</text:p>
          </table:table-cell>
        </table:table-row>
        <table:table-row table:style-name="ro1">
          <table:table-cell table:formula="of:=[.A163]+1" office:value-type="float" office:value="152" calcext:value-type="float">
            <text:p>152</text:p>
          </table:table-cell>
          <table:table-cell table:formula="of:=[.A164]*[.$B$9]" office:value-type="float" office:value="15.2" calcext:value-type="float">
            <text:p>15.2</text:p>
          </table:table-cell>
          <table:table-cell table:formula="of:=[.D164]*[.$B$9]+[.C163]" office:value-type="float" office:value="0.0000356709971664801" calcext:value-type="float">
            <text:p>0.000035671</text:p>
          </table:table-cell>
          <table:table-cell table:formula="of:=[.E163]*[.$B$9]+[.D163]" office:value-type="float" office:value="-0.0000296385368355663" calcext:value-type="float">
            <text:p>-2.96385368355663E-05</text:p>
          </table:table-cell>
          <table:table-cell table:formula="of:=-[.$B$5]*[.C164]-[.$B$4]*(1-[.C164]^2)*[.D164]+[.$B$6]" office:value-type="float" office:value="-0.00000603246036862644" calcext:value-type="float">
            <text:p>-6.03246036862644E-06</text:p>
          </table:table-cell>
          <table:table-cell table:formula="of:=[.F163]+[.$B$9]*[.K163]" office:value-type="float" office:value="0.221415109376424" calcext:value-type="float">
            <text:p>0.2214151094</text:p>
          </table:table-cell>
          <table:table-cell table:formula="of:=[.G163]+[.$B$9]*[.H163]" office:value-type="float" office:value="-0.173208011623318" calcext:value-type="float">
            <text:p>-0.1732080116</text:p>
          </table:table-cell>
          <table:table-cell table:formula="of:=[.$B$6]-[.$B$4]*(1-[.F164]^2)*[.G164] - [.$B$5]*[.F164]" office:value-type="float" office:value="-0.0566985600144833" calcext:value-type="float">
            <text:p>-0.05669856</text:p>
          </table:table-cell>
          <table:table-cell table:formula="of:=[.$B$6]-[.$B$4]*(1-[.J164]^2)*[.K164] - [.$B$5]*[.J164]" office:value-type="float" office:value="0.101427381895857" calcext:value-type="float">
            <text:p>0.1014273819</text:p>
          </table:table-cell>
          <table:table-cell table:formula="of:=[.J163]+([.$B$9]/2) * ([.G164]+[.K164])" office:value-type="float" office:value="-0.16824637199716" calcext:value-type="float">
            <text:p>-0.168246372</text:p>
          </table:table-cell>
          <table:table-cell table:formula="of:=[.K163]+[.$B$9]/2 * ([.H164] + [.I163])" office:value-type="float" office:value="0.0687655249292192" calcext:value-type="float">
            <text:p>0.0687655249</text:p>
          </table:table-cell>
          <table:table-cell/>
          <table:table-cell table:formula="of:=[.M163]+1" office:value-type="float" office:value="152" calcext:value-type="float">
            <text:p>152</text:p>
          </table:table-cell>
          <table:table-cell table:formula="of:=[.M164]*[.$B$9]" office:value-type="float" office:value="15.2" calcext:value-type="float">
            <text:p>15.2</text:p>
          </table:table-cell>
          <table:table-cell table:formula="of:=[.P164]*[.$N$9]+[.O163]" office:value-type="float" office:value="0.0000712494891835441" calcext:value-type="float">
            <text:p>7.12494891835441E-05</text:p>
          </table:table-cell>
          <table:table-cell table:formula="of:=[.Q163]*[.$N$9]+[.P163]" office:value-type="float" office:value="-0.0000602246077322375" calcext:value-type="float">
            <text:p>-6.02246077322375E-05</text:p>
          </table:table-cell>
          <table:table-cell table:formula="of:=-[.$N$5]*[.O164]-[.$N$4]*(1-[.O164]^2)*[.P164]+[.$N$6]" office:value-type="float" office:value="-0.0000110248817570362" calcext:value-type="float">
            <text:p>-1.10248817570362E-05</text:p>
          </table:table-cell>
        </table:table-row>
        <table:table-row table:style-name="ro1">
          <table:table-cell table:formula="of:=[.A164]+1" office:value-type="float" office:value="153" calcext:value-type="float">
            <text:p>153</text:p>
          </table:table-cell>
          <table:table-cell table:formula="of:=[.A165]*[.$B$9]" office:value-type="float" office:value="15.3" calcext:value-type="float">
            <text:p>15.3</text:p>
          </table:table-cell>
          <table:table-cell table:formula="of:=[.D165]*[.$B$9]+[.C164]" office:value-type="float" office:value="0.0000326468188792372" calcext:value-type="float">
            <text:p>3.26468188792372E-05</text:p>
          </table:table-cell>
          <table:table-cell table:formula="of:=[.E164]*[.$B$9]+[.D164]" office:value-type="float" office:value="-0.000030241782872429" calcext:value-type="float">
            <text:p>-3.0241782872429E-05</text:p>
          </table:table-cell>
          <table:table-cell table:formula="of:=-[.$B$5]*[.C165]-[.$B$4]*(1-[.C165]^2)*[.D165]+[.$B$6]" office:value-type="float" office:value="-0.00000240503603904037" calcext:value-type="float">
            <text:p>-0.000002405</text:p>
          </table:table-cell>
          <table:table-cell table:formula="of:=[.F164]+[.$B$9]*[.K164]" office:value-type="float" office:value="0.228291661869346" calcext:value-type="float">
            <text:p>0.2282916619</text:p>
          </table:table-cell>
          <table:table-cell table:formula="of:=[.G164]+[.$B$9]*[.H164]" office:value-type="float" office:value="-0.178877867624766" calcext:value-type="float">
            <text:p>-0.1788778676</text:p>
          </table:table-cell>
          <table:table-cell table:formula="of:=[.$B$6]-[.$B$4]*(1-[.F165]^2)*[.G165] - [.$B$5]*[.F165]" office:value-type="float" office:value="-0.0587363868968113" calcext:value-type="float">
            <text:p>-0.0587363869</text:p>
          </table:table-cell>
          <table:table-cell table:formula="of:=[.$B$6]-[.$B$4]*(1-[.J165]^2)*[.K165] - [.$B$5]*[.J165]" office:value-type="float" office:value="0.104883014008658" calcext:value-type="float">
            <text:p>0.104883014</text:p>
          </table:table-cell>
          <table:table-cell table:formula="of:=[.J164]+([.$B$9]/2) * ([.G165]+[.K165])" office:value-type="float" office:value="-0.17364526164444" calcext:value-type="float">
            <text:p>-0.1736452616</text:p>
          </table:table-cell>
          <table:table-cell table:formula="of:=[.K164]+[.$B$9]/2 * ([.H165] + [.I164])" office:value-type="float" office:value="0.0709000746791715" calcext:value-type="float">
            <text:p>0.0709000747</text:p>
          </table:table-cell>
          <table:table-cell/>
          <table:table-cell table:formula="of:=[.M164]+1" office:value-type="float" office:value="153" calcext:value-type="float">
            <text:p>153</text:p>
          </table:table-cell>
          <table:table-cell table:formula="of:=[.M165]*[.$B$9]" office:value-type="float" office:value="15.3" calcext:value-type="float">
            <text:p>15.3</text:p>
          </table:table-cell>
          <table:table-cell table:formula="of:=[.P165]*[.$N$9]+[.O164]" office:value-type="float" office:value="0.00006511677959275" calcext:value-type="float">
            <text:p>6.511677959275E-05</text:p>
          </table:table-cell>
          <table:table-cell table:formula="of:=[.Q164]*[.$N$9]+[.P164]" office:value-type="float" office:value="-0.0000613270959079411" calcext:value-type="float">
            <text:p>-6.13270959079411E-05</text:p>
          </table:table-cell>
          <table:table-cell table:formula="of:=-[.$N$5]*[.O165]-[.$N$4]*(1-[.O165]^2)*[.P165]+[.$N$6]" office:value-type="float" office:value="-0.00000378968394484772" calcext:value-type="float">
            <text:p>-3.78968394484772E-06</text:p>
          </table:table-cell>
        </table:table-row>
        <table:table-row table:style-name="ro1">
          <table:table-cell table:formula="of:=[.A165]+1" office:value-type="float" office:value="154" calcext:value-type="float">
            <text:p>154</text:p>
          </table:table-cell>
          <table:table-cell table:formula="of:=[.A166]*[.$B$9]" office:value-type="float" office:value="15.4" calcext:value-type="float">
            <text:p>15.4</text:p>
          </table:table-cell>
          <table:table-cell table:formula="of:=[.D166]*[.$B$9]+[.C165]" office:value-type="float" office:value="0.0000295985902316039" calcext:value-type="float">
            <text:p>2.95985902316039E-05</text:p>
          </table:table-cell>
          <table:table-cell table:formula="of:=[.E165]*[.$B$9]+[.D165]" office:value-type="float" office:value="-0.000030482286476333" calcext:value-type="float">
            <text:p>-3.0482286476333E-05</text:p>
          </table:table-cell>
          <table:table-cell table:formula="of:=-[.$B$5]*[.C166]-[.$B$4]*(1-[.C166]^2)*[.D166]+[.$B$6]" office:value-type="float" office:value="0.000000883696218024287" calcext:value-type="float">
            <text:p>8.83696218024287E-07</text:p>
          </table:table-cell>
          <table:table-cell table:formula="of:=[.F165]+[.$B$9]*[.K165]" office:value-type="float" office:value="0.235381669337263" calcext:value-type="float">
            <text:p>0.2353816693</text:p>
          </table:table-cell>
          <table:table-cell table:formula="of:=[.G165]+[.$B$9]*[.H165]" office:value-type="float" office:value="-0.184751506314447" calcext:value-type="float">
            <text:p>-0.1847515063</text:p>
          </table:table-cell>
          <table:table-cell table:formula="of:=[.$B$6]-[.$B$4]*(1-[.F166]^2)*[.G166] - [.$B$5]*[.F166]" office:value-type="float" office:value="-0.0608662334449952" calcext:value-type="float">
            <text:p>-0.0608662334</text:p>
          </table:table-cell>
          <table:table-cell table:formula="of:=[.$B$6]-[.$B$4]*(1-[.J166]^2)*[.K166] - [.$B$5]*[.J166]" office:value-type="float" office:value="0.108475069063276" calcext:value-type="float">
            <text:p>0.1084750691</text:p>
          </table:table-cell>
          <table:table-cell table:formula="of:=[.J165]+([.$B$9]/2) * ([.G166]+[.K166])" office:value-type="float" office:value="-0.179227791274795" calcext:value-type="float">
            <text:p>-0.1792277913</text:p>
          </table:table-cell>
          <table:table-cell table:formula="of:=[.K165]+[.$B$9]/2 * ([.H166] + [.I165])" office:value-type="float" office:value="0.0731009137073546" calcext:value-type="float">
            <text:p>0.0731009137</text:p>
          </table:table-cell>
          <table:table-cell/>
          <table:table-cell table:formula="of:=[.M165]+1" office:value-type="float" office:value="154" calcext:value-type="float">
            <text:p>154</text:p>
          </table:table-cell>
          <table:table-cell table:formula="of:=[.M166]*[.$B$9]" office:value-type="float" office:value="15.4" calcext:value-type="float">
            <text:p>15.4</text:p>
          </table:table-cell>
          <table:table-cell table:formula="of:=[.P166]*[.$N$9]+[.O165]" office:value-type="float" office:value="0.0000589461731625074" calcext:value-type="float">
            <text:p>5.89461731625074E-05</text:p>
          </table:table-cell>
          <table:table-cell table:formula="of:=[.Q165]*[.$N$9]+[.P165]" office:value-type="float" office:value="-0.0000617060643024259" calcext:value-type="float">
            <text:p>-6.17060643024259E-05</text:p>
          </table:table-cell>
          <table:table-cell table:formula="of:=-[.$N$5]*[.O166]-[.$N$4]*(1-[.O166]^2)*[.P166]+[.$N$6]" office:value-type="float" office:value="0.00000275989092551142" calcext:value-type="float">
            <text:p>2.75989092551142E-06</text:p>
          </table:table-cell>
        </table:table-row>
        <table:table-row table:style-name="ro1">
          <table:table-cell table:formula="of:=[.A166]+1" office:value-type="float" office:value="155" calcext:value-type="float">
            <text:p>155</text:p>
          </table:table-cell>
          <table:table-cell table:formula="of:=[.A167]*[.$B$9]" office:value-type="float" office:value="15.5" calcext:value-type="float">
            <text:p>15.5</text:p>
          </table:table-cell>
          <table:table-cell table:formula="of:=[.D167]*[.$B$9]+[.C166]" office:value-type="float" office:value="0.0000265591985461509" calcext:value-type="float">
            <text:p>2.65591985461509E-05</text:p>
          </table:table-cell>
          <table:table-cell table:formula="of:=[.E166]*[.$B$9]+[.D166]" office:value-type="float" office:value="-0.0000303939168545306" calcext:value-type="float">
            <text:p>-3.03939168545306E-05</text:p>
          </table:table-cell>
          <table:table-cell table:formula="of:=-[.$B$5]*[.C167]-[.$B$4]*(1-[.C167]^2)*[.D167]+[.$B$6]" office:value-type="float" office:value="0.00000383471828694014" calcext:value-type="float">
            <text:p>3.83471828694014E-06</text:p>
          </table:table-cell>
          <table:table-cell table:formula="of:=[.F166]+[.$B$9]*[.K166]" office:value-type="float" office:value="0.242691760707999" calcext:value-type="float">
            <text:p>0.2426917607</text:p>
          </table:table-cell>
          <table:table-cell table:formula="of:=[.G166]+[.$B$9]*[.H166]" office:value-type="float" office:value="-0.190838129658947" calcext:value-type="float">
            <text:p>-0.1908381297</text:p>
          </table:table-cell>
          <table:table-cell table:formula="of:=[.$B$6]-[.$B$4]*(1-[.F167]^2)*[.G167] - [.$B$5]*[.F167]" office:value-type="float" office:value="-0.0630938615274463" calcext:value-type="float">
            <text:p>-0.0630938615</text:p>
          </table:table-cell>
          <table:table-cell table:formula="of:=[.$B$6]-[.$B$4]*(1-[.J167]^2)*[.K167] - [.$B$5]*[.J167]" office:value-type="float" office:value="0.112210795770401" calcext:value-type="float">
            <text:p>0.1122107958</text:p>
          </table:table-cell>
          <table:table-cell table:formula="of:=[.J166]+([.$B$9]/2) * ([.G167]+[.K167])" office:value-type="float" office:value="-0.185001199053535" calcext:value-type="float">
            <text:p>-0.1850011991</text:p>
          </table:table-cell>
          <table:table-cell table:formula="of:=[.K166]+[.$B$9]/2 * ([.H167] + [.I166])" office:value-type="float" office:value="0.0753699740841461" calcext:value-type="float">
            <text:p>0.0753699741</text:p>
          </table:table-cell>
          <table:table-cell/>
          <table:table-cell table:formula="of:=[.M166]+1" office:value-type="float" office:value="155" calcext:value-type="float">
            <text:p>155</text:p>
          </table:table-cell>
          <table:table-cell table:formula="of:=[.M167]*[.$B$9]" office:value-type="float" office:value="15.5" calcext:value-type="float">
            <text:p>15.5</text:p>
          </table:table-cell>
          <table:table-cell table:formula="of:=[.P167]*[.$N$9]+[.O166]" office:value-type="float" office:value="0.0000528031656415199" calcext:value-type="float">
            <text:p>5.28031656415199E-05</text:p>
          </table:table-cell>
          <table:table-cell table:formula="of:=[.Q166]*[.$N$9]+[.P166]" office:value-type="float" office:value="-0.0000614300752098747" calcext:value-type="float">
            <text:p>-6.14300752098747E-05</text:p>
          </table:table-cell>
          <table:table-cell table:formula="of:=-[.$N$5]*[.O167]-[.$N$4]*(1-[.O167]^2)*[.P167]+[.$N$6]" office:value-type="float" office:value="0.00000862690939707705" calcext:value-type="float">
            <text:p>8.62690939707705E-06</text:p>
          </table:table-cell>
        </table:table-row>
        <table:table-row table:style-name="ro1">
          <table:table-cell table:formula="of:=[.A167]+1" office:value-type="float" office:value="156" calcext:value-type="float">
            <text:p>156</text:p>
          </table:table-cell>
          <table:table-cell table:formula="of:=[.A168]*[.$B$9]" office:value-type="float" office:value="15.6" calcext:value-type="float">
            <text:p>15.6</text:p>
          </table:table-cell>
          <table:table-cell table:formula="of:=[.D168]*[.$B$9]+[.C167]" office:value-type="float" office:value="0.0000235581540435672" calcext:value-type="float">
            <text:p>2.35581540435672E-05</text:p>
          </table:table-cell>
          <table:table-cell table:formula="of:=[.E167]*[.$B$9]+[.D167]" office:value-type="float" office:value="-0.0000300104450258366" calcext:value-type="float">
            <text:p>-3.00104450258366E-05</text:p>
          </table:table-cell>
          <table:table-cell table:formula="of:=-[.$B$5]*[.C168]-[.$B$4]*(1-[.C168]^2)*[.D168]+[.$B$6]" office:value-type="float" office:value="0.00000645229096561398" calcext:value-type="float">
            <text:p>6.45229096561398E-06</text:p>
          </table:table-cell>
          <table:table-cell table:formula="of:=[.F167]+[.$B$9]*[.K167]" office:value-type="float" office:value="0.250228758116414" calcext:value-type="float">
            <text:p>0.2502287581</text:p>
          </table:table-cell>
          <table:table-cell table:formula="of:=[.G167]+[.$B$9]*[.H167]" office:value-type="float" office:value="-0.197147515811691" calcext:value-type="float">
            <text:p>-0.1971475158</text:p>
          </table:table-cell>
          <table:table-cell table:formula="of:=[.$B$6]-[.$B$4]*(1-[.F168]^2)*[.G168] - [.$B$5]*[.F168]" office:value-type="float" office:value="-0.0654255219069233" calcext:value-type="float">
            <text:p>-0.0654255219</text:p>
          </table:table-cell>
          <table:table-cell table:formula="of:=[.$B$6]-[.$B$4]*(1-[.J168]^2)*[.K168] - [.$B$5]*[.J168]" office:value-type="float" office:value="0.116097987797455" calcext:value-type="float">
            <text:p>0.1160979878</text:p>
          </table:table-cell>
          <table:table-cell table:formula="of:=[.J167]+([.$B$9]/2) * ([.G168]+[.K168])" office:value-type="float" office:value="-0.190973112955253" calcext:value-type="float">
            <text:p>-0.190973113</text:p>
          </table:table-cell>
          <table:table-cell table:formula="of:=[.K167]+[.$B$9]/2 * ([.H168] + [.I167])" office:value-type="float" office:value="0.07770923777732" calcext:value-type="float">
            <text:p>0.0777092378</text:p>
          </table:table-cell>
          <table:table-cell/>
          <table:table-cell table:formula="of:=[.M167]+1" office:value-type="float" office:value="156" calcext:value-type="float">
            <text:p>156</text:p>
          </table:table-cell>
          <table:table-cell table:formula="of:=[.M168]*[.$B$9]" office:value-type="float" office:value="15.6" calcext:value-type="float">
            <text:p>15.6</text:p>
          </table:table-cell>
          <table:table-cell table:formula="of:=[.P168]*[.$N$9]+[.O167]" office:value-type="float" office:value="0.0000467464272145032" calcext:value-type="float">
            <text:p>4.67464272145032E-05</text:p>
          </table:table-cell>
          <table:table-cell table:formula="of:=[.Q167]*[.$N$9]+[.P167]" office:value-type="float" office:value="-0.000060567384270167" calcext:value-type="float">
            <text:p>-6.0567384270167E-05</text:p>
          </table:table-cell>
          <table:table-cell table:formula="of:=-[.$N$5]*[.O168]-[.$N$4]*(1-[.O168]^2)*[.P168]+[.$N$6]" office:value-type="float" office:value="0.0000138209569233102" calcext:value-type="float">
            <text:p>0.000013821</text:p>
          </table:table-cell>
        </table:table-row>
        <table:table-row table:style-name="ro1">
          <table:table-cell table:formula="of:=[.A168]+1" office:value-type="float" office:value="157" calcext:value-type="float">
            <text:p>157</text:p>
          </table:table-cell>
          <table:table-cell table:formula="of:=[.A169]*[.$B$9]" office:value-type="float" office:value="15.7" calcext:value-type="float">
            <text:p>15.7</text:p>
          </table:table-cell>
          <table:table-cell table:formula="of:=[.D169]*[.$B$9]+[.C168]" office:value-type="float" office:value="0.0000206216324506397" calcext:value-type="float">
            <text:p>2.06216324506397E-05</text:p>
          </table:table-cell>
          <table:table-cell table:formula="of:=[.E168]*[.$B$9]+[.D168]" office:value-type="float" office:value="-0.0000293652159292752" calcext:value-type="float">
            <text:p>-2.93652159292752E-05</text:p>
          </table:table-cell>
          <table:table-cell table:formula="of:=-[.$B$5]*[.C169]-[.$B$4]*(1-[.C169]^2)*[.D169]+[.$B$6]" office:value-type="float" office:value="0.00000874358346614789" calcext:value-type="float">
            <text:p>8.74358346614789E-06</text:p>
          </table:table-cell>
          <table:table-cell table:formula="of:=[.F168]+[.$B$9]*[.K168]" office:value-type="float" office:value="0.257999681894145" calcext:value-type="float">
            <text:p>0.2579996819</text:p>
          </table:table-cell>
          <table:table-cell table:formula="of:=[.G168]+[.$B$9]*[.H168]" office:value-type="float" office:value="-0.203690068002384" calcext:value-type="float">
            <text:p>-0.203690068</text:p>
          </table:table-cell>
          <table:table-cell table:formula="of:=[.$B$6]-[.$B$4]*(1-[.F169]^2)*[.G169] - [.$B$5]*[.F169]" office:value-type="float" office:value="-0.0678680061440716" calcext:value-type="float">
            <text:p>-0.0678680061</text:p>
          </table:table-cell>
          <table:table-cell table:formula="of:=[.$B$6]-[.$B$4]*(1-[.J169]^2)*[.K169] - [.$B$5]*[.J169]" office:value-type="float" office:value="0.120145035166981" calcext:value-type="float">
            <text:p>0.1201450352</text:p>
          </table:table-cell>
          <table:table-cell table:formula="of:=[.J168]+([.$B$9]/2) * ([.G169]+[.K169])" office:value-type="float" office:value="-0.197151579512373" calcext:value-type="float">
            <text:p>-0.1971515795</text:p>
          </table:table-cell>
          <table:table-cell table:formula="of:=[.K168]+[.$B$9]/2 * ([.H169] + [.I168])" office:value-type="float" office:value="0.0801207368599891" calcext:value-type="float">
            <text:p>0.0801207369</text:p>
          </table:table-cell>
          <table:table-cell/>
          <table:table-cell table:formula="of:=[.M168]+1" office:value-type="float" office:value="157" calcext:value-type="float">
            <text:p>157</text:p>
          </table:table-cell>
          <table:table-cell table:formula="of:=[.M169]*[.$B$9]" office:value-type="float" office:value="15.7" calcext:value-type="float">
            <text:p>15.7</text:p>
          </table:table-cell>
          <table:table-cell table:formula="of:=[.P169]*[.$N$9]+[.O168]" office:value-type="float" office:value="0.0000408278983567196" calcext:value-type="float">
            <text:p>4.08278983567196E-05</text:p>
          </table:table-cell>
          <table:table-cell table:formula="of:=[.Q168]*[.$N$9]+[.P168]" office:value-type="float" office:value="-0.000059185288577836" calcext:value-type="float">
            <text:p>-5.9185288577836E-05</text:p>
          </table:table-cell>
          <table:table-cell table:formula="of:=-[.$N$5]*[.O169]-[.$N$4]*(1-[.O169]^2)*[.P169]+[.$N$6]" office:value-type="float" office:value="0.0000183573901224594" calcext:value-type="float">
            <text:p>1.83573901224594E-05</text:p>
          </table:table-cell>
        </table:table-row>
        <table:table-row table:style-name="ro1">
          <table:table-cell table:formula="of:=[.A169]+1" office:value-type="float" office:value="158" calcext:value-type="float">
            <text:p>158</text:p>
          </table:table-cell>
          <table:table-cell table:formula="of:=[.A170]*[.$B$9]" office:value-type="float" office:value="15.8" calcext:value-type="float">
            <text:p>15.8</text:p>
          </table:table-cell>
          <table:table-cell table:formula="of:=[.D170]*[.$B$9]+[.C169]" office:value-type="float" office:value="0.0000177725466923736" calcext:value-type="float">
            <text:p>1.77725466923736E-05</text:p>
          </table:table-cell>
          <table:table-cell table:formula="of:=[.E169]*[.$B$9]+[.D169]" office:value-type="float" office:value="-0.0000284908575826604" calcext:value-type="float">
            <text:p>-2.84908575826604E-05</text:p>
          </table:table-cell>
          <table:table-cell table:formula="of:=-[.$B$5]*[.C170]-[.$B$4]*(1-[.C170]^2)*[.D170]+[.$B$6]" office:value-type="float" office:value="0.0000107183108812875" calcext:value-type="float">
            <text:p>1.07183108812875E-05</text:p>
          </table:table-cell>
          <table:table-cell table:formula="of:=[.F169]+[.$B$9]*[.K169]" office:value-type="float" office:value="0.266011755580144" calcext:value-type="float">
            <text:p>0.2660117556</text:p>
          </table:table-cell>
          <table:table-cell table:formula="of:=[.G169]+[.$B$9]*[.H169]" office:value-type="float" office:value="-0.210476868616791" calcext:value-type="float">
            <text:p>-0.2104768686</text:p>
          </table:table-cell>
          <table:table-cell table:formula="of:=[.$B$6]-[.$B$4]*(1-[.F170]^2)*[.G170] - [.$B$5]*[.F170]" office:value-type="float" office:value="-0.0704287046240251" calcext:value-type="float">
            <text:p>-0.0704287046</text:p>
          </table:table-cell>
          <table:table-cell table:formula="of:=[.$B$6]-[.$B$4]*(1-[.J170]^2)*[.K170] - [.$B$5]*[.J170]" office:value-type="float" office:value="0.124360981437427" calcext:value-type="float">
            <text:p>0.1243609814</text:p>
          </table:table-cell>
          <table:table-cell table:formula="of:=[.J169]+([.$B$9]/2) * ([.G170]+[.K170])" office:value-type="float" office:value="-0.203545095273856" calcext:value-type="float">
            <text:p>-0.2035450953</text:p>
          </table:table-cell>
          <table:table-cell table:formula="of:=[.K169]+[.$B$9]/2 * ([.H170] + [.I169])" office:value-type="float" office:value="0.082606553387137" calcext:value-type="float">
            <text:p>0.0826065534</text:p>
          </table:table-cell>
          <table:table-cell/>
          <table:table-cell table:formula="of:=[.M169]+1" office:value-type="float" office:value="158" calcext:value-type="float">
            <text:p>158</text:p>
          </table:table-cell>
          <table:table-cell table:formula="of:=[.M170]*[.$B$9]" office:value-type="float" office:value="15.8" calcext:value-type="float">
            <text:p>15.8</text:p>
          </table:table-cell>
          <table:table-cell table:formula="of:=[.P170]*[.$N$9]+[.O169]" office:value-type="float" office:value="0.0000350929434001606" calcext:value-type="float">
            <text:p>3.50929434001606E-05</text:p>
          </table:table-cell>
          <table:table-cell table:formula="of:=[.Q169]*[.$N$9]+[.P169]" office:value-type="float" office:value="-0.0000573495495655901" calcext:value-type="float">
            <text:p>-5.73495495655901E-05</text:p>
          </table:table-cell>
          <table:table-cell table:formula="of:=-[.$N$5]*[.O170]-[.$N$4]*(1-[.O170]^2)*[.P170]+[.$N$6]" office:value-type="float" office:value="0.0000222566060948026" calcext:value-type="float">
            <text:p>2.22566060948026E-05</text:p>
          </table:table-cell>
        </table:table-row>
        <table:table-row table:style-name="ro1">
          <table:table-cell table:formula="of:=[.A170]+1" office:value-type="float" office:value="159" calcext:value-type="float">
            <text:p>159</text:p>
          </table:table-cell>
          <table:table-cell table:formula="of:=[.A171]*[.$B$9]" office:value-type="float" office:value="15.9" calcext:value-type="float">
            <text:p>15.9</text:p>
          </table:table-cell>
          <table:table-cell table:formula="of:=[.D171]*[.$B$9]+[.C170]" office:value-type="float" office:value="0.0000150306440429205" calcext:value-type="float">
            <text:p>1.50306440429205E-05</text:p>
          </table:table-cell>
          <table:table-cell table:formula="of:=[.E170]*[.$B$9]+[.D170]" office:value-type="float" office:value="-0.0000274190264945316" calcext:value-type="float">
            <text:p>-0.000027419</text:p>
          </table:table-cell>
          <table:table-cell table:formula="of:=-[.$B$5]*[.C171]-[.$B$4]*(1-[.C171]^2)*[.D171]+[.$B$6]" office:value-type="float" office:value="0.0000123883824454166" calcext:value-type="float">
            <text:p>1.23883824454166E-05</text:p>
          </table:table-cell>
          <table:table-cell table:formula="of:=[.F170]+[.$B$9]*[.K170]" office:value-type="float" office:value="0.274272410918858" calcext:value-type="float">
            <text:p>0.2742724109</text:p>
          </table:table-cell>
          <table:table-cell table:formula="of:=[.G170]+[.$B$9]*[.H170]" office:value-type="float" office:value="-0.217519739079193" calcext:value-type="float">
            <text:p>-0.2175197391</text:p>
          </table:table-cell>
          <table:table-cell table:formula="of:=[.$B$6]-[.$B$4]*(1-[.F171]^2)*[.G171] - [.$B$5]*[.F171]" office:value-type="float" office:value="-0.0731156715165077" calcext:value-type="float">
            <text:p>-0.0731156715</text:p>
          </table:table-cell>
          <table:table-cell table:formula="of:=[.$B$6]-[.$B$4]*(1-[.J171]^2)*[.K171] - [.$B$5]*[.J171]" office:value-type="float" office:value="0.128755587391856" calcext:value-type="float">
            <text:p>0.1287555874</text:p>
          </table:table-cell>
          <table:table-cell table:formula="of:=[.J170]+([.$B$9]/2) * ([.G171]+[.K171])" office:value-type="float" office:value="-0.210162641283656" calcext:value-type="float">
            <text:p>-0.2101626413</text:p>
          </table:table-cell>
          <table:table-cell table:formula="of:=[.K170]+[.$B$9]/2 * ([.H171] + [.I170])" office:value-type="float" office:value="0.085168818883183" calcext:value-type="float">
            <text:p>0.0851688189</text:p>
          </table:table-cell>
          <table:table-cell/>
          <table:table-cell table:formula="of:=[.M170]+1" office:value-type="float" office:value="159" calcext:value-type="float">
            <text:p>159</text:p>
          </table:table-cell>
          <table:table-cell table:formula="of:=[.M171]*[.$B$9]" office:value-type="float" office:value="15.9" calcext:value-type="float">
            <text:p>15.9</text:p>
          </table:table-cell>
          <table:table-cell table:formula="of:=[.P171]*[.$N$9]+[.O170]" office:value-type="float" office:value="0.0000295805545045496" calcext:value-type="float">
            <text:p>2.95805545045496E-05</text:p>
          </table:table-cell>
          <table:table-cell table:formula="of:=[.Q170]*[.$N$9]+[.P170]" office:value-type="float" office:value="-0.0000551238889561098" calcext:value-type="float">
            <text:p>-5.51238889561098E-05</text:p>
          </table:table-cell>
          <table:table-cell table:formula="of:=-[.$N$5]*[.O171]-[.$N$4]*(1-[.O171]^2)*[.P171]+[.$N$6]" office:value-type="float" office:value="0.0000255433344033263" calcext:value-type="float">
            <text:p>2.55433344033263E-05</text:p>
          </table:table-cell>
        </table:table-row>
        <table:table-row table:style-name="ro1">
          <table:table-cell table:formula="of:=[.A171]+1" office:value-type="float" office:value="160" calcext:value-type="float">
            <text:p>160</text:p>
          </table:table-cell>
          <table:table-cell table:formula="of:=[.A172]*[.$B$9]" office:value-type="float" office:value="16" calcext:value-type="float">
            <text:p>16</text:p>
          </table:table-cell>
          <table:table-cell table:formula="of:=[.D172]*[.$B$9]+[.C171]" office:value-type="float" office:value="0.0000124126252179215" calcext:value-type="float">
            <text:p>1.24126252179215E-05</text:p>
          </table:table-cell>
          <table:table-cell table:formula="of:=[.E171]*[.$B$9]+[.D171]" office:value-type="float" office:value="-0.00002618018824999" calcext:value-type="float">
            <text:p>-2.618018824999E-05</text:p>
          </table:table-cell>
          <table:table-cell table:formula="of:=-[.$B$5]*[.C172]-[.$B$4]*(1-[.C172]^2)*[.D172]+[.$B$6]" office:value-type="float" office:value="0.0000137675630280348" calcext:value-type="float">
            <text:p>1.37675630280348E-05</text:p>
          </table:table-cell>
          <table:table-cell table:formula="of:=[.F171]+[.$B$9]*[.K171]" office:value-type="float" office:value="0.282789292807176" calcext:value-type="float">
            <text:p>0.2827892928</text:p>
          </table:table-cell>
          <table:table-cell table:formula="of:=[.G171]+[.$B$9]*[.H171]" office:value-type="float" office:value="-0.224831306230844" calcext:value-type="float">
            <text:p>-0.2248313062</text:p>
          </table:table-cell>
          <table:table-cell table:formula="of:=[.$B$6]-[.$B$4]*(1-[.F172]^2)*[.G172] - [.$B$5]*[.F172]" office:value-type="float" office:value="-0.0759376976004657" calcext:value-type="float">
            <text:p>-0.0759376976</text:p>
          </table:table-cell>
          <table:table-cell table:formula="of:=[.$B$6]-[.$B$4]*(1-[.J172]^2)*[.K172] - [.$B$5]*[.J172]" office:value-type="float" office:value="0.133339402059842" calcext:value-type="float">
            <text:p>0.1333394021</text:p>
          </table:table-cell>
          <table:table-cell table:formula="of:=[.J171]+([.$B$9]/2) * ([.G172]+[.K172])" office:value-type="float" office:value="-0.217013720926561" calcext:value-type="float">
            <text:p>-0.2170137209</text:p>
          </table:table-cell>
          <table:table-cell table:formula="of:=[.K171]+[.$B$9]/2 * ([.H172] + [.I171])" office:value-type="float" office:value="0.0878097133727525" calcext:value-type="float">
            <text:p>0.0878097134</text:p>
          </table:table-cell>
          <table:table-cell/>
          <table:table-cell table:formula="of:=[.M171]+1" office:value-type="float" office:value="160" calcext:value-type="float">
            <text:p>160</text:p>
          </table:table-cell>
          <table:table-cell table:formula="of:=[.M172]*[.$B$9]" office:value-type="float" office:value="16" calcext:value-type="float">
            <text:p>16</text:p>
          </table:table-cell>
          <table:table-cell table:formula="of:=[.P172]*[.$N$9]+[.O171]" office:value-type="float" office:value="0.0000243235989529719" calcext:value-type="float">
            <text:p>2.43235989529719E-05</text:p>
          </table:table-cell>
          <table:table-cell table:formula="of:=[.Q171]*[.$N$9]+[.P171]" office:value-type="float" office:value="-0.0000525695555157772" calcext:value-type="float">
            <text:p>-5.25695555157772E-05</text:p>
          </table:table-cell>
          <table:table-cell table:formula="of:=-[.$N$5]*[.O172]-[.$N$4]*(1-[.O172]^2)*[.P172]+[.$N$6]" office:value-type="float" office:value="0.0000282459565317031" calcext:value-type="float">
            <text:p>0.000028246</text:p>
          </table:table-cell>
        </table:table-row>
        <table:table-row table:style-name="ro1">
          <table:table-cell table:formula="of:=[.A172]+1" office:value-type="float" office:value="161" calcext:value-type="float">
            <text:p>161</text:p>
          </table:table-cell>
          <table:table-cell table:formula="of:=[.A173]*[.$B$9]" office:value-type="float" office:value="16.1" calcext:value-type="float">
            <text:p>16.1</text:p>
          </table:table-cell>
          <table:table-cell table:formula="of:=[.D173]*[.$B$9]+[.C172]" office:value-type="float" office:value="0.00000993228202320283" calcext:value-type="float">
            <text:p>9.93228202320283E-06</text:p>
          </table:table-cell>
          <table:table-cell table:formula="of:=[.E172]*[.$B$9]+[.D172]" office:value-type="float" office:value="-0.0000248034319471865" calcext:value-type="float">
            <text:p>-2.48034319471865E-05</text:p>
          </table:table-cell>
          <table:table-cell table:formula="of:=-[.$B$5]*[.C173]-[.$B$4]*(1-[.C173]^2)*[.D173]+[.$B$6]" office:value-type="float" office:value="0.0000148711499215368" calcext:value-type="float">
            <text:p>1.48711499215368E-05</text:p>
          </table:table-cell>
          <table:table-cell table:formula="of:=[.F172]+[.$B$9]*[.K172]" office:value-type="float" office:value="0.291570264144452" calcext:value-type="float">
            <text:p>0.2915702641</text:p>
          </table:table-cell>
          <table:table-cell table:formula="of:=[.G172]+[.$B$9]*[.H172]" office:value-type="float" office:value="-0.232425075990891" calcext:value-type="float">
            <text:p>-0.232425076</text:p>
          </table:table-cell>
          <table:table-cell table:formula="of:=[.$B$6]-[.$B$4]*(1-[.F173]^2)*[.G173] - [.$B$5]*[.F173]" office:value-type="float" office:value="-0.0789043920243555" calcext:value-type="float">
            <text:p>-0.078904392</text:p>
          </table:table-cell>
          <table:table-cell table:formula="of:=[.$B$6]-[.$B$4]*(1-[.J173]^2)*[.K173] - [.$B$5]*[.J173]" office:value-type="float" office:value="0.138123842012783" calcext:value-type="float">
            <text:p>0.138123842</text:p>
          </table:table-cell>
          <table:table-cell table:formula="of:=[.J172]+([.$B$9]/2) * ([.G173]+[.K173])" office:value-type="float" office:value="-0.224108401532379" calcext:value-type="float">
            <text:p>-0.2241084015</text:p>
          </table:table-cell>
          <table:table-cell table:formula="of:=[.K172]+[.$B$9]/2 * ([.H173] + [.I172])" office:value-type="float" office:value="0.0905314638745268" calcext:value-type="float">
            <text:p>0.0905314639</text:p>
          </table:table-cell>
          <table:table-cell/>
          <table:table-cell table:formula="of:=[.M172]+1" office:value-type="float" office:value="161" calcext:value-type="float">
            <text:p>161</text:p>
          </table:table-cell>
          <table:table-cell table:formula="of:=[.M173]*[.$B$9]" office:value-type="float" office:value="16.1" calcext:value-type="float">
            <text:p>16.1</text:p>
          </table:table-cell>
          <table:table-cell table:formula="of:=[.P173]*[.$N$9]+[.O172]" office:value-type="float" office:value="0.0000193491029667112" calcext:value-type="float">
            <text:p>1.93491029667112E-05</text:p>
          </table:table-cell>
          <table:table-cell table:formula="of:=[.Q172]*[.$N$9]+[.P172]" office:value-type="float" office:value="-0.0000497449598626069" calcext:value-type="float">
            <text:p>-0.000049745</text:p>
          </table:table-cell>
          <table:table-cell table:formula="of:=-[.$N$5]*[.O173]-[.$N$4]*(1-[.O173]^2)*[.P173]+[.$N$6]" office:value-type="float" office:value="0.0000303958568772717" calcext:value-type="float">
            <text:p>3.03958568772717E-05</text:p>
          </table:table-cell>
        </table:table-row>
        <table:table-row table:style-name="ro1">
          <table:table-cell table:formula="of:=[.A173]+1" office:value-type="float" office:value="162" calcext:value-type="float">
            <text:p>162</text:p>
          </table:table-cell>
          <table:table-cell table:formula="of:=[.A174]*[.$B$9]" office:value-type="float" office:value="16.2" calcext:value-type="float">
            <text:p>16.2</text:p>
          </table:table-cell>
          <table:table-cell table:formula="of:=[.D174]*[.$B$9]+[.C173]" office:value-type="float" office:value="0.00000760065032769955" calcext:value-type="float">
            <text:p>7.60065032769955E-06</text:p>
          </table:table-cell>
          <table:table-cell table:formula="of:=[.E173]*[.$B$9]+[.D173]" office:value-type="float" office:value="-0.0000233163169550328" calcext:value-type="float">
            <text:p>-2.33163169550328E-05</text:p>
          </table:table-cell>
          <table:table-cell table:formula="of:=-[.$B$5]*[.C174]-[.$B$4]*(1-[.C174]^2)*[.D174]+[.$B$6]" office:value-type="float" office:value="0.0000157156666259863" calcext:value-type="float">
            <text:p>1.57156666259863E-05</text:p>
          </table:table-cell>
          <table:table-cell table:formula="of:=[.F173]+[.$B$9]*[.K173]" office:value-type="float" office:value="0.300623410531904" calcext:value-type="float">
            <text:p>0.3006234105</text:p>
          </table:table-cell>
          <table:table-cell table:formula="of:=[.G173]+[.$B$9]*[.H173]" office:value-type="float" office:value="-0.240315515193326" calcext:value-type="float">
            <text:p>-0.2403155152</text:p>
          </table:table-cell>
          <table:table-cell table:formula="of:=[.$B$6]-[.$B$4]*(1-[.F174]^2)*[.G174] - [.$B$5]*[.F174]" office:value-type="float" office:value="-0.0820262742362565" calcext:value-type="float">
            <text:p>-0.0820262742</text:p>
          </table:table-cell>
          <table:table-cell table:formula="of:=[.$B$6]-[.$B$4]*(1-[.J174]^2)*[.K174] - [.$B$5]*[.J174]" office:value-type="float" office:value="0.143121280005681" calcext:value-type="float">
            <text:p>0.14312128</text:p>
          </table:table-cell>
          <table:table-cell table:formula="of:=[.J173]+([.$B$9]/2) * ([.G174]+[.K174])" office:value-type="float" office:value="-0.231457360178878" calcext:value-type="float">
            <text:p>-0.2314573602</text:p>
          </table:table-cell>
          <table:table-cell table:formula="of:=[.K173]+[.$B$9]/2 * ([.H174] + [.I173])" office:value-type="float" office:value="0.0933363422633531" calcext:value-type="float">
            <text:p>0.0933363423</text:p>
          </table:table-cell>
          <table:table-cell/>
          <table:table-cell table:formula="of:=[.M173]+1" office:value-type="float" office:value="162" calcext:value-type="float">
            <text:p>162</text:p>
          </table:table-cell>
          <table:table-cell table:formula="of:=[.M174]*[.$B$9]" office:value-type="float" office:value="16.2" calcext:value-type="float">
            <text:p>16.2</text:p>
          </table:table-cell>
          <table:table-cell table:formula="of:=[.P174]*[.$N$9]+[.O173]" office:value-type="float" office:value="0.0000146785655492233" calcext:value-type="float">
            <text:p>1.46785655492233E-05</text:p>
          </table:table-cell>
          <table:table-cell table:formula="of:=[.Q173]*[.$N$9]+[.P173]" office:value-type="float" office:value="-0.0000467053741748797" calcext:value-type="float">
            <text:p>-4.67053741748797E-05</text:p>
          </table:table-cell>
          <table:table-cell table:formula="of:=-[.$N$5]*[.O174]-[.$N$4]*(1-[.O174]^2)*[.P174]+[.$N$6]" office:value-type="float" office:value="0.0000320268086155933" calcext:value-type="float">
            <text:p>3.20268086155933E-05</text:p>
          </table:table-cell>
        </table:table-row>
        <table:table-row table:style-name="ro1">
          <table:table-cell table:formula="of:=[.A174]+1" office:value-type="float" office:value="163" calcext:value-type="float">
            <text:p>163</text:p>
          </table:table-cell>
          <table:table-cell table:formula="of:=[.A175]*[.$B$9]" office:value-type="float" office:value="16.3" calcext:value-type="float">
            <text:p>16.3</text:p>
          </table:table-cell>
          <table:table-cell table:formula="of:=[.D175]*[.$B$9]+[.C174]" office:value-type="float" office:value="0.00000542617529845613" calcext:value-type="float">
            <text:p>5.42617529845613E-06</text:p>
          </table:table-cell>
          <table:table-cell table:formula="of:=[.E174]*[.$B$9]+[.D174]" office:value-type="float" office:value="-0.0000217447502924342" calcext:value-type="float">
            <text:p>-2.17447502924342E-05</text:p>
          </table:table-cell>
          <table:table-cell table:formula="of:=-[.$B$5]*[.C175]-[.$B$4]*(1-[.C175]^2)*[.D175]+[.$B$6]" office:value-type="float" office:value="0.0000163185749933378" calcext:value-type="float">
            <text:p>1.63185749933378E-05</text:p>
          </table:table-cell>
          <table:table-cell table:formula="of:=[.F174]+[.$B$9]*[.K174]" office:value-type="float" office:value="0.30995704475824" calcext:value-type="float">
            <text:p>0.3099570448</text:p>
          </table:table-cell>
          <table:table-cell table:formula="of:=[.G174]+[.$B$9]*[.H174]" office:value-type="float" office:value="-0.248518142616952" calcext:value-type="float">
            <text:p>-0.2485181426</text:p>
          </table:table-cell>
          <table:table-cell table:formula="of:=[.$B$6]-[.$B$4]*(1-[.F175]^2)*[.G175] - [.$B$5]*[.F175]" office:value-type="float" office:value="-0.0853148775080542" calcext:value-type="float">
            <text:p>-0.0853148775</text:p>
          </table:table-cell>
          <table:table-cell table:formula="of:=[.$B$6]-[.$B$4]*(1-[.J175]^2)*[.K175] - [.$B$5]*[.J175]" office:value-type="float" office:value="0.148345144192093" calcext:value-type="float">
            <text:p>0.1483451442</text:p>
          </table:table-cell>
          <table:table-cell table:formula="of:=[.J174]+([.$B$9]/2) * ([.G175]+[.K175])" office:value-type="float" office:value="-0.239071934190313" calcext:value-type="float">
            <text:p>-0.2390719342</text:p>
          </table:table-cell>
          <table:table-cell table:formula="of:=[.K174]+[.$B$9]/2 * ([.H175] + [.I174])" office:value-type="float" office:value="0.0962266623882345" calcext:value-type="float">
            <text:p>0.0962266624</text:p>
          </table:table-cell>
          <table:table-cell/>
          <table:table-cell table:formula="of:=[.M174]+1" office:value-type="float" office:value="163" calcext:value-type="float">
            <text:p>163</text:p>
          </table:table-cell>
          <table:table-cell table:formula="of:=[.M175]*[.$B$9]" office:value-type="float" office:value="16.3" calcext:value-type="float">
            <text:p>16.3</text:p>
          </table:table-cell>
          <table:table-cell table:formula="of:=[.P175]*[.$N$9]+[.O174]" office:value-type="float" office:value="0.0000103282962178912" calcext:value-type="float">
            <text:p>1.03282962178912E-05</text:p>
          </table:table-cell>
          <table:table-cell table:formula="of:=[.Q174]*[.$N$9]+[.P174]" office:value-type="float" office:value="-0.0000435026933133204" calcext:value-type="float">
            <text:p>-4.35026933133204E-05</text:p>
          </table:table-cell>
          <table:table-cell table:formula="of:=-[.$N$5]*[.O175]-[.$N$4]*(1-[.O175]^2)*[.P175]+[.$N$6]" office:value-type="float" office:value="0.0000331743970907886" calcext:value-type="float">
            <text:p>3.31743970907886E-05</text:p>
          </table:table-cell>
        </table:table-row>
        <table:table-row table:style-name="ro1">
          <table:table-cell table:formula="of:=[.A175]+1" office:value-type="float" office:value="164" calcext:value-type="float">
            <text:p>164</text:p>
          </table:table-cell>
          <table:table-cell table:formula="of:=[.A176]*[.$B$9]" office:value-type="float" office:value="16.4" calcext:value-type="float">
            <text:p>16.4</text:p>
          </table:table-cell>
          <table:table-cell table:formula="of:=[.D176]*[.$B$9]+[.C175]" office:value-type="float" office:value="0.00000341488601914609" calcext:value-type="float">
            <text:p>3.41488601914609E-06</text:p>
          </table:table-cell>
          <table:table-cell table:formula="of:=[.E175]*[.$B$9]+[.D175]" office:value-type="float" office:value="-0.0000201128927931004" calcext:value-type="float">
            <text:p>-2.01128927931004E-05</text:p>
          </table:table-cell>
          <table:table-cell table:formula="of:=-[.$B$5]*[.C176]-[.$B$4]*(1-[.C176]^2)*[.D176]+[.$B$6]" office:value-type="float" office:value="0.0000166980067737198" calcext:value-type="float">
            <text:p>0.000016698</text:p>
          </table:table-cell>
          <table:table-cell table:formula="of:=[.F175]+[.$B$9]*[.K175]" office:value-type="float" office:value="0.319579710997063" calcext:value-type="float">
            <text:p>0.319579711</text:p>
          </table:table-cell>
          <table:table-cell table:formula="of:=[.G175]+[.$B$9]*[.H175]" office:value-type="float" office:value="-0.257049630367757" calcext:value-type="float">
            <text:p>-0.2570496304</text:p>
          </table:table-cell>
          <table:table-cell table:formula="of:=[.$B$6]-[.$B$4]*(1-[.F176]^2)*[.G176] - [.$B$5]*[.F176]" office:value-type="float" office:value="-0.0887828656999169" calcext:value-type="float">
            <text:p>-0.0887828657</text:p>
          </table:table-cell>
          <table:table-cell table:formula="of:=[.$B$6]-[.$B$4]*(1-[.J176]^2)*[.K176] - [.$B$5]*[.J176]" office:value-type="float" office:value="0.15381002931688" calcext:value-type="float">
            <text:p>0.1538100293</text:p>
          </table:table-cell>
          <table:table-cell table:formula="of:=[.J175]+([.$B$9]/2) * ([.G176]+[.K176])" office:value-type="float" office:value="-0.246964176893059" calcext:value-type="float">
            <text:p>-0.2469641769</text:p>
          </table:table-cell>
          <table:table-cell table:formula="of:=[.K175]+[.$B$9]/2 * ([.H176] + [.I175])" office:value-type="float" office:value="0.0992047763128432" calcext:value-type="float">
            <text:p>0.0992047763</text:p>
          </table:table-cell>
          <table:table-cell/>
          <table:table-cell table:formula="of:=[.M175]+1" office:value-type="float" office:value="164" calcext:value-type="float">
            <text:p>164</text:p>
          </table:table-cell>
          <table:table-cell table:formula="of:=[.M176]*[.$B$9]" office:value-type="float" office:value="16.4" calcext:value-type="float">
            <text:p>16.4</text:p>
          </table:table-cell>
          <table:table-cell table:formula="of:=[.P176]*[.$N$9]+[.O175]" office:value-type="float" office:value="0.00000630977085746707" calcext:value-type="float">
            <text:p>6.30977085746707E-06</text:p>
          </table:table-cell>
          <table:table-cell table:formula="of:=[.Q175]*[.$N$9]+[.P175]" office:value-type="float" office:value="-0.0000401852536042415" calcext:value-type="float">
            <text:p>-4.01852536042415E-05</text:p>
          </table:table-cell>
          <table:table-cell table:formula="of:=-[.$N$5]*[.O176]-[.$N$4]*(1-[.O176]^2)*[.P176]+[.$N$6]" office:value-type="float" office:value="0.0000338754827451745" calcext:value-type="float">
            <text:p>3.38754827451745E-05</text:p>
          </table:table-cell>
        </table:table-row>
        <table:table-row table:style-name="ro1">
          <table:table-cell table:formula="of:=[.A176]+1" office:value-type="float" office:value="165" calcext:value-type="float">
            <text:p>165</text:p>
          </table:table-cell>
          <table:table-cell table:formula="of:=[.A177]*[.$B$9]" office:value-type="float" office:value="16.5" calcext:value-type="float">
            <text:p>16.5</text:p>
          </table:table-cell>
          <table:table-cell table:formula="of:=[.D177]*[.$B$9]+[.C176]" office:value-type="float" office:value="0.00000157057680757325" calcext:value-type="float">
            <text:p>1.57057680757325E-06</text:p>
          </table:table-cell>
          <table:table-cell table:formula="of:=[.E176]*[.$B$9]+[.D176]" office:value-type="float" office:value="-0.0000184430921157284" calcext:value-type="float">
            <text:p>-1.84430921157284E-05</text:p>
          </table:table-cell>
          <table:table-cell table:formula="of:=-[.$B$5]*[.C177]-[.$B$4]*(1-[.C177]^2)*[.D177]+[.$B$6]" office:value-type="float" office:value="0.0000168725153081097" calcext:value-type="float">
            <text:p>1.68725153081097E-05</text:p>
          </table:table-cell>
          <table:table-cell table:formula="of:=[.F176]+[.$B$9]*[.K176]" office:value-type="float" office:value="0.329500188628347" calcext:value-type="float">
            <text:p>0.3295001886</text:p>
          </table:table-cell>
          <table:table-cell table:formula="of:=[.G176]+[.$B$9]*[.H176]" office:value-type="float" office:value="-0.265927916937749" calcext:value-type="float">
            <text:p>-0.2659279169</text:p>
          </table:table-cell>
          <table:table-cell table:formula="of:=[.$B$6]-[.$B$4]*(1-[.F177]^2)*[.G177] - [.$B$5]*[.F177]" office:value-type="float" office:value="-0.0924441651709759" calcext:value-type="float">
            <text:p>-0.0924441652</text:p>
          </table:table-cell>
          <table:table-cell table:formula="of:=[.$B$6]-[.$B$4]*(1-[.J177]^2)*[.K177] - [.$B$5]*[.J177]" office:value-type="float" office:value="0.159531821497828" calcext:value-type="float">
            <text:p>0.1595318215</text:p>
          </table:table-cell>
          <table:table-cell table:formula="of:=[.J176]+([.$B$9]/2) * ([.G177]+[.K177])" office:value-type="float" office:value="-0.25514691926394" calcext:value-type="float">
            <text:p>-0.2551469193</text:p>
          </table:table-cell>
          <table:table-cell table:formula="of:=[.K176]+[.$B$9]/2 * ([.H177] + [.I176])" office:value-type="float" office:value="0.102273069520138" calcext:value-type="float">
            <text:p>0.1022730695</text:p>
          </table:table-cell>
          <table:table-cell/>
          <table:table-cell table:formula="of:=[.M176]+1" office:value-type="float" office:value="165" calcext:value-type="float">
            <text:p>165</text:p>
          </table:table-cell>
          <table:table-cell table:formula="of:=[.M177]*[.$B$9]" office:value-type="float" office:value="16.5" calcext:value-type="float">
            <text:p>16.5</text:p>
          </table:table-cell>
          <table:table-cell table:formula="of:=[.P177]*[.$N$9]+[.O176]" office:value-type="float" office:value="0.00000263000032449466" calcext:value-type="float">
            <text:p>0.00000263</text:p>
          </table:table-cell>
          <table:table-cell table:formula="of:=[.Q176]*[.$N$9]+[.P176]" office:value-type="float" office:value="-0.000036797705329724" calcext:value-type="float">
            <text:p>-3.6797705329724E-05</text:p>
          </table:table-cell>
          <table:table-cell table:formula="of:=-[.$N$5]*[.O177]-[.$N$4]*(1-[.O177]^2)*[.P177]+[.$N$6]" office:value-type="float" office:value="0.0000341677050049749" calcext:value-type="float">
            <text:p>3.41677050049749E-05</text:p>
          </table:table-cell>
        </table:table-row>
        <table:table-row table:style-name="ro1">
          <table:table-cell table:formula="of:=[.A177]+1" office:value-type="float" office:value="166" calcext:value-type="float">
            <text:p>166</text:p>
          </table:table-cell>
          <table:table-cell table:formula="of:=[.A178]*[.$B$9]" office:value-type="float" office:value="16.6" calcext:value-type="float">
            <text:p>16.6</text:p>
          </table:table-cell>
          <table:table-cell table:formula="of:=[.D178]*[.$B$9]+[.C177]" office:value-type="float" office:value="-0.000000105007250918495" calcext:value-type="float">
            <text:p>-0.000000105</text:p>
          </table:table-cell>
          <table:table-cell table:formula="of:=[.E177]*[.$B$9]+[.D177]" office:value-type="float" office:value="-0.0000167558405849175" calcext:value-type="float">
            <text:p>-1.67558405849175E-05</text:p>
          </table:table-cell>
          <table:table-cell table:formula="of:=-[.$B$5]*[.C178]-[.$B$4]*(1-[.C178]^2)*[.D178]+[.$B$6]" office:value-type="float" office:value="0.0000168608478358358" calcext:value-type="float">
            <text:p>1.68608478358358E-05</text:p>
          </table:table-cell>
          <table:table-cell table:formula="of:=[.F177]+[.$B$9]*[.K177]" office:value-type="float" office:value="0.339727495580361" calcext:value-type="float">
            <text:p>0.3397274956</text:p>
          </table:table-cell>
          <table:table-cell table:formula="of:=[.G177]+[.$B$9]*[.H177]" office:value-type="float" office:value="-0.275172333454846" calcext:value-type="float">
            <text:p>-0.2751723335</text:p>
          </table:table-cell>
          <table:table-cell table:formula="of:=[.$B$6]-[.$B$4]*(1-[.F178]^2)*[.G178] - [.$B$5]*[.F178]" office:value-type="float" office:value="-0.0963141140464441" calcext:value-type="float">
            <text:p>-0.096314114</text:p>
          </table:table-cell>
          <table:table-cell table:formula="of:=[.$B$6]-[.$B$4]*(1-[.J178]^2)*[.K178] - [.$B$5]*[.J178]" office:value-type="float" office:value="0.16552783844692" calcext:value-type="float">
            <text:p>0.1655278384</text:p>
          </table:table-cell>
          <table:table-cell table:formula="of:=[.J177]+([.$B$9]/2) * ([.G178]+[.K178])" office:value-type="float" office:value="-0.263633838192047" calcext:value-type="float">
            <text:p>-0.2636338382</text:p>
          </table:table-cell>
          <table:table-cell table:formula="of:=[.K177]+[.$B$9]/2 * ([.H178] + [.I177])" office:value-type="float" office:value="0.105433954892708" calcext:value-type="float">
            <text:p>0.1054339549</text:p>
          </table:table-cell>
          <table:table-cell/>
          <table:table-cell table:formula="of:=[.M177]+1" office:value-type="float" office:value="166" calcext:value-type="float">
            <text:p>166</text:p>
          </table:table-cell>
          <table:table-cell table:formula="of:=[.M178]*[.$B$9]" office:value-type="float" office:value="16.6" calcext:value-type="float">
            <text:p>16.6</text:p>
          </table:table-cell>
          <table:table-cell table:formula="of:=[.P178]*[.$N$9]+[.O177]" office:value-type="float" office:value="-0.000000708093158427996" calcext:value-type="float">
            <text:p>-7.08093158427996E-07</text:p>
          </table:table-cell>
          <table:table-cell table:formula="of:=[.Q177]*[.$N$9]+[.P177]" office:value-type="float" office:value="-0.0000333809348292266" calcext:value-type="float">
            <text:p>-3.33809348292266E-05</text:p>
          </table:table-cell>
          <table:table-cell table:formula="of:=-[.$N$5]*[.O178]-[.$N$4]*(1-[.O178]^2)*[.P178]+[.$N$6]" office:value-type="float" office:value="0.0000340890279876378" calcext:value-type="float">
            <text:p>0.000034089</text:p>
          </table:table-cell>
        </table:table-row>
        <table:table-row table:style-name="ro1">
          <table:table-cell table:formula="of:=[.A178]+1" office:value-type="float" office:value="167" calcext:value-type="float">
            <text:p>167</text:p>
          </table:table-cell>
          <table:table-cell table:formula="of:=[.A179]*[.$B$9]" office:value-type="float" office:value="16.7" calcext:value-type="float">
            <text:p>16.7</text:p>
          </table:table-cell>
          <table:table-cell table:formula="of:=[.D179]*[.$B$9]+[.C178]" office:value-type="float" office:value="-0.00000161198283105188" calcext:value-type="float">
            <text:p>-0.000001612</text:p>
          </table:table-cell>
          <table:table-cell table:formula="of:=[.E178]*[.$B$9]+[.D178]" office:value-type="float" office:value="-0.0000150697558013339" calcext:value-type="float">
            <text:p>-1.50697558013339E-05</text:p>
          </table:table-cell>
          <table:table-cell table:formula="of:=-[.$B$5]*[.C179]-[.$B$4]*(1-[.C179]^2)*[.D179]+[.$B$6]" office:value-type="float" office:value="0.0000166817386323466" calcext:value-type="float">
            <text:p>1.66817386323466E-05</text:p>
          </table:table-cell>
          <table:table-cell table:formula="of:=[.F178]+[.$B$9]*[.K178]" office:value-type="float" office:value="0.350270891069632" calcext:value-type="float">
            <text:p>0.3502708911</text:p>
          </table:table-cell>
          <table:table-cell table:formula="of:=[.G178]+[.$B$9]*[.H178]" office:value-type="float" office:value="-0.284803744859491" calcext:value-type="float">
            <text:p>-0.2848037449</text:p>
          </table:table-cell>
          <table:table-cell table:formula="of:=[.$B$6]-[.$B$4]*(1-[.F179]^2)*[.G179] - [.$B$5]*[.F179]" office:value-type="float" office:value="-0.100409631408645" calcext:value-type="float">
            <text:p>-0.1004096314</text:p>
          </table:table-cell>
          <table:table-cell table:formula="of:=[.$B$6]-[.$B$4]*(1-[.J179]^2)*[.K179] - [.$B$5]*[.J179]" office:value-type="float" office:value="0.171816987260854" calcext:value-type="float">
            <text:p>0.1718169873</text:p>
          </table:table-cell>
          <table:table-cell table:formula="of:=[.J178]+([.$B$9]/2) * ([.G179]+[.K179])" office:value-type="float" office:value="-0.27243953217279" calcext:value-type="float">
            <text:p>-0.2724395322</text:p>
          </table:table-cell>
          <table:table-cell table:formula="of:=[.K178]+[.$B$9]/2 * ([.H179] + [.I178])" office:value-type="float" office:value="0.108689865244621" calcext:value-type="float">
            <text:p>0.1086898652</text:p>
          </table:table-cell>
          <table:table-cell/>
          <table:table-cell table:formula="of:=[.M178]+1" office:value-type="float" office:value="167" calcext:value-type="float">
            <text:p>167</text:p>
          </table:table-cell>
          <table:table-cell table:formula="of:=[.M179]*[.$B$9]" office:value-type="float" office:value="16.7" calcext:value-type="float">
            <text:p>16.7</text:p>
          </table:table-cell>
          <table:table-cell table:formula="of:=[.P179]*[.$N$9]+[.O178]" office:value-type="float" office:value="-0.00000370529636147427" calcext:value-type="float">
            <text:p>-3.70529636147427E-06</text:p>
          </table:table-cell>
          <table:table-cell table:formula="of:=[.Q178]*[.$N$9]+[.P178]" office:value-type="float" office:value="-0.0000299720320304628" calcext:value-type="float">
            <text:p>-0.000029972</text:p>
          </table:table-cell>
          <table:table-cell table:formula="of:=-[.$N$5]*[.O179]-[.$N$4]*(1-[.O179]^2)*[.P179]+[.$N$6]" office:value-type="float" office:value="0.0000336773283915256" calcext:value-type="float">
            <text:p>3.36773283915256E-05</text:p>
          </table:table-cell>
        </table:table-row>
        <table:table-row table:style-name="ro1">
          <table:table-cell table:formula="of:=[.A179]+1" office:value-type="float" office:value="168" calcext:value-type="float">
            <text:p>168</text:p>
          </table:table-cell>
          <table:table-cell table:formula="of:=[.A180]*[.$B$9]" office:value-type="float" office:value="16.8" calcext:value-type="float">
            <text:p>16.8</text:p>
          </table:table-cell>
          <table:table-cell table:formula="of:=[.D180]*[.$B$9]+[.C179]" office:value-type="float" office:value="-0.0000029521410248618" calcext:value-type="float">
            <text:p>-2.9521410248618E-06</text:p>
          </table:table-cell>
          <table:table-cell table:formula="of:=[.E179]*[.$B$9]+[.D179]" office:value-type="float" office:value="-0.0000134015819380992" calcext:value-type="float">
            <text:p>-1.34015819380992E-05</text:p>
          </table:table-cell>
          <table:table-cell table:formula="of:=-[.$B$5]*[.C180]-[.$B$4]*(1-[.C180]^2)*[.D180]+[.$B$6]" office:value-type="float" office:value="0.0000163537229628442" calcext:value-type="float">
            <text:p>1.63537229628442E-05</text:p>
          </table:table-cell>
          <table:table-cell table:formula="of:=[.F179]+[.$B$9]*[.K179]" office:value-type="float" office:value="0.361139877594094" calcext:value-type="float">
            <text:p>0.3611398776</text:p>
          </table:table-cell>
          <table:table-cell table:formula="of:=[.G179]+[.$B$9]*[.H179]" office:value-type="float" office:value="-0.294844708000355" calcext:value-type="float">
            <text:p>-0.294844708</text:p>
          </table:table-cell>
          <table:table-cell table:formula="of:=[.$B$6]-[.$B$4]*(1-[.F180]^2)*[.G180] - [.$B$5]*[.F180]" office:value-type="float" office:value="-0.104749409399483" calcext:value-type="float">
            <text:p>-0.1047494094</text:p>
          </table:table-cell>
          <table:table-cell table:formula="of:=[.$B$6]-[.$B$4]*(1-[.J180]^2)*[.K180] - [.$B$5]*[.J180]" office:value-type="float" office:value="0.178419942235085" calcext:value-type="float">
            <text:p>0.1784199422</text:p>
          </table:table-cell>
          <table:table-cell table:formula="of:=[.J179]+([.$B$9]/2) * ([.G180]+[.K180])" office:value-type="float" office:value="-0.281579605365923" calcext:value-type="float">
            <text:p>-0.2815796054</text:p>
          </table:table-cell>
          <table:table-cell table:formula="of:=[.K179]+[.$B$9]/2 * ([.H180] + [.I179])" office:value-type="float" office:value="0.11204324413769" calcext:value-type="float">
            <text:p>0.1120432441</text:p>
          </table:table-cell>
          <table:table-cell/>
          <table:table-cell table:formula="of:=[.M179]+1" office:value-type="float" office:value="168" calcext:value-type="float">
            <text:p>168</text:p>
          </table:table-cell>
          <table:table-cell table:formula="of:=[.M180]*[.$B$9]" office:value-type="float" office:value="16.8" calcext:value-type="float">
            <text:p>16.8</text:p>
          </table:table-cell>
          <table:table-cell table:formula="of:=[.P180]*[.$N$9]+[.O179]" office:value-type="float" office:value="-0.0000063657262806053" calcext:value-type="float">
            <text:p>-6.3657262806053E-06</text:p>
          </table:table-cell>
          <table:table-cell table:formula="of:=[.Q179]*[.$N$9]+[.P179]" office:value-type="float" office:value="-0.0000266042991913102" calcext:value-type="float">
            <text:p>-2.66042991913102E-05</text:p>
          </table:table-cell>
          <table:table-cell table:formula="of:=-[.$N$5]*[.O180]-[.$N$4]*(1-[.O180]^2)*[.P180]+[.$N$6]" office:value-type="float" office:value="0.0000329700254708374" calcext:value-type="float">
            <text:p>0.00003297</text:p>
          </table:table-cell>
        </table:table-row>
        <table:table-row table:style-name="ro1">
          <table:table-cell table:formula="of:=[.A180]+1" office:value-type="float" office:value="169" calcext:value-type="float">
            <text:p>169</text:p>
          </table:table-cell>
          <table:table-cell table:formula="of:=[.A181]*[.$B$9]" office:value-type="float" office:value="16.9" calcext:value-type="float">
            <text:p>16.9</text:p>
          </table:table-cell>
          <table:table-cell table:formula="of:=[.D181]*[.$B$9]+[.C180]" office:value-type="float" office:value="-0.00000412876198904328" calcext:value-type="float">
            <text:p>-4.12876198904328E-06</text:p>
          </table:table-cell>
          <table:table-cell table:formula="of:=[.E180]*[.$B$9]+[.D180]" office:value-type="float" office:value="-0.0000117662096418148" calcext:value-type="float">
            <text:p>-1.17662096418148E-05</text:p>
          </table:table-cell>
          <table:table-cell table:formula="of:=-[.$B$5]*[.C181]-[.$B$4]*(1-[.C181]^2)*[.D181]+[.$B$6]" office:value-type="float" office:value="0.0000158949716306575" calcext:value-type="float">
            <text:p>0.000015895</text:p>
          </table:table-cell>
          <table:table-cell table:formula="of:=[.F180]+[.$B$9]*[.K180]" office:value-type="float" office:value="0.372344202007863" calcext:value-type="float">
            <text:p>0.372344202</text:p>
          </table:table-cell>
          <table:table-cell table:formula="of:=[.G180]+[.$B$9]*[.H180]" office:value-type="float" office:value="-0.305319648940304" calcext:value-type="float">
            <text:p>-0.3053196489</text:p>
          </table:table-cell>
          <table:table-cell table:formula="of:=[.$B$6]-[.$B$4]*(1-[.F181]^2)*[.G181] - [.$B$5]*[.F181]" office:value-type="float" office:value="-0.109354131716603" calcext:value-type="float">
            <text:p>-0.1093541317</text:p>
          </table:table-cell>
          <table:table-cell table:formula="of:=[.$B$6]-[.$B$4]*(1-[.J181]^2)*[.K181] - [.$B$5]*[.J181]" office:value-type="float" office:value="0.185359345534129" calcext:value-type="float">
            <text:p>0.1853593455</text:p>
          </table:table-cell>
          <table:table-cell table:formula="of:=[.J180]+([.$B$9]/2) * ([.G181]+[.K181])" office:value-type="float" office:value="-0.291070761079758" calcext:value-type="float">
            <text:p>-0.2910707611</text:p>
          </table:table-cell>
          <table:table-cell table:formula="of:=[.K180]+[.$B$9]/2 * ([.H181] + [.I180])" office:value-type="float" office:value="0.115496534663614" calcext:value-type="float">
            <text:p>0.1154965347</text:p>
          </table:table-cell>
          <table:table-cell/>
          <table:table-cell table:formula="of:=[.M180]+1" office:value-type="float" office:value="169" calcext:value-type="float">
            <text:p>169</text:p>
          </table:table-cell>
          <table:table-cell table:formula="of:=[.M181]*[.$B$9]" office:value-type="float" office:value="16.9" calcext:value-type="float">
            <text:p>16.9</text:p>
          </table:table-cell>
          <table:table-cell table:formula="of:=[.P181]*[.$N$9]+[.O180]" office:value-type="float" office:value="-0.00000869645594502795" calcext:value-type="float">
            <text:p>-8.69645594502795E-06</text:p>
          </table:table-cell>
          <table:table-cell table:formula="of:=[.Q180]*[.$N$9]+[.P180]" office:value-type="float" office:value="-0.0000233072966442265" calcext:value-type="float">
            <text:p>-2.33072966442265E-05</text:p>
          </table:table-cell>
          <table:table-cell table:formula="of:=-[.$N$5]*[.O181]-[.$N$4]*(1-[.O181]^2)*[.P181]+[.$N$6]" office:value-type="float" office:value="0.0000320037525874917" calcext:value-type="float">
            <text:p>3.20037525874917E-05</text:p>
          </table:table-cell>
        </table:table-row>
        <table:table-row table:style-name="ro1">
          <table:table-cell table:formula="of:=[.A181]+1" office:value-type="float" office:value="170" calcext:value-type="float">
            <text:p>170</text:p>
          </table:table-cell>
          <table:table-cell table:formula="of:=[.A182]*[.$B$9]" office:value-type="float" office:value="17" calcext:value-type="float">
            <text:p>17</text:p>
          </table:table-cell>
          <table:table-cell table:formula="of:=[.D182]*[.$B$9]+[.C181]" office:value-type="float" office:value="-0.00000514643323691819" calcext:value-type="float">
            <text:p>-5.14643323691819E-06</text:p>
          </table:table-cell>
          <table:table-cell table:formula="of:=[.E181]*[.$B$9]+[.D181]" office:value-type="float" office:value="-0.000010176712478749" calcext:value-type="float">
            <text:p>-1.0176712478749E-05</text:p>
          </table:table-cell>
          <table:table-cell table:formula="of:=-[.$B$5]*[.C182]-[.$B$4]*(1-[.C182]^2)*[.D182]+[.$B$6]" office:value-type="float" office:value="0.0000153231457153977" calcext:value-type="float">
            <text:p>1.53231457153977E-05</text:p>
          </table:table-cell>
          <table:table-cell table:formula="of:=[.F181]+[.$B$9]*[.K181]" office:value-type="float" office:value="0.383893855474225" calcext:value-type="float">
            <text:p>0.3838938555</text:p>
          </table:table-cell>
          <table:table-cell table:formula="of:=[.G181]+[.$B$9]*[.H181]" office:value-type="float" office:value="-0.316255062111964" calcext:value-type="float">
            <text:p>-0.3162550621</text:p>
          </table:table-cell>
          <table:table-cell table:formula="of:=[.$B$6]-[.$B$4]*(1-[.F182]^2)*[.G182] - [.$B$5]*[.F182]" office:value-type="float" office:value="-0.114246722569102" calcext:value-type="float">
            <text:p>-0.1142467226</text:p>
          </table:table-cell>
          <table:table-cell table:formula="of:=[.$B$6]-[.$B$4]*(1-[.J182]^2)*[.K182] - [.$B$5]*[.J182]" office:value-type="float" office:value="0.192660033992643" calcext:value-type="float">
            <text:p>0.192660034</text:p>
          </table:table-cell>
          <table:table-cell table:formula="of:=[.J181]+([.$B$9]/2) * ([.G182]+[.K182])" office:value-type="float" office:value="-0.300930905894763" calcext:value-type="float">
            <text:p>-0.3009309059</text:p>
          </table:table-cell>
          <table:table-cell table:formula="of:=[.K181]+[.$B$9]/2 * ([.H182] + [.I181])" office:value-type="float" office:value="0.119052165811865" calcext:value-type="float">
            <text:p>0.1190521658</text:p>
          </table:table-cell>
          <table:table-cell/>
          <table:table-cell table:formula="of:=[.M181]+1" office:value-type="float" office:value="170" calcext:value-type="float">
            <text:p>170</text:p>
          </table:table-cell>
          <table:table-cell table:formula="of:=[.M182]*[.$B$9]" office:value-type="float" office:value="17" calcext:value-type="float">
            <text:p>17</text:p>
          </table:table-cell>
          <table:table-cell table:formula="of:=[.P182]*[.$N$9]+[.O181]" office:value-type="float" office:value="-0.0000107071480835757" calcext:value-type="float">
            <text:p>-1.07071480835757E-05</text:p>
          </table:table-cell>
          <table:table-cell table:formula="of:=[.Q181]*[.$N$9]+[.P181]" office:value-type="float" office:value="-0.0000201069213854773" calcext:value-type="float">
            <text:p>-2.01069213854773E-05</text:p>
          </table:table-cell>
          <table:table-cell table:formula="of:=-[.$N$5]*[.O182]-[.$N$4]*(1-[.O182]^2)*[.P182]+[.$N$6]" office:value-type="float" office:value="0.0000308140694667479" calcext:value-type="float">
            <text:p>3.08140694667479E-05</text:p>
          </table:table-cell>
        </table:table-row>
        <table:table-row table:style-name="ro1">
          <table:table-cell table:formula="of:=[.A182]+1" office:value-type="float" office:value="171" calcext:value-type="float">
            <text:p>171</text:p>
          </table:table-cell>
          <table:table-cell table:formula="of:=[.A183]*[.$B$9]" office:value-type="float" office:value="17.1" calcext:value-type="float">
            <text:p>17.1</text:p>
          </table:table-cell>
          <table:table-cell table:formula="of:=[.D183]*[.$B$9]+[.C182]" office:value-type="float" office:value="-0.00000601087302763912" calcext:value-type="float">
            <text:p>-6.01087302763912E-06</text:p>
          </table:table-cell>
          <table:table-cell table:formula="of:=[.E182]*[.$B$9]+[.D182]" office:value-type="float" office:value="-0.00000864439790720927" calcext:value-type="float">
            <text:p>-8.64439790720927E-06</text:p>
          </table:table-cell>
          <table:table-cell table:formula="of:=-[.$B$5]*[.C183]-[.$B$4]*(1-[.C183]^2)*[.D183]+[.$B$6]" office:value-type="float" office:value="0.0000146552709345361" calcext:value-type="float">
            <text:p>1.46552709345361E-05</text:p>
          </table:table-cell>
          <table:table-cell table:formula="of:=[.F182]+[.$B$9]*[.K182]" office:value-type="float" office:value="0.395799072055411" calcext:value-type="float">
            <text:p>0.3957990721</text:p>
          </table:table-cell>
          <table:table-cell table:formula="of:=[.G182]+[.$B$9]*[.H182]" office:value-type="float" office:value="-0.327679734368874" calcext:value-type="float">
            <text:p>-0.3276797344</text:p>
          </table:table-cell>
          <table:table-cell table:formula="of:=[.$B$6]-[.$B$4]*(1-[.F183]^2)*[.G183] - [.$B$5]*[.F183]" office:value-type="float" office:value="-0.119452630848141" calcext:value-type="float">
            <text:p>-0.1194526308</text:p>
          </table:table-cell>
          <table:table-cell table:formula="of:=[.$B$6]-[.$B$4]*(1-[.J183]^2)*[.K183] - [.$B$5]*[.J183]" office:value-type="float" office:value="0.200349295837871" calcext:value-type="float">
            <text:p>0.2003492958</text:p>
          </table:table-cell>
          <table:table-cell table:formula="of:=[.J182]+([.$B$9]/2) * ([.G183]+[.K183])" office:value-type="float" office:value="-0.311179265814752" calcext:value-type="float">
            <text:p>-0.3111792658</text:p>
          </table:table-cell>
          <table:table-cell table:formula="of:=[.K182]+[.$B$9]/2 * ([.H183] + [.I182])" office:value-type="float" office:value="0.12271253596909" calcext:value-type="float">
            <text:p>0.122712536</text:p>
          </table:table-cell>
          <table:table-cell/>
          <table:table-cell table:formula="of:=[.M182]+1" office:value-type="float" office:value="171" calcext:value-type="float">
            <text:p>171</text:p>
          </table:table-cell>
          <table:table-cell table:formula="of:=[.M183]*[.$B$9]" office:value-type="float" office:value="17.1" calcext:value-type="float">
            <text:p>17.1</text:p>
          </table:table-cell>
          <table:table-cell table:formula="of:=[.P183]*[.$N$9]+[.O182]" office:value-type="float" office:value="-0.0000124096995274559" calcext:value-type="float">
            <text:p>-1.24096995274559E-05</text:p>
          </table:table-cell>
          <table:table-cell table:formula="of:=[.Q182]*[.$N$9]+[.P182]" office:value-type="float" office:value="-0.0000170255144388025" calcext:value-type="float">
            <text:p>-1.70255144388025E-05</text:p>
          </table:table-cell>
          <table:table-cell table:formula="of:=-[.$N$5]*[.O183]-[.$N$4]*(1-[.O183]^2)*[.P183]+[.$N$6]" office:value-type="float" office:value="0.0000294352139636365" calcext:value-type="float">
            <text:p>2.94352139636365E-05</text:p>
          </table:table-cell>
        </table:table-row>
        <table:table-row table:style-name="ro1">
          <table:table-cell table:formula="of:=[.A183]+1" office:value-type="float" office:value="172" calcext:value-type="float">
            <text:p>172</text:p>
          </table:table-cell>
          <table:table-cell table:formula="of:=[.A184]*[.$B$9]" office:value-type="float" office:value="17.2" calcext:value-type="float">
            <text:p>17.2</text:p>
          </table:table-cell>
          <table:table-cell table:formula="of:=[.D184]*[.$B$9]+[.C183]" office:value-type="float" office:value="-0.00000672876010901469" calcext:value-type="float">
            <text:p>-6.72876010901469E-06</text:p>
          </table:table-cell>
          <table:table-cell table:formula="of:=[.E183]*[.$B$9]+[.D183]" office:value-type="float" office:value="-0.00000717887081375567" calcext:value-type="float">
            <text:p>-7.17887081375567E-06</text:p>
          </table:table-cell>
          <table:table-cell table:formula="of:=-[.$B$5]*[.C184]-[.$B$4]*(1-[.C184]^2)*[.D184]+[.$B$6]" office:value-type="float" office:value="0.0000139076309224453" calcext:value-type="float">
            <text:p>1.39076309224453E-05</text:p>
          </table:table-cell>
          <table:table-cell table:formula="of:=[.F183]+[.$B$9]*[.K183]" office:value-type="float" office:value="0.40807032565232" calcext:value-type="float">
            <text:p>0.4080703257</text:p>
          </table:table-cell>
          <table:table-cell table:formula="of:=[.G183]+[.$B$9]*[.H183]" office:value-type="float" office:value="-0.339624997453688" calcext:value-type="float">
            <text:p>-0.3396249975</text:p>
          </table:table-cell>
          <table:table-cell table:formula="of:=[.$B$6]-[.$B$4]*(1-[.F184]^2)*[.G184] - [.$B$5]*[.F184]" office:value-type="float" office:value="-0.125000155083629" calcext:value-type="float">
            <text:p>-0.1250001551</text:p>
          </table:table-cell>
          <table:table-cell table:formula="of:=[.$B$6]-[.$B$4]*(1-[.J184]^2)*[.K184] - [.$B$5]*[.J184]" office:value-type="float" office:value="0.20845716172753" calcext:value-type="float">
            <text:p>0.2084571617</text:p>
          </table:table-cell>
          <table:table-cell table:formula="of:=[.J183]+([.$B$9]/2) * ([.G184]+[.K184])" office:value-type="float" office:value="-0.321836516037096" calcext:value-type="float">
            <text:p>-0.321836516</text:p>
          </table:table-cell>
          <table:table-cell table:formula="of:=[.K183]+[.$B$9]/2 * ([.H184] + [.I183])" office:value-type="float" office:value="0.126479993006802" calcext:value-type="float">
            <text:p>0.126479993</text:p>
          </table:table-cell>
          <table:table-cell/>
          <table:table-cell table:formula="of:=[.M183]+1" office:value-type="float" office:value="172" calcext:value-type="float">
            <text:p>172</text:p>
          </table:table-cell>
          <table:table-cell table:formula="of:=[.M184]*[.$B$9]" office:value-type="float" office:value="17.2" calcext:value-type="float">
            <text:p>17.2</text:p>
          </table:table-cell>
          <table:table-cell table:formula="of:=[.P184]*[.$N$9]+[.O183]" office:value-type="float" office:value="-0.0000138178988316998" calcext:value-type="float">
            <text:p>-1.38178988316998E-05</text:p>
          </table:table-cell>
          <table:table-cell table:formula="of:=[.Q183]*[.$N$9]+[.P183]" office:value-type="float" office:value="-0.0000140819930424389" calcext:value-type="float">
            <text:p>-0.000014082</text:p>
          </table:table-cell>
          <table:table-cell table:formula="of:=-[.$N$5]*[.O184]-[.$N$4]*(1-[.O184]^2)*[.P184]+[.$N$6]" office:value-type="float" office:value="0.0000278998918714499" calcext:value-type="float">
            <text:p>2.78998918714499E-05</text:p>
          </table:table-cell>
        </table:table-row>
        <table:table-row table:style-name="ro1">
          <table:table-cell table:formula="of:=[.A184]+1" office:value-type="float" office:value="173" calcext:value-type="float">
            <text:p>173</text:p>
          </table:table-cell>
          <table:table-cell table:formula="of:=[.A185]*[.$B$9]" office:value-type="float" office:value="17.3" calcext:value-type="float">
            <text:p>17.3</text:p>
          </table:table-cell>
          <table:table-cell table:formula="of:=[.D185]*[.$B$9]+[.C184]" office:value-type="float" office:value="-0.0000073075708811658" calcext:value-type="float">
            <text:p>-7.3075708811658E-06</text:p>
          </table:table-cell>
          <table:table-cell table:formula="of:=[.E184]*[.$B$9]+[.D184]" office:value-type="float" office:value="-0.00000578810772151114" calcext:value-type="float">
            <text:p>-5.78810772151114E-06</text:p>
          </table:table-cell>
          <table:table-cell table:formula="of:=-[.$B$5]*[.C185]-[.$B$4]*(1-[.C185]^2)*[.D185]+[.$B$6]" office:value-type="float" office:value="0.0000130956786023678" calcext:value-type="float">
            <text:p>1.30956786023678E-05</text:p>
          </table:table-cell>
          <table:table-cell table:formula="of:=[.F184]+[.$B$9]*[.K184]" office:value-type="float" office:value="0.420718324953" calcext:value-type="float">
            <text:p>0.420718325</text:p>
          </table:table-cell>
          <table:table-cell table:formula="of:=[.G184]+[.$B$9]*[.H184]" office:value-type="float" office:value="-0.352125012962051" calcext:value-type="float">
            <text:p>-0.352125013</text:p>
          </table:table-cell>
          <table:table-cell table:formula="of:=[.$B$6]-[.$B$4]*(1-[.F185]^2)*[.G185] - [.$B$5]*[.F185]" office:value-type="float" office:value="-0.130920815724745" calcext:value-type="float">
            <text:p>-0.1309208157</text:p>
          </table:table-cell>
          <table:table-cell table:formula="of:=[.$B$6]-[.$B$4]*(1-[.J185]^2)*[.K185] - [.$B$5]*[.J185]" office:value-type="float" office:value="0.217016735203304" calcext:value-type="float">
            <text:p>0.2170167352</text:p>
          </table:table-cell>
          <table:table-cell table:formula="of:=[.J184]+([.$B$9]/2) * ([.G185]+[.K185])" office:value-type="float" office:value="-0.332924926169852" calcext:value-type="float">
            <text:p>-0.3329249262</text:p>
          </table:table-cell>
          <table:table-cell table:formula="of:=[.K184]+[.$B$9]/2 * ([.H185] + [.I184])" office:value-type="float" office:value="0.130356810306942" calcext:value-type="float">
            <text:p>0.1303568103</text:p>
          </table:table-cell>
          <table:table-cell/>
          <table:table-cell table:formula="of:=[.M184]+1" office:value-type="float" office:value="173" calcext:value-type="float">
            <text:p>173</text:p>
          </table:table-cell>
          <table:table-cell table:formula="of:=[.M185]*[.$B$9]" office:value-type="float" office:value="17.3" calcext:value-type="float">
            <text:p>17.3</text:p>
          </table:table-cell>
          <table:table-cell table:formula="of:=[.P185]*[.$N$9]+[.O184]" office:value-type="float" office:value="-0.0000149470992172292" calcext:value-type="float">
            <text:p>-1.49470992172292E-05</text:p>
          </table:table-cell>
          <table:table-cell table:formula="of:=[.Q184]*[.$N$9]+[.P184]" office:value-type="float" office:value="-0.0000112920038552939" calcext:value-type="float">
            <text:p>-0.000011292</text:p>
          </table:table-cell>
          <table:table-cell table:formula="of:=-[.$N$5]*[.O185]-[.$N$4]*(1-[.O185]^2)*[.P185]+[.$N$6]" office:value-type="float" office:value="0.0000262391030700003" calcext:value-type="float">
            <text:p>2.62391030700003E-05</text:p>
          </table:table-cell>
        </table:table-row>
        <table:table-row table:style-name="ro1">
          <table:table-cell table:formula="of:=[.A185]+1" office:value-type="float" office:value="174" calcext:value-type="float">
            <text:p>174</text:p>
          </table:table-cell>
          <table:table-cell table:formula="of:=[.A186]*[.$B$9]" office:value-type="float" office:value="17.4" calcext:value-type="float">
            <text:p>17.4</text:p>
          </table:table-cell>
          <table:table-cell table:formula="of:=[.D186]*[.$B$9]+[.C185]" office:value-type="float" office:value="-0.00000775542486729323" calcext:value-type="float">
            <text:p>-7.75542486729323E-06</text:p>
          </table:table-cell>
          <table:table-cell table:formula="of:=[.E185]*[.$B$9]+[.D185]" office:value-type="float" office:value="-0.00000447853986127435" calcext:value-type="float">
            <text:p>-4.47853986127435E-06</text:p>
          </table:table-cell>
          <table:table-cell table:formula="of:=-[.$B$5]*[.C186]-[.$B$4]*(1-[.C186]^2)*[.D186]+[.$B$6]" office:value-type="float" office:value="0.0000122339647282982" calcext:value-type="float">
            <text:p>0.000012234</text:p>
          </table:table-cell>
          <table:table-cell table:formula="of:=[.F185]+[.$B$9]*[.K185]" office:value-type="float" office:value="0.433754005983695" calcext:value-type="float">
            <text:p>0.433754006</text:p>
          </table:table-cell>
          <table:table-cell table:formula="of:=[.G185]+[.$B$9]*[.H185]" office:value-type="float" office:value="-0.365217094534526" calcext:value-type="float">
            <text:p>-0.3652170945</text:p>
          </table:table-cell>
          <table:table-cell table:formula="of:=[.$B$6]-[.$B$4]*(1-[.F186]^2)*[.G186] - [.$B$5]*[.F186]" office:value-type="float" office:value="-0.137249782428836" calcext:value-type="float">
            <text:p>-0.1372497824</text:p>
          </table:table-cell>
          <table:table-cell table:formula="of:=[.$B$6]-[.$B$4]*(1-[.J186]^2)*[.K186] - [.$B$5]*[.J186]" office:value-type="float" office:value="0.226064568486787" calcext:value-type="float">
            <text:p>0.2260645685</text:p>
          </table:table-cell>
          <table:table-cell table:formula="of:=[.J185]+([.$B$9]/2) * ([.G186]+[.K186])" office:value-type="float" office:value="-0.344468522999295" calcext:value-type="float">
            <text:p>-0.344468523</text:p>
          </table:table-cell>
          <table:table-cell table:formula="of:=[.K185]+[.$B$9]/2 * ([.H186] + [.I185])" office:value-type="float" office:value="0.134345157945665" calcext:value-type="float">
            <text:p>0.1343451579</text:p>
          </table:table-cell>
          <table:table-cell/>
          <table:table-cell table:formula="of:=[.M185]+1" office:value-type="float" office:value="174" calcext:value-type="float">
            <text:p>174</text:p>
          </table:table-cell>
          <table:table-cell table:formula="of:=[.M186]*[.$B$9]" office:value-type="float" office:value="17.4" calcext:value-type="float">
            <text:p>17.4</text:p>
          </table:table-cell>
          <table:table-cell table:formula="of:=[.P186]*[.$N$9]+[.O185]" office:value-type="float" office:value="-0.0000158139085720586" calcext:value-type="float">
            <text:p>-1.58139085720586E-05</text:p>
          </table:table-cell>
          <table:table-cell table:formula="of:=[.Q185]*[.$N$9]+[.P185]" office:value-type="float" office:value="-0.00000866809354829385" calcext:value-type="float">
            <text:p>-8.66809354829385E-06</text:p>
          </table:table-cell>
          <table:table-cell table:formula="of:=-[.$N$5]*[.O186]-[.$N$4]*(1-[.O186]^2)*[.P186]+[.$N$6]" office:value-type="float" office:value="0.0000244820021181847" calcext:value-type="float">
            <text:p>0.000024482</text:p>
          </table:table-cell>
        </table:table-row>
        <table:table-row table:style-name="ro1">
          <table:table-cell table:formula="of:=[.A186]+1" office:value-type="float" office:value="175" calcext:value-type="float">
            <text:p>175</text:p>
          </table:table-cell>
          <table:table-cell table:formula="of:=[.A187]*[.$B$9]" office:value-type="float" office:value="17.5" calcext:value-type="float">
            <text:p>17.5</text:p>
          </table:table-cell>
          <table:table-cell table:formula="of:=[.D187]*[.$B$9]+[.C186]" office:value-type="float" office:value="-0.00000808093920613769" calcext:value-type="float">
            <text:p>-8.08093920613769E-06</text:p>
          </table:table-cell>
          <table:table-cell table:formula="of:=[.E186]*[.$B$9]+[.D186]" office:value-type="float" office:value="-0.00000325514338844453" calcext:value-type="float">
            <text:p>-3.25514338844453E-06</text:p>
          </table:table-cell>
          <table:table-cell table:formula="of:=-[.$B$5]*[.C187]-[.$B$4]*(1-[.C187]^2)*[.D187]+[.$B$6]" office:value-type="float" office:value="0.0000113360825943697" calcext:value-type="float">
            <text:p>1.13360825943697E-05</text:p>
          </table:table-cell>
          <table:table-cell table:formula="of:=[.F186]+[.$B$9]*[.K186]" office:value-type="float" office:value="0.447188521778261" calcext:value-type="float">
            <text:p>0.4471885218</text:p>
          </table:table-cell>
          <table:table-cell table:formula="of:=[.G186]+[.$B$9]*[.H186]" office:value-type="float" office:value="-0.378942072777409" calcext:value-type="float">
            <text:p>-0.3789420728</text:p>
          </table:table-cell>
          <table:table-cell table:formula="of:=[.$B$6]-[.$B$4]*(1-[.F187]^2)*[.G187] - [.$B$5]*[.F187]" office:value-type="float" office:value="-0.144026365405285" calcext:value-type="float">
            <text:p>-0.1440263654</text:p>
          </table:table-cell>
          <table:table-cell table:formula="of:=[.$B$6]-[.$B$4]*(1-[.J187]^2)*[.K187] - [.$B$5]*[.J187]" office:value-type="float" office:value="0.235641090512686" calcext:value-type="float">
            <text:p>0.2356410905</text:p>
          </table:table-cell>
          <table:table-cell table:formula="of:=[.J186]+([.$B$9]/2) * ([.G187]+[.K187])" office:value-type="float" office:value="-0.356493273233178" calcext:value-type="float">
            <text:p>-0.3564932732</text:p>
          </table:table-cell>
          <table:table-cell table:formula="of:=[.K186]+[.$B$9]/2 * ([.H187] + [.I186])" office:value-type="float" office:value="0.13844706809974" calcext:value-type="float">
            <text:p>0.1384470681</text:p>
          </table:table-cell>
          <table:table-cell/>
          <table:table-cell table:formula="of:=[.M186]+1" office:value-type="float" office:value="175" calcext:value-type="float">
            <text:p>175</text:p>
          </table:table-cell>
          <table:table-cell table:formula="of:=[.M187]*[.$B$9]" office:value-type="float" office:value="17.5" calcext:value-type="float">
            <text:p>17.5</text:p>
          </table:table-cell>
          <table:table-cell table:formula="of:=[.P187]*[.$N$9]+[.O186]" office:value-type="float" office:value="-0.0000164358979057061" calcext:value-type="float">
            <text:p>-1.64358979057061E-05</text:p>
          </table:table-cell>
          <table:table-cell table:formula="of:=[.Q186]*[.$N$9]+[.P186]" office:value-type="float" office:value="-0.00000621989333647538" calcext:value-type="float">
            <text:p>-6.21989333647538E-06</text:p>
          </table:table-cell>
          <table:table-cell table:formula="of:=-[.$N$5]*[.O187]-[.$N$4]*(1-[.O187]^2)*[.P187]+[.$N$6]" office:value-type="float" office:value="0.0000226557912405013" calcext:value-type="float">
            <text:p>2.26557912405013E-05</text:p>
          </table:table-cell>
        </table:table-row>
        <table:table-row table:style-name="ro1">
          <table:table-cell table:formula="of:=[.A187]+1" office:value-type="float" office:value="176" calcext:value-type="float">
            <text:p>176</text:p>
          </table:table-cell>
          <table:table-cell table:formula="of:=[.A188]*[.$B$9]" office:value-type="float" office:value="17.6" calcext:value-type="float">
            <text:p>17.6</text:p>
          </table:table-cell>
          <table:table-cell table:formula="of:=[.D188]*[.$B$9]+[.C187]" office:value-type="float" office:value="-0.00000829309271903844" calcext:value-type="float">
            <text:p>-8.29309271903844E-06</text:p>
          </table:table-cell>
          <table:table-cell table:formula="of:=[.E187]*[.$B$9]+[.D187]" office:value-type="float" office:value="-0.00000212153512900756" calcext:value-type="float">
            <text:p>-2.12153512900756E-06</text:p>
          </table:table-cell>
          <table:table-cell table:formula="of:=-[.$B$5]*[.C188]-[.$B$4]*(1-[.C188]^2)*[.D188]+[.$B$6]" office:value-type="float" office:value="0.0000104146278479001" calcext:value-type="float">
            <text:p>1.04146278479001E-05</text:p>
          </table:table-cell>
          <table:table-cell table:formula="of:=[.F187]+[.$B$9]*[.K187]" office:value-type="float" office:value="0.461033228588235" calcext:value-type="float">
            <text:p>0.4610332286</text:p>
          </table:table-cell>
          <table:table-cell table:formula="of:=[.G187]+[.$B$9]*[.H187]" office:value-type="float" office:value="-0.393344709317938" calcext:value-type="float">
            <text:p>-0.3933447093</text:p>
          </table:table-cell>
          <table:table-cell table:formula="of:=[.$B$6]-[.$B$4]*(1-[.F188]^2)*[.G188] - [.$B$5]*[.F188]" office:value-type="float" office:value="-0.151294581480371" calcext:value-type="float">
            <text:p>-0.1512945815</text:p>
          </table:table-cell>
          <table:table-cell table:formula="of:=[.$B$6]-[.$B$4]*(1-[.J188]^2)*[.K188] - [.$B$5]*[.J188]" office:value-type="float" office:value="0.245791095227456" calcext:value-type="float">
            <text:p>0.2457910952</text:p>
          </table:table-cell>
          <table:table-cell table:formula="of:=[.J187]+([.$B$9]/2) * ([.G188]+[.K188])" office:value-type="float" office:value="-0.369027289021507" calcext:value-type="float">
            <text:p>-0.369027289</text:p>
          </table:table-cell>
          <table:table-cell table:formula="of:=[.K187]+[.$B$9]/2 * ([.H188] + [.I187])" office:value-type="float" office:value="0.142664393551356" calcext:value-type="float">
            <text:p>0.1426643936</text:p>
          </table:table-cell>
          <table:table-cell/>
          <table:table-cell table:formula="of:=[.M187]+1" office:value-type="float" office:value="176" calcext:value-type="float">
            <text:p>176</text:p>
          </table:table-cell>
          <table:table-cell table:formula="of:=[.M188]*[.$B$9]" office:value-type="float" office:value="17.6" calcext:value-type="float">
            <text:p>17.6</text:p>
          </table:table-cell>
          <table:table-cell table:formula="of:=[.P188]*[.$N$9]+[.O187]" office:value-type="float" office:value="-0.0000168313293269486" calcext:value-type="float">
            <text:p>-1.68313293269486E-05</text:p>
          </table:table-cell>
          <table:table-cell table:formula="of:=[.Q187]*[.$N$9]+[.P187]" office:value-type="float" office:value="-0.00000395431421242525" calcext:value-type="float">
            <text:p>-3.95431421242525E-06</text:p>
          </table:table-cell>
          <table:table-cell table:formula="of:=-[.$N$5]*[.O188]-[.$N$4]*(1-[.O188]^2)*[.P188]+[.$N$6]" office:value-type="float" office:value="0.0000207856435382537" calcext:value-type="float">
            <text:p>2.07856435382537E-05</text:p>
          </table:table-cell>
        </table:table-row>
        <table:table-row table:style-name="ro1">
          <table:table-cell table:formula="of:=[.A188]+1" office:value-type="float" office:value="177" calcext:value-type="float">
            <text:p>177</text:p>
          </table:table-cell>
          <table:table-cell table:formula="of:=[.A189]*[.$B$9]" office:value-type="float" office:value="17.7" calcext:value-type="float">
            <text:p>17.7</text:p>
          </table:table-cell>
          <table:table-cell table:formula="of:=[.D189]*[.$B$9]+[.C188]" office:value-type="float" office:value="-0.0000084010999534602" calcext:value-type="float">
            <text:p>-8.4010999534602E-06</text:p>
          </table:table-cell>
          <table:table-cell table:formula="of:=[.E188]*[.$B$9]+[.D188]" office:value-type="float" office:value="-0.00000108007234421755" calcext:value-type="float">
            <text:p>-1.08007234421755E-06</text:p>
          </table:table-cell>
          <table:table-cell table:formula="of:=-[.$B$5]*[.C189]-[.$B$4]*(1-[.C189]^2)*[.D189]+[.$B$6]" office:value-type="float" office:value="0.00000948117229760152" calcext:value-type="float">
            <text:p>9.48117229760152E-06</text:p>
          </table:table-cell>
          <table:table-cell table:formula="of:=[.F188]+[.$B$9]*[.K188]" office:value-type="float" office:value="0.475299667943371" calcext:value-type="float">
            <text:p>0.4752996679</text:p>
          </table:table-cell>
          <table:table-cell table:formula="of:=[.G188]+[.$B$9]*[.H188]" office:value-type="float" office:value="-0.408474167465975" calcext:value-type="float">
            <text:p>-0.4084741675</text:p>
          </table:table-cell>
          <table:table-cell table:formula="of:=[.$B$6]-[.$B$4]*(1-[.F189]^2)*[.G189] - [.$B$5]*[.F189]" office:value-type="float" office:value="-0.159103807476245" calcext:value-type="float">
            <text:p>-0.1591038075</text:p>
          </table:table-cell>
          <table:table-cell table:formula="of:=[.$B$6]-[.$B$4]*(1-[.J189]^2)*[.K189] - [.$B$5]*[.J189]" office:value-type="float" office:value="0.25656429950791" calcext:value-type="float">
            <text:p>0.2565642995</text:p>
          </table:table-cell>
          <table:table-cell table:formula="of:=[.J188]+([.$B$9]/2) * ([.G189]+[.K189])" office:value-type="float" office:value="-0.38210105949786" calcext:value-type="float">
            <text:p>-0.3821010595</text:p>
          </table:table-cell>
          <table:table-cell table:formula="of:=[.K188]+[.$B$9]/2 * ([.H189] + [.I188])" office:value-type="float" office:value="0.146998757938917" calcext:value-type="float">
            <text:p>0.1469987579</text:p>
          </table:table-cell>
          <table:table-cell/>
          <table:table-cell table:formula="of:=[.M188]+1" office:value-type="float" office:value="177" calcext:value-type="float">
            <text:p>177</text:p>
          </table:table-cell>
          <table:table-cell table:formula="of:=[.M189]*[.$B$9]" office:value-type="float" office:value="17.7" calcext:value-type="float">
            <text:p>17.7</text:p>
          </table:table-cell>
          <table:table-cell table:formula="of:=[.P189]*[.$N$9]+[.O188]" office:value-type="float" office:value="-0.0000170189043128086" calcext:value-type="float">
            <text:p>-1.70189043128086E-05</text:p>
          </table:table-cell>
          <table:table-cell table:formula="of:=[.Q188]*[.$N$9]+[.P188]" office:value-type="float" office:value="-0.00000187574985859988" calcext:value-type="float">
            <text:p>-1.87574985859988E-06</text:p>
          </table:table-cell>
          <table:table-cell table:formula="of:=-[.$N$5]*[.O189]-[.$N$4]*(1-[.O189]^2)*[.P189]+[.$N$6]" office:value-type="float" office:value="0.0000188946541708652" calcext:value-type="float">
            <text:p>1.88946541708652E-05</text:p>
          </table:table-cell>
        </table:table-row>
        <table:table-row table:style-name="ro1">
          <table:table-cell table:formula="of:=[.A189]+1" office:value-type="float" office:value="178" calcext:value-type="float">
            <text:p>178</text:p>
          </table:table-cell>
          <table:table-cell table:formula="of:=[.A190]*[.$B$9]" office:value-type="float" office:value="17.8" calcext:value-type="float">
            <text:p>17.8</text:p>
          </table:table-cell>
          <table:table-cell table:formula="of:=[.D190]*[.$B$9]+[.C189]" office:value-type="float" office:value="-0.00000841429546490594" calcext:value-type="float">
            <text:p>-8.41429546490594E-06</text:p>
          </table:table-cell>
          <table:table-cell table:formula="of:=[.E189]*[.$B$9]+[.D189]" office:value-type="float" office:value="-0.000000131955114457402" calcext:value-type="float">
            <text:p>-0.000000132</text:p>
          </table:table-cell>
          <table:table-cell table:formula="of:=-[.$B$5]*[.C190]-[.$B$4]*(1-[.C190]^2)*[.D190]+[.$B$6]" office:value-type="float" office:value="0.000008546250579354" calcext:value-type="float">
            <text:p>8.546250579354E-06</text:p>
          </table:table-cell>
          <table:table-cell table:formula="of:=[.F189]+[.$B$9]*[.K189]" office:value-type="float" office:value="0.489999543737262" calcext:value-type="float">
            <text:p>0.4899995437</text:p>
          </table:table-cell>
          <table:table-cell table:formula="of:=[.G189]+[.$B$9]*[.H189]" office:value-type="float" office:value="-0.424384548213599" calcext:value-type="float">
            <text:p>-0.4243845482</text:p>
          </table:table-cell>
          <table:table-cell table:formula="of:=[.$B$6]-[.$B$4]*(1-[.F190]^2)*[.G190] - [.$B$5]*[.F190]" office:value-type="float" office:value="-0.167509535791598" calcext:value-type="float">
            <text:p>-0.1675095358</text:p>
          </table:table-cell>
          <table:table-cell table:formula="of:=[.$B$6]-[.$B$4]*(1-[.J190]^2)*[.K190] - [.$B$5]*[.J190]" office:value-type="float" office:value="0.26801598160502" calcext:value-type="float">
            <text:p>0.2680159816</text:p>
          </table:table-cell>
          <table:table-cell table:formula="of:=[.J189]+([.$B$9]/2) * ([.G190]+[.K190])" office:value-type="float" office:value="-0.395747712102303" calcext:value-type="float">
            <text:p>-0.3957477121</text:p>
          </table:table-cell>
          <table:table-cell table:formula="of:=[.K189]+[.$B$9]/2 * ([.H190] + [.I189])" office:value-type="float" office:value="0.151451496124732" calcext:value-type="float">
            <text:p>0.1514514961</text:p>
          </table:table-cell>
          <table:table-cell/>
          <table:table-cell table:formula="of:=[.M189]+1" office:value-type="float" office:value="178" calcext:value-type="float">
            <text:p>178</text:p>
          </table:table-cell>
          <table:table-cell table:formula="of:=[.M190]*[.$B$9]" office:value-type="float" office:value="17.8" calcext:value-type="float">
            <text:p>17.8</text:p>
          </table:table-cell>
          <table:table-cell table:formula="of:=[.P190]*[.$N$9]+[.O189]" office:value-type="float" office:value="-0.00001701753275696" calcext:value-type="float">
            <text:p>-1.701753275696E-05</text:p>
          </table:table-cell>
          <table:table-cell table:formula="of:=[.Q189]*[.$N$9]+[.P189]" office:value-type="float" office:value="0.0000000137155584866389" calcext:value-type="float">
            <text:p>1.37155584866389E-08</text:p>
          </table:table-cell>
          <table:table-cell table:formula="of:=-[.$N$5]*[.O190]-[.$N$4]*(1-[.O190]^2)*[.P190]+[.$N$6]" office:value-type="float" office:value="0.0000170038171984773" calcext:value-type="float">
            <text:p>1.70038171984773E-05</text:p>
          </table:table-cell>
        </table:table-row>
        <table:table-row table:style-name="ro1">
          <table:table-cell table:formula="of:=[.A190]+1" office:value-type="float" office:value="179" calcext:value-type="float">
            <text:p>179</text:p>
          </table:table-cell>
          <table:table-cell table:formula="of:=[.A191]*[.$B$9]" office:value-type="float" office:value="17.9" calcext:value-type="float">
            <text:p>17.9</text:p>
          </table:table-cell>
          <table:table-cell table:formula="of:=[.D191]*[.$B$9]+[.C190]" office:value-type="float" office:value="-0.00000834202847055814" calcext:value-type="float">
            <text:p>-0.000008342</text:p>
          </table:table-cell>
          <table:table-cell table:formula="of:=[.E190]*[.$B$9]+[.D190]" office:value-type="float" office:value="0.000000722669943477998" calcext:value-type="float">
            <text:p>7.22669943477998E-07</text:p>
          </table:table-cell>
          <table:table-cell table:formula="of:=-[.$B$5]*[.C191]-[.$B$4]*(1-[.C191]^2)*[.D191]+[.$B$6]" office:value-type="float" office:value="0.00000761935852713043" calcext:value-type="float">
            <text:p>7.61935852713043E-06</text:p>
          </table:table-cell>
          <table:table-cell table:formula="of:=[.F190]+[.$B$9]*[.K190]" office:value-type="float" office:value="0.505144693349736" calcext:value-type="float">
            <text:p>0.5051446933</text:p>
          </table:table-cell>
          <table:table-cell table:formula="of:=[.G190]+[.$B$9]*[.H190]" office:value-type="float" office:value="-0.441135501792759" calcext:value-type="float">
            <text:p>-0.4411355018</text:p>
          </table:table-cell>
          <table:table-cell table:formula="of:=[.$B$6]-[.$B$4]*(1-[.F191]^2)*[.G191] - [.$B$5]*[.F191]" office:value-type="float" office:value="-0.176574249804537" calcext:value-type="float">
            <text:p>-0.1765742498</text:p>
          </table:table-cell>
          <table:table-cell table:formula="of:=[.$B$6]-[.$B$4]*(1-[.J191]^2)*[.K191] - [.$B$5]*[.J191]" office:value-type="float" office:value="0.280207712828025" calcext:value-type="float">
            <text:p>0.2802077128</text:p>
          </table:table-cell>
          <table:table-cell table:formula="of:=[.J190]+([.$B$9]/2) * ([.G191]+[.K191])" office:value-type="float" office:value="-0.410003308056204" calcext:value-type="float">
            <text:p>-0.4100033081</text:p>
          </table:table-cell>
          <table:table-cell table:formula="of:=[.K190]+[.$B$9]/2 * ([.H191] + [.I190])" office:value-type="float" office:value="0.156023582714756" calcext:value-type="float">
            <text:p>0.1560235827</text:p>
          </table:table-cell>
          <table:table-cell/>
          <table:table-cell table:formula="of:=[.M190]+1" office:value-type="float" office:value="179" calcext:value-type="float">
            <text:p>179</text:p>
          </table:table-cell>
          <table:table-cell table:formula="of:=[.M191]*[.$B$9]" office:value-type="float" office:value="17.9" calcext:value-type="float">
            <text:p>17.9</text:p>
          </table:table-cell>
          <table:table-cell table:formula="of:=[.P191]*[.$N$9]+[.O190]" office:value-type="float" office:value="-0.0000168461230291265" calcext:value-type="float">
            <text:p>-1.68461230291265E-05</text:p>
          </table:table-cell>
          <table:table-cell table:formula="of:=[.Q190]*[.$N$9]+[.P190]" office:value-type="float" office:value="0.00000171409727833437" calcext:value-type="float">
            <text:p>1.71409727833437E-06</text:p>
          </table:table-cell>
          <table:table-cell table:formula="of:=-[.$N$5]*[.O191]-[.$N$4]*(1-[.O191]^2)*[.P191]+[.$N$6]" office:value-type="float" office:value="0.0000151320257512786" calcext:value-type="float">
            <text:p>0.000015132</text:p>
          </table:table-cell>
        </table:table-row>
        <table:table-row table:style-name="ro1">
          <table:table-cell table:formula="of:=[.A191]+1" office:value-type="float" office:value="180" calcext:value-type="float">
            <text:p>180</text:p>
          </table:table-cell>
          <table:table-cell table:formula="of:=[.A192]*[.$B$9]" office:value-type="float" office:value="18" calcext:value-type="float">
            <text:p>18</text:p>
          </table:table-cell>
          <table:table-cell table:formula="of:=[.D192]*[.$B$9]+[.C191]" office:value-type="float" office:value="-0.00000819356789093904" calcext:value-type="float">
            <text:p>-8.19356789093904E-06</text:p>
          </table:table-cell>
          <table:table-cell table:formula="of:=[.E191]*[.$B$9]+[.D191]" office:value-type="float" office:value="0.00000148460579619104" calcext:value-type="float">
            <text:p>1.48460579619104E-06</text:p>
          </table:table-cell>
          <table:table-cell table:formula="of:=-[.$B$5]*[.C192]-[.$B$4]*(1-[.C192]^2)*[.D192]+[.$B$6]" office:value-type="float" office:value="0.00000670896209484766" calcext:value-type="float">
            <text:p>0.000006709</text:p>
          </table:table-cell>
          <table:table-cell table:formula="of:=[.F191]+[.$B$9]*[.K191]" office:value-type="float" office:value="0.520747051621211" calcext:value-type="float">
            <text:p>0.5207470516</text:p>
          </table:table-cell>
          <table:table-cell table:formula="of:=[.G191]+[.$B$9]*[.H191]" office:value-type="float" office:value="-0.458792926773213" calcext:value-type="float">
            <text:p>-0.4587929268</text:p>
          </table:table-cell>
          <table:table-cell table:formula="of:=[.$B$6]-[.$B$4]*(1-[.F192]^2)*[.G192] - [.$B$5]*[.F192]" office:value-type="float" office:value="-0.186368439973178" calcext:value-type="float">
            <text:p>-0.18636844</text:p>
          </table:table-cell>
          <table:table-cell table:formula="of:=[.$B$6]-[.$B$4]*(1-[.J192]^2)*[.K192] - [.$B$5]*[.J192]" office:value-type="float" office:value="0.293208197291286" calcext:value-type="float">
            <text:p>0.2932081973</text:p>
          </table:table-cell>
          <table:table-cell table:formula="of:=[.J191]+([.$B$9]/2) * ([.G192]+[.K192])" office:value-type="float" office:value="-0.424907177076989" calcext:value-type="float">
            <text:p>-0.4249071771</text:p>
          </table:table-cell>
          <table:table-cell table:formula="of:=[.K191]+[.$B$9]/2 * ([.H192] + [.I191])" office:value-type="float" office:value="0.160715546357499" calcext:value-type="float">
            <text:p>0.1607155464</text:p>
          </table:table-cell>
          <table:table-cell/>
          <table:table-cell table:formula="of:=[.M191]+1" office:value-type="float" office:value="180" calcext:value-type="float">
            <text:p>180</text:p>
          </table:table-cell>
          <table:table-cell table:formula="of:=[.M192]*[.$B$9]" office:value-type="float" office:value="18" calcext:value-type="float">
            <text:p>18</text:p>
          </table:table-cell>
          <table:table-cell table:formula="of:=[.P192]*[.$N$9]+[.O191]" office:value-type="float" office:value="-0.0000165233930437803" calcext:value-type="float">
            <text:p>-1.65233930437803E-05</text:p>
          </table:table-cell>
          <table:table-cell table:formula="of:=[.Q191]*[.$N$9]+[.P191]" office:value-type="float" office:value="0.00000322729985346223" calcext:value-type="float">
            <text:p>3.22729985346223E-06</text:p>
          </table:table-cell>
          <table:table-cell table:formula="of:=-[.$N$5]*[.O192]-[.$N$4]*(1-[.O192]^2)*[.P192]+[.$N$6]" office:value-type="float" office:value="0.0000132960931911992" calcext:value-type="float">
            <text:p>1.32960931911992E-05</text:p>
          </table:table-cell>
        </table:table-row>
        <table:table-row table:style-name="ro1">
          <table:table-cell table:formula="of:=[.A192]+1" office:value-type="float" office:value="181" calcext:value-type="float">
            <text:p>181</text:p>
          </table:table-cell>
          <table:table-cell table:formula="of:=[.A193]*[.$B$9]" office:value-type="float" office:value="18.1" calcext:value-type="float">
            <text:p>18.1</text:p>
          </table:table-cell>
          <table:table-cell table:formula="of:=[.D193]*[.$B$9]+[.C192]" office:value-type="float" office:value="-0.00000797801769037145" calcext:value-type="float">
            <text:p>-0.000007978</text:p>
          </table:table-cell>
          <table:table-cell table:formula="of:=[.E192]*[.$B$9]+[.D192]" office:value-type="float" office:value="0.00000215550200567581" calcext:value-type="float">
            <text:p>2.15550200567581E-06</text:p>
          </table:table-cell>
          <table:table-cell table:formula="of:=-[.$B$5]*[.C193]-[.$B$4]*(1-[.C193]^2)*[.D193]+[.$B$6]" office:value-type="float" office:value="0.00000582251568483284" calcext:value-type="float">
            <text:p>5.82251568483284E-06</text:p>
          </table:table-cell>
          <table:table-cell table:formula="of:=[.F192]+[.$B$9]*[.K192]" office:value-type="float" office:value="0.536818606256961" calcext:value-type="float">
            <text:p>0.5368186063</text:p>
          </table:table-cell>
          <table:table-cell table:formula="of:=[.G192]+[.$B$9]*[.H192]" office:value-type="float" office:value="-0.477429770770531" calcext:value-type="float">
            <text:p>-0.4774297708</text:p>
          </table:table-cell>
          <table:table-cell table:formula="of:=[.$B$6]-[.$B$4]*(1-[.F193]^2)*[.G193] - [.$B$5]*[.F193]" office:value-type="float" office:value="-0.196971785384587" calcext:value-type="float">
            <text:p>-0.1969717854</text:p>
          </table:table-cell>
          <table:table-cell table:formula="of:=[.$B$6]-[.$B$4]*(1-[.J193]^2)*[.K193] - [.$B$5]*[.J193]" office:value-type="float" office:value="0.307094236990962" calcext:value-type="float">
            <text:p>0.307094237</text:p>
          </table:table-cell>
          <table:table-cell table:formula="of:=[.J192]+([.$B$9]/2) * ([.G193]+[.K193])" office:value-type="float" office:value="-0.440502297267874" calcext:value-type="float">
            <text:p>-0.4405022973</text:p>
          </table:table-cell>
          <table:table-cell table:formula="of:=[.K192]+[.$B$9]/2 * ([.H193] + [.I192])" office:value-type="float" office:value="0.165527366952834" calcext:value-type="float">
            <text:p>0.165527367</text:p>
          </table:table-cell>
          <table:table-cell/>
          <table:table-cell table:formula="of:=[.M192]+1" office:value-type="float" office:value="181" calcext:value-type="float">
            <text:p>181</text:p>
          </table:table-cell>
          <table:table-cell table:formula="of:=[.M193]*[.$B$9]" office:value-type="float" office:value="18.1" calcext:value-type="float">
            <text:p>18.1</text:p>
          </table:table-cell>
          <table:table-cell table:formula="of:=[.P193]*[.$N$9]+[.O192]" office:value-type="float" office:value="-0.0000160677021265221" calcext:value-type="float">
            <text:p>-1.60677021265221E-05</text:p>
          </table:table-cell>
          <table:table-cell table:formula="of:=[.Q192]*[.$N$9]+[.P192]" office:value-type="float" office:value="0.00000455690917258215" calcext:value-type="float">
            <text:p>4.55690917258215E-06</text:p>
          </table:table-cell>
          <table:table-cell table:formula="of:=-[.$N$5]*[.O193]-[.$N$4]*(1-[.O193]^2)*[.P193]+[.$N$6]" office:value-type="float" office:value="0.0000115107929551164" calcext:value-type="float">
            <text:p>1.15107929551164E-05</text:p>
          </table:table-cell>
        </table:table-row>
        <table:table-row table:style-name="ro1">
          <table:table-cell table:formula="of:=[.A193]+1" office:value-type="float" office:value="182" calcext:value-type="float">
            <text:p>182</text:p>
          </table:table-cell>
          <table:table-cell table:formula="of:=[.A194]*[.$B$9]" office:value-type="float" office:value="18.2" calcext:value-type="float">
            <text:p>18.2</text:p>
          </table:table-cell>
          <table:table-cell table:formula="of:=[.D194]*[.$B$9]+[.C193]" office:value-type="float" office:value="-0.00000770424233295555" calcext:value-type="float">
            <text:p>-7.70424233295555E-06</text:p>
          </table:table-cell>
          <table:table-cell table:formula="of:=[.E193]*[.$B$9]+[.D193]" office:value-type="float" office:value="0.00000273775357415909" calcext:value-type="float">
            <text:p>2.73775357415909E-06</text:p>
          </table:table-cell>
          <table:table-cell table:formula="of:=-[.$B$5]*[.C194]-[.$B$4]*(1-[.C194]^2)*[.D194]+[.$B$6]" office:value-type="float" office:value="0.00000496648875895896" calcext:value-type="float">
            <text:p>4.96648875895896E-06</text:p>
          </table:table-cell>
          <table:table-cell table:formula="of:=[.F193]+[.$B$9]*[.K193]" office:value-type="float" office:value="0.553371342952244" calcext:value-type="float">
            <text:p>0.553371343</text:p>
          </table:table-cell>
          <table:table-cell table:formula="of:=[.G193]+[.$B$9]*[.H193]" office:value-type="float" office:value="-0.497126949308989" calcext:value-type="float">
            <text:p>-0.4971269493</text:p>
          </table:table-cell>
          <table:table-cell table:formula="of:=[.$B$6]-[.$B$4]*(1-[.F194]^2)*[.G194] - [.$B$5]*[.F194]" office:value-type="float" office:value="-0.208474530111531" calcext:value-type="float">
            <text:p>-0.2084745301</text:p>
          </table:table-cell>
          <table:table-cell table:formula="of:=[.$B$6]-[.$B$4]*(1-[.J194]^2)*[.K194] - [.$B$5]*[.J194]" office:value-type="float" office:value="0.321951842300606" calcext:value-type="float">
            <text:p>0.3219518423</text:p>
          </table:table-cell>
          <table:table-cell table:formula="of:=[.J193]+([.$B$9]/2) * ([.G194]+[.K194])" office:value-type="float" office:value="-0.456835727118483" calcext:value-type="float">
            <text:p>-0.4568357271</text:p>
          </table:table-cell>
          <table:table-cell table:formula="of:=[.K193]+[.$B$9]/2 * ([.H194] + [.I193])" office:value-type="float" office:value="0.170458352296805" calcext:value-type="float">
            <text:p>0.1704583523</text:p>
          </table:table-cell>
          <table:table-cell/>
          <table:table-cell table:formula="of:=[.M193]+1" office:value-type="float" office:value="182" calcext:value-type="float">
            <text:p>182</text:p>
          </table:table-cell>
          <table:table-cell table:formula="of:=[.M194]*[.$B$9]" office:value-type="float" office:value="18.2" calcext:value-type="float">
            <text:p>18.2</text:p>
          </table:table-cell>
          <table:table-cell table:formula="of:=[.P194]*[.$N$9]+[.O193]" office:value-type="float" office:value="-0.0000154969032797127" calcext:value-type="float">
            <text:p>-1.54969032797127E-05</text:p>
          </table:table-cell>
          <table:table-cell table:formula="of:=[.Q193]*[.$N$9]+[.P193]" office:value-type="float" office:value="0.00000570798846809379" calcext:value-type="float">
            <text:p>0.000005708</text:p>
          </table:table-cell>
          <table:table-cell table:formula="of:=-[.$N$5]*[.O194]-[.$N$4]*(1-[.O194]^2)*[.P194]+[.$N$6]" office:value-type="float" office:value="0.00000978891481298972" calcext:value-type="float">
            <text:p>9.78891481298972E-06</text:p>
          </table:table-cell>
        </table:table-row>
        <table:table-row table:style-name="ro1">
          <table:table-cell table:formula="of:=[.A194]+1" office:value-type="float" office:value="183" calcext:value-type="float">
            <text:p>183</text:p>
          </table:table-cell>
          <table:table-cell table:formula="of:=[.A195]*[.$B$9]" office:value-type="float" office:value="18.3" calcext:value-type="float">
            <text:p>18.3</text:p>
          </table:table-cell>
          <table:table-cell table:formula="of:=[.D195]*[.$B$9]+[.C194]" office:value-type="float" office:value="-0.00000738080208795005" calcext:value-type="float">
            <text:p>-7.38080208795005E-06</text:p>
          </table:table-cell>
          <table:table-cell table:formula="of:=[.E194]*[.$B$9]+[.D194]" office:value-type="float" office:value="0.00000323440245005499" calcext:value-type="float">
            <text:p>3.23440245005499E-06</text:p>
          </table:table-cell>
          <table:table-cell table:formula="of:=-[.$B$5]*[.C195]-[.$B$4]*(1-[.C195]^2)*[.D195]+[.$B$6]" office:value-type="float" office:value="0.00000414639963807126" calcext:value-type="float">
            <text:p>4.14639963807126E-06</text:p>
          </table:table-cell>
          <table:table-cell table:formula="of:=[.F194]+[.$B$9]*[.K194]" office:value-type="float" office:value="0.570417178181925" calcext:value-type="float">
            <text:p>0.5704171782</text:p>
          </table:table-cell>
          <table:table-cell table:formula="of:=[.G194]+[.$B$9]*[.H194]" office:value-type="float" office:value="-0.517974402320142" calcext:value-type="float">
            <text:p>-0.5179744023</text:p>
          </table:table-cell>
          <table:table-cell table:formula="of:=[.$B$6]-[.$B$4]*(1-[.F195]^2)*[.G195] - [.$B$5]*[.F195]" office:value-type="float" office:value="-0.220979089208803" calcext:value-type="float">
            <text:p>-0.2209790892</text:p>
          </table:table-cell>
          <table:table-cell table:formula="of:=[.$B$6]-[.$B$4]*(1-[.J195]^2)*[.K195] - [.$B$5]*[.J195]" office:value-type="float" office:value="0.337877511209312" calcext:value-type="float">
            <text:p>0.3378775112</text:p>
          </table:table-cell>
          <table:table-cell table:formula="of:=[.J194]+([.$B$9]/2) * ([.G195]+[.K195])" office:value-type="float" office:value="-0.473959097736921" calcext:value-type="float">
            <text:p>-0.4739590977</text:p>
          </table:table-cell>
          <table:table-cell table:formula="of:=[.K194]+[.$B$9]/2 * ([.H195] + [.I194])" office:value-type="float" office:value="0.175506989951395" calcext:value-type="float">
            <text:p>0.17550699</text:p>
          </table:table-cell>
          <table:table-cell/>
          <table:table-cell table:formula="of:=[.M194]+1" office:value-type="float" office:value="183" calcext:value-type="float">
            <text:p>183</text:p>
          </table:table-cell>
          <table:table-cell table:formula="of:=[.M195]*[.$B$9]" office:value-type="float" office:value="18.3" calcext:value-type="float">
            <text:p>18.3</text:p>
          </table:table-cell>
          <table:table-cell table:formula="of:=[.P195]*[.$N$9]+[.O194]" office:value-type="float" office:value="-0.0000148282152847734" calcext:value-type="float">
            <text:p>-1.48282152847734E-05</text:p>
          </table:table-cell>
          <table:table-cell table:formula="of:=[.Q194]*[.$N$9]+[.P194]" office:value-type="float" office:value="0.00000668687994939276" calcext:value-type="float">
            <text:p>6.68687994939276E-06</text:p>
          </table:table-cell>
          <table:table-cell table:formula="of:=-[.$N$5]*[.O195]-[.$N$4]*(1-[.O195]^2)*[.P195]+[.$N$6]" office:value-type="float" office:value="0.00000814133533685096" calcext:value-type="float">
            <text:p>8.14133533685096E-06</text:p>
          </table:table-cell>
        </table:table-row>
        <table:table-row table:style-name="ro1">
          <table:table-cell table:formula="of:=[.A195]+1" office:value-type="float" office:value="184" calcext:value-type="float">
            <text:p>184</text:p>
          </table:table-cell>
          <table:table-cell table:formula="of:=[.A196]*[.$B$9]" office:value-type="float" office:value="18.4" calcext:value-type="float">
            <text:p>18.4</text:p>
          </table:table-cell>
          <table:table-cell table:formula="of:=[.D196]*[.$B$9]+[.C195]" office:value-type="float" office:value="-0.00000701589784656384" calcext:value-type="float">
            <text:p>-7.01589784656384E-06</text:p>
          </table:table-cell>
          <table:table-cell table:formula="of:=[.E195]*[.$B$9]+[.D195]" office:value-type="float" office:value="0.00000364904241386211" calcext:value-type="float">
            <text:p>0.000003649</text:p>
          </table:table-cell>
          <table:table-cell table:formula="of:=-[.$B$5]*[.C196]-[.$B$4]*(1-[.C196]^2)*[.D196]+[.$B$6]" office:value-type="float" office:value="0.00000336685543288134" calcext:value-type="float">
            <text:p>3.36685543288134E-06</text:p>
          </table:table-cell>
          <table:table-cell table:formula="of:=[.F195]+[.$B$9]*[.K195]" office:value-type="float" office:value="0.587967877177064" calcext:value-type="float">
            <text:p>0.5879678772</text:p>
          </table:table-cell>
          <table:table-cell table:formula="of:=[.G195]+[.$B$9]*[.H195]" office:value-type="float" office:value="-0.540072311241023" calcext:value-type="float">
            <text:p>-0.5400723112</text:p>
          </table:table-cell>
          <table:table-cell table:formula="of:=[.$B$6]-[.$B$4]*(1-[.F196]^2)*[.G196] - [.$B$5]*[.F196]" office:value-type="float" office:value="-0.234601925661907" calcext:value-type="float">
            <text:p>-0.2346019257</text:p>
          </table:table-cell>
          <table:table-cell table:formula="of:=[.$B$6]-[.$B$4]*(1-[.J196]^2)*[.K196] - [.$B$5]*[.J196]" office:value-type="float" office:value="0.354979704297643" calcext:value-type="float">
            <text:p>0.3549797043</text:p>
          </table:table-cell>
          <table:table-cell table:formula="of:=[.J195]+([.$B$9]/2) * ([.G196]+[.K196])" office:value-type="float" office:value="-0.491929174837534" calcext:value-type="float">
            <text:p>-0.4919291748</text:p>
          </table:table-cell>
          <table:table-cell table:formula="of:=[.K195]+[.$B$9]/2 * ([.H196] + [.I195])" office:value-type="float" office:value="0.180670769228766" calcext:value-type="float">
            <text:p>0.1806707692</text:p>
          </table:table-cell>
          <table:table-cell/>
          <table:table-cell table:formula="of:=[.M195]+1" office:value-type="float" office:value="184" calcext:value-type="float">
            <text:p>184</text:p>
          </table:table-cell>
          <table:table-cell table:formula="of:=[.M196]*[.$B$9]" office:value-type="float" office:value="18.4" calcext:value-type="float">
            <text:p>18.4</text:p>
          </table:table-cell>
          <table:table-cell table:formula="of:=[.P196]*[.$N$9]+[.O195]" office:value-type="float" office:value="-0.0000140781139364657" calcext:value-type="float">
            <text:p>-1.40781139364657E-05</text:p>
          </table:table-cell>
          <table:table-cell table:formula="of:=[.Q195]*[.$N$9]+[.P195]" office:value-type="float" office:value="0.00000750101348307786" calcext:value-type="float">
            <text:p>0.000007501</text:p>
          </table:table-cell>
          <table:table-cell table:formula="of:=-[.$N$5]*[.O196]-[.$N$4]*(1-[.O196]^2)*[.P196]+[.$N$6]" office:value-type="float" office:value="0.00000657710045487444" calcext:value-type="float">
            <text:p>6.57710045487444E-06</text:p>
          </table:table-cell>
        </table:table-row>
        <table:table-row table:style-name="ro1">
          <table:table-cell table:formula="of:=[.A196]+1" office:value-type="float" office:value="185" calcext:value-type="float">
            <text:p>185</text:p>
          </table:table-cell>
          <table:table-cell table:formula="of:=[.A197]*[.$B$9]" office:value-type="float" office:value="18.5" calcext:value-type="float">
            <text:p>18.5</text:p>
          </table:table-cell>
          <table:table-cell table:formula="of:=[.D197]*[.$B$9]+[.C196]" office:value-type="float" office:value="-0.00000661732505084881" calcext:value-type="float">
            <text:p>-6.61732505084881E-06</text:p>
          </table:table-cell>
          <table:table-cell table:formula="of:=[.E196]*[.$B$9]+[.D196]" office:value-type="float" office:value="0.00000398572795715025" calcext:value-type="float">
            <text:p>3.98572795715025E-06</text:p>
          </table:table-cell>
          <table:table-cell table:formula="of:=-[.$B$5]*[.C197]-[.$B$4]*(1-[.C197]^2)*[.D197]+[.$B$6]" office:value-type="float" office:value="0.0000026315970938731" calcext:value-type="float">
            <text:p>2.6315970938731E-06</text:p>
          </table:table-cell>
          <table:table-cell table:formula="of:=[.F196]+[.$B$9]*[.K196]" office:value-type="float" office:value="0.606034954099941" calcext:value-type="float">
            <text:p>0.6060349541</text:p>
          </table:table-cell>
          <table:table-cell table:formula="of:=[.G196]+[.$B$9]*[.H196]" office:value-type="float" office:value="-0.563532503807213" calcext:value-type="float">
            <text:p>-0.5635325038</text:p>
          </table:table-cell>
          <table:table-cell table:formula="of:=[.$B$6]-[.$B$4]*(1-[.F197]^2)*[.G197] - [.$B$5]*[.F197]" office:value-type="float" office:value="-0.249475747248398" calcext:value-type="float">
            <text:p>-0.2494757472</text:p>
          </table:table-cell>
          <table:table-cell table:formula="of:=[.$B$6]-[.$B$4]*(1-[.J197]^2)*[.K197] - [.$B$5]*[.J197]" office:value-type="float" office:value="0.373380546556794" calcext:value-type="float">
            <text:p>0.3733805466</text:p>
          </table:table-cell>
          <table:table-cell table:formula="of:=[.J196]+([.$B$9]/2) * ([.G197]+[.K197])" office:value-type="float" office:value="-0.510808501673833" calcext:value-type="float">
            <text:p>-0.5108085017</text:p>
          </table:table-cell>
          <table:table-cell table:formula="of:=[.K196]+[.$B$9]/2 * ([.H197] + [.I196])" office:value-type="float" office:value="0.185945967081228" calcext:value-type="float">
            <text:p>0.1859459671</text:p>
          </table:table-cell>
          <table:table-cell/>
          <table:table-cell table:formula="of:=[.M196]+1" office:value-type="float" office:value="185" calcext:value-type="float">
            <text:p>185</text:p>
          </table:table-cell>
          <table:table-cell table:formula="of:=[.M197]*[.$B$9]" office:value-type="float" office:value="18.5" calcext:value-type="float">
            <text:p>18.5</text:p>
          </table:table-cell>
          <table:table-cell table:formula="of:=[.P197]*[.$N$9]+[.O196]" office:value-type="float" office:value="-0.0000132622415836091" calcext:value-type="float">
            <text:p>-1.32622415836091E-05</text:p>
          </table:table-cell>
          <table:table-cell table:formula="of:=[.Q196]*[.$N$9]+[.P196]" office:value-type="float" office:value="0.00000815872352856531" calcext:value-type="float">
            <text:p>8.15872352856531E-06</text:p>
          </table:table-cell>
          <table:table-cell table:formula="of:=-[.$N$5]*[.O197]-[.$N$4]*(1-[.O197]^2)*[.P197]+[.$N$6]" office:value-type="float" office:value="0.00000510351805647883" calcext:value-type="float">
            <text:p>5.10351805647883E-06</text:p>
          </table:table-cell>
        </table:table-row>
        <table:table-row table:style-name="ro1">
          <table:table-cell table:formula="of:=[.A197]+1" office:value-type="float" office:value="186" calcext:value-type="float">
            <text:p>186</text:p>
          </table:table-cell>
          <table:table-cell table:formula="of:=[.A198]*[.$B$9]" office:value-type="float" office:value="18.6" calcext:value-type="float">
            <text:p>18.6</text:p>
          </table:table-cell>
          <table:table-cell table:formula="of:=[.D198]*[.$B$9]+[.C197]" office:value-type="float" office:value="-0.00000619243628419506" calcext:value-type="float">
            <text:p>-6.19243628419506E-06</text:p>
          </table:table-cell>
          <table:table-cell table:formula="of:=[.E197]*[.$B$9]+[.D197]" office:value-type="float" office:value="0.00000424888766653756" calcext:value-type="float">
            <text:p>4.24888766653756E-06</text:p>
          </table:table-cell>
          <table:table-cell table:formula="of:=-[.$B$5]*[.C198]-[.$B$4]*(1-[.C198]^2)*[.D198]+[.$B$6]" office:value-type="float" office:value="0.00000194354861782043" calcext:value-type="float">
            <text:p>1.94354861782043E-06</text:p>
          </table:table-cell>
          <table:table-cell table:formula="of:=[.F197]+[.$B$9]*[.K197]" office:value-type="float" office:value="0.624629550808064" calcext:value-type="float">
            <text:p>0.6246295508</text:p>
          </table:table-cell>
          <table:table-cell table:formula="of:=[.G197]+[.$B$9]*[.H197]" office:value-type="float" office:value="-0.588480078532053" calcext:value-type="float">
            <text:p>-0.5884800785</text:p>
          </table:table-cell>
          <table:table-cell table:formula="of:=[.$B$6]-[.$B$4]*(1-[.F198]^2)*[.G198] - [.$B$5]*[.F198]" office:value-type="float" office:value="-0.265752081249294" calcext:value-type="float">
            <text:p>-0.2657520812</text:p>
          </table:table-cell>
          <table:table-cell table:formula="of:=[.$B$6]-[.$B$4]*(1-[.J198]^2)*[.K198] - [.$B$5]*[.J198]" office:value-type="float" office:value="0.393217791667059" calcext:value-type="float">
            <text:p>0.3932177917</text:p>
          </table:table-cell>
          <table:table-cell table:formula="of:=[.J197]+([.$B$9]/2) * ([.G198]+[.K198])" office:value-type="float" office:value="-0.530666136083105" calcext:value-type="float">
            <text:p>-0.5306661361</text:p>
          </table:table-cell>
          <table:table-cell table:formula="of:=[.K197]+[.$B$9]/2 * ([.H198] + [.I197])" office:value-type="float" office:value="0.191327390346603" calcext:value-type="float">
            <text:p>0.1913273903</text:p>
          </table:table-cell>
          <table:table-cell/>
          <table:table-cell table:formula="of:=[.M197]+1" office:value-type="float" office:value="186" calcext:value-type="float">
            <text:p>186</text:p>
          </table:table-cell>
          <table:table-cell table:formula="of:=[.M198]*[.$B$9]" office:value-type="float" office:value="18.6" calcext:value-type="float">
            <text:p>18.6</text:p>
          </table:table-cell>
          <table:table-cell table:formula="of:=[.P198]*[.$N$9]+[.O197]" office:value-type="float" office:value="-0.0000123953340501878" calcext:value-type="float">
            <text:p>-1.23953340501878E-05</text:p>
          </table:table-cell>
          <table:table-cell table:formula="of:=[.Q197]*[.$N$9]+[.P197]" office:value-type="float" office:value="0.00000866907533421319" calcext:value-type="float">
            <text:p>8.66907533421319E-06</text:p>
          </table:table-cell>
          <table:table-cell table:formula="of:=-[.$N$5]*[.O198]-[.$N$4]*(1-[.O198]^2)*[.P198]+[.$N$6]" office:value-type="float" office:value="0.00000372625871730657" calcext:value-type="float">
            <text:p>3.72625871730657E-06</text:p>
          </table:table-cell>
        </table:table-row>
        <table:table-row table:style-name="ro1">
          <table:table-cell table:formula="of:=[.A198]+1" office:value-type="float" office:value="187" calcext:value-type="float">
            <text:p>187</text:p>
          </table:table-cell>
          <table:table-cell table:formula="of:=[.A199]*[.$B$9]" office:value-type="float" office:value="18.7" calcext:value-type="float">
            <text:p>18.7</text:p>
          </table:table-cell>
          <table:table-cell table:formula="of:=[.D199]*[.$B$9]+[.C198]" office:value-type="float" office:value="-0.0000057481120313631" calcext:value-type="float">
            <text:p>-5.7481120313631E-06</text:p>
          </table:table-cell>
          <table:table-cell table:formula="of:=[.E198]*[.$B$9]+[.D198]" office:value-type="float" office:value="0.0000044432425283196" calcext:value-type="float">
            <text:p>4.4432425283196E-06</text:p>
          </table:table-cell>
          <table:table-cell table:formula="of:=-[.$B$5]*[.C199]-[.$B$4]*(1-[.C199]^2)*[.D199]+[.$B$6]" office:value-type="float" office:value="0.00000130486950319031" calcext:value-type="float">
            <text:p>1.30486950319031E-06</text:p>
          </table:table-cell>
          <table:table-cell table:formula="of:=[.F198]+[.$B$9]*[.K198]" office:value-type="float" office:value="0.643762289842724" calcext:value-type="float">
            <text:p>0.6437622898</text:p>
          </table:table-cell>
          <table:table-cell table:formula="of:=[.G198]+[.$B$9]*[.H198]" office:value-type="float" office:value="-0.615055286656983" calcext:value-type="float">
            <text:p>-0.6150552867</text:p>
          </table:table-cell>
          <table:table-cell table:formula="of:=[.$B$6]-[.$B$4]*(1-[.F199]^2)*[.G199] - [.$B$5]*[.F199]" office:value-type="float" office:value="-0.283604295410164" calcext:value-type="float">
            <text:p>-0.2836042954</text:p>
          </table:table-cell>
          <table:table-cell table:formula="of:=[.$B$6]-[.$B$4]*(1-[.J199]^2)*[.K199] - [.$B$5]*[.J199]" office:value-type="float" office:value="0.414647089155402" calcext:value-type="float">
            <text:p>0.4146470892</text:p>
          </table:table-cell>
          <table:table-cell table:formula="of:=[.J198]+([.$B$9]/2) * ([.G199]+[.K199])" office:value-type="float" office:value="-0.551578497157982" calcext:value-type="float">
            <text:p>-0.5515784972</text:p>
          </table:table-cell>
          <table:table-cell table:formula="of:=[.K198]+[.$B$9]/2 * ([.H199] + [.I198])" office:value-type="float" office:value="0.196808065159448" calcext:value-type="float">
            <text:p>0.1968080652</text:p>
          </table:table-cell>
          <table:table-cell/>
          <table:table-cell table:formula="of:=[.M198]+1" office:value-type="float" office:value="187" calcext:value-type="float">
            <text:p>187</text:p>
          </table:table-cell>
          <table:table-cell table:formula="of:=[.M199]*[.$B$9]" office:value-type="float" office:value="18.7" calcext:value-type="float">
            <text:p>18.7</text:p>
          </table:table-cell>
          <table:table-cell table:formula="of:=[.P199]*[.$N$9]+[.O198]" office:value-type="float" office:value="-0.0000114911639295934" calcext:value-type="float">
            <text:p>-1.14911639295934E-05</text:p>
          </table:table-cell>
          <table:table-cell table:formula="of:=[.Q198]*[.$N$9]+[.P198]" office:value-type="float" office:value="0.00000904170120594385" calcext:value-type="float">
            <text:p>9.04170120594385E-06</text:p>
          </table:table-cell>
          <table:table-cell table:formula="of:=-[.$N$5]*[.O199]-[.$N$4]*(1-[.O199]^2)*[.P199]+[.$N$6]" office:value-type="float" office:value="0.0000024494627248435" calcext:value-type="float">
            <text:p>2.4494627248435E-06</text:p>
          </table:table-cell>
        </table:table-row>
        <table:table-row table:style-name="ro1">
          <table:table-cell table:formula="of:=[.A199]+1" office:value-type="float" office:value="188" calcext:value-type="float">
            <text:p>188</text:p>
          </table:table-cell>
          <table:table-cell table:formula="of:=[.A200]*[.$B$9]" office:value-type="float" office:value="18.8" calcext:value-type="float">
            <text:p>18.8</text:p>
          </table:table-cell>
          <table:table-cell table:formula="of:=[.D200]*[.$B$9]+[.C199]" office:value-type="float" office:value="-0.00000529073908349923" calcext:value-type="float">
            <text:p>-5.29073908349923E-06</text:p>
          </table:table-cell>
          <table:table-cell table:formula="of:=[.E199]*[.$B$9]+[.D199]" office:value-type="float" office:value="0.00000457372947863863" calcext:value-type="float">
            <text:p>4.57372947863863E-06</text:p>
          </table:table-cell>
          <table:table-cell table:formula="of:=-[.$B$5]*[.C200]-[.$B$4]*(1-[.C200]^2)*[.D200]+[.$B$6]" office:value-type="float" office:value="0.00000071700960498863" calcext:value-type="float">
            <text:p>0.000000717</text:p>
          </table:table-cell>
          <table:table-cell table:formula="of:=[.F199]+[.$B$9]*[.K199]" office:value-type="float" office:value="0.663443096358669" calcext:value-type="float">
            <text:p>0.6634430964</text:p>
          </table:table-cell>
          <table:table-cell table:formula="of:=[.G199]+[.$B$9]*[.H199]" office:value-type="float" office:value="-0.643415716197999" calcext:value-type="float">
            <text:p>-0.6434157162</text:p>
          </table:table-cell>
          <table:table-cell table:formula="of:=[.$B$6]-[.$B$4]*(1-[.F200]^2)*[.G200] - [.$B$5]*[.F200]" office:value-type="float" office:value="-0.303231145622165" calcext:value-type="float">
            <text:p>-0.3032311456</text:p>
          </table:table-cell>
          <table:table-cell table:formula="of:=[.$B$6]-[.$B$4]*(1-[.J200]^2)*[.K200] - [.$B$5]*[.J200]" office:value-type="float" office:value="0.437844599729165" calcext:value-type="float">
            <text:p>0.4378445997</text:p>
          </table:table-cell>
          <table:table-cell table:formula="of:=[.J199]+([.$B$9]/2) * ([.G200]+[.K200])" office:value-type="float" office:value="-0.573630339851076" calcext:value-type="float">
            <text:p>-0.5736303399</text:p>
          </table:table-cell>
          <table:table-cell table:formula="of:=[.K199]+[.$B$9]/2 * ([.H200] + [.I199])" office:value-type="float" office:value="0.20237886233611" calcext:value-type="float">
            <text:p>0.2023788623</text:p>
          </table:table-cell>
          <table:table-cell/>
          <table:table-cell table:formula="of:=[.M199]+1" office:value-type="float" office:value="188" calcext:value-type="float">
            <text:p>188</text:p>
          </table:table-cell>
          <table:table-cell table:formula="of:=[.M200]*[.$B$9]" office:value-type="float" office:value="18.8" calcext:value-type="float">
            <text:p>18.8</text:p>
          </table:table-cell>
          <table:table-cell table:formula="of:=[.P200]*[.$N$9]+[.O199]" office:value-type="float" office:value="-0.0000105624991817506" calcext:value-type="float">
            <text:p>-1.05624991817506E-05</text:p>
          </table:table-cell>
          <table:table-cell table:formula="of:=[.Q199]*[.$N$9]+[.P199]" office:value-type="float" office:value="0.0000092866474784282" calcext:value-type="float">
            <text:p>9.2866474784282E-06</text:p>
          </table:table-cell>
          <table:table-cell table:formula="of:=-[.$N$5]*[.O200]-[.$N$4]*(1-[.O200]^2)*[.P200]+[.$N$6]" office:value-type="float" office:value="0.00000127585170435848" calcext:value-type="float">
            <text:p>1.27585170435848E-06</text:p>
          </table:table-cell>
        </table:table-row>
        <table:table-row table:style-name="ro1">
          <table:table-cell table:formula="of:=[.A200]+1" office:value-type="float" office:value="189" calcext:value-type="float">
            <text:p>189</text:p>
          </table:table-cell>
          <table:table-cell table:formula="of:=[.A201]*[.$B$9]" office:value-type="float" office:value="18.9" calcext:value-type="float">
            <text:p>18.9</text:p>
          </table:table-cell>
          <table:table-cell table:formula="of:=[.D201]*[.$B$9]+[.C200]" office:value-type="float" office:value="-0.00000482619603958548" calcext:value-type="float">
            <text:p>-4.82619603958548E-06</text:p>
          </table:table-cell>
          <table:table-cell table:formula="of:=[.E200]*[.$B$9]+[.D200]" office:value-type="float" office:value="0.00000464543043913749" calcext:value-type="float">
            <text:p>4.64543043913749E-06</text:p>
          </table:table-cell>
          <table:table-cell table:formula="of:=-[.$B$5]*[.C201]-[.$B$4]*(1-[.C201]^2)*[.D201]+[.$B$6]" office:value-type="float" office:value="0.000000180765600556192" calcext:value-type="float">
            <text:p>1.80765600556192E-07</text:p>
          </table:table-cell>
          <table:table-cell table:formula="of:=[.F200]+[.$B$9]*[.K200]" office:value-type="float" office:value="0.68368098259228" calcext:value-type="float">
            <text:p>0.6836809826</text:p>
          </table:table-cell>
          <table:table-cell table:formula="of:=[.G200]+[.$B$9]*[.H200]" office:value-type="float" office:value="-0.673738830760215" calcext:value-type="float">
            <text:p>-0.6737388308</text:p>
          </table:table-cell>
          <table:table-cell table:formula="of:=[.$B$6]-[.$B$4]*(1-[.F201]^2)*[.G201] - [.$B$5]*[.F201]" office:value-type="float" office:value="-0.324860944523947" calcext:value-type="float">
            <text:p>-0.3248609445</text:p>
          </table:table-cell>
          <table:table-cell table:formula="of:=[.$B$6]-[.$B$4]*(1-[.J201]^2)*[.K201] - [.$B$5]*[.J201]" office:value-type="float" office:value="0.463010008632619" calcext:value-type="float">
            <text:p>0.4630100086</text:p>
          </table:table-cell>
          <table:table-cell table:formula="of:=[.J200]+([.$B$9]/2) * ([.G201]+[.K201])" office:value-type="float" office:value="-0.596915879134269" calcext:value-type="float">
            <text:p>-0.5969158791</text:p>
          </table:table-cell>
          <table:table-cell table:formula="of:=[.K200]+[.$B$9]/2 * ([.H201] + [.I200])" office:value-type="float" office:value="0.20802804509637" calcext:value-type="float">
            <text:p>0.2080280451</text:p>
          </table:table-cell>
          <table:table-cell/>
          <table:table-cell table:formula="of:=[.M200]+1" office:value-type="float" office:value="189" calcext:value-type="float">
            <text:p>189</text:p>
          </table:table-cell>
          <table:table-cell table:formula="of:=[.M201]*[.$B$9]" office:value-type="float" office:value="18.9" calcext:value-type="float">
            <text:p>18.9</text:p>
          </table:table-cell>
          <table:table-cell table:formula="of:=[.P201]*[.$N$9]+[.O200]" office:value-type="float" office:value="-0.00000962107591686419" calcext:value-type="float">
            <text:p>-9.62107591686419E-06</text:p>
          </table:table-cell>
          <table:table-cell table:formula="of:=[.Q200]*[.$N$9]+[.P200]" office:value-type="float" office:value="0.00000941423264886405" calcext:value-type="float">
            <text:p>9.41423264886405E-06</text:p>
          </table:table-cell>
          <table:table-cell table:formula="of:=-[.$N$5]*[.O201]-[.$N$4]*(1-[.O201]^2)*[.P201]+[.$N$6]" office:value-type="float" office:value="0.000000206843268871578" calcext:value-type="float">
            <text:p>2.06843268871578E-07</text:p>
          </table:table-cell>
        </table:table-row>
        <table:table-row table:style-name="ro1">
          <table:table-cell table:formula="of:=[.A201]+1" office:value-type="float" office:value="190" calcext:value-type="float">
            <text:p>190</text:p>
          </table:table-cell>
          <table:table-cell table:formula="of:=[.A202]*[.$B$9]" office:value-type="float" office:value="19" calcext:value-type="float">
            <text:p>19</text:p>
          </table:table-cell>
          <table:table-cell table:formula="of:=[.D202]*[.$B$9]+[.C201]" office:value-type="float" office:value="-0.00000435984533966617" calcext:value-type="float">
            <text:p>-4.35984533966617E-06</text:p>
          </table:table-cell>
          <table:table-cell table:formula="of:=[.E201]*[.$B$9]+[.D201]" office:value-type="float" office:value="0.00000466350699919311" calcext:value-type="float">
            <text:p>4.66350699919311E-06</text:p>
          </table:table-cell>
          <table:table-cell table:formula="of:=-[.$B$5]*[.C202]-[.$B$4]*(1-[.C202]^2)*[.D202]+[.$B$6]" office:value-type="float" office:value="-0.000000303661659438295" calcext:value-type="float">
            <text:p>-3.03661659438295E-07</text:p>
          </table:table-cell>
          <table:table-cell table:formula="of:=[.F201]+[.$B$9]*[.K201]" office:value-type="float" office:value="0.704483787101917" calcext:value-type="float">
            <text:p>0.7044837871</text:p>
          </table:table-cell>
          <table:table-cell table:formula="of:=[.G201]+[.$B$9]*[.H201]" office:value-type="float" office:value="-0.70622492521261" calcext:value-type="float">
            <text:p>-0.7062249252</text:p>
          </table:table-cell>
          <table:table-cell table:formula="of:=[.$B$6]-[.$B$4]*(1-[.F202]^2)*[.G202] - [.$B$5]*[.F202]" office:value-type="float" office:value="-0.348756460529292" calcext:value-type="float">
            <text:p>-0.3487564605</text:p>
          </table:table-cell>
          <table:table-cell table:formula="of:=[.$B$6]-[.$B$4]*(1-[.J202]^2)*[.K202] - [.$B$5]*[.J202]" office:value-type="float" office:value="0.490369990407772" calcext:value-type="float">
            <text:p>0.4903699904</text:p>
          </table:table-cell>
          <table:table-cell table:formula="of:=[.J201]+([.$B$9]/2) * ([.G202]+[.K202])" office:value-type="float" office:value="-0.621540089269822" calcext:value-type="float">
            <text:p>-0.6215400893</text:p>
          </table:table-cell>
          <table:table-cell table:formula="of:=[.K201]+[.$B$9]/2 * ([.H202] + [.I201])" office:value-type="float" office:value="0.213740722501537" calcext:value-type="float">
            <text:p>0.2137407225</text:p>
          </table:table-cell>
          <table:table-cell/>
          <table:table-cell table:formula="of:=[.M201]+1" office:value-type="float" office:value="190" calcext:value-type="float">
            <text:p>190</text:p>
          </table:table-cell>
          <table:table-cell table:formula="of:=[.M202]*[.$B$9]" office:value-type="float" office:value="19" calcext:value-type="float">
            <text:p>19</text:p>
          </table:table-cell>
          <table:table-cell table:formula="of:=[.P202]*[.$N$9]+[.O201]" office:value-type="float" office:value="-0.00000867758421928907" calcext:value-type="float">
            <text:p>-8.67758421928907E-06</text:p>
          </table:table-cell>
          <table:table-cell table:formula="of:=[.Q201]*[.$N$9]+[.P201]" office:value-type="float" office:value="0.0000094349169757512" calcext:value-type="float">
            <text:p>9.4349169757512E-06</text:p>
          </table:table-cell>
          <table:table-cell table:formula="of:=-[.$N$5]*[.O202]-[.$N$4]*(1-[.O202]^2)*[.P202]+[.$N$6]" office:value-type="float" office:value="-0.000000757332755751674" calcext:value-type="float">
            <text:p>-7.57332755751674E-07</text:p>
          </table:table-cell>
        </table:table-row>
        <table:table-row table:style-name="ro1">
          <table:table-cell table:formula="of:=[.A202]+1" office:value-type="float" office:value="191" calcext:value-type="float">
            <text:p>191</text:p>
          </table:table-cell>
          <table:table-cell table:formula="of:=[.A203]*[.$B$9]" office:value-type="float" office:value="19.1" calcext:value-type="float">
            <text:p>19.1</text:p>
          </table:table-cell>
          <table:table-cell table:formula="of:=[.D203]*[.$B$9]+[.C202]" office:value-type="float" office:value="-0.00000389653125634124" calcext:value-type="float">
            <text:p>-3.89653125634124E-06</text:p>
          </table:table-cell>
          <table:table-cell table:formula="of:=[.E202]*[.$B$9]+[.D202]" office:value-type="float" office:value="0.00000463314083324928" calcext:value-type="float">
            <text:p>4.63314083324928E-06</text:p>
          </table:table-cell>
          <table:table-cell table:formula="of:=-[.$B$5]*[.C203]-[.$B$4]*(1-[.C203]^2)*[.D203]+[.$B$6]" office:value-type="float" office:value="-0.000000736609576837694" calcext:value-type="float">
            <text:p>-7.36609576837694E-07</text:p>
          </table:table-cell>
          <table:table-cell table:formula="of:=[.F202]+[.$B$9]*[.K202]" office:value-type="float" office:value="0.72585785935207" calcext:value-type="float">
            <text:p>0.7258578594</text:p>
          </table:table-cell>
          <table:table-cell table:formula="of:=[.G202]+[.$B$9]*[.H202]" office:value-type="float" office:value="-0.741100571265539" calcext:value-type="float">
            <text:p>-0.7411005713</text:p>
          </table:table-cell>
          <table:table-cell table:formula="of:=[.$B$6]-[.$B$4]*(1-[.F203]^2)*[.G203] - [.$B$5]*[.F203]" office:value-type="float" office:value="-0.375220673331723" calcext:value-type="float">
            <text:p>-0.3752206733</text:p>
          </table:table-cell>
          <table:table-cell table:formula="of:=[.$B$6]-[.$B$4]*(1-[.J203]^2)*[.K203] - [.$B$5]*[.J203]" office:value-type="float" office:value="0.52018217982397" calcext:value-type="float">
            <text:p>0.5201821798</text:p>
          </table:table-cell>
          <table:table-cell table:formula="of:=[.J202]+([.$B$9]/2) * ([.G203]+[.K203])" office:value-type="float" office:value="-0.647620208415332" calcext:value-type="float">
            <text:p>-0.6476202084</text:p>
          </table:table-cell>
          <table:table-cell table:formula="of:=[.K202]+[.$B$9]/2 * ([.H203] + [.I202])" office:value-type="float" office:value="0.219498188355339" calcext:value-type="float">
            <text:p>0.2194981884</text:p>
          </table:table-cell>
          <table:table-cell/>
          <table:table-cell table:formula="of:=[.M202]+1" office:value-type="float" office:value="191" calcext:value-type="float">
            <text:p>191</text:p>
          </table:table-cell>
          <table:table-cell table:formula="of:=[.M203]*[.$B$9]" office:value-type="float" office:value="19.1" calcext:value-type="float">
            <text:p>19.1</text:p>
          </table:table-cell>
          <table:table-cell table:formula="of:=[.P203]*[.$N$9]+[.O202]" office:value-type="float" office:value="-0.00000774166584927147" calcext:value-type="float">
            <text:p>-7.74166584927147E-06</text:p>
          </table:table-cell>
          <table:table-cell table:formula="of:=[.Q202]*[.$N$9]+[.P202]" office:value-type="float" office:value="0.00000935918370017603" calcext:value-type="float">
            <text:p>9.35918370017603E-06</text:p>
          </table:table-cell>
          <table:table-cell table:formula="of:=-[.$N$5]*[.O203]-[.$N$4]*(1-[.O203]^2)*[.P203]+[.$N$6]" office:value-type="float" office:value="-0.00000161751785034364" calcext:value-type="float">
            <text:p>-1.61751785034364E-06</text:p>
          </table:table-cell>
        </table:table-row>
        <table:table-row table:style-name="ro1">
          <table:table-cell table:formula="of:=[.A203]+1" office:value-type="float" office:value="192" calcext:value-type="float">
            <text:p>192</text:p>
          </table:table-cell>
          <table:table-cell table:formula="of:=[.A204]*[.$B$9]" office:value-type="float" office:value="19.2" calcext:value-type="float">
            <text:p>19.2</text:p>
          </table:table-cell>
          <table:table-cell table:formula="of:=[.D204]*[.$B$9]+[.C203]" office:value-type="float" office:value="-0.00000344058326878469" calcext:value-type="float">
            <text:p>-3.44058326878469E-06</text:p>
          </table:table-cell>
          <table:table-cell table:formula="of:=[.E203]*[.$B$9]+[.D203]" office:value-type="float" office:value="0.00000455947987556551" calcext:value-type="float">
            <text:p>4.55947987556551E-06</text:p>
          </table:table-cell>
          <table:table-cell table:formula="of:=-[.$B$5]*[.C204]-[.$B$4]*(1-[.C204]^2)*[.D204]+[.$B$6]" office:value-type="float" office:value="-0.00000111889660672685" calcext:value-type="float">
            <text:p>-1.11889660672685E-06</text:p>
          </table:table-cell>
          <table:table-cell table:formula="of:=[.F203]+[.$B$9]*[.K203]" office:value-type="float" office:value="0.747807678187604" calcext:value-type="float">
            <text:p>0.7478076782</text:p>
          </table:table-cell>
          <table:table-cell table:formula="of:=[.G203]+[.$B$9]*[.H203]" office:value-type="float" office:value="-0.778622638598712" calcext:value-type="float">
            <text:p>-0.7786226386</text:p>
          </table:table-cell>
          <table:table-cell table:formula="of:=[.$B$6]-[.$B$4]*(1-[.F204]^2)*[.G204] - [.$B$5]*[.F204]" office:value-type="float" office:value="-0.404603528983798" calcext:value-type="float">
            <text:p>-0.404603529</text:p>
          </table:table-cell>
          <table:table-cell table:formula="of:=[.$B$6]-[.$B$4]*(1-[.J204]^2)*[.K204] - [.$B$5]*[.J204]" office:value-type="float" office:value="0.552739701138357" calcext:value-type="float">
            <text:p>0.5527397011</text:p>
          </table:table-cell>
          <table:table-cell table:formula="of:=[.J203]+([.$B$9]/2) * ([.G204]+[.K204])" office:value-type="float" office:value="-0.675287484300401" calcext:value-type="float">
            <text:p>-0.6752874843</text:p>
          </table:table-cell>
          <table:table-cell table:formula="of:=[.K203]+[.$B$9]/2 * ([.H204] + [.I203])" office:value-type="float" office:value="0.225277120897348" calcext:value-type="float">
            <text:p>0.2252771209</text:p>
          </table:table-cell>
          <table:table-cell/>
          <table:table-cell table:formula="of:=[.M203]+1" office:value-type="float" office:value="192" calcext:value-type="float">
            <text:p>192</text:p>
          </table:table-cell>
          <table:table-cell table:formula="of:=[.M204]*[.$B$9]" office:value-type="float" office:value="19.2" calcext:value-type="float">
            <text:p>19.2</text:p>
          </table:table-cell>
          <table:table-cell table:formula="of:=[.P204]*[.$N$9]+[.O203]" office:value-type="float" office:value="-0.0000068219226577573" calcext:value-type="float">
            <text:p>-6.8219226577573E-06</text:p>
          </table:table-cell>
          <table:table-cell table:formula="of:=[.Q203]*[.$N$9]+[.P203]" office:value-type="float" office:value="0.00000919743191514167" calcext:value-type="float">
            <text:p>9.19743191514167E-06</text:p>
          </table:table-cell>
          <table:table-cell table:formula="of:=-[.$N$5]*[.O204]-[.$N$4]*(1-[.O204]^2)*[.P204]+[.$N$6]" office:value-type="float" office:value="-0.00000237550925695633" calcext:value-type="float">
            <text:p>-2.37550925695633E-06</text:p>
          </table:table-cell>
        </table:table-row>
        <table:table-row table:style-name="ro1">
          <table:table-cell table:formula="of:=[.A204]+1" office:value-type="float" office:value="193" calcext:value-type="float">
            <text:p>193</text:p>
          </table:table-cell>
          <table:table-cell table:formula="of:=[.A205]*[.$B$9]" office:value-type="float" office:value="19.3" calcext:value-type="float">
            <text:p>19.3</text:p>
          </table:table-cell>
          <table:table-cell table:formula="of:=[.D205]*[.$B$9]+[.C204]" office:value-type="float" office:value="-0.00000299582424729541" calcext:value-type="float">
            <text:p>-2.99582424729541E-06</text:p>
          </table:table-cell>
          <table:table-cell table:formula="of:=[.E204]*[.$B$9]+[.D204]" office:value-type="float" office:value="0.00000444759021489283" calcext:value-type="float">
            <text:p>4.44759021489283E-06</text:p>
          </table:table-cell>
          <table:table-cell table:formula="of:=-[.$B$5]*[.C205]-[.$B$4]*(1-[.C205]^2)*[.D205]+[.$B$6]" office:value-type="float" office:value="-0.0000014517659675575" calcext:value-type="float">
            <text:p>-1.4517659675575E-06</text:p>
          </table:table-cell>
          <table:table-cell table:formula="of:=[.F204]+[.$B$9]*[.K204]" office:value-type="float" office:value="0.770335390277339" calcext:value-type="float">
            <text:p>0.7703353903</text:p>
          </table:table-cell>
          <table:table-cell table:formula="of:=[.G204]+[.$B$9]*[.H204]" office:value-type="float" office:value="-0.819082991497091" calcext:value-type="float">
            <text:p>-0.8190829915</text:p>
          </table:table-cell>
          <table:table-cell table:formula="of:=[.$B$6]-[.$B$4]*(1-[.F205]^2)*[.G205] - [.$B$5]*[.F205]" office:value-type="float" office:value="-0.437309853781155" calcext:value-type="float">
            <text:p>-0.4373098538</text:p>
          </table:table-cell>
          <table:table-cell table:formula="of:=[.$B$6]-[.$B$4]*(1-[.J205]^2)*[.K205] - [.$B$5]*[.J205]" office:value-type="float" office:value="0.58837629834769" calcext:value-type="float">
            <text:p>0.5883762983</text:p>
          </table:table-cell>
          <table:table-cell table:formula="of:=[.J204]+([.$B$9]/2) * ([.G205]+[.K205])" office:value-type="float" office:value="-0.704689203211995" calcext:value-type="float">
            <text:p>-0.7046892032</text:p>
          </table:table-cell>
          <table:table-cell table:formula="of:=[.K204]+[.$B$9]/2 * ([.H205] + [.I204])" office:value-type="float" office:value="0.231048613265208" calcext:value-type="float">
            <text:p>0.2310486133</text:p>
          </table:table-cell>
          <table:table-cell/>
          <table:table-cell table:formula="of:=[.M204]+1" office:value-type="float" office:value="193" calcext:value-type="float">
            <text:p>193</text:p>
          </table:table-cell>
          <table:table-cell table:formula="of:=[.M205]*[.$B$9]" office:value-type="float" office:value="19.3" calcext:value-type="float">
            <text:p>19.3</text:p>
          </table:table-cell>
          <table:table-cell table:formula="of:=[.P205]*[.$N$9]+[.O204]" office:value-type="float" office:value="-0.0000059259345588127" calcext:value-type="float">
            <text:p>-5.9259345588127E-06</text:p>
          </table:table-cell>
          <table:table-cell table:formula="of:=[.Q204]*[.$N$9]+[.P204]" office:value-type="float" office:value="0.00000895988098944604" calcext:value-type="float">
            <text:p>8.95988098944604E-06</text:p>
          </table:table-cell>
          <table:table-cell table:formula="of:=-[.$N$5]*[.O205]-[.$N$4]*(1-[.O205]^2)*[.P205]+[.$N$6]" office:value-type="float" office:value="-0.0000030339464303187" calcext:value-type="float">
            <text:p>-3.0339464303187E-06</text:p>
          </table:table-cell>
        </table:table-row>
        <table:table-row table:style-name="ro1">
          <table:table-cell table:formula="of:=[.A205]+1" office:value-type="float" office:value="194" calcext:value-type="float">
            <text:p>194</text:p>
          </table:table-cell>
          <table:table-cell table:formula="of:=[.A206]*[.$B$9]" office:value-type="float" office:value="19.4" calcext:value-type="float">
            <text:p>19.4</text:p>
          </table:table-cell>
          <table:table-cell table:formula="of:=[.D206]*[.$B$9]+[.C205]" office:value-type="float" office:value="-0.0000025655828854817" calcext:value-type="float">
            <text:p>-2.5655828854817E-06</text:p>
          </table:table-cell>
          <table:table-cell table:formula="of:=[.E205]*[.$B$9]+[.D205]" office:value-type="float" office:value="0.00000430241361813708" calcext:value-type="float">
            <text:p>4.30241361813708E-06</text:p>
          </table:table-cell>
          <table:table-cell table:formula="of:=-[.$B$5]*[.C206]-[.$B$4]*(1-[.C206]^2)*[.D206]+[.$B$6]" office:value-type="float" office:value="-0.00000173683073262706" calcext:value-type="float">
            <text:p>-1.73683073262706E-06</text:p>
          </table:table-cell>
          <table:table-cell table:formula="of:=[.F205]+[.$B$9]*[.K205]" office:value-type="float" office:value="0.79344025160386" calcext:value-type="float">
            <text:p>0.7934402516</text:p>
          </table:table-cell>
          <table:table-cell table:formula="of:=[.G205]+[.$B$9]*[.H205]" office:value-type="float" office:value="-0.862813976875207" calcext:value-type="float">
            <text:p>-0.8628139769</text:p>
          </table:table-cell>
          <table:table-cell table:formula="of:=[.$B$6]-[.$B$4]*(1-[.F206]^2)*[.G206] - [.$B$5]*[.F206]" office:value-type="float" office:value="-0.473808598910651" calcext:value-type="float">
            <text:p>-0.4738085989</text:p>
          </table:table-cell>
          <table:table-cell table:formula="of:=[.$B$6]-[.$B$4]*(1-[.J206]^2)*[.K206] - [.$B$5]*[.J206]" office:value-type="float" office:value="0.627472088115163" calcext:value-type="float">
            <text:p>0.6274720881</text:p>
          </table:table-cell>
          <table:table-cell table:formula="of:=[.J205]+([.$B$9]/2) * ([.G206]+[.K206])" office:value-type="float" office:value="-0.735991052143902" calcext:value-type="float">
            <text:p>-0.7359910521</text:p>
          </table:table-cell>
          <table:table-cell table:formula="of:=[.K205]+[.$B$9]/2 * ([.H206] + [.I205])" office:value-type="float" office:value="0.23677699823706" calcext:value-type="float">
            <text:p>0.2367769982</text:p>
          </table:table-cell>
          <table:table-cell/>
          <table:table-cell table:formula="of:=[.M205]+1" office:value-type="float" office:value="194" calcext:value-type="float">
            <text:p>194</text:p>
          </table:table-cell>
          <table:table-cell table:formula="of:=[.M206]*[.$B$9]" office:value-type="float" office:value="19.4" calcext:value-type="float">
            <text:p>19.4</text:p>
          </table:table-cell>
          <table:table-cell table:formula="of:=[.P206]*[.$N$9]+[.O205]" office:value-type="float" office:value="-0.00000506028592417128" calcext:value-type="float">
            <text:p>-5.06028592417128E-06</text:p>
          </table:table-cell>
          <table:table-cell table:formula="of:=[.Q205]*[.$N$9]+[.P205]" office:value-type="float" office:value="0.00000865648634641417" calcext:value-type="float">
            <text:p>8.65648634641417E-06</text:p>
          </table:table-cell>
          <table:table-cell table:formula="of:=-[.$N$5]*[.O206]-[.$N$4]*(1-[.O206]^2)*[.P206]+[.$N$6]" office:value-type="float" office:value="-0.00000359620042202122" calcext:value-type="float">
            <text:p>-3.59620042202122E-06</text:p>
          </table:table-cell>
        </table:table-row>
        <table:table-row table:style-name="ro1">
          <table:table-cell table:formula="of:=[.A206]+1" office:value-type="float" office:value="195" calcext:value-type="float">
            <text:p>195</text:p>
          </table:table-cell>
          <table:table-cell table:formula="of:=[.A207]*[.$B$9]" office:value-type="float" office:value="19.5" calcext:value-type="float">
            <text:p>19.5</text:p>
          </table:table-cell>
          <table:table-cell table:formula="of:=[.D207]*[.$B$9]+[.C206]" office:value-type="float" office:value="-0.00000215270983099426" calcext:value-type="float">
            <text:p>-2.15270983099426E-06</text:p>
          </table:table-cell>
          <table:table-cell table:formula="of:=[.E206]*[.$B$9]+[.D206]" office:value-type="float" office:value="0.00000412873054487437" calcext:value-type="float">
            <text:p>4.12873054487437E-06</text:p>
          </table:table-cell>
          <table:table-cell table:formula="of:=-[.$B$5]*[.C207]-[.$B$4]*(1-[.C207]^2)*[.D207]+[.$B$6]" office:value-type="float" office:value="-0.00000197602071386097" calcext:value-type="float">
            <text:p>-0.000001976</text:p>
          </table:table-cell>
          <table:table-cell table:formula="of:=[.F206]+[.$B$9]*[.K206]" office:value-type="float" office:value="0.817117951427566" calcext:value-type="float">
            <text:p>0.8171179514</text:p>
          </table:table-cell>
          <table:table-cell table:formula="of:=[.G206]+[.$B$9]*[.H206]" office:value-type="float" office:value="-0.910194836766272" calcext:value-type="float">
            <text:p>-0.9101948368</text:p>
          </table:table-cell>
          <table:table-cell table:formula="of:=[.$B$6]-[.$B$4]*(1-[.F207]^2)*[.G207] - [.$B$5]*[.F207]" office:value-type="float" office:value="-0.514643592969805" calcext:value-type="float">
            <text:p>-0.514643593</text:p>
          </table:table-cell>
          <table:table-cell table:formula="of:=[.$B$6]-[.$B$4]*(1-[.J207]^2)*[.K207] - [.$B$5]*[.J207]" office:value-type="float" office:value="0.670459917470378" calcext:value-type="float">
            <text:p>0.6704599175</text:p>
          </table:table-cell>
          <table:table-cell table:formula="of:=[.J206]+([.$B$9]/2) * ([.G207]+[.K207])" office:value-type="float" office:value="-0.769379872832499" calcext:value-type="float">
            <text:p>-0.7693798728</text:p>
          </table:table-cell>
          <table:table-cell table:formula="of:=[.K206]+[.$B$9]/2 * ([.H207] + [.I206])" office:value-type="float" office:value="0.242418422994328" calcext:value-type="float">
            <text:p>0.242418423</text:p>
          </table:table-cell>
          <table:table-cell/>
          <table:table-cell table:formula="of:=[.M206]+1" office:value-type="float" office:value="195" calcext:value-type="float">
            <text:p>195</text:p>
          </table:table-cell>
          <table:table-cell table:formula="of:=[.M207]*[.$B$9]" office:value-type="float" office:value="19.5" calcext:value-type="float">
            <text:p>19.5</text:p>
          </table:table-cell>
          <table:table-cell table:formula="of:=[.P207]*[.$N$9]+[.O206]" office:value-type="float" office:value="-0.00000423059929375008" calcext:value-type="float">
            <text:p>-4.23059929375008E-06</text:p>
          </table:table-cell>
          <table:table-cell table:formula="of:=[.Q206]*[.$N$9]+[.P206]" office:value-type="float" office:value="0.00000829686630421205" calcext:value-type="float">
            <text:p>8.29686630421205E-06</text:p>
          </table:table-cell>
          <table:table-cell table:formula="of:=-[.$N$5]*[.O207]-[.$N$4]*(1-[.O207]^2)*[.P207]+[.$N$6]" office:value-type="float" office:value="-0.00000406626701031347" calcext:value-type="float">
            <text:p>-4.06626701031347E-06</text:p>
          </table:table-cell>
        </table:table-row>
        <table:table-row table:style-name="ro1">
          <table:table-cell table:formula="of:=[.A207]+1" office:value-type="float" office:value="196" calcext:value-type="float">
            <text:p>196</text:p>
          </table:table-cell>
          <table:table-cell table:formula="of:=[.A208]*[.$B$9]" office:value-type="float" office:value="19.6" calcext:value-type="float">
            <text:p>19.6</text:p>
          </table:table-cell>
          <table:table-cell table:formula="of:=[.D208]*[.$B$9]+[.C207]" office:value-type="float" office:value="-0.00000175959698364544" calcext:value-type="float">
            <text:p>-1.75959698364544E-06</text:p>
          </table:table-cell>
          <table:table-cell table:formula="of:=[.E207]*[.$B$9]+[.D207]" office:value-type="float" office:value="0.00000393112847348828" calcext:value-type="float">
            <text:p>3.93112847348828E-06</text:p>
          </table:table-cell>
          <table:table-cell table:formula="of:=-[.$B$5]*[.C208]-[.$B$4]*(1-[.C208]^2)*[.D208]+[.$B$6]" office:value-type="float" office:value="-0.00000217153148983067" calcext:value-type="float">
            <text:p>-2.17153148983067E-06</text:p>
          </table:table-cell>
          <table:table-cell table:formula="of:=[.F207]+[.$B$9]*[.K207]" office:value-type="float" office:value="0.841359793726999" calcext:value-type="float">
            <text:p>0.8413597937</text:p>
          </table:table-cell>
          <table:table-cell table:formula="of:=[.G207]+[.$B$9]*[.H207]" office:value-type="float" office:value="-0.961659196063252" calcext:value-type="float">
            <text:p>-0.9616591961</text:p>
          </table:table-cell>
          <table:table-cell table:formula="of:=[.$B$6]-[.$B$4]*(1-[.F208]^2)*[.G208] - [.$B$5]*[.F208]" office:value-type="float" office:value="-0.56044597023041" calcext:value-type="float">
            <text:p>-0.5604459702</text:p>
          </table:table-cell>
          <table:table-cell table:formula="of:=[.$B$6]-[.$B$4]*(1-[.J208]^2)*[.K208] - [.$B$5]*[.J208]" office:value-type="float" office:value="0.717832239126794" calcext:value-type="float">
            <text:p>0.7178322391</text:p>
          </table:table-cell>
          <table:table-cell table:formula="of:=[.J207]+([.$B$9]/2) * ([.G208]+[.K208])" office:value-type="float" office:value="-0.805066876617846" calcext:value-type="float">
            <text:p>-0.8050668766</text:p>
          </table:table-cell>
          <table:table-cell table:formula="of:=[.K207]+[.$B$9]/2 * ([.H208] + [.I207])" office:value-type="float" office:value="0.247919120356326" calcext:value-type="float">
            <text:p>0.2479191204</text:p>
          </table:table-cell>
          <table:table-cell/>
          <table:table-cell table:formula="of:=[.M207]+1" office:value-type="float" office:value="196" calcext:value-type="float">
            <text:p>196</text:p>
          </table:table-cell>
          <table:table-cell table:formula="of:=[.M208]*[.$B$9]" office:value-type="float" office:value="19.6" calcext:value-type="float">
            <text:p>19.6</text:p>
          </table:table-cell>
          <table:table-cell table:formula="of:=[.P208]*[.$N$9]+[.O207]" office:value-type="float" office:value="-0.00000344157533343201" calcext:value-type="float">
            <text:p>-3.44157533343201E-06</text:p>
          </table:table-cell>
          <table:table-cell table:formula="of:=[.Q207]*[.$N$9]+[.P207]" office:value-type="float" office:value="0.0000078902396031807" calcext:value-type="float">
            <text:p>7.8902396031807E-06</text:p>
          </table:table-cell>
          <table:table-cell table:formula="of:=-[.$N$5]*[.O208]-[.$N$4]*(1-[.O208]^2)*[.P208]+[.$N$6]" office:value-type="float" office:value="-0.00000444866426965524" calcext:value-type="float">
            <text:p>-4.44866426965524E-06</text:p>
          </table:table-cell>
        </table:table-row>
        <table:table-row table:style-name="ro1">
          <table:table-cell table:formula="of:=[.A208]+1" office:value-type="float" office:value="197" calcext:value-type="float">
            <text:p>197</text:p>
          </table:table-cell>
          <table:table-cell table:formula="of:=[.A209]*[.$B$9]" office:value-type="float" office:value="19.7" calcext:value-type="float">
            <text:p>19.7</text:p>
          </table:table-cell>
          <table:table-cell table:formula="of:=[.D209]*[.$B$9]+[.C208]" office:value-type="float" office:value="-0.00000138819945119492" calcext:value-type="float">
            <text:p>-1.38819945119492E-06</text:p>
          </table:table-cell>
          <table:table-cell table:formula="of:=[.E208]*[.$B$9]+[.D208]" office:value-type="float" office:value="0.00000371397532450521" calcext:value-type="float">
            <text:p>0.000003714</text:p>
          </table:table-cell>
          <table:table-cell table:formula="of:=-[.$B$5]*[.C209]-[.$B$4]*(1-[.C209]^2)*[.D209]+[.$B$6]" office:value-type="float" office:value="-0.00000232577587330314" calcext:value-type="float">
            <text:p>-2.32577587330314E-06</text:p>
          </table:table-cell>
          <table:table-cell table:formula="of:=[.F208]+[.$B$9]*[.K208]" office:value-type="float" office:value="0.866151705762631" calcext:value-type="float">
            <text:p>0.8661517058</text:p>
          </table:table-cell>
          <table:table-cell table:formula="of:=[.G208]+[.$B$9]*[.H208]" office:value-type="float" office:value="-1.01770379308629" calcext:value-type="float">
            <text:p>-1.0177037931</text:p>
          </table:table-cell>
          <table:table-cell table:formula="of:=[.$B$6]-[.$B$4]*(1-[.F209]^2)*[.G209] - [.$B$5]*[.F209]" office:value-type="float" office:value="-0.611948408076316" calcext:value-type="float">
            <text:p>-0.6119484081</text:p>
          </table:table-cell>
          <table:table-cell table:formula="of:=[.$B$6]-[.$B$4]*(1-[.J209]^2)*[.K209] - [.$B$5]*[.J209]" office:value-type="float" office:value="0.770148301254354" calcext:value-type="float">
            <text:p>0.7701483013</text:p>
          </table:table-cell>
          <table:table-cell table:formula="of:=[.J208]+([.$B$9]/2) * ([.G209]+[.K209])" office:value-type="float" office:value="-0.843291400676718" calcext:value-type="float">
            <text:p>-0.8432914007</text:p>
          </table:table-cell>
          <table:table-cell table:formula="of:=[.K208]+[.$B$9]/2 * ([.H209] + [.I208])" office:value-type="float" office:value="0.25321331190885" calcext:value-type="float">
            <text:p>0.2532133119</text:p>
          </table:table-cell>
          <table:table-cell/>
          <table:table-cell table:formula="of:=[.M208]+1" office:value-type="float" office:value="197" calcext:value-type="float">
            <text:p>197</text:p>
          </table:table-cell>
          <table:table-cell table:formula="of:=[.M209]*[.$B$9]" office:value-type="float" office:value="19.7" calcext:value-type="float">
            <text:p>19.7</text:p>
          </table:table-cell>
          <table:table-cell table:formula="of:=[.P209]*[.$N$9]+[.O208]" office:value-type="float" office:value="-0.00000269703801581049" calcext:value-type="float">
            <text:p>-0.000002697</text:p>
          </table:table-cell>
          <table:table-cell table:formula="of:=[.Q208]*[.$N$9]+[.P208]" office:value-type="float" office:value="0.00000744537317621518" calcext:value-type="float">
            <text:p>7.44537317621518E-06</text:p>
          </table:table-cell>
          <table:table-cell table:formula="of:=-[.$N$5]*[.O209]-[.$N$4]*(1-[.O209]^2)*[.P209]+[.$N$6]" office:value-type="float" office:value="-0.00000474833516035053" calcext:value-type="float">
            <text:p>-4.74833516035053E-06</text:p>
          </table:table-cell>
        </table:table-row>
        <table:table-row table:style-name="ro1">
          <table:table-cell table:formula="of:=[.A209]+1" office:value-type="float" office:value="198" calcext:value-type="float">
            <text:p>198</text:p>
          </table:table-cell>
          <table:table-cell table:formula="of:=[.A210]*[.$B$9]" office:value-type="float" office:value="19.8" calcext:value-type="float">
            <text:p>19.8</text:p>
          </table:table-cell>
          <table:table-cell table:formula="of:=[.D210]*[.$B$9]+[.C209]" office:value-type="float" office:value="-0.00000104005967747743" calcext:value-type="float">
            <text:p>-1.04005967747743E-06</text:p>
          </table:table-cell>
          <table:table-cell table:formula="of:=[.E209]*[.$B$9]+[.D209]" office:value-type="float" office:value="0.0000034813977371749" calcext:value-type="float">
            <text:p>3.4813977371749E-06</text:p>
          </table:table-cell>
          <table:table-cell table:formula="of:=-[.$B$5]*[.C210]-[.$B$4]*(1-[.C210]^2)*[.D210]+[.$B$6]" office:value-type="float" office:value="-0.0000024413380596937" calcext:value-type="float">
            <text:p>-2.4413380596937E-06</text:p>
          </table:table-cell>
          <table:table-cell table:formula="of:=[.F209]+[.$B$9]*[.K209]" office:value-type="float" office:value="0.891473036953516" calcext:value-type="float">
            <text:p>0.891473037</text:p>
          </table:table-cell>
          <table:table-cell table:formula="of:=[.G209]+[.$B$9]*[.H209]" office:value-type="float" office:value="-1.07889863389393" calcext:value-type="float">
            <text:p>-1.0788986339</text:p>
          </table:table-cell>
          <table:table-cell table:formula="of:=[.$B$6]-[.$B$4]*(1-[.F210]^2)*[.G210] - [.$B$5]*[.F210]" office:value-type="float" office:value="-0.670001230453226" calcext:value-type="float">
            <text:p>-0.6700012305</text:p>
          </table:table-cell>
          <table:table-cell table:formula="of:=[.$B$6]-[.$B$4]*(1-[.J210]^2)*[.K210] - [.$B$5]*[.J210]" office:value-type="float" office:value="0.828041259457142" calcext:value-type="float">
            <text:p>0.8280412595</text:p>
          </table:table-cell>
          <table:table-cell table:formula="of:=[.J209]+([.$B$9]/2) * ([.G210]+[.K210])" office:value-type="float" office:value="-0.884325299098969" calcext:value-type="float">
            <text:p>-0.8843252991</text:p>
          </table:table-cell>
          <table:table-cell table:formula="of:=[.K209]+[.$B$9]/2 * ([.H210] + [.I209])" office:value-type="float" office:value="0.258220665448907" calcext:value-type="float">
            <text:p>0.2582206654</text:p>
          </table:table-cell>
          <table:table-cell/>
          <table:table-cell table:formula="of:=[.M209]+1" office:value-type="float" office:value="198" calcext:value-type="float">
            <text:p>198</text:p>
          </table:table-cell>
          <table:table-cell table:formula="of:=[.M210]*[.$B$9]" office:value-type="float" office:value="19.8" calcext:value-type="float">
            <text:p>19.8</text:p>
          </table:table-cell>
          <table:table-cell table:formula="of:=[.P210]*[.$N$9]+[.O209]" office:value-type="float" office:value="-0.00000199998404979248" calcext:value-type="float">
            <text:p>-0.000002</text:p>
          </table:table-cell>
          <table:table-cell table:formula="of:=[.Q209]*[.$N$9]+[.P209]" office:value-type="float" office:value="0.00000697053966018012" calcext:value-type="float">
            <text:p>6.97053966018012E-06</text:p>
          </table:table-cell>
          <table:table-cell table:formula="of:=-[.$N$5]*[.O210]-[.$N$4]*(1-[.O210]^2)*[.P210]+[.$N$6]" office:value-type="float" office:value="-0.00000497055561035976" calcext:value-type="float">
            <text:p>-4.97055561035976E-06</text:p>
          </table:table-cell>
        </table:table-row>
        <table:table-row table:style-name="ro1">
          <table:table-cell table:formula="of:=[.A210]+1" office:value-type="float" office:value="199" calcext:value-type="float">
            <text:p>199</text:p>
          </table:table-cell>
          <table:table-cell table:formula="of:=[.A211]*[.$B$9]" office:value-type="float" office:value="19.9" calcext:value-type="float">
            <text:p>19.9</text:p>
          </table:table-cell>
          <table:table-cell table:formula="of:=[.D211]*[.$B$9]+[.C210]" office:value-type="float" office:value="-0.000000716333284356874" calcext:value-type="float">
            <text:p>-7.16333284356874E-07</text:p>
          </table:table-cell>
          <table:table-cell table:formula="of:=[.E210]*[.$B$9]+[.D210]" office:value-type="float" office:value="0.00000323726393120553" calcext:value-type="float">
            <text:p>3.23726393120553E-06</text:p>
          </table:table-cell>
          <table:table-cell table:formula="of:=-[.$B$5]*[.C211]-[.$B$4]*(1-[.C211]^2)*[.D211]+[.$B$6]" office:value-type="float" office:value="-0.00000252093064684699" calcext:value-type="float">
            <text:p>-2.52093064684699E-06</text:p>
          </table:table-cell>
          <table:table-cell table:formula="of:=[.F210]+[.$B$9]*[.K210]" office:value-type="float" office:value="0.917295103498407" calcext:value-type="float">
            <text:p>0.9172951035</text:p>
          </table:table-cell>
          <table:table-cell table:formula="of:=[.G210]+[.$B$9]*[.H210]" office:value-type="float" office:value="-1.14589875693925" calcext:value-type="float">
            <text:p>-1.1458987569</text:p>
          </table:table-cell>
          <table:table-cell table:formula="of:=[.$B$6]-[.$B$4]*(1-[.F211]^2)*[.G211] - [.$B$5]*[.F211]" office:value-type="float" office:value="-0.735590289289346" calcext:value-type="float">
            <text:p>-0.7355902893</text:p>
          </table:table-cell>
          <table:table-cell table:formula="of:=[.$B$6]-[.$B$4]*(1-[.J211]^2)*[.K211] - [.$B$5]*[.J211]" office:value-type="float" office:value="0.892224516019069" calcext:value-type="float">
            <text:p>0.892224516</text:p>
          </table:table-cell>
          <table:table-cell table:formula="of:=[.J210]+([.$B$9]/2) * ([.G211]+[.K211])" office:value-type="float" office:value="-0.928478076248066" calcext:value-type="float">
            <text:p>-0.9284780762</text:p>
          </table:table-cell>
          <table:table-cell table:formula="of:=[.K210]+[.$B$9]/2 * ([.H211] + [.I210])" office:value-type="float" office:value="0.262843213957296" calcext:value-type="float">
            <text:p>0.262843214</text:p>
          </table:table-cell>
          <table:table-cell/>
          <table:table-cell table:formula="of:=[.M210]+1" office:value-type="float" office:value="199" calcext:value-type="float">
            <text:p>199</text:p>
          </table:table-cell>
          <table:table-cell table:formula="of:=[.M211]*[.$B$9]" office:value-type="float" office:value="19.9" calcext:value-type="float">
            <text:p>19.9</text:p>
          </table:table-cell>
          <table:table-cell table:formula="of:=[.P211]*[.$N$9]+[.O210]" office:value-type="float" office:value="-0.00000135263563987806" calcext:value-type="float">
            <text:p>-1.35263563987806E-06</text:p>
          </table:table-cell>
          <table:table-cell table:formula="of:=[.Q210]*[.$N$9]+[.P210]" office:value-type="float" office:value="0.00000647348409914415" calcext:value-type="float">
            <text:p>6.47348409914415E-06</text:p>
          </table:table-cell>
          <table:table-cell table:formula="of:=-[.$N$5]*[.O211]-[.$N$4]*(1-[.O211]^2)*[.P211]+[.$N$6]" office:value-type="float" office:value="-0.00000512084845925424" calcext:value-type="float">
            <text:p>-5.12084845925424E-06</text:p>
          </table:table-cell>
        </table:table-row>
        <table:table-row table:style-name="ro1">
          <table:table-cell table:formula="of:=[.A211]+1" office:value-type="float" office:value="200" calcext:value-type="float">
            <text:p>200</text:p>
          </table:table-cell>
          <table:table-cell table:formula="of:=[.A212]*[.$B$9]" office:value-type="float" office:value="20" calcext:value-type="float">
            <text:p>20</text:p>
          </table:table-cell>
          <table:table-cell table:formula="of:=[.D212]*[.$B$9]+[.C211]" office:value-type="float" office:value="-0.000000417816197704792" calcext:value-type="float">
            <text:p>-4.17816197704792E-07</text:p>
          </table:table-cell>
          <table:table-cell table:formula="of:=[.E211]*[.$B$9]+[.D211]" office:value-type="float" office:value="0.00000298517086652083" calcext:value-type="float">
            <text:p>2.98517086652083E-06</text:p>
          </table:table-cell>
          <table:table-cell table:formula="of:=-[.$B$5]*[.C212]-[.$B$4]*(1-[.C212]^2)*[.D212]+[.$B$6]" office:value-type="float" office:value="-0.00000256735466881551" calcext:value-type="float">
            <text:p>-2.56735466881551E-06</text:p>
          </table:table-cell>
          <table:table-cell table:formula="of:=[.F211]+[.$B$9]*[.K211]" office:value-type="float" office:value="0.943579424894137" calcext:value-type="float">
            <text:p>0.9435794249</text:p>
          </table:table-cell>
          <table:table-cell table:formula="of:=[.G211]+[.$B$9]*[.H211]" office:value-type="float" office:value="-1.21945778586818" calcext:value-type="float">
            <text:p>-1.2194577859</text:p>
          </table:table-cell>
          <table:table-cell table:formula="of:=[.$B$6]-[.$B$4]*(1-[.F212]^2)*[.G212] - [.$B$5]*[.F212]" office:value-type="float" office:value="-0.809856282862259" calcext:value-type="float">
            <text:p>-0.8098562829</text:p>
          </table:table-cell>
          <table:table-cell table:formula="of:=[.$B$6]-[.$B$4]*(1-[.J212]^2)*[.K212] - [.$B$5]*[.J212]" office:value-type="float" office:value="0.963496112877188" calcext:value-type="float">
            <text:p>0.9634961129</text:p>
          </table:table-cell>
          <table:table-cell table:formula="of:=[.J211]+([.$B$9]/2) * ([.G212]+[.K212])" office:value-type="float" office:value="-0.976102884260719" calcext:value-type="float">
            <text:p>-0.9761028843</text:p>
          </table:table-cell>
          <table:table-cell table:formula="of:=[.K211]+[.$B$9]/2 * ([.H212] + [.I211])" office:value-type="float" office:value="0.266961625615137" calcext:value-type="float">
            <text:p>0.2669616256</text:p>
          </table:table-cell>
          <table:table-cell/>
          <table:table-cell table:formula="of:=[.M211]+1" office:value-type="float" office:value="200" calcext:value-type="float">
            <text:p>200</text:p>
          </table:table-cell>
          <table:table-cell table:formula="of:=[.M212]*[.$B$9]" office:value-type="float" office:value="20" calcext:value-type="float">
            <text:p>20</text:p>
          </table:table-cell>
          <table:table-cell table:formula="of:=[.P212]*[.$N$9]+[.O211]" office:value-type="float" office:value="-0.000000756495714556191" calcext:value-type="float">
            <text:p>-7.56495714556191E-07</text:p>
          </table:table-cell>
          <table:table-cell table:formula="of:=[.Q211]*[.$N$9]+[.P211]" office:value-type="float" office:value="0.00000596139925321872" calcext:value-type="float">
            <text:p>5.96139925321872E-06</text:p>
          </table:table-cell>
          <table:table-cell table:formula="of:=-[.$N$5]*[.O212]-[.$N$4]*(1-[.O212]^2)*[.P212]+[.$N$6]" office:value-type="float" office:value="-0.00000520490353865912" calcext:value-type="float">
            <text:p>-5.20490353865912E-06</text:p>
          </table:table-cell>
        </table:table-row>
        <table:table-row table:style-name="ro1">
          <table:table-cell table:formula="of:=[.A212]+1" office:value-type="float" office:value="201" calcext:value-type="float">
            <text:p>201</text:p>
          </table:table-cell>
          <table:table-cell table:formula="of:=[.A213]*[.$B$9]" office:value-type="float" office:value="20.1" calcext:value-type="float">
            <text:p>20.1</text:p>
          </table:table-cell>
          <table:table-cell table:formula="of:=[.D213]*[.$B$9]+[.C212]" office:value-type="float" office:value="-0.000000144972657740864" calcext:value-type="float">
            <text:p>-0.000000145</text:p>
          </table:table-cell>
          <table:table-cell table:formula="of:=[.E212]*[.$B$9]+[.D212]" office:value-type="float" office:value="0.00000272843539963927" calcext:value-type="float">
            <text:p>2.72843539963927E-06</text:p>
          </table:table-cell>
          <table:table-cell table:formula="of:=-[.$B$5]*[.C213]-[.$B$4]*(1-[.C213]^2)*[.D213]+[.$B$6]" office:value-type="float" office:value="-0.00000258346274189835" calcext:value-type="float">
            <text:p>-2.58346274189835E-06</text:p>
          </table:table-cell>
          <table:table-cell table:formula="of:=[.F212]+[.$B$9]*[.K212]" office:value-type="float" office:value="0.97027558745565" calcext:value-type="float">
            <text:p>0.9702755875</text:p>
          </table:table-cell>
          <table:table-cell table:formula="of:=[.G212]+[.$B$9]*[.H212]" office:value-type="float" office:value="-1.30044341415441" calcext:value-type="float">
            <text:p>-1.3004434142</text:p>
          </table:table-cell>
          <table:table-cell table:formula="of:=[.$B$6]-[.$B$4]*(1-[.F213]^2)*[.G213] - [.$B$5]*[.F213]" office:value-type="float" office:value="-0.894114749075725" calcext:value-type="float">
            <text:p>-0.8941147491</text:p>
          </table:table-cell>
          <table:table-cell table:formula="of:=[.$B$6]-[.$B$4]*(1-[.J213]^2)*[.K213] - [.$B$5]*[.J213]" office:value-type="float" office:value="1.04273925439735" calcext:value-type="float">
            <text:p>1.0427392544</text:p>
          </table:table-cell>
          <table:table-cell table:formula="of:=[.J212]+([.$B$9]/2) * ([.G213]+[.K213])" office:value-type="float" office:value="-1.02760352027818" calcext:value-type="float">
            <text:p>-1.0276035203</text:p>
          </table:table-cell>
          <table:table-cell table:formula="of:=[.K212]+[.$B$9]/2 * ([.H213] + [.I212])" office:value-type="float" office:value="0.27043069380521" calcext:value-type="float">
            <text:p>0.2704306938</text:p>
          </table:table-cell>
          <table:table-cell/>
          <table:table-cell table:formula="of:=[.M212]+1" office:value-type="float" office:value="201" calcext:value-type="float">
            <text:p>201</text:p>
          </table:table-cell>
          <table:table-cell table:formula="of:=[.M213]*[.$B$9]" office:value-type="float" office:value="20.1" calcext:value-type="float">
            <text:p>20.1</text:p>
          </table:table-cell>
          <table:table-cell table:formula="of:=[.P213]*[.$N$9]+[.O212]" office:value-type="float" office:value="-0.00000021240482462091" calcext:value-type="float">
            <text:p>-2.1240482462091E-07</text:p>
          </table:table-cell>
          <table:table-cell table:formula="of:=[.Q212]*[.$N$9]+[.P212]" office:value-type="float" office:value="0.00000544090889935281" calcext:value-type="float">
            <text:p>5.44090889935281E-06</text:p>
          </table:table-cell>
          <table:table-cell table:formula="of:=-[.$N$5]*[.O213]-[.$N$4]*(1-[.O213]^2)*[.P213]+[.$N$6]" office:value-type="float" office:value="-0.00000522850407473165" calcext:value-type="float">
            <text:p>-5.22850407473165E-06</text:p>
          </table:table-cell>
        </table:table-row>
        <table:table-row table:style-name="ro1">
          <table:table-cell table:formula="of:=[.A213]+1" office:value-type="float" office:value="202" calcext:value-type="float">
            <text:p>202</text:p>
          </table:table-cell>
          <table:table-cell table:formula="of:=[.A214]*[.$B$9]" office:value-type="float" office:value="20.2" calcext:value-type="float">
            <text:p>20.2</text:p>
          </table:table-cell>
          <table:table-cell table:formula="of:=[.D214]*[.$B$9]+[.C213]" office:value-type="float" office:value="0.00000010203625480408" calcext:value-type="float">
            <text:p>0.000000102</text:p>
          </table:table-cell>
          <table:table-cell table:formula="of:=[.E213]*[.$B$9]+[.D213]" office:value-type="float" office:value="0.00000247008912544944" calcext:value-type="float">
            <text:p>2.47008912544944E-06</text:p>
          </table:table-cell>
          <table:table-cell table:formula="of:=-[.$B$5]*[.C214]-[.$B$4]*(1-[.C214]^2)*[.D214]+[.$B$6]" office:value-type="float" office:value="-0.00000257212538025349" calcext:value-type="float">
            <text:p>-2.57212538025349E-06</text:p>
          </table:table-cell>
          <table:table-cell table:formula="of:=[.F213]+[.$B$9]*[.K213]" office:value-type="float" office:value="0.997318656836171" calcext:value-type="float">
            <text:p>0.9973186568</text:p>
          </table:table-cell>
          <table:table-cell table:formula="of:=[.G213]+[.$B$9]*[.H213]" office:value-type="float" office:value="-1.38985488906198" calcext:value-type="float">
            <text:p>-1.3898548891</text:p>
          </table:table-cell>
          <table:table-cell table:formula="of:=[.$B$6]-[.$B$4]*(1-[.F214]^2)*[.G214] - [.$B$5]*[.F214]" office:value-type="float" office:value="-0.989875293527496" calcext:value-type="float">
            <text:p>-0.9898752935</text:p>
          </table:table-cell>
          <table:table-cell table:formula="of:=[.$B$6]-[.$B$4]*(1-[.J214]^2)*[.K214] - [.$B$5]*[.J214]" office:value-type="float" office:value="1.1309158662358" calcext:value-type="float">
            <text:p>1.1309158662</text:p>
          </table:table-cell>
          <table:table-cell table:formula="of:=[.J213]+([.$B$9]/2) * ([.G214]+[.K214])" office:value-type="float" office:value="-1.08344257013884" calcext:value-type="float">
            <text:p>-1.0834425701</text:p>
          </table:table-cell>
          <table:table-cell table:formula="of:=[.K213]+[.$B$9]/2 * ([.H214] + [.I213])" office:value-type="float" office:value="0.273073891848703" calcext:value-type="float">
            <text:p>0.2730738918</text:p>
          </table:table-cell>
          <table:table-cell/>
          <table:table-cell table:formula="of:=[.M213]+1" office:value-type="float" office:value="202" calcext:value-type="float">
            <text:p>202</text:p>
          </table:table-cell>
          <table:table-cell table:formula="of:=[.M214]*[.$B$9]" office:value-type="float" office:value="20.2" calcext:value-type="float">
            <text:p>20.2</text:p>
          </table:table-cell>
          <table:table-cell table:formula="of:=[.P214]*[.$N$9]+[.O213]" office:value-type="float" office:value="0.000000279401024567054" calcext:value-type="float">
            <text:p>2.79401024567054E-07</text:p>
          </table:table-cell>
          <table:table-cell table:formula="of:=[.Q213]*[.$N$9]+[.P213]" office:value-type="float" office:value="0.00000491805849187965" calcext:value-type="float">
            <text:p>4.91805849187965E-06</text:p>
          </table:table-cell>
          <table:table-cell table:formula="of:=-[.$N$5]*[.O214]-[.$N$4]*(1-[.O214]^2)*[.P214]+[.$N$6]" office:value-type="float" office:value="-0.00000519745951644632" calcext:value-type="float">
            <text:p>-5.19745951644632E-06</text:p>
          </table:table-cell>
        </table:table-row>
        <table:table-row table:style-name="ro1">
          <table:table-cell table:formula="of:=[.A214]+1" office:value-type="float" office:value="203" calcext:value-type="float">
            <text:p>203</text:p>
          </table:table-cell>
          <table:table-cell table:formula="of:=[.A215]*[.$B$9]" office:value-type="float" office:value="20.3" calcext:value-type="float">
            <text:p>20.3</text:p>
          </table:table-cell>
          <table:table-cell table:formula="of:=[.D215]*[.$B$9]+[.C214]" office:value-type="float" office:value="0.000000323323913546489" calcext:value-type="float">
            <text:p>3.23323913546489E-07</text:p>
          </table:table-cell>
          <table:table-cell table:formula="of:=[.E214]*[.$B$9]+[.D214]" office:value-type="float" office:value="0.00000221287658742409" calcext:value-type="float">
            <text:p>2.21287658742409E-06</text:p>
          </table:table-cell>
          <table:table-cell table:formula="of:=-[.$B$5]*[.C215]-[.$B$4]*(1-[.C215]^2)*[.D215]+[.$B$6]" office:value-type="float" office:value="-0.00000253620050097035" calcext:value-type="float">
            <text:p>-2.53620050097035E-06</text:p>
          </table:table-cell>
          <table:table-cell table:formula="of:=[.F214]+[.$B$9]*[.K214]" office:value-type="float" office:value="1.02462604602104" calcext:value-type="float">
            <text:p>1.024626046</text:p>
          </table:table-cell>
          <table:table-cell table:formula="of:=[.G214]+[.$B$9]*[.H214]" office:value-type="float" office:value="-1.48884241841473" calcext:value-type="float">
            <text:p>-1.4888424184</text:p>
          </table:table-cell>
          <table:table-cell table:formula="of:=[.$B$6]-[.$B$4]*(1-[.F215]^2)*[.G215] - [.$B$5]*[.F215]" office:value-type="float" office:value="-1.09885754663522" calcext:value-type="float">
            <text:p>-1.0988575466</text:p>
          </table:table-cell>
          <table:table-cell table:formula="of:=[.$B$6]-[.$B$4]*(1-[.J215]^2)*[.K215] - [.$B$5]*[.J215]" office:value-type="float" office:value="1.22904827955228" calcext:value-type="float">
            <text:p>1.2290482796</text:p>
          </table:table-cell>
          <table:table-cell table:formula="of:=[.J214]+([.$B$9]/2) * ([.G215]+[.K215])" office:value-type="float" office:value="-1.14415085066814" calcext:value-type="float">
            <text:p>-1.1441508507</text:p>
          </table:table-cell>
          <table:table-cell table:formula="of:=[.K214]+[.$B$9]/2 * ([.H215] + [.I214])" office:value-type="float" office:value="0.274676807828731" calcext:value-type="float">
            <text:p>0.2746768078</text:p>
          </table:table-cell>
          <table:table-cell/>
          <table:table-cell table:formula="of:=[.M214]+1" office:value-type="float" office:value="203" calcext:value-type="float">
            <text:p>203</text:p>
          </table:table-cell>
          <table:table-cell table:formula="of:=[.M215]*[.$B$9]" office:value-type="float" office:value="20.3" calcext:value-type="float">
            <text:p>20.3</text:p>
          </table:table-cell>
          <table:table-cell table:formula="of:=[.P215]*[.$N$9]+[.O214]" office:value-type="float" office:value="0.000000719232278590556" calcext:value-type="float">
            <text:p>7.19232278590556E-07</text:p>
          </table:table-cell>
          <table:table-cell table:formula="of:=[.Q214]*[.$N$9]+[.P214]" office:value-type="float" office:value="0.00000439831254023501" calcext:value-type="float">
            <text:p>4.39831254023501E-06</text:p>
          </table:table-cell>
          <table:table-cell table:formula="of:=-[.$N$5]*[.O215]-[.$N$4]*(1-[.O215]^2)*[.P215]+[.$N$6]" office:value-type="float" office:value="-0.00000511754481882329" calcext:value-type="float">
            <text:p>-5.11754481882329E-06</text:p>
          </table:table-cell>
        </table:table-row>
        <table:table-row table:style-name="ro1">
          <table:table-cell table:formula="of:=[.A215]+1" office:value-type="float" office:value="204" calcext:value-type="float">
            <text:p>204</text:p>
          </table:table-cell>
          <table:table-cell table:formula="of:=[.A216]*[.$B$9]" office:value-type="float" office:value="20.4" calcext:value-type="float">
            <text:p>20.4</text:p>
          </table:table-cell>
          <table:table-cell table:formula="of:=[.D216]*[.$B$9]+[.C215]" office:value-type="float" office:value="0.000000519249567279194" calcext:value-type="float">
            <text:p>5.19249567279194E-07</text:p>
          </table:table-cell>
          <table:table-cell table:formula="of:=[.E215]*[.$B$9]+[.D215]" office:value-type="float" office:value="0.00000195925653732706" calcext:value-type="float">
            <text:p>1.95925653732706E-06</text:p>
          </table:table-cell>
          <table:table-cell table:formula="of:=-[.$B$5]*[.C216]-[.$B$4]*(1-[.C216]^2)*[.D216]+[.$B$6]" office:value-type="float" office:value="-0.00000247850610460572" calcext:value-type="float">
            <text:p>-2.47850610460572E-06</text:p>
          </table:table-cell>
          <table:table-cell table:formula="of:=[.F215]+[.$B$9]*[.K215]" office:value-type="float" office:value="1.05209372680391" calcext:value-type="float">
            <text:p>1.0520937268</text:p>
          </table:table-cell>
          <table:table-cell table:formula="of:=[.G215]+[.$B$9]*[.H215]" office:value-type="float" office:value="-1.59872817307825" calcext:value-type="float">
            <text:p>-1.5987281731</text:p>
          </table:table-cell>
          <table:table-cell table:formula="of:=[.$B$6]-[.$B$4]*(1-[.F216]^2)*[.G216] - [.$B$5]*[.F216]" office:value-type="float" office:value="-1.22299970293533" calcext:value-type="float">
            <text:p>-1.2229997029</text:p>
          </table:table-cell>
          <table:table-cell table:formula="of:=[.$B$6]-[.$B$4]*(1-[.J216]^2)*[.K216] - [.$B$5]*[.J216]" office:value-type="float" office:value="1.33818131267329" calcext:value-type="float">
            <text:p>1.3381813127</text:p>
          </table:table-cell>
          <table:table-cell table:formula="of:=[.J215]+([.$B$9]/2) * ([.G216]+[.K216])" office:value-type="float" office:value="-1.21033829748908" calcext:value-type="float">
            <text:p>-1.2103382975</text:p>
          </table:table-cell>
          <table:table-cell table:formula="of:=[.K215]+[.$B$9]/2 * ([.H216] + [.I215])" office:value-type="float" office:value="0.274979236659579" calcext:value-type="float">
            <text:p>0.2749792367</text:p>
          </table:table-cell>
          <table:table-cell/>
          <table:table-cell table:formula="of:=[.M215]+1" office:value-type="float" office:value="204" calcext:value-type="float">
            <text:p>204</text:p>
          </table:table-cell>
          <table:table-cell table:formula="of:=[.M216]*[.$B$9]" office:value-type="float" office:value="20.4" calcext:value-type="float">
            <text:p>20.4</text:p>
          </table:table-cell>
          <table:table-cell table:formula="of:=[.P216]*[.$N$9]+[.O215]" office:value-type="float" office:value="0.00000110788808442582" calcext:value-type="float">
            <text:p>1.10788808442582E-06</text:p>
          </table:table-cell>
          <table:table-cell table:formula="of:=[.Q215]*[.$N$9]+[.P215]" office:value-type="float" office:value="0.00000388655805835268" calcext:value-type="float">
            <text:p>3.88655805835268E-06</text:p>
          </table:table-cell>
          <table:table-cell table:formula="of:=-[.$N$5]*[.O216]-[.$N$4]*(1-[.O216]^2)*[.P216]+[.$N$6]" office:value-type="float" office:value="-0.00000499444614277374" calcext:value-type="float">
            <text:p>-4.99444614277374E-06</text:p>
          </table:table-cell>
        </table:table-row>
        <table:table-row table:style-name="ro1">
          <table:table-cell table:formula="of:=[.A216]+1" office:value-type="float" office:value="205" calcext:value-type="float">
            <text:p>205</text:p>
          </table:table-cell>
          <table:table-cell table:formula="of:=[.A217]*[.$B$9]" office:value-type="float" office:value="20.5" calcext:value-type="float">
            <text:p>20.5</text:p>
          </table:table-cell>
          <table:table-cell table:formula="of:=[.D217]*[.$B$9]+[.C216]" office:value-type="float" office:value="0.000000690390159965843" calcext:value-type="float">
            <text:p>6.90390159965843E-07</text:p>
          </table:table-cell>
          <table:table-cell table:formula="of:=[.E216]*[.$B$9]+[.D216]" office:value-type="float" office:value="0.00000171140592686648" calcext:value-type="float">
            <text:p>1.71140592686648E-06</text:p>
          </table:table-cell>
          <table:table-cell table:formula="of:=-[.$B$5]*[.C217]-[.$B$4]*(1-[.C217]^2)*[.D217]+[.$B$6]" office:value-type="float" office:value="-0.00000240179608683151" calcext:value-type="float">
            <text:p>-2.40179608683151E-06</text:p>
          </table:table-cell>
          <table:table-cell table:formula="of:=[.F216]+[.$B$9]*[.K216]" office:value-type="float" office:value="1.07959165046987" calcext:value-type="float">
            <text:p>1.0795916505</text:p>
          </table:table-cell>
          <table:table-cell table:formula="of:=[.G216]+[.$B$9]*[.H216]" office:value-type="float" office:value="-1.72102814337179" calcext:value-type="float">
            <text:p>-1.7210281434</text:p>
          </table:table-cell>
          <table:table-cell table:formula="of:=[.$B$6]-[.$B$4]*(1-[.F217]^2)*[.G217] - [.$B$5]*[.F217]" office:value-type="float" office:value="-1.36445301347449" calcext:value-type="float">
            <text:p>-1.3644530135</text:p>
          </table:table-cell>
          <table:table-cell table:formula="of:=[.$B$6]-[.$B$4]*(1-[.J217]^2)*[.K217] - [.$B$5]*[.J217]" office:value-type="float" office:value="1.45931265478359" calcext:value-type="float">
            <text:p>1.4593126548</text:p>
          </table:table-cell>
          <table:table-cell table:formula="of:=[.J216]+([.$B$9]/2) * ([.G217]+[.K217])" office:value-type="float" office:value="-1.28270642207669" calcext:value-type="float">
            <text:p>-1.2827064221</text:p>
          </table:table-cell>
          <table:table-cell table:formula="of:=[.K216]+[.$B$9]/2 * ([.H217] + [.I216])" office:value-type="float" office:value="0.273665651619518" calcext:value-type="float">
            <text:p>0.2736656516</text:p>
          </table:table-cell>
          <table:table-cell/>
          <table:table-cell table:formula="of:=[.M216]+1" office:value-type="float" office:value="205" calcext:value-type="float">
            <text:p>205</text:p>
          </table:table-cell>
          <table:table-cell table:formula="of:=[.M217]*[.$B$9]" office:value-type="float" office:value="20.5" calcext:value-type="float">
            <text:p>20.5</text:p>
          </table:table-cell>
          <table:table-cell table:formula="of:=[.P217]*[.$N$9]+[.O216]" office:value-type="float" office:value="0.00000144659942883336" calcext:value-type="float">
            <text:p>1.44659942883336E-06</text:p>
          </table:table-cell>
          <table:table-cell table:formula="of:=[.Q216]*[.$N$9]+[.P216]" office:value-type="float" office:value="0.00000338711344407531" calcext:value-type="float">
            <text:p>3.38711344407531E-06</text:p>
          </table:table-cell>
          <table:table-cell table:formula="of:=-[.$N$5]*[.O217]-[.$N$4]*(1-[.O217]^2)*[.P217]+[.$N$6]" office:value-type="float" office:value="-0.00000483371287290158" calcext:value-type="float">
            <text:p>-4.83371287290158E-06</text:p>
          </table:table-cell>
        </table:table-row>
        <table:table-row table:style-name="ro1">
          <table:table-cell table:formula="of:=[.A217]+1" office:value-type="float" office:value="206" calcext:value-type="float">
            <text:p>206</text:p>
          </table:table-cell>
          <table:table-cell table:formula="of:=[.A218]*[.$B$9]" office:value-type="float" office:value="20.6" calcext:value-type="float">
            <text:p>20.6</text:p>
          </table:table-cell>
          <table:table-cell table:formula="of:=[.D218]*[.$B$9]+[.C217]" office:value-type="float" office:value="0.000000837512791784176" calcext:value-type="float">
            <text:p>8.37512791784176E-07</text:p>
          </table:table-cell>
          <table:table-cell table:formula="of:=[.E217]*[.$B$9]+[.D217]" office:value-type="float" office:value="0.00000147122631818333" calcext:value-type="float">
            <text:p>1.47122631818333E-06</text:p>
          </table:table-cell>
          <table:table-cell table:formula="of:=-[.$B$5]*[.C218]-[.$B$4]*(1-[.C218]^2)*[.D218]+[.$B$6]" office:value-type="float" office:value="-0.00000230873910996648" calcext:value-type="float">
            <text:p>-2.30873910996648E-06</text:p>
          </table:table-cell>
          <table:table-cell table:formula="of:=[.F217]+[.$B$9]*[.K217]" office:value-type="float" office:value="1.10695821563182" calcext:value-type="float">
            <text:p>1.1069582156</text:p>
          </table:table-cell>
          <table:table-cell table:formula="of:=[.G217]+[.$B$9]*[.H217]" office:value-type="float" office:value="-1.85747344471923" calcext:value-type="float">
            <text:p>-1.8574734447</text:p>
          </table:table-cell>
          <table:table-cell table:formula="of:=[.$B$6]-[.$B$4]*(1-[.F218]^2)*[.G218] - [.$B$5]*[.F218]" office:value-type="float" office:value="-1.52555191354696" calcext:value-type="float">
            <text:p>-1.5255519135</text:p>
          </table:table-cell>
          <table:table-cell table:formula="of:=[.$B$6]-[.$B$4]*(1-[.J218]^2)*[.K218] - [.$B$5]*[.J218]" office:value-type="float" office:value="1.59327267166264" calcext:value-type="float">
            <text:p>1.5932726717</text:p>
          </table:table-cell>
          <table:table-cell table:formula="of:=[.J217]+([.$B$9]/2) * ([.G218]+[.K218])" office:value-type="float" office:value="-1.36206240987858" calcext:value-type="float">
            <text:p>-1.3620624099</text:p>
          </table:table-cell>
          <table:table-cell table:formula="of:=[.K217]+[.$B$9]/2 * ([.H218] + [.I217])" office:value-type="float" office:value="0.27035368868135" calcext:value-type="float">
            <text:p>0.2703536887</text:p>
          </table:table-cell>
          <table:table-cell/>
          <table:table-cell table:formula="of:=[.M217]+1" office:value-type="float" office:value="206" calcext:value-type="float">
            <text:p>206</text:p>
          </table:table-cell>
          <table:table-cell table:formula="of:=[.M218]*[.$B$9]" office:value-type="float" office:value="20.6" calcext:value-type="float">
            <text:p>20.6</text:p>
          </table:table-cell>
          <table:table-cell table:formula="of:=[.P218]*[.$N$9]+[.O217]" office:value-type="float" office:value="0.00000173697364451187" calcext:value-type="float">
            <text:p>0.000001737</text:p>
          </table:table-cell>
          <table:table-cell table:formula="of:=[.Q217]*[.$N$9]+[.P217]" office:value-type="float" office:value="0.00000290374215678515" calcext:value-type="float">
            <text:p>2.90374215678515E-06</text:p>
          </table:table-cell>
          <table:table-cell table:formula="of:=-[.$N$5]*[.O218]-[.$N$4]*(1-[.O218]^2)*[.P218]+[.$N$6]" office:value-type="float" office:value="-0.00000464071580128826" calcext:value-type="float">
            <text:p>-4.64071580128826E-06</text:p>
          </table:table-cell>
        </table:table-row>
        <table:table-row table:style-name="ro1">
          <table:table-cell table:formula="of:=[.A218]+1" office:value-type="float" office:value="207" calcext:value-type="float">
            <text:p>207</text:p>
          </table:table-cell>
          <table:table-cell table:formula="of:=[.A219]*[.$B$9]" office:value-type="float" office:value="20.7" calcext:value-type="float">
            <text:p>20.7</text:p>
          </table:table-cell>
          <table:table-cell table:formula="of:=[.D219]*[.$B$9]+[.C218]" office:value-type="float" office:value="0.000000961548032502844" calcext:value-type="float">
            <text:p>9.61548032502844E-07</text:p>
          </table:table-cell>
          <table:table-cell table:formula="of:=[.E218]*[.$B$9]+[.D218]" office:value-type="float" office:value="0.00000124035240718668" calcext:value-type="float">
            <text:p>1.24035240718668E-06</text:p>
          </table:table-cell>
          <table:table-cell table:formula="of:=-[.$B$5]*[.C219]-[.$B$4]*(1-[.C219]^2)*[.D219]+[.$B$6]" office:value-type="float" office:value="-0.00000220190043968838" calcext:value-type="float">
            <text:p>-2.20190043968838E-06</text:p>
          </table:table-cell>
          <table:table-cell table:formula="of:=[.F218]+[.$B$9]*[.K218]" office:value-type="float" office:value="1.13399358449996" calcext:value-type="float">
            <text:p>1.1339935845</text:p>
          </table:table-cell>
          <table:table-cell table:formula="of:=[.G218]+[.$B$9]*[.H218]" office:value-type="float" office:value="-2.01002863607393" calcext:value-type="float">
            <text:p>-2.0100286361</text:p>
          </table:table-cell>
          <table:table-cell table:formula="of:=[.$B$6]-[.$B$4]*(1-[.F219]^2)*[.G219] - [.$B$5]*[.F219]" office:value-type="float" office:value="-1.70874408661146" calcext:value-type="float">
            <text:p>-1.7087440866</text:p>
          </table:table-cell>
          <table:table-cell table:formula="of:=[.$B$6]-[.$B$4]*(1-[.J219]^2)*[.K219] - [.$B$5]*[.J219]" office:value-type="float" office:value="1.7405241641132" calcext:value-type="float">
            <text:p>1.7405241641</text:p>
          </table:table-cell>
          <table:table-cell table:formula="of:=[.J218]+([.$B$9]/2) * ([.G219]+[.K219])" office:value-type="float" office:value="-1.44933483578558" calcext:value-type="float">
            <text:p>-1.4493348358</text:p>
          </table:table-cell>
          <table:table-cell table:formula="of:=[.K218]+[.$B$9]/2 * ([.H219] + [.I218])" office:value-type="float" office:value="0.264580117933909" calcext:value-type="float">
            <text:p>0.2645801179</text:p>
          </table:table-cell>
          <table:table-cell/>
          <table:table-cell table:formula="of:=[.M218]+1" office:value-type="float" office:value="207" calcext:value-type="float">
            <text:p>207</text:p>
          </table:table-cell>
          <table:table-cell table:formula="of:=[.M219]*[.$B$9]" office:value-type="float" office:value="20.7" calcext:value-type="float">
            <text:p>20.7</text:p>
          </table:table-cell>
          <table:table-cell table:formula="of:=[.P219]*[.$N$9]+[.O218]" office:value-type="float" office:value="0.0000019809407021775" calcext:value-type="float">
            <text:p>1.9809407021775E-06</text:p>
          </table:table-cell>
          <table:table-cell table:formula="of:=[.Q218]*[.$N$9]+[.P218]" office:value-type="float" office:value="0.00000243967057665633" calcext:value-type="float">
            <text:p>2.43967057665633E-06</text:p>
          </table:table-cell>
          <table:table-cell table:formula="of:=-[.$N$5]*[.O219]-[.$N$4]*(1-[.O219]^2)*[.P219]+[.$N$6]" office:value-type="float" office:value="-0.00000442061127882426" calcext:value-type="float">
            <text:p>-4.42061127882426E-06</text:p>
          </table:table-cell>
        </table:table-row>
        <table:table-row table:style-name="ro1">
          <table:table-cell table:formula="of:=[.A219]+1" office:value-type="float" office:value="208" calcext:value-type="float">
            <text:p>208</text:p>
          </table:table-cell>
          <table:table-cell table:formula="of:=[.A220]*[.$B$9]" office:value-type="float" office:value="20.8" calcext:value-type="float">
            <text:p>20.8</text:p>
          </table:table-cell>
          <table:table-cell table:formula="of:=[.D220]*[.$B$9]+[.C219]" office:value-type="float" office:value="0.00000106356426882463" calcext:value-type="float">
            <text:p>1.06356426882463E-06</text:p>
          </table:table-cell>
          <table:table-cell table:formula="of:=[.E219]*[.$B$9]+[.D219]" office:value-type="float" office:value="0.00000102016236321785" calcext:value-type="float">
            <text:p>1.02016236321785E-06</text:p>
          </table:table-cell>
          <table:table-cell table:formula="of:=-[.$B$5]*[.C220]-[.$B$4]*(1-[.C220]^2)*[.D220]+[.$B$6]" office:value-type="float" office:value="-0.00000208372663204132" calcext:value-type="float">
            <text:p>-2.08372663204132E-06</text:p>
          </table:table-cell>
          <table:table-cell table:formula="of:=[.F219]+[.$B$9]*[.K219]" office:value-type="float" office:value="1.16045159629335" calcext:value-type="float">
            <text:p>1.1604515963</text:p>
          </table:table-cell>
          <table:table-cell table:formula="of:=[.G219]+[.$B$9]*[.H219]" office:value-type="float" office:value="-2.18090304473508" calcext:value-type="float">
            <text:p>-2.1809030447</text:p>
          </table:table-cell>
          <table:table-cell table:formula="of:=[.$B$6]-[.$B$4]*(1-[.F220]^2)*[.G220] - [.$B$5]*[.F220]" office:value-type="float" office:value="-1.91645707286173" calcext:value-type="float">
            <text:p>-1.9164570729</text:p>
          </table:table-cell>
          <table:table-cell table:formula="of:=[.$B$6]-[.$B$4]*(1-[.J220]^2)*[.K220] - [.$B$5]*[.J220]" office:value-type="float" office:value="1.90083593714598" calcext:value-type="float">
            <text:p>1.9008359371</text:p>
          </table:table-cell>
          <table:table-cell table:formula="of:=[.J219]+([.$B$9]/2) * ([.G220]+[.K220])" office:value-type="float" office:value="-1.54559081439751" calcext:value-type="float">
            <text:p>-1.5455908144</text:p>
          </table:table-cell>
          <table:table-cell table:formula="of:=[.K219]+[.$B$9]/2 * ([.H220] + [.I219])" office:value-type="float" office:value="0.255783472496483" calcext:value-type="float">
            <text:p>0.2557834725</text:p>
          </table:table-cell>
          <table:table-cell/>
          <table:table-cell table:formula="of:=[.M219]+1" office:value-type="float" office:value="208" calcext:value-type="float">
            <text:p>208</text:p>
          </table:table-cell>
          <table:table-cell table:formula="of:=[.M220]*[.$B$9]" office:value-type="float" office:value="20.8" calcext:value-type="float">
            <text:p>20.8</text:p>
          </table:table-cell>
          <table:table-cell table:formula="of:=[.P220]*[.$N$9]+[.O219]" office:value-type="float" office:value="0.00000218070164705489" calcext:value-type="float">
            <text:p>2.18070164705489E-06</text:p>
          </table:table-cell>
          <table:table-cell table:formula="of:=[.Q219]*[.$N$9]+[.P219]" office:value-type="float" office:value="0.0000019976094487739" calcext:value-type="float">
            <text:p>1.9976094487739E-06</text:p>
          </table:table-cell>
          <table:table-cell table:formula="of:=-[.$N$5]*[.O220]-[.$N$4]*(1-[.O220]^2)*[.P220]+[.$N$6]" office:value-type="float" office:value="-0.00000417831109581929" calcext:value-type="float">
            <text:p>-4.17831109581929E-06</text:p>
          </table:table-cell>
        </table:table-row>
        <table:table-row table:style-name="ro1">
          <table:table-cell table:formula="of:=[.A220]+1" office:value-type="float" office:value="209" calcext:value-type="float">
            <text:p>209</text:p>
          </table:table-cell>
          <table:table-cell table:formula="of:=[.A221]*[.$B$9]" office:value-type="float" office:value="20.9" calcext:value-type="float">
            <text:p>20.9</text:p>
          </table:table-cell>
          <table:table-cell table:formula="of:=[.D221]*[.$B$9]+[.C220]" office:value-type="float" office:value="0.000001144743238826" calcext:value-type="float">
            <text:p>1.144743238826E-06</text:p>
          </table:table-cell>
          <table:table-cell table:formula="of:=[.E220]*[.$B$9]+[.D220]" office:value-type="float" office:value="0.000000811789700013714" calcext:value-type="float">
            <text:p>8.11789700013714E-07</text:p>
          </table:table-cell>
          <table:table-cell table:formula="of:=-[.$B$5]*[.C221]-[.$B$4]*(1-[.C221]^2)*[.D221]+[.$B$6]" office:value-type="float" office:value="-0.00000195653293883865" calcext:value-type="float">
            <text:p>-1.95653293883865E-06</text:p>
          </table:table-cell>
          <table:table-cell table:formula="of:=[.F220]+[.$B$9]*[.K220]" office:value-type="float" office:value="1.186029943543" calcext:value-type="float">
            <text:p>1.1860299435</text:p>
          </table:table-cell>
          <table:table-cell table:formula="of:=[.G220]+[.$B$9]*[.H220]" office:value-type="float" office:value="-2.37254875202125" calcext:value-type="float">
            <text:p>-2.372548752</text:p>
          </table:table-cell>
          <table:table-cell table:formula="of:=[.$B$6]-[.$B$4]*(1-[.F221]^2)*[.G221] - [.$B$5]*[.F221]" office:value-type="float" office:value="-2.15086729089403" calcext:value-type="float">
            <text:p>-2.1508672909</text:p>
          </table:table-cell>
          <table:table-cell table:formula="of:=[.$B$6]-[.$B$4]*(1-[.J221]^2)*[.K221] - [.$B$5]*[.J221]" office:value-type="float" office:value="2.0727574035917" calcext:value-type="float">
            <text:p>2.0727574036</text:p>
          </table:table-cell>
          <table:table-cell table:formula="of:=[.J220]+([.$B$9]/2) * ([.G221]+[.K221])" office:value-type="float" office:value="-1.65205415675812" calcext:value-type="float">
            <text:p>-1.6520541568</text:p>
          </table:table-cell>
          <table:table-cell table:formula="of:=[.K220]+[.$B$9]/2 * ([.H221] + [.I220])" office:value-type="float" office:value="0.24328190480908" calcext:value-type="float">
            <text:p>0.2432819048</text:p>
          </table:table-cell>
          <table:table-cell/>
          <table:table-cell table:formula="of:=[.M220]+1" office:value-type="float" office:value="209" calcext:value-type="float">
            <text:p>209</text:p>
          </table:table-cell>
          <table:table-cell table:formula="of:=[.M221]*[.$B$9]" office:value-type="float" office:value="20.9" calcext:value-type="float">
            <text:p>20.9</text:p>
          </table:table-cell>
          <table:table-cell table:formula="of:=[.P221]*[.$N$9]+[.O220]" office:value-type="float" office:value="0.00000233867948097409" calcext:value-type="float">
            <text:p>2.33867948097409E-06</text:p>
          </table:table-cell>
          <table:table-cell table:formula="of:=[.Q220]*[.$N$9]+[.P220]" office:value-type="float" office:value="0.00000157977833919197" calcext:value-type="float">
            <text:p>1.57977833919197E-06</text:p>
          </table:table-cell>
          <table:table-cell table:formula="of:=-[.$N$5]*[.O221]-[.$N$4]*(1-[.O221]^2)*[.P221]+[.$N$6]" office:value-type="float" office:value="-0.00000391845782015742" calcext:value-type="float">
            <text:p>-3.91845782015742E-06</text:p>
          </table:table-cell>
        </table:table-row>
        <table:table-row table:style-name="ro1">
          <table:table-cell table:formula="of:=[.A221]+1" office:value-type="float" office:value="210" calcext:value-type="float">
            <text:p>210</text:p>
          </table:table-cell>
          <table:table-cell table:formula="of:=[.A222]*[.$B$9]" office:value-type="float" office:value="21" calcext:value-type="float">
            <text:p>21</text:p>
          </table:table-cell>
          <table:table-cell table:formula="of:=[.D222]*[.$B$9]+[.C221]" office:value-type="float" office:value="0.00000120635687943899" calcext:value-type="float">
            <text:p>1.20635687943899E-06</text:p>
          </table:table-cell>
          <table:table-cell table:formula="of:=[.E221]*[.$B$9]+[.D221]" office:value-type="float" office:value="0.000000616136406129849" calcext:value-type="float">
            <text:p>6.16136406129849E-07</text:p>
          </table:table-cell>
          <table:table-cell table:formula="of:=-[.$B$5]*[.C222]-[.$B$4]*(1-[.C222]^2)*[.D222]+[.$B$6]" office:value-type="float" office:value="-0.00000182249328556794" calcext:value-type="float">
            <text:p>-1.82249328556794E-06</text:p>
          </table:table-cell>
          <table:table-cell table:formula="of:=[.F221]+[.$B$9]*[.K221]" office:value-type="float" office:value="1.21035813402391" calcext:value-type="float">
            <text:p>1.210358134</text:p>
          </table:table-cell>
          <table:table-cell table:formula="of:=[.G221]+[.$B$9]*[.H221]" office:value-type="float" office:value="-2.58763548111065" calcext:value-type="float">
            <text:p>-2.5876354811</text:p>
          </table:table-cell>
          <table:table-cell table:formula="of:=[.$B$6]-[.$B$4]*(1-[.F222]^2)*[.G222] - [.$B$5]*[.F222]" office:value-type="float" office:value="-2.41352275584099" calcext:value-type="float">
            <text:p>-2.4135227558</text:p>
          </table:table-cell>
          <table:table-cell table:formula="of:=[.$B$6]-[.$B$4]*(1-[.J222]^2)*[.K222] - [.$B$5]*[.J222]" office:value-type="float" office:value="2.25277791703862" calcext:value-type="float">
            <text:p>2.252777917</text:p>
          </table:table-cell>
          <table:table-cell table:formula="of:=[.J221]+([.$B$9]/2) * ([.G222]+[.K222])" office:value-type="float" office:value="-1.77012374895382" calcext:value-type="float">
            <text:p>-1.770123749</text:p>
          </table:table-cell>
          <table:table-cell table:formula="of:=[.K221]+[.$B$9]/2 * ([.H222] + [.I221])" office:value-type="float" office:value="0.226243637196616" calcext:value-type="float">
            <text:p>0.2262436372</text:p>
          </table:table-cell>
          <table:table-cell/>
          <table:table-cell table:formula="of:=[.M221]+1" office:value-type="float" office:value="210" calcext:value-type="float">
            <text:p>210</text:p>
          </table:table-cell>
          <table:table-cell table:formula="of:=[.M222]*[.$B$9]" office:value-type="float" office:value="21" calcext:value-type="float">
            <text:p>21</text:p>
          </table:table-cell>
          <table:table-cell table:formula="of:=[.P222]*[.$N$9]+[.O221]" office:value-type="float" office:value="0.00000245747273669171" calcext:value-type="float">
            <text:p>2.45747273669171E-06</text:p>
          </table:table-cell>
          <table:table-cell table:formula="of:=[.Q221]*[.$N$9]+[.P221]" office:value-type="float" office:value="0.00000118793255717623" calcext:value-type="float">
            <text:p>1.18793255717623E-06</text:p>
          </table:table-cell>
          <table:table-cell table:formula="of:=-[.$N$5]*[.O222]-[.$N$4]*(1-[.O222]^2)*[.P222]+[.$N$6]" office:value-type="float" office:value="-0.00000364540529386077" calcext:value-type="float">
            <text:p>-3.64540529386077E-06</text:p>
          </table:table-cell>
        </table:table-row>
        <table:table-row table:style-name="ro1">
          <table:table-cell table:formula="of:=[.A222]+1" office:value-type="float" office:value="211" calcext:value-type="float">
            <text:p>211</text:p>
          </table:table-cell>
          <table:table-cell table:formula="of:=[.A223]*[.$B$9]" office:value-type="float" office:value="21.1" calcext:value-type="float">
            <text:p>21.1</text:p>
          </table:table-cell>
          <table:table-cell table:formula="of:=[.D223]*[.$B$9]+[.C222]" office:value-type="float" office:value="0.00000124974558719629" calcext:value-type="float">
            <text:p>1.24974558719629E-06</text:p>
          </table:table-cell>
          <table:table-cell table:formula="of:=[.E222]*[.$B$9]+[.D222]" office:value-type="float" office:value="0.000000433887077573055" calcext:value-type="float">
            <text:p>4.33887077573055E-07</text:p>
          </table:table-cell>
          <table:table-cell table:formula="of:=-[.$B$5]*[.C223]-[.$B$4]*(1-[.C223]^2)*[.D223]+[.$B$6]" office:value-type="float" office:value="-0.00000168363266476867" calcext:value-type="float">
            <text:p>-1.68363266476867E-06</text:p>
          </table:table-cell>
          <table:table-cell table:formula="of:=[.F222]+[.$B$9]*[.K222]" office:value-type="float" office:value="1.23298249774357" calcext:value-type="float">
            <text:p>1.2329824977</text:p>
          </table:table-cell>
          <table:table-cell table:formula="of:=[.G222]+[.$B$9]*[.H222]" office:value-type="float" office:value="-2.82898775669475" calcext:value-type="float">
            <text:p>-2.8289877567</text:p>
          </table:table-cell>
          <table:table-cell table:formula="of:=[.$B$6]-[.$B$4]*(1-[.F223]^2)*[.G223] - [.$B$5]*[.F223]" office:value-type="float" office:value="-2.70475160884498" calcext:value-type="float">
            <text:p>-2.7047516088</text:p>
          </table:table-cell>
          <table:table-cell table:formula="of:=[.$B$6]-[.$B$4]*(1-[.J223]^2)*[.K223] - [.$B$5]*[.J223]" office:value-type="float" office:value="2.43398095014214" calcext:value-type="float">
            <text:p>2.4339809501</text:p>
          </table:table-cell>
          <table:table-cell table:formula="of:=[.J222]+([.$B$9]/2) * ([.G223]+[.K223])" office:value-type="float" office:value="-1.90139088915825" calcext:value-type="float">
            <text:p>-1.9013908892</text:p>
          </table:table-cell>
          <table:table-cell table:formula="of:=[.K222]+[.$B$9]/2 * ([.H223] + [.I222])" office:value-type="float" office:value="0.203644952606298" calcext:value-type="float">
            <text:p>0.2036449526</text:p>
          </table:table-cell>
          <table:table-cell/>
          <table:table-cell table:formula="of:=[.M222]+1" office:value-type="float" office:value="211" calcext:value-type="float">
            <text:p>211</text:p>
          </table:table-cell>
          <table:table-cell table:formula="of:=[.M223]*[.$B$9]" office:value-type="float" office:value="21.1" calcext:value-type="float">
            <text:p>21.1</text:p>
          </table:table-cell>
          <table:table-cell table:formula="of:=[.P223]*[.$N$9]+[.O222]" office:value-type="float" office:value="0.00000253981193947073" calcext:value-type="float">
            <text:p>2.53981193947073E-06</text:p>
          </table:table-cell>
          <table:table-cell table:formula="of:=[.Q222]*[.$N$9]+[.P222]" office:value-type="float" office:value="0.000000823392027790152" calcext:value-type="float">
            <text:p>8.23392027790152E-07</text:p>
          </table:table-cell>
          <table:table-cell table:formula="of:=-[.$N$5]*[.O223]-[.$N$4]*(1-[.O223]^2)*[.P223]+[.$N$6]" office:value-type="float" office:value="-0.00000336320396725557" calcext:value-type="float">
            <text:p>-3.36320396725557E-06</text:p>
          </table:table-cell>
        </table:table-row>
        <table:table-row table:style-name="ro1">
          <table:table-cell table:formula="of:=[.A223]+1" office:value-type="float" office:value="212" calcext:value-type="float">
            <text:p>212</text:p>
          </table:table-cell>
          <table:table-cell table:formula="of:=[.A224]*[.$B$9]" office:value-type="float" office:value="21.2" calcext:value-type="float">
            <text:p>21.2</text:p>
          </table:table-cell>
          <table:table-cell table:formula="of:=[.D224]*[.$B$9]+[.C223]" office:value-type="float" office:value="0.00000127629796830591" calcext:value-type="float">
            <text:p>1.27629796830591E-06</text:p>
          </table:table-cell>
          <table:table-cell table:formula="of:=[.E223]*[.$B$9]+[.D223]" office:value-type="float" office:value="0.000000265523811096188" calcext:value-type="float">
            <text:p>2.65523811096188E-07</text:p>
          </table:table-cell>
          <table:table-cell table:formula="of:=-[.$B$5]*[.C224]-[.$B$4]*(1-[.C224]^2)*[.D224]+[.$B$6]" office:value-type="float" office:value="-0.00000154182177940167" calcext:value-type="float">
            <text:p>-1.54182177940167E-06</text:p>
          </table:table-cell>
          <table:table-cell table:formula="of:=[.F223]+[.$B$9]*[.K223]" office:value-type="float" office:value="1.2533469930042" calcext:value-type="float">
            <text:p>1.253346993</text:p>
          </table:table-cell>
          <table:table-cell table:formula="of:=[.G223]+[.$B$9]*[.H223]" office:value-type="float" office:value="-3.09946291757925" calcext:value-type="float">
            <text:p>-3.0994629176</text:p>
          </table:table-cell>
          <table:table-cell table:formula="of:=[.$B$6]-[.$B$4]*(1-[.F224]^2)*[.G224] - [.$B$5]*[.F224]" office:value-type="float" office:value="-3.02276430720343" calcext:value-type="float">
            <text:p>-3.0227643072</text:p>
          </table:table-cell>
          <table:table-cell table:formula="of:=[.$B$6]-[.$B$4]*(1-[.J224]^2)*[.K224] - [.$B$5]*[.J224]" office:value-type="float" office:value="2.60387293313643" calcext:value-type="float">
            <text:p>2.6038729331</text:p>
          </table:table-cell>
          <table:table-cell table:formula="of:=[.J223]+([.$B$9]/2) * ([.G224]+[.K224])" office:value-type="float" office:value="-2.04765374579955" calcext:value-type="float">
            <text:p>-2.0476537458</text:p>
          </table:table-cell>
          <table:table-cell table:formula="of:=[.K223]+[.$B$9]/2 * ([.H224] + [.I223])" office:value-type="float" office:value="0.174205784753233" calcext:value-type="float">
            <text:p>0.1742057848</text:p>
          </table:table-cell>
          <table:table-cell/>
          <table:table-cell table:formula="of:=[.M223]+1" office:value-type="float" office:value="212" calcext:value-type="float">
            <text:p>212</text:p>
          </table:table-cell>
          <table:table-cell table:formula="of:=[.M224]*[.$B$9]" office:value-type="float" office:value="21.2" calcext:value-type="float">
            <text:p>21.2</text:p>
          </table:table-cell>
          <table:table-cell table:formula="of:=[.P224]*[.$N$9]+[.O223]" office:value-type="float" office:value="0.00000258851910257719" calcext:value-type="float">
            <text:p>2.58851910257719E-06</text:p>
          </table:table-cell>
          <table:table-cell table:formula="of:=[.Q223]*[.$N$9]+[.P223]" office:value-type="float" office:value="0.000000487071631064595" calcext:value-type="float">
            <text:p>4.87071631064595E-07</text:p>
          </table:table-cell>
          <table:table-cell table:formula="of:=-[.$N$5]*[.O224]-[.$N$4]*(1-[.O224]^2)*[.P224]+[.$N$6]" office:value-type="float" office:value="-0.00000307559073363852" calcext:value-type="float">
            <text:p>-3.07559073363852E-06</text:p>
          </table:table-cell>
        </table:table-row>
        <table:table-row table:style-name="ro1">
          <table:table-cell table:formula="of:=[.A224]+1" office:value-type="float" office:value="213" calcext:value-type="float">
            <text:p>213</text:p>
          </table:table-cell>
          <table:table-cell table:formula="of:=[.A225]*[.$B$9]" office:value-type="float" office:value="21.3" calcext:value-type="float">
            <text:p>21.3</text:p>
          </table:table-cell>
          <table:table-cell table:formula="of:=[.D225]*[.$B$9]+[.C224]" office:value-type="float" office:value="0.00000128743213162151" calcext:value-type="float">
            <text:p>1.28743213162151E-06</text:p>
          </table:table-cell>
          <table:table-cell table:formula="of:=[.E224]*[.$B$9]+[.D224]" office:value-type="float" office:value="0.000000111341633156022" calcext:value-type="float">
            <text:p>1.11341633156022E-07</text:p>
          </table:table-cell>
          <table:table-cell table:formula="of:=-[.$B$5]*[.C225]-[.$B$4]*(1-[.C225]^2)*[.D225]+[.$B$6]" office:value-type="float" office:value="-0.00000139877376477735" calcext:value-type="float">
            <text:p>-1.39877376477735E-06</text:p>
          </table:table-cell>
          <table:table-cell table:formula="of:=[.F224]+[.$B$9]*[.K224]" office:value-type="float" office:value="1.27076757147952" calcext:value-type="float">
            <text:p>1.2707675715</text:p>
          </table:table-cell>
          <table:table-cell table:formula="of:=[.G224]+[.$B$9]*[.H224]" office:value-type="float" office:value="-3.40173934829959" calcext:value-type="float">
            <text:p>-3.4017393483</text:p>
          </table:table-cell>
          <table:table-cell table:formula="of:=[.$B$6]-[.$B$4]*(1-[.F225]^2)*[.G225] - [.$B$5]*[.F225]" office:value-type="float" office:value="-3.36232776062691" calcext:value-type="float">
            <text:p>-3.3623277606</text:p>
          </table:table-cell>
          <table:table-cell table:formula="of:=[.$B$6]-[.$B$4]*(1-[.J225]^2)*[.K225] - [.$B$5]*[.J225]" office:value-type="float" office:value="2.74082178038545" calcext:value-type="float">
            <text:p>2.7408217804</text:p>
          </table:table-cell>
          <table:table-cell table:formula="of:=[.J224]+([.$B$9]/2) * ([.G225]+[.K225])" office:value-type="float" office:value="-2.21092656104559" calcext:value-type="float">
            <text:p>-2.210926561</text:p>
          </table:table-cell>
          <table:table-cell table:formula="of:=[.K224]+[.$B$9]/2 * ([.H225] + [.I224])" office:value-type="float" office:value="0.136283043378709" calcext:value-type="float">
            <text:p>0.1362830434</text:p>
          </table:table-cell>
          <table:table-cell/>
          <table:table-cell table:formula="of:=[.M224]+1" office:value-type="float" office:value="213" calcext:value-type="float">
            <text:p>213</text:p>
          </table:table-cell>
          <table:table-cell table:formula="of:=[.M225]*[.$B$9]" office:value-type="float" office:value="21.3" calcext:value-type="float">
            <text:p>21.3</text:p>
          </table:table-cell>
          <table:table-cell table:formula="of:=[.P225]*[.$N$9]+[.O224]" office:value-type="float" office:value="0.00000260647035834726" calcext:value-type="float">
            <text:p>2.60647035834726E-06</text:p>
          </table:table-cell>
          <table:table-cell table:formula="of:=[.Q224]*[.$N$9]+[.P224]" office:value-type="float" office:value="0.000000179512557700743" calcext:value-type="float">
            <text:p>1.79512557700743E-07</text:p>
          </table:table-cell>
          <table:table-cell table:formula="of:=-[.$N$5]*[.O225]-[.$N$4]*(1-[.O225]^2)*[.P225]+[.$N$6]" office:value-type="float" office:value="-0.00000278598291604679" calcext:value-type="float">
            <text:p>-0.000002786</text:p>
          </table:table-cell>
        </table:table-row>
        <table:table-row table:style-name="ro1">
          <table:table-cell table:formula="of:=[.A225]+1" office:value-type="float" office:value="214" calcext:value-type="float">
            <text:p>214</text:p>
          </table:table-cell>
          <table:table-cell table:formula="of:=[.A226]*[.$B$9]" office:value-type="float" office:value="21.4" calcext:value-type="float">
            <text:p>21.4</text:p>
          </table:table-cell>
          <table:table-cell table:formula="of:=[.D226]*[.$B$9]+[.C225]" office:value-type="float" office:value="0.00000128457855728934" calcext:value-type="float">
            <text:p>1.28457855728934E-06</text:p>
          </table:table-cell>
          <table:table-cell table:formula="of:=[.E225]*[.$B$9]+[.D225]" office:value-type="float" office:value="-0.0000000285357433217132" calcext:value-type="float">
            <text:p>-2.85357433217132E-08</text:p>
          </table:table-cell>
          <table:table-cell table:formula="of:=-[.$B$5]*[.C226]-[.$B$4]*(1-[.C226]^2)*[.D226]+[.$B$6]" office:value-type="float" office:value="-0.00000125604281396767" calcext:value-type="float">
            <text:p>-0.000001256</text:p>
          </table:table-cell>
          <table:table-cell table:formula="of:=[.F225]+[.$B$9]*[.K225]" office:value-type="float" office:value="1.28439587581739" calcext:value-type="float">
            <text:p>1.2843958758</text:p>
          </table:table-cell>
          <table:table-cell table:formula="of:=[.G225]+[.$B$9]*[.H225]" office:value-type="float" office:value="-3.73797212436228" calcext:value-type="float">
            <text:p>-3.7379721244</text:p>
          </table:table-cell>
          <table:table-cell table:formula="of:=[.$B$6]-[.$B$4]*(1-[.F226]^2)*[.G226] - [.$B$5]*[.F226]" office:value-type="float" office:value="-3.71285456439766" calcext:value-type="float">
            <text:p>-3.7128545644</text:p>
          </table:table-cell>
          <table:table-cell table:formula="of:=[.$B$6]-[.$B$4]*(1-[.J226]^2)*[.K226] - [.$B$5]*[.J226]" office:value-type="float" office:value="2.80804790259061" calcext:value-type="float">
            <text:p>2.8080479026</text:p>
          </table:table-cell>
          <table:table-cell table:formula="of:=[.J225]+([.$B$9]/2) * ([.G226]+[.K226])" office:value-type="float" office:value="-2.3934410970548" calcext:value-type="float">
            <text:p>-2.3934410971</text:p>
          </table:table-cell>
          <table:table-cell table:formula="of:=[.K225]+[.$B$9]/2 * ([.H226] + [.I225])" office:value-type="float" office:value="0.0876814041780991" calcext:value-type="float">
            <text:p>0.0876814042</text:p>
          </table:table-cell>
          <table:table-cell/>
          <table:table-cell table:formula="of:=[.M225]+1" office:value-type="float" office:value="214" calcext:value-type="float">
            <text:p>214</text:p>
          </table:table-cell>
          <table:table-cell table:formula="of:=[.M226]*[.$B$9]" office:value-type="float" office:value="21.4" calcext:value-type="float">
            <text:p>21.4</text:p>
          </table:table-cell>
          <table:table-cell table:formula="of:=[.P226]*[.$N$9]+[.O225]" office:value-type="float" office:value="0.00000259656178495687" calcext:value-type="float">
            <text:p>2.59656178495687E-06</text:p>
          </table:table-cell>
          <table:table-cell table:formula="of:=[.Q225]*[.$N$9]+[.P225]" office:value-type="float" office:value="-0.0000000990857339039356" calcext:value-type="float">
            <text:p>-9.90857339039356E-08</text:p>
          </table:table-cell>
          <table:table-cell table:formula="of:=-[.$N$5]*[.O226]-[.$N$4]*(1-[.O226]^2)*[.P226]+[.$N$6]" office:value-type="float" office:value="-0.0000024974760510536" calcext:value-type="float">
            <text:p>-2.4974760510536E-06</text:p>
          </table:table-cell>
        </table:table-row>
        <table:table-row table:style-name="ro1">
          <table:table-cell table:formula="of:=[.A226]+1" office:value-type="float" office:value="215" calcext:value-type="float">
            <text:p>215</text:p>
          </table:table-cell>
          <table:table-cell table:formula="of:=[.A227]*[.$B$9]" office:value-type="float" office:value="21.5" calcext:value-type="float">
            <text:p>21.5</text:p>
          </table:table-cell>
          <table:table-cell table:formula="of:=[.D227]*[.$B$9]+[.C226]" office:value-type="float" office:value="0.00000126916455481749" calcext:value-type="float">
            <text:p>1.26916455481749E-06</text:p>
          </table:table-cell>
          <table:table-cell table:formula="of:=[.E226]*[.$B$9]+[.D226]" office:value-type="float" office:value="-0.000000154140024718481" calcext:value-type="float">
            <text:p>-1.54140024718481E-07</text:p>
          </table:table-cell>
          <table:table-cell table:formula="of:=-[.$B$5]*[.C227]-[.$B$4]*(1-[.C227]^2)*[.D227]+[.$B$6]" office:value-type="float" office:value="-0.00000111502453009926" calcext:value-type="float">
            <text:p>-0.000001115</text:p>
          </table:table-cell>
          <table:table-cell table:formula="of:=[.F226]+[.$B$9]*[.K226]" office:value-type="float" office:value="1.2931640162352" calcext:value-type="float">
            <text:p>1.2931640162</text:p>
          </table:table-cell>
          <table:table-cell table:formula="of:=[.G226]+[.$B$9]*[.H226]" office:value-type="float" office:value="-4.10925758080205" calcext:value-type="float">
            <text:p>-4.1092575808</text:p>
          </table:table-cell>
          <table:table-cell table:formula="of:=[.$B$6]-[.$B$4]*(1-[.F227]^2)*[.G227] - [.$B$5]*[.F227]" office:value-type="float" office:value="-4.05570764828503" calcext:value-type="float">
            <text:p>-4.0557076483</text:p>
          </table:table-cell>
          <table:table-cell table:formula="of:=[.$B$6]-[.$B$4]*(1-[.J227]^2)*[.K227] - [.$B$5]*[.J227]" office:value-type="float" office:value="2.74304749111537" calcext:value-type="float">
            <text:p>2.7430474911</text:p>
          </table:table-cell>
          <table:table-cell table:formula="of:=[.J226]+([.$B$9]/2) * ([.G227]+[.K227])" office:value-type="float" office:value="-2.59763905525023" calcext:value-type="float">
            <text:p>-2.5976390553</text:p>
          </table:table-cell>
          <table:table-cell table:formula="of:=[.K226]+[.$B$9]/2 * ([.H227] + [.I226])" office:value-type="float" office:value="0.0252984168933782" calcext:value-type="float">
            <text:p>0.0252984169</text:p>
          </table:table-cell>
          <table:table-cell/>
          <table:table-cell table:formula="of:=[.M226]+1" office:value-type="float" office:value="215" calcext:value-type="float">
            <text:p>215</text:p>
          </table:table-cell>
          <table:table-cell table:formula="of:=[.M227]*[.$B$9]" office:value-type="float" office:value="21.5" calcext:value-type="float">
            <text:p>21.5</text:p>
          </table:table-cell>
          <table:table-cell table:formula="of:=[.P227]*[.$N$9]+[.O226]" office:value-type="float" office:value="0.00000256167845105594" calcext:value-type="float">
            <text:p>2.56167845105594E-06</text:p>
          </table:table-cell>
          <table:table-cell table:formula="of:=[.Q226]*[.$N$9]+[.P226]" office:value-type="float" office:value="-0.000000348833339009296" calcext:value-type="float">
            <text:p>-3.48833339009296E-07</text:p>
          </table:table-cell>
          <table:table-cell table:formula="of:=-[.$N$5]*[.O227]-[.$N$4]*(1-[.O227]^2)*[.P227]+[.$N$6]" office:value-type="float" office:value="-0.00000221284511204893" calcext:value-type="float">
            <text:p>-2.21284511204893E-06</text:p>
          </table:table-cell>
        </table:table-row>
        <table:table-row table:style-name="ro1">
          <table:table-cell table:formula="of:=[.A227]+1" office:value-type="float" office:value="216" calcext:value-type="float">
            <text:p>216</text:p>
          </table:table-cell>
          <table:table-cell table:formula="of:=[.A228]*[.$B$9]" office:value-type="float" office:value="21.6" calcext:value-type="float">
            <text:p>21.6</text:p>
          </table:table-cell>
          <table:table-cell table:formula="of:=[.D228]*[.$B$9]+[.C227]" office:value-type="float" office:value="0.00000124260030704465" calcext:value-type="float">
            <text:p>1.24260030704465E-06</text:p>
          </table:table-cell>
          <table:table-cell table:formula="of:=[.E227]*[.$B$9]+[.D227]" office:value-type="float" office:value="-0.000000265642477728407" calcext:value-type="float">
            <text:p>-2.65642477728407E-07</text:p>
          </table:table-cell>
          <table:table-cell table:formula="of:=-[.$B$5]*[.C228]-[.$B$4]*(1-[.C228]^2)*[.D228]+[.$B$6]" office:value-type="float" office:value="-0.000000976957829316655" calcext:value-type="float">
            <text:p>-0.000000977</text:p>
          </table:table-cell>
          <table:table-cell table:formula="of:=[.F227]+[.$B$9]*[.K227]" office:value-type="float" office:value="1.29569385792454" calcext:value-type="float">
            <text:p>1.2956938579</text:p>
          </table:table-cell>
          <table:table-cell table:formula="of:=[.G227]+[.$B$9]*[.H227]" office:value-type="float" office:value="-4.51482834563055" calcext:value-type="float">
            <text:p>-4.5148283456</text:p>
          </table:table-cell>
          <table:table-cell table:formula="of:=[.$B$6]-[.$B$4]*(1-[.F228]^2)*[.G228] - [.$B$5]*[.F228]" office:value-type="float" office:value="-4.36046125425087" calcext:value-type="float">
            <text:p>-4.3604612543</text:p>
          </table:table-cell>
          <table:table-cell table:formula="of:=[.$B$6]-[.$B$4]*(1-[.J228]^2)*[.K228] - [.$B$5]*[.J228]" office:value-type="float" office:value="2.43786589163171" calcext:value-type="float">
            <text:p>2.4378658916</text:p>
          </table:table-cell>
          <table:table-cell table:formula="of:=[.J227]+([.$B$9]/2) * ([.G228]+[.K228])" office:value-type="float" office:value="-2.82615908609493" calcext:value-type="float">
            <text:p>-2.8261590861</text:p>
          </table:table-cell>
          <table:table-cell table:formula="of:=[.K227]+[.$B$9]/2 * ([.H228] + [.I227])" office:value-type="float" office:value="-0.0555722712633969" calcext:value-type="float">
            <text:p>-0.0555722713</text:p>
          </table:table-cell>
          <table:table-cell/>
          <table:table-cell table:formula="of:=[.M227]+1" office:value-type="float" office:value="216" calcext:value-type="float">
            <text:p>216</text:p>
          </table:table-cell>
          <table:table-cell table:formula="of:=[.M228]*[.$B$9]" office:value-type="float" office:value="21.6" calcext:value-type="float">
            <text:p>21.6</text:p>
          </table:table-cell>
          <table:table-cell table:formula="of:=[.P228]*[.$N$9]+[.O227]" office:value-type="float" office:value="0.00000250466666603452" calcext:value-type="float">
            <text:p>2.50466666603452E-06</text:p>
          </table:table-cell>
          <table:table-cell table:formula="of:=[.Q227]*[.$N$9]+[.P227]" office:value-type="float" office:value="-0.000000570117850214189" calcext:value-type="float">
            <text:p>-5.70117850214189E-07</text:p>
          </table:table-cell>
          <table:table-cell table:formula="of:=-[.$N$5]*[.O228]-[.$N$4]*(1-[.O228]^2)*[.P228]+[.$N$6]" office:value-type="float" office:value="-0.00000193454881582391" calcext:value-type="float">
            <text:p>-1.93454881582391E-06</text:p>
          </table:table-cell>
        </table:table-row>
        <table:table-row table:style-name="ro1">
          <table:table-cell table:formula="of:=[.A228]+1" office:value-type="float" office:value="217" calcext:value-type="float">
            <text:p>217</text:p>
          </table:table-cell>
          <table:table-cell table:formula="of:=[.A229]*[.$B$9]" office:value-type="float" office:value="21.7" calcext:value-type="float">
            <text:p>21.7</text:p>
          </table:table-cell>
          <table:table-cell table:formula="of:=[.D229]*[.$B$9]+[.C228]" office:value-type="float" office:value="0.00000120626648097864" calcext:value-type="float">
            <text:p>1.20626648097864E-06</text:p>
          </table:table-cell>
          <table:table-cell table:formula="of:=[.E228]*[.$B$9]+[.D228]" office:value-type="float" office:value="-0.000000363338260660072" calcext:value-type="float">
            <text:p>-3.63338260660072E-07</text:p>
          </table:table-cell>
          <table:table-cell table:formula="of:=-[.$B$5]*[.C229]-[.$B$4]*(1-[.C229]^2)*[.D229]+[.$B$6]" office:value-type="float" office:value="-0.000000842928220319101" calcext:value-type="float">
            <text:p>-8.42928220319101E-07</text:p>
          </table:table-cell>
          <table:table-cell table:formula="of:=[.F228]+[.$B$9]*[.K228]" office:value-type="float" office:value="1.2901366307982" calcext:value-type="float">
            <text:p>1.2901366308</text:p>
          </table:table-cell>
          <table:table-cell table:formula="of:=[.G228]+[.$B$9]*[.H228]" office:value-type="float" office:value="-4.95087447105564" calcext:value-type="float">
            <text:p>-4.9508744711</text:p>
          </table:table-cell>
          <table:table-cell table:formula="of:=[.$B$6]-[.$B$4]*(1-[.F229]^2)*[.G229] - [.$B$5]*[.F229]" office:value-type="float" office:value="-4.57975767963043" calcext:value-type="float">
            <text:p>-4.5797576796</text:p>
          </table:table-cell>
          <table:table-cell table:formula="of:=[.$B$6]-[.$B$4]*(1-[.J229]^2)*[.K229] - [.$B$5]*[.J229]" office:value-type="float" office:value="1.69953968177875" calcext:value-type="float">
            <text:p>1.6995396818</text:p>
          </table:table-cell>
          <table:table-cell table:formula="of:=[.J228]+([.$B$9]/2) * ([.G229]+[.K229])" office:value-type="float" office:value="-3.08183615268088" calcext:value-type="float">
            <text:p>-3.0818361527</text:p>
          </table:table-cell>
          <table:table-cell table:formula="of:=[.K228]+[.$B$9]/2 * ([.H229] + [.I228])" office:value-type="float" office:value="-0.162666860663333" calcext:value-type="float">
            <text:p>-0.1626668607</text:p>
          </table:table-cell>
          <table:table-cell/>
          <table:table-cell table:formula="of:=[.M228]+1" office:value-type="float" office:value="217" calcext:value-type="float">
            <text:p>217</text:p>
          </table:table-cell>
          <table:table-cell table:formula="of:=[.M229]*[.$B$9]" office:value-type="float" office:value="21.7" calcext:value-type="float">
            <text:p>21.7</text:p>
          </table:table-cell>
          <table:table-cell table:formula="of:=[.P229]*[.$N$9]+[.O228]" office:value-type="float" office:value="0.00000242830939285486" calcext:value-type="float">
            <text:p>2.42830939285486E-06</text:p>
          </table:table-cell>
          <table:table-cell table:formula="of:=[.Q228]*[.$N$9]+[.P228]" office:value-type="float" office:value="-0.00000076357273179658" calcext:value-type="float">
            <text:p>-7.6357273179658E-07</text:p>
          </table:table-cell>
          <table:table-cell table:formula="of:=-[.$N$5]*[.O229]-[.$N$4]*(1-[.O229]^2)*[.P229]+[.$N$6]" office:value-type="float" office:value="-0.00000166473666106279" calcext:value-type="float">
            <text:p>-1.66473666106279E-06</text:p>
          </table:table-cell>
        </table:table-row>
        <table:table-row table:style-name="ro1">
          <table:table-cell table:formula="of:=[.A229]+1" office:value-type="float" office:value="218" calcext:value-type="float">
            <text:p>218</text:p>
          </table:table-cell>
          <table:table-cell table:formula="of:=[.A230]*[.$B$9]" office:value-type="float" office:value="21.8" calcext:value-type="float">
            <text:p>21.8</text:p>
          </table:table-cell>
          <table:table-cell table:formula="of:=[.D230]*[.$B$9]+[.C229]" office:value-type="float" office:value="0.00000116150337270945" calcext:value-type="float">
            <text:p>1.16150337270945E-06</text:p>
          </table:table-cell>
          <table:table-cell table:formula="of:=[.E229]*[.$B$9]+[.D229]" office:value-type="float" office:value="-0.000000447631082691982" calcext:value-type="float">
            <text:p>-4.47631082691982E-07</text:p>
          </table:table-cell>
          <table:table-cell table:formula="of:=-[.$B$5]*[.C230]-[.$B$4]*(1-[.C230]^2)*[.D230]+[.$B$6]" office:value-type="float" office:value="-0.000000713872290018068" calcext:value-type="float">
            <text:p>-7.13872290018068E-07</text:p>
          </table:table-cell>
          <table:table-cell table:formula="of:=[.F229]+[.$B$9]*[.K229]" office:value-type="float" office:value="1.27386994473187" calcext:value-type="float">
            <text:p>1.2738699447</text:p>
          </table:table-cell>
          <table:table-cell table:formula="of:=[.G229]+[.$B$9]*[.H229]" office:value-type="float" office:value="-5.40885023901868" calcext:value-type="float">
            <text:p>-5.408850239</text:p>
          </table:table-cell>
          <table:table-cell table:formula="of:=[.$B$6]-[.$B$4]*(1-[.F230]^2)*[.G230] - [.$B$5]*[.F230]" office:value-type="float" office:value="-4.64220241850119" calcext:value-type="float">
            <text:p>-4.6422024185</text:p>
          </table:table-cell>
          <table:table-cell table:formula="of:=[.$B$6]-[.$B$4]*(1-[.J230]^2)*[.K230] - [.$B$5]*[.J230]" office:value-type="float" office:value="0.163858672456128" calcext:value-type="float">
            <text:p>0.1638586725</text:p>
          </table:table-cell>
          <table:table-cell table:formula="of:=[.J229]+([.$B$9]/2) * ([.G230]+[.K230])" office:value-type="float" office:value="-3.36776866450679" calcext:value-type="float">
            <text:p>-3.3677686645</text:p>
          </table:table-cell>
          <table:table-cell table:formula="of:=[.K229]+[.$B$9]/2 * ([.H230] + [.I229])" office:value-type="float" office:value="-0.309799997499455" calcext:value-type="float">
            <text:p>-0.3097999975</text:p>
          </table:table-cell>
          <table:table-cell/>
          <table:table-cell table:formula="of:=[.M229]+1" office:value-type="float" office:value="218" calcext:value-type="float">
            <text:p>218</text:p>
          </table:table-cell>
          <table:table-cell table:formula="of:=[.M230]*[.$B$9]" office:value-type="float" office:value="21.8" calcext:value-type="float">
            <text:p>21.8</text:p>
          </table:table-cell>
          <table:table-cell table:formula="of:=[.P230]*[.$N$9]+[.O229]" office:value-type="float" office:value="0.00000233530475306458" calcext:value-type="float">
            <text:p>2.33530475306458E-06</text:p>
          </table:table-cell>
          <table:table-cell table:formula="of:=[.Q229]*[.$N$9]+[.P229]" office:value-type="float" office:value="-0.000000930046397902859" calcext:value-type="float">
            <text:p>-0.00000093</text:p>
          </table:table-cell>
          <table:table-cell table:formula="of:=-[.$N$5]*[.O230]-[.$N$4]*(1-[.O230]^2)*[.P230]+[.$N$6]" office:value-type="float" office:value="-0.00000140525835516679" calcext:value-type="float">
            <text:p>-1.40525835516679E-06</text:p>
          </table:table-cell>
        </table:table-row>
        <table:table-row table:style-name="ro1">
          <table:table-cell table:formula="of:=[.A230]+1" office:value-type="float" office:value="219" calcext:value-type="float">
            <text:p>219</text:p>
          </table:table-cell>
          <table:table-cell table:formula="of:=[.A231]*[.$B$9]" office:value-type="float" office:value="21.9" calcext:value-type="float">
            <text:p>21.9</text:p>
          </table:table-cell>
          <table:table-cell table:formula="of:=[.D231]*[.$B$9]+[.C230]" office:value-type="float" office:value="0.00000110960154154007" calcext:value-type="float">
            <text:p>1.10960154154007E-06</text:p>
          </table:table-cell>
          <table:table-cell table:formula="of:=[.E230]*[.$B$9]+[.D230]" office:value-type="float" office:value="-0.000000519018311693789" calcext:value-type="float">
            <text:p>-0.000000519</text:p>
          </table:table-cell>
          <table:table-cell table:formula="of:=-[.$B$5]*[.C231]-[.$B$4]*(1-[.C231]^2)*[.D231]+[.$B$6]" office:value-type="float" office:value="-0.000000590583229846917" calcext:value-type="float">
            <text:p>-5.90583229846917E-07</text:p>
          </table:table-cell>
          <table:table-cell table:formula="of:=[.F230]+[.$B$9]*[.K230]" office:value-type="float" office:value="1.24288994498192" calcext:value-type="float">
            <text:p>1.242889945</text:p>
          </table:table-cell>
          <table:table-cell table:formula="of:=[.G230]+[.$B$9]*[.H230]" office:value-type="float" office:value="-5.8730704808688" calcext:value-type="float">
            <text:p>-5.8730704809</text:p>
          </table:table-cell>
          <table:table-cell table:formula="of:=[.$B$6]-[.$B$4]*(1-[.F231]^2)*[.G231] - [.$B$5]*[.F231]" office:value-type="float" office:value="-4.44239435550166" calcext:value-type="float">
            <text:p>-4.4423943555</text:p>
          </table:table-cell>
          <table:table-cell table:formula="of:=[.$B$6]-[.$B$4]*(1-[.J231]^2)*[.K231] - [.$B$5]*[.J231]" office:value-type="float" office:value="-2.91054062905851" calcext:value-type="float">
            <text:p>-2.9105406291</text:p>
          </table:table-cell>
          <table:table-cell table:formula="of:=[.J230]+([.$B$9]/2) * ([.G231]+[.K231])" office:value-type="float" office:value="-3.68760852763281" calcext:value-type="float">
            <text:p>-3.6876085276</text:p>
          </table:table-cell>
          <table:table-cell table:formula="of:=[.K230]+[.$B$9]/2 * ([.H231] + [.I230])" office:value-type="float" office:value="-0.523726781651731" calcext:value-type="float">
            <text:p>-0.5237267817</text:p>
          </table:table-cell>
          <table:table-cell/>
          <table:table-cell table:formula="of:=[.M230]+1" office:value-type="float" office:value="219" calcext:value-type="float">
            <text:p>219</text:p>
          </table:table-cell>
          <table:table-cell table:formula="of:=[.M231]*[.$B$9]" office:value-type="float" office:value="21.9" calcext:value-type="float">
            <text:p>21.9</text:p>
          </table:table-cell>
          <table:table-cell table:formula="of:=[.P231]*[.$N$9]+[.O230]" office:value-type="float" office:value="0.00000222824752972262" calcext:value-type="float">
            <text:p>2.22824752972262E-06</text:p>
          </table:table-cell>
          <table:table-cell table:formula="of:=[.Q230]*[.$N$9]+[.P230]" office:value-type="float" office:value="-0.00000107057223341954" calcext:value-type="float">
            <text:p>-1.07057223341954E-06</text:p>
          </table:table-cell>
          <table:table-cell table:formula="of:=-[.$N$5]*[.O231]-[.$N$4]*(1-[.O231]^2)*[.P231]+[.$N$6]" office:value-type="float" office:value="-0.0000011576752963084" calcext:value-type="float">
            <text:p>-1.1576752963084E-06</text:p>
          </table:table-cell>
        </table:table-row>
        <table:table-row table:style-name="ro1">
          <table:table-cell table:formula="of:=[.A231]+1" office:value-type="float" office:value="220" calcext:value-type="float">
            <text:p>220</text:p>
          </table:table-cell>
          <table:table-cell table:formula="of:=[.A232]*[.$B$9]" office:value-type="float" office:value="22" calcext:value-type="float">
            <text:p>22</text:p>
          </table:table-cell>
          <table:table-cell table:formula="of:=[.D232]*[.$B$9]+[.C231]" office:value-type="float" office:value="0.00000105179387807222" calcext:value-type="float">
            <text:p>1.05179387807222E-06</text:p>
          </table:table-cell>
          <table:table-cell table:formula="of:=[.E231]*[.$B$9]+[.D231]" office:value-type="float" office:value="-0.000000578076634678481" calcext:value-type="float">
            <text:p>-5.78076634678481E-07</text:p>
          </table:table-cell>
          <table:table-cell table:formula="of:=-[.$B$5]*[.C232]-[.$B$4]*(1-[.C232]^2)*[.D232]+[.$B$6]" office:value-type="float" office:value="-0.000000473717243394378" calcext:value-type="float">
            <text:p>-4.73717243394378E-07</text:p>
          </table:table-cell>
          <table:table-cell table:formula="of:=[.F231]+[.$B$9]*[.K231]" office:value-type="float" office:value="1.19051726681675" calcext:value-type="float">
            <text:p>1.1905172668</text:p>
          </table:table-cell>
          <table:table-cell table:formula="of:=[.G231]+[.$B$9]*[.H231]" office:value-type="float" office:value="-6.31730991641897" calcext:value-type="float">
            <text:p>-6.3173099164</text:p>
          </table:table-cell>
          <table:table-cell table:formula="of:=[.$B$6]-[.$B$4]*(1-[.F232]^2)*[.G232] - [.$B$5]*[.F232]" office:value-type="float" office:value="-3.82692882213174" calcext:value-type="float">
            <text:p>-3.8269288221</text:p>
          </table:table-cell>
          <table:table-cell table:formula="of:=[.$B$6]-[.$B$4]*(1-[.J232]^2)*[.K232] - [.$B$5]*[.J232]" office:value-type="float" office:value="-9.18453201571469" calcext:value-type="float">
            <text:p>-9.1845320157</text:p>
          </table:table-cell>
          <table:table-cell table:formula="of:=[.J231]+([.$B$9]/2) * ([.G232]+[.K232])" office:value-type="float" office:value="-4.04650403616432" calcext:value-type="float">
            <text:p>-4.0465040362</text:p>
          </table:table-cell>
          <table:table-cell table:formula="of:=[.K231]+[.$B$9]/2 * ([.H232] + [.I231])" office:value-type="float" office:value="-0.860600254211244" calcext:value-type="float">
            <text:p>-0.8606002542</text:p>
          </table:table-cell>
          <table:table-cell/>
          <table:table-cell table:formula="of:=[.M231]+1" office:value-type="float" office:value="220" calcext:value-type="float">
            <text:p>220</text:p>
          </table:table-cell>
          <table:table-cell table:formula="of:=[.M232]*[.$B$9]" office:value-type="float" office:value="22" calcext:value-type="float">
            <text:p>22</text:p>
          </table:table-cell>
          <table:table-cell table:formula="of:=[.P232]*[.$N$9]+[.O231]" office:value-type="float" office:value="0.00000210961355341759" calcext:value-type="float">
            <text:p>2.10961355341759E-06</text:p>
          </table:table-cell>
          <table:table-cell table:formula="of:=[.Q231]*[.$N$9]+[.P231]" office:value-type="float" office:value="-0.00000118633976305038" calcext:value-type="float">
            <text:p>-1.18633976305038E-06</text:p>
          </table:table-cell>
          <table:table-cell table:formula="of:=-[.$N$5]*[.O232]-[.$N$4]*(1-[.O232]^2)*[.P232]+[.$N$6]" office:value-type="float" office:value="-0.000000923273790372488" calcext:value-type="float">
            <text:p>-9.23273790372488E-07</text:p>
          </table:table-cell>
        </table:table-row>
        <table:table-row table:style-name="ro1">
          <table:table-cell table:formula="of:=[.A232]+1" office:value-type="float" office:value="221" calcext:value-type="float">
            <text:p>221</text:p>
          </table:table-cell>
          <table:table-cell table:formula="of:=[.A233]*[.$B$9]" office:value-type="float" office:value="22.1" calcext:value-type="float">
            <text:p>22.1</text:p>
          </table:table-cell>
          <table:table-cell table:formula="of:=[.D233]*[.$B$9]+[.C232]" office:value-type="float" office:value="0.000000989249042170427" calcext:value-type="float">
            <text:p>9.89249042170427E-07</text:p>
          </table:table-cell>
          <table:table-cell table:formula="of:=[.E232]*[.$B$9]+[.D232]" office:value-type="float" office:value="-0.000000625448359017919" calcext:value-type="float">
            <text:p>-6.25448359017919E-07</text:p>
          </table:table-cell>
          <table:table-cell table:formula="of:=-[.$B$5]*[.C233]-[.$B$4]*(1-[.C233]^2)*[.D233]+[.$B$6]" office:value-type="float" office:value="-0.000000363800683153121" calcext:value-type="float">
            <text:p>-3.63800683153121E-07</text:p>
          </table:table-cell>
          <table:table-cell table:formula="of:=[.F232]+[.$B$9]*[.K232]" office:value-type="float" office:value="1.10445724139562" calcext:value-type="float">
            <text:p>1.1044572414</text:p>
          </table:table-cell>
          <table:table-cell table:formula="of:=[.G232]+[.$B$9]*[.H232]" office:value-type="float" office:value="-6.70000279863214" calcext:value-type="float">
            <text:p>-6.7000027986</text:p>
          </table:table-cell>
          <table:table-cell table:formula="of:=[.$B$6]-[.$B$4]*(1-[.F233]^2)*[.G233] - [.$B$5]*[.F233]" office:value-type="float" office:value="-2.57729070368442" calcext:value-type="float">
            <text:p>-2.5772907037</text:p>
          </table:table-cell>
          <table:table-cell table:formula="of:=[.$B$6]-[.$B$4]*(1-[.J233]^2)*[.K233] - [.$B$5]*[.J233]" office:value-type="float" office:value="-22.8358872317951" calcext:value-type="float">
            <text:p>-22.8358872318</text:p>
          </table:table-cell>
          <table:table-cell table:formula="of:=[.J232]+([.$B$9]/2) * ([.G233]+[.K233])" office:value-type="float" office:value="-4.45393874560499" calcext:value-type="float">
            <text:p>-4.4539387456</text:p>
          </table:table-cell>
          <table:table-cell table:formula="of:=[.K232]+[.$B$9]/2 * ([.H233] + [.I232])" office:value-type="float" office:value="-1.4486913901812" calcext:value-type="float">
            <text:p>-1.4486913902</text:p>
          </table:table-cell>
          <table:table-cell/>
          <table:table-cell table:formula="of:=[.M232]+1" office:value-type="float" office:value="221" calcext:value-type="float">
            <text:p>221</text:p>
          </table:table-cell>
          <table:table-cell table:formula="of:=[.M233]*[.$B$9]" office:value-type="float" office:value="22.1" calcext:value-type="float">
            <text:p>22.1</text:p>
          </table:table-cell>
          <table:table-cell table:formula="of:=[.P233]*[.$N$9]+[.O232]" office:value-type="float" office:value="0.00000198174683920882" calcext:value-type="float">
            <text:p>1.98174683920882E-06</text:p>
          </table:table-cell>
          <table:table-cell table:formula="of:=[.Q232]*[.$N$9]+[.P232]" office:value-type="float" office:value="-0.00000127866714208763" calcext:value-type="float">
            <text:p>-1.27866714208763E-06</text:p>
          </table:table-cell>
          <table:table-cell table:formula="of:=-[.$N$5]*[.O233]-[.$N$4]*(1-[.O233]^2)*[.P233]+[.$N$6]" office:value-type="float" office:value="-0.000000703079697126218" calcext:value-type="float">
            <text:p>-7.03079697126218E-07</text:p>
          </table:table-cell>
        </table:table-row>
        <table:table-row table:style-name="ro1">
          <table:table-cell table:formula="of:=[.A233]+1" office:value-type="float" office:value="222" calcext:value-type="float">
            <text:p>222</text:p>
          </table:table-cell>
          <table:table-cell table:formula="of:=[.A234]*[.$B$9]" office:value-type="float" office:value="22.2" calcext:value-type="float">
            <text:p>22.2</text:p>
          </table:table-cell>
          <table:table-cell table:formula="of:=[.D234]*[.$B$9]+[.C233]" office:value-type="float" office:value="0.000000923066199437104" calcext:value-type="float">
            <text:p>9.23066199437104E-07</text:p>
          </table:table-cell>
          <table:table-cell table:formula="of:=[.E233]*[.$B$9]+[.D233]" office:value-type="float" office:value="-0.000000661828427333231" calcext:value-type="float">
            <text:p>-6.61828427333231E-07</text:p>
          </table:table-cell>
          <table:table-cell table:formula="of:=-[.$B$5]*[.C234]-[.$B$4]*(1-[.C234]^2)*[.D234]+[.$B$6]" office:value-type="float" office:value="-0.000000261237772104438" calcext:value-type="float">
            <text:p>-2.61237772104438E-07</text:p>
          </table:table-cell>
          <table:table-cell table:formula="of:=[.F233]+[.$B$9]*[.K233]" office:value-type="float" office:value="0.959588102377504" calcext:value-type="float">
            <text:p>0.9595881024</text:p>
          </table:table-cell>
          <table:table-cell table:formula="of:=[.G233]+[.$B$9]*[.H233]" office:value-type="float" office:value="-6.95773186900058" calcext:value-type="float">
            <text:p>-6.957731869</text:p>
          </table:table-cell>
          <table:table-cell table:formula="of:=[.$B$6]-[.$B$4]*(1-[.F234]^2)*[.G234] - [.$B$5]*[.F234]" office:value-type="float" office:value="-0.408600627721792" calcext:value-type="float">
            <text:p>-0.4086006277</text:p>
          </table:table-cell>
          <table:table-cell table:formula="of:=[.$B$6]-[.$B$4]*(1-[.J234]^2)*[.K234] - [.$B$5]*[.J234]" office:value-type="float" office:value="-55.9758162324007" calcext:value-type="float">
            <text:p>-55.9758162324</text:p>
          </table:table-cell>
          <table:table-cell table:formula="of:=[.J233]+([.$B$9]/2) * ([.G234]+[.K234])" office:value-type="float" office:value="-4.93237112821287" calcext:value-type="float">
            <text:p>-4.9323711282</text:p>
          </table:table-cell>
          <table:table-cell table:formula="of:=[.K233]+[.$B$9]/2 * ([.H234] + [.I233])" office:value-type="float" office:value="-2.61091578315705" calcext:value-type="float">
            <text:p>-2.6109157832</text:p>
          </table:table-cell>
          <table:table-cell/>
          <table:table-cell table:formula="of:=[.M233]+1" office:value-type="float" office:value="222" calcext:value-type="float">
            <text:p>222</text:p>
          </table:table-cell>
          <table:table-cell table:formula="of:=[.M234]*[.$B$9]" office:value-type="float" office:value="22.2" calcext:value-type="float">
            <text:p>22.2</text:p>
          </table:table-cell>
          <table:table-cell table:formula="of:=[.P234]*[.$N$9]+[.O233]" office:value-type="float" office:value="0.0000018468493280288" calcext:value-type="float">
            <text:p>1.8468493280288E-06</text:p>
          </table:table-cell>
          <table:table-cell table:formula="of:=[.Q233]*[.$N$9]+[.P233]" office:value-type="float" office:value="-0.00000134897511180025" calcext:value-type="float">
            <text:p>-0.000001349</text:p>
          </table:table-cell>
          <table:table-cell table:formula="of:=-[.$N$5]*[.O234]-[.$N$4]*(1-[.O234]^2)*[.P234]+[.$N$6]" office:value-type="float" office:value="-0.000000497874216233151" calcext:value-type="float">
            <text:p>-4.97874216233151E-07</text:p>
          </table:table-cell>
        </table:table-row>
        <table:table-row table:style-name="ro1">
          <table:table-cell table:formula="of:=[.A234]+1" office:value-type="float" office:value="223" calcext:value-type="float">
            <text:p>223</text:p>
          </table:table-cell>
          <table:table-cell table:formula="of:=[.A235]*[.$B$9]" office:value-type="float" office:value="22.3" calcext:value-type="float">
            <text:p>22.3</text:p>
          </table:table-cell>
          <table:table-cell table:formula="of:=[.D235]*[.$B$9]+[.C234]" office:value-type="float" office:value="0.000000854270978982737" calcext:value-type="float">
            <text:p>8.54270978982737E-07</text:p>
          </table:table-cell>
          <table:table-cell table:formula="of:=[.E234]*[.$B$9]+[.D234]" office:value-type="float" office:value="-0.000000687952204543675" calcext:value-type="float">
            <text:p>-0.000000688</text:p>
          </table:table-cell>
          <table:table-cell table:formula="of:=-[.$B$5]*[.C235]-[.$B$4]*(1-[.C235]^2)*[.D235]+[.$B$6]" office:value-type="float" office:value="-0.000000166318774439564" calcext:value-type="float">
            <text:p>-1.66318774439564E-07</text:p>
          </table:table-cell>
          <table:table-cell table:formula="of:=[.F234]+[.$B$9]*[.K234]" office:value-type="float" office:value="0.698496524061799" calcext:value-type="float">
            <text:p>0.6984965241</text:p>
          </table:table-cell>
          <table:table-cell table:formula="of:=[.G234]+[.$B$9]*[.H234]" office:value-type="float" office:value="-6.99859193177276" calcext:value-type="float">
            <text:p>-6.9985919318</text:p>
          </table:table-cell>
          <table:table-cell table:formula="of:=[.$B$6]-[.$B$4]*(1-[.F235]^2)*[.G235] - [.$B$5]*[.F235]" office:value-type="float" office:value="2.88550064164487" calcext:value-type="float">
            <text:p>2.8855006416</text:p>
          </table:table-cell>
          <table:table-cell table:formula="of:=[.$B$6]-[.$B$4]*(1-[.J235]^2)*[.K235] - [.$B$5]*[.J235]" office:value-type="float" office:value="-151.118772602285" calcext:value-type="float">
            <text:p>-151.1187726023</text:p>
          </table:table-cell>
          <table:table-cell table:formula="of:=[.J234]+([.$B$9]/2) * ([.G235]+[.K235])" office:value-type="float" office:value="-5.54557230293625" calcext:value-type="float">
            <text:p>-5.5455723029</text:p>
          </table:table-cell>
          <table:table-cell table:formula="of:=[.K234]+[.$B$9]/2 * ([.H235] + [.I234])" office:value-type="float" office:value="-5.26543156269484" calcext:value-type="float">
            <text:p>-5.2654315627</text:p>
          </table:table-cell>
          <table:table-cell/>
          <table:table-cell table:formula="of:=[.M234]+1" office:value-type="float" office:value="223" calcext:value-type="float">
            <text:p>223</text:p>
          </table:table-cell>
          <table:table-cell table:formula="of:=[.M235]*[.$B$9]" office:value-type="float" office:value="22.3" calcext:value-type="float">
            <text:p>22.3</text:p>
          </table:table-cell>
          <table:table-cell table:formula="of:=[.P235]*[.$N$9]+[.O234]" office:value-type="float" office:value="0.00000170697307468644" calcext:value-type="float">
            <text:p>0.000001707</text:p>
          </table:table-cell>
          <table:table-cell table:formula="of:=[.Q234]*[.$N$9]+[.P234]" office:value-type="float" office:value="-0.00000139876253342356" calcext:value-type="float">
            <text:p>-1.39876253342356E-06</text:p>
          </table:table-cell>
          <table:table-cell table:formula="of:=-[.$N$5]*[.O235]-[.$N$4]*(1-[.O235]^2)*[.P235]+[.$N$6]" office:value-type="float" office:value="-0.000000308210541266954" calcext:value-type="float">
            <text:p>-3.08210541266954E-07</text:p>
          </table:table-cell>
        </table:table-row>
        <table:table-row table:style-name="ro1">
          <table:table-cell table:formula="of:=[.A235]+1" office:value-type="float" office:value="224" calcext:value-type="float">
            <text:p>224</text:p>
          </table:table-cell>
          <table:table-cell table:formula="of:=[.A236]*[.$B$9]" office:value-type="float" office:value="22.4" calcext:value-type="float">
            <text:p>22.4</text:p>
          </table:table-cell>
          <table:table-cell table:formula="of:=[.D236]*[.$B$9]+[.C235]" office:value-type="float" office:value="0.000000783812570783974" calcext:value-type="float">
            <text:p>7.83812570783974E-07</text:p>
          </table:table-cell>
          <table:table-cell table:formula="of:=[.E235]*[.$B$9]+[.D235]" office:value-type="float" office:value="-0.000000704584081987631" calcext:value-type="float">
            <text:p>-7.04584081987631E-07</text:p>
          </table:table-cell>
          <table:table-cell table:formula="of:=-[.$B$5]*[.C236]-[.$B$4]*(1-[.C236]^2)*[.D236]+[.$B$6]" office:value-type="float" office:value="-0.0000000792284887967759" calcext:value-type="float">
            <text:p>-7.92284887967759E-08</text:p>
          </table:table-cell>
          <table:table-cell table:formula="of:=[.F235]+[.$B$9]*[.K235]" office:value-type="float" office:value="0.171953367792315" calcext:value-type="float">
            <text:p>0.1719533678</text:p>
          </table:table-cell>
          <table:table-cell table:formula="of:=[.G235]+[.$B$9]*[.H235]" office:value-type="float" office:value="-6.71004186760827" calcext:value-type="float">
            <text:p>-6.7100418676</text:p>
          </table:table-cell>
          <table:table-cell table:formula="of:=[.$B$6]-[.$B$4]*(1-[.F236]^2)*[.G236] - [.$B$5]*[.F236]" office:value-type="float" office:value="6.33968624561191" calcext:value-type="float">
            <text:p>6.3396862456</text:p>
          </table:table-cell>
          <table:table-cell table:formula="of:=[.$B$6]-[.$B$4]*(1-[.J236]^2)*[.K236] - [.$B$5]*[.J236]" office:value-type="float" office:value="-510.323202711525" calcext:value-type="float">
            <text:p>-510.3232027115</text:p>
          </table:table-cell>
          <table:table-cell table:formula="of:=[.J235]+([.$B$9]/2) * ([.G236]+[.K236])" office:value-type="float" office:value="-6.50629369034309" calcext:value-type="float">
            <text:p>-6.5062936903</text:p>
          </table:table-cell>
          <table:table-cell table:formula="of:=[.K235]+[.$B$9]/2 * ([.H236] + [.I235])" office:value-type="float" office:value="-12.5043858805285" calcext:value-type="float">
            <text:p>-12.5043858805</text:p>
          </table:table-cell>
          <table:table-cell/>
          <table:table-cell table:formula="of:=[.M235]+1" office:value-type="float" office:value="224" calcext:value-type="float">
            <text:p>224</text:p>
          </table:table-cell>
          <table:table-cell table:formula="of:=[.M236]*[.$B$9]" office:value-type="float" office:value="22.4" calcext:value-type="float">
            <text:p>22.4</text:p>
          </table:table-cell>
          <table:table-cell table:formula="of:=[.P236]*[.$N$9]+[.O235]" office:value-type="float" office:value="0.00000156401471593142" calcext:value-type="float">
            <text:p>0.000001564</text:p>
          </table:table-cell>
          <table:table-cell table:formula="of:=[.Q235]*[.$N$9]+[.P235]" office:value-type="float" office:value="-0.00000142958358755026" calcext:value-type="float">
            <text:p>-1.42958358755026E-06</text:p>
          </table:table-cell>
          <table:table-cell table:formula="of:=-[.$N$5]*[.O236]-[.$N$4]*(1-[.O236]^2)*[.P236]+[.$N$6]" office:value-type="float" office:value="-0.000000134431128384654" calcext:value-type="float">
            <text:p>-1.34431128384654E-07</text:p>
          </table:table-cell>
        </table:table-row>
        <table:table-row table:style-name="ro1">
          <table:table-cell table:formula="of:=[.A236]+1" office:value-type="float" office:value="225" calcext:value-type="float">
            <text:p>225</text:p>
          </table:table-cell>
          <table:table-cell table:formula="of:=[.A237]*[.$B$9]" office:value-type="float" office:value="22.5" calcext:value-type="float">
            <text:p>22.5</text:p>
          </table:table-cell>
          <table:table-cell table:formula="of:=[.D237]*[.$B$9]+[.C236]" office:value-type="float" office:value="0.000000712561877697243" calcext:value-type="float">
            <text:p>7.12561877697243E-07</text:p>
          </table:table-cell>
          <table:table-cell table:formula="of:=[.E236]*[.$B$9]+[.D236]" office:value-type="float" office:value="-0.000000712506930867309" calcext:value-type="float">
            <text:p>-7.12506930867309E-07</text:p>
          </table:table-cell>
          <table:table-cell table:formula="of:=-[.$B$5]*[.C237]-[.$B$4]*(1-[.C237]^2)*[.D237]+[.$B$6]" office:value-type="float" office:value="-0.0000000000549468302962633" calcext:value-type="float">
            <text:p>-5.49468302962633E-11</text:p>
          </table:table-cell>
          <table:table-cell table:formula="of:=[.F236]+[.$B$9]*[.K236]" office:value-type="float" office:value="-1.07848522026053" calcext:value-type="float">
            <text:p>-1.0784852203</text:p>
          </table:table-cell>
          <table:table-cell table:formula="of:=[.G236]+[.$B$9]*[.H236]" office:value-type="float" office:value="-6.07607324304708" calcext:value-type="float">
            <text:p>-6.076073243</text:p>
          </table:table-cell>
          <table:table-cell table:formula="of:=[.$B$6]-[.$B$4]*(1-[.F237]^2)*[.G237] - [.$B$5]*[.F237]" office:value-type="float" office:value="0.0872931420283087" calcext:value-type="float">
            <text:p>0.087293142</text:p>
          </table:table-cell>
          <table:table-cell table:formula="of:=[.$B$6]-[.$B$4]*(1-[.J237]^2)*[.K237] - [.$B$5]*[.J237]" office:value-type="float" office:value="-2837.93659727145" calcext:value-type="float">
            <text:p>-2837.9365972715</text:p>
          </table:table-cell>
          <table:table-cell table:formula="of:=[.J236]+([.$B$9]/2) * ([.G237]+[.K237])" office:value-type="float" office:value="-8.71090642044561" calcext:value-type="float">
            <text:p>-8.7109064204</text:p>
          </table:table-cell>
          <table:table-cell table:formula="of:=[.K236]+[.$B$9]/2 * ([.H237] + [.I236])" office:value-type="float" office:value="-38.0161813590033" calcext:value-type="float">
            <text:p>-38.016181359</text:p>
          </table:table-cell>
          <table:table-cell/>
          <table:table-cell table:formula="of:=[.M236]+1" office:value-type="float" office:value="225" calcext:value-type="float">
            <text:p>225</text:p>
          </table:table-cell>
          <table:table-cell table:formula="of:=[.M237]*[.$B$9]" office:value-type="float" office:value="22.5" calcext:value-type="float">
            <text:p>22.5</text:p>
          </table:table-cell>
          <table:table-cell table:formula="of:=[.P237]*[.$N$9]+[.O236]" office:value-type="float" office:value="0.00000141971204589254" calcext:value-type="float">
            <text:p>1.41971204589254E-06</text:p>
          </table:table-cell>
          <table:table-cell table:formula="of:=[.Q236]*[.$N$9]+[.P236]" office:value-type="float" office:value="-0.00000144302670038872" calcext:value-type="float">
            <text:p>-0.000001443</text:p>
          </table:table-cell>
          <table:table-cell table:formula="of:=-[.$N$5]*[.O237]-[.$N$4]*(1-[.O237]^2)*[.P237]+[.$N$6]" office:value-type="float" office:value="0.0000000233146544932722" calcext:value-type="float">
            <text:p>2.33146544932722E-08</text:p>
          </table:table-cell>
        </table:table-row>
        <table:table-row table:style-name="ro1">
          <table:table-cell table:formula="of:=[.A237]+1" office:value-type="float" office:value="226" calcext:value-type="float">
            <text:p>226</text:p>
          </table:table-cell>
          <table:table-cell table:formula="of:=[.A238]*[.$B$9]" office:value-type="float" office:value="22.6" calcext:value-type="float">
            <text:p>22.6</text:p>
          </table:table-cell>
          <table:table-cell table:formula="of:=[.D238]*[.$B$9]+[.C237]" office:value-type="float" office:value="0.000000641310635142209" calcext:value-type="float">
            <text:p>6.41310635142209E-07</text:p>
          </table:table-cell>
          <table:table-cell table:formula="of:=[.E237]*[.$B$9]+[.D237]" office:value-type="float" office:value="-0.000000712512425550338" calcext:value-type="float">
            <text:p>-7.12512425550338E-07</text:p>
          </table:table-cell>
          <table:table-cell table:formula="of:=-[.$B$5]*[.C238]-[.$B$4]*(1-[.C238]^2)*[.D238]+[.$B$6]" office:value-type="float" office:value="0.000000071201790407836" calcext:value-type="float">
            <text:p>7.1201790407836E-08</text:p>
          </table:table-cell>
          <table:table-cell table:formula="of:=[.F237]+[.$B$9]*[.K237]" office:value-type="float" office:value="-4.88010335616087" calcext:value-type="float">
            <text:p>-4.8801033562</text:p>
          </table:table-cell>
          <table:table-cell table:formula="of:=[.G237]+[.$B$9]*[.H237]" office:value-type="float" office:value="-6.06734392884425" calcext:value-type="float">
            <text:p>-6.0673439288</text:p>
          </table:table-cell>
          <table:table-cell table:formula="of:=[.$B$6]-[.$B$4]*(1-[.F238]^2)*[.G238] - [.$B$5]*[.F238]" office:value-type="float" office:value="-133.548828509259" calcext:value-type="float">
            <text:p>-133.5488285093</text:p>
          </table:table-cell>
          <table:table-cell table:formula="of:=[.$B$6]-[.$B$4]*(1-[.J238]^2)*[.K238] - [.$B$5]*[.J238]" office:value-type="float" office:value="-62581.7941481293" calcext:value-type="float">
            <text:p>-62581.7941481293</text:p>
          </table:table-cell>
          <table:table-cell table:formula="of:=[.J237]+([.$B$9]/2) * ([.G238]+[.K238])" office:value-type="float" office:value="-18.3437962492898" calcext:value-type="float">
            <text:p>-18.3437962493</text:p>
          </table:table-cell>
          <table:table-cell table:formula="of:=[.K237]+[.$B$9]/2 * ([.H238] + [.I237])" office:value-type="float" office:value="-186.590452648039" calcext:value-type="float">
            <text:p>-186.590452648</text:p>
          </table:table-cell>
          <table:table-cell/>
          <table:table-cell table:formula="of:=[.M237]+1" office:value-type="float" office:value="226" calcext:value-type="float">
            <text:p>226</text:p>
          </table:table-cell>
          <table:table-cell table:formula="of:=[.M238]*[.$B$9]" office:value-type="float" office:value="22.6" calcext:value-type="float">
            <text:p>22.6</text:p>
          </table:table-cell>
          <table:table-cell table:formula="of:=[.P238]*[.$N$9]+[.O237]" office:value-type="float" office:value="0.0000012756425223986" calcext:value-type="float">
            <text:p>1.2756425223986E-06</text:p>
          </table:table-cell>
          <table:table-cell table:formula="of:=[.Q237]*[.$N$9]+[.P237]" office:value-type="float" office:value="-0.0000014406952349394" calcext:value-type="float">
            <text:p>-1.4406952349394E-06</text:p>
          </table:table-cell>
          <table:table-cell table:formula="of:=-[.$N$5]*[.O238]-[.$N$4]*(1-[.O238]^2)*[.P238]+[.$N$6]" office:value-type="float" office:value="0.000000165052712538449" calcext:value-type="float">
            <text:p>1.65052712538449E-07</text:p>
          </table:table-cell>
        </table:table-row>
        <table:table-row table:style-name="ro1">
          <table:table-cell table:formula="of:=[.A238]+1" office:value-type="float" office:value="227" calcext:value-type="float">
            <text:p>227</text:p>
          </table:table-cell>
          <table:table-cell table:formula="of:=[.A239]*[.$B$9]" office:value-type="float" office:value="22.7" calcext:value-type="float">
            <text:p>22.7</text:p>
          </table:table-cell>
          <table:table-cell table:formula="of:=[.D239]*[.$B$9]+[.C238]" office:value-type="float" office:value="0.000000570771410491254" calcext:value-type="float">
            <text:p>5.70771410491254E-07</text:p>
          </table:table-cell>
          <table:table-cell table:formula="of:=[.E238]*[.$B$9]+[.D238]" office:value-type="float" office:value="-0.000000705392246509555" calcext:value-type="float">
            <text:p>-7.05392246509555E-07</text:p>
          </table:table-cell>
          <table:table-cell table:formula="of:=-[.$B$5]*[.C239]-[.$B$4]*(1-[.C239]^2)*[.D239]+[.$B$6]" office:value-type="float" office:value="0.000000134620836018071" calcext:value-type="float">
            <text:p>1.34620836018071E-07</text:p>
          </table:table-cell>
          <table:table-cell table:formula="of:=[.F238]+[.$B$9]*[.K238]" office:value-type="float" office:value="-23.5391486209647" calcext:value-type="float">
            <text:p>-23.539148621</text:p>
          </table:table-cell>
          <table:table-cell table:formula="of:=[.G238]+[.$B$9]*[.H238]" office:value-type="float" office:value="-19.4222267797702" calcext:value-type="float">
            <text:p>-19.4222267798</text:p>
          </table:table-cell>
          <table:table-cell table:formula="of:=[.$B$6]-[.$B$4]*(1-[.F239]^2)*[.G239] - [.$B$5]*[.F239]" office:value-type="float" office:value="-10718.7297400553" calcext:value-type="float">
            <text:p>-10718.7297400553</text:p>
          </table:table-cell>
          <table:table-cell table:formula="of:=[.$B$6]-[.$B$4]*(1-[.J239]^2)*[.K239] - [.$B$5]*[.J239]" office:value-type="float" office:value="-172932771.354635" calcext:value-type="float">
            <text:p>-172932771.354635</text:p>
          </table:table-cell>
          <table:table-cell table:formula="of:=[.J238]+([.$B$9]/2) * ([.G239]+[.K239])" office:value-type="float" office:value="-211.895739941142" calcext:value-type="float">
            <text:p>-211.8957399411</text:p>
          </table:table-cell>
          <table:table-cell table:formula="of:=[.K238]+[.$B$9]/2 * ([.H239] + [.I238])" office:value-type="float" office:value="-3851.61664705727" calcext:value-type="float">
            <text:p>-3851.6166470573</text:p>
          </table:table-cell>
          <table:table-cell/>
          <table:table-cell table:formula="of:=[.M238]+1" office:value-type="float" office:value="227" calcext:value-type="float">
            <text:p>227</text:p>
          </table:table-cell>
          <table:table-cell table:formula="of:=[.M239]*[.$B$9]" office:value-type="float" office:value="22.7" calcext:value-type="float">
            <text:p>22.7</text:p>
          </table:table-cell>
          <table:table-cell table:formula="of:=[.P239]*[.$N$9]+[.O238]" office:value-type="float" office:value="0.00000113322352603005" calcext:value-type="float">
            <text:p>1.13322352603005E-06</text:p>
          </table:table-cell>
          <table:table-cell table:formula="of:=[.Q238]*[.$N$9]+[.P238]" office:value-type="float" office:value="-0.00000142418996368555" calcext:value-type="float">
            <text:p>-1.42418996368555E-06</text:p>
          </table:table-cell>
          <table:table-cell table:formula="of:=-[.$N$5]*[.O239]-[.$N$4]*(1-[.O239]^2)*[.P239]+[.$N$6]" office:value-type="float" office:value="0.000000290966437653675" calcext:value-type="float">
            <text:p>0.000000291</text:p>
          </table:table-cell>
        </table:table-row>
        <table:table-row table:style-name="ro1">
          <table:table-cell table:formula="of:=[.A239]+1" office:value-type="float" office:value="228" calcext:value-type="float">
            <text:p>228</text:p>
          </table:table-cell>
          <table:table-cell table:formula="of:=[.A240]*[.$B$9]" office:value-type="float" office:value="22.8" calcext:value-type="float">
            <text:p>22.8</text:p>
          </table:table-cell>
          <table:table-cell table:formula="of:=[.D240]*[.$B$9]+[.C239]" office:value-type="float" office:value="0.000000501578394200479" calcext:value-type="float">
            <text:p>5.01578394200479E-07</text:p>
          </table:table-cell>
          <table:table-cell table:formula="of:=[.E239]*[.$B$9]+[.D239]" office:value-type="float" office:value="-0.000000691930162907747" calcext:value-type="float">
            <text:p>-6.91930162907747E-07</text:p>
          </table:table-cell>
          <table:table-cell table:formula="of:=-[.$B$5]*[.C240]-[.$B$4]*(1-[.C240]^2)*[.D240]+[.$B$6]" office:value-type="float" office:value="0.000000190351768707094" calcext:value-type="float">
            <text:p>1.90351768707094E-07</text:p>
          </table:table-cell>
          <table:table-cell table:formula="of:=[.F239]+[.$B$9]*[.K239]" office:value-type="float" office:value="-408.700813326692" calcext:value-type="float">
            <text:p>-408.7008133267</text:p>
          </table:table-cell>
          <table:table-cell table:formula="of:=[.G239]+[.$B$9]*[.H239]" office:value-type="float" office:value="-1091.2952007853" calcext:value-type="float">
            <text:p>-1091.2952007853</text:p>
          </table:table-cell>
          <table:table-cell table:formula="of:=[.$B$6]-[.$B$4]*(1-[.F240]^2)*[.G240] - [.$B$5]*[.F240]" office:value-type="float" office:value="-182284472.369065" calcext:value-type="float">
            <text:p>-182284472.369065</text:p>
          </table:table-cell>
          <table:table-cell table:formula="of:=[.$B$6]-[.$B$4]*(1-[.J240]^2)*[.K240] - [.$B$5]*[.J240]" office:value-type="float" office:value="-1.40241058792701E+019" calcext:value-type="float">
            <text:p>-1.40241058792701E+019</text:p>
          </table:table-cell>
          <table:table-cell table:formula="of:=[.J239]+([.$B$9]/2) * ([.G240]+[.K240])" office:value-type="float" office:value="-888502.150641584" calcext:value-type="float">
            <text:p>-888502.150641584</text:p>
          </table:table-cell>
          <table:table-cell table:formula="of:=[.K239]+[.$B$9]/2 * ([.H240] + [.I239])" office:value-type="float" office:value="-17764713.8028321" calcext:value-type="float">
            <text:p>-17764713.8028321</text:p>
          </table:table-cell>
          <table:table-cell/>
          <table:table-cell table:formula="of:=[.M239]+1" office:value-type="float" office:value="228" calcext:value-type="float">
            <text:p>228</text:p>
          </table:table-cell>
          <table:table-cell table:formula="of:=[.M240]*[.$B$9]" office:value-type="float" office:value="22.8" calcext:value-type="float">
            <text:p>22.8</text:p>
          </table:table-cell>
          <table:table-cell table:formula="of:=[.P240]*[.$N$9]+[.O239]" office:value-type="float" office:value="0.00000099371419403803" calcext:value-type="float">
            <text:p>9.9371419403803E-07</text:p>
          </table:table-cell>
          <table:table-cell table:formula="of:=[.Q239]*[.$N$9]+[.P239]" office:value-type="float" office:value="-0.00000139509331992019" calcext:value-type="float">
            <text:p>-1.39509331992019E-06</text:p>
          </table:table-cell>
          <table:table-cell table:formula="of:=-[.$N$5]*[.O240]-[.$N$4]*(1-[.O240]^2)*[.P240]+[.$N$6]" office:value-type="float" office:value="0.000000401379125880777" calcext:value-type="float">
            <text:p>4.01379125880777E-07</text:p>
          </table:table-cell>
        </table:table-row>
        <table:table-row table:style-name="ro1">
          <table:table-cell table:formula="of:=[.A240]+1" office:value-type="float" office:value="229" calcext:value-type="float">
            <text:p>229</text:p>
          </table:table-cell>
          <table:table-cell table:formula="of:=[.A241]*[.$B$9]" office:value-type="float" office:value="22.9" calcext:value-type="float">
            <text:p>22.9</text:p>
          </table:table-cell>
          <table:table-cell table:formula="of:=[.D241]*[.$B$9]+[.C240]" office:value-type="float" office:value="0.000000434288895596775" calcext:value-type="float">
            <text:p>4.34288895596775E-07</text:p>
          </table:table-cell>
          <table:table-cell table:formula="of:=[.E240]*[.$B$9]+[.D240]" office:value-type="float" office:value="-0.000000672894986037038" calcext:value-type="float">
            <text:p>-6.72894986037038E-07</text:p>
          </table:table-cell>
          <table:table-cell table:formula="of:=-[.$B$5]*[.C241]-[.$B$4]*(1-[.C241]^2)*[.D241]+[.$B$6]" office:value-type="float" office:value="0.000000238606090440136" calcext:value-type="float">
            <text:p>2.38606090440136E-07</text:p>
          </table:table-cell>
          <table:table-cell table:formula="of:=[.F240]+[.$B$9]*[.K240]" office:value-type="float" office:value="-1776880.08109653" calcext:value-type="float">
            <text:p>-1776880.08109653</text:p>
          </table:table-cell>
          <table:table-cell table:formula="of:=[.G240]+[.$B$9]*[.H240]" office:value-type="float" office:value="-18229538.5321073" calcext:value-type="float">
            <text:p>-18229538.5321073</text:p>
          </table:table-cell>
          <table:table-cell table:formula="of:=[.$B$6]-[.$B$4]*(1-[.F241]^2)*[.G241] - [.$B$5]*[.F241]" office:value-type="float" office:value="-5.75561734620545E+019" calcext:value-type="float">
            <text:p>-5.75561734620545E+019</text:p>
          </table:table-cell>
          <table:table-cell table:formula="of:=[.$B$6]-[.$B$4]*(1-[.J241]^2)*[.K241] - [.$B$5]*[.J241]" office:value-type="float" office:value="-1.14612025663129E+053" calcext:value-type="float">
            <text:p>-1.14612025663129E+053</text:p>
          </table:table-cell>
          <table:table-cell table:formula="of:=[.J240]+([.$B$9]/2) * ([.G241]+[.K241])" office:value-type="float" office:value="-1.78950698356E+017" calcext:value-type="float">
            <text:p>-1.78950698356E+017</text:p>
          </table:table-cell>
          <table:table-cell table:formula="of:=[.K240]+[.$B$9]/2 * ([.H241] + [.I240])" office:value-type="float" office:value="-3.57901396708399E+018" calcext:value-type="float">
            <text:p>-3.57901396708399E+018</text:p>
          </table:table-cell>
          <table:table-cell/>
          <table:table-cell table:formula="of:=[.M240]+1" office:value-type="float" office:value="229" calcext:value-type="float">
            <text:p>229</text:p>
          </table:table-cell>
          <table:table-cell table:formula="of:=[.M241]*[.$B$9]" office:value-type="float" office:value="22.9" calcext:value-type="float">
            <text:p>22.9</text:p>
          </table:table-cell>
          <table:table-cell table:formula="of:=[.P241]*[.$N$9]+[.O240]" office:value-type="float" office:value="0.000000858218653304819" calcext:value-type="float">
            <text:p>8.58218653304819E-07</text:p>
          </table:table-cell>
          <table:table-cell table:formula="of:=[.Q240]*[.$N$9]+[.P240]" office:value-type="float" office:value="-0.00000135495540733211" calcext:value-type="float">
            <text:p>-0.000001355</text:p>
          </table:table-cell>
          <table:table-cell table:formula="of:=-[.$N$5]*[.O241]-[.$N$4]*(1-[.O241]^2)*[.P241]+[.$N$6]" office:value-type="float" office:value="0.00000049673675402629" calcext:value-type="float">
            <text:p>4.9673675402629E-07</text:p>
          </table:table-cell>
        </table:table-row>
        <table:table-row table:style-name="ro1">
          <table:table-cell table:formula="of:=[.A241]+1" office:value-type="float" office:value="230" calcext:value-type="float">
            <text:p>230</text:p>
          </table:table-cell>
          <table:table-cell table:formula="of:=[.A242]*[.$B$9]" office:value-type="float" office:value="23" calcext:value-type="float">
            <text:p>23</text:p>
          </table:table-cell>
          <table:table-cell table:formula="of:=[.D242]*[.$B$9]+[.C241]" office:value-type="float" office:value="0.000000369385457897473" calcext:value-type="float">
            <text:p>3.69385457897473E-07</text:p>
          </table:table-cell>
          <table:table-cell table:formula="of:=[.E241]*[.$B$9]+[.D241]" office:value-type="float" office:value="-0.000000649034376993024" calcext:value-type="float">
            <text:p>-0.000000649</text:p>
          </table:table-cell>
          <table:table-cell table:formula="of:=-[.$B$5]*[.C242]-[.$B$4]*(1-[.C242]^2)*[.D242]+[.$B$6]" office:value-type="float" office:value="0.000000279648919095463" calcext:value-type="float">
            <text:p>2.79648919095463E-07</text:p>
          </table:table-cell>
          <table:table-cell table:formula="of:=[.F241]+[.$B$9]*[.K241]" office:value-type="float" office:value="-3.57901396710176E+017" calcext:value-type="float">
            <text:p>-3.57901396710176E+017</text:p>
          </table:table-cell>
          <table:table-cell table:formula="of:=[.G241]+[.$B$9]*[.H241]" office:value-type="float" office:value="-5.75561734622368E+018" calcext:value-type="float">
            <text:p>-5.75561734622368E+018</text:p>
          </table:table-cell>
          <table:table-cell table:formula="of:=[.$B$6]-[.$B$4]*(1-[.F242]^2)*[.G242] - [.$B$5]*[.F242]" office:value-type="float" office:value="-7.37256651192428E+053" calcext:value-type="float">
            <text:p>-7.37256651192428E+053</text:p>
          </table:table-cell>
          <table:table-cell table:formula="of:=[.$B$6]-[.$B$4]*(1-[.J242]^2)*[.K242] - [.$B$5]*[.J242]" office:value-type="float" office:value="-1.93182583778246E+155" calcext:value-type="float">
            <text:p>-1.93182583778246E+155</text:p>
          </table:table-cell>
          <table:table-cell table:formula="of:=[.J241]+([.$B$9]/2) * ([.G242]+[.K242])" office:value-type="float" office:value="-2.12967169213889E+051" calcext:value-type="float">
            <text:p>-2.12967169213889E+051</text:p>
          </table:table-cell>
          <table:table-cell table:formula="of:=[.K241]+[.$B$9]/2 * ([.H242] + [.I241])" office:value-type="float" office:value="-4.25934338427779E+052" calcext:value-type="float">
            <text:p>-4.25934338427779E+052</text:p>
          </table:table-cell>
          <table:table-cell/>
          <table:table-cell table:formula="of:=[.M241]+1" office:value-type="float" office:value="230" calcext:value-type="float">
            <text:p>230</text:p>
          </table:table-cell>
          <table:table-cell table:formula="of:=[.M242]*[.$B$9]" office:value-type="float" office:value="23" calcext:value-type="float">
            <text:p>23</text:p>
          </table:table-cell>
          <table:table-cell table:formula="of:=[.P242]*[.$N$9]+[.O241]" office:value-type="float" office:value="0.000000727690480111872" calcext:value-type="float">
            <text:p>7.27690480111872E-07</text:p>
          </table:table-cell>
          <table:table-cell table:formula="of:=[.Q241]*[.$N$9]+[.P241]" office:value-type="float" office:value="-0.00000130528173192948" calcext:value-type="float">
            <text:p>-1.30528173192948E-06</text:p>
          </table:table-cell>
          <table:table-cell table:formula="of:=-[.$N$5]*[.O242]-[.$N$4]*(1-[.O242]^2)*[.P242]+[.$N$6]" office:value-type="float" office:value="0.000000577591251816916" calcext:value-type="float">
            <text:p>5.77591251816916E-07</text:p>
          </table:table-cell>
        </table:table-row>
        <table:table-row table:style-name="ro1">
          <table:table-cell table:formula="of:=[.A242]+1" office:value-type="float" office:value="231" calcext:value-type="float">
            <text:p>231</text:p>
          </table:table-cell>
          <table:table-cell table:formula="of:=[.A243]*[.$B$9]" office:value-type="float" office:value="23.1" calcext:value-type="float">
            <text:p>23.1</text:p>
          </table:table-cell>
          <table:table-cell table:formula="of:=[.D243]*[.$B$9]+[.C242]" office:value-type="float" office:value="0.000000307278509389125" calcext:value-type="float">
            <text:p>3.07278509389125E-07</text:p>
          </table:table-cell>
          <table:table-cell table:formula="of:=[.E242]*[.$B$9]+[.D242]" office:value-type="float" office:value="-0.000000621069485083478" calcext:value-type="float">
            <text:p>-6.21069485083478E-07</text:p>
          </table:table-cell>
          <table:table-cell table:formula="of:=-[.$B$5]*[.C243]-[.$B$4]*(1-[.C243]^2)*[.D243]+[.$B$6]" office:value-type="float" office:value="0.000000313790975694295" calcext:value-type="float">
            <text:p>3.13790975694295E-07</text:p>
          </table:table-cell>
          <table:table-cell table:formula="of:=[.F242]+[.$B$9]*[.K242]" office:value-type="float" office:value="-4.25934338427779E+051" calcext:value-type="float">
            <text:p>-4.25934338427779E+051</text:p>
          </table:table-cell>
          <table:table-cell table:formula="of:=[.G242]+[.$B$9]*[.H242]" office:value-type="float" office:value="-7.37256651192428E+052" calcext:value-type="float">
            <text:p>-7.37256651192428E+052</text:p>
          </table:table-cell>
          <table:table-cell table:formula="of:=[.$B$6]-[.$B$4]*(1-[.F243]^2)*[.G243] - [.$B$5]*[.F243]" office:value-type="float" office:value="-1.33753146375354E+156" calcext:value-type="float">
            <text:p>-1.33753146375354E+156</text:p>
          </table:table-cell>
          <table:table-cell table:formula="of:=[.$B$6]-[.$B$4]*(1-[.J243]^2)*[.K243] - [.$B$5]*[.J243]" office:value-type="string" office:string-value="" calcext:value-type="error">
            <text:p>#NUM!</text:p>
          </table:table-cell>
          <table:table-cell table:formula="of:=[.J242]+([.$B$9]/2) * ([.G243]+[.K243])" office:value-type="float" office:value="-3.82678511882947E+153" calcext:value-type="float">
            <text:p>-3.82678511882947E+153</text:p>
          </table:table-cell>
          <table:table-cell table:formula="of:=[.K242]+[.$B$9]/2 * ([.H243] + [.I242])" office:value-type="float" office:value="-7.65357023765893E+154" calcext:value-type="float">
            <text:p>-7.65357023765893E+154</text:p>
          </table:table-cell>
          <table:table-cell/>
          <table:table-cell table:formula="of:=[.M242]+1" office:value-type="float" office:value="231" calcext:value-type="float">
            <text:p>231</text:p>
          </table:table-cell>
          <table:table-cell table:formula="of:=[.M243]*[.$B$9]" office:value-type="float" office:value="23.1" calcext:value-type="float">
            <text:p>23.1</text:p>
          </table:table-cell>
          <table:table-cell table:formula="of:=[.P243]*[.$N$9]+[.O242]" office:value-type="float" office:value="0.000000602938219437093" calcext:value-type="float">
            <text:p>6.02938219437093E-07</text:p>
          </table:table-cell>
          <table:table-cell table:formula="of:=[.Q242]*[.$N$9]+[.P242]" office:value-type="float" office:value="-0.00000124752260674779" calcext:value-type="float">
            <text:p>-1.24752260674779E-06</text:p>
          </table:table-cell>
          <table:table-cell table:formula="of:=-[.$N$5]*[.O243]-[.$N$4]*(1-[.O243]^2)*[.P243]+[.$N$6]" office:value-type="float" office:value="0.000000644584387310241" calcext:value-type="float">
            <text:p>6.44584387310241E-07</text:p>
          </table:table-cell>
        </table:table-row>
        <table:table-row table:style-name="ro1">
          <table:table-cell table:formula="of:=[.A243]+1" office:value-type="float" office:value="232" calcext:value-type="float">
            <text:p>232</text:p>
          </table:table-cell>
          <table:table-cell table:formula="of:=[.A244]*[.$B$9]" office:value-type="float" office:value="23.2" calcext:value-type="float">
            <text:p>23.2</text:p>
          </table:table-cell>
          <table:table-cell table:formula="of:=[.D244]*[.$B$9]+[.C243]" office:value-type="float" office:value="0.00000024830947063772" calcext:value-type="float">
            <text:p>2.4830947063772E-07</text:p>
          </table:table-cell>
          <table:table-cell table:formula="of:=[.E243]*[.$B$9]+[.D243]" office:value-type="float" office:value="-0.000000589690387514049" calcext:value-type="float">
            <text:p>-5.89690387514049E-07</text:p>
          </table:table-cell>
          <table:table-cell table:formula="of:=-[.$B$5]*[.C244]-[.$B$4]*(1-[.C244]^2)*[.D244]+[.$B$6]" office:value-type="float" office:value="0.000000341380916876292" calcext:value-type="float">
            <text:p>3.41380916876292E-07</text:p>
          </table:table-cell>
          <table:table-cell table:formula="of:=[.F243]+[.$B$9]*[.K243]" office:value-type="float" office:value="-7.65357023765893E+153" calcext:value-type="float">
            <text:p>-7.65357023765893E+153</text:p>
          </table:table-cell>
          <table:table-cell table:formula="of:=[.G243]+[.$B$9]*[.H243]" office:value-type="float" office:value="-1.33753146375354E+155" calcext:value-type="float">
            <text:p>-1.33753146375354E+155</text:p>
          </table:table-cell>
          <table:table-cell table:formula="of:=[.$B$6]-[.$B$4]*(1-[.F244]^2)*[.G244] - [.$B$5]*[.F244]" office:value-type="string" office:string-value="" calcext:value-type="error">
            <text:p>#NUM!</text:p>
          </table:table-cell>
          <table:table-cell table:formula="of:=[.$B$6]-[.$B$4]*(1-[.J244]^2)*[.K244] - [.$B$5]*[.J244]" office:value-type="string" office:string-value="" calcext:value-type="error">
            <text:p>#NUM!</text:p>
          </table:table-cell>
          <table:table-cell table:formula="of:=[.J243]+([.$B$9]/2) * ([.G244]+[.K244])" office:value-type="string" office:string-value="" calcext:value-type="error">
            <text:p>#NUM!</text:p>
          </table:table-cell>
          <table:table-cell table:formula="of:=[.K243]+[.$B$9]/2 * ([.H244] + [.I243])" office:value-type="string" office:string-value="" calcext:value-type="error">
            <text:p>#NUM!</text:p>
          </table:table-cell>
          <table:table-cell/>
          <table:table-cell table:formula="of:=[.M243]+1" office:value-type="float" office:value="232" calcext:value-type="float">
            <text:p>232</text:p>
          </table:table-cell>
          <table:table-cell table:formula="of:=[.M244]*[.$B$9]" office:value-type="float" office:value="23.2" calcext:value-type="float">
            <text:p>23.2</text:p>
          </table:table-cell>
          <table:table-cell table:formula="of:=[.P244]*[.$N$9]+[.O243]" office:value-type="float" office:value="0.000000484631802635417" calcext:value-type="float">
            <text:p>4.84631802635417E-07</text:p>
          </table:table-cell>
          <table:table-cell table:formula="of:=[.Q243]*[.$N$9]+[.P243]" office:value-type="float" office:value="-0.00000118306416801676" calcext:value-type="float">
            <text:p>-1.18306416801676E-06</text:p>
          </table:table-cell>
          <table:table-cell table:formula="of:=-[.$N$5]*[.O244]-[.$N$4]*(1-[.O244]^2)*[.P244]+[.$N$6]" office:value-type="float" office:value="0.000000698432365381068" calcext:value-type="float">
            <text:p>6.98432365381068E-07</text:p>
          </table:table-cell>
        </table:table-row>
        <table:table-row table:style-name="ro1">
          <table:table-cell table:formula="of:=[.A244]+1" office:value-type="float" office:value="233" calcext:value-type="float">
            <text:p>233</text:p>
          </table:table-cell>
          <table:table-cell table:formula="of:=[.A245]*[.$B$9]" office:value-type="float" office:value="23.3" calcext:value-type="float">
            <text:p>23.3</text:p>
          </table:table-cell>
          <table:table-cell table:formula="of:=[.D245]*[.$B$9]+[.C244]" office:value-type="float" office:value="0.000000192754241055078" calcext:value-type="float">
            <text:p>1.92754241055078E-07</text:p>
          </table:table-cell>
          <table:table-cell table:formula="of:=[.E244]*[.$B$9]+[.D244]" office:value-type="float" office:value="-0.00000055555229582642" calcext:value-type="float">
            <text:p>-5.5555229582642E-07</text:p>
          </table:table-cell>
          <table:table-cell table:formula="of:=-[.$B$5]*[.C245]-[.$B$4]*(1-[.C245]^2)*[.D245]+[.$B$6]" office:value-type="float" office:value="0.000000362798054771321" calcext:value-type="float">
            <text:p>3.62798054771321E-07</text:p>
          </table:table-cell>
          <table:table-cell table:formula="of:=[.F244]+[.$B$9]*[.K244]" office:value-type="string" office:string-value="" calcext:value-type="error">
            <text:p>#NUM!</text:p>
          </table:table-cell>
          <table:table-cell table:formula="of:=[.G244]+[.$B$9]*[.H244]" office:value-type="string" office:string-value="" calcext:value-type="error">
            <text:p>#NUM!</text:p>
          </table:table-cell>
          <table:table-cell table:formula="of:=[.$B$6]-[.$B$4]*(1-[.F245]^2)*[.G245] - [.$B$5]*[.F245]" office:value-type="string" office:string-value="" calcext:value-type="error">
            <text:p>#NUM!</text:p>
          </table:table-cell>
          <table:table-cell table:formula="of:=[.$B$6]-[.$B$4]*(1-[.J245]^2)*[.K245] - [.$B$5]*[.J245]" office:value-type="string" office:string-value="" calcext:value-type="error">
            <text:p>#NUM!</text:p>
          </table:table-cell>
          <table:table-cell table:formula="of:=[.J244]+([.$B$9]/2) * ([.G245]+[.K245])" office:value-type="string" office:string-value="" calcext:value-type="error">
            <text:p>#NUM!</text:p>
          </table:table-cell>
          <table:table-cell table:formula="of:=[.K244]+[.$B$9]/2 * ([.H245] + [.I244])" office:value-type="string" office:string-value="" calcext:value-type="error">
            <text:p>#NUM!</text:p>
          </table:table-cell>
          <table:table-cell/>
          <table:table-cell table:formula="of:=[.M244]+1" office:value-type="float" office:value="233" calcext:value-type="float">
            <text:p>233</text:p>
          </table:table-cell>
          <table:table-cell table:formula="of:=[.M245]*[.$B$9]" office:value-type="float" office:value="23.3" calcext:value-type="float">
            <text:p>23.3</text:p>
          </table:table-cell>
          <table:table-cell table:formula="of:=[.P245]*[.$N$9]+[.O244]" office:value-type="float" office:value="0.000000373309709487551" calcext:value-type="float">
            <text:p>3.73309709487551E-07</text:p>
          </table:table-cell>
          <table:table-cell table:formula="of:=[.Q244]*[.$N$9]+[.P244]" office:value-type="float" office:value="-0.00000111322093147866" calcext:value-type="float">
            <text:p>-1.11322093147866E-06</text:p>
          </table:table-cell>
          <table:table-cell table:formula="of:=-[.$N$5]*[.O245]-[.$N$4]*(1-[.O245]^2)*[.P245]+[.$N$6]" office:value-type="float" office:value="0.00000073991122199095" calcext:value-type="float">
            <text:p>7.3991122199095E-07</text:p>
          </table:table-cell>
        </table:table-row>
        <table:table-row table:style-name="ro1">
          <table:table-cell table:formula="of:=[.A245]+1" office:value-type="float" office:value="234" calcext:value-type="float">
            <text:p>234</text:p>
          </table:table-cell>
          <table:table-cell table:formula="of:=[.A246]*[.$B$9]" office:value-type="float" office:value="23.4" calcext:value-type="float">
            <text:p>23.4</text:p>
          </table:table-cell>
          <table:table-cell table:formula="of:=[.D246]*[.$B$9]+[.C245]" office:value-type="float" office:value="0.000000140826992020149" calcext:value-type="float">
            <text:p>1.40826992020149E-07</text:p>
          </table:table-cell>
          <table:table-cell table:formula="of:=[.E245]*[.$B$9]+[.D245]" office:value-type="float" office:value="-0.000000519272490349287" calcext:value-type="float">
            <text:p>-5.19272490349287E-07</text:p>
          </table:table-cell>
          <table:table-cell table:formula="of:=-[.$B$5]*[.C246]-[.$B$4]*(1-[.C246]^2)*[.D246]+[.$B$6]" office:value-type="float" office:value="0.000000378445498329128" calcext:value-type="float">
            <text:p>3.78445498329128E-07</text:p>
          </table:table-cell>
          <table:table-cell table:formula="of:=[.F245]+[.$B$9]*[.K245]" office:value-type="string" office:string-value="" calcext:value-type="error">
            <text:p>#NUM!</text:p>
          </table:table-cell>
          <table:table-cell table:formula="of:=[.G245]+[.$B$9]*[.H245]" office:value-type="string" office:string-value="" calcext:value-type="error">
            <text:p>#NUM!</text:p>
          </table:table-cell>
          <table:table-cell table:formula="of:=[.$B$6]-[.$B$4]*(1-[.F246]^2)*[.G246] - [.$B$5]*[.F246]" office:value-type="string" office:string-value="" calcext:value-type="error">
            <text:p>#NUM!</text:p>
          </table:table-cell>
          <table:table-cell table:formula="of:=[.$B$6]-[.$B$4]*(1-[.J246]^2)*[.K246] - [.$B$5]*[.J246]" office:value-type="string" office:string-value="" calcext:value-type="error">
            <text:p>#NUM!</text:p>
          </table:table-cell>
          <table:table-cell table:formula="of:=[.J245]+([.$B$9]/2) * ([.G246]+[.K246])" office:value-type="string" office:string-value="" calcext:value-type="error">
            <text:p>#NUM!</text:p>
          </table:table-cell>
          <table:table-cell table:formula="of:=[.K245]+[.$B$9]/2 * ([.H246] + [.I245])" office:value-type="string" office:string-value="" calcext:value-type="error">
            <text:p>#NUM!</text:p>
          </table:table-cell>
          <table:table-cell/>
          <table:table-cell table:formula="of:=[.M245]+1" office:value-type="float" office:value="234" calcext:value-type="float">
            <text:p>234</text:p>
          </table:table-cell>
          <table:table-cell table:formula="of:=[.M246]*[.$B$9]" office:value-type="float" office:value="23.4" calcext:value-type="float">
            <text:p>23.4</text:p>
          </table:table-cell>
          <table:table-cell table:formula="of:=[.P246]*[.$N$9]+[.O245]" office:value-type="float" office:value="0.000000269386728559595" calcext:value-type="float">
            <text:p>2.69386728559595E-07</text:p>
          </table:table-cell>
          <table:table-cell table:formula="of:=[.Q245]*[.$N$9]+[.P245]" office:value-type="float" office:value="-0.00000103922980927956" calcext:value-type="float">
            <text:p>-1.03922980927956E-06</text:p>
          </table:table-cell>
          <table:table-cell table:formula="of:=-[.$N$5]*[.O246]-[.$N$4]*(1-[.O246]^2)*[.P246]+[.$N$6]" office:value-type="float" office:value="0.000000769843080719891" calcext:value-type="float">
            <text:p>7.69843080719891E-07</text:p>
          </table:table-cell>
        </table:table-row>
        <table:table-row table:style-name="ro1">
          <table:table-cell table:formula="of:=[.A246]+1" office:value-type="float" office:value="235" calcext:value-type="float">
            <text:p>235</text:p>
          </table:table-cell>
          <table:table-cell table:formula="of:=[.A247]*[.$B$9]" office:value-type="float" office:value="23.5" calcext:value-type="float">
            <text:p>23.5</text:p>
          </table:table-cell>
          <table:table-cell table:formula="of:=[.D247]*[.$B$9]+[.C246]" office:value-type="float" office:value="0.0000000926841979685119" calcext:value-type="float">
            <text:p>9.26841979685119E-08</text:p>
          </table:table-cell>
          <table:table-cell table:formula="of:=[.E246]*[.$B$9]+[.D246]" office:value-type="float" office:value="-0.000000481427940516375" calcext:value-type="float">
            <text:p>-4.81427940516375E-07</text:p>
          </table:table-cell>
          <table:table-cell table:formula="of:=-[.$B$5]*[.C247]-[.$B$4]*(1-[.C247]^2)*[.D247]+[.$B$6]" office:value-type="float" office:value="0.000000388743742547859" calcext:value-type="float">
            <text:p>3.88743742547859E-07</text:p>
          </table:table-cell>
          <table:table-cell table:formula="of:=[.F246]+[.$B$9]*[.K246]" office:value-type="string" office:string-value="" calcext:value-type="error">
            <text:p>#NUM!</text:p>
          </table:table-cell>
          <table:table-cell table:formula="of:=[.G246]+[.$B$9]*[.H246]" office:value-type="string" office:string-value="" calcext:value-type="error">
            <text:p>#NUM!</text:p>
          </table:table-cell>
          <table:table-cell table:formula="of:=[.$B$6]-[.$B$4]*(1-[.F247]^2)*[.G247] - [.$B$5]*[.F247]" office:value-type="string" office:string-value="" calcext:value-type="error">
            <text:p>#NUM!</text:p>
          </table:table-cell>
          <table:table-cell table:formula="of:=[.$B$6]-[.$B$4]*(1-[.J247]^2)*[.K247] - [.$B$5]*[.J247]" office:value-type="string" office:string-value="" calcext:value-type="error">
            <text:p>#NUM!</text:p>
          </table:table-cell>
          <table:table-cell table:formula="of:=[.J246]+([.$B$9]/2) * ([.G247]+[.K247])" office:value-type="string" office:string-value="" calcext:value-type="error">
            <text:p>#NUM!</text:p>
          </table:table-cell>
          <table:table-cell table:formula="of:=[.K246]+[.$B$9]/2 * ([.H247] + [.I246])" office:value-type="string" office:string-value="" calcext:value-type="error">
            <text:p>#NUM!</text:p>
          </table:table-cell>
          <table:table-cell/>
          <table:table-cell table:formula="of:=[.M246]+1" office:value-type="float" office:value="235" calcext:value-type="float">
            <text:p>235</text:p>
          </table:table-cell>
          <table:table-cell table:formula="of:=[.M247]*[.$B$9]" office:value-type="float" office:value="23.5" calcext:value-type="float">
            <text:p>23.5</text:p>
          </table:table-cell>
          <table:table-cell table:formula="of:=[.P247]*[.$N$9]+[.O246]" office:value-type="float" office:value="0.000000173162178438838" calcext:value-type="float">
            <text:p>1.73162178438838E-07</text:p>
          </table:table-cell>
          <table:table-cell table:formula="of:=[.Q246]*[.$N$9]+[.P246]" office:value-type="float" office:value="-0.000000962245501207572" calcext:value-type="float">
            <text:p>-9.62245501207572E-07</text:p>
          </table:table-cell>
          <table:table-cell table:formula="of:=-[.$N$5]*[.O247]-[.$N$4]*(1-[.O247]^2)*[.P247]+[.$N$6]" office:value-type="float" office:value="0.000000789083322768705" calcext:value-type="float">
            <text:p>7.89083322768705E-07</text:p>
          </table:table-cell>
        </table:table-row>
        <table:table-row table:style-name="ro1">
          <table:table-cell table:formula="of:=[.A247]+1" office:value-type="float" office:value="236" calcext:value-type="float">
            <text:p>236</text:p>
          </table:table-cell>
          <table:table-cell table:formula="of:=[.A248]*[.$B$9]" office:value-type="float" office:value="23.6" calcext:value-type="float">
            <text:p>23.6</text:p>
          </table:table-cell>
          <table:table-cell table:formula="of:=[.D248]*[.$B$9]+[.C247]" office:value-type="float" office:value="0.000000048428841342353" calcext:value-type="float">
            <text:p>4.8428841342353E-08</text:p>
          </table:table-cell>
          <table:table-cell table:formula="of:=[.E247]*[.$B$9]+[.D247]" office:value-type="float" office:value="-0.000000442553566261589" calcext:value-type="float">
            <text:p>-4.42553566261589E-07</text:p>
          </table:table-cell>
          <table:table-cell table:formula="of:=-[.$B$5]*[.C248]-[.$B$4]*(1-[.C248]^2)*[.D248]+[.$B$6]" office:value-type="float" office:value="0.000000394124724919235" calcext:value-type="float">
            <text:p>3.94124724919235E-07</text:p>
          </table:table-cell>
          <table:table-cell table:formula="of:=[.F247]+[.$B$9]*[.K247]" office:value-type="string" office:string-value="" calcext:value-type="error">
            <text:p>#NUM!</text:p>
          </table:table-cell>
          <table:table-cell table:formula="of:=[.G247]+[.$B$9]*[.H247]" office:value-type="string" office:string-value="" calcext:value-type="error">
            <text:p>#NUM!</text:p>
          </table:table-cell>
          <table:table-cell table:formula="of:=[.$B$6]-[.$B$4]*(1-[.F248]^2)*[.G248] - [.$B$5]*[.F248]" office:value-type="string" office:string-value="" calcext:value-type="error">
            <text:p>#NUM!</text:p>
          </table:table-cell>
          <table:table-cell table:formula="of:=[.$B$6]-[.$B$4]*(1-[.J248]^2)*[.K248] - [.$B$5]*[.J248]" office:value-type="string" office:string-value="" calcext:value-type="error">
            <text:p>#NUM!</text:p>
          </table:table-cell>
          <table:table-cell table:formula="of:=[.J247]+([.$B$9]/2) * ([.G248]+[.K248])" office:value-type="string" office:string-value="" calcext:value-type="error">
            <text:p>#NUM!</text:p>
          </table:table-cell>
          <table:table-cell table:formula="of:=[.K247]+[.$B$9]/2 * ([.H248] + [.I247])" office:value-type="string" office:string-value="" calcext:value-type="error">
            <text:p>#NUM!</text:p>
          </table:table-cell>
          <table:table-cell/>
          <table:table-cell table:formula="of:=[.M247]+1" office:value-type="float" office:value="236" calcext:value-type="float">
            <text:p>236</text:p>
          </table:table-cell>
          <table:table-cell table:formula="of:=[.M248]*[.$B$9]" office:value-type="float" office:value="23.6" calcext:value-type="float">
            <text:p>23.6</text:p>
          </table:table-cell>
          <table:table-cell table:formula="of:=[.P248]*[.$N$9]+[.O247]" office:value-type="float" office:value="0.0000000848284615457675" calcext:value-type="float">
            <text:p>8.48284615457675E-08</text:p>
          </table:table-cell>
          <table:table-cell table:formula="of:=[.Q247]*[.$N$9]+[.P247]" office:value-type="float" office:value="-0.000000883337168930701" calcext:value-type="float">
            <text:p>-8.83337168930701E-07</text:p>
          </table:table-cell>
          <table:table-cell table:formula="of:=-[.$N$5]*[.O248]-[.$N$4]*(1-[.O248]^2)*[.P248]+[.$N$6]" office:value-type="float" office:value="0.000000798508707384928" calcext:value-type="float">
            <text:p>7.98508707384928E-07</text:p>
          </table:table-cell>
        </table:table-row>
        <table:table-row table:style-name="ro1">
          <table:table-cell table:formula="of:=[.A248]+1" office:value-type="float" office:value="237" calcext:value-type="float">
            <text:p>237</text:p>
          </table:table-cell>
          <table:table-cell table:formula="of:=[.A249]*[.$B$9]" office:value-type="float" office:value="23.7" calcext:value-type="float">
            <text:p>23.7</text:p>
          </table:table-cell>
          <table:table-cell table:formula="of:=[.D249]*[.$B$9]+[.C248]" office:value-type="float" office:value="0.00000000811473196538651" calcext:value-type="float">
            <text:p>8.11473196538651E-09</text:p>
          </table:table-cell>
          <table:table-cell table:formula="of:=[.E248]*[.$B$9]+[.D248]" office:value-type="float" office:value="-0.000000403141093769665" calcext:value-type="float">
            <text:p>-4.03141093769665E-07</text:p>
          </table:table-cell>
          <table:table-cell table:formula="of:=-[.$B$5]*[.C249]-[.$B$4]*(1-[.C249]^2)*[.D249]+[.$B$6]" office:value-type="float" office:value="0.000000395026361804279" calcext:value-type="float">
            <text:p>0.000000395</text:p>
          </table:table-cell>
          <table:table-cell table:formula="of:=[.F248]+[.$B$9]*[.K248]" office:value-type="string" office:string-value="" calcext:value-type="error">
            <text:p>#NUM!</text:p>
          </table:table-cell>
          <table:table-cell table:formula="of:=[.G248]+[.$B$9]*[.H248]" office:value-type="string" office:string-value="" calcext:value-type="error">
            <text:p>#NUM!</text:p>
          </table:table-cell>
          <table:table-cell table:formula="of:=[.$B$6]-[.$B$4]*(1-[.F249]^2)*[.G249] - [.$B$5]*[.F249]" office:value-type="string" office:string-value="" calcext:value-type="error">
            <text:p>#NUM!</text:p>
          </table:table-cell>
          <table:table-cell table:formula="of:=[.$B$6]-[.$B$4]*(1-[.J249]^2)*[.K249] - [.$B$5]*[.J249]" office:value-type="string" office:string-value="" calcext:value-type="error">
            <text:p>#NUM!</text:p>
          </table:table-cell>
          <table:table-cell table:formula="of:=[.J248]+([.$B$9]/2) * ([.G249]+[.K249])" office:value-type="string" office:string-value="" calcext:value-type="error">
            <text:p>#NUM!</text:p>
          </table:table-cell>
          <table:table-cell table:formula="of:=[.K248]+[.$B$9]/2 * ([.H249] + [.I248])" office:value-type="string" office:string-value="" calcext:value-type="error">
            <text:p>#NUM!</text:p>
          </table:table-cell>
          <table:table-cell/>
          <table:table-cell table:formula="of:=[.M248]+1" office:value-type="float" office:value="237" calcext:value-type="float">
            <text:p>237</text:p>
          </table:table-cell>
          <table:table-cell table:formula="of:=[.M249]*[.$B$9]" office:value-type="float" office:value="23.7" calcext:value-type="float">
            <text:p>23.7</text:p>
          </table:table-cell>
          <table:table-cell table:formula="of:=[.P249]*[.$N$9]+[.O248]" office:value-type="float" office:value="0.00000000447983172654667" calcext:value-type="float">
            <text:p>4.47983172654667E-09</text:p>
          </table:table-cell>
          <table:table-cell table:formula="of:=[.Q248]*[.$N$9]+[.P248]" office:value-type="float" office:value="-0.000000803486298192209" calcext:value-type="float">
            <text:p>-8.03486298192209E-07</text:p>
          </table:table-cell>
          <table:table-cell table:formula="of:=-[.$N$5]*[.O249]-[.$N$4]*(1-[.O249]^2)*[.P249]+[.$N$6]" office:value-type="float" office:value="0.000000799006466465662" calcext:value-type="float">
            <text:p>0.000000799</text:p>
          </table:table-cell>
        </table:table-row>
        <table:table-row table:style-name="ro1">
          <table:table-cell table:formula="of:=[.A249]+1" office:value-type="float" office:value="238" calcext:value-type="float">
            <text:p>238</text:p>
          </table:table-cell>
          <table:table-cell table:formula="of:=[.A250]*[.$B$9]" office:value-type="float" office:value="23.8" calcext:value-type="float">
            <text:p>23.8</text:p>
          </table:table-cell>
          <table:table-cell table:formula="of:=[.D250]*[.$B$9]+[.C249]" office:value-type="float" office:value="-0.0000000282491137935372" calcext:value-type="float">
            <text:p>-2.82491137935372E-08</text:p>
          </table:table-cell>
          <table:table-cell table:formula="of:=[.E249]*[.$B$9]+[.D249]" office:value-type="float" office:value="-0.000000363638457589237" calcext:value-type="float">
            <text:p>-3.63638457589237E-07</text:p>
          </table:table-cell>
          <table:table-cell table:formula="of:=-[.$B$5]*[.C250]-[.$B$4]*(1-[.C250]^2)*[.D250]+[.$B$6]" office:value-type="float" office:value="0.000000391887571382774" calcext:value-type="float">
            <text:p>3.91887571382774E-07</text:p>
          </table:table-cell>
          <table:table-cell table:formula="of:=[.F249]+[.$B$9]*[.K249]" office:value-type="string" office:string-value="" calcext:value-type="error">
            <text:p>#NUM!</text:p>
          </table:table-cell>
          <table:table-cell table:formula="of:=[.G249]+[.$B$9]*[.H249]" office:value-type="string" office:string-value="" calcext:value-type="error">
            <text:p>#NUM!</text:p>
          </table:table-cell>
          <table:table-cell table:formula="of:=[.$B$6]-[.$B$4]*(1-[.F250]^2)*[.G250] - [.$B$5]*[.F250]" office:value-type="string" office:string-value="" calcext:value-type="error">
            <text:p>#NUM!</text:p>
          </table:table-cell>
          <table:table-cell table:formula="of:=[.$B$6]-[.$B$4]*(1-[.J250]^2)*[.K250] - [.$B$5]*[.J250]" office:value-type="string" office:string-value="" calcext:value-type="error">
            <text:p>#NUM!</text:p>
          </table:table-cell>
          <table:table-cell table:formula="of:=[.J249]+([.$B$9]/2) * ([.G250]+[.K250])" office:value-type="string" office:string-value="" calcext:value-type="error">
            <text:p>#NUM!</text:p>
          </table:table-cell>
          <table:table-cell table:formula="of:=[.K249]+[.$B$9]/2 * ([.H250] + [.I249])" office:value-type="string" office:string-value="" calcext:value-type="error">
            <text:p>#NUM!</text:p>
          </table:table-cell>
          <table:table-cell/>
          <table:table-cell table:formula="of:=[.M249]+1" office:value-type="float" office:value="238" calcext:value-type="float">
            <text:p>238</text:p>
          </table:table-cell>
          <table:table-cell table:formula="of:=[.M250]*[.$B$9]" office:value-type="float" office:value="23.8" calcext:value-type="float">
            <text:p>23.8</text:p>
          </table:table-cell>
          <table:table-cell table:formula="of:=[.P250]*[.$N$9]+[.O249]" office:value-type="float" office:value="-0.0000000678787334280176" calcext:value-type="float">
            <text:p>-6.78787334280176E-08</text:p>
          </table:table-cell>
          <table:table-cell table:formula="of:=[.Q249]*[.$N$9]+[.P249]" office:value-type="float" office:value="-0.000000723585651545642" calcext:value-type="float">
            <text:p>-7.23585651545642E-07</text:p>
          </table:table-cell>
          <table:table-cell table:formula="of:=-[.$N$5]*[.O250]-[.$N$4]*(1-[.O250]^2)*[.P250]+[.$N$6]" office:value-type="float" office:value="0.000000791464384973657" calcext:value-type="float">
            <text:p>7.91464384973657E-07</text:p>
          </table:table-cell>
        </table:table-row>
        <table:table-row table:style-name="ro1">
          <table:table-cell table:formula="of:=[.A250]+1" office:value-type="float" office:value="239" calcext:value-type="float">
            <text:p>239</text:p>
          </table:table-cell>
          <table:table-cell table:formula="of:=[.A251]*[.$B$9]" office:value-type="float" office:value="23.9" calcext:value-type="float">
            <text:p>23.9</text:p>
          </table:table-cell>
          <table:table-cell table:formula="of:=[.D251]*[.$B$9]+[.C250]" office:value-type="float" office:value="-0.0000000606940838386332" calcext:value-type="float">
            <text:p>-6.06940838386332E-08</text:p>
          </table:table-cell>
          <table:table-cell table:formula="of:=[.E250]*[.$B$9]+[.D250]" office:value-type="float" office:value="-0.00000032444970045096" calcext:value-type="float">
            <text:p>-3.2444970045096E-07</text:p>
          </table:table-cell>
          <table:table-cell table:formula="of:=-[.$B$5]*[.C251]-[.$B$4]*(1-[.C251]^2)*[.D251]+[.$B$6]" office:value-type="float" office:value="0.000000385143784289592" calcext:value-type="float">
            <text:p>3.85143784289592E-07</text:p>
          </table:table-cell>
          <table:table-cell table:formula="of:=[.F250]+[.$B$9]*[.K250]" office:value-type="string" office:string-value="" calcext:value-type="error">
            <text:p>#NUM!</text:p>
          </table:table-cell>
          <table:table-cell table:formula="of:=[.G250]+[.$B$9]*[.H250]" office:value-type="string" office:string-value="" calcext:value-type="error">
            <text:p>#NUM!</text:p>
          </table:table-cell>
          <table:table-cell table:formula="of:=[.$B$6]-[.$B$4]*(1-[.F251]^2)*[.G251] - [.$B$5]*[.F251]" office:value-type="string" office:string-value="" calcext:value-type="error">
            <text:p>#NUM!</text:p>
          </table:table-cell>
          <table:table-cell table:formula="of:=[.$B$6]-[.$B$4]*(1-[.J251]^2)*[.K251] - [.$B$5]*[.J251]" office:value-type="string" office:string-value="" calcext:value-type="error">
            <text:p>#NUM!</text:p>
          </table:table-cell>
          <table:table-cell table:formula="of:=[.J250]+([.$B$9]/2) * ([.G251]+[.K251])" office:value-type="string" office:string-value="" calcext:value-type="error">
            <text:p>#NUM!</text:p>
          </table:table-cell>
          <table:table-cell table:formula="of:=[.K250]+[.$B$9]/2 * ([.H251] + [.I250])" office:value-type="string" office:string-value="" calcext:value-type="error">
            <text:p>#NUM!</text:p>
          </table:table-cell>
          <table:table-cell/>
          <table:table-cell table:formula="of:=[.M250]+1" office:value-type="float" office:value="239" calcext:value-type="float">
            <text:p>239</text:p>
          </table:table-cell>
          <table:table-cell table:formula="of:=[.M251]*[.$B$9]" office:value-type="float" office:value="23.9" calcext:value-type="float">
            <text:p>23.9</text:p>
          </table:table-cell>
          <table:table-cell table:formula="of:=[.P251]*[.$N$9]+[.O250]" office:value-type="float" office:value="-0.000000132322654732845" calcext:value-type="float">
            <text:p>-1.32322654732845E-07</text:p>
          </table:table-cell>
          <table:table-cell table:formula="of:=[.Q250]*[.$N$9]+[.P250]" office:value-type="float" office:value="-0.000000644439213048277" calcext:value-type="float">
            <text:p>-6.44439213048277E-07</text:p>
          </table:table-cell>
          <table:table-cell table:formula="of:=-[.$N$5]*[.O251]-[.$N$4]*(1-[.O251]^2)*[.P251]+[.$N$6]" office:value-type="float" office:value="0.000000776761867781111" calcext:value-type="float">
            <text:p>7.76761867781111E-07</text:p>
          </table:table-cell>
        </table:table-row>
        <table:table-row table:style-name="ro1">
          <table:table-cell table:formula="of:=[.A251]+1" office:value-type="float" office:value="240" calcext:value-type="float">
            <text:p>240</text:p>
          </table:table-cell>
          <table:table-cell table:formula="of:=[.A252]*[.$B$9]" office:value-type="float" office:value="24" calcext:value-type="float">
            <text:p>24</text:p>
          </table:table-cell>
          <table:table-cell table:formula="of:=[.D252]*[.$B$9]+[.C251]" office:value-type="float" office:value="-0.0000000892876160408333" calcext:value-type="float">
            <text:p>-8.92876160408333E-08</text:p>
          </table:table-cell>
          <table:table-cell table:formula="of:=[.E251]*[.$B$9]+[.D251]" office:value-type="float" office:value="-0.000000285935322022001" calcext:value-type="float">
            <text:p>-2.85935322022001E-07</text:p>
          </table:table-cell>
          <table:table-cell table:formula="of:=-[.$B$5]*[.C252]-[.$B$4]*(1-[.C252]^2)*[.D252]+[.$B$6]" office:value-type="float" office:value="0.000000375222938062832" calcext:value-type="float">
            <text:p>3.75222938062832E-07</text:p>
          </table:table-cell>
          <table:table-cell table:formula="of:=[.F251]+[.$B$9]*[.K251]" office:value-type="string" office:string-value="" calcext:value-type="error">
            <text:p>#NUM!</text:p>
          </table:table-cell>
          <table:table-cell table:formula="of:=[.G251]+[.$B$9]*[.H251]" office:value-type="string" office:string-value="" calcext:value-type="error">
            <text:p>#NUM!</text:p>
          </table:table-cell>
          <table:table-cell table:formula="of:=[.$B$6]-[.$B$4]*(1-[.F252]^2)*[.G252] - [.$B$5]*[.F252]" office:value-type="string" office:string-value="" calcext:value-type="error">
            <text:p>#NUM!</text:p>
          </table:table-cell>
          <table:table-cell table:formula="of:=[.$B$6]-[.$B$4]*(1-[.J252]^2)*[.K252] - [.$B$5]*[.J252]" office:value-type="string" office:string-value="" calcext:value-type="error">
            <text:p>#NUM!</text:p>
          </table:table-cell>
          <table:table-cell table:formula="of:=[.J251]+([.$B$9]/2) * ([.G252]+[.K252])" office:value-type="string" office:string-value="" calcext:value-type="error">
            <text:p>#NUM!</text:p>
          </table:table-cell>
          <table:table-cell table:formula="of:=[.K251]+[.$B$9]/2 * ([.H252] + [.I251])" office:value-type="string" office:string-value="" calcext:value-type="error">
            <text:p>#NUM!</text:p>
          </table:table-cell>
          <table:table-cell/>
          <table:table-cell table:formula="of:=[.M251]+1" office:value-type="float" office:value="240" calcext:value-type="float">
            <text:p>240</text:p>
          </table:table-cell>
          <table:table-cell table:formula="of:=[.M252]*[.$B$9]" office:value-type="float" office:value="24" calcext:value-type="float">
            <text:p>24</text:p>
          </table:table-cell>
          <table:table-cell table:formula="of:=[.P252]*[.$N$9]+[.O251]" office:value-type="float" office:value="-0.000000188998957359862" calcext:value-type="float">
            <text:p>-0.000000189</text:p>
          </table:table-cell>
          <table:table-cell table:formula="of:=[.Q251]*[.$N$9]+[.P251]" office:value-type="float" office:value="-0.000000566763026270166" calcext:value-type="float">
            <text:p>-5.66763026270166E-07</text:p>
          </table:table-cell>
          <table:table-cell table:formula="of:=-[.$N$5]*[.O252]-[.$N$4]*(1-[.O252]^2)*[.P252]+[.$N$6]" office:value-type="float" office:value="0.000000755761983630007" calcext:value-type="float">
            <text:p>7.55761983630007E-07</text:p>
          </table:table-cell>
        </table:table-row>
        <table:table-row table:style-name="ro1">
          <table:table-cell table:formula="of:=[.A252]+1" office:value-type="float" office:value="241" calcext:value-type="float">
            <text:p>241</text:p>
          </table:table-cell>
          <table:table-cell table:formula="of:=[.A253]*[.$B$9]" office:value-type="float" office:value="24.1" calcext:value-type="float">
            <text:p>24.1</text:p>
          </table:table-cell>
          <table:table-cell table:formula="of:=[.D253]*[.$B$9]+[.C252]" office:value-type="float" office:value="-0.000000114128918862405" calcext:value-type="float">
            <text:p>-1.14128918862405E-07</text:p>
          </table:table-cell>
          <table:table-cell table:formula="of:=[.E252]*[.$B$9]+[.D252]" office:value-type="float" office:value="-0.000000248413028215718" calcext:value-type="float">
            <text:p>-2.48413028215718E-07</text:p>
          </table:table-cell>
          <table:table-cell table:formula="of:=-[.$B$5]*[.C253]-[.$B$4]*(1-[.C253]^2)*[.D253]+[.$B$6]" office:value-type="float" office:value="0.000000362541947078119" calcext:value-type="float">
            <text:p>3.62541947078119E-07</text:p>
          </table:table-cell>
          <table:table-cell table:formula="of:=[.F252]+[.$B$9]*[.K252]" office:value-type="string" office:string-value="" calcext:value-type="error">
            <text:p>#NUM!</text:p>
          </table:table-cell>
          <table:table-cell table:formula="of:=[.G252]+[.$B$9]*[.H252]" office:value-type="string" office:string-value="" calcext:value-type="error">
            <text:p>#NUM!</text:p>
          </table:table-cell>
          <table:table-cell table:formula="of:=[.$B$6]-[.$B$4]*(1-[.F253]^2)*[.G253] - [.$B$5]*[.F253]" office:value-type="string" office:string-value="" calcext:value-type="error">
            <text:p>#NUM!</text:p>
          </table:table-cell>
          <table:table-cell table:formula="of:=[.$B$6]-[.$B$4]*(1-[.J253]^2)*[.K253] - [.$B$5]*[.J253]" office:value-type="string" office:string-value="" calcext:value-type="error">
            <text:p>#NUM!</text:p>
          </table:table-cell>
          <table:table-cell table:formula="of:=[.J252]+([.$B$9]/2) * ([.G253]+[.K253])" office:value-type="string" office:string-value="" calcext:value-type="error">
            <text:p>#NUM!</text:p>
          </table:table-cell>
          <table:table-cell table:formula="of:=[.K252]+[.$B$9]/2 * ([.H253] + [.I252])" office:value-type="string" office:string-value="" calcext:value-type="error">
            <text:p>#NUM!</text:p>
          </table:table-cell>
          <table:table-cell/>
          <table:table-cell table:formula="of:=[.M252]+1" office:value-type="float" office:value="241" calcext:value-type="float">
            <text:p>241</text:p>
          </table:table-cell>
          <table:table-cell table:formula="of:=[.M253]*[.$B$9]" office:value-type="float" office:value="24.1" calcext:value-type="float">
            <text:p>24.1</text:p>
          </table:table-cell>
          <table:table-cell table:formula="of:=[.P253]*[.$N$9]+[.O252]" office:value-type="float" office:value="-0.000000238117640150578" calcext:value-type="float">
            <text:p>-2.38117640150578E-07</text:p>
          </table:table-cell>
          <table:table-cell table:formula="of:=[.Q252]*[.$N$9]+[.P252]" office:value-type="float" office:value="-0.000000491186827907165" calcext:value-type="float">
            <text:p>-4.91186827907165E-07</text:p>
          </table:table-cell>
          <table:table-cell table:formula="of:=-[.$N$5]*[.O253]-[.$N$4]*(1-[.O253]^2)*[.P253]+[.$N$6]" office:value-type="float" office:value="0.000000729304468057716" calcext:value-type="float">
            <text:p>7.29304468057716E-07</text:p>
          </table:table-cell>
        </table:table-row>
        <table:table-row table:style-name="ro1">
          <table:table-cell table:formula="of:=[.A253]+1" office:value-type="float" office:value="242" calcext:value-type="float">
            <text:p>242</text:p>
          </table:table-cell>
          <table:table-cell table:formula="of:=[.A254]*[.$B$9]" office:value-type="float" office:value="24.2" calcext:value-type="float">
            <text:p>24.2</text:p>
          </table:table-cell>
          <table:table-cell table:formula="of:=[.D254]*[.$B$9]+[.C253]" office:value-type="float" office:value="-0.000000135344802213196" calcext:value-type="float">
            <text:p>-1.35344802213196E-07</text:p>
          </table:table-cell>
          <table:table-cell table:formula="of:=[.E253]*[.$B$9]+[.D253]" office:value-type="float" office:value="-0.000000212158833507906" calcext:value-type="float">
            <text:p>-2.12158833507906E-07</text:p>
          </table:table-cell>
          <table:table-cell table:formula="of:=-[.$B$5]*[.C254]-[.$B$4]*(1-[.C254]^2)*[.D254]+[.$B$6]" office:value-type="float" office:value="0.000000347503635721097" calcext:value-type="float">
            <text:p>3.47503635721097E-07</text:p>
          </table:table-cell>
          <table:table-cell table:formula="of:=[.F253]+[.$B$9]*[.K253]" office:value-type="string" office:string-value="" calcext:value-type="error">
            <text:p>#NUM!</text:p>
          </table:table-cell>
          <table:table-cell table:formula="of:=[.G253]+[.$B$9]*[.H253]" office:value-type="string" office:string-value="" calcext:value-type="error">
            <text:p>#NUM!</text:p>
          </table:table-cell>
          <table:table-cell table:formula="of:=[.$B$6]-[.$B$4]*(1-[.F254]^2)*[.G254] - [.$B$5]*[.F254]" office:value-type="string" office:string-value="" calcext:value-type="error">
            <text:p>#NUM!</text:p>
          </table:table-cell>
          <table:table-cell table:formula="of:=[.$B$6]-[.$B$4]*(1-[.J254]^2)*[.K254] - [.$B$5]*[.J254]" office:value-type="string" office:string-value="" calcext:value-type="error">
            <text:p>#NUM!</text:p>
          </table:table-cell>
          <table:table-cell table:formula="of:=[.J253]+([.$B$9]/2) * ([.G254]+[.K254])" office:value-type="string" office:string-value="" calcext:value-type="error">
            <text:p>#NUM!</text:p>
          </table:table-cell>
          <table:table-cell table:formula="of:=[.K253]+[.$B$9]/2 * ([.H254] + [.I253])" office:value-type="string" office:string-value="" calcext:value-type="error">
            <text:p>#NUM!</text:p>
          </table:table-cell>
          <table:table-cell/>
          <table:table-cell table:formula="of:=[.M253]+1" office:value-type="float" office:value="242" calcext:value-type="float">
            <text:p>242</text:p>
          </table:table-cell>
          <table:table-cell table:formula="of:=[.M254]*[.$B$9]" office:value-type="float" office:value="24.2" calcext:value-type="float">
            <text:p>24.2</text:p>
          </table:table-cell>
          <table:table-cell table:formula="of:=[.P254]*[.$N$9]+[.O253]" office:value-type="float" office:value="-0.000000279943278260718" calcext:value-type="float">
            <text:p>-2.79943278260718E-07</text:p>
          </table:table-cell>
          <table:table-cell table:formula="of:=[.Q253]*[.$N$9]+[.P253]" office:value-type="float" office:value="-0.000000418256381101393" calcext:value-type="float">
            <text:p>-4.18256381101393E-07</text:p>
          </table:table-cell>
          <table:table-cell table:formula="of:=-[.$N$5]*[.O254]-[.$N$4]*(1-[.O254]^2)*[.P254]+[.$N$6]" office:value-type="float" office:value="0.000000698199659362078" calcext:value-type="float">
            <text:p>6.98199659362078E-07</text:p>
          </table:table-cell>
        </table:table-row>
        <table:table-row table:style-name="ro1">
          <table:table-cell table:formula="of:=[.A254]+1" office:value-type="float" office:value="243" calcext:value-type="float">
            <text:p>243</text:p>
          </table:table-cell>
          <table:table-cell table:formula="of:=[.A255]*[.$B$9]" office:value-type="float" office:value="24.3" calcext:value-type="float">
            <text:p>24.3</text:p>
          </table:table-cell>
          <table:table-cell table:formula="of:=[.D255]*[.$B$9]+[.C254]" office:value-type="float" office:value="-0.000000153085649206775" calcext:value-type="float">
            <text:p>-1.53085649206775E-07</text:p>
          </table:table-cell>
          <table:table-cell table:formula="of:=[.E254]*[.$B$9]+[.D254]" office:value-type="float" office:value="-0.000000177408469935796" calcext:value-type="float">
            <text:p>-1.77408469935796E-07</text:p>
          </table:table-cell>
          <table:table-cell table:formula="of:=-[.$B$5]*[.C255]-[.$B$4]*(1-[.C255]^2)*[.D255]+[.$B$6]" office:value-type="float" office:value="0.000000330494119142567" calcext:value-type="float">
            <text:p>3.30494119142567E-07</text:p>
          </table:table-cell>
          <table:table-cell table:formula="of:=[.F254]+[.$B$9]*[.K254]" office:value-type="string" office:string-value="" calcext:value-type="error">
            <text:p>#NUM!</text:p>
          </table:table-cell>
          <table:table-cell table:formula="of:=[.G254]+[.$B$9]*[.H254]" office:value-type="string" office:string-value="" calcext:value-type="error">
            <text:p>#NUM!</text:p>
          </table:table-cell>
          <table:table-cell table:formula="of:=[.$B$6]-[.$B$4]*(1-[.F255]^2)*[.G255] - [.$B$5]*[.F255]" office:value-type="string" office:string-value="" calcext:value-type="error">
            <text:p>#NUM!</text:p>
          </table:table-cell>
          <table:table-cell table:formula="of:=[.$B$6]-[.$B$4]*(1-[.J255]^2)*[.K255] - [.$B$5]*[.J255]" office:value-type="string" office:string-value="" calcext:value-type="error">
            <text:p>#NUM!</text:p>
          </table:table-cell>
          <table:table-cell table:formula="of:=[.J254]+([.$B$9]/2) * ([.G255]+[.K255])" office:value-type="string" office:string-value="" calcext:value-type="error">
            <text:p>#NUM!</text:p>
          </table:table-cell>
          <table:table-cell table:formula="of:=[.K254]+[.$B$9]/2 * ([.H255] + [.I254])" office:value-type="string" office:string-value="" calcext:value-type="error">
            <text:p>#NUM!</text:p>
          </table:table-cell>
          <table:table-cell/>
          <table:table-cell table:formula="of:=[.M254]+1" office:value-type="float" office:value="243" calcext:value-type="float">
            <text:p>243</text:p>
          </table:table-cell>
          <table:table-cell table:formula="of:=[.M255]*[.$B$9]" office:value-type="float" office:value="24.3" calcext:value-type="float">
            <text:p>24.3</text:p>
          </table:table-cell>
          <table:table-cell table:formula="of:=[.P255]*[.$N$9]+[.O254]" office:value-type="float" office:value="-0.000000314786919777236" calcext:value-type="float">
            <text:p>-3.14786919777236E-07</text:p>
          </table:table-cell>
          <table:table-cell table:formula="of:=[.Q254]*[.$N$9]+[.P254]" office:value-type="float" office:value="-0.000000348436415165186" calcext:value-type="float">
            <text:p>-3.48436415165186E-07</text:p>
          </table:table-cell>
          <table:table-cell table:formula="of:=-[.$N$5]*[.O255]-[.$N$4]*(1-[.O255]^2)*[.P255]+[.$N$6]" office:value-type="float" office:value="0.000000663223334942387" calcext:value-type="float">
            <text:p>6.63223334942387E-07</text:p>
          </table:table-cell>
        </table:table-row>
        <table:table-row table:style-name="ro1">
          <table:table-cell table:formula="of:=[.A255]+1" office:value-type="float" office:value="244" calcext:value-type="float">
            <text:p>244</text:p>
          </table:table-cell>
          <table:table-cell table:formula="of:=[.A256]*[.$B$9]" office:value-type="float" office:value="24.4" calcext:value-type="float">
            <text:p>24.4</text:p>
          </table:table-cell>
          <table:table-cell table:formula="of:=[.D256]*[.$B$9]+[.C255]" office:value-type="float" office:value="-0.000000167521555008929" calcext:value-type="float">
            <text:p>-1.67521555008929E-07</text:p>
          </table:table-cell>
          <table:table-cell table:formula="of:=[.E255]*[.$B$9]+[.D255]" office:value-type="float" office:value="-0.000000144359058021539" calcext:value-type="float">
            <text:p>-1.44359058021539E-07</text:p>
          </table:table-cell>
          <table:table-cell table:formula="of:=-[.$B$5]*[.C256]-[.$B$4]*(1-[.C256]^2)*[.D256]+[.$B$6]" office:value-type="float" office:value="0.000000311880613030464" calcext:value-type="float">
            <text:p>3.11880613030464E-07</text:p>
          </table:table-cell>
          <table:table-cell table:formula="of:=[.F255]+[.$B$9]*[.K255]" office:value-type="string" office:string-value="" calcext:value-type="error">
            <text:p>#NUM!</text:p>
          </table:table-cell>
          <table:table-cell table:formula="of:=[.G255]+[.$B$9]*[.H255]" office:value-type="string" office:string-value="" calcext:value-type="error">
            <text:p>#NUM!</text:p>
          </table:table-cell>
          <table:table-cell table:formula="of:=[.$B$6]-[.$B$4]*(1-[.F256]^2)*[.G256] - [.$B$5]*[.F256]" office:value-type="string" office:string-value="" calcext:value-type="error">
            <text:p>#NUM!</text:p>
          </table:table-cell>
          <table:table-cell table:formula="of:=[.$B$6]-[.$B$4]*(1-[.J256]^2)*[.K256] - [.$B$5]*[.J256]" office:value-type="string" office:string-value="" calcext:value-type="error">
            <text:p>#NUM!</text:p>
          </table:table-cell>
          <table:table-cell table:formula="of:=[.J255]+([.$B$9]/2) * ([.G256]+[.K256])" office:value-type="string" office:string-value="" calcext:value-type="error">
            <text:p>#NUM!</text:p>
          </table:table-cell>
          <table:table-cell table:formula="of:=[.K255]+[.$B$9]/2 * ([.H256] + [.I255])" office:value-type="string" office:string-value="" calcext:value-type="error">
            <text:p>#NUM!</text:p>
          </table:table-cell>
          <table:table-cell/>
          <table:table-cell table:formula="of:=[.M255]+1" office:value-type="float" office:value="244" calcext:value-type="float">
            <text:p>244</text:p>
          </table:table-cell>
          <table:table-cell table:formula="of:=[.M256]*[.$B$9]" office:value-type="float" office:value="24.4" calcext:value-type="float">
            <text:p>24.4</text:p>
          </table:table-cell>
          <table:table-cell table:formula="of:=[.P256]*[.$N$9]+[.O255]" office:value-type="float" office:value="-0.000000342998327944331" calcext:value-type="float">
            <text:p>-0.000000343</text:p>
          </table:table-cell>
          <table:table-cell table:formula="of:=[.Q255]*[.$N$9]+[.P255]" office:value-type="float" office:value="-0.000000282114081670947" calcext:value-type="float">
            <text:p>-2.82114081670947E-07</text:p>
          </table:table-cell>
          <table:table-cell table:formula="of:=-[.$N$5]*[.O256]-[.$N$4]*(1-[.O256]^2)*[.P256]+[.$N$6]" office:value-type="float" office:value="0.000000625112409615245" calcext:value-type="float">
            <text:p>6.25112409615245E-07</text:p>
          </table:table-cell>
        </table:table-row>
        <table:table-row table:style-name="ro1">
          <table:table-cell table:formula="of:=[.A256]+1" office:value-type="float" office:value="245" calcext:value-type="float">
            <text:p>245</text:p>
          </table:table-cell>
          <table:table-cell table:formula="of:=[.A257]*[.$B$9]" office:value-type="float" office:value="24.5" calcext:value-type="float">
            <text:p>24.5</text:p>
          </table:table-cell>
          <table:table-cell table:formula="of:=[.D257]*[.$B$9]+[.C256]" office:value-type="float" office:value="-0.000000178838654680778" calcext:value-type="float">
            <text:p>-1.78838654680778E-07</text:p>
          </table:table-cell>
          <table:table-cell table:formula="of:=[.E256]*[.$B$9]+[.D256]" office:value-type="float" office:value="-0.000000113170996718493" calcext:value-type="float">
            <text:p>-1.13170996718493E-07</text:p>
          </table:table-cell>
          <table:table-cell table:formula="of:=-[.$B$5]*[.C257]-[.$B$4]*(1-[.C257]^2)*[.D257]+[.$B$6]" office:value-type="float" office:value="0.000000292009651399268" calcext:value-type="float">
            <text:p>0.000000292</text:p>
          </table:table-cell>
          <table:table-cell table:formula="of:=[.F256]+[.$B$9]*[.K256]" office:value-type="string" office:string-value="" calcext:value-type="error">
            <text:p>#NUM!</text:p>
          </table:table-cell>
          <table:table-cell table:formula="of:=[.G256]+[.$B$9]*[.H256]" office:value-type="string" office:string-value="" calcext:value-type="error">
            <text:p>#NUM!</text:p>
          </table:table-cell>
          <table:table-cell table:formula="of:=[.$B$6]-[.$B$4]*(1-[.F257]^2)*[.G257] - [.$B$5]*[.F257]" office:value-type="string" office:string-value="" calcext:value-type="error">
            <text:p>#NUM!</text:p>
          </table:table-cell>
          <table:table-cell table:formula="of:=[.$B$6]-[.$B$4]*(1-[.J257]^2)*[.K257] - [.$B$5]*[.J257]" office:value-type="string" office:string-value="" calcext:value-type="error">
            <text:p>#NUM!</text:p>
          </table:table-cell>
          <table:table-cell table:formula="of:=[.J256]+([.$B$9]/2) * ([.G257]+[.K257])" office:value-type="string" office:string-value="" calcext:value-type="error">
            <text:p>#NUM!</text:p>
          </table:table-cell>
          <table:table-cell table:formula="of:=[.K256]+[.$B$9]/2 * ([.H257] + [.I256])" office:value-type="string" office:string-value="" calcext:value-type="error">
            <text:p>#NUM!</text:p>
          </table:table-cell>
          <table:table-cell/>
          <table:table-cell table:formula="of:=[.M256]+1" office:value-type="float" office:value="245" calcext:value-type="float">
            <text:p>245</text:p>
          </table:table-cell>
          <table:table-cell table:formula="of:=[.M257]*[.$B$9]" office:value-type="float" office:value="24.5" calcext:value-type="float">
            <text:p>24.5</text:p>
          </table:table-cell>
          <table:table-cell table:formula="of:=[.P257]*[.$N$9]+[.O256]" office:value-type="float" office:value="-0.000000364958612015273" calcext:value-type="float">
            <text:p>-0.000000365</text:p>
          </table:table-cell>
          <table:table-cell table:formula="of:=[.Q256]*[.$N$9]+[.P256]" office:value-type="float" office:value="-0.000000219602840709422" calcext:value-type="float">
            <text:p>-2.19602840709422E-07</text:p>
          </table:table-cell>
          <table:table-cell table:formula="of:=-[.$N$5]*[.O257]-[.$N$4]*(1-[.O257]^2)*[.P257]+[.$N$6]" office:value-type="float" office:value="0.000000584561452724666" calcext:value-type="float">
            <text:p>5.84561452724666E-07</text:p>
          </table:table-cell>
        </table:table-row>
        <table:table-row table:style-name="ro1">
          <table:table-cell table:formula="of:=[.A257]+1" office:value-type="float" office:value="246" calcext:value-type="float">
            <text:p>246</text:p>
          </table:table-cell>
          <table:table-cell table:formula="of:=[.A258]*[.$B$9]" office:value-type="float" office:value="24.6" calcext:value-type="float">
            <text:p>24.6</text:p>
          </table:table-cell>
          <table:table-cell table:formula="of:=[.D258]*[.$B$9]+[.C257]" office:value-type="float" office:value="-0.000000187235657838635" calcext:value-type="float">
            <text:p>-1.87235657838635E-07</text:p>
          </table:table-cell>
          <table:table-cell table:formula="of:=[.E257]*[.$B$9]+[.D257]" office:value-type="float" office:value="-0.000000083970031578566" calcext:value-type="float">
            <text:p>-0.000000084</text:p>
          </table:table-cell>
          <table:table-cell table:formula="of:=-[.$B$5]*[.C258]-[.$B$4]*(1-[.C258]^2)*[.D258]+[.$B$6]" office:value-type="float" office:value="0.000000271205689417198" calcext:value-type="float">
            <text:p>2.71205689417198E-07</text:p>
          </table:table-cell>
          <table:table-cell table:formula="of:=[.F257]+[.$B$9]*[.K257]" office:value-type="string" office:string-value="" calcext:value-type="error">
            <text:p>#NUM!</text:p>
          </table:table-cell>
          <table:table-cell table:formula="of:=[.G257]+[.$B$9]*[.H257]" office:value-type="string" office:string-value="" calcext:value-type="error">
            <text:p>#NUM!</text:p>
          </table:table-cell>
          <table:table-cell table:formula="of:=[.$B$6]-[.$B$4]*(1-[.F258]^2)*[.G258] - [.$B$5]*[.F258]" office:value-type="string" office:string-value="" calcext:value-type="error">
            <text:p>#NUM!</text:p>
          </table:table-cell>
          <table:table-cell table:formula="of:=[.$B$6]-[.$B$4]*(1-[.J258]^2)*[.K258] - [.$B$5]*[.J258]" office:value-type="string" office:string-value="" calcext:value-type="error">
            <text:p>#NUM!</text:p>
          </table:table-cell>
          <table:table-cell table:formula="of:=[.J257]+([.$B$9]/2) * ([.G258]+[.K258])" office:value-type="string" office:string-value="" calcext:value-type="error">
            <text:p>#NUM!</text:p>
          </table:table-cell>
          <table:table-cell table:formula="of:=[.K257]+[.$B$9]/2 * ([.H258] + [.I257])" office:value-type="string" office:string-value="" calcext:value-type="error">
            <text:p>#NUM!</text:p>
          </table:table-cell>
          <table:table-cell/>
          <table:table-cell table:formula="of:=[.M257]+1" office:value-type="float" office:value="246" calcext:value-type="float">
            <text:p>246</text:p>
          </table:table-cell>
          <table:table-cell table:formula="of:=[.M258]*[.$B$9]" office:value-type="float" office:value="24.6" calcext:value-type="float">
            <text:p>24.6</text:p>
          </table:table-cell>
          <table:table-cell table:formula="of:=[.P258]*[.$N$9]+[.O257]" office:value-type="float" office:value="-0.000000381073281558969" calcext:value-type="float">
            <text:p>-3.81073281558969E-07</text:p>
          </table:table-cell>
          <table:table-cell table:formula="of:=[.Q257]*[.$N$9]+[.P257]" office:value-type="float" office:value="-0.000000161146695436956" calcext:value-type="float">
            <text:p>-1.61146695436956E-07</text:p>
          </table:table-cell>
          <table:table-cell table:formula="of:=-[.$N$5]*[.O258]-[.$N$4]*(1-[.O258]^2)*[.P258]+[.$N$6]" office:value-type="float" office:value="0.000000542219976995901" calcext:value-type="float">
            <text:p>5.42219976995901E-07</text:p>
          </table:table-cell>
        </table:table-row>
        <table:table-row table:style-name="ro1">
          <table:table-cell table:formula="of:=[.A258]+1" office:value-type="float" office:value="247" calcext:value-type="float">
            <text:p>247</text:p>
          </table:table-cell>
          <table:table-cell table:formula="of:=[.A259]*[.$B$9]" office:value-type="float" office:value="24.7" calcext:value-type="float">
            <text:p>24.7</text:p>
          </table:table-cell>
          <table:table-cell table:formula="of:=[.D259]*[.$B$9]+[.C258]" office:value-type="float" office:value="-0.00000019292060410232" calcext:value-type="float">
            <text:p>-1.9292060410232E-07</text:p>
          </table:table-cell>
          <table:table-cell table:formula="of:=[.E258]*[.$B$9]+[.D258]" office:value-type="float" office:value="-0.0000000568494626368462" calcext:value-type="float">
            <text:p>-5.68494626368462E-08</text:p>
          </table:table-cell>
          <table:table-cell table:formula="of:=-[.$B$5]*[.C259]-[.$B$4]*(1-[.C259]^2)*[.D259]+[.$B$6]" office:value-type="float" office:value="0.000000249770066739164" calcext:value-type="float">
            <text:p>2.49770066739164E-07</text:p>
          </table:table-cell>
          <table:table-cell table:formula="of:=[.F258]+[.$B$9]*[.K258]" office:value-type="string" office:string-value="" calcext:value-type="error">
            <text:p>#NUM!</text:p>
          </table:table-cell>
          <table:table-cell table:formula="of:=[.G258]+[.$B$9]*[.H258]" office:value-type="string" office:string-value="" calcext:value-type="error">
            <text:p>#NUM!</text:p>
          </table:table-cell>
          <table:table-cell table:formula="of:=[.$B$6]-[.$B$4]*(1-[.F259]^2)*[.G259] - [.$B$5]*[.F259]" office:value-type="string" office:string-value="" calcext:value-type="error">
            <text:p>#NUM!</text:p>
          </table:table-cell>
          <table:table-cell table:formula="of:=[.$B$6]-[.$B$4]*(1-[.J259]^2)*[.K259] - [.$B$5]*[.J259]" office:value-type="string" office:string-value="" calcext:value-type="error">
            <text:p>#NUM!</text:p>
          </table:table-cell>
          <table:table-cell table:formula="of:=[.J258]+([.$B$9]/2) * ([.G259]+[.K259])" office:value-type="string" office:string-value="" calcext:value-type="error">
            <text:p>#NUM!</text:p>
          </table:table-cell>
          <table:table-cell table:formula="of:=[.K258]+[.$B$9]/2 * ([.H259] + [.I258])" office:value-type="string" office:string-value="" calcext:value-type="error">
            <text:p>#NUM!</text:p>
          </table:table-cell>
          <table:table-cell/>
          <table:table-cell table:formula="of:=[.M258]+1" office:value-type="float" office:value="247" calcext:value-type="float">
            <text:p>247</text:p>
          </table:table-cell>
          <table:table-cell table:formula="of:=[.M259]*[.$B$9]" office:value-type="float" office:value="24.7" calcext:value-type="float">
            <text:p>24.7</text:p>
          </table:table-cell>
          <table:table-cell table:formula="of:=[.P259]*[.$N$9]+[.O258]" office:value-type="float" office:value="-0.000000391765751332705" calcext:value-type="float">
            <text:p>-3.91765751332705E-07</text:p>
          </table:table-cell>
          <table:table-cell table:formula="of:=[.Q258]*[.$N$9]+[.P258]" office:value-type="float" office:value="-0.000000106924697737366" calcext:value-type="float">
            <text:p>-1.06924697737366E-07</text:p>
          </table:table-cell>
          <table:table-cell table:formula="of:=-[.$N$5]*[.O259]-[.$N$4]*(1-[.O259]^2)*[.P259]+[.$N$6]" office:value-type="float" office:value="0.000000498690449070055" calcext:value-type="float">
            <text:p>4.98690449070055E-07</text:p>
          </table:table-cell>
        </table:table-row>
        <table:table-row table:style-name="ro1">
          <table:table-cell table:formula="of:=[.A259]+1" office:value-type="float" office:value="248" calcext:value-type="float">
            <text:p>248</text:p>
          </table:table-cell>
          <table:table-cell table:formula="of:=[.A260]*[.$B$9]" office:value-type="float" office:value="24.8" calcext:value-type="float">
            <text:p>24.8</text:p>
          </table:table-cell>
          <table:table-cell table:formula="of:=[.D260]*[.$B$9]+[.C259]" office:value-type="float" office:value="-0.000000196107849698613" calcext:value-type="float">
            <text:p>-1.96107849698613E-07</text:p>
          </table:table-cell>
          <table:table-cell table:formula="of:=[.E259]*[.$B$9]+[.D259]" office:value-type="float" office:value="-0.0000000318724559629298" calcext:value-type="float">
            <text:p>-3.18724559629298E-08</text:p>
          </table:table-cell>
          <table:table-cell table:formula="of:=-[.$B$5]*[.C260]-[.$B$4]*(1-[.C260]^2)*[.D260]+[.$B$6]" office:value-type="float" office:value="0.000000227980305661541" calcext:value-type="float">
            <text:p>0.000000228</text:p>
          </table:table-cell>
          <table:table-cell table:formula="of:=[.F259]+[.$B$9]*[.K259]" office:value-type="string" office:string-value="" calcext:value-type="error">
            <text:p>#NUM!</text:p>
          </table:table-cell>
          <table:table-cell table:formula="of:=[.G259]+[.$B$9]*[.H259]" office:value-type="string" office:string-value="" calcext:value-type="error">
            <text:p>#NUM!</text:p>
          </table:table-cell>
          <table:table-cell table:formula="of:=[.$B$6]-[.$B$4]*(1-[.F260]^2)*[.G260] - [.$B$5]*[.F260]" office:value-type="string" office:string-value="" calcext:value-type="error">
            <text:p>#NUM!</text:p>
          </table:table-cell>
          <table:table-cell table:formula="of:=[.$B$6]-[.$B$4]*(1-[.J260]^2)*[.K260] - [.$B$5]*[.J260]" office:value-type="string" office:string-value="" calcext:value-type="error">
            <text:p>#NUM!</text:p>
          </table:table-cell>
          <table:table-cell table:formula="of:=[.J259]+([.$B$9]/2) * ([.G260]+[.K260])" office:value-type="string" office:string-value="" calcext:value-type="error">
            <text:p>#NUM!</text:p>
          </table:table-cell>
          <table:table-cell table:formula="of:=[.K259]+[.$B$9]/2 * ([.H260] + [.I259])" office:value-type="string" office:string-value="" calcext:value-type="error">
            <text:p>#NUM!</text:p>
          </table:table-cell>
          <table:table-cell/>
          <table:table-cell table:formula="of:=[.M259]+1" office:value-type="float" office:value="248" calcext:value-type="float">
            <text:p>248</text:p>
          </table:table-cell>
          <table:table-cell table:formula="of:=[.M260]*[.$B$9]" office:value-type="float" office:value="24.8" calcext:value-type="float">
            <text:p>24.8</text:p>
          </table:table-cell>
          <table:table-cell table:formula="of:=[.P260]*[.$N$9]+[.O259]" office:value-type="float" office:value="-0.000000397471316615741" calcext:value-type="float">
            <text:p>-3.97471316615741E-07</text:p>
          </table:table-cell>
          <table:table-cell table:formula="of:=[.Q259]*[.$N$9]+[.P259]" office:value-type="float" office:value="-0.0000000570556528303602" calcext:value-type="float">
            <text:p>-5.70556528303602E-08</text:p>
          </table:table-cell>
          <table:table-cell table:formula="of:=-[.$N$5]*[.O260]-[.$N$4]*(1-[.O260]^2)*[.P260]+[.$N$6]" office:value-type="float" office:value="0.000000454526969446092" calcext:value-type="float">
            <text:p>4.54526969446092E-07</text:p>
          </table:table-cell>
        </table:table-row>
        <table:table-row table:style-name="ro1">
          <table:table-cell table:formula="of:=[.A260]+1" office:value-type="float" office:value="249" calcext:value-type="float">
            <text:p>249</text:p>
          </table:table-cell>
          <table:table-cell table:formula="of:=[.A261]*[.$B$9]" office:value-type="float" office:value="24.9" calcext:value-type="float">
            <text:p>24.9</text:p>
          </table:table-cell>
          <table:table-cell table:formula="of:=[.D261]*[.$B$9]+[.C260]" office:value-type="float" office:value="-0.00000019701529223829" calcext:value-type="float">
            <text:p>-0.000000197</text:p>
          </table:table-cell>
          <table:table-cell table:formula="of:=[.E260]*[.$B$9]+[.D260]" office:value-type="float" office:value="-0.00000000907442539677568" calcext:value-type="float">
            <text:p>-9.07442539677568E-09</text:p>
          </table:table-cell>
          <table:table-cell table:formula="of:=-[.$B$5]*[.C261]-[.$B$4]*(1-[.C261]^2)*[.D261]+[.$B$6]" office:value-type="float" office:value="0.000000206089717635066" calcext:value-type="float">
            <text:p>2.06089717635066E-07</text:p>
          </table:table-cell>
          <table:table-cell table:formula="of:=[.F260]+[.$B$9]*[.K260]" office:value-type="string" office:string-value="" calcext:value-type="error">
            <text:p>#NUM!</text:p>
          </table:table-cell>
          <table:table-cell table:formula="of:=[.G260]+[.$B$9]*[.H260]" office:value-type="string" office:string-value="" calcext:value-type="error">
            <text:p>#NUM!</text:p>
          </table:table-cell>
          <table:table-cell table:formula="of:=[.$B$6]-[.$B$4]*(1-[.F261]^2)*[.G261] - [.$B$5]*[.F261]" office:value-type="string" office:string-value="" calcext:value-type="error">
            <text:p>#NUM!</text:p>
          </table:table-cell>
          <table:table-cell table:formula="of:=[.$B$6]-[.$B$4]*(1-[.J261]^2)*[.K261] - [.$B$5]*[.J261]" office:value-type="string" office:string-value="" calcext:value-type="error">
            <text:p>#NUM!</text:p>
          </table:table-cell>
          <table:table-cell table:formula="of:=[.J260]+([.$B$9]/2) * ([.G261]+[.K261])" office:value-type="string" office:string-value="" calcext:value-type="error">
            <text:p>#NUM!</text:p>
          </table:table-cell>
          <table:table-cell table:formula="of:=[.K260]+[.$B$9]/2 * ([.H261] + [.I260])" office:value-type="string" office:string-value="" calcext:value-type="error">
            <text:p>#NUM!</text:p>
          </table:table-cell>
          <table:table-cell/>
          <table:table-cell table:formula="of:=[.M260]+1" office:value-type="float" office:value="249" calcext:value-type="float">
            <text:p>249</text:p>
          </table:table-cell>
          <table:table-cell table:formula="of:=[.M261]*[.$B$9]" office:value-type="float" office:value="24.9" calcext:value-type="float">
            <text:p>24.9</text:p>
          </table:table-cell>
          <table:table-cell table:formula="of:=[.P261]*[.$N$9]+[.O260]" office:value-type="float" office:value="-0.000000398631612204316" calcext:value-type="float">
            <text:p>-3.98631612204316E-07</text:p>
          </table:table-cell>
          <table:table-cell table:formula="of:=[.Q260]*[.$N$9]+[.P260]" office:value-type="float" office:value="-0.0000000116029558857509" calcext:value-type="float">
            <text:p>-1.16029558857509E-08</text:p>
          </table:table-cell>
          <table:table-cell table:formula="of:=-[.$N$5]*[.O261]-[.$N$4]*(1-[.O261]^2)*[.P261]+[.$N$6]" office:value-type="float" office:value="0.000000410234568090065" calcext:value-type="float">
            <text:p>4.10234568090065E-07</text:p>
          </table:table-cell>
        </table:table-row>
        <table:table-row table:style-name="ro1">
          <table:table-cell table:formula="of:=[.A261]+1" office:value-type="float" office:value="250" calcext:value-type="float">
            <text:p>250</text:p>
          </table:table-cell>
          <table:table-cell table:formula="of:=[.A262]*[.$B$9]" office:value-type="float" office:value="25" calcext:value-type="float">
            <text:p>25</text:p>
          </table:table-cell>
          <table:table-cell table:formula="of:=[.D262]*[.$B$9]+[.C261]" office:value-type="float" office:value="-0.000000195861837601617" calcext:value-type="float">
            <text:p>-1.95861837601617E-07</text:p>
          </table:table-cell>
          <table:table-cell table:formula="of:=[.E261]*[.$B$9]+[.D261]" office:value-type="float" office:value="0.0000000115345463667309" calcext:value-type="float">
            <text:p>1.15345463667309E-08</text:p>
          </table:table-cell>
          <table:table-cell table:formula="of:=-[.$B$5]*[.C262]-[.$B$4]*(1-[.C262]^2)*[.D262]+[.$B$6]" office:value-type="float" office:value="0.000000184327291234887" calcext:value-type="float">
            <text:p>1.84327291234887E-07</text:p>
          </table:table-cell>
          <table:table-cell table:formula="of:=[.F261]+[.$B$9]*[.K261]" office:value-type="string" office:string-value="" calcext:value-type="error">
            <text:p>#NUM!</text:p>
          </table:table-cell>
          <table:table-cell table:formula="of:=[.G261]+[.$B$9]*[.H261]" office:value-type="string" office:string-value="" calcext:value-type="error">
            <text:p>#NUM!</text:p>
          </table:table-cell>
          <table:table-cell table:formula="of:=[.$B$6]-[.$B$4]*(1-[.F262]^2)*[.G262] - [.$B$5]*[.F262]" office:value-type="string" office:string-value="" calcext:value-type="error">
            <text:p>#NUM!</text:p>
          </table:table-cell>
          <table:table-cell table:formula="of:=[.$B$6]-[.$B$4]*(1-[.J262]^2)*[.K262] - [.$B$5]*[.J262]" office:value-type="string" office:string-value="" calcext:value-type="error">
            <text:p>#NUM!</text:p>
          </table:table-cell>
          <table:table-cell table:formula="of:=[.J261]+([.$B$9]/2) * ([.G262]+[.K262])" office:value-type="string" office:string-value="" calcext:value-type="error">
            <text:p>#NUM!</text:p>
          </table:table-cell>
          <table:table-cell table:formula="of:=[.K261]+[.$B$9]/2 * ([.H262] + [.I261])" office:value-type="string" office:string-value="" calcext:value-type="error">
            <text:p>#NUM!</text:p>
          </table:table-cell>
          <table:table-cell/>
          <table:table-cell table:formula="of:=[.M261]+1" office:value-type="float" office:value="250" calcext:value-type="float">
            <text:p>250</text:p>
          </table:table-cell>
          <table:table-cell table:formula="of:=[.M262]*[.$B$9]" office:value-type="float" office:value="25" calcext:value-type="float">
            <text:p>25</text:p>
          </table:table-cell>
          <table:table-cell table:formula="of:=[.P262]*[.$N$9]+[.O261]" office:value-type="float" office:value="-0.000000395689562111991" calcext:value-type="float">
            <text:p>-3.95689562111991E-07</text:p>
          </table:table-cell>
          <table:table-cell table:formula="of:=[.Q261]*[.$N$9]+[.P261]" office:value-type="float" office:value="0.0000000294205009232556" calcext:value-type="float">
            <text:p>2.94205009232556E-08</text:p>
          </table:table-cell>
          <table:table-cell table:formula="of:=-[.$N$5]*[.O262]-[.$N$4]*(1-[.O262]^2)*[.P262]+[.$N$6]" office:value-type="float" office:value="0.00000036626906118874" calcext:value-type="float">
            <text:p>3.6626906118874E-07</text:p>
          </table:table-cell>
        </table:table-row>
        <table:table-row table:style-name="ro1">
          <table:table-cell table:formula="of:=[.A262]+1" office:value-type="float" office:value="251" calcext:value-type="float">
            <text:p>251</text:p>
          </table:table-cell>
          <table:table-cell table:formula="of:=[.A263]*[.$B$9]" office:value-type="float" office:value="25.1" calcext:value-type="float">
            <text:p>25.1</text:p>
          </table:table-cell>
          <table:table-cell table:formula="of:=[.D263]*[.$B$9]+[.C262]" office:value-type="float" office:value="-0.000000192865110052595" calcext:value-type="float">
            <text:p>-1.92865110052595E-07</text:p>
          </table:table-cell>
          <table:table-cell table:formula="of:=[.E262]*[.$B$9]+[.D262]" office:value-type="float" office:value="0.0000000299672754902195" calcext:value-type="float">
            <text:p>0.00000003</text:p>
          </table:table-cell>
          <table:table-cell table:formula="of:=-[.$B$5]*[.C263]-[.$B$4]*(1-[.C263]^2)*[.D263]+[.$B$6]" office:value-type="float" office:value="0.000000162897834562377" calcext:value-type="float">
            <text:p>1.62897834562377E-07</text:p>
          </table:table-cell>
          <table:table-cell table:formula="of:=[.F262]+[.$B$9]*[.K262]" office:value-type="string" office:string-value="" calcext:value-type="error">
            <text:p>#NUM!</text:p>
          </table:table-cell>
          <table:table-cell table:formula="of:=[.G262]+[.$B$9]*[.H262]" office:value-type="string" office:string-value="" calcext:value-type="error">
            <text:p>#NUM!</text:p>
          </table:table-cell>
          <table:table-cell table:formula="of:=[.$B$6]-[.$B$4]*(1-[.F263]^2)*[.G263] - [.$B$5]*[.F263]" office:value-type="string" office:string-value="" calcext:value-type="error">
            <text:p>#NUM!</text:p>
          </table:table-cell>
          <table:table-cell table:formula="of:=[.$B$6]-[.$B$4]*(1-[.J263]^2)*[.K263] - [.$B$5]*[.J263]" office:value-type="string" office:string-value="" calcext:value-type="error">
            <text:p>#NUM!</text:p>
          </table:table-cell>
          <table:table-cell table:formula="of:=[.J262]+([.$B$9]/2) * ([.G263]+[.K263])" office:value-type="string" office:string-value="" calcext:value-type="error">
            <text:p>#NUM!</text:p>
          </table:table-cell>
          <table:table-cell table:formula="of:=[.K262]+[.$B$9]/2 * ([.H263] + [.I262])" office:value-type="string" office:string-value="" calcext:value-type="error">
            <text:p>#NUM!</text:p>
          </table:table-cell>
          <table:table-cell/>
          <table:table-cell table:formula="of:=[.M262]+1" office:value-type="float" office:value="251" calcext:value-type="float">
            <text:p>251</text:p>
          </table:table-cell>
          <table:table-cell table:formula="of:=[.M263]*[.$B$9]" office:value-type="float" office:value="25.1" calcext:value-type="float">
            <text:p>25.1</text:p>
          </table:table-cell>
          <table:table-cell table:formula="of:=[.P263]*[.$N$9]+[.O262]" office:value-type="float" office:value="-0.000000389084821407778" calcext:value-type="float">
            <text:p>-3.89084821407778E-07</text:p>
          </table:table-cell>
          <table:table-cell table:formula="of:=[.Q262]*[.$N$9]+[.P262]" office:value-type="float" office:value="0.0000000660474070421296" calcext:value-type="float">
            <text:p>0.000000066</text:p>
          </table:table-cell>
          <table:table-cell table:formula="of:=-[.$N$5]*[.O263]-[.$N$4]*(1-[.O263]^2)*[.P263]+[.$N$6]" office:value-type="float" office:value="0.000000323037414365658" calcext:value-type="float">
            <text:p>0.000000323</text:p>
          </table:table-cell>
        </table:table-row>
        <table:table-row table:style-name="ro1">
          <table:table-cell table:formula="of:=[.A263]+1" office:value-type="float" office:value="252" calcext:value-type="float">
            <text:p>252</text:p>
          </table:table-cell>
          <table:table-cell table:formula="of:=[.A264]*[.$B$9]" office:value-type="float" office:value="25.2" calcext:value-type="float">
            <text:p>25.2</text:p>
          </table:table-cell>
          <table:table-cell table:formula="of:=[.D264]*[.$B$9]+[.C263]" office:value-type="float" office:value="-0.000000188239404157949" calcext:value-type="float">
            <text:p>-1.88239404157949E-07</text:p>
          </table:table-cell>
          <table:table-cell table:formula="of:=[.E263]*[.$B$9]+[.D263]" office:value-type="float" office:value="0.0000000462570589464572" calcext:value-type="float">
            <text:p>4.62570589464572E-08</text:p>
          </table:table-cell>
          <table:table-cell table:formula="of:=-[.$B$5]*[.C264]-[.$B$4]*(1-[.C264]^2)*[.D264]+[.$B$6]" office:value-type="float" office:value="0.000000141982345211494" calcext:value-type="float">
            <text:p>0.000000142</text:p>
          </table:table-cell>
          <table:table-cell table:formula="of:=[.F263]+[.$B$9]*[.K263]" office:value-type="string" office:string-value="" calcext:value-type="error">
            <text:p>#NUM!</text:p>
          </table:table-cell>
          <table:table-cell table:formula="of:=[.G263]+[.$B$9]*[.H263]" office:value-type="string" office:string-value="" calcext:value-type="error">
            <text:p>#NUM!</text:p>
          </table:table-cell>
          <table:table-cell table:formula="of:=[.$B$6]-[.$B$4]*(1-[.F264]^2)*[.G264] - [.$B$5]*[.F264]" office:value-type="string" office:string-value="" calcext:value-type="error">
            <text:p>#NUM!</text:p>
          </table:table-cell>
          <table:table-cell table:formula="of:=[.$B$6]-[.$B$4]*(1-[.J264]^2)*[.K264] - [.$B$5]*[.J264]" office:value-type="string" office:string-value="" calcext:value-type="error">
            <text:p>#NUM!</text:p>
          </table:table-cell>
          <table:table-cell table:formula="of:=[.J263]+([.$B$9]/2) * ([.G264]+[.K264])" office:value-type="string" office:string-value="" calcext:value-type="error">
            <text:p>#NUM!</text:p>
          </table:table-cell>
          <table:table-cell table:formula="of:=[.K263]+[.$B$9]/2 * ([.H264] + [.I263])" office:value-type="string" office:string-value="" calcext:value-type="error">
            <text:p>#NUM!</text:p>
          </table:table-cell>
          <table:table-cell/>
          <table:table-cell table:formula="of:=[.M263]+1" office:value-type="float" office:value="252" calcext:value-type="float">
            <text:p>252</text:p>
          </table:table-cell>
          <table:table-cell table:formula="of:=[.M264]*[.$B$9]" office:value-type="float" office:value="25.2" calcext:value-type="float">
            <text:p>25.2</text:p>
          </table:table-cell>
          <table:table-cell table:formula="of:=[.P264]*[.$N$9]+[.O263]" office:value-type="float" office:value="-0.000000379249706559908" calcext:value-type="float">
            <text:p>-3.79249706559908E-07</text:p>
          </table:table-cell>
          <table:table-cell table:formula="of:=[.Q263]*[.$N$9]+[.P263]" office:value-type="float" office:value="0.0000000983511484786954" calcext:value-type="float">
            <text:p>9.83511484786954E-08</text:p>
          </table:table-cell>
          <table:table-cell table:formula="of:=-[.$N$5]*[.O264]-[.$N$4]*(1-[.O264]^2)*[.P264]+[.$N$6]" office:value-type="float" office:value="0.000000280898558081227" calcext:value-type="float">
            <text:p>2.80898558081227E-07</text:p>
          </table:table-cell>
        </table:table-row>
        <table:table-row table:style-name="ro1">
          <table:table-cell table:formula="of:=[.A264]+1" office:value-type="float" office:value="253" calcext:value-type="float">
            <text:p>253</text:p>
          </table:table-cell>
          <table:table-cell table:formula="of:=[.A265]*[.$B$9]" office:value-type="float" office:value="25.3" calcext:value-type="float">
            <text:p>25.3</text:p>
          </table:table-cell>
          <table:table-cell table:formula="of:=[.D265]*[.$B$9]+[.C264]" office:value-type="float" office:value="-0.000000182193874811189" calcext:value-type="float">
            <text:p>-1.82193874811189E-07</text:p>
          </table:table-cell>
          <table:table-cell table:formula="of:=[.E264]*[.$B$9]+[.D264]" office:value-type="float" office:value="0.0000000604552934676066" calcext:value-type="float">
            <text:p>6.04552934676066E-08</text:p>
          </table:table-cell>
          <table:table-cell table:formula="of:=-[.$B$5]*[.C265]-[.$B$4]*(1-[.C265]^2)*[.D265]+[.$B$6]" office:value-type="float" office:value="0.000000121738581343584" calcext:value-type="float">
            <text:p>1.21738581343584E-07</text:p>
          </table:table-cell>
          <table:table-cell table:formula="of:=[.F264]+[.$B$9]*[.K264]" office:value-type="string" office:string-value="" calcext:value-type="error">
            <text:p>#NUM!</text:p>
          </table:table-cell>
          <table:table-cell table:formula="of:=[.G264]+[.$B$9]*[.H264]" office:value-type="string" office:string-value="" calcext:value-type="error">
            <text:p>#NUM!</text:p>
          </table:table-cell>
          <table:table-cell table:formula="of:=[.$B$6]-[.$B$4]*(1-[.F265]^2)*[.G265] - [.$B$5]*[.F265]" office:value-type="string" office:string-value="" calcext:value-type="error">
            <text:p>#NUM!</text:p>
          </table:table-cell>
          <table:table-cell table:formula="of:=[.$B$6]-[.$B$4]*(1-[.J265]^2)*[.K265] - [.$B$5]*[.J265]" office:value-type="string" office:string-value="" calcext:value-type="error">
            <text:p>#NUM!</text:p>
          </table:table-cell>
          <table:table-cell table:formula="of:=[.J264]+([.$B$9]/2) * ([.G265]+[.K265])" office:value-type="string" office:string-value="" calcext:value-type="error">
            <text:p>#NUM!</text:p>
          </table:table-cell>
          <table:table-cell table:formula="of:=[.K264]+[.$B$9]/2 * ([.H265] + [.I264])" office:value-type="string" office:string-value="" calcext:value-type="error">
            <text:p>#NUM!</text:p>
          </table:table-cell>
          <table:table-cell/>
          <table:table-cell table:formula="of:=[.M264]+1" office:value-type="float" office:value="253" calcext:value-type="float">
            <text:p>253</text:p>
          </table:table-cell>
          <table:table-cell table:formula="of:=[.M265]*[.$B$9]" office:value-type="float" office:value="25.3" calcext:value-type="float">
            <text:p>25.3</text:p>
          </table:table-cell>
          <table:table-cell table:formula="of:=[.P265]*[.$N$9]+[.O264]" office:value-type="float" office:value="-0.000000366605606131226" calcext:value-type="float">
            <text:p>-3.66605606131226E-07</text:p>
          </table:table-cell>
          <table:table-cell table:formula="of:=[.Q264]*[.$N$9]+[.P264]" office:value-type="float" office:value="0.000000126441004286818" calcext:value-type="float">
            <text:p>1.26441004286818E-07</text:p>
          </table:table-cell>
          <table:table-cell table:formula="of:=-[.$N$5]*[.O265]-[.$N$4]*(1-[.O265]^2)*[.P265]+[.$N$6]" office:value-type="float" office:value="0.000000240164601844425" calcext:value-type="float">
            <text:p>2.40164601844425E-07</text:p>
          </table:table-cell>
        </table:table-row>
        <table:table-row table:style-name="ro1">
          <table:table-cell table:formula="of:=[.A265]+1" office:value-type="float" office:value="254" calcext:value-type="float">
            <text:p>254</text:p>
          </table:table-cell>
          <table:table-cell table:formula="of:=[.A266]*[.$B$9]" office:value-type="float" office:value="25.4" calcext:value-type="float">
            <text:p>25.4</text:p>
          </table:table-cell>
          <table:table-cell table:formula="of:=[.D266]*[.$B$9]+[.C265]" office:value-type="float" office:value="-0.000000174930959650992" calcext:value-type="float">
            <text:p>-1.74930959650992E-07</text:p>
          </table:table-cell>
          <table:table-cell table:formula="of:=[.E265]*[.$B$9]+[.D265]" office:value-type="float" office:value="0.000000072629151601965" calcext:value-type="float">
            <text:p>7.2629151601965E-08</text:p>
          </table:table-cell>
          <table:table-cell table:formula="of:=-[.$B$5]*[.C266]-[.$B$4]*(1-[.C266]^2)*[.D266]+[.$B$6]" office:value-type="float" office:value="0.000000102301808049029" calcext:value-type="float">
            <text:p>1.02301808049029E-07</text:p>
          </table:table-cell>
          <table:table-cell table:formula="of:=[.F265]+[.$B$9]*[.K265]" office:value-type="string" office:string-value="" calcext:value-type="error">
            <text:p>#NUM!</text:p>
          </table:table-cell>
          <table:table-cell table:formula="of:=[.G265]+[.$B$9]*[.H265]" office:value-type="string" office:string-value="" calcext:value-type="error">
            <text:p>#NUM!</text:p>
          </table:table-cell>
          <table:table-cell table:formula="of:=[.$B$6]-[.$B$4]*(1-[.F266]^2)*[.G266] - [.$B$5]*[.F266]" office:value-type="string" office:string-value="" calcext:value-type="error">
            <text:p>#NUM!</text:p>
          </table:table-cell>
          <table:table-cell table:formula="of:=[.$B$6]-[.$B$4]*(1-[.J266]^2)*[.K266] - [.$B$5]*[.J266]" office:value-type="string" office:string-value="" calcext:value-type="error">
            <text:p>#NUM!</text:p>
          </table:table-cell>
          <table:table-cell table:formula="of:=[.J265]+([.$B$9]/2) * ([.G266]+[.K266])" office:value-type="string" office:string-value="" calcext:value-type="error">
            <text:p>#NUM!</text:p>
          </table:table-cell>
          <table:table-cell table:formula="of:=[.K265]+[.$B$9]/2 * ([.H266] + [.I265])" office:value-type="string" office:string-value="" calcext:value-type="error">
            <text:p>#NUM!</text:p>
          </table:table-cell>
          <table:table-cell/>
          <table:table-cell table:formula="of:=[.M265]+1" office:value-type="float" office:value="254" calcext:value-type="float">
            <text:p>254</text:p>
          </table:table-cell>
          <table:table-cell table:formula="of:=[.M266]*[.$B$9]" office:value-type="float" office:value="25.4" calcext:value-type="float">
            <text:p>25.4</text:p>
          </table:table-cell>
          <table:table-cell table:formula="of:=[.P266]*[.$N$9]+[.O265]" office:value-type="float" office:value="-0.0000003515598596841" calcext:value-type="float">
            <text:p>-3.515598596841E-07</text:p>
          </table:table-cell>
          <table:table-cell table:formula="of:=[.Q265]*[.$N$9]+[.P265]" office:value-type="float" office:value="0.000000150457464471261" calcext:value-type="float">
            <text:p>1.50457464471261E-07</text:p>
          </table:table-cell>
          <table:table-cell table:formula="of:=-[.$N$5]*[.O266]-[.$N$4]*(1-[.O266]^2)*[.P266]+[.$N$6]" office:value-type="float" office:value="0.000000201102395212858" calcext:value-type="float">
            <text:p>2.01102395212858E-07</text:p>
          </table:table-cell>
        </table:table-row>
        <table:table-row table:style-name="ro1">
          <table:table-cell table:formula="of:=[.A266]+1" office:value-type="float" office:value="255" calcext:value-type="float">
            <text:p>255</text:p>
          </table:table-cell>
          <table:table-cell table:formula="of:=[.A267]*[.$B$9]" office:value-type="float" office:value="25.5" calcext:value-type="float">
            <text:p>25.5</text:p>
          </table:table-cell>
          <table:table-cell table:formula="of:=[.D267]*[.$B$9]+[.C266]" office:value-type="float" office:value="-0.000000166645026410306" calcext:value-type="float">
            <text:p>-1.66645026410306E-07</text:p>
          </table:table-cell>
          <table:table-cell table:formula="of:=[.E266]*[.$B$9]+[.D266]" office:value-type="float" office:value="0.000000082859332406868" calcext:value-type="float">
            <text:p>8.2859332406868E-08</text:p>
          </table:table-cell>
          <table:table-cell table:formula="of:=-[.$B$5]*[.C267]-[.$B$4]*(1-[.C267]^2)*[.D267]+[.$B$6]" office:value-type="float" office:value="0.0000000837856940034398" calcext:value-type="float">
            <text:p>8.37856940034398E-08</text:p>
          </table:table-cell>
          <table:table-cell table:formula="of:=[.F266]+[.$B$9]*[.K266]" office:value-type="string" office:string-value="" calcext:value-type="error">
            <text:p>#NUM!</text:p>
          </table:table-cell>
          <table:table-cell table:formula="of:=[.G266]+[.$B$9]*[.H266]" office:value-type="string" office:string-value="" calcext:value-type="error">
            <text:p>#NUM!</text:p>
          </table:table-cell>
          <table:table-cell table:formula="of:=[.$B$6]-[.$B$4]*(1-[.F267]^2)*[.G267] - [.$B$5]*[.F267]" office:value-type="string" office:string-value="" calcext:value-type="error">
            <text:p>#NUM!</text:p>
          </table:table-cell>
          <table:table-cell table:formula="of:=[.$B$6]-[.$B$4]*(1-[.J267]^2)*[.K267] - [.$B$5]*[.J267]" office:value-type="string" office:string-value="" calcext:value-type="error">
            <text:p>#NUM!</text:p>
          </table:table-cell>
          <table:table-cell table:formula="of:=[.J266]+([.$B$9]/2) * ([.G267]+[.K267])" office:value-type="string" office:string-value="" calcext:value-type="error">
            <text:p>#NUM!</text:p>
          </table:table-cell>
          <table:table-cell table:formula="of:=[.K266]+[.$B$9]/2 * ([.H267] + [.I266])" office:value-type="string" office:string-value="" calcext:value-type="error">
            <text:p>#NUM!</text:p>
          </table:table-cell>
          <table:table-cell/>
          <table:table-cell table:formula="of:=[.M266]+1" office:value-type="float" office:value="255" calcext:value-type="float">
            <text:p>255</text:p>
          </table:table-cell>
          <table:table-cell table:formula="of:=[.M267]*[.$B$9]" office:value-type="float" office:value="25.5" calcext:value-type="float">
            <text:p>25.5</text:p>
          </table:table-cell>
          <table:table-cell table:formula="of:=[.P267]*[.$N$9]+[.O266]" office:value-type="float" office:value="-0.000000334503089284846" calcext:value-type="float">
            <text:p>-3.34503089284846E-07</text:p>
          </table:table-cell>
          <table:table-cell table:formula="of:=[.Q266]*[.$N$9]+[.P266]" office:value-type="float" office:value="0.000000170567703992547" calcext:value-type="float">
            <text:p>1.70567703992547E-07</text:p>
          </table:table-cell>
          <table:table-cell table:formula="of:=-[.$N$5]*[.O267]-[.$N$4]*(1-[.O267]^2)*[.P267]+[.$N$6]" office:value-type="float" office:value="0.000000163935385292318" calcext:value-type="float">
            <text:p>1.63935385292318E-07</text:p>
          </table:table-cell>
        </table:table-row>
        <table:table-row table:style-name="ro1">
          <table:table-cell table:formula="of:=[.A267]+1" office:value-type="float" office:value="256" calcext:value-type="float">
            <text:p>256</text:p>
          </table:table-cell>
          <table:table-cell table:formula="of:=[.A268]*[.$B$9]" office:value-type="float" office:value="25.6" calcext:value-type="float">
            <text:p>25.6</text:p>
          </table:table-cell>
          <table:table-cell table:formula="of:=[.D268]*[.$B$9]+[.C267]" office:value-type="float" office:value="-0.000000157521236229584" calcext:value-type="float">
            <text:p>-1.57521236229584E-07</text:p>
          </table:table-cell>
          <table:table-cell table:formula="of:=[.E267]*[.$B$9]+[.D267]" office:value-type="float" office:value="0.0000000912379018072119" calcext:value-type="float">
            <text:p>9.12379018072119E-08</text:p>
          </table:table-cell>
          <table:table-cell table:formula="of:=-[.$B$5]*[.C268]-[.$B$4]*(1-[.C268]^2)*[.D268]+[.$B$6]" office:value-type="float" office:value="0.0000000662833344223746" calcext:value-type="float">
            <text:p>6.62833344223746E-08</text:p>
          </table:table-cell>
          <table:table-cell table:formula="of:=[.F267]+[.$B$9]*[.K267]" office:value-type="string" office:string-value="" calcext:value-type="error">
            <text:p>#NUM!</text:p>
          </table:table-cell>
          <table:table-cell table:formula="of:=[.G267]+[.$B$9]*[.H267]" office:value-type="string" office:string-value="" calcext:value-type="error">
            <text:p>#NUM!</text:p>
          </table:table-cell>
          <table:table-cell table:formula="of:=[.$B$6]-[.$B$4]*(1-[.F268]^2)*[.G268] - [.$B$5]*[.F268]" office:value-type="string" office:string-value="" calcext:value-type="error">
            <text:p>#NUM!</text:p>
          </table:table-cell>
          <table:table-cell table:formula="of:=[.$B$6]-[.$B$4]*(1-[.J268]^2)*[.K268] - [.$B$5]*[.J268]" office:value-type="string" office:string-value="" calcext:value-type="error">
            <text:p>#NUM!</text:p>
          </table:table-cell>
          <table:table-cell table:formula="of:=[.J267]+([.$B$9]/2) * ([.G268]+[.K268])" office:value-type="string" office:string-value="" calcext:value-type="error">
            <text:p>#NUM!</text:p>
          </table:table-cell>
          <table:table-cell table:formula="of:=[.K267]+[.$B$9]/2 * ([.H268] + [.I267])" office:value-type="string" office:string-value="" calcext:value-type="error">
            <text:p>#NUM!</text:p>
          </table:table-cell>
          <table:table-cell/>
          <table:table-cell table:formula="of:=[.M267]+1" office:value-type="float" office:value="256" calcext:value-type="float">
            <text:p>256</text:p>
          </table:table-cell>
          <table:table-cell table:formula="of:=[.M268]*[.$B$9]" office:value-type="float" office:value="25.6" calcext:value-type="float">
            <text:p>25.6</text:p>
          </table:table-cell>
          <table:table-cell table:formula="of:=[.P268]*[.$N$9]+[.O267]" office:value-type="float" office:value="-0.000000315806965032668" calcext:value-type="float">
            <text:p>-3.15806965032668E-07</text:p>
          </table:table-cell>
          <table:table-cell table:formula="of:=[.Q267]*[.$N$9]+[.P267]" office:value-type="float" office:value="0.000000186961242521778" calcext:value-type="float">
            <text:p>0.000000187</text:p>
          </table:table-cell>
          <table:table-cell table:formula="of:=-[.$N$5]*[.O268]-[.$N$4]*(1-[.O268]^2)*[.P268]+[.$N$6]" office:value-type="float" office:value="0.000000128845722510908" calcext:value-type="float">
            <text:p>1.28845722510908E-07</text:p>
          </table:table-cell>
        </table:table-row>
        <table:table-row table:style-name="ro1">
          <table:table-cell table:formula="of:=[.A268]+1" office:value-type="float" office:value="257" calcext:value-type="float">
            <text:p>257</text:p>
          </table:table-cell>
          <table:table-cell table:formula="of:=[.A269]*[.$B$9]" office:value-type="float" office:value="25.7" calcext:value-type="float">
            <text:p>25.7</text:p>
          </table:table-cell>
          <table:table-cell table:formula="of:=[.D269]*[.$B$9]+[.C268]" office:value-type="float" office:value="-0.000000147734612704639" calcext:value-type="float">
            <text:p>-1.47734612704639E-07</text:p>
          </table:table-cell>
          <table:table-cell table:formula="of:=[.E268]*[.$B$9]+[.D268]" office:value-type="float" office:value="0.0000000978662352494494" calcext:value-type="float">
            <text:p>9.78662352494494E-08</text:p>
          </table:table-cell>
          <table:table-cell table:formula="of:=-[.$B$5]*[.C269]-[.$B$4]*(1-[.C269]^2)*[.D269]+[.$B$6]" office:value-type="float" office:value="0.0000000498683774551921" calcext:value-type="float">
            <text:p>4.98683774551921E-08</text:p>
          </table:table-cell>
          <table:table-cell table:formula="of:=[.F268]+[.$B$9]*[.K268]" office:value-type="string" office:string-value="" calcext:value-type="error">
            <text:p>#NUM!</text:p>
          </table:table-cell>
          <table:table-cell table:formula="of:=[.G268]+[.$B$9]*[.H268]" office:value-type="string" office:string-value="" calcext:value-type="error">
            <text:p>#NUM!</text:p>
          </table:table-cell>
          <table:table-cell table:formula="of:=[.$B$6]-[.$B$4]*(1-[.F269]^2)*[.G269] - [.$B$5]*[.F269]" office:value-type="string" office:string-value="" calcext:value-type="error">
            <text:p>#NUM!</text:p>
          </table:table-cell>
          <table:table-cell table:formula="of:=[.$B$6]-[.$B$4]*(1-[.J269]^2)*[.K269] - [.$B$5]*[.J269]" office:value-type="string" office:string-value="" calcext:value-type="error">
            <text:p>#NUM!</text:p>
          </table:table-cell>
          <table:table-cell table:formula="of:=[.J268]+([.$B$9]/2) * ([.G269]+[.K269])" office:value-type="string" office:string-value="" calcext:value-type="error">
            <text:p>#NUM!</text:p>
          </table:table-cell>
          <table:table-cell table:formula="of:=[.K268]+[.$B$9]/2 * ([.H269] + [.I268])" office:value-type="string" office:string-value="" calcext:value-type="error">
            <text:p>#NUM!</text:p>
          </table:table-cell>
          <table:table-cell/>
          <table:table-cell table:formula="of:=[.M268]+1" office:value-type="float" office:value="257" calcext:value-type="float">
            <text:p>257</text:p>
          </table:table-cell>
          <table:table-cell table:formula="of:=[.M269]*[.$B$9]" office:value-type="float" office:value="25.7" calcext:value-type="float">
            <text:p>25.7</text:p>
          </table:table-cell>
          <table:table-cell table:formula="of:=[.P269]*[.$N$9]+[.O268]" office:value-type="float" office:value="-0.000000295822383555381" calcext:value-type="float">
            <text:p>-2.95822383555381E-07</text:p>
          </table:table-cell>
          <table:table-cell table:formula="of:=[.Q268]*[.$N$9]+[.P268]" office:value-type="float" office:value="0.000000199845814772869" calcext:value-type="float">
            <text:p>1.99845814772869E-07</text:p>
          </table:table-cell>
          <table:table-cell table:formula="of:=-[.$N$5]*[.O269]-[.$N$4]*(1-[.O269]^2)*[.P269]+[.$N$6]" office:value-type="float" office:value="0.0000000959765687825293" calcext:value-type="float">
            <text:p>0.000000096</text:p>
          </table:table-cell>
        </table:table-row>
        <table:table-row table:style-name="ro1">
          <table:table-cell table:formula="of:=[.A269]+1" office:value-type="float" office:value="258" calcext:value-type="float">
            <text:p>258</text:p>
          </table:table-cell>
          <table:table-cell table:formula="of:=[.A270]*[.$B$9]" office:value-type="float" office:value="25.8" calcext:value-type="float">
            <text:p>25.8</text:p>
          </table:table-cell>
          <table:table-cell table:formula="of:=[.D270]*[.$B$9]+[.C269]" office:value-type="float" office:value="-0.000000137449305405142" calcext:value-type="float">
            <text:p>-1.37449305405142E-07</text:p>
          </table:table-cell>
          <table:table-cell table:formula="of:=[.E269]*[.$B$9]+[.D269]" office:value-type="float" office:value="0.000000102853072994969" calcext:value-type="float">
            <text:p>1.02853072994969E-07</text:p>
          </table:table-cell>
          <table:table-cell table:formula="of:=-[.$B$5]*[.C270]-[.$B$4]*(1-[.C270]^2)*[.D270]+[.$B$6]" office:value-type="float" office:value="0.0000000345962324101758" calcext:value-type="float">
            <text:p>3.45962324101758E-08</text:p>
          </table:table-cell>
          <table:table-cell table:formula="of:=[.F269]+[.$B$9]*[.K269]" office:value-type="string" office:string-value="" calcext:value-type="error">
            <text:p>#NUM!</text:p>
          </table:table-cell>
          <table:table-cell table:formula="of:=[.G269]+[.$B$9]*[.H269]" office:value-type="string" office:string-value="" calcext:value-type="error">
            <text:p>#NUM!</text:p>
          </table:table-cell>
          <table:table-cell table:formula="of:=[.$B$6]-[.$B$4]*(1-[.F270]^2)*[.G270] - [.$B$5]*[.F270]" office:value-type="string" office:string-value="" calcext:value-type="error">
            <text:p>#NUM!</text:p>
          </table:table-cell>
          <table:table-cell table:formula="of:=[.$B$6]-[.$B$4]*(1-[.J270]^2)*[.K270] - [.$B$5]*[.J270]" office:value-type="string" office:string-value="" calcext:value-type="error">
            <text:p>#NUM!</text:p>
          </table:table-cell>
          <table:table-cell table:formula="of:=[.J269]+([.$B$9]/2) * ([.G270]+[.K270])" office:value-type="string" office:string-value="" calcext:value-type="error">
            <text:p>#NUM!</text:p>
          </table:table-cell>
          <table:table-cell table:formula="of:=[.K269]+[.$B$9]/2 * ([.H270] + [.I269])" office:value-type="string" office:string-value="" calcext:value-type="error">
            <text:p>#NUM!</text:p>
          </table:table-cell>
          <table:table-cell/>
          <table:table-cell table:formula="of:=[.M269]+1" office:value-type="float" office:value="258" calcext:value-type="float">
            <text:p>258</text:p>
          </table:table-cell>
          <table:table-cell table:formula="of:=[.M270]*[.$B$9]" office:value-type="float" office:value="25.8" calcext:value-type="float">
            <text:p>25.8</text:p>
          </table:table-cell>
          <table:table-cell table:formula="of:=[.P270]*[.$N$9]+[.O269]" office:value-type="float" office:value="-0.000000274878036390269" calcext:value-type="float">
            <text:p>-2.74878036390269E-07</text:p>
          </table:table-cell>
          <table:table-cell table:formula="of:=[.Q269]*[.$N$9]+[.P269]" office:value-type="float" office:value="0.000000209443471651122" calcext:value-type="float">
            <text:p>2.09443471651122E-07</text:p>
          </table:table-cell>
          <table:table-cell table:formula="of:=-[.$N$5]*[.O270]-[.$N$4]*(1-[.O270]^2)*[.P270]+[.$N$6]" office:value-type="float" office:value="0.0000000654345647391625" calcext:value-type="float">
            <text:p>6.54345647391625E-08</text:p>
          </table:table-cell>
        </table:table-row>
        <table:table-row table:style-name="ro1">
          <table:table-cell table:formula="of:=[.A270]+1" office:value-type="float" office:value="259" calcext:value-type="float">
            <text:p>259</text:p>
          </table:table-cell>
          <table:table-cell table:formula="of:=[.A271]*[.$B$9]" office:value-type="float" office:value="25.9" calcext:value-type="float">
            <text:p>25.9</text:p>
          </table:table-cell>
          <table:table-cell table:formula="of:=[.D271]*[.$B$9]+[.C270]" office:value-type="float" office:value="-0.000000126818035781544" calcext:value-type="float">
            <text:p>-1.26818035781544E-07</text:p>
          </table:table-cell>
          <table:table-cell table:formula="of:=[.E270]*[.$B$9]+[.D270]" office:value-type="float" office:value="0.000000106312696235986" calcext:value-type="float">
            <text:p>1.06312696235986E-07</text:p>
          </table:table-cell>
          <table:table-cell table:formula="of:=-[.$B$5]*[.C271]-[.$B$4]*(1-[.C271]^2)*[.D271]+[.$B$6]" office:value-type="float" office:value="0.0000000205053395455594" calcext:value-type="float">
            <text:p>2.05053395455594E-08</text:p>
          </table:table-cell>
          <table:table-cell table:formula="of:=[.F270]+[.$B$9]*[.K270]" office:value-type="string" office:string-value="" calcext:value-type="error">
            <text:p>#NUM!</text:p>
          </table:table-cell>
          <table:table-cell table:formula="of:=[.G270]+[.$B$9]*[.H270]" office:value-type="string" office:string-value="" calcext:value-type="error">
            <text:p>#NUM!</text:p>
          </table:table-cell>
          <table:table-cell table:formula="of:=[.$B$6]-[.$B$4]*(1-[.F271]^2)*[.G271] - [.$B$5]*[.F271]" office:value-type="string" office:string-value="" calcext:value-type="error">
            <text:p>#NUM!</text:p>
          </table:table-cell>
          <table:table-cell table:formula="of:=[.$B$6]-[.$B$4]*(1-[.J271]^2)*[.K271] - [.$B$5]*[.J271]" office:value-type="string" office:string-value="" calcext:value-type="error">
            <text:p>#NUM!</text:p>
          </table:table-cell>
          <table:table-cell table:formula="of:=[.J270]+([.$B$9]/2) * ([.G271]+[.K271])" office:value-type="string" office:string-value="" calcext:value-type="error">
            <text:p>#NUM!</text:p>
          </table:table-cell>
          <table:table-cell table:formula="of:=[.K270]+[.$B$9]/2 * ([.H271] + [.I270])" office:value-type="string" office:string-value="" calcext:value-type="error">
            <text:p>#NUM!</text:p>
          </table:table-cell>
          <table:table-cell/>
          <table:table-cell table:formula="of:=[.M270]+1" office:value-type="float" office:value="259" calcext:value-type="float">
            <text:p>259</text:p>
          </table:table-cell>
          <table:table-cell table:formula="of:=[.M271]*[.$B$9]" office:value-type="float" office:value="25.9" calcext:value-type="float">
            <text:p>25.9</text:p>
          </table:table-cell>
          <table:table-cell table:formula="of:=[.P271]*[.$N$9]+[.O270]" office:value-type="float" office:value="-0.000000253279343577765" calcext:value-type="float">
            <text:p>-2.53279343577765E-07</text:p>
          </table:table-cell>
          <table:table-cell table:formula="of:=[.Q270]*[.$N$9]+[.P270]" office:value-type="float" office:value="0.000000215986928125038" calcext:value-type="float">
            <text:p>0.000000216</text:p>
          </table:table-cell>
          <table:table-cell table:formula="of:=-[.$N$5]*[.O271]-[.$N$4]*(1-[.O271]^2)*[.P271]+[.$N$6]" office:value-type="float" office:value="0.0000000372924154527404" calcext:value-type="float">
            <text:p>3.72924154527404E-08</text:p>
          </table:table-cell>
        </table:table-row>
        <table:table-row table:style-name="ro1">
          <table:table-cell table:formula="of:=[.A271]+1" office:value-type="float" office:value="260" calcext:value-type="float">
            <text:p>260</text:p>
          </table:table-cell>
          <table:table-cell table:formula="of:=[.A272]*[.$B$9]" office:value-type="float" office:value="26" calcext:value-type="float">
            <text:p>26</text:p>
          </table:table-cell>
          <table:table-cell table:formula="of:=[.D272]*[.$B$9]+[.C271]" office:value-type="float" office:value="-0.00000011598171276249" calcext:value-type="float">
            <text:p>-0.000000116</text:p>
          </table:table-cell>
          <table:table-cell table:formula="of:=[.E271]*[.$B$9]+[.D271]" office:value-type="float" office:value="0.000000108363230190542" calcext:value-type="float">
            <text:p>1.08363230190542E-07</text:p>
          </table:table-cell>
          <table:table-cell table:formula="of:=-[.$B$5]*[.C272]-[.$B$4]*(1-[.C272]^2)*[.D272]+[.$B$6]" office:value-type="float" office:value="0.00000000761848257194895" calcext:value-type="float">
            <text:p>7.61848257194895E-09</text:p>
          </table:table-cell>
          <table:table-cell table:formula="of:=[.F271]+[.$B$9]*[.K271]" office:value-type="string" office:string-value="" calcext:value-type="error">
            <text:p>#NUM!</text:p>
          </table:table-cell>
          <table:table-cell table:formula="of:=[.G271]+[.$B$9]*[.H271]" office:value-type="string" office:string-value="" calcext:value-type="error">
            <text:p>#NUM!</text:p>
          </table:table-cell>
          <table:table-cell table:formula="of:=[.$B$6]-[.$B$4]*(1-[.F272]^2)*[.G272] - [.$B$5]*[.F272]" office:value-type="string" office:string-value="" calcext:value-type="error">
            <text:p>#NUM!</text:p>
          </table:table-cell>
          <table:table-cell table:formula="of:=[.$B$6]-[.$B$4]*(1-[.J272]^2)*[.K272] - [.$B$5]*[.J272]" office:value-type="string" office:string-value="" calcext:value-type="error">
            <text:p>#NUM!</text:p>
          </table:table-cell>
          <table:table-cell table:formula="of:=[.J271]+([.$B$9]/2) * ([.G272]+[.K272])" office:value-type="string" office:string-value="" calcext:value-type="error">
            <text:p>#NUM!</text:p>
          </table:table-cell>
          <table:table-cell table:formula="of:=[.K271]+[.$B$9]/2 * ([.H272] + [.I271])" office:value-type="string" office:string-value="" calcext:value-type="error">
            <text:p>#NUM!</text:p>
          </table:table-cell>
          <table:table-cell/>
          <table:table-cell table:formula="of:=[.M271]+1" office:value-type="float" office:value="260" calcext:value-type="float">
            <text:p>260</text:p>
          </table:table-cell>
          <table:table-cell table:formula="of:=[.M272]*[.$B$9]" office:value-type="float" office:value="26" calcext:value-type="float">
            <text:p>26</text:p>
          </table:table-cell>
          <table:table-cell table:formula="of:=[.P272]*[.$N$9]+[.O271]" office:value-type="float" office:value="-0.000000231307726610734" calcext:value-type="float">
            <text:p>-2.31307726610734E-07</text:p>
          </table:table-cell>
          <table:table-cell table:formula="of:=[.Q271]*[.$N$9]+[.P271]" office:value-type="float" office:value="0.000000219716169670312" calcext:value-type="float">
            <text:p>2.19716169670312E-07</text:p>
          </table:table-cell>
          <table:table-cell table:formula="of:=-[.$N$5]*[.O272]-[.$N$4]*(1-[.O272]^2)*[.P272]+[.$N$6]" office:value-type="float" office:value="0.000000011591556940433" calcext:value-type="float">
            <text:p>1.1591556940433E-08</text:p>
          </table:table-cell>
        </table:table-row>
        <table:table-row table:style-name="ro1">
          <table:table-cell table:formula="of:=[.A272]+1" office:value-type="float" office:value="261" calcext:value-type="float">
            <text:p>261</text:p>
          </table:table-cell>
          <table:table-cell table:formula="of:=[.A273]*[.$B$9]" office:value-type="float" office:value="26.1" calcext:value-type="float">
            <text:p>26.1</text:p>
          </table:table-cell>
          <table:table-cell table:formula="of:=[.D273]*[.$B$9]+[.C272]" office:value-type="float" office:value="-0.000000105069204917716" calcext:value-type="float">
            <text:p>-1.05069204917716E-07</text:p>
          </table:table-cell>
          <table:table-cell table:formula="of:=[.E272]*[.$B$9]+[.D272]" office:value-type="float" office:value="0.000000109125078447737" calcext:value-type="float">
            <text:p>1.09125078447737E-07</text:p>
          </table:table-cell>
          <table:table-cell table:formula="of:=-[.$B$5]*[.C273]-[.$B$4]*(1-[.C273]^2)*[.D273]+[.$B$6]" office:value-type="float" office:value="-0.0000000040558735300199" calcext:value-type="float">
            <text:p>-4.0558735300199E-09</text:p>
          </table:table-cell>
          <table:table-cell table:formula="of:=[.F272]+[.$B$9]*[.K272]" office:value-type="string" office:string-value="" calcext:value-type="error">
            <text:p>#NUM!</text:p>
          </table:table-cell>
          <table:table-cell table:formula="of:=[.G272]+[.$B$9]*[.H272]" office:value-type="string" office:string-value="" calcext:value-type="error">
            <text:p>#NUM!</text:p>
          </table:table-cell>
          <table:table-cell table:formula="of:=[.$B$6]-[.$B$4]*(1-[.F273]^2)*[.G273] - [.$B$5]*[.F273]" office:value-type="string" office:string-value="" calcext:value-type="error">
            <text:p>#NUM!</text:p>
          </table:table-cell>
          <table:table-cell table:formula="of:=[.$B$6]-[.$B$4]*(1-[.J273]^2)*[.K273] - [.$B$5]*[.J273]" office:value-type="string" office:string-value="" calcext:value-type="error">
            <text:p>#NUM!</text:p>
          </table:table-cell>
          <table:table-cell table:formula="of:=[.J272]+([.$B$9]/2) * ([.G273]+[.K273])" office:value-type="string" office:string-value="" calcext:value-type="error">
            <text:p>#NUM!</text:p>
          </table:table-cell>
          <table:table-cell table:formula="of:=[.K272]+[.$B$9]/2 * ([.H273] + [.I272])" office:value-type="string" office:string-value="" calcext:value-type="error">
            <text:p>#NUM!</text:p>
          </table:table-cell>
          <table:table-cell/>
          <table:table-cell table:formula="of:=[.M272]+1" office:value-type="float" office:value="261" calcext:value-type="float">
            <text:p>261</text:p>
          </table:table-cell>
          <table:table-cell table:formula="of:=[.M273]*[.$B$9]" office:value-type="float" office:value="26.1" calcext:value-type="float">
            <text:p>26.1</text:p>
          </table:table-cell>
          <table:table-cell table:formula="of:=[.P273]*[.$N$9]+[.O272]" office:value-type="float" office:value="-0.000000209220194074298" calcext:value-type="float">
            <text:p>-2.09220194074298E-07</text:p>
          </table:table-cell>
          <table:table-cell table:formula="of:=[.Q272]*[.$N$9]+[.P272]" office:value-type="float" office:value="0.000000220875325364356" calcext:value-type="float">
            <text:p>2.20875325364356E-07</text:p>
          </table:table-cell>
          <table:table-cell table:formula="of:=-[.$N$5]*[.O273]-[.$N$4]*(1-[.O273]^2)*[.P273]+[.$N$6]" office:value-type="float" office:value="-0.000000011655131290048" calcext:value-type="float">
            <text:p>-1.1655131290048E-08</text:p>
          </table:table-cell>
        </table:table-row>
        <table:table-row table:style-name="ro1">
          <table:table-cell table:formula="of:=[.A273]+1" office:value-type="float" office:value="262" calcext:value-type="float">
            <text:p>262</text:p>
          </table:table-cell>
          <table:table-cell table:formula="of:=[.A274]*[.$B$9]" office:value-type="float" office:value="26.2" calcext:value-type="float">
            <text:p>26.2</text:p>
          </table:table-cell>
          <table:table-cell table:formula="of:=[.D274]*[.$B$9]+[.C273]" office:value-type="float" office:value="-0.0000000941972558082424" calcext:value-type="float">
            <text:p>-9.41972558082424E-08</text:p>
          </table:table-cell>
          <table:table-cell table:formula="of:=[.E273]*[.$B$9]+[.D273]" office:value-type="float" office:value="0.000000108719491094735" calcext:value-type="float">
            <text:p>1.08719491094735E-07</text:p>
          </table:table-cell>
          <table:table-cell table:formula="of:=-[.$B$5]*[.C274]-[.$B$4]*(1-[.C274]^2)*[.D274]+[.$B$6]" office:value-type="float" office:value="-0.0000000145222352864916" calcext:value-type="float">
            <text:p>-1.45222352864916E-08</text:p>
          </table:table-cell>
          <table:table-cell table:formula="of:=[.F273]+[.$B$9]*[.K273]" office:value-type="string" office:string-value="" calcext:value-type="error">
            <text:p>#NUM!</text:p>
          </table:table-cell>
          <table:table-cell table:formula="of:=[.G273]+[.$B$9]*[.H273]" office:value-type="string" office:string-value="" calcext:value-type="error">
            <text:p>#NUM!</text:p>
          </table:table-cell>
          <table:table-cell table:formula="of:=[.$B$6]-[.$B$4]*(1-[.F274]^2)*[.G274] - [.$B$5]*[.F274]" office:value-type="string" office:string-value="" calcext:value-type="error">
            <text:p>#NUM!</text:p>
          </table:table-cell>
          <table:table-cell table:formula="of:=[.$B$6]-[.$B$4]*(1-[.J274]^2)*[.K274] - [.$B$5]*[.J274]" office:value-type="string" office:string-value="" calcext:value-type="error">
            <text:p>#NUM!</text:p>
          </table:table-cell>
          <table:table-cell table:formula="of:=[.J273]+([.$B$9]/2) * ([.G274]+[.K274])" office:value-type="string" office:string-value="" calcext:value-type="error">
            <text:p>#NUM!</text:p>
          </table:table-cell>
          <table:table-cell table:formula="of:=[.K273]+[.$B$9]/2 * ([.H274] + [.I273])" office:value-type="string" office:string-value="" calcext:value-type="error">
            <text:p>#NUM!</text:p>
          </table:table-cell>
          <table:table-cell/>
          <table:table-cell table:formula="of:=[.M273]+1" office:value-type="float" office:value="262" calcext:value-type="float">
            <text:p>262</text:p>
          </table:table-cell>
          <table:table-cell table:formula="of:=[.M274]*[.$B$9]" office:value-type="float" office:value="26.2" calcext:value-type="float">
            <text:p>26.2</text:p>
          </table:table-cell>
          <table:table-cell table:formula="of:=[.P274]*[.$N$9]+[.O273]" office:value-type="float" office:value="-0.000000187249212850763" calcext:value-type="float">
            <text:p>-1.87249212850763E-07</text:p>
          </table:table-cell>
          <table:table-cell table:formula="of:=[.Q273]*[.$N$9]+[.P273]" office:value-type="float" office:value="0.000000219709812235351" calcext:value-type="float">
            <text:p>2.19709812235351E-07</text:p>
          </table:table-cell>
          <table:table-cell table:formula="of:=-[.$N$5]*[.O274]-[.$N$4]*(1-[.O274]^2)*[.P274]+[.$N$6]" office:value-type="float" office:value="-0.0000000324605993845802" calcext:value-type="float">
            <text:p>-3.24605993845802E-08</text:p>
          </table:table-cell>
        </table:table-row>
        <table:table-row table:style-name="ro1">
          <table:table-cell table:formula="of:=[.A274]+1" office:value-type="float" office:value="263" calcext:value-type="float">
            <text:p>263</text:p>
          </table:table-cell>
          <table:table-cell table:formula="of:=[.A275]*[.$B$9]" office:value-type="float" office:value="26.3" calcext:value-type="float">
            <text:p>26.3</text:p>
          </table:table-cell>
          <table:table-cell table:formula="of:=[.D275]*[.$B$9]+[.C274]" office:value-type="float" office:value="-0.0000000834705290516338" calcext:value-type="float">
            <text:p>-8.34705290516338E-08</text:p>
          </table:table-cell>
          <table:table-cell table:formula="of:=[.E274]*[.$B$9]+[.D274]" office:value-type="float" office:value="0.000000107267267566086" calcext:value-type="float">
            <text:p>1.07267267566086E-07</text:p>
          </table:table-cell>
          <table:table-cell table:formula="of:=-[.$B$5]*[.C275]-[.$B$4]*(1-[.C275]^2)*[.D275]+[.$B$6]" office:value-type="float" office:value="-0.0000000237967385144513" calcext:value-type="float">
            <text:p>-2.37967385144513E-08</text:p>
          </table:table-cell>
          <table:table-cell table:formula="of:=[.F274]+[.$B$9]*[.K274]" office:value-type="string" office:string-value="" calcext:value-type="error">
            <text:p>#NUM!</text:p>
          </table:table-cell>
          <table:table-cell table:formula="of:=[.G274]+[.$B$9]*[.H274]" office:value-type="string" office:string-value="" calcext:value-type="error">
            <text:p>#NUM!</text:p>
          </table:table-cell>
          <table:table-cell table:formula="of:=[.$B$6]-[.$B$4]*(1-[.F275]^2)*[.G275] - [.$B$5]*[.F275]" office:value-type="string" office:string-value="" calcext:value-type="error">
            <text:p>#NUM!</text:p>
          </table:table-cell>
          <table:table-cell table:formula="of:=[.$B$6]-[.$B$4]*(1-[.J275]^2)*[.K275] - [.$B$5]*[.J275]" office:value-type="string" office:string-value="" calcext:value-type="error">
            <text:p>#NUM!</text:p>
          </table:table-cell>
          <table:table-cell table:formula="of:=[.J274]+([.$B$9]/2) * ([.G275]+[.K275])" office:value-type="string" office:string-value="" calcext:value-type="error">
            <text:p>#NUM!</text:p>
          </table:table-cell>
          <table:table-cell table:formula="of:=[.K274]+[.$B$9]/2 * ([.H275] + [.I274])" office:value-type="string" office:string-value="" calcext:value-type="error">
            <text:p>#NUM!</text:p>
          </table:table-cell>
          <table:table-cell/>
          <table:table-cell table:formula="of:=[.M274]+1" office:value-type="float" office:value="263" calcext:value-type="float">
            <text:p>263</text:p>
          </table:table-cell>
          <table:table-cell table:formula="of:=[.M275]*[.$B$9]" office:value-type="float" office:value="26.3" calcext:value-type="float">
            <text:p>26.3</text:p>
          </table:table-cell>
          <table:table-cell table:formula="of:=[.P275]*[.$N$9]+[.O274]" office:value-type="float" office:value="-0.000000165602837621074" calcext:value-type="float">
            <text:p>-1.65602837621074E-07</text:p>
          </table:table-cell>
          <table:table-cell table:formula="of:=[.Q274]*[.$N$9]+[.P274]" office:value-type="float" office:value="0.000000216463752296893" calcext:value-type="float">
            <text:p>2.16463752296893E-07</text:p>
          </table:table-cell>
          <table:table-cell table:formula="of:=-[.$N$5]*[.O275]-[.$N$4]*(1-[.O275]^2)*[.P275]+[.$N$6]" office:value-type="float" office:value="-0.0000000508609146758132" calcext:value-type="float">
            <text:p>-5.08609146758132E-08</text:p>
          </table:table-cell>
        </table:table-row>
        <table:table-row table:style-name="ro1">
          <table:table-cell table:formula="of:=[.A275]+1" office:value-type="float" office:value="264" calcext:value-type="float">
            <text:p>264</text:p>
          </table:table-cell>
          <table:table-cell table:formula="of:=[.A276]*[.$B$9]" office:value-type="float" office:value="26.4" calcext:value-type="float">
            <text:p>26.4</text:p>
          </table:table-cell>
          <table:table-cell table:formula="of:=[.D276]*[.$B$9]+[.C275]" office:value-type="float" office:value="-0.0000000729817696801698" calcext:value-type="float">
            <text:p>-0.000000073</text:p>
          </table:table-cell>
          <table:table-cell table:formula="of:=[.E275]*[.$B$9]+[.D275]" office:value-type="float" office:value="0.000000104887593714641" calcext:value-type="float">
            <text:p>1.04887593714641E-07</text:p>
          </table:table-cell>
          <table:table-cell table:formula="of:=-[.$B$5]*[.C276]-[.$B$4]*(1-[.C276]^2)*[.D276]+[.$B$6]" office:value-type="float" office:value="-0.0000000319058240344704" calcext:value-type="float">
            <text:p>-3.19058240344704E-08</text:p>
          </table:table-cell>
          <table:table-cell table:formula="of:=[.F275]+[.$B$9]*[.K275]" office:value-type="string" office:string-value="" calcext:value-type="error">
            <text:p>#NUM!</text:p>
          </table:table-cell>
          <table:table-cell table:formula="of:=[.G275]+[.$B$9]*[.H275]" office:value-type="string" office:string-value="" calcext:value-type="error">
            <text:p>#NUM!</text:p>
          </table:table-cell>
          <table:table-cell table:formula="of:=[.$B$6]-[.$B$4]*(1-[.F276]^2)*[.G276] - [.$B$5]*[.F276]" office:value-type="string" office:string-value="" calcext:value-type="error">
            <text:p>#NUM!</text:p>
          </table:table-cell>
          <table:table-cell table:formula="of:=[.$B$6]-[.$B$4]*(1-[.J276]^2)*[.K276] - [.$B$5]*[.J276]" office:value-type="string" office:string-value="" calcext:value-type="error">
            <text:p>#NUM!</text:p>
          </table:table-cell>
          <table:table-cell table:formula="of:=[.J275]+([.$B$9]/2) * ([.G276]+[.K276])" office:value-type="string" office:string-value="" calcext:value-type="error">
            <text:p>#NUM!</text:p>
          </table:table-cell>
          <table:table-cell table:formula="of:=[.K275]+[.$B$9]/2 * ([.H276] + [.I275])" office:value-type="string" office:string-value="" calcext:value-type="error">
            <text:p>#NUM!</text:p>
          </table:table-cell>
          <table:table-cell/>
          <table:table-cell table:formula="of:=[.M275]+1" office:value-type="float" office:value="264" calcext:value-type="float">
            <text:p>264</text:p>
          </table:table-cell>
          <table:table-cell table:formula="of:=[.M276]*[.$B$9]" office:value-type="float" office:value="26.4" calcext:value-type="float">
            <text:p>26.4</text:p>
          </table:table-cell>
          <table:table-cell table:formula="of:=[.P276]*[.$N$9]+[.O275]" office:value-type="float" office:value="-0.000000144465071538143" calcext:value-type="float">
            <text:p>-1.44465071538143E-07</text:p>
          </table:table-cell>
          <table:table-cell table:formula="of:=[.Q275]*[.$N$9]+[.P275]" office:value-type="float" office:value="0.000000211377660829312" calcext:value-type="float">
            <text:p>2.11377660829312E-07</text:p>
          </table:table-cell>
          <table:table-cell table:formula="of:=-[.$N$5]*[.O276]-[.$N$4]*(1-[.O276]^2)*[.P276]+[.$N$6]" office:value-type="float" office:value="-0.0000000669125892911646" calcext:value-type="float">
            <text:p>-6.69125892911646E-08</text:p>
          </table:table-cell>
        </table:table-row>
        <table:table-row table:style-name="ro1">
          <table:table-cell table:formula="of:=[.A276]+1" office:value-type="float" office:value="265" calcext:value-type="float">
            <text:p>265</text:p>
          </table:table-cell>
          <table:table-cell table:formula="of:=[.A277]*[.$B$9]" office:value-type="float" office:value="26.5" calcext:value-type="float">
            <text:p>26.5</text:p>
          </table:table-cell>
          <table:table-cell table:formula="of:=[.D277]*[.$B$9]+[.C276]" office:value-type="float" office:value="-0.0000000628120685490504" calcext:value-type="float">
            <text:p>-6.28120685490504E-08</text:p>
          </table:table-cell>
          <table:table-cell table:formula="of:=[.E276]*[.$B$9]+[.D276]" office:value-type="float" office:value="0.000000101697011311194" calcext:value-type="float">
            <text:p>1.01697011311194E-07</text:p>
          </table:table-cell>
          <table:table-cell table:formula="of:=-[.$B$5]*[.C277]-[.$B$4]*(1-[.C277]^2)*[.D277]+[.$B$6]" office:value-type="float" office:value="-0.0000000388849427621429" calcext:value-type="float">
            <text:p>-3.88849427621429E-08</text:p>
          </table:table-cell>
          <table:table-cell table:formula="of:=[.F276]+[.$B$9]*[.K276]" office:value-type="string" office:string-value="" calcext:value-type="error">
            <text:p>#NUM!</text:p>
          </table:table-cell>
          <table:table-cell table:formula="of:=[.G276]+[.$B$9]*[.H276]" office:value-type="string" office:string-value="" calcext:value-type="error">
            <text:p>#NUM!</text:p>
          </table:table-cell>
          <table:table-cell table:formula="of:=[.$B$6]-[.$B$4]*(1-[.F277]^2)*[.G277] - [.$B$5]*[.F277]" office:value-type="string" office:string-value="" calcext:value-type="error">
            <text:p>#NUM!</text:p>
          </table:table-cell>
          <table:table-cell table:formula="of:=[.$B$6]-[.$B$4]*(1-[.J277]^2)*[.K277] - [.$B$5]*[.J277]" office:value-type="string" office:string-value="" calcext:value-type="error">
            <text:p>#NUM!</text:p>
          </table:table-cell>
          <table:table-cell table:formula="of:=[.J276]+([.$B$9]/2) * ([.G277]+[.K277])" office:value-type="string" office:string-value="" calcext:value-type="error">
            <text:p>#NUM!</text:p>
          </table:table-cell>
          <table:table-cell table:formula="of:=[.K276]+[.$B$9]/2 * ([.H277] + [.I276])" office:value-type="string" office:string-value="" calcext:value-type="error">
            <text:p>#NUM!</text:p>
          </table:table-cell>
          <table:table-cell/>
          <table:table-cell table:formula="of:=[.M276]+1" office:value-type="float" office:value="265" calcext:value-type="float">
            <text:p>265</text:p>
          </table:table-cell>
          <table:table-cell table:formula="of:=[.M277]*[.$B$9]" office:value-type="float" office:value="26.5" calcext:value-type="float">
            <text:p>26.5</text:p>
          </table:table-cell>
          <table:table-cell table:formula="of:=[.P277]*[.$N$9]+[.O276]" office:value-type="float" office:value="-0.000000123996431348123" calcext:value-type="float">
            <text:p>-0.000000124</text:p>
          </table:table-cell>
          <table:table-cell table:formula="of:=[.Q276]*[.$N$9]+[.P276]" office:value-type="float" office:value="0.000000204686401900195" calcext:value-type="float">
            <text:p>2.04686401900195E-07</text:p>
          </table:table-cell>
          <table:table-cell table:formula="of:=-[.$N$5]*[.O277]-[.$N$4]*(1-[.O277]^2)*[.P277]+[.$N$6]" office:value-type="float" office:value="-0.0000000806899705520689" calcext:value-type="float">
            <text:p>-8.06899705520689E-08</text:p>
          </table:table-cell>
        </table:table-row>
        <table:table-row table:style-name="ro1">
          <table:table-cell table:formula="of:=[.A277]+1" office:value-type="float" office:value="266" calcext:value-type="float">
            <text:p>266</text:p>
          </table:table-cell>
          <table:table-cell table:formula="of:=[.A278]*[.$B$9]" office:value-type="float" office:value="26.6" calcext:value-type="float">
            <text:p>26.6</text:p>
          </table:table-cell>
          <table:table-cell table:formula="of:=[.D278]*[.$B$9]+[.C277]" office:value-type="float" office:value="-0.0000000530312168455525" calcext:value-type="float">
            <text:p>-0.000000053</text:p>
          </table:table-cell>
          <table:table-cell table:formula="of:=[.E277]*[.$B$9]+[.D277]" office:value-type="float" office:value="0.0000000978085170349794" calcext:value-type="float">
            <text:p>9.78085170349794E-08</text:p>
          </table:table-cell>
          <table:table-cell table:formula="of:=-[.$B$5]*[.C278]-[.$B$4]*(1-[.C278]^2)*[.D278]+[.$B$6]" office:value-type="float" office:value="-0.0000000447773001894267" calcext:value-type="float">
            <text:p>-4.47773001894267E-08</text:p>
          </table:table-cell>
          <table:table-cell table:formula="of:=[.F277]+[.$B$9]*[.K277]" office:value-type="string" office:string-value="" calcext:value-type="error">
            <text:p>#NUM!</text:p>
          </table:table-cell>
          <table:table-cell table:formula="of:=[.G277]+[.$B$9]*[.H277]" office:value-type="string" office:string-value="" calcext:value-type="error">
            <text:p>#NUM!</text:p>
          </table:table-cell>
          <table:table-cell table:formula="of:=[.$B$6]-[.$B$4]*(1-[.F278]^2)*[.G278] - [.$B$5]*[.F278]" office:value-type="string" office:string-value="" calcext:value-type="error">
            <text:p>#NUM!</text:p>
          </table:table-cell>
          <table:table-cell table:formula="of:=[.$B$6]-[.$B$4]*(1-[.J278]^2)*[.K278] - [.$B$5]*[.J278]" office:value-type="string" office:string-value="" calcext:value-type="error">
            <text:p>#NUM!</text:p>
          </table:table-cell>
          <table:table-cell table:formula="of:=[.J277]+([.$B$9]/2) * ([.G278]+[.K278])" office:value-type="string" office:string-value="" calcext:value-type="error">
            <text:p>#NUM!</text:p>
          </table:table-cell>
          <table:table-cell table:formula="of:=[.K277]+[.$B$9]/2 * ([.H278] + [.I277])" office:value-type="string" office:string-value="" calcext:value-type="error">
            <text:p>#NUM!</text:p>
          </table:table-cell>
          <table:table-cell/>
          <table:table-cell table:formula="of:=[.M277]+1" office:value-type="float" office:value="266" calcext:value-type="float">
            <text:p>266</text:p>
          </table:table-cell>
          <table:table-cell table:formula="of:=[.M278]*[.$B$9]" office:value-type="float" office:value="26.6" calcext:value-type="float">
            <text:p>26.6</text:p>
          </table:table-cell>
          <table:table-cell table:formula="of:=[.P278]*[.$N$9]+[.O277]" office:value-type="float" office:value="-0.000000104334690863624" calcext:value-type="float">
            <text:p>-1.04334690863624E-07</text:p>
          </table:table-cell>
          <table:table-cell table:formula="of:=[.Q277]*[.$N$9]+[.P277]" office:value-type="float" office:value="0.000000196617404844988" calcext:value-type="float">
            <text:p>1.96617404844988E-07</text:p>
          </table:table-cell>
          <table:table-cell table:formula="of:=-[.$N$5]*[.O278]-[.$N$4]*(1-[.O278]^2)*[.P278]+[.$N$6]" office:value-type="float" office:value="-0.0000000922827139813618" calcext:value-type="float">
            <text:p>-9.22827139813618E-08</text:p>
          </table:table-cell>
        </table:table-row>
        <table:table-row table:style-name="ro1">
          <table:table-cell table:formula="of:=[.A278]+1" office:value-type="float" office:value="267" calcext:value-type="float">
            <text:p>267</text:p>
          </table:table-cell>
          <table:table-cell table:formula="of:=[.A279]*[.$B$9]" office:value-type="float" office:value="26.7" calcext:value-type="float">
            <text:p>26.7</text:p>
          </table:table-cell>
          <table:table-cell table:formula="of:=[.D279]*[.$B$9]+[.C278]" office:value-type="float" office:value="-0.0000000436981381439488" calcext:value-type="float">
            <text:p>-4.36981381439488E-08</text:p>
          </table:table-cell>
          <table:table-cell table:formula="of:=[.E278]*[.$B$9]+[.D278]" office:value-type="float" office:value="0.0000000933307870160367" calcext:value-type="float">
            <text:p>9.33307870160367E-08</text:p>
          </table:table-cell>
          <table:table-cell table:formula="of:=-[.$B$5]*[.C279]-[.$B$4]*(1-[.C279]^2)*[.D279]+[.$B$6]" office:value-type="float" office:value="-0.0000000496326488720878" calcext:value-type="float">
            <text:p>-4.96326488720878E-08</text:p>
          </table:table-cell>
          <table:table-cell table:formula="of:=[.F278]+[.$B$9]*[.K278]" office:value-type="string" office:string-value="" calcext:value-type="error">
            <text:p>#NUM!</text:p>
          </table:table-cell>
          <table:table-cell table:formula="of:=[.G278]+[.$B$9]*[.H278]" office:value-type="string" office:string-value="" calcext:value-type="error">
            <text:p>#NUM!</text:p>
          </table:table-cell>
          <table:table-cell table:formula="of:=[.$B$6]-[.$B$4]*(1-[.F279]^2)*[.G279] - [.$B$5]*[.F279]" office:value-type="string" office:string-value="" calcext:value-type="error">
            <text:p>#NUM!</text:p>
          </table:table-cell>
          <table:table-cell table:formula="of:=[.$B$6]-[.$B$4]*(1-[.J279]^2)*[.K279] - [.$B$5]*[.J279]" office:value-type="string" office:string-value="" calcext:value-type="error">
            <text:p>#NUM!</text:p>
          </table:table-cell>
          <table:table-cell table:formula="of:=[.J278]+([.$B$9]/2) * ([.G279]+[.K279])" office:value-type="string" office:string-value="" calcext:value-type="error">
            <text:p>#NUM!</text:p>
          </table:table-cell>
          <table:table-cell table:formula="of:=[.K278]+[.$B$9]/2 * ([.H279] + [.I278])" office:value-type="string" office:string-value="" calcext:value-type="error">
            <text:p>#NUM!</text:p>
          </table:table-cell>
          <table:table-cell/>
          <table:table-cell table:formula="of:=[.M278]+1" office:value-type="float" office:value="267" calcext:value-type="float">
            <text:p>267</text:p>
          </table:table-cell>
          <table:table-cell table:formula="of:=[.M279]*[.$B$9]" office:value-type="float" office:value="26.7" calcext:value-type="float">
            <text:p>26.7</text:p>
          </table:table-cell>
          <table:table-cell table:formula="of:=[.P279]*[.$N$9]+[.O278]" office:value-type="float" office:value="-0.000000085595777518939" calcext:value-type="float">
            <text:p>-8.5595777518939E-08</text:p>
          </table:table-cell>
          <table:table-cell table:formula="of:=[.Q278]*[.$N$9]+[.P278]" office:value-type="float" office:value="0.000000187389133446852" calcext:value-type="float">
            <text:p>1.87389133446852E-07</text:p>
          </table:table-cell>
          <table:table-cell table:formula="of:=-[.$N$5]*[.O279]-[.$N$4]*(1-[.O279]^2)*[.P279]+[.$N$6]" office:value-type="float" office:value="-0.000000101793355927912" calcext:value-type="float">
            <text:p>-1.01793355927912E-07</text:p>
          </table:table-cell>
        </table:table-row>
        <table:table-row table:style-name="ro1">
          <table:table-cell table:formula="of:=[.A279]+1" office:value-type="float" office:value="268" calcext:value-type="float">
            <text:p>268</text:p>
          </table:table-cell>
          <table:table-cell table:formula="of:=[.A280]*[.$B$9]" office:value-type="float" office:value="26.8" calcext:value-type="float">
            <text:p>26.8</text:p>
          </table:table-cell>
          <table:table-cell table:formula="of:=[.D280]*[.$B$9]+[.C279]" office:value-type="float" office:value="-0.000000034861385931066" calcext:value-type="float">
            <text:p>-3.4861385931066E-08</text:p>
          </table:table-cell>
          <table:table-cell table:formula="of:=[.E279]*[.$B$9]+[.D279]" office:value-type="float" office:value="0.0000000883675221288279" calcext:value-type="float">
            <text:p>8.83675221288279E-08</text:p>
          </table:table-cell>
          <table:table-cell table:formula="of:=-[.$B$5]*[.C280]-[.$B$4]*(1-[.C280]^2)*[.D280]+[.$B$6]" office:value-type="float" office:value="-0.0000000535061361977619" calcext:value-type="float">
            <text:p>-5.35061361977619E-08</text:p>
          </table:table-cell>
          <table:table-cell table:formula="of:=[.F279]+[.$B$9]*[.K279]" office:value-type="string" office:string-value="" calcext:value-type="error">
            <text:p>#NUM!</text:p>
          </table:table-cell>
          <table:table-cell table:formula="of:=[.G279]+[.$B$9]*[.H279]" office:value-type="string" office:string-value="" calcext:value-type="error">
            <text:p>#NUM!</text:p>
          </table:table-cell>
          <table:table-cell table:formula="of:=[.$B$6]-[.$B$4]*(1-[.F280]^2)*[.G280] - [.$B$5]*[.F280]" office:value-type="string" office:string-value="" calcext:value-type="error">
            <text:p>#NUM!</text:p>
          </table:table-cell>
          <table:table-cell table:formula="of:=[.$B$6]-[.$B$4]*(1-[.J280]^2)*[.K280] - [.$B$5]*[.J280]" office:value-type="string" office:string-value="" calcext:value-type="error">
            <text:p>#NUM!</text:p>
          </table:table-cell>
          <table:table-cell table:formula="of:=[.J279]+([.$B$9]/2) * ([.G280]+[.K280])" office:value-type="string" office:string-value="" calcext:value-type="error">
            <text:p>#NUM!</text:p>
          </table:table-cell>
          <table:table-cell table:formula="of:=[.K279]+[.$B$9]/2 * ([.H280] + [.I279])" office:value-type="string" office:string-value="" calcext:value-type="error">
            <text:p>#NUM!</text:p>
          </table:table-cell>
          <table:table-cell/>
          <table:table-cell table:formula="of:=[.M279]+1" office:value-type="float" office:value="268" calcext:value-type="float">
            <text:p>268</text:p>
          </table:table-cell>
          <table:table-cell table:formula="of:=[.M280]*[.$B$9]" office:value-type="float" office:value="26.8" calcext:value-type="float">
            <text:p>26.8</text:p>
          </table:table-cell>
          <table:table-cell table:formula="of:=[.P280]*[.$N$9]+[.O279]" office:value-type="float" office:value="-0.0000000678747977335329" calcext:value-type="float">
            <text:p>-6.78747977335329E-08</text:p>
          </table:table-cell>
          <table:table-cell table:formula="of:=[.Q279]*[.$N$9]+[.P279]" office:value-type="float" office:value="0.000000177209797854061" calcext:value-type="float">
            <text:p>1.77209797854061E-07</text:p>
          </table:table-cell>
          <table:table-cell table:formula="of:=-[.$N$5]*[.O280]-[.$N$4]*(1-[.O280]^2)*[.P280]+[.$N$6]" office:value-type="float" office:value="-0.000000109335000120527" calcext:value-type="float">
            <text:p>-1.09335000120527E-07</text:p>
          </table:table-cell>
        </table:table-row>
        <table:table-row table:style-name="ro1">
          <table:table-cell table:formula="of:=[.A280]+1" office:value-type="float" office:value="269" calcext:value-type="float">
            <text:p>269</text:p>
          </table:table-cell>
          <table:table-cell table:formula="of:=[.A281]*[.$B$9]" office:value-type="float" office:value="26.9" calcext:value-type="float">
            <text:p>26.9</text:p>
          </table:table-cell>
          <table:table-cell table:formula="of:=[.D281]*[.$B$9]+[.C280]" office:value-type="float" office:value="-0.0000000265596950801608" calcext:value-type="float">
            <text:p>-2.65596950801608E-08</text:p>
          </table:table-cell>
          <table:table-cell table:formula="of:=[.E280]*[.$B$9]+[.D280]" office:value-type="float" office:value="0.0000000830169085090518" calcext:value-type="float">
            <text:p>0.000000083</text:p>
          </table:table-cell>
          <table:table-cell table:formula="of:=-[.$B$5]*[.C281]-[.$B$4]*(1-[.C281]^2)*[.D281]+[.$B$6]" office:value-type="float" office:value="-0.0000000564572134288909" calcext:value-type="float">
            <text:p>-5.64572134288909E-08</text:p>
          </table:table-cell>
          <table:table-cell table:formula="of:=[.F280]+[.$B$9]*[.K280]" office:value-type="string" office:string-value="" calcext:value-type="error">
            <text:p>#NUM!</text:p>
          </table:table-cell>
          <table:table-cell table:formula="of:=[.G280]+[.$B$9]*[.H280]" office:value-type="string" office:string-value="" calcext:value-type="error">
            <text:p>#NUM!</text:p>
          </table:table-cell>
          <table:table-cell table:formula="of:=[.$B$6]-[.$B$4]*(1-[.F281]^2)*[.G281] - [.$B$5]*[.F281]" office:value-type="string" office:string-value="" calcext:value-type="error">
            <text:p>#NUM!</text:p>
          </table:table-cell>
          <table:table-cell table:formula="of:=[.$B$6]-[.$B$4]*(1-[.J281]^2)*[.K281] - [.$B$5]*[.J281]" office:value-type="string" office:string-value="" calcext:value-type="error">
            <text:p>#NUM!</text:p>
          </table:table-cell>
          <table:table-cell table:formula="of:=[.J280]+([.$B$9]/2) * ([.G281]+[.K281])" office:value-type="string" office:string-value="" calcext:value-type="error">
            <text:p>#NUM!</text:p>
          </table:table-cell>
          <table:table-cell table:formula="of:=[.K280]+[.$B$9]/2 * ([.H281] + [.I280])" office:value-type="string" office:string-value="" calcext:value-type="error">
            <text:p>#NUM!</text:p>
          </table:table-cell>
          <table:table-cell/>
          <table:table-cell table:formula="of:=[.M280]+1" office:value-type="float" office:value="269" calcext:value-type="float">
            <text:p>269</text:p>
          </table:table-cell>
          <table:table-cell table:formula="of:=[.M281]*[.$B$9]" office:value-type="float" office:value="26.9" calcext:value-type="float">
            <text:p>26.9</text:p>
          </table:table-cell>
          <table:table-cell table:formula="of:=[.P281]*[.$N$9]+[.O280]" office:value-type="float" office:value="-0.0000000512471679493321" calcext:value-type="float">
            <text:p>-5.12471679493321E-08</text:p>
          </table:table-cell>
          <table:table-cell table:formula="of:=[.Q280]*[.$N$9]+[.P280]" office:value-type="float" office:value="0.000000166276297842008" calcext:value-type="float">
            <text:p>1.66276297842008E-07</text:p>
          </table:table-cell>
          <table:table-cell table:formula="of:=-[.$N$5]*[.O281]-[.$N$4]*(1-[.O281]^2)*[.P281]+[.$N$6]" office:value-type="float" office:value="-0.000000115029129892676" calcext:value-type="float">
            <text:p>-0.000000115</text:p>
          </table:table-cell>
        </table:table-row>
        <table:table-row table:style-name="ro1">
          <table:table-cell table:formula="of:=[.A281]+1" office:value-type="float" office:value="270" calcext:value-type="float">
            <text:p>270</text:p>
          </table:table-cell>
          <table:table-cell table:formula="of:=[.A282]*[.$B$9]" office:value-type="float" office:value="27" calcext:value-type="float">
            <text:p>27</text:p>
          </table:table-cell>
          <table:table-cell table:formula="of:=[.D282]*[.$B$9]+[.C281]" office:value-type="float" office:value="-0.0000000188225763635445" calcext:value-type="float">
            <text:p>-1.88225763635445E-08</text:p>
          </table:table-cell>
          <table:table-cell table:formula="of:=[.E281]*[.$B$9]+[.D281]" office:value-type="float" office:value="0.0000000773711871661627" calcext:value-type="float">
            <text:p>7.73711871661627E-08</text:p>
          </table:table-cell>
          <table:table-cell table:formula="of:=-[.$B$5]*[.C282]-[.$B$4]*(1-[.C282]^2)*[.D282]+[.$B$6]" office:value-type="float" office:value="-0.0000000585486108026181" calcext:value-type="float">
            <text:p>-5.85486108026181E-08</text:p>
          </table:table-cell>
          <table:table-cell table:formula="of:=[.F281]+[.$B$9]*[.K281]" office:value-type="string" office:string-value="" calcext:value-type="error">
            <text:p>#NUM!</text:p>
          </table:table-cell>
          <table:table-cell table:formula="of:=[.G281]+[.$B$9]*[.H281]" office:value-type="string" office:string-value="" calcext:value-type="error">
            <text:p>#NUM!</text:p>
          </table:table-cell>
          <table:table-cell table:formula="of:=[.$B$6]-[.$B$4]*(1-[.F282]^2)*[.G282] - [.$B$5]*[.F282]" office:value-type="string" office:string-value="" calcext:value-type="error">
            <text:p>#NUM!</text:p>
          </table:table-cell>
          <table:table-cell table:formula="of:=[.$B$6]-[.$B$4]*(1-[.J282]^2)*[.K282] - [.$B$5]*[.J282]" office:value-type="string" office:string-value="" calcext:value-type="error">
            <text:p>#NUM!</text:p>
          </table:table-cell>
          <table:table-cell table:formula="of:=[.J281]+([.$B$9]/2) * ([.G282]+[.K282])" office:value-type="string" office:string-value="" calcext:value-type="error">
            <text:p>#NUM!</text:p>
          </table:table-cell>
          <table:table-cell table:formula="of:=[.K281]+[.$B$9]/2 * ([.H282] + [.I281])" office:value-type="string" office:string-value="" calcext:value-type="error">
            <text:p>#NUM!</text:p>
          </table:table-cell>
          <table:table-cell/>
          <table:table-cell table:formula="of:=[.M281]+1" office:value-type="float" office:value="270" calcext:value-type="float">
            <text:p>270</text:p>
          </table:table-cell>
          <table:table-cell table:formula="of:=[.M282]*[.$B$9]" office:value-type="float" office:value="27" calcext:value-type="float">
            <text:p>27</text:p>
          </table:table-cell>
          <table:table-cell table:formula="of:=[.P282]*[.$N$9]+[.O281]" office:value-type="float" office:value="-0.0000000357698294640581" calcext:value-type="float">
            <text:p>-3.57698294640581E-08</text:p>
          </table:table-cell>
          <table:table-cell table:formula="of:=[.Q281]*[.$N$9]+[.P281]" office:value-type="float" office:value="0.000000154773384852741" calcext:value-type="float">
            <text:p>1.54773384852741E-07</text:p>
          </table:table-cell>
          <table:table-cell table:formula="of:=-[.$N$5]*[.O282]-[.$N$4]*(1-[.O282]^2)*[.P282]+[.$N$6]" office:value-type="float" office:value="-0.000000119003555388682" calcext:value-type="float">
            <text:p>-0.000000119</text:p>
          </table:table-cell>
        </table:table-row>
        <table:table-row table:style-name="ro1">
          <table:table-cell table:formula="of:=[.A282]+1" office:value-type="float" office:value="271" calcext:value-type="float">
            <text:p>271</text:p>
          </table:table-cell>
          <table:table-cell table:formula="of:=[.A283]*[.$B$9]" office:value-type="float" office:value="27.1" calcext:value-type="float">
            <text:p>27.1</text:p>
          </table:table-cell>
          <table:table-cell table:formula="of:=[.D283]*[.$B$9]+[.C282]" office:value-type="float" office:value="-0.0000000116709437549545" calcext:value-type="float">
            <text:p>-1.16709437549545E-08</text:p>
          </table:table-cell>
          <table:table-cell table:formula="of:=[.E282]*[.$B$9]+[.D282]" office:value-type="float" office:value="0.0000000715163260859009" calcext:value-type="float">
            <text:p>7.15163260859009E-08</text:p>
          </table:table-cell>
          <table:table-cell table:formula="of:=-[.$B$5]*[.C283]-[.$B$4]*(1-[.C283]^2)*[.D283]+[.$B$6]" office:value-type="float" office:value="-0.0000000598453823309464" calcext:value-type="float">
            <text:p>-5.98453823309464E-08</text:p>
          </table:table-cell>
          <table:table-cell table:formula="of:=[.F282]+[.$B$9]*[.K282]" office:value-type="string" office:string-value="" calcext:value-type="error">
            <text:p>#NUM!</text:p>
          </table:table-cell>
          <table:table-cell table:formula="of:=[.G282]+[.$B$9]*[.H282]" office:value-type="string" office:string-value="" calcext:value-type="error">
            <text:p>#NUM!</text:p>
          </table:table-cell>
          <table:table-cell table:formula="of:=[.$B$6]-[.$B$4]*(1-[.F283]^2)*[.G283] - [.$B$5]*[.F283]" office:value-type="string" office:string-value="" calcext:value-type="error">
            <text:p>#NUM!</text:p>
          </table:table-cell>
          <table:table-cell table:formula="of:=[.$B$6]-[.$B$4]*(1-[.J283]^2)*[.K283] - [.$B$5]*[.J283]" office:value-type="string" office:string-value="" calcext:value-type="error">
            <text:p>#NUM!</text:p>
          </table:table-cell>
          <table:table-cell table:formula="of:=[.J282]+([.$B$9]/2) * ([.G283]+[.K283])" office:value-type="string" office:string-value="" calcext:value-type="error">
            <text:p>#NUM!</text:p>
          </table:table-cell>
          <table:table-cell table:formula="of:=[.K282]+[.$B$9]/2 * ([.H283] + [.I282])" office:value-type="string" office:string-value="" calcext:value-type="error">
            <text:p>#NUM!</text:p>
          </table:table-cell>
          <table:table-cell/>
          <table:table-cell table:formula="of:=[.M282]+1" office:value-type="float" office:value="271" calcext:value-type="float">
            <text:p>271</text:p>
          </table:table-cell>
          <table:table-cell table:formula="of:=[.M283]*[.$B$9]" office:value-type="float" office:value="27.1" calcext:value-type="float">
            <text:p>27.1</text:p>
          </table:table-cell>
          <table:table-cell table:formula="of:=[.P283]*[.$N$9]+[.O282]" office:value-type="float" office:value="-0.0000000214825265326708" calcext:value-type="float">
            <text:p>-2.14825265326708E-08</text:p>
          </table:table-cell>
          <table:table-cell table:formula="of:=[.Q282]*[.$N$9]+[.P282]" office:value-type="float" office:value="0.000000142873029313872" calcext:value-type="float">
            <text:p>1.42873029313872E-07</text:p>
          </table:table-cell>
          <table:table-cell table:formula="of:=-[.$N$5]*[.O283]-[.$N$4]*(1-[.O283]^2)*[.P283]+[.$N$6]" office:value-type="float" office:value="-0.000000121390502781201" calcext:value-type="float">
            <text:p>-1.21390502781201E-07</text:p>
          </table:table-cell>
        </table:table-row>
        <table:table-row table:style-name="ro1">
          <table:table-cell table:formula="of:=[.A283]+1" office:value-type="float" office:value="272" calcext:value-type="float">
            <text:p>272</text:p>
          </table:table-cell>
          <table:table-cell table:formula="of:=[.A284]*[.$B$9]" office:value-type="float" office:value="27.2" calcext:value-type="float">
            <text:p>27.2</text:p>
          </table:table-cell>
          <table:table-cell table:formula="of:=[.D284]*[.$B$9]+[.C283]" office:value-type="float" office:value="-0.00000000511776496967384" calcext:value-type="float">
            <text:p>-5.11776496967384E-09</text:p>
          </table:table-cell>
          <table:table-cell table:formula="of:=[.E283]*[.$B$9]+[.D283]" office:value-type="float" office:value="0.0000000655317878528062" calcext:value-type="float">
            <text:p>6.55317878528062E-08</text:p>
          </table:table-cell>
          <table:table-cell table:formula="of:=-[.$B$5]*[.C284]-[.$B$4]*(1-[.C284]^2)*[.D284]+[.$B$6]" office:value-type="float" office:value="-0.0000000604140228831324" calcext:value-type="float">
            <text:p>-6.04140228831324E-08</text:p>
          </table:table-cell>
          <table:table-cell table:formula="of:=[.F283]+[.$B$9]*[.K283]" office:value-type="string" office:string-value="" calcext:value-type="error">
            <text:p>#NUM!</text:p>
          </table:table-cell>
          <table:table-cell table:formula="of:=[.G283]+[.$B$9]*[.H283]" office:value-type="string" office:string-value="" calcext:value-type="error">
            <text:p>#NUM!</text:p>
          </table:table-cell>
          <table:table-cell table:formula="of:=[.$B$6]-[.$B$4]*(1-[.F284]^2)*[.G284] - [.$B$5]*[.F284]" office:value-type="string" office:string-value="" calcext:value-type="error">
            <text:p>#NUM!</text:p>
          </table:table-cell>
          <table:table-cell table:formula="of:=[.$B$6]-[.$B$4]*(1-[.J284]^2)*[.K284] - [.$B$5]*[.J284]" office:value-type="string" office:string-value="" calcext:value-type="error">
            <text:p>#NUM!</text:p>
          </table:table-cell>
          <table:table-cell table:formula="of:=[.J283]+([.$B$9]/2) * ([.G284]+[.K284])" office:value-type="string" office:string-value="" calcext:value-type="error">
            <text:p>#NUM!</text:p>
          </table:table-cell>
          <table:table-cell table:formula="of:=[.K283]+[.$B$9]/2 * ([.H284] + [.I283])" office:value-type="string" office:string-value="" calcext:value-type="error">
            <text:p>#NUM!</text:p>
          </table:table-cell>
          <table:table-cell/>
          <table:table-cell table:formula="of:=[.M283]+1" office:value-type="float" office:value="272" calcext:value-type="float">
            <text:p>272</text:p>
          </table:table-cell>
          <table:table-cell table:formula="of:=[.M284]*[.$B$9]" office:value-type="float" office:value="27.2" calcext:value-type="float">
            <text:p>27.2</text:p>
          </table:table-cell>
          <table:table-cell table:formula="of:=[.P284]*[.$N$9]+[.O283]" office:value-type="float" office:value="-0.00000000840912862909561" calcext:value-type="float">
            <text:p>-8.40912862909561E-09</text:p>
          </table:table-cell>
          <table:table-cell table:formula="of:=[.Q283]*[.$N$9]+[.P283]" office:value-type="float" office:value="0.000000130733979035752" calcext:value-type="float">
            <text:p>1.30733979035752E-07</text:p>
          </table:table-cell>
          <table:table-cell table:formula="of:=-[.$N$5]*[.O284]-[.$N$4]*(1-[.O284]^2)*[.P284]+[.$N$6]" office:value-type="float" office:value="-0.000000122324850406657" calcext:value-type="float">
            <text:p>-1.22324850406657E-07</text:p>
          </table:table-cell>
        </table:table-row>
        <table:table-row table:style-name="ro1">
          <table:table-cell table:formula="of:=[.A284]+1" office:value-type="float" office:value="273" calcext:value-type="float">
            <text:p>273</text:p>
          </table:table-cell>
          <table:table-cell table:formula="of:=[.A285]*[.$B$9]" office:value-type="float" office:value="27.3" calcext:value-type="float">
            <text:p>27.3</text:p>
          </table:table-cell>
          <table:table-cell table:formula="of:=[.D285]*[.$B$9]+[.C284]" office:value-type="float" office:value="0.000000000831273586775462" calcext:value-type="float">
            <text:p>8.31273586775462E-10</text:p>
          </table:table-cell>
          <table:table-cell table:formula="of:=[.E284]*[.$B$9]+[.D284]" office:value-type="float" office:value="0.000000059490385564493" calcext:value-type="float">
            <text:p>5.9490385564493E-08</text:p>
          </table:table-cell>
          <table:table-cell table:formula="of:=-[.$B$5]*[.C285]-[.$B$4]*(1-[.C285]^2)*[.D285]+[.$B$6]" office:value-type="float" office:value="-0.0000000603216591512684" calcext:value-type="float">
            <text:p>-6.03216591512684E-08</text:p>
          </table:table-cell>
          <table:table-cell table:formula="of:=[.F284]+[.$B$9]*[.K284]" office:value-type="string" office:string-value="" calcext:value-type="error">
            <text:p>#NUM!</text:p>
          </table:table-cell>
          <table:table-cell table:formula="of:=[.G284]+[.$B$9]*[.H284]" office:value-type="string" office:string-value="" calcext:value-type="error">
            <text:p>#NUM!</text:p>
          </table:table-cell>
          <table:table-cell table:formula="of:=[.$B$6]-[.$B$4]*(1-[.F285]^2)*[.G285] - [.$B$5]*[.F285]" office:value-type="string" office:string-value="" calcext:value-type="error">
            <text:p>#NUM!</text:p>
          </table:table-cell>
          <table:table-cell table:formula="of:=[.$B$6]-[.$B$4]*(1-[.J285]^2)*[.K285] - [.$B$5]*[.J285]" office:value-type="string" office:string-value="" calcext:value-type="error">
            <text:p>#NUM!</text:p>
          </table:table-cell>
          <table:table-cell table:formula="of:=[.J284]+([.$B$9]/2) * ([.G285]+[.K285])" office:value-type="string" office:string-value="" calcext:value-type="error">
            <text:p>#NUM!</text:p>
          </table:table-cell>
          <table:table-cell table:formula="of:=[.K284]+[.$B$9]/2 * ([.H285] + [.I284])" office:value-type="string" office:string-value="" calcext:value-type="error">
            <text:p>#NUM!</text:p>
          </table:table-cell>
          <table:table-cell/>
          <table:table-cell table:formula="of:=[.M284]+1" office:value-type="float" office:value="273" calcext:value-type="float">
            <text:p>273</text:p>
          </table:table-cell>
          <table:table-cell table:formula="of:=[.M285]*[.$B$9]" office:value-type="float" office:value="27.3" calcext:value-type="float">
            <text:p>27.3</text:p>
          </table:table-cell>
          <table:table-cell table:formula="of:=[.P285]*[.$N$9]+[.O284]" office:value-type="float" office:value="0.00000000344102077041304" calcext:value-type="float">
            <text:p>3.44102077041304E-09</text:p>
          </table:table-cell>
          <table:table-cell table:formula="of:=[.Q284]*[.$N$9]+[.P284]" office:value-type="float" office:value="0.000000118501493995087" calcext:value-type="float">
            <text:p>1.18501493995087E-07</text:p>
          </table:table-cell>
          <table:table-cell table:formula="of:=-[.$N$5]*[.O285]-[.$N$4]*(1-[.O285]^2)*[.P285]+[.$N$6]" office:value-type="float" office:value="-0.0000001219425147655" calcext:value-type="float">
            <text:p>-1.219425147655E-07</text:p>
          </table:table-cell>
        </table:table-row>
        <table:table-row table:style-name="ro1">
          <table:table-cell table:formula="of:=[.A285]+1" office:value-type="float" office:value="274" calcext:value-type="float">
            <text:p>274</text:p>
          </table:table-cell>
          <table:table-cell table:formula="of:=[.A286]*[.$B$9]" office:value-type="float" office:value="27.4" calcext:value-type="float">
            <text:p>27.4</text:p>
          </table:table-cell>
          <table:table-cell table:formula="of:=[.D286]*[.$B$9]+[.C285]" office:value-type="float" office:value="0.00000000617709555171208" calcext:value-type="float">
            <text:p>6.17709555171208E-09</text:p>
          </table:table-cell>
          <table:table-cell table:formula="of:=[.E285]*[.$B$9]+[.D285]" office:value-type="float" office:value="0.0000000534582196493661" calcext:value-type="float">
            <text:p>5.34582196493661E-08</text:p>
          </table:table-cell>
          <table:table-cell table:formula="of:=-[.$B$5]*[.C286]-[.$B$4]*(1-[.C286]^2)*[.D286]+[.$B$6]" office:value-type="float" office:value="-0.0000000596353152010782" calcext:value-type="float">
            <text:p>-5.96353152010782E-08</text:p>
          </table:table-cell>
          <table:table-cell table:formula="of:=[.F285]+[.$B$9]*[.K285]" office:value-type="string" office:string-value="" calcext:value-type="error">
            <text:p>#NUM!</text:p>
          </table:table-cell>
          <table:table-cell table:formula="of:=[.G285]+[.$B$9]*[.H285]" office:value-type="string" office:string-value="" calcext:value-type="error">
            <text:p>#NUM!</text:p>
          </table:table-cell>
          <table:table-cell table:formula="of:=[.$B$6]-[.$B$4]*(1-[.F286]^2)*[.G286] - [.$B$5]*[.F286]" office:value-type="string" office:string-value="" calcext:value-type="error">
            <text:p>#NUM!</text:p>
          </table:table-cell>
          <table:table-cell table:formula="of:=[.$B$6]-[.$B$4]*(1-[.J286]^2)*[.K286] - [.$B$5]*[.J286]" office:value-type="string" office:string-value="" calcext:value-type="error">
            <text:p>#NUM!</text:p>
          </table:table-cell>
          <table:table-cell table:formula="of:=[.J285]+([.$B$9]/2) * ([.G286]+[.K286])" office:value-type="string" office:string-value="" calcext:value-type="error">
            <text:p>#NUM!</text:p>
          </table:table-cell>
          <table:table-cell table:formula="of:=[.K285]+[.$B$9]/2 * ([.H286] + [.I285])" office:value-type="string" office:string-value="" calcext:value-type="error">
            <text:p>#NUM!</text:p>
          </table:table-cell>
          <table:table-cell/>
          <table:table-cell table:formula="of:=[.M285]+1" office:value-type="float" office:value="274" calcext:value-type="float">
            <text:p>274</text:p>
          </table:table-cell>
          <table:table-cell table:formula="of:=[.M286]*[.$B$9]" office:value-type="float" office:value="27.4" calcext:value-type="float">
            <text:p>27.4</text:p>
          </table:table-cell>
          <table:table-cell table:formula="of:=[.P286]*[.$N$9]+[.O285]" office:value-type="float" office:value="0.0000000140717450222667" calcext:value-type="float">
            <text:p>1.40717450222667E-08</text:p>
          </table:table-cell>
          <table:table-cell table:formula="of:=[.Q285]*[.$N$9]+[.P285]" office:value-type="float" office:value="0.000000106307242518537" calcext:value-type="float">
            <text:p>1.06307242518537E-07</text:p>
          </table:table-cell>
          <table:table-cell table:formula="of:=-[.$N$5]*[.O286]-[.$N$4]*(1-[.O286]^2)*[.P286]+[.$N$6]" office:value-type="float" office:value="-0.000000120378987540803" calcext:value-type="float">
            <text:p>-1.20378987540803E-07</text:p>
          </table:table-cell>
        </table:table-row>
        <table:table-row table:style-name="ro1">
          <table:table-cell table:formula="of:=[.A286]+1" office:value-type="float" office:value="275" calcext:value-type="float">
            <text:p>275</text:p>
          </table:table-cell>
          <table:table-cell table:formula="of:=[.A287]*[.$B$9]" office:value-type="float" office:value="27.5" calcext:value-type="float">
            <text:p>27.5</text:p>
          </table:table-cell>
          <table:table-cell table:formula="of:=[.D287]*[.$B$9]+[.C286]" office:value-type="float" office:value="0.0000000109265643646379" calcext:value-type="float">
            <text:p>1.09265643646379E-08</text:p>
          </table:table-cell>
          <table:table-cell table:formula="of:=[.E286]*[.$B$9]+[.D286]" office:value-type="float" office:value="0.0000000474946881292583" calcext:value-type="float">
            <text:p>4.74946881292583E-08</text:p>
          </table:table-cell>
          <table:table-cell table:formula="of:=-[.$B$5]*[.C287]-[.$B$4]*(1-[.C287]^2)*[.D287]+[.$B$6]" office:value-type="float" office:value="-0.0000000584212524938962" calcext:value-type="float">
            <text:p>-5.84212524938962E-08</text:p>
          </table:table-cell>
          <table:table-cell table:formula="of:=[.F286]+[.$B$9]*[.K286]" office:value-type="string" office:string-value="" calcext:value-type="error">
            <text:p>#NUM!</text:p>
          </table:table-cell>
          <table:table-cell table:formula="of:=[.G286]+[.$B$9]*[.H286]" office:value-type="string" office:string-value="" calcext:value-type="error">
            <text:p>#NUM!</text:p>
          </table:table-cell>
          <table:table-cell table:formula="of:=[.$B$6]-[.$B$4]*(1-[.F287]^2)*[.G287] - [.$B$5]*[.F287]" office:value-type="string" office:string-value="" calcext:value-type="error">
            <text:p>#NUM!</text:p>
          </table:table-cell>
          <table:table-cell table:formula="of:=[.$B$6]-[.$B$4]*(1-[.J287]^2)*[.K287] - [.$B$5]*[.J287]" office:value-type="string" office:string-value="" calcext:value-type="error">
            <text:p>#NUM!</text:p>
          </table:table-cell>
          <table:table-cell table:formula="of:=[.J286]+([.$B$9]/2) * ([.G287]+[.K287])" office:value-type="string" office:string-value="" calcext:value-type="error">
            <text:p>#NUM!</text:p>
          </table:table-cell>
          <table:table-cell table:formula="of:=[.K286]+[.$B$9]/2 * ([.H287] + [.I286])" office:value-type="string" office:string-value="" calcext:value-type="error">
            <text:p>#NUM!</text:p>
          </table:table-cell>
          <table:table-cell/>
          <table:table-cell table:formula="of:=[.M286]+1" office:value-type="float" office:value="275" calcext:value-type="float">
            <text:p>275</text:p>
          </table:table-cell>
          <table:table-cell table:formula="of:=[.M287]*[.$B$9]" office:value-type="float" office:value="27.5" calcext:value-type="float">
            <text:p>27.5</text:p>
          </table:table-cell>
          <table:table-cell table:formula="of:=[.P287]*[.$N$9]+[.O286]" office:value-type="float" office:value="0.0000000234986793987123" calcext:value-type="float">
            <text:p>2.34986793987123E-08</text:p>
          </table:table-cell>
          <table:table-cell table:formula="of:=[.Q286]*[.$N$9]+[.P286]" office:value-type="float" office:value="0.0000000942693437644563" calcext:value-type="float">
            <text:p>9.42693437644563E-08</text:p>
          </table:table-cell>
          <table:table-cell table:formula="of:=-[.$N$5]*[.O287]-[.$N$4]*(1-[.O287]^2)*[.P287]+[.$N$6]" office:value-type="float" office:value="-0.000000117768023163169" calcext:value-type="float">
            <text:p>-1.17768023163169E-07</text:p>
          </table:table-cell>
        </table:table-row>
        <table:table-row table:style-name="ro1">
          <table:table-cell table:formula="of:=[.A287]+1" office:value-type="float" office:value="276" calcext:value-type="float">
            <text:p>276</text:p>
          </table:table-cell>
          <table:table-cell table:formula="of:=[.A288]*[.$B$9]" office:value-type="float" office:value="27.6" calcext:value-type="float">
            <text:p>27.6</text:p>
          </table:table-cell>
          <table:table-cell table:formula="of:=[.D288]*[.$B$9]+[.C287]" office:value-type="float" office:value="0.0000000150918206526248" calcext:value-type="float">
            <text:p>1.50918206526248E-08</text:p>
          </table:table-cell>
          <table:table-cell table:formula="of:=[.E287]*[.$B$9]+[.D287]" office:value-type="float" office:value="0.0000000416525628798687" calcext:value-type="float">
            <text:p>4.16525628798687E-08</text:p>
          </table:table-cell>
          <table:table-cell table:formula="of:=-[.$B$5]*[.C288]-[.$B$4]*(1-[.C288]^2)*[.D288]+[.$B$6]" office:value-type="float" office:value="-0.0000000567443835324935" calcext:value-type="float">
            <text:p>-5.67443835324935E-08</text:p>
          </table:table-cell>
          <table:table-cell table:formula="of:=[.F287]+[.$B$9]*[.K287]" office:value-type="string" office:string-value="" calcext:value-type="error">
            <text:p>#NUM!</text:p>
          </table:table-cell>
          <table:table-cell table:formula="of:=[.G287]+[.$B$9]*[.H287]" office:value-type="string" office:string-value="" calcext:value-type="error">
            <text:p>#NUM!</text:p>
          </table:table-cell>
          <table:table-cell table:formula="of:=[.$B$6]-[.$B$4]*(1-[.F288]^2)*[.G288] - [.$B$5]*[.F288]" office:value-type="string" office:string-value="" calcext:value-type="error">
            <text:p>#NUM!</text:p>
          </table:table-cell>
          <table:table-cell table:formula="of:=[.$B$6]-[.$B$4]*(1-[.J288]^2)*[.K288] - [.$B$5]*[.J288]" office:value-type="string" office:string-value="" calcext:value-type="error">
            <text:p>#NUM!</text:p>
          </table:table-cell>
          <table:table-cell table:formula="of:=[.J287]+([.$B$9]/2) * ([.G288]+[.K288])" office:value-type="string" office:string-value="" calcext:value-type="error">
            <text:p>#NUM!</text:p>
          </table:table-cell>
          <table:table-cell table:formula="of:=[.K287]+[.$B$9]/2 * ([.H288] + [.I287])" office:value-type="string" office:string-value="" calcext:value-type="error">
            <text:p>#NUM!</text:p>
          </table:table-cell>
          <table:table-cell/>
          <table:table-cell table:formula="of:=[.M287]+1" office:value-type="float" office:value="276" calcext:value-type="float">
            <text:p>276</text:p>
          </table:table-cell>
          <table:table-cell table:formula="of:=[.M288]*[.$B$9]" office:value-type="float" office:value="27.6" calcext:value-type="float">
            <text:p>27.6</text:p>
          </table:table-cell>
          <table:table-cell table:formula="of:=[.P288]*[.$N$9]+[.O287]" office:value-type="float" office:value="0.0000000317479335435263" calcext:value-type="float">
            <text:p>3.17479335435263E-08</text:p>
          </table:table-cell>
          <table:table-cell table:formula="of:=[.Q287]*[.$N$9]+[.P287]" office:value-type="float" office:value="0.0000000824925414481394" calcext:value-type="float">
            <text:p>8.24925414481394E-08</text:p>
          </table:table-cell>
          <table:table-cell table:formula="of:=-[.$N$5]*[.O288]-[.$N$4]*(1-[.O288]^2)*[.P288]+[.$N$6]" office:value-type="float" office:value="-0.000000114240474991666" calcext:value-type="float">
            <text:p>-1.14240474991666E-07</text:p>
          </table:table-cell>
        </table:table-row>
        <table:table-row table:style-name="ro1">
          <table:table-cell table:formula="of:=[.A288]+1" office:value-type="float" office:value="277" calcext:value-type="float">
            <text:p>277</text:p>
          </table:table-cell>
          <table:table-cell table:formula="of:=[.A289]*[.$B$9]" office:value-type="float" office:value="27.7" calcext:value-type="float">
            <text:p>27.7</text:p>
          </table:table-cell>
          <table:table-cell table:formula="of:=[.D289]*[.$B$9]+[.C288]" office:value-type="float" office:value="0.0000000186896331052867" calcext:value-type="float">
            <text:p>1.86896331052867E-08</text:p>
          </table:table-cell>
          <table:table-cell table:formula="of:=[.E288]*[.$B$9]+[.D288]" office:value-type="float" office:value="0.0000000359781245266193" calcext:value-type="float">
            <text:p>0.000000036</text:p>
          </table:table-cell>
          <table:table-cell table:formula="of:=-[.$B$5]*[.C289]-[.$B$4]*(1-[.C289]^2)*[.D289]+[.$B$6]" office:value-type="float" office:value="-0.0000000546677576319061" calcext:value-type="float">
            <text:p>-5.46677576319061E-08</text:p>
          </table:table-cell>
          <table:table-cell table:formula="of:=[.F288]+[.$B$9]*[.K288]" office:value-type="string" office:string-value="" calcext:value-type="error">
            <text:p>#NUM!</text:p>
          </table:table-cell>
          <table:table-cell table:formula="of:=[.G288]+[.$B$9]*[.H288]" office:value-type="string" office:string-value="" calcext:value-type="error">
            <text:p>#NUM!</text:p>
          </table:table-cell>
          <table:table-cell table:formula="of:=[.$B$6]-[.$B$4]*(1-[.F289]^2)*[.G289] - [.$B$5]*[.F289]" office:value-type="string" office:string-value="" calcext:value-type="error">
            <text:p>#NUM!</text:p>
          </table:table-cell>
          <table:table-cell table:formula="of:=[.$B$6]-[.$B$4]*(1-[.J289]^2)*[.K289] - [.$B$5]*[.J289]" office:value-type="string" office:string-value="" calcext:value-type="error">
            <text:p>#NUM!</text:p>
          </table:table-cell>
          <table:table-cell table:formula="of:=[.J288]+([.$B$9]/2) * ([.G289]+[.K289])" office:value-type="string" office:string-value="" calcext:value-type="error">
            <text:p>#NUM!</text:p>
          </table:table-cell>
          <table:table-cell table:formula="of:=[.K288]+[.$B$9]/2 * ([.H289] + [.I288])" office:value-type="string" office:string-value="" calcext:value-type="error">
            <text:p>#NUM!</text:p>
          </table:table-cell>
          <table:table-cell/>
          <table:table-cell table:formula="of:=[.M288]+1" office:value-type="float" office:value="277" calcext:value-type="float">
            <text:p>277</text:p>
          </table:table-cell>
          <table:table-cell table:formula="of:=[.M289]*[.$B$9]" office:value-type="float" office:value="27.7" calcext:value-type="float">
            <text:p>27.7</text:p>
          </table:table-cell>
          <table:table-cell table:formula="of:=[.P289]*[.$N$9]+[.O288]" office:value-type="float" office:value="0.0000000388547829384236" calcext:value-type="float">
            <text:p>3.88547829384236E-08</text:p>
          </table:table-cell>
          <table:table-cell table:formula="of:=[.Q288]*[.$N$9]+[.P288]" office:value-type="float" office:value="0.0000000710684939489728" calcext:value-type="float">
            <text:p>7.10684939489728E-08</text:p>
          </table:table-cell>
          <table:table-cell table:formula="of:=-[.$N$5]*[.O289]-[.$N$4]*(1-[.O289]^2)*[.P289]+[.$N$6]" office:value-type="float" office:value="-0.000000109923276887396" calcext:value-type="float">
            <text:p>-1.09923276887396E-07</text:p>
          </table:table-cell>
        </table:table-row>
        <table:table-row table:style-name="ro1">
          <table:table-cell table:formula="of:=[.A289]+1" office:value-type="float" office:value="278" calcext:value-type="float">
            <text:p>278</text:p>
          </table:table-cell>
          <table:table-cell table:formula="of:=[.A290]*[.$B$9]" office:value-type="float" office:value="27.8" calcext:value-type="float">
            <text:p>27.8</text:p>
          </table:table-cell>
          <table:table-cell table:formula="of:=[.D290]*[.$B$9]+[.C289]" office:value-type="float" office:value="0.0000000217407679816296" calcext:value-type="float">
            <text:p>2.17407679816296E-08</text:p>
          </table:table-cell>
          <table:table-cell table:formula="of:=[.E289]*[.$B$9]+[.D289]" office:value-type="float" office:value="0.0000000305113487634287" calcext:value-type="float">
            <text:p>3.05113487634287E-08</text:p>
          </table:table-cell>
          <table:table-cell table:formula="of:=-[.$B$5]*[.C290]-[.$B$4]*(1-[.C290]^2)*[.D290]+[.$B$6]" office:value-type="float" office:value="-0.0000000522521167450583" calcext:value-type="float">
            <text:p>-5.22521167450583E-08</text:p>
          </table:table-cell>
          <table:table-cell table:formula="of:=[.F289]+[.$B$9]*[.K289]" office:value-type="string" office:string-value="" calcext:value-type="error">
            <text:p>#NUM!</text:p>
          </table:table-cell>
          <table:table-cell table:formula="of:=[.G289]+[.$B$9]*[.H289]" office:value-type="string" office:string-value="" calcext:value-type="error">
            <text:p>#NUM!</text:p>
          </table:table-cell>
          <table:table-cell table:formula="of:=[.$B$6]-[.$B$4]*(1-[.F290]^2)*[.G290] - [.$B$5]*[.F290]" office:value-type="string" office:string-value="" calcext:value-type="error">
            <text:p>#NUM!</text:p>
          </table:table-cell>
          <table:table-cell table:formula="of:=[.$B$6]-[.$B$4]*(1-[.J290]^2)*[.K290] - [.$B$5]*[.J290]" office:value-type="string" office:string-value="" calcext:value-type="error">
            <text:p>#NUM!</text:p>
          </table:table-cell>
          <table:table-cell table:formula="of:=[.J289]+([.$B$9]/2) * ([.G290]+[.K290])" office:value-type="string" office:string-value="" calcext:value-type="error">
            <text:p>#NUM!</text:p>
          </table:table-cell>
          <table:table-cell table:formula="of:=[.K289]+[.$B$9]/2 * ([.H290] + [.I289])" office:value-type="string" office:string-value="" calcext:value-type="error">
            <text:p>#NUM!</text:p>
          </table:table-cell>
          <table:table-cell/>
          <table:table-cell table:formula="of:=[.M289]+1" office:value-type="float" office:value="278" calcext:value-type="float">
            <text:p>278</text:p>
          </table:table-cell>
          <table:table-cell table:formula="of:=[.M290]*[.$B$9]" office:value-type="float" office:value="27.8" calcext:value-type="float">
            <text:p>27.8</text:p>
          </table:table-cell>
          <table:table-cell table:formula="of:=[.P290]*[.$N$9]+[.O289]" office:value-type="float" office:value="0.0000000448623995644469" calcext:value-type="float">
            <text:p>4.48623995644469E-08</text:p>
          </table:table-cell>
          <table:table-cell table:formula="of:=[.Q289]*[.$N$9]+[.P289]" office:value-type="float" office:value="0.0000000600761662602332" calcext:value-type="float">
            <text:p>6.00761662602332E-08</text:p>
          </table:table-cell>
          <table:table-cell table:formula="of:=-[.$N$5]*[.O290]-[.$N$4]*(1-[.O290]^2)*[.P290]+[.$N$6]" office:value-type="float" office:value="-0.00000010493856582468" calcext:value-type="float">
            <text:p>-1.0493856582468E-07</text:p>
          </table:table-cell>
        </table:table-row>
        <table:table-row table:style-name="ro1">
          <table:table-cell table:formula="of:=[.A290]+1" office:value-type="float" office:value="279" calcext:value-type="float">
            <text:p>279</text:p>
          </table:table-cell>
          <table:table-cell table:formula="of:=[.A291]*[.$B$9]" office:value-type="float" office:value="27.9" calcext:value-type="float">
            <text:p>27.9</text:p>
          </table:table-cell>
          <table:table-cell table:formula="of:=[.D291]*[.$B$9]+[.C290]" office:value-type="float" office:value="0.0000000242693816905219" calcext:value-type="float">
            <text:p>2.42693816905219E-08</text:p>
          </table:table-cell>
          <table:table-cell table:formula="of:=[.E290]*[.$B$9]+[.D290]" office:value-type="float" office:value="0.0000000252861370889229" calcext:value-type="float">
            <text:p>2.52861370889229E-08</text:p>
          </table:table-cell>
          <table:table-cell table:formula="of:=-[.$B$5]*[.C291]-[.$B$4]*(1-[.C291]^2)*[.D291]+[.$B$6]" office:value-type="float" office:value="-0.0000000495555187794448" calcext:value-type="float">
            <text:p>-4.95555187794448E-08</text:p>
          </table:table-cell>
          <table:table-cell table:formula="of:=[.F290]+[.$B$9]*[.K290]" office:value-type="string" office:string-value="" calcext:value-type="error">
            <text:p>#NUM!</text:p>
          </table:table-cell>
          <table:table-cell table:formula="of:=[.G290]+[.$B$9]*[.H290]" office:value-type="string" office:string-value="" calcext:value-type="error">
            <text:p>#NUM!</text:p>
          </table:table-cell>
          <table:table-cell table:formula="of:=[.$B$6]-[.$B$4]*(1-[.F291]^2)*[.G291] - [.$B$5]*[.F291]" office:value-type="string" office:string-value="" calcext:value-type="error">
            <text:p>#NUM!</text:p>
          </table:table-cell>
          <table:table-cell table:formula="of:=[.$B$6]-[.$B$4]*(1-[.J291]^2)*[.K291] - [.$B$5]*[.J291]" office:value-type="string" office:string-value="" calcext:value-type="error">
            <text:p>#NUM!</text:p>
          </table:table-cell>
          <table:table-cell table:formula="of:=[.J290]+([.$B$9]/2) * ([.G291]+[.K291])" office:value-type="string" office:string-value="" calcext:value-type="error">
            <text:p>#NUM!</text:p>
          </table:table-cell>
          <table:table-cell table:formula="of:=[.K290]+[.$B$9]/2 * ([.H291] + [.I290])" office:value-type="string" office:string-value="" calcext:value-type="error">
            <text:p>#NUM!</text:p>
          </table:table-cell>
          <table:table-cell/>
          <table:table-cell table:formula="of:=[.M290]+1" office:value-type="float" office:value="279" calcext:value-type="float">
            <text:p>279</text:p>
          </table:table-cell>
          <table:table-cell table:formula="of:=[.M291]*[.$B$9]" office:value-type="float" office:value="27.9" calcext:value-type="float">
            <text:p>27.9</text:p>
          </table:table-cell>
          <table:table-cell table:formula="of:=[.P291]*[.$N$9]+[.O290]" office:value-type="float" office:value="0.0000000498206305322234" calcext:value-type="float">
            <text:p>4.98206305322234E-08</text:p>
          </table:table-cell>
          <table:table-cell table:formula="of:=[.Q290]*[.$N$9]+[.P290]" office:value-type="float" office:value="0.0000000495823096777652" calcext:value-type="float">
            <text:p>4.95823096777652E-08</text:p>
          </table:table-cell>
          <table:table-cell table:formula="of:=-[.$N$5]*[.O291]-[.$N$4]*(1-[.O291]^2)*[.P291]+[.$N$6]" office:value-type="float" office:value="-0.0000000994029402099885" calcext:value-type="float">
            <text:p>-9.94029402099885E-08</text:p>
          </table:table-cell>
        </table:table-row>
        <table:table-row table:style-name="ro1">
          <table:table-cell table:formula="of:=[.A291]+1" office:value-type="float" office:value="280" calcext:value-type="float">
            <text:p>280</text:p>
          </table:table-cell>
          <table:table-cell table:formula="of:=[.A292]*[.$B$9]" office:value-type="float" office:value="28" calcext:value-type="float">
            <text:p>28</text:p>
          </table:table-cell>
          <table:table-cell table:formula="of:=[.D292]*[.$B$9]+[.C291]" office:value-type="float" office:value="0.0000000263024402116197" calcext:value-type="float">
            <text:p>2.63024402116197E-08</text:p>
          </table:table-cell>
          <table:table-cell table:formula="of:=[.E291]*[.$B$9]+[.D291]" office:value-type="float" office:value="0.0000000203305852109784" calcext:value-type="float">
            <text:p>2.03305852109784E-08</text:p>
          </table:table-cell>
          <table:table-cell table:formula="of:=-[.$B$5]*[.C292]-[.$B$4]*(1-[.C292]^2)*[.D292]+[.$B$6]" office:value-type="float" office:value="-0.0000000466330254225981" calcext:value-type="float">
            <text:p>-4.66330254225981E-08</text:p>
          </table:table-cell>
          <table:table-cell table:formula="of:=[.F291]+[.$B$9]*[.K291]" office:value-type="string" office:string-value="" calcext:value-type="error">
            <text:p>#NUM!</text:p>
          </table:table-cell>
          <table:table-cell table:formula="of:=[.G291]+[.$B$9]*[.H291]" office:value-type="string" office:string-value="" calcext:value-type="error">
            <text:p>#NUM!</text:p>
          </table:table-cell>
          <table:table-cell table:formula="of:=[.$B$6]-[.$B$4]*(1-[.F292]^2)*[.G292] - [.$B$5]*[.F292]" office:value-type="string" office:string-value="" calcext:value-type="error">
            <text:p>#NUM!</text:p>
          </table:table-cell>
          <table:table-cell table:formula="of:=[.$B$6]-[.$B$4]*(1-[.J292]^2)*[.K292] - [.$B$5]*[.J292]" office:value-type="string" office:string-value="" calcext:value-type="error">
            <text:p>#NUM!</text:p>
          </table:table-cell>
          <table:table-cell table:formula="of:=[.J291]+([.$B$9]/2) * ([.G292]+[.K292])" office:value-type="string" office:string-value="" calcext:value-type="error">
            <text:p>#NUM!</text:p>
          </table:table-cell>
          <table:table-cell table:formula="of:=[.K291]+[.$B$9]/2 * ([.H292] + [.I291])" office:value-type="string" office:string-value="" calcext:value-type="error">
            <text:p>#NUM!</text:p>
          </table:table-cell>
          <table:table-cell/>
          <table:table-cell table:formula="of:=[.M291]+1" office:value-type="float" office:value="280" calcext:value-type="float">
            <text:p>280</text:p>
          </table:table-cell>
          <table:table-cell table:formula="of:=[.M292]*[.$B$9]" office:value-type="float" office:value="28" calcext:value-type="float">
            <text:p>28</text:p>
          </table:table-cell>
          <table:table-cell table:formula="of:=[.P292]*[.$N$9]+[.O291]" office:value-type="float" office:value="0.0000000537848320979" calcext:value-type="float">
            <text:p>5.37848320979E-08</text:p>
          </table:table-cell>
          <table:table-cell table:formula="of:=[.Q291]*[.$N$9]+[.P291]" office:value-type="float" office:value="0.0000000396420156567664" calcext:value-type="float">
            <text:p>3.96420156567664E-08</text:p>
          </table:table-cell>
          <table:table-cell table:formula="of:=-[.$N$5]*[.O292]-[.$N$4]*(1-[.O292]^2)*[.P292]+[.$N$6]" office:value-type="float" office:value="-0.0000000934268477546663" calcext:value-type="float">
            <text:p>-9.34268477546663E-08</text:p>
          </table:table-cell>
        </table:table-row>
        <table:table-row table:style-name="ro1">
          <table:table-cell table:formula="of:=[.A292]+1" office:value-type="float" office:value="281" calcext:value-type="float">
            <text:p>281</text:p>
          </table:table-cell>
          <table:table-cell table:formula="of:=[.A293]*[.$B$9]" office:value-type="float" office:value="28.1" calcext:value-type="float">
            <text:p>28.1</text:p>
          </table:table-cell>
          <table:table-cell table:formula="of:=[.D293]*[.$B$9]+[.C292]" office:value-type="float" office:value="0.0000000278691684784916" calcext:value-type="float">
            <text:p>2.78691684784916E-08</text:p>
          </table:table-cell>
          <table:table-cell table:formula="of:=[.E292]*[.$B$9]+[.D292]" office:value-type="float" office:value="0.0000000156672826687186" calcext:value-type="float">
            <text:p>1.56672826687186E-08</text:p>
          </table:table-cell>
          <table:table-cell table:formula="of:=-[.$B$5]*[.C293]-[.$B$4]*(1-[.C293]^2)*[.D293]+[.$B$6]" office:value-type="float" office:value="-0.0000000435364511472102" calcext:value-type="float">
            <text:p>-4.35364511472102E-08</text:p>
          </table:table-cell>
          <table:table-cell table:formula="of:=[.F292]+[.$B$9]*[.K292]" office:value-type="string" office:string-value="" calcext:value-type="error">
            <text:p>#NUM!</text:p>
          </table:table-cell>
          <table:table-cell table:formula="of:=[.G292]+[.$B$9]*[.H292]" office:value-type="string" office:string-value="" calcext:value-type="error">
            <text:p>#NUM!</text:p>
          </table:table-cell>
          <table:table-cell table:formula="of:=[.$B$6]-[.$B$4]*(1-[.F293]^2)*[.G293] - [.$B$5]*[.F293]" office:value-type="string" office:string-value="" calcext:value-type="error">
            <text:p>#NUM!</text:p>
          </table:table-cell>
          <table:table-cell table:formula="of:=[.$B$6]-[.$B$4]*(1-[.J293]^2)*[.K293] - [.$B$5]*[.J293]" office:value-type="string" office:string-value="" calcext:value-type="error">
            <text:p>#NUM!</text:p>
          </table:table-cell>
          <table:table-cell table:formula="of:=[.J292]+([.$B$9]/2) * ([.G293]+[.K293])" office:value-type="string" office:string-value="" calcext:value-type="error">
            <text:p>#NUM!</text:p>
          </table:table-cell>
          <table:table-cell table:formula="of:=[.K292]+[.$B$9]/2 * ([.H293] + [.I292])" office:value-type="string" office:string-value="" calcext:value-type="error">
            <text:p>#NUM!</text:p>
          </table:table-cell>
          <table:table-cell/>
          <table:table-cell table:formula="of:=[.M292]+1" office:value-type="float" office:value="281" calcext:value-type="float">
            <text:p>281</text:p>
          </table:table-cell>
          <table:table-cell table:formula="of:=[.M293]*[.$B$9]" office:value-type="float" office:value="28.1" calcext:value-type="float">
            <text:p>28.1</text:p>
          </table:table-cell>
          <table:table-cell table:formula="of:=[.P293]*[.$N$9]+[.O292]" office:value-type="float" office:value="0.00000005681476518603" calcext:value-type="float">
            <text:p>5.681476518603E-08</text:p>
          </table:table-cell>
          <table:table-cell table:formula="of:=[.Q292]*[.$N$9]+[.P292]" office:value-type="float" office:value="0.0000000302993308812997" calcext:value-type="float">
            <text:p>3.02993308812997E-08</text:p>
          </table:table-cell>
          <table:table-cell table:formula="of:=-[.$N$5]*[.O293]-[.$N$4]*(1-[.O293]^2)*[.P293]+[.$N$6]" office:value-type="float" office:value="-0.0000000871140960673296" calcext:value-type="float">
            <text:p>-8.71140960673296E-08</text:p>
          </table:table-cell>
        </table:table-row>
        <table:table-row table:style-name="ro1">
          <table:table-cell table:formula="of:=[.A293]+1" office:value-type="float" office:value="282" calcext:value-type="float">
            <text:p>282</text:p>
          </table:table-cell>
          <table:table-cell table:formula="of:=[.A294]*[.$B$9]" office:value-type="float" office:value="28.2" calcext:value-type="float">
            <text:p>28.2</text:p>
          </table:table-cell>
          <table:table-cell table:formula="of:=[.D294]*[.$B$9]+[.C293]" office:value-type="float" office:value="0.0000000290005322338913" calcext:value-type="float">
            <text:p>0.000000029</text:p>
          </table:table-cell>
          <table:table-cell table:formula="of:=[.E293]*[.$B$9]+[.D293]" office:value-type="float" office:value="0.0000000113136375539976" calcext:value-type="float">
            <text:p>1.13136375539976E-08</text:p>
          </table:table-cell>
          <table:table-cell table:formula="of:=-[.$B$5]*[.C294]-[.$B$4]*(1-[.C294]^2)*[.D294]+[.$B$6]" office:value-type="float" office:value="-0.0000000403141697878889" calcext:value-type="float">
            <text:p>-4.03141697878889E-08</text:p>
          </table:table-cell>
          <table:table-cell table:formula="of:=[.F293]+[.$B$9]*[.K293]" office:value-type="string" office:string-value="" calcext:value-type="error">
            <text:p>#NUM!</text:p>
          </table:table-cell>
          <table:table-cell table:formula="of:=[.G293]+[.$B$9]*[.H293]" office:value-type="string" office:string-value="" calcext:value-type="error">
            <text:p>#NUM!</text:p>
          </table:table-cell>
          <table:table-cell table:formula="of:=[.$B$6]-[.$B$4]*(1-[.F294]^2)*[.G294] - [.$B$5]*[.F294]" office:value-type="string" office:string-value="" calcext:value-type="error">
            <text:p>#NUM!</text:p>
          </table:table-cell>
          <table:table-cell table:formula="of:=[.$B$6]-[.$B$4]*(1-[.J294]^2)*[.K294] - [.$B$5]*[.J294]" office:value-type="string" office:string-value="" calcext:value-type="error">
            <text:p>#NUM!</text:p>
          </table:table-cell>
          <table:table-cell table:formula="of:=[.J293]+([.$B$9]/2) * ([.G294]+[.K294])" office:value-type="string" office:string-value="" calcext:value-type="error">
            <text:p>#NUM!</text:p>
          </table:table-cell>
          <table:table-cell table:formula="of:=[.K293]+[.$B$9]/2 * ([.H294] + [.I293])" office:value-type="string" office:string-value="" calcext:value-type="error">
            <text:p>#NUM!</text:p>
          </table:table-cell>
          <table:table-cell/>
          <table:table-cell table:formula="of:=[.M293]+1" office:value-type="float" office:value="282" calcext:value-type="float">
            <text:p>282</text:p>
          </table:table-cell>
          <table:table-cell table:formula="of:=[.M294]*[.$B$9]" office:value-type="float" office:value="28.2" calcext:value-type="float">
            <text:p>28.2</text:p>
          </table:table-cell>
          <table:table-cell table:formula="of:=[.P294]*[.$N$9]+[.O293]" office:value-type="float" office:value="0.0000000589735573134867" calcext:value-type="float">
            <text:p>0.000000059</text:p>
          </table:table-cell>
          <table:table-cell table:formula="of:=[.Q293]*[.$N$9]+[.P293]" office:value-type="float" office:value="0.0000000215879212745668" calcext:value-type="float">
            <text:p>2.15879212745668E-08</text:p>
          </table:table-cell>
          <table:table-cell table:formula="of:=-[.$N$5]*[.O294]-[.$N$4]*(1-[.O294]^2)*[.P294]+[.$N$6]" office:value-type="float" office:value="-0.0000000805614785880534" calcext:value-type="float">
            <text:p>-8.05614785880534E-08</text:p>
          </table:table-cell>
        </table:table-row>
        <table:table-row table:style-name="ro1">
          <table:table-cell table:formula="of:=[.A294]+1" office:value-type="float" office:value="283" calcext:value-type="float">
            <text:p>283</text:p>
          </table:table-cell>
          <table:table-cell table:formula="of:=[.A295]*[.$B$9]" office:value-type="float" office:value="28.3" calcext:value-type="float">
            <text:p>28.3</text:p>
          </table:table-cell>
          <table:table-cell table:formula="of:=[.D295]*[.$B$9]+[.C294]" office:value-type="float" office:value="0.0000000297287542914122" calcext:value-type="float">
            <text:p>2.97287542914122E-08</text:p>
          </table:table-cell>
          <table:table-cell table:formula="of:=[.E294]*[.$B$9]+[.D294]" office:value-type="float" office:value="0.0000000072822205752087" calcext:value-type="float">
            <text:p>7.2822205752087E-09</text:p>
          </table:table-cell>
          <table:table-cell table:formula="of:=-[.$B$5]*[.C295]-[.$B$4]*(1-[.C295]^2)*[.D295]+[.$B$6]" office:value-type="float" office:value="-0.0000000370109748666209" calcext:value-type="float">
            <text:p>-0.000000037</text:p>
          </table:table-cell>
          <table:table-cell table:formula="of:=[.F294]+[.$B$9]*[.K294]" office:value-type="string" office:string-value="" calcext:value-type="error">
            <text:p>#NUM!</text:p>
          </table:table-cell>
          <table:table-cell table:formula="of:=[.G294]+[.$B$9]*[.H294]" office:value-type="string" office:string-value="" calcext:value-type="error">
            <text:p>#NUM!</text:p>
          </table:table-cell>
          <table:table-cell table:formula="of:=[.$B$6]-[.$B$4]*(1-[.F295]^2)*[.G295] - [.$B$5]*[.F295]" office:value-type="string" office:string-value="" calcext:value-type="error">
            <text:p>#NUM!</text:p>
          </table:table-cell>
          <table:table-cell table:formula="of:=[.$B$6]-[.$B$4]*(1-[.J295]^2)*[.K295] - [.$B$5]*[.J295]" office:value-type="string" office:string-value="" calcext:value-type="error">
            <text:p>#NUM!</text:p>
          </table:table-cell>
          <table:table-cell table:formula="of:=[.J294]+([.$B$9]/2) * ([.G295]+[.K295])" office:value-type="string" office:string-value="" calcext:value-type="error">
            <text:p>#NUM!</text:p>
          </table:table-cell>
          <table:table-cell table:formula="of:=[.K294]+[.$B$9]/2 * ([.H295] + [.I294])" office:value-type="string" office:string-value="" calcext:value-type="error">
            <text:p>#NUM!</text:p>
          </table:table-cell>
          <table:table-cell/>
          <table:table-cell table:formula="of:=[.M294]+1" office:value-type="float" office:value="283" calcext:value-type="float">
            <text:p>283</text:p>
          </table:table-cell>
          <table:table-cell table:formula="of:=[.M295]*[.$B$9]" office:value-type="float" office:value="28.3" calcext:value-type="float">
            <text:p>28.3</text:p>
          </table:table-cell>
          <table:table-cell table:formula="of:=[.P295]*[.$N$9]+[.O294]" office:value-type="float" office:value="0.0000000603267346550628" calcext:value-type="float">
            <text:p>6.03267346550628E-08</text:p>
          </table:table-cell>
          <table:table-cell table:formula="of:=[.Q294]*[.$N$9]+[.P294]" office:value-type="float" office:value="0.0000000135317734157614" calcext:value-type="float">
            <text:p>1.35317734157614E-08</text:p>
          </table:table-cell>
          <table:table-cell table:formula="of:=-[.$N$5]*[.O295]-[.$N$4]*(1-[.O295]^2)*[.P295]+[.$N$6]" office:value-type="float" office:value="-0.0000000738585080708242" calcext:value-type="float">
            <text:p>-7.38585080708242E-08</text:p>
          </table:table-cell>
        </table:table-row>
        <table:table-row table:style-name="ro1">
          <table:table-cell table:formula="of:=[.A295]+1" office:value-type="float" office:value="284" calcext:value-type="float">
            <text:p>284</text:p>
          </table:table-cell>
          <table:table-cell table:formula="of:=[.A296]*[.$B$9]" office:value-type="float" office:value="28.4" calcext:value-type="float">
            <text:p>28.4</text:p>
          </table:table-cell>
          <table:table-cell table:formula="of:=[.D296]*[.$B$9]+[.C295]" office:value-type="float" office:value="0.0000000300868666002669" calcext:value-type="float">
            <text:p>3.00868666002669E-08</text:p>
          </table:table-cell>
          <table:table-cell table:formula="of:=[.E295]*[.$B$9]+[.D295]" office:value-type="float" office:value="0.00000000358112308854661" calcext:value-type="float">
            <text:p>3.58112308854661E-09</text:p>
          </table:table-cell>
          <table:table-cell table:formula="of:=-[.$B$5]*[.C296]-[.$B$4]*(1-[.C296]^2)*[.D296]+[.$B$6]" office:value-type="float" office:value="-0.0000000336679896888135" calcext:value-type="float">
            <text:p>-3.36679896888135E-08</text:p>
          </table:table-cell>
          <table:table-cell table:formula="of:=[.F295]+[.$B$9]*[.K295]" office:value-type="string" office:string-value="" calcext:value-type="error">
            <text:p>#NUM!</text:p>
          </table:table-cell>
          <table:table-cell table:formula="of:=[.G295]+[.$B$9]*[.H295]" office:value-type="string" office:string-value="" calcext:value-type="error">
            <text:p>#NUM!</text:p>
          </table:table-cell>
          <table:table-cell table:formula="of:=[.$B$6]-[.$B$4]*(1-[.F296]^2)*[.G296] - [.$B$5]*[.F296]" office:value-type="string" office:string-value="" calcext:value-type="error">
            <text:p>#NUM!</text:p>
          </table:table-cell>
          <table:table-cell table:formula="of:=[.$B$6]-[.$B$4]*(1-[.J296]^2)*[.K296] - [.$B$5]*[.J296]" office:value-type="string" office:string-value="" calcext:value-type="error">
            <text:p>#NUM!</text:p>
          </table:table-cell>
          <table:table-cell table:formula="of:=[.J295]+([.$B$9]/2) * ([.G296]+[.K296])" office:value-type="string" office:string-value="" calcext:value-type="error">
            <text:p>#NUM!</text:p>
          </table:table-cell>
          <table:table-cell table:formula="of:=[.K295]+[.$B$9]/2 * ([.H296] + [.I295])" office:value-type="string" office:string-value="" calcext:value-type="error">
            <text:p>#NUM!</text:p>
          </table:table-cell>
          <table:table-cell/>
          <table:table-cell table:formula="of:=[.M295]+1" office:value-type="float" office:value="284" calcext:value-type="float">
            <text:p>284</text:p>
          </table:table-cell>
          <table:table-cell table:formula="of:=[.M296]*[.$B$9]" office:value-type="float" office:value="28.4" calcext:value-type="float">
            <text:p>28.4</text:p>
          </table:table-cell>
          <table:table-cell table:formula="of:=[.P296]*[.$N$9]+[.O295]" office:value-type="float" office:value="0.0000000609413269159307" calcext:value-type="float">
            <text:p>6.09413269159307E-08</text:p>
          </table:table-cell>
          <table:table-cell table:formula="of:=[.Q295]*[.$N$9]+[.P295]" office:value-type="float" office:value="0.00000000614592260867901" calcext:value-type="float">
            <text:p>6.14592260867901E-09</text:p>
          </table:table-cell>
          <table:table-cell table:formula="of:=-[.$N$5]*[.O296]-[.$N$4]*(1-[.O296]^2)*[.P296]+[.$N$6]" office:value-type="float" office:value="-0.0000000670872495246097" calcext:value-type="float">
            <text:p>-6.70872495246097E-08</text:p>
          </table:table-cell>
        </table:table-row>
        <table:table-row table:style-name="ro1">
          <table:table-cell table:formula="of:=[.A296]+1" office:value-type="float" office:value="285" calcext:value-type="float">
            <text:p>285</text:p>
          </table:table-cell>
          <table:table-cell table:formula="of:=[.A297]*[.$B$9]" office:value-type="float" office:value="28.5" calcext:value-type="float">
            <text:p>28.5</text:p>
          </table:table-cell>
          <table:table-cell table:formula="of:=[.D297]*[.$B$9]+[.C296]" office:value-type="float" office:value="0.0000000301082990122334" calcext:value-type="float">
            <text:p>3.01082990122334E-08</text:p>
          </table:table-cell>
          <table:table-cell table:formula="of:=[.E296]*[.$B$9]+[.D296]" office:value-type="float" office:value="0.000000000214324119665262" calcext:value-type="float">
            <text:p>2.14324119665262E-10</text:p>
          </table:table-cell>
          <table:table-cell table:formula="of:=-[.$B$5]*[.C297]-[.$B$4]*(1-[.C297]^2)*[.D297]+[.$B$6]" office:value-type="float" office:value="-0.0000000303226231318987" calcext:value-type="float">
            <text:p>-3.03226231318987E-08</text:p>
          </table:table-cell>
          <table:table-cell table:formula="of:=[.F296]+[.$B$9]*[.K296]" office:value-type="string" office:string-value="" calcext:value-type="error">
            <text:p>#NUM!</text:p>
          </table:table-cell>
          <table:table-cell table:formula="of:=[.G296]+[.$B$9]*[.H296]" office:value-type="string" office:string-value="" calcext:value-type="error">
            <text:p>#NUM!</text:p>
          </table:table-cell>
          <table:table-cell table:formula="of:=[.$B$6]-[.$B$4]*(1-[.F297]^2)*[.G297] - [.$B$5]*[.F297]" office:value-type="string" office:string-value="" calcext:value-type="error">
            <text:p>#NUM!</text:p>
          </table:table-cell>
          <table:table-cell table:formula="of:=[.$B$6]-[.$B$4]*(1-[.J297]^2)*[.K297] - [.$B$5]*[.J297]" office:value-type="string" office:string-value="" calcext:value-type="error">
            <text:p>#NUM!</text:p>
          </table:table-cell>
          <table:table-cell table:formula="of:=[.J296]+([.$B$9]/2) * ([.G297]+[.K297])" office:value-type="string" office:string-value="" calcext:value-type="error">
            <text:p>#NUM!</text:p>
          </table:table-cell>
          <table:table-cell table:formula="of:=[.K296]+[.$B$9]/2 * ([.H297] + [.I296])" office:value-type="string" office:string-value="" calcext:value-type="error">
            <text:p>#NUM!</text:p>
          </table:table-cell>
          <table:table-cell/>
          <table:table-cell table:formula="of:=[.M296]+1" office:value-type="float" office:value="285" calcext:value-type="float">
            <text:p>285</text:p>
          </table:table-cell>
          <table:table-cell table:formula="of:=[.M297]*[.$B$9]" office:value-type="float" office:value="28.5" calcext:value-type="float">
            <text:p>28.5</text:p>
          </table:table-cell>
          <table:table-cell table:formula="of:=[.P297]*[.$N$9]+[.O296]" office:value-type="float" office:value="0.0000000608850466815525" calcext:value-type="float">
            <text:p>6.08850466815525E-08</text:p>
          </table:table-cell>
          <table:table-cell table:formula="of:=[.Q296]*[.$N$9]+[.P296]" office:value-type="float" office:value="-0.000000000562802343781965" calcext:value-type="float">
            <text:p>-5.62802343781965E-10</text:p>
          </table:table-cell>
          <table:table-cell table:formula="of:=-[.$N$5]*[.O297]-[.$N$4]*(1-[.O297]^2)*[.P297]+[.$N$6]" office:value-type="float" office:value="-0.0000000603222443377706" calcext:value-type="float">
            <text:p>-6.03222443377706E-08</text:p>
          </table:table-cell>
        </table:table-row>
        <table:table-row table:style-name="ro1">
          <table:table-cell table:formula="of:=[.A297]+1" office:value-type="float" office:value="286" calcext:value-type="float">
            <text:p>286</text:p>
          </table:table-cell>
          <table:table-cell table:formula="of:=[.A298]*[.$B$9]" office:value-type="float" office:value="28.6" calcext:value-type="float">
            <text:p>28.6</text:p>
          </table:table-cell>
          <table:table-cell table:formula="of:=[.D298]*[.$B$9]+[.C297]" office:value-type="float" office:value="0.0000000298265051928809" calcext:value-type="float">
            <text:p>2.98265051928809E-08</text:p>
          </table:table-cell>
          <table:table-cell table:formula="of:=[.E297]*[.$B$9]+[.D297]" office:value-type="float" office:value="-0.0000000028179381935246" calcext:value-type="float">
            <text:p>-2.8179381935246E-09</text:p>
          </table:table-cell>
          <table:table-cell table:formula="of:=-[.$B$5]*[.C298]-[.$B$4]*(1-[.C298]^2)*[.D298]+[.$B$6]" office:value-type="float" office:value="-0.0000000270085669993563" calcext:value-type="float">
            <text:p>-0.000000027</text:p>
          </table:table-cell>
          <table:table-cell table:formula="of:=[.F297]+[.$B$9]*[.K297]" office:value-type="string" office:string-value="" calcext:value-type="error">
            <text:p>#NUM!</text:p>
          </table:table-cell>
          <table:table-cell table:formula="of:=[.G297]+[.$B$9]*[.H297]" office:value-type="string" office:string-value="" calcext:value-type="error">
            <text:p>#NUM!</text:p>
          </table:table-cell>
          <table:table-cell table:formula="of:=[.$B$6]-[.$B$4]*(1-[.F298]^2)*[.G298] - [.$B$5]*[.F298]" office:value-type="string" office:string-value="" calcext:value-type="error">
            <text:p>#NUM!</text:p>
          </table:table-cell>
          <table:table-cell table:formula="of:=[.$B$6]-[.$B$4]*(1-[.J298]^2)*[.K298] - [.$B$5]*[.J298]" office:value-type="string" office:string-value="" calcext:value-type="error">
            <text:p>#NUM!</text:p>
          </table:table-cell>
          <table:table-cell table:formula="of:=[.J297]+([.$B$9]/2) * ([.G298]+[.K298])" office:value-type="string" office:string-value="" calcext:value-type="error">
            <text:p>#NUM!</text:p>
          </table:table-cell>
          <table:table-cell table:formula="of:=[.K297]+[.$B$9]/2 * ([.H298] + [.I297])" office:value-type="string" office:string-value="" calcext:value-type="error">
            <text:p>#NUM!</text:p>
          </table:table-cell>
          <table:table-cell/>
          <table:table-cell table:formula="of:=[.M297]+1" office:value-type="float" office:value="286" calcext:value-type="float">
            <text:p>286</text:p>
          </table:table-cell>
          <table:table-cell table:formula="of:=[.M298]*[.$B$9]" office:value-type="float" office:value="28.6" calcext:value-type="float">
            <text:p>28.6</text:p>
          </table:table-cell>
          <table:table-cell table:formula="of:=[.P298]*[.$N$9]+[.O297]" office:value-type="float" office:value="0.0000000602255440037966" calcext:value-type="float">
            <text:p>6.02255440037966E-08</text:p>
          </table:table-cell>
          <table:table-cell table:formula="of:=[.Q297]*[.$N$9]+[.P297]" office:value-type="float" office:value="-0.00000000659502677755902" calcext:value-type="float">
            <text:p>-6.59502677755902E-09</text:p>
          </table:table-cell>
          <table:table-cell table:formula="of:=-[.$N$5]*[.O298]-[.$N$4]*(1-[.O298]^2)*[.P298]+[.$N$6]" office:value-type="float" office:value="-0.0000000536305172262376" calcext:value-type="float">
            <text:p>-5.36305172262376E-08</text:p>
          </table:table-cell>
        </table:table-row>
        <table:table-row table:style-name="ro1">
          <table:table-cell table:formula="of:=[.A298]+1" office:value-type="float" office:value="287" calcext:value-type="float">
            <text:p>287</text:p>
          </table:table-cell>
          <table:table-cell table:formula="of:=[.A299]*[.$B$9]" office:value-type="float" office:value="28.7" calcext:value-type="float">
            <text:p>28.7</text:p>
          </table:table-cell>
          <table:table-cell table:formula="of:=[.D299]*[.$B$9]+[.C298]" office:value-type="float" office:value="0.0000000292746257035349" calcext:value-type="float">
            <text:p>2.92746257035349E-08</text:p>
          </table:table-cell>
          <table:table-cell table:formula="of:=[.E298]*[.$B$9]+[.D298]" office:value-type="float" office:value="-0.00000000551879489346024" calcext:value-type="float">
            <text:p>-5.51879489346024E-09</text:p>
          </table:table-cell>
          <table:table-cell table:formula="of:=-[.$B$5]*[.C299]-[.$B$4]*(1-[.C299]^2)*[.D299]+[.$B$6]" office:value-type="float" office:value="-0.0000000237558308100747" calcext:value-type="float">
            <text:p>-2.37558308100747E-08</text:p>
          </table:table-cell>
          <table:table-cell table:formula="of:=[.F298]+[.$B$9]*[.K298]" office:value-type="string" office:string-value="" calcext:value-type="error">
            <text:p>#NUM!</text:p>
          </table:table-cell>
          <table:table-cell table:formula="of:=[.G298]+[.$B$9]*[.H298]" office:value-type="string" office:string-value="" calcext:value-type="error">
            <text:p>#NUM!</text:p>
          </table:table-cell>
          <table:table-cell table:formula="of:=[.$B$6]-[.$B$4]*(1-[.F299]^2)*[.G299] - [.$B$5]*[.F299]" office:value-type="string" office:string-value="" calcext:value-type="error">
            <text:p>#NUM!</text:p>
          </table:table-cell>
          <table:table-cell table:formula="of:=[.$B$6]-[.$B$4]*(1-[.J299]^2)*[.K299] - [.$B$5]*[.J299]" office:value-type="string" office:string-value="" calcext:value-type="error">
            <text:p>#NUM!</text:p>
          </table:table-cell>
          <table:table-cell table:formula="of:=[.J298]+([.$B$9]/2) * ([.G299]+[.K299])" office:value-type="string" office:string-value="" calcext:value-type="error">
            <text:p>#NUM!</text:p>
          </table:table-cell>
          <table:table-cell table:formula="of:=[.K298]+[.$B$9]/2 * ([.H299] + [.I298])" office:value-type="string" office:string-value="" calcext:value-type="error">
            <text:p>#NUM!</text:p>
          </table:table-cell>
          <table:table-cell/>
          <table:table-cell table:formula="of:=[.M298]+1" office:value-type="float" office:value="287" calcext:value-type="float">
            <text:p>287</text:p>
          </table:table-cell>
          <table:table-cell table:formula="of:=[.M299]*[.$B$9]" office:value-type="float" office:value="28.7" calcext:value-type="float">
            <text:p>28.7</text:p>
          </table:table-cell>
          <table:table-cell table:formula="of:=[.P299]*[.$N$9]+[.O298]" office:value-type="float" office:value="0.0000000590297361537784" calcext:value-type="float">
            <text:p>0.000000059</text:p>
          </table:table-cell>
          <table:table-cell table:formula="of:=[.Q298]*[.$N$9]+[.P298]" office:value-type="float" office:value="-0.0000000119580785001828" calcext:value-type="float">
            <text:p>-0.000000012</text:p>
          </table:table-cell>
          <table:table-cell table:formula="of:=-[.$N$5]*[.O299]-[.$N$4]*(1-[.O299]^2)*[.P299]+[.$N$6]" office:value-type="float" office:value="-0.0000000470716576535956" calcext:value-type="float">
            <text:p>-4.70716576535956E-08</text:p>
          </table:table-cell>
        </table:table-row>
        <table:table-row table:style-name="ro1">
          <table:table-cell table:formula="of:=[.A299]+1" office:value-type="float" office:value="288" calcext:value-type="float">
            <text:p>288</text:p>
          </table:table-cell>
          <table:table-cell table:formula="of:=[.A300]*[.$B$9]" office:value-type="float" office:value="28.8" calcext:value-type="float">
            <text:p>28.8</text:p>
          </table:table-cell>
          <table:table-cell table:formula="of:=[.D300]*[.$B$9]+[.C299]" office:value-type="float" office:value="0.0000000284851879060881" calcext:value-type="float">
            <text:p>2.84851879060881E-08</text:p>
          </table:table-cell>
          <table:table-cell table:formula="of:=[.E299]*[.$B$9]+[.D299]" office:value-type="float" office:value="-0.00000000789437797446771" calcext:value-type="float">
            <text:p>-7.89437797446771E-09</text:p>
          </table:table-cell>
          <table:table-cell table:formula="of:=-[.$B$5]*[.C300]-[.$B$4]*(1-[.C300]^2)*[.D300]+[.$B$6]" office:value-type="float" office:value="-0.0000000205908099316205" calcext:value-type="float">
            <text:p>-2.05908099316205E-08</text:p>
          </table:table-cell>
          <table:table-cell table:formula="of:=[.F299]+[.$B$9]*[.K299]" office:value-type="string" office:string-value="" calcext:value-type="error">
            <text:p>#NUM!</text:p>
          </table:table-cell>
          <table:table-cell table:formula="of:=[.G299]+[.$B$9]*[.H299]" office:value-type="string" office:string-value="" calcext:value-type="error">
            <text:p>#NUM!</text:p>
          </table:table-cell>
          <table:table-cell table:formula="of:=[.$B$6]-[.$B$4]*(1-[.F300]^2)*[.G300] - [.$B$5]*[.F300]" office:value-type="string" office:string-value="" calcext:value-type="error">
            <text:p>#NUM!</text:p>
          </table:table-cell>
          <table:table-cell table:formula="of:=[.$B$6]-[.$B$4]*(1-[.J300]^2)*[.K300] - [.$B$5]*[.J300]" office:value-type="string" office:string-value="" calcext:value-type="error">
            <text:p>#NUM!</text:p>
          </table:table-cell>
          <table:table-cell table:formula="of:=[.J299]+([.$B$9]/2) * ([.G300]+[.K300])" office:value-type="string" office:string-value="" calcext:value-type="error">
            <text:p>#NUM!</text:p>
          </table:table-cell>
          <table:table-cell table:formula="of:=[.K299]+[.$B$9]/2 * ([.H300] + [.I299])" office:value-type="string" office:string-value="" calcext:value-type="error">
            <text:p>#NUM!</text:p>
          </table:table-cell>
          <table:table-cell/>
          <table:table-cell table:formula="of:=[.M299]+1" office:value-type="float" office:value="288" calcext:value-type="float">
            <text:p>288</text:p>
          </table:table-cell>
          <table:table-cell table:formula="of:=[.M300]*[.$B$9]" office:value-type="float" office:value="28.8" calcext:value-type="float">
            <text:p>28.8</text:p>
          </table:table-cell>
          <table:table-cell table:formula="of:=[.P300]*[.$N$9]+[.O299]" office:value-type="float" office:value="0.0000000573632117272241" calcext:value-type="float">
            <text:p>5.73632117272241E-08</text:p>
          </table:table-cell>
          <table:table-cell table:formula="of:=[.Q299]*[.$N$9]+[.P299]" office:value-type="float" office:value="-0.0000000166652442655424" calcext:value-type="float">
            <text:p>-1.66652442655424E-08</text:p>
          </table:table-cell>
          <table:table-cell table:formula="of:=-[.$N$5]*[.O300]-[.$N$4]*(1-[.O300]^2)*[.P300]+[.$N$6]" office:value-type="float" office:value="-0.0000000406979674616818" calcext:value-type="float">
            <text:p>-4.06979674616818E-08</text:p>
          </table:table-cell>
        </table:table-row>
      </table:table>
      <table:table table:name="2.3-1" table:style-name="ta1">
        <table:shapes>
          <draw:frame draw:z-index="0" draw:style-name="gr2" draw:text-style-name="P2" svg:width="453.46pt" svg:height="255.26pt" svg:x="732.1pt" svg:y="88.84pt">
            <loext:p draw:notify-on-update-of-ranges="'2.3-1'.D6:'2.3-1'.D6 '2.3-1'.D7:'2.3-1'.D17 '2.3-1'.K6:'2.3-1'.K6 '2.3-1'.K7:'2.3-1'.K17 '2.3-1'.E6:'2.3-1'.E6 '2.3-1'.E7:'2.3-1'.E17 '2.3-1'.J6:'2.3-1'.J6 '2.3-1'.J7:'2.3-1'.J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lta_t</text:p>
          </table:table-cell>
          <table:table-cell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x_dot</text:p>
          </table:table-cell>
          <table:table-cell office:value-type="string" calcext:value-type="string">
            <text:p>rect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RK4</text:p>
          </table:table-cell>
          <table:table-cell office:value-type="string" calcext:value-type="string">
            <text:p>exac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]*[.$B$4]" office:value-type="float" office:value="0" calcext:value-type="float">
            <text:p>0</text:p>
          </table:table-cell>
          <table:table-cell table:formula="of:=COS(2*PI()*[.B7])" office:value-type="float" office:value="1" calcext:value-type="float">
            <text:p>1</text:p>
          </table:table-cell>
          <table:table-cell table:formula="of:=[.$D$2]" office:value-type="float" office:value="0" calcext:value-type="float">
            <text:p>0</text:p>
          </table:table-cell>
          <table:table-cell table:formula="of:=[.$D$2]" office:value-type="float" office:value="0" calcext:value-type="float">
            <text:p>0</text:p>
          </table:table-cell>
          <table:table-cell table:formula="of:=[.C7]" office:value-type="float" office:value="1" calcext:value-type="float">
            <text:p>1</text:p>
          </table:table-cell>
          <table:table-cell table:formula="of:=COS(2*PI()*([.B7]+0.5*[.$B$4]))" office:value-type="float" office:value="0.951056516295153" calcext:value-type="float">
            <text:p>0.9510565163</text:p>
          </table:table-cell>
          <table:table-cell table:formula="of:=COS(2*PI()*([.B7]+0.5*[.$B$4]))" office:value-type="float" office:value="0.951056516295153" calcext:value-type="float">
            <text:p>0.9510565163</text:p>
          </table:table-cell>
          <table:table-cell table:formula="of:=COS(2*PI()*([.B7]+[.$B$4]))" office:value-type="float" office:value="0.809016994374947" calcext:value-type="float">
            <text:p>0.8090169944</text:p>
          </table:table-cell>
          <table:table-cell table:formula="of:=[.$D$2]" office:value-type="float" office:value="0" calcext:value-type="float">
            <text:p>0</text:p>
          </table:table-cell>
          <table:table-cell table:formula="of:=1/(2*PI()) *SIN(2*PI()*[.B7])"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float" office:value="1" calcext:value-type="float">
            <text:p>1</text:p>
          </table:table-cell>
          <table:table-cell table:formula="of:=[.A8]*[.$B$4]" office:value-type="float" office:value="0.1" calcext:value-type="float">
            <text:p>0.1</text:p>
          </table:table-cell>
          <table:table-cell table:formula="of:=COS(2*PI()*[.B8])" office:value-type="float" office:value="0.809016994374947" calcext:value-type="float">
            <text:p>0.8090169944</text:p>
          </table:table-cell>
          <table:table-cell table:formula="of:=[.D7]+[.C8]*[.$B$4]" office:value-type="float" office:value="0.0809016994374948" calcext:value-type="float">
            <text:p>0.0809016994</text:p>
          </table:table-cell>
          <table:table-cell table:formula="of:=[.E7]+([.C7]+[.C8])/2 * [.$B$4]" office:value-type="float" office:value="0.0904508497187474" calcext:value-type="float">
            <text:p>0.0904508497</text:p>
          </table:table-cell>
          <table:table-cell table:formula="of:=[.C8]" office:value-type="float" office:value="0.809016994374947" calcext:value-type="float">
            <text:p>0.8090169944</text:p>
          </table:table-cell>
          <table:table-cell table:formula="of:=COS(2*PI()*([.B8]+0.5*[.$B$4]))" office:value-type="float" office:value="0.587785252292473" calcext:value-type="float">
            <text:p>0.5877852523</text:p>
          </table:table-cell>
          <table:table-cell table:formula="of:=COS(2*PI()*([.B8]+0.5*[.$B$4]))" office:value-type="float" office:value="0.587785252292473" calcext:value-type="float">
            <text:p>0.5877852523</text:p>
          </table:table-cell>
          <table:table-cell table:formula="of:=COS(2*PI()*([.B8]+[.$B$4]))" office:value-type="float" office:value="0.309016994374947" calcext:value-type="float">
            <text:p>0.3090169944</text:p>
          </table:table-cell>
          <table:table-cell table:formula="of:=[.J7]+[.$B$4]*([$Sheet2.$C$4]*[.F8]+[$Sheet2.$C$5]*[.G8]+[$Sheet2.$C$6]*[.H8]+[$Sheet2.$C$7]*[.I8])" office:value-type="float" office:value="0.0578195832986631" calcext:value-type="float">
            <text:p>0.0578195833</text:p>
          </table:table-cell>
          <table:table-cell table:formula="of:=1/(2*PI()) *SIN(2*PI()*[.B8])" office:value-type="float" office:value="0.0935489283788639" calcext:value-type="float">
            <text:p>0.0935489284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table:formula="of:=[.A9]*[.$B$4]" office:value-type="float" office:value="0.2" calcext:value-type="float">
            <text:p>0.2</text:p>
          </table:table-cell>
          <table:table-cell table:formula="of:=COS(2*PI()*[.B9])" office:value-type="float" office:value="0.309016994374947" calcext:value-type="float">
            <text:p>0.3090169944</text:p>
          </table:table-cell>
          <table:table-cell table:formula="of:=[.D8]+[.C9]*[.$B$4]" office:value-type="float" office:value="0.11180339887499" calcext:value-type="float">
            <text:p>0.1118033989</text:p>
          </table:table-cell>
          <table:table-cell table:formula="of:=[.E8]+([.C8]+[.C9])/2 * [.$B$4]" office:value-type="float" office:value="0.146352549156242" calcext:value-type="float">
            <text:p>0.1463525492</text:p>
          </table:table-cell>
          <table:table-cell table:formula="of:=[.C9]" office:value-type="float" office:value="0.309016994374947" calcext:value-type="float">
            <text:p>0.3090169944</text:p>
          </table:table-cell>
          <table:table-cell table:formula="of:=COS(2*PI()*([.B9]+0.5*[.$B$4]))" office:value-type="float" office:value="6.12323399573677E-017" calcext:value-type="float">
            <text:p>6.12323399573677E-17</text:p>
          </table:table-cell>
          <table:table-cell table:formula="of:=COS(2*PI()*([.B9]+0.5*[.$B$4]))" office:value-type="float" office:value="6.12323399573677E-017" calcext:value-type="float">
            <text:p>6.12323399573677E-17</text:p>
          </table:table-cell>
          <table:table-cell table:formula="of:=COS(2*PI()*([.B9]+[.$B$4]))" office:value-type="float" office:value="-0.309016994374948" calcext:value-type="float">
            <text:p>-0.3090169944</text:p>
          </table:table-cell>
          <table:table-cell table:formula="of:=[.J8]+[.$B$4]*([$Sheet2.$C$4]*[.F9]+[$Sheet2.$C$5]*[.G9]+[$Sheet2.$C$6]*[.H9]+[$Sheet2.$C$7]*[.I9])" office:value-type="float" office:value="0.0578195832986631" calcext:value-type="float">
            <text:p>0.0578195833</text:p>
          </table:table-cell>
          <table:table-cell table:formula="of:=1/(2*PI()) *SIN(2*PI()*[.B9])" office:value-type="float" office:value="0.151365345728131" calcext:value-type="float">
            <text:p>0.1513653457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table:formula="of:=[.A10]*[.$B$4]" office:value-type="float" office:value="0.3" calcext:value-type="float">
            <text:p>0.3</text:p>
          </table:table-cell>
          <table:table-cell table:formula="of:=COS(2*PI()*[.B10])" office:value-type="float" office:value="-0.309016994374948" calcext:value-type="float">
            <text:p>-0.3090169944</text:p>
          </table:table-cell>
          <table:table-cell table:formula="of:=[.D9]+[.C10]*[.$B$4]" office:value-type="float" office:value="0.0809016994374947" calcext:value-type="float">
            <text:p>0.0809016994</text:p>
          </table:table-cell>
          <table:table-cell table:formula="of:=[.E9]+([.C9]+[.C10])/2 * [.$B$4]" office:value-type="float" office:value="0.146352549156242" calcext:value-type="float">
            <text:p>0.1463525492</text:p>
          </table:table-cell>
          <table:table-cell table:formula="of:=[.C10]" office:value-type="float" office:value="-0.309016994374948" calcext:value-type="float">
            <text:p>-0.3090169944</text:p>
          </table:table-cell>
          <table:table-cell table:formula="of:=COS(2*PI()*([.B10]+0.5*[.$B$4]))" office:value-type="float" office:value="-0.587785252292473" calcext:value-type="float">
            <text:p>-0.5877852523</text:p>
          </table:table-cell>
          <table:table-cell table:formula="of:=COS(2*PI()*([.B10]+0.5*[.$B$4]))" office:value-type="float" office:value="-0.587785252292473" calcext:value-type="float">
            <text:p>-0.5877852523</text:p>
          </table:table-cell>
          <table:table-cell table:formula="of:=COS(2*PI()*([.B10]+[.$B$4]))" office:value-type="float" office:value="-0.809016994374947" calcext:value-type="float">
            <text:p>-0.8090169944</text:p>
          </table:table-cell>
          <table:table-cell table:formula="of:=[.J9]+[.$B$4]*([$Sheet2.$C$4]*[.F10]+[$Sheet2.$C$5]*[.G10]+[$Sheet2.$C$6]*[.H10]+[$Sheet2.$C$7]*[.I10])" office:value-type="float" office:value="0" calcext:value-type="float">
            <text:p>0</text:p>
          </table:table-cell>
          <table:table-cell table:formula="of:=1/(2*PI()) *SIN(2*PI()*[.B10])" office:value-type="float" office:value="0.151365345728131" calcext:value-type="float">
            <text:p>0.1513653457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table:formula="of:=[.A11]*[.$B$4]" office:value-type="float" office:value="0.4" calcext:value-type="float">
            <text:p>0.4</text:p>
          </table:table-cell>
          <table:table-cell table:formula="of:=COS(2*PI()*[.B11])" office:value-type="float" office:value="-0.809016994374947" calcext:value-type="float">
            <text:p>-0.8090169944</text:p>
          </table:table-cell>
          <table:table-cell table:formula="of:=[.D10]+[.C11]*[.$B$4]" office:value-type="float" office:value="0" calcext:value-type="float">
            <text:p>0</text:p>
          </table:table-cell>
          <table:table-cell table:formula="of:=[.E10]+([.C10]+[.C11])/2 * [.$B$4]" office:value-type="float" office:value="0.0904508497187474" calcext:value-type="float">
            <text:p>0.0904508497</text:p>
          </table:table-cell>
          <table:table-cell table:formula="of:=[.C11]" office:value-type="float" office:value="-0.809016994374947" calcext:value-type="float">
            <text:p>-0.8090169944</text:p>
          </table:table-cell>
          <table:table-cell table:formula="of:=COS(2*PI()*([.B11]+0.5*[.$B$4]))" office:value-type="float" office:value="-0.951056516295153" calcext:value-type="float">
            <text:p>-0.9510565163</text:p>
          </table:table-cell>
          <table:table-cell table:formula="of:=COS(2*PI()*([.B11]+0.5*[.$B$4]))" office:value-type="float" office:value="-0.951056516295153" calcext:value-type="float">
            <text:p>-0.9510565163</text:p>
          </table:table-cell>
          <table:table-cell table:formula="of:=COS(2*PI()*([.B11]+[.$B$4]))" office:value-type="float" office:value="-1" calcext:value-type="float">
            <text:p>-1</text:p>
          </table:table-cell>
          <table:table-cell table:formula="of:=[.J10]+[.$B$4]*([$Sheet2.$C$4]*[.F11]+[$Sheet2.$C$5]*[.G11]+[$Sheet2.$C$6]*[.H11]+[$Sheet2.$C$7]*[.I11])" office:value-type="float" office:value="-0.0935540509925927" calcext:value-type="float">
            <text:p>-0.093554051</text:p>
          </table:table-cell>
          <table:table-cell table:formula="of:=1/(2*PI()) *SIN(2*PI()*[.B11])" office:value-type="float" office:value="0.0935489283788639" calcext:value-type="float">
            <text:p>0.0935489284</text:p>
          </table:table-cell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table:formula="of:=[.A12]*[.$B$4]" office:value-type="float" office:value="0.5" calcext:value-type="float">
            <text:p>0.5</text:p>
          </table:table-cell>
          <table:table-cell table:formula="of:=COS(2*PI()*[.B12])" office:value-type="float" office:value="-1" calcext:value-type="float">
            <text:p>-1</text:p>
          </table:table-cell>
          <table:table-cell table:formula="of:=[.D11]+[.C12]*[.$B$4]" office:value-type="float" office:value="-0.1" calcext:value-type="float">
            <text:p>-0.1</text:p>
          </table:table-cell>
          <table:table-cell table:formula="of:=[.E11]+([.C11]+[.C12])/2 * [.$B$4]" office:value-type="float" office:value="0" calcext:value-type="float">
            <text:p>0</text:p>
          </table:table-cell>
          <table:table-cell table:formula="of:=[.C12]" office:value-type="float" office:value="-1" calcext:value-type="float">
            <text:p>-1</text:p>
          </table:table-cell>
          <table:table-cell table:formula="of:=COS(2*PI()*([.B12]+0.5*[.$B$4]))" office:value-type="float" office:value="-0.951056516295153" calcext:value-type="float">
            <text:p>-0.9510565163</text:p>
          </table:table-cell>
          <table:table-cell table:formula="of:=COS(2*PI()*([.B12]+0.5*[.$B$4]))" office:value-type="float" office:value="-0.951056516295153" calcext:value-type="float">
            <text:p>-0.9510565163</text:p>
          </table:table-cell>
          <table:table-cell table:formula="of:=COS(2*PI()*([.B12]+[.$B$4]))" office:value-type="float" office:value="-0.809016994374947" calcext:value-type="float">
            <text:p>-0.8090169944</text:p>
          </table:table-cell>
          <table:table-cell table:formula="of:=[.J11]+[.$B$4]*([$Sheet2.$C$4]*[.F12]+[$Sheet2.$C$5]*[.G12]+[$Sheet2.$C$6]*[.H12]+[$Sheet2.$C$7]*[.I12])" office:value-type="float" office:value="-0.187108101985185" calcext:value-type="float">
            <text:p>-0.187108102</text:p>
          </table:table-cell>
          <table:table-cell table:formula="of:=1/(2*PI()) *SIN(2*PI()*[.B12])" office:value-type="float" office:value="1.94908591625969E-017" calcext:value-type="float">
            <text:p>1.94908591625969E-17</text:p>
          </table:table-cell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table:formula="of:=[.A13]*[.$B$4]" office:value-type="float" office:value="0.6" calcext:value-type="float">
            <text:p>0.6</text:p>
          </table:table-cell>
          <table:table-cell table:formula="of:=COS(2*PI()*[.B13])" office:value-type="float" office:value="-0.809016994374947" calcext:value-type="float">
            <text:p>-0.8090169944</text:p>
          </table:table-cell>
          <table:table-cell table:formula="of:=[.D12]+[.C13]*[.$B$4]" office:value-type="float" office:value="-0.180901699437495" calcext:value-type="float">
            <text:p>-0.1809016994</text:p>
          </table:table-cell>
          <table:table-cell table:formula="of:=[.E12]+([.C12]+[.C13])/2 * [.$B$4]" office:value-type="float" office:value="-0.0904508497187474" calcext:value-type="float">
            <text:p>-0.0904508497</text:p>
          </table:table-cell>
          <table:table-cell table:formula="of:=[.C13]" office:value-type="float" office:value="-0.809016994374947" calcext:value-type="float">
            <text:p>-0.8090169944</text:p>
          </table:table-cell>
          <table:table-cell table:formula="of:=COS(2*PI()*([.B13]+0.5*[.$B$4]))" office:value-type="float" office:value="-0.587785252292473" calcext:value-type="float">
            <text:p>-0.5877852523</text:p>
          </table:table-cell>
          <table:table-cell table:formula="of:=COS(2*PI()*([.B13]+0.5*[.$B$4]))" office:value-type="float" office:value="-0.587785252292473" calcext:value-type="float">
            <text:p>-0.5877852523</text:p>
          </table:table-cell>
          <table:table-cell table:formula="of:=COS(2*PI()*([.B13]+[.$B$4]))" office:value-type="float" office:value="-0.309016994374948" calcext:value-type="float">
            <text:p>-0.3090169944</text:p>
          </table:table-cell>
          <table:table-cell table:formula="of:=[.J12]+[.$B$4]*([$Sheet2.$C$4]*[.F13]+[$Sheet2.$C$5]*[.G13]+[$Sheet2.$C$6]*[.H13]+[$Sheet2.$C$7]*[.I13])" office:value-type="float" office:value="-0.244927685283848" calcext:value-type="float">
            <text:p>-0.2449276853</text:p>
          </table:table-cell>
          <table:table-cell table:formula="of:=1/(2*PI()) *SIN(2*PI()*[.B13])" office:value-type="float" office:value="-0.0935489283788639" calcext:value-type="float">
            <text:p>-0.0935489284</text:p>
          </table:table-cell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table:formula="of:=[.A14]*[.$B$4]" office:value-type="float" office:value="0.7" calcext:value-type="float">
            <text:p>0.7</text:p>
          </table:table-cell>
          <table:table-cell table:formula="of:=COS(2*PI()*[.B14])" office:value-type="float" office:value="-0.309016994374948" calcext:value-type="float">
            <text:p>-0.3090169944</text:p>
          </table:table-cell>
          <table:table-cell table:formula="of:=[.D13]+[.C14]*[.$B$4]" office:value-type="float" office:value="-0.211803398874989" calcext:value-type="float">
            <text:p>-0.2118033989</text:p>
          </table:table-cell>
          <table:table-cell table:formula="of:=[.E13]+([.C13]+[.C14])/2 * [.$B$4]" office:value-type="float" office:value="-0.146352549156242" calcext:value-type="float">
            <text:p>-0.1463525492</text:p>
          </table:table-cell>
          <table:table-cell table:formula="of:=[.C14]" office:value-type="float" office:value="-0.309016994374948" calcext:value-type="float">
            <text:p>-0.3090169944</text:p>
          </table:table-cell>
          <table:table-cell table:formula="of:=COS(2*PI()*([.B14]+0.5*[.$B$4]))" office:value-type="float" office:value="7.04481399828022E-016" calcext:value-type="float">
            <text:p>7.04481399828022E-16</text:p>
          </table:table-cell>
          <table:table-cell table:formula="of:=COS(2*PI()*([.B14]+0.5*[.$B$4]))" office:value-type="float" office:value="7.04481399828022E-016" calcext:value-type="float">
            <text:p>7.04481399828022E-16</text:p>
          </table:table-cell>
          <table:table-cell table:formula="of:=COS(2*PI()*([.B14]+[.$B$4]))" office:value-type="float" office:value="0.309016994374947" calcext:value-type="float">
            <text:p>0.3090169944</text:p>
          </table:table-cell>
          <table:table-cell table:formula="of:=[.J13]+[.$B$4]*([$Sheet2.$C$4]*[.F14]+[$Sheet2.$C$5]*[.G14]+[$Sheet2.$C$6]*[.H14]+[$Sheet2.$C$7]*[.I14])" office:value-type="float" office:value="-0.244927685283848" calcext:value-type="float">
            <text:p>-0.2449276853</text:p>
          </table:table-cell>
          <table:table-cell table:formula="of:=1/(2*PI()) *SIN(2*PI()*[.B14])" office:value-type="float" office:value="-0.151365345728131" calcext:value-type="float">
            <text:p>-0.1513653457</text:p>
          </table:table-cell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table:formula="of:=[.A15]*[.$B$4]" office:value-type="float" office:value="0.8" calcext:value-type="float">
            <text:p>0.8</text:p>
          </table:table-cell>
          <table:table-cell table:formula="of:=COS(2*PI()*[.B15])" office:value-type="float" office:value="0.309016994374947" calcext:value-type="float">
            <text:p>0.3090169944</text:p>
          </table:table-cell>
          <table:table-cell table:formula="of:=[.D14]+[.C15]*[.$B$4]" office:value-type="float" office:value="-0.180901699437495" calcext:value-type="float">
            <text:p>-0.1809016994</text:p>
          </table:table-cell>
          <table:table-cell table:formula="of:=[.E14]+([.C14]+[.C15])/2 * [.$B$4]" office:value-type="float" office:value="-0.146352549156242" calcext:value-type="float">
            <text:p>-0.1463525492</text:p>
          </table:table-cell>
          <table:table-cell table:formula="of:=[.C15]" office:value-type="float" office:value="0.309016994374947" calcext:value-type="float">
            <text:p>0.3090169944</text:p>
          </table:table-cell>
          <table:table-cell table:formula="of:=COS(2*PI()*([.B15]+0.5*[.$B$4]))" office:value-type="float" office:value="0.587785252292474" calcext:value-type="float">
            <text:p>0.5877852523</text:p>
          </table:table-cell>
          <table:table-cell table:formula="of:=COS(2*PI()*([.B15]+0.5*[.$B$4]))" office:value-type="float" office:value="0.587785252292474" calcext:value-type="float">
            <text:p>0.5877852523</text:p>
          </table:table-cell>
          <table:table-cell table:formula="of:=COS(2*PI()*([.B15]+[.$B$4]))" office:value-type="float" office:value="0.809016994374947" calcext:value-type="float">
            <text:p>0.8090169944</text:p>
          </table:table-cell>
          <table:table-cell table:formula="of:=[.J14]+[.$B$4]*([$Sheet2.$C$4]*[.F15]+[$Sheet2.$C$5]*[.G15]+[$Sheet2.$C$6]*[.H15]+[$Sheet2.$C$7]*[.I15])" office:value-type="float" office:value="-0.187108101985185" calcext:value-type="float">
            <text:p>-0.187108102</text:p>
          </table:table-cell>
          <table:table-cell table:formula="of:=1/(2*PI()) *SIN(2*PI()*[.B15])" office:value-type="float" office:value="-0.151365345728131" calcext:value-type="float">
            <text:p>-0.1513653457</text:p>
          </table:table-cell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table:formula="of:=[.A16]*[.$B$4]" office:value-type="float" office:value="0.9" calcext:value-type="float">
            <text:p>0.9</text:p>
          </table:table-cell>
          <table:table-cell table:formula="of:=COS(2*PI()*[.B16])" office:value-type="float" office:value="0.809016994374947" calcext:value-type="float">
            <text:p>0.8090169944</text:p>
          </table:table-cell>
          <table:table-cell table:formula="of:=[.D15]+[.C16]*[.$B$4]" office:value-type="float" office:value="-0.1" calcext:value-type="float">
            <text:p>-0.1</text:p>
          </table:table-cell>
          <table:table-cell table:formula="of:=[.E15]+([.C15]+[.C16])/2 * [.$B$4]" office:value-type="float" office:value="-0.0904508497187474" calcext:value-type="float">
            <text:p>-0.0904508497</text:p>
          </table:table-cell>
          <table:table-cell table:formula="of:=[.C16]" office:value-type="float" office:value="0.809016994374947" calcext:value-type="float">
            <text:p>0.8090169944</text:p>
          </table:table-cell>
          <table:table-cell table:formula="of:=COS(2*PI()*([.B16]+0.5*[.$B$4]))" office:value-type="float" office:value="0.951056516295153" calcext:value-type="float">
            <text:p>0.9510565163</text:p>
          </table:table-cell>
          <table:table-cell table:formula="of:=COS(2*PI()*([.B16]+0.5*[.$B$4]))" office:value-type="float" office:value="0.951056516295153" calcext:value-type="float">
            <text:p>0.9510565163</text:p>
          </table:table-cell>
          <table:table-cell table:formula="of:=COS(2*PI()*([.B16]+[.$B$4]))" office:value-type="float" office:value="1" calcext:value-type="float">
            <text:p>1</text:p>
          </table:table-cell>
          <table:table-cell table:formula="of:=[.J15]+[.$B$4]*([$Sheet2.$C$4]*[.F16]+[$Sheet2.$C$5]*[.G16]+[$Sheet2.$C$6]*[.H16]+[$Sheet2.$C$7]*[.I16])" office:value-type="float" office:value="-0.0935540509925926" calcext:value-type="float">
            <text:p>-0.093554051</text:p>
          </table:table-cell>
          <table:table-cell table:formula="of:=1/(2*PI()) *SIN(2*PI()*[.B16])" office:value-type="float" office:value="-0.0935489283788639" calcext:value-type="float">
            <text:p>-0.0935489284</text:p>
          </table:table-cell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table:formula="of:=[.A17]*[.$B$4]" office:value-type="float" office:value="1" calcext:value-type="float">
            <text:p>1</text:p>
          </table:table-cell>
          <table:table-cell table:formula="of:=COS(2*PI()*[.B17])" office:value-type="float" office:value="1" calcext:value-type="float">
            <text:p>1</text:p>
          </table:table-cell>
          <table:table-cell table:formula="of:=[.D16]+[.C17]*[.$B$4]" office:value-type="float" office:value="0" calcext:value-type="float">
            <text:p>0</text:p>
          </table:table-cell>
          <table:table-cell table:formula="of:=[.E16]+([.C16]+[.C17])/2 * [.$B$4]" office:value-type="float" office:value="0" calcext:value-type="float">
            <text:p>0</text:p>
          </table:table-cell>
          <table:table-cell table:formula="of:=[.C17]" office:value-type="float" office:value="1" calcext:value-type="float">
            <text:p>1</text:p>
          </table:table-cell>
          <table:table-cell table:formula="of:=COS(2*PI()*([.B17]+0.5*[.$B$4]))" office:value-type="float" office:value="0.951056516295154" calcext:value-type="float">
            <text:p>0.9510565163</text:p>
          </table:table-cell>
          <table:table-cell table:formula="of:=COS(2*PI()*([.B17]+0.5*[.$B$4]))" office:value-type="float" office:value="0.951056516295154" calcext:value-type="float">
            <text:p>0.9510565163</text:p>
          </table:table-cell>
          <table:table-cell table:formula="of:=COS(2*PI()*([.B17]+[.$B$4]))" office:value-type="float" office:value="0.809016994374947" calcext:value-type="float">
            <text:p>0.8090169944</text:p>
          </table:table-cell>
          <table:table-cell table:formula="of:=[.J16]+[.$B$4]*([$Sheet2.$C$4]*[.F17]+[$Sheet2.$C$5]*[.G17]+[$Sheet2.$C$6]*[.H17]+[$Sheet2.$C$7]*[.I17])" office:value-type="float" office:value="0" calcext:value-type="float">
            <text:p>0</text:p>
          </table:table-cell>
          <table:table-cell table:formula="of:=1/(2*PI()) *SIN(2*PI()*[.B17])" office:value-type="float" office:value="-3.89817183251938E-017" calcext:value-type="float">
            <text:p>-3.89817183251938E-17</text:p>
          </table:table-cell>
        </table:table-row>
      </table:table>
      <table:table table:name="Sheet2" table:style-name="ta1">
        <table:table-column table:style-name="co2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.166666666666667" calcext:value-type="float">
            <text:p><text:s/>1/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(tn,yn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.333333333333333" calcext:value-type="float">
            <text:p><text:s/>1/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(t_n + c_2*h, y_n + h*a_21*k1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16" office:value-type="float" office:value="0.333333333333333" calcext:value-type="float">
            <text:p><text:s/>1/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(t_n + c_3*h, y_n + h*(a_31 * k_1 + a_32* k2)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16" office:value-type="float" office:value="0.166666666666667" calcext:value-type="float">
            <text:p><text:s/>1/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32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4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Sheet5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Red_20_Crossed_20_0_20_Degrees" draw:display-name="Red Crossed 0 Degrees" draw:style="double" draw:color="#800000" draw:distance="2.15pt" draw:rotation="900"/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 style:data-style-name="N2" text:time-value="19:34:02.859457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08:11:04.241147693</meta:creation-date>
    <dc:date>2018-04-03T12:52:14.829516433</dc:date>
    <meta:editing-duration>P1DT1H53M55S</meta:editing-duration>
    <meta:editing-cycles>11</meta:editing-cycles>
    <meta:generator>LibreOffice/5.1.6.2$Linux_X86_64 LibreOffice_project/10m0$Build-2</meta:generator>
    <meta:document-statistic meta:table-count="5" meta:cell-count="5656" meta:object-count="5"/>
  </office:meta>
</office:document-meta>
</file>

<file path=Basic/Standard/Derivative.xml><?xml version="1.0" encoding="utf-8"?>
<!DOCTYPE module  PUBLIC '-//OpenOffice.org//DTD OfficeDocument 1.0//EN'  'module.dtd'>
<script:module xmlns:script="http://openoffice.org/2000/script" script:name="Derivative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erivativ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column-mapping="0 3 1 2" chart:style-name="ch1">
        <chart:legend chart:legend-position="end" svg:x="13.807cm" svg:y="3.457cm" style:legend-expansion="high" chart:style-name="ch2"/>
        <chart:plot-area chart:style-name="ch3" table:cell-range-address="'2.3-1'.D6:'2.3-1'.E17 '2.3-1'.J6:'2.3-1'.K17" chart:data-source-has-labels="row" svg:x="0.319cm" svg:y="0.18cm" svg:width="13.169cm" svg:height="8.646cm">
          <chartooo:coordinate-region svg:x="1.337cm" svg:y="0.379cm" svg:width="11.964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.3-1'.D7:'2.3-1'.D17" chart:label-cell-address="'2.3-1'.D6:'2.3-1'.D6" chart:class="chart:line">
            <chart:data-point chart:repeated="11"/>
          </chart:series>
          <chart:series chart:style-name="ch7" chart:values-cell-range-address="'2.3-1'.K7:'2.3-1'.K17" chart:label-cell-address="'2.3-1'.K6:'2.3-1'.K6" chart:class="chart:line">
            <chart:data-point chart:repeated="11"/>
          </chart:series>
          <chart:series chart:style-name="ch8" chart:values-cell-range-address="'2.3-1'.E7:'2.3-1'.E17" chart:label-cell-address="'2.3-1'.E6:'2.3-1'.E6" chart:class="chart:line">
            <chart:data-point chart:repeated="11"/>
          </chart:series>
          <chart:series chart:style-name="ch9" chart:values-cell-range-address="'2.3-1'.J7:'2.3-1'.J17" chart:label-cell-address="'2.3-1'.J6:'2.3-1'.J6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t</text:p>
                <draw:g>
                  <svg:desc>'2.3-1'.D6:'2.3-1'.D6</svg:desc>
                </draw:g>
              </table:table-cell>
              <table:table-cell office:value-type="string">
                <text:p>exact</text:p>
                <draw:g>
                  <svg:desc>'2.3-1'.K6:'2.3-1'.K6</svg:desc>
                </draw:g>
              </table:table-cell>
              <table:table-cell office:value-type="string">
                <text:p>trap</text:p>
                <draw:g>
                  <svg:desc>'2.3-1'.E6:'2.3-1'.E6</svg:desc>
                </draw:g>
              </table:table-cell>
              <table:table-cell office:value-type="string">
                <text:p>RK4</text:p>
                <draw:g>
                  <svg:desc>'2.3-1'.J6:'2.3-1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.3-1'.D7:'2.3-1'.D17</svg:desc>
                </draw:g>
              </table:table-cell>
              <table:table-cell office:value-type="float" office:value="0">
                <text:p>0</text:p>
                <draw:g>
                  <svg:desc>'2.3-1'.K7:'2.3-1'.K17</svg:desc>
                </draw:g>
              </table:table-cell>
              <table:table-cell office:value-type="float" office:value="0">
                <text:p>0</text:p>
                <draw:g>
                  <svg:desc>'2.3-1'.E7:'2.3-1'.E17</svg:desc>
                </draw:g>
              </table:table-cell>
              <table:table-cell office:value-type="float" office:value="0">
                <text:p>0</text:p>
                <draw:g>
                  <svg:desc>'2.3-1'.J7:'2.3-1'.J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09016994374948">
                <text:p>0.0809016994374948</text:p>
              </table:table-cell>
              <table:table-cell office:value-type="float" office:value="0.0935489283788639">
                <text:p>0.0935489283788639</text:p>
              </table:table-cell>
              <table:table-cell office:value-type="float" office:value="0.0904508497187474">
                <text:p>0.0904508497187474</text:p>
              </table:table-cell>
              <table:table-cell office:value-type="float" office:value="0.0578195832986631">
                <text:p>0.0578195832986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180339887499">
                <text:p>0.11180339887499</text:p>
              </table:table-cell>
              <table:table-cell office:value-type="float" office:value="0.151365345728131">
                <text:p>0.151365345728131</text:p>
              </table:table-cell>
              <table:table-cell office:value-type="float" office:value="0.146352549156242">
                <text:p>0.146352549156242</text:p>
              </table:table-cell>
              <table:table-cell office:value-type="float" office:value="0.0578195832986631">
                <text:p>0.0578195832986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09016994374947">
                <text:p>0.0809016994374947</text:p>
              </table:table-cell>
              <table:table-cell office:value-type="float" office:value="0.151365345728131">
                <text:p>0.151365345728131</text:p>
              </table:table-cell>
              <table:table-cell office:value-type="float" office:value="0.146352549156242">
                <text:p>0.146352549156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935489283788639">
                <text:p>0.0935489283788639</text:p>
              </table:table-cell>
              <table:table-cell office:value-type="float" office:value="0.0904508497187474">
                <text:p>0.0904508497187474</text:p>
              </table:table-cell>
              <table:table-cell office:value-type="float" office:value="-0.0935540509925927">
                <text:p>-0.0935540509925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">
                <text:p>-0.1</text:p>
              </table:table-cell>
              <table:table-cell office:value-type="float" office:value="1.94908591625969E-017">
                <text:p>1.94908591625969E-017</text:p>
              </table:table-cell>
              <table:table-cell office:value-type="float" office:value="0">
                <text:p>0</text:p>
              </table:table-cell>
              <table:table-cell office:value-type="float" office:value="-0.187108101985185">
                <text:p>-0.187108101985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80901699437495">
                <text:p>-0.180901699437495</text:p>
              </table:table-cell>
              <table:table-cell office:value-type="float" office:value="-0.0935489283788639">
                <text:p>-0.0935489283788639</text:p>
              </table:table-cell>
              <table:table-cell office:value-type="float" office:value="-0.0904508497187474">
                <text:p>-0.0904508497187474</text:p>
              </table:table-cell>
              <table:table-cell office:value-type="float" office:value="-0.244927685283848">
                <text:p>-0.2449276852838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11803398874989">
                <text:p>-0.211803398874989</text:p>
              </table:table-cell>
              <table:table-cell office:value-type="float" office:value="-0.151365345728131">
                <text:p>-0.151365345728131</text:p>
              </table:table-cell>
              <table:table-cell office:value-type="float" office:value="-0.146352549156242">
                <text:p>-0.146352549156242</text:p>
              </table:table-cell>
              <table:table-cell office:value-type="float" office:value="-0.244927685283848">
                <text:p>-0.2449276852838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80901699437495">
                <text:p>-0.180901699437495</text:p>
              </table:table-cell>
              <table:table-cell office:value-type="float" office:value="-0.151365345728131">
                <text:p>-0.151365345728131</text:p>
              </table:table-cell>
              <table:table-cell office:value-type="float" office:value="-0.146352549156242">
                <text:p>-0.146352549156242</text:p>
              </table:table-cell>
              <table:table-cell office:value-type="float" office:value="-0.187108101985185">
                <text:p>-0.1871081019851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0935489283788639">
                <text:p>-0.0935489283788639</text:p>
              </table:table-cell>
              <table:table-cell office:value-type="float" office:value="-0.0904508497187474">
                <text:p>-0.0904508497187474</text:p>
              </table:table-cell>
              <table:table-cell office:value-type="float" office:value="-0.0935540509925926">
                <text:p>-0.09355405099259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3.89817183251938E-017">
                <text:p>-3.89817183251938E-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scatter" chart:style-name="ch1">
        <chart:legend chart:legend-position="end" svg:x="13.675cm" svg:y="3.954cm" style:legend-expansion="high" chart:style-name="ch2"/>
        <chart:plot-area chart:style-name="ch3" chart:data-source-has-labels="both" svg:x="0.319cm" svg:y="0.18cm" svg:width="13.037cm" svg:height="8.645cm">
          <chartooo:coordinate-region svg:x="1.337cm" svg:y="0.379cm" svg:width="11.832cm" svg:height="8.247cm"/>
          <chart:axis chart:dimension="x" chart:name="primary-x" chart:style-name="ch4" chartooo:axis-type="auto">
            <chart:categories table:cell-range-address="local-table.$A$2:.$A$29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90" chart:label-cell-address="local-table.$C$1" chart:class="chart:scatter">
            <chart:domain table:cell-range-address="local-table.$B$2:.$B$290"/>
            <chart:data-point chart:repeated="289"/>
          </chart:series>
          <chart:series chart:style-name="ch7" chart:values-cell-range-address="local-table.$E$2:.$E$290" chart:label-cell-address="local-table.$E$1" chart:class="chart:scatter">
            <chart:domain table:cell-range-address="local-table.$D$2:.$D$290"/>
            <chart:data-point chart:repeated="28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x</text:p>
              </table:table-cell>
              <table:table-cell office:value-type="string">
                <text:p/>
              </table:table-cell>
              <table:table-cell office:value-type="string">
                <text:p>\dot{x}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99">
                <text:p>0.099</text:p>
              </table:table-cell>
              <table:table-cell office:value-type="float" office:value="0.1">
                <text:p>0.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971090199">
                <text:p>0.0971090199</text:p>
              </table:table-cell>
              <table:table-cell office:value-type="float" office:value="0.2">
                <text:p>0.2</text:p>
              </table:table-cell>
              <table:table-cell office:value-type="float" office:value="-0.018909801">
                <text:p>-0.018909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944342643861799">
                <text:p>0.0944342643861799</text:p>
              </table:table-cell>
              <table:table-cell office:value-type="float" office:value="0.3">
                <text:p>0.3</text:p>
              </table:table-cell>
              <table:table-cell office:value-type="float" office:value="-0.0267475551382014">
                <text:p>-0.0267475551382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91080256478306">
                <text:p>0.091080256478306</text:p>
              </table:table-cell>
              <table:table-cell office:value-type="float" office:value="0.4">
                <text:p>0.4</text:p>
              </table:table-cell>
              <table:table-cell office:value-type="float" office:value="-0.0335400790787391">
                <text:p>-0.03354007907873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871480644412358">
                <text:p>0.0871480644412358</text:p>
              </table:table-cell>
              <table:table-cell office:value-type="float" office:value="0.5">
                <text:p>0.5</text:p>
              </table:table-cell>
              <table:table-cell office:value-type="float" office:value="-0.0393219203707015">
                <text:p>-0.0393219203707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827346245480969">
                <text:p>0.0827346245480969</text:p>
              </table:table-cell>
              <table:table-cell office:value-type="float" office:value="0.6">
                <text:p>0.6</text:p>
              </table:table-cell>
              <table:table-cell office:value-type="float" office:value="-0.0441343989313894">
                <text:p>-0.04413439893138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779321613911961">
                <text:p>0.0779321613911961</text:p>
              </table:table-cell>
              <table:table-cell office:value-type="float" office:value="0.7">
                <text:p>0.7</text:p>
              </table:table-cell>
              <table:table-cell office:value-type="float" office:value="-0.048024631569008">
                <text:p>-0.048024631569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728277061976403">
                <text:p>0.0728277061976403</text:p>
              </table:table-cell>
              <table:table-cell office:value-type="float" office:value="0.8">
                <text:p>0.8</text:p>
              </table:table-cell>
              <table:table-cell office:value-type="float" office:value="-0.0510445519355573">
                <text:p>-0.0510445519355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67502712122342">
                <text:p>0.067502712122342</text:p>
              </table:table-cell>
              <table:table-cell office:value-type="float" office:value="0.9">
                <text:p>0.9</text:p>
              </table:table-cell>
              <table:table-cell office:value-type="float" office:value="-0.0532499407529834">
                <text:p>-0.0532499407529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620327639379531">
                <text:p>0.0620327639379531</text:p>
              </table:table-cell>
              <table:table-cell office:value-type="float" office:value="1">
                <text:p>1</text:p>
              </table:table-cell>
              <table:table-cell office:value-type="float" office:value="-0.0546994818438888">
                <text:p>-0.0546994818438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056487378061663">
                <text:p>0.056487378061663</text:p>
              </table:table-cell>
              <table:table-cell office:value-type="float" office:value="1.1">
                <text:p>1.1</text:p>
              </table:table-cell>
              <table:table-cell office:value-type="float" office:value="-0.0554538587629012">
                <text:p>-0.0554538587629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0509298875574173">
                <text:p>0.0509298875574173</text:p>
              </table:table-cell>
              <table:table-cell office:value-type="float" office:value="1.2">
                <text:p>1.2</text:p>
              </table:table-cell>
              <table:table-cell office:value-type="float" office:value="-0.0555749050424568">
                <text:p>-0.05557490504245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0454174056964321">
                <text:p>0.0454174056964321</text:p>
              </table:table-cell>
              <table:table-cell office:value-type="float" office:value="1.3">
                <text:p>1.3</text:p>
              </table:table-cell>
              <table:table-cell office:value-type="float" office:value="-0.0551248186098518">
                <text:p>-0.05512481860985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0400008608824897">
                <text:p>0.0400008608824897</text:p>
              </table:table-cell>
              <table:table-cell office:value-type="float" office:value="1.4">
                <text:p>1.4</text:p>
              </table:table-cell>
              <table:table-cell office:value-type="float" office:value="-0.0541654481394241">
                <text:p>-0.05416544813942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034725095256642">
                <text:p>0.034725095256642</text:p>
              </table:table-cell>
              <table:table-cell office:value-type="float" office:value="1.5">
                <text:p>1.5</text:p>
              </table:table-cell>
              <table:table-cell office:value-type="float" office:value="-0.0527576562584777">
                <text:p>-0.05275765625847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029629019071984">
                <text:p>0.029629019071984</text:p>
              </table:table-cell>
              <table:table-cell office:value-type="float" office:value="1.6">
                <text:p>1.6</text:p>
              </table:table-cell>
              <table:table-cell office:value-type="float" office:value="-0.0509607618465795">
                <text:p>-0.05096076184657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0247458129413621">
                <text:p>0.0247458129413621</text:p>
              </table:table-cell>
              <table:table-cell office:value-type="float" office:value="1.7">
                <text:p>1.7</text:p>
              </table:table-cell>
              <table:table-cell office:value-type="float" office:value="-0.0488320613062187">
                <text:p>-0.0488320613062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0201031702686938">
                <text:p>0.0201031702686938</text:p>
              </table:table-cell>
              <table:table-cell office:value-type="float" office:value="1.8">
                <text:p>1.8</text:p>
              </table:table-cell>
              <table:table-cell office:value-type="float" office:value="-0.0464264267266837">
                <text:p>-0.04642642672668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0157235725340259">
                <text:p>0.0157235725340259</text:p>
              </table:table-cell>
              <table:table-cell office:value-type="float" office:value="1.9">
                <text:p>1.9</text:p>
              </table:table-cell>
              <table:table-cell office:value-type="float" office:value="-0.0437959773466782">
                <text:p>-0.04379597734667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0116245905703687">
                <text:p>0.0116245905703687</text:p>
              </table:table-cell>
              <table:table-cell office:value-type="float" office:value="2">
                <text:p>2</text:p>
              </table:table-cell>
              <table:table-cell office:value-type="float" office:value="-0.0409898196365722">
                <text:p>-0.04098981963657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00781920550737695">
                <text:p>0.00781920550737695</text:p>
              </table:table-cell>
              <table:table-cell office:value-type="float" office:value="2.1">
                <text:p>2.1</text:p>
              </table:table-cell>
              <table:table-cell office:value-type="float" office:value="-0.0380538506299178">
                <text:p>-0.03805385062991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00431614362949591">
                <text:p>0.00431614362949591</text:p>
              </table:table-cell>
              <table:table-cell office:value-type="float" office:value="2.2">
                <text:p>2.2</text:p>
              </table:table-cell>
              <table:table-cell office:value-type="float" office:value="-0.0350306187788104">
                <text:p>-0.03503061877881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00112021997722047">
                <text:p>0.00112021997722047</text:p>
              </table:table-cell>
              <table:table-cell office:value-type="float" office:value="2.3">
                <text:p>2.3</text:p>
              </table:table-cell>
              <table:table-cell office:value-type="float" office:value="-0.0319592365227544">
                <text:p>-0.03195923652275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0176731391065379">
                <text:p>-0.00176731391065379</text:p>
              </table:table-cell>
              <table:table-cell office:value-type="float" office:value="2.4">
                <text:p>2.4</text:p>
              </table:table-cell>
              <table:table-cell office:value-type="float" office:value="-0.0288753388787426">
                <text:p>-0.02887533887874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00434842217252597">
                <text:p>-0.00434842217252597</text:p>
              </table:table-cell>
              <table:table-cell office:value-type="float" office:value="2.5">
                <text:p>2.5</text:p>
              </table:table-cell>
              <table:table-cell office:value-type="float" office:value="-0.0258110826187218">
                <text:p>-0.02581108261872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00662794026704532">
                <text:p>-0.00662794026704532</text:p>
              </table:table-cell>
              <table:table-cell office:value-type="float" office:value="2.6">
                <text:p>2.6</text:p>
              </table:table-cell>
              <table:table-cell office:value-type="float" office:value="-0.0227951809451934">
                <text:p>-0.02279518094519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0.0086132371632723">
                <text:p>-0.0086132371632723</text:p>
              </table:table-cell>
              <table:table-cell office:value-type="float" office:value="2.7">
                <text:p>2.7</text:p>
              </table:table-cell>
              <table:table-cell office:value-type="float" office:value="-0.0198529689622698">
                <text:p>-0.01985296896226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0.0103138867267356">
                <text:p>-0.0103138867267356</text:p>
              </table:table-cell>
              <table:table-cell office:value-type="float" office:value="2.8">
                <text:p>2.8</text:p>
              </table:table-cell>
              <table:table-cell office:value-type="float" office:value="-0.0170064956346327">
                <text:p>-0.01700649563463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0.0117413505574591">
                <text:p>-0.0117413505574591</text:p>
              </table:table-cell>
              <table:table-cell office:value-type="float" office:value="2.9">
                <text:p>2.9</text:p>
              </table:table-cell>
              <table:table-cell office:value-type="float" office:value="-0.014274638307235">
                <text:p>-0.0142746383072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0.0129086741784539">
                <text:p>-0.0129086741784539</text:p>
              </table:table-cell>
              <table:table-cell office:value-type="float" office:value="3">
                <text:p>3</text:p>
              </table:table-cell>
              <table:table-cell office:value-type="float" office:value="-0.0116732362099485">
                <text:p>-0.01167323620994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-0.0138301981471299">
                <text:p>-0.0138301981471299</text:p>
              </table:table-cell>
              <table:table-cell office:value-type="float" office:value="3.1">
                <text:p>3.1</text:p>
              </table:table-cell>
              <table:table-cell office:value-type="float" office:value="-0.0092152396867597">
                <text:p>-0.00921523968675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-0.0145212853638596">
                <text:p>-0.0145212853638596</text:p>
              </table:table-cell>
              <table:table-cell office:value-type="float" office:value="3.2">
                <text:p>3.2</text:p>
              </table:table-cell>
              <table:table-cell office:value-type="float" office:value="-0.00691087216729722">
                <text:p>-0.006910872167297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-0.0149980655780769">
                <text:p>-0.0149980655780769</text:p>
              </table:table-cell>
              <table:table-cell office:value-type="float" office:value="3.3">
                <text:p>3.3</text:p>
              </table:table-cell>
              <table:table-cell office:value-type="float" office:value="-0.00476780214217321">
                <text:p>-0.004767802142173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-0.0152771978398799">
                <text:p>-0.0152771978398799</text:p>
              </table:table-cell>
              <table:table-cell office:value-type="float" office:value="3.4">
                <text:p>3.4</text:p>
              </table:table-cell>
              <table:table-cell office:value-type="float" office:value="-0.00279132261802935">
                <text:p>-0.002791322618029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-0.015375651411849">
                <text:p>-0.015375651411849</text:p>
              </table:table-cell>
              <table:table-cell office:value-type="float" office:value="3.5">
                <text:p>3.5</text:p>
              </table:table-cell>
              <table:table-cell office:value-type="float" office:value="-0.00098453571969128">
                <text:p>-0.000984535719691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-0.0153105054400501">
                <text:p>-0.0153105054400501</text:p>
              </table:table-cell>
              <table:table-cell office:value-type="float" office:value="3.6">
                <text:p>3.6</text:p>
              </table:table-cell>
              <table:table-cell office:value-type="float" office:value="0.00065145971798918">
                <text:p>0.000651459717989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-0.0150987674839336">
                <text:p>-0.0150987674839336</text:p>
              </table:table-cell>
              <table:table-cell office:value-type="float" office:value="3.7">
                <text:p>3.7</text:p>
              </table:table-cell>
              <table:table-cell office:value-type="float" office:value="0.00211737956116524">
                <text:p>0.002117379561165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-0.0147572108215403">
                <text:p>-0.0147572108215403</text:p>
              </table:table-cell>
              <table:table-cell office:value-type="float" office:value="3.8">
                <text:p>3.8</text:p>
              </table:table-cell>
              <table:table-cell office:value-type="float" office:value="0.00341556662393247">
                <text:p>0.003415566623932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-0.0143022302789115">
                <text:p>-0.0143022302789115</text:p>
              </table:table-cell>
              <table:table-cell office:value-type="float" office:value="3.9">
                <text:p>3.9</text:p>
              </table:table-cell>
              <table:table-cell office:value-type="float" office:value="0.00454980542628804">
                <text:p>0.004549805426288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0.013749716180957">
                <text:p>-0.013749716180957</text:p>
              </table:table-cell>
              <table:table-cell office:value-type="float" office:value="4">
                <text:p>4</text:p>
              </table:table-cell>
              <table:table-cell office:value-type="float" office:value="0.0055251409795452">
                <text:p>0.00552514097954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-0.0131149458854499">
                <text:p>-0.0131149458854499</text:p>
              </table:table-cell>
              <table:table-cell office:value-type="float" office:value="4.1">
                <text:p>4.1</text:p>
              </table:table-cell>
              <table:table-cell office:value-type="float" office:value="0.00634770295507068">
                <text:p>0.006347702955070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-0.0124124922424754">
                <text:p>-0.0124124922424754</text:p>
              </table:table-cell>
              <table:table-cell office:value-type="float" office:value="4.2">
                <text:p>4.2</text:p>
              </table:table-cell>
              <table:table-cell office:value-type="float" office:value="0.00702453642974556">
                <text:p>0.007024536429745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-0.0116561482186728">
                <text:p>-0.0116561482186728</text:p>
              </table:table-cell>
              <table:table-cell office:value-type="float" office:value="4.3">
                <text:p>4.3</text:p>
              </table:table-cell>
              <table:table-cell office:value-type="float" office:value="0.00756344023802579">
                <text:p>0.007563440238025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-0.0108588668389358">
                <text:p>-0.0108588668389358</text:p>
              </table:table-cell>
              <table:table-cell office:value-type="float" office:value="4.4">
                <text:p>4.4</text:p>
              </table:table-cell>
              <table:table-cell office:value-type="float" office:value="0.00797281379736978">
                <text:p>0.007972813797369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-0.0100327155276407">
                <text:p>-0.0100327155276407</text:p>
              </table:table-cell>
              <table:table-cell office:value-type="float" office:value="4.5">
                <text:p>4.5</text:p>
              </table:table-cell>
              <table:table-cell office:value-type="float" office:value="0.00826151311295152">
                <text:p>0.008261513112951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-0.00918884387654113">
                <text:p>-0.00918884387654113</text:p>
              </table:table-cell>
              <table:table-cell office:value-type="float" office:value="4.6">
                <text:p>4.6</text:p>
              </table:table-cell>
              <table:table-cell office:value-type="float" office:value="0.00843871651099532">
                <text:p>0.008438716510995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-0.00833746382656836">
                <text:p>-0.00833746382656836</text:p>
              </table:table-cell>
              <table:table-cell office:value-type="float" office:value="4.7">
                <text:p>4.7</text:p>
              </table:table-cell>
              <table:table-cell office:value-type="float" office:value="0.00851380049972769">
                <text:p>0.008513800499727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-0.00748784122510324">
                <text:p>-0.00748784122510324</text:p>
              </table:table-cell>
              <table:table-cell office:value-type="float" office:value="4.8">
                <text:p>4.8</text:p>
              </table:table-cell>
              <table:table-cell office:value-type="float" office:value="0.00849622601465119">
                <text:p>0.008496226014651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-0.00664829770788946">
                <text:p>-0.00664829770788946</text:p>
              </table:table-cell>
              <table:table-cell office:value-type="float" office:value="4.9">
                <text:p>4.9</text:p>
              </table:table-cell>
              <table:table-cell office:value-type="float" office:value="0.00839543517213778">
                <text:p>0.008395435172137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-0.00582622185454737">
                <text:p>-0.00582622185454737</text:p>
              </table:table-cell>
              <table:table-cell office:value-type="float" office:value="5">
                <text:p>5</text:p>
              </table:table-cell>
              <table:table-cell office:value-type="float" office:value="0.0082207585334209">
                <text:p>0.00822075853342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-0.00502808857746895">
                <text:p>-0.00502808857746895</text:p>
              </table:table-cell>
              <table:table-cell office:value-type="float" office:value="5.1">
                <text:p>5.1</text:p>
              </table:table-cell>
              <table:table-cell office:value-type="float" office:value="0.0079813327707842">
                <text:p>0.00798133277078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-0.00425948572450909">
                <text:p>-0.00425948572450909</text:p>
              </table:table-cell>
              <table:table-cell office:value-type="float" office:value="5.2">
                <text:p>5.2</text:p>
              </table:table-cell>
              <table:table-cell office:value-type="float" office:value="0.00768602852959859">
                <text:p>0.007686028529598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-0.00352514690510717">
                <text:p>-0.00352514690510717</text:p>
              </table:table-cell>
              <table:table-cell office:value-type="float" office:value="5.3">
                <text:p>5.3</text:p>
              </table:table-cell>
              <table:table-cell office:value-type="float" office:value="0.00734338819401925">
                <text:p>0.007343388194019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-0.00282898958605643">
                <text:p>-0.00282898958605643</text:p>
              </table:table-cell>
              <table:table-cell office:value-type="float" office:value="5.4">
                <text:p>5.4</text:p>
              </table:table-cell>
              <table:table-cell office:value-type="float" office:value="0.00696157319050739">
                <text:p>0.006961573190507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-0.00217415754590282">
                <text:p>-0.00217415754590282</text:p>
              </table:table-cell>
              <table:table-cell office:value-type="float" office:value="5.5">
                <text:p>5.5</text:p>
              </table:table-cell>
              <table:table-cell office:value-type="float" office:value="0.00654832040153607">
                <text:p>0.006548320401536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-0.00156306682476899">
                <text:p>-0.00156306682476899</text:p>
              </table:table-cell>
              <table:table-cell office:value-type="float" office:value="5.6">
                <text:p>5.6</text:p>
              </table:table-cell>
              <table:table-cell office:value-type="float" office:value="0.00611090721133829">
                <text:p>0.006110907211338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-0.000997454358200524">
                <text:p>-0.000997454358200524</text:p>
              </table:table-cell>
              <table:table-cell office:value-type="float" office:value="5.7">
                <text:p>5.7</text:p>
              </table:table-cell>
              <table:table-cell office:value-type="float" office:value="0.0056561246656847">
                <text:p>0.00565612466568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-0.000478428538433252">
                <text:p>-0.000478428538433252</text:p>
              </table:table-cell>
              <table:table-cell office:value-type="float" office:value="5.8">
                <text:p>5.8</text:p>
              </table:table-cell>
              <table:table-cell office:value-type="float" office:value="0.00519025819767272">
                <text:p>0.005190258197672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-0.00000652100337819139">
                <text:p>-0.00000652100337819139</text:p>
              </table:table-cell>
              <table:table-cell office:value-type="float" office:value="5.9">
                <text:p>5.9</text:p>
              </table:table-cell>
              <table:table-cell office:value-type="float" office:value="0.0047190753505506">
                <text:p>0.00471907535055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000418260988207151">
                <text:p>0.000418260988207151</text:p>
              </table:table-cell>
              <table:table-cell office:value-type="float" office:value="6">
                <text:p>6</text:p>
              </table:table-cell>
              <table:table-cell office:value-type="float" office:value="0.00424781991585343">
                <text:p>0.004247819915853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.00079638217818312">
                <text:p>0.00079638217818312</text:p>
              </table:table-cell>
              <table:table-cell office:value-type="float" office:value="6.1">
                <text:p>6.1</text:p>
              </table:table-cell>
              <table:table-cell office:value-type="float" office:value="0.00378121189975969">
                <text:p>0.003781211899759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.00112872745136104">
                <text:p>0.00112872745136104</text:p>
              </table:table-cell>
              <table:table-cell office:value-type="float" office:value="6.2">
                <text:p>6.2</text:p>
              </table:table-cell>
              <table:table-cell office:value-type="float" office:value="0.00332345273177916">
                <text:p>0.003323452731779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00141655096504919">
                <text:p>0.00141655096504919</text:p>
              </table:table-cell>
              <table:table-cell office:value-type="float" office:value="6.3">
                <text:p>6.3</text:p>
              </table:table-cell>
              <table:table-cell office:value-type="float" office:value="0.00287823513688154">
                <text:p>0.002878235136881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.00166142667547318">
                <text:p>0.00166142667547318</text:p>
              </table:table-cell>
              <table:table-cell office:value-type="float" office:value="6.4">
                <text:p>6.4</text:p>
              </table:table-cell>
              <table:table-cell office:value-type="float" office:value="0.00244875710423992">
                <text:p>0.002448757104239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.00186520061569403">
                <text:p>0.00186520061569403</text:p>
              </table:table-cell>
              <table:table-cell office:value-type="float" office:value="6.5">
                <text:p>6.5</text:p>
              </table:table-cell>
              <table:table-cell office:value-type="float" office:value="0.00203773940220849">
                <text:p>0.002037739402208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.00202994522662827">
                <text:p>0.00202994522662827</text:p>
              </table:table-cell>
              <table:table-cell office:value-type="float" office:value="6.6">
                <text:p>6.6</text:p>
              </table:table-cell>
              <table:table-cell office:value-type="float" office:value="0.00164744610934234">
                <text:p>0.001647446109342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.00215791599208874">
                <text:p>0.00215791599208874</text:p>
              </table:table-cell>
              <table:table-cell office:value-type="float" office:value="6.7">
                <text:p>6.7</text:p>
              </table:table-cell>
              <table:table-cell office:value-type="float" office:value="0.00127970765460471">
                <text:p>0.001279707654604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.00225151058067316">
                <text:p>0.00225151058067316</text:p>
              </table:table-cell>
              <table:table-cell office:value-type="float" office:value="6.8">
                <text:p>6.8</text:p>
              </table:table-cell>
              <table:table-cell office:value-type="float" office:value="0.000935945885844215">
                <text:p>0.0009359458858442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.00231323065203831">
                <text:p>0.00231323065203831</text:p>
              </table:table-cell>
              <table:table-cell office:value-type="float" office:value="6.9">
                <text:p>6.9</text:p>
              </table:table-cell>
              <table:table-cell office:value-type="float" office:value="0.000617200713651516">
                <text:p>0.0006172007136515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.00234564644277319">
                <text:p>0.00234564644277319</text:p>
              </table:table-cell>
              <table:table-cell office:value-type="float" office:value="7">
                <text:p>7</text:p>
              </table:table-cell>
              <table:table-cell office:value-type="float" office:value="0.00032415790734886">
                <text:p>0.000324157907348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.00235136420784221">
                <text:p>0.00235136420784221</text:p>
              </table:table-cell>
              <table:table-cell office:value-type="float" office:value="7.1">
                <text:p>7.1</text:p>
              </table:table-cell>
              <table:table-cell office:value-type="float" office:value="0.0000571776506901908">
                <text:p>0.00005717765069019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.00233299655748721">
                <text:p>0.00233299655748721</text:p>
              </table:table-cell>
              <table:table-cell office:value-type="float" office:value="7.2">
                <text:p>7.2</text:p>
              </table:table-cell>
              <table:table-cell office:value-type="float" office:value="-0.00018367650355002">
                <text:p>-0.00018367650355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.00229313569659556">
                <text:p>0.00229313569659556</text:p>
              </table:table-cell>
              <table:table-cell office:value-type="float" office:value="7.3">
                <text:p>7.3</text:p>
              </table:table-cell>
              <table:table-cell office:value-type="float" office:value="-0.000398608608916527">
                <text:p>-0.0003986086089165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.0022343295438664">
                <text:p>0.0022343295438664</text:p>
              </table:table-cell>
              <table:table-cell office:value-type="float" office:value="7.4">
                <text:p>7.4</text:p>
              </table:table-cell>
              <table:table-cell office:value-type="float" office:value="-0.000588061527291624">
                <text:p>-0.0005880615272916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.00215906068161411">
                <text:p>0.00215906068161411</text:p>
              </table:table-cell>
              <table:table-cell office:value-type="float" office:value="7.5">
                <text:p>7.5</text:p>
              </table:table-cell>
              <table:table-cell office:value-type="float" office:value="-0.000752688622522853">
                <text:p>-0.0007526886225228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.00206972806368401">
                <text:p>0.00206972806368401</text:p>
              </table:table-cell>
              <table:table-cell office:value-type="float" office:value="7.6">
                <text:p>7.6</text:p>
              </table:table-cell>
              <table:table-cell office:value-type="float" office:value="-0.000893326179301019">
                <text:p>-0.0008933261793010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.001968631388642">
                <text:p>0.001968631388642</text:p>
              </table:table-cell>
              <table:table-cell office:value-type="float" office:value="7.7">
                <text:p>7.7</text:p>
              </table:table-cell>
              <table:table-cell office:value-type="float" office:value="-0.00101096675042009">
                <text:p>-0.001010966750420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.00185795802803766">
                <text:p>0.00185795802803766</text:p>
              </table:table-cell>
              <table:table-cell office:value-type="float" office:value="7.8">
                <text:p>7.8</text:p>
              </table:table-cell>
              <table:table-cell office:value-type="float" office:value="-0.00110673360604341">
                <text:p>-0.001106733606043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.00173977238500884">
                <text:p>0.00173977238500884</text:p>
              </table:table-cell>
              <table:table-cell office:value-type="float" office:value="7.9">
                <text:p>7.9</text:p>
              </table:table-cell>
              <table:table-cell office:value-type="float" office:value="-0.00118185643028816">
                <text:p>-0.001181856430288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.0016160075466603">
                <text:p>0.0016160075466603</text:p>
              </table:table-cell>
              <table:table-cell office:value-type="float" office:value="8">
                <text:p>8</text:p>
              </table:table-cell>
              <table:table-cell office:value-type="float" office:value="-0.00123764838348548">
                <text:p>-0.001237648383485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0.00148845908435906">
                <text:p>0.00148845908435906</text:p>
              </table:table-cell>
              <table:table-cell office:value-type="float" office:value="8.1">
                <text:p>8.1</text:p>
              </table:table-cell>
              <table:table-cell office:value-type="float" office:value="-0.00127548462301241">
                <text:p>-0.001275484623012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0.00135878084918585">
                <text:p>0.00135878084918585</text:p>
              </table:table-cell>
              <table:table-cell office:value-type="float" office:value="8.2">
                <text:p>8.2</text:p>
              </table:table-cell>
              <table:table-cell office:value-type="float" office:value="-0.00129678235173202">
                <text:p>-0.001296782351732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0.00122848260509581">
                <text:p>0.00122848260509581</text:p>
              </table:table-cell>
              <table:table-cell office:value-type="float" office:value="8.3">
                <text:p>8.3</text:p>
              </table:table-cell>
              <table:table-cell office:value-type="float" office:value="-0.00130298244090044">
                <text:p>-0.001302982440900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0.0010989293396996">
                <text:p>0.0010989293396996</text:p>
              </table:table-cell>
              <table:table-cell office:value-type="float" office:value="8.4">
                <text:p>8.4</text:p>
              </table:table-cell>
              <table:table-cell office:value-type="float" office:value="-0.00129553265396211">
                <text:p>-0.001295532653962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0.000971342091800569">
                <text:p>0.000971342091800569</text:p>
              </table:table-cell>
              <table:table-cell office:value-type="float" office:value="8.5">
                <text:p>8.5</text:p>
              </table:table-cell>
              <table:table-cell office:value-type="float" office:value="-0.0012758724789903">
                <text:p>-0.00127587247899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0.00084680013573551">
                <text:p>0.00084680013573551</text:p>
              </table:table-cell>
              <table:table-cell office:value-type="float" office:value="8.6">
                <text:p>8.6</text:p>
              </table:table-cell>
              <table:table-cell office:value-type="float" office:value="-0.00124541956065059">
                <text:p>-0.001245419560650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0.000726244364989065">
                <text:p>0.000726244364989065</text:p>
              </table:table-cell>
              <table:table-cell office:value-type="float" office:value="8.7">
                <text:p>8.7</text:p>
              </table:table-cell>
              <table:table-cell office:value-type="float" office:value="-0.00120555770746445">
                <text:p>-0.001205557707464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0.000610481721308891">
                <text:p>0.000610481721308891</text:p>
              </table:table-cell>
              <table:table-cell office:value-type="float" office:value="8.8">
                <text:p>8.8</text:p>
              </table:table-cell>
              <table:table-cell office:value-type="float" office:value="-0.00115762643680174">
                <text:p>-0.001157626436801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0.000500190520469311">
                <text:p>0.000500190520469311</text:p>
              </table:table-cell>
              <table:table-cell office:value-type="float" office:value="8.9">
                <text:p>8.9</text:p>
              </table:table-cell>
              <table:table-cell office:value-type="float" office:value="-0.0011029120083958">
                <text:p>-0.00110291200839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0.000395926531749614">
                <text:p>0.000395926531749614</text:p>
              </table:table-cell>
              <table:table-cell office:value-type="float" office:value="9">
                <text:p>9</text:p>
              </table:table-cell>
              <table:table-cell office:value-type="float" office:value="-0.00104263988719697">
                <text:p>-0.001042639887196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0.000298129674949972">
                <text:p>0.000298129674949972</text:p>
              </table:table-cell>
              <table:table-cell office:value-type="float" office:value="9.1">
                <text:p>9.1</text:p>
              </table:table-cell>
              <table:table-cell office:value-type="float" office:value="-0.000977968567996426">
                <text:p>-0.0009779685679964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0.000207131206211562">
                <text:p>0.000207131206211562</text:p>
              </table:table-cell>
              <table:table-cell office:value-type="float" office:value="9.2">
                <text:p>9.2</text:p>
              </table:table-cell>
              <table:table-cell office:value-type="float" office:value="-0.000909984687384093">
                <text:p>-0.0009099846873840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0.000123161271894464">
                <text:p>0.000123161271894464</text:p>
              </table:table-cell>
              <table:table-cell office:value-type="float" office:value="9.3">
                <text:p>9.3</text:p>
              </table:table-cell>
              <table:table-cell office:value-type="float" office:value="-0.000839699343170978">
                <text:p>-0.0008396993431709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.0000463567181627603">
                <text:p>0.0000463567181627603</text:p>
              </table:table-cell>
              <table:table-cell office:value-type="float" office:value="9.4">
                <text:p>9.4</text:p>
              </table:table-cell>
              <table:table-cell office:value-type="float" office:value="-0.000768045537317041">
                <text:p>-0.0007680455373170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-0.0000232309473939058">
                <text:p>-0.0000232309473939058</text:p>
              </table:table-cell>
              <table:table-cell office:value-type="float" office:value="9.5">
                <text:p>9.5</text:p>
              </table:table-cell>
              <table:table-cell office:value-type="float" office:value="-0.000695876655566662">
                <text:p>-0.0006958766555666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-0.0000856275369247218">
                <text:p>-0.0000856275369247218</text:p>
              </table:table-cell>
              <table:table-cell office:value-type="float" office:value="9.6">
                <text:p>9.6</text:p>
              </table:table-cell>
              <table:table-cell office:value-type="float" office:value="-0.00062396589530816">
                <text:p>-0.000623965895308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-0.000140928192178959">
                <text:p>-0.000140928192178959</text:p>
              </table:table-cell>
              <table:table-cell office:value-type="float" office:value="9.7">
                <text:p>9.7</text:p>
              </table:table-cell>
              <table:table-cell office:value-type="float" office:value="-0.000553006552542368">
                <text:p>-0.0005530065525423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-0.000189289500095814">
                <text:p>-0.000189289500095814</text:p>
              </table:table-cell>
              <table:table-cell office:value-type="float" office:value="9.8">
                <text:p>9.8</text:p>
              </table:table-cell>
              <table:table-cell office:value-type="float" office:value="-0.000483613079168548">
                <text:p>-0.0004836130791685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-0.000230921782393306">
                <text:p>-0.000230921782393306</text:p>
              </table:table-cell>
              <table:table-cell office:value-type="float" office:value="9.9">
                <text:p>9.9</text:p>
              </table:table-cell>
              <table:table-cell office:value-type="float" office:value="-0.000416322822974923">
                <text:p>-0.0004163228229749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-0.000266081618859119">
                <text:p>-0.000266081618859119</text:p>
              </table:table-cell>
              <table:table-cell office:value-type="float" office:value="10">
                <text:p>10</text:p>
              </table:table-cell>
              <table:table-cell office:value-type="float" office:value="-0.000351598364658136">
                <text:p>-0.0003515983646581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-0.00029506465573869">
                <text:p>-0.00029506465573869</text:p>
              </table:table-cell>
              <table:table-cell office:value-type="float" office:value="10.1">
                <text:p>10.1</text:p>
              </table:table-cell>
              <table:table-cell office:value-type="float" office:value="-0.000289830368795707">
                <text:p>-0.0002898303687957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-0.000318198742625252">
                <text:p>-0.000318198742625252</text:p>
              </table:table-cell>
              <table:table-cell office:value-type="float" office:value="10.2">
                <text:p>10.2</text:p>
              </table:table-cell>
              <table:table-cell office:value-type="float" office:value="-0.000231340868865621">
                <text:p>-0.0002313408688656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-0.000335837433631139">
                <text:p>-0.000335837433631139</text:p>
              </table:table-cell>
              <table:table-cell office:value-type="float" office:value="10.3">
                <text:p>10.3</text:p>
              </table:table-cell>
              <table:table-cell office:value-type="float" office:value="-0.000176386910058871">
                <text:p>-0.0001763869100588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-0.000348353881399067">
                <text:p>-0.000348353881399067</text:p>
              </table:table-cell>
              <table:table-cell office:value-type="float" office:value="10.4">
                <text:p>10.4</text:p>
              </table:table-cell>
              <table:table-cell office:value-type="float" office:value="-0.000125164477679281">
                <text:p>-0.0001251644776792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-0.0003561351457281">
                <text:p>-0.0003561351457281</text:p>
              </table:table-cell>
              <table:table-cell office:value-type="float" office:value="10.5">
                <text:p>10.5</text:p>
              </table:table-cell>
              <table:table-cell office:value-type="float" office:value="-0.0000778126432903223">
                <text:p>-0.00007781264329032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-0.000359576932265639">
                <text:p>-0.000359576932265639</text:p>
              </table:table-cell>
              <table:table-cell office:value-type="float" office:value="10.6">
                <text:p>10.6</text:p>
              </table:table-cell>
              <table:table-cell office:value-type="float" office:value="-0.0000344178653753953">
                <text:p>-0.00003441786537539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-0.000359078770871269">
                <text:p>-0.000359078770871269</text:p>
              </table:table-cell>
              <table:table-cell office:value-type="float" office:value="10.7">
                <text:p>10.7</text:p>
              </table:table-cell>
              <table:table-cell office:value-type="float" office:value="0.00000498161394370042">
                <text:p>0.000004981613943700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-0.0003550396379012">
                <text:p>-0.0003550396379012</text:p>
              </table:table-cell>
              <table:table-cell office:value-type="float" office:value="10.8">
                <text:p>10.8</text:p>
              </table:table-cell>
              <table:table-cell office:value-type="float" office:value="0.000040391329700689">
                <text:p>0.0000403913297006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-0.000347854021798212">
                <text:p>-0.000347854021798212</text:p>
              </table:table-cell>
              <table:table-cell office:value-type="float" office:value="10.9">
                <text:p>10.9</text:p>
              </table:table-cell>
              <table:table-cell office:value-type="float" office:value="0.0000718561610298855">
                <text:p>0.00007185616102988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-0.000337908427000592">
                <text:p>-0.000337908427000592</text:p>
              </table:table-cell>
              <table:table-cell office:value-type="float" office:value="11">
                <text:p>11</text:p>
              </table:table-cell>
              <table:table-cell office:value-type="float" office:value="0.0000994559479761951">
                <text:p>0.00009945594797619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-0.000325578307299168">
                <text:p>-0.000325578307299168</text:p>
              </table:table-cell>
              <table:table-cell office:value-type="float" office:value="11.1">
                <text:p>11.1</text:p>
              </table:table-cell>
              <table:table-cell office:value-type="float" office:value="0.000123301197014244">
                <text:p>0.0001233011970142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-0.000311225416364193">
                <text:p>-0.000311225416364193</text:p>
              </table:table-cell>
              <table:table-cell office:value-type="float" office:value="11.2">
                <text:p>11.2</text:p>
              </table:table-cell>
              <table:table-cell office:value-type="float" office:value="0.000143528909349744">
                <text:p>0.0001435289093497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-0.000295195560220051">
                <text:p>-0.000295195560220051</text:p>
              </table:table-cell>
              <table:table-cell office:value-type="float" office:value="11.3">
                <text:p>11.3</text:p>
              </table:table-cell>
              <table:table-cell office:value-type="float" office:value="0.000160298561441428">
                <text:p>0.0001602985614414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-0.000277816733948437">
                <text:p>-0.000277816733948437</text:p>
              </table:table-cell>
              <table:table-cell office:value-type="float" office:value="11.4">
                <text:p>11.4</text:p>
              </table:table-cell>
              <table:table-cell office:value-type="float" office:value="0.000173788262716139">
                <text:p>0.0001737882627161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-0.000259397622830366">
                <text:p>-0.000259397622830366</text:p>
              </table:table-cell>
              <table:table-cell office:value-type="float" office:value="11.5">
                <text:p>11.5</text:p>
              </table:table-cell>
              <table:table-cell office:value-type="float" office:value="0.000184191111180704">
                <text:p>0.0001841911111807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-0.000240226446471862">
                <text:p>-0.000240226446471862</text:p>
              </table:table-cell>
              <table:table-cell office:value-type="float" office:value="11.6">
                <text:p>11.6</text:p>
              </table:table-cell>
              <table:table-cell office:value-type="float" office:value="0.000191711763585039">
                <text:p>0.0001917117635850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-0.000220570123173856">
                <text:p>-0.000220570123173856</text:p>
              </table:table-cell>
              <table:table-cell office:value-type="float" office:value="11.7">
                <text:p>11.7</text:p>
              </table:table-cell>
              <table:table-cell office:value-type="float" office:value="0.000196563232980066">
                <text:p>0.0001965632329800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-0.000200673730878281">
                <text:p>-0.000200673730878281</text:p>
              </table:table-cell>
              <table:table-cell office:value-type="float" office:value="11.8">
                <text:p>11.8</text:p>
              </table:table-cell>
              <table:table-cell office:value-type="float" office:value="0.000198963922955748">
                <text:p>0.0001989639229557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-0.000180760240423358">
                <text:p>-0.000180760240423358</text:p>
              </table:table-cell>
              <table:table-cell office:value-type="float" office:value="11.9">
                <text:p>11.9</text:p>
              </table:table-cell>
              <table:table-cell office:value-type="float" office:value="0.000199134904549228">
                <text:p>0.0001991349045492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-0.000161030496544628">
                <text:p>-0.000161030496544628</text:p>
              </table:table-cell>
              <table:table-cell office:value-type="float" office:value="12">
                <text:p>12</text:p>
              </table:table-cell>
              <table:table-cell office:value-type="float" office:value="0.0001972974387873">
                <text:p>0.00019729743878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-0.000141663422037164">
                <text:p>-0.000141663422037164</text:p>
              </table:table-cell>
              <table:table-cell office:value-type="float" office:value="12.1">
                <text:p>12.1</text:p>
              </table:table-cell>
              <table:table-cell office:value-type="float" office:value="0.000193670745074641">
                <text:p>0.0001936707450746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-0.000122816420721208">
                <text:p>-0.000122816420721208</text:p>
              </table:table-cell>
              <table:table-cell office:value-type="float" office:value="12.2">
                <text:p>12.2</text:p>
              </table:table-cell>
              <table:table-cell office:value-type="float" office:value="0.000188470013159562">
                <text:p>0.0001884700131595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-0.000104625955301207">
                <text:p>-0.000104625955301207</text:p>
              </table:table-cell>
              <table:table-cell office:value-type="float" office:value="12.3">
                <text:p>12.3</text:p>
              </table:table-cell>
              <table:table-cell office:value-type="float" office:value="0.000181904654200012">
                <text:p>0.0001819046542000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-0.0000872082768502813">
                <text:p>-0.0000872082768502813</text:p>
              </table:table-cell>
              <table:table-cell office:value-type="float" office:value="12.4">
                <text:p>12.4</text:p>
              </table:table-cell>
              <table:table-cell office:value-type="float" office:value="0.000174176784509255">
                <text:p>0.0001741767845092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-0.0000706602834626988">
                <text:p>-0.0000706602834626988</text:p>
              </table:table-cell>
              <table:table-cell office:value-type="float" office:value="12.5">
                <text:p>12.5</text:p>
              </table:table-cell>
              <table:table-cell office:value-type="float" office:value="0.000165479933875824">
                <text:p>0.0001654799338758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-0.0000550604865709855">
                <text:p>-0.0000550604865709855</text:p>
              </table:table-cell>
              <table:table-cell office:value-type="float" office:value="12.6">
                <text:p>12.6</text:p>
              </table:table-cell>
              <table:table-cell office:value-type="float" office:value="0.000155997968917134">
                <text:p>0.0001559979689171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-0.0000404700644980042">
                <text:p>-0.0000404700644980042</text:p>
              </table:table-cell>
              <table:table-cell office:value-type="float" office:value="12.7">
                <text:p>12.7</text:p>
              </table:table-cell>
              <table:table-cell office:value-type="float" office:value="0.000145904220729812">
                <text:p>0.0001459042207298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-0.0000269339839849514">
                <text:p>-0.0000269339839849514</text:p>
              </table:table-cell>
              <table:table-cell office:value-type="float" office:value="12.8">
                <text:p>12.8</text:p>
              </table:table-cell>
              <table:table-cell office:value-type="float" office:value="0.000135360805130528">
                <text:p>0.0001353608051305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-0.0000144821716823724">
                <text:p>-0.0000144821716823724</text:p>
              </table:table-cell>
              <table:table-cell office:value-type="float" office:value="12.9">
                <text:p>12.9</text:p>
              </table:table-cell>
              <table:table-cell office:value-type="float" office:value="0.00012451812302579">
                <text:p>0.000124518123025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-0.00000313071889296645">
                <text:p>-0.00000313071889296645</text:p>
              </table:table-cell>
              <table:table-cell office:value-type="float" office:value="13">
                <text:p>13</text:p>
              </table:table-cell>
              <table:table-cell office:value-type="float" office:value="0.00011351452789406">
                <text:p>0.000113514527894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0.00000711689580643972">
                <text:p>0.00000711689580643972</text:p>
              </table:table-cell>
              <table:table-cell office:value-type="float" office:value="13.1">
                <text:p>13.1</text:p>
              </table:table-cell>
              <table:table-cell office:value-type="float" office:value="0.000102476146994062">
                <text:p>0.0001024761469940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0.0000162685800778928">
                <text:p>0.0000162685800778928</text:p>
              </table:table-cell>
              <table:table-cell office:value-type="float" office:value="13.2">
                <text:p>13.2</text:p>
              </table:table-cell>
              <table:table-cell office:value-type="float" office:value="0.0000915168427145306">
                <text:p>0.00009151684271453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0.0000243424101216638">
                <text:p>0.0000243424101216638</text:p>
              </table:table-cell>
              <table:table-cell office:value-type="float" office:value="13.3">
                <text:p>13.3</text:p>
              </table:table-cell>
              <table:table-cell office:value-type="float" office:value="0.0000807383004377104">
                <text:p>0.00008073830043771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0.0000313654330603195">
                <text:p>0.0000313654330603195</text:p>
              </table:table-cell>
              <table:table-cell office:value-type="float" office:value="13.4">
                <text:p>13.4</text:p>
              </table:table-cell>
              <table:table-cell office:value-type="float" office:value="0.0000702302293865571">
                <text:p>0.00007023022938655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0.0000373724993751974">
                <text:p>0.0000373724993751974</text:p>
              </table:table-cell>
              <table:table-cell office:value-type="float" office:value="13.5">
                <text:p>13.5</text:p>
              </table:table-cell>
              <table:table-cell office:value-type="float" office:value="0.0000600706631487787">
                <text:p>0.00006007066314877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0.0000424051340656745">
                <text:p>0.0000424051340656745</text:p>
              </table:table-cell>
              <table:table-cell office:value-type="float" office:value="13.6">
                <text:p>13.6</text:p>
              </table:table-cell>
              <table:table-cell office:value-type="float" office:value="0.0000503263469047711">
                <text:p>0.00005032634690477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0.0000465104539473521">
                <text:p>0.0000465104539473521</text:p>
              </table:table-cell>
              <table:table-cell office:value-type="float" office:value="13.7">
                <text:p>13.7</text:p>
              </table:table-cell>
              <table:table-cell office:value-type="float" office:value="0.0000410531988167762">
                <text:p>0.00004105319881677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0.0000497401373022765">
                <text:p>0.0000497401373022765</text:p>
              </table:table-cell>
              <table:table-cell office:value-type="float" office:value="13.8">
                <text:p>13.8</text:p>
              </table:table-cell>
              <table:table-cell office:value-type="float" office:value="0.0000322968335492441">
                <text:p>0.00003229683354924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0.0000521494509494848">
                <text:p>0.0000521494509494848</text:p>
              </table:table-cell>
              <table:table-cell office:value-type="float" office:value="13.9">
                <text:p>13.9</text:p>
              </table:table-cell>
              <table:table-cell office:value-type="float" office:value="0.0000240931364720825">
                <text:p>0.00002409313647208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0.0000537963387231326">
                <text:p>0.0000537963387231326</text:p>
              </table:table-cell>
              <table:table-cell office:value-type="float" office:value="14">
                <text:p>14</text:p>
              </table:table-cell>
              <table:table-cell office:value-type="float" office:value="0.0000164688777364781">
                <text:p>0.00001646887773647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0.0000547405743326609">
                <text:p>0.0000547405743326609</text:p>
              </table:table-cell>
              <table:table-cell office:value-type="float" office:value="14.1">
                <text:p>14.1</text:p>
              </table:table-cell>
              <table:table-cell office:value-type="float" office:value="0.0000094423560952832">
                <text:p>0.00000944235609528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0.0000550429806381927">
                <text:p>0.0000550429806381927</text:p>
              </table:table-cell>
              <table:table-cell office:value-type="float" office:value="14.2">
                <text:p>14.2</text:p>
              </table:table-cell>
              <table:table-cell office:value-type="float" office:value="0.00000302406305531822">
                <text:p>0.000003024063055318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0.0000547647165068811">
                <text:p>0.0000547647165068811</text:p>
              </table:table-cell>
              <table:table-cell office:value-type="float" office:value="14.3">
                <text:p>14.3</text:p>
              </table:table-cell>
              <table:table-cell office:value-type="float" office:value="-0.00000278264131311667">
                <text:p>-0.00000278264131311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0.0000539666316235483">
                <text:p>0.0000539666316235483</text:p>
              </table:table-cell>
              <table:table-cell office:value-type="float" office:value="14.4">
                <text:p>14.4</text:p>
              </table:table-cell>
              <table:table-cell office:value-type="float" office:value="-0.00000798084883332768">
                <text:p>-0.000007980848833327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0.0000527086889120809">
                <text:p>0.0000527086889120809</text:p>
              </table:table-cell>
              <table:table-cell office:value-type="float" office:value="14.5">
                <text:p>14.5</text:p>
              </table:table-cell>
              <table:table-cell office:value-type="float" office:value="-0.0000125794271146741">
                <text:p>-0.00001257942711467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0.00005104945358229">
                <text:p>0.00005104945358229</text:p>
              </table:table-cell>
              <table:table-cell office:value-type="float" office:value="14.6">
                <text:p>14.6</text:p>
              </table:table-cell>
              <table:table-cell office:value-type="float" office:value="-0.0000165923532979096">
                <text:p>-0.00001659235329790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0.0000490456472492228">
                <text:p>0.0000490456472492228</text:p>
              </table:table-cell>
              <table:table-cell office:value-type="float" office:value="14.7">
                <text:p>14.7</text:p>
              </table:table-cell>
              <table:table-cell office:value-type="float" office:value="-0.0000200380633306717">
                <text:p>-0.00002003806333067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0.0000467517650764881">
                <text:p>0.0000467517650764881</text:p>
              </table:table-cell>
              <table:table-cell office:value-type="float" office:value="14.8">
                <text:p>14.8</text:p>
              </table:table-cell>
              <table:table-cell office:value-type="float" office:value="-0.0000229388217273469">
                <text:p>-0.00002293882172734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0.0000442197534697606">
                <text:p>0.0000442197534697606</text:p>
              </table:table-cell>
              <table:table-cell office:value-type="float" office:value="14.9">
                <text:p>14.9</text:p>
              </table:table-cell>
              <table:table-cell office:value-type="float" office:value="-0.0000253201160672748">
                <text:p>-0.00002532011606727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0.0000414987454885132">
                <text:p>0.0000414987454885132</text:p>
              </table:table-cell>
              <table:table-cell office:value-type="float" office:value="15">
                <text:p>15</text:p>
              </table:table-cell>
              <table:table-cell office:value-type="float" office:value="-0.0000272100798124745">
                <text:p>-0.00002721007981247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0.0000386348508500367">
                <text:p>0.0000386348508500367</text:p>
              </table:table-cell>
              <table:table-cell office:value-type="float" office:value="15.1">
                <text:p>15.1</text:p>
              </table:table-cell>
              <table:table-cell office:value-type="float" office:value="-0.0000286389463847643">
                <text:p>-0.00002863894638476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0.0000356709971664801">
                <text:p>0.0000356709971664801</text:p>
              </table:table-cell>
              <table:table-cell office:value-type="float" office:value="15.2">
                <text:p>15.2</text:p>
              </table:table-cell>
              <table:table-cell office:value-type="float" office:value="-0.0000296385368355663">
                <text:p>-0.00002963853683556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0.0000326468188792372">
                <text:p>0.0000326468188792372</text:p>
              </table:table-cell>
              <table:table-cell office:value-type="float" office:value="15.3">
                <text:p>15.3</text:p>
              </table:table-cell>
              <table:table-cell office:value-type="float" office:value="-0.000030241782872429">
                <text:p>-0.0000302417828724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0.0000295985902316039">
                <text:p>0.0000295985902316039</text:p>
              </table:table-cell>
              <table:table-cell office:value-type="float" office:value="15.4">
                <text:p>15.4</text:p>
              </table:table-cell>
              <table:table-cell office:value-type="float" office:value="-0.000030482286476333">
                <text:p>-0.000030482286476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0.0000265591985461509">
                <text:p>0.0000265591985461509</text:p>
              </table:table-cell>
              <table:table-cell office:value-type="float" office:value="15.5">
                <text:p>15.5</text:p>
              </table:table-cell>
              <table:table-cell office:value-type="float" office:value="-0.0000303939168545306">
                <text:p>-0.00003039391685453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0.0000235581540435672">
                <text:p>0.0000235581540435672</text:p>
              </table:table-cell>
              <table:table-cell office:value-type="float" office:value="15.6">
                <text:p>15.6</text:p>
              </table:table-cell>
              <table:table-cell office:value-type="float" office:value="-0.0000300104450258366">
                <text:p>-0.00003001044502583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0.0000206216324506397">
                <text:p>0.0000206216324506397</text:p>
              </table:table-cell>
              <table:table-cell office:value-type="float" office:value="15.7">
                <text:p>15.7</text:p>
              </table:table-cell>
              <table:table-cell office:value-type="float" office:value="-0.0000293652159292752">
                <text:p>-0.00002936521592927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0.0000177725466923736">
                <text:p>0.0000177725466923736</text:p>
              </table:table-cell>
              <table:table-cell office:value-type="float" office:value="15.8">
                <text:p>15.8</text:p>
              </table:table-cell>
              <table:table-cell office:value-type="float" office:value="-0.0000284908575826604">
                <text:p>-0.00002849085758266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0.0000150306440429205">
                <text:p>0.0000150306440429205</text:p>
              </table:table-cell>
              <table:table-cell office:value-type="float" office:value="15.9">
                <text:p>15.9</text:p>
              </table:table-cell>
              <table:table-cell office:value-type="float" office:value="-0.0000274190264945316">
                <text:p>-0.00002741902649453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0.0000124126252179215">
                <text:p>0.0000124126252179215</text:p>
              </table:table-cell>
              <table:table-cell office:value-type="float" office:value="16">
                <text:p>16</text:p>
              </table:table-cell>
              <table:table-cell office:value-type="float" office:value="-0.00002618018824999">
                <text:p>-0.000026180188249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0.00000993228202320283">
                <text:p>0.00000993228202320283</text:p>
              </table:table-cell>
              <table:table-cell office:value-type="float" office:value="16.1">
                <text:p>16.1</text:p>
              </table:table-cell>
              <table:table-cell office:value-type="float" office:value="-0.0000248034319471865">
                <text:p>-0.00002480343194718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0.00000760065032769955">
                <text:p>0.00000760065032769955</text:p>
              </table:table-cell>
              <table:table-cell office:value-type="float" office:value="16.2">
                <text:p>16.2</text:p>
              </table:table-cell>
              <table:table-cell office:value-type="float" office:value="-0.0000233163169550328">
                <text:p>-0.00002331631695503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0.00000542617529845613">
                <text:p>0.00000542617529845613</text:p>
              </table:table-cell>
              <table:table-cell office:value-type="float" office:value="16.3">
                <text:p>16.3</text:p>
              </table:table-cell>
              <table:table-cell office:value-type="float" office:value="-0.0000217447502924342">
                <text:p>-0.00002174475029243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0.00000341488601914609">
                <text:p>0.00000341488601914609</text:p>
              </table:table-cell>
              <table:table-cell office:value-type="float" office:value="16.4">
                <text:p>16.4</text:p>
              </table:table-cell>
              <table:table-cell office:value-type="float" office:value="-0.0000201128927931004">
                <text:p>-0.00002011289279310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0.00000157057680757325">
                <text:p>0.00000157057680757325</text:p>
              </table:table-cell>
              <table:table-cell office:value-type="float" office:value="16.5">
                <text:p>16.5</text:p>
              </table:table-cell>
              <table:table-cell office:value-type="float" office:value="-0.0000184430921157284">
                <text:p>-0.00001844309211572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-0.000000105007250918495">
                <text:p>-0.000000105007250918495</text:p>
              </table:table-cell>
              <table:table-cell office:value-type="float" office:value="16.6">
                <text:p>16.6</text:p>
              </table:table-cell>
              <table:table-cell office:value-type="float" office:value="-0.0000167558405849175">
                <text:p>-0.00001675584058491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-0.00000161198283105188">
                <text:p>-0.00000161198283105188</text:p>
              </table:table-cell>
              <table:table-cell office:value-type="float" office:value="16.7">
                <text:p>16.7</text:p>
              </table:table-cell>
              <table:table-cell office:value-type="float" office:value="-0.0000150697558013339">
                <text:p>-0.00001506975580133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-0.0000029521410248618">
                <text:p>-0.0000029521410248618</text:p>
              </table:table-cell>
              <table:table-cell office:value-type="float" office:value="16.8">
                <text:p>16.8</text:p>
              </table:table-cell>
              <table:table-cell office:value-type="float" office:value="-0.0000134015819380992">
                <text:p>-0.00001340158193809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-0.00000412876198904328">
                <text:p>-0.00000412876198904328</text:p>
              </table:table-cell>
              <table:table-cell office:value-type="float" office:value="16.9">
                <text:p>16.9</text:p>
              </table:table-cell>
              <table:table-cell office:value-type="float" office:value="-0.0000117662096418148">
                <text:p>-0.00001176620964181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-0.00000514643323691819">
                <text:p>-0.00000514643323691819</text:p>
              </table:table-cell>
              <table:table-cell office:value-type="float" office:value="17">
                <text:p>17</text:p>
              </table:table-cell>
              <table:table-cell office:value-type="float" office:value="-0.000010176712478749">
                <text:p>-0.0000101767124787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-0.00000601087302763912">
                <text:p>-0.00000601087302763912</text:p>
              </table:table-cell>
              <table:table-cell office:value-type="float" office:value="17.1">
                <text:p>17.1</text:p>
              </table:table-cell>
              <table:table-cell office:value-type="float" office:value="-0.00000864439790720927">
                <text:p>-0.000008644397907209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-0.00000672876010901469">
                <text:p>-0.00000672876010901469</text:p>
              </table:table-cell>
              <table:table-cell office:value-type="float" office:value="17.2">
                <text:p>17.2</text:p>
              </table:table-cell>
              <table:table-cell office:value-type="float" office:value="-0.00000717887081375567">
                <text:p>-0.000007178870813755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-0.0000073075708811658">
                <text:p>-0.0000073075708811658</text:p>
              </table:table-cell>
              <table:table-cell office:value-type="float" office:value="17.3">
                <text:p>17.3</text:p>
              </table:table-cell>
              <table:table-cell office:value-type="float" office:value="-0.00000578810772151114">
                <text:p>-0.000005788107721511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-0.00000775542486729323">
                <text:p>-0.00000775542486729323</text:p>
              </table:table-cell>
              <table:table-cell office:value-type="float" office:value="17.4">
                <text:p>17.4</text:p>
              </table:table-cell>
              <table:table-cell office:value-type="float" office:value="-0.00000447853986127435">
                <text:p>-0.000004478539861274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-0.00000808093920613769">
                <text:p>-0.00000808093920613769</text:p>
              </table:table-cell>
              <table:table-cell office:value-type="float" office:value="17.5">
                <text:p>17.5</text:p>
              </table:table-cell>
              <table:table-cell office:value-type="float" office:value="-0.00000325514338844453">
                <text:p>-0.000003255143388444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-0.00000829309271903844">
                <text:p>-0.00000829309271903844</text:p>
              </table:table-cell>
              <table:table-cell office:value-type="float" office:value="17.6">
                <text:p>17.6</text:p>
              </table:table-cell>
              <table:table-cell office:value-type="float" office:value="-0.00000212153512900756">
                <text:p>-0.000002121535129007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-0.0000084010999534602">
                <text:p>-0.0000084010999534602</text:p>
              </table:table-cell>
              <table:table-cell office:value-type="float" office:value="17.7">
                <text:p>17.7</text:p>
              </table:table-cell>
              <table:table-cell office:value-type="float" office:value="-0.00000108007234421755">
                <text:p>-0.000001080072344217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-0.00000841429546490594">
                <text:p>-0.00000841429546490594</text:p>
              </table:table-cell>
              <table:table-cell office:value-type="float" office:value="17.8">
                <text:p>17.8</text:p>
              </table:table-cell>
              <table:table-cell office:value-type="float" office:value="-0.000000131955114457402">
                <text:p>-0.0000001319551144574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-0.00000834202847055814">
                <text:p>-0.00000834202847055814</text:p>
              </table:table-cell>
              <table:table-cell office:value-type="float" office:value="17.9">
                <text:p>17.9</text:p>
              </table:table-cell>
              <table:table-cell office:value-type="float" office:value="0.000000722669943477998">
                <text:p>0.0000007226699434779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-0.00000819356789093904">
                <text:p>-0.00000819356789093904</text:p>
              </table:table-cell>
              <table:table-cell office:value-type="float" office:value="18">
                <text:p>18</text:p>
              </table:table-cell>
              <table:table-cell office:value-type="float" office:value="0.00000148460579619104">
                <text:p>0.000001484605796191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-0.00000797801769037145">
                <text:p>-0.00000797801769037145</text:p>
              </table:table-cell>
              <table:table-cell office:value-type="float" office:value="18.1">
                <text:p>18.1</text:p>
              </table:table-cell>
              <table:table-cell office:value-type="float" office:value="0.00000215550200567581">
                <text:p>0.000002155502005675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-0.00000770424233295555">
                <text:p>-0.00000770424233295555</text:p>
              </table:table-cell>
              <table:table-cell office:value-type="float" office:value="18.2">
                <text:p>18.2</text:p>
              </table:table-cell>
              <table:table-cell office:value-type="float" office:value="0.00000273775357415909">
                <text:p>0.000002737753574159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-0.00000738080208795005">
                <text:p>-0.00000738080208795005</text:p>
              </table:table-cell>
              <table:table-cell office:value-type="float" office:value="18.3">
                <text:p>18.3</text:p>
              </table:table-cell>
              <table:table-cell office:value-type="float" office:value="0.00000323440245005499">
                <text:p>0.000003234402450054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-0.00000701589784656384">
                <text:p>-0.00000701589784656384</text:p>
              </table:table-cell>
              <table:table-cell office:value-type="float" office:value="18.4">
                <text:p>18.4</text:p>
              </table:table-cell>
              <table:table-cell office:value-type="float" office:value="0.00000364904241386211">
                <text:p>0.000003649042413862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-0.00000661732505084881">
                <text:p>-0.00000661732505084881</text:p>
              </table:table-cell>
              <table:table-cell office:value-type="float" office:value="18.5">
                <text:p>18.5</text:p>
              </table:table-cell>
              <table:table-cell office:value-type="float" office:value="0.00000398572795715025">
                <text:p>0.000003985727957150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-0.00000619243628419506">
                <text:p>-0.00000619243628419506</text:p>
              </table:table-cell>
              <table:table-cell office:value-type="float" office:value="18.6">
                <text:p>18.6</text:p>
              </table:table-cell>
              <table:table-cell office:value-type="float" office:value="0.00000424888766653756">
                <text:p>0.000004248887666537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-0.0000057481120313631">
                <text:p>-0.0000057481120313631</text:p>
              </table:table-cell>
              <table:table-cell office:value-type="float" office:value="18.7">
                <text:p>18.7</text:p>
              </table:table-cell>
              <table:table-cell office:value-type="float" office:value="0.0000044432425283196">
                <text:p>0.00000444324252831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-0.00000529073908349923">
                <text:p>-0.00000529073908349923</text:p>
              </table:table-cell>
              <table:table-cell office:value-type="float" office:value="18.8">
                <text:p>18.8</text:p>
              </table:table-cell>
              <table:table-cell office:value-type="float" office:value="0.00000457372947863863">
                <text:p>0.000004573729478638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-0.00000482619603958548">
                <text:p>-0.00000482619603958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-0.00000435984533966617">
                <text:p>-0.00000435984533966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-0.00000389653125634124">
                <text:p>-0.00000389653125634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-0.00000344058326878469">
                <text:p>-0.00000344058326878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-0.00000299582424729541">
                <text:p>-0.00000299582424729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-0.0000025655828854817">
                <text:p>-0.0000025655828854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-0.00000215270983099426">
                <text:p>-0.00000215270983099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-0.00000175959698364544">
                <text:p>-0.00000175959698364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-0.00000138819945119492">
                <text:p>-0.00000138819945119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-0.00000104005967747743">
                <text:p>-0.00000104005967747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-0.000000716333284356874">
                <text:p>-0.000000716333284356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-0.000000417816197704792">
                <text:p>-0.000000417816197704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">
                <text:p>20.1</text:p>
              </table:table-cell>
              <table:table-cell office:value-type="float" office:value="-0.000000144972657740864">
                <text:p>-0.000000144972657740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">
                <text:p>20.2</text:p>
              </table:table-cell>
              <table:table-cell office:value-type="float" office:value="0.00000010203625480408">
                <text:p>0.00000010203625480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">
                <text:p>20.3</text:p>
              </table:table-cell>
              <table:table-cell office:value-type="float" office:value="0.000000323323913546489">
                <text:p>0.000000323323913546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">
                <text:p>20.4</text:p>
              </table:table-cell>
              <table:table-cell office:value-type="float" office:value="0.000000519249567279194">
                <text:p>0.000000519249567279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">
                <text:p>20.5</text:p>
              </table:table-cell>
              <table:table-cell office:value-type="float" office:value="0.000000690390159965843">
                <text:p>0.000000690390159965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">
                <text:p>20.6</text:p>
              </table:table-cell>
              <table:table-cell office:value-type="float" office:value="0.000000837512791784176">
                <text:p>0.000000837512791784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">
                <text:p>20.7</text:p>
              </table:table-cell>
              <table:table-cell office:value-type="float" office:value="0.000000961548032502844">
                <text:p>0.000000961548032502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">
                <text:p>20.8</text:p>
              </table:table-cell>
              <table:table-cell office:value-type="float" office:value="0.00000106356426882463">
                <text:p>0.00000106356426882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">
                <text:p>20.9</text:p>
              </table:table-cell>
              <table:table-cell office:value-type="float" office:value="0.000001144743238826">
                <text:p>0.000001144743238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">
                <text:p>21</text:p>
              </table:table-cell>
              <table:table-cell office:value-type="float" office:value="0.00000120635687943899">
                <text:p>0.000001206356879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">
                <text:p>21.1</text:p>
              </table:table-cell>
              <table:table-cell office:value-type="float" office:value="0.00000124974558719629">
                <text:p>0.00000124974558719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">
                <text:p>21.2</text:p>
              </table:table-cell>
              <table:table-cell office:value-type="float" office:value="0.00000127629796830591">
                <text:p>0.00000127629796830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">
                <text:p>21.3</text:p>
              </table:table-cell>
              <table:table-cell office:value-type="float" office:value="0.00000128743213162151">
                <text:p>0.00000128743213162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">
                <text:p>21.4</text:p>
              </table:table-cell>
              <table:table-cell office:value-type="float" office:value="0.00000128457855728934">
                <text:p>0.00000128457855728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">
                <text:p>21.5</text:p>
              </table:table-cell>
              <table:table-cell office:value-type="float" office:value="0.00000126916455481749">
                <text:p>0.0000012691645548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">
                <text:p>21.6</text:p>
              </table:table-cell>
              <table:table-cell office:value-type="float" office:value="0.00000124260030704465">
                <text:p>0.00000124260030704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">
                <text:p>21.7</text:p>
              </table:table-cell>
              <table:table-cell office:value-type="float" office:value="0.00000120626648097864">
                <text:p>0.00000120626648097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">
                <text:p>21.8</text:p>
              </table:table-cell>
              <table:table-cell office:value-type="float" office:value="0.00000116150337270945">
                <text:p>0.00000116150337270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">
                <text:p>21.9</text:p>
              </table:table-cell>
              <table:table-cell office:value-type="float" office:value="0.00000110960154154007">
                <text:p>0.00000110960154154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">
                <text:p>22</text:p>
              </table:table-cell>
              <table:table-cell office:value-type="float" office:value="0.00000105179387807222">
                <text:p>0.00000105179387807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">
                <text:p>22.1</text:p>
              </table:table-cell>
              <table:table-cell office:value-type="float" office:value="0.000000989249042170427">
                <text:p>0.000000989249042170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">
                <text:p>22.2</text:p>
              </table:table-cell>
              <table:table-cell office:value-type="float" office:value="0.000000923066199437104">
                <text:p>0.000000923066199437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">
                <text:p>22.3</text:p>
              </table:table-cell>
              <table:table-cell office:value-type="float" office:value="0.000000854270978982737">
                <text:p>0.000000854270978982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">
                <text:p>22.4</text:p>
              </table:table-cell>
              <table:table-cell office:value-type="float" office:value="0.000000783812570783974">
                <text:p>0.000000783812570783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">
                <text:p>22.5</text:p>
              </table:table-cell>
              <table:table-cell office:value-type="float" office:value="0.000000712561877697243">
                <text:p>0.000000712561877697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">
                <text:p>22.6</text:p>
              </table:table-cell>
              <table:table-cell office:value-type="float" office:value="0.000000641310635142209">
                <text:p>0.000000641310635142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">
                <text:p>22.7</text:p>
              </table:table-cell>
              <table:table-cell office:value-type="float" office:value="0.000000570771410491254">
                <text:p>0.00000057077141049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8">
                <text:p>22.8</text:p>
              </table:table-cell>
              <table:table-cell office:value-type="float" office:value="0.000000501578394200479">
                <text:p>0.000000501578394200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">
                <text:p>22.9</text:p>
              </table:table-cell>
              <table:table-cell office:value-type="float" office:value="0.000000434288895596775">
                <text:p>0.000000434288895596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">
                <text:p>23</text:p>
              </table:table-cell>
              <table:table-cell office:value-type="float" office:value="0.000000369385457897473">
                <text:p>0.000000369385457897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">
                <text:p>23.1</text:p>
              </table:table-cell>
              <table:table-cell office:value-type="float" office:value="0.000000307278509389125">
                <text:p>0.00000030727850938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2">
                <text:p>23.2</text:p>
              </table:table-cell>
              <table:table-cell office:value-type="float" office:value="0.00000024830947063772">
                <text:p>0.00000024830947063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">
                <text:p>23.3</text:p>
              </table:table-cell>
              <table:table-cell office:value-type="float" office:value="0.000000192754241055078">
                <text:p>0.000000192754241055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4">
                <text:p>23.4</text:p>
              </table:table-cell>
              <table:table-cell office:value-type="float" office:value="0.000000140826992020149">
                <text:p>0.000000140826992020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">
                <text:p>23.5</text:p>
              </table:table-cell>
              <table:table-cell office:value-type="float" office:value="0.0000000926841979685119">
                <text:p>0.0000000926841979685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">
                <text:p>23.6</text:p>
              </table:table-cell>
              <table:table-cell office:value-type="float" office:value="0.000000048428841342353">
                <text:p>0.000000048428841342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">
                <text:p>23.7</text:p>
              </table:table-cell>
              <table:table-cell office:value-type="float" office:value="0.00000000811473196538651">
                <text:p>0.00000000811473196538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">
                <text:p>23.8</text:p>
              </table:table-cell>
              <table:table-cell office:value-type="float" office:value="-0.0000000282491137935372">
                <text:p>-0.000000028249113793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">
                <text:p>23.9</text:p>
              </table:table-cell>
              <table:table-cell office:value-type="float" office:value="-0.0000000606940838386332">
                <text:p>-0.0000000606940838386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">
                <text:p>24</text:p>
              </table:table-cell>
              <table:table-cell office:value-type="float" office:value="-0.0000000892876160408333">
                <text:p>-0.0000000892876160408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">
                <text:p>24.1</text:p>
              </table:table-cell>
              <table:table-cell office:value-type="float" office:value="-0.000000114128918862405">
                <text:p>-0.000000114128918862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">
                <text:p>24.2</text:p>
              </table:table-cell>
              <table:table-cell office:value-type="float" office:value="-0.000000135344802213196">
                <text:p>-0.000000135344802213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">
                <text:p>24.3</text:p>
              </table:table-cell>
              <table:table-cell office:value-type="float" office:value="-0.000000153085649206775">
                <text:p>-0.000000153085649206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">
                <text:p>24.4</text:p>
              </table:table-cell>
              <table:table-cell office:value-type="float" office:value="-0.000000167521555008929">
                <text:p>-0.000000167521555008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">
                <text:p>24.5</text:p>
              </table:table-cell>
              <table:table-cell office:value-type="float" office:value="-0.000000178838654680778">
                <text:p>-0.000000178838654680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">
                <text:p>24.6</text:p>
              </table:table-cell>
              <table:table-cell office:value-type="float" office:value="-0.000000187235657838635">
                <text:p>-0.00000018723565783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">
                <text:p>24.7</text:p>
              </table:table-cell>
              <table:table-cell office:value-type="float" office:value="-0.00000019292060410232">
                <text:p>-0.00000019292060410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">
                <text:p>24.8</text:p>
              </table:table-cell>
              <table:table-cell office:value-type="float" office:value="-0.000000196107849698613">
                <text:p>-0.000000196107849698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9">
                <text:p>24.9</text:p>
              </table:table-cell>
              <table:table-cell office:value-type="float" office:value="-0.00000019701529223829">
                <text:p>-0.00000019701529223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">
                <text:p>25</text:p>
              </table:table-cell>
              <table:table-cell office:value-type="float" office:value="-0.000000195861837601617">
                <text:p>-0.00000019586183760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1">
                <text:p>25.1</text:p>
              </table:table-cell>
              <table:table-cell office:value-type="float" office:value="-0.000000192865110052595">
                <text:p>-0.000000192865110052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2">
                <text:p>25.2</text:p>
              </table:table-cell>
              <table:table-cell office:value-type="float" office:value="-0.000000188239404157949">
                <text:p>-0.000000188239404157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3">
                <text:p>25.3</text:p>
              </table:table-cell>
              <table:table-cell office:value-type="float" office:value="-0.000000182193874811189">
                <text:p>-0.00000018219387481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4">
                <text:p>25.4</text:p>
              </table:table-cell>
              <table:table-cell office:value-type="float" office:value="-0.000000174930959650992">
                <text:p>-0.000000174930959650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5">
                <text:p>25.5</text:p>
              </table:table-cell>
              <table:table-cell office:value-type="float" office:value="-0.000000166645026410306">
                <text:p>-0.000000166645026410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6">
                <text:p>25.6</text:p>
              </table:table-cell>
              <table:table-cell office:value-type="float" office:value="-0.000000157521236229584">
                <text:p>-0.000000157521236229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7">
                <text:p>25.7</text:p>
              </table:table-cell>
              <table:table-cell office:value-type="float" office:value="-0.000000147734612704639">
                <text:p>-0.000000147734612704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8">
                <text:p>25.8</text:p>
              </table:table-cell>
              <table:table-cell office:value-type="float" office:value="-0.000000137449305405142">
                <text:p>-0.000000137449305405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9">
                <text:p>25.9</text:p>
              </table:table-cell>
              <table:table-cell office:value-type="float" office:value="-0.000000126818035781544">
                <text:p>-0.00000012681803578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">
                <text:p>26</text:p>
              </table:table-cell>
              <table:table-cell office:value-type="float" office:value="-0.00000011598171276249">
                <text:p>-0.00000011598171276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1">
                <text:p>26.1</text:p>
              </table:table-cell>
              <table:table-cell office:value-type="float" office:value="-0.000000105069204917716">
                <text:p>-0.000000105069204917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2">
                <text:p>26.2</text:p>
              </table:table-cell>
              <table:table-cell office:value-type="float" office:value="-0.0000000941972558082424">
                <text:p>-0.0000000941972558082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3">
                <text:p>26.3</text:p>
              </table:table-cell>
              <table:table-cell office:value-type="float" office:value="-0.0000000834705290516338">
                <text:p>-0.0000000834705290516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4">
                <text:p>26.4</text:p>
              </table:table-cell>
              <table:table-cell office:value-type="float" office:value="-0.0000000729817696801698">
                <text:p>-0.000000072981769680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5">
                <text:p>26.5</text:p>
              </table:table-cell>
              <table:table-cell office:value-type="float" office:value="-0.0000000628120685490504">
                <text:p>-0.0000000628120685490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6">
                <text:p>26.6</text:p>
              </table:table-cell>
              <table:table-cell office:value-type="float" office:value="-0.0000000530312168455525">
                <text:p>-0.000000053031216845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7">
                <text:p>26.7</text:p>
              </table:table-cell>
              <table:table-cell office:value-type="float" office:value="-0.0000000436981381439488">
                <text:p>-0.0000000436981381439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8">
                <text:p>26.8</text:p>
              </table:table-cell>
              <table:table-cell office:value-type="float" office:value="-0.000000034861385931066">
                <text:p>-0.00000003486138593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9">
                <text:p>26.9</text:p>
              </table:table-cell>
              <table:table-cell office:value-type="float" office:value="-0.0000000265596950801608">
                <text:p>-0.000000026559695080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">
                <text:p>27</text:p>
              </table:table-cell>
              <table:table-cell office:value-type="float" office:value="-0.0000000188225763635445">
                <text:p>-0.0000000188225763635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1">
                <text:p>27.1</text:p>
              </table:table-cell>
              <table:table-cell office:value-type="float" office:value="-0.0000000116709437549545">
                <text:p>-0.0000000116709437549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2">
                <text:p>27.2</text:p>
              </table:table-cell>
              <table:table-cell office:value-type="float" office:value="-0.00000000511776496967384">
                <text:p>-0.00000000511776496967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3">
                <text:p>27.3</text:p>
              </table:table-cell>
              <table:table-cell office:value-type="float" office:value="0.000000000831273586775462">
                <text:p>0.000000000831273586775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4">
                <text:p>27.4</text:p>
              </table:table-cell>
              <table:table-cell office:value-type="float" office:value="0.00000000617709555171208">
                <text:p>0.0000000061770955517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5">
                <text:p>27.5</text:p>
              </table:table-cell>
              <table:table-cell office:value-type="float" office:value="0.0000000109265643646379">
                <text:p>0.000000010926564364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6">
                <text:p>27.6</text:p>
              </table:table-cell>
              <table:table-cell office:value-type="float" office:value="0.0000000150918206526248">
                <text:p>0.0000000150918206526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7">
                <text:p>27.7</text:p>
              </table:table-cell>
              <table:table-cell office:value-type="float" office:value="0.0000000186896331052867">
                <text:p>0.0000000186896331052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8">
                <text:p>27.8</text:p>
              </table:table-cell>
              <table:table-cell office:value-type="float" office:value="0.0000000217407679816296">
                <text:p>0.000000021740767981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9">
                <text:p>27.9</text:p>
              </table:table-cell>
              <table:table-cell office:value-type="float" office:value="0.0000000242693816905219">
                <text:p>0.0000000242693816905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">
                <text:p>28</text:p>
              </table:table-cell>
              <table:table-cell office:value-type="float" office:value="0.0000000263024402116197">
                <text:p>0.0000000263024402116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1">
                <text:p>28.1</text:p>
              </table:table-cell>
              <table:table-cell office:value-type="float" office:value="0.0000000278691684784916">
                <text:p>0.0000000278691684784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2">
                <text:p>28.2</text:p>
              </table:table-cell>
              <table:table-cell office:value-type="float" office:value="0.0000000290005322338913">
                <text:p>0.0000000290005322338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3">
                <text:p>28.3</text:p>
              </table:table-cell>
              <table:table-cell office:value-type="float" office:value="0.0000000297287542914122">
                <text:p>0.000000029728754291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4">
                <text:p>28.4</text:p>
              </table:table-cell>
              <table:table-cell office:value-type="float" office:value="0.0000000300868666002669">
                <text:p>0.0000000300868666002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5">
                <text:p>28.5</text:p>
              </table:table-cell>
              <table:table-cell office:value-type="float" office:value="0.0000000301082990122334">
                <text:p>0.0000000301082990122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6">
                <text:p>28.6</text:p>
              </table:table-cell>
              <table:table-cell office:value-type="float" office:value="0.0000000298265051928809">
                <text:p>0.0000000298265051928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7">
                <text:p>28.7</text:p>
              </table:table-cell>
              <table:table-cell office:value-type="float" office:value="0.0000000292746257035349">
                <text:p>0.0000000292746257035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8">
                <text:p>28.8</text:p>
              </table:table-cell>
              <table:table-cell office:value-type="float" office:value="0.0000000284851879060881">
                <text:p>0.0000000284851879060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scatter" chart:style-name="ch1">
        <chart:legend svg:x="0cm" svg:y="0cm" style:legend-expansion="custom" chartooo:width="15.998cm" chartooo:height="9.005cm" style:legend-expansion-aspect-ratio="1.77656857301499" chart:style-name="ch2"/>
        <chart:plot-area chart:style-name="ch3" chart:data-source-has-labels="both" svg:x="0.319cm" svg:y="0.18cm" svg:width="15.36cm" svg:height="8.645cm">
          <chartooo:coordinate-region svg:x="1.337cm" svg:y="0.379cm" svg:width="14.156cm" svg:height="8.247cm"/>
          <chart:axis chart:dimension="x" chart:name="primary-x" chart:style-name="ch4" chartooo:axis-type="auto">
            <chart:categories table:cell-range-address="local-table.$A$2:.$A$29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90" chart:label-cell-address="local-table.$C$1" chart:class="chart:scatter">
            <chart:domain table:cell-range-address="local-table.$B$2:.$B$290"/>
            <chart:data-point chart:repeated="289"/>
          </chart:series>
          <chart:series chart:style-name="ch7" chart:values-cell-range-address="local-table.$E$2:.$E$290" chart:label-cell-address="local-table.$E$1" chart:class="chart:scatter">
            <chart:domain table:cell-range-address="local-table.$D$2:.$D$290"/>
            <chart:data-point chart:repeated="28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x</text:p>
              </table:table-cell>
              <table:table-cell office:value-type="string">
                <text:p/>
              </table:table-cell>
              <table:table-cell office:value-type="string">
                <text:p>\dot{x}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198">
                <text:p>0.198</text:p>
              </table:table-cell>
              <table:table-cell office:value-type="float" office:value="0.1">
                <text:p>0.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1942121592">
                <text:p>0.1942121592</text:p>
              </table:table-cell>
              <table:table-cell office:value-type="float" office:value="0.2">
                <text:p>0.2</text:p>
              </table:table-cell>
              <table:table-cell office:value-type="float" office:value="-0.037878408">
                <text:p>-0.037878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188846693772655">
                <text:p>0.188846693772655</text:p>
              </table:table-cell>
              <table:table-cell office:value-type="float" office:value="0.3">
                <text:p>0.3</text:p>
              </table:table-cell>
              <table:table-cell office:value-type="float" office:value="-0.0536546542734516">
                <text:p>-0.05365465427345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182110173051394">
                <text:p>0.182110173051394</text:p>
              </table:table-cell>
              <table:table-cell office:value-type="float" office:value="0.4">
                <text:p>0.4</text:p>
              </table:table-cell>
              <table:table-cell office:value-type="float" office:value="-0.0673652072126043">
                <text:p>-0.06736520721260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174203861596869">
                <text:p>0.174203861596869</text:p>
              </table:table-cell>
              <table:table-cell office:value-type="float" office:value="0.5">
                <text:p>0.5</text:p>
              </table:table-cell>
              <table:table-cell office:value-type="float" office:value="-0.0790631145452508">
                <text:p>-0.07906311454525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165322149400004">
                <text:p>0.165322149400004</text:p>
              </table:table-cell>
              <table:table-cell office:value-type="float" office:value="0.6">
                <text:p>0.6</text:p>
              </table:table-cell>
              <table:table-cell office:value-type="float" office:value="-0.0888171219686535">
                <text:p>-0.08881712196865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155651111954332">
                <text:p>0.155651111954332</text:p>
              </table:table-cell>
              <table:table-cell office:value-type="float" office:value="0.7">
                <text:p>0.7</text:p>
              </table:table-cell>
              <table:table-cell office:value-type="float" office:value="-0.0967103744567186">
                <text:p>-0.09671037445671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14536723685145">
                <text:p>0.14536723685145</text:p>
              </table:table-cell>
              <table:table-cell office:value-type="float" office:value="0.8">
                <text:p>0.8</text:p>
              </table:table-cell>
              <table:table-cell office:value-type="float" office:value="-0.102838751028826">
                <text:p>-0.102838751028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134636345382326">
                <text:p>0.134636345382326</text:p>
              </table:table-cell>
              <table:table-cell office:value-type="float" office:value="0.9">
                <text:p>0.9</text:p>
              </table:table-cell>
              <table:table-cell office:value-type="float" office:value="-0.107308914691234">
                <text:p>-0.1073089146912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123612727777811">
                <text:p>0.123612727777811</text:p>
              </table:table-cell>
              <table:table-cell office:value-type="float" office:value="1">
                <text:p>1</text:p>
              </table:table-cell>
              <table:table-cell office:value-type="float" office:value="-0.110236176045148">
                <text:p>-0.110236176045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112438500450903">
                <text:p>0.112438500450903</text:p>
              </table:table-cell>
              <table:table-cell office:value-type="float" office:value="1.1">
                <text:p>1.1</text:p>
              </table:table-cell>
              <table:table-cell office:value-type="float" office:value="-0.111742273269082">
                <text:p>-0.1117422732690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101243183928714">
                <text:p>0.101243183928714</text:p>
              </table:table-cell>
              <table:table-cell office:value-type="float" office:value="1.2">
                <text:p>1.2</text:p>
              </table:table-cell>
              <table:table-cell office:value-type="float" office:value="-0.111953165221896">
                <text:p>-0.1119531652218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0901434918159388">
                <text:p>0.0901434918159388</text:p>
              </table:table-cell>
              <table:table-cell office:value-type="float" office:value="1.3">
                <text:p>1.3</text:p>
              </table:table-cell>
              <table:table-cell office:value-type="float" office:value="-0.110996921127747">
                <text:p>-0.110996921127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079243314553947">
                <text:p>0.079243314553947</text:p>
              </table:table-cell>
              <table:table-cell office:value-type="float" office:value="1.4">
                <text:p>1.4</text:p>
              </table:table-cell>
              <table:table-cell office:value-type="float" office:value="-0.109001772619917">
                <text:p>-0.1090017726199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0686338771031407">
                <text:p>0.0686338771031407</text:p>
              </table:table-cell>
              <table:table-cell office:value-type="float" office:value="1.5">
                <text:p>1.5</text:p>
              </table:table-cell>
              <table:table-cell office:value-type="float" office:value="-0.106094374508064">
                <text:p>-0.1060943745080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058394046935138">
                <text:p>0.058394046935138</text:p>
              </table:table-cell>
              <table:table-cell office:value-type="float" office:value="1.6">
                <text:p>1.6</text:p>
              </table:table-cell>
              <table:table-cell office:value-type="float" office:value="-0.102398301680027">
                <text:p>-0.1023983016800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0485907676710239">
                <text:p>0.0485907676710239</text:p>
              </table:table-cell>
              <table:table-cell office:value-type="float" office:value="1.7">
                <text:p>1.7</text:p>
              </table:table-cell>
              <table:table-cell office:value-type="float" office:value="-0.0980327926411406">
                <text:p>-0.09803279264114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0392795940409074">
                <text:p>0.0392795940409074</text:p>
              </table:table-cell>
              <table:table-cell office:value-type="float" office:value="1.8">
                <text:p>1.8</text:p>
              </table:table-cell>
              <table:table-cell office:value-type="float" office:value="-0.0931117363011652">
                <text:p>-0.0931117363011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0305053052249767">
                <text:p>0.0305053052249767</text:p>
              </table:table-cell>
              <table:table-cell office:value-type="float" office:value="1.9">
                <text:p>1.9</text:p>
              </table:table-cell>
              <table:table-cell office:value-type="float" office:value="-0.0877428881593071">
                <text:p>-0.08774288815930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0223025757261951">
                <text:p>0.0223025757261951</text:p>
              </table:table-cell>
              <table:table-cell office:value-type="float" office:value="2">
                <text:p>2</text:p>
              </table:table-cell>
              <table:table-cell office:value-type="float" office:value="-0.0820272949878162">
                <text:p>-0.08202729498781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0146966854122582">
                <text:p>0.0146966854122582</text:p>
              </table:table-cell>
              <table:table-cell office:value-type="float" office:value="2.1">
                <text:p>2.1</text:p>
              </table:table-cell>
              <table:table-cell office:value-type="float" office:value="-0.0760589031393691">
                <text:p>-0.07605890313936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00770425299401878">
                <text:p>0.00770425299401878</text:p>
              </table:table-cell>
              <table:table-cell office:value-type="float" office:value="2.2">
                <text:p>2.2</text:p>
              </table:table-cell>
              <table:table-cell office:value-type="float" office:value="-0.069924324182394">
                <text:p>-0.0699243241823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00133397978372097">
                <text:p>0.00133397978372097</text:p>
              </table:table-cell>
              <table:table-cell office:value-type="float" office:value="2.3">
                <text:p>2.3</text:p>
              </table:table-cell>
              <table:table-cell office:value-type="float" office:value="-0.0637027321029781">
                <text:p>-0.06370273210297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0441260703697571">
                <text:p>-0.00441260703697571</text:p>
              </table:table-cell>
              <table:table-cell office:value-type="float" office:value="2.4">
                <text:p>2.4</text:p>
              </table:table-cell>
              <table:table-cell office:value-type="float" office:value="-0.0574658682069667">
                <text:p>-0.0574658682069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00954042029447012">
                <text:p>-0.00954042029447012</text:p>
              </table:table-cell>
              <table:table-cell office:value-type="float" office:value="2.5">
                <text:p>2.5</text:p>
              </table:table-cell>
              <table:table-cell office:value-type="float" office:value="-0.0512781325749441">
                <text:p>-0.05127813257494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0140600946964315">
                <text:p>-0.0140600946964315</text:p>
              </table:table-cell>
              <table:table-cell office:value-type="float" office:value="2.6">
                <text:p>2.6</text:p>
              </table:table-cell>
              <table:table-cell office:value-type="float" office:value="-0.0451967440196137">
                <text:p>-0.04519674401961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0.0179872900589866">
                <text:p>-0.0179872900589866</text:p>
              </table:table-cell>
              <table:table-cell office:value-type="float" office:value="2.7">
                <text:p>2.7</text:p>
              </table:table-cell>
              <table:table-cell office:value-type="float" office:value="-0.0392719536255511">
                <text:p>-0.03927195362555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0.0213420200461976">
                <text:p>-0.0213420200461976</text:p>
              </table:table-cell>
              <table:table-cell office:value-type="float" office:value="2.8">
                <text:p>2.8</text:p>
              </table:table-cell>
              <table:table-cell office:value-type="float" office:value="-0.03354729987211">
                <text:p>-0.033547299872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0.0241480096360774">
                <text:p>-0.0241480096360774</text:p>
              </table:table-cell>
              <table:table-cell office:value-type="float" office:value="2.9">
                <text:p>2.9</text:p>
              </table:table-cell>
              <table:table-cell office:value-type="float" office:value="-0.0280598958987983">
                <text:p>-0.02805989589879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0.0264320837952607">
                <text:p>-0.0264320837952607</text:p>
              </table:table-cell>
              <table:table-cell office:value-type="float" office:value="3">
                <text:p>3</text:p>
              </table:table-cell>
              <table:table-cell office:value-type="float" office:value="-0.0228407415918328">
                <text:p>-0.02284074159183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-0.0282235892785685">
                <text:p>-0.0282235892785685</text:p>
              </table:table-cell>
              <table:table-cell office:value-type="float" office:value="3.1">
                <text:p>3.1</text:p>
              </table:table-cell>
              <table:table-cell office:value-type="float" office:value="-0.0179150548330779">
                <text:p>-0.01791505483307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-0.0295538510268898">
                <text:p>-0.0295538510268898</text:p>
              </table:table-cell>
              <table:table-cell office:value-type="float" office:value="3.2">
                <text:p>3.2</text:p>
              </table:table-cell>
              <table:table-cell office:value-type="float" office:value="-0.0133026174832129">
                <text:p>-0.01330261748321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-0.0304556642791766">
                <text:p>-0.0304556642791766</text:p>
              </table:table-cell>
              <table:table-cell office:value-type="float" office:value="3.3">
                <text:p>3.3</text:p>
              </table:table-cell>
              <table:table-cell office:value-type="float" office:value="-0.00901813252286846">
                <text:p>-0.009018132522868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-0.0309628232109046">
                <text:p>-0.0309628232109046</text:p>
              </table:table-cell>
              <table:table-cell office:value-type="float" office:value="3.4">
                <text:p>3.4</text:p>
              </table:table-cell>
              <table:table-cell office:value-type="float" office:value="-0.00507158931727957">
                <text:p>-0.005071589317279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-0.031109686638496">
                <text:p>-0.031109686638496</text:p>
              </table:table-cell>
              <table:table-cell office:value-type="float" office:value="3.5">
                <text:p>3.5</text:p>
              </table:table-cell>
              <table:table-cell office:value-type="float" office:value="-0.00146863427591397">
                <text:p>-0.001468634275913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-0.0309307810705709">
                <text:p>-0.0309307810705709</text:p>
              </table:table-cell>
              <table:table-cell office:value-type="float" office:value="3.6">
                <text:p>3.6</text:p>
              </table:table-cell>
              <table:table-cell office:value-type="float" office:value="0.00178905567925092">
                <text:p>0.001789055679250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-0.0304604411326005">
                <text:p>-0.0304604411326005</text:p>
              </table:table-cell>
              <table:table-cell office:value-type="float" office:value="3.7">
                <text:p>3.7</text:p>
              </table:table-cell>
              <table:table-cell office:value-type="float" office:value="0.00470339937970446">
                <text:p>0.004703399379704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-0.029732487137152">
                <text:p>-0.029732487137152</text:p>
              </table:table-cell>
              <table:table-cell office:value-type="float" office:value="3.8">
                <text:p>3.8</text:p>
              </table:table-cell>
              <table:table-cell office:value-type="float" office:value="0.00727953995448437">
                <text:p>0.007279539954484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-0.0287799393172302">
                <text:p>-0.0287799393172302</text:p>
              </table:table-cell>
              <table:table-cell office:value-type="float" office:value="3.9">
                <text:p>3.9</text:p>
              </table:table-cell>
              <table:table-cell office:value-type="float" office:value="0.00952547819921826">
                <text:p>0.009525478199218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0.02763476798803">
                <text:p>-0.02763476798803</text:p>
              </table:table-cell>
              <table:table-cell office:value-type="float" office:value="4">
                <text:p>4</text:p>
              </table:table-cell>
              <table:table-cell office:value-type="float" office:value="0.011451713292002">
                <text:p>0.011451713292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-0.0263276786573794">
                <text:p>-0.0263276786573794</text:p>
              </table:table-cell>
              <table:table-cell office:value-type="float" office:value="4.1">
                <text:p>4.1</text:p>
              </table:table-cell>
              <table:table-cell office:value-type="float" office:value="0.0130708933065056">
                <text:p>0.01307089330650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-0.0248879308727593">
                <text:p>-0.0248879308727593</text:p>
              </table:table-cell>
              <table:table-cell office:value-type="float" office:value="4.2">
                <text:p>4.2</text:p>
              </table:table-cell>
              <table:table-cell office:value-type="float" office:value="0.0143974778462014">
                <text:p>0.01439747784620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-0.0233431893785852">
                <text:p>-0.0233431893785852</text:p>
              </table:table-cell>
              <table:table-cell office:value-type="float" office:value="4.3">
                <text:p>4.3</text:p>
              </table:table-cell>
              <table:table-cell office:value-type="float" office:value="0.0154474149417412">
                <text:p>0.01544741494174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-0.021719405966385">
                <text:p>-0.021719405966385</text:p>
              </table:table-cell>
              <table:table-cell office:value-type="float" office:value="4.4">
                <text:p>4.4</text:p>
              </table:table-cell>
              <table:table-cell office:value-type="float" office:value="0.0162378341220022">
                <text:p>0.01623783412200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-0.0200407302365846">
                <text:p>-0.0200407302365846</text:p>
              </table:table-cell>
              <table:table-cell office:value-type="float" office:value="4.5">
                <text:p>4.5</text:p>
              </table:table-cell>
              <table:table-cell office:value-type="float" office:value="0.0167867572980041">
                <text:p>0.01678675729800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-0.0183294473565992">
                <text:p>-0.0183294473565992</text:p>
              </table:table-cell>
              <table:table-cell office:value-type="float" office:value="4.6">
                <text:p>4.6</text:p>
              </table:table-cell>
              <table:table-cell office:value-type="float" office:value="0.0171128287998533">
                <text:p>0.01711282879985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-0.0166059407973082">
                <text:p>-0.0166059407973082</text:p>
              </table:table-cell>
              <table:table-cell office:value-type="float" office:value="4.7">
                <text:p>4.7</text:p>
              </table:table-cell>
              <table:table-cell office:value-type="float" office:value="0.0172350655929104">
                <text:p>0.01723506559291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-0.0148886779590269">
                <text:p>-0.0148886779590269</text:p>
              </table:table-cell>
              <table:table-cell office:value-type="float" office:value="4.8">
                <text:p>4.8</text:p>
              </table:table-cell>
              <table:table-cell office:value-type="float" office:value="0.0171726283828134">
                <text:p>0.01717262838281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-0.013194216557949">
                <text:p>-0.013194216557949</text:p>
              </table:table-cell>
              <table:table-cell office:value-type="float" office:value="4.9">
                <text:p>4.9</text:p>
              </table:table-cell>
              <table:table-cell office:value-type="float" office:value="0.0169446140107786">
                <text:p>0.01694461401077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-0.0115372296329698">
                <text:p>-0.0115372296329698</text:p>
              </table:table-cell>
              <table:table-cell office:value-type="float" office:value="5">
                <text:p>5</text:p>
              </table:table-cell>
              <table:table-cell office:value-type="float" office:value="0.0165698692497916">
                <text:p>0.01656986924979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-0.00993054704839241">
                <text:p>-0.00993054704839241</text:p>
              </table:table-cell>
              <table:table-cell office:value-type="float" office:value="5.1">
                <text:p>5.1</text:p>
              </table:table-cell>
              <table:table-cell office:value-type="float" office:value="0.0160668258457742">
                <text:p>0.01606682584577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-0.00838521140736564">
                <text:p>-0.00838521140736564</text:p>
              </table:table-cell>
              <table:table-cell office:value-type="float" office:value="5.2">
                <text:p>5.2</text:p>
              </table:table-cell>
              <table:table-cell office:value-type="float" office:value="0.0154533564102677">
                <text:p>0.01545335641026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-0.00691054635083942">
                <text:p>-0.00691054635083942</text:p>
              </table:table-cell>
              <table:table-cell office:value-type="float" office:value="5.3">
                <text:p>5.3</text:p>
              </table:table-cell>
              <table:table-cell office:value-type="float" office:value="0.0147466505652622">
                <text:p>0.01474665056526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-0.00551423529409847">
                <text:p>-0.00551423529409847</text:p>
              </table:table-cell>
              <table:table-cell office:value-type="float" office:value="5.4">
                <text:p>5.4</text:p>
              </table:table-cell>
              <table:table-cell office:value-type="float" office:value="0.0139631105674095">
                <text:p>0.01396311056740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-0.00420240874435679">
                <text:p>-0.00420240874435679</text:p>
              </table:table-cell>
              <table:table-cell office:value-type="float" office:value="5.5">
                <text:p>5.5</text:p>
              </table:table-cell>
              <table:table-cell office:value-type="float" office:value="0.0131182654974167">
                <text:p>0.01311826549741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-0.00297973844542865">
                <text:p>-0.00297973844542865</text:p>
              </table:table-cell>
              <table:table-cell office:value-type="float" office:value="5.6">
                <text:p>5.6</text:p>
              </table:table-cell>
              <table:table-cell office:value-type="float" office:value="0.0122267029892815">
                <text:p>0.01222670298928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-0.00184953670634949">
                <text:p>-0.00184953670634949</text:p>
              </table:table-cell>
              <table:table-cell office:value-type="float" office:value="5.7">
                <text:p>5.7</text:p>
              </table:table-cell>
              <table:table-cell office:value-type="float" office:value="0.0113020173907916">
                <text:p>0.01130201739079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-0.000813859387496914">
                <text:p>-0.000813859387496914</text:p>
              </table:table-cell>
              <table:table-cell office:value-type="float" office:value="5.8">
                <text:p>5.8</text:p>
              </table:table-cell>
              <table:table-cell office:value-type="float" office:value="0.0103567731885257">
                <text:p>0.01035677318852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000126388861945229">
                <text:p>0.000126388861945229</text:p>
              </table:table-cell>
              <table:table-cell office:value-type="float" office:value="5.9">
                <text:p>5.9</text:p>
              </table:table-cell>
              <table:table-cell office:value-type="float" office:value="0.00940248249442142">
                <text:p>0.009402482494421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00097134839932567">
                <text:p>0.00097134839932567</text:p>
              </table:table-cell>
              <table:table-cell office:value-type="float" office:value="6">
                <text:p>6</text:p>
              </table:table-cell>
              <table:table-cell office:value-type="float" office:value="0.00844959537380442">
                <text:p>0.008449595373804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.00172209857869824">
                <text:p>0.00172209857869824</text:p>
              </table:table-cell>
              <table:table-cell office:value-type="float" office:value="6.1">
                <text:p>6.1</text:p>
              </table:table-cell>
              <table:table-cell office:value-type="float" office:value="0.0075075017937257">
                <text:p>0.00750750179372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.00238055297699081">
                <text:p>0.00238055297699081</text:p>
              </table:table-cell>
              <table:table-cell office:value-type="float" office:value="6.2">
                <text:p>6.2</text:p>
              </table:table-cell>
              <table:table-cell office:value-type="float" office:value="0.00658454398292569">
                <text:p>0.006584543982925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00294935677883246">
                <text:p>0.00294935677883246</text:p>
              </table:table-cell>
              <table:table-cell office:value-type="float" office:value="6.3">
                <text:p>6.3</text:p>
              </table:table-cell>
              <table:table-cell office:value-type="float" office:value="0.0056880380184165">
                <text:p>0.00568803801841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.00343178712748729">
                <text:p>0.00343178712748729</text:p>
              </table:table-cell>
              <table:table-cell office:value-type="float" office:value="6.4">
                <text:p>6.4</text:p>
              </table:table-cell>
              <table:table-cell office:value-type="float" office:value="0.00482430348654831">
                <text:p>0.004824303486548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.00383165713816785">
                <text:p>0.00383165713816785</text:p>
              </table:table-cell>
              <table:table-cell office:value-type="float" office:value="6.5">
                <text:p>6.5</text:p>
              </table:table-cell>
              <table:table-cell office:value-type="float" office:value="0.00399870010680555">
                <text:p>0.003998700106805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.00415322416347168">
                <text:p>0.00415322416347168</text:p>
              </table:table-cell>
              <table:table-cell office:value-type="float" office:value="6.6">
                <text:p>6.6</text:p>
              </table:table-cell>
              <table:table-cell office:value-type="float" office:value="0.00321567025303833">
                <text:p>0.003215670253038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.00440110279929009">
                <text:p>0.00440110279929009</text:p>
              </table:table-cell>
              <table:table-cell office:value-type="float" office:value="6.7">
                <text:p>6.7</text:p>
              </table:table-cell>
              <table:table-cell office:value-type="float" office:value="0.00247878635818408">
                <text:p>0.002478786358184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.00458018302366738">
                <text:p>0.00458018302366738</text:p>
              </table:table-cell>
              <table:table-cell office:value-type="float" office:value="6.8">
                <text:p>6.8</text:p>
              </table:table-cell>
              <table:table-cell office:value-type="float" office:value="0.00179080224377292">
                <text:p>0.001790802243772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.00469555377104613">
                <text:p>0.00469555377104613</text:p>
              </table:table-cell>
              <table:table-cell office:value-type="float" office:value="6.9">
                <text:p>6.9</text:p>
              </table:table-cell>
              <table:table-cell office:value-type="float" office:value="0.00115370747378754">
                <text:p>0.001153707473787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.00475243216034857">
                <text:p>0.00475243216034857</text:p>
              </table:table-cell>
              <table:table-cell office:value-type="float" office:value="7">
                <text:p>7</text:p>
              </table:table-cell>
              <table:table-cell office:value-type="float" office:value="0.000568783893024399">
                <text:p>0.0005687838930243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.0047560985175806">
                <text:p>0.0047560985175806</text:p>
              </table:table-cell>
              <table:table-cell office:value-type="float" office:value="7.1">
                <text:p>7.1</text:p>
              </table:table-cell>
              <table:table-cell office:value-type="float" office:value="0.0000366635723203016">
                <text:p>0.00003666357232030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.0047118372622071">
                <text:p>0.0047118372622071</text:p>
              </table:table-cell>
              <table:table-cell office:value-type="float" office:value="7.2">
                <text:p>7.2</text:p>
              </table:table-cell>
              <table:table-cell office:value-type="float" office:value="-0.000442612553735054">
                <text:p>-0.0004426125537350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.00462488366148264">
                <text:p>0.00462488366148264</text:p>
              </table:table-cell>
              <table:table-cell office:value-type="float" office:value="7.3">
                <text:p>7.3</text:p>
              </table:table-cell>
              <table:table-cell office:value-type="float" office:value="-0.000869536007244553">
                <text:p>-0.0008695360072445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.00450037639822598">
                <text:p>0.00450037639822598</text:p>
              </table:table-cell>
              <table:table-cell office:value-type="float" office:value="7.4">
                <text:p>7.4</text:p>
              </table:table-cell>
              <table:table-cell office:value-type="float" office:value="-0.00124507263256665">
                <text:p>-0.001245072632566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.00434331584514333">
                <text:p>0.00434331584514333</text:p>
              </table:table-cell>
              <table:table-cell office:value-type="float" office:value="7.5">
                <text:p>7.5</text:p>
              </table:table-cell>
              <table:table-cell office:value-type="float" office:value="-0.00157060553082646">
                <text:p>-0.001570605530826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.00415852789263232">
                <text:p>0.00415852789263232</text:p>
              </table:table-cell>
              <table:table-cell office:value-type="float" office:value="7.6">
                <text:p>7.6</text:p>
              </table:table-cell>
              <table:table-cell office:value-type="float" office:value="-0.00184787952511008">
                <text:p>-0.001847879525110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.00395063313688574">
                <text:p>0.00395063313688574</text:p>
              </table:table-cell>
              <table:table-cell office:value-type="float" office:value="7.7">
                <text:p>7.7</text:p>
              </table:table-cell>
              <table:table-cell office:value-type="float" office:value="-0.00207894755746582">
                <text:p>-0.002078947557465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.00372402120087317">
                <text:p>0.00372402120087317</text:p>
              </table:table-cell>
              <table:table-cell office:value-type="float" office:value="7.8">
                <text:p>7.8</text:p>
              </table:table-cell>
              <table:table-cell office:value-type="float" office:value="-0.00226611936012567">
                <text:p>-0.002266119360125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.00348282993218013">
                <text:p>0.00348282993218013</text:p>
              </table:table-cell>
              <table:table-cell office:value-type="float" office:value="7.9">
                <text:p>7.9</text:p>
              </table:table-cell>
              <table:table-cell office:value-type="float" office:value="-0.00241191268693041">
                <text:p>-0.002411912686930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.00323092919846707">
                <text:p>0.00323092919846707</text:p>
              </table:table-cell>
              <table:table-cell office:value-type="float" office:value="8">
                <text:p>8</text:p>
              </table:table-cell>
              <table:table-cell office:value-type="float" office:value="-0.00251900733713064">
                <text:p>-0.002519007337130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0.0029719089831839">
                <text:p>0.0029719089831839</text:p>
              </table:table-cell>
              <table:table-cell office:value-type="float" office:value="8.1">
                <text:p>8.1</text:p>
              </table:table-cell>
              <table:table-cell office:value-type="float" office:value="-0.00259020215283173">
                <text:p>-0.002590202152831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0.00270907147082425">
                <text:p>0.00270907147082425</text:p>
              </table:table-cell>
              <table:table-cell office:value-type="float" office:value="8.2">
                <text:p>8.2</text:p>
              </table:table-cell>
              <table:table-cell office:value-type="float" office:value="-0.00262837512359643">
                <text:p>-0.002628375123596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0.00244542680209409">
                <text:p>0.00244542680209409</text:p>
              </table:table-cell>
              <table:table-cell office:value-type="float" office:value="8.3">
                <text:p>8.3</text:p>
              </table:table-cell>
              <table:table-cell office:value-type="float" office:value="-0.00263644668730165">
                <text:p>-0.002636446687301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0.00218369217455353">
                <text:p>0.00218369217455353</text:p>
              </table:table-cell>
              <table:table-cell office:value-type="float" office:value="8.4">
                <text:p>8.4</text:p>
              </table:table-cell>
              <table:table-cell office:value-type="float" office:value="-0.00261734627540561">
                <text:p>-0.002617346275405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0.00192629396321303">
                <text:p>0.00192629396321303</text:p>
              </table:table-cell>
              <table:table-cell office:value-type="float" office:value="8.5">
                <text:p>8.5</text:p>
              </table:table-cell>
              <table:table-cell office:value-type="float" office:value="-0.00257398211340498">
                <text:p>-0.002573982113404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0.00167537253786405">
                <text:p>0.00167537253786405</text:p>
              </table:table-cell>
              <table:table-cell office:value-type="float" office:value="8.6">
                <text:p>8.6</text:p>
              </table:table-cell>
              <table:table-cell office:value-type="float" office:value="-0.00250921425348976">
                <text:p>-0.002509214253489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0.00143278945924087">
                <text:p>0.00143278945924087</text:p>
              </table:table-cell>
              <table:table-cell office:value-type="float" office:value="8.7">
                <text:p>8.7</text:p>
              </table:table-cell>
              <table:table-cell office:value-type="float" office:value="-0.0024258307862318">
                <text:p>-0.00242583078623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0.00120013674408807">
                <text:p>0.00120013674408807</text:p>
              </table:table-cell>
              <table:table-cell office:value-type="float" office:value="8.8">
                <text:p>8.8</text:p>
              </table:table-cell>
              <table:table-cell office:value-type="float" office:value="-0.00232652715152802">
                <text:p>-0.002326527151528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0.000978747899500041">
                <text:p>0.000978747899500041</text:p>
              </table:table-cell>
              <table:table-cell office:value-type="float" office:value="8.9">
                <text:p>8.9</text:p>
              </table:table-cell>
              <table:table-cell office:value-type="float" office:value="-0.0022138884458803">
                <text:p>-0.00221388844588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0.000769710439167926">
                <text:p>0.000769710439167926</text:p>
              </table:table-cell>
              <table:table-cell office:value-type="float" office:value="9">
                <text:p>9</text:p>
              </table:table-cell>
              <table:table-cell office:value-type="float" office:value="-0.00209037460332115">
                <text:p>-0.002090374603321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0.000573879608092832">
                <text:p>0.000573879608092832</text:p>
              </table:table-cell>
              <table:table-cell office:value-type="float" office:value="9.1">
                <text:p>9.1</text:p>
              </table:table-cell>
              <table:table-cell office:value-type="float" office:value="-0.00195830831075094">
                <text:p>-0.001958308310750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0.000391893057594869">
                <text:p>0.000391893057594869</text:p>
              </table:table-cell>
              <table:table-cell office:value-type="float" office:value="9.2">
                <text:p>9.2</text:p>
              </table:table-cell>
              <table:table-cell office:value-type="float" office:value="-0.00181986550497963">
                <text:p>-0.001819865504979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0.000224186228775802">
                <text:p>0.000224186228775802</text:p>
              </table:table-cell>
              <table:table-cell office:value-type="float" office:value="9.3">
                <text:p>9.3</text:p>
              </table:table-cell>
              <table:table-cell office:value-type="float" office:value="-0.00167706828819067">
                <text:p>-0.001677068288190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.0000710082197079972">
                <text:p>0.0000710082197079972</text:p>
              </table:table-cell>
              <table:table-cell office:value-type="float" office:value="9.4">
                <text:p>9.4</text:p>
              </table:table-cell>
              <table:table-cell office:value-type="float" office:value="-0.00153178009067804">
                <text:p>-0.001531780090678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-0.0000675620707273416">
                <text:p>-0.0000675620707273416</text:p>
              </table:table-cell>
              <table:table-cell office:value-type="float" office:value="9.5">
                <text:p>9.5</text:p>
              </table:table-cell>
              <table:table-cell office:value-type="float" office:value="-0.00138570290435339">
                <text:p>-0.001385702904353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-0.000191599711475125">
                <text:p>-0.000191599711475125</text:p>
              </table:table-cell>
              <table:table-cell office:value-type="float" office:value="9.6">
                <text:p>9.6</text:p>
              </table:table-cell>
              <table:table-cell office:value-type="float" office:value="-0.00124037640747784">
                <text:p>-0.001240376407477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-0.000301317591488727">
                <text:p>-0.000301317591488727</text:p>
              </table:table-cell>
              <table:table-cell office:value-type="float" office:value="9.7">
                <text:p>9.7</text:p>
              </table:table-cell>
              <table:table-cell office:value-type="float" office:value="-0.00109717880013602">
                <text:p>-0.001097178800136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-0.000397050508582235">
                <text:p>-0.000397050508582235</text:p>
              </table:table-cell>
              <table:table-cell office:value-type="float" office:value="9.8">
                <text:p>9.8</text:p>
              </table:table-cell>
              <table:table-cell office:value-type="float" office:value="-0.000957329170935082">
                <text:p>-0.0009573291709350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-0.000479239630389791">
                <text:p>-0.000479239630389791</text:p>
              </table:table-cell>
              <table:table-cell office:value-type="float" office:value="9.9">
                <text:p>9.9</text:p>
              </table:table-cell>
              <table:table-cell office:value-type="float" office:value="-0.000821891218075559">
                <text:p>-0.0008218912180755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-0.000548417445600336">
                <text:p>-0.000548417445600336</text:p>
              </table:table-cell>
              <table:table-cell office:value-type="float" office:value="10">
                <text:p>10</text:p>
              </table:table-cell>
              <table:table-cell office:value-type="float" office:value="-0.000691778152105451">
                <text:p>-0.0006917781521054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-0.000605193306914427">
                <text:p>-0.000605193306914427</text:p>
              </table:table-cell>
              <table:table-cell office:value-type="float" office:value="10.1">
                <text:p>10.1</text:p>
              </table:table-cell>
              <table:table-cell office:value-type="float" office:value="-0.000567758613140909">
                <text:p>-0.0005677586131409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-0.000650239651107431">
                <text:p>-0.000650239651107431</text:p>
              </table:table-cell>
              <table:table-cell office:value-type="float" office:value="10.2">
                <text:p>10.2</text:p>
              </table:table-cell>
              <table:table-cell office:value-type="float" office:value="-0.000450463441930042">
                <text:p>-0.0004504634419300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-0.000684278966274673">
                <text:p>-0.000684278966274673</text:p>
              </table:table-cell>
              <table:table-cell office:value-type="float" office:value="10.3">
                <text:p>10.3</text:p>
              </table:table-cell>
              <table:table-cell office:value-type="float" office:value="-0.000340393151672411">
                <text:p>-0.0003403931516724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-0.000708071561856292">
                <text:p>-0.000708071561856292</text:p>
              </table:table-cell>
              <table:table-cell office:value-type="float" office:value="10.4">
                <text:p>10.4</text:p>
              </table:table-cell>
              <table:table-cell office:value-type="float" office:value="-0.000237925955816194">
                <text:p>-0.0002379259558161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-0.000722404183454065">
                <text:p>-0.000722404183454065</text:p>
              </table:table-cell>
              <table:table-cell office:value-type="float" office:value="10.5">
                <text:p>10.5</text:p>
              </table:table-cell>
              <table:table-cell office:value-type="float" office:value="-0.000143326215977728">
                <text:p>-0.0001433262159777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-0.000728079501805493">
                <text:p>-0.000728079501805493</text:p>
              </table:table-cell>
              <table:table-cell office:value-type="float" office:value="10.6">
                <text:p>10.6</text:p>
              </table:table-cell>
              <table:table-cell office:value-type="float" office:value="-0.0000567531835142825">
                <text:p>-0.00005675318351428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-0.000725906493604572">
                <text:p>-0.000725906493604572</text:p>
              </table:table-cell>
              <table:table-cell office:value-type="float" office:value="10.7">
                <text:p>10.7</text:p>
              </table:table-cell>
              <table:table-cell office:value-type="float" office:value="0.0000217300820092101">
                <text:p>0.00002173008200921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-0.000716691721173193">
                <text:p>-0.000716691721173193</text:p>
              </table:table-cell>
              <table:table-cell office:value-type="float" office:value="10.8">
                <text:p>10.8</text:p>
              </table:table-cell>
              <table:table-cell office:value-type="float" office:value="0.0000921477243137918">
                <text:p>0.00009214772431379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-0.000701231508299906">
                <text:p>-0.000701231508299906</text:p>
              </table:table-cell>
              <table:table-cell office:value-type="float" office:value="10.9">
                <text:p>10.9</text:p>
              </table:table-cell>
              <table:table-cell office:value-type="float" office:value="0.000154602128732872">
                <text:p>0.0001546021287328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-0.00068030500087073">
                <text:p>-0.00068030500087073</text:p>
              </table:table-cell>
              <table:table-cell office:value-type="float" office:value="11">
                <text:p>11</text:p>
              </table:table-cell>
              <table:table-cell office:value-type="float" office:value="0.000209265074291759">
                <text:p>0.0002092650742917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-0.000654668093207254">
                <text:p>-0.000654668093207254</text:p>
              </table:table-cell>
              <table:table-cell office:value-type="float" office:value="11.1">
                <text:p>11.1</text:p>
              </table:table-cell>
              <table:table-cell office:value-type="float" office:value="0.000256369076634755">
                <text:p>0.0002563690766347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-0.000625048194279281">
                <text:p>-0.000625048194279281</text:p>
              </table:table-cell>
              <table:table-cell office:value-type="float" office:value="11.2">
                <text:p>11.2</text:p>
              </table:table-cell>
              <table:table-cell office:value-type="float" office:value="0.000296198989279735">
                <text:p>0.0002961989892797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-0.000592139802144106">
                <text:p>-0.000592139802144106</text:p>
              </table:table-cell>
              <table:table-cell office:value-type="float" office:value="11.3">
                <text:p>11.3</text:p>
              </table:table-cell>
              <table:table-cell office:value-type="float" office:value="0.000329083921351747">
                <text:p>0.0003290839213517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-0.000556600850047142">
                <text:p>-0.000556600850047142</text:p>
              </table:table-cell>
              <table:table-cell office:value-type="float" office:value="11.4">
                <text:p>11.4</text:p>
              </table:table-cell>
              <table:table-cell office:value-type="float" office:value="0.000355389520969638">
                <text:p>0.0003553895209696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-0.000519049783558391">
                <text:p>-0.000519049783558391</text:p>
              </table:table-cell>
              <table:table-cell office:value-type="float" office:value="11.5">
                <text:p>11.5</text:p>
              </table:table-cell>
              <table:table-cell office:value-type="float" office:value="0.000375510664887516">
                <text:p>0.0003755106648875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-0.000480063324871257">
                <text:p>-0.000480063324871257</text:p>
              </table:table-cell>
              <table:table-cell office:value-type="float" office:value="11.6">
                <text:p>11.6</text:p>
              </table:table-cell>
              <table:table-cell office:value-type="float" office:value="0.000389864586871336">
                <text:p>0.0003898645868713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-0.000440174877905639">
                <text:p>-0.000440174877905639</text:p>
              </table:table-cell>
              <table:table-cell office:value-type="float" office:value="11.7">
                <text:p>11.7</text:p>
              </table:table-cell>
              <table:table-cell office:value-type="float" office:value="0.000398884469656179">
                <text:p>0.0003988844696561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-0.000399873526084672">
                <text:p>-0.000399873526084672</text:p>
              </table:table-cell>
              <table:table-cell office:value-type="float" office:value="11.8">
                <text:p>11.8</text:p>
              </table:table-cell>
              <table:table-cell office:value-type="float" office:value="0.000403013518209668">
                <text:p>0.0004030135182096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-0.000359603573540541">
                <text:p>-0.000359603573540541</text:p>
              </table:table-cell>
              <table:table-cell office:value-type="float" office:value="11.9">
                <text:p>11.9</text:p>
              </table:table-cell>
              <table:table-cell office:value-type="float" office:value="0.000402699525441308">
                <text:p>0.0004026995254413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-0.000319764579994669">
                <text:p>-0.000319764579994669</text:p>
              </table:table-cell>
              <table:table-cell office:value-type="float" office:value="12">
                <text:p>12</text:p>
              </table:table-cell>
              <table:table-cell office:value-type="float" office:value="0.000398389935458729">
                <text:p>0.0003983899354587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-0.000280711839596085">
                <text:p>-0.000280711839596085</text:p>
              </table:table-cell>
              <table:table-cell office:value-type="float" office:value="12.1">
                <text:p>12.1</text:p>
              </table:table-cell>
              <table:table-cell office:value-type="float" office:value="0.000390527403985836">
                <text:p>0.0003905274039858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-0.000242757254533667">
                <text:p>-0.000242757254533667</text:p>
              </table:table-cell>
              <table:table-cell office:value-type="float" office:value="12.2">
                <text:p>12.2</text:p>
              </table:table-cell>
              <table:table-cell office:value-type="float" office:value="0.000379545850624183">
                <text:p>0.0003795458506241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-0.000206170555208483">
                <text:p>-0.000206170555208483</text:p>
              </table:table-cell>
              <table:table-cell office:value-type="float" office:value="12.3">
                <text:p>12.3</text:p>
              </table:table-cell>
              <table:table-cell office:value-type="float" office:value="0.000365866993251836">
                <text:p>0.0003658669932518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-0.000171180820108217">
                <text:p>-0.000171180820108217</text:p>
              </table:table-cell>
              <table:table-cell office:value-type="float" office:value="12.4">
                <text:p>12.4</text:p>
              </table:table-cell>
              <table:table-cell office:value-type="float" office:value="0.000349897351002666">
                <text:p>0.0003498973510026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-0.000137978250214364">
                <text:p>-0.000137978250214364</text:p>
              </table:table-cell>
              <table:table-cell office:value-type="float" office:value="12.5">
                <text:p>12.5</text:p>
              </table:table-cell>
              <table:table-cell office:value-type="float" office:value="0.000332025698938521">
                <text:p>0.0003320256989385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-0.000106716154744543">
                <text:p>-0.000106716154744543</text:p>
              </table:table-cell>
              <table:table-cell office:value-type="float" office:value="12.6">
                <text:p>12.6</text:p>
              </table:table-cell>
              <table:table-cell office:value-type="float" office:value="0.000312620954698216">
                <text:p>0.0003126209546982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-0.0000775131072386557">
                <text:p>-0.0000775131072386557</text:p>
              </table:table-cell>
              <table:table-cell office:value-type="float" office:value="12.7">
                <text:p>12.7</text:p>
              </table:table-cell>
              <table:table-cell office:value-type="float" office:value="0.000292030475058872">
                <text:p>0.0002920304750588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-0.0000504552333934247">
                <text:p>-0.0000504552333934247</text:p>
              </table:table-cell>
              <table:table-cell office:value-type="float" office:value="12.8">
                <text:p>12.8</text:p>
              </table:table-cell>
              <table:table-cell office:value-type="float" office:value="0.00027057873845231">
                <text:p>0.000270578738452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-0.0000255985945918943">
                <text:p>-0.0000255985945918943</text:p>
              </table:table-cell>
              <table:table-cell office:value-type="float" office:value="12.9">
                <text:p>12.9</text:p>
              </table:table-cell>
              <table:table-cell office:value-type="float" office:value="0.000248566388015304">
                <text:p>0.0002485663880153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-0.00000297163372296924">
                <text:p>-0.00000297163372296924</text:p>
              </table:table-cell>
              <table:table-cell office:value-type="float" office:value="13">
                <text:p>13</text:p>
              </table:table-cell>
              <table:table-cell office:value-type="float" office:value="0.000226269608689251">
                <text:p>0.0002262696086892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0.000017422347396313">
                <text:p>0.000017422347396313</text:p>
              </table:table-cell>
              <table:table-cell office:value-type="float" office:value="13.1">
                <text:p>13.1</text:p>
              </table:table-cell>
              <table:table-cell office:value-type="float" office:value="0.000203939811192823">
                <text:p>0.0002039398111928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0.000035602706930323">
                <text:p>0.000035602706930323</text:p>
              </table:table-cell>
              <table:table-cell office:value-type="float" office:value="13.2">
                <text:p>13.2</text:p>
              </table:table-cell>
              <table:table-cell office:value-type="float" office:value="0.000181803595340099">
                <text:p>0.0001818035953400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0.0000516090034439331">
                <text:p>0.0000516090034439331</text:p>
              </table:table-cell>
              <table:table-cell office:value-type="float" office:value="13.3">
                <text:p>13.3</text:p>
              </table:table-cell>
              <table:table-cell office:value-type="float" office:value="0.000160062965136102">
                <text:p>0.0001600629651361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0.0000654985802760062">
                <text:p>0.0000654985802760062</text:p>
              </table:table-cell>
              <table:table-cell office:value-type="float" office:value="13.4">
                <text:p>13.4</text:p>
              </table:table-cell>
              <table:table-cell office:value-type="float" office:value="0.000138895768320731">
                <text:p>0.0001388957683207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0.0000773442136280706">
                <text:p>0.0000773442136280706</text:p>
              </table:table-cell>
              <table:table-cell office:value-type="float" office:value="13.5">
                <text:p>13.5</text:p>
              </table:table-cell>
              <table:table-cell office:value-type="float" office:value="0.000118456333520644">
                <text:p>0.0001184563335206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0.0000872318415157341">
                <text:p>0.0000872318415157341</text:p>
              </table:table-cell>
              <table:table-cell office:value-type="float" office:value="13.6">
                <text:p>13.6</text:p>
              </table:table-cell>
              <table:table-cell office:value-type="float" office:value="0.0000988762788766349">
                <text:p>0.00009887627887663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0.0000952583882069978">
                <text:p>0.0000952583882069978</text:p>
              </table:table-cell>
              <table:table-cell office:value-type="float" office:value="13.7">
                <text:p>13.7</text:p>
              </table:table-cell>
              <table:table-cell office:value-type="float" office:value="0.0000802654669126368">
                <text:p>0.00008026546691263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0.000101529696354349">
                <text:p>0.000101529696354349</text:p>
              </table:table-cell>
              <table:table-cell office:value-type="float" office:value="13.8">
                <text:p>13.8</text:p>
              </table:table-cell>
              <table:table-cell office:value-type="float" office:value="0.0000627130814735075">
                <text:p>0.00006271308147350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0.000106158576729885">
                <text:p>0.000106158576729885</text:p>
              </table:table-cell>
              <table:table-cell office:value-type="float" office:value="13.9">
                <text:p>13.9</text:p>
              </table:table-cell>
              <table:table-cell office:value-type="float" office:value="0.0000462888037553683">
                <text:p>0.00004628880375536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0.000109262983305786">
                <text:p>0.000109262983305786</text:p>
              </table:table-cell>
              <table:table-cell office:value-type="float" office:value="14">
                <text:p>14</text:p>
              </table:table-cell>
              <table:table-cell office:value-type="float" office:value="0.0000310440657590088">
                <text:p>0.00003104406575900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0.000110964319394745">
                <text:p>0.000110964319394745</text:p>
              </table:table-cell>
              <table:table-cell office:value-type="float" office:value="14.1">
                <text:p>14.1</text:p>
              </table:table-cell>
              <table:table-cell office:value-type="float" office:value="0.0000170133608895909">
                <text:p>0.00001701336088959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0.000111385878682956">
                <text:p>0.000111385878682956</text:p>
              </table:table-cell>
              <table:table-cell office:value-type="float" office:value="14.2">
                <text:p>14.2</text:p>
              </table:table-cell>
              <table:table-cell office:value-type="float" office:value="0.00000421559288210598">
                <text:p>0.000004215592882105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0.000110651423256039">
                <text:p>0.000110651423256039</text:p>
              </table:table-cell>
              <table:table-cell office:value-type="float" office:value="14.3">
                <text:p>14.3</text:p>
              </table:table-cell>
              <table:table-cell office:value-type="float" office:value="-0.00000734455426917001">
                <text:p>-0.000007344554269170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0.000108883899138354">
                <text:p>0.000108883899138354</text:p>
              </table:table-cell>
              <table:table-cell office:value-type="float" office:value="14.4">
                <text:p>14.4</text:p>
              </table:table-cell>
              <table:table-cell office:value-type="float" office:value="-0.0000176752411768494">
                <text:p>-0.00001767524117684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0.000106204288438959">
                <text:p>0.000106204288438959</text:p>
              </table:table-cell>
              <table:table-cell office:value-type="float" office:value="14.5">
                <text:p>14.5</text:p>
              </table:table-cell>
              <table:table-cell office:value-type="float" office:value="-0.0000267961069939551">
                <text:p>-0.00002679610699395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0.000102730595922091">
                <text:p>0.000102730595922091</text:p>
              </table:table-cell>
              <table:table-cell office:value-type="float" office:value="14.6">
                <text:p>14.6</text:p>
              </table:table-cell>
              <table:table-cell office:value-type="float" office:value="-0.0000347369251686797">
                <text:p>-0.00003473692516867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0.0000985769666940225">
                <text:p>0.0000985769666940225</text:p>
              </table:table-cell>
              <table:table-cell office:value-type="float" office:value="14.7">
                <text:p>14.7</text:p>
              </table:table-cell>
              <table:table-cell office:value-type="float" office:value="-0.0000415362922806807">
                <text:p>-0.00004153629228068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0.0000938529307177847">
                <text:p>0.0000938529307177847</text:p>
              </table:table-cell>
              <table:table-cell office:value-type="float" office:value="14.8">
                <text:p>14.8</text:p>
              </table:table-cell>
              <table:table-cell office:value-type="float" office:value="-0.0000472403597623774">
                <text:p>-0.00004724035976237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0.0000886627690278318">
                <text:p>0.0000886627690278318</text:p>
              </table:table-cell>
              <table:table-cell office:value-type="float" office:value="14.9">
                <text:p>14.9</text:p>
              </table:table-cell>
              <table:table-cell office:value-type="float" office:value="-0.0000519016168995292">
                <text:p>-0.00005190161689952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0.0000831049958125158">
                <text:p>0.0000831049958125158</text:p>
              </table:table-cell>
              <table:table-cell office:value-type="float" office:value="15">
                <text:p>15</text:p>
              </table:table-cell>
              <table:table-cell office:value-type="float" office:value="-0.0000555777321531598">
                <text:p>-0.00005557773215315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0.0000772719499567678">
                <text:p>0.0000772719499567678</text:p>
              </table:table-cell>
              <table:table-cell office:value-type="float" office:value="15.1">
                <text:p>15.1</text:p>
              </table:table-cell>
              <table:table-cell office:value-type="float" office:value="-0.0000583304585574798">
                <text:p>-0.00005833045855747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0.0000712494891835441">
                <text:p>0.0000712494891835441</text:p>
              </table:table-cell>
              <table:table-cell office:value-type="float" office:value="15.2">
                <text:p>15.2</text:p>
              </table:table-cell>
              <table:table-cell office:value-type="float" office:value="-0.0000602246077322375">
                <text:p>-0.00006022460773223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0.00006511677959275">
                <text:p>0.00006511677959275</text:p>
              </table:table-cell>
              <table:table-cell office:value-type="float" office:value="15.3">
                <text:p>15.3</text:p>
              </table:table-cell>
              <table:table-cell office:value-type="float" office:value="-0.0000613270959079411">
                <text:p>-0.00006132709590794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0.0000589461731625074">
                <text:p>0.0000589461731625074</text:p>
              </table:table-cell>
              <table:table-cell office:value-type="float" office:value="15.4">
                <text:p>15.4</text:p>
              </table:table-cell>
              <table:table-cell office:value-type="float" office:value="-0.0000617060643024259">
                <text:p>-0.00006170606430242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0.0000528031656415199">
                <text:p>0.0000528031656415199</text:p>
              </table:table-cell>
              <table:table-cell office:value-type="float" office:value="15.5">
                <text:p>15.5</text:p>
              </table:table-cell>
              <table:table-cell office:value-type="float" office:value="-0.0000614300752098747">
                <text:p>-0.00006143007520987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0.0000467464272145032">
                <text:p>0.0000467464272145032</text:p>
              </table:table-cell>
              <table:table-cell office:value-type="float" office:value="15.6">
                <text:p>15.6</text:p>
              </table:table-cell>
              <table:table-cell office:value-type="float" office:value="-0.000060567384270167">
                <text:p>-0.0000605673842701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0.0000408278983567196">
                <text:p>0.0000408278983567196</text:p>
              </table:table-cell>
              <table:table-cell office:value-type="float" office:value="15.7">
                <text:p>15.7</text:p>
              </table:table-cell>
              <table:table-cell office:value-type="float" office:value="-0.000059185288577836">
                <text:p>-0.0000591852885778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0.0000350929434001606">
                <text:p>0.0000350929434001606</text:p>
              </table:table-cell>
              <table:table-cell office:value-type="float" office:value="15.8">
                <text:p>15.8</text:p>
              </table:table-cell>
              <table:table-cell office:value-type="float" office:value="-0.0000573495495655901">
                <text:p>-0.00005734954956559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0.0000295805545045496">
                <text:p>0.0000295805545045496</text:p>
              </table:table-cell>
              <table:table-cell office:value-type="float" office:value="15.9">
                <text:p>15.9</text:p>
              </table:table-cell>
              <table:table-cell office:value-type="float" office:value="-0.0000551238889561098">
                <text:p>-0.00005512388895610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0.0000243235989529719">
                <text:p>0.0000243235989529719</text:p>
              </table:table-cell>
              <table:table-cell office:value-type="float" office:value="16">
                <text:p>16</text:p>
              </table:table-cell>
              <table:table-cell office:value-type="float" office:value="-0.0000525695555157772">
                <text:p>-0.00005256955551577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0.0000193491029667112">
                <text:p>0.0000193491029667112</text:p>
              </table:table-cell>
              <table:table-cell office:value-type="float" office:value="16.1">
                <text:p>16.1</text:p>
              </table:table-cell>
              <table:table-cell office:value-type="float" office:value="-0.0000497449598626069">
                <text:p>-0.00004974495986260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0.0000146785655492233">
                <text:p>0.0000146785655492233</text:p>
              </table:table-cell>
              <table:table-cell office:value-type="float" office:value="16.2">
                <text:p>16.2</text:p>
              </table:table-cell>
              <table:table-cell office:value-type="float" office:value="-0.0000467053741748797">
                <text:p>-0.00004670537417487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0.0000103282962178912">
                <text:p>0.0000103282962178912</text:p>
              </table:table-cell>
              <table:table-cell office:value-type="float" office:value="16.3">
                <text:p>16.3</text:p>
              </table:table-cell>
              <table:table-cell office:value-type="float" office:value="-0.0000435026933133204">
                <text:p>-0.00004350269331332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0.00000630977085746707">
                <text:p>0.00000630977085746707</text:p>
              </table:table-cell>
              <table:table-cell office:value-type="float" office:value="16.4">
                <text:p>16.4</text:p>
              </table:table-cell>
              <table:table-cell office:value-type="float" office:value="-0.0000401852536042415">
                <text:p>-0.00004018525360424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0.00000263000032449466">
                <text:p>0.00000263000032449466</text:p>
              </table:table-cell>
              <table:table-cell office:value-type="float" office:value="16.5">
                <text:p>16.5</text:p>
              </table:table-cell>
              <table:table-cell office:value-type="float" office:value="-0.000036797705329724">
                <text:p>-0.0000367977053297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-0.000000708093158427996">
                <text:p>-0.000000708093158427996</text:p>
              </table:table-cell>
              <table:table-cell office:value-type="float" office:value="16.6">
                <text:p>16.6</text:p>
              </table:table-cell>
              <table:table-cell office:value-type="float" office:value="-0.0000333809348292266">
                <text:p>-0.00003338093482922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-0.00000370529636147427">
                <text:p>-0.00000370529636147427</text:p>
              </table:table-cell>
              <table:table-cell office:value-type="float" office:value="16.7">
                <text:p>16.7</text:p>
              </table:table-cell>
              <table:table-cell office:value-type="float" office:value="-0.0000299720320304628">
                <text:p>-0.00002997203203046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-0.0000063657262806053">
                <text:p>-0.0000063657262806053</text:p>
              </table:table-cell>
              <table:table-cell office:value-type="float" office:value="16.8">
                <text:p>16.8</text:p>
              </table:table-cell>
              <table:table-cell office:value-type="float" office:value="-0.0000266042991913102">
                <text:p>-0.00002660429919131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-0.00000869645594502795">
                <text:p>-0.00000869645594502795</text:p>
              </table:table-cell>
              <table:table-cell office:value-type="float" office:value="16.9">
                <text:p>16.9</text:p>
              </table:table-cell>
              <table:table-cell office:value-type="float" office:value="-0.0000233072966442265">
                <text:p>-0.00002330729664422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-0.0000107071480835757">
                <text:p>-0.0000107071480835757</text:p>
              </table:table-cell>
              <table:table-cell office:value-type="float" office:value="17">
                <text:p>17</text:p>
              </table:table-cell>
              <table:table-cell office:value-type="float" office:value="-0.0000201069213854773">
                <text:p>-0.00002010692138547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-0.0000124096995274559">
                <text:p>-0.0000124096995274559</text:p>
              </table:table-cell>
              <table:table-cell office:value-type="float" office:value="17.1">
                <text:p>17.1</text:p>
              </table:table-cell>
              <table:table-cell office:value-type="float" office:value="-0.0000170255144388025">
                <text:p>-0.00001702551443880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-0.0000138178988316998">
                <text:p>-0.0000138178988316998</text:p>
              </table:table-cell>
              <table:table-cell office:value-type="float" office:value="17.2">
                <text:p>17.2</text:p>
              </table:table-cell>
              <table:table-cell office:value-type="float" office:value="-0.0000140819930424389">
                <text:p>-0.00001408199304243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-0.0000149470992172292">
                <text:p>-0.0000149470992172292</text:p>
              </table:table-cell>
              <table:table-cell office:value-type="float" office:value="17.3">
                <text:p>17.3</text:p>
              </table:table-cell>
              <table:table-cell office:value-type="float" office:value="-0.0000112920038552939">
                <text:p>-0.00001129200385529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-0.0000158139085720586">
                <text:p>-0.0000158139085720586</text:p>
              </table:table-cell>
              <table:table-cell office:value-type="float" office:value="17.4">
                <text:p>17.4</text:p>
              </table:table-cell>
              <table:table-cell office:value-type="float" office:value="-0.00000866809354829385">
                <text:p>-0.000008668093548293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-0.0000164358979057061">
                <text:p>-0.0000164358979057061</text:p>
              </table:table-cell>
              <table:table-cell office:value-type="float" office:value="17.5">
                <text:p>17.5</text:p>
              </table:table-cell>
              <table:table-cell office:value-type="float" office:value="-0.00000621989333647538">
                <text:p>-0.000006219893336475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-0.0000168313293269486">
                <text:p>-0.0000168313293269486</text:p>
              </table:table-cell>
              <table:table-cell office:value-type="float" office:value="17.6">
                <text:p>17.6</text:p>
              </table:table-cell>
              <table:table-cell office:value-type="float" office:value="-0.00000395431421242525">
                <text:p>-0.000003954314212425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-0.0000170189043128086">
                <text:p>-0.0000170189043128086</text:p>
              </table:table-cell>
              <table:table-cell office:value-type="float" office:value="17.7">
                <text:p>17.7</text:p>
              </table:table-cell>
              <table:table-cell office:value-type="float" office:value="-0.00000187574985859988">
                <text:p>-0.000001875749858599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-0.00001701753275696">
                <text:p>-0.00001701753275696</text:p>
              </table:table-cell>
              <table:table-cell office:value-type="float" office:value="17.8">
                <text:p>17.8</text:p>
              </table:table-cell>
              <table:table-cell office:value-type="float" office:value="0.0000000137155584866389">
                <text:p>0.00000001371555848663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-0.0000168461230291265">
                <text:p>-0.0000168461230291265</text:p>
              </table:table-cell>
              <table:table-cell office:value-type="float" office:value="17.9">
                <text:p>17.9</text:p>
              </table:table-cell>
              <table:table-cell office:value-type="float" office:value="0.00000171409727833437">
                <text:p>0.000001714097278334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-0.0000165233930437803">
                <text:p>-0.0000165233930437803</text:p>
              </table:table-cell>
              <table:table-cell office:value-type="float" office:value="18">
                <text:p>18</text:p>
              </table:table-cell>
              <table:table-cell office:value-type="float" office:value="0.00000322729985346223">
                <text:p>0.000003227299853462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-0.0000160677021265221">
                <text:p>-0.0000160677021265221</text:p>
              </table:table-cell>
              <table:table-cell office:value-type="float" office:value="18.1">
                <text:p>18.1</text:p>
              </table:table-cell>
              <table:table-cell office:value-type="float" office:value="0.00000455690917258215">
                <text:p>0.000004556909172582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-0.0000154969032797127">
                <text:p>-0.0000154969032797127</text:p>
              </table:table-cell>
              <table:table-cell office:value-type="float" office:value="18.2">
                <text:p>18.2</text:p>
              </table:table-cell>
              <table:table-cell office:value-type="float" office:value="0.00000570798846809379">
                <text:p>0.000005707988468093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-0.0000148282152847734">
                <text:p>-0.0000148282152847734</text:p>
              </table:table-cell>
              <table:table-cell office:value-type="float" office:value="18.3">
                <text:p>18.3</text:p>
              </table:table-cell>
              <table:table-cell office:value-type="float" office:value="0.00000668687994939276">
                <text:p>0.000006686879949392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-0.0000140781139364657">
                <text:p>-0.0000140781139364657</text:p>
              </table:table-cell>
              <table:table-cell office:value-type="float" office:value="18.4">
                <text:p>18.4</text:p>
              </table:table-cell>
              <table:table-cell office:value-type="float" office:value="0.00000750101348307786">
                <text:p>0.000007501013483077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-0.0000132622415836091">
                <text:p>-0.0000132622415836091</text:p>
              </table:table-cell>
              <table:table-cell office:value-type="float" office:value="18.5">
                <text:p>18.5</text:p>
              </table:table-cell>
              <table:table-cell office:value-type="float" office:value="0.00000815872352856531">
                <text:p>0.000008158723528565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-0.0000123953340501878">
                <text:p>-0.0000123953340501878</text:p>
              </table:table-cell>
              <table:table-cell office:value-type="float" office:value="18.6">
                <text:p>18.6</text:p>
              </table:table-cell>
              <table:table-cell office:value-type="float" office:value="0.00000866907533421319">
                <text:p>0.000008669075334213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-0.0000114911639295934">
                <text:p>-0.0000114911639295934</text:p>
              </table:table-cell>
              <table:table-cell office:value-type="float" office:value="18.7">
                <text:p>18.7</text:p>
              </table:table-cell>
              <table:table-cell office:value-type="float" office:value="0.00000904170120594385">
                <text:p>0.000009041701205943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-0.0000105624991817506">
                <text:p>-0.0000105624991817506</text:p>
              </table:table-cell>
              <table:table-cell office:value-type="float" office:value="18.8">
                <text:p>18.8</text:p>
              </table:table-cell>
              <table:table-cell office:value-type="float" office:value="0.0000092866474784282">
                <text:p>0.00000928664747842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-0.00000962107591686419">
                <text:p>-0.00000962107591686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-0.00000867758421928907">
                <text:p>-0.00000867758421928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-0.00000774166584927147">
                <text:p>-0.00000774166584927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-0.0000068219226577573">
                <text:p>-0.0000068219226577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-0.0000059259345588127">
                <text:p>-0.0000059259345588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-0.00000506028592417128">
                <text:p>-0.00000506028592417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-0.00000423059929375008">
                <text:p>-0.00000423059929375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-0.00000344157533343201">
                <text:p>-0.0000034415753334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-0.00000269703801581049">
                <text:p>-0.0000026970380158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-0.00000199998404979248">
                <text:p>-0.00000199998404979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-0.00000135263563987806">
                <text:p>-0.00000135263563987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-0.000000756495714556191">
                <text:p>-0.000000756495714556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">
                <text:p>20.1</text:p>
              </table:table-cell>
              <table:table-cell office:value-type="float" office:value="-0.00000021240482462091">
                <text:p>-0.00000021240482462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">
                <text:p>20.2</text:p>
              </table:table-cell>
              <table:table-cell office:value-type="float" office:value="0.000000279401024567054">
                <text:p>0.000000279401024567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">
                <text:p>20.3</text:p>
              </table:table-cell>
              <table:table-cell office:value-type="float" office:value="0.000000719232278590556">
                <text:p>0.000000719232278590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">
                <text:p>20.4</text:p>
              </table:table-cell>
              <table:table-cell office:value-type="float" office:value="0.00000110788808442582">
                <text:p>0.00000110788808442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">
                <text:p>20.5</text:p>
              </table:table-cell>
              <table:table-cell office:value-type="float" office:value="0.00000144659942883336">
                <text:p>0.00000144659942883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">
                <text:p>20.6</text:p>
              </table:table-cell>
              <table:table-cell office:value-type="float" office:value="0.00000173697364451187">
                <text:p>0.0000017369736445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">
                <text:p>20.7</text:p>
              </table:table-cell>
              <table:table-cell office:value-type="float" office:value="0.0000019809407021775">
                <text:p>0.000001980940702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">
                <text:p>20.8</text:p>
              </table:table-cell>
              <table:table-cell office:value-type="float" office:value="0.00000218070164705489">
                <text:p>0.00000218070164705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">
                <text:p>20.9</text:p>
              </table:table-cell>
              <table:table-cell office:value-type="float" office:value="0.00000233867948097409">
                <text:p>0.00000233867948097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">
                <text:p>21</text:p>
              </table:table-cell>
              <table:table-cell office:value-type="float" office:value="0.00000245747273669171">
                <text:p>0.00000245747273669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">
                <text:p>21.1</text:p>
              </table:table-cell>
              <table:table-cell office:value-type="float" office:value="0.00000253981193947073">
                <text:p>0.00000253981193947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">
                <text:p>21.2</text:p>
              </table:table-cell>
              <table:table-cell office:value-type="float" office:value="0.00000258851910257719">
                <text:p>0.00000258851910257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">
                <text:p>21.3</text:p>
              </table:table-cell>
              <table:table-cell office:value-type="float" office:value="0.00000260647035834726">
                <text:p>0.00000260647035834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">
                <text:p>21.4</text:p>
              </table:table-cell>
              <table:table-cell office:value-type="float" office:value="0.00000259656178495687">
                <text:p>0.00000259656178495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">
                <text:p>21.5</text:p>
              </table:table-cell>
              <table:table-cell office:value-type="float" office:value="0.00000256167845105594">
                <text:p>0.00000256167845105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">
                <text:p>21.6</text:p>
              </table:table-cell>
              <table:table-cell office:value-type="float" office:value="0.00000250466666603452">
                <text:p>0.00000250466666603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">
                <text:p>21.7</text:p>
              </table:table-cell>
              <table:table-cell office:value-type="float" office:value="0.00000242830939285486">
                <text:p>0.00000242830939285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">
                <text:p>21.8</text:p>
              </table:table-cell>
              <table:table-cell office:value-type="float" office:value="0.00000233530475306458">
                <text:p>0.00000233530475306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">
                <text:p>21.9</text:p>
              </table:table-cell>
              <table:table-cell office:value-type="float" office:value="0.00000222824752972262">
                <text:p>0.00000222824752972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">
                <text:p>22</text:p>
              </table:table-cell>
              <table:table-cell office:value-type="float" office:value="0.00000210961355341759">
                <text:p>0.0000021096135534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">
                <text:p>22.1</text:p>
              </table:table-cell>
              <table:table-cell office:value-type="float" office:value="0.00000198174683920882">
                <text:p>0.00000198174683920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">
                <text:p>22.2</text:p>
              </table:table-cell>
              <table:table-cell office:value-type="float" office:value="0.0000018468493280288">
                <text:p>0.0000018468493280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">
                <text:p>22.3</text:p>
              </table:table-cell>
              <table:table-cell office:value-type="float" office:value="0.00000170697307468644">
                <text:p>0.0000017069730746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">
                <text:p>22.4</text:p>
              </table:table-cell>
              <table:table-cell office:value-type="float" office:value="0.00000156401471593142">
                <text:p>0.00000156401471593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">
                <text:p>22.5</text:p>
              </table:table-cell>
              <table:table-cell office:value-type="float" office:value="0.00000141971204589254">
                <text:p>0.00000141971204589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">
                <text:p>22.6</text:p>
              </table:table-cell>
              <table:table-cell office:value-type="float" office:value="0.0000012756425223986">
                <text:p>0.0000012756425223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">
                <text:p>22.7</text:p>
              </table:table-cell>
              <table:table-cell office:value-type="float" office:value="0.00000113322352603005">
                <text:p>0.00000113322352603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8">
                <text:p>22.8</text:p>
              </table:table-cell>
              <table:table-cell office:value-type="float" office:value="0.00000099371419403803">
                <text:p>0.00000099371419403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">
                <text:p>22.9</text:p>
              </table:table-cell>
              <table:table-cell office:value-type="float" office:value="0.000000858218653304819">
                <text:p>0.000000858218653304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">
                <text:p>23</text:p>
              </table:table-cell>
              <table:table-cell office:value-type="float" office:value="0.000000727690480111872">
                <text:p>0.00000072769048011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">
                <text:p>23.1</text:p>
              </table:table-cell>
              <table:table-cell office:value-type="float" office:value="0.000000602938219437093">
                <text:p>0.000000602938219437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2">
                <text:p>23.2</text:p>
              </table:table-cell>
              <table:table-cell office:value-type="float" office:value="0.000000484631802635417">
                <text:p>0.000000484631802635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">
                <text:p>23.3</text:p>
              </table:table-cell>
              <table:table-cell office:value-type="float" office:value="0.000000373309709487551">
                <text:p>0.000000373309709487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4">
                <text:p>23.4</text:p>
              </table:table-cell>
              <table:table-cell office:value-type="float" office:value="0.000000269386728559595">
                <text:p>0.000000269386728559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">
                <text:p>23.5</text:p>
              </table:table-cell>
              <table:table-cell office:value-type="float" office:value="0.000000173162178438838">
                <text:p>0.000000173162178438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">
                <text:p>23.6</text:p>
              </table:table-cell>
              <table:table-cell office:value-type="float" office:value="0.0000000848284615457675">
                <text:p>0.0000000848284615457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">
                <text:p>23.7</text:p>
              </table:table-cell>
              <table:table-cell office:value-type="float" office:value="0.00000000447983172654667">
                <text:p>0.00000000447983172654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">
                <text:p>23.8</text:p>
              </table:table-cell>
              <table:table-cell office:value-type="float" office:value="-0.0000000678787334280176">
                <text:p>-0.0000000678787334280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">
                <text:p>23.9</text:p>
              </table:table-cell>
              <table:table-cell office:value-type="float" office:value="-0.000000132322654732845">
                <text:p>-0.000000132322654732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">
                <text:p>24</text:p>
              </table:table-cell>
              <table:table-cell office:value-type="float" office:value="-0.000000188998957359862">
                <text:p>-0.000000188998957359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">
                <text:p>24.1</text:p>
              </table:table-cell>
              <table:table-cell office:value-type="float" office:value="-0.000000238117640150578">
                <text:p>-0.000000238117640150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">
                <text:p>24.2</text:p>
              </table:table-cell>
              <table:table-cell office:value-type="float" office:value="-0.000000279943278260718">
                <text:p>-0.000000279943278260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">
                <text:p>24.3</text:p>
              </table:table-cell>
              <table:table-cell office:value-type="float" office:value="-0.000000314786919777236">
                <text:p>-0.000000314786919777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">
                <text:p>24.4</text:p>
              </table:table-cell>
              <table:table-cell office:value-type="float" office:value="-0.000000342998327944331">
                <text:p>-0.000000342998327944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">
                <text:p>24.5</text:p>
              </table:table-cell>
              <table:table-cell office:value-type="float" office:value="-0.000000364958612015273">
                <text:p>-0.000000364958612015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">
                <text:p>24.6</text:p>
              </table:table-cell>
              <table:table-cell office:value-type="float" office:value="-0.000000381073281558969">
                <text:p>-0.000000381073281558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">
                <text:p>24.7</text:p>
              </table:table-cell>
              <table:table-cell office:value-type="float" office:value="-0.000000391765751332705">
                <text:p>-0.000000391765751332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">
                <text:p>24.8</text:p>
              </table:table-cell>
              <table:table-cell office:value-type="float" office:value="-0.000000397471316615741">
                <text:p>-0.000000397471316615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9">
                <text:p>24.9</text:p>
              </table:table-cell>
              <table:table-cell office:value-type="float" office:value="-0.000000398631612204316">
                <text:p>-0.000000398631612204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">
                <text:p>25</text:p>
              </table:table-cell>
              <table:table-cell office:value-type="float" office:value="-0.000000395689562111991">
                <text:p>-0.00000039568956211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1">
                <text:p>25.1</text:p>
              </table:table-cell>
              <table:table-cell office:value-type="float" office:value="-0.000000389084821407778">
                <text:p>-0.00000038908482140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2">
                <text:p>25.2</text:p>
              </table:table-cell>
              <table:table-cell office:value-type="float" office:value="-0.000000379249706559908">
                <text:p>-0.000000379249706559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3">
                <text:p>25.3</text:p>
              </table:table-cell>
              <table:table-cell office:value-type="float" office:value="-0.000000366605606131226">
                <text:p>-0.00000036660560613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4">
                <text:p>25.4</text:p>
              </table:table-cell>
              <table:table-cell office:value-type="float" office:value="-0.0000003515598596841">
                <text:p>-0.0000003515598596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5">
                <text:p>25.5</text:p>
              </table:table-cell>
              <table:table-cell office:value-type="float" office:value="-0.000000334503089284846">
                <text:p>-0.000000334503089284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6">
                <text:p>25.6</text:p>
              </table:table-cell>
              <table:table-cell office:value-type="float" office:value="-0.000000315806965032668">
                <text:p>-0.000000315806965032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7">
                <text:p>25.7</text:p>
              </table:table-cell>
              <table:table-cell office:value-type="float" office:value="-0.000000295822383555381">
                <text:p>-0.00000029582238355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8">
                <text:p>25.8</text:p>
              </table:table-cell>
              <table:table-cell office:value-type="float" office:value="-0.000000274878036390269">
                <text:p>-0.000000274878036390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9">
                <text:p>25.9</text:p>
              </table:table-cell>
              <table:table-cell office:value-type="float" office:value="-0.000000253279343577765">
                <text:p>-0.000000253279343577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">
                <text:p>26</text:p>
              </table:table-cell>
              <table:table-cell office:value-type="float" office:value="-0.000000231307726610734">
                <text:p>-0.000000231307726610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1">
                <text:p>26.1</text:p>
              </table:table-cell>
              <table:table-cell office:value-type="float" office:value="-0.000000209220194074298">
                <text:p>-0.00000020922019407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2">
                <text:p>26.2</text:p>
              </table:table-cell>
              <table:table-cell office:value-type="float" office:value="-0.000000187249212850763">
                <text:p>-0.000000187249212850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3">
                <text:p>26.3</text:p>
              </table:table-cell>
              <table:table-cell office:value-type="float" office:value="-0.000000165602837621074">
                <text:p>-0.00000016560283762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4">
                <text:p>26.4</text:p>
              </table:table-cell>
              <table:table-cell office:value-type="float" office:value="-0.000000144465071538143">
                <text:p>-0.000000144465071538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5">
                <text:p>26.5</text:p>
              </table:table-cell>
              <table:table-cell office:value-type="float" office:value="-0.000000123996431348123">
                <text:p>-0.000000123996431348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6">
                <text:p>26.6</text:p>
              </table:table-cell>
              <table:table-cell office:value-type="float" office:value="-0.000000104334690863624">
                <text:p>-0.000000104334690863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7">
                <text:p>26.7</text:p>
              </table:table-cell>
              <table:table-cell office:value-type="float" office:value="-0.000000085595777518939">
                <text:p>-0.000000085595777518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8">
                <text:p>26.8</text:p>
              </table:table-cell>
              <table:table-cell office:value-type="float" office:value="-0.0000000678747977335329">
                <text:p>-0.0000000678747977335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9">
                <text:p>26.9</text:p>
              </table:table-cell>
              <table:table-cell office:value-type="float" office:value="-0.0000000512471679493321">
                <text:p>-0.0000000512471679493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">
                <text:p>27</text:p>
              </table:table-cell>
              <table:table-cell office:value-type="float" office:value="-0.0000000357698294640581">
                <text:p>-0.0000000357698294640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1">
                <text:p>27.1</text:p>
              </table:table-cell>
              <table:table-cell office:value-type="float" office:value="-0.0000000214825265326708">
                <text:p>-0.0000000214825265326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2">
                <text:p>27.2</text:p>
              </table:table-cell>
              <table:table-cell office:value-type="float" office:value="-0.00000000840912862909561">
                <text:p>-0.00000000840912862909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3">
                <text:p>27.3</text:p>
              </table:table-cell>
              <table:table-cell office:value-type="float" office:value="0.00000000344102077041304">
                <text:p>0.0000000034410207704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4">
                <text:p>27.4</text:p>
              </table:table-cell>
              <table:table-cell office:value-type="float" office:value="0.0000000140717450222667">
                <text:p>0.0000000140717450222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5">
                <text:p>27.5</text:p>
              </table:table-cell>
              <table:table-cell office:value-type="float" office:value="0.0000000234986793987123">
                <text:p>0.0000000234986793987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6">
                <text:p>27.6</text:p>
              </table:table-cell>
              <table:table-cell office:value-type="float" office:value="0.0000000317479335435263">
                <text:p>0.0000000317479335435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7">
                <text:p>27.7</text:p>
              </table:table-cell>
              <table:table-cell office:value-type="float" office:value="0.0000000388547829384236">
                <text:p>0.0000000388547829384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8">
                <text:p>27.8</text:p>
              </table:table-cell>
              <table:table-cell office:value-type="float" office:value="0.0000000448623995644469">
                <text:p>0.0000000448623995644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9">
                <text:p>27.9</text:p>
              </table:table-cell>
              <table:table-cell office:value-type="float" office:value="0.0000000498206305322234">
                <text:p>0.0000000498206305322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">
                <text:p>28</text:p>
              </table:table-cell>
              <table:table-cell office:value-type="float" office:value="0.0000000537848320979">
                <text:p>0.0000000537848320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1">
                <text:p>28.1</text:p>
              </table:table-cell>
              <table:table-cell office:value-type="float" office:value="0.00000005681476518603">
                <text:p>0.0000000568147651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2">
                <text:p>28.2</text:p>
              </table:table-cell>
              <table:table-cell office:value-type="float" office:value="0.0000000589735573134867">
                <text:p>0.0000000589735573134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3">
                <text:p>28.3</text:p>
              </table:table-cell>
              <table:table-cell office:value-type="float" office:value="0.0000000603267346550628">
                <text:p>0.0000000603267346550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4">
                <text:p>28.4</text:p>
              </table:table-cell>
              <table:table-cell office:value-type="float" office:value="0.0000000609413269159307">
                <text:p>0.0000000609413269159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5">
                <text:p>28.5</text:p>
              </table:table-cell>
              <table:table-cell office:value-type="float" office:value="0.0000000608850466815525">
                <text:p>0.000000060885046681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6">
                <text:p>28.6</text:p>
              </table:table-cell>
              <table:table-cell office:value-type="float" office:value="0.0000000602255440037966">
                <text:p>0.0000000602255440037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7">
                <text:p>28.7</text:p>
              </table:table-cell>
              <table:table-cell office:value-type="float" office:value="0.0000000590297361537784">
                <text:p>0.0000000590297361537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8">
                <text:p>28.8</text:p>
              </table:table-cell>
              <table:table-cell office:value-type="float" office:value="0.0000000573632117272241">
                <text:p>0.0000000573632117272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581cm" svg:y="3.952cm" style:legend-expansion="high" chart:style-name="ch2"/>
        <chart:plot-area chart:style-name="ch3" table:cell-range-address="'2.3-3'.B12:'2.3-3'.C300 '2.3-3'.C10:'2.3-3'.C10 '2.3-3'.F9:'2.3-3'.F9 '2.3-3'.J12:'2.3-3'.J200" chart:data-source-has-labels="row" svg:x="0.32cm" svg:y="0.18cm" svg:width="9.941cm" svg:height="8.64cm">
          <chartooo:coordinate-region svg:x="1.153cm" svg:y="0.379cm" svg:width="8.92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.3-3'.C12:'2.3-3'.C300" chart:label-cell-address="'2.3-3'.C10:'2.3-3'.C10" chart:class="chart:scatter">
            <chart:domain table:cell-range-address="'2.3-3'.B12:'2.3-3'.B300"/>
            <chart:data-point chart:repeated="289"/>
          </chart:series>
          <chart:series chart:style-name="ch7" chart:values-cell-range-address="'2.3-3'.J12:'2.3-3'.J200" chart:label-cell-address="'2.3-3'.F9:'2.3-3'.F9" chart:class="chart:scatter">
            <chart:domain table:cell-range-address="'2.3-3'.B12:'2.3-3'.B200"/>
            <chart:data-point chart:repeated="18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uler</text:p>
                <draw:g>
                  <svg:desc>'2.3-3'.C10:'2.3-3'.C1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Trapezoid + euler-predictor</text:p>
                <draw:g>
                  <svg:desc>'2.3-3'.F9:'2.3-3'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.3-3'.B12:'2.3-3'.B300</svg:desc>
                </draw:g>
              </table:table-cell>
              <table:table-cell office:value-type="float" office:value="0.1">
                <text:p>0.1</text:p>
                <draw:g>
                  <svg:desc>'2.3-3'.C12:'2.3-3'.C300</svg:desc>
                </draw:g>
              </table:table-cell>
              <table:table-cell office:value-type="float" office:value="0">
                <text:p>0</text:p>
                <draw:g>
                  <svg:desc>'2.3-3'.B12:'2.3-3'.B200</svg:desc>
                </draw:g>
              </table:table-cell>
              <table:table-cell office:value-type="float" office:value="0.1">
                <text:p>0.1</text:p>
                <draw:g>
                  <svg:desc>'2.3-3'.J12:'2.3-3'.J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99">
                <text:p>0.099</text:p>
              </table:table-cell>
              <table:table-cell office:value-type="float" office:value="0.1">
                <text:p>0.1</text:p>
              </table:table-cell>
              <table:table-cell office:value-type="float" office:value="0.09902475">
                <text:p>0.09902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971090199">
                <text:p>0.0971090199</text:p>
              </table:table-cell>
              <table:table-cell office:value-type="float" office:value="0.2">
                <text:p>0.2</text:p>
              </table:table-cell>
              <table:table-cell office:value-type="float" office:value="0.0971744026038408">
                <text:p>0.0971744026038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944342643861799">
                <text:p>0.0944342643861799</text:p>
              </table:table-cell>
              <table:table-cell office:value-type="float" office:value="0.3">
                <text:p>0.3</text:p>
              </table:table-cell>
              <table:table-cell office:value-type="float" office:value="0.0945483745313761">
                <text:p>0.09454837453137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91080256478306">
                <text:p>0.091080256478306</text:p>
              </table:table-cell>
              <table:table-cell office:value-type="float" office:value="0.4">
                <text:p>0.4</text:p>
              </table:table-cell>
              <table:table-cell office:value-type="float" office:value="0.0912444445758804">
                <text:p>0.09124444457588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871480644412358">
                <text:p>0.0871480644412358</text:p>
              </table:table-cell>
              <table:table-cell office:value-type="float" office:value="0.5">
                <text:p>0.5</text:p>
              </table:table-cell>
              <table:table-cell office:value-type="float" office:value="0.0873579381765393">
                <text:p>0.08735793817653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827346245480969">
                <text:p>0.0827346245480969</text:p>
              </table:table-cell>
              <table:table-cell office:value-type="float" office:value="0.6">
                <text:p>0.6</text:p>
              </table:table-cell>
              <table:table-cell office:value-type="float" office:value="0.0829810012028559">
                <text:p>0.0829810012028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779321613911961">
                <text:p>0.0779321613911961</text:p>
              </table:table-cell>
              <table:table-cell office:value-type="float" office:value="0.7">
                <text:p>0.7</text:p>
              </table:table-cell>
              <table:table-cell office:value-type="float" office:value="0.0782019650851297">
                <text:p>0.07820196508512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728277061976403">
                <text:p>0.0728277061976403</text:p>
              </table:table-cell>
              <table:table-cell office:value-type="float" office:value="0.8">
                <text:p>0.8</text:p>
              </table:table-cell>
              <table:table-cell office:value-type="float" office:value="0.0731048044896498">
                <text:p>0.07310480448964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67502712122342">
                <text:p>0.067502712122342</text:p>
              </table:table-cell>
              <table:table-cell office:value-type="float" office:value="0.9">
                <text:p>0.9</text:p>
              </table:table-cell>
              <table:table-cell office:value-type="float" office:value="0.067768687498557">
                <text:p>0.0677686874985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620327639379531">
                <text:p>0.0620327639379531</text:p>
              </table:table-cell>
              <table:table-cell office:value-type="float" office:value="1">
                <text:p>1</text:p>
              </table:table-cell>
              <table:table-cell office:value-type="float" office:value="0.062267616870741">
                <text:p>0.0622676168707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056487378061663">
                <text:p>0.056487378061663</text:p>
              </table:table-cell>
              <table:table-cell office:value-type="float" office:value="1.1">
                <text:p>1.1</text:p>
              </table:table-cell>
              <table:table-cell office:value-type="float" office:value="0.0566701595683338">
                <text:p>0.05667015956833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0509298875574173">
                <text:p>0.0509298875574173</text:p>
              </table:table-cell>
              <table:table-cell office:value-type="float" office:value="1.2">
                <text:p>1.2</text:p>
              </table:table-cell>
              <table:table-cell office:value-type="float" office:value="0.0510392604421288">
                <text:p>0.05103926044212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0454174056964321">
                <text:p>0.0454174056964321</text:p>
              </table:table-cell>
              <table:table-cell office:value-type="float" office:value="1.3">
                <text:p>1.3</text:p>
              </table:table-cell>
              <table:table-cell office:value-type="float" office:value="0.0454321348569365">
                <text:p>0.0454321348569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0400008608824897">
                <text:p>0.0400008608824897</text:p>
              </table:table-cell>
              <table:table-cell office:value-type="float" office:value="1.4">
                <text:p>1.4</text:p>
              </table:table-cell>
              <table:table-cell office:value-type="float" office:value="0.0399002341529362">
                <text:p>0.03990023415293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034725095256642">
                <text:p>0.034725095256642</text:p>
              </table:table-cell>
              <table:table-cell office:value-type="float" office:value="1.5">
                <text:p>1.5</text:p>
              </table:table-cell>
              <table:table-cell office:value-type="float" office:value="0.0344892772030277">
                <text:p>0.03448927720302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029629019071984">
                <text:p>0.029629019071984</text:p>
              </table:table-cell>
              <table:table-cell office:value-type="float" office:value="1.6">
                <text:p>1.6</text:p>
              </table:table-cell>
              <table:table-cell office:value-type="float" office:value="0.0292393409381912">
                <text:p>0.02923934093819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0247458129413621">
                <text:p>0.0247458129413621</text:p>
              </table:table-cell>
              <table:table-cell office:value-type="float" office:value="1.7">
                <text:p>1.7</text:p>
              </table:table-cell>
              <table:table-cell office:value-type="float" office:value="0.0241850025550864">
                <text:p>0.02418500255508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0201031702686938">
                <text:p>0.0201031702686938</text:p>
              </table:table-cell>
              <table:table-cell office:value-type="float" office:value="1.8">
                <text:p>1.8</text:p>
              </table:table-cell>
              <table:table-cell office:value-type="float" office:value="0.0193555261631627">
                <text:p>0.01935552616316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0157235725340259">
                <text:p>0.0157235725340259</text:p>
              </table:table-cell>
              <table:table-cell office:value-type="float" office:value="1.9">
                <text:p>1.9</text:p>
              </table:table-cell>
              <table:table-cell office:value-type="float" office:value="0.0147750868365505">
                <text:p>0.01477508683655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0116245905703687">
                <text:p>0.0116245905703687</text:p>
              </table:table-cell>
              <table:table-cell office:value-type="float" office:value="2">
                <text:p>2</text:p>
              </table:table-cell>
              <table:table-cell office:value-type="float" office:value="0.0104630253709134">
                <text:p>0.0104630253709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00781920550737695">
                <text:p>0.00781920550737695</text:p>
              </table:table-cell>
              <table:table-cell office:value-type="float" office:value="2.1">
                <text:p>2.1</text:p>
              </table:table-cell>
              <table:table-cell office:value-type="float" office:value="0.00643412747042595">
                <text:p>0.00643412747042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00431614362949591">
                <text:p>0.00431614362949591</text:p>
              </table:table-cell>
              <table:table-cell office:value-type="float" office:value="2.2">
                <text:p>2.2</text:p>
              </table:table-cell>
              <table:table-cell office:value-type="float" office:value="0.00269892157183266">
                <text:p>0.002698921571832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00112021997722047">
                <text:p>0.00112021997722047</text:p>
              </table:table-cell>
              <table:table-cell office:value-type="float" office:value="2.3">
                <text:p>2.3</text:p>
              </table:table-cell>
              <table:table-cell office:value-type="float" office:value="-0.000736009977090878">
                <text:p>-0.0007360099770908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0176731391065379">
                <text:p>-0.00176731391065379</text:p>
              </table:table-cell>
              <table:table-cell office:value-type="float" office:value="2.4">
                <text:p>2.4</text:p>
              </table:table-cell>
              <table:table-cell office:value-type="float" office:value="-0.00386771115096186">
                <text:p>-0.003867711150961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00434842217252597">
                <text:p>-0.00434842217252597</text:p>
              </table:table-cell>
              <table:table-cell office:value-type="float" office:value="2.5">
                <text:p>2.5</text:p>
              </table:table-cell>
              <table:table-cell office:value-type="float" office:value="-0.00669652815281207">
                <text:p>-0.006696528152812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00662794026704532">
                <text:p>-0.00662794026704532</text:p>
              </table:table-cell>
              <table:table-cell office:value-type="float" office:value="2.6">
                <text:p>2.6</text:p>
              </table:table-cell>
              <table:table-cell office:value-type="float" office:value="-0.00922578477022046">
                <text:p>-0.009225784770220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0.0086132371632723">
                <text:p>-0.0086132371632723</text:p>
              </table:table-cell>
              <table:table-cell office:value-type="float" office:value="2.7">
                <text:p>2.7</text:p>
              </table:table-cell>
              <table:table-cell office:value-type="float" office:value="-0.0114614605052589">
                <text:p>-0.01146146050525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0.0103138867267356">
                <text:p>-0.0103138867267356</text:p>
              </table:table-cell>
              <table:table-cell office:value-type="float" office:value="2.8">
                <text:p>2.8</text:p>
              </table:table-cell>
              <table:table-cell office:value-type="float" office:value="-0.0134118743808625">
                <text:p>-0.0134118743808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0.0117413505574591">
                <text:p>-0.0117413505574591</text:p>
              </table:table-cell>
              <table:table-cell office:value-type="float" office:value="2.9">
                <text:p>2.9</text:p>
              </table:table-cell>
              <table:table-cell office:value-type="float" office:value="-0.0150873769384323">
                <text:p>-0.01508737693843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0.0129086741784539">
                <text:p>-0.0129086741784539</text:p>
              </table:table-cell>
              <table:table-cell office:value-type="float" office:value="3">
                <text:p>3</text:p>
              </table:table-cell>
              <table:table-cell office:value-type="float" office:value="-0.0165000525856177">
                <text:p>-0.01650005258561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-0.0138301981471299">
                <text:p>-0.0138301981471299</text:p>
              </table:table-cell>
              <table:table-cell office:value-type="float" office:value="3.1">
                <text:p>3.1</text:p>
              </table:table-cell>
              <table:table-cell office:value-type="float" office:value="-0.0176634341268218">
                <text:p>-0.01766343412682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-0.0145212853638596">
                <text:p>-0.0145212853638596</text:p>
              </table:table-cell>
              <table:table-cell office:value-type="float" office:value="3.2">
                <text:p>3.2</text:p>
              </table:table-cell>
              <table:table-cell office:value-type="float" office:value="-0.0185922310089988">
                <text:p>-0.01859223100899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-0.0149980655780769">
                <text:p>-0.0149980655780769</text:p>
              </table:table-cell>
              <table:table-cell office:value-type="float" office:value="3.3">
                <text:p>3.3</text:p>
              </table:table-cell>
              <table:table-cell office:value-type="float" office:value="-0.0193020725387055">
                <text:p>-0.01930207253870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-0.0152771978398799">
                <text:p>-0.0152771978398799</text:p>
              </table:table-cell>
              <table:table-cell office:value-type="float" office:value="3.4">
                <text:p>3.4</text:p>
              </table:table-cell>
              <table:table-cell office:value-type="float" office:value="-0.0198092670703165">
                <text:p>-0.01980926707031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-0.015375651411849">
                <text:p>-0.015375651411849</text:p>
              </table:table-cell>
              <table:table-cell office:value-type="float" office:value="3.5">
                <text:p>3.5</text:p>
              </table:table-cell>
              <table:table-cell office:value-type="float" office:value="-0.0201305779275111">
                <text:p>-0.0201305779275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-0.0153105054400501">
                <text:p>-0.0153105054400501</text:p>
              </table:table-cell>
              <table:table-cell office:value-type="float" office:value="3.6">
                <text:p>3.6</text:p>
              </table:table-cell>
              <table:table-cell office:value-type="float" office:value="-0.0202830165988193">
                <text:p>-0.02028301659881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-0.0150987674839336">
                <text:p>-0.0150987674839336</text:p>
              </table:table-cell>
              <table:table-cell office:value-type="float" office:value="3.7">
                <text:p>3.7</text:p>
              </table:table-cell>
              <table:table-cell office:value-type="float" office:value="-0.0202836535420088">
                <text:p>-0.02028365354200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-0.0147572108215403">
                <text:p>-0.0147572108215403</text:p>
              </table:table-cell>
              <table:table-cell office:value-type="float" office:value="3.8">
                <text:p>3.8</text:p>
              </table:table-cell>
              <table:table-cell office:value-type="float" office:value="-0.0201494467407362">
                <text:p>-0.02014944674073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-0.0143022302789115">
                <text:p>-0.0143022302789115</text:p>
              </table:table-cell>
              <table:table-cell office:value-type="float" office:value="3.9">
                <text:p>3.9</text:p>
              </table:table-cell>
              <table:table-cell office:value-type="float" office:value="-0.0198970879799293">
                <text:p>-0.01989708797992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0.013749716180957">
                <text:p>-0.013749716180957</text:p>
              </table:table-cell>
              <table:table-cell office:value-type="float" office:value="4">
                <text:p>4</text:p>
              </table:table-cell>
              <table:table-cell office:value-type="float" office:value="-0.0195428666438874">
                <text:p>-0.01954286664388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-0.0131149458854499">
                <text:p>-0.0131149458854499</text:p>
              </table:table-cell>
              <table:table-cell office:value-type="float" office:value="4.1">
                <text:p>4.1</text:p>
              </table:table-cell>
              <table:table-cell office:value-type="float" office:value="-0.0191025506933091">
                <text:p>-0.0191025506933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-0.0124124922424754">
                <text:p>-0.0124124922424754</text:p>
              </table:table-cell>
              <table:table-cell office:value-type="float" office:value="4.2">
                <text:p>4.2</text:p>
              </table:table-cell>
              <table:table-cell office:value-type="float" office:value="-0.0185912843447217">
                <text:p>-0.01859128434472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-0.0116561482186728">
                <text:p>-0.0116561482186728</text:p>
              </table:table-cell>
              <table:table-cell office:value-type="float" office:value="4.3">
                <text:p>4.3</text:p>
              </table:table-cell>
              <table:table-cell office:value-type="float" office:value="-0.0180235018583529">
                <text:p>-0.01802350185835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-0.0108588668389358">
                <text:p>-0.0108588668389358</text:p>
              </table:table-cell>
              <table:table-cell office:value-type="float" office:value="4.4">
                <text:p>4.4</text:p>
              </table:table-cell>
              <table:table-cell office:value-type="float" office:value="-0.0174128567385612">
                <text:p>-0.01741285673856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-0.0100327155276407">
                <text:p>-0.0100327155276407</text:p>
              </table:table-cell>
              <table:table-cell office:value-type="float" office:value="4.5">
                <text:p>4.5</text:p>
              </table:table-cell>
              <table:table-cell office:value-type="float" office:value="-0.0167721655645375">
                <text:p>-0.0167721655645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-0.00918884387654113">
                <text:p>-0.00918884387654113</text:p>
              </table:table-cell>
              <table:table-cell office:value-type="float" office:value="4.6">
                <text:p>4.6</text:p>
              </table:table-cell>
              <table:table-cell office:value-type="float" office:value="-0.0161133655979447">
                <text:p>-0.01611336559794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-0.00833746382656836">
                <text:p>-0.00833746382656836</text:p>
              </table:table-cell>
              <table:table-cell office:value-type="float" office:value="4.7">
                <text:p>4.7</text:p>
              </table:table-cell>
              <table:table-cell office:value-type="float" office:value="-0.0154474852581137">
                <text:p>-0.01544748525811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-0.00748784122510324">
                <text:p>-0.00748784122510324</text:p>
              </table:table-cell>
              <table:table-cell office:value-type="float" office:value="4.8">
                <text:p>4.8</text:p>
              </table:table-cell>
              <table:table-cell office:value-type="float" office:value="-0.0147846265138003">
                <text:p>-0.01478462651380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-0.00664829770788946">
                <text:p>-0.00664829770788946</text:p>
              </table:table-cell>
              <table:table-cell office:value-type="float" office:value="4.9">
                <text:p>4.9</text:p>
              </table:table-cell>
              <table:table-cell office:value-type="float" office:value="-0.0141339582125867">
                <text:p>-0.01413395821258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-0.00582622185454737">
                <text:p>-0.00582622185454737</text:p>
              </table:table-cell>
              <table:table-cell office:value-type="float" office:value="5">
                <text:p>5</text:p>
              </table:table-cell>
              <table:table-cell office:value-type="float" office:value="-0.0135037193539016">
                <text:p>-0.0135037193539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-0.00502808857746895">
                <text:p>-0.00502808857746895</text:p>
              </table:table-cell>
              <table:table-cell office:value-type="float" office:value="5.1">
                <text:p>5.1</text:p>
              </table:table-cell>
              <table:table-cell office:value-type="float" office:value="-0.0129012313083202">
                <text:p>-0.01290123130832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-0.00425948572450909">
                <text:p>-0.00425948572450909</text:p>
              </table:table-cell>
              <table:table-cell office:value-type="float" office:value="5.2">
                <text:p>5.2</text:p>
              </table:table-cell>
              <table:table-cell office:value-type="float" office:value="-0.0123329179932069">
                <text:p>-0.01233291799320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-0.00352514690510717">
                <text:p>-0.00352514690510717</text:p>
              </table:table-cell>
              <table:table-cell office:value-type="float" office:value="5.3">
                <text:p>5.3</text:p>
              </table:table-cell>
              <table:table-cell office:value-type="float" office:value="-0.0118043330317312">
                <text:p>-0.0118043330317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-0.00282898958605643">
                <text:p>-0.00282898958605643</text:p>
              </table:table-cell>
              <table:table-cell office:value-type="float" office:value="5.4">
                <text:p>5.4</text:p>
              </table:table-cell>
              <table:table-cell office:value-type="float" office:value="-0.0113201929476708">
                <text:p>-0.01132019294767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-0.00217415754590282">
                <text:p>-0.00217415754590282</text:p>
              </table:table-cell>
              <table:table-cell office:value-type="float" office:value="5.5">
                <text:p>5.5</text:p>
              </table:table-cell>
              <table:table-cell office:value-type="float" office:value="-0.0108844154810573">
                <text:p>-0.01088441548105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-0.00156306682476899">
                <text:p>-0.00156306682476899</text:p>
              </table:table-cell>
              <table:table-cell office:value-type="float" office:value="5.6">
                <text:p>5.6</text:p>
              </table:table-cell>
              <table:table-cell office:value-type="float" office:value="-0.010500162148502">
                <text:p>-0.0105001621485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-0.000997454358200524">
                <text:p>-0.000997454358200524</text:p>
              </table:table-cell>
              <table:table-cell office:value-type="float" office:value="5.7">
                <text:p>5.7</text:p>
              </table:table-cell>
              <table:table-cell office:value-type="float" office:value="-0.0101698842158978">
                <text:p>-0.01016988421589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-0.000478428538433252">
                <text:p>-0.000478428538433252</text:p>
              </table:table-cell>
              <table:table-cell office:value-type="float" office:value="5.8">
                <text:p>5.8</text:p>
              </table:table-cell>
              <table:table-cell office:value-type="float" office:value="-0.0098953712991064">
                <text:p>-0.00989537129910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-0.00000652100337819139">
                <text:p>-0.00000652100337819139</text:p>
              </table:table-cell>
              <table:table-cell office:value-type="float" office:value="5.9">
                <text:p>5.9</text:p>
              </table:table-cell>
              <table:table-cell office:value-type="float" office:value="-0.00967780185928261">
                <text:p>-0.009677801859282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000418260988207151">
                <text:p>0.000418260988207151</text:p>
              </table:table-cell>
              <table:table-cell office:value-type="float" office:value="6">
                <text:p>6</text:p>
              </table:table-cell>
              <table:table-cell office:value-type="float" office:value="-0.00951779491278717">
                <text:p>-0.009517794912787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.00079638217818312">
                <text:p>0.00079638217818312</text:p>
              </table:table-cell>
              <table:table-cell office:value-type="float" office:value="6.1">
                <text:p>6.1</text:p>
              </table:table-cell>
              <table:table-cell office:value-type="float" office:value="-0.00941546233041412">
                <text:p>-0.009415462330414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.00112872745136104">
                <text:p>0.00112872745136104</text:p>
              </table:table-cell>
              <table:table-cell office:value-type="float" office:value="6.2">
                <text:p>6.2</text:p>
              </table:table-cell>
              <table:table-cell office:value-type="float" office:value="-0.00937046115619743">
                <text:p>-0.009370461156197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00141655096504919">
                <text:p>0.00141655096504919</text:p>
              </table:table-cell>
              <table:table-cell office:value-type="float" office:value="6.3">
                <text:p>6.3</text:p>
              </table:table-cell>
              <table:table-cell office:value-type="float" office:value="-0.00938204543172939">
                <text:p>-0.009382045431729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.00166142667547318">
                <text:p>0.00166142667547318</text:p>
              </table:table-cell>
              <table:table-cell office:value-type="float" office:value="6.4">
                <text:p>6.4</text:p>
              </table:table-cell>
              <table:table-cell office:value-type="float" office:value="-0.00944911706715697">
                <text:p>-0.009449117067156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.00186520061569403">
                <text:p>0.00186520061569403</text:p>
              </table:table-cell>
              <table:table-cell office:value-type="float" office:value="6.5">
                <text:p>6.5</text:p>
              </table:table-cell>
              <table:table-cell office:value-type="float" office:value="-0.00957027535432423">
                <text:p>-0.009570275354324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.00202994522662827">
                <text:p>0.00202994522662827</text:p>
              </table:table-cell>
              <table:table-cell office:value-type="float" office:value="6.6">
                <text:p>6.6</text:p>
              </table:table-cell>
              <table:table-cell office:value-type="float" office:value="-0.0097438647704666">
                <text:p>-0.00974386477046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.00215791599208874">
                <text:p>0.00215791599208874</text:p>
              </table:table-cell>
              <table:table-cell office:value-type="float" office:value="6.7">
                <text:p>6.7</text:p>
              </table:table-cell>
              <table:table-cell office:value-type="float" office:value="-0.0099680207720618">
                <text:p>-0.00996802077206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.00225151058067316">
                <text:p>0.00225151058067316</text:p>
              </table:table-cell>
              <table:table-cell office:value-type="float" office:value="6.8">
                <text:p>6.8</text:p>
              </table:table-cell>
              <table:table-cell office:value-type="float" office:value="-0.0102407133275819">
                <text:p>-0.01024071332758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.00231323065203831">
                <text:p>0.00231323065203831</text:p>
              </table:table-cell>
              <table:table-cell office:value-type="float" office:value="6.9">
                <text:p>6.9</text:p>
              </table:table-cell>
              <table:table-cell office:value-type="float" office:value="-0.010559787984705">
                <text:p>-0.0105597879847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.00234564644277319">
                <text:p>0.00234564644277319</text:p>
              </table:table-cell>
              <table:table-cell office:value-type="float" office:value="7">
                <text:p>7</text:p>
              </table:table-cell>
              <table:table-cell office:value-type="float" office:value="-0.0109230043118093">
                <text:p>-0.01092300431180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.00235136420784221">
                <text:p>0.00235136420784221</text:p>
              </table:table-cell>
              <table:table-cell office:value-type="float" office:value="7.1">
                <text:p>7.1</text:p>
              </table:table-cell>
              <table:table-cell office:value-type="float" office:value="-0.011328071595116">
                <text:p>-0.0113280715951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.00233299655748721">
                <text:p>0.00233299655748721</text:p>
              </table:table-cell>
              <table:table-cell office:value-type="float" office:value="7.2">
                <text:p>7.2</text:p>
              </table:table-cell>
              <table:table-cell office:value-type="float" office:value="-0.0117726817115282">
                <text:p>-0.01177268171152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.00229313569659556">
                <text:p>0.00229313569659556</text:p>
              </table:table-cell>
              <table:table-cell office:value-type="float" office:value="7.3">
                <text:p>7.3</text:p>
              </table:table-cell>
              <table:table-cell office:value-type="float" office:value="-0.0122545391329408">
                <text:p>-0.01225453913294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.0022343295438664">
                <text:p>0.0022343295438664</text:p>
              </table:table-cell>
              <table:table-cell office:value-type="float" office:value="7.4">
                <text:p>7.4</text:p>
              </table:table-cell>
              <table:table-cell office:value-type="float" office:value="-0.01277138805051">
                <text:p>-0.012771388050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.00215906068161411">
                <text:p>0.00215906068161411</text:p>
              </table:table-cell>
              <table:table-cell office:value-type="float" office:value="7.5">
                <text:p>7.5</text:p>
              </table:table-cell>
              <table:table-cell office:value-type="float" office:value="-0.013321036637039">
                <text:p>-0.0133210366370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.00206972806368401">
                <text:p>0.00206972806368401</text:p>
              </table:table-cell>
              <table:table-cell office:value-type="float" office:value="7.6">
                <text:p>7.6</text:p>
              </table:table-cell>
              <table:table-cell office:value-type="float" office:value="-0.0139013784922678">
                <text:p>-0.01390137849226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.001968631388642">
                <text:p>0.001968631388642</text:p>
              </table:table-cell>
              <table:table-cell office:value-type="float" office:value="7.7">
                <text:p>7.7</text:p>
              </table:table-cell>
              <table:table-cell office:value-type="float" office:value="-0.0145104113394801">
                <text:p>-0.01451041133948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.00185795802803766">
                <text:p>0.00185795802803766</text:p>
              </table:table-cell>
              <table:table-cell office:value-type="float" office:value="7.8">
                <text:p>7.8</text:p>
              </table:table-cell>
              <table:table-cell office:value-type="float" office:value="-0.015146253062514">
                <text:p>-0.0151462530625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.00173977238500884">
                <text:p>0.00173977238500884</text:p>
              </table:table-cell>
              <table:table-cell office:value-type="float" office:value="7.9">
                <text:p>7.9</text:p>
              </table:table-cell>
              <table:table-cell office:value-type="float" office:value="-0.0158071551900712">
                <text:p>-0.01580715519007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.0016160075466603">
                <text:p>0.0016160075466603</text:p>
              </table:table-cell>
              <table:table-cell office:value-type="float" office:value="8">
                <text:p>8</text:p>
              </table:table-cell>
              <table:table-cell office:value-type="float" office:value="-0.0164915139492551">
                <text:p>-0.01649151394925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0.00148845908435906">
                <text:p>0.00148845908435906</text:p>
              </table:table-cell>
              <table:table-cell office:value-type="float" office:value="8.1">
                <text:p>8.1</text:p>
              </table:table-cell>
              <table:table-cell office:value-type="float" office:value="-0.0171978790226574">
                <text:p>-0.01719787902265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0.00135878084918585">
                <text:p>0.00135878084918585</text:p>
              </table:table-cell>
              <table:table-cell office:value-type="float" office:value="8.2">
                <text:p>8.2</text:p>
              </table:table-cell>
              <table:table-cell office:value-type="float" office:value="-0.017924960153183">
                <text:p>-0.0179249601531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0.00122848260509581">
                <text:p>0.00122848260509581</text:p>
              </table:table-cell>
              <table:table-cell office:value-type="float" office:value="8.3">
                <text:p>8.3</text:p>
              </table:table-cell>
              <table:table-cell office:value-type="float" office:value="-0.0186716317482996">
                <text:p>-0.01867163174829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0.0010989293396996">
                <text:p>0.0010989293396996</text:p>
              </table:table-cell>
              <table:table-cell office:value-type="float" office:value="8.4">
                <text:p>8.4</text:p>
              </table:table-cell>
              <table:table-cell office:value-type="float" office:value="-0.019436935640683">
                <text:p>-0.0194369356406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0.000971342091800569">
                <text:p>0.000971342091800569</text:p>
              </table:table-cell>
              <table:table-cell office:value-type="float" office:value="8.5">
                <text:p>8.5</text:p>
              </table:table-cell>
              <table:table-cell office:value-type="float" office:value="-0.0202200821654523">
                <text:p>-0.02022008216545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0.00084680013573551">
                <text:p>0.00084680013573551</text:p>
              </table:table-cell>
              <table:table-cell office:value-type="float" office:value="8.6">
                <text:p>8.6</text:p>
              </table:table-cell>
              <table:table-cell office:value-type="float" office:value="-0.0210204497155314">
                <text:p>-0.02102044971553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0.000726244364989065">
                <text:p>0.000726244364989065</text:p>
              </table:table-cell>
              <table:table-cell office:value-type="float" office:value="8.7">
                <text:p>8.7</text:p>
              </table:table-cell>
              <table:table-cell office:value-type="float" office:value="-0.0218375829362946">
                <text:p>-0.02183758293629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0.000610481721308891">
                <text:p>0.000610481721308891</text:p>
              </table:table-cell>
              <table:table-cell office:value-type="float" office:value="8.8">
                <text:p>8.8</text:p>
              </table:table-cell>
              <table:table-cell office:value-type="float" office:value="-0.022671189718729">
                <text:p>-0.0226711897187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0.000500190520469311">
                <text:p>0.000500190520469311</text:p>
              </table:table-cell>
              <table:table-cell office:value-type="float" office:value="8.9">
                <text:p>8.9</text:p>
              </table:table-cell>
              <table:table-cell office:value-type="float" office:value="-0.0235211371470489">
                <text:p>-0.02352113714704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0.000395926531749614">
                <text:p>0.000395926531749614</text:p>
              </table:table-cell>
              <table:table-cell office:value-type="float" office:value="9">
                <text:p>9</text:p>
              </table:table-cell>
              <table:table-cell office:value-type="float" office:value="-0.0243874465521873">
                <text:p>-0.02438744655218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0.000298129674949972">
                <text:p>0.000298129674949972</text:p>
              </table:table-cell>
              <table:table-cell office:value-type="float" office:value="9.1">
                <text:p>9.1</text:p>
              </table:table-cell>
              <table:table-cell office:value-type="float" office:value="-0.0252702878170349">
                <text:p>-0.02527028781703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0.000207131206211562">
                <text:p>0.000207131206211562</text:p>
              </table:table-cell>
              <table:table-cell office:value-type="float" office:value="9.2">
                <text:p>9.2</text:p>
              </table:table-cell>
              <table:table-cell office:value-type="float" office:value="-0.0261699730728595">
                <text:p>-0.02616997307285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0.000123161271894464">
                <text:p>0.000123161271894464</text:p>
              </table:table-cell>
              <table:table-cell office:value-type="float" office:value="9.3">
                <text:p>9.3</text:p>
              </table:table-cell>
              <table:table-cell office:value-type="float" office:value="-0.0270869499191575">
                <text:p>-0.02708694991915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.0000463567181627603">
                <text:p>0.0000463567181627603</text:p>
              </table:table-cell>
              <table:table-cell office:value-type="float" office:value="9.4">
                <text:p>9.4</text:p>
              </table:table-cell>
              <table:table-cell office:value-type="float" office:value="-0.0280217942914235">
                <text:p>-0.02802179429142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-0.0000232309473939058">
                <text:p>-0.0000232309473939058</text:p>
              </table:table-cell>
              <table:table-cell office:value-type="float" office:value="9.5">
                <text:p>9.5</text:p>
              </table:table-cell>
              <table:table-cell office:value-type="float" office:value="-0.0289752030931022">
                <text:p>-0.02897520309310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-0.0000856275369247218">
                <text:p>-0.0000856275369247218</text:p>
              </table:table-cell>
              <table:table-cell office:value-type="float" office:value="9.6">
                <text:p>9.6</text:p>
              </table:table-cell>
              <table:table-cell office:value-type="float" office:value="-0.0299479866994321">
                <text:p>-0.02994798669943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-0.000140928192178959">
                <text:p>-0.000140928192178959</text:p>
              </table:table-cell>
              <table:table-cell office:value-type="float" office:value="9.7">
                <text:p>9.7</text:p>
              </table:table-cell>
              <table:table-cell office:value-type="float" office:value="-0.0309410614321353">
                <text:p>-0.03094106143213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-0.000189289500095814">
                <text:p>-0.000189289500095814</text:p>
              </table:table-cell>
              <table:table-cell office:value-type="float" office:value="9.8">
                <text:p>9.8</text:p>
              </table:table-cell>
              <table:table-cell office:value-type="float" office:value="-0.0319554420950453">
                <text:p>-0.03195544209504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-0.000230921782393306">
                <text:p>-0.000230921782393306</text:p>
              </table:table-cell>
              <table:table-cell office:value-type="float" office:value="9.9">
                <text:p>9.9</text:p>
              </table:table-cell>
              <table:table-cell office:value-type="float" office:value="-0.0329922346519067">
                <text:p>-0.03299223465190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-0.000266081618859119">
                <text:p>-0.000266081618859119</text:p>
              </table:table-cell>
              <table:table-cell office:value-type="float" office:value="10">
                <text:p>10</text:p>
              </table:table-cell>
              <table:table-cell office:value-type="float" office:value="-0.0340526291188118">
                <text:p>-0.03405262911881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-0.00029506465573869">
                <text:p>-0.00029506465573869</text:p>
              </table:table-cell>
              <table:table-cell office:value-type="float" office:value="10.1">
                <text:p>10.1</text:p>
              </table:table-cell>
              <table:table-cell office:value-type="float" office:value="-0.0351378927351391">
                <text:p>-0.03513789273513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-0.000318198742625252">
                <text:p>-0.000318198742625252</text:p>
              </table:table-cell>
              <table:table-cell office:value-type="float" office:value="10.2">
                <text:p>10.2</text:p>
              </table:table-cell>
              <table:table-cell office:value-type="float" office:value="-0.036249363468504">
                <text:p>-0.0362493634685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-0.000335837433631139">
                <text:p>-0.000335837433631139</text:p>
              </table:table-cell>
              <table:table-cell office:value-type="float" office:value="10.3">
                <text:p>10.3</text:p>
              </table:table-cell>
              <table:table-cell office:value-type="float" office:value="-0.0373884439011783">
                <text:p>-0.03738844390117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-0.000348353881399067">
                <text:p>-0.000348353881399067</text:p>
              </table:table-cell>
              <table:table-cell office:value-type="float" office:value="10.4">
                <text:p>10.4</text:p>
              </table:table-cell>
              <table:table-cell office:value-type="float" office:value="-0.0385565955377418">
                <text:p>-0.03855659553774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-0.0003561351457281">
                <text:p>-0.0003561351457281</text:p>
              </table:table-cell>
              <table:table-cell office:value-type="float" office:value="10.5">
                <text:p>10.5</text:p>
              </table:table-cell>
              <table:table-cell office:value-type="float" office:value="-0.0397553335664341">
                <text:p>-0.03975533356643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-0.000359576932265639">
                <text:p>-0.000359576932265639</text:p>
              </table:table-cell>
              <table:table-cell office:value-type="float" office:value="10.6">
                <text:p>10.6</text:p>
              </table:table-cell>
              <table:table-cell office:value-type="float" office:value="-0.0409862220998243">
                <text:p>-0.04098622209982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-0.000359078770871269">
                <text:p>-0.000359078770871269</text:p>
              </table:table-cell>
              <table:table-cell office:value-type="float" office:value="10.7">
                <text:p>10.7</text:p>
              </table:table-cell>
              <table:table-cell office:value-type="float" office:value="-0.0422508699140277">
                <text:p>-0.04225086991402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-0.0003550396379012">
                <text:p>-0.0003550396379012</text:p>
              </table:table-cell>
              <table:table-cell office:value-type="float" office:value="10.8">
                <text:p>10.8</text:p>
              </table:table-cell>
              <table:table-cell office:value-type="float" office:value="-0.0435509266998059">
                <text:p>-0.04355092669980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-0.000347854021798212">
                <text:p>-0.000347854021798212</text:p>
              </table:table-cell>
              <table:table-cell office:value-type="float" office:value="10.9">
                <text:p>10.9</text:p>
              </table:table-cell>
              <table:table-cell office:value-type="float" office:value="-0.0448880798334946">
                <text:p>-0.04488807983349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-0.000337908427000592">
                <text:p>-0.000337908427000592</text:p>
              </table:table-cell>
              <table:table-cell office:value-type="float" office:value="11">
                <text:p>11</text:p>
              </table:table-cell>
              <table:table-cell office:value-type="float" office:value="-0.04626405167083">
                <text:p>-0.046264051670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-0.000325578307299168">
                <text:p>-0.000325578307299168</text:p>
              </table:table-cell>
              <table:table-cell office:value-type="float" office:value="11.1">
                <text:p>11.1</text:p>
              </table:table-cell>
              <table:table-cell office:value-type="float" office:value="-0.0476805973623863">
                <text:p>-0.04768059736238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-0.000311225416364193">
                <text:p>-0.000311225416364193</text:p>
              </table:table-cell>
              <table:table-cell office:value-type="float" office:value="11.2">
                <text:p>11.2</text:p>
              </table:table-cell>
              <table:table-cell office:value-type="float" office:value="-0.0491395031854995">
                <text:p>-0.04913950318549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-0.000295195560220051">
                <text:p>-0.000295195560220051</text:p>
              </table:table-cell>
              <table:table-cell office:value-type="float" office:value="11.3">
                <text:p>11.3</text:p>
              </table:table-cell>
              <table:table-cell office:value-type="float" office:value="-0.0506425853842242">
                <text:p>-0.05064258538422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-0.000277816733948437">
                <text:p>-0.000277816733948437</text:p>
              </table:table-cell>
              <table:table-cell office:value-type="float" office:value="11.4">
                <text:p>11.4</text:p>
              </table:table-cell>
              <table:table-cell office:value-type="float" office:value="-0.0521916895060436">
                <text:p>-0.05219168950604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-0.000259397622830366">
                <text:p>-0.000259397622830366</text:p>
              </table:table-cell>
              <table:table-cell office:value-type="float" office:value="11.5">
                <text:p>11.5</text:p>
              </table:table-cell>
              <table:table-cell office:value-type="float" office:value="-0.053788690221719">
                <text:p>-0.0537886902217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-0.000240226446471862">
                <text:p>-0.000240226446471862</text:p>
              </table:table-cell>
              <table:table-cell office:value-type="float" office:value="11.6">
                <text:p>11.6</text:p>
              </table:table-cell>
              <table:table-cell office:value-type="float" office:value="-0.0554354916128">
                <text:p>-0.05543549161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-0.000220570123173856">
                <text:p>-0.000220570123173856</text:p>
              </table:table-cell>
              <table:table-cell office:value-type="float" office:value="11.7">
                <text:p>11.7</text:p>
              </table:table-cell>
              <table:table-cell office:value-type="float" office:value="-0.0571340279099128">
                <text:p>-0.05713402790991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-0.000200673730878281">
                <text:p>-0.000200673730878281</text:p>
              </table:table-cell>
              <table:table-cell office:value-type="float" office:value="11.8">
                <text:p>11.8</text:p>
              </table:table-cell>
              <table:table-cell office:value-type="float" office:value="-0.0588862646639685">
                <text:p>-0.05888626466396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-0.000180760240423358">
                <text:p>-0.000180760240423358</text:p>
              </table:table-cell>
              <table:table-cell office:value-type="float" office:value="11.9">
                <text:p>11.9</text:p>
              </table:table-cell>
              <table:table-cell office:value-type="float" office:value="-0.0606942003318838">
                <text:p>-0.06069420033188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-0.000161030496544628">
                <text:p>-0.000161030496544628</text:p>
              </table:table-cell>
              <table:table-cell office:value-type="float" office:value="12">
                <text:p>12</text:p>
              </table:table-cell>
              <table:table-cell office:value-type="float" office:value="-0.0625598682582355">
                <text:p>-0.06255986825823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-0.000141663422037164">
                <text:p>-0.000141663422037164</text:p>
              </table:table-cell>
              <table:table-cell office:value-type="float" office:value="12.1">
                <text:p>12.1</text:p>
              </table:table-cell>
              <table:table-cell office:value-type="float" office:value="-0.0644853390344862">
                <text:p>-0.06448533903448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-0.000122816420721208">
                <text:p>-0.000122816420721208</text:p>
              </table:table-cell>
              <table:table-cell office:value-type="float" office:value="12.2">
                <text:p>12.2</text:p>
              </table:table-cell>
              <table:table-cell office:value-type="float" office:value="-0.0664727232179679">
                <text:p>-0.06647272321796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-0.000104625955301207">
                <text:p>-0.000104625955301207</text:p>
              </table:table-cell>
              <table:table-cell office:value-type="float" office:value="12.3">
                <text:p>12.3</text:p>
              </table:table-cell>
              <table:table-cell office:value-type="float" office:value="-0.0685241743936962">
                <text:p>-0.06852417439369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-0.0000872082768502813">
                <text:p>-0.0000872082768502813</text:p>
              </table:table-cell>
              <table:table-cell office:value-type="float" office:value="12.4">
                <text:p>12.4</text:p>
              </table:table-cell>
              <table:table-cell office:value-type="float" office:value="-0.0706418925632753">
                <text:p>-0.07064189256327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-0.0000706602834626988">
                <text:p>-0.0000706602834626988</text:p>
              </table:table-cell>
              <table:table-cell office:value-type="float" office:value="12.5">
                <text:p>12.5</text:p>
              </table:table-cell>
              <table:table-cell office:value-type="float" office:value="-0.0728281278466267">
                <text:p>-0.07282812784662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-0.0000550604865709855">
                <text:p>-0.0000550604865709855</text:p>
              </table:table-cell>
              <table:table-cell office:value-type="float" office:value="12.6">
                <text:p>12.6</text:p>
              </table:table-cell>
              <table:table-cell office:value-type="float" office:value="-0.0750851844840112">
                <text:p>-0.07508518448401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-0.0000404700644980042">
                <text:p>-0.0000404700644980042</text:p>
              </table:table-cell>
              <table:table-cell office:value-type="float" office:value="12.7">
                <text:p>12.7</text:p>
              </table:table-cell>
              <table:table-cell office:value-type="float" office:value="-0.0774154251278082">
                <text:p>-0.07741542512780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-0.0000269339839849514">
                <text:p>-0.0000269339839849514</text:p>
              </table:table-cell>
              <table:table-cell office:value-type="float" office:value="12.8">
                <text:p>12.8</text:p>
              </table:table-cell>
              <table:table-cell office:value-type="float" office:value="-0.0798212754157334">
                <text:p>-0.07982127541573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-0.0000144821716823724">
                <text:p>-0.0000144821716823724</text:p>
              </table:table-cell>
              <table:table-cell office:value-type="float" office:value="12.9">
                <text:p>12.9</text:p>
              </table:table-cell>
              <table:table-cell office:value-type="float" office:value="-0.0823052288196244">
                <text:p>-0.08230522881962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-0.00000313071889296645">
                <text:p>-0.00000313071889296645</text:p>
              </table:table-cell>
              <table:table-cell office:value-type="float" office:value="13">
                <text:p>13</text:p>
              </table:table-cell>
              <table:table-cell office:value-type="float" office:value="-0.0848698517665799">
                <text:p>-0.08486985176657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0.00000711689580643972">
                <text:p>0.00000711689580643972</text:p>
              </table:table-cell>
              <table:table-cell office:value-type="float" office:value="13.1">
                <text:p>13.1</text:p>
              </table:table-cell>
              <table:table-cell office:value-type="float" office:value="-0.0875177890320974">
                <text:p>-0.08751778903209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0.0000162685800778928">
                <text:p>0.0000162685800778928</text:p>
              </table:table-cell>
              <table:table-cell office:value-type="float" office:value="13.2">
                <text:p>13.2</text:p>
              </table:table-cell>
              <table:table-cell office:value-type="float" office:value="-0.0902517694079173">
                <text:p>-0.09025176940791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0.0000243424101216638">
                <text:p>0.0000243424101216638</text:p>
              </table:table-cell>
              <table:table-cell office:value-type="float" office:value="13.3">
                <text:p>13.3</text:p>
              </table:table-cell>
              <table:table-cell office:value-type="float" office:value="-0.0930746116505382">
                <text:p>-0.09307461165053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0.0000313654330603195">
                <text:p>0.0000313654330603195</text:p>
              </table:table-cell>
              <table:table-cell office:value-type="float" office:value="13.4">
                <text:p>13.4</text:p>
              </table:table-cell>
              <table:table-cell office:value-type="float" office:value="-0.0959892307198347">
                <text:p>-0.09598923071983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0.0000373724993751974">
                <text:p>0.0000373724993751974</text:p>
              </table:table-cell>
              <table:table-cell office:value-type="float" office:value="13.5">
                <text:p>13.5</text:p>
              </table:table-cell>
              <table:table-cell office:value-type="float" office:value="-0.0989986443208733">
                <text:p>-0.09899864432087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0.0000424051340656745">
                <text:p>0.0000424051340656745</text:p>
              </table:table-cell>
              <table:table-cell office:value-type="float" office:value="13.6">
                <text:p>13.6</text:p>
              </table:table-cell>
              <table:table-cell office:value-type="float" office:value="-0.102105979765917">
                <text:p>-0.1021059797659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0.0000465104539473521">
                <text:p>0.0000465104539473521</text:p>
              </table:table-cell>
              <table:table-cell office:value-type="float" office:value="13.7">
                <text:p>13.7</text:p>
              </table:table-cell>
              <table:table-cell office:value-type="float" office:value="-0.105314481177732">
                <text:p>-0.1053144811777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0.0000497401373022765">
                <text:p>0.0000497401373022765</text:p>
              </table:table-cell>
              <table:table-cell office:value-type="float" office:value="13.8">
                <text:p>13.8</text:p>
              </table:table-cell>
              <table:table-cell office:value-type="float" office:value="-0.108627517059685">
                <text:p>-0.1086275170596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0.0000521494509494848">
                <text:p>0.0000521494509494848</text:p>
              </table:table-cell>
              <table:table-cell office:value-type="float" office:value="13.9">
                <text:p>13.9</text:p>
              </table:table-cell>
              <table:table-cell office:value-type="float" office:value="-0.112048588262796">
                <text:p>-0.1120485882627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0.0000537963387231326">
                <text:p>0.0000537963387231326</text:p>
              </table:table-cell>
              <table:table-cell office:value-type="float" office:value="14">
                <text:p>14</text:p>
              </table:table-cell>
              <table:table-cell office:value-type="float" office:value="-0.11558133638486">
                <text:p>-0.115581336384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0.0000547405743326609">
                <text:p>0.0000547405743326609</text:p>
              </table:table-cell>
              <table:table-cell office:value-type="float" office:value="14.1">
                <text:p>14.1</text:p>
              </table:table-cell>
              <table:table-cell office:value-type="float" office:value="-0.119229552642106">
                <text:p>-0.1192295526421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0.0000550429806381927">
                <text:p>0.0000550429806381927</text:p>
              </table:table-cell>
              <table:table-cell office:value-type="float" office:value="14.2">
                <text:p>14.2</text:p>
              </table:table-cell>
              <table:table-cell office:value-type="float" office:value="-0.122997187259563">
                <text:p>-0.1229971872595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0.0000547647165068811">
                <text:p>0.0000547647165068811</text:p>
              </table:table-cell>
              <table:table-cell office:value-type="float" office:value="14.3">
                <text:p>14.3</text:p>
              </table:table-cell>
              <table:table-cell office:value-type="float" office:value="-0.126888359432476">
                <text:p>-0.1268883594324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0.0000539666316235483">
                <text:p>0.0000539666316235483</text:p>
              </table:table-cell>
              <table:table-cell office:value-type="float" office:value="14.4">
                <text:p>14.4</text:p>
              </table:table-cell>
              <table:table-cell office:value-type="float" office:value="-0.130907367917821">
                <text:p>-0.1309073679178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0.0000527086889120809">
                <text:p>0.0000527086889120809</text:p>
              </table:table-cell>
              <table:table-cell office:value-type="float" office:value="14.5">
                <text:p>14.5</text:p>
              </table:table-cell>
              <table:table-cell office:value-type="float" office:value="-0.135058702322207">
                <text:p>-0.1350587023222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0.00005104945358229">
                <text:p>0.00005104945358229</text:p>
              </table:table-cell>
              <table:table-cell office:value-type="float" office:value="14.6">
                <text:p>14.6</text:p>
              </table:table-cell>
              <table:table-cell office:value-type="float" office:value="-0.139347055160409">
                <text:p>-0.1393470551604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0.0000490456472492228">
                <text:p>0.0000490456472492228</text:p>
              </table:table-cell>
              <table:table-cell office:value-type="float" office:value="14.7">
                <text:p>14.7</text:p>
              </table:table-cell>
              <table:table-cell office:value-type="float" office:value="-0.143777334767479">
                <text:p>-0.1437773347674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0.0000467517650764881">
                <text:p>0.0000467517650764881</text:p>
              </table:table-cell>
              <table:table-cell office:value-type="float" office:value="14.8">
                <text:p>14.8</text:p>
              </table:table-cell>
              <table:table-cell office:value-type="float" office:value="-0.14835467915694">
                <text:p>-0.148354679156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0.0000442197534697606">
                <text:p>0.0000442197534697606</text:p>
              </table:table-cell>
              <table:table-cell office:value-type="float" office:value="14.9">
                <text:p>14.9</text:p>
              </table:table-cell>
              <table:table-cell office:value-type="float" office:value="-0.153084470928155">
                <text:p>-0.1530844709281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0.0000414987454885132">
                <text:p>0.0000414987454885132</text:p>
              </table:table-cell>
              <table:table-cell office:value-type="float" office:value="15">
                <text:p>15</text:p>
              </table:table-cell>
              <table:table-cell office:value-type="float" office:value="-0.157972353337682">
                <text:p>-0.1579723533376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0.0000386348508500367">
                <text:p>0.0000386348508500367</text:p>
              </table:table-cell>
              <table:table-cell office:value-type="float" office:value="15.1">
                <text:p>15.1</text:p>
              </table:table-cell>
              <table:table-cell office:value-type="float" office:value="-0.163024247662455">
                <text:p>-0.1630242476624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0.0000356709971664801">
                <text:p>0.0000356709971664801</text:p>
              </table:table-cell>
              <table:table-cell office:value-type="float" office:value="15.2">
                <text:p>15.2</text:p>
              </table:table-cell>
              <table:table-cell office:value-type="float" office:value="-0.16824637199716">
                <text:p>-0.168246371997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0.0000326468188792372">
                <text:p>0.0000326468188792372</text:p>
              </table:table-cell>
              <table:table-cell office:value-type="float" office:value="15.3">
                <text:p>15.3</text:p>
              </table:table-cell>
              <table:table-cell office:value-type="float" office:value="-0.17364526164444">
                <text:p>-0.173645261644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0.0000295985902316039">
                <text:p>0.0000295985902316039</text:p>
              </table:table-cell>
              <table:table-cell office:value-type="float" office:value="15.4">
                <text:p>15.4</text:p>
              </table:table-cell>
              <table:table-cell office:value-type="float" office:value="-0.179227791274795">
                <text:p>-0.1792277912747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0.0000265591985461509">
                <text:p>0.0000265591985461509</text:p>
              </table:table-cell>
              <table:table-cell office:value-type="float" office:value="15.5">
                <text:p>15.5</text:p>
              </table:table-cell>
              <table:table-cell office:value-type="float" office:value="-0.185001199053535">
                <text:p>-0.1850011990535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0.0000235581540435672">
                <text:p>0.0000235581540435672</text:p>
              </table:table-cell>
              <table:table-cell office:value-type="float" office:value="15.6">
                <text:p>15.6</text:p>
              </table:table-cell>
              <table:table-cell office:value-type="float" office:value="-0.190973112955253">
                <text:p>-0.1909731129552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0.0000206216324506397">
                <text:p>0.0000206216324506397</text:p>
              </table:table-cell>
              <table:table-cell office:value-type="float" office:value="15.7">
                <text:p>15.7</text:p>
              </table:table-cell>
              <table:table-cell office:value-type="float" office:value="-0.197151579512373">
                <text:p>-0.1971515795123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0.0000177725466923736">
                <text:p>0.0000177725466923736</text:p>
              </table:table-cell>
              <table:table-cell office:value-type="float" office:value="15.8">
                <text:p>15.8</text:p>
              </table:table-cell>
              <table:table-cell office:value-type="float" office:value="-0.203545095273856">
                <text:p>-0.2035450952738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0.0000150306440429205">
                <text:p>0.0000150306440429205</text:p>
              </table:table-cell>
              <table:table-cell office:value-type="float" office:value="15.9">
                <text:p>15.9</text:p>
              </table:table-cell>
              <table:table-cell office:value-type="float" office:value="-0.210162641283656">
                <text:p>-0.2101626412836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0.0000124126252179215">
                <text:p>0.0000124126252179215</text:p>
              </table:table-cell>
              <table:table-cell office:value-type="float" office:value="16">
                <text:p>16</text:p>
              </table:table-cell>
              <table:table-cell office:value-type="float" office:value="-0.217013720926561">
                <text:p>-0.2170137209265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0.00000993228202320283">
                <text:p>0.00000993228202320283</text:p>
              </table:table-cell>
              <table:table-cell office:value-type="float" office:value="16.1">
                <text:p>16.1</text:p>
              </table:table-cell>
              <table:table-cell office:value-type="float" office:value="-0.224108401532379">
                <text:p>-0.2241084015323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0.00000760065032769955">
                <text:p>0.00000760065032769955</text:p>
              </table:table-cell>
              <table:table-cell office:value-type="float" office:value="16.2">
                <text:p>16.2</text:p>
              </table:table-cell>
              <table:table-cell office:value-type="float" office:value="-0.231457360178878">
                <text:p>-0.2314573601788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0.00000542617529845613">
                <text:p>0.00000542617529845613</text:p>
              </table:table-cell>
              <table:table-cell office:value-type="float" office:value="16.3">
                <text:p>16.3</text:p>
              </table:table-cell>
              <table:table-cell office:value-type="float" office:value="-0.239071934190313">
                <text:p>-0.2390719341903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0.00000341488601914609">
                <text:p>0.00000341488601914609</text:p>
              </table:table-cell>
              <table:table-cell office:value-type="float" office:value="16.4">
                <text:p>16.4</text:p>
              </table:table-cell>
              <table:table-cell office:value-type="float" office:value="-0.246964176893059">
                <text:p>-0.2469641768930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0.00000157057680757325">
                <text:p>0.00000157057680757325</text:p>
              </table:table-cell>
              <table:table-cell office:value-type="float" office:value="16.5">
                <text:p>16.5</text:p>
              </table:table-cell>
              <table:table-cell office:value-type="float" office:value="-0.25514691926394">
                <text:p>-0.255146919263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-0.000000105007250918495">
                <text:p>-0.000000105007250918495</text:p>
              </table:table-cell>
              <table:table-cell office:value-type="float" office:value="16.6">
                <text:p>16.6</text:p>
              </table:table-cell>
              <table:table-cell office:value-type="float" office:value="-0.263633838192047">
                <text:p>-0.2636338381920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-0.00000161198283105188">
                <text:p>-0.00000161198283105188</text:p>
              </table:table-cell>
              <table:table-cell office:value-type="float" office:value="16.7">
                <text:p>16.7</text:p>
              </table:table-cell>
              <table:table-cell office:value-type="float" office:value="-0.27243953217279">
                <text:p>-0.272439532172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-0.0000029521410248618">
                <text:p>-0.0000029521410248618</text:p>
              </table:table-cell>
              <table:table-cell office:value-type="float" office:value="16.8">
                <text:p>16.8</text:p>
              </table:table-cell>
              <table:table-cell office:value-type="float" office:value="-0.281579605365923">
                <text:p>-0.2815796053659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-0.00000412876198904328">
                <text:p>-0.00000412876198904328</text:p>
              </table:table-cell>
              <table:table-cell office:value-type="float" office:value="16.9">
                <text:p>16.9</text:p>
              </table:table-cell>
              <table:table-cell office:value-type="float" office:value="-0.291070761079758">
                <text:p>-0.2910707610797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-0.00000514643323691819">
                <text:p>-0.00000514643323691819</text:p>
              </table:table-cell>
              <table:table-cell office:value-type="float" office:value="17">
                <text:p>17</text:p>
              </table:table-cell>
              <table:table-cell office:value-type="float" office:value="-0.300930905894763">
                <text:p>-0.3009309058947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-0.00000601087302763912">
                <text:p>-0.00000601087302763912</text:p>
              </table:table-cell>
              <table:table-cell office:value-type="float" office:value="17.1">
                <text:p>17.1</text:p>
              </table:table-cell>
              <table:table-cell office:value-type="float" office:value="-0.311179265814752">
                <text:p>-0.3111792658147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-0.00000672876010901469">
                <text:p>-0.00000672876010901469</text:p>
              </table:table-cell>
              <table:table-cell office:value-type="float" office:value="17.2">
                <text:p>17.2</text:p>
              </table:table-cell>
              <table:table-cell office:value-type="float" office:value="-0.321836516037096">
                <text:p>-0.3218365160370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-0.0000073075708811658">
                <text:p>-0.0000073075708811658</text:p>
              </table:table-cell>
              <table:table-cell office:value-type="float" office:value="17.3">
                <text:p>17.3</text:p>
              </table:table-cell>
              <table:table-cell office:value-type="float" office:value="-0.332924926169852">
                <text:p>-0.3329249261698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-0.00000775542486729323">
                <text:p>-0.00000775542486729323</text:p>
              </table:table-cell>
              <table:table-cell office:value-type="float" office:value="17.4">
                <text:p>17.4</text:p>
              </table:table-cell>
              <table:table-cell office:value-type="float" office:value="-0.344468522999295">
                <text:p>-0.3444685229992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-0.00000808093920613769">
                <text:p>-0.00000808093920613769</text:p>
              </table:table-cell>
              <table:table-cell office:value-type="float" office:value="17.5">
                <text:p>17.5</text:p>
              </table:table-cell>
              <table:table-cell office:value-type="float" office:value="-0.356493273233178">
                <text:p>-0.3564932732331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-0.00000829309271903844">
                <text:p>-0.00000829309271903844</text:p>
              </table:table-cell>
              <table:table-cell office:value-type="float" office:value="17.6">
                <text:p>17.6</text:p>
              </table:table-cell>
              <table:table-cell office:value-type="float" office:value="-0.369027289021507">
                <text:p>-0.3690272890215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-0.0000084010999534602">
                <text:p>-0.0000084010999534602</text:p>
              </table:table-cell>
              <table:table-cell office:value-type="float" office:value="17.7">
                <text:p>17.7</text:p>
              </table:table-cell>
              <table:table-cell office:value-type="float" office:value="-0.38210105949786">
                <text:p>-0.382101059497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-0.00000841429546490594">
                <text:p>-0.00000841429546490594</text:p>
              </table:table-cell>
              <table:table-cell office:value-type="float" office:value="17.8">
                <text:p>17.8</text:p>
              </table:table-cell>
              <table:table-cell office:value-type="float" office:value="-0.395747712102303">
                <text:p>-0.3957477121023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-0.00000834202847055814">
                <text:p>-0.00000834202847055814</text:p>
              </table:table-cell>
              <table:table-cell office:value-type="float" office:value="17.9">
                <text:p>17.9</text:p>
              </table:table-cell>
              <table:table-cell office:value-type="float" office:value="-0.410003308056204">
                <text:p>-0.4100033080562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-0.00000819356789093904">
                <text:p>-0.00000819356789093904</text:p>
              </table:table-cell>
              <table:table-cell office:value-type="float" office:value="18">
                <text:p>18</text:p>
              </table:table-cell>
              <table:table-cell office:value-type="float" office:value="-0.424907177076989">
                <text:p>-0.4249071770769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-0.00000797801769037145">
                <text:p>-0.00000797801769037145</text:p>
              </table:table-cell>
              <table:table-cell office:value-type="float" office:value="18.1">
                <text:p>18.1</text:p>
              </table:table-cell>
              <table:table-cell office:value-type="float" office:value="-0.440502297267874">
                <text:p>-0.4405022972678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-0.00000770424233295555">
                <text:p>-0.00000770424233295555</text:p>
              </table:table-cell>
              <table:table-cell office:value-type="float" office:value="18.2">
                <text:p>18.2</text:p>
              </table:table-cell>
              <table:table-cell office:value-type="float" office:value="-0.456835727118483">
                <text:p>-0.4568357271184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-0.00000738080208795005">
                <text:p>-0.00000738080208795005</text:p>
              </table:table-cell>
              <table:table-cell office:value-type="float" office:value="18.3">
                <text:p>18.3</text:p>
              </table:table-cell>
              <table:table-cell office:value-type="float" office:value="-0.473959097736921">
                <text:p>-0.4739590977369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-0.00000701589784656384">
                <text:p>-0.00000701589784656384</text:p>
              </table:table-cell>
              <table:table-cell office:value-type="float" office:value="18.4">
                <text:p>18.4</text:p>
              </table:table-cell>
              <table:table-cell office:value-type="float" office:value="-0.491929174837534">
                <text:p>-0.4919291748375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-0.00000661732505084881">
                <text:p>-0.00000661732505084881</text:p>
              </table:table-cell>
              <table:table-cell office:value-type="float" office:value="18.5">
                <text:p>18.5</text:p>
              </table:table-cell>
              <table:table-cell office:value-type="float" office:value="-0.510808501673833">
                <text:p>-0.5108085016738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-0.00000619243628419506">
                <text:p>-0.00000619243628419506</text:p>
              </table:table-cell>
              <table:table-cell office:value-type="float" office:value="18.6">
                <text:p>18.6</text:p>
              </table:table-cell>
              <table:table-cell office:value-type="float" office:value="-0.530666136083105">
                <text:p>-0.5306661360831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-0.0000057481120313631">
                <text:p>-0.0000057481120313631</text:p>
              </table:table-cell>
              <table:table-cell office:value-type="float" office:value="18.7">
                <text:p>18.7</text:p>
              </table:table-cell>
              <table:table-cell office:value-type="float" office:value="-0.551578497157982">
                <text:p>-0.5515784971579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-0.00000529073908349923">
                <text:p>-0.00000529073908349923</text:p>
              </table:table-cell>
              <table:table-cell office:value-type="float" office:value="18.8">
                <text:p>18.8</text:p>
              </table:table-cell>
              <table:table-cell office:value-type="float" office:value="-0.573630339851076">
                <text:p>-0.5736303398510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-0.00000482619603958548">
                <text:p>-0.00000482619603958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-0.00000435984533966617">
                <text:p>-0.00000435984533966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-0.00000389653125634124">
                <text:p>-0.00000389653125634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-0.00000344058326878469">
                <text:p>-0.00000344058326878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-0.00000299582424729541">
                <text:p>-0.00000299582424729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-0.0000025655828854817">
                <text:p>-0.0000025655828854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-0.00000215270983099426">
                <text:p>-0.00000215270983099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-0.00000175959698364544">
                <text:p>-0.00000175959698364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-0.00000138819945119492">
                <text:p>-0.00000138819945119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-0.00000104005967747743">
                <text:p>-0.00000104005967747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-0.000000716333284356874">
                <text:p>-0.000000716333284356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-0.000000417816197704792">
                <text:p>-0.000000417816197704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">
                <text:p>20.1</text:p>
              </table:table-cell>
              <table:table-cell office:value-type="float" office:value="-0.000000144972657740864">
                <text:p>-0.000000144972657740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">
                <text:p>20.2</text:p>
              </table:table-cell>
              <table:table-cell office:value-type="float" office:value="0.00000010203625480408">
                <text:p>0.00000010203625480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">
                <text:p>20.3</text:p>
              </table:table-cell>
              <table:table-cell office:value-type="float" office:value="0.000000323323913546489">
                <text:p>0.000000323323913546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">
                <text:p>20.4</text:p>
              </table:table-cell>
              <table:table-cell office:value-type="float" office:value="0.000000519249567279194">
                <text:p>0.000000519249567279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">
                <text:p>20.5</text:p>
              </table:table-cell>
              <table:table-cell office:value-type="float" office:value="0.000000690390159965843">
                <text:p>0.000000690390159965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">
                <text:p>20.6</text:p>
              </table:table-cell>
              <table:table-cell office:value-type="float" office:value="0.000000837512791784176">
                <text:p>0.000000837512791784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">
                <text:p>20.7</text:p>
              </table:table-cell>
              <table:table-cell office:value-type="float" office:value="0.000000961548032502844">
                <text:p>0.000000961548032502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">
                <text:p>20.8</text:p>
              </table:table-cell>
              <table:table-cell office:value-type="float" office:value="0.00000106356426882463">
                <text:p>0.00000106356426882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">
                <text:p>20.9</text:p>
              </table:table-cell>
              <table:table-cell office:value-type="float" office:value="0.000001144743238826">
                <text:p>0.000001144743238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">
                <text:p>21</text:p>
              </table:table-cell>
              <table:table-cell office:value-type="float" office:value="0.00000120635687943899">
                <text:p>0.000001206356879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">
                <text:p>21.1</text:p>
              </table:table-cell>
              <table:table-cell office:value-type="float" office:value="0.00000124974558719629">
                <text:p>0.00000124974558719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">
                <text:p>21.2</text:p>
              </table:table-cell>
              <table:table-cell office:value-type="float" office:value="0.00000127629796830591">
                <text:p>0.00000127629796830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">
                <text:p>21.3</text:p>
              </table:table-cell>
              <table:table-cell office:value-type="float" office:value="0.00000128743213162151">
                <text:p>0.00000128743213162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">
                <text:p>21.4</text:p>
              </table:table-cell>
              <table:table-cell office:value-type="float" office:value="0.00000128457855728934">
                <text:p>0.00000128457855728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">
                <text:p>21.5</text:p>
              </table:table-cell>
              <table:table-cell office:value-type="float" office:value="0.00000126916455481749">
                <text:p>0.0000012691645548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">
                <text:p>21.6</text:p>
              </table:table-cell>
              <table:table-cell office:value-type="float" office:value="0.00000124260030704465">
                <text:p>0.00000124260030704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">
                <text:p>21.7</text:p>
              </table:table-cell>
              <table:table-cell office:value-type="float" office:value="0.00000120626648097864">
                <text:p>0.00000120626648097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">
                <text:p>21.8</text:p>
              </table:table-cell>
              <table:table-cell office:value-type="float" office:value="0.00000116150337270945">
                <text:p>0.00000116150337270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">
                <text:p>21.9</text:p>
              </table:table-cell>
              <table:table-cell office:value-type="float" office:value="0.00000110960154154007">
                <text:p>0.00000110960154154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">
                <text:p>22</text:p>
              </table:table-cell>
              <table:table-cell office:value-type="float" office:value="0.00000105179387807222">
                <text:p>0.00000105179387807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">
                <text:p>22.1</text:p>
              </table:table-cell>
              <table:table-cell office:value-type="float" office:value="0.000000989249042170427">
                <text:p>0.000000989249042170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">
                <text:p>22.2</text:p>
              </table:table-cell>
              <table:table-cell office:value-type="float" office:value="0.000000923066199437104">
                <text:p>0.000000923066199437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">
                <text:p>22.3</text:p>
              </table:table-cell>
              <table:table-cell office:value-type="float" office:value="0.000000854270978982737">
                <text:p>0.000000854270978982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">
                <text:p>22.4</text:p>
              </table:table-cell>
              <table:table-cell office:value-type="float" office:value="0.000000783812570783974">
                <text:p>0.000000783812570783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">
                <text:p>22.5</text:p>
              </table:table-cell>
              <table:table-cell office:value-type="float" office:value="0.000000712561877697243">
                <text:p>0.000000712561877697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">
                <text:p>22.6</text:p>
              </table:table-cell>
              <table:table-cell office:value-type="float" office:value="0.000000641310635142209">
                <text:p>0.000000641310635142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">
                <text:p>22.7</text:p>
              </table:table-cell>
              <table:table-cell office:value-type="float" office:value="0.000000570771410491254">
                <text:p>0.00000057077141049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8">
                <text:p>22.8</text:p>
              </table:table-cell>
              <table:table-cell office:value-type="float" office:value="0.000000501578394200479">
                <text:p>0.000000501578394200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">
                <text:p>22.9</text:p>
              </table:table-cell>
              <table:table-cell office:value-type="float" office:value="0.000000434288895596775">
                <text:p>0.000000434288895596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">
                <text:p>23</text:p>
              </table:table-cell>
              <table:table-cell office:value-type="float" office:value="0.000000369385457897473">
                <text:p>0.000000369385457897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">
                <text:p>23.1</text:p>
              </table:table-cell>
              <table:table-cell office:value-type="float" office:value="0.000000307278509389125">
                <text:p>0.00000030727850938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2">
                <text:p>23.2</text:p>
              </table:table-cell>
              <table:table-cell office:value-type="float" office:value="0.00000024830947063772">
                <text:p>0.00000024830947063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">
                <text:p>23.3</text:p>
              </table:table-cell>
              <table:table-cell office:value-type="float" office:value="0.000000192754241055078">
                <text:p>0.000000192754241055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4">
                <text:p>23.4</text:p>
              </table:table-cell>
              <table:table-cell office:value-type="float" office:value="0.000000140826992020149">
                <text:p>0.000000140826992020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">
                <text:p>23.5</text:p>
              </table:table-cell>
              <table:table-cell office:value-type="float" office:value="0.0000000926841979685119">
                <text:p>0.0000000926841979685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">
                <text:p>23.6</text:p>
              </table:table-cell>
              <table:table-cell office:value-type="float" office:value="0.000000048428841342353">
                <text:p>0.000000048428841342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">
                <text:p>23.7</text:p>
              </table:table-cell>
              <table:table-cell office:value-type="float" office:value="0.00000000811473196538651">
                <text:p>0.00000000811473196538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">
                <text:p>23.8</text:p>
              </table:table-cell>
              <table:table-cell office:value-type="float" office:value="-0.0000000282491137935372">
                <text:p>-0.000000028249113793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">
                <text:p>23.9</text:p>
              </table:table-cell>
              <table:table-cell office:value-type="float" office:value="-0.0000000606940838386332">
                <text:p>-0.0000000606940838386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">
                <text:p>24</text:p>
              </table:table-cell>
              <table:table-cell office:value-type="float" office:value="-0.0000000892876160408333">
                <text:p>-0.0000000892876160408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">
                <text:p>24.1</text:p>
              </table:table-cell>
              <table:table-cell office:value-type="float" office:value="-0.000000114128918862405">
                <text:p>-0.000000114128918862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">
                <text:p>24.2</text:p>
              </table:table-cell>
              <table:table-cell office:value-type="float" office:value="-0.000000135344802213196">
                <text:p>-0.000000135344802213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">
                <text:p>24.3</text:p>
              </table:table-cell>
              <table:table-cell office:value-type="float" office:value="-0.000000153085649206775">
                <text:p>-0.000000153085649206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">
                <text:p>24.4</text:p>
              </table:table-cell>
              <table:table-cell office:value-type="float" office:value="-0.000000167521555008929">
                <text:p>-0.000000167521555008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">
                <text:p>24.5</text:p>
              </table:table-cell>
              <table:table-cell office:value-type="float" office:value="-0.000000178838654680778">
                <text:p>-0.000000178838654680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">
                <text:p>24.6</text:p>
              </table:table-cell>
              <table:table-cell office:value-type="float" office:value="-0.000000187235657838635">
                <text:p>-0.00000018723565783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">
                <text:p>24.7</text:p>
              </table:table-cell>
              <table:table-cell office:value-type="float" office:value="-0.00000019292060410232">
                <text:p>-0.00000019292060410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">
                <text:p>24.8</text:p>
              </table:table-cell>
              <table:table-cell office:value-type="float" office:value="-0.000000196107849698613">
                <text:p>-0.000000196107849698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9">
                <text:p>24.9</text:p>
              </table:table-cell>
              <table:table-cell office:value-type="float" office:value="-0.00000019701529223829">
                <text:p>-0.00000019701529223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">
                <text:p>25</text:p>
              </table:table-cell>
              <table:table-cell office:value-type="float" office:value="-0.000000195861837601617">
                <text:p>-0.00000019586183760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1">
                <text:p>25.1</text:p>
              </table:table-cell>
              <table:table-cell office:value-type="float" office:value="-0.000000192865110052595">
                <text:p>-0.000000192865110052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2">
                <text:p>25.2</text:p>
              </table:table-cell>
              <table:table-cell office:value-type="float" office:value="-0.000000188239404157949">
                <text:p>-0.000000188239404157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3">
                <text:p>25.3</text:p>
              </table:table-cell>
              <table:table-cell office:value-type="float" office:value="-0.000000182193874811189">
                <text:p>-0.00000018219387481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4">
                <text:p>25.4</text:p>
              </table:table-cell>
              <table:table-cell office:value-type="float" office:value="-0.000000174930959650992">
                <text:p>-0.000000174930959650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5">
                <text:p>25.5</text:p>
              </table:table-cell>
              <table:table-cell office:value-type="float" office:value="-0.000000166645026410306">
                <text:p>-0.000000166645026410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6">
                <text:p>25.6</text:p>
              </table:table-cell>
              <table:table-cell office:value-type="float" office:value="-0.000000157521236229584">
                <text:p>-0.000000157521236229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7">
                <text:p>25.7</text:p>
              </table:table-cell>
              <table:table-cell office:value-type="float" office:value="-0.000000147734612704639">
                <text:p>-0.000000147734612704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8">
                <text:p>25.8</text:p>
              </table:table-cell>
              <table:table-cell office:value-type="float" office:value="-0.000000137449305405142">
                <text:p>-0.000000137449305405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9">
                <text:p>25.9</text:p>
              </table:table-cell>
              <table:table-cell office:value-type="float" office:value="-0.000000126818035781544">
                <text:p>-0.00000012681803578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">
                <text:p>26</text:p>
              </table:table-cell>
              <table:table-cell office:value-type="float" office:value="-0.00000011598171276249">
                <text:p>-0.00000011598171276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1">
                <text:p>26.1</text:p>
              </table:table-cell>
              <table:table-cell office:value-type="float" office:value="-0.000000105069204917716">
                <text:p>-0.000000105069204917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2">
                <text:p>26.2</text:p>
              </table:table-cell>
              <table:table-cell office:value-type="float" office:value="-0.0000000941972558082424">
                <text:p>-0.0000000941972558082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3">
                <text:p>26.3</text:p>
              </table:table-cell>
              <table:table-cell office:value-type="float" office:value="-0.0000000834705290516338">
                <text:p>-0.0000000834705290516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4">
                <text:p>26.4</text:p>
              </table:table-cell>
              <table:table-cell office:value-type="float" office:value="-0.0000000729817696801698">
                <text:p>-0.000000072981769680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5">
                <text:p>26.5</text:p>
              </table:table-cell>
              <table:table-cell office:value-type="float" office:value="-0.0000000628120685490504">
                <text:p>-0.0000000628120685490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6">
                <text:p>26.6</text:p>
              </table:table-cell>
              <table:table-cell office:value-type="float" office:value="-0.0000000530312168455525">
                <text:p>-0.000000053031216845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7">
                <text:p>26.7</text:p>
              </table:table-cell>
              <table:table-cell office:value-type="float" office:value="-0.0000000436981381439488">
                <text:p>-0.0000000436981381439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8">
                <text:p>26.8</text:p>
              </table:table-cell>
              <table:table-cell office:value-type="float" office:value="-0.000000034861385931066">
                <text:p>-0.00000003486138593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9">
                <text:p>26.9</text:p>
              </table:table-cell>
              <table:table-cell office:value-type="float" office:value="-0.0000000265596950801608">
                <text:p>-0.000000026559695080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">
                <text:p>27</text:p>
              </table:table-cell>
              <table:table-cell office:value-type="float" office:value="-0.0000000188225763635445">
                <text:p>-0.0000000188225763635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1">
                <text:p>27.1</text:p>
              </table:table-cell>
              <table:table-cell office:value-type="float" office:value="-0.0000000116709437549545">
                <text:p>-0.0000000116709437549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2">
                <text:p>27.2</text:p>
              </table:table-cell>
              <table:table-cell office:value-type="float" office:value="-0.00000000511776496967384">
                <text:p>-0.00000000511776496967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3">
                <text:p>27.3</text:p>
              </table:table-cell>
              <table:table-cell office:value-type="float" office:value="0.000000000831273586775462">
                <text:p>0.000000000831273586775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4">
                <text:p>27.4</text:p>
              </table:table-cell>
              <table:table-cell office:value-type="float" office:value="0.00000000617709555171208">
                <text:p>0.0000000061770955517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5">
                <text:p>27.5</text:p>
              </table:table-cell>
              <table:table-cell office:value-type="float" office:value="0.0000000109265643646379">
                <text:p>0.000000010926564364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6">
                <text:p>27.6</text:p>
              </table:table-cell>
              <table:table-cell office:value-type="float" office:value="0.0000000150918206526248">
                <text:p>0.0000000150918206526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7">
                <text:p>27.7</text:p>
              </table:table-cell>
              <table:table-cell office:value-type="float" office:value="0.0000000186896331052867">
                <text:p>0.0000000186896331052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8">
                <text:p>27.8</text:p>
              </table:table-cell>
              <table:table-cell office:value-type="float" office:value="0.0000000217407679816296">
                <text:p>0.000000021740767981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9">
                <text:p>27.9</text:p>
              </table:table-cell>
              <table:table-cell office:value-type="float" office:value="0.0000000242693816905219">
                <text:p>0.0000000242693816905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">
                <text:p>28</text:p>
              </table:table-cell>
              <table:table-cell office:value-type="float" office:value="0.0000000263024402116197">
                <text:p>0.0000000263024402116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1">
                <text:p>28.1</text:p>
              </table:table-cell>
              <table:table-cell office:value-type="float" office:value="0.0000000278691684784916">
                <text:p>0.0000000278691684784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2">
                <text:p>28.2</text:p>
              </table:table-cell>
              <table:table-cell office:value-type="float" office:value="0.0000000290005322338913">
                <text:p>0.0000000290005322338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3">
                <text:p>28.3</text:p>
              </table:table-cell>
              <table:table-cell office:value-type="float" office:value="0.0000000297287542914122">
                <text:p>0.000000029728754291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4">
                <text:p>28.4</text:p>
              </table:table-cell>
              <table:table-cell office:value-type="float" office:value="0.0000000300868666002669">
                <text:p>0.0000000300868666002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5">
                <text:p>28.5</text:p>
              </table:table-cell>
              <table:table-cell office:value-type="float" office:value="0.0000000301082990122334">
                <text:p>0.0000000301082990122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6">
                <text:p>28.6</text:p>
              </table:table-cell>
              <table:table-cell office:value-type="float" office:value="0.0000000298265051928809">
                <text:p>0.0000000298265051928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7">
                <text:p>28.7</text:p>
              </table:table-cell>
              <table:table-cell office:value-type="float" office:value="0.0000000292746257035349">
                <text:p>0.0000000292746257035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8">
                <text:p>28.8</text:p>
              </table:table-cell>
              <table:table-cell office:value-type="float" office:value="0.0000000284851879060881">
                <text:p>0.0000000284851879060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49cm" svg:height="8.454cm" xlink:href=".." xlink:type="simple" chart:class="chart:scatter" chart:style-name="ch1">
        <chart:title svg:x="5.418cm" svg:y="0.305cm" chart:style-name="ch2">
          <text:p>State Transition Matrix</text:p>
        </chart:title>
        <chart:legend chart:legend-position="end" svg:x="13.682cm" svg:y="3.679cm" style:legend-expansion="high" chart:style-name="ch3"/>
        <chart:plot-area chart:style-name="ch4" table:cell-range-address="'2.3-4'.B15:'2.3-4'.B165 '2.3-4'.D14:'2.3-4'.E165" chart:data-source-has-labels="row" svg:x="0.308cm" svg:y="1.253cm" svg:width="13.066cm" svg:height="6.051cm">
          <chartooo:coordinate-region svg:x="1.035cm" svg:y="1.453cm" svg:width="12.152cm" svg:height="5.204cm"/>
          <chart:axis chart:dimension="x" chart:name="primary-x" chart:style-name="ch5">
            <chart:title svg:x="6.44cm" svg:y="7.473cm" chart:style-name="ch6">
              <text:p>Time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2.3-4'.D15:'2.3-4'.D165" chart:label-cell-address="'2.3-4'.D14:'2.3-4'.D14" chart:class="chart:scatter">
            <chart:domain table:cell-range-address="'2.3-4'.B15:'2.3-4'.B165"/>
            <chart:data-point chart:repeated="151"/>
          </chart:series>
          <chart:series chart:style-name="ch9" chart:values-cell-range-address="'2.3-4'.E15:'2.3-4'.E165" chart:label-cell-address="'2.3-4'.E14:'2.3-4'.E14" chart:class="chart:scatter">
            <chart:data-point chart:repeated="1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X1</text:p>
                <draw:g>
                  <svg:desc>'2.3-4'.D14:'2.3-4'.D14</svg:desc>
                </draw:g>
              </table:table-cell>
              <table:table-cell office:value-type="string">
                <text:p>X2</text:p>
                <draw:g>
                  <svg:desc>'2.3-4'.E14:'2.3-4'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.3-4'.B15:'2.3-4'.B165</svg:desc>
                </draw:g>
              </table:table-cell>
              <table:table-cell office:value-type="float" office:value="0">
                <text:p>0</text:p>
                <draw:g>
                  <svg:desc>'2.3-4'.D15:'2.3-4'.D165</svg:desc>
                </draw:g>
              </table:table-cell>
              <table:table-cell office:value-type="float" office:value="0">
                <text:p>0</text:p>
                <draw:g>
                  <svg:desc>'2.3-4'.E15:'2.3-4'.E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047714">
                <text:p>0.0047714</text:p>
              </table:table-cell>
              <table:table-cell office:value-type="float" office:value="0.096586">
                <text:p>0.0965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18408500022">
                <text:p>0.018408500022</text:p>
              </table:table-cell>
              <table:table-cell office:value-type="float" office:value="0.18664182054">
                <text:p>0.18664182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398637769707951">
                <text:p>0.0398637769707951</text:p>
              </table:table-cell>
              <table:table-cell office:value-type="float" office:value="0.270608967053291">
                <text:p>0.270608967053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681823852643494">
                <text:p>0.0681823852643494</text:p>
              </table:table-cell>
              <table:table-cell office:value-type="float" office:value="0.348899094790818">
                <text:p>0.348899094790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102494825064302">
                <text:p>0.102494825064302</text:p>
              </table:table-cell>
              <table:table-cell office:value-type="float" office:value="0.421896026992011">
                <text:p>0.421896026992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142010158188563">
                <text:p>0.142010158188563</text:p>
              </table:table-cell>
              <table:table-cell office:value-type="float" office:value="0.489957636607081">
                <text:p>0.489957636607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186009732142094">
                <text:p>0.186009732142094</text:p>
              </table:table-cell>
              <table:table-cell office:value-type="float" office:value="0.553417600796076">
                <text:p>0.553417600796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233841375500515">
                <text:p>0.233841375500515</text:p>
              </table:table-cell>
              <table:table-cell office:value-type="float" office:value="0.612587036806253">
                <text:p>0.6125870368062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284914030484504">
                <text:p>0.284914030484504</text:p>
              </table:table-cell>
              <table:table-cell office:value-type="float" office:value="0.667756027247783">
                <text:p>0.6677560272477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338692790984516">
                <text:p>0.338692790984516</text:p>
              </table:table-cell>
              <table:table-cell office:value-type="float" office:value="0.71919504224556">
                <text:p>0.71919504224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394694316547732">
                <text:p>0.394694316547732</text:p>
              </table:table-cell>
              <table:table-cell office:value-type="float" office:value="0.767156265439338">
                <text:p>0.7671562654393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452482594934085">
                <text:p>0.452482594934085</text:p>
              </table:table-cell>
              <table:table-cell office:value-type="float" office:value="0.811874830332984">
                <text:p>0.811874830332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511665027796517">
                <text:p>0.511665027796517</text:p>
              </table:table-cell>
              <table:table-cell office:value-type="float" office:value="0.853569973054171">
                <text:p>0.8535699730541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571888815852584">
                <text:p>0.571888815852584</text:p>
              </table:table-cell>
              <table:table-cell office:value-type="float" office:value="0.892446107175978">
                <text:p>0.8924461071759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63283762159943">
                <text:p>0.63283762159943</text:p>
              </table:table-cell>
              <table:table-cell office:value-type="float" office:value="0.92869382586981">
                <text:p>0.92869382586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694228489190962">
                <text:p>0.694228489190962</text:p>
              </table:table-cell>
              <table:table-cell office:value-type="float" office:value="0.962490836302753">
                <text:p>0.9624908363027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755809002552839">
                <text:p>0.755809002552839</text:p>
              </table:table-cell>
              <table:table-cell office:value-type="float" office:value="0.994002830860323">
                <text:p>0.9940028308603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817354664165379">
                <text:p>0.817354664165379</text:p>
              </table:table-cell>
              <table:table-cell office:value-type="float" office:value="1.02338429946586">
                <text:p>1.023384299465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878666478203717">
                <text:p>0.878666478203717</text:p>
              </table:table-cell>
              <table:table-cell office:value-type="float" office:value="1.05077928697897">
                <text:p>1.050779286978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939568722895141">
                <text:p>0.939568722895141</text:p>
              </table:table-cell>
              <table:table-cell office:value-type="float" office:value="1.07632209938632">
                <text:p>1.076322099386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999906898041737">
                <text:p>0.999906898041737</text:p>
              </table:table-cell>
              <table:table-cell office:value-type="float" office:value="1.10013796224681">
                <text:p>1.100137962246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1.05954583466789">
                <text:p>1.05954583466789</text:p>
              </table:table-cell>
              <table:table-cell office:value-type="float" office:value="1.12234363461931">
                <text:p>1.122343634619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1.11836795469228">
                <text:p>1.11836795469228</text:p>
              </table:table-cell>
              <table:table-cell office:value-type="float" office:value="1.1430479814827">
                <text:p>1.14304798148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1.1762716693976">
                <text:p>1.1762716693976</text:p>
              </table:table-cell>
              <table:table-cell office:value-type="float" office:value="1.16235250745465">
                <text:p>1.162352507454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1.23316990628331">
                <text:p>1.23316990628331</text:p>
              </table:table-cell>
              <table:table-cell office:value-type="float" office:value="1.18035185442564">
                <text:p>1.180351854425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1.28898875464077">
                <text:p>1.28898875464077</text:p>
              </table:table-cell>
              <table:table-cell office:value-type="float" office:value="1.19713426554792">
                <text:p>1.197134265547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1.34366622089155">
                <text:p>1.34366622089155</text:p>
              </table:table-cell>
              <table:table-cell office:value-type="float" office:value="1.21278201785423">
                <text:p>1.212782017854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1.39715108538054">
                <text:p>1.39715108538054</text:p>
              </table:table-cell>
              <table:table-cell office:value-type="float" office:value="1.2273718256271">
                <text:p>1.22737182562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1.44940185292061">
                <text:p>1.44940185292061</text:p>
              </table:table-cell>
              <table:table-cell office:value-type="float" office:value="1.24097521649646">
                <text:p>1.240975216496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1.50038578994764">
                <text:p>1.50038578994764</text:p>
              </table:table-cell>
              <table:table-cell office:value-type="float" office:value="1.25365888210913">
                <text:p>1.253658882109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1.55007804166657">
                <text:p>1.55007804166657</text:p>
              </table:table-cell>
              <table:table-cell office:value-type="float" office:value="1.26548500508973">
                <text:p>1.265485005089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1.59846082305394">
                <text:p>1.59846082305394</text:p>
              </table:table-cell>
              <table:table-cell office:value-type="float" office:value="1.27651156389562">
                <text:p>1.276511563895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1.64552267803257">
                <text:p>1.64552267803257</text:p>
              </table:table-cell>
              <table:table-cell office:value-type="float" office:value="1.28679261706063">
                <text:p>1.286792617060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1.69125780155203">
                <text:p>1.69125780155203</text:p>
              </table:table-cell>
              <table:table-cell office:value-type="float" office:value="1.29637856822116">
                <text:p>1.296378568221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1.73566541969678">
                <text:p>1.73566541969678</text:p>
              </table:table-cell>
              <table:table-cell office:value-type="float" office:value="1.30531641322373">
                <text:p>1.305316413223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1.77874922330384">
                <text:p>1.77874922330384</text:p>
              </table:table-cell>
              <table:table-cell office:value-type="float" office:value="1.31364997052568">
                <text:p>1.313649970525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1.82051685090683">
                <text:p>1.82051685090683</text:p>
              </table:table-cell>
              <table:table-cell office:value-type="float" office:value="1.32142009601843">
                <text:p>1.321420096018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1.86097941713304">
                <text:p>1.86097941713304</text:p>
              </table:table-cell>
              <table:table-cell office:value-type="float" office:value="1.32866488332663">
                <text:p>1.32866488332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1.90015108296883">
                <text:p>1.90015108296883</text:p>
              </table:table-cell>
              <table:table-cell office:value-type="float" office:value="1.33541985056491">
                <text:p>1.335419850564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.93804866457566">
                <text:p>1.93804866457566</text:p>
              </table:table-cell>
              <table:table-cell office:value-type="float" office:value="1.34171811446822">
                <text:p>1.341718114468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1.97469127758721">
                <text:p>1.97469127758721</text:p>
              </table:table-cell>
              <table:table-cell office:value-type="float" office:value="1.34759055274902">
                <text:p>1.347590552749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2.01010001404824">
                <text:p>2.01010001404824</text:p>
              </table:table-cell>
              <table:table-cell office:value-type="float" office:value="1.35306595547766">
                <text:p>1.353065955477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2.0442976493691">
                <text:p>2.0442976493691</text:p>
              </table:table-cell>
              <table:table-cell office:value-type="float" office:value="1.35817116622782">
                <text:p>1.358171166227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2.07730837686803">
                <text:p>2.07730837686803</text:p>
              </table:table-cell>
              <table:table-cell office:value-type="float" office:value="1.36293121367916">
                <text:p>1.362931213679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2.10915756765675">
                <text:p>2.10915756765675</text:p>
              </table:table-cell>
              <table:table-cell office:value-type="float" office:value="1.36736943432231">
                <text:p>1.367369434322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2.1398715537953">
                <text:p>2.1398715537953</text:p>
              </table:table-cell>
              <table:table-cell office:value-type="float" office:value="1.37150758686778">
                <text:p>1.371507586867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2.16947743279964">
                <text:p>2.16947743279964</text:p>
              </table:table-cell>
              <table:table-cell office:value-type="float" office:value="1.37536595891965">
                <text:p>1.37536595891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2.19800289173224">
                <text:p>2.19800289173224</text:p>
              </table:table-cell>
              <table:table-cell office:value-type="float" office:value="1.37896346643709">
                <text:p>1.378963466437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2.22547604924083">
                <text:p>2.22547604924083</text:p>
              </table:table-cell>
              <table:table-cell office:value-type="float" office:value="1.38231774647128">
                <text:p>1.38231774647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2.25192531403695">
                <text:p>2.25192531403695</text:p>
              </table:table-cell>
              <table:table-cell office:value-type="float" office:value="1.38544524363236">
                <text:p>1.385445243632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2.27737925842154">
                <text:p>2.27737925842154</text:p>
              </table:table-cell>
              <table:table-cell office:value-type="float" office:value="1.38836129071037">
                <text:p>1.388361290710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2.30186650557324">
                <text:p>2.30186650557324</text:p>
              </table:table-cell>
              <table:table-cell office:value-type="float" office:value="1.39108018384544">
                <text:p>1.391080183845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2.32541562941467">
                <text:p>2.32541562941467</text:p>
              </table:table-cell>
              <table:table-cell office:value-type="float" office:value="1.39361525261565">
                <text:p>1.393615252615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2.34805506596451">
                <text:p>2.34805506596451</text:p>
              </table:table-cell>
              <table:table-cell office:value-type="float" office:value="1.39597892538631">
                <text:p>1.395978925386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2.36981303516881">
                <text:p>2.36981303516881</text:p>
              </table:table-cell>
              <table:table-cell office:value-type="float" office:value="1.39818279024094">
                <text:p>1.398182790240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2.39071747228433">
                <text:p>2.39071747228433</text:p>
              </table:table-cell>
              <table:table-cell office:value-type="float" office:value="1.40023765179275">
                <text:p>1.400237651792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2.4107959679599">
                <text:p>2.4107959679599</text:p>
              </table:table-cell>
              <table:table-cell office:value-type="float" office:value="1.40215358415504">
                <text:p>1.402153584155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2.4300757162299">
                <text:p>2.4300757162299</text:p>
              </table:table-cell>
              <table:table-cell office:value-type="float" office:value="1.40393998033032">
                <text:p>1.403939980330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2.44858346969648">
                <text:p>2.44858346969648</text:p>
              </table:table-cell>
              <table:table-cell office:value-type="float" office:value="1.40560559826019">
                <text:p>1.405605598260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2.4663455012355">
                <text:p>2.4663455012355</text:p>
              </table:table-cell>
              <table:table-cell office:value-type="float" office:value="1.40715860376182">
                <text:p>1.407158603761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2.4833875716146">
                <text:p>2.4833875716146</text:p>
              </table:table-cell>
              <table:table-cell office:value-type="float" office:value="1.40860661056148">
                <text:p>1.408606610561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2.49973490246185">
                <text:p>2.49973490246185</text:p>
              </table:table-cell>
              <table:table-cell office:value-type="float" office:value="1.40995671762142">
                <text:p>1.409956717621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2.51541215406873">
                <text:p>2.51541215406873</text:p>
              </table:table-cell>
              <table:table-cell office:value-type="float" office:value="1.41121554394304">
                <text:p>1.411215543943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2.53044340755423">
                <text:p>2.53044340755423</text:p>
              </table:table-cell>
              <table:table-cell office:value-type="float" office:value="1.41238926101705">
                <text:p>1.412389261017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2.54485215095561">
                <text:p>2.54485215095561</text:p>
              </table:table-cell>
              <table:table-cell office:value-type="float" office:value="1.41348362307968">
                <text:p>1.413483623079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9999999999999">
                <text:p>6.59999999999999</text:p>
              </table:table-cell>
              <table:table-cell office:value-type="float" office:value="2.55866126884762">
                <text:p>2.55866126884762</text:p>
              </table:table-cell>
              <table:table-cell office:value-type="float" office:value="1.41450399532327">
                <text:p>1.414503995323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9999999999999">
                <text:p>6.69999999999999</text:p>
              </table:table-cell>
              <table:table-cell office:value-type="float" office:value="2.57189303512537">
                <text:p>2.57189303512537</text:p>
              </table:table-cell>
              <table:table-cell office:value-type="float" office:value="1.41545538019946">
                <text:p>1.415455380199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9999999999999">
                <text:p>6.79999999999999</text:p>
              </table:table-cell>
              <table:table-cell office:value-type="float" office:value="2.5845691086171">
                <text:p>2.5845691086171</text:p>
              </table:table-cell>
              <table:table-cell office:value-type="float" office:value="1.41634244194418">
                <text:p>1.416342441944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89999999999999">
                <text:p>6.89999999999999</text:p>
              </table:table-cell>
              <table:table-cell office:value-type="float" office:value="2.59671053122098">
                <text:p>2.59671053122098</text:p>
              </table:table-cell>
              <table:table-cell office:value-type="float" office:value="1.41716952944433">
                <text:p>1.417169529444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99999999999999">
                <text:p>6.99999999999999</text:p>
              </table:table-cell>
              <table:table-cell office:value-type="float" office:value="2.60833772828699">
                <text:p>2.60833772828699</text:p>
              </table:table-cell>
              <table:table-cell office:value-type="float" office:value="1.4179406975586">
                <text:p>1.41794069755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9999999999999">
                <text:p>7.09999999999999</text:p>
              </table:table-cell>
              <table:table-cell office:value-type="float" office:value="2.61947051098846">
                <text:p>2.61947051098846</text:p>
              </table:table-cell>
              <table:table-cell office:value-type="float" office:value="1.41865972699666">
                <text:p>1.418659726996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19999999999999">
                <text:p>7.19999999999999</text:p>
              </table:table-cell>
              <table:table-cell office:value-type="float" office:value="2.63012808045063">
                <text:p>2.63012808045063</text:p>
              </table:table-cell>
              <table:table-cell office:value-type="float" office:value="1.41933014285442">
                <text:p>1.419330142854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29999999999999">
                <text:p>7.29999999999999</text:p>
              </table:table-cell>
              <table:table-cell office:value-type="float" office:value="2.64032903342394">
                <text:p>2.64032903342394</text:p>
              </table:table-cell>
              <table:table-cell office:value-type="float" office:value="1.41995523189603">
                <text:p>1.419955231896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9999999999999">
                <text:p>7.39999999999999</text:p>
              </table:table-cell>
              <table:table-cell office:value-type="float" office:value="2.65009136930846">
                <text:p>2.65009136930846</text:p>
              </table:table-cell>
              <table:table-cell office:value-type="float" office:value="1.42053805866754">
                <text:p>1.420538058667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49999999999999">
                <text:p>7.49999999999999</text:p>
              </table:table-cell>
              <table:table-cell office:value-type="float" office:value="2.65943249835377">
                <text:p>2.65943249835377</text:p>
              </table:table-cell>
              <table:table-cell office:value-type="float" office:value="1.42108148052103">
                <text:p>1.421081480521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59999999999999">
                <text:p>7.59999999999999</text:p>
              </table:table-cell>
              <table:table-cell office:value-type="float" office:value="2.66836925087414">
                <text:p>2.66836925087414</text:p>
              </table:table-cell>
              <table:table-cell office:value-type="float" office:value="1.421588161623">
                <text:p>1.4215881616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69999999999999">
                <text:p>7.69999999999999</text:p>
              </table:table-cell>
              <table:table-cell office:value-type="float" office:value="2.6769178873339">
                <text:p>2.6769178873339</text:p>
              </table:table-cell>
              <table:table-cell office:value-type="float" office:value="1.42206058601567">
                <text:p>1.422060586015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79999999999999">
                <text:p>7.79999999999999</text:p>
              </table:table-cell>
              <table:table-cell office:value-type="float" office:value="2.6850941091713">
                <text:p>2.6850941091713</text:p>
              </table:table-cell>
              <table:table-cell office:value-type="float" office:value="1.42250106979515">
                <text:p>1.422501069795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89999999999999">
                <text:p>7.89999999999999</text:p>
              </table:table-cell>
              <table:table-cell office:value-type="float" office:value="2.69291307024172">
                <text:p>2.69291307024172</text:p>
              </table:table-cell>
              <table:table-cell office:value-type="float" office:value="1.4229117724663">
                <text:p>1.42291177246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99999999999999">
                <text:p>7.99999999999999</text:p>
              </table:table-cell>
              <table:table-cell office:value-type="float" office:value="2.70038938877236">
                <text:p>2.70038938877236</text:p>
              </table:table-cell>
              <table:table-cell office:value-type="float" office:value="1.42329470752985">
                <text:p>1.423294707529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09999999999999">
                <text:p>8.09999999999999</text:p>
              </table:table-cell>
              <table:table-cell office:value-type="float" office:value="2.70753715973124">
                <text:p>2.70753715973124</text:p>
              </table:table-cell>
              <table:table-cell office:value-type="float" office:value="1.42365175235376">
                <text:p>1.423651752353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19999999999999">
                <text:p>8.19999999999999</text:p>
              </table:table-cell>
              <table:table-cell office:value-type="float" office:value="2.71436996752287">
                <text:p>2.71436996752287</text:p>
              </table:table-cell>
              <table:table-cell office:value-type="float" office:value="1.42398465737712">
                <text:p>1.423984657377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29999999999999">
                <text:p>8.29999999999999</text:p>
              </table:table-cell>
              <table:table-cell office:value-type="float" office:value="2.72090089893171">
                <text:p>2.72090089893171</text:p>
              </table:table-cell>
              <table:table-cell office:value-type="float" office:value="1.42429505469186">
                <text:p>1.424295054691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39999999999999">
                <text:p>8.39999999999999</text:p>
              </table:table-cell>
              <table:table-cell office:value-type="float" office:value="2.72714255624278">
                <text:p>2.72714255624278</text:p>
              </table:table-cell>
              <table:table-cell office:value-type="float" office:value="1.42458446604414">
                <text:p>1.424584466044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2.73310707047618">
                <text:p>2.73310707047618</text:p>
              </table:table-cell>
              <table:table-cell office:value-type="float" office:value="1.4248543102949">
                <text:p>1.42485431029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2.73880611467884">
                <text:p>2.73880611467884</text:p>
              </table:table-cell>
              <table:table-cell office:value-type="float" office:value="1.42510591037586">
                <text:p>1.425105910375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2.74425091722336">
                <text:p>2.74425091722336</text:p>
              </table:table-cell>
              <table:table-cell office:value-type="float" office:value="1.42534049977535">
                <text:p>1.425340499775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2.74945227506921">
                <text:p>2.74945227506921</text:p>
              </table:table-cell>
              <table:table-cell office:value-type="float" office:value="1.42555922858554">
                <text:p>1.425559228585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89999999999998">
                <text:p>8.89999999999998</text:p>
              </table:table-cell>
              <table:table-cell office:value-type="float" office:value="2.75442056694684">
                <text:p>2.75442056694684</text:p>
              </table:table-cell>
              <table:table-cell office:value-type="float" office:value="1.42576316914087">
                <text:p>1.425763169140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99999999999998">
                <text:p>8.99999999999998</text:p>
              </table:table-cell>
              <table:table-cell office:value-type="float" office:value="2.75916576642992">
                <text:p>2.75916576642992</text:p>
              </table:table-cell>
              <table:table-cell office:value-type="float" office:value="1.42595332127525">
                <text:p>1.425953321275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09999999999998">
                <text:p>9.09999999999998</text:p>
              </table:table-cell>
              <table:table-cell office:value-type="float" office:value="2.76369745486526">
                <text:p>2.76369745486526</text:p>
              </table:table-cell>
              <table:table-cell office:value-type="float" office:value="1.42613061722383">
                <text:p>1.426130617223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19999999999998">
                <text:p>9.19999999999998</text:p>
              </table:table-cell>
              <table:table-cell office:value-type="float" office:value="2.76802483413396">
                <text:p>2.76802483413396</text:p>
              </table:table-cell>
              <table:table-cell office:value-type="float" office:value="1.42629592619333">
                <text:p>1.42629592619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9999999999998">
                <text:p>9.29999999999998</text:p>
              </table:table-cell>
              <table:table-cell office:value-type="float" office:value="2.77215673922066">
                <text:p>2.77215673922066</text:p>
              </table:table-cell>
              <table:table-cell office:value-type="float" office:value="1.4264500586234">
                <text:p>1.42645005862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39999999999998">
                <text:p>9.39999999999998</text:p>
              </table:table-cell>
              <table:table-cell office:value-type="float" office:value="2.7761016505712">
                <text:p>2.7761016505712</text:p>
              </table:table-cell>
              <table:table-cell office:value-type="float" office:value="1.42659377015987">
                <text:p>1.426593770159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49999999999998">
                <text:p>9.49999999999998</text:p>
              </table:table-cell>
              <table:table-cell office:value-type="float" office:value="2.7798677062219">
                <text:p>2.7798677062219</text:p>
              </table:table-cell>
              <table:table-cell office:value-type="float" office:value="1.42672776535936">
                <text:p>1.426727765359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59999999999998">
                <text:p>9.59999999999998</text:p>
              </table:table-cell>
              <table:table-cell office:value-type="float" office:value="2.78346271368631">
                <text:p>2.78346271368631</text:p>
              </table:table-cell>
              <table:table-cell office:value-type="float" office:value="1.42685270114342">
                <text:p>1.426852701143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69999999999998">
                <text:p>9.69999999999998</text:p>
              </table:table-cell>
              <table:table-cell office:value-type="float" office:value="2.78689416158754">
                <text:p>2.78689416158754</text:p>
              </table:table-cell>
              <table:table-cell office:value-type="float" office:value="1.42696919001911">
                <text:p>1.426969190019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79999999999998">
                <text:p>9.79999999999998</text:p>
              </table:table-cell>
              <table:table-cell office:value-type="float" office:value="2.79016923102672">
                <text:p>2.79016923102672</text:p>
              </table:table-cell>
              <table:table-cell office:value-type="float" office:value="1.42707780308192">
                <text:p>1.427077803081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89999999999998">
                <text:p>9.89999999999998</text:p>
              </table:table-cell>
              <table:table-cell office:value-type="float" office:value="2.79329480667986">
                <text:p>2.79329480667986</text:p>
              </table:table-cell>
              <table:table-cell office:value-type="float" office:value="1.42717907281555">
                <text:p>1.427179072815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99999999999998">
                <text:p>9.99999999999998</text:p>
              </table:table-cell>
              <table:table-cell office:value-type="float" office:value="2.79627748761731">
                <text:p>2.79627748761731</text:p>
              </table:table-cell>
              <table:table-cell office:value-type="float" office:value="1.42727349570249">
                <text:p>1.427273495702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2.79912359784139">
                <text:p>2.79912359784139</text:p>
              </table:table-cell>
              <table:table-cell office:value-type="float" office:value="1.42736153465805">
                <text:p>1.427361534658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2.79706779653945">
                <text:p>2.79706779653945</text:p>
              </table:table-cell>
              <table:table-cell office:value-type="float" office:value="1.33085762129982">
                <text:p>1.330857621299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2.78602158802866">
                <text:p>2.78602158802866</text:p>
              </table:table-cell>
              <table:table-cell office:value-type="float" office:value="1.24087833752373">
                <text:p>1.240878337523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2.76703805457524">
                <text:p>2.76703805457524</text:p>
              </table:table-cell>
              <table:table-cell office:value-type="float" office:value="1.15698255312376">
                <text:p>1.156982553123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2.74107736515787">
                <text:p>2.74107736515787</text:p>
              </table:table-cell>
              <table:table-cell office:value-type="float" office:value="1.07875896270706">
                <text:p>1.078758962707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2.70901411634612">
                <text:p>2.70901411634612</text:p>
              </table:table-cell>
              <table:table-cell office:value-type="float" office:value="1.00582406923843">
                <text:p>1.005824069238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2.67164412521418">
                <text:p>2.67164412521418</text:p>
              </table:table-cell>
              <table:table-cell office:value-type="float" office:value="0.937820303917223">
                <text:p>0.9378203039172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2.62969071385649">
                <text:p>2.62969071385649</text:p>
              </table:table-cell>
              <table:table-cell office:value-type="float" office:value="0.87441427316938">
                <text:p>0.874414273169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2.58381052227426">
                <text:p>2.58381052227426</text:p>
              </table:table-cell>
              <table:table-cell office:value-type="float" office:value="0.815295124160398">
                <text:p>0.8152951241603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2.53459888379886">
                <text:p>2.53459888379886</text:p>
              </table:table-cell>
              <table:table-cell office:value-type="float" office:value="0.760173020815914">
                <text:p>0.7601730208159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2.48259479479685">
                <text:p>2.48259479479685</text:p>
              </table:table-cell>
              <table:table-cell office:value-type="float" office:value="0.70877772287855">
                <text:p>0.708777722878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2.42828550814977">
                <text:p>2.42828550814977</text:p>
              </table:table-cell>
              <table:table-cell office:value-type="float" office:value="0.660857261034731">
                <text:p>0.6608572610347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2.37211077790677">
                <text:p>2.37211077790677</text:p>
              </table:table-cell>
              <table:table-cell office:value-type="float" office:value="0.616176701616173">
                <text:p>0.6161767016161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2.3144667805605">
                <text:p>2.3144667805605</text:p>
              </table:table-cell>
              <table:table-cell office:value-type="float" office:value="0.574516994819904">
                <text:p>0.5745169948199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2.2557097365846">
                <text:p>2.2557097365846</text:p>
              </table:table-cell>
              <table:table-cell office:value-type="float" office:value="0.53567390080013">
                <text:p>0.535673900800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2.19615925418674">
                <text:p>2.19615925418674</text:p>
              </table:table-cell>
              <table:table-cell office:value-type="float" office:value="0.499456988367033">
                <text:p>0.4994569883670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2.13610141566423">
                <text:p>2.13610141566423</text:p>
              </table:table-cell>
              <table:table-cell office:value-type="float" office:value="0.465688701383538">
                <text:p>0.4656887013835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2.07579162529262">
                <text:p>2.07579162529262</text:p>
              </table:table-cell>
              <table:table-cell office:value-type="float" office:value="0.434203488282997">
                <text:p>0.4342034882829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2.01545723632335">
                <text:p>2.01545723632335</text:p>
              </table:table-cell>
              <table:table-cell office:value-type="float" office:value="0.404846990440184">
                <text:p>0.4048469904401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1.95529997340733">
                <text:p>1.95529997340733</text:p>
              </table:table-cell>
              <table:table-cell office:value-type="float" office:value="0.377475285416523">
                <text:p>0.3774752854165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1.89549816559049">
                <text:p>1.89549816559049</text:p>
              </table:table-cell>
              <table:table-cell office:value-type="float" office:value="0.351954181369512">
                <text:p>0.3519541813695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1.83620880393965">
                <text:p>1.83620880393965</text:p>
              </table:table-cell>
              <table:table-cell office:value-type="float" office:value="0.328158559167119">
                <text:p>0.328158559167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1.77756943684506">
                <text:p>1.77756943684506</text:p>
              </table:table-cell>
              <table:table-cell office:value-type="float" office:value="0.30597175898183">
                <text:p>0.305971758981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1.71969991510621">
                <text:p>1.71969991510621</text:p>
              </table:table-cell>
              <table:table-cell office:value-type="float" office:value="0.285285008357069">
                <text:p>0.2852850083570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1.66270399803372">
                <text:p>1.66270399803372</text:p>
              </table:table-cell>
              <table:table-cell office:value-type="float" office:value="0.265996888942047">
                <text:p>0.2659968889420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1.60667083098796">
                <text:p>1.60667083098796</text:p>
              </table:table-cell>
              <table:table-cell office:value-type="float" office:value="0.248012839280675">
                <text:p>0.2480128392806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1.55167630402091">
                <text:p>1.55167630402091</text:p>
              </table:table-cell>
              <table:table-cell office:value-type="float" office:value="0.231244691216909">
                <text:p>0.2312446912169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1.49778430058645">
                <text:p>1.49778430058645</text:p>
              </table:table-cell>
              <table:table-cell office:value-type="float" office:value="0.215610237643734">
                <text:p>0.2156102376437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1.44504784463288">
                <text:p>1.44504784463288</text:p>
              </table:table-cell>
              <table:table-cell office:value-type="float" office:value="0.201032829476641">
                <text:p>0.2010328294766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1.39351015378684">
                <text:p>1.39351015378684</text:p>
              </table:table-cell>
              <table:table-cell office:value-type="float" office:value="0.187440999875725">
                <text:p>0.1874409998757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1.34320560577495">
                <text:p>1.34320560577495</text:p>
              </table:table-cell>
              <table:table-cell office:value-type="float" office:value="0.174768113874128">
                <text:p>0.1747681138741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1.29416062470825">
                <text:p>1.29416062470825</text:p>
              </table:table-cell>
              <table:table-cell office:value-type="float" office:value="0.162952041695098">
                <text:p>0.1629520416950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1.2463944933689">
                <text:p>1.2463944933689</text:p>
              </table:table-cell>
              <table:table-cell office:value-type="float" office:value="0.151934854156092">
                <text:p>0.1519348541560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1.19992009718881">
                <text:p>1.19992009718881</text:p>
              </table:table-cell>
              <table:table-cell office:value-type="float" office:value="0.141662538666599">
                <text:p>0.1416625386665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1.1547446051913">
                <text:p>1.1547446051913</text:p>
              </table:table-cell>
              <table:table-cell office:value-type="float" office:value="0.13208473442735">
                <text:p>0.132084734427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1.11087009277918">
                <text:p>1.11087009277918</text:p>
              </table:table-cell>
              <table:table-cell office:value-type="float" office:value="0.123154485532717">
                <text:p>0.1231544855327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1.06829411089152">
                <text:p>1.06829411089152</text:p>
              </table:table-cell>
              <table:table-cell office:value-type="float" office:value="0.11482801076585">
                <text:p>0.114828010765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1.02701020571748">
                <text:p>1.02701020571748</text:p>
              </table:table-cell>
              <table:table-cell office:value-type="float" office:value="0.107064488957971">
                <text:p>0.1070644889579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0.987008392844483">
                <text:p>0.987008392844483</text:p>
              </table:table-cell>
              <table:table-cell office:value-type="float" office:value="0.0998258588595225">
                <text:p>0.09982585885952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0.948275589430025">
                <text:p>0.948275589430025</text:p>
              </table:table-cell>
              <table:table-cell office:value-type="float" office:value="0.0930766325420302">
                <text:p>0.09307663254203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0.910796007718982">
                <text:p>0.910796007718982</text:p>
              </table:table-cell>
              <table:table-cell office:value-type="float" office:value="0.0867837214158635">
                <text:p>0.08678372141586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0.874551512979902">
                <text:p>0.874551512979902</text:p>
              </table:table-cell>
              <table:table-cell office:value-type="float" office:value="0.080916274010937">
                <text:p>0.0809162740109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0.839521948703702">
                <text:p>0.839521948703702</text:p>
              </table:table-cell>
              <table:table-cell office:value-type="float" office:value="0.0754455247250575">
                <text:p>0.07544552472505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0.805685431694523">
                <text:p>0.805685431694523</text:p>
              </table:table-cell>
              <table:table-cell office:value-type="float" office:value="0.0703446527983964">
                <text:p>0.07034465279839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0.77301861948439">
                <text:p>0.77301861948439</text:p>
              </table:table-cell>
              <table:table-cell office:value-type="float" office:value="0.0655886508226968">
                <text:p>0.06558865082269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0.741496952319635">
                <text:p>0.741496952319635</text:p>
              </table:table-cell>
              <table:table-cell office:value-type="float" office:value="0.0611542021405743">
                <text:p>0.06115420214057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0.711094871796648">
                <text:p>0.711094871796648</text:p>
              </table:table-cell>
              <table:table-cell office:value-type="float" office:value="0.0570195665338501">
                <text:p>0.05701956653385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0.681786018066615">
                <text:p>0.681786018066615</text:p>
              </table:table-cell>
              <table:table-cell office:value-type="float" office:value="0.0531644736404965">
                <text:p>0.05316447364049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0.653543407382441">
                <text:p>0.653543407382441</text:p>
              </table:table-cell>
              <table:table-cell office:value-type="float" office:value="0.0495700235776625">
                <text:p>0.04957002357766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0.626339591625415">
                <text:p>0.626339591625415</text:p>
              </table:table-cell>
              <table:table-cell office:value-type="float" office:value="0.0462185942835768">
                <text:p>0.04621859428357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